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0.45pt"/>
    </style:style>
    <style:style style:name="co3" style:family="table-column">
      <style:table-column-properties fo:break-before="auto" style:column-width="86.4pt"/>
    </style:style>
    <style:style style:name="ro1" style:family="table-row">
      <style:table-row-properties style:row-height="14.4pt" fo:break-before="auto" style:use-optimal-row-height="false"/>
    </style:style>
    <style:style style:name="ro2" style:family="table-row">
      <style:table-row-properties style:row-height="12.81pt" fo:break-before="auto" style:use-optimal-row-height="false"/>
    </style:style>
    <style:style style:name="ro3" style:family="table-row">
      <style:table-row-properties style:row-height="12.81pt" fo:break-before="auto" style:use-optimal-row-height="true"/>
    </style:style>
    <style:style style:name="ro4" style:family="table-row">
      <style:table-row-properties style:row-height="129.74pt" fo:break-before="auto" style:use-optimal-row-height="true"/>
    </style:style>
    <style:style style:name="ro5"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wrap-option="no-wrap"/>
    </style:style>
    <style:style style:name="ce7" style:family="table-cell" style:parent-style-name="Default">
      <style:table-cell-properties style:text-align-source="fix" style:repeat-content="false" fo:wrap-option="no-wrap"/>
      <style:paragraph-properties fo:text-align="start" fo:margin-left="0pt"/>
    </style:style>
    <style:style style:name="ce8" style:family="table-cell" style:parent-style-name="Default">
      <style:table-cell-properties fo:wrap-option="no-wrap"/>
    </style:style>
    <style:style style:name="ce9" style:family="table-cell" style:parent-style-name="Default">
      <style:table-cell-properties style:text-align-source="fix" style:repeat-content="false" fo:wrap-option="no-wrap"/>
      <style:paragraph-properties fo:text-align="start" fo:margin-left="0pt"/>
    </style:style>
    <style:style style:name="ce10" style:family="table-cell" style:parent-style-name="Default"/>
    <style:style style:name="ce11" style:family="table-cell" style:parent-style-name="Default">
      <style:table-cell-properties fo:background-color="transparent"/>
    </style:style>
    <style:style style:name="ce12" style:family="table-cell" style:parent-style-name="Default">
      <style:table-cell-properties fo:background-color="#fff200"/>
    </style:style>
    <style:style style:name="ce15" style:family="table-cell" style:parent-style-name="Default">
      <style:table-cell-properties fo:wrap-option="wrap" fo:border="0.74pt solid #000000"/>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order="0.74pt solid #000000"/>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0.74pt solid #000000"/>
      <style:text-properties style:use-window-font-color="true" style:text-outline="false" style:text-line-through-style="none" style:text-line-through-type="none" style:font-name="F"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6"/>
        <table:table-column table:style-name="co2" table:default-cell-style-name="ce6"/>
        <table:table-column table:style-name="co1" table:default-cell-style-name="ce8"/>
        <table:table-column table:style-name="co1" table:number-columns-repeated="1019" table:default-cell-style-name="ce6"/>
        <table:table-row table:style-name="ro1">
          <table:table-cell office:value-type="string" calcext:value-type="string">
            <text:p>Link</text:p>
          </table:table-cell>
          <table:table-cell office:value-type="string" calcext:value-type="string">
            <text:p>Title</text:p>
          </table:table-cell>
          <table:table-cell office:value-type="string" calcext:value-type="string">
            <text:p>Preamble</text:p>
          </table:table-cell>
          <table:table-cell office:value-type="string" calcext:value-type="string">
            <text:p>Accordion</text:p>
          </table:table-cell>
          <table:table-cell office:value-type="string" calcext:value-type="string">
            <text:p>MP</text:p>
          </table:table-cell>
          <table:table-cell office:value-type="string" calcext:value-type="string">
            <text:p>Debt</text:p>
          </table:table-cell>
          <table:table-cell office:value-type="string" calcext:value-type="string">
            <text:p>Liens</text:p>
          </table:table-cell>
          <table:table-cell office:value-type="string" calcext:value-type="string">
            <text:p>RP</text:p>
          </table:table-cell>
          <table:table-cell office:value-type="string" calcext:value-type="string">
            <text:p>Asset Sales</text:p>
          </table:table-cell>
          <table:table-cell table:number-columns-repeated="1013"/>
        </table:table-row>
        <table:table-row table:style-name="ro1">
          <table:table-cell table:style-name="ce7" office:value-type="string" calcext:value-type="string">
            <text:p>https://www.sec.gov/Archives/edgar/data/837465/000119312519002599/d687895dex101.htm</text:p>
          </table:table-cell>
          <table:table-cell table:style-name="ce7" office:value-type="string" calcext:value-type="string">
            <text:p>CREDIT AGREEMENT </text:p>
          </table:table-cell>
          <table:table-cell table:style-name="ce9" office:value-type="string" calcext:value-type="string">
            <text:p>This CREDIT AGREEMENT (“Agreement”) is entered into as of January 4, 2019, among CALLAWAY GOLF COMPANY (the “Borrower”), a Delaware corporation, each lender from time to time party hereto (collectively, the “Lenders” and individually, a “Lender”), and BANK OF AMERICA, N.A., as Administrative Agent. </text:p>
          </table:table-cell>
          <table:table-cell table:style-name="ce7" office:value-type="string" calcext:value-type="string">
            <text:p>2.15    Increase in Commitments. The Borrower may by written notice to the Administrative Agent elect to request the establishment of one or more additional tranches of term loans or new Commitments (each, an “Incremental Commitments”) by an aggregate amount not in excess of (other than in the case of Incremental Commitments with respect to Refinancing Term</text:p>
            <text:p/>
            <text:p> </text:p>
            <text:p/>
            <text:p>53</text:p>
            <text:p/>
            <text:p>Loans) the Maximum Incremental Amount. Each such notice shall specify (i) the date (each, an “Increase Effective Date”) on which the Borrower proposes that the Incremental Commitments shall be effective, which shall be a date not less than 10 Business Days after the date on which such notice is delivered to the Administrative Agent (or such shorter period as may be agreed by the Administrative Agent) and (ii) the identity of each Eligible Assignee to whom the Borrower proposes any portion of such Incremental Commitments be allocated and the amounts of such allocations; provided that any existing Lender approached to provide all or a portion of the Incremental Commitments may elect or decline, in its sole discretion, to provide such Incremental Commitment. Each Incremental Commitment shall be in an aggregate amount of $10,000,000 or any whole multiple of $500,000 in excess thereof (provided that such amount may be less than $10,000,000 if such amount represents all remaining availability under the aggregate limit in respect of Incremental Commitments set forth in above).</text:p>
            <text:p/>
            <text:p>(a)    Conditions. The Incremental Commitments shall become effective as of the Increase Effective Date; provided that:</text:p>
            <text:p/>
            <text:p>(i)    subject to Section 1.09, before and after giving effect to such Incremental Commitments, each of the conditions set forth in Section 4.02 shall be satisfied; and</text:p>
            <text:p/>
            <text:p>(ii)    the Borrower shall deliver or cause to be delivered officer’s certificates and legal opinions of the type delivered on the Closing Date to the extent reasonably requested by, and in form and substance reasonably satisfactory to, the Administrative Agent.</text:p>
            <text:p/>
            <text:p>(b)    Terms of New Loans and Commitments. The terms and provisions of Loans made pursuant to Incremental Commitments shall be as follows:</text:p>
            <text:p/>
            <text:p>(i)    terms and provisions of Incremental Term Loans shall be, except as otherwise set forth herein or in the Increase Joinder, identical to the Term Loans (it being understood that Incremental Term Loans may be a part of the Term Loans) and to the extent that the terms and provisions of Incremental Term Loans are not identical to the Term Loans (except to the extent permitted by clause (ii), (iii), (iv) or (v) below) they shall be reasonably satisfactory to the Administrative Agent; provided that in any event the Incremental Term Loans must comply with clauses (ii), (iii), (iv) and (v) below;</text:p>
            <text:p/>
            <text:p>(ii)    the weighted average life to maturity of any Incremental Term Loans shall be no shorter than the remaining weighted average life to maturity of the then existing Term Loans;</text:p>
            <text:p/>
            <text:p>(iii)    the maturity date of Incremental Term Loans (the “Incremental Term Loan Maturity Date”) shall not be earlier than the then Latest Maturity Date;</text:p>
            <text:p/>
            <text:p>(iv)    the Incremental Term Loans shall not be guaranteed by any subsidiaries of the Borrower that do not guarantee the Obligations and if secured, shall be secured on a pari passu or junior basis by the same Collateral (and no additional Collateral) securing the Obligations and any Incremental Term Loans shall have the same payment priority as the Term Facility; provided that any such Incremental Term Loans secured on a junior basis shall be documented in a separate credit agreement and such Incremental Term Loans</text:p>
            <text:p/>
            <text:p> </text:p>
            <text:p/>
            <text:p>54</text:p>
            <text:p/>
            <text:p>shall be subject to an intercreditor agreement in form and substance satisfactory to the Administrative Agent;</text:p>
            <text:p/>
            <text:p>(v)    the Applicable Rate for Incremental Term Loans shall be determined by the Borrower and the Lenders of the Incremental Term Loans; provided that in the event that the Applicable Rate for any Incremental Term Loan is greater than the Applicable Rate for the Term Loans by more than 50 basis points, then the Applicable Rate for the Term Loans shall be increased to the extent necessary so that the Applicable Rate for the Incremental Term Loans is not more than 50 basis points higher than the Applicable Rate for the Term Loans; provided, further, that in determining the Applicable Rate applicable to the Term Loans and the Incremental Term Loans, (x) original issue discount (“OID”) or upfront fees (which shall be deemed to constitute like amounts of OID) payable by the Borrower to the Lenders of the Term Loans or the Incremental Term Loans in the primary syndication thereof shall be included (with OID being equated to interest based on an assumed four-year life to maturity), (y) customary arrangement or commitment fees payable to the Lead Arrangers (or their respective affiliates) in connection with the Term Loans or to one or more arrangers (or their affiliates) of the Incremental Term Loans shall be excluded; and (z) if the LIBOR or Base Rate “floor” for the Incremental Term Loans is greater than the LIBOR or Base Rate “floor,” respectively, for the existing Term Loans, the difference between such floor for the Incremental Term Loans and the existing Term Loans shall be equated to an increase in the Applicable Rate for purposes of this clause (v) (this clause (v), the “MFN Protection”).</text:p>
            <text:p/>
            <text:p>The Incremental Commitments shall be effected by a joinder agreement (the “Increase Joinder”) executed by the Borrower, the Administrative Agent and each Lender making such Incremental Commitment, in form and substance reasonably satisfactory to each of them. Notwithstanding the provisions of Section 10.01, the Increase Joinder may, without the consent of any other Lenders, effect such amendments to this Agreement and the other Loan Documents as may be necessary or appropriate, in the reasonable opinion of the Administrative Agent, to effect the provisions of this Section 2.15. In addition, unless otherwise specifically provided herein, all references in Loan Documents to Term Loans shall be deemed, unless the context otherwise requires, to include references to Incremental Term Loans made pursuant to this Agreement. This Section 2.15 shall supersede any provisions in Section 2.13 or Section 10.01 to the contrary.</text:p>
            <text:p/>
            <text:p>(c)    Making of New Term Loans. On any Increase Effective Date on which new Commitments for Term Loans are effective, subject to the satisfaction of the foregoing terms and conditions, each Lender of such new Commitment shall make a Term Loan to the Borrower in an amount equal to its new Commitment.</text:p>
            <text:p/>
            <text:p>(d)    Equal and Ratable Benefit. The Loans and Commitments established pursuant to this clause (d) shall constitute Loans and Commitments under, and shall be entitled to all the benefits afforded by, this Agreement and the other Loan Documents, and shall, without limiting the foregoing, benefit equally and ratably from the Guarantees and security interests created by the Collateral Documents, except that the new Loans may be subordinated in right of payment or the Liens securing the new Loans may be subordinated, in each case, to the extent set forth in the Increase Joinder. The Loan Parties shall take any actions reasonably required by the Administrative Agent to ensure and/or demonstrate that the Lien and security interests granted by</text:p>
            <text:p/>
            <text:p> </text:p>
            <text:p/>
            <text:p>55</text:p>
            <text:p/>
            <text:p>the Collateral Documents continue to be perfected under the UCC or otherwise after giving effect to the establishment of any such class of Term Loans or any such new Commitments. </text:p>
          </table:table-cell>
          <table:table-cell table:style-name="ce7" office:value-type="string" calcext:value-type="string">
            <text:p>(b)    Mandatory.</text:p>
            <text:p/>
            <text:p>(i) Beginning with the fiscal year ending on December 31, 2019, within five Business Days after financial statements have been delivered pursuant to Section 6.01(a) and the related Compliance Certificate has been delivered pursuant to Section 6.02(a) (the “Excess Cash Flow Application Date”), the Borrower shall prepay an aggregate principal</text:p>
            <text:p/>
            <text:p> </text:p>
            <text:p/>
            <text:p>45</text:p>
            <text:p/>
            <text:p>amount of Loans equal to the excess (if any) of (A) the ECF Percentage of Excess Cash Flow for the fiscal year covered by such financial statements over (B) to the extent not financed using the proceeds of long-term Indebtedness, (x) the aggregate principal amount of Term Loans prepaid pursuant to Section 2.05(a) (such prepayments to be applied as set forth in clause (iv) below) plus (y) the aggregate principal amount of voluntary prepayments under the ABL Credit Agreement (to the extent commitments under the ABL Credit Agreement are permanently reduced by the amount of such prepayments at the time of such prepayment).</text:p>
            <text:p/>
            <text:p>(ii)    If (1) the Borrower or any of its Restricted Subsidiaries Disposes of any property (other than any Disposition of any property permitted by Section 7.05(b), (c), (d), (e), and (f) or any Disposition of ABL Priority Collateral) or (2) any Casualty Event (other than in respect of ABL Priority Collateral) occurs, in each case, which results in the realization by such Person of Net Cash Proceeds, the Borrower shall prepay an aggregate principal amount of Loans equal to 100% of such Net Cash Proceeds promptly upon receipt thereof by such Person (such prepayments to be applied as set forth in clause (iv) below). Notwithstanding the foregoing, the Borrower may deliver within 45 days of the date of receipt of such Net Cash Proceeds a certificate to the Administrative Agent setting forth that portion of such Net Cash Proceeds that the Lead Borrower and/or its Restricted Subsidiaries, as the case may be, intends to, so long as no Default shall have occurred and be continuing, the Borrower or such Restricted Subsidiary may reinvest all or any portion of such Net Cash Proceeds in operating assets so long as within 365 days (or within 180 days following the end of such 365 day period if any portion of such proceeds are not so used within such 365 day period but are contractually committed within such 365 day period to be used) after the receipt of such Net Cash Proceeds, such purchase shall have been consummated (as certified by the Borrower in writing to the Administrative Agent); and provided further, however, that any Net Cash Proceeds not subject to such definitive agreement or so reinvested shall be immediately applied to the prepayment of the Loans as set forth in this Section 2.05(b)(ii).</text:p>
            <text:p/>
            <text:p>(iii)    Upon the incurrence or issuance by the Borrower or any of its Restricted Subsidiaries of any Indebtedness (other than Indebtedness expressly permitted to be incurred or issued pursuant to Section 7.02 (other than Refinancing Term Loans)), the Borrower shall prepay an aggregate principal amount of Loans equal to 100% of all Net Cash Proceeds received therefrom immediately upon receipt thereof by the Borrower or such Restricted Subsidiary (such prepayments to be applied as set forth in clause (iv) below).</text:p>
            <text:p/>
            <text:p>(iv)    Each prepayment of Loans pursuant to the foregoing provisions of this Section 2.05(b) shall be applied, to Term Loans in direct order of maturity.</text:p>
            <text:p/>
            <text:p>(v)    Notwithstanding any of the other provisions of clause (i) or (ii) of this Section 2.05(b), so long as no Default under Section 8.01(a) or Section 8.01(f), or Event of Default shall have occurred and be continuing, if, on any date on which a prepayment would otherwise be required to be made pursuant to clause (i) or (ii) of this Section 2.05(b), the aggregate amount of Net Cash Proceeds required by such clause to be applied to prepay Loans on such date is less than or equal to $10,000,000, the Borrower may defer such</text:p>
            <text:p/>
            <text:p> </text:p>
            <text:p/>
            <text:p>46</text:p>
            <text:p/>
            <text:p>prepayment until the first date on which the aggregate amount of Net Cash Proceeds or other amounts otherwise required under clause (i) or (ii) of this Section 2.05(b) to be applied to prepay Loans exceeds $10,000,000. Upon the occurrence of a Default under Section 8.01(a) or Section 8.01(f), or an Event of Default during any such deferral period, the Borrower shall immediately prepay the Loans in the amount of all Net Cash Proceeds received by the Borrower and other amounts, as applicable, that are required to be applied to prepay Loans under this Section 2.05(b) (without giving effect to the first sentence of this clause (v)) but which have not previously been so applied.</text:p>
            <text:p/>
            <text:p>(vi)    The Borrower shall notify the Administrative Agent in writing of any mandatory prepayment of Term Loans required to be made pursuant to this Section 2.05(b) at least five (5) Business Days prior to the date of such prepayment. Each such notice shall specify the date of such prepayment and provide a reasonably detailed calculation of the amount of such prepayment. The Administrative Agent will promptly notify each Term Lender of the contents of any such prepayment notice and of such Term Lender’s ratable portion of such prepayment (based on such Lender’s pro rata share of each relevant Class of the Term Loans). Any Term Lender (a “Declining Term Lender”) may elect, by delivering written notice to the Administrative Agent and the Borrower no later than 5:00 p.m. one (1) Business Day after the date of such Term Lender’s receipt of notice from the Administrative Agent regarding such prepayment, that the full amount of any mandatory prepayment otherwise required to be made with respect to the Term Loans held by such Term Lender pursuant to Section 2.05(b) not be made (the aggregate amount of such prepayments declined by the Declining Term Lenders, the “Declined Prepayment Amount”). If a Term Lender fails to deliver notice setting forth such rejection of a prepayment to the Administrative Agent within the time frame specified above or such notice fails to specify the principal amount of the Term Loans to be rejected, any such failure will be deemed an acceptance of the total amount of such mandatory prepayment of Term Loans. In the event that the Declined Prepayment Amount is greater than $0, such Declined Prepayment Amount shall be retained by the Borrower. For the avoidance of doubt, the Borrower may, at its option, apply any amounts retained in accordance with the immediately preceding sentence to prepay loans in accordance with Section 2.05(a).</text:p>
            <text:p/>
            <text:p>(vii)    Notwithstanding any other provision of this Section 2.05(b) the contrary, to the extent that a Responsible Officer of the Borrower has reasonably determined in good faith that repatriation of any of or all the Net Cash Proceeds or Excess Cash Flow of a Foreign Subsidiary giving rise to a prepayment event pursuant to this Section 2.05(b) (i) would have a material adverse tax consequence or (ii) would not be permissible under any applicable Law or would conflict with the fiduciary duties of such Foreign Subsidiary’s directors, or would result in, or be reasonably be expected to result in, a material risk of personal or criminal liability for any officer, director, employee, manager, member of management or consultant of such Foreign Subsidiary, an amount equal to the Net Cash Proceeds or Excess Cash Flow so affected will not be required to be applied to prepay Loans at the times provided in this Section 2.05(b); provided that the Borrower hereby agrees, and will cause any applicable Subsidiary, to promptly take all commercially reasonable actions required by Law (including applicable local law) to permit such repatriation without such material adverse consequences. </text:p>
          </table:table-cell>
          <table:table-cell table:style-name="ce7" office:value-type="string" calcext:value-type="string">
            <text:p>7.02    Indebtedness. Create, incur, assume or suffer to exist any Indebtedness, except:</text:p>
            <text:p/>
            <text:p>(a)    Indebtedness under the Loan Documents;</text:p>
            <text:p/>
            <text:p>(b)    Indebtedness on the Closing Date and listed on Schedule 7.02;</text:p>
            <text:p/>
            <text:p>(c)    Indebtedness consisting of unsecured intercompany loans among the Borrower and any Restricted Subsidiary or unsecured guarantees of the Borrower or any Restricted Subsidiary in respect of Indebtedness of the Borrower or any Restricted Subsidiary so long as, in each case, the corresponding Investment is permitted under Section 7.03;</text:p>
            <text:p/>
            <text:p>(d)    Indebtedness of the Borrower or any Restricted Subsidiary existing or arising under any Swap Contract, provided that such Swap Contract was entered into by such Person to hedge risks arising in the ordinary course of business and not for speculative purposes;</text:p>
            <text:p/>
            <text:p>(e)    Indebtedness in respect of Capitalized Leases, Off-Balance Sheet Liabilities and purchase money obligations for fixed or capital assets; provided, however, that the aggregate amount of all such Indebtedness at any one time outstanding shall not exceed $50,000,000;</text:p>
            <text:p/>
            <text:p> </text:p>
            <text:p/>
            <text:p>87</text:p>
            <text:p/>
            <text:p>(f)    Indebtedness that is in existence when a Person becomes a Restricted Subsidiary or that is secured by an asset when acquired by the Borrower or Restricted Subsidiary, as long as such Indebtedness was not incurred in contemplation of such Person becoming a Restricted Subsidiary or such acquisition, and does not exceed $50,000,000 in the aggregate at any time;</text:p>
            <text:p/>
            <text:p>(g)    Indebtedness of any wholly owned Restricted Subsidiary to the Borrower or another wholly owned Restricted Subsidiary constituting the purchase price in respect of intercompany transfers of goods and services made in the ordinary course of business to the extent otherwise permitted by Section 7.08 and not constituting Indebtedness for borrowed money;</text:p>
            <text:p/>
            <text:p>(h)    Indebtedness of the Borrower or any Restricted Subsidiary in connection with guaranties resulting from endorsement of negotiable instruments in the ordinary course of business;</text:p>
            <text:p/>
            <text:p>(i)    Indebtedness on account of surety bonds and appeal bonds in connection with the enforcement of rights or claims of the Borrower or its Restricted Subsidiaries or in connection with judgments not resulting in an Event of Default under Section 8.01(h);</text:p>
            <text:p/>
            <text:p>(j)    any refinancings, refundings, renewals or extensions of Indebtedness permitted pursuant to Sections 7.02(b); provided that (i) the amount of such Indebtedness is not increased at the time of such refinancing, refunding, renewal or extension except by an amount equal to a reasonable premium or other reasonable amount paid, and fees and expenses reasonably incurred, in connection with such refinancing and by an amount equal to any existing commitments unutilized thereunder, and (ii) Indebtedness subordinated to the Obligations is not refinanced except on subordination terms at least as favorable to the Administrative Agent and the Lenders and no more restrictive on the Borrower and its Restricted Subsidiaries than the subordinated Indebtedness being refinanced.</text:p>
            <text:p/>
            <text:p>(k)    Bank Product Debt (other than Indebtedness arising under Swap Contracts);</text:p>
            <text:p/>
            <text:p>(l)    Indebtedness that is not included in any of the preceding clauses (a) through (k) of this Section 7.02 and does not exceed $75,000,000 in the aggregate at any time;</text:p>
            <text:p/>
            <text:p>(m)    Indebtedness to the Person, or the beneficial holders of Equity Interests in the Person, whose assets or Equity Interests are acquired in a Permitted Acquisition where such Indebtedness (i) is payable in full no sooner than three years from the date of such Permitted Acquisition, (ii) is repayable in installments of no more than one-third of the initial amount in any year after the date of such Permitted Acquisition, (iii) bears interest and fees that are consistent with then available market rates for such Indebtedness, (iv) is not secured by a Lien and (v) does not exceed (together with all other Indebtedness incurred under this clause (m)) $25,000,000 in the aggregate at any time;</text:p>
            <text:p/>
            <text:p>(n)    other Indebtedness that is not included in any of the preceding clauses of this Section so long as: (i) such Indebtedness does not have a weighted average life that is shorter than that of the Term Facility, (ii) such Indebtedness has a maturity date that is at least 6 months after the Maturity Date, (iii) to the extent such Indebtedness is secured on a pari passu basis with the Liens securing the Obligations, such Indebtedness shall be subject to MFN Protection solely to the extent any Incremental Term Loans incurred in lieu thereof would be subject to MFN Protection,</text:p>
            <text:p/>
            <text:p> </text:p>
            <text:p/>
            <text:p>88</text:p>
            <text:p/>
            <text:p>and (iv) immediately upon and after giving effect to such Indebtedness, the Consolidated Total Net Leverage Ratio is not greater than 3.25 to 1.00; provided, that all such Indebtedness outstanding pursuant to this clause (n) incurred by a Restricted Subsidiary that is not a Guarantor shall not exceed $75,000,000 in the aggregate at any time;</text:p>
            <text:p/>
            <text:p>(o)    Indebtedness pursuant to equipment financing and/or leases entered into among one or more of the Loan Parties and Banc of America Leasing &amp; Capital, LLC, in an aggregate amount not to exceed $50,000,000 at any time outstanding;</text:p>
            <text:p/>
            <text:p>(p)    Indebtedness incurred pursuant to the ABL Credit Agreement and the related credit documents in an aggregate principal amount not to exceed the greater of (x) $450,000,000 and (y) the Borrowing Base, and any refinancings, refundings, renewals or extensions thereof; provided that the amount of such Indebtedness is not increased at the time of such refinancing, refunding, renewal or extension except by an amount equal to a reasonable premium or other reasonable amount paid, and fees and expenses reasonably incurred, in connection with such refinancing and by an amount equal to any existing commitments unutilized thereunder; provided further that any Indebtedness incurred pursuant to this clause (p) is not guaranteed by, or secured by the assets of, any Foreign Subsidiary (other than the Acquired Business and any Foreign Subsidiary formed in the United Kingdom or Canada); and</text:p>
            <text:p/>
            <text:p>(q)    (A) Indebtedness (in the form of senior secured, senior unsecured, senior subordinated, or subordinated notes or junior lien or unsecured loans) incurred by the Borrower in an aggregate principal amount not to exceed the then remaining Maximum Incremental Amount, which Indebtedness shall be deemed to have been incurred in reliance on Section 2.15; provided that (1) such Indebtedness shall not mature earlier than the Latest Maturity Date in effect at such time, (2) as of the date of the incurrence of such Indebtedness, the weighted average life to maturity of such Indebtedness shall be no shorter than that of the weighted average life to maturity of the existing Term Loans under any Term Facility, (3) no Restricted Subsidiary is a borrower or guarantor with respect to such Indebtedness other than any Loan Party, (4) the covenants, events of default, guarantees, collateral and other terms of such Indebtedness (other than pricing and optional prepayment or redemption terms), taken as a whole, are not more materially restrictive to the Borrower and the Restricted Subsidiaries, as reasonably determined by the Borrower, than those set forth in this Agreement; (5) if secured, such indebtedness shall only be secured by Collateral and, at the time of incurrence the holders of such Indebtedness (or a representative thereof on behalf of such holders) shall have entered into an intercreditor agreement with the Administrative Agent in form and substance reasonably acceptable to the Administrative Agent agreeing that any Liens securing such Indebtedness are subject to the terms thereof (provided that, for the avoidance of doubt, such Liens shall be pari passu with or junior to the Liens securing the Obligations) and (6) the Borrower has delivered to the Administrative Agent a certificate of a Responsible Officer of the Borrower, together with a reasonably detailed description of the material terms and conditions of such Indebtedness or drafts of the documentation relating thereto, stating that the Borrower has determined in good faith that such terms and conditions satisfy the foregoing requirements set forth in subclauses (1)-(4) (and which shall be conclusive evidence that such terms and conditions satisfy the foregoing requirement) (such Indebtedness incurred pursuant to this subclause (q) being referred to as “Permitted Alternative Incremental Facilities Debt”) and (B) any refinancing, refunding, renewal or extension of any Indebtedness specified in subclause (A) above; provided that (x) the principal amount of any such Indebtedness is not increased above</text:p>
            <text:p/>
            <text:p> </text:p>
            <text:p/>
            <text:p>89</text:p>
            <text:p/>
            <text:p>the principal amount thereof outstanding immediately prior to such refinancing, refunding, renewal or extension (except for any original issue discount thereon, accrued and unpaid interest and the amount of fees, expenses and premium in connection with such refinancing) and (y) such refinancing, refunding, renewal or extension meets the requirements set forth in subclauses (A)(1) through (A)(6) above.</text:p>
            <text:p/>
            <text:p>The outstanding aggregate principal amount of all Indebtedness of the Foreign Subsidiaries of the Borrower incurred pursuant to clauses (e), (f), (l), (m), (n) and (q) of this Section 7.02 shall not exceed $50,000,000.</text:p>
            <text:p/>
            <text:p>For purposes of determining compliance with this Section 7.02, in the event that any Indebtedness (or any portion thereof) meets the criteria of more than one of the categories set forth above, the Borrower may, in its sole discretion, at the time of incurrence, divide, classify or reclassify, or at any later time divide, classify or reclassify, such Indebtedness (or any portion thereof) in any manner that complies with this covenant; provided, that all Indebtedness created pursuant to the Loan Documents will be deemed to have been incurred on the Closing Date in reliance on the exception in clause (a) above and will not be permitted to be reclassified pursuant to this paragraph. </text:p>
          </table:table-cell>
          <table:table-cell table:style-name="ce7" office:value-type="string" calcext:value-type="string">
            <text:p>7.01    Liens. Create, incur, assume or suffer to exist any Lien upon any of its property, assets or revenues, whether now owned or hereafter acquired, or sign or file or suffer to exist under the Uniform Commercial Code of any jurisdiction a financing statement that names the Borrower or any of its Restricted Subsidiaries as debtor, or assign any accounts or other right to receive income, other than the following (collectively, “Permitted Liens”):</text:p>
            <text:p/>
            <text:p>(a)    Liens pursuant to any Loan Document;</text:p>
            <text:p/>
            <text:p>(b)    Liens existing on the Closing Date and listed on Schedule 7.01;</text:p>
            <text:p/>
            <text:p>(c)    Liens for Taxes not yet due and payable or being Properly Contested;</text:p>
            <text:p/>
            <text:p>(d)    carriers’, warehousemen’s, mechanics’, materialmen’s, repairmen’s or other like Liens arising in the ordinary course of business which are not overdue for a period of more than 30 days or which are being Properly Contested;</text:p>
            <text:p/>
            <text:p>(e)    pledges or deposits in the ordinary course of business in connection with workers’ compensation, unemployment insurance and other social security legislation, other than any Lien imposed by ERISA;</text:p>
            <text:p/>
            <text:p> </text:p>
            <text:p/>
            <text:p>85</text:p>
            <text:p/>
            <text:p>(f)    deposits or other Liens to secure the performance of bids, trade contracts and leases (other than Indebtedness), statutory obligations, surety bonds (other than bonds related to judgments or litigation), performance bonds and other obligations of a like nature incurred in the ordinary course of business;</text:p>
            <text:p/>
            <text:p>(g)    easements, rights-of-way, restrictions and other similar encumbrances affecting Real Estate which, are (i) shown in any lender’s policy of title insurance insuring any Mortgage, or (ii) in the aggregate, are not substantial in amount, and which do not in any case materially detract from the value of the property subject thereto or materially interfere with the ordinary conduct of the business of the applicable Person;</text:p>
            <text:p/>
            <text:p>(h)    Liens arising solely by virtue of any statutory or common law provision relating to banker’s liens, rights of set-off or similar rights and remedies as to deposit accounts or other funds maintained with a creditor depository institution;</text:p>
            <text:p/>
            <text:p>(i)    Liens securing judgments for the payment of money not constituting an Event of Default under Section 8.01(h) or securing appeal or other surety bonds related to such judgments (so long as such judgments do not constitute an Event of Default under Section 8.01(h));</text:p>
            <text:p/>
            <text:p>(j)    Liens securing Indebtedness permitted under Section 7.02(e); provided that such Liens do not at any time encumber any property other than the property financed by such Indebtedness;</text:p>
            <text:p/>
            <text:p>(k)    any Lien existing on any property or asset prior to the acquisition thereof or existing on any property or asset of any Person that becomes a Restricted Subsidiary after the date hereof prior to the time such Person becomes a Restricted Subsidiary; provided that (i) such Lien is not created in contemplation of or in connection with such acquisition or such Person becoming a Restricted Subsidiary, as the case may be, (ii) such Lien shall not apply to any other property or assets of such Restricted Subsidiary and (iii) such Lien shall secure only those obligations which it secures on the date of such acquisition or the date such Person becomes Restricted Subsidiary;</text:p>
            <text:p/>
            <text:p>(l)    extensions, renewals and replacements of Liens referred to in clauses (a) through (k) above, provided that the property covered thereby is not increased and any renewal or extension of the obligations secured or benefited thereby is permitted by Section 7.02.</text:p>
            <text:p/>
            <text:p>(m)    Liens arising under leases, subleases, licenses and rights to use granted to others and permitted under Section 7.05(f);</text:p>
            <text:p/>
            <text:p>(n)    Liens not expressly permitted by clauses (a) through (m) above and as to which the aggregate amount of obligations secured thereby does not exceed $75,000,000 at any one time;</text:p>
            <text:p/>
            <text:p>(o)    other Liens in an unlimited amount so long as, in the case of (a) Liens securing Indebtedness on a pari passu basis with the Liens securing the Obligations, the First Lien Net Leverage Ratio would not exceed 2.25 to 1.00 and (b) Liens securing Indebtedness on a junior basis with the Liens securing the Obligations, the Senior Secured Net Leverage Ratio would not exceed 2.75 to 1.00;</text:p>
            <text:p/>
            <text:p> </text:p>
            <text:p/>
            <text:p>86</text:p>
            <text:p/>
            <text:p>(p)    Liens securing Indebtedness permitted under Section 7.02(o); provided that such Liens do not at any time encumber any property other than the property financed or leased by such Indebtedness;</text:p>
            <text:p/>
            <text:p>(q)    Liens securing Indebtedness permitted under Section 7.02(p); provided that (x) with respect to ABL Priority Collateral only, subject to the ABL Intercreditor Agreement, such Liens may be senior to the Liens in favor of the Administrative Agent (and if such Liens are senior to the Liens in favor of the Administrative Agent with respect to ABL Priority Collateral, then such Liens must be junior to the Liens in favor of the Administrative Agent with respect to Collateral not constituting ABL Priority Collateral) and (y) such Indebtedness shall be subject to the ABL Intercreditor Agreement or another customary intercreditor agreement reasonably acceptable to the Administrative Agent; and</text:p>
            <text:p/>
            <text:p>(r)    Liens on the Collateral (or any portion thereof) securing Indebtedness issued pursuant to Section 7.02(q).</text:p>
            <text:p/>
            <text:p>Notwithstanding the foregoing, the Borrower shall not, nor shall it permit any Restricted Subsidiary to, directly or indirectly, create, incur, assume or suffer to exist any Lien upon (x) any Equity Interests owned by any Loan Party in Top Golf and (y) intellectual property owned by any Foreign Subsidiary that is a borrower or a guarantor under the ABL Intercreditor Agreement (other than Liens on such intellectual property pursuant to the ABL Loan Documents).</text:p>
            <text:p/>
            <text:p>For purposes of determining compliance with this Section 7.01, in the event that any Lien (or any portion thereof) meets the criteria of more than one of the categories set forth above, the Borrower may, in its sole discretion, at the time of incurrence, divide, classify or reclassify, or at any later time divide, classify or reclassify, such Lien (or any portion thereof) in any manner that complies with this covenant; provided, that all Liens created pursuant to the Loan Documents will be deemed to have been incurred on the Closing Date in reliance on the exception in clause (a) above and will not be permitted to be reclassified pursuant to this paragraph. </text:p>
          </table:table-cell>
          <table:table-cell table:style-name="ce7" office:value-type="string" calcext:value-type="string">
            <text:p>7.06    Restricted Payments. Declare or make, directly or indirectly, any Restricted Payment, or incur any obligation (contingent or otherwise) to do so, or issue or sell any Equity Interests or accept any capital contributions, except that:</text:p>
            <text:p/>
            <text:p>(a)    each Restricted Subsidiary may make Restricted Payments to the Borrower, any Restricted Subsidiaries of the Borrower that are Guarantors and any other Person that owns a direct Equity Interest in such Restricted Subsidiary, ratably according to their respective holdings of the type of Equity Interest in respect of which such Restricted Payment is being made;</text:p>
            <text:p/>
            <text:p>(b)    the Borrower and each Restricted Subsidiary may declare and make dividend payments or other distributions payable solely in the common stock or other Equity Interests of such Person;</text:p>
            <text:p/>
            <text:p>(c)    so long as no Event of Default has occurred and is continuing or would result therefrom, the Borrower and each Restricted Subsidiary may purchase, redeem or otherwise acquire shares of its common stock or other Equity Interests or warrants or options to acquire any such Equity Interests with the proceeds received from the substantially concurrent issue of new shares of its common stock or other Equity Interests;</text:p>
            <text:p/>
            <text:p>(d)    the Borrower may purchase Equity Interests in any Loan Party or options with respect to Equity Interests in any Loan Party held by employees or management of any Loan Party in connection with the termination of employment of such employees or management so long as: (i) the aggregate amount of such purchases do not exceed $10,000,000 in any fiscal year of the Borrower, and (ii) no Event of Default has occurred and is continuing at the time of any such purchase or would result therefrom;</text:p>
            <text:p/>
            <text:p> </text:p>
            <text:p/>
            <text:p>93</text:p>
            <text:p/>
            <text:p>(e)    so long as no Event of Default has occurred and is continuing or would result therefrom, the Borrower and its Restricted Subsidiaries may make other Restricted Payments in an aggregate amount not to exceed $50,000,000;</text:p>
            <text:p/>
            <text:p>(f)    so long as no Event of Default has occurred and is continuing or would result therefrom, the Borrower may make cash payments in lieu of issuance of fractional shares in connection with the conversion of any convertible stock or debt securities of the Borrower, in an aggregate amount not to exceed $10,000,000 for all such payments;</text:p>
            <text:p/>
            <text:p>(g)    the Borrower may make repurchases of and pay dividends on its common stock so long as: (i) no Default or Event of Default has occurred and is continuing or would result therefrom; (ii) the amount expended in connection with any such transaction is made solely using Top Golf Proceeds; (iii) the aggregate amount expended in connection with all such transactions consummated under this clause (g) and Investments made under Section 7.03(j) does not exceed $150,000,000 in the aggregate; (iv) the Borrower provides Agent with at least 7 days prior written notice of any such transaction (which notice shall contain the amount to be expended in such transaction and evidence of the source of funds for such expenditure); and (v) the Borrower provides Agent with evidence of the completion of any such transaction under this clause (g);</text:p>
            <text:p/>
            <text:p>(h)    any Restricted Payment made out of the net cash proceeds of the substantially concurrent sale of, or made by exchange for, Qualified Equity Interests or Junior Debt of the same payment and lien priority of any Junior Debt being prepaid or exchanged therefor pursuant to this clause (h) of the Borrower (other than Qualified Equity Interests issued or sold to a Restricted Subsidiary of the Borrower or an employee stock ownership plan or to a trust established by the Borrower or any of its Restricted Subsidiaries for the benefit of their employees) or a substantially concurrent cash capital contribution received by the Borrower from its stockholders; provided that such net cash proceeds are not included in any determination of the Available Amount;</text:p>
            <text:p/>
            <text:p>(i)    unlimited Restricted Payments provided that after giving effect thereto (i) no Event of Default shall have occurred and be continuing and (ii) the Consolidated Total Net Leverage Ratio is equal to or less than 1.75 to 1.00;</text:p>
            <text:p/>
            <text:p>(j)    Restricted Payments in an amount not to exceed the portion of the Available Amount on the date of such election that the Borrower elects to apply to this Section 7.06(j); provided that after giving effect thereto no Event of Default shall have occurred and be continuing; and</text:p>
            <text:p/>
            <text:p>(k)    so long as no Event of Default has occurred and is continuing or would result therefrom, the Borrower and its Subsidiaries may make other Restricted Payments in an aggregate amount not to exceed $30,000,000 during each year. </text:p>
          </table:table-cell>
          <table:table-cell table:style-name="ce7" office:value-type="string" calcext:value-type="string">
            <text:p>7.05    Dispositions. Make any Disposition or enter into any agreement to make any Disposition, except:</text:p>
            <text:p/>
            <text:p>(a)    Dispositions of obsolete or worn out property, whether now owned or hereafter acquired, in the ordinary course of business;</text:p>
            <text:p/>
            <text:p>(b)    Dispositions of inventory in the ordinary course of business;</text:p>
            <text:p/>
            <text:p>(c)    Dispositions of equipment or real property to the extent that (i) such property is exchanged for credit against the purchase price of similar replacement property or (ii) the proceeds of such Disposition are reasonably promptly applied to the purchase price of such replacement property;</text:p>
            <text:p/>
            <text:p>(d)    Dispositions of property by any Restricted Subsidiary to the Borrower or to a wholly-owned Restricted Subsidiary; provided that if the transferor of such property is a Guarantor, the transferee thereof must either be the Borrower or a Guarantor;</text:p>
            <text:p/>
            <text:p>(e)    Dispositions permitted by Section 7.04 (other than Section 7.04(a)(v)), (ii) Investments permitted by Section 7.03, and (iii) Restricted Payments permitted by Section 7.06;</text:p>
            <text:p/>
            <text:p>(f)    leases, subleases, licenses and rights to use granted to others in the ordinary course of business and not otherwise prohibited by this Agreement so long as such leases, subleases, licenses and rights to use do not materially adversely affect the conduct by the Borrower and its Restricted Subsidiaries of their core golf products business or the value of the Collateral;</text:p>
            <text:p/>
            <text:p>(g)    [reserved];</text:p>
            <text:p/>
            <text:p>(h)    (i) Dispositions of excess Real Estate and related assets made in connection with the consolidation of business activities in other locations and (ii) sale and leaseback transactions involving Real Estate;</text:p>
            <text:p/>
            <text:p>(i)    [reserved];</text:p>
            <text:p/>
            <text:p>(j)    other Dispositions in an aggregate amount in any fiscal year not to exceed 5% of the Consolidated Tangible Assets of the Borrower and its Restricted Subsidiaries as of the end of the most recently ended fiscal year of the Borrower; and</text:p>
            <text:p/>
            <text:p>(k)    other Dispositions; provided that at least 75% of the consideration for such Disposition shall be paid to the Borrower or such Restricted Subsidiary in cash or Cash</text:p>
            <text:p/>
            <text:p> </text:p>
            <text:p/>
            <text:p>92</text:p>
            <text:p/>
            <text:p>Equivalents; provided that (1) any Designated Non-Cash Consideration received in respect of such Disposition having an aggregate Fair Market Value, taken together with all other Designated Non-Cash Consideration received pursuant to this clause (1) from and after the Closing Date, not in excess of $50,000,000, with the Fair Market Value of each item of Designated Non-Cash Consideration being measured at the time received and without giving effect to subsequent changes in value, shall be deemed cash and (2) any liabilities or obligations that are assumed by the transferee in connection with such Disposition shall be deemed cash and any securities, notes or other obligations received by the Borrower or any of its Restricted Subsidiaries from the transferee or Affiliates in connection with such Disposition shall be deemed cash if the Borrower or the applicable Restricted Subsidiary intends at the time of receipt to convert such securities, notes or other obligations to cash within fifteen months of receipt thereof (with the proceeds thereof being cash proceeds upon any such conversion); provided, further, that any such Disposition shall be for Fair Market Value.</text:p>
            <text:p/>
            <text:p>provided, however, that any Disposition pursuant to Section 7.05(a) through Section 7.05(j) shall be for fair market value; provided, further, that the Borrower or any of its Restricted Subsidiaries may enter into an agreement to make an Disposition otherwise prohibited by this Section 7.05 if failure to consummate such Disposition would not result in a liability or Indebtedness otherwise prohibited by this Agreement and the consummation of the Disposition contemplated by such agreement is conditioned upon either the termination of this Agreement or receipt of the prior written consent of the Administrative Agent and the Required Lenders. </text:p>
          </table:table-cell>
          <table:table-cell table:style-name="ce7" table:number-columns-repeated="1013"/>
        </table:table-row>
        <table:table-row table:style-name="ro1">
          <table:table-cell office:value-type="string" calcext:value-type="string">
            <text:p>https://www.sec.gov/Archives/edgar/data/1084048/000119312519005318/d682456dex101.htm</text:p>
          </table:table-cell>
          <table:table-cell office:value-type="string" calcext:value-type="string">
            <text:p>CREDIT AGREEMENT </text:p>
          </table:table-cell>
          <table:table-cell office:value-type="string" calcext:value-type="string">
            <text:p>This CREDIT AGREEMENT, dated as of January 7, 2019, among (1) j2 CLOUD SERVICES, LLC, a Delaware limited liability company (the “Borrower”), (2) the several banks and other lenders from time to time parties to this Agreement (the “Lenders”), (3) MUFG UNION BANK, N.A. (“MUB”), as administrative agent for the Lenders (in such capacity, the “Agent”) and (4) MUFG UNION BANK, N.A., as Sole Lead Arranger. </text:p>
          </table:table-cell>
          <table:table-cell office:value-type="string" calcext:value-type="string">
            <text:p>2.22    Incremental Commitment.</text:p>
            <text:p/>
            <text:p>(a)    The Borrower may, by written notice to the Agent (each, a “Commitment Increase Notice”), at any time prior to the Revolving Loan Commitment Expiration Date, request increases of the Aggregate Revolving Loan Commitment (a “Revolving Commitment Increase”); provided that (i) the Aggregate Revolving Loan Commitment after giving effect to the Revolving Commitment Increase shall not exceed $150,000,000 (the “Maximum Commitment Amount”); (ii) the Borrower may exercise such increase request option up to three times during the term of this Agreement; (iii) each exercise of the increase request option shall be in a minimum principal amount of not less than $10,000,000; provided that the exercise of such increase request option may be less than $10,000,000 if the unused portion of the Maximum Commitment Amount is less than $10,000,000, so long as the request is for the full amount of the remaining Maximum Commitment Amount, and (iv) after giving effect to such Revolving Commitment Increase, calculated on a pro forma basis, no Default or Event of Default has occurred and is continuing or would be caused by the consummation of such Revolving Commitment Increase.</text:p>
            <text:p/>
            <text:p>(b)    Each such Commitment Increase Notice shall specify (A) the date on which the Borrower proposes that the new Revolving Commitment Increase shall be effective, which shall be a date not less than 15 Business Days after the date the Agent receives such notice and (B) the requested amount of such increase. Notwithstanding any term of this Agreement to the contrary, neither the Agent nor any Lender shall be deemed to have committed to any Revolving Commitment Increase unless such Lender executes and delivers an Increased Commitment Letter (as defined below); for the avoidance of doubt, any Lender may accept or decline to provide a Revolving Commitment Increase in its sole discretion.</text:p>
            <text:p/>
            <text:p>(c)    Upon receipt of a Commitment Increase Notice, the Agent shall forward a copy thereof to each Lender, and each Lender shall have the right, but not the obligation, to participate in such increase in an amount equal to its pro rata share of outstanding Revolving Loans immediately prior to the effectiveness of any such increase. Any Lender electing to participate in such increase must forward its written commitment therefor (an “Increased Commitment Letter”) to the Agent within 10 Business Days of delivery to such Lender of such Commitment Increase Notice. The failure of a Lender to deliver an Increased Commitment Letter to the Agent within such time period shall be deemed a rejection by such Lender of the option to participate in such Revolving Commitment Increase. In the event that the Revolving Commitment Increase requested by the Borrower is not fully committed to by existing Lenders as contemplated above, the Borrower may designate one or more Persons as new Lender(s), each of whom must be reasonably acceptable to the Agent (each, a “New Lender”); provided that in no event shall such New Lender be any Person set forth in Section 9.6(b)(v), or may designate one or more existing Lenders that is willing to increase its commitment by more than its pro rata share, to provide the amount of such unallocated excess Revolving Commitment Increase. Each New Lender shall become a Lender pursuant to a joinder agreement in form and substance satisfactory to the Agent (a “New Lender Joinder”). Subject to the foregoing, final allocations with respect to any Revolving Commitment Increase shall be determined solely by the Borrower</text:p>
            <text:p/>
            <text:p> </text:p>
            <text:p/>
            <text:p>- 48 -</text:p>
            <text:p/>
            <text:p>Table of Contents</text:p>
            <text:p/>
            <text:p>and the Agent. Any Revolving Commitment Increase shall be effected pursuant to a supplement to this Agreement executed by the Borrower, the Agent and the Lenders or New Lenders, as the case may be, participating in such Revolving Commitment Increase in form and substance reasonably acceptable to the Borrower, such Lenders and the Agent (an “Incremental Facility Supplement”), which supplement shall set forth the terms and conditions relating to such Revolving Commitment Increase (including as to any upfront fee); provided that any Revolving Commitment Increase shall be on terms consistent with the initial Revolving Loan Commitments. Each Incremental Facility Supplement may, without the consent of any other Lenders, effect such amendments to this Agreement and the other Loan Documents as may be necessary, in the opinion of the Agent, to effect the provisions of this Section 2.22. From and after the effectiveness of any Revolving Commitment Increase, the Loans and Commitments established pursuant to this Section 2.22 shall constitute Loans and Commitments under, and shall be entitled to all the benefits afforded by, this Agreement and the other Loan Documents, and shall, without limiting the foregoing, benefit equally and ratably from the Guarantee Agreement. </text:p>
          </table:table-cell>
          <table:table-cell office:value-type="string" calcext:value-type="string">
            <text:p>2.4    Mandatory Prepayment. If at any time the sum of (A) the aggregate principal amount of all Revolving Loans outstanding, (B) the aggregate Letter of Credit Amount of all</text:p>
            <text:p/>
            <text:p> </text:p>
            <text:p/>
            <text:p>- 30 -</text:p>
            <text:p/>
            <text:p>Table of Contents</text:p>
            <text:p/>
            <text:p>Letters of Credit outstanding, (C) the aggregate amount of unreimbursed drawings under all Letters of Credit and (D) the aggregate principal amount of all Swing Line Loans outstanding, exceeds the Aggregate Revolving Loan Commitment, then the Borrower shall immediately, without notice or request by the Agent, prepay the Revolving Loans and/or make a Cash Collateral Deposit with respect to Letters of Credit in an aggregate amount equal to such excess. </text:p>
          </table:table-cell>
          <table:table-cell office:value-type="string" calcext:value-type="string">
            <text:p>6.2    Limitation on Indebtedness. The Borrower shall not, and shall not permit any Restricted Subsidiary to, create, issue, incur, assume or suffer to exist any Indebtedness except for:</text:p>
            <text:p/>
            <text:p>(a)    Indebtedness created hereunder and under the other Loan Documents, and Permitted Refinancing Indebtedness in respect of Indebtedness permitted by this clause (a);</text:p>
            <text:p/>
            <text:p>(b)    Indebtedness existing on the Closing Date and set forth in Schedule 6.2 and Permitted Refinancing Indebtedness in respect of Indebtedness permitted by this clause (b);</text:p>
            <text:p/>
            <text:p> </text:p>
            <text:p/>
            <text:p>- 62 -</text:p>
            <text:p/>
            <text:p>Table of Contents</text:p>
            <text:p/>
            <text:p>(c)    Capitalized Lease Obligations and other Indebtedness secured by any purchase money Lien incurred in connection with the acquisition by the Borrower or any Restricted Subsidiary of equipment or other fixed assets, in an aggregate principal amount not exceeding $15,000,000 outstanding at any time, and Permitted Refinancing Indebtedness in respect of Indebtedness permitted by this clause (c);</text:p>
            <text:p/>
            <text:p>(d)    Guarantees of Indebtedness of the Borrower or any other Restricted Subsidiary, which Indebtedness is otherwise permitted to be incurred under this Section 6.2, and all to the extent permitted by Section 6.7;</text:p>
            <text:p/>
            <text:p>(e)    Indebtedness of (i) any Loan Party to any other Loan Party, (ii) any Restricted Subsidiary that is not a Loan Party to the Borrower or any other Restricted Subsidiary to the extent permitted by Section 6.7 and (iii) any Loan Party to any Restricted Subsidiary that is not a Loan Party; provided that all such Indebtedness permitted under this subclause (iii) shall be subordinated to the Obligations of the issuer of such Indebtedness;</text:p>
            <text:p/>
            <text:p>(f)    Indebtedness of Foreign Subsidiaries incurred on or after the Closing Date in an aggregate principal amount not to exceed $10,000,000;</text:p>
            <text:p/>
            <text:p>(g)    the Senior Notes and any Permitted Refinancing Indebtedness in respect thereof (and, in each case, any guarantees thereof by the Guarantors);</text:p>
            <text:p/>
            <text:p>(h)    Indebtedness of the Borrower or any Restricted Subsidiary to the seller of any business or assets permitted to be acquired by the Borrower or any Restricted Subsidiary under this Agreement constituting a portion of the purchase price therefor in an aggregate amount not exceeding $20,000,000 at any time outstanding;</text:p>
            <text:p/>
            <text:p>(i)    any Hedging Obligation that (i) is of a non-speculative nature and (ii) is for the purpose of hedging the Borrower’s or such Restricted Subsidiary’s interest rate, currency exposure or commodity exposure, in each case in the ordinary course of business;</text:p>
            <text:p/>
            <text:p>(j)    (i) Indebtedness in respect of letters of credit (including trade letters of credit, but excluding any Letter of Credit issued under this Agreement), bank guarantees or similar instruments issued or incurred in the ordinary course of business; and (ii) Indebtedness consisting of workers compensation claims, health, disability or other employee benefits or property, casualty or liability insurance or self-insurance or other Indebtedness with respect to reimbursement-type obligations regarding workers compensation claims;</text:p>
            <text:p/>
            <text:p>(k)    Indebtedness in respect of bid, performance, surety, stay, customs, appeal or replevin bonds or performance and completion guarantees and similar obligations issued or incurred in the ordinary course of business and in each case not in connection with Indebtedness for money borrowed;</text:p>
            <text:p/>
            <text:p>(l)    Indebtedness in respect of judgments, decrees, attachments or awards that do not constitute an Event of Default under Section 7.1(i);</text:p>
            <text:p/>
            <text:p> </text:p>
            <text:p/>
            <text:p>- 63 -</text:p>
            <text:p/>
            <text:p>Table of Contents</text:p>
            <text:p/>
            <text:p>(m)    Cash Management Obligations and other Indebtedness in respect of card obligations, netting services, overdraft protections and similar cash management arrangements, in each case in the ordinary course of business;</text:p>
            <text:p/>
            <text:p>(n)    Indebtedness consisting of (x) the financing of insurance premiums with the providers of such insurance or their affiliates or (y) take-or-pay obligations contained in supply arrangements, in each case, in the ordinary course of business;</text:p>
            <text:p/>
            <text:p>(o)    Indebtedness consisting of obligations to make payments to current or former officers, directors and employees, their respective estates, spouses or former spouses with respect to the cancellation, or to finance the purchase or redemption, of Capital Stock of the Borrower to the extent permitted by Section 6.6;</text:p>
            <text:p/>
            <text:p>(p)    Indebtedness in the form of earn-outs or customary working capital adjustments in connection with Permitted Acquisitions;</text:p>
            <text:p/>
            <text:p>(q)    (i) Indebtedness of a Person acquired in a Permitted Acquisition existing at the time such Person becomes a Restricted Subsidiary and not created in contemplation thereof (provided that, after giving effect to the acquisition of such Person, on a pro forma basis, no Default or Event of Default shall have occurred and be continuing or would arise after giving effect thereto) and (ii) any Permitted Refinancing Indebtedness in respect of Indebtedness permitted by this clause (q); provided that the aggregate principal amount of Indebtedness incurred under this clause (q) shall not exceed $30,000,000;</text:p>
            <text:p/>
            <text:p>(r)    other Indebtedness of the Borrower and its Restricted Subsidiaries; provided that Indebtedness shall be permitted to be incurred pursuant to this clause (r) only if at the time such Indebtedness is incurred the aggregate principal amount of Indebtedness outstanding pursuant to this clause (r) at such time (including such Indebtedness) would not exceed $15,000,000; and</text:p>
            <text:p/>
            <text:p>(s)    all premiums (if any), interest (including post-petition interest), fees, expenses, charges and additional or contingent interest on obligations described in clauses (a)  through (r) above. </text:p>
          </table:table-cell>
          <table:table-cell office:value-type="string" calcext:value-type="string">
            <text:p>6.3    Limitation on Liens. The Borrower shall not, and shall not permit any Restricted Subsidiary to, create, incur, assume or suffer to exist any Lien upon any of its property, assets or revenues, whether now owned or hereafter acquired, except for:</text:p>
            <text:p/>
            <text:p>(a)    Liens created hereunder or under any of the other Loan Documents;</text:p>
            <text:p/>
            <text:p>(b)    any Lien on any property of the Borrower or any Restricted Subsidiary existing on the Closing Date and set forth in Schedule 6.3 and any modifications, replacements, renewals or extensions thereof; provided that (i) such Lien shall not apply to any other property of the Borrower or any Restricted Subsidiary other than (A) improvements and after-acquired property that is affixed or incorporated into the property covered by such Lien or financed by Indebtedness permitted under Section 6.2, and (B) proceeds and products thereof, and (ii) such Lien shall secure only those obligations which it secures on the Closing Date and any Permitted Refinancing Indebtedness in respect thereof;</text:p>
            <text:p/>
            <text:p> </text:p>
            <text:p/>
            <text:p>- 64 -</text:p>
            <text:p/>
            <text:p>Table of Contents</text:p>
            <text:p/>
            <text:p>(c)    rights of setoff and similar arrangements and Liens in respect of Cash Management Obligations and in favor of depository and securities intermediaries to secure obligations owed in respect of card obligations or any overdraft and related liabilities arising from treasury, depository and cash management services or any automated clearing house transfers of funds and fees and similar amounts related to bank accounts or securities accounts (including Liens securing letters of credit, bank guarantees or similar instruments supporting any of the foregoing);</text:p>
            <text:p/>
            <text:p>(d)    Liens on assets of a Restricted Subsidiary which is not a Loan Party securing Indebtedness of such Restricted Subsidiary permitted by Section 6.2;</text:p>
            <text:p/>
            <text:p>(e)    Liens (i) on “earnest money” or similar deposits or other cash advances in connection with acquisitions permitted by Section 6.7 or (ii) consisting of an agreement to dispose of any property in an Asset Disposition permitted under Section 6.5, including customary rights and restrictions contained in such agreements;</text:p>
            <text:p/>
            <text:p>(f)    Liens for taxes, assessments, fees and other charges of any Governmental Authority that are not yet delinquent or which are being contested in good faith by appropriate proceedings, provided that adequate reserves with respect thereto are maintained on the books of the Borrower or a Restricted Subsidiary, as applicable, in conformity with GAAP;</text:p>
            <text:p/>
            <text:p>(g)    Liens created by operation of law not securing the payment of Indebtedness for money borrowed or guaranteed, including carriers’, warehousemen’s, mechanics’, materialmen’s, repairmen’s, landlords’, shippers’, laborers’ or other like Liens arising in the ordinary course of business which are not overdue for a period of more than forty-five (45) days and, if overdue, for which adequate reserves have been posted under GAAP;</text:p>
            <text:p/>
            <text:p>(h)    pledges or deposits in connection with payroll taxes, workers’ compensation, unemployment insurance and other social security legislation;</text:p>
            <text:p/>
            <text:p>(i)    pledges or deposits to secure the performance of bids, trade contracts (other than for borrowed money), leases, statutory or regulatory obligations, surety and appeal bonds, performance bonds and other obligations of a like nature incurred in the ordinary course of business;</text:p>
            <text:p/>
            <text:p>(j)    Liens created by or resulting from litigation or legal proceedings in the ordinary course of business or in respect of judgments, decrees, attachments or awards that, in each case, do not constitute an Event of Default under Section 7.1(i);</text:p>
            <text:p/>
            <text:p>(k)    easements, rights-of-way, restrictions, zoning and other similar encumbrances on real property incurred in the ordinary course of business which, in the aggregate, are not likely to cause a Material Adverse Effect;</text:p>
            <text:p/>
            <text:p>(l)    Liens securing Indebtedness permitted by Section 6.2(c); provided that no such Lien covers any property other than the property subject to such Capitalized Lease Obligation, or acquired in connection with the incurrence of such Indebtedness, as applicable, and the proceeds thereof; provided further that individual financings of equipment provided by one lender may be cross-collateralized to other financings of equipment provided by such lender;</text:p>
            <text:p/>
            <text:p> </text:p>
            <text:p/>
            <text:p>- 65 -</text:p>
            <text:p/>
            <text:p>Table of Contents</text:p>
            <text:p/>
            <text:p>(m)    precautionary Liens filed by equipment lessors pursuant to operating leases of the Borrower and the Restricted Subsidiaries; provided that no such Lien covers any property other than the property subject to such lease;</text:p>
            <text:p/>
            <text:p>(n)    leases, licenses, subleases or sublicenses granted to others, including in respect of intellectual property, in the ordinary course of business which do not (i) interfere in any material respect with the business of the Borrower or any Restricted Subsidiary or (ii) secure any Indebtedness;</text:p>
            <text:p/>
            <text:p>(o)    Liens in favor of customs and revenue authorities arising as a matter of law to secure payment of customs duties in connection with importation of goods;</text:p>
            <text:p/>
            <text:p>(p)    Liens securing insurance premiums financing arrangements; provided that such Liens are limited to the applicable unearned insurance premiums;</text:p>
            <text:p/>
            <text:p>(q)    Liens on any property of (i) any Loan Party in favor of any other Loan Party and (ii) any Restricted Subsidiary that is not a Loan Party in favor of the Borrower or any other Restricted Subsidiary;</text:p>
            <text:p/>
            <text:p>(r)    Liens arising from any interest of a lessor under any real property lease or sublease agreement entered into by the Borrower or any Restricted Subsidiary in the ordinary course of business; and</text:p>
            <text:p/>
            <text:p>(s)    Liens not otherwise permitted by this Section 6.2, provided that a Lien shall be permitted to be incurred pursuant to this clause (s) only if at the time such Lien is incurred the aggregate principal amount of the obligations secured at such time (including such Lien) by Liens outstanding pursuant to this clause (s) would not exceed $10,000,000. </text:p>
          </table:table-cell>
          <table:table-cell office:value-type="string" calcext:value-type="string">
            <text:p>6.6    Limitation on Restricted Payments. The Borrower shall not, and shall not permit any of its Restricted Subsidiaries to, (a) if a corporation, declare or pay any dividend on (other than dividends payable solely in Capital Stock of the Borrower or its Restricted Subsidiaries), or make any payment on account of, or set apart assets for a sinking or other analogous fund for, the purchase, redemption, defeasance, retirement or other acquisition of, any shares of any class of Capital Stock of the Borrower or its Restricted Subsidiaries or any warrants or options to purchase any such Capital Stock, whether now or hereafter outstanding, (b) if a partnership, limited liability company or other entity, make any distribution (other than distributions payable solely in Capital Stock of the Borrower or its Restricted Subsidiaries) with respect to the ownership interests therein, or (c) make any payments (whether of principal, interest or otherwise) on Indebtedness that is subordinated to the Obligations (“Junior Obligations”), or in any case set forth in the foregoing clauses (a), (b) or (c), any other distribution in respect thereof, either directly or indirectly, whether in cash or property or in obligations of the Borrower or any Restricted Subsidiary (such declarations, payments, setting apart, purchases, redemptions, defeasance, retirements, acquisitions and distributions being herein called “Restricted Payments”); provided, however, that</text:p>
            <text:p/>
            <text:p>(i)    the Restricted Subsidiaries may make Restricted Payments to the Borrower or to another Domestic Subsidiary that is a Loan Party;</text:p>
            <text:p/>
            <text:p>(ii)    for so long as the Borrower is treated as a partnership or disregarded entity for United States federal income tax purposes, Borrower may make cash distributions to Parent in amounts not in excess of the amount of income taxes payable by the Parent as a result of its ownership of the Borrower;</text:p>
            <text:p/>
            <text:p>(iii)    the Borrower may make cash distributions to Parent to pay (i) customary salary, bonus and other benefits payable to employees, directors, officers and managers of Parent to the extent such salaries, bonuses and other benefits are attributable to the ownership or operation of the Borrower and its Restricted Subsidiaries and (ii) general corporate operating and overhead costs and expenses of Parent to the extent such costs and expenses are attributable to the ownership or operation of the Borrower and its Restricted Subsidiaries;</text:p>
            <text:p/>
            <text:p>(iv)    the Borrower may make payments on Junior Obligations to the extent permitted by the subordination agreement executed in favor of the Agent with respect thereto; and</text:p>
            <text:p/>
            <text:p>(v)    the Borrower may make additional Restricted Payments not referred to in clauses (i), (ii), (iii) or (iv) above; provided that (x) at the time of the making of any such Restricted Payment (and after giving effect thereto) no Default or Event of Default shall have occurred and be continuing, (y) Borrower shall be in compliance with the financial covenants set forth in Section 6.1, calculated on a pro forma basis after giving effect to</text:p>
            <text:p/>
            <text:p> </text:p>
            <text:p/>
            <text:p>- 67 -</text:p>
            <text:p/>
            <text:p>Table of Contents</text:p>
            <text:p/>
            <text:p>such Restricted Payment and (z) the Borrower has at least $25,000,000 in cash and Cash Equivalents on its balance sheet after giving effect to such Restricted Payment. </text:p>
          </table:table-cell>
          <table:table-cell office:value-type="string" calcext:value-type="string">
            <text:p>6.5    Limitation on Sale of Assets. The Borrower shall not, and shall not permit any of its Restricted Subsidiaries to, make any Asset Disposition unless (i) such Asset Disposition is for fair market value, (ii) no Default or Event of Default has occurred and is continuing or would</text:p>
            <text:p/>
            <text:p> </text:p>
            <text:p/>
            <text:p>- 66 -</text:p>
            <text:p/>
            <text:p>Table of Contents</text:p>
            <text:p/>
            <text:p>result from such Asset Disposition, (iii) at least 75% of the consideration for such Asset Disposition is consists of cash or Cash Equivalents and (iv) the consideration for such Asset Disposition, when aggregated with the consideration for all previous Asset Dispositions during the same fiscal year, does not exceed $10,000,000. </text:p>
          </table:table-cell>
          <table:table-cell table:number-columns-repeated="1013"/>
        </table:table-row>
        <table:table-row table:style-name="ro1">
          <table:table-cell office:value-type="string" calcext:value-type="string">
            <text:p><text:a xlink:href="https://www.sec.gov/Archives/edgar/data/1308606/000119312519009066/d624681dex101.htm" xlink:type="simple">https://www.sec.gov/Archives/edgar/data/1308606/000119312519009066/d624681dex101.htm</text:a></text:p>
          </table:table-cell>
          <table:table-cell office:value-type="string" calcext:value-type="string">
            <text:p>REVOLVING CREDIT AND TERM LOAN AGREEMENT</text:p>
          </table:table-cell>
          <table:table-cell office:value-type="string" calcext:value-type="string">
            <text:p>THIS REVOLVING CREDIT AND TERM LOAN AGREEMENT (this “Agreement”), dated as of January 14, 2019, is by and among SPIRIT REALTY, L.P., a Delaware limited partnership (the “Borrower”), each of the financial institutions initially a signatory hereto together with their successors and assignees under Section 13.5 (the “Lenders”), and JPMORGAN CHASE BANK, N.A., as Administrative Agent (together with its successors or assigns, the “Administrative Agent”), with the Joint Bookrunners and/or Joint Lead Arrangers for each Facility listed on the cover page hereto (collectively, the “Arrangers”), the Syndication Agents for each Facility listed on the cover page hereto (collectively, the “Syndication Agents”), the Co-Documentation Agents for each Facility listed on the cover page hereto (collectively, the “Documentation Agents”) and the Managing Agents for each Facility listed on the cover page hereto. </text:p>
          </table:table-cell>
          <table:table-cell office:value-type="string" calcext:value-type="string">
            <text:p>Section 2.15 Increase in Commitments.</text:p>
            <text:p/>
            <text:p>(a) Revolving Commitments. The Borrower shall have the right, exercisable up to four (4) times, to request increases in the aggregate amount of the Revolving Commitments by providing written notice to the Administrative Agent, which notice shall be irrevocable once given; provided that after giving effect to any and all such increases the aggregate amount of the Revolving Commitments shall not exceed One Billion Two Hundred Million Dollars ($1,200,000,000). Each such increase in the Revolving Commitments must be an aggregate minimum amount of $25,000,000 (or such lesser amount as the Borrower and the Administrative Agent may agree in writing) and integral multiples of $5,000,000 in excess thereof. The</text:p>
            <text:p/>
            <text:p> </text:p>
            <text:p/>
            <text:p>[Signature Page to Spirit Revolving Credit and Term Loan Agreement]</text:p>
            <text:p/>
            <text:p> </text:p>
            <text:p/>
            <text:p>59</text:p>
            <text:p/>
            <text:p>Administrative Agent, in consultation with the Borrower, shall manage all aspects of the syndication of such increase in the Revolving Commitments, including decisions as to the selection of the existing Lenders and/or other banks, financial institutions and other institutional lenders to be approached with respect to such increase and the allocations of the increase in the Revolving Commitments among such existing Lenders and/or other banks, financial institutions and other institutional lenders and the Fees to be paid for such increased Revolving Commitments; provided, that, the consent of the Borrower (not to be unreasonably withheld, conditioned or delayed) shall be required for all banks, financial institutions and institutional lenders that agree to provide any such increase in the event the consent of the Borrower would be required if such bank, financial institution or institutional lender were to become a Lender pursuant to Section 13.5(b)(iii)(A). No Lender shall be obligated in any way whatsoever to increase its Revolving Commitment or provide a new Revolving Commitment, and any new Lender becoming a party to this Agreement in connection with any such requested increase must be an Eligible Assignee subject to and in accordance with the provisions of Section 13.5(b). If a new Revolving Lender becomes a party to this Agreement, or if any existing Revolving Lender is increasing its Revolving Commitment, such Lender shall on the date it becomes a Revolving Lender hereunder (or in the case of an existing Revolving Lender, increases its Revolving Commitment) (and as a condition thereto) purchase from the other Revolving Lenders its Revolving Commitment Percentage (determined with respect to the Revolving Lenders’ respective Revolving Commitments and after giving effect to the increase of Revolving Commitments) of any outstanding Revolving Loans, by making available to the Administrative Agent for the account of such other Revolving Lenders, in same day funds, an amount equal to (A) the portion of the outstanding principal amount of such Revolving Loans to be purchased by such Lender, plus (B) the aggregate amount of payments previously made by the other Revolving Lenders under Section 2.2(j) that have not been repaid, plus (C) interest accrued and unpaid to and as of such date on such portion of the outstanding principal amount of such Revolving Loans. The Borrower shall pay to the Revolving Lenders amounts payable, if any, to such Revolving Lenders under Section 5.4 as a result of the prepayment of any such Revolving Loans. Effecting the increase of the Revolving Commitments under this Section is subject to the following conditions precedent: (w) no Default or Event of Default shall exist on the effective date of such increase, (x) the representations and warranties made or deemed made by the Borrower and any other Loan Party in any Loan Document to which such Loan Party is a party shall be true and correct in all material respects (except in the case of a representation or warranty qualified by materiality, in which case such representation or warranty shall be true and correct in all respects) on the effective date of such increase except to the extent that such representations and warranties expressly relate solely to an earlier date (in which case such representations and warranties shall have been true and correct in all material respects (except in the case of a representation or warranty qualified by materiality, in which case such representation or warranty shall be true and correct in all respects) on and as of such earlier date) and except for changes in factual circumstances specifically and expressly permitted hereunder, (y) payment of any and all Fees required in connection with such increased Revolving Commitments, and (z) the Administrative Agent shall have received each of the following, in form and substance reasonably satisfactory to the Administrative Agent: (i) if not previously delivered to the Administrative Agent, copies certified by the Secretary or Assistant Secretary of (A) all partnership or other necessary action taken by the Borrower to authorize such increase and (B) all partnership or other necessary action taken by each Guarantor authorizing the guaranty of such increase; and (ii) an opinion of counsel to the Borrower and the Guarantors, and addressed to the Administrative Agent</text:p>
            <text:p/>
            <text:p> </text:p>
            <text:p/>
            <text:p>[Signature Page to Spirit Revolving Credit and Term Loan Agreement]</text:p>
            <text:p/>
            <text:p> </text:p>
            <text:p/>
            <text:p>60</text:p>
            <text:p/>
            <text:p>and the Lenders covering such matters as reasonably requested by the Administrative Agent; and (iii) to the extent requested by the applicable Lender, a new Revolving Note executed by the Borrower, payable to such new Revolving Lenders and replacement Revolving Notes executed by the Borrower, payable to any existing Revolving Lenders increasing their Revolving Commitments, in the amount of such Revolving Lender’s Revolving Commitment at the time of the effectiveness of the applicable increase in the aggregate amount of the Revolving Commitments. In connection with any increase in the aggregate amount of the Revolving Commitments pursuant to this Section 2.15(a), any Revolving Lender becoming a party hereto shall (1) execute such documents and agreements as the Administrative Agent may reasonably request and (2) in the case of any Lender that is organized under the laws of a jurisdiction outside of the United States of America, provide to the Administrative Agent its name, address, tax identification number and/or such other information as shall be necessary for the Administrative Agent to comply with “know your customer” and anti-money laundering rules and regulations, including the Patriot Act.</text:p>
            <text:p/>
            <text:p>(b) Term Commitments. The Borrower shall have the right, exercisable up to four (4) times, to request increases in the aggregate amount of the Term Commitments by providing written notice to the Administrative Agent, which notice shall be irrevocable once given; provided that after giving effect to any and all such increases the aggregate amount of the Term Commitments shall not exceed Six Hundred and Twenty Million Dollars ($620,000,000). Each such increase in the Term Commitments shall be in the amount of $15,000,000 or a higher integral multiple of $5,000,000 (or, in each case, such lesser amount as the Borrower and the Administrative Agent may agree in writing). The Administrative Agent, in consultation with the Borrower, shall manage all aspects of the syndication of such increase in the Term Commitments, including decisions as to the selection of the existing Lenders and/or other banks, financial institutions and other institutional lenders to be approached with respect to such increase and the allocations of the increase in the Term Commitments among such existing Lenders and/or other banks, financial institutions and other institutional lenders and the Fees to be paid for such increased Term Commitments; provided, that, the consent of the Borrower (not to be unreasonably withheld, conditioned or delayed) shall be required for all banks, financial institutions and institutional lenders that agree to provide any such increase in the event the consent of the Borrower would be required if such bank, financial institution or institutional lender were to become a Lender pursuant to Section 13.5(b)(iii)(A). No Lender shall be obligated in any way whatsoever to increase its Term Commitment or provide a new Term Commitment, and any new Lender becoming a party to this Agreement in connection with any such requested increase must be an Eligible Assignee subject to and in accordance with the provisions of Section 13.5(b). If a new Term Lender becomes a party to this Agreement, or if any existing Term Lender is increasing its Term Commitment, such Lender shall on the date it becomes a Term Lender hereunder (or in the case of an existing Term Lender, increases its Term Commitment) (and as a condition thereto) purchase from the other Term Lenders its Term Commitment Percentage (determined with respect to the Term Lenders’ respective Term Commitments and after giving effect to the increase of Term Commitments) of any outstanding Term Loans, by making available to the Administrative Agent for the account of such other Term Lenders, in same day funds, an amount equal to (A) the portion of the outstanding principal amount of such Term Loans to be purchased by such Lender, plus (B) interest accrued and unpaid to and as of such date on such portion of the outstanding principal amount of such Term Loans. The Borrower shall pay to the Term Lenders amounts payable, if any, to such Lenders under Section 5.4 as a result of the prepayment of any such Loans. Effecting</text:p>
            <text:p/>
            <text:p> </text:p>
            <text:p/>
            <text:p>[Signature Page to Spirit Revolving Credit and Term Loan Agreement]</text:p>
            <text:p/>
            <text:p> </text:p>
            <text:p/>
            <text:p>61</text:p>
            <text:p/>
            <text:p>the increase of the Term Commitments under this Section is subject to the following conditions precedent: (w) no Default or Event of Default shall exist on the effective date of such increase, (x) the representations and warranties made or deemed made by the Borrower and any other Loan Party in any Loan Document to which such Loan Party is a party shall be true and correct in all material respects (except in the case of a representation or warranty qualified by materiality, in which case such representation or warranty shall be true and correct in all respects) on the effective date of such increase except to the extent that such representations and warranties expressly relate solely to an earlier date (in which case such representations and warranties shall have been true and correct in all material respects (except in the case of a representation or warranty qualified by materiality, in which case such representation or warranty shall be true and correct in all respects) on and as of such earlier date) and except for changes in factual circumstances specifically and expressly permitted hereunder, (y) payment of any and all Fees required in connection with such increased Term Commitments, and (z) the Administrative Agent shall have received each of the following, in form and substance reasonably satisfactory to the Administrative Agent: (i) if not previously delivered to the Administrative Agent, copies certified by the Secretary or Assistant Secretary of (A) all partnership or other necessary action taken by the Borrower to authorize such increase and (B) all partnership or other necessary action taken by each Guarantor authorizing the guaranty of such increase; and (ii) an opinion of counsel to the Borrower and the Guarantors, and addressed to the Administrative Agent and the Lenders covering such matters as reasonably requested by the Administrative Agent; and (iii) to the extent requested by the applicable Lender, a new Term Note executed by the Borrower, payable to such new Lenders and replacement Term Notes executed by the Borrower, payable to any existing Term Lenders increasing their Term Commitments, in the amount of such Lender’s Term Commitment at the time of the effectiveness of the applicable increase in the aggregate amount of the Term Commitments. In connection with any increase in the aggregate amount of the Term Commitments pursuant to this Section 2.15(b), any Term Lender becoming a party hereto shall (1) execute such documents and agreements as the Administrative Agent may reasonably request and (2) in the case of any Lender that is organized under the laws of a jurisdiction outside of the United States of America, provide to the Administrative Agent its name, address, tax identification number and/or such other information as shall be necessary for the Administrative Agent to comply with “know your customer” and anti-money laundering rules and regulations, including the Patriot Act. </text:p>
          </table:table-cell>
          <table:table-cell office:value-type="string" calcext:value-type="string">
            <text:p>Section 2.7 Prepayments; Reborrowings.</text:p>
            <text:p/>
            <text:p>(a) Optional. Subject to Section 5.4, the Borrower may prepay any Loan at any time without premium or penalty; provided that the Borrower shall not have the right to prepay any Competitive Loan without the prior consent of the Lender thereof. The Borrower shall give the Administrative Agent at least three (3) Business Days prior written notice of the prepayment of any Loan. Each voluntary prepayment of Loans shall be in an aggregate minimum amount of $1,000,000 and integral multiples of $100,000 in excess thereof.</text:p>
            <text:p/>
            <text:p>(b) Mandatory Prepayment of Revolving Loans.</text:p>
            <text:p/>
            <text:p>(i) Revolving Commitment Overadvance. If at any time the aggregate principal amount of all outstanding Revolving Loans, together with the aggregate amount of all Letter of Credit Liabilities, exceeds the aggregate amount of the Revolving Commitments, the Borrower shall immediately upon demand pay to the Administrative Agent for the account of the Lenders then holding Revolving Commitments (or if the Revolving Commitments have been terminated, then holding outstanding Revolving Loans and/or Letter of Credit Liabilities), the amount of such excess.</text:p>
            <text:p/>
            <text:p>(ii) Application of Mandatory Prepayments. Amounts paid under the preceding subsection (b)(i) shall be applied to pay all amounts of principal outstanding on the Revolving Loans (and to such Revolving Loans as the Borrower may direct or, in the absence of such direction or if an Event of Default exists, first to Base Rate Loans and then successively to LIBOR Loans with the shortest remaining Interest Periods) and any Reimbursement Obligations pro rata in accordance with Section 3.2 and if any Letters of Credit are outstanding at such time, the remainder, if any, shall be deposited into the Letter of Credit Collateral Account for application to any Reimbursement Obligations.</text:p>
            <text:p/>
            <text:p>(c) Mandatory Prepayment of Term Loans.</text:p>
            <text:p/>
            <text:p>(i) Term Commitment Overadvance. If at any time the aggregate principal amount of all outstanding Term Loans exceeds the aggregate amount of the Term Commitments, the Borrower shall immediately upon demand pay to the Administrative Agent for the account of the Lenders then holding outstanding Term Loans the amount of such excess.</text:p>
            <text:p/>
            <text:p> </text:p>
            <text:p/>
            <text:p>[Signature Page to Spirit Revolving Credit and Term Loan Agreement]</text:p>
            <text:p/>
            <text:p> </text:p>
            <text:p/>
            <text:p>54</text:p>
            <text:p/>
            <text:p>(ii) Application of Mandatory Prepayments. Amounts paid under the preceding subsection (c)(i) shall be applied to pay all amounts of principal outstanding on the Term Loans (and to such Term Loans as the Borrower may direct or, in the absence of such direction or if an Event of Default exists, first to Base Rate Loans and then successively to LIBOR Loans with the shortest remaining Interest Periods) pro rata in accordance with Section 3.2.</text:p>
            <text:p/>
            <text:p>(d) Reborrowings of Term Loans. If the Borrower makes a prepayment of Term Loans pursuant to clause (a) above and elects in the applicable Notice of Prepayment to reserve the right to make reborrowings of Term Loans hereunder on account of such prepayment, the Borrower may, for a period of up to 30 days after the date of such prepayment, reborrow an amount equal to or less than the amount of such prepayment; provided that reborrowings may not be made in connection with more than two prepayments in any 12-month period and, unless otherwise agreed by the Administrative Agent, such reborrowing shall be in the amount of $25,000,000 or a higher integral multiple of $1,000,000. To the extent that, at the end of the 30th day after any prepayment with respect to which the Borrower reserved the right to make reborrowings, the aggregate amount of the Term Commitments exceeds the sum of (i) the aggregate outstanding principal amount of the Term Loans plus (ii) all prepayments made during the period after the date of such prepayment through such 30th day, the Term Commitments shall be permanently reduced automatically by an amount equal to such excess (rounded upward, if necessary, to an integral multiple of $1,000,000). A Notice of Borrowing delivered in connection with a reborrowing pursuant to this clause (d) shall be in substantially the form of Exhibit D and shall certify that (x) such reborrowing will be made on or before the 30th day after such prepayment and (y) such reborrowing complies with all applicable requirements hereunder.</text:p>
            <text:p/>
            <text:p>(e) All Prepayments. Any prepayment of Loans shall be accompanied by (i) accrued interest on the amount prepaid and (ii) any amount payable pursuant to Section 5.4.</text:p>
            <text:p/>
            <text:p>(f) No Effect on Derivatives Contracts. No repayment or prepayment of the Loans pursuant to this Section shall affect any of the Borrower’s obligations under any Derivatives Contracts entered into with respect to the Loans. </text:p>
          </table:table-cell>
          <table:table-cell/>
          <table:table-cell office:value-type="string" calcext:value-type="string">
            <text:p>Section 10.2 Negative Pledge.</text:p>
            <text:p/>
            <text:p>The Borrower shall not, and shall not permit any other Loan Party or Subsidiary to, (a) create, assume, incur, permit or suffer to exist any Lien on any Unencumbered Pool Asset or any direct or indirect ownership interest of the Borrower or Spirit REIT in any Person owning any Unencumbered Pool Asset, now owned or hereafter acquired, except for Permitted Liens (but not Permitted Liens described in clause (g) of such definition) or (b) permit any Unencumbered Pool Asset or any direct or indirect ownership interest of the Borrower or Spirit REIT in any Person owning an Unencumbered Pool Asset, to be subject to a Negative Pledge, except for any Negative Pledge contained in (i) the Term Loan Agreement (and the provisions thereof) or (ii) any other agreement (or provision thereof) in favor of the holders of Indebtedness that is pari passu with the Obligations on terms no more onerous in any material respect than those set forth in this Agreement. Prior to securitization, the Borrower shall not, and shall not permit any Warehouse Entity to, (a) create, assume, incur, permit or suffer to exist any Lien on any asset of such Warehouse Entity or any direct or indirect ownership interest of the Borrower or Spirit REIT in any Person owning such asset, now owned or hereafter acquired, except for Permitted Liens (but not Permitted Liens described in clause (g) of such definition) or (b) permit any asset of such Warehouse Entity or any direct or indirect ownership interest of the Borrower or Spirit REIT or in any Person owning such asset, to be subject to a Negative Pledge, except for any Negative Pledge contained in (i) the Term Loan Agreement (and the provisions thereof) or (ii) any other agreement (or provision thereof) in favor of the holders of Indebtedness that is pari passu with the Obligations on terms no more onerous in any material respect than those set forth in this Agreement. </text:p>
          </table:table-cell>
          <table:table-cell/>
          <table:table-cell office:value-type="string" calcext:value-type="string">
            <text:p>Section 10.4 Merger, Consolidation, Sales of Assets and Other Arrangements.</text:p>
            <text:p/>
            <text:p>The Borrower shall not, and shall not permit any other Loan Party or any other Subsidiary to, (a) merge or consolidate with another Person; (b) liquidate, windup or dissolve itself (or suffer any liquidation or dissolution); (c) convey, sell, lease, sublease, transfer or otherwise dispose of, in one transaction or a series of transactions, all or any substantial part of its business or assets, or the capital stock of or other Equity Interests in any of its Subsidiaries, whether now owned or hereafter acquired; or (d) acquire a Substantial Amount of the assets of, or make an Investment of a Substantial Amount in, any other Person; provided that:</text:p>
            <text:p/>
            <text:p>(i) any Subsidiary may merge with a Loan Party so long as the survivor is or becomes a Loan Party;</text:p>
            <text:p/>
            <text:p>(ii) any Subsidiary (A) may sell, transfer or dispose of its assets to a Loan Party or (B) that is not a Loan Party may sell, transfer or dispose of its assets to another Subsidiary;</text:p>
            <text:p/>
            <text:p>(iii) a Loan Party (other than the Borrower or any Loan Party that owns an Unencumbered Pool Asset) and any Subsidiary that is not (and is not required to be) a Loan Party may convey, sell, transfer or otherwise dispose of, in one transaction or a series of transactions, all or any substantial part of its business or assets, or the capital stock of or other Equity Interests in any of its Subsidiaries, and immediately thereafter liquidate, provided that immediately prior to any such conveyance, sale, transfer, disposition or liquidation and immediately thereafter and after giving effect thereto, no Default or Event of Default is or would exist;</text:p>
            <text:p/>
            <text:p>(iv) any Loan Party and any other Subsidiary may, directly or indirectly, (A) acquire (whether by purchase, acquisition of Equity Interests of a Person, or as a result of a merger or consolidation) a Substantial Amount of the assets of, or make an Investment of a Substantial Amount in, any other Person and (B) sell, lease or otherwise transfer, whether by one or a series of transactions, a Substantial Amount of assets (including capital</text:p>
            <text:p/>
            <text:p> </text:p>
            <text:p/>
            <text:p>[Signature Page to Spirit Revolving Credit and Term Loan Agreement]</text:p>
            <text:p/>
            <text:p> </text:p>
            <text:p/>
            <text:p>104</text:p>
            <text:p/>
            <text:p>stock or other securities of Subsidiaries) to any other Person, so long as, in each case, (1) the Borrower shall have given the Administrative Agent and the Lenders at least five (5) Business Days prior written notice of such consolidation, merger, acquisition, Investment, sale, lease or other transfer; (2) immediately prior thereto, and immediately thereafter and after giving effect thereto, no Default or Event of Default is or would be in existence, including a Default or Event of Default resulting from a breach of Section 10.1; (3) in the case of a consolidation or merger involving the Borrower, the Borrower shall be the survivor thereof; (4) in the case of a consolidation or merger involving a Loan Party (other than the Borrower) that owns an Unencumbered Pool Asset, such Loan Party shall be the survivor thereof or the survivor thereof shall immediately become a Loan Party, and (4) at the time the Borrower gives notice pursuant to clause (1) of this subsection, the Borrower shall have delivered to the Administrative Agent for distribution to each of the Lenders a Compliance Certificate, calculated on a pro forma basis, evidencing the continued compliance by the Loan Parties with the terms and conditions of this Agreement and the other Loan Documents, including the financial covenants contained in Section 10.1, after giving effect to such consolidation, merger, acquisition, Investment, sale, lease or other transfer; and</text:p>
            <text:p/>
            <text:p>(v) the Borrower, the other Loan Parties and the other Subsidiaries may lease and sublease their respective assets, as lessor or sublessor (as the case may be), in the ordinary course of their business.</text:p>
            <text:p/>
            <text:p>Further, no Loan Party nor any Subsidiary, shall enter into any sale-leaseback transactions or other transaction by which such Person shall remain liable as lessee (or the economic equivalent thereof) of any real or personal property that it has sold or leased to another Person. </text:p>
          </table:table-cell>
          <table:table-cell table:number-columns-repeated="1013"/>
        </table:table-row>
        <table:table-row table:style-name="ro1">
          <table:table-cell office:value-type="string" calcext:value-type="string">
            <text:p><text:a xlink:href="https://www.sec.gov/Archives/edgar/data/1308606/000119312519009066/d624681dex103.htm" xlink:type="simple">https://www.sec.gov/Archives/edgar/data/1308606/000119312519009066/d624681dex103.htm</text:a></text:p>
          </table:table-cell>
          <table:table-cell office:value-type="string" calcext:value-type="string">
            <text:p>TERM LOAN AGREEMENT </text:p>
          </table:table-cell>
          <table:table-cell office:value-type="string" calcext:value-type="string">
            <text:p>THIS TERM LOAN AGREEMENT (this “Agreement”), dated as of January 14, 2019, is by and among SPIRIT REALTY, L.P., a Delaware limited partnership (the “Borrower”), each of the financial institutions initially a signatory hereto together with their successors and assignees under Section 13.5, and BANK OF AMERICA, N.A., as Administrative Agent. </text:p>
          </table:table-cell>
          <table:table-cell office:value-type="string" calcext:value-type="string">
            <text:p>Section 2.12 Increase in Commitments.</text:p>
            <text:p/>
            <text:p>The Borrower shall have the right, exercisable up to four (4) times, to request increases in the aggregate amount of the Commitments by providing written notice to the Administrative Agent, which notice shall be irrevocable once given; provided that after giving effect to any and all such increases the aggregate amount of the Commitments shall not exceed Six Hundred Million Dollars ($600,000,000). Each such increase in the Commitments shall be in the amount of $15,000,000 or a higher integral multiple of $5,000,000 (or, in each case, such lesser amount as the Borrower and the Administrative Agent may agree in writing). The Administrative Agent, in consultation with the Borrower, shall manage all aspects of the syndication of such increase in the Commitments, including decisions as to the selection of the existing Lenders and/or other banks, financial institutions and other institutional lenders to be approached with respect to such increase and the allocations of the increase in the Commitments among such existing Lenders and/or other banks, financial institutions and other institutional lenders and the Fees to be paid for such increased Commitments; provided, that, the consent of the Borrower (not to be unreasonably withheld, conditioned or delayed) shall be required for all banks, financial institutions and institutional lenders that agree to provide any such increase in the event the consent of the Borrower would be required if such bank, financial institution or institutional lender were to become a Lender pursuant to Section 13.5(b)(iii)(A). No Lender shall be obligated in any way whatsoever to increase its Commitment or provide a new Commitment, and any new Lender becoming a party to this Agreement in connection with any such requested increase must be an Eligible Assignee subject to and in accordance with the provisions of Section 13.5(b). If a new Lender becomes a party to this Agreement, or if any existing Lender is increasing its Commitment, such Lender shall on the date it becomes a Lender hereunder (or in the case of an existing Lender, increases its Commitment) (and as a condition thereto) purchase from the other Lenders its Commitment Percentage (determined with respect to the Lenders’ respective Commitments and after giving effect to the increase of Commitments) of any outstanding Loans, by making available to the Administrative Agent for the account of such other Lenders, in same day funds, an amount equal to (A) the portion of the outstanding principal amount of such Loans to be purchased by such Lender, plus (B) interest accrued and unpaid to and as of such date on such portion of the outstanding principal amount of such Loans. The Borrower shall pay to the Lenders amounts payable, if any, to such Lenders under Section 5.4 as a result of the prepayment of any such Loans. Effecting the increase of the Commitments under this Section is subject to the following conditions precedent: (w) no Default or Event of Default shall exist on the effective date of such increase, (x) the representations and warranties made or deemed made by the Borrower and any other Loan Party in any Loan Document to which such Loan Party is a party shall be true and correct in all material respects (except in the case of a representation or warranty qualified by materiality, in</text:p>
            <text:p/>
            <text:p> </text:p>
            <text:p/>
            <text:p>39</text:p>
            <text:p/>
            <text:p>which case such representation or warranty shall be true and correct in all respects) on the effective date of such increase except to the extent that such representations and warranties expressly relate solely to an earlier date (in which case such representations and warranties shall have been true and correct in all material respects (except in the case of a representation or warranty qualified by materiality, in which case such representation or warranty shall be true and correct in all respects) on and as of such earlier date) and except for changes in factual circumstances specifically and expressly permitted hereunder, (y) payment of any and all Fees required in connection with such increased Commitments, and (z) the Administrative Agent shall have received each of the following, in form and substance reasonably satisfactory to the Administrative Agent: (i) if not previously delivered to the Administrative Agent, copies certified by the Secretary or Assistant Secretary of (A) all partnership or other necessary action taken by the Borrower to authorize such increase and (B) all partnership or other necessary action taken by each Guarantor authorizing the guaranty of such increase; and (ii) an opinion of counsel to the Borrower and the Guarantors, and addressed to the Administrative Agent and the Lenders covering such matters as reasonably requested by the Administrative Agent; and (iii) to the extent requested by the applicable Lender, a new Note executed by the Borrower, payable to such new Lenders and replacement Notes executed by the Borrower, payable to any existing Lenders increasing their Commitments, in the amount of such Lender’s Commitment at the time of the effectiveness of the applicable increase in the aggregate amount of the Commitments. In connection with any increase in the aggregate amount of the Commitments pursuant to this Section 2.12, any Lender becoming a party hereto shall (1) execute such documents and agreements as the Administrative Agent may reasonably request and (2) in the case of any Lender that is organized under the laws of a jurisdiction outside of the United States of America, provide to the Administrative Agent its name, address, tax identification number and/or such other information as shall be necessary for the Administrative Agent to comply with “know your customer” and anti-money laundering rules and regulations, including the Patriot Act. </text:p>
          </table:table-cell>
          <table:table-cell office:value-type="string" calcext:value-type="string">
            <text:p>Section 2.5 Prepayments.</text:p>
            <text:p/>
            <text:p>(a) Optional. Subject to Section 5.4, the Borrower may prepay any Loan at any time without premium or penalty; provided that the Borrower delivers a Notice of Prepayment to the Administrative Agent not later than 11:00 a.m., New York City time (i) three Business Days prior to any date of prepayment of Eurodollar Loans and (ii) on the date of prepayment of any Base Rate Loans.</text:p>
            <text:p/>
            <text:p>(b) [Reserved]</text:p>
            <text:p/>
            <text:p>(c) All Prepayments. Any prepayment of Loans shall be accompanied by (i) accrued interest on the amount prepaid and (ii) any amount payable pursuant to Section 5.4.</text:p>
            <text:p/>
            <text:p>(d) No Effect on Derivatives Contracts. No repayment or prepayment of the Loans pursuant to this Section shall affect any of the Borrower’s obligations under any Derivatives Contracts entered into with respect to the Loans. </text:p>
          </table:table-cell>
          <table:table-cell/>
          <table:table-cell office:value-type="string" calcext:value-type="string">
            <text:p>Section 10.2 Negative Pledge.</text:p>
            <text:p/>
            <text:p>The Borrower shall not, and shall not permit any other Loan Party or Subsidiary to, (a) create, assume, incur, permit or suffer to exist any Lien on any Unencumbered Pool Asset or any direct or indirect ownership interest of the Borrower or Spirit REIT in any Person owning any Unencumbered Pool Asset, now owned or hereafter acquired, except for Permitted Liens (but not Permitted Liens described in clause (g) of such definition) or (b) permit any Unencumbered Pool Asset or any direct or indirect ownership interest of the Borrower or Spirit REIT in any Person owning an Unencumbered Pool Asset, to be subject to a Negative Pledge, except for any Negative Pledge contained in (i) the Existing Credit Agreement (and the provisions thereof) or (ii) any other agreement (or provision thereof) in favor of the holders of Indebtedness that is pari passu with the Obligations on terms no more onerous in any material respect than those set forth in this Agreement. Prior to securitization, the Borrower shall not, and shall not permit any Warehouse Entity to, (a) create, assume, incur, permit or suffer to exist any Lien on any asset of such Warehouse Entity or any direct or indirect ownership interest of the Borrower or Spirit REIT in any Person owning such asset, now owned or hereafter acquired, except for Permitted Liens (but not Permitted Liens described in clause (g) of such definition) or (b) permit any asset of such Warehouse Entity or any direct or indirect ownership interest of the Borrower or Spirit REIT or in any Person owning such asset, to be subject to a Negative Pledge, except for any Negative Pledge contained in (i) the Existing Credit Agreement (and the provisions thereof) or (ii) any other agreement (or provision thereof) in favor of the holders of Indebtedness that is pari passu with the Obligations on terms no more onerous in any material respect than those set forth in this Agreement. </text:p>
          </table:table-cell>
          <table:table-cell/>
          <table:table-cell office:value-type="string" calcext:value-type="string">
            <text:p>Section 10.4 Merger, Consolidation, Sales of Assets and Other Arrangements. <text:s/>The Borrower shall not, and shall not permit any other Loan Party or any other Subsidiary to, (a) merge or consolidate with another Person; (b) liquidate, windup or dissolve itself (or suffer any liquidation or dissolution); (c) convey, sell, lease, sublease, transfer or otherwise dispose of, in one transaction or a series of transactions, all or any substantial part of its business or assets, or the capital stock of or other Equity Interests in any of its Subsidiaries, whether now owned or hereafter acquired; or (d) acquire a Substantial Amount of the assets of, or make an Investment of a Substantial Amount in, any other Person; provided that: <text:s/>(i) any Subsidiary may merge with a Loan Party so long as the survivor is or becomes a Loan Party; <text:s/>(ii) any Subsidiary (A) may sell, transfer or dispose of its assets to a Loan Party or (B) that is not a Loan Party may sell, transfer or dispose of its assets to another Subsidiary; <text:s/>(iii) a Loan Party (other than the Borrower or any Loan Party that owns an Unencumbered Pool Asset) and any Subsidiary that is not (and is not required to be) a Loan Party may convey, sell, transfer or otherwise dispose of, in one transaction or a series of transactions, all or any substantial part of its business or assets, or the capital stock of or other Equity Interests in any of its Subsidiaries, and immediately thereafter liquidate, provided that immediately prior to any such conveyance, sale, transfer, disposition or liquidation and immediately thereafter and after giving effect thereto, no Default or Event of Default is or would exist; <text:s/>(iv) any Loan Party and any other Subsidiary may, directly or indirectly, (A) acquire (whether by purchase, acquisition of Equity Interests of a Person, or as a result of a merger or consolidation) a Substantial Amount of the assets of, or make an Investment of a Substantial Amount in, any other Person and (B) sell, lease or otherwise transfer, whether by one or a series of transactions, a Substantial Amount of assets (including capital stock or other securities of Subsidiaries) to any other Person, so long as, in each case, (1) the Borrower shall have given the Administrative Agent and the Lenders at least five (5) Business Days prior written notice of such consolidation, merger, acquisition, Investment, sale, lease or other transfer; (2) immediately prior thereto, and immediately thereafter and after giving effect thereto, no Default or Event of Default is or would be in existence, including a Default or Event of Default resulting from a breach of Section 10.1; (3) in the case of a consolidation or merger involving the Borrower, the Borrower shall be the survivor thereof; (4) in the case of a consolidation or merger involving a Loan Party (other than the Borrower) that owns an Unencumbered Pool Asset, such Loan Party shall be the survivor thereof or the survivor thereof shall immediately become a Loan Party, and (4) at the time the Borrower gives notice pursuant to clause (1) of this subsection, the <text:s text:c="4"/>76 <text:s/>Borrower shall have delivered to the Administrative Agent for distribution to each of the Lenders a Compliance Certificate, calculated on a pro forma basis, evidencing the continued compliance by the Loan Parties with the terms and conditions of this Agreement and the other Loan Documents, including the financial covenants contained in Section 10.1, after giving effect to such consolidation, merger, acquisition, Investment, sale, lease or other transfer; and <text:s/>(v) the Borrower, the other Loan Parties and the other Subsidiaries may lease and sublease their respective assets, as lessor or sublessor (as the case may be), in the ordinary course of their business. <text:s/>Further, no Loan Party nor any Subsidiary, shall enter into any sale-leaseback transactions or other transaction by which such Person shall remain liable as lessee (or the economic equivalent thereof) of any real or personal property that it has sold or leased to another Person. </text:p>
          </table:table-cell>
          <table:table-cell table:number-columns-repeated="1013"/>
        </table:table-row>
        <table:table-row table:style-name="ro1">
          <table:table-cell office:value-type="string" calcext:value-type="string">
            <text:p><text:a xlink:href="https://www.sec.gov/Archives/edgar/data/821483/000119312519008539/d685448dex101.htm" xlink:type="simple">https://www.sec.gov/Archives/edgar/data/821483/000119312519008539/d685448dex101.htm</text:a></text:p>
          </table:table-cell>
          <table:table-cell office:value-type="string" calcext:value-type="string">
            <text:p>TERM LOAN AND GUARANTY AGREEMENT </text:p>
          </table:table-cell>
          <table:table-cell office:value-type="string" calcext:value-type="string">
            <text:p>TERM LOAN AND GUARANTY AGREEMENT (this “Agreement”), dated as of January 11, 2019, among Par Pacific Holdings, Inc., a Delaware corporation (“Holdings”), Par Petroleum, LLC, a Delaware limited liability company (the “Par Borrower”), Par Petroleum Finance Corp., a Delaware corporation (the “FinanceCo Borrower”, and together with the Par Borrower, the “Borrowers”), the Guarantors from time to time party hereto, the banks, financial institutions and other lending institutions from time to time parties as lenders hereto (each a “Lender” and, collectively, the “Lenders”) and Goldman Sachs Bank USA, as administrative agent for the Lenders. </text:p>
          </table:table-cell>
          <table:table-cell office:value-type="string" calcext:value-type="string">
            <text:p>SECTION 2.19.    Incremental Commitments.</text:p>
            <text:p/>
            <text:p>(a)    The Borrowers may, by written notice to the Administrative Agent from time to time after the Closing Date, add one or more Incremental Commitments in respect of one or more Classes of Loans; provided that (i) no Default or Event of Default is continuing or would exist immediately after giving effect to such Incremental Commitment (ii) the Secured Leverage Ratio as of the last day of the most recently ended period of four fiscal quarters of the Borrowers for which financial statements are internally available shall not exceed, after giving effect to such Incremental Facility, 2.50 to 1.00 and (iii) all representations and warranties contained herein and in the other Loan Documents shall be true and correct in all material respects (or in all respects if otherwise qualified by “material” or “material adverse effect”) immediately prior to and after giving effect to such Incremental Commitment, except to the extent such representations and warranties specifically refer to an earlier date, in which case they shall be true and correct in all material respects (or in all respects if otherwise qualified by “material” or “material adverse effect”) as of such earlier date. Any such notice shall set forth (i) the amount of the Incremental Commitments being requested (which shall be in minimum increments of $5,000,000 and a minimum amount of $10,000,000 or, in each case, such lesser amount as permitted by the Administrative Agent), (ii) the date on which such Incremental Commitments or Loans are requested to become effective which shall be a date not less than ten (10) Business Days after the date on which such notice is delivered to the Administrative Agent (any such date, an “Incremental Effective Date”) and (iii) the interest rate, amortization, maturity and other terms being requested with respect thereto (which shall comply with clause (b) below). The Borrowers shall first invite any Lender, any Affiliate of any Lender and/or any Approved Fund to provide the requested Incremental Commitment. Each such existing Lender, any Affiliate of any Lender and/or any Approved Fund shall elect or decline to provide such Incremental Commitment within five Business Days of receipt of such notice; provided that any Lender, any Affiliate of any Lender and/or any Approved Fund that does not reply within such five Business Day period shall be deemed to have declined to provide Incremental Commitments. Any portion of the Incremental Commitments not provided by any existing Lender, Affiliate of any Lender and/or Approved Fund may then be offered to any other Person that would be an Eligible Assignee (subject to any approvals or consents required pursuant to Section 10.06 below). Any proposed Incremental Lender offered or approached to provide all or a portion of any Incremental Commitment may elect or decline, in its sole discretion, to provide such Incremental Commitment.</text:p>
            <text:p/>
            <text:p>(b)    Subject to Section 2.19(c) below, the terms and conditions of any Incremental Commitments and Loans to be made thereunder shall be determined by the applicable Incremental Lenders and the Borrowers and shall be as set forth in the applicable Incremental Facility Agreement; provided that (i) the Weighted Average Life to Maturity of such Loans shall be no shorter than the Weighted Average Life to Maturity of the Closing Date Loans, and the Maturity Date applicable to such Loans shall be no earlier than, the Latest Maturity Date in effect at the time of incurrence of such Loans, (ii) the Effective Yield applicable to any Incremental Commitments shall not be higher than the Effective Yield on the Closing Date Loans, unless the</text:p>
            <text:p/>
            <text:p> </text:p>
            <text:p/>
            <text:p>82</text:p>
            <text:p/>
            <text:p>Effective Yield with respect to the Closing Date Loans is increased by an amount equal to or greater than the difference between the Effective Yield with respect to the Incremental Commitments and the corresponding Effective Yield on such Closing Date Loans, (iii) mandatory prepayments in respect of any Indebtedness incurred under any Incremental Commitment shall be shared on a pro rata or less than pro rata (but not greater than pro rata basis) with the Loans and (iv) any other terms set forth in the applicable Incremental Facility Agreement that are not consistent with this Agreement shall be (A) no more favorable (taken as a whole) to the Incremental Lenders than the terms of the existing Commitments hereunder and (B) reasonably acceptable to the Administrative Agent.</text:p>
            <text:p/>
            <text:p>(c)    Any Incremental Commitment shall be effected by an Incremental Facility Agreement; provided that (i) the terms included in any such Incremental Facility Agreement shall be determined by the Borrowers and the Incremental Lenders and which shall be consistent with this Section 2.19 and (ii) the Borrowers shall have delivered to the Administrative Agent such legal opinions, Board Resolutions, secretary’s certificates, officer’s certificates and other customary documents as shall reasonably be requested by the Administrative Agent in connection therewith. The Administrative Agent shall promptly notify each Lender as to the effectiveness of each Incremental Facility Agreement. Each Incremental Facility Agreement may, without the consent of any Lender, effect such amendments to this Agreement and the other Loan Documents as may be necessary or appropriate, in the opinion of the Administrative Agent, to give effect to the provisions of this Section 2.19.</text:p>
            <text:p/>
            <text:p>(d)    Incremental Commitments shall become Commitments under this Agreement pursuant to an Incremental Facility Agreement which may amend this Agreement and, as appropriate, the other Loan Documents, executed by the Borrowers, each Lender agreeing to provide such Commitment, if any, each Incremental Lender, if any, and the Administrative Agent. The Borrowers will use the proceeds of the Loans made pursuant to the Incremental Commitments for any purpose not prohibited by this Agreement.</text:p>
            <text:p/>
            <text:p>(e)    Upon the effectiveness of an Incremental Commitment of any Incremental Lender, such Incremental Lender shall be deemed to be a “Lender” (and a Lender in respect of Commitments and Loans of the applicable Class) hereunder, and henceforth shall be entitled to all the rights of, and benefits accruing to, Lenders (or Lenders in respect of Commitments and Loans of the applicable Class) hereunder and shall be bound by all agreements, acknowledgements and other obligations of Lenders (or Lenders in respect of Commitments and Loans of the applicable Class) hereunder and under the other Loan Documents.</text:p>
            <text:p/>
            <text:p>(f)    This Section 2.19 shall supersede any provisions in Section 2.16 or 10.01 to the contrary. For the avoidance of doubt, any provisions of this Section 2.19 may be amended with the consent of the Required Lenders, provided no such amendment shall require any Lender to provide any Incremental Commitment without such Lender’s consent. </text:p>
          </table:table-cell>
          <table:table-cell office:value-type="string" calcext:value-type="string">
            <text:p>SECTION 2.05.    Mandatory Prepayments.</text:p>
            <text:p/>
            <text:p>(a)    Asset Sale; Event of Loss.</text:p>
            <text:p/>
            <text:p>(i)    The Borrowers and the Restricted Subsidiaries shall cause any Net Proceeds from Asset Sales of Collateral in excess of $25.0 million in the aggregate (when taken together with all Net Proceeds from Asset Sales of Collateral that (x) are not held in a Collateral Account and (y) have not been previously applied in accordance with the provisions of this Section 2.05) to be held in a Collateral Account.</text:p>
            <text:p/>
            <text:p>(ii)    Subject to the terms of the Intercreditor Agreement, the Borrowers or any Guarantor, as the case may be, may apply any Net Proceeds received from Asset Sales of Collateral, and may withdraw all or a portion of Net Proceeds from the Collateral Account, within 365 days of the date of such Asset Sale for any combination of the following purposes:</text:p>
            <text:p/>
            <text:p>(A)    to invest in Replacement Assets that would constitute (x) Collateral in the case of an Asset Sale of Collateral and (y) ABL Collateral in the case of an Asset Sale of ABL Collateral which Replacement Assets are thereupon with their acquisition added to the Collateral securing the Loans; or</text:p>
            <text:p/>
            <text:p>(B)    to prepay or repurchase Pari Passu Indebtedness on a pro rata basis, to the extent any applicable document governing such Indebtedness requires the issuer of such Indebtedness to prepay or make an offer to repurchase such Indebtedness with such Net Proceeds.</text:p>
            <text:p/>
            <text:p>Not later than the tenth Business Day following the expiration of such 365-day period, the Borrowers shall apply 100% of any Net Proceeds not so applied as a mandatory prepayment of the Loans in accordance with Section 2.05(f) below.</text:p>
            <text:p/>
            <text:p>(iii)    Not later than the tenth Business Day following the receipt by Borrowers or any Restricted Subsidiary of Net Proceeds from an Asset Sale other than an Asset Sale of Collateral, the Borrowers shall apply 100% of any Net Proceeds as a mandatory prepayment of the Loans in accordance with Section 2.05(f) below; provided, that, within 365 days after the receipt of any Net Proceeds from an Asset Sale other than an Asset Sale of Collateral, the Borrowers or any Restricted Subsidiary may apply such Net Proceeds at its option to any combination of the following and shall not be required to make such mandatory prepayment pursuant to this Section 2.05(a)(iii) with respect to Net Proceeds so applied:</text:p>
            <text:p/>
            <text:p>(A)    to repay, redeem, repurchase or otherwise retire any Indebtedness incurred under the ABL Credit Agreement, any Pari Passu Indebtedness or the Loans (or any combination thereof), and, to the extent there is no such secured Indebtedness outstanding, to repay, redeem, repurchase or otherwise retire Senior Debt of Borrowers or their respective Subsidiaries, including the Loans and the Senior Notes;</text:p>
            <text:p/>
            <text:p> </text:p>
            <text:p/>
            <text:p>68</text:p>
            <text:p/>
            <text:p>(B)    to acquire all or substantially all of the properties or assets of a Person primarily engaged in a Permitted Business if, after giving effect to such acquisition, such Person is or becomes a Restricted Subsidiary of the Par Borrower;</text:p>
            <text:p/>
            <text:p>(C)    to acquire any Capital Stock of a Person operating a Permitted Business if, after giving effect to such acquisition, such Person operating a Permitted Business is or becomes a Restricted Subsidiary of the Par Borrower;</text:p>
            <text:p/>
            <text:p>(D)    to make capital expenditures in respect of the Borrowers’ or the Restricted Subsidiaries’ Permitted Business or make an Investment in Replacement Assets; or</text:p>
            <text:p/>
            <text:p>(E)    to acquire other assets that are used or useful in a Permitted Business or make an Investment in assets that will be used or useful in the Borrower’s or any Restricted Subsidiary’s business.</text:p>
            <text:p/>
            <text:p>(iv)    The requirement of Section 2.05(a)(ii) and clauses (B), (C), (D) or (E) of Section 2.05(a)(iii) shall be deemed to be satisfied if a bona fide binding contract committing to make the acquisition, purchase, Investment or expenditure referred to therein is entered into by a Borrower (or any Restricted Subsidiaries) with a Person other than an Affiliate of the Par Borrower within the time period specified in this Section 2.05 and such Net Proceeds are subsequently applied in accordance with such contract within 180 days following the date such agreement is entered into. Pending the final application of any such Net Proceeds, the Borrowers may utilize such Net Proceeds in any manner that is not prohibited by this Agreement</text:p>
            <text:p/>
            <text:p>(b)    Debt Incurrence. On each occasion that a Debt Incurrence Prepayment Event occurs, the Borrowers shall, within two Business Days after the receipt of Net Proceeds therefrom, prepay a principal amount of Loans in an amount equal to (i) 100% of the Net Proceeds from such Debt Incurrence Prepayment Event plus (ii) any applicable premium under Section 2.11(c).</text:p>
            <text:p/>
            <text:p>(c)    Equity Offering. On each occasion that an Equity Offering in respect of the Par Borrower occurs, the Borrowers shall, within two Business Days after the receipt of Net Proceeds therefrom, prepay a principal amount of Loans in an amount equal to (i) 100% of the Net Proceeds from such Equity Offering plus (ii) any applicable premium under Section 2.11(c). Notwithstanding the foregoing, in the case of Net Proceeds from any Equity Offering, the Borrowers may use a portion of such Net Proceeds to prepay or repurchase Pari Passu Indebtedness, on a pro rata basis, to the extent any applicable document governing such Indebtedness requires the issuer of such Indebtedness to prepay or make an offer to purchase such Indebtedness with the proceeds of such Equity Offering.</text:p>
            <text:p/>
            <text:p>(d)    Excess Cash Flow. In the event that there shall be Excess Cash Flow for any fiscal year (commencing with the fiscal year ending 2019), the Borrowers shall, no later than ninety days after the end of such fiscal year, prepay a principal amount of Loans in an aggregate</text:p>
            <text:p/>
            <text:p> </text:p>
            <text:p/>
            <text:p>69</text:p>
            <text:p/>
            <text:p>amount equal to 50% of such Excess Cash Flow; provided, that if, as of the last day of the most recently ended fiscal year, the Secured Leverage Ratio shall be (i) less than 1.50 to 1.00 but greater than or equal to 1.00 to 1.00, the Borrowers shall only be required to make the prepayments pursuant to this Section 2.05(d) in an amount equal to 25% of such Excess Cash Flow and (ii) less than 1.00 to 1.00, the Borrowers shall not be required to make the prepayments pursuant to this Section 2.05(d).</text:p>
            <text:p/>
            <text:p>(e)    Limitations on Prepayments. Notwithstanding any other provisions of this Section 2.05, (i) no prepayment shall be required pursuant to this Section 2.05 to the extent that such prepayment would violate applicable Requirements of Law and (ii) each Lender holding Loans shall have the right to reject its pro rata portion of any mandatory prepayment pursuant to this Section 2.05(a), (b), or (c), in which case, such amounts may be retained by the Borrowers.</text:p>
            <text:p/>
            <text:p>(f)    Application of Prepayments. All prepayments under this Section 2.05 shall be (i) allocated to any Class of Loans outstanding as directed by the Borrowers (provided that any prepayment of any Class of Loans shall be accompanied by at least a ratable prepayment of Loans made on the Closing Date) and shall be applied pro rata to Lenders within each Class, based upon the outstanding principal amounts owing to each such Lender under each such Class of Loans, (ii) with respect to each Class of Loans, each prepayment under this Section 2.05 shall be applied first, to accrued interest and fees due on the amount of such prepayment of such Class of Loans, together with, any applicable premium and, in the case of any such prepayment of a LIBOR Loan on a date other than the last day of an Interest Period therefor, any amounts owing in respect of such LIBOR Loan pursuant to Section 2.09 and second, to the remaining scheduled installments of principal of such Class of Loans in direct order of maturity. </text:p>
          </table:table-cell>
          <table:table-cell office:value-type="string" calcext:value-type="string">
            <text:p>SECTION 7.07.    Limitation on Incurrence of Indebtedness and Issuance of Preferred Stock.</text:p>
            <text:p/>
            <text:p>(a)    The Borrowers will not, and will not permit any of the Restricted Subsidiaries to, directly or indirectly, create, incur, issue, assume, guarantee or otherwise become directly or indirectly liable, contingently or otherwise, with respect to (collectively, “incur”) any Indebtedness (including Acquired Debt), the Borrowers will not issue any Disqualified Stock, and the Borrowers will not permit any of the Restricted Subsidiaries (other than a Guarantor) to issue any preferred stock; provided, however, that the Borrowers and any Guarantor may incur Indebtedness (including Acquired Debt) or issue Disqualified Stock, and any Restricted Subsidiary may issue preferred stock, if, for the Par Borrower’s most recently ended four full fiscal quarters for which internal financial statements are available immediately preceding the date on which such additional Indebtedness is incurred or such Disqualified Stock or preferred stock is issued, the Fixed Charge Coverage Ratio would have been at least 2.00 to 1.0, determined on a pro forma basis (including a pro forma application of the net proceeds therefrom), as if the additional Indebtedness had been incurred or Disqualified Stock or preferred stock had been issued, as the case may be, at the beginning of such four-quarter period.</text:p>
            <text:p/>
            <text:p>(b)    The provisions of Section 7.07(a) hereof will not prohibit the incurrence of any of the following items of Indebtedness (collectively, “Permitted Debt”) or the issuance of any Disqualified Stock or preferred securities described below:</text:p>
            <text:p/>
            <text:p>(i)    the incurrence by the Borrowers or any of the Restricted Subsidiaries of additional Indebtedness (including guarantees and letters of credit) under one or more Credit Facilities; provided that, after giving effect to any such incurrence, the aggregate principal amount of all Indebtedness incurred under this clause (i) (with letters of credit being deemed to have a principal amount equal to the maximum potential liability of the Borrowers and their respective Subsidiaries thereunder) and then outstanding does not exceed the greater of (a) $150.0 million and (b) the Borrowing Base;</text:p>
            <text:p/>
            <text:p> </text:p>
            <text:p/>
            <text:p>119</text:p>
            <text:p/>
            <text:p>(ii)    the incurrence by the Borrowers or the Restricted Subsidiaries of the Existing Indebtedness;</text:p>
            <text:p/>
            <text:p>(iii)    the incurrence by the Borrowers and the Guarantors of Indebtedness represented by the Existing Notes and the related guarantees;</text:p>
            <text:p/>
            <text:p>(iv)    the incurrence by the Borrowers and the Guarantors of Indebtedness pursuant to this Agreement and the related guarantees;</text:p>
            <text:p/>
            <text:p>(v)    the incurrence by the Borrowers or any of the Restricted Subsidiaries of Indebtedness (including Indebtedness represented by Capital Lease Obligations, Attributable Debt, mortgage financings or purchase money obligations) or the issuance by the Borrowers or any of the Restricted Subsidiaries of Disqualified Stock or the issuance by any Restricted Subsidiary of preferred stock, in each case, incurred for the purpose of financing all or any part of the purchase price or cost of design, construction, installation, repair or improvement of property (real or personal), plant or equipment or other assets used in the business of the Borrowers or such Restricted Subsidiary (whether through the direct purchase of assets or the Capital Stock of any Person owning such assets), including all Permitted Refinancing Indebtedness incurred to extend, refinance, renew, replace, defease or refund any Indebtedness incurred pursuant to this clause (v); provided that after giving effect to any such incurrence, the principal amount of all Indebtedness incurred pursuant to this clause (v) and then outstanding does not exceed the greater of (a) $35.0 million and (b) 5.0% of the Par Borrower’s Consolidated Net Tangible Assets at such time;</text:p>
            <text:p/>
            <text:p>(vi)    the incurrence by the Borrowers or any of the Restricted Subsidiaries of Permitted Refinancing Indebtedness in exchange for, or the net proceeds of which are used to, extend, refinance, renew, replace, defease or refund Indebtedness that was permitted hereunder to be incurred or Disqualified Stock or preferred stock permitted to be issued under Section 7.07(a) hereof or clause (ii), (iii), (v), (xiii), (xiv) or (xx) of this Section 7.07(b) or this clause (vi);</text:p>
            <text:p/>
            <text:p>(vii)    the incurrence by the Borrowers or any of the Restricted Subsidiaries of intercompany Indebtedness between or among the Borrowers and any of the Restricted Subsidiaries; provided, however, that:</text:p>
            <text:p/>
            <text:p>(1)    if a Borrower is the obligor on such Indebtedness and a Guarantor is not the obligee, such Indebtedness must be expressly subordinated to the prior payment in full in cash of all obligations with respect to the Loans, or if a Guarantor is the obligor on such Indebtedness and neither the Par Borrower nor another Guarantor is the obligee, such Indebtedness must be expressly subordinated to the prior payment in full in cash of all obligations with respect to the Subsidiary Guarantee of such Guarantor; and</text:p>
            <text:p/>
            <text:p> </text:p>
            <text:p/>
            <text:p>120</text:p>
            <text:p/>
            <text:p>(2)    (i) any subsequent issuance or transfer of Equity Interests that results in any such Indebtedness being held by a Person other than the Borrowers or a Restricted Subsidiary and (ii) any sale or other transfer of any such Indebtedness to a Person that is neither a Borrower nor a Restricted Subsidiary will be deemed, in each case, to constitute an incurrence of such Indebtedness by such Borrower or such Restricted Subsidiary, as the case may be, that was not permitted by this clause (vii);</text:p>
            <text:p/>
            <text:p>(viii)    the incurrence by the Borrowers or any of the Restricted Subsidiaries of obligations under Hedging Contracts in the ordinary course of business and not for speculative purposes, including any obligations with respect to letters of credit issued in connection therewith;</text:p>
            <text:p/>
            <text:p>(ix)    the guarantee by the Borrowers or any of the Restricted Subsidiaries of Indebtedness of the Borrowers or any of the Restricted Subsidiaries that was permitted to be incurred by another provision of this Section 7.07;</text:p>
            <text:p/>
            <text:p>(x)    the incurrence by the Borrowers or any of the Restricted Subsidiaries of obligations relating to net Hydrocarbon balancing positions arising in the ordinary course of business;</text:p>
            <text:p/>
            <text:p>(xi)    the incurrence by the Borrowers or any of the Restricted Subsidiaries of Indebtedness in respect of bid, performance, surety and similar bonds issued for the account of the Borrowers and any of the Restricted Subsidiaries in the ordinary course of business, including guarantees and obligations of the Borrowers or any of the Restricted Subsidiaries with respect to letters of credit supporting such obligations (in each case other than an obligation for money borrowed);</text:p>
            <text:p/>
            <text:p>(xii)    the issuance by any of the Restricted Subsidiaries to a Borrower or to any of the Restricted Subsidiaries of any preferred securities; provided, however, that:</text:p>
            <text:p/>
            <text:p>(1)    any subsequent issuance or transfer of Equity Interests that results in any such preferred securities being held by a Person other than the Borrowers or a Restricted Subsidiary; and</text:p>
            <text:p/>
            <text:p>(2)    any sale or other transfer of any such preferred securities to a Person that is not either a Borrower or a Restricted Subsidiary,</text:p>
            <text:p/>
            <text:p>shall be deemed, in each case, to constitute an issuance of such preferred securities by such Restricted Subsidiary that was not permitted by this Section 7.07(b)(xii);</text:p>
            <text:p/>
            <text:p>(xiii)    (i) Indebtedness, Disqualified Stock or preferred stock of the Borrowers or a Restricted Subsidiary incurred or issued to finance an acquisition or merger or (ii) Acquired Debt incurred by the Borrowers or a Restricted Subsidiary; provided that, in either case, after giving effect to the related merger or acquisition transaction, on a pro forma basis, either (a) the Borrowers would be permitted to incur at least $1.00 of</text:p>
            <text:p/>
            <text:p> </text:p>
            <text:p/>
            <text:p>121</text:p>
            <text:p/>
            <text:p>additional Indebtedness pursuant to the Fixed Charge Coverage Ratio test set forth in Section 7.07(a) hereof or (b) the Fixed Charge Coverage Ratio for the Par Borrower would not be less than immediately prior to such transactions;</text:p>
            <text:p/>
            <text:p>(xiv)    the incurrence by the Borrowers or a Restricted Subsidiary of additional Indebtedness; provided that, after giving effect to any such incurrence, the aggregate principal amount of all Indebtedness, including all Permitted Refinancing Indebtedness incurred to extend, refinance, renew, replace, defease or refund any Indebtedness incurred under this clause (xiv), does not exceed, at any one time outstanding, the greater of $35.0 million and 5.0% of the Par Borrower’s Consolidated Net Tangible Assets determined as of the date of such incurrence;</text:p>
            <text:p/>
            <text:p>(xv)    Indebtedness of the Borrowers or a Restricted Subsidiary consisting of self-insurance obligations, financing of insurance premiums, obligations to pay insurance premiums or take-or-pay obligations contained in supply arrangements incurred in the ordinary course of business;</text:p>
            <text:p/>
            <text:p>(xvi)    Indebtedness in respect of any bankers’ acceptances, bank guarantees, letters of credit, warehouse receipts or similar facilities, and reinvestment obligations related thereto, entered into in the ordinary course of business including without limitation letters of credit issued (a) in connection with the purchase of crude oil or feedstock in the ordinary course of business and/or (b) pursuant to letters of credit in connection with the purchase of foreign crude oil or feedstock;</text:p>
            <text:p/>
            <text:p>(xvii)    guarantees (a) incurred in the ordinary course of business in respect of obligations of (or to) suppliers, customers, franchisees, lessors and licensees that, in each case, are non-Affiliates or (b) otherwise constituting Investments permitted hereunder;</text:p>
            <text:p/>
            <text:p>(xviii)    Indebtedness incurred in connection with any Sale and Leaseback Transaction in an aggregate principal amount not to exceed the greater of (a) $35.0 million and (b) 5.0% of the Par Borrower’s Consolidated Net Tangible Assets and any refinancing, refunding, renewal or extension of any such Indebtedness; provided that, except to the extent otherwise permitted hereunder, the principal amount of any such Indebtedness is not increased above the principal amount thereof outstanding immediately prior to such refinancing, refunding, renewal or extension and the direct and contingent obligors with respect to such Indebtedness are not changed;</text:p>
            <text:p/>
            <text:p>(xix)    Cash Management Obligations and other Indebtedness in respect of overdraft protections, netting services, automatic clearinghouse arrangements, and similar arrangements in each case in connection with deposit accounts;</text:p>
            <text:p/>
            <text:p>(xx)    Indebtedness arising from agreements of the Borrowers or a Restricted Subsidiary providing for indemnification, holdback, adjustment of purchase price, earn out or similar obligations, in each case, incurred or assumed in connection with the acquisition or disposition of any business, assets or a Subsidiary, other than guarantees</text:p>
            <text:p/>
            <text:p> </text:p>
            <text:p/>
            <text:p>122</text:p>
            <text:p/>
            <text:p>of Indebtedness incurred by any Person acquiring all or any portion of such business, assets or a Subsidiary for the purpose of financing such acquisition; provided, however, that the maximum assumable liability in respect of all such Indebtedness incurred or assumed in connection with such disposition shall at no time exceed the gross proceeds including non-cash proceeds (the Fair Market Value of such non-cash proceeds being measured at the time received and without giving effect to any subsequent changes in value) actually received by the Borrowers and the Restricted Subsidiaries in connection with such disposition;</text:p>
            <text:p/>
            <text:p>(xxi)    Indebtedness of the Borrowers or a Restricted Subsidiary supported by a letter of credit issued pursuant to Credit Facilities, in a principal amount not in excess of the stated amount of such letter of credit;</text:p>
            <text:p/>
            <text:p>(xxii)    Indebtedness of the Borrowers or a Restricted Subsidiary undertaken in connection with cash management and related activities with respect to any Subsidiary or Joint Venture in the ordinary course of business;</text:p>
            <text:p/>
            <text:p>(xxiii)    Unsecured Indebtedness of the Borrowers or a Restricted Subsidiary that is contractually subordinated to the Loans and the Subsidiary Guarantees in an aggregate principal amount not to exceed $50.0 million;</text:p>
            <text:p/>
            <text:p>(xxiv)    Indebtedness incurred in connection with any Hawaii Retail Property Sale and Leaseback Transaction (including Indebtedness represented by Capital Lease Obligations or Attributable Debt), and any amendments, renewals, extensions, refundings, restructurings, replacements or refinancings of such Indebtedness, in whole or in part, and whether with the original counterparties to such Hawaii Retail Property Sale and Leaseback Transaction or one or more replacement or additional counterparties; provided that the aggregate principal amount of Indebtedness incurred in connection with any Hawaii Retail Property Sale and Leaseback Transactions is reasonably equivalent to the Fair Market Value of the Hawaii Retail Property that is the subject of such Sale and Leaseback Transactions;</text:p>
            <text:p/>
            <text:p>(xxv)    to the extent constituting Indebtedness, obligations under any Intermediation Agreement or any guarantee provided by the Borrowers in respect of any Intermediation Agreement, including Permitted Refinancing Indebtedness in respect thereof; and</text:p>
            <text:p/>
            <text:p>(xxvi)    Indebtedness incurred in connection with Environmental and Necessary Capex in an amount not to exceed the greater of $40.0 million and 2.0% of Consolidated Net Tangible Assets (at the time incurred) at any time outstanding in the aggregate.</text:p>
            <text:p/>
            <text:p>For purposes of determining compliance with this Section 7.07, in the event that an item of Indebtedness (including Acquired Debt), Disqualified Stock or preferred stock meets the criteria of more than one of the categories of Permitted Debt described in clauses (i) through (xxvi) above, or is entitled to be incurred pursuant to Section 7.07(a) hereof, the Borrower</text:p>
            <text:p/>
            <text:p> </text:p>
            <text:p/>
            <text:p>123</text:p>
            <text:p/>
            <text:p>Representative will be permitted to divide and classify (or later divide, classify or reclassify in whole or in part in its sole discretion) such item of Indebtedness, Disqualified Stock or preferred stock in any manner that complies with this Section 7.07 (including in part pursuant to one or more clauses and/or in part pursuant to Section 7.07(a) hereof). Any Indebtedness under the ABL Credit Agreement shall be considered incurred under Section 7.07(b)(i) hereof and may not be later classified or reclassified pursuant to Section 7.07(a) hereof. Any Indebtedness under the Existing Notes shall be considered incurred under Section 7.07(b)(iii) hereof and may not be later classified or reclassified pursuant to Section 7.07(a) hereof.</text:p>
            <text:p/>
            <text:p>(c)    The accrual of interest, the accretion or amortization of original issue discount, the payment of interest on any Indebtedness in the form of additional Indebtedness with the same terms, and the payment of dividends on Disqualified Stock in the form of additional shares of the same class of Disqualified Stock will not be deemed to be an incurrence of Indebtedness or an issuance of Disqualified Stock for purposes of this Section 7.07; provided that, in each such case, that the amount thereof is included in Fixed Charges of the Borrowers as accrued. Further, the accounting reclassification of any obligation of the Borrowers or any of the Restricted Subsidiaries as Indebtedness will not be deemed an incurrence of Indebtedness for purposes of this Section 7.07.</text:p>
            <text:p/>
            <text:p>(d)    For purposes of determining any particular amount of Indebtedness, any guarantees, Liens or obligations with respect to letters of credit, in each case, supporting Indebtedness otherwise included in the determination of such particular amount, will not be included. In addition, notwithstanding any other provision of this Section 7.07, the maximum amount of Indebtedness that may be incurred pursuant to this Section 7.07 will not be deemed to be exceeded, with respect to any outstanding Indebtedness, due solely to the result of fluctuations in the exchange rates of currencies. The principal amount of any Indebtedness incurred to refinance other Indebtedness, if incurred in a different currency from the Indebtedness being refinanced, shall be calculated based on the currency exchange rate applicable to the currencies in which such respective Indebtedness is denominated that is in effect on the date of such refinancing. </text:p>
          </table:table-cell>
          <table:table-cell office:value-type="string" calcext:value-type="string">
            <text:p>SECTION 7.10. <text:s text:c="3"/>Liens. The Borrowers will not, and will not permit any of the Guarantors to, create, incur, assume or otherwise cause to become effective any Lien of any kind (other than Permitted Liens) securing Indebtedness or Attributable Debt upon any of their property or assets, now owned or hereafter acquired, or upon any income or profits therefrom or assign or convey any right to receive income therefrom. </text:p>
          </table:table-cell>
          <table:table-cell office:value-type="string" calcext:value-type="string">
            <text:p>SECTION 7.05.    Limitation on Restricted Payments.</text:p>
            <text:p/>
            <text:p>(a)    The Borrowers shall not, and shall not permit any of their Restricted Subsidiaries to, directly or indirectly:</text:p>
            <text:p/>
            <text:p>(i)    pay any dividend or make any other payment or distribution on account of the Borrowers’ or any of the Restricted Subsidiaries’ Equity Interests (including, without limitation, any payment in connection with any merger or consolidation involving the Borrowers or any of their Restricted Subsidiaries) or to the direct or indirect holders of the Borrowers’ or any of their Restricted Subsidiaries’ Equity Interests in their capacity as such (other than dividends, payments or distributions payable in Equity Interests (other than Disqualified Stock) of the Par Borrower or payable to the Borrowers or a Restricted Subsidiary);</text:p>
            <text:p/>
            <text:p>(ii)    purchase, redeem or otherwise acquire or retire for value (including, without limitation, in connection with any merger or consolidation involving the Par Borrower) any Equity Interests of the Borrowers, any direct or indirect parent of the Par Borrower or any Restricted Subsidiary held by Persons other than the Borrowers or any Restricted Subsidiary;</text:p>
            <text:p/>
            <text:p>(iii)    make any payment on or with respect to, or purchase, redeem, defease or otherwise acquire or retire for value, any Indebtedness that is contractually</text:p>
            <text:p/>
            <text:p> </text:p>
            <text:p/>
            <text:p>111</text:p>
            <text:p/>
            <text:p>subordinated to the Loans or the Subsidiary Guarantees (excluding any intercompany Indebtedness between or among the Borrowers and any of the Restricted Subsidiaries), except a payment of (a) interest or principal at the Stated Maturity thereof (or the satisfaction of a sinking fund obligation) or (b) principal and accrued interest, due within one year of the date of such payment, purchase, redemption, defeasance, acquisition or retirement; or</text:p>
            <text:p/>
            <text:p>(iv)    make any Restricted Investment</text:p>
            <text:p/>
            <text:p>(all such payments and other actions set forth in clauses (i) through (iv) above (other than any exceptions thereto) being collectively referred to as “Restricted Payments”), unless, at the time of and after giving effect to such Restricted Payment:</text:p>
            <text:p/>
            <text:p>(1)    no Default or Event of Default has occurred and is continuing or would occur as a consequence of such Restricted Payment;</text:p>
            <text:p/>
            <text:p>(2)    the Borrowers would, at the time of such Restricted Payment and after giving pro forma effect thereto as if such Restricted Payment had been made at the beginning of the applicable four-quarter period, have been permitted to incur at least $1.00 of additional Indebtedness pursuant to the Fixed Charge Coverage Ratio test set forth in Section 7.07(a) hereof; and</text:p>
            <text:p/>
            <text:p>(3)    such Restricted Payment, together with the aggregate amount of all other Restricted Payments made by the Borrowers and the Restricted Subsidiaries (excluding Restricted Payments permitted by clauses (ii) through (xiii) of the next succeeding paragraph) after the date hereof is less than the sum, without duplication of:</text:p>
            <text:p/>
            <text:p>(a)    50% of the Consolidated Net Income (or if such Consolidated Net Income for such period is a deficit, less 100% of such deficit) of the Par Borrower for the period (taken as one accounting period) commencing October 1, 2017 to the end of the Par Borrower’s most recently ended fiscal quarter for which internal financial statements are available at the time of such determination, plus</text:p>
            <text:p/>
            <text:p>(b)    100% of the aggregate net cash proceeds and the Fair Market Value of any assets received by the Par Borrower after the date hereof as a contribution to its equity capital or from the issue or sale of Equity Interests of the Par Borrower (other than (i) Disqualified Stock, (ii) net cash proceeds received from an issuance or sale of such Equity Interests to a Subsidiary of the Par Borrower or an employee stock ownership plan, option plan or similar trust to the extent such sale to an employee stock ownership plan, option plan or similar trust is financed by loans from or guaranteed by the Par Borrower or any Restricted Subsidiary (unless such loans have been repaid with cash on or prior to the date of determination) or (iii) any contribution from any direct or indirect parent of the Par Borrower to the extent such contribution was funded by payments made pursuant to clause (7) of the definition of “Permitted Holdings Payments”); provided that net cash proceeds from the issue or sale of Equity Interests of the Par Borrower shall only be included to the extent they are declined by Lenders pursuant to Section 2.05(e), plus</text:p>
            <text:p/>
            <text:p> </text:p>
            <text:p/>
            <text:p>112</text:p>
            <text:p/>
            <text:p>(c)    the net cash proceeds and the Fair Market Value of assets received by the Par Borrower or any Restricted Subsidiary from (i) the disposition, sale, liquidation, retirement or redemption of all or any portion of any Restricted Investment made after the date hereof, net of disposition costs and repurchases and redemptions of such Restricted Investments from the Par Borrower or the Restricted Subsidiaries, and repayments of loans or advances and releases of guarantees which constitute Restricted Investments by the Par Borrower or the Restricted Subsidiaries and (ii) the sale (other than to the Par Borrower or a Restricted Subsidiary) of the Capital Stock of an Unrestricted Subsidiary, plus</text:p>
            <text:p/>
            <text:p>(d)    the net reduction in Restricted Investments resulting from dividends, repayments of loans or advances, or other transfers of assets in each case to the Par Borrower or any of the Restricted Subsidiaries from any Person (including, without limitation, Unrestricted Subsidiaries) or from redesignations of Unrestricted Subsidiaries as Restricted Subsidiaries, to the extent such amounts have not been included in the calculation of Consolidated Net Income on or after the date hereof, plus</text:p>
            <text:p/>
            <text:p>(e)    the amount by which Indebtedness of the Par Borrower or the Restricted Subsidiaries is reduced on the Par Borrower’s consolidated balance sheet upon the conversion or exchange (other than by a Subsidiary of the Par Borrower) of any such Indebtedness for Equity Interests (other than Disqualified Stock) of the Par Borrower (less the amount of any cash, or the Fair Market Value of any other property (other than such Equity Interests), distributed by the Par Borrower upon such conversion or exchange and excluding the net cash proceeds from the conversion or exchange financed, directly or indirectly, using funds borrowed from the Par Borrower or any Subsidiary), together with the net proceeds, if any, received by the Par Borrower or any of the Restricted Subsidiaries upon such conversion or exchange, plus</text:p>
            <text:p/>
            <text:p>(f)    in the event the Par Borrower or any Restricted Subsidiary has made or makes any Investment in a Person that, as a result of or in connection with such Investment, becomes a Restricted Subsidiary, an amount equal to the Fair Market Value of the existing Investment in such Person that was previously treated as a Restricted Payment (items (b), (c), (d), (e) and (f) being referred to as “Incremental Funds”).</text:p>
            <text:p/>
            <text:p>(b)    The provisions of Section 7.05(a) shall not prohibit:</text:p>
            <text:p/>
            <text:p>(i)    the payment of any dividend or distribution or the consummation of any redemption within 60 days after the date of its declaration or the giving of a redemption notice related thereto, as the case may be, if at the date of declaration or notice the payment would have complied with the provisions of this Agreement;</text:p>
            <text:p/>
            <text:p> </text:p>
            <text:p/>
            <text:p>113</text:p>
            <text:p/>
            <text:p>(ii)    the purchase, redemption, defeasance or other acquisition or retirement for value of any subordinated Indebtedness of the Par Borrower or any Guarantor or of any Equity Interests of the Par Borrower, the acquisition of any Restricted Investment or the making of any other Restricted Payment, in each such case in exchange for, or out of the net cash proceeds of the substantially concurrent (a) contribution (other than from a Restricted Subsidiary) to the equity capital of the Par Borrower or (b) sale (other than to a Restricted Subsidiary) of, Equity Interests of the Par Borrower (other than Disqualified Stock); provided, however, that the amount of any such net cash proceeds that are utilized for any such purchase, redemption, defeasance or other acquisition or retirement for value or other Restricted Payment will be excluded (or deducted, if included) from the calculation of Incremental Funds and will not be considered to be net cash proceeds from an Equity Offering for purposes of Section 2.05 hereof;</text:p>
            <text:p/>
            <text:p>(iii)    the payment, purchase, redemption, defeasance or other acquisition or retirement for value of Indebtedness of the Borrowers or any Guarantor that is contractually subordinated to the Loans or to any Subsidiary Guarantee with the net cash proceeds from a substantially concurrent incurrence of, or in exchange for, Permitted Refinancing Indebtedness;</text:p>
            <text:p/>
            <text:p>(iv)    the payment of any dividend or distribution by a Restricted Subsidiary to the holders of its Equity Interests in accordance with the terms of such Equity Interests;</text:p>
            <text:p/>
            <text:p>(v)    the purchase, redemption or other acquisition or retirement for value of any Equity Interests of the Borrowers or any Restricted Subsidiary held by any current, future or former director, officer, employee or consultant of the Borrowers, any Restricted Subsidiary or any direct or indirect parent of the Borrowers or any Restricted Subsidiary, or their estates or the beneficiaries of such estates; provided, however, that the aggregate price paid for all such purchased, redeemed, acquired or retired Equity Interests may not exceed $5.0 million in any calendar year, plus up to $10.0 million that was unused in prior calendar years may be carried forward to successive calendar years and added to such amount; provided further that such amounts will be increased by the cash proceeds of key man life insurance policies received by the Borrowers, the Restricted Subsidiaries or any other direct or indirect parent of the Borrowers and contributed to the Par Borrower after the date hereof; provided, however, that the amount of any such cash proceeds that are utilized for any such purchase, redemption, defeasance or other acquisition or retirement for value will be excluded (or deducted, if included) from the calculation of Incremental Funds;</text:p>
            <text:p/>
            <text:p>(vi)    the purchase, repurchase, redemption or other acquisition or retirement for value of Equity Interests deemed to occur upon the exercise of stock options, warrants, incentives, rights to acquire Equity Interests or other convertible securities if such Equity Interests represent a portion of the exercise or exchange price thereof, and any purchase, repurchase, redemption or other acquisition or retirement for value of Equity Interests made in lieu of withholding taxes in connection with any exercise or exchange of stock options, warrants, incentives or rights to acquire Equity Interests;</text:p>
            <text:p/>
            <text:p> </text:p>
            <text:p/>
            <text:p>114</text:p>
            <text:p/>
            <text:p>(vii)    any purchase, redemption, retirement, defeasance or other acquisition for value of any Indebtedness of the Borrowers or any Guarantor that is contractually subordinated in right of payment to the Loans or a Subsidiary Guarantee at a purchase price not greater than (i) 101% of the principal amount of such subordinated Indebtedness plus accrued interest in accordance with customary change of control put provisions and (ii) 100% of the principal amount thereof plus accrued interest in accordance with provisions similar to those set forth under Section 7.08; provided that, prior to or simultaneously with such purchase, redemption, retirement, defeasance or other acquisition, the Borrowers shall have complied with Section 7.08 and repaid the Loans in accordance with Section 2.05;</text:p>
            <text:p/>
            <text:p>(viii)    payments or distributions, in the nature of satisfaction of dissenters’ rights, pursuant to or in connection with a consolidation, merger or transfer of assets that complies with the provisions of this Agreement applicable to mergers, consolidations and transfers of all or substantially all the property and assets of the Borrowers;</text:p>
            <text:p/>
            <text:p>(ix)    the payment of cash in lieu of the issuance of fractional shares of Equity Interests upon exercise or conversion of securities exercisable or convertible into Equity Interests of the Par Borrower or in connection with a share dividend, distribution, share split or reverse share split, consolidation or merger;</text:p>
            <text:p/>
            <text:p>(x)    the declaration and payment of regularly scheduled or accrued dividends or distributions to holders of any class or series of Disqualified Stock of the Par Borrower or any Preferred Stock of any Restricted Subsidiary issued on or after the date hereof in accordance with the Fixed Charge Coverage Ratio test set forth under Section 7.07(a) hereof;</text:p>
            <text:p/>
            <text:p>(xi)    distribution, by dividend or otherwise, of shares of Capital Stock of, or Indebtedness owed to the Borrowers or a Restricted Subsidiary by, any Unrestricted Subsidiary;</text:p>
            <text:p/>
            <text:p>(xii)    other Restricted Payments in an aggregate amount taken together with all other Restricted Payments made pursuant to this clause (xii) not to exceed $30.0 million; and</text:p>
            <text:p/>
            <text:p>(xiii)    the declaration and payment of dividends and distributions by the Borrowers or any of their Subsidiaries to, or the making of loans to, Holdings or any other direct or indirect parent of the Par Borrower in amounts sufficient to make Permitted Holdings Payments;</text:p>
            <text:p/>
            <text:p>provided, however, that except in the case of clause (i) or (xiii), no Default (except for a Default hereunder pursuant to Section 8.01(c)(i) hereof) or Event of Default has occurred and is continuing or would occur as a consequence thereof.</text:p>
            <text:p/>
            <text:p>(c)    The amount of all Restricted Payments (other than cash) will be the Fair Market Value on the date of the Restricted Payment or the Restricted Investment proposed to be</text:p>
            <text:p/>
            <text:p> </text:p>
            <text:p/>
            <text:p>115</text:p>
            <text:p/>
            <text:p>made or the asset(s) or securities proposed to be transferred or issued by the Borrowers or such Restricted Subsidiary, as the case may be, pursuant to the Restricted Payment. The Fair Market Value of any Restricted Investment, assets or securities that are required to be valued by this Section 7.05 will be determined, in the case of amounts greater than $25.0 million, by a majority of the disinterested members of the Board of Directors of the Par Borrower, whose determination shall be evidenced by a Board Resolution.</text:p>
            <text:p/>
            <text:p>(d)    In determining whether any Restricted Payment is permitted by this Section 7.05, the Borrowers and the Restricted Subsidiaries may allocate all or any portion of such Restricted Payment among the categories described in clauses (i) through (xiii) of Section 7.05(b) hereof or Section 7.05(a) hereof (including categorization in whole or in part as a Permitted Investment); provided that, at the time of such allocation, all such Restricted Payments, or allocated portions thereof, would be permitted under the various provisions of this Section 7.05; and provided further that the Borrowers and the Restricted Subsidiaries may reclassify all or a portion of such Restricted Payment or Permitted Investment in any manner that complies with this Section 7.05, and following such reclassification such Restricted Payment or Permitted Investment shall be treated as having been made pursuant to only the clause or clauses of this Section 7.05 to which such Restricted Payment or Permitted Investment has been reclassified.</text:p>
            <text:p/>
            <text:p>(e)    For purposes of this Agreement, no Indebtedness will be deemed to be contractually subordinated in right of payment to any other Indebtedness of the Borrowers or a Guarantor solely by virtue of being unsecured or by virtue of being secured on a junior priority basis or by virtue of the fact that the holders of any secured Indebtedness have entered into intercreditor arrangements giving one or more of such holders priority over the other holders in the collateral held by them. </text:p>
          </table:table-cell>
          <table:table-cell office:value-type="string" calcext:value-type="string">
            <text:p>SECTION 7.08.    Asset Sales.</text:p>
            <text:p/>
            <text:p>(a)    The Borrowers will not, and will not permit any of the Restricted Subsidiaries to, consummate an Asset Sale unless (1) the Borrower Representative provides written notice of such Asset Sale to the Administrative Agent, (2) the applicable Borrower (or a Restricted Subsidiary, as the case may be) receives consideration at the time of the Asset Sale at least equal to the Fair Market Value (measured as of the date of the definitive agreement with respect to such Asset Sale) of the assets or Equity Interests issued or sold or otherwise disposed of, (3) at least 75% of the consideration therefor received by the Borrowers or Restricted Subsidiaries, as the case may be is in the form of Cash Equivalents or Replacement Assets, and (4) the Net Proceeds from any such Asset Sale of Collateral is paid directly by the purchaser thereof to the Collateral Trustee to be held in a Collateral Account for application in accordance with the Intercreditor Agreement and</text:p>
            <text:p/>
            <text:p> </text:p>
            <text:p/>
            <text:p>124</text:p>
            <text:p/>
            <text:p>Section 2.05. For purposes of clause (3) of this Section 7.08(a), each of the following will be deemed to be Cash Equivalents:</text:p>
            <text:p/>
            <text:p>(i)    any liabilities (as shown on the Borrowers’ or any Restricted Subsidiary’s most recent balance sheet or in the notes thereto, or as would be shown on such balance sheet or notes thereto if such liability was incurred subsequent to the date of such balance sheet), of the Par Borrower or any Restricted Subsidiary (other than contingent liabilities and liabilities that are by their terms contractually subordinated in right of payment to the Loans or any Subsidiary Guarantee) that are assumed by the transferee of any such assets pursuant to an agreement that releases the Borrowers or such Restricted Subsidiary from further liability, or that are otherwise released or assumed;</text:p>
            <text:p/>
            <text:p>(ii)    any securities, notes or other obligations received by the Borrowers or any Restricted Subsidiary from such transferee that are, within 210 days after the Asset Sale, converted by the applicable Borrower or such Restricted Subsidiary into Cash Equivalents, to the extent of the Cash Equivalents received in that conversion; and</text:p>
            <text:p/>
            <text:p>(iii)    any Designated Non-Cash Consideration received by the Borrowers or any Restricted Subsidiary in such Asset Sale having an aggregate Fair Market Value, taken together with all other Designated Non-Cash Consideration received pursuant to this clause (iii) that is at the time outstanding, not to exceed the greater of (x) $25.0 million and (y) 3.0% of Par Borrower’s Consolidated Net Tangible Assets as of the date of the definitive agreement with respect to such Asset Sale, with the Fair Market Value of each item of Designated Non-Cash Consideration being measured as of the date of the definitive agreement with respect to such Asset Sale and without giving effect to subsequent changes in value.</text:p>
            <text:p/>
            <text:p>(b)    Notwithstanding anything to the contrary in Section 7.08(a), the Borrowers and their Restricted Subsidiaries will not be required to cause any Net Proceeds to be held in a Collateral Account in accordance with clause (4) of Section 7.08(a) except to the extent the aggregate Net Proceeds from all Asset Sales of Collateral that (1) are not held in a Collateral Account and (2) have not been previously applied in accordance with the provisions Section 2.05 relating to the application of Net Proceeds from Asset Sales of Collateral, exceed $25.0 million. </text:p>
          </table:table-cell>
          <table:table-cell table:number-columns-repeated="1013"/>
        </table:table-row>
        <table:table-row table:style-name="ro1">
          <table:table-cell office:value-type="string" calcext:value-type="string">
            <text:p><text:a xlink:href="https://www.sec.gov/Archives/edgar/data/912562/000091256219000005/gibraltarcreditagreement201.htm" xlink:type="simple">https://www.sec.gov/Archives/edgar/data/912562/000091256219000005/gibraltarcreditagreement201.htm</text:a></text:p>
          </table:table-cell>
          <table:table-cell office:value-type="string" calcext:value-type="string">
            <text:p>SIXTH AMENDED AND RESTATED CREDIT AGREEMENT</text:p>
          </table:table-cell>
          <table:table-cell office:value-type="string" calcext:value-type="string">
            <text:p>This SIXTH AMENDED AND RESTATED CREDIT AGREEMENT (as the same may</text:p>
            <text:p>from time to time be further amended, restated or otherwise modified, this “Agreement”) is made effective as of the 24th day of January, 2019 among:</text:p>
            <text:p/>
            <text:p> </text:p>
            <text:p>(a)</text:p>
            <text:p> </text:p>
            <text:p>GIBRALTAR INDUSTRIES, INC., a Delaware corporation (“Gibraltar”);</text:p>
            <text:p/>
            <text:p>(b)GIBRALTAR STEEL CORPORATION OF NEW YORK, a New York corporation (“GSCNY” and, together with Gibraltar, collectively, the “Borrowers” and, individually, each a “Borrower”);</text:p>
            <text:p/>
            <text:p>(c)the lenders listed on Schedule 1 hereto and each other Eligible Transferee, as hereinafter defined, that from time to time becomes a party hereto pursuant to Section 2.9(b) or 12.10 hereof (collectively, the “Lenders” and, individually, each a “Lender”); and</text:p>
            <text:p/>
            <text:p>(d)KEYBANK NATIONAL ASSOCIATION, a national banking association, as the administrative agent for the Lenders under this Agreement (the “Administrative Agent”), the Swing Line Lender and the Issuing Lender.</text:p>
          </table:table-cell>
          <table:table-cell office:value-type="string" calcext:value-type="string">
            <text:p>Section 2.9. Modifications to Commitment.</text:p>
            <text:p/>
            <text:p>(a)Optional Reduction of Revolving Credit Commitment. The Administrative Borrower may at any time and from time to time permanently reduce in whole or ratably in part the Maximum Revolving Amount to an amount not less than the then existing Revolving Credit Exposure, by giving the Administrative Agent not fewer than five Business Days’ written notice of such reduction, provided that any such partial reduction shall be in an aggregate amount, for all of the Lenders, of not less than Five Million Dollars ($5,000,000), increased in increments of One Million Dollars ($1,000,000). The Administrative Agent shall promptly notify each Revolving Lender of the date of each such reduction and such Revolving Lender’s proportionate share thereof. After each such partial reduction, the commitment fees payable hereunder shall be calculated upon the Maximum Revolving Amount as so reduced. If the Borrowers reduce in whole the Revolving Credit Commitment, on the effective date of such reduction (the Borrowers having prepaid in full the unpaid principal balance, if any, of the Loans, together with all interest (if any) and commitment and other fees accrued and unpaid with respect thereto, and provided that no Letter of Credit Exposure or Swing Line Exposure shall exist), all of the Revolving Credit Notes shall be delivered to the Administrative Agent marked “Canceled” and the Administrative Agent shall redeliver such Revolving Credit Notes to the Administrative</text:p>
            <text:p/>
            <text:p>Borrower. Any partial reduction in the Maximum Revolving Amount shall be effective during the remainder of the Commitment Period. Upon each decrease of the Maximum Revolving Amount, the Total Commitment Amount shall be decreased by the same amount.</text:p>
            <text:p/>
            <text:p/>
            <text:p>(b)</text:p>
            <text:p/>
            <text:p>Increase in Commitment.</text:p>
            <text:p/>
            <text:p>(i)    At any time during the Commitment Increase Period, the Administrative Borrower may request that the Administrative Agent increase the Total Commitment Amount by (A) increasing the Maximum Revolving Amount, or (B) adding a term loan facility to this Agreement (the “Additional Term Loan Facility”) (which Additional Term Loan Facility shall be subject to subsection (c) below); provided that the aggregate amount of all increases (revolver and term) made pursuant to this subsection (b) shall not exceed Three Hundred Million Dollars ($300,000,000). Each such request for an increase shall be in an amount of at least Twenty-Five Million Dollars ($25,000,000), and may be made by either (1) increasing, for one or more Revolving Lenders, with their prior written consent, their respective Revolving Credit Commitments, (2) adding a new commitment for one or more Lenders, with their prior written consent, with respect to the Additional Term Loan Facility, or (3) including one or more Additional Lenders, each with a new commitment under the Revolving Credit Commitment or the Additional Term Loan Facility, as a party to this Agreement (each an “Additional Commitment” and, collectively, the “Additional Commitments”).</text:p>
            <text:p/>
            <text:p>(ii)    During the Commitment Increase Period, all of the Lenders agree that the Administrative Agent, in its sole discretion, may permit one or more Additional Commitments upon satisfaction of the following requirements: (A) each Additional Lender, if any, shall execute an Additional Lender Assumption Agreement, (B) each Additional Commitment from an Additional Lender, if any, shall be in an amount of at least Five Million Dollars ($5,000,000), (C) the Administrative Agent shall provide to the Administrative Borrower and each Lender a revised Schedule 1 to this Agreement, including revised Commitment Percentages for each of the Lenders, if appropriate, at least three Business Days prior to the date of the effectiveness of such Additional Commitments (each an “Additional Lender Assumption Effective Date”), and (D) the Borrowers shall execute and deliver to the Administrative Agent and the applicable Lenders such replacement or additional Notes as shall be required by the Administrative Agent (if Notes have been requested by such Lender or Lenders). The Lenders hereby authorize the Administrative Agent to execute each Additional Lender Assumption Agreement on behalf of the Lenders.</text:p>
            <text:p/>
            <text:p>(iii)    On each Additional Lender Assumption Effective Date, the Lenders shall make adjustments among themselves with respect to the Loans then outstanding and amounts of principal, interest, commitment fees and other amounts paid or payable with respect thereto as shall be necessary, in the opinion of the Administrative Agent, in order to reallocate among the applicable Lenders such outstanding amounts, based on the revised Commitment Percentages and to otherwise carry out fully the intent and terms of this Section 2.9 (b) (and the Borrowers shall pay to the applicable Lenders any amounts that would be payable pursuant to Section 3.3 hereof if such adjustments among the</text:p>
            <text:p/>
            <text:p>applicable Lenders would cause a prepayment of one or more LIBOR Fixed Rate Loans). In connection therewith, it is understood and agreed that the Maximum Amount of any Lender will not be increased (or decreased except pursuant to subsection (a) hereof) without the prior written consent of such Lender. The Administrative Borrower shall not request any increase in the Total Commitment Amount pursuant to this subsection (b) if a Default or an Event of Default shall then exist, or, after giving pro forma effect to any such increase, would exist. At the time of any such increase, at the request of the Administrative Agent, the Credit Parties and the Lenders shall enter into an amendment to evidence such increase and to address related provisions as deemed necessary or appropriate by the Administrative Agent. Upon each increase of the Maximum Revolving Amount or addition of the Additional Term Loan Facility, the Total Commitment Amount shall be increased by the same amount.</text:p>
            <text:p/>
            <text:p/>
            <text:p>(c)</text:p>
            <text:p/>
            <text:p>Additional Term Loan Facility.</text:p>
            <text:p/>
            <text:p>(i)    The Additional Term Loan Facility (A) shall rank pari passu in right of payment with the Revolving Loans, (B) shall be fully secured on a pari passu basis with the Revolving Loans, (C) shall be subject to an amortization rate between five percent (5%) and ten percent (10%) per annum, (D) shall not mature earlier than the last day of the Commitment Period (but may have amortization prior to such date), (E) shall be treated substantially the same as (and in any event no more favorably than) the Revolving Loans, including, without limitation, with respect to covenants, representations and warranties, events of default and other applicable terms and conditions, (F) shall be subject to customary mandatory prepayments, including, but limited to those in connection with assets sales, casualty occurrences and in connection with the incurrence of indebtedness, and (G) shall be subject to interest rates as determined by the Administrative Agent at the time of the exercise of such Additional Term Loan Facility; provided that in the event the interest rate with respect to such Additional Term Loan Facility is greater than the then-current interest rates applicable to the Revolving Loans by fifty (50.00) basis points or more, then the interest rate for the Revolving Loans shall be increased to the extent necessary such that the interest rate on the Revolving Loans is fifty (50.00) basis points below such Additional Term Loan Facility.</text:p>
            <text:p/>
            <text:p>(ii)    The Additional Term Loan Facility may be added hereunder pursuant to an amendment or restatement (the “Additional Term Loan Facility Amendment”) of this Agreement and, as appropriate, the other Loan Documents, executed by the Borrowers, each Lender providing a commitment with respect to the Additional Term Loan Facility, each Additional Lender providing a commitment with respect to the Additional Term Loan Facility, and the Administrative Agent. Notwithstanding anything herein to the contrary, the Additional Term Loan Facility Amendment may, without the consent of any other Lenders, effect such amendments to this Agreement and the other Loan Documents as may be necessary or appropriate, in the reasonable opinion of the Administrative Agent, to effect the provisions of Section 2.9(b) and (c) hereof (including, without limitation, amendments to the definitions in this Agreement and Section 9.9 hereof for the purpose of treating such Additional Term Loan Facility pari passu with the other Loans).</text:p>
          </table:table-cell>
          <table:table-cell office:value-type="string" calcext:value-type="string">
            <text:p>Section 2.11. Mandatory Payments. <text:s/>(a)Revolving Credit Exposure. If, at any time, the Revolving Credit Exposure shall exceed the Revolving Credit Commitment, the Borrowers shall, as promptly as practicable, but in no event later than the next Business Day after receipt of notice, pay an aggregate principal amount of the Revolving Loans sufficient to bring the Revolving Credit Exposure within the Revolving Credit Commitment. <text:s/>(b)Swing Line Exposure. If, at any time, the Swing Line Exposure shall exceed the Swing Line Commitment, the Borrowers shall, as promptly as practicable, but in no event later than the next Business Day after receipt of notice, pay an aggregate principal amount of the Swing Loans sufficient to bring the Swing Line Exposure within the Swing Line Commitment. <text:s/>(c)Application of Mandatory Payments. Unless otherwise designated by the Administrative Borrower, each prepayment pursuant to Section 2.11 hereof shall be applied in the following order (i) first, on a pro rata basis for the Lenders, to outstanding Base Rate Loans, (ii)second, on a pro rata basis for the Lenders, to outstanding Eurodollar Loans, and (iii) third, to outstanding Alternate Currency Loans (or, at the discretion of the Administrative Agent, to cash collateralize Alternate Currency Loans until the applicable Interest Adjustment Date); provided that, if the outstanding principal amount of any LIBOR Fixed Rate Loan shall be reduced to an amount less than the minimum amount set forth in Section 2.5(d) hereof as a result of such prepayment, then such LIBOR Fixed Rate Loan shall be converted into a Base Rate Loan on the date of such prepayment. Any prepayment of a LIBOR Fixed Rate Loan or Swing Loan pursuant to this Section 2.11 shall be subject to the prepayment provisions set forth in Article III hereof.</text:p>
          </table:table-cell>
          <table:table-cell office:value-type="string" calcext:value-type="string">
            <text:p>Section 5.8. Borrowing. No Company shall create, incur or have outstanding any Indebtedness of any kind; provided that this Section 5.8 shall not apply to the following:</text:p>
            <text:p/>
            <text:p/>
            <text:p>(a)</text:p>
            <text:p/>
            <text:p>the Loans, the Letters of Credit and any other Indebtedness under this Agreement;</text:p>
            <text:p/>
            <text:p>(b)any loans granted to, or Capitalized Lease Obligations or Synthetic Leases entered into by, any Company for the purchase or lease of fixed or capital assets (and refinancings of such Synthetic Leases, loans or Capitalized Lease Obligations), which loans, Capitalized Lease Obligations and Synthetic Leases shall only be secured by the fixed or capital assets being purchased or leased, so long as (i) the aggregate principal amount of all such loans, Capitalized Lease Obligations and Synthetic Leases for all Companies shall not exceed Forty Million Dollars ($40,000,000) at any time outstanding (as calculated using Capitalized Lease Obligations in lieu of principal amount, in the case of any Capital Leases, and using the present value, based on the implicit interest rate, in lieu of principal amount, in the case of any Synthetic Lease), and (ii) the Indebtedness secured thereby does not exceed the cost of acquiring, constructing or improving such fixed or capital assets;</text:p>
            <text:p/>
            <text:p>(c)the Indebtedness existing on the Closing Date, in addition to the other Indebtedness permitted to be incurred pursuant to this Section 5.8, as set forth in Schedule 5.8 hereto (and any extension, renewal or refinancing thereof but only to the extent that the principal amount thereof does not increase after the Closing Date);</text:p>
            <text:p/>
            <text:p>(d)loans to, and guaranties of Indebtedness of, a Company from a Company so long as each such Company is a Credit Party;</text:p>
            <text:p/>
            <text:p>(e)Indebtedness under any Hedge Agreement, so long as such Hedge Agreement shall have been entered into in the ordinary course of business and not for speculative purposes;</text:p>
            <text:p/>
            <text:p/>
            <text:p>(f)</text:p>
            <text:p/>
            <text:p>Permitted Foreign Subsidiary Loans, Guaranties and Investments;</text:p>
            <text:p/>
            <text:p>(g)unsecured Indebtedness, in addition to the Indebtedness listed above, so long as, at the time of any incurrence thereof, and after giving effect thereto, (i) the Borrowers shall be in compliance with the Total Leverage Ratio financial covenant set forth in Section 5.7(b) hereof both immediately before and after giving pro forma effect to the incurrence of such Indebtedness, and (ii) no Default or Event of Default shall have occurred and be continuing or would result therefrom;</text:p>
            <text:p/>
            <text:p>(h)other unsecured Subordinated Indebtedness, in addition to the Indebtedness listed above, so long as (i) no Default or Event of Default shall then exist or immediately after incurring any of such Indebtedness will exist, (ii) all of such Indebtedness shall be Subordinated at all times, (iii) the Borrowers shall be in compliance with the Total Leverage Ratio financial covenant set forth in Section 5.7(b) hereof both immediately before and after giving pro forma</text:p>
            <text:p/>
            <text:p>effect to the incurrence of such Indebtedness, and (iv) the terms of all such Indebtedness are acceptable to the Administrative Agent and the Required Lenders in their discretion; provided that, if such Subordinated Indebtedness is incurred, and owed to a seller, in connection with an Acquisition made pursuant to Section 5.13 hereof, subpart (iv) above shall not apply with respect to such Subordinated Indebtedness; and</text:p>
            <text:p/>
            <text:p>(i)Indebtedness (secured with cash) incurred in connection with any Acquisition to secure letter of credit obligations assumed in connection with such Acquisition; provided that such secured Indebtedness may only remain outstanding until the next successive anniversary date of such letter of credit at which point each such letter of credit shall be replaced by a Letter of Credit issued hereunder.</text:p>
            <text:p/>
            <text:p/>
          </table:table-cell>
          <table:table-cell office:value-type="string" calcext:value-type="string">
            <text:p>Section 5.9. Liens. No Company shall create, assume or suffer to exist (upon the happening of a contingency or otherwise) any Lien upon any of its property or assets, whether now owned or hereafter acquired; provided that this Section 5.9 shall not apply to the following:</text:p>
            <text:p/>
            <text:p>(a)Liens for taxes not yet due or that are being actively contested in good faith by appropriate proceedings and for which adequate reserves shall have been established in accordance with GAAP;</text:p>
            <text:p/>
            <text:p>(b)other statutory Liens, including, without limitation, statutory Liens of landlords, carriers, warehousers, utilities, mechanics, repairmen, workers and materialmen, incidental to the conduct of its business or the ownership of its property and assets that were incurred in the ordinary course of business, and other similar Liens arising in the ordinary course of business, that (i) were not incurred in connection with the incurring of Indebtedness or the obtaining of advances or credit, and (ii) do not in the aggregate materially detract from the value of its property or assets or materially impair the use thereof in the operation of its business;</text:p>
            <text:p/>
            <text:p>(c)Liens on property or assets of a Subsidiary to secure obligations of such Subsidiary to a Credit Party;</text:p>
            <text:p/>
            <text:p>(d)any Lien granted to the Administrative Agent, for the benefit of the Lenders (and any affiliates thereof);</text:p>
            <text:p/>
            <text:p>(e)the Liens existing on the Closing Date as set forth in Schedule 5.9 hereto and replacements, extensions, renewals, refundings or refinancings thereof, but only to the extent that the amount of debt secured thereby, and the amount and description of property subject to such Liens, shall not be increased;</text:p>
            <text:p/>
            <text:p>(f)purchase money Liens on fixed or capital assets securing the loans, Capitalized Lease Obligations and Synthetic Leases pursuant to Section 5.8(b) hereof, provided that such Lien is limited to the purchase price and only attaches to the property being acquired;</text:p>
            <text:p/>
            <text:p>(g)easements, rights-of-way, zoning or other restrictions, charges, encumbrances, defects in title, prior rights of other Persons, and obligations contained in similar instruments, in each case that do not secure Indebtedness and do not involve, and are not likely to involve at any future time, either individually or in the aggregate, (i) a substantial and prolonged interruption or</text:p>
            <text:p/>
            <text:p>disruption of the business activities of the Companies considered as an entirety, or (ii) a Material Adverse Effect;</text:p>
            <text:p/>
            <text:p>(h)Liens arising from the rights of lessors under leases (including financing statements regarding property subject to lease) not in violation of the requirements of this Agreement; provided that such Liens are only in respect of the property subject to, and secure only, the respective lease (and any other lease with the same or an affiliated lessor);</text:p>
            <text:p/>
            <text:p>(i)Liens arising from judgments, decrees or attachments in circumstances not constituting an Event of Default under Section 8.9 hereof;</text:p>
            <text:p/>
            <text:p>(j)Liens (other than any Lien imposed by ERISA) incurred or deposits made in the ordinary course of business in connection with workers’ compensation, unemployment insurance and other types of social security, and mechanics’ Liens, carriers’ Liens, and other Liens to secure the performance of tenders, statutory obligations, contract bids, government contracts, surety, appeal, customs, performance and return-of-money bonds and other similar obligations, incurred in the ordinary course of business (exclusive of obligations in respect of the payment for borrowed money), whether pursuant to statutory requirements, common law or consensual arrangements;</text:p>
            <text:p/>
            <text:p>(k)leases or subleases granted in the ordinary course of business to others not interfering in any material respect with the business of the Companies and any interest or title of a lessor under any lease not in violation of this Agreement; or</text:p>
            <text:p/>
            <text:p>(l)rights of consignors of goods, whether or not perfected by the filing of a financing statement under the U.C.C.</text:p>
            <text:p/>
            <text:p>No Company shall enter into any contract or agreement (other than (i) a contract or agreement entered into in connection with the purchase or lease of fixed assets that prohibits Liens on such fixed assets or (ii) any agreement with a restriction that is not enforceable under Section 9-406, 9-407 or 9-408 of the U.C.C.) that would prohibit the Administrative Agent or the Lenders from acquiring a security interest, mortgage or other Lien on, or a collateral assignment of, any of the property or assets of such Company.</text:p>
            <text:p/>
            <text:p/>
          </table:table-cell>
          <table:table-cell office:value-type="string" calcext:value-type="string">
            <text:p>Section 5.15. Restricted Payments. No Company shall make or commit itself to make any Restricted Payment at any time, except that:</text:p>
            <text:p/>
            <text:p>(a)a Company may declare and pay or make Capital Distributions that are payable solely in additional shares of its common stock (or warrants, options or other rights to acquire additional shares of its common stock);</text:p>
            <text:p/>
            <text:p>(b)Gibraltar may declare and pay or make Capital Distributions in cash, so long as (i) no Default or Event of Default shall then exist or, after giving pro forma effect to such payment, thereafter shall begin to exist, and (ii) the Total Leverage Ratio (or the Senior Secured Leverage Ratio when the Total Leverage Ratio is not in effect) is less than 3.00 to 1.00 both prior to and after giving pro forma effect to each such Capital Distribution;</text:p>
            <text:p/>
            <text:p>(c)Gibraltar may declare and pay or make Capital Distributions in cash in an aggregate amount not to exceed Seventy-Five Million Dollars ($75,000,000) during any fiscal year of Gibraltar when the Total Leverage Ratio (or the Senior Secured Leverage Ratio when the Total Leverage Ratio is not in effect) is equal to or greater than 3.00 to 1.00, and so long as no Default or Event of Default shall then exist or, after giving pro forma effect to such payment, thereafter shall begin to exist;</text:p>
            <text:p/>
            <text:p>(d)Gibraltar may repurchase its capital stock as required by Gibraltar’s executive compensation program, so long as (i) no Default or Event of Default shall then exist or, after giving pro forma effect to such payment, thereafter shall begin to exist, (ii) the proceeds of such repurchase are used solely for the purpose of paying withholding tax incurred pursuant to the issuance of stock (as compensation) under such executive compensation program, and (iii) the</text:p>
            <text:p/>
            <text:p>amount of stock (as compensation) issued under such executive compensation program is consistent with past business practices of Gibraltar;</text:p>
            <text:p/>
            <text:p>(e)Gibraltar may make principal (including prepayments) and interest payments on the Subordinated Notes and specifically may repay the Subordinated Notes in full at any time prior to February 15, 2019; and</text:p>
            <text:p/>
            <text:p>(f)any Borrower may make regularly scheduled payments of interest with respect to any Subordinated Indebtedness, subject in each case to the terms and conditions (including the subordination terms) of such Subordinated Indebtedness, so long as no Default or Event of Default shall then exist, or, after giving pro forma effect to such payment, thereafter shall begin to exist.</text:p>
          </table:table-cell>
          <table:table-cell office:value-type="string" calcext:value-type="string">
            <text:p>Section 5.12. Merger and Sale of Assets. No Company shall merge, amalgamate or consolidate with any other Person, or sell, lease or transfer or otherwise dispose of any assets to any Person other than in the ordinary course of business, except that, if no Default or Event of Default shall then exist or immediately thereafter shall begin to exist:</text:p>
            <text:p/>
            <text:p>(a)a Domestic Subsidiary (other than a Borrower) may merge with (i) a Borrower (provided that such Borrower shall be the continuing or surviving Person) or (ii) any one or more Guarantors of Payment (provided that a Guarantor of Payment shall be the surviving or continuing Person);</text:p>
            <text:p/>
            <text:p>(b)GSCNY may merge with Gibraltar (provided that Gibraltar shall be the continuing or surviving Person);</text:p>
            <text:p/>
            <text:p>(c)a Domestic Subsidiary (other than a Borrower) may sell, lease, transfer or otherwise dispose of any of its assets to (i) a Borrower or (ii) any Guarantor of Payment;</text:p>
            <text:p/>
            <text:p>(d)a Borrower may sell, lease, transfer or otherwise dispose of any of its assets to another Borrower;</text:p>
            <text:p/>
            <text:p>(e)a Domestic Subsidiary (other than a Credit Party) may merge with or sell, lease, transfer or otherwise dispose of any of its assets to any other Domestic Subsidiary (provided that in the case of a merger with a Borrower, such Borrower shall be the surviving or continuing Person and in the case of a merger with a Guarantor of Payment, such Guarantor of Payment shall be the surviving or continuing Person);</text:p>
            <text:p/>
            <text:p>(f)a Foreign Subsidiary may merge or amalgamate with another Company provided that, if either Company is a Credit Party, a Credit Party shall be the continuing or surviving Person and each Borrower shall be a continuing or surviving Person;</text:p>
            <text:p/>
            <text:p>(g)a Foreign Subsidiary may sell, lease, transfer or otherwise dispose of any of its assets to another Company pursuant to a plan of liquidation or otherwise; and</text:p>
            <text:p/>
            <text:p>(i)if no Default or Event of Default shall have occurred and be continuing or would result therefrom, and no Material Adverse Effect has occurred or will result therefrom, the Companies may consummate any Asset Disposition, provided that:</text:p>
            <text:p/>
            <text:p>(i)    the consideration for each such Asset Disposition represents fair market value and at least eighty percent (80%) of such consideration consists of cash;</text:p>
            <text:p/>
            <text:p>(ii)    the cumulative aggregate market value of the assets sold or transferred does not exceed ten percent (10%) of Consolidated Net Worth for all such transactions completed during any fiscal year of Gibraltar; and</text:p>
            <text:p/>
            <text:p>(iii)    in the case of any such transaction involving a sale of assets having an aggregate market value in excess of Twenty Million Dollars ($20,000,000), at least five Business Days prior to the date of completion of such transaction the Administrative Borrower shall have delivered to the Administrative Agent an officer’s certificate executed by an Authorized Officer, which certificate shall contain (A) a description of the proposed transaction, and (B) a certification that no Default, Event of Default or Material Adverse Effect has occurred and is continuing, or would result from consummation of such transaction.</text:p>
          </table:table-cell>
          <table:table-cell table:number-columns-repeated="1013"/>
        </table:table-row>
        <table:table-row table:style-name="ro1">
          <table:table-cell office:value-type="string" calcext:value-type="string">
            <text:p><text:a xlink:href="https://www.sec.gov/Archives/edgar/data/1089511/000143774919001146/ex_133146.htm" xlink:type="simple">https://www.sec.gov/Archives/edgar/data/1089511/000143774919001146/ex_133146.htm</text:a></text:p>
          </table:table-cell>
          <table:table-cell office:value-type="string" calcext:value-type="string">
            <text:p>FIRST AMENDED AND RESTATED CREDIT AGREEMENT</text:p>
          </table:table-cell>
          <table:table-cell office:value-type="string" calcext:value-type="string">
            <text:p>THIS FIRST AMENDED AND RESTATED CREDIT AGREEMENT (as amended, supplemented or otherwise modified form time to time, this “Agreement”) is dated as of January 15, 2019, and is made by and among ALASKA COMMUNICATIONS SYSTEMS HOLDINGS, INC., a Delaware corporation, as BORROWER (as hereinafter defined), each of the GUARANTORS (as hereinafter defined), the LENDERS (as hereinafter defined), and ING CAPITAL LLC, in its capacity as Administrative Agent for the Secured Parties and as an Issuing Lender and Swing Line Lender (each as hereinafter defined).</text:p>
          </table:table-cell>
          <table:table-cell office:value-type="string" calcext:value-type="string">
            <text:p>(e)        Incremental Term Loans.</text:p>
            <text:p/>
            <text:p> </text:p>
            <text:p/>
            <text:p>(i)     Following the First Restatement Effective Date, the Borrower may from time to time request that additional term loans be made to it in accordance with this Section 2.1(e) (each, an “Incremental Term Loan”) by delivering a Notice of Incremental Term Loan Borrowing to the Administrative Agent, specifying (subject to the restrictions set forth in Section 2.1(e)(ii)) therein (u) the amount of the Tranche of Incremental Term Loans requested (which Tranche shall be in a minimum principal amount of $5,000,000 and integral multiples of $1,000,000 in excess thereof), (v) the requested advance date of the proposed Incremental Term Loans comprising such Tranche (which shall be not less than thirty (30) days from the date of delivery of the Notice of Incremental Term Loan Borrowing (or such shorter period of time as to which the Administrative Agent may agree in its sole discretion)), (w) the Interest Rate Option(s) and the Applicable Margin(s) to be applicable to all Incremental Term Loans in such Tranche, (x) the amortization for all Incremental Term Loans in such Tranche, (y) the amount of any upfront or closing fees to be paid by the Borrower to the Lenders funding the Tranche of Incremental Term Loans requested, and (z) the proposed use of the proceeds of such Tranche of Incremental Term Loans. Subject to the last sentence in Section 2.1(e)(iv), each Notice of Incremental Term Loan Borrowing delivered by the Borrower shall be irrevocable and shall be binding upon all Loan Parties. At the time of delivery of each Notice of Incremental Term Loan Borrowing, the Borrower shall also deliver to the Administrative Agent a certificate of a Compliance Officer of the Borrower certifying (1) that after giving effect to the Borrowing of such Tranche of Incremental Term Loans, the Loan Parties shall be in pro forma compliance with the minimum Fixed Charge Coverage Ratio under Section 8.2 as of the last day of the most recent fiscal quarter for which financial statements have been delivered pursuant to Section 6.1 and the Total Net Leverage Ratio is at least one-quarter turn below the maximum Total Net Leverage Ratio covenant then in effect at such time under Section 8.1 (in each case showing the calculations thereof in reasonable detail) and (2) that no Default or Event of Default shall have occurred and be continuing or would result therefrom. There shall be no more than five (5) Tranches of Incremental Term Loans. The aggregate principal amount of all Incremental Term Loan Commitments of all Tranches of Incremental Term Loans made pursuant to this Section 2.1(e) shall not exceed on any date of determination, the Incremental Amount.</text:p>
            <text:p/>
            <text:p> </text:p>
            <text:p/>
            <text:p>(ii)     As selected by the Borrower in the applicable Incremental Term Loan Funding Agreement, Incremental Term Loans may be in the form of Incremental Term A Loans or term loans with terms different from the Term A Loans (“Other Term Loans”). Repayments of the principal of any Incremental Term Loans may not be reborrowed. Each Tranche of Other Term Loans shall bear interest at the Alternate Base Rate or the Adjusted LIBOR Rate (or any successor rate as provided in Section 3.4) plus such Applicable Margin as is set forth in the Notice of Incremental Term Loan Borrowing related to such Tranche. Other Term Loans shall be subject to the amortization set forth in the applicable Notice of Incremental Term Loan Borrowing relating to such Tranche, provided, however, that until the date that is 12 months after the First Restatement Effective Date, without the prior written consent of Lenders holding more than 50% in interest of the outstanding Loans of each Class of existing Term Loans:</text:p>
            <text:p/>
            <text:p> </text:p>
            <text:p/>
            <text:p>(A)     in the event that the initial yield (including Applicable Margins for Base Rate Loans or LIBOR Rate Loans, interest rate floors, original issue discount and upfront fees (with original issue discount being equated to interest based on an assumed four year life to maturity)) under any Tranche of Other Term Loans exceeds by more than 50 basis points (the amount of such excess above 50 basis points being referred to herein as the “Yield Differential”) the Applicable Margin then in effect for LIBOR Rate Loans constituting Term Loans, then each Applicable Margin for the Term A Loans shall automatically be increased by the Yield Differential, effective upon the making of such Other Term Loans;</text:p>
            <text:p/>
            <text:p> </text:p>
            <text:p/>
            <text:p>(B)     the final maturity date of any Tranche of Other Term Loans shall be no earlier than any other Class of Term Loans,</text:p>
            <text:p/>
            <text:p> </text:p>
            <text:p/>
            <text:p>(C)     the weighted average life of any Tranche of Other Term Loans shall be greater than the remaining life of any other Class of Term Loans, determined as of the effective date of the Incremental Term Loan Commitment for such Tranche of Other Term Loans; and</text:p>
            <text:p/>
            <text:p> </text:p>
            <text:p/>
            <text:p>(D)     any covenant or Event of Default applicable to any Tranche of Other Term Loans that is more restrictive than the equivalent covenant or Event of Default set forth in this Agreement shall be deemed to be applicable to all Loans hereunder.</text:p>
            <text:p/>
            <text:p> </text:p>
            <text:p>53</text:p>
            <text:p>Alaska Communications Systems Holdings, Inc. First Amended and Restated Credit Agreement</text:p>
            <text:p> </text:p>
            <text:p/>
            <text:p> </text:p>
            <text:p/>
            <text:p>(iii)     Upon receipt of a request for a Tranche of Incremental Term Loans from the Borrower, the Administrative Agent shall first offer the existing Term Lenders, the opportunity, in such amounts as the Administrative Agent shall determine, to participate in the requested Tranche of Incremental Term Loans, provided that if the existing Term Lenders do not commit to the full amount requested by the Borrower, the Administrative Agent shall offer any uncommitted amounts thereof to existing Lenders or new lenders that are Eligible Assignees the opportunity, in such amounts as the Administrative Agent shall determine. Upon receipt of a request for a Tranche of Other Term Loans from the Borrower, the Administrative Agent may, in its sole discretion, offer one or more Term Lenders, other Lenders or new lenders that are Eligible Assignees the opportunity, in such amounts as the Administrative Agent shall determine, to participate in the requested Tranche of Incremental Term Loans. Except as provided in the first sentence of this clause (iii), the Administrative Agent shall have no obligation to offer any Lender or new lender the opportunity to participate in any such Tranche of Incremental Term Loans and nothing herein shall prohibit the Administrative Agent from retaining for its own account, as an Incremental Term Lender, all or substantially all of such Tranche of Incremental Term Loans. The Administrative Agent shall deliver a copy of each Notice of Incremental Term Loan Borrowing to such Lenders or other Persons that qualify as an Eligible Assignee as may be determined by the Administrative Agent in its reasonable discretion with the approval of the Borrower. Each Term Lender, other Lender or new lender that fails to respond to such a notice in writing in a form acceptable to the Administrative Agent within the period of time provided therein shall be deemed to have elected not to participate in such Tranche of Incremental Term Loans. No Lender or new lender shall have any obligation to fund any Incremental Term Loan, and any decision by a Lender or new lender to fund any Incremental Term Loan shall be made in its sole discretion independently from any other Lender or new lender.</text:p>
            <text:p/>
            <text:p> </text:p>
            <text:p/>
            <text:p>(iv)     If in response to the offer to participate in such Tranche made by the Administrative Agent pursuant to clause (iii) above, the Administrative Agent receives commitments from Lenders and/or from any other Person that (x) qualifies as an Eligible Assignee and is reasonably acceptable to the Borrower and the Administrative Agent and (y) has agreed to become a Lender in respect of all or a portion of the Incremental Term Loan (an “Additional Incremental Term Lender”), in excess of the requested Incremental Term Loan, the Administrative Agent shall have the right, in its sole discretion but with the consent of the Borrower, to reduce and reallocate (within the minimum and maximum amounts specified by each such Lender or Additional Incremental Term Lender in its notice to the Administrative Agent) the shares of the Incremental Term Loan of the Lenders or Additional Incremental Term Lenders willing to fund (or commit to fund) such Incremental Term Loan so that the total committed Incremental Term Loan equals the requested Incremental Term Loan. If the Administrative Agent does not receive commitments from Lenders or Additional Incremental Term Lenders in an amount sufficient to fund the requested Incremental Term Loan, the Administrative Agent shall so notify the Borrower and the request for such Incremental Term Loan shall be deemed automatically rescinded; provided that the Borrower may submit a replacement Notice of Incremental Term Loan Borrowing setting forth different terms for the requested Incremental Term Loan.</text:p>
            <text:p/>
            <text:p> </text:p>
            <text:p/>
            <text:p>(v)     The agreement to fund any Tranche of Incremental Term Loans pursuant to this Section 2.1(e) shall become effective upon the receipt by the Administrative Agent of an Incremental Term Loan Funding Agreement signed by each Loan Party, by each Additional Incremental Term Lender and by each existing Lender who has agreed to fund such Incremental Term Loans, setting forth the terms of the new Incremental Term Loans from the Notice of Incremental Term Loan Borrowing (To the extent of any inconsistency between the Notice of Incremental Term Loan Borrowings and the Incremental Term Loan Funding Agreement, the Incremental Term Loan Funding Agreement shall govern.) and setting forth the new Incremental Term Loans of such Lenders and setting forth the agreement of each Additional Incremental Term Lender to become a party to this Agreement as a Lender and to be bound by all the terms and provisions hereof, together with officer’s certificates and ratification agreements executed by each Loan Party and such evidence of satisfaction of all conditions set forth in Section 4.3, appropriate corporate authorization on the part of each Loan Party with respect to the requested Incremental Term Loan, amendments to any other Loan Documents reasonably requested by the Administrative Agent in relation to the requested Incremental Term Loan (which amendments to the Loan Documents (other than this Agreement) the Administrative Agent is hereby authorized to execute on behalf of the Lenders), updates or other modifications to mortgages, title policies or other real estate documents as may be reasonably requested by the Administrative Agent in relation to the requested Incremental Term Loan, the results of lien searches from applicable jurisdictions as may be reasonably requested by the Administrative Agent, and such opinions of counsel for the Loan Parties with respect to the requested Incremental Term Loan and other assurances as the Administrative Agent may reasonably request. Furthermore, any Tranche of Incremental Term Loans shall include as a condition precedent to each advance that the Borrower deliver to the Administrative Agent, each Lender and each Additional Incremental Term Lender a certificate of a Compliance Officer of the Borrower certifying that as of the date of such advance under such Tranche of Incremental Term Loans no Default or Event of Default then exists or would be caused thereby.</text:p>
            <text:p/>
            <text:p> </text:p>
            <text:p>54</text:p>
            <text:p>Alaska Communications Systems Holdings, Inc. First Amended and Restated Credit Agreement</text:p>
            <text:p> </text:p>
            <text:p/>
            <text:p> </text:p>
            <text:p/>
            <text:p>(vi)     In addition to any prepayments or repayments made pursuant to Sections 2.12 and 2.13, the principal of the Other Term Loans of each Tranche shall be repaid on such dates and in such amounts as may be set forth in the Incremental Term Loan Funding Agreement for such Tranche, to be applied to the unpaid principal amount of the Other Term Loans for such Tranche for which such payment relates. Notwithstanding anything herein to the contrary, the entire outstanding principal balance of the Other Term Loans shall be due and payable in full in cash on the applicable Maturity Date.</text:p>
            <text:p/>
            <text:p> </text:p>
            <text:p/>
            <text:p>(vii)     The Administrative Agent shall record relevant information regarding each Tranche of Incremental Term Loans (including information with respect to Additional Incremental Term Lenders) in the Register in accordance with Section 11.7(c); provided, however, that failure to make any such recordation, or any error in such recordation, shall not affect the Borrower’s obligations in respect of any Incremental Term Loan Commitment or Incremental Term Loan.</text:p>
          </table:table-cell>
          <table:table-cell office:value-type="string" calcext:value-type="string">
            <text:p>2.13</text:p>
            <text:p/>
            <text:p/>
            <text:p>Mandatory Prepayments.</text:p>
            <text:p/>
            <text:p> </text:p>
            <text:p/>
            <text:p>(a)        Overadvance.</text:p>
            <text:p/>
            <text:p> </text:p>
            <text:p/>
            <text:p>(i)      If the Revolving Credit Facility Usage at any time exceeds the Revolving Commitments, the Borrower shall prepay the Revolving Loans (or Cash Collateralize Letter of Credit Obligations, if prepayment in full of the Revolving Loans is not sufficient) in such amounts as shall be necessary so that Revolving Credit Facility Usage does not exceed the Revolving Commitments.</text:p>
            <text:p/>
            <text:p> </text:p>
            <text:p/>
            <text:p>(ii)     If the aggregate amount of the Incremental Term Loans for any Tranche at any time exceeds the Incremental Term Loan Commitments for such Tranche, the Borrower shall prepay the Incremental Term Loans or such Tranche of Incremental Term Loans in such amounts as shall be necessary so that the Incremental Term Loans of such Tranche does not exceed the applicable Commitments.</text:p>
            <text:p/>
            <text:p> </text:p>
            <text:p/>
            <text:p>(b)        Disposition of Assets. Immediately upon the receipt by any Loan Party or Subsidiary thereof of the Net Cash Proceeds from any Disposition not expressly permitted by clauses (a) through (j) of Section 7.8, the Borrower shall prepay, or cause such other Loan Party or Subsidiary to prepay, Obligations in an aggregate amount equal to 100% of the Net Cash Proceeds of such Disposition; provided that, so long as no Default or Event of Default shall have occurred and be continuing or would result therefrom, the Borrower shall not be required to prepay the Obligations with such Net Cash Proceeds:</text:p>
            <text:p/>
            <text:p> </text:p>
            <text:p/>
            <text:p>(i)      to the extent such Net Cash Proceeds, together with all other such Net Cash Proceeds for Dispositions, does not exceeds $5,000,000 in the aggregate for such fiscal year or</text:p>
            <text:p/>
            <text:p> </text:p>
            <text:p>69</text:p>
            <text:p>Alaska Communications Systems Holdings, Inc. First Amended and Restated Credit Agreement</text:p>
            <text:p> </text:p>
            <text:p/>
            <text:p> </text:p>
            <text:p/>
            <text:p>(ii)     such Net Cash Proceeds are reinvested in productive assets (other than inventory) of a kind then used or usable in the business of any Loan Party or such Subsidiary, within one (1) year of the receipt thereof.</text:p>
            <text:p/>
            <text:p> </text:p>
            <text:p/>
            <text:p>All such proceeds shall be paid and applied in accordance with Sections 2.13(g)(ii) and (h). Notwithstanding anything herein to the contrary, no such mandatory prepayment shall constitute or be deemed to constitute a cure of any Default or Event of Default arising as a result of the Disposition giving rise to such prepayment obligation.</text:p>
            <text:p/>
            <text:p> </text:p>
            <text:p/>
            <text:p>(c)        Casualty Events. Immediately upon the receipt by any Loan Party or Subsidiary thereof of the Net Cash Proceeds of any Casualty Event or series of related Casualty Events affecting any property of any Loan Party, the Borrower shall prepay, or cause such other Loan Party or Subsidiary thereof to prepay, Obligations in an aggregate amount equal to 100% of the Net Cash Proceeds of such Casualty Event(s); provided that, so long as no Default or Event of Default shall have occurred and be continuing or would result therefrom, the Borrower shall not be required to prepay the Obligations with such Net Cash Proceeds:</text:p>
            <text:p/>
            <text:p> </text:p>
            <text:p/>
            <text:p>(i)      to the extent such Net Cash Proceeds, together with all other such Net Cash Proceeds for Casualty Event(s), does not exceeds $5,000,000 in the aggregate for such fiscal year; or</text:p>
            <text:p/>
            <text:p> </text:p>
            <text:p/>
            <text:p>(ii)     such Net Cash Proceeds are used for repairs to or replacements of the property subject to such Casualty Event or reinvested in productive assets (other than inventory unless such Net Cash Proceeds result from a Casualty Event with respect to inventory) of a kind then used or usable in the business of any Loan Party or such Subsidiary, within one (1) year of the receipt thereof.</text:p>
            <text:p/>
            <text:p> </text:p>
            <text:p/>
            <text:p>All such proceeds shall be paid and applied in accordance with Sections 2.13(g)(ii) and (h). Notwithstanding anything herein to the contrary, no such mandatory prepayment shall constitute or be deemed to constitute a cure of any Default or Event of Default arising as a result of such Casualty Event(s) giving rise to such prepayment obligation.</text:p>
            <text:p/>
            <text:p> </text:p>
            <text:p/>
            <text:p>(d)       Equity Issuances. Immediately upon receipt by any Loan Party or Subsidiary thereof of the Net Cash Proceeds from any Equity Issuance, other than Equity Issuances expressly permitted under Section 7.13(a), (b), (c) or (e), the Borrower shall prepay, or cause such other Loan Party or Subsidiary to prepay, Obligations in an aggregate amount equal to 100% of the Net Cash Proceeds of such Equity Issuance. All such proceeds shall be paid and applied in accordance with Sections 2.13(g)(i) and (h). Notwithstanding anything herein to the contrary, no such mandatory prepayment shall constitute or be deemed to constitute a cure of any Default or Event of Default arising as a result of such Equity Issuance giving rise to such prepayment obligation.</text:p>
            <text:p/>
            <text:p> </text:p>
            <text:p/>
            <text:p>(e)       Debt Incurrence. Immediately upon the receipt by any Loan Party or Subsidiary thereof of the Net Cash Proceeds of any Debt Incurrence, other than a Debt Incurrence permitted under Section 7.1, the Borrower shall prepay, or cause such other Loan Party or Subsidiary thereof to prepay, Obligations in an amount equal to 100% of the amount of such Net Cash Proceeds. All such proceeds shall be paid and applied in accordance with Sections 2.13(g)(ii) and (h). Notwithstanding anything herein to the contrary, any such prepayment shall not constitute or be deemed to be a cure of any Default or Event of Default arising as a result of such Debt Incurrence.</text:p>
            <text:p/>
            <text:p> </text:p>
            <text:p>70</text:p>
            <text:p>Alaska Communications Systems Holdings, Inc. First Amended and Restated Credit Agreement</text:p>
            <text:p> </text:p>
            <text:p/>
            <text:p> </text:p>
            <text:p/>
            <text:p>(f)       Excess Cash Flow. Within five (5) Business Days of delivery of the Borrower’s annual audited financial statements pursuant to Section 6.1 for each fiscal year (commencing with the fiscal year ending December 31, 2019), the Borrower shall prepay Obligations as follows in an aggregate amount equal to 50% of Excess Cash Flow for the immediately preceding fiscal year (each a “Mandatory Prepayment of Excess Cash Flow”); provided however, that should the Net Total Leverage Ratio on the last day of such fiscal year be less than or equal to 3.00 to 1.00 and greater than 2.25 to 1.00, such percentage shall be reduced to 25%; and provided further that should the Net Total Leverage Ratio on the last day of such fiscal year be less than 2.25 to 1.00, such percentage shall be reduced to 0.00%. All such proceeds shall be paid and applied in accordance with Sections 2.13(g)(i) and (h).</text:p>
            <text:p/>
            <text:p> </text:p>
            <text:p/>
            <text:p>(g)        Application Among Obligations.</text:p>
            <text:p/>
            <text:p> </text:p>
            <text:p/>
            <text:p>(i)      All prepayments pursuant clauses (a) and (f) of this Section 2.13 shall be applied, first to prepay any Overadvances that may be outstanding, second to prepay the Term A Loans (to be applied to installments of the Term A Loans in the inverse order of scheduled maturities and, for the avoidance of doubt, including pro rata application to any balloon payment due and payable on the Maturity Date), third to prepay the Other Term Loans pro rata (to be applied to installments of the Incremental Term Loans in the inverse order of scheduled maturities and, for the avoidance of doubt, including pro rata application to any balloon payment due and payable on the Maturity Date) and fourth to prepay the Revolving Loans (including Swing Line Loans) without a corresponding reduction in the Revolving Commitments and to Cash Collateralize outstanding Letter of Credit Obligations.</text:p>
            <text:p/>
            <text:p> </text:p>
            <text:p/>
            <text:p>(ii)     All prepayments pursuant clauses (b), (c), (d) and (e) of this Section 2.13 shall be applied, first to prepay any Overadvances that may be outstanding, second to prepay the Term A Loans (to be applied to installments of the Term A Loans in the inverse order of scheduled maturities and, for the avoidance of doubt, including pro rata application to any balloon payment due and payable on the Maturity Date), third to prepay the Other Term Loans, pro rata (to be applied to installments of the Other Term Loans in the inverse order of scheduled maturities and, for the avoidance of doubt, including pro rata application to any balloon payment due and payable on the Maturity Date) and fourth to prepay the Revolving Loans (including Swing Line Loans) without a corresponding reduction in the Revolving Commitments and to Cash Collateralize outstanding Letter of Credit Obligations.</text:p>
            <text:p/>
            <text:p> </text:p>
            <text:p/>
            <text:p>(h)       Interest Payments; Application Among Interest Rate Options. All prepayments pursuant to this Section 2.13 shall be accompanied by accrued and unpaid interest upon the principal amount of each such prepayment. Subject to Section 2.13(g), all prepayments required pursuant to this Section 2.13 shall first be applied to Base Rate Loans, then to LIBOR Rate Loans. In accordance with Section 3.5, the Borrower shall indemnify the Lenders for any loss or expense, including loss of margin, incurred with respect to any such prepayments applied against LIBOR Rate Loans on any day other than the last day of the applicable Interest Period.</text:p>
            <text:p/>
            <text:p> </text:p>
            <text:p/>
            <text:p>(i)        [Reserved]</text:p>
            <text:p/>
            <text:p> </text:p>
            <text:p/>
            <text:p>(j)        No Implied Consent. Provisions contained in this Section 2.13 for the application of proceeds of certain transactions shall not be deemed to constitute consent of the Lenders to transactions that are not otherwise permitted by the terms hereof or the other Loan Documents.</text:p>
            <text:p/>
            <text:p> </text:p>
          </table:table-cell>
          <table:table-cell office:value-type="string" calcext:value-type="string">
            <text:p>7.1</text:p>
            <text:p/>
            <text:p/>
            <text:p>Indebtedness. No Loan Party shall, nor shall any Loan Party permit any of its Subsidiaries, to, at any time create, incur, assume or suffer to exist any Indebtedness, except:</text:p>
            <text:p/>
            <text:p> </text:p>
            <text:p/>
            <text:p>(a)        Indebtedness under this Agreement and the other Loan Documents;</text:p>
            <text:p/>
            <text:p> </text:p>
            <text:p/>
            <text:p>(b)        (i)      [reserved],</text:p>
            <text:p/>
            <text:p> </text:p>
            <text:p>102</text:p>
            <text:p>Alaska Communications Systems Holdings, Inc. First Amended and Restated Credit Agreement</text:p>
            <text:p> </text:p>
            <text:p/>
            <text:p> </text:p>
            <text:p/>
            <text:p>(ii)      [reserved], and</text:p>
            <text:p/>
            <text:p> </text:p>
            <text:p/>
            <text:p>(iii)     other unsecured Indebtedness existing as of the First Restatement Effective Date and set forth on Schedule 7.1; provided that, in each case, to the extent such Indebtedness is evidenced by a Material Agreement, such Material Agreement has not been modified in a manner prohibited by Section 7.16;</text:p>
            <text:p/>
            <text:p> </text:p>
            <text:p/>
            <text:p>(c)       subject to Flex Amount availability, Capital Leases for fixed or capital assets acquired for the sole purpose of meeting CAF II Buildout Obligations in an amount not to exceed $20,000,000;</text:p>
            <text:p/>
            <text:p> </text:p>
            <text:p/>
            <text:p>(d)       Indebtedness (i) incurred with respect to Purchase Money Security Interests, Synthetic Lease Obligations and Capital Leases for fixed or capital assets, (ii) other unsecured Indebtedness and (iii) with the prior written consent of the Administrative Agent in its sole discretion, Indebtedness of any Person that becomes a direct or indirect Subsidiary of the Borrower pursuant to a Permitted Acquisition, which Indebtedness is existing at the time such Person becomes a Subsidiary of the Borrower (other than Indebtedness incurred solely in contemplation of such Person becoming a Subsidiary of the Borrower); provided that the aggregate principal amount of Indebtedness described in clauses (i), (ii) and (iii) does not exceed $25,000,000 in the aggregate at any time not inclusive of any such Indebtedness in existence at the time of the First Restatement Effective Date and disclosed on the Schedules hereto;</text:p>
            <text:p/>
            <text:p> </text:p>
            <text:p/>
            <text:p>(e)       Unsecured, subordinated Indebtedness of a Loan Party to another Loan Party evidenced by the Master Subordinated Intercompany Note;</text:p>
            <text:p/>
            <text:p> </text:p>
            <text:p/>
            <text:p>(f)       Indebtedness (contingent or otherwise) of any Loan Party arising under (i) any Secured Hedge, (ii) any other Interest Rate Hedge or (iii) Indebtedness under any Secured Bank Product entered into in the ordinary course of business; provided however, that (i) no Loan Party shall enter into or incur any Swap Obligation if at the time it enters into or incurs such Swap Obligation it does not constitute an “eligible contract participant” as defined in the Commodity Exchange Act, and (ii) the Loan Parties and their Subsidiaries shall enter into Secured Hedges or other Interest Rate Hedges only for hedging (rather than speculative) purposes;</text:p>
            <text:p/>
            <text:p> </text:p>
            <text:p/>
            <text:p>(g)       unsecured Indebtedness in respect of earn-outs, contingent liabilities in respect of any indemnification obligation, adjustments of purchase price, or similar obligations to the extent owing to sellers of assets or Equity Interests that are incurred in connection with the consummation of one or more Permitted Acquisitions and which does not exceed $7,000,000 (as a sublimit of the then current Flex Amount); and</text:p>
            <text:p/>
            <text:p> </text:p>
            <text:p/>
            <text:p>(h)       Guarantees and other Contingent Obligations permitted by Section 7.4.</text:p>
          </table:table-cell>
          <table:table-cell office:value-type="string" calcext:value-type="string">
            <text:p>7.2</text:p>
            <text:p/>
            <text:p/>
            <text:p>Liens. No Loan Party shall, nor shall any Loan Party permit any of its Subsidiaries to, at any time create, incur, assume or suffer to exist any Lien on any of its property or assets, tangible or intangible, now owned or hereafter acquired, or agree or become liable to do so, except Permitted Liens.</text:p>
          </table:table-cell>
          <table:table-cell office:value-type="string" calcext:value-type="string">
            <text:p>7.6</text:p>
            <text:p/>
            <text:p/>
            <text:p>Dividends and Related Distributions. No Loan Party shall declare or make, directly or indirectly, any Restricted Payment, or incur any obligation (contingent or otherwise) to do so, except that:</text:p>
            <text:p/>
            <text:p> </text:p>
            <text:p/>
            <text:p>(a)      Subject to Article XII and all other terms and conditions of the Loan Documents, each Loan Party may make Restricted Payments to any other Loan Party;</text:p>
            <text:p/>
            <text:p> </text:p>
            <text:p/>
            <text:p>(b)      each Subsidiary may make Restricted Payments to any Loan Party and any other Person that owns an Equity Interest in such Subsidiary, ratably according to their respective holdings of the type of Equity Interest in respect of which such Restricted Payment is being made;</text:p>
            <text:p/>
            <text:p> </text:p>
            <text:p>105</text:p>
            <text:p>Alaska Communications Systems Holdings, Inc. First Amended and Restated Credit Agreement</text:p>
            <text:p> </text:p>
            <text:p/>
            <text:p> </text:p>
            <text:p/>
            <text:p>(c)       the Parent may declare and make dividend payments or other distributions payable solely in the common stock or other common Equity Interests of the Parent;</text:p>
            <text:p/>
            <text:p> </text:p>
            <text:p/>
            <text:p>(d)       so long as no Default or Event of Default shall have occurred and be continuing or would result therefrom, the Borrower may make Specified Distributions to the Parent which in turn can made a distribution thereof to its stockholders or repurchase shares of its stock;</text:p>
            <text:p/>
            <text:p> </text:p>
            <text:p/>
            <text:p>(e)       so long as no Default or Event of Default shall have occurred and be continuing or would result therefrom, Restricted Payments in an amount equal to 50% of the aggregate accrued Special Project Available Amount at the time of the declaration thereof giving effect to other contemporaneous utilizations thereof;</text:p>
            <text:p/>
            <text:p> </text:p>
            <text:p/>
            <text:p>(f)        [reserved];</text:p>
            <text:p/>
            <text:p> </text:p>
            <text:p/>
            <text:p>(g)       [reserved];</text:p>
            <text:p/>
            <text:p> </text:p>
            <text:p/>
            <text:p>(h)       the Parent may declare or pay cash dividends to its stockholders, repurchase or redeem outstanding Equity Interests in the Parent and make other Restricted Payments; provided that, (i) no Default or Event of Default shall have occurred and be continuing or would result therefrom, (ii) after giving effect to such Restricted Payment, the Loan Parties are in pro forma compliance with the covenants set forth in Article VIII, calculated on a Pro Forma Basis as of the last day of the fiscal quarter of the Parent for which financial statements have been delivered, (iii) the Restricted Payment shall be made solely from any Excess Cash Flow not required for the Mandatory Prepayment of Excess Cash Flow, (iv) immediately prior to and after giving effect to such Restricted Payments, the Liquidity Balance shall not be less than $10,000,000, and (v) the Borrower shall have provided to the Administrative Agent a certificate of a Compliance Officer of the Borrower (supported by reasonably detailed calculations) certifying as to the Net Total Leverage Ratio immediately after giving effect to such Restricted Payment, measured on a Pro Forma Basis as of the last day of the most recent fiscal quarter for which financial statements have been delivered to the Administrative Agent.</text:p>
          </table:table-cell>
          <table:table-cell office:value-type="string" calcext:value-type="string">
            <text:p>7.8</text:p>
            <text:p/>
            <text:p/>
            <text:p>Dispositions of Assets or Subsidiaries. No Loan Party shall, nor shall any Loan Party permit any of its Subsidiaries to, dispose of (including pursuant to any sale and leaseback transaction), voluntarily or involuntarily, any of its properties or assets, tangible or intangible (including sale, assignment, discount or other disposition of accounts, contract rights, chattel paper, equipment or general intangibles with or without recourse or of capital stock, shares of beneficial interest, partnership interests or limited liability company interests or other equity interests of a Subsidiary of such Loan Party), except:</text:p>
            <text:p/>
            <text:p> </text:p>
            <text:p/>
            <text:p>(a)     transactions involving the sale of inventory or lease or sublease of real property in the ordinary course of business;</text:p>
            <text:p/>
            <text:p> </text:p>
            <text:p/>
            <text:p>(b)     any Disposition of obsolete or worn-out assets in the ordinary course of business that are no longer necessary or required in the conduct of such Loan Party’s or such Subsidiary’s business;</text:p>
            <text:p/>
            <text:p> </text:p>
            <text:p/>
            <text:p>(c)     any Disposition of assets by any Loan Party or any Subsidiary of any Loan Party to any Loan Party, so long as such sold or transferred assets are subject to the Administrative Agent’s Prior Security Interest therein or, if any such asset is expressly excluded from the Collateral pursuant to Section 2.3 of the Security Agreement or otherwise, such asset is sold or transferred to a Loan Party all of whose Equity Interest is subject to the Administrative Agent’s Prior Security Interest;</text:p>
            <text:p/>
            <text:p> </text:p>
            <text:p/>
            <text:p>(d)     any Disposition of assets among non-Loan Party Subsidiaries to the extent permitted under Section 7.7;</text:p>
            <text:p/>
            <text:p> </text:p>
            <text:p/>
            <text:p>(e)     any Disposition permitted under Section 7.6;</text:p>
            <text:p/>
            <text:p> </text:p>
            <text:p/>
            <text:p>(f)     any Disposition of Cash Equivalents;</text:p>
            <text:p/>
            <text:p> </text:p>
            <text:p/>
            <text:p>(g)     sales, transfers or other dispositions of accounts receivable in connection with the collection or compromise thereof in the ordinary course of business consistent with past practices;</text:p>
            <text:p/>
            <text:p> </text:p>
            <text:p/>
            <text:p>(h)     termination of any Hedge Agreement;</text:p>
            <text:p/>
            <text:p> </text:p>
            <text:p/>
            <text:p>(i)     sales, transfers, leases or other Disposition of telecommunications transmission capacity in the ordinary course of business that do not involve the transfer of ownership of the underlying means of transmission and tower rights in the ordinary course of business;</text:p>
            <text:p/>
            <text:p> </text:p>
            <text:p>107</text:p>
            <text:p>Alaska Communications Systems Holdings, Inc. First Amended and Restated Credit Agreement</text:p>
            <text:p> </text:p>
            <text:p/>
            <text:p> </text:p>
            <text:p/>
            <text:p>(j)     licenses of intellectual property rights in the ordinary course of business and substantially consistent with past practice so long as such licenses is no longer necessary in the conduct of any Loan Party’s business; and</text:p>
            <text:p/>
            <text:p> </text:p>
            <text:p/>
            <text:p>(k)     Dispositions by the Borrower and its Subsidiaries not otherwise permitted under this Section 7.8; provided that (i) at the time of such Disposition, no Default or Event of Default shall exist or would result from such Disposition and (ii) the aggregate book value of all property Disposed of in reliance on this clause (k) in any fiscal year shall not exceed $5,000,000;</text:p>
            <text:p/>
            <text:p> </text:p>
            <text:p/>
            <text:p>provided, however, that any such Dispositions shall be for fair market value.</text:p>
          </table:table-cell>
          <table:table-cell table:number-columns-repeated="1013"/>
        </table:table-row>
        <table:table-row table:style-name="ro1">
          <table:table-cell office:value-type="string" calcext:value-type="string">
            <text:p><text:a xlink:href="https://www.sec.gov/Archives/edgar/data/886171/000110465919001484/a19-2370_1ex10d1.htm" xlink:type="simple">https://www.sec.gov/Archives/edgar/data/886171/000110465919001484/a19-2370_1ex10d1.htm</text:a></text:p>
          </table:table-cell>
          <table:table-cell office:value-type="string" calcext:value-type="string">
            <text:p>CREDIT AGREEMENT </text:p>
          </table:table-cell>
          <table:table-cell office:value-type="string" calcext:value-type="string">
            <text:p>CREDIT AGREEMENT, dated as of January 4, 2019 (this “Agreement”), by and among AGILITI HEALTH, INC., a Delaware corporation (the “Borrower”), AGILITI HOLDCO INC., a Delaware corporation (“Holdings”), the Subsidiaries of the Borrower from time to time party hereto, the Lenders and JPMORGAN CHASE BANK, N.A., as administrative agent and collateral agent for the Lenders (in its capacity as administrative and collateral agent, the “Administrative Agent”).</text:p>
            <text:p/>
            <text:p> </text:p>
          </table:table-cell>
          <table:table-cell office:value-type="string" calcext:value-type="string">
            <text:p>Section 2.21.                          Incremental Credit Extensions.</text:p>
            <text:p/>
            <text:p> </text:p>
            <text:p/>
            <text:p>(a)                                 The Borrower may, at any time, on one or more occasions deliver a written request to Administrative Agent to (i) add one or more new tranches of term facilities hereunder and/or increase the principal amount of the Term Loans or any Additional Term Loans by requesting new term loans commitments to be added to such Loans (any such new tranche or increase, an “Incremental Term Facility” and any loans made pursuant to an Incremental Term Facility, “Incremental Term Loans”) and/or (ii) add one or more new revolving credit facilities and/or</text:p>
            <text:p/>
            <text:p> </text:p>
            <text:p/>
            <text:p>87</text:p>
            <text:p/>
            <text:p> </text:p>
            <text:p/>
            <text:p>increase the Total Revolving Credit Commitment or any Additional Revolving Commitments (each such new facility or increase, an “Incremental Revolving Facility” and, together with any Incremental Term Facility, “Incremental Facilities”; and the loans thereunder, “Incremental Revolving Loans” and, together with any Incremental Term Loans, “Incremental Loans”) in an aggregate principal amount not to exceed (x) the greater of (1) $146,000,000 and (2) 100% of Consolidated Adjusted EBITDA of the Borrower, as of the last day of the most recently ended Test Period for which financial statements are available as determined on a Pro Forma Basis (the “Fixed Dollar Incremental Amount”), less the aggregate principal amount of all Incremental Equivalent Debt incurred and/or issued in reliance on the Fixed Dollar Incremental Amount, plus (y) the amount of any voluntary prepayments of the Term Loans, Incremental Equivalent Debt and any other Indebtedness secured by Liens on a pari passu basis with or senior to the Liens on the Collateral securing the Term Loans, voluntary permanent reductions of the Revolving Credit Commitments or Incremental Revolving Facilities, the amount paid in Cash in respect of any reduction in the outstanding amount of any Term Loan (other than any Incremental Term Loan incurred in reliance on clause (z) below) resulting from any assignment of such Term Loan to (and/or purchase of such Term Loan by) Holdings, the Borrower and/or any of their respective Restricted Subsidiaries, and/or application of any “yank-a-bank” provisions, in each case effected after the Closing Date (it being understood that any prepayment of Term Loans with the proceeds of substantially concurrent borrowings of long-term Indebtedness (other than Revolving Loans) or any reduction of Revolving Credit Commitments in connection with a substantially concurrent issuance of new revolving commitments shall not increase the calculation of the amount under this clause (y)) plus (z) an unlimited amount so long as, in the case of this clause (z), after giving effect to such Incremental Facility, (1) in the case of Incremental Facilities secured by a Lien on the Collateral that is on a pari passu basis with the Liens securing the Secured Obligations, the First Lien Leverage Ratio as determined (but without giving effect to any Incremental Facilities or Incremental Equivalent Debt incurred substantially concurrently therewith in reliance on the Fixed Dollar Incremental Amount) as of the last day of the most recently ended Test Period for which financial statements are available as determined on a Pro Forma Basis would not exceed 4.50:1.00 (or, to the extent such Incremental Facility is incurred in connection with any Permitted Acquisition or similar investment not prohibited by this Agreement, the greater of 4.50:1.00 (as determined on a Pro Forma Basis) and the First Lien Leverage Ratio immediately prior to such transaction), (2) in the case of Incremental Facilities secured by a Lien on the Collateral that is on a junior basis with the Liens securing the Secured Obligations, the Senior Secured Leverage Ratio (but without giving effect to any Incremental Facilities or Incremental Equivalent Debt incurred substantially concurrently therewith in reliance on the Fixed Dollar Incremental Amount) as of the last day of the most recently ended Test Period for which financial statements are available as determined on a Pro Forma Basis, would not exceed 5.00:1.00 (or, to the extent such Incremental Facility is incurred in connection with any Permitted Acquisition or similar investment not prohibited by this Agreement, the greater of 5.00:1.00 (as determined on a Pro Forma Basis) and the Senior Secured Leverage Ratio immediately prior to such transaction) and (3) in the case of any unsecured Incremental Facilities, either (I) the Total Leverage Ratio as determined (but without giving effect to any Incremental Facilities or Incremental Equivalent Debt incurred substantially concurrently therewith in reliance on the Fixed Dollar Incremental Amount) as of the last day of the most recently ended Test Period for which financial statements are available as determined on a Pro Forma Basis, would not exceed 5.50:1.00 (or, to the extent such Incremental Facility is incurred in connection with any Permitted Acquisition or similar investment not prohibited by this Agreement, the greater of 5.50:1.00 (as determined on a Pro Forma Basis) and the Total Leverage Ratio immediately prior to such transaction) or (II) the Interest Coverage Ratio as of the last day of the most recently ended Test Period for which financial statements are available as determined on a Pro Forma Basis, would be at least 2.00:1.00 (or, to the extent such Incremental Facility is incurred in connection with any Permitted Acquisition or similar investment not prohibited by this Agreement, the lesser of 2.00:1.00 and the Interest Coverage Ratio immediately prior to such</text:p>
            <text:p/>
            <text:p> </text:p>
            <text:p/>
            <text:p>88</text:p>
            <text:p/>
            <text:p> </text:p>
            <text:p/>
            <text:p>transaction) (amounts incurred under this clause (z), the “Incremental Incurrence Amount”) (it being understood that for purposes of clause (z) of this Section 2.21(a), (A) any Incremental Revolving Facilities shall be deemed to be fully drawn, and (B) the Cash proceeds of the relevant Incremental Facility or Incremental Equivalent Debt shall be excluded in calculating the Unrestricted Cash Amount used in determining the First Lien Leverage Ratio, Senior Secured Leverage Ratio or Total Leverage Ratio, as applicable) (the amounts described in clauses (x) and (z) above, the “Incremental Cap”), (it being understood that (I) the Borrower shall be deemed to have used amounts under clause (z) (to the extent compliant therewith) prior to utilization of amounts under clause (x) or (y), (II) Loans may be incurred simultaneously under clauses (x), (y) and (z), and proceeds from any such incurrence may be utilized in a single transaction, at the election of the Borrower, by first calculating the incurrence under clause (z) above and then calculating the incurrence under clause (x) above, (III) any portion of any Incremental Facility incurred in reliance on clause (x) and/or (y) may be reclassified, as the Borrower may elect from time to time, as incurred under clause (z) to the extent permitted thereunder at such time on a Pro Forma Basis and (IV) the amount of any Revolving Loans or other revolving facilities  that are incurred concurrently or substantially simultaneously with any Incremental Facility shall be disregarded for the purposes of calculating amount the amount of such Incremental Facility permitted to be incurred pursuant to clause (z) above)) specifying the amount so requested; provided that:</text:p>
            <text:p/>
            <text:p> </text:p>
            <text:p/>
            <text:p>(i)                                     each such request shall be in an amount not less than (x) with respect to an Incremental Term Facility, $5,000,000 and (y) with respect to an Incremental Revolving Facility, $2,500,000,</text:p>
            <text:p/>
            <text:p> </text:p>
            <text:p/>
            <text:p>(ii)                                  except as separately agreed from time to time between the Borrower and any Lender, no Lender shall be obligated to provide all or any portion of any Incremental Commitment and the determination to provide such commitment shall be within the sole and absolute discretion of such Lender,</text:p>
            <text:p/>
            <text:p> </text:p>
            <text:p/>
            <text:p>(iii)                               the creation or provision of any Incremental Facility or Incremental Loan shall not require the approval of any existing Lender other than any existing Lender providing all or part of any Incremental Commitment,</text:p>
            <text:p/>
            <text:p> </text:p>
            <text:p/>
            <text:p>(iv)                              the material terms of each Incremental Revolving Facility will be substantially identical to those applicable to the Revolving Facility or Additional Revolving Facility being increased, as applicable, or otherwise reasonably acceptable to the Administrative Agent (other than with respect to margin, pricing, maturity, fees or any terms which are applicable only after the then-existing maturity date with respect to the Revolving Facility or Additional Revolving Facility, as applicable, subject, solely as to administrative matters, to the consent of the Administrative Agent (such consent not to be unreasonably withheld, conditioned or delayed) and other than as set forth under clause (v) below) and each Incremental Revolving Facility will mature no earlier than the then-existing maturity date applicable to the Revolving Facility or Additional Revolving Facility, as applicable, and will require no scheduled amortization or mandatory commitment reductions prior to such maturity date,</text:p>
            <text:p/>
            <text:p> </text:p>
            <text:p/>
            <text:p>(v)                                 the interest rate and amortization schedule (subject to clause (vi) below) applicable to any Incremental Facility or Incremental Loans will be determined by the Borrower and the lenders providing such Incremental Term Facility or Incremental Term Loans; provided that, in the case of Incremental Term Loans or Incremental Term Facilities denominated in U.S. dollars that are pari passu in right of payment and with respect to security with the Initial Term Loans and incurred under the Incremental Incurrence Amount (other than through the reallocation mechanism described above) that are incurred prior to the twelve-month anniversary of the Closing Date, as applicable, such interest rate will not be more than 0.50% higher than the corresponding interest rate applicable to the Initial Term Loans unless the interest</text:p>
            <text:p/>
            <text:p> </text:p>
            <text:p/>
            <text:p>89</text:p>
            <text:p/>
            <text:p> </text:p>
            <text:p/>
            <text:p>rate margin with respect to the Initial Term Loans is adjusted to be equal to the interest rate with respect to the relevant Incremental Loans or Incremental Facility, minus, 0.50% (this proviso, the “MFN Protection”); provided that the MFN Protection shall not apply to any Incremental Term Facility or Incremental Term Loans (x) the maturity of such Incremental Term Loans is after the date one year after the maturity date of the Initial Term Loans or (y) are incurred in connection with a Permitted Acquisition or other investment permitted pursuant to this Agreement provided, further, that in determining the applicable interest rate: (w) original issue discount or upfront fees paid by the Borrower in connection with the Initial Term Loans, as applicable, or such Incremental Term Facility or Incremental Term Loans (based on a four-year average life to maturity), shall be included as interest, (x) any amendments to the Applicable Rate that became effective subsequent to the Closing Date but prior to the time of the addition of such Incremental Term Facility or Incremental Term Loans shall be included, (y) arrangement, commitment, structuring and underwriting fees and any amendment fees paid or payable to the Arrangers (or their Affiliates) in their respective capacities as such in connection with the Term Loans or incurred on the Closing Date or to one or more arrangers (or their Affiliates) in their capacities as such applicable to such Incremental Term Facility or Incremental Term Loans shall be excluded and (z) if such Incremental Term Facility or Incremental Term Loans include any “LIBOR” interest rate floor greater than that applicable to the existing Term Loans, and such floor is applicable to the Initial Term Loans on the date of determination, such excess amount (and solely such excess amount) shall be equated to interest margin for determining the increase; provided, however, that MFN Protection shall not apply to the incurrence of Incremental Term Facilities in an amount up to the greater of (1) $146,000,000 and (2) 100% of Consolidated Adjusted EBITDA of the Borrower, as of the last day of the most recently ended Test Period for which financial statements are available as determined on a Pro Forma Basis, as elected by the Borrower (the “MFN Trigger Amount”) (the terms of the clause (v), the “MFN Provisions”),</text:p>
            <text:p/>
            <text:p> </text:p>
            <text:p/>
            <text:p>(vi)                              the final maturity date with respect to any Incremental Term Loans shall be no earlier than the Latest Term Loan Maturity Date; provided that this clause (vi) shall not apply to the incurrence of Incremental Term Facilities in an amount up to the greater of (1) $146,000,000 and (2) 100% of Consolidated Adjusted EBITDA of the Borrower, as of the last day of the most recently ended Test Period for which financial statements are available as determined on a Pro Forma Basis (the “Maturity Carveout”), as elected by the Borrower,</text:p>
            <text:p/>
            <text:p> </text:p>
            <text:p/>
            <text:p>(vii)                           the Weighted Average Life to Maturity of any Incremental Term Facility shall be no shorter than the remaining Weighted Average Life to Maturity of the then-existing Term Loans; provided that this clause (vii) shall not apply to the incurrence of Incremental Term Facilities in an amount up to the greater of (1) $146,000,000 and (2) 100% of Consolidated Adjusted EBITDA of the Borrower, as of the last day of the most recently ended Test Period for which financial statements are available as determined on a Pro Forma Basis, as elected by the Borrower,</text:p>
            <text:p/>
            <text:p> </text:p>
            <text:p/>
            <text:p>(viii)                        any Incremental Facility may rank pari passu or junior in right of payment and pari passu or junior with respect to security with the Initial Term Loans or the Revolving Facility incurred on the Closing Date, as applicable, or may be unsecured (and to the extent pari passu or subordinated in right of payment or security, shall be subject to intercreditor arrangements reasonably satisfactory to the Administrative Agent),</text:p>
            <text:p/>
            <text:p> </text:p>
            <text:p/>
            <text:p>(ix)                              any Incremental Term Facility that is pari passu in right of payment and pari passu with respect to security shall share ratably in any prepayments of all then existing Term Loans (and all other then-existing Additional Term Loans requiring ratable prepayment), unless the Borrower and the lenders in respect of such Incremental Term Facility elect lesser payments,</text:p>
            <text:p/>
            <text:p> </text:p>
            <text:p/>
            <text:p>90</text:p>
            <text:p/>
            <text:p> </text:p>
            <text:p/>
            <text:p>(x)                                 except to the extent provided in Section 1.09(a) if the proceeds of any Incremental Facility are being used to finance a Limited Condition Transaction, no Event of Default shall exist immediately prior to or after giving effect to the effectiveness of any Incremental Facility,</text:p>
            <text:p/>
            <text:p> </text:p>
            <text:p/>
            <text:p>(xi)                              at no time shall there be more than three separate Classes of revolving facilities hereunder (including Incremental Revolving Facilities and Additional Revolving Facilities),</text:p>
            <text:p/>
            <text:p> </text:p>
            <text:p/>
            <text:p>(xii)                           [reserved],</text:p>
            <text:p/>
            <text:p> </text:p>
            <text:p/>
            <text:p>(xiii)                        no Incremental Facility may be secured by assets other than the Collateral and there shall be no borrowers or guarantors in respect of any Incremental Facility that are not the Borrower or Loan Guarantors, and</text:p>
            <text:p/>
            <text:p> </text:p>
            <text:p/>
            <text:p>(xiv)                       such Incremental Facilities shall be on terms and pursuant to documentation to be determined; provided that, to the extent such terms and documentation are not consistent with the this Agreement (except to the extent permitted in clauses (i) through (xii) above), the terms and conditions of any such Incremental Facility shall be as agreed between the Borrower and the lenders providing any such Incremental Facility.</text:p>
            <text:p/>
            <text:p> </text:p>
            <text:p/>
            <text:p>(b)                                 Incremental Commitments may be provided by any existing Lender, or by any other lender (any such other lender being called an “Additional Lender”); provided that the Administrative Agent (and the Issuing Bank, in the case of an Incremental Revolving Facility) shall have consented (such consent not to be unreasonably withheld) to such Additional Lender’s providing such Incremental Commitments if such consent would be required under Section 9.05(b) for an assignment of Loans to such Additional Lender; provided, further, that any such Additional Lender that is an Affiliated Lender shall be subject to the provisions of Section 9.05(g), mutatis mutandis, to the same extent as if such Incremental Commitments and related Obligations had been obtained by such Lender by way of assignment.</text:p>
            <text:p/>
            <text:p> </text:p>
            <text:p/>
            <text:p>(c)                                  Each Lender or Additional Lender providing a portion of the Incremental Commitments shall execute and deliver to the Administrative Agent and the Borrower all such documentation (including an amendment to this Agreement or any other Loan Document) as may be reasonably required by the Administrative Agent to evidence and effectuate such Incremental Commitments.  On the effective date of such Incremental Commitments, each Additional Lender added as a new Lender pursuant to such Incremental Commitments shall become a Lender for all purposes in connection with this Agreement.</text:p>
            <text:p/>
            <text:p> </text:p>
            <text:p/>
            <text:p>(d)                                 [Reserved].</text:p>
            <text:p/>
            <text:p> </text:p>
            <text:p/>
            <text:p>(e)                                  [Reserved].</text:p>
            <text:p/>
            <text:p> </text:p>
            <text:p/>
            <text:p>(f)                                   [Reserved].</text:p>
            <text:p/>
            <text:p> </text:p>
            <text:p/>
            <text:p>(g)                                  Upon the implementation of any Incremental Revolving Facility pursuant to this Section 2.21, (i) each Revolving Lender immediately prior to such increase or new facility will automatically and without further act be deemed to have assigned to each Revolving Lender providing a portion of such Incremental Revolving Facility (each, a “Commitment Increase Lender”) in respect of such increase or new facility, and each such Commitment Increase Lender will automatically and without further act be deemed to have assumed a portion of such Revolving Lender’s participations hereunder in outstanding Letters of Credit such that, after giving effect to each such deemed assignment and assumption of participations, the percentage of the aggregate</text:p>
            <text:p/>
            <text:p> </text:p>
            <text:p/>
            <text:p>91</text:p>
            <text:p/>
            <text:p> </text:p>
            <text:p/>
            <text:p>outstanding (A) participations hereunder in Letters of Credit and (B) participations hereunder held by each Revolving Lender (including each such Commitment Increase Lender) will equal the percentage of the Total Revolving Credit Commitment of all Revolving Lenders represented by such Revolving Lender’s Incremental Revolving Commitment and (ii) if, on the date of such increase or new facility, there are any Revolving Loans outstanding, such Revolving Loans shall on or prior to the effectiveness of such Incremental Revolving Facility be prepaid from the proceeds of additional Incremental Revolving Loans made hereunder (reflecting such Incremental Revolving Facility), which prepayment shall be accompanied by accrued interest on the Revolving Loans being prepaid and any costs incurred by any Revolving Lender in accordance with Section 2.15.  The Administrative Agent and the Revolving Lenders hereby agree that the minimum borrowing, pro rata borrowing and pro rata payment requirements contained elsewhere in this Agreement shall not apply to the transactions effected pursuant to the immediately preceding sentence; provided, however, that, after giving effect to any Incremental Revolving Facility and the transactions effected pursuant to the immediately preceding sentence, (1) the borrowing and repayment (except for (A) payments of interest and fees at different rates under any Incremental Revolving Facility, (B) repayments required upon the maturity date of any previously existing Revolving Credit Commitments and (C) repayments made in connection with a permanent repayment and termination of commitments (subject to clause (3) below)) of Loans with respect to any Incremental Revolving Facility shall be made on a pro rata basis with all other Revolving Credit Commitments, (2) all Letters of Credit shall be participated on a pro rata basis by all Lenders with Commitments in accordance with their percentage of the Revolving Credit Commitments and (3) the permanent repayment of Revolving Loans with respect to, and termination of, commitments under any Incremental Revolving Facility shall be made on a pro rata basis with all other Revolving Credit Commitments, except that the Borrower shall be permitted, in their sole discretion, to permanently repay and terminate commitments of any class of Revolving Credit Commitments on better than a pro rata basis as compared to any other class with a later maturity date than such class.</text:p>
            <text:p/>
            <text:p> </text:p>
            <text:p/>
            <text:p>(h)                                 Effective on the date of each increase in the Total Revolving Credit Commitments pursuant to this Section 2.21, the maximum amount of LC Exposure permitted hereunder shall increase by an amount, if any, agreed upon by Administrative Agent, Issuing Banks and the Borrower.</text:p>
            <text:p/>
            <text:p> </text:p>
            <text:p/>
            <text:p>(i)                                     The Lenders hereby irrevocably authorize the Administrative Agent to enter into amendments to this Agreement and the other Loan Documents with the Loan Parties as may be necessary in order to establish new tranches or sub-tranches in respect of Loans or commitments increased or extended pursuant to this Section 2.21 and such technical amendments as may be necessary or appropriate in the reasonable opinion of the Administrative Agent and the Borrower in connection with the establishment of such new tranches or sub-tranches, in each case on terms consistent with this Section 2.21.</text:p>
            <text:p/>
            <text:p> </text:p>
            <text:p/>
            <text:p>(j)                                    This Section 2.21 shall supersede any provisions in Section 2.17 or 9.02 to the contrary.</text:p>
            <text:p/>
            <text:p> </text:p>
            <text:p/>
            <text:p>(k)                                 The proceeds of any Incremental Facility may be used by the Borrower and its subsidiaries for working capital and other general corporate purposes, including the financing of any Permitted Acquisition and other investments, and any other use not prohibited by this Agreement.</text:p>
          </table:table-cell>
          <table:table-cell table:style-name="Default" office:value-type="string" calcext:value-type="string">
            <text:p>Section 2.10.                          Prepayment of Loans.</text:p>
            <text:p/>
            <text:p> </text:p>
            <text:p/>
            <text:p>(a)                                 Optional Prepayments.</text:p>
            <text:p/>
            <text:p> </text:p>
            <text:p/>
            <text:p>(i)                                     Upon prior notice in accordance with paragraph (a)(iii) of this Section, the Borrower shall have the right at any time and from time to time to prepay any Borrowing of Term Loans in whole or in part without premium or penalty (but subject to Sections 2.11(e) and 2.15).  Each such prepayment shall be paid to the Lenders in accordance with their respective Applicable Percentages.</text:p>
            <text:p/>
            <text:p> </text:p>
            <text:p/>
            <text:p>(ii)                                  Upon prior notice in accordance with paragraph (a)(iii) of this Section 2.10, the Borrower shall have the right at any time and from time to time to prepay any Borrowing of Revolving Loans in whole or in part without premium or penalty (but subject to Section 2.15).  Prepayments made pursuant to this Section 2.10(a)(ii), first, shall be applied ratably to outstanding LC Disbursements and second, shall be applied ratably to the outstanding Revolving Loans, including with respect to any Incremental Revolving Facility, and in each case, shall be made by the Borrower in the same currency as the outstanding LC Disbursements and/or the outstanding Revolving Loans being prepaid.</text:p>
            <text:p/>
            <text:p> </text:p>
            <text:p/>
            <text:p>(iii)                               The Borrower shall notify the Administrative Agent in writing by providing a Prepayment Notice with respect to (A) of any prepayment under this Section 2.10(a) in the case of prepayment of a LIBO Rate Borrowing, not later than 1:00 p.m. three Business Days before the date of prepayment or (B) in the case of prepayment of an ABR Borrowing, not later than 1:00 p.m. one Business Day before the date of prepayment.  Each Prepayment Notice shall be irrevocable and shall specify the prepayment date and the principal amount and currency of each Borrowing or portion thereof to be prepaid; provided that a Prepayment Notice delivered by the Borrower may state that such Prepayment Notice is conditioned upon the effectiveness of other transactions, in which case such Prepayment Notice may be revoked by the Borrower (by notice to the Administrative Agent on or prior to the specified effective date) if such condition is not satisfied.  Promptly following receipt of any such Prepayment Notice relating to a Borrowing, the Administrative Agent shall advise the relevant Lenders of the contents thereof.  Each partial prepayment of any Borrowing shall be in an amount that would be permitted in the case of an advance of a Borrowing of the same Type as provided in Section 2.02(c).  Each prepayment of Term Loans made pursuant to this Section 2.10(a) shall be applied against the remaining scheduled installments of principal due in respect of the Term Loans of such Class in the manner specified by the Borrower or, if not so specified on or prior to the date of such optional prepayment, in direct order of maturity.</text:p>
            <text:p/>
            <text:p> </text:p>
            <text:p/>
            <text:p>(b)                                 Mandatory Prepayments.</text:p>
            <text:p/>
            <text:p> </text:p>
            <text:p/>
            <text:p>(i)                                     No later than the fifth Business Day after the date on which the financial statements with respect to each Fiscal Year of the Borrower are required to be delivered pursuant to Section 5.01(b), commencing with the Fiscal Year ending on December 31, 2019,  the Borrower shall prepay the outstanding Term Loans in accordance with clause (vi) of this Section 2.10(b) in an aggregate principal amount equal to (A) 50.0% (such percentage, as it may be reduced as described below, the “ECF Percentage”) of Excess Cash Flow for the Fiscal Year then ended, minus (B) at the option of the Borrower, (x) the aggregate principal amount of any Term Loans, Additional Term Loans, Revolving Loans or Additional Revolving Loans prepaid pursuant to Section 2.10(a) and/or prepayments of other Indebtedness secured by Liens on the Collateral on a pari passu basis or senior basis to the Liens on the Collateral securing the Loans, in each case, prior to the making of such Excess Cash Flow payment  (including in connection with debt buybacks made by the Borrower in an amount equal to the discounted amount actually paid in</text:p>
            <text:p/>
            <text:p> </text:p>
            <text:p/>
            <text:p>69</text:p>
            <text:p/>
            <text:p> </text:p>
            <text:p/>
            <text:p>respect thereof pursuant to Section 9.05 and/or otherwise, and/or application of any “yank-a-bank” provisions in Section 2.18), excluding any such optional prepayments made during such Fiscal Year that reduced the amount required to be prepaid pursuant to this Section 2.10(b)(i) in the prior Fiscal Year (in the case of any such revolving loans prepaid, to the extent accompanied by a permanent reduction in the relevant commitment, and in the case of all such prepayments, to the extent that such prepayments were not financed with the proceeds of long-term Indebtedness (other than revolving Indebtedness) of the Borrower or its Subsidiaries), and (y) the aggregate principal amount paid, increased, decreased, included, deducted or otherwise realized or accounted for after the end of the applicable Fiscal Year but prior to the making of the Excess Cash Flow payment required for such Fiscal Year that would otherwise be permitted to be deducted from the calculation of Excess Cash Flow pursuant to clause (b) of the definition thereof had such amount been paid, increased, decreased, included, deducted or otherwise realized or accounted for during the applicable Fiscal Year (in each case, excluding any such amount that reduced the amount required to be prepaid pursuant to this Section 2.10(b)(i) in the prior Fiscal Year) and (z) in each case without duplication of any such reduction from the definition of “Excess Cash Flow” by such amounts, on a dollar-for-dollar basis, the aggregate amount for such Fiscal Year of clauses (b)(ii), (v), (vii), (viii), (ix), (x), (xi) and (xii) of the definition of “Excess Cash Flow” for such Fiscal Year (excluding all such prepayments funded with the proceeds of other long-term Indebtedness or the issuance of Equity Interests); provided that, to the extent the voluntary prepayments pursuant to clause (B) would reduce the required prepayments to an amount less than $0, such excess voluntary prepayments may be credited against the ECF Percentage of Excess Cash Flow for any subsequent Excess Cash Flow period; provided further that (1) such percentage of Excess Cash Flow shall be reduced to 25.0% of Excess Cash Flow if the First Lien Leverage Ratio as determined on a Pro Forma Basis as of the last day of such Fiscal Year as adjusted by the After Year-End Deductions (but without giving effect to the payment required hereby) shall be less than or equal to 4.00:1.00, but greater than 3.50:1.00 and (2) such prepayment shall not be required if the First Lien Leverage Ratio as determined on a Pro Forma Basis as of the last day of such Fiscal Year as adjusted by the After Year-End Deductions (but without giving effect to the payment required hereby) shall be less than or equal to 3.50:1.00; provided further that (i) the First Lien Leverage Ratio shall be recalculated to give pro forma effect to any amount referred to in clause (B) above that is paid, increased, decreased, included, deducted or otherwise realized or accounted for after the end of the applicable Fiscal Year but prior to the making of the Excess Cash Flow payment required for such Fiscal Year (collectively, the “After Year-End Deductions”) as if such After Year-End Deductions were made during the Fiscal Year of the applicable Excess Cash Flow prepayment and the ECF Percentage for purposes of making such Excess Cash Flow prepayment shall be determined by reference to such recalculated First Lien Leverage Ratio and (ii) such After Year-End Deduction shall not be applied to the calculation of the First Lien Leverage Ratio in connection with the determination of the ECF Percentage for purposes of (and shall not reduce the required amount of) any subsequent Excess Cash Flow prepayment.  Prepayment of any Term Loans shall only be required under this Section 2.10(b)(i) with respect to the amount (if any) of Excess Cash Flow for such period in excess of $15,000,000.</text:p>
            <text:p/>
            <text:p> </text:p>
            <text:p/>
            <text:p>(ii)                                  No later than the fifth Business Day following the receipt of Net Proceeds in respect of any Prepayment Asset Sale or Net Insurance/Condemnation Proceeds, in each case, in excess of (x) $10,000,000 in a single transaction or series of related transactions and (y) $20,000,000 in the aggregate in any Fiscal Year, the Borrower shall apply an amount equal to 100% of the Net Proceeds or Net Insurance/Condemnation Proceeds received with respect thereto in excess of such thresholds to prepay outstanding Term Loans; provided that if, on the date any such Net Proceeds or Net Insurance/Condemnation Proceeds are received, the First Lien Leverage Ratio (as determined on a Pro Forma Basis as of the last day of the most recently ended Test Period (but excluding the receipt of such Net Proceeds or Net Insurance/Condemnation Proceeds, as applicable)) shall be (A) less than 4.00:1.00 but greater than or equal to 3.50:1.00, the percentage of Net Proceeds or Net Insurance/Condemnation Proceeds, as applicable, required to prepay the outstanding Term Loans shall be reduced to 50.0% and (B) less than 3.50:1.00, no such prepayment shall be required; provided that if prior to the date any such</text:p>
            <text:p/>
            <text:p> </text:p>
            <text:p/>
            <text:p>70</text:p>
            <text:p/>
            <text:p> </text:p>
            <text:p/>
            <text:p>prepayment is required to be made, the Borrower notifies the Administrative Agent of its intention to reinvest such Net Proceeds or Net Insurance/Condemnation Proceeds in the business of the Borrower or any of its Subsidiaries (other than working capital, except for short term capital assets and except to the extent acquired in connection with an acquisition or another Investment in another Person permitted under this Agreement), then so long as no Event of Default then exists, the Borrower shall not be required to make a mandatory prepayment under this clause (ii) in respect of such Net Proceeds or Net Insurance/Condemnation Proceeds to the extent such Net Proceeds or Net Insurance/Condemnation Proceeds are so reinvested within 450 days following receipt thereof, or if the Borrower or any of its Subsidiaries has entered into a binding contract to so reinvest such Net Proceeds or Net Insurance/Condemnation Proceeds during such 450-day period and such Net Proceeds or Net Insurance/Condemnation Proceeds are so reinvested within 180 days after the expiration of such 450-day period; provided, however, that if any Net Proceeds or Net Insurance/Condemnation Proceeds have not been so reinvested prior to the expiration of the applicable period, the Borrower shall promptly prepay the Term Loans with the Net Proceeds or Net Insurance/Condemnation Proceeds not so reinvested as set forth above (without regard to the immediately preceding proviso); provided, further, that if at the time that any such prepayment would be required hereunder, the Borrower is required to offer to repurchase or prepay any other Indebtedness secured on a pari passu basis (or any Refinancing Indebtedness in respect thereof that is secured on a pari passu basis with the Obligations) pursuant to the terms of the documentation governing such Indebtedness with Net Proceeds (such Indebtedness (or Refinancing Indebtedness in respect thereof) required to be offered to be so repurchased or prepaid, the “Other Applicable Indebtedness”), then the Borrower may apply such Net Proceeds or Net Insurance/Condemnation Proceeds on a pro rata basis to the prepayment of the Term Loans and to the repurchase or prepayment of the Other Applicable Indebtedness (determined on the basis of the aggregate outstanding principal amount of the Term Loans and Other Applicable Indebtedness (or accreted amount if such Other Applicable Indebtedness is issued with original issue discount) at such time; provided that the portion of such Net Proceeds or Net Insurance/Condemnation Proceeds allocated to the Other Applicable Indebtedness shall not exceed the amount of such Net Proceeds or Net Insurance/Condemnation Proceeds required to be allocated to the Other Applicable Indebtedness pursuant to the terms thereof, and the remaining amount, if any, of such Net Proceeds or Net Insurance/Condemnation Proceeds shall be allocated to the Term Loans in accordance with the terms hereof), and the amount of prepayment of the Term Loans that would have otherwise been required pursuant to this Section 2.10(b)(ii) shall be reduced accordingly; provided, further, that to the extent the holders of the Other Applicable Indebtedness decline to have such Indebtedness prepaid or repurchased, the declined amount shall promptly (and in any event within ten Business Days after the date of such rejection) be applied to prepay the Term Loans in accordance with the terms hereof; provided, further, that prepayment of any Term Loans shall only be required under this Section 2.10(b)(ii) with respect to the amount of prepayment of such Term Loans that would have otherwise been required pursuant to this Section 2.10(b)(ii) to the extent such amount exceeds $15,000,000 for such period in which case only amounts in excess of such $15,000,000 shall be required to be prepaid.</text:p>
            <text:p/>
            <text:p> </text:p>
            <text:p/>
            <text:p>(iii)                               In the event that the Borrower or any of its Subsidiaries shall receive Net Proceeds from the issuance or incurrence of Indebtedness of the Borrower or any of its Subsidiaries (other than with respect to Indebtedness permitted under Section 6.01, except to the extent constituting (x) Refinancing Indebtedness incurred to refinance all or a portion of the Term Loans or Revolving Loans pursuant to Section 6.01(o), (y) Incremental Loans incurred to refinance all or a portion of the Term Loans or Revolving Loans pursuant to Section 2.21(a)(y) or (z) Replacement Term Loans incurred to refinance Term Loans or Loans under Replacement Revolving Facilities to refinance any Loans under the applicable Replaced Revolving Facility in accordance with the requirements of Section 9.02(c)), the Borrower shall, substantially simultaneously with (and in any event not later than the Business Day immediately following) the receipt of such Net Proceeds by the Borrower or such Subsidiary, apply an amount equal to 100% of such Net Proceeds to prepay outstanding Term Loans or Revolving Loans, as applicable.</text:p>
            <text:p/>
            <text:p> </text:p>
            <text:p/>
            <text:p>71</text:p>
            <text:p/>
            <text:p> </text:p>
            <text:p/>
            <text:p>(iv)                              Notwithstanding any provision under this Section 2.10(b) to the contrary, (A) any amounts that would otherwise be required to be paid by the Borrower pursuant to Section 2.10(b)(i), (ii) or (iii) above shall not be required to be so prepaid to the extent any such Excess Cash Flow is generated by a Foreign Subsidiary, such Prepayment Asset Sale is consummated by a Foreign Subsidiary, such Net Insurance/Condemnation Proceeds are received by a Foreign Subsidiary or such Indebtedness is incurred by a Foreign Subsidiary, as the case may be, for so long as the repatriation to the U.S. of any such amounts would be prohibited under any Requirement of Law (the Borrower hereby agreeing to cause the applicable Foreign Subsidiary to promptly take all actions commercially reasonably required by the applicable local law to permit such repatriation), and once such repatriation of any of such affected Net Proceeds, Net Insurance/Condemnation Proceeds or Excess Cash Flow is permitted under the applicable Requirement of Law, such repatriation will be immediately effected and such repatriated Net Proceeds, Net Insurance/Condemnation Proceeds or Excess Cash Flow will be promptly (and in any event not later than two Business Days after such repatriation) applied (net of additional Taxes (including Tax Distributions or withholding taxes) payable or reserved against it as a result thereof) to the repayment of the Term Loans pursuant to this Section 2.10(b) to the extent provided herein; and (B) if the Borrower and the Subsidiaries determine in good faith that the repatriation to the U.S. by means of a distribution or dividend of any amounts required to mandatorily prepay the Term Loans pursuant to Section 2.10(b)(i), (ii) or (iii) above to the extent attributable to a Foreign Subsidiary would result in material and adverse tax consequences, taking into account any foreign tax credit or benefit actually realized in connection with such repatriation (such amount, a “Restricted Amount”), as reasonably determined by the Borrower, the amount the Borrower shall be required to mandatorily prepay pursuant to Section 2.10(b)(i), (ii) or (iii) above, as applicable, shall be reduced by the Restricted Amount until such time as it may repatriate to the U.S. by means of a distribution or dividend such Restricted Amount without incurring such material and adverse tax liability; provided that, in the case of this clause (B), on or before the date on which any Net Proceeds or Net Insurance/Condemnation Proceeds so retained would otherwise have been required to be applied to reinvestments or prepayments pursuant to this Section 2.10(b), (x) the Borrower shall apply an amount equal to such Net Proceeds or Net Insurance/Condemnation Proceeds to such reinvestments or prepayments as if such Net Proceeds or Net Insurance/Condemnation Proceeds had been received by the Borrower rather than such Foreign Subsidiary, less the amount of additional Taxes (including Tax Distributions and withholding taxes) that would have been payable or reserved against it if such Net Proceeds or Net Insurance/Condemnation Proceeds had been repatriated to the U.S. such Foreign Subsidiary by means of a distribution or dividend or (y) such Excess Cash Flow, Net Proceeds or Net Insurance/Condemnation Proceeds are applied to the repayment of Indebtedness of a Foreign Subsidiary; provided, further, that to the extent that the repatriation by means of a distribution or dividend of any Net Proceeds, Net Insurance/Condemnation Proceeds or Excess Cash Flow from such Foreign Subsidiary would no longer have a material and adverse tax consequence, an amount equal to the Net Proceeds, Net Insurance/Condemnation Proceeds or Excess Cash Flow, as applicable, not previously applied pursuant to preceding clauses (x) and (y), shall be promptly applied to the repayment of the Term Loans pursuant to this Section 2.10(b) as otherwise required above (without regard to this clause (iv)).</text:p>
            <text:p/>
            <text:p> </text:p>
            <text:p/>
            <text:p>(v)                                 Each Term Lender may elect, by notice to the Administrative Agent at or prior to the time and in the manner specified by the Administrative Agent, prior to any prepayment of Term Loans required to be made by the Borrower pursuant to this Section 2.10(b), to decline all (but not a portion) of its Applicable Percentage of such prepayment (such declined amounts, the “Declined Proceeds”) in which case such Declined Proceeds may be retained by the Borrower and shall be added to the calculation of the Available Amount; provided, further, that, for the avoidance of doubt, no Lender may reject any prepayment made under Section 2.10(b)(iii) above to the extent constituting Refinancing Indebtedness incurred to refinance all or a portion of the Term Loans pursuant to Section 6.01(o), Incremental Loans incurred to refinance all or a portion of the Term Loans pursuant to Section 2.21(a)(y) or Replacement Term Loans incurred to refinance Term Loans in accordance with the requirements of Section 9.02(c).  If a Lender fails to deliver a notice of election declining receipt of its Applicable Percentage of such mandatory</text:p>
            <text:p/>
            <text:p> </text:p>
            <text:p/>
            <text:p>72</text:p>
            <text:p/>
            <text:p> </text:p>
            <text:p/>
            <text:p>prepayment to the Administrative Agent within the time frame specified above, any such failure will be deemed to constitute an acceptance of such Lender’s Applicable Percentage of the total amount of such mandatory prepayment of Term Loans.</text:p>
            <text:p/>
            <text:p> </text:p>
            <text:p/>
            <text:p>(vi)                              Except as otherwise provided in any Refinancing Amendment, Incremental Facility or replacement facility pursuant to Section 9.02(c), each prepayment of Term Loans pursuant to this Section 2.10(b) shall be applied ratably to each Class of Term Loans then outstanding (provided that any prepayment of Term Loans with the Net Proceeds of any Refinancing Indebtedness, Incremental Term Facility or replacement facility pursuant to Section 9.02(c) shall be applied to the applicable Class of Term Loans being refinanced or replaced).  With respect to each Class of Term Loans, all accepted prepayments under Section 2.10(b)(i), (ii) or (iii) shall be applied against the remaining scheduled installments of principal due in respect of such Term Loans as directed by the Borrower (or, in the absence of direction from the Borrower, to the remaining scheduled amortization payments in respect of the Term Loans in direct order of maturity), and each such prepayment shall be paid to the Lenders in accordance with their respective Applicable Percentage.  The amount of such mandatory prepayments shall be applied first to the then outstanding Term Loans that are ABR Loans and then to the then outstanding Term Loans that are LIBO Rate Loans.  Any prepayment of Term Loans made on or prior to the date that is six months after the Closing Date pursuant to Section 2.10(b)(iii) as part of a Repricing Transaction shall be accompanied by the fee set forth in Section 2.11(e).</text:p>
            <text:p/>
            <text:p> </text:p>
            <text:p/>
            <text:p>(vii)                           In the event and on each Business Day on which (i) the Aggregate Revolving Credit Exposure exceeds the Total Revolving Credit Commitments and/or (ii) the Revolving Credit Exposure of a Lender exceeds such Lender’s Revolving Credit Commitment, the Borrower shall, in each case, prepay the Revolving Loans and/or reduce LC Exposure in the same currency of the outstanding LC Disbursements and/or the outstanding Revolving Loans being prepaid and in an aggregate amount equal to such excess by taking any of the following actions as it shall determine at its sole discretion: (A) prepayment of Revolving Loans or (B) with respect to such excess LC Exposure, deposit of Cash in the LC Collateral Account or “backstopping” or replacement of such Letters of Credit, in each case, in an amount equal to 103% of such excess LC Exposure (but in any event, such payments of Revolving Loans and such deposits of Cash or “backstopping” or replacements of Letters of Credit shall in the aggregate be equal to such excess) and pursuant to arrangements (and with “backstop” letter of credit issuers) reasonably acceptable to the applicable Issuing Banks.</text:p>
            <text:p/>
            <text:p> </text:p>
            <text:p/>
            <text:p>(viii)                        The Borrower shall deliver to the Administrative Agent, at the time of each prepayment required under Section 2.10(b)(i), (ii) or (iii), a certificate signed by a Responsible Officer of the Borrower setting forth in reasonable detail the calculation of the amount of such prepayment.  Each such certificate shall specify the Borrowings being prepaid and the principal amount of each Borrowing (or portion thereof) to be prepaid.  Prepayments shall be accompanied by accrued interest as required by Section 2.12.  All prepayments of Borrowings under this Section 2.10(b) shall be subject to Section 2.15, but shall otherwise be without premium or penalty; provided that any prepayments under clause (iii) above as part of a Repricing Transaction shall be subject to Section 2.11(e).</text:p>
            <text:p/>
            <text:p> </text:p>
            <text:p/>
            <text:p>(c)                                  If as a result of changes in currency exchange rates, on any Revaluation Date, (i) the Aggregate Revolving Credit Exposure of any Class exceeds the Total Revolving Credit Commitments of such Class, (ii) the LC Exposure exceeds the Letter of Credit Sublimit, (iii) the Revolving Credit Exposure of a Lender exceeds such Lender’s Revolving Credit Commitment, and/or (iv) the aggregate outstanding amount of Letters of Credit issued by an Issuing Bank exceeds the applicable amount set forth for such Issuing Bank in the definition of Issuing Bank hereunder,  the Borrower shall, in each case, at the request of the Administrative Agent, within 10 days of such Revaluation Date (A) prepay Revolving Loans or (B) provide Cash Collateral pursuant to Section 2.05(j), in each case in the same currency as the outstanding</text:p>
            <text:p/>
            <text:p> </text:p>
            <text:p/>
            <text:p>73</text:p>
            <text:p/>
            <text:p> </text:p>
            <text:p/>
            <text:p>LC Disbursements and/or the outstanding Revolving Loans being prepaid and in an aggregate amount such that the applicable exposure does not exceed the applicable commitment sublimit or amount set forth above.</text:p>
            <text:p/>
            <text:p> </text:p>
          </table:table-cell>
          <table:table-cell office:value-type="string" calcext:value-type="string">
            <text:p>Section 6.01.                          Indebtedness.  The Borrower shall not, nor shall it permit any of its Subsidiaries to create, incur, assume or otherwise become or remain liable with respect to any Indebtedness, except:</text:p>
            <text:p/>
            <text:p> </text:p>
            <text:p/>
            <text:p>(a)                                 the Secured Obligations (including, without limitation, any Additional Term Loans and any Additional Revolving Loans);</text:p>
            <text:p/>
            <text:p> </text:p>
            <text:p/>
            <text:p>(b)                                 Indebtedness of the Borrower to any Subsidiary and of any Subsidiary to the Borrower or any other Subsidiary; provided that in the case of any Indebtedness of a Subsidiary that is not a Loan Party owing to a Loan Party (other than in the ordinary course of business), such Indebtedness shall be permitted as an Investment by Section 6.06; provided, further, that all such Indebtedness of any Loan Party to any Subsidiary that is not a Loan Party must be expressly subordinated to the Obligations of such Loan Party on terms reasonably acceptable to the Administrative Agent;</text:p>
            <text:p/>
            <text:p> </text:p>
            <text:p/>
            <text:p>(c)                                  Indebtedness arising from agreements providing for indemnification, adjustment of purchase price or similar obligations (including contingent earn-out obligations) incurred in connection with any Disposition permitted hereunder, any acquisitions permitted hereunder or other purchases of assets or Capital Stock, and Indebtedness arising from guaranties, letters of credit, bank guaranties, surety bonds, performance bonds or similar instruments securing the performance of the Borrower or any such Subsidiary pursuant to such agreements;</text:p>
            <text:p/>
            <text:p> </text:p>
            <text:p/>
            <text:p>(d)                                 Indebtedness which may be deemed to exist pursuant to any performance and completion guaranties or customs, stay, performance, bid, surety, statutory, appeal, performance and return of money bonds, tenders, statutory obligations, leases, governmental contracts, trade contracts or other similar obligations incurred in the ordinary course of business or in respect of any letters of credit, bank guaranties, surety bonds, performance bonds or similar instruments to support any of the foregoing items;</text:p>
            <text:p/>
            <text:p> </text:p>
            <text:p/>
            <text:p>(e)                                  Indebtedness in respect of commercial credit cards, stored value cards, purchasing cards and treasury management services, including Banking Services Obligations, and other netting services, overdraft protections, automated clearing-house arrangements, employee credit card programs, controlled disbursement, ACH transactions, return items, interstate depository network service, Society for Worldwide Interbank Financial Telecommunication transfers, cash pooling and operational foreign exchange management, and, in each case, similar arrangements and otherwise in connection with cash management, including cash management arrangements among Holdings and its subsidiaries, and Deposit Accounts;</text:p>
            <text:p/>
            <text:p> </text:p>
            <text:p/>
            <text:p>(f)                                   (x) Indebtedness in respect of Guarantees of the obligations of suppliers, customers and licensees in the ordinary course of business, (y) Indebtedness incurred in the ordinary course of business in respect of obligations of the Borrower or any Subsidiary to pay the deferred purchase price of goods or services or progress payments in connection with such goods and services and (z) Indebtedness in respect of any letter of credit, bankers’ acceptance, bank guaranty or similar instrument supporting trade payables, warehouse receipts or similar facilities entered into in the ordinary course of business;</text:p>
            <text:p/>
            <text:p> </text:p>
            <text:p/>
            <text:p>115</text:p>
            <text:p/>
            <text:p> </text:p>
            <text:p/>
            <text:p>(g)                                  Guarantees of Indebtedness or other obligations of the Borrower or any Subsidiary with respect to Indebtedness otherwise permitted to be incurred pursuant to this Section 6.01 or obligations not prohibited by this Agreement; provided that in the case of any Guarantees by a Loan Party of the obligations of a non-Loan Party the related Investment is permitted under Section 6.06;</text:p>
            <text:p/>
            <text:p> </text:p>
            <text:p/>
            <text:p>(h)                                 Indebtedness existing, or pursuant to commitments existing, on the Closing Date and described on Schedule 6.01(h), intercompany Indebtedness outstanding on the Closing Date and any other Indebtedness permitted to be incurred on or prior to the Closing Date pursuant to the Acquisition Agreement in connection with the transactions contemplated in connection therewith;</text:p>
            <text:p/>
            <text:p> </text:p>
            <text:p/>
            <text:p>(i)                                     Indebtedness of Subsidiaries that are not Loan Parties; provided that the aggregate principal amount at any time outstanding of such Indebtedness shall not exceed the greater of (i) $36,500,000 and (ii) 25% of Consolidated Adjusted EBITDA of the Borrower as of the last day of the most recently ended Test Period for which financial statements are available as determined on a Pro Forma Basis;</text:p>
            <text:p/>
            <text:p> </text:p>
            <text:p/>
            <text:p>(j)                                    Indebtedness consisting of obligations owing under any customer or supplier incentive, supply, license or similar agreements entered into in the ordinary course of business;</text:p>
            <text:p/>
            <text:p> </text:p>
            <text:p/>
            <text:p>(k)                                 Indebtedness consisting of (i) the financing of insurance premiums and/or (ii) take-or-pay obligations contained in supply arrangements, in each case, in the ordinary course of business;</text:p>
            <text:p/>
            <text:p> </text:p>
            <text:p/>
            <text:p>(l)                                     Indebtedness with respect to Capital Leases and purchase money Indebtedness incurred prior to or within 270 days of the acquisition or lease or completion of construction, repair or replacement of, or improvement to or installation of assets in an aggregate principal amount at any time outstanding not to exceed the greater of (i) $36,500,000 and (ii) 25% of Consolidated Adjusted EBITDA of the Borrower, as of the last day of the most recently ended Test Period for which financial statements are available as determined on a Pro Forma Basis;</text:p>
            <text:p/>
            <text:p> </text:p>
            <text:p/>
            <text:p>(m)                             Indebtedness of (i) a Person that becomes a Subsidiary or Indebtedness assumed in connection with an acquisition or Investment permitted hereunder after the Closing Date and/or (ii) incurred in connection with an acquisition or Investment permitted hereunder; provided that (x) in the case of clause (i), such Indebtedness (A) existed at the time such Person became a Subsidiary or the assets subject to such Indebtedness were acquired and (B) was not created or incurred in connection or contemplation thereof or (y) the aggregate principal amount at any time outstanding of such Indebtedness shall not exceed the sum of (A) the greater of (1) $30,000,000 and (2) 20% of Consolidated Adjusted EBITDA of the Borrower as of the last day of the most recently ended Test Period for which financial statements are available as determined on a Pro Forma Basis, plus (B) additional Indebtedness so long as the Total Leverage Ratio does not exceed 5.50:1.00 as of the last day of the most recently ended Test Period for which financial statements are available as determined on a Pro Forma Basis, prior to the date of the execution of the definitive agreement governing such acquisition;</text:p>
            <text:p/>
            <text:p> </text:p>
            <text:p/>
            <text:p>(n)                                 Indebtedness consisting of promissory notes issued to any stockholders of any Parent Company or any current or former directors, officers, employees, members of management, managers or consultants of any Parent Company, the Borrower or any subsidiary (or their respective Immediate Family Members) to finance the purchase or redemption of Capital Stock of any Parent Company permitted by Section 6.04(a);</text:p>
            <text:p/>
            <text:p> </text:p>
            <text:p/>
            <text:p>(o)                                 the Borrower and its Subsidiaries may become and remain liable for any Indebtedness refinancing, refunding or replacing any Indebtedness permitted under clauses (a), (h)</text:p>
            <text:p/>
            <text:p> </text:p>
            <text:p/>
            <text:p>116</text:p>
            <text:p/>
            <text:p> </text:p>
            <text:p/>
            <text:p>(in the case of intercompany debt, to the extent re-financed with other intercompany indebtedness), (i), (l), (m), (s), (u), (w), (x) and (gg) of this Section 6.01 (in any case, including any refinancing Indebtedness incurred in respect thereof, “Refinancing Indebtedness”) and any subsequent Refinancing Indebtedness in respect thereof; provided that (i) the principal amount of such Indebtedness does not exceed the principal amount of the Indebtedness being refinanced, refunded or replaced, except (A) by an amount equal to unpaid accrued interest and premiums (including tender premiums) thereon plus underwriting discounts, other reasonable and customary fees, commissions and expenses (including upfront fees, original issue discount or initial yield payments) incurred in connection with such refinancing or replacement, (B) by an amount equal to any existing commitments unutilized thereunder and (C) by additional amounts permitted to be incurred pursuant to this Section 6.01 (so long as such additional Indebtedness meets the other applicable requirements of this definition and, if secured, Section 6.02), (ii) other than in the case of Refinancing Indebtedness with respect to Indebtedness incurred pursuant to clause (h), (l), (m) or (w) of this Section 6.01, such Indebtedness has a final maturity on or later than (and, in the case of revolving Indebtedness, shall not require mandatory commitment reductions, if any, prior to) the final maturity of the Indebtedness being refinanced, refunded or replaced and, in the case of Refinancing Indebtedness with respect to Indebtedness incurred pursuant to clause (a) of this Section 6.01, other than with respect to revolving Indebtedness, a Weighted Average Life to Maturity equal to or greater than the Weighted Average Life to Maturity of the Indebtedness being refinanced, refunded or replaced, (iii) the terms of such Refinancing Indebtedness shall be as agreed between the Borrower and the lenders providing such Refinancing Indebtedness, (iv) except in the case of Refinancing Indebtedness with respect to Indebtedness incurred pursuant to clause (a) of this Section 6.01, such Indebtedness is secured only by Permitted Liens at the time of such refinancing, refunding or replacement (it being understood that such Indebtedness may go from being secured to being unsecured), (v) except in the case of Refinancing Indebtedness with respect to Indebtedness incurred pursuant to clause (a) of this Section 6.01, such Indebtedness is incurred by the obligor or obligors in respect of the Indebtedness being refinanced, refunded or replaced, except to the extent otherwise permitted pursuant to this Section 6.01, Section 6.02 and Section 6.06), (vi) except in the case of Refinancing Indebtedness with respect to clause (a) of this Section 6.01, if the Indebtedness being refinanced, refunded or replaced was originally contractually subordinated to the Obligations in right of payment (or the Liens securing such Indebtedness were originally contractually subordinated to the Collateral), such Indebtedness is contractually subordinated to the Obligations in right of payment (or the Liens securing such Indebtedness shall be subordinated to the Collateral) on terms not materially less favorable, taken as a whole, to the Lenders than those applicable to the Indebtedness (or Liens, as applicable) being refinanced, refunded or replaced, taken as a whole, (vii) except in the case of Refinancing Indebtedness with respect to clause (a) of this Section 6.01 as of the date of incurring such Indebtedness and after giving effect thereto, no Event of Default shall exist or have occurred and be continuing and (viii) in the case of Refinancing Indebtedness with respect to Indebtedness incurred pursuant to clause (a) of this Section 6.01, (A) such Indebtedness shall be pari passu or junior in right of payment and be pari passu or junior with respect to security with the remaining Obligations hereunder, or shall be unsecured; provided that any such Indebtedness that is pari passu or junior with respect to the Collateral shall be subject to customary intercreditor arrangements having terms to be reasonably agreed between the Administrative Agent and the Borrower, (B) if such Indebtedness being refinanced, refunded or replaced is secured, it shall not be secured by any assets other than the Collateral (unless such assets substantially concurrently become a part of the Collateral), (C) if such Indebtedness being refinanced, refunded or replaced is Guaranteed, it shall not be Guaranteed by any Person other than a Loan Party (unless such Person substantially concurrently becomes a Loan Party) and (D) such Indebtedness is incurred under (and pursuant to) documentation other than this Agreement;</text:p>
            <text:p/>
            <text:p> </text:p>
            <text:p/>
            <text:p>117</text:p>
            <text:p/>
            <text:p> </text:p>
            <text:p/>
            <text:p>(p)                                 Indebtedness in respect of the Existing Notes until the redemption thereof on or prior to the Funding Date;</text:p>
            <text:p/>
            <text:p> </text:p>
            <text:p/>
            <text:p>(q)                                 additional Indebtedness in an aggregate principal amount or face amount at any time outstanding not to exceed the greater of (i) $15,000,000 and (ii) 10% of Consolidated Adjusted EBITDA of the Borrower as of the last day of the most recently ended Test Period for which financial statements are available as determined on a Pro Forma Basis in respect of letters of credit, bank guaranties, surety bonds, performance bonds and similar instruments issued for general corporate purposes and denominated in currencies other than Dollars;</text:p>
            <text:p/>
            <text:p> </text:p>
            <text:p/>
            <text:p>(r)                                    Indebtedness of the Borrower or any Subsidiary under any Derivative Transaction not entered into for speculative purposes;</text:p>
            <text:p/>
            <text:p> </text:p>
            <text:p/>
            <text:p>(s)                                   additional Indebtedness in an aggregate principal amount at any time outstanding not to exceed the greater of (i) $60,000,000 and (ii) 40% of Consolidated Adjusted EBITDA of the Borrower as of the last day of the most recently ended Test Period for which financial statements are available as determined on a Pro Forma Basis;</text:p>
            <text:p/>
            <text:p> </text:p>
            <text:p/>
            <text:p>(t)                                    [reserved];</text:p>
            <text:p/>
            <text:p> </text:p>
            <text:p/>
            <text:p>(u)                                 additional Indebtedness so long as (i) if such Indebtedness is secured by Liens on the Collateral that are pari passu to the Liens securing the Secured Obligations, the First Lien Leverage Ratio as of the last day of the most recently ended Test Period for which financial statements are available as determined on a Pro Forma Basis would not exceed 4.50:1.00 (or, to the extent such Indebtedness is incurred in connection with any Permitted Acquisition or similar investment not prohibited by this Agreement, the greater of 4.50:1.00 (as determined on a Pro Forma Basis) and the First Lien Leverage Ratio immediately prior to such transaction) (provided, that if such Indebtedness is a U.S. dollar denominated term loan facility secured by a Lien on the Collateral that is pari passu with the Liens securing the Secured Obligations, the MFN Provisions shall have been complied with as if such Indebtedness was considered an Incremental Term Loan (subject to the qualifications and exceptions set forth therein, including the MFN Trigger Amount), (ii) if such Indebtedness is secured by Liens on the Collateral that are junior to the Liens securing the Secured Obligations, the Senior Secured Leverage Ratio as of the last day of the most recently ended Test Period for which financial statements are available as determined on a Pro Forma Basis would not exceed 5.00:1.00 (or, to the extent such Indebtedness is incurred in connection with any Permitted Acquisition or similar investment not prohibited by this Agreement, the greater of 5.00:1.00 (as determined on a Pro Forma Basis) and the Senior Secured Leverage Ratio immediately prior to such transaction), or (iii) if such Indebtedness is unsecured or is secured by assets that are not Collateral, either (I) the Total Leverage Ratio as of the last day of the most recently ended Test Period for which financial statements are available as determined on a Pro Forma Basis would not exceed 5.50:1.00 (or, to the extent such Indebtedness is incurred in connection with any Permitted Acquisition or similar investment not prohibited by this Agreement, the greater of 5.50:1.00 (as determined on a Pro Forma Basis) and the Total Leverage Ratio immediately prior to such transaction) or (II) the Interest Coverage Ratio as of the last day of the most recently ended Test Period for which financial statements are available as determined on a Pro Forma Basis, would be at least 2.00:1.00 (or, to the extent such Indebtedness is incurred in connection with any Permitted Acquisition or similar investment not prohibited by this Agreement, the lesser of 2.00:1.00 and the Interest Coverage Ratio immediately prior to such transaction); provided that, in the case of any Indebtedness incurred under this Section 6.01(u), (A) subject to the Maturity Carveout, such Indebtedness shall not mature prior to the maturity date of the Initial Term Loans or have a Weighted Average Life to Maturity less than the Weighted Average Life to Maturity of the Initial Term Loans, (B) the other terms and conditions</text:p>
            <text:p/>
            <text:p> </text:p>
            <text:p/>
            <text:p>118</text:p>
            <text:p/>
            <text:p> </text:p>
            <text:p/>
            <text:p>of such Indebtedness shall be as agreed between the Borrower and the lenders providing such Indebtedness, (C) any such Indebtedness that is secured on a pari passu or junior basis with respect to the Collateral shall be subject to customary intercreditor arrangements having terms to be reasonably agreed between the Administrative Agent and the Borrower, and (D) the aggregate principal amount at any time outstanding of such Indebtedness of Subsidiaries that are non-Loan Parties incurred pursuant to this Section 6.01(u) shall not exceed the greater of (x) $36,500,000 and (y) 25% of Consolidated Adjusted EBITDA of the Borrower as of the last day of the most recently ended Test Period for which financial statements are available as determined on a Pro Forma Basis;</text:p>
            <text:p/>
            <text:p> </text:p>
            <text:p/>
            <text:p>(v)                                 [reserved];</text:p>
            <text:p/>
            <text:p> </text:p>
            <text:p/>
            <text:p>(w)                               Indebtedness incurred in connection with Sale and Lease-Back Transactions permitted pursuant to Section 6.08;</text:p>
            <text:p/>
            <text:p> </text:p>
            <text:p/>
            <text:p>(x)                                 secured or unsecured notes and/or loans (and/or commitments in respect thereof) issued or incurred by the Borrower (or a co-issuer in addition thereto) in lieu of Incremental Facilities (such notes or loans, “Incremental Equivalent Debt”), in each case, on terms and conditions as agreed between the Borrower and the lenders providing any such Incremental Equivalent Debt; provided that (i) the aggregate outstanding principal amount (or committed amount, if applicable) of all Incremental Equivalent Debt, together with the aggregate outstanding principal amount (or committed amount, if applicable) of all Incremental Loans and Incremental Commitments provided pursuant to Section 2.21 of this Agreement (other than those provided solely in reliance on Section 2.21(a)(y) of this Agreement), shall not exceed the Incremental Cap, (ii) any Incremental Equivalent Debt shall be subject to clauses (vi) and (vii) of the proviso to Section 2.21(a) of this Agreement, (iii) any such notes and/or loans that are secured shall be secured only by the Collateral and on a pari passu or junior basis with the Secured Obligations, (iv) any such Incremental Equivalent Debt that ranks pari passu or junior in right of security or in right of payment will be subject to subject to customary intercreditor arrangements having terms to be reasonably agreed between the Administrative Agent and the Borrower (v) such Incremental Equivalent Debt shall not be secured by assets other than the Collateral and shall not be guaranteed by any Person that is not a Loan Party; (vi) if such Indebtedness is in the form of a U.S. Dollar denominated term loan facility of the Loan Parties and is secured by a Lien on the Collateral that is pari passu with the Liens securing the Secured Obligations, the MFN Provisions shall have been complied with as if such Indebtedness were considered an Incremental Term Loan (subject to the qualifications and exceptions set forth therein, including the MFN Trigger Amount) and (vii) except to the extent provided in Section 1.09(a), if the proceeds of any Incremental Equivalent Debt are being used to finance a Limited Condition Transaction, no Event of Default shall exist immediately prior to or after giving effect to the effectiveness of any Incremental Equivalent Debt;</text:p>
            <text:p/>
            <text:p> </text:p>
            <text:p/>
            <text:p>(y)                                 Indebtedness (including obligations in respect of letters of credit, bank guarantees, surety bonds, performance bonds or similar instruments with respect to such Indebtedness) incurred in respect of workers compensation claims, unemployment insurance (including premiums related thereto), other types of social security, pension obligations, vacation pay, health, disability or other employee benefits;</text:p>
            <text:p/>
            <text:p> </text:p>
            <text:p/>
            <text:p>(z)                                  Indebtedness representing (i) deferred compensation to current or former directors, officers, employees, members of management, managers and consultants of any Parent Company, the Borrower or any Subsidiary in the ordinary course of business and (ii) deferred compensation or other similar arrangements in connection with the Transactions, any Permitted Acquisition or any other Investment permitted hereby;</text:p>
            <text:p/>
            <text:p> </text:p>
            <text:p/>
            <text:p>119</text:p>
            <text:p/>
            <text:p> </text:p>
            <text:p/>
            <text:p>(aa)                          Indebtedness in respect of any letter of credit or bank guarantee issued in favor of any Issuing Bank to support any Defaulting Lender’s participation in Letters of Credit issued, or made, hereunder;</text:p>
            <text:p/>
            <text:p> </text:p>
            <text:p/>
            <text:p>(bb)                          Indebtedness of any Subsidiary supported by a Letter of Credit in an aggregate principal amount not to exceed the Stated Amount of such Letter of Credit (but which Stated Amount may include the amount of any anticipated premiums, expenses (including upfront fees and original issue discount) and any accretion in the principal amount thereof);</text:p>
            <text:p/>
            <text:p> </text:p>
            <text:p/>
            <text:p>(cc)                            unfunded pension fund and other employee benefit plan obligations and liabilities incurred in the ordinary course of business to the extent that the unfunded amounts would not otherwise cause an Event of Default under Section 7.01(i);</text:p>
            <text:p/>
            <text:p> </text:p>
            <text:p/>
            <text:p>(dd)                          additional Indebtedness in an aggregate amount outstanding not to exceed the greater of (i) $15,000,000 and (ii) 10% of Consolidated Adjusted EBITDA of the Borrower as of the last day of the most recently ended Test Period for which financial statements are available as an account party in respect of trade letters of credit issued in the ordinary course of business;</text:p>
            <text:p/>
            <text:p> </text:p>
            <text:p/>
            <text:p>(ee)                            customer deposits and advance payments received in the ordinary course of business from customers for goods and services purchased in the ordinary course of business;</text:p>
            <text:p/>
            <text:p> </text:p>
            <text:p/>
            <text:p>(ff)                              without duplication of any other Indebtedness, all premiums (if any), interest (including post-petition interest and payment in kind interest), accretion or amortization of original issue discount, fees, expenses and charges with respect to Indebtedness permitted hereunder;</text:p>
            <text:p/>
            <text:p> </text:p>
            <text:p/>
            <text:p>(gg)                            Indebtedness in respect of Permitted Debt Exchange Notes incurred pursuant to a Permitted Debt Exchange in accordance with Section 2.23 and any Permitted Refinancing thereof;</text:p>
            <text:p/>
            <text:p> </text:p>
            <text:p/>
            <text:p>(hh)                          Indebtedness in an aggregate amount up to the aggregate cash contributions made to the Borrower after the Closing Date (other than amounts constituting a Cure Amount or an Available Excluded Contribution Amount and to the extent such cash contribution has not been otherwise applied); and</text:p>
            <text:p/>
            <text:p> </text:p>
            <text:p/>
            <text:p>(ii)                                  Indebtedness incurred in reliance on the Available Amount.</text:p>
          </table:table-cell>
          <table:table-cell office:value-type="string" calcext:value-type="string">
            <text:p>Section 6.02.                          Liens.  The Borrower shall not, nor shall it permit any of its Subsidiaries to, create, incur, assume or permit or suffer to exist any Lien on or with respect to any property of any kind owned by it, whether now owned or hereafter acquired, or any income or profits therefrom, except:</text:p>
            <text:p/>
            <text:p> </text:p>
            <text:p/>
            <text:p>(a)                                 Liens created pursuant to the Loan Documents securing the Secured Obligations;</text:p>
            <text:p/>
            <text:p> </text:p>
            <text:p/>
            <text:p>(b)                                 Liens for Taxes, assessments or other governmental charges or levies which are (i) not then more than 30 days overdue or, if more than 30 days overdue, obligations with respect to such Taxes that are not at such time required to be paid pursuant to Section 5.03, (ii) being contested in good faith in accordance with Section 5.03 or (iii) with respect to which the failure to make payment could not reasonably be expected to result in a Material Adverse Effect;</text:p>
            <text:p/>
            <text:p> </text:p>
            <text:p/>
            <text:p>(c)                                  inchoate, statutory or common law Liens (and rights of set-off) of landlords, banks, carriers, warehousemen, mechanics, repairmen, workmen, construction contractors and materialmen, and other Liens imposed by law, in each case incurred in the ordinary course of business (i) for amounts not yet overdue by more than 30 days, (ii) for amounts that are overdue by more than 30</text:p>
            <text:p/>
            <text:p> </text:p>
            <text:p/>
            <text:p>120</text:p>
            <text:p/>
            <text:p> </text:p>
            <text:p/>
            <text:p>days and that are being contested in good faith by appropriate proceedings, so long as such reserves or other appropriate provisions, if any, as shall be required by GAAP shall have been made for any such contested amounts or (iii) with respect to which the failure to make payment could not reasonably be expected to have a Material Adverse Effect;</text:p>
            <text:p/>
            <text:p> </text:p>
            <text:p/>
            <text:p>(d)                                 Liens incurred (i) in the ordinary course of business in connection with workers’ compensation, unemployment insurance and other types of social security laws and regulations, (ii) in the ordinary course of business to secure the performance of tenders, statutory obligations, surety, stay, customs and appeal bonds, bids, leases, government contracts, trade contracts, performance and return-of-money bonds and other similar obligations (exclusive of obligations for the payment of borrowed money), (iii) pursuant to pledges and deposits of Cash or Cash Equivalents in the ordinary course of business securing (x) any liability for reimbursement or indemnification obligations of insurance carriers providing property, casualty, liability or other insurance to Holdings, the Borrower and its subsidiaries or (y) leases or licenses of property otherwise permitted by this Agreement or (iv) to secure obligations in respect of letters of credit, bank guaranties, surety bonds, performance bonds or similar instruments posted with respect to the items described in clauses (i) through (iii) above;</text:p>
            <text:p/>
            <text:p> </text:p>
            <text:p/>
            <text:p>(e)                                  Liens consisting of easements, rights-of-way, restrictions, encroachments, and other minor defects or irregularities in title, in each case which do not, in the aggregate, materially interfere with the ordinary conduct of the business of the Borrower and its Subsidiaries, taken as a whole, or the use of the affected property for its intended purpose;</text:p>
            <text:p/>
            <text:p> </text:p>
            <text:p/>
            <text:p>(f)                                   Liens consisting of any (i) interest or title of a lessor or sub-lessor under any lease of real estate permitted hereunder, (ii) landlord lien permitted by the terms of any lease, (iii) restriction or encumbrance to which the interest or title of such lessor or sub-lessor may be subject or (iv) subordination of the interest of the lessee or sub-lessee under such lease to any restriction or encumbrance referred to in the preceding clause (iii);</text:p>
            <text:p/>
            <text:p> </text:p>
            <text:p/>
            <text:p>(g)                                  Liens solely on any Cash earnest money deposits made by the Borrower or any of its Subsidiaries in connection with any letter of intent or purchase agreement with respect to any Investment permitted hereunder;</text:p>
            <text:p/>
            <text:p> </text:p>
            <text:p/>
            <text:p>(h)                                 purported Liens evidenced by the filing of UCC financing statements relating solely to operating leases or consignment or bailee arrangements entered into in the ordinary course of business;</text:p>
            <text:p/>
            <text:p> </text:p>
            <text:p/>
            <text:p>(i)                                     Liens in favor of customs and revenue authorities arising as a matter of law to secure payment of customs duties in connection with the importation of goods;</text:p>
            <text:p/>
            <text:p> </text:p>
            <text:p/>
            <text:p>(j)                                    Liens in connection with any zoning, building or similar law or other Lien granted to, or rights reserved to or vested in, or limitations, provisos and conditions, if any, expressed in any original grant from, any Governmental Authority, to control or regulate the use of any real property or dimensions of real property or the structure thereon, including Liens in connection with any condemnation or eminent domain proceeding or compulsory purchase order;</text:p>
            <text:p/>
            <text:p> </text:p>
            <text:p/>
            <text:p>(k)                                 Liens on assets securing Indebtedness permitted pursuant to Section 6.01(o); provided that (i) no such Lien extends to any asset not covered by the Lien securing the Indebtedness that is refinanced (other than the proceeds and products thereof, accessions thereto and improvements thereon) or as otherwise permitted under this Section 6.02 with respect to such Lien and (ii) if the Indebtedness being refinanced was subject to intercreditor arrangements, then any refinancing Indebtedness in respect thereof shall be subject to intercreditor arrangements not materially less</text:p>
            <text:p/>
            <text:p> </text:p>
            <text:p/>
            <text:p>121</text:p>
            <text:p/>
            <text:p> </text:p>
            <text:p/>
            <text:p>favorable (as reasonably determined by the Borrower), taken as a whole, than the intercreditor arrangements governing the Indebtedness that is refinanced or shall be otherwise reasonably acceptable to the Administrative Agent;</text:p>
            <text:p/>
            <text:p> </text:p>
            <text:p/>
            <text:p>(l)                                     Liens described on Schedule 6.02 and any modifications, replacements, refinancings, renewals or extensions thereof; provided that (i) no such Lien extends to any additional property other than (A) after-acquired property that is affixed or incorporated into the property covered by such Lien or financed by Indebtedness permitted under Section 6.01 and (B) proceeds and products thereof, accessions thereto and improvements thereon (it being understood that individual financings of the type permitted under Section 6.01(l) provided by any lender may be cross-collateralized to other financings of such type provided by such lender or its Affiliates) and (ii) such modification, replacement, refinancing, renewal or extension of the obligations secured or benefited by such Liens, if constituting Indebtedness, is permitted by Section 6.01;</text:p>
            <text:p/>
            <text:p> </text:p>
            <text:p/>
            <text:p>(m)                             Liens arising out of Sale and Lease-Back Transactions permitted under Section 6.08;</text:p>
            <text:p/>
            <text:p> </text:p>
            <text:p/>
            <text:p>(n)                                 Liens securing Indebtedness permitted pursuant to Section 6.01(l); provided that any such Lien shall encumber only the asset acquired with the proceeds of such Indebtedness and proceeds and products thereof, accessions thereto and improvements thereon (it being understood that individual financings of the type permitted under Section 6.01(l) provided by any lender may be cross-collateralized to other financings of such type provided by such lender or its Affiliates);</text:p>
            <text:p/>
            <text:p> </text:p>
            <text:p/>
            <text:p>(o)                                 (i) Liens securing Indebtedness permitted pursuant to Section 6.01(m) on assets acquired or on the Capital Stock and assets of the relevant newly acquired Subsidiary; provided that no such Lien (x) extends to or covers any other assets (other than the proceeds or products thereof, accessions or additions thereto and improvements thereon) and (y) was not created in contemplation of the applicable acquisition of assets or Capital Stock, and (ii) Liens securing Indebtedness incurred pursuant to Section 6.01(u) to the extent permitted to be secured thereunder;</text:p>
            <text:p/>
            <text:p> </text:p>
            <text:p/>
            <text:p>(p)                                 (i) Liens that are contractual rights of setoff or netting relating to (A) the establishment of depositary relations with banks not granted in connection with the issuance of Indebtedness, (B) pooled deposit or sweep accounts of the Borrower or any Subsidiary to permit satisfaction of overdraft or similar obligations incurred in the ordinary course of business of the Borrower or any Subsidiary, (C) purchase orders and other agreements entered into with customers of the Borrower or any Subsidiary in the ordinary course of business and (D) commodity trading or other brokerage accounts incurred in the ordinary course of business, (ii) Liens encumbering reasonable customary initial deposits and margin deposits and (iii) bankers Liens and rights and remedies as to Deposit Accounts;</text:p>
            <text:p/>
            <text:p> </text:p>
            <text:p/>
            <text:p>(q)                                 Liens on assets and Capital Stock of Subsidiaries that are non-Loan Parties (including Capital Stock owned by such Persons) securing Indebtedness of non-Loan Parties permitted pursuant to Section 6.01;</text:p>
            <text:p/>
            <text:p> </text:p>
            <text:p/>
            <text:p>(r)                                    Liens securing obligations (other than obligations representing Indebtedness for borrowed money) under operating, reciprocal easement or similar agreements entered into in the ordinary course of business of the Borrower and its Subsidiaries;</text:p>
            <text:p/>
            <text:p> </text:p>
            <text:p/>
            <text:p>(s)                                   Liens disclosed in the title insurance policies delivered pursuant to Section 5.12 with respect to any Mortgaged Property and any replacement, extension or renewal of any such Lien; provided that no such replacement, extension or renewal Lien shall cover any property other than the</text:p>
            <text:p/>
            <text:p> </text:p>
            <text:p/>
            <text:p>122</text:p>
            <text:p/>
            <text:p> </text:p>
            <text:p/>
            <text:p>property that was subject to such Lien prior to such replacement, extension or renewal (and additions thereto, improvements thereon and the proceeds thereof);</text:p>
            <text:p/>
            <text:p> </text:p>
            <text:p/>
            <text:p>(t)                                    Liens securing Indebtedness incurred pursuant to Sections 6.01(v) and (x), to the extent permitted to be secured thereunder, subject to subject to customary intercreditor arrangements having terms to be reasonably agreed between the Administrative Agent and the Borrower;</text:p>
            <text:p/>
            <text:p> </text:p>
            <text:p/>
            <text:p>(u)                                 other Liens on assets securing Indebtedness or other obligations in an aggregate principal amount at any time outstanding not to exceed the greater of (i) $36,500,000 and (ii) 25% of Consolidated Adjusted EBITDA of the Borrower, as of the last day of the most recently ended Test Period for which financial statements are available as determined on a Pro Forma Basis, prior to the date of the applicable incurrence;</text:p>
            <text:p/>
            <text:p> </text:p>
            <text:p/>
            <text:p>(v)                                 Liens on assets securing judgments, awards, attachments or decrees not constituting an Event of Default under Section 7.01(h);</text:p>
            <text:p/>
            <text:p> </text:p>
            <text:p/>
            <text:p>(w)                               leases, licenses, subleases or sublicenses granted to others in the ordinary course of business which do not (i) interfere in any material respect with the business of the Borrower and its Subsidiaries (other than an Immaterial Subsidiary) or (ii) secure any Indebtedness;</text:p>
            <text:p/>
            <text:p> </text:p>
            <text:p/>
            <text:p>(x)                                 Liens on Securities that are the subject of repurchase agreements constituting Investments permitted under Section 6.06 arising out of such repurchase transaction;</text:p>
            <text:p/>
            <text:p> </text:p>
            <text:p/>
            <text:p>(y)                                 Liens securing obligations in respect letters of credit, bank guaranties, surety bonds, performance bonds or similar instruments permitted under Sections 6.01(c), (d), (f), (q), (y), (aa) and (bb);</text:p>
            <text:p/>
            <text:p> </text:p>
            <text:p/>
            <text:p>(z)                                  Liens arising (i) out of conditional sale, title retention, consignment or similar arrangements for the sale of any assets or property in the ordinary course of business and permitted by this Agreement or (ii) by operation of law under Article 2 of the UCC;</text:p>
            <text:p/>
            <text:p> </text:p>
            <text:p/>
            <text:p>(aa)                          Liens (i) in favor of the Borrower or the Loan Guarantors and (ii) granted by any non-Loan Party in favor of any other non-Loan Party, in the case of each of clauses (i) and (ii), securing intercompany Indebtedness permitted under Section 6.01;</text:p>
            <text:p/>
            <text:p> </text:p>
            <text:p/>
            <text:p>(bb)                          Liens on insurance policies and the proceeds thereof securing the financing of the premiums with respect thereto;</text:p>
            <text:p/>
            <text:p> </text:p>
            <text:p/>
            <text:p>(cc)                            Liens on specific items of inventory or other goods and the proceeds thereof securing such Person’s obligations in respect of documentary letters of credit or banker’s acceptances issued or created for the account of such Person to facilitate the purchase, shipment or storage of such inventory or goods;</text:p>
            <text:p/>
            <text:p> </text:p>
            <text:p/>
            <text:p>(dd)                          Liens securing (i) obligations under Hedge Agreements in connection with any Derivative Transactions of the type described in Section 6.01(r), (ii) obligations of the type described in Section 6.01(ii) and (iii) obligations of the type described in Section 6.01(e);</text:p>
            <text:p/>
            <text:p> </text:p>
            <text:p/>
            <text:p>(ee)                            (i) Liens on Capital Stock of joint ventures or Unrestricted Subsidiaries securing capital contributions to or obligations of such Persons and (ii) customary rights of first refusal and tag, drag and similar rights in joint venture agreements and agreements with respect to non-Wholly-Owned Subsidiaries;</text:p>
            <text:p/>
            <text:p> </text:p>
            <text:p/>
            <text:p>123</text:p>
            <text:p/>
            <text:p> </text:p>
            <text:p/>
            <text:p>(ff)                              Liens on the assets of the Borrower or any Subsidiary permitted to be incurred pursuant to the Acquisition Agreement in connection with the transactions contemplated in connection therewith;</text:p>
            <text:p/>
            <text:p> </text:p>
            <text:p/>
            <text:p>(gg)                            Liens on Cash, Cash Equivalents or other property arising in connection with the defeasance, discharge or redemption of Indebtedness;</text:p>
            <text:p/>
            <text:p> </text:p>
            <text:p/>
            <text:p>(hh)                          Liens consisting of any condemnation or eminent domain proceeding or compulsory purchase order affecting real property;</text:p>
            <text:p/>
            <text:p> </text:p>
            <text:p/>
            <text:p>(ii)                                  licenses and sublicenses of IP Rights;</text:p>
            <text:p/>
            <text:p> </text:p>
            <text:p/>
            <text:p>(jj)                                ground leases in respect of real property on which facilities owned or leased by the Borrower or any of its Subsidiaries are located;</text:p>
            <text:p/>
            <text:p> </text:p>
            <text:p/>
            <text:p>(kk)                          Liens incurred in reliance on the Available Amount; and</text:p>
            <text:p/>
            <text:p> </text:p>
            <text:p/>
            <text:p>(ll)                                  Liens in respect of the Existing Notes that are junior to the Liens securing the Obligations pursuant to an applicable intercreditor agreement, until the redemption thereof on or prior to the Funding Date.</text:p>
          </table:table-cell>
          <table:table-cell office:value-type="string" calcext:value-type="string">
            <text:p>Section 6.04.                          Restricted Payments; Certain Payments of Indebtedness.</text:p>
            <text:p/>
            <text:p> </text:p>
            <text:p/>
            <text:p>(a)                                 The Borrower shall not pay or make any Restricted Payment, except that:</text:p>
            <text:p/>
            <text:p> </text:p>
            <text:p/>
            <text:p>(i)                                     the Borrower may make Restricted Payments to the extent necessary to permit any Parent Company:</text:p>
            <text:p/>
            <text:p> </text:p>
            <text:p/>
            <text:p>(A)                               to pay general administrative costs and expenses (including corporate overhead, legal or similar expenses and customary wages, salary, bonus and other benefits payable to directors, officers, employees, members of management, consultants and/or independent contractors of any Parent Company), franchise fees, franchise Taxes and similar fees, Taxes and expenses required to maintain the organizational existence of such Parent Company, in each case, which are reasonable and customary and incurred in the ordinary course of business, plus any reasonable and customary indemnification claims made by current or former directors, officers, members of management, employees or consultants of any Parent Company, in each case, to the extent attributable to the ownership or operations of any Parent Company (but excluding, for the avoidance of doubt, the portion of any amount, if any, that is attributable to the ownership or</text:p>
            <text:p/>
            <text:p> </text:p>
            <text:p/>
            <text:p>125</text:p>
            <text:p/>
            <text:p> </text:p>
            <text:p/>
            <text:p>operation of any subsidiary of any Parent Company other than Holdings and/or its subsidiaries); provided that Restricted Payments under this clause (a)(i)(A) that are attributable to any Unrestricted Subsidiary shall be permitted only to the extent that either (x) such Unrestricted Subsidiary has made one or more Cash distributions, advances or loans to Holdings or any of its Subsidiaries for such purpose in an amount up to the amount of such Unrestricted Subsidiary’s proportionate share of such costs, expenses, franchise fees and Taxes and similar fees, Taxes and expenses or (y) the amount of such Restricted Payments made by the Borrower on behalf of such Unrestricted Subsidiary is treated as an Investment subject to Section 6.06 hereof;</text:p>
            <text:p/>
            <text:p> </text:p>
            <text:p/>
            <text:p>(B)                               [reserved];</text:p>
            <text:p/>
            <text:p> </text:p>
            <text:p/>
            <text:p>(C)                               to pay audit and other accounting and reporting expenses at such Parent Company to the extent relating to the ownership or operations of any Parent Company (but excluding, for the avoidance of doubt, the portion of any such expenses, if any, attributable to the ownership or operations of any subsidiary of any Parent Company other than Holdings and/or its subsidiaries), Holdings, the Borrower and/or its subsidiaries; provided that Restricted Payments under this clause (a)(i)(C) that are attributable to any Unrestricted Subsidiary shall be permitted only to the extent that either (x) such Unrestricted Subsidiary has made one or more Cash distributions, advances or loans to Holdings or any of its Subsidiaries for such purpose in an amount up to the amount of such Unrestricted Subsidiary’s proportionate share of such accounting and reporting expenses or (y) the amount of such Restricted Payments made by Borrower on behalf of such Unrestricted Subsidiary is treated as an Investment subject to Section 6.06 hereof;</text:p>
            <text:p/>
            <text:p> </text:p>
            <text:p/>
            <text:p>(D)                               for the payment of insurance premiums to the extent relating to the ownership or operations of any Parent Company (but excluding, for the avoidance of doubt, the portion of such premiums, if any, attributable to the ownership or operations of any subsidiary of any Parent Company other than Holdings and/or its subsidiaries), Holdings, the Borrower and/or its subsidiaries; provided that Restricted Payments under this clause (a)(i)(D) that are attributable to any Unrestricted Subsidiary shall be permitted only to the extent that either (x) such Unrestricted Subsidiary has made one or more Cash distributions advances or loans to Borrower or any of its Subsidiaries for such purpose in an amount up to the amount of such Unrestricted Subsidiary’s proportionate share of such insurance premiums or (y) the amount of such Restricted Payments made by Borrower on behalf of such Unrestricted Subsidiary is treated as an Investment subject to Section 6.06 hereof;</text:p>
            <text:p/>
            <text:p> </text:p>
            <text:p/>
            <text:p>(E)                                pay fees and expenses related to debt or equity offerings, investments or acquisitions permitted or not restricted by this Agreement (whether or not consummated);</text:p>
            <text:p/>
            <text:p> </text:p>
            <text:p/>
            <text:p>(F)                                 to pay the consideration to finance any Investment permitted under Section 6.06 (provided that (x) such Restricted Payments under this clause (a)(i)(F) shall be made substantially concurrently with the closing of such Investment and (y) such Parent Company shall, promptly following the closing thereof, cause all such property acquired to be contributed to the Borrower or one of its Subsidiaries, or the merger, consolidation or amalgamation of the Person formed or acquired into the Borrower or one of its Subsidiaries, in order to consummate such Investment in a manner that causes such Investment to comply with the applicable requirements of Section 6.06 as if undertaken as a direct Investment by the Borrower or such Subsidiary); and</text:p>
            <text:p/>
            <text:p> </text:p>
            <text:p/>
            <text:p>(G)                               to pay customary salary, bonus, severance and other benefits payable to current or former directors, officers, members of management, managers, employees or consultants (or any Immediate Family Member thereof) of any Parent Company plus any</text:p>
            <text:p/>
            <text:p> </text:p>
            <text:p/>
            <text:p>126</text:p>
            <text:p/>
            <text:p> </text:p>
            <text:p/>
            <text:p>reasonable and customary indemnification claims made by current or former directors, officers, members of management, managers, employees or consultants of any Parent Company, to the extent such salary, bonuses, severance and other benefits or claims in respect of any of the foregoing) are directly attributable and reasonably allocated to the ownership or operations of any Parent Company (but excluding, for the avoidance of doubt, the portion of any amount, if any, that is attributable to the ownership or operation of any subsidiary of any Parent Company other than Holdings and/or its subsidiaries), Holdings, the Borrower and/or its subsidiaries, in each case, so long as such Parent Company applies the amount of any such Restricted Payment for such purpose; provided that Restricted Payments under this clause (a)(i)(G) that are attributable to any Unrestricted Subsidiary shall be permitted only to the extent that either (x) such Unrestricted Subsidiary has made one or more Cash distributions, advances or loans to Borrower or any of its Subsidiaries for such purpose in an amount up to the amount of such Unrestricted Subsidiary’s proportionate share of such salary, bonus, severance and other benefits or (y) the amount of such Restricted Payments made by Borrower on behalf of such Unrestricted Subsidiary is treated as an Investment subject to Section 6.06 hereof.</text:p>
            <text:p/>
            <text:p> </text:p>
            <text:p/>
            <text:p>(ii)                                  the Borrower may make Tax Distributions;</text:p>
            <text:p/>
            <text:p> </text:p>
            <text:p/>
            <text:p>(iii)                               the Borrower may pay (or make Restricted Payments to allow any Parent Company to pay) for the repurchase, redemption, retirement or other acquisition or retirement for value of Capital Stock of any Parent Company, the Borrower or any subsidiary held by any future, present or former employee, director, member of management, officer, manager or consultant (or any Immediate Family Member thereof) of any Parent Company, the Borrower or any subsidiary:</text:p>
            <text:p/>
            <text:p> </text:p>
            <text:p/>
            <text:p>(A)                               in accordance with the terms of notes issued pursuant to Section 6.01(n), so long as the aggregate amount of all Cash payments made in respect of such notes, together with the aggregate amount of Restricted Payments made pursuant to clause (D) of this clause (iii), does not exceed the greater of $30,000,000 and 20% of Consolidated Adjusted EBITDA of the Borrower as of the last day of the most recently ended Test Period for which financial statements are available, as determined on a Pro Forma Basis in any Fiscal Year, which, if not used in any Fiscal Year, may be carried forward to the next subsequent Fiscal Year;</text:p>
            <text:p/>
            <text:p> </text:p>
            <text:p/>
            <text:p>(B)                               with the proceeds of any sale or issuance of the Capital Stock of any Parent Company to the extent such proceeds have been contributed to the capital of the Borrower;</text:p>
            <text:p/>
            <text:p> </text:p>
            <text:p/>
            <text:p>(C)                               with the net proceeds of any key-man life insurance policies received during such Fiscal Year; or</text:p>
            <text:p/>
            <text:p> </text:p>
            <text:p/>
            <text:p>(D)                               with Cash and Cash Equivalents in an amount not to exceed, together with the aggregate amount of all Cash payments made in respect of notes issued pursuant to Section 6.01(n), the greater of $30,000,000 and 20% of Consolidated Adjusted EBITDA of the Borrower as of the last day of the most recently ended Test Period for which financial statements are available, as determined on a Pro Forma Basis in any Fiscal Year, which, if not used in any Fiscal Year, may be carried forward to the next subsequent Fiscal Year;</text:p>
            <text:p/>
            <text:p> </text:p>
            <text:p/>
            <text:p>(iv)                              the Borrower may make additional Restricted Payments in an amount not to exceed (A) the portion, if any, of the Available Amount on such date that the Borrower elects to apply to this clause (a)(iv)(A); provided that the Available Amount shall not be available for any Restricted Payment pursuant to this clause (iv)(A) for so long as, on the date of the declaration thereof, an Event of Default described in Section 7.01(a), (f) or (g) shall have occurred and be continuing or would result</text:p>
            <text:p/>
            <text:p> </text:p>
            <text:p/>
            <text:p>127</text:p>
            <text:p/>
            <text:p> </text:p>
            <text:p/>
            <text:p>therefrom and (B) the portion, if any, of the Available Excluded Contribution Amount on such date that the Borrower elects to apply to this clause (iv)(B) to the extent such Restricted Payment is made within 12 months of the date of designation of such Available Excluded Contribution Amount;</text:p>
            <text:p/>
            <text:p> </text:p>
            <text:p/>
            <text:p>(v)                                 the Borrower may make Restricted Payments (1) to any Parent Company to enable such Parent Company to make Cash payments in lieu of the issuance of fractional shares in connection with the exercise of warrants, options or other securities convertible into or exchangeable for Capital Stock of such Parent Company or (2) consisting of (A) payments made or expected to be made in respect of withholding or similar Taxes payable by any future, present or former officers, directors, employees, members of management, managers or consultants of the Borrower, any subsidiary or Parent Company or any of their respective Immediate Family Members and/or (B) repurchases of Capital Stock in consideration of the payments described in clause (A), including demand repurchases in connection with the exercise of stock options;</text:p>
            <text:p/>
            <text:p> </text:p>
            <text:p/>
            <text:p>(vi)                              the Borrower may repurchase (or make Restricted Payments to any Parent Company to enable it to repurchase) Capital Stock upon the exercise of options or warrants or other securities convertible into or exchangeable for Capital Stock if such Capital Stock represents all or a portion of the exercise price of such options or warrants or other securities as part of a “cashless” exercise;</text:p>
            <text:p/>
            <text:p> </text:p>
            <text:p/>
            <text:p>(vii)                           the Borrower may make Restricted Payments the proceeds of which are applied (A) on the Closing Date, solely to effect the consummation of the Transactions, and (B) on and after the Closing Date, to satisfy any payment obligations owing under the Acquisition Agreement (as in effect on the date hereof) and the payment of any Transaction Costs;</text:p>
            <text:p/>
            <text:p> </text:p>
            <text:p/>
            <text:p>(viii)                        so long as no Event of Default shall have occurred and be continuing at the time of the declaration thereof,  the Borrower may (or may make Restricted Payments to any Parent Company to enable it to) make Restricted Payments with respect to any Capital Stock in an amount of up to 7.00% of the market capitalization of the Borrower;</text:p>
            <text:p/>
            <text:p> </text:p>
            <text:p/>
            <text:p>(ix)                              the Borrower may make Restricted Payments to (1) redeem, repurchase, retire or otherwise acquire any (A) Capital Stock (“Treasury Capital Stock”) of the Borrower or any Subsidiary or (B) Capital Stock of any Parent Company, in the case of each of subclauses (A) and (B), in exchange for, or out of the proceeds of the substantially concurrent sale (other than to the Borrower or a Subsidiary) of, Qualified Capital Stock of the Borrower or any Parent Company to the extent any such proceeds are contributed to the capital of the Borrower or any Subsidiary in respect of Qualified Capital Stock (“Refunding Capital Stock”) and (2) declare and pay dividends on the Treasury Capital Stock out of the proceeds of the substantially concurrent sale (other than to the Borrower or a Subsidiary) of the Refunding Capital Stock;</text:p>
            <text:p/>
            <text:p> </text:p>
            <text:p/>
            <text:p>(x)                                 to the extent constituting a Restricted Payment, the Borrower may consummate any transaction permitted by Section 6.06 (other than Sections 6.06(j) and (t)), Section 6.07 (other than Section 6.07(g)) and Section 6.09 (other than Section 6.09(d));</text:p>
            <text:p/>
            <text:p> </text:p>
            <text:p/>
            <text:p>(xi)                              so long as no Default or Event of Default described in Section 7.01(a), (f) or (g) shall have occurred and be continuing or would result therefrom, the Borrower may make additional Restricted Payments not to exceed the greater of (i) $26,000,000 and (ii) 17.50% of Consolidated Adjusted EBITDA of the Borrower, as of the last day of the most recently ended Test Period for which financial statements are available as determined on a Pro Forma Basis, prior to the date of the applicable incurrence;</text:p>
            <text:p/>
            <text:p> </text:p>
            <text:p/>
            <text:p>(xii)                           the Borrower may make additional Restricted Payments if on the date of the distribution thereof, (1) no Default or Event of Default described in Section 7.01(a), (f) or (g) shall have</text:p>
            <text:p/>
            <text:p> </text:p>
            <text:p/>
            <text:p>128</text:p>
            <text:p/>
            <text:p> </text:p>
            <text:p/>
            <text:p>occurred and be continuing or would result therefrom and (2) the First Lien Leverage Ratio as of the last day of the most recently ended Test Period for which financial statements are available as determined on a Pro Forma Basis, would not exceed 4.25:1.00; and</text:p>
            <text:p/>
            <text:p> </text:p>
            <text:p/>
            <text:p>(xiii)                        the Borrower may pay any dividend or consummate any redemption within 60 days after the date of the declaration thereof or the provision of a redemption notice with respect thereto, as the case may be, if at the date of such declaration or notice, the dividend or redemption notice would have complied with the provisions hereof.</text:p>
            <text:p/>
            <text:p> </text:p>
            <text:p/>
            <text:p>(b)                                 The Borrower shall not, nor shall it permit any Subsidiary to, make any payment in Cash, securities or other property on or in respect of principal of or interest on any (x) Subordinated Indebtedness or (y) Indebtedness secured by Liens on the Collateral that are junior to the Liens securing the Secured Obligations (such Indebtedness, the “Restricted Debt”), including any sinking fund or similar deposit, on account of the purchase, redemption, retirement, acquisition, cancellation or termination of any Restricted Debt (collectively, “Restricted Debt Payments”), except:</text:p>
            <text:p/>
            <text:p> </text:p>
            <text:p/>
            <text:p>(i)                                     the purchase, defeasance, redemption, repurchase, repayment or other acquisition or retirement of any Restricted Debt made by exchange for, or out of the proceeds of the substantially concurrent incurrence of, Refinancing Indebtedness permitted by Section 6.01;</text:p>
            <text:p/>
            <text:p> </text:p>
            <text:p/>
            <text:p>(ii)                                  payments as part of an “applicable high yield discount obligation” catch-up payment;</text:p>
            <text:p/>
            <text:p> </text:p>
            <text:p/>
            <text:p>(iii)                               payments of regularly scheduled interest and payments of fees, expenses and indemnification obligations as and when due in respect of any Restricted Debt (other than payments with respect to Subordinated Indebtedness prohibited by the subordination provisions thereof);</text:p>
            <text:p/>
            <text:p> </text:p>
            <text:p/>
            <text:p>(iv)                              payments with respect to intercompany Indebtedness permitted under Section 6.01, subject to the subordination provisions applicable thereto;</text:p>
            <text:p/>
            <text:p> </text:p>
            <text:p/>
            <text:p>(v)                                 (A) Restricted Debt Payments in exchange for, or with proceeds of any issuance of Capital Stock of any Parent Company or Qualified Capital Stock of the Borrower or any Subsidiary, and/or any capital contribution in respect of Qualified Capital Stock of the Borrower or any Subsidiary, (B) Restricted Debt Payments as a result of the conversion of all or any portion of Restricted Debt into Qualified Capital Stock of any Parent Company, the Borrower or any Subsidiary and (C) to the extent constituting a Restricted Debt Payment, payment-in-kind interest with respect to any Restricted Debt that is permitted under Section 6.01;</text:p>
            <text:p/>
            <text:p> </text:p>
            <text:p/>
            <text:p>(vi)                              Restricted Debt Payments in an aggregate amount not to exceed (A) the portion, if any, of the Available Amount on such date that the Borrower elects to apply to this clause (vi)(A); provided that (1) the Available Amount shall not be available for any Restricted Debt Payment pursuant to this clause (vi)(A) for so long as, on the date of the delivery of irrevocable notice with respect thereto, an Event of Default described in Section 7.01(a), (f) or (g) shall have occurred and be continuing or would result therefrom, and (B) the portion, if any, of the Available Excluded Contribution Amount on such date that the Borrower elects to apply to this clause (vi)(B) to the extent such Restricted Debt Payment is made within 12 months of the date of designation of such Available Excluded Contribution Amount; and</text:p>
            <text:p/>
            <text:p> </text:p>
            <text:p/>
            <text:p>129</text:p>
            <text:p/>
            <text:p> </text:p>
            <text:p/>
            <text:p>(vii)                           (A) So long as no Event of Default described in Section 7.01(a), (f) or (g) exists or would result therefrom, additional Restricted Debt Payments in an aggregate amount not to exceed the greater of $45,000,000 and 30% of Consolidated Adjusted EBITDA of the Borrower as of the last day of the most recently ended Test Period for which financial statements are available as determined on a Pro Forma Basis and (B) additional Restricted Debt Payments if on the date of delivery of irrevocable notice with respect thereto, (x) no Event of Default described in Section 7.01(a), (f) or (g) exists or would result therefrom and (y) the First Lien Leverage Ratio determined on a Pro Forma Basis as of the last day of the most recently ended Test Period for which financial statements are available would not exceed 4.25:1.00.</text:p>
          </table:table-cell>
          <table:table-cell office:value-type="string" calcext:value-type="string">
            <text:p>Section 6.07.                          Fundamental Changes; Disposition of Assets.  The Borrower shall not, nor shall it permit any of its Subsidiaries to, enter into any transaction of merger or consolidation, or liquidate, wind up or dissolve itself (or suffer any liquidation or dissolution), or make any Disposition having a fair market value in excess of the greater of (i) $9,000,000  and (ii) 6% of Consolidated Adjusted EBITDA of the Borrower as of the last day of the most recently ended Test Period for which financial statements are available as determined on a Pro Forma Basis, in a single transaction or in a related series of transactions, except:</text:p>
            <text:p/>
            <text:p> </text:p>
            <text:p/>
            <text:p>(a)                                 (i) the Borrower may be merged, consolidated or amalgamated with or into any Person, or convey, sell, transfer or otherwise dispose of all or substantially all of its business, assets or property to another Person; provided, that (v)(A) the Borrower shall be the surviving Person or (B) with respect to the Person formed by or surviving any such merger, consolidation or amalgamation (if other than the Borrower) or to which such conveyance, sale, lease or sublease, transfer or other disposition will have been made (the Borrower or such surviving Person, the “Successor Person”), (w) such Successor Person shall expressly assume all of the obligations of the Borrower under this Agreement and the other Loan Documents to which the Borrower is a party pursuant to a supplement hereto and/or thereto in form reasonably satisfactory to the Administrative Agent, (x) such Successor Person shall be an entity organized under the laws of the U.S., any state thereof or the District of Columbia, (y) no Default or Event of Default then exists or would result therefrom and (z) the Borrower shall deliver a certificate of a Responsible Officer with respect to the satisfaction of the conditions under clauses (w), (x) and (y) of this proviso and (ii) any Subsidiary of the Borrower may be merged or consolidated or amalgamated with or into, or convey, sell, transfer or otherwise dispose of all or substantially all of its business, assets or property to, the Borrower, any other Subsidiary or any other Person; provided that (w) in the case of such a transaction involving the Borrower, the Borrower shall be the continuing or surviving Person, (x) [Reserved], (y) in the case of such a transaction involving any Subsidiary Guarantor, either (A) a Subsidiary Guarantor shall be the continuing or surviving Person or the continuing or surviving Person shall expressly assume all of the obligations of such Subsidiary Guarantor under this Agreement and the other Loan Documents to which such Subsidiary Guarantor is a part of pursuant to a supplement hereto or thereto in form reasonably satisfactory to the Administrative Agent or (B) such transaction shall be treated as an Investment and shall comply with Section 6.06 and (z) in the case of such a transaction involving a Subsidiary, either (A) a Subsidiary shall be the continuing or surviving Person or (B) such transaction shall be treated as an Investment and shall comply with Section 6.06; provided, further that if the conditions set forth above in clause (i) are satisfied, the Successor Person will succeed to, and be substituted for, the Borrower under this Agreement and the other Loan Documents;</text:p>
            <text:p/>
            <text:p> </text:p>
            <text:p/>
            <text:p>134</text:p>
            <text:p/>
            <text:p> </text:p>
            <text:p/>
            <text:p>(b)           Dispositions (including of Capital Stock) among the Borrower and its Subsidiaries (upon voluntary liquidation or otherwise); provided that any such Disposition by a Loan Party to a Person that is not a Loan Party shall be (i) for fair market value (as reasonably determined by such Person) and at least 75.0% of the consideration for such Disposition consists of Cash or Cash Equivalents at the time of such Disposition or (ii) treated as an Investment and otherwise made in compliance with Section 6.06 (other than in reliance on clause (j) thereof);</text:p>
            <text:p/>
            <text:p> </text:p>
            <text:p/>
            <text:p>(c)           (i) the liquidation or dissolution of any Subsidiary or change in form of entity of any Subsidiary if the Borrower determines in good faith that such liquidation, dissolution or change in form (x) is in the best interests of the Borrower and (y) is not materially disadvantageous to the Lenders and, in the case of a liquidation or dissolution of any Subsidiary either the Borrower or a Subsidiary receives any assets of such dissolved or liquidated Subsidiary; provided that in the case of a dissolution or liquidation of a Loan Party that results in a distribution of assets to a Subsidiary that is not a Loan Party, such distribution shall be treated as an Investment and shall comply with Section 6.06 (other than Section 6.06(j)) and (ii) any merger, amalgamation, dissolution, liquidation or consolidation, the purpose of which is to effect (A) a Disposition otherwise permitted under this Section 6.07 (other than clause (a), clause (b) or this clause (c)) or (B) an Investment permitted under Section 6.06 (other than Section 6.06(j)); provided, further, in the case of a change in the form of entity of any Subsidiary that is a Loan Party, the security interests in the Collateral of such Loan Party shall remain in full force and effect and perfected to the same extent as prior to such change;</text:p>
            <text:p/>
            <text:p> </text:p>
            <text:p/>
            <text:p>(d)           (x) Dispositions of inventory or equipment in the ordinary course of business (including on an intercompany basis) and (y) the leasing or subleasing of real property in the ordinary course of business;</text:p>
            <text:p/>
            <text:p> </text:p>
            <text:p/>
            <text:p>(e)           (x) Dispositions of surplus, obsolete, used or worn out property or other property that, in the reasonable judgment of the Borrower, is (A) no longer useful in its business (or in the business of any of its Subsidiaries) or (B) otherwise economically impracticable to maintain and (y) any assets acquired in connection with the acquisition of another Person or a division or line of business of such Person which the Borrower reasonably determines are surplus assets;</text:p>
            <text:p/>
            <text:p> </text:p>
            <text:p/>
            <text:p>(f)            Dispositions of Cash Equivalents or other assets that were Cash Equivalents when the original Investment was made (in each case, for the fair market value thereof);</text:p>
            <text:p/>
            <text:p> </text:p>
            <text:p/>
            <text:p>(g)           Dispositions, mergers, amalgamations, consolidations or conveyances that constitute Investments permitted pursuant to Section 6.06 (other than Section 6.06(j)), Permitted Liens, Restricted Payments permitted by Section 6.04(a) (other than Section 6.04(a)(x)) and Sale and Lease-back Transactions permitted by Section 6.08;</text:p>
            <text:p/>
            <text:p> </text:p>
            <text:p/>
            <text:p>(h)           Dispositions for fair market value, as determined by the Borrower in good faith; provided that with respect to any such Disposition with a purchase price in an aggregate amount in excess of the greater of $15,000,000 and 10% of Consolidated Adjusted EBITDA of the Borrower, as of the last day of the most recently ended Test Period for which financial statements are available as determined on a Pro Forma Basis, at least 75.0% of the consideration for such Disposition shall consist of Cash or Cash Equivalents (provided that for purposes of the 75.0% Cash consideration requirement (w) the amount of any Indebtedness or other liabilities (other than Indebtedness or other liabilities that are subordinated to the Obligations or that are owed to the Borrower or a Subsidiary) of the Borrower or any applicable Subsidiary (as shown on such Person’s most recent balance sheet or in the notes thereto) that are assumed by the transferee of any such assets and for which the Borrower and its Subsidiaries shall have been validly released by all relevant creditors in writing, (x) the amount of any trade-in value applied to the purchase price of any replacement assets acquired in</text:p>
            <text:p/>
            <text:p> </text:p>
            <text:p/>
            <text:p>135</text:p>
            <text:p/>
            <text:p> </text:p>
            <text:p/>
            <text:p>connection with such Disposition, (y) any Securities received by the Borrower or any Subsidiary from such transferee that are converted by such Person into Cash or Cash Equivalents (to the extent of the Cash or Cash Equivalents received) within 180 days following the closing of the applicable Disposition and (z) any Designated Non-Cash Consideration received in respect of such Disposition having an aggregate fair market value, taken together with all other Designated Non-Cash Consideration received pursuant to this clause (z) that is at that time outstanding, not in excess of the greater of $30,000,000 and 20% of Consolidated Adjusted EBITDA of the Borrower, as of the last day of the most recently ended Test Period for which financial statements are available, in each case, shall be deemed to be Cash); provided, further, that (i) immediately prior to and after giving effect to such Disposition, no Event of Default shall have occurred that is continuing on the date on which the agreement governing such Disposition is executed and (ii) the Net Proceeds of such Disposition shall be applied and/or reinvested as (and to the extent) required by Section 2.10(b)(ii);</text:p>
            <text:p/>
            <text:p> </text:p>
            <text:p/>
            <text:p>(i)            to the extent that (i) the relevant property is exchanged for credit against the purchase price of similar replacement property or (ii) the proceeds of the relevant Disposition are promptly applied to the purchase price of such replacement property;</text:p>
            <text:p/>
            <text:p> </text:p>
            <text:p/>
            <text:p>(j)            Dispositions of Investments in joint ventures or any Subsidiary that is not a Wholly-Owned Subsidiary to the extent required by, or made pursuant to, buy/sell arrangements between the joint venture or similar parties set forth in joint venture arrangements and similar binding arrangements;</text:p>
            <text:p/>
            <text:p> </text:p>
            <text:p/>
            <text:p>(k)           Dispositions, discounting or forgiveness of accounts receivable in the ordinary course of business or in connection with the collection or compromise thereof;</text:p>
            <text:p/>
            <text:p> </text:p>
            <text:p/>
            <text:p>(l)            Dispositions and/or terminations of leases, subleases, licenses or sublicenses (including the provision of software under an open source license), which (i) do not materially interfere with the business of the Borrower and its Subsidiaries or (ii) relate to closed branches or manufacturing facilities or the discontinuation of any product or service line;</text:p>
            <text:p/>
            <text:p> </text:p>
            <text:p/>
            <text:p>(m)          (i) termination of leases in the ordinary course of business, (ii) the expiration of any option agreement in respect of real or personal property and (iii) any surrender or waiver of contractual rights or the settlement, release or surrender of contractual rights or other litigation claims (including in tort) in the ordinary course of business;</text:p>
            <text:p/>
            <text:p> </text:p>
            <text:p/>
            <text:p>(n)           Dispositions of property subject to casualty, foreclosure, eminent domain or condemnation proceedings (including in lieu thereof or any similar proceeding);</text:p>
            <text:p/>
            <text:p> </text:p>
            <text:p/>
            <text:p>(o)           Disposition or consignment, license, sublicense, conveyance of equipment, inventory or other assets (including fee and leasehold interests in real property) with respect to facilities that are temporarily not in use, held for sale or closed; provided, that the Net Proceeds of any such Disposition of fee owned Real Estate Assets shall be applied and/or reinvested as (and to the extent) required by Section 2.10(b)(ii);</text:p>
            <text:p/>
            <text:p> </text:p>
            <text:p/>
            <text:p>(p)           Dispositions in connection with the Transactions;</text:p>
            <text:p/>
            <text:p> </text:p>
            <text:p/>
            <text:p>(q)           Dispositions of non-core assets acquired in connection with an acquisition permitted hereunder and sales of Real Estate Assets acquired in an acquisition permitted hereunder which, within 90 days of the date of the acquisition, are designated in writing to the Administrative Agent as being held for sale and not for the continued operation of the Borrower or any of its Subsidiaries or any of their respective businesses; provided that (i) the Net Proceeds received in</text:p>
            <text:p/>
            <text:p> </text:p>
            <text:p/>
            <text:p>136</text:p>
            <text:p/>
            <text:p> </text:p>
            <text:p/>
            <text:p>connection with any such Dispositions shall be applied and/or reinvested as (and to the extent) required by Section 2.10(b)(ii) and (ii) no Event of Default shall have occurred and be continuing on the date on which the definitive agreement governing the relevant Disposition is executed;</text:p>
            <text:p/>
            <text:p> </text:p>
            <text:p/>
            <text:p>(r)            exchanges or swaps, including transactions covered by Section 1031 of the Code (or any comparable provision of any foreign jurisdiction), of property or assets so long as the exchange or swap is made for fair value (as reasonably determined by the Borrower) for like property or assets; provided that (i) within 90 days of any such exchange or swap, in the case of any Loan Party and to the extent such property does not constitute an “Excluded Asset” (as defined in the U.S. Pledge and Security Agreement), the Administrative Agent has a perfected Lien having the same priority as any Lien held on the Real Estate Assets so exchanged or swapped and (ii) any Net Proceeds received as “cash boot” in connection with any such transaction shall be applied and/or reinvested as (and to the extent required) by Section 2.10(b)(ii);</text:p>
            <text:p/>
            <text:p> </text:p>
            <text:p/>
            <text:p>(s)            other Dispositions for fair market value, as determined by the Borrower in good faith, in an aggregate amount since the Closing Date of not more than the greater of $15,000,000 and 10% of Consolidated Adjusted EBITDA of the Borrower, as of the last day of the most recently ended Test Period for which financial statements are available;</text:p>
            <text:p/>
            <text:p> </text:p>
            <text:p/>
            <text:p>(t)            (i) Dispositions, licensing, sublicensing and cross-licensing arrangements involving any technology or IP Rights of the Borrower or any Subsidiary in the ordinary course of business, (ii) the Disposition, abandonment, cancellation or lapse of IP Rights, or any issuances or registrations, or applications for issuances or registrations, of any IP Rights, which, in the reasonable good faith determination of the Borrower or its Subsidiaries are no longer economically practicable to maintain, worth the cost of maintaining, or used or useful in any material respect, or (iii) Dispositions of IP Rights through expiration in accordance with their respective statutory terms;</text:p>
            <text:p/>
            <text:p> </text:p>
            <text:p/>
            <text:p>(u)           terminations of Derivative Transactions;</text:p>
            <text:p/>
            <text:p> </text:p>
            <text:p/>
            <text:p>(v)           Dispositions of Capital Stock of, or sale of Indebtedness or other Securities of, Unrestricted Subsidiaries;</text:p>
            <text:p/>
            <text:p> </text:p>
            <text:p/>
            <text:p>(w)          Dispositions of Real Estate Assets and related assets in the ordinary course of business in connection with relocation activities for directors, officers, employees, members of management, managers or consultants of any Parent Company, the Borrower or any Subsidiary;</text:p>
            <text:p/>
            <text:p> </text:p>
            <text:p/>
            <text:p>(x)           any merger, consolidation, Disposition or conveyance the sole purpose of which is to reincorporate or reorganize (i) any Domestic Subsidiary in another jurisdiction in the U.S. or (ii) any Foreign Subsidiary in the U.S. or any other jurisdiction;</text:p>
            <text:p/>
            <text:p> </text:p>
            <text:p/>
            <text:p>(y)           Dispositions of assets in connection with the closing or sale of an office in the ordinary course of business of the Borrower and the Subsidiaries, which consist of leasehold interests in the premises of such office, the equipment and fixtures located at such premises and the books and records relating exclusively and directly to the operations of such office; provided that as to each and all such sales and closings, (i) on the date on which the agreement governing such Disposition is executed, no Event of Default shall result and (ii) such sale shall be on commercially reasonable prices and terms in a bona fide arm’s-length transaction;</text:p>
            <text:p/>
            <text:p> </text:p>
            <text:p/>
            <text:p>(z)           the sale of motor vehicles and information technology equipment purchased at the end of an operating lease and resold thereafter; and</text:p>
            <text:p/>
            <text:p> </text:p>
            <text:p/>
            <text:p>137</text:p>
            <text:p/>
            <text:p> </text:p>
            <text:p/>
            <text:p>(aa)         Dispositions of letters of credit and/or bank guarantees (and/or the rights thereunder) to banks or other financial institutions in the ordinary course of business in exchange for Cash and/or Cash Equivalents.</text:p>
            <text:p/>
            <text:p> </text:p>
            <text:p/>
            <text:p>To the extent any Collateral is Disposed of as expressly permitted by this Section 6.07 to any Person other than a Loan Party, such Collateral shall automatically be sold free and clear of the Liens created by the Loan Documents, and the Administrative Agent shall be authorized to take, and shall take, any actions deemed appropriate in order to effect the foregoing.</text:p>
          </table:table-cell>
          <table:table-cell table:number-columns-repeated="1013"/>
        </table:table-row>
        <table:table-row table:style-name="ro1">
          <table:table-cell office:value-type="string" calcext:value-type="string">
            <text:p><text:a xlink:href="https://www.sec.gov/Archives/edgar/data/1600470/000119312519065759/d710341dex101.htm" xlink:type="simple">https://www.sec.gov/Archives/edgar/data/1600470/000119312519065759/d710341dex101.htm</text:a></text:p>
          </table:table-cell>
          <table:table-cell office:value-type="string" calcext:value-type="string">
            <text:p>THIRD AMENDED AND RESTATED <text:s/>CREDIT AGREEMENT </text:p>
          </table:table-cell>
          <table:table-cell office:value-type="string" calcext:value-type="string">
            <text:p>THIS THIRD AMENDED AND RESTATED CREDIT AGREEMENT dated as of February 28, 2019, is among: MONTAGE RESOURCES CORPORATION (f/k/a Eclipse Resources Corporation), a Delaware corporation (the “Borrower”), each of the Persons from time to time a lender party hereto and BANK OF MONTREAL (in its individual capacity, “BMO”), as administrative agent for the Lenders (in such capacity, together with its successors in such capacity, the “Administrative Agent”). </text:p>
          </table:table-cell>
          <table:table-cell office:value-type="string" calcext:value-type="string">
            <text:p>(c) Optional Increase in Aggregate Maximum Credit Amounts.</text:p>
            <text:p/>
            <text:p>(i) Subject to the conditions set forth in Section 2.06(c)(ii), the Borrower may increase the Aggregate Maximum Credit Amounts then in effect by increasing the Maximum Credit Amount of a Lender or, with the written consent of the Administrative Agent and each Issuing Bank (such consent not to be unreasonably withheld or delayed), by causing a Person that at such time is not a Lender to become a Lender (an “Additional Lender”). Notwithstanding anything to the contrary contained in this Agreement, in no case shall an Additional Lender be the Borrower or an Affiliate of the Borrower.</text:p>
            <text:p/>
            <text:p> </text:p>
            <text:p/>
            <text:p>35</text:p>
            <text:p/>
            <text:p>(ii) Any increase in the Aggregate Maximum Credit Amounts shall be subject to the following additional conditions:</text:p>
            <text:p/>
            <text:p>(A) such increase shall not be less than $25,000,000 unless the Administrative Agent otherwise consents (such consent not to be unreasonably withheld, delayed or conditioned), and all such increases pursuant to this Section 2.06 shall not exceed $250,000,000 in the aggregate;</text:p>
            <text:p/>
            <text:p>(B) no Default shall have occurred and be continuing on the effective date of such increase;</text:p>
            <text:p/>
            <text:p>(C) no Lender’s Maximum Credit Amount may be increased without the consent of such Lender;</text:p>
            <text:p/>
            <text:p>(D) if the Borrower elects to increase the Aggregate Maximum Credit Amounts by increasing the Maximum Credit Amount of an existing Lender, the Borrower and such Lender shall execute and deliver to the Administrative Agent a certificate substantially in the form of Exhibit I (a “Maximum Credit Amount Increase Certificate”);</text:p>
            <text:p/>
            <text:p>(E) if the Borrower elects to increase the Aggregate Maximum Credit Amounts by causing an Additional Lender to become a party to this Agreement, then the Borrower and such Additional Lender shall execute and deliver to the Administrative Agent a certificate substantially in the form of Exhibit J (an “Additional Lender Certificate”), together with an Administrative Questionnaire and a processing and recordation fee of $3,500, and the Borrower shall (1) if requested by the Additional Lender, deliver a Note payable to such Additional Lender in a principal amount equal to its Maximum Credit Amount, and otherwise duly completed and (2) pay any applicable fees as may have been agreed to between the Borrower, the Additional Lender and/or the Administrative Agent; and</text:p>
            <text:p/>
            <text:p>(F) the Borrower shall deliver or cause to be delivered any customary legal opinions or other documents (including, without limitation, a resolution duly adopted by the board of directors (or equivalent body) of each Credit Party authorizing such increase in the Aggregate Maximum Credit Amounts) in connection with such increase in the Aggregate Maximum Credit Amounts to the extent reasonably requested by the Administrative Agent.</text:p>
            <text:p/>
            <text:p>(iii) Subject to acceptance and recording thereof pursuant to Section 2.06(c)(iv), from and after the effective date specified in the Maximum Credit Amount Increase Certificate or the Additional Lender Certificate (or if any Eurodollar Borrowings are outstanding, then the last day of the Interest Period in respect of such Eurodollar Borrowings, unless the Borrower has paid compensation required by Section 5.02): (A) the amount of the Aggregate Maximum Credit Amounts shall be increased as set forth therein, and (B) in the case of an Additional Lender Certificate, any Additional Lender party thereto shall be a party to this Agreement and have the rights and obligations of a Lender under this Agreement and the other Loan Documents. In addition, the Lender or the Additional Lender, as applicable, shall purchase a pro rata portion of the outstanding Loans (and participation interests in Letters of Credit) of each of the other Lenders (and such Lenders hereby agree to sell and to take all such further action to effectuate such sale) such that each Lender (including any Additional Lender, if applicable) shall hold its Applicable Percentage of the outstanding Loans (and participation interests) after giving effect to the increase in the Aggregate Maximum Credit Amounts.</text:p>
            <text:p/>
            <text:p>(iv) Upon its receipt of a duly completed Maximum Credit Amount Increase Certificate or an Additional Lender Certificate, executed by the Borrower and the Lender or by the Borrower and the Additional Lender party thereto, as applicable, the written consent of the Administrative Agent and each Issuing Bank referred to in Section 2.06(c)(i), the processing and recording fee referred to</text:p>
            <text:p/>
            <text:p> </text:p>
            <text:p/>
            <text:p>36</text:p>
            <text:p/>
            <text:p>in Section 2.06(c)(ii), and the Administrative Questionnaire referred to in Section 2.06(c)(ii), if applicable, the Administrative Agent shall accept such Maximum Credit Amount Increase Certificate or Additional Lender Certificate and record the information contained therein in the Register required to be maintained by the Administrative Agent pursuant to Section 12.04(b)(iv). No increase in the Aggregate Maximum Credit Amounts shall be effective for purposes of this Agreement unless it has been recorded in the Register as provided in this Section 2.06(c)(iv).</text:p>
            <text:p/>
            <text:p>(v) Upon any increase in the Aggregate Maximum Credit Amounts pursuant to this Section 2.06(c), Annex I to this Agreement shall be automatically amended to reflect any changes in the Lenders’ Maximum Credit Amounts and any resulting changes in the Lenders’ Applicable Percentages. </text:p>
          </table:table-cell>
          <table:table-cell office:value-type="string" calcext:value-type="string">
            <text:p>Section 3.04 Prepayments.</text:p>
            <text:p/>
            <text:p>(a) Optional Prepayments. The Borrower shall have the right at any time and from time to time to prepay any Borrowing in whole or in part, subject to prior notice in accordance with Section 3.04(b).</text:p>
            <text:p/>
            <text:p>(b) Notice and Terms of Optional Prepayment. The Borrower shall notify the Administrative Agent by telephone (confirmed by facsimile) of any prepayment hereunder (i) in the case of prepayment of a Eurodollar Borrowing, not later than 12:00 noon, New York City time, three Business Days before the date of prepayment, or (ii) in the case of prepayment of an ABR Borrowing, not later than 12:00 noon, New York City time, on the date of prepayment. Each such notice shall be irrevocable and shall specify the prepayment date and the principal amount of each Borrowing or portion thereof to be prepaid; provided that, if a notice of prepayment is given in connection with a conditional notice of termination of the Commitments as contemplated by Section 2.06(b), then such notice of prepayment may be revoked if such notice of termination is revoked in accordance with Section 2.06(b). Promptly following receipt of any such notice relating to a Borrowing, the Administrative Agent shall advise the Lenders of the contents thereof. Each partial prepayment of any Borrowing shall be in an amount that would be permitted in the case of an advance of a Borrowing of the same Type as provided in Section 2.02. Each prepayment of a Borrowing shall be applied ratably to the Loans included in the prepaid Borrowing. Prepayments shall be accompanied by accrued interest to the extent required by Section 3.02.</text:p>
            <text:p/>
            <text:p> </text:p>
            <text:p/>
            <text:p>49</text:p>
            <text:p/>
            <text:p>(c) Mandatory Prepayments.</text:p>
            <text:p/>
            <text:p>(i) If, after giving effect to any termination or reduction of the Aggregate Maximum Credit Amounts pursuant to Section 2.06(b), the total Revolving Credit Exposures exceeds the total Commitments, then the Borrower shall (A) prepay the Borrowings on the date of such termination or reduction in an aggregate principal amount equal to such excess, and (B) if any excess remains after prepaying all of the Borrowings as a result of an LC Exposure, pay to the Administrative Agent on behalf of the Lenders an amount equal to such excess to be held as Cash Collateral as provided in Section 2.08(j).</text:p>
            <text:p/>
            <text:p>(ii) Upon any redetermination of or adjustment to the amount of the Borrowing Base in accordance with Section 2.07 (other than pursuant to Section 2.07(e) Section 2.07(f)) or Section 8.13(c), if there exists a Borrowing Base Deficiency, then the Borrower shall within ten (10) Business Days following receipt of the New Borrowing Base Notice in accordance with Section 2.07(d) or the date the adjustment occurs, provide written notice (the “Election Notice”) to the Administrative Agent stating the action which the Borrower proposes to take to eliminate such Borrowing Base Deficiency, and the Borrower shall thereafter, at its option, either</text:p>
            <text:p/>
            <text:p>(A) within thirty (30) days following its delivery of the Election Notice, by instruments reasonably satisfactory in form and substance to the Administrative Agent, provide the Administrative Agent with additional security consisting of Oil and Gas Properties with value and quality satisfactory to the Administrative Agent and the Required Lenders in their sole discretion to eliminate such Borrowing Base Deficiency,</text:p>
            <text:p/>
            <text:p>(B) within thirty (30) days following its delivery of the Election Notice, prepay the Borrowings in an amount sufficient to eliminate such Borrowing Base Deficiency and, if any Borrowing Base Deficiency remains after prepaying all of the Borrowings as a result of an LC Exposure, pay to the Administrative Agent on behalf of the Lenders an amount necessary to eliminate such remaining Borrowing Base Deficiency to be held as Cash Collateral as provided in Section 2.08(j),</text:p>
            <text:p/>
            <text:p>(C) elect to prepay (and thereafter pay) the principal amount necessary to eliminate such Borrowing Base Deficiency in not more than three (3) equal monthly installments plus accrued interest thereon with the first such monthly payment being due within thirty (30) days following its delivery of the Election Notice (and, if any Borrowing Base Deficiency remains after prepaying all of the Borrowings as a result of an LC Exposure, pay to the Administrative Agent on behalf of the Lenders an amount necessary to eliminate such remaining Borrowing Base Deficiency to be held as Cash Collateral as provided in Section 2.08(j)), or</text:p>
            <text:p/>
            <text:p>(D) by any combination of prepayment and additional security as provided in the preceding clauses (A), (B) or (C), eliminate such Borrowing Base Deficiency; provided that all payments required to be made pursuant to this Section 3.04(c)(ii) must be made on or prior to the Termination Date.</text:p>
            <text:p/>
            <text:p> </text:p>
            <text:p/>
            <text:p>50</text:p>
            <text:p/>
            <text:p>(iii) Upon any adjustments to the Borrowing Base pursuant to Sections 2.07(e) and/or 2.07(f), if there is a Borrowing Base Deficiency, then the Borrower shall (A) prepay any Borrowings or (B) Cash Collateralize any LC Exposure as provided in Section 2.08(j), in an aggregate amount equal to such Borrowing Base Deficiency. The Borrower shall be obligated to make such prepayment and/or deposit of Cash Collateral within one Business Day of the date it receives (i) proceeds of such issuance of Permitted Unsecured Debt or (ii) confirmation of the amount of any reduction of the Borrowing Base pursuant to Section 2.07(f), as applicable; provided that all payments required to be made pursuant to this Section 3.04(c)(iii) must be made on or prior to the Termination Date.</text:p>
            <text:p/>
            <text:p>(iv) Promptly following any sale, lease, conveyance, disposition or other transfer by any Credit Party of any of its Proved Reserves, without duplication, or any termination or other monetization by any Credit Party of any Swap Agreement in respect of commodities, other than as permitted by Section 9.12, and immediately after giving effect thereto there exists a Borrowing Base Deficiency, then the Borrower shall, within thirty (30) days following such occurrence, eliminate such Borrowing Base Deficiency from the Net Proceeds of such sale, lease, conveyance, disposition, transfer, termination or monetization. Nothing in this paragraph is intended to permit any Credit Party to sell Property other than pursuant to Section 9.12, and any such non-permitted sale will constitute a breach of this Agreement.</text:p>
            <text:p/>
            <text:p>(v) Each prepayment of Borrowings pursuant to this Section 3.04(c) shall be applied, first, ratably to any ABR Borrowings then outstanding, and, second, to any Eurodollar Borrowings then outstanding, and if more than one Eurodollar Borrowing is then outstanding, to each such Eurodollar Borrowing in order of priority beginning with the Eurodollar Borrowing with the least number of days remaining in the Interest Period applicable thereto and ending with the Eurodollar Borrowing with the most number of days remaining in the Interest Period applicable thereto.</text:p>
            <text:p/>
            <text:p>(vi) Each prepayment of Borrowings pursuant to this Section 3.04(c) shall be applied ratably to the Loans included in the prepaid Borrowings. Prepayments pursuant to this Section 3.04(c) shall be accompanied by accrued interest to the extent required by Section 3.02.</text:p>
            <text:p/>
            <text:p>(d) No Premium or Penalty. Prepayments permitted or required under this Section 3.04 shall be without premium, penalty or other expense, except as required under Section 5.02 and Section 12.03. </text:p>
          </table:table-cell>
          <table:table-cell office:value-type="string" calcext:value-type="string">
            <text:p>Section 9.02 Debt. The Borrower will not, and will not permit any Restricted Subsidiary to, incur, create, assume or suffer to exist any Debt, except:</text:p>
            <text:p/>
            <text:p>(a) the Notes or other Secured Obligations arising under the Loan Documents or any guaranty of or suretyship arrangement for the Notes or other Secured Obligations arising under the Loan Documents;</text:p>
            <text:p/>
            <text:p>(b) Debt of the Borrower and its Restricted Subsidiaries existing on the date hereof that is reflected on Schedule 9.02 and any Permitted Refinancing Debt thereof;</text:p>
            <text:p/>
            <text:p>(c) contingent obligations as a non-operator under oil and gas operating agreements and contingent obligations under gas sale contracts for make-up volumes on sales of gas, in each case incurred in the ordinary course of business;</text:p>
            <text:p/>
            <text:p> </text:p>
            <text:p/>
            <text:p>82</text:p>
            <text:p/>
            <text:p>(d) (i) Debt under Capital Leases or that constitutes Purchase Money Indebtedness; provided that such Debt shall not to exceed $15,000,000 in aggregate principal amount at any one time outstanding and (ii) any Permitted Refinancing Debt thereof;</text:p>
            <text:p/>
            <text:p>(e) (i) Debt incurred to finance the acquisition, construction or improvement of the Borrower’s corporate headquarters office building; provided that such Debt shall not to exceed $10,000,000 in aggregate principal amount at any one time outstanding and (ii) any Permitted Refinancing Debt thereof;</text:p>
            <text:p/>
            <text:p>(f) Debt associated with bonds, letters of credit, surety or similar obligations incurred in the ordinary course of business in connection with the operation of the Oil and Gas Properties;</text:p>
            <text:p/>
            <text:p>(g) intercompany Debt between the Borrower and any Restricted Subsidiary or between Restricted Subsidiaries to the extent permitted by Section 9.05; provided that such Debt is not held, assigned, transferred, negotiated or pledged to any Person other than the Borrower or one of its Wholly-Owned Restricted Subsidiaries, and, provided further, that any such Debt owed by either the Borrower or a Guarantor shall be subordinated to the Secured Obligations on terms set forth in the Guarantee and Collateral Agreement.</text:p>
            <text:p/>
            <text:p>(h) endorsements of negotiable instruments for collection in the ordinary course of business;</text:p>
            <text:p/>
            <text:p>(i) Permitted 2015 Bond Debt and any Permitted Refinancing Debt thereof;</text:p>
            <text:p/>
            <text:p>(j) Permitted Unsecured Debt issued after the Effective Date in an aggregate outstanding principal amount not to exceed $200,000,000; and</text:p>
            <text:p/>
            <text:p>(k) other Debt not to exceed the greater of (i) $20,000,000 and (ii) 5% of the Borrowing Base in effect as of the date of incurrence in the aggregate at any time outstanding. </text:p>
          </table:table-cell>
          <table:table-cell office:value-type="string" calcext:value-type="string">
            <text:p>Section 9.03 Liens. The Borrower will not, and will not permit any Restricted Subsidiary to, create, incur, assume or permit to exist any Lien on any of its Properties (now owned or hereafter acquired), except:</text:p>
            <text:p/>
            <text:p>(a) Liens securing the payment of any Secured Obligations;</text:p>
            <text:p/>
            <text:p>(b) Excepted Liens;</text:p>
            <text:p/>
            <text:p>(c) Liens securing Capital Leases and Purchase Money Indebtedness permitted by Section 9.02(d) but only on the Property under lease or the Property purchased, constructed or improved with such Purchase Money Indebtedness (including all accessions and improvements thereto, all insurance therefor and all proceeds thereof); and</text:p>
            <text:p/>
            <text:p>(d) Liens securing Debt permitted by Section 9.02(e) but only on the Property purchased, constructed or improved with such Debt (including all accessions and improvements thereto, all insurance therefor and all proceeds thereof);</text:p>
            <text:p/>
            <text:p>(e) Liens on Property of the Borrower and its Restricted Subsidiaries existing on the date hereof that is reflected in Schedule 9.03;</text:p>
            <text:p/>
            <text:p> </text:p>
            <text:p/>
            <text:p>83</text:p>
            <text:p/>
            <text:p>(f) Liens securing any Permitted Refinancing Debt incurred pursuant to Section 9.02(b) to refinance Debt that was previously so secured, to the extent (i) such Liens are otherwise not prohibited by Section 9.02(b) and (ii) any such Permitted Refinancing Debt is not secured by any additional or different Property or classes or types of Property (including all accessions and improvements thereto, all insurance therefor and all proceeds thereof) not securing the Refinanced Debt;</text:p>
            <text:p/>
            <text:p>(g) Liens on the Capital Stock of any Unrestricted Subsidiary to the extent securing Indebtedness of Unrestricted Subsidiaries; and</text:p>
            <text:p/>
            <text:p>(h) other Liens securing obligations the outstanding principal amount of which does not exceed the greater of (i) $20,000,000 and (ii) 5% of the Borrowing Base in effect as of the date of incurrence in the aggregate at any time outstanding.</text:p>
            <text:p/>
            <text:p>Notwithstanding the foregoing, none of the Liens permitted by this Section 9.03 (other than Liens securing the Secured Obligations and Excepted Liens) may attach at any time to any Oil and Gas Property or any other Mortgaged Property. </text:p>
          </table:table-cell>
          <table:table-cell office:value-type="string" calcext:value-type="string">
            <text:p>Section 9.04 Dividends and Distributions; Redemptions of Permitted Unsecured Debt.</text:p>
            <text:p/>
            <text:p>(a) Restricted Payments. The Borrower will not, and will not permit any of its Restricted Subsidiaries to, declare or make, or agree to pay or make, directly or indirectly, any Restricted Payment, except (i) the Borrower may declare and pay Restricted Payments with respect to its Equity Interests payable solely in additional shares of its Equity Interests (other than Disqualified Capital Stock), (ii) Restricted Subsidiaries may declare and pay Restricted Payments ratably with respect to their Equity Interests, (iii) the Borrower may make Restricted Payments pursuant to and in accordance with stock option plans or other benefit plans for management or employees of the Borrower and its Restricted Subsidiaries and (iv) other Restricted Payments, provided that (A) no Default, Event of Default or Borrowing Base Deficiency then exists or would result therefrom, (B) the Total Commitments Utilization Percentage is less than 80% immediately before and immediately after giving effect to such Restricted Payment, and (C) either (x) the ratio of Consolidated Total Funded Net Debt as of the date of (and after giving effect to) the making of such Restricted Payment to EBITDAX for the four fiscal quarters ending on the last day of the fiscal quarter immediately preceding the date of the making of such Restricted Payment for which financial statements are available does not exceed 3.00 to 1.00 or (y) if the Borrower is not in such compliance, the aggregate amount of all such Restricted Payments made since the Effective Date pursuant to this clause (y) does not exceed the greater of (I) $25,000,000 and (II) 5% of the Borrowing Base in effect as of the date of the making of such Restricted Payment.</text:p>
            <text:p/>
            <text:p>(b) Redemptions of Permitted Unsecured Debt. The Borrower will not, and will not permit any Restricted Subsidiary to, prior to the date that is 365 days after the Maturity Date, call, make or offer to make any optional or voluntary Redemption of or otherwise optionally or voluntarily Redeem (whether in whole or in part) the Permitted Unsecured Debt; provided that the Borrower may (i) refinance, in whole or in part, Permitted Unsecured Debt with Permitted Refinancing Debt and (ii) so long as such Redemption occurs substantially contemporaneously with (and in any event within 5 Business Days following) such issuance of Equity Interests, Redeem, in whole or in part, Permitted Unsecured Debt with the net cash proceeds of any issuance of Equity Interests by the Borrower (other than Disqualified Capital Stock). </text:p>
          </table:table-cell>
          <table:table-cell office:value-type="string" calcext:value-type="string">
            <text:p>Section 9.12 Sale of Properties and Termination of Swap Agreements. The Borrower will not, and will not permit any Restricted Subsidiary to, sell, assign, farm-out, convey or otherwise transfer any Property or any interests in any Restricted Subsidiary or to terminate or otherwise monetize any Swap Agreement in respect of commodities except for:</text:p>
            <text:p/>
            <text:p>(a) the sale or other transfer of Hydrocarbons in the ordinary course of business;</text:p>
            <text:p/>
            <text:p>(b) farmouts, leases, subleases or assignments of undeveloped acreage (provided that if any such undeveloped acreage has Proved Reserves associated with such acreage, such transfer must comply with Section 9.12(d)), assignments in connection with such farmouts, leases or subleases, deemed transfers of working interests under any joint operating agreement as the result of electing (or being deemed to have elected) not to participate in the drilling operations for a new Well and assignments under pooling or unitization agreements or similar contracts that are usual and customary in the oil and gas exploration and production business;</text:p>
            <text:p/>
            <text:p>(c) the sale, transfer of equipment (and related items of personal (but not real) property) or other disposition that is obsolete or no longer necessary for the business of the Borrower or such Restricted Subsidiary or is replaced by equipment of at least comparable value and use;</text:p>
            <text:p/>
            <text:p>(d) the sale or other disposition (excluding Casualty Events) of any Oil and Gas Property that has Proved Reserves associated therewith, or any interest therein, or any Restricted Subsidiary owning Proved Reserves, or the termination or monetization of any Swap Agreement in respect of commodities; provided that</text:p>
            <text:p/>
            <text:p>(i) no Event of Default exists or results from such sale or disposition of Property or the termination or monetization of any Swap Agreement in respect of commodities after giving effect, in each case, to the application of the proceeds thereof to pay the Secured Obligations;</text:p>
            <text:p/>
            <text:p>(ii) if any Borrowing Base Deficiency exists at the time of such sale or other disposition, either (A) the cash consideration received in respect of such sale or disposition shall be in an amount sufficient to eliminate any then existing Borrowing Base Deficiency and applied, promptly upon receipt, to pay the Secured Obligations until such time as no Borrowing Base Deficiency continues to exist or (B) 100% of the consideration received in respect of such sale or other disposition or termination (other than (1) the assumption of liabilities relating to the Property sold or disposed of and (2) customary purchase price adjustments) shall be cash and such cash shall be applied, promptly upon receipt, to pay the Secured Obligations until such time as no Borrowing Base Deficiency continues to exist;</text:p>
            <text:p/>
            <text:p>(iii) the consideration received in respect of such sale or other disposition or termination or monetization of any Swap Agreement in respect of commodities shall be equal to or greater than the fair market value of the Oil and Gas Property, interest therein or Restricted Subsidiary subject of such sale or other disposition, or Swap Agreement subject of such termination or monetization (as reasonably determined by a Responsible Officer of the Borrower), and, if requested by the Administrative Agent, the Borrower shall deliver a certificate of such Responsible Officer of the Borrower certifying to that effect;</text:p>
            <text:p/>
            <text:p>(iv) if the aggregate PV-9 value of Proved Reserves ((A) as reflected in the most recently delivered Reserve Report and (B) net of the PV-9 value of Proved Reserves received as consideration therefor, if any, based upon the pricing assumptions consistent with those in the most recently delivered Reserve Report) sold or disposed of and Swap Agreements terminated or monetized pursuant to this clause (d) in any period between two successive Scheduled Redetermination Effective Dates exceeds (A) with respect to dispositions of Proved Undeveloped Reserves made in connection with the Sequel Joint Venture, five percent (5%) of the PV-9 value of Proved Reserves (as reflected in the most recently delivered Reserve Report) or (B) with respect to all other dispositions of Oil and Gas</text:p>
            <text:p/>
            <text:p> </text:p>
            <text:p/>
            <text:p>88</text:p>
            <text:p/>
            <text:p>Properties constituting Proved Reserves, five percent (5%) of the Borrowing Base then in effect, in each case calculated at the time of such disposition, termination or monetization, as applicable, then the Borrowing Base shall be reduced by the amount determined by the Required Lenders in good faith consistent with their normal oil and gas lending criteria to be the value, if any, of such Property attributable to the then-effective Borrowing Base and such reduction shall be effective immediately upon written notice by the Required Lenders to the Administrative Agent of their determination thereof; provided, that, for the avoidance of doubt, any such determination or Borrowing Base adjustment shall not be a condition to the Administrative Agent’s release of any such Property from all Liens under Security Instruments; and</text:p>
            <text:p/>
            <text:p>(v) if any such sale or other disposition is of a Restricted Subsidiary owning Oil and Gas Properties, such sale or other disposition shall include all the Equity Interests of such Restricted Subsidiary;</text:p>
            <text:p/>
            <text:p>(e) transfer of Properties between or among the Borrower and the Restricted Subsidiaries, provided that any Lien therein that secures any Secured Obligations is reaffirmed and granted by the related transferee and no intervening Lien in such Properties has been or is granted;</text:p>
            <text:p/>
            <text:p>(f) any Restricted Payment that does not breach Section 9.04;</text:p>
            <text:p/>
            <text:p>(g) the expiration or lapse of oil and gas leases, exploration tenement licenses, and subleases or sublicenses of the Borrower or any Restricted Subsidiaries in the ordinary course of business;</text:p>
            <text:p/>
            <text:p>(h) the dilution or forfeiture of working interests of the Borrower or any Restricted Subsidiaries pursuant to the operating agreements or other instruments or agreements in the ordinary course of business;</text:p>
            <text:p/>
            <text:p>(i) any Investments permitted by Section 9.05, provided that any Investment made with Proved Reserves shall comply with Section 9.12(d);</text:p>
            <text:p/>
            <text:p>(j) sales and other dispositions resulting from Casualty Events; provided that if the aggregate value of such Oil and Gas Properties constituting Proved Reserves sold or disposed of pursuant to this clause (j) in any period between two successive Scheduled Redetermination Effective Dates exceeds five percent (5%) of the Borrowing Base then in effect, then the Borrowing Base shall be reduced, effective immediately upon such sale or disposition, by an amount equal to the aggregate value assigned such Oil and Gas Properties constituting Proved Reserves sold or disposed of pursuant to this clause (j);</text:p>
            <text:p/>
            <text:p>(k) the sale or other transfer (whether or not in the ordinary course of business) of Oil and Gas Properties; provided at the time of such sale or other transfer such Oil and Gas Properties do not have associated with them any Proved Reserves;</text:p>
            <text:p/>
            <text:p>(l) the sale or other disposition of Properties (other than an Oil and Gas Property that has Proved Reserves, or any interest therein, or any Restricted Subsidiary owning Proved Reserves) not otherwise permitted pursuant to this Section 9.12 having a fair market value not to exceed the greater of (i) $3,750,000 and (ii) 1% of the Borrowing Base then in effect as of the date of such sale or other disposition in the aggregate for all dispositions and sales of Properties pursuant to this Section 9.12(l) for the term of this Agreement; and</text:p>
            <text:p/>
            <text:p> </text:p>
            <text:p/>
            <text:p>89</text:p>
            <text:p/>
            <text:p>(m) the sale or other disposition (i) of Properties pursuant to the Joint Development Agreement dated April 11, 2018 by and between Triad Hunter, LLC and Ohio Gasco LLC, or (ii) to one or more third parties of Oil and Gas Properties constituting conventional properties of the Borrower and its Restricted Subsidiaries for consideration equal to or greater than the fair market value thereof (as reasonably determined by a Responsible Officer of the Borrower) and in an aggregate amount for all such dispositions after the Effective Date not to exceed $10,000,000.</text:p>
            <text:p/>
            <text:p>Upon any sale or other disposition of any Property in compliance with this Section 9.12, the Administrative Agent will, at the request and at the expense of the Borrower, promptly release such Property from all Liens under the Security Instruments. </text:p>
          </table:table-cell>
          <table:table-cell table:number-columns-repeated="1013"/>
        </table:table-row>
        <table:table-row table:style-name="ro1">
          <table:table-cell office:value-type="string" calcext:value-type="string">
            <text:p><text:a xlink:href="https://www.sec.gov/Archives/edgar/data/1131227/000119312519031139/d646844dex101.htm" xlink:type="simple">https://www.sec.gov/Archives/edgar/data/1131227/000119312519031139/d646844dex101.htm</text:a></text:p>
          </table:table-cell>
          <table:table-cell office:value-type="string" calcext:value-type="string">
            <text:p>SECOND LIEN TERM LOAN AGREEMENT </text:p>
          </table:table-cell>
          <table:table-cell office:value-type="string" calcext:value-type="string">
            <text:p><text:s text:c="2"/>THIS SECOND LIEN TERM LOAN AGREEMENT dated as of February 7, 2019 (the “Effective Date”), is entered into by and among: Hornbeck Offshore Services, Inc., a Delaware corporation (“HOSI” or the “Parent Borrower”); Hornbeck Offshore Services, LLC, a Delaware limited liability company (“HOS” or the “Co-Borrower”); and the Parent Borrower together with the Co-Borrower, collectively, the “Borrowers” and each, a “Borrower”; each of the Lenders from time to time party hereto; Wilmington Trust, National Association, as administrative agent for the Lenders (in such capacity, together with its successors in such capacity, the “Administrative Agent”); and Wilmington Trust, National Association, as collateral agent for the Lenders (in such capacity, together with its successors in such capacity, the “Collateral Agent”). </text:p>
          </table:table-cell>
          <table:table-cell office:value-type="string" calcext:value-type="string">
            <text:p>Section 2.09 Incremental Term Loans.</text:p>
            <text:p/>
            <text:p>(a) Incremental Term Commitments. The Borrowers may, by written notice to the Administrative Agent from time to time (whereupon the Administrative Agent shall promptly make such notice available to each of the Lenders), request the establishment of one or more new term loan commitments (the “Incremental Term Commitments”), provided that the aggregate principal amount thereof shall not exceed the sum of (i) the then applicable Incremental Available Amount and (ii) if the Collateral Conditions have been met and the proceeds of such Incremental Term Loans are to be used to finance an Acquisition Transaction and such Incremental Term Loans qualify as Permitted Loans, an amount allowed by the definition of Permitted Loans.</text:p>
            <text:p/>
            <text:p> </text:p>
            <text:p/>
            <text:p>49</text:p>
            <text:p/>
            <text:p>Each such notice shall specify (w) the amount of the Incremental Term Commitments being requested, (x) whether the Incremental Term Commitments are being established pursuant to clause (a)(i) or (ii) above, (y) whether such Incremental Term Commitments are being designated for all purposes of this Agreement as either (A) a new Class of Incremental Term Commitments or (B) an increase to an existing Class of Commitments and (z) the date (each, an “Incremental Facility Closing Date”) on which the Borrowers propose that the Incremental Term Commitments shall be effective, which shall be a date not less than 5 Business Days after the date on which such notice is delivered to Administrative Agent.</text:p>
            <text:p/>
            <text:p>(b) Incremental Term Loans. Incremental Term Loans may be made by any existing Lender or any other Person (any such other Person being called an “Additional Lender”) (but no existing Lender will have an obligation to provide any Incremental Term Commitment) (each such existing Lender or Additional Lender providing such Incremental Term Commitments, an “Incremental Term Lender,” as applicable, and, collectively, the “Incremental Term Lenders”). On any Incremental Facility Closing Date, subject to the satisfaction of the terms and conditions in this Section 2.09, (i) each Incremental Term Lender shall make a Loan to the Borrowers (on a joint and several basis) in an amount equal to its Incremental Term Commitment and (ii) each Incremental Term Lender shall become a Lender hereunder with respect to the Incremental Term Commitment and the Incremental Term Loans made pursuant thereto.</text:p>
            <text:p/>
            <text:p>(c) Effectiveness of Incremental Amendment. The effectiveness of any Incremental Amendment, and the Incremental Term Commitments thereunder, shall be subject to the satisfaction on the Incremental Facility Closing Date of each of the following conditions:</text:p>
            <text:p/>
            <text:p>(i) (x) if the proceeds of such Incremental Term Loans are being used to finance a Limited Condition Acquisition permitted hereunder, no Event of Default under Section 10.01(a), 10.01(b), 10.01(h) or 10.01(i) shall have occurred and be continuing or would exist after giving effect to such Incremental Term Commitments;, or (y) if otherwise, no Event of Default shall have occurred and be continuing or would exist after giving effect to such Incremental Term Commitments; and</text:p>
            <text:p/>
            <text:p>(ii) after giving effect to such Incremental Term Commitments, the representations and warranties of the Loan Parties set forth in this Agreement and the other Loan Documents shall be true and correct in all material respects (without duplication of materiality) on and as of the Incremental Facility Closing Date with the same effect as though such representations and warranties had been made on and as of such; provided that to the extent that a representation and warranty specifically refers to a given date or period, it shall be true and correct in all material respects as of such date or period, as the case may be; provided further, that, if the proceeds of any Incremental Term Commitments are being used to finance a Limited Condition Acquisition permitted hereunder, (x) the accuracy of the representations and warranties shall refer to the accuracy of the representations and warranties that would constitute Specified Representations and the representations and warranties in the relevant acquisition agreement the breach of which would permit the buyer to terminate its obligations thereunder or decline to consummate such Limited Condition Acquisition and (y) the reference to “Material Adverse Effect” in the Specified Representations shall be understood for this purpose to refer to “Material Adverse Effect” or similar definition as defined in the main transaction agreement governing such Acquisition Transaction.</text:p>
            <text:p/>
            <text:p> </text:p>
            <text:p/>
            <text:p>50</text:p>
            <text:p/>
            <text:p>(d) Required Terms. The terms and provisions of the Incremental Term Loans made pursuant to Incremental Term Commitments shall be as follows:</text:p>
            <text:p/>
            <text:p>(i) terms and provisions of Incremental Term Loans shall be, except as otherwise set forth herein or in the Incremental Amendment, identical to the Loans (it being understood that Incremental Term Loans may be a part of the Loans) except as to applicable rate, maturity and amortization (which shall be subject to the following clauses (ii) and (iii));</text:p>
            <text:p/>
            <text:p>(ii) the Weighted Average Life to Maturity of any Incremental Term Loans shall be no shorter than the remaining Weighted Average Life to Maturity of the then existing Loans; and</text:p>
            <text:p/>
            <text:p>(iii) the maturity date of Incremental Term Loans shall not be earlier than the Latest Maturity Date then in effect.</text:p>
            <text:p/>
            <text:p>(e) Incremental Amendment.</text:p>
            <text:p/>
            <text:p>(i) Incremental Term Commitments shall become Commitments under this Agreement pursuant to an amendment (an “Incremental Amendment”) to this Agreement and, as appropriate, amendments to the other Loan Documents, executed by the Borrowers, each Incremental Term Lender providing such Incremental Term Commitments and the Administrative Agent, as applicable. The Incremental Amendment may, without the consent of any other Loan Party, Agent or Lender, effect such amendments to this Agreement and the other Loan Documents as may be necessary or appropriate, in the reasonable opinion of the Borrowers, to effect the provisions of this Section 2.09. The Lenders hereby irrevocably authorize the Administrative Agent to enter into amendments to this Agreement and the other Loan Documents with the Loan Parties as may be necessary in order to establish new tranches or sub-tranches in respect of Loans or commitments made or established pursuant to this Section 2.09 and such technical amendments as may be necessary or appropriate in the reasonable opinion of the Borrowers in connection with the establishment of such new tranches or sub-tranches, in each case on terms consistent with this Section 2.09.</text:p>
            <text:p/>
            <text:p>(ii) The Loans and Commitments established pursuant to Section 2.09 shall constitute Loans and Commitments under, and shall be entitled to all the benefits afforded by, this Agreement and the other Loan Documents, and shall, without limiting the foregoing, benefit equally and ratably from the Guaranty and Collateral Agreement and the security interests created by the other Security Instruments and shall rank pari passu in right of payment and of security with the Loans, except that the new Loans may be subordinated in right of payment or the Liens securing the new Loans may be subordinated, in each case, to the extent set forth in the Incremental Amendment. The Loan Parties shall take any actions reasonably required by the Lenders to ensure and/or demonstrate that the Lien and security interests granted hereby and by the other Security Instruments continue to be perfected under the Uniform Commercial Code or otherwise after giving effect to the establishment of any such class of Loans or any such new Commitments. </text:p>
          </table:table-cell>
          <table:table-cell office:value-type="string" calcext:value-type="string">
            <text:p>Section 3.04 Prepayments.</text:p>
            <text:p/>
            <text:p>(a) Optional Prepayments. The Borrowers shall have the right at any time and from time to time to prepay any Borrowing in whole or in part, subject to prior notice in accordance with Section 3.04(b), and subject to the premium set forth in Section 3.04(d).</text:p>
            <text:p/>
            <text:p>(b) Notice and Terms of Optional Prepayment. The Parent Borrower shall notify the Administrative Agent by delivery of a notice of prepayment in the form of Exhibit B-2 hereto (“Notice of Prepayment”) executed by a Responsible Officer of any prepayment hereunder not later than 1:00 p.m., Eastern time, two Business Days before the date of prepayment. Each such notice shall be irrevocable and shall specify the prepayment date, the principal amount of each Borrowing or portion thereof to be prepaid; provided that, a Notice of Prepayment delivered by</text:p>
            <text:p/>
            <text:p> </text:p>
            <text:p/>
            <text:p>52</text:p>
            <text:p/>
            <text:p>the Parent Borrower may state that such notice is conditioned upon the effectiveness of other credit facilities or the occurrence of a Change in Control, in which case such Notice of Prepayment may be revoked by the Parent Borrower (by written notice to the Administrative Agent on or prior to the specified effective date) if such condition is not satisfied. Promptly following receipt of any such Notice of Prepayment, the Administrative Agent shall advise the applicable Lenders of the contents thereof. Each prepayment of a Borrowing shall be applied ratably to the Loans included in the prepaid Borrowing. Prepayments shall be accompanied by accrued interest to the extent required by Section 3.02 and the prepayment premium required by Section 3.04(d). Each prepayment hereunder shall be in an amount that is an integral multiple of $1,000,000 (or such lesser amount or integral to repay a Borrowing in full).</text:p>
            <text:p/>
            <text:p>(c) Mandatory Prepayments.</text:p>
            <text:p/>
            <text:p>(i) Excess Proceeds from Asset Sales. Not later than 10 Business Days following each date on which the aggregate amount of Excess Proceeds exceeds $20,000,000, the Parent Borrower shall deliver an offer to the Administrative Agent (which shall furnish such offer pro rata (based on the amount of principal of the outstanding Loans) to each Lender) to prepay the Loans of the Lenders in an aggregate principal amount equal to the amount of such Excess Proceeds, which prepayment shall be made in cash at par plus accrued and unpaid interest (if any) (which prepayment, for the avoidance of doubt, shall be made without any premium or call protection) to the date of such prepayment (each such offer, an “Excess Proceeds Offer”). Each Lender may decline all but not less than all of its pro rata share of any Excess Proceeds Offer (any such amounts not accepted, the “Declined Amounts”) by providing written notice (a “Rejection Notice”) to the Administrative Agent and the Parent Borrower no later than 5:00 p.m., Eastern time, ten Business Days after the date of delivery of such Excess Proceeds Offer. If a Lender fails to deliver a Rejection Notice to the Administrative Agent within the time period specified above, such Lender shall be deemed to have accepted such Excess Proceeds Offer. The Borrowers shall prepay all Loans required to be prepaid by it under this Section 3.04(c)(i) no later than five Business Days after expiration of the time period specified above. Any Declined Amounts shall no longer be subject to this Section 3.04(c)(i) and may be used by the Parent Borrower or any of its Restricted Subsidiaries in any manner not prohibited by this Agreement. If the aggregate principal amount of Loans requested to be repaid exceeds the aggregate amount to be repaid by the Borrowers pursuant to this Section 3.04(c)(i) the Administrative Agent shall apply the amounts to be repaid by the Borrowers to the Loans requested to be repaid on a pro rata basis as among the various Classes hereof based on the principal amount of such Loans; provided that any Class of Loans may be prepaid on a less (but not greater) than pro rata basis if agreed to by the Lenders holding such Class of Loans; provided, further, that, if at the time any amount is required to be paid pursuant to this Section 3.04(c)(i), the Borrowers are required to offer to repurchase or prepay Second Lien Debt pursuant to the terms of the documentation governing such Debt with any Excess Proceeds, then the Borrower may apply such Excess Proceeds on a pro rata basis (determined on the basis of the aggregate outstanding principal amount of the Loans and Second Lien Debt at such time; provided that the portion of such Excess Proceeds allocated to Second Lien Debt shall not exceed the amount of such Excess Proceeds required to be allocated to the Second Lien Debt pursuant to the terms thereof, and the</text:p>
            <text:p/>
            <text:p> </text:p>
            <text:p/>
            <text:p>53</text:p>
            <text:p/>
            <text:p>remaining amount, if any, of such Excess Proceeds shall be allocated to the Loans in accordance with the terms hereof) to the prepayment of the Loans and to the repurchase or prepayment of Second Lien Debt, and the amount of prepayment of the Loans that would otherwise have been required pursuant to Section 3.04(c)(i) shall be reduced accordingly; provided, further, that to the extent the holders of Second Lien Debt decline to have such Debt purchased, the Declined Amount shall promptly (and in any event within 10 Business Days after the date of such rejection) be applied to prepay the Loans in accordance with the terms hereof. Notwithstanding anything in this Section 3.04(c)(i) to the contrary, other than in the case of mandatory prepayments declined by the lenders under the First Lien Loan Documents as “Declined Proceeds” or similar term, no mandatory prepayments of the Loans shall be required to the extent the applicable proceeds are required to be applied to make mandatory prepayments with respect to Excess Proceeds under the First Lien Loan Documents.</text:p>
            <text:p/>
            <text:p>(ii) Change in Control; Mandatory Commitment Reduction. Within 30 days following any Change in Control, the Parent Borrower shall deliver to the Administrative Agent an offer to each Lender (each such offer, a “Change in Control Offer”) to prepay all of such Lender’s Loans then outstanding, which offer the Administrative Agent shall furnish to all of the Lenders, at an offer price in cash at par plus accrued and unpaid interest (if any) (which prepayment, for the avoidance of doubt, shall be made without any premium or call protection) to the date of such prepayment. Each Lender may decline all but not less than all of its pro rata share of any Change in Control Offer by providing a Rejection Notice to the Administrative Agent and the Parent Borrower no later than 5:00 p.m., Eastern time, ten Business Days after the date of delivery of the Change in Control Offer. If a Lender fails to deliver a Rejection Notice to the Administrative Agent within the time period specified above, such Lender will be deemed to have accepted such Change in Control Offer. The Commitment of any Lender that does not deliver a Rejection Notice within the time period specified above shall be automatically reduced to $0. The Borrowers shall prepay all Loans required to be prepaid by it under this Section 3.04(c)(ii) no later than 15 days after expiration of the time period specified above for acceptance by the Lenders of the Change in Control Offer (such date, the “Change in Control Payment Date”).</text:p>
            <text:p/>
            <text:p>(d) Prepayment Premium. In the event that all or any portion of the Original Term Loans are (i) voluntarily prepaid in connection with (A) the refinancing or repricing of all or any portion of the Original Term Loans with the proceeds of any Debt incurred by any Loan Party, the primary purpose of which is to reduce the Fixed Coupon Rate applicable to the Original Term Loans, or (B) any amendment, restatement, amendment and restatement or other modification to this Agreement, in the case of each of clauses (A) and (B), which reduces the Fixed Coupon Rate applicable to such Original Term Loans, other than any refinancing or repricing of Original Term Loans in connection with any Change in Control or (ii) an acceleration occurs in connection with all or any portion of the Original Term Loans, in each case, on or after the date that is six months after the Effective Date and prior to the first anniversary of the end of such six month period, such prepayments, refinancing, repricings or acceleration will be made at 101.0% of the amount prepaid, refinanced, repriced or accelerated. </text:p>
          </table:table-cell>
          <table:table-cell office:value-type="string" calcext:value-type="string">
            <text:p>Section 9.02 Incurrence of Debt and Issuance of Disqualified Stock.</text:p>
            <text:p/>
            <text:p>(a) The Parent Borrower shall not, and shall not permit any of its Restricted Subsidiaries to, directly or indirectly, create, incur, issue, assume, guarantee or otherwise become directly or indirectly liable, contingently or otherwise, with respect to (collectively, “incur” or an “incurrence”) any Debt and the Parent Borrower shall not issue any Disqualified Stock and shall not permit any of its Restricted Subsidiaries to issue any Disqualified Stock; provided, however, that the Parent Borrower and its Restricted Subsidiaries may incur Debt, and the Parent Borrower may issue Disqualified Stock, in each case if the Consolidated Fixed Charge Coverage Ratio for the Test Period preceding the date on which such additional Debt is incurred or such Disqualified</text:p>
            <text:p/>
            <text:p> </text:p>
            <text:p/>
            <text:p>86</text:p>
            <text:p/>
            <text:p>Stock is issued would have been at least 2.0 to 1.0 (the “Minimum Fixed Charge Coverage Ratio Test”) at the time such additional Debt is incurred or such Disqualified Stock is issued, in each case as determined on a Pro Forma Basis (including a pro forma application of the Net Proceeds therefrom), as if the additional Debt or Disqualified Stock had been issued or incurred, as the case may be, at the beginning of such Test Period.</text:p>
            <text:p/>
            <text:p>(b) The foregoing provisions shall not apply to the incurrence by the Parent Borrower or any of its Restricted Subsidiaries of any of the following:</text:p>
            <text:p/>
            <text:p>(i) (A) First Lien Debt under Credit Facilities incurred by the Borrowers or any Guarantor in an aggregate principal amount at any one time outstanding not to exceed, together with any outstanding Permitted Refinancing Indebtedness in respect thereof (but excluding any Increased Amount), the Incremental Available Amount;</text:p>
            <text:p/>
            <text:p>(B) other Second Lien Debt under Credit Facilities incurred by the Borrowers or any Guarantor in an aggregate principal amount at any one time outstanding not to exceed, together with any outstanding Permitted Refinancing Indebtedness in respect thereof (but excluding any Increased Amount), the Incremental Available Amount;</text:p>
            <text:p/>
            <text:p>(C) Junior Lien Debt or unsecured Debt (provided that such unsecured Debt satisfies the conditions set forth in clause (a) of the definition of “Junior Lien Debt”), in each case, under Credit Facilities incurred by the Borrowers or any Guarantor, in an aggregate principal amount at any one time outstanding not to exceed, together with any outstanding Permitted Refinancing Indebtedness in respect thereof (but excluding any Increased Amount) the sum of (1) the greater of (1) $600,000,000 and (2) 25% of the Parent Borrower’s Consolidated Net Tangible Assets after giving Pro Forma Effect to any applicable Specified Transactions and applicable transactions in connection therewith identified in the definition of “Pro Forma Effect” determined as of the date such Debt is incurred and (2) if the Collateral Conditions have been met and the proceeds of such Junior Lien Debt or unsecured Debt are to be used to finance an Acquisition Transaction and such Junior Lien Debt or unsecured Debt qualifies as a Permitted Loan, an amount allowed by the definition of Permitted Loan;</text:p>
            <text:p/>
            <text:p>(ii) Existing Indebtedness;</text:p>
            <text:p/>
            <text:p>(iii) Hedging Obligations;</text:p>
            <text:p/>
            <text:p>(iv) Debt under this Agreement and the other Loan Documents;</text:p>
            <text:p/>
            <text:p>(v) intercompany Debt between or among the Parent Borrower and any of its Restricted Subsidiaries; provided that (1) if a Borrower is the obligor on such Debt and the obligee is not the other Borrower or a Guarantor, such Debt must be expressly subordinated to the prior payment in full in cash of all obligations with respect to the Loans and (2) if a Guarantor is the obligor on such Debt and the obligee is neither a Borrower nor a Guarantor, such Debt must be expressly subordinated to the prior</text:p>
            <text:p/>
            <text:p> </text:p>
            <text:p/>
            <text:p>87</text:p>
            <text:p/>
            <text:p>payment in full in cash of all obligations of such Guarantor with respect to its Loan Guarantee and (3)(i) any subsequent issuance or transfer of Equity Interests that results in any such Debt being held by a Person other than the Parent Borrower or a Restricted Subsidiary of the Parent Borrower, or (ii) any sale or other transfer of any such Debt to a Person that is neither the Parent Borrower nor a Restricted Subsidiary of the Parent Borrower, shall be deemed, in each case, to constitute an incurrence of such Debt by the Parent Borrower or such Restricted Subsidiary, as the case may be, as of the date of such issuance, sale or other transfer that is not permitted by this clause (v);</text:p>
            <text:p/>
            <text:p>(vi) Debt in respect of bid, performance or surety bonds issued for the account of the Parent Borrower or any Restricted Subsidiary thereof, including guarantees or obligations of the Parent Borrower or any Restricted Subsidiary thereof with respect to letters of credit or letters of credit supporting such bid, performance or surety obligations (in each case other than for an obligation for money borrowed) or other forms of security or credit enhancement supporting performance obligations under service contracts, in each case, in the ordinary course of business;</text:p>
            <text:p/>
            <text:p>(vii) the guarantee (A) by the Parent Borrower of Debt of any of its Restricted Subsidiaries that was permitted to be incurred by another provision of this Section 9.02 or (B) by any Restricted Subsidiary of the Parent Borrower of Debt of the Parent Borrower or another Restricted Subsidiary of the Parent Borrower that was permitted to be incurred by another provision of this Section 9.02; provided, that this clause (vii) shall not permit the guarantee by any Restricted Subsidiary of the Parent Borrower that is not a Loan Party of any Indebtedness incurred under Section 9.02(b)(i) (or any Permitted Refinancing Indebtedness in respect thereof) or Section 9.02(b)(x);</text:p>
            <text:p/>
            <text:p>(viii) Permitted Refinancing Indebtedness incurred in exchange for, or the Net Proceeds of which are used to extend, refinance, renew, replace, defease or refund Debt incurred pursuant to Section 9.02(a), 9.02(b)(i), 9.02(b)(ii), this clause (viii), Section 9.02(b)(xi) or Section 9.02(b)(xii);</text:p>
            <text:p/>
            <text:p>(ix) Permitted Acquisition Indebtedness and any Permitted Refinancing Indebtedness in respect thereof (including any subsequent Permitted Refinancing Indebtedness in respect of any Debt previously incurred under this Section 9.02(b)(ix)); provided, that unless the Collateral Conditions have been met, on the date such Permitted Acquisition Indebtedness was incurred, issued or assumed, whether concurrently with or subsequent to such Acquisition Transaction either (1) the Parent Borrower would be permitted to incur at least $1.00 of additional Debt pursuant to the Minimum Fixed Charge Coverage Ratio Test or (2) the Consolidated Fixed Charge Coverage Ratio for the Parent Borrower and its Restricted Subsidiaries immediately after such incurrence, issuance or assumption would be greater than the Consolidated Fixed Charge Coverage Ratio for the Parent Borrower and its Restricted Subsidiaries immediately prior to such incurrence, issuance or assumption;</text:p>
            <text:p/>
            <text:p> </text:p>
            <text:p/>
            <text:p>88</text:p>
            <text:p/>
            <text:p>(x) Debt of the Borrowers (and any Guarantee thereof by a Guarantor) under the Revolver Facility in an aggregate principal amount at any time outstanding not to exceed the lesser of (1) $100,000,000 and (2) 85% of the Loan Parties’ eligible accounts receivable so long as on or before the date on which the such Debt is incurred under the Revolver Facility, (y) the First Lien Representatives, the First Lien Collateral Agents, the Administrative Agent, the Collateral Agent and the representative with respect to the Revolver Facility, and, if any, the Second Lien Representatives and the Junior Lien Representatives shall become a party to the Revolver/Term Intercreditor Agreement and (z) any other requirements set forth in the Revolver/Term Intercreditor Agreement shall have been satisfied;</text:p>
            <text:p/>
            <text:p>(xi) other Debt and/or Disqualified Stock in an aggregate principal amount and/or liquidation preference, as applicable, that, when taken together with the aggregate principal amount and/or liquidation preference, as applicable, of all other Debt and/or Disqualified Stock incurred pursuant to this clause (xi) and then outstanding will not exceed, together with any outstanding Permitted Refinancing Indebtedness in respect thereof (but excluding any Increased Amount) the greater of (1) $75,000,000 and (2) 2.5% of the Parent Borrower’s Consolidated Net Tangible Assets after giving Pro Forma Effect to any applicable Specified Transactions and applicable transactions in connection therewith identified in the definition of “Pro Forma Effect” determined as of the date such Debt is incurred or such Disqualified Stock is issued; provided that (i) any such Debt or Disqualified Stock shall not be secured by any assets that are Collateral and (ii) any such Debt or Disqualified Stock of a Loan Party referred to in this clause (xi) does not mature and does not have any mandatory or scheduled principal payments or sinking fund obligations prior to 91 days after the Maturity Date (except as a result of a customary change of control or asset sale repurchase offer provisions, subject to the prior making of any required payments on the Indebtedness hereunder); and</text:p>
            <text:p/>
            <text:p>(xii) subject to satisfying the Collateral Conditions, First Lien Debt, Second Lien Debt, Junior Lien Debt or unsecured Debt, in each case that are Permitted Loans .</text:p>
            <text:p/>
            <text:p>(c) The Borrowers shall not, and shall not permit any Guarantor to, directly or indirectly, incur any Debt which by its terms (or by the terms of any agreement governing such Debt) is subordinated to any other Debt of the Parent Borrower, the Co-Borrower or of such Guarantor, as the case may be, unless such Debt is also by its terms (or by the terms of any agreement governing such Debt) made expressly subordinate to the Loans or the Loan Guarantee of such Guarantor, as the case may be, to the same extent and in the same manner as such Debt is subordinated pursuant to subordination provisions that are most favorable to the holders of any other Debt of the Parent Borrower, the Co-Borrower or of such Guarantor, as the case may be; provided, however, that no Debt shall be deemed to be contractually subordinated in right of payment to any other Debt solely by virtue of being unsecured.</text:p>
            <text:p/>
            <text:p>(d) For purposes of determining compliance with this Section 9.02, in the event that an item of proposed Debt meets the criteria of more than one of the categories of Debt described in Section 9.02(b)(i) through (xii), or is entitled to be incurred pursuant to Section 9.02(a), the Parent Borrower shall be permitted to divide or classify such item of Debt on the date of its incurrence, or later divide or reclassify all or a portion of such item of Debt, in any manner that complies with this Section 9.02, and such item of Debt will be treated as having been incurred pursuant to one or more of such categories; provided that all Debt under this Agreement and the other Loan Documents shall at all times be deemed outstanding under Section 9.02(b)(iv), Junior</text:p>
            <text:p/>
            <text:p> </text:p>
            <text:p/>
            <text:p>89</text:p>
            <text:p/>
            <text:p>Lien Debt under Credit Facilities shall at all times be deemed outstanding under Section 9.02(b)(i)(B) and Debt under the Revolver Facility shall at all times be deemed outstanding under Section 9.02(b)(x). Accrual of interest or dividends, the accretion of accreted value, the accretion or amortization of original issue discount and the payment of interest or dividends in the form of additional Debt or Disqualified Stock will not be deemed to be an incurrence of Debt or Disqualified Stock for purposes of this covenant. </text:p>
          </table:table-cell>
          <table:table-cell office:value-type="string" calcext:value-type="string">
            <text:p>Section 9.03 Liens. The Parent Borrower shall not, and shall not permit any of its Restricted Subsidiaries to, directly or indirectly, create, incur or assume any Lien on any Collateral, except Permitted Liens. </text:p>
          </table:table-cell>
          <table:table-cell office:value-type="string" calcext:value-type="string">
            <text:p>Section 9.01 Restricted Payments. (a) The Parent Borrower shall not, and shall not permit any of its Restricted Subsidiaries to, directly or indirectly, (i) declare or pay any dividend or make any other payment or distribution on account of the Parent Borrower’s or any of its Restricted Subsidiaries’ Equity Interests (including, without limitation, any such payment in connection with any merger or consolidation involving Parent Borrower) or to the direct or indirect holders of Parent Borrower’s Equity Interests in their capacity as such (other than dividends or distributions payable in Equity Interests (other than Disqualified Stock) of Parent Borrower); (ii) Redeem (including, without limitation, in connection with any merger or consolidation involving the Parent Borrower) any Equity Interests of the Parent Borrower or any direct or indirect parent of the Parent Borrower (other than any such Equity Interests owned by the Parent Borrower or any Restricted Subsidiary of the Parent Borrower); (iii) Redeem (x) the 2019 Convertible Senior Notes, the 2020 Senior Notes, the 2021 Senior Notes or any Debt incurred under a Replacement Indenture in respect thereof, (y) Junior Lien Debt, or (z) any Debt that is subordinated in right of payment to the Indebtedness or the Loan Guarantees, as the case may be, except a payment of interest or a payment of principal at Stated Maturity; or (iv) make any Restricted Investment (all such payments and other actions set forth in clauses (i) through (iv) above being collectively referred to as “Restricted Payments”) unless at the time of and after giving effect to such Restricted Payment:</text:p>
            <text:p/>
            <text:p>(A) no Default or Event of Default shall have occurred and be continuing or would occur as a consequence thereof;</text:p>
            <text:p/>
            <text:p>(B) the Parent Borrower would, at the time of such Restricted Payment and after giving Pro Forma Effect thereto as if such Restricted Payment had been made at the beginning of the Test Period, have been permitted to incur at least $1.00 of additional Debt pursuant to the Minimum Fixed Charge Coverage Ratio Test; and</text:p>
            <text:p/>
            <text:p>(C) such Restricted Payment, together with the aggregate amount of all other Restricted Payments made by the Parent Borrower and its Restricted Subsidiaries after the 2004 Issue Date (excluding Restricted Payments permitted by Section 9.01(b)(ii), (iii), (iv), (vi), (vii), (viii), (ix), (x), (xi), (xiii), (xiv) and (xv) but including Restricted Payments permitted by Section 9.01(b)(i), (v) and (xii), is less than the sum of the following (the “Restricted Payments Basket”): (I) 50% of the cumulative Consolidated Net Income of the Parent Borrower for the period (taken as one accounting period) from January 1, 2004 to the end of the Parent</text:p>
            <text:p/>
            <text:p> </text:p>
            <text:p/>
            <text:p>82</text:p>
            <text:p/>
            <text:p>Borrower’s most recently ended fiscal quarter for which internal financial statements are available at the time of such Restricted Payment (or, if such Consolidated Net Income for such period is a deficit, less 100% of such deficit), plus (II) subject to Section 9.01(b)(ii), 100% of the aggregate net cash proceeds, and the Fair Market Value of any property other than cash, received by the Parent Borrower since January 1, 2004 from the issue or sale of Equity Interests of the Parent Borrower (other than Disqualified Stock) (other than any Permitted Warrant Transaction) or of Disqualified Stock or debt securities of the Parent Borrower that have been converted into, or exchanged for, such Equity Interests (other than any such Equity Interests, Disqualified Stock or convertible debt securities sold to a Restricted Subsidiary of the Parent Borrower and other than Disqualified Stock or convertible debt securities that have been converted into, or exchanged for, Disqualified Stock), plus (III) to the extent that any Restricted Investment that was made after the 2004 Issue Date is sold for cash or otherwise liquidated or repaid for cash, the lesser of (1) cash return of capital with respect to such Restricted Investment (less the cost of disposition, if any) and (2) the initial amount of such Restricted Investment, plus (IV) [reserved], plus (V) $25,000,000).</text:p>
            <text:p/>
            <text:p>(b) The foregoing provisions will not prohibit any of the following:</text:p>
            <text:p/>
            <text:p>(i) the payment of any dividend within 60 days after the date of declaration thereof, if at said date of declaration such payment would have complied with the provisions of this Agreement;</text:p>
            <text:p/>
            <text:p>(ii) the Redemption of any Debt of the Borrowers or any Guarantor (including the 2019 Convertible Senior Notes, the 2020 Senior Notes, the 2021 Senior Notes or any Debt incurred under a Replacement Indenture in respect thereof) or any Equity Interests of the Parent Borrower or any of its Restricted Subsidiaries in exchange for, or out of the net cash proceeds of the substantially concurrent sale (other than to a Restricted Subsidiary of the Parent Borrower) of, other Equity Interests of the Parent Borrower (other than any Disqualified Stock), provided that the amount of any such net cash proceeds that are utilized for any such Redemption shall be excluded from Section 9.01(a)(C)(II);</text:p>
            <text:p/>
            <text:p>(iii) the Redemption of Debt of Borrowers or any Guarantor (including the 2019 Convertible Senior Notes, the 2020 Senior Notes, the 2021 Senior Notes or any Debt incurred under a Replacement Indenture in respect thereof) with the net cash proceeds from an incurrence of, or in exchange for, Permitted Refinancing Indebtedness;</text:p>
            <text:p/>
            <text:p>(iv) (A) prior to the Collateral Conditions being satisfied, the payment of any dividend or distribution (other than with Vessel Collateral or Specified Equity Interests or the proceeds thereof) by a Restricted Subsidiary of the Parent Borrower to the Parent Borrower or any of its other Restricted Subsidiaries, and if such Restricted Subsidiary is not a Wholly-Owned Restricted Subsidiary, to minority holders of the Equity Interests of such Restricted Subsidiary so long as the Parent Borrower or another Restricted Subsidiary receives at least its pro rata share of such dividend or distribution and (B) after the Collateral Conditions have been satisfied, the payment of any dividend or distribution</text:p>
            <text:p/>
            <text:p> </text:p>
            <text:p/>
            <text:p>83</text:p>
            <text:p/>
            <text:p>by a Restricted Subsidiary of the Parent Borrower to the Parent Borrower or any of its other Restricted Subsidiaries, and if such Restricted Subsidiary is not a Wholly-Owned Restricted Subsidiary, to minority holders of the Equity Interests of such Restricted Subsidiary so long as the Parent Borrower or another Restricted Subsidiary receives at least its pro rata share of such dividend or distribution;</text:p>
            <text:p/>
            <text:p>(v) (A) prior to the Collateral Conditions being satisfied, so long as no Default or Event of Default has occurred and is continuing, the Redemption of any Equity Interests (other than with Vessel Collateral or Specified Equity Interests or the proceeds thereof) of the Parent Borrower held by any employee, director or consultant of the Parent Borrower or any of its Restricted Subsidiaries pursuant to any management equity plan or stock option plan or any other management or employee benefit plan or other agreement or arrangement, provided that the aggregate price paid for all such Redeemed Equity Interests shall not exceed $500,000 in any calendar year (with unused amounts in any fiscal year being carried over to succeeding fiscal years) and (B) after the Collateral Conditions have been satisfied, so long as no Default or Event of Default has occurred and is continuing, the Redemption of any Equity Interests (other than with Vessel Collateral or Specified Equity Interests or the proceeds thereof) of the Parent Borrower held by any employee, director or consultant of the Parent Borrower or any of its Restricted Subsidiaries pursuant to any management equity plan or stock option plan or any other management or employee benefit plan or other agreement or arrangement, provided that the aggregate price paid for all such Redeemed Equity Interests shall not exceed $500,000 in any calendar year (with unused amounts in any fiscal year being carried over to succeeding fiscal years);</text:p>
            <text:p/>
            <text:p>(vi) the acquisition of Equity Interests by the Parent Borrower in connection with the exercise of stock options or stock appreciation rights by way of cashless exercise or in connection with the satisfaction of withholding tax obligations;</text:p>
            <text:p/>
            <text:p>(vii) in connection with an acquisition by the Parent Borrower or by any of its Restricted Subsidiaries, the return to the Parent Borrower or any of its Restricted Subsidiaries of Equity Interests of the Parent Borrower or any of its Restricted Subsidiaries constituting a portion of the purchase price consideration in settlement of indemnification claims;</text:p>
            <text:p/>
            <text:p>(viii) the purchase by the Parent Borrower of fractional shares of Equity Interests of the Parent Borrower arising out of stock dividends, splits or combinations or business combinations;</text:p>
            <text:p/>
            <text:p> </text:p>
            <text:p/>
            <text:p>84</text:p>
            <text:p/>
            <text:p>(ix) the making of cash payments in connection with any conversion of Convertible Indebtedness in an aggregate amount since the Effective Date not to exceed the sum of (a) the principal amount of such Convertible Indebtedness plus (b) payments received by the Parent Borrower or any of its Restricted Subsidiaries pursuant to the exercise, settlement or termination of any related Permitted Bond Hedge Transaction if the Parent Borrower has Available Liquidity as of the last day of the most recently ended fiscal quarter for which internal financial statements are available at the time of such Redemption of at least $65,000,000 as determined on a Pro Forma Basis for such Redemption;</text:p>
            <text:p/>
            <text:p>(x) (a) any cash payments in connection with a Permitted Bond Hedge Transaction and (b) the settlement of any related Permitted Warrant Transaction (i) by delivery of shares of the Parent Borrower’s common stock upon settlement thereof or (ii) by (A) set-off against the related Permitted Bond Hedge Transaction or (B) payment of an early termination amount thereof in common stock upon any early termination thereof;</text:p>
            <text:p/>
            <text:p>(xi) (A) prior to the Collateral Conditions being satisfied, the Redemption of Debt (other than with Vessel Collateral or Specified Equity Interests or the proceeds thereof) of the Borrowers or any Guarantor (including the 2019 Convertible Senior Notes, the 2020 Senior Notes, the 2021 Senior Notes or any Debt incurred under a Replacement Indenture in respect thereof) if the Parent Borrower has Available Liquidity as of the last day of the most recently ended fiscal quarter for which internal financial statements are available at the time of such Redemption of at least $65,000,000 as determined on a Pro Forma Basis for such Redemption and (B) after the Collateral Conditions have been satisfied, the Redemption of Debt of the Borrowers or any Guarantor (including the 2019 Convertible Senior Notes, the 2020 Senior Notes, the 2021 Senior Notes or any Debt incurred under a Replacement Indenture in respect thereof) if the Parent Borrower has Available Liquidity as of the last day of the most recently ended fiscal quarter for which internal financial statements are available at the time of such Redemption of at least $65,000,000 as determined on a Pro Forma Basis for such Redemption;</text:p>
            <text:p/>
            <text:p>(xii) the payment of any cash dividend or distribution by the Parent Borrower with respect to any preferred Equity Interest that does not constitute Disqualified Stock or any Disqualified Stock that is permitted to be incurred under Section 9.02 in an aggregate amount not to exceed $25,000,000 per annum; so long as (A) [reserved], (B) the proceeds of the issuance of such preferred Equity Interests or permitted Disqualified Stock were or are being used to finance an Acquisition Transaction, (C) in each case on the date of such Acquisition Transaction, after giving Pro Forma Effect thereto as if such transaction had been made at the beginning of the Test Period, the Consolidated Fixed Charge Coverage Ratio for the Parent Borrower and its Restricted Subsidiaries immediately after the date of such Acquisition Transaction would be no worse than the Consolidated Fixed Charge Coverage Ratio for the Parent Borrower and its Restricted Subsidiaries immediately prior to such issuance and (D) the Parent Borrower has Available Liquidity as determined on a Pro Forma Basis as of the last day of the most recently ended fiscal quarter for which internal financial statements are available at the time of the payment of any such cash dividend or distribution, of at least $65,000,000;</text:p>
            <text:p/>
            <text:p>(xiii) (A) prior to the Collateral Conditions being satisfied, Restricted Payments (other than with Vessel Collateral or Specified Equity Interests or the proceeds thereof), including repurchases of Equity Interests in the Parent Borrower, in an aggregate amount not to exceed the lesser of (a) $25,000,000 (but only to the extent there is capacity to make Permitted Investments in reliance on clause (h) of the definition thereof) and (b) the amount available at such time for Permitted Investments made in reliance on clause</text:p>
            <text:p/>
            <text:p> </text:p>
            <text:p/>
            <text:p>85</text:p>
            <text:p/>
            <text:p>(h) of the definition thereof so long as, after giving Pro Forma Effect to any such Restricted Payment, the Parent Borrower has Available Liquidity as of the last day of the most recently ended fiscal quarter for which internal financial statements are available at the time of such prepayment of at least $65,000,000 and (B) after the Collateral Conditions have been satisfied, Restricted Payments, including repurchases of Equity Interests in the Parent Borrower, in an aggregate amount not to exceed the lesser of (a) $25,000,000 (but only to the extent there is capacity to make Permitted Investments in reliance on clause (h) of the definition thereof) and (b) the amount available at such time for Permitted Investments made in reliance on clause (h) of the definition thereof so long as, after giving Pro Forma Effect to any such Restricted Payment, the Parent Borrower has Available Liquidity as of the last day of the most recently ended fiscal quarter for which internal financial statements are available at the time of such prepayment of at least $65,000,000;</text:p>
            <text:p/>
            <text:p>(xiv) redemption of any rights under the Parent Borrower’s Rights Agreement dated July 1, 2013 (or any successor or replacement thereto); and</text:p>
            <text:p/>
            <text:p>(xv) redemption of any Equity Interests of the Parent Borrower from Aliens (as defined in the Certificate of Incorporation) who acquired the same to the extent contemplated under Article 12, Section 4 of the Certificate of Incorporation.</text:p>
            <text:p/>
            <text:p>The amount of all Restricted Payments (other than cash) shall be (A) in the case of Vessel Collateral or the proceeds thereof or Specified Equity Interests or the proceeds thereof, the amount determined in accordance with Section 1.06 and (B) otherwise, the Fair Market Value on the date that asset(s) or securities are proposed to be paid, transferred or issued by the Parent Borrower or such Restricted Subsidiary, as the case may be, pursuant to the Restricted Payment, except that the Fair Market Value (or, if applicable the amount determined in accordance with Section 1.06) of any non-cash dividend made within 60 days after the date of declaration shall be determined as of such declaration date. The Fair Market Value of any non-cash Restricted Payment shall be determined in the manner contemplated by the definition of the term “Fair Market Value,” and the results of such determination shall be evidenced by an Officer’s Certificate delivered to the Administrative Agent. Not later than the date of making any Restricted Payment (other than a Restricted Payment permitted by Sections 9.01(b)(ii), (iii), (iv), (vi), (vii), (viii), (ix), (x), (xi), (xiii), (xiv) and (xv)), the Parent Borrower shall deliver to the Administrative Agent an Officer’s Certificate stating that such Restricted Payment is permitted and setting forth the basis upon which the calculations required by this Section 9.01 were computed. </text:p>
          </table:table-cell>
          <table:table-cell office:value-type="string" calcext:value-type="string">
            <text:p>Section 9.08 Asset Sales. The Parent Borrower shall not, and shall not permit any of its Restricted Subsidiaries to, consummate an Asset Sale (excluding for all purposes of this Section 9.08 any Event of Loss) unless (i) the Parent Borrower or such Restricted Subsidiary, as the case may be, receives consideration at the time of such Asset Sale at least equal to the Specified Value (the calculation of which shall be set forth in an Officer’s Certificate delivered to the Administrative Agent) of the Collateral subject to such Asset Sale; and (ii) except in the case of a Permitted Asset Swap, (A) at least 75% of the aggregate consideration received by the Parent Borrower and its Restricted Subsidiaries from such Asset Sale and all other Asset Sales since the Effective Date on a cumulative basis is in the form of cash or Cash Equivalents; provided, however, that the amount of (w) any liabilities that are secured by Permitted Liens on the Collateral under clauses (a), (d), (e) and (k) of the definition thereof and that are assumed by the transferee of any such Property, rights or Equity Interests pursuant to a customary novation agreement that releases the Parent Borrower or such Restricted Subsidiary from further liability, (x) Liquid Equity Securities having an aggregate Specified Value in an amount not to exceed $25,000,000 in the aggregate for all such Liquid Equity Securities received following the Effective Date and then held by the Parent Borrower and its Restricted Subsidiaries; provided, however, that the amount of any Liquid Equity Securities at any time shall be (1) the amount actually invested (measured at the time made), without adjustment for subsequent increases or decreases in the value of such Investment minus (2) the amount of dividends or distributions received in connection with such Investment and any return of capital and any payment of principal received in respect of such Investment that in each case is received in cash or Cash Equivalents by a Loan Party in a deposit account or securities account, as applicable, that is subject to an Account Control Agreement, (y) any securities, notes or other obligations received by the Parent Borrower or such Restricted Subsidiary from such transferee that are converted within 180 days by the Parent Borrower or such Restricted Subsidiary into cash (to the extent of the cash received in that conversion) and (z) Vessels and related Property installed or intended for use in the ordinary course of business on Vessels shall, in each case of (w), (x), (y) and (z) (provided that Section 8.14(a)(iii) and Section 8.14(a)(iv) are complied with) each be deemed to be Cash Equivalents for purposes of this Section 9.08; or (B) such consideration is comprised entirely of cash, Cash Equivalents and/or Equity Interests (other than Liquid Equity Securities) of an entity engaged in a Permitted Business (such Equity Interests referred to in this clause (B), “Specified Non-Cash Consideration”) so long as, in the case of Specified Non-Cash Consideration, the Investment in such Specified Non-Cash Consideration is permitted under clause (h) of the definition of “Permitted Investments” and the other applicable conditions set forth in such clause (h) are satisfied; provided, that the receipt of Liquid Equity Securities and Specified Non-Cash Consideration and Vessels and related Property installed or intended for use in the ordinary course of business on such Vessels shall be deemed to constitute Cash Equivalents only if and to the extent such Liquid Equity Securities, Specified Non-Cash Consideration and Vessels and related Property installed or intended for use in the ordinary course of business on such Vessels (a) are acquired and held by a Loan Party and (b)(i) in the case of Equity Securities and other personal property so acquired, are pledged (or, in the case of Liquid Equity Securities, the Securities Account which they are held is pledged) to the Collateral Agent, for the ratable benefit of the Lenders, pursuant to the Guaranty and Collateral Agreement and (ii) in the case of Vessels and related Property installed or intended for use in the ordinary course of business on such Vessels, the Collateral Agent, for the ratable benefit of the Secured Parties, is granted a Second Lien (or, after the Discharge of the First Lien Obligations, a first priority Lien) (subject to Permitted Liens of the type described in clause (k) of the definition thereof, as applicable) security interests (or the foreign equivalent) in all related Property installed or intended for use in the ordinary course of business on such Vessels.</text:p>
            <text:p/>
            <text:p> </text:p>
          </table:table-cell>
          <table:table-cell table:number-columns-repeated="1013"/>
        </table:table-row>
        <table:table-row table:style-name="ro1">
          <table:table-cell office:value-type="string" calcext:value-type="string">
            <text:p><text:a xlink:href="https://www.sec.gov/Archives/edgar/data/931336/000110465919010130/a19-5232_1ex10d1.htm" xlink:type="simple">https://www.sec.gov/Archives/edgar/data/931336/000110465919010130/a19-5232_1ex10d1.htm</text:a></text:p>
          </table:table-cell>
          <table:table-cell office:value-type="string" calcext:value-type="string">
            <text:p>CREDIT AGREEMENT </text:p>
          </table:table-cell>
          <table:table-cell office:value-type="string" calcext:value-type="string">
            <text:p>CREDIT AGREEMENT (this “Agreement”) dated as of February 22, 2019, is by and among DEAN FOODS COMPANY, a Delaware corporation (the “Borrower”), the Lenders party hereto, and COÖPERATIEVE RABOBANK U.A., NEW YORK BRANCH, as Administrative Agent, Swingline Lender and Issuing Bank.</text:p>
          </table:table-cell>
          <table:table-cell office:value-type="string" calcext:value-type="string">
            <text:p>SECTION 2.04.    Expansion Option. (a) The Borrower may from time to time elect to increase the Commitments (each a “Revolver Increase”) upon notice to the Administrative Agent (which shall promptly notify the Lenders) in a minimum amount equal to the lesser of (i) $5,000,000 and (ii) the entire remaining amount that may be requested under this Section 2.04(a), so long as, after giving effect thereto, the aggregate principal amount of all such Revolver Increases does not exceed $85,000,000.  At the time of sending any such notice with respect to a Revolver Increase, the Borrower (in consultation with the Administrative Agent) shall specify the time period within which each Lender is requested to respond (which shall in no event be less than five Business Days from the date of delivery of such notice to the Lenders).</text:p>
            <text:p/>
            <text:p> </text:p>
            <text:p/>
            <text:p>(b)           With respect to a Revolver Increase, each Lender shall notify the Administrative Agent within such time period whether or not it agrees to increase its Commitment and, if so, whether by an amount equal to, greater than, or less than its Applicable Percentage of such</text:p>
            <text:p/>
            <text:p> </text:p>
            <text:p/>
            <text:p>44</text:p>
            <text:p/>
            <text:p> </text:p>
            <text:p/>
            <text:p>requested increase.  Any Lender not responding within such time period shall be deemed to have declined to increase its Commitment.</text:p>
            <text:p/>
            <text:p> </text:p>
            <text:p/>
            <text:p>(c)           The Administrative Agent shall notify the Borrower and each Lender of the Lenders’ responses to each request for a Revolver Increase made hereunder (each Lender so agreeing to an increase in its Commitment, an “Increasing Lender”).  To achieve the full amount of a requested Revolver Increase, the Borrower may arrange for any such Revolver Increase to be provided by the Increasing Lenders as well as one or more new banks, financial institutions or other entities (each such new bank, financial institution or other entity, an “Augmenting Lender”), which agree to provide new Commitments provided that no Ineligible Institution may be an Augmenting Lender; provided further that (i) each Augmenting Lender shall meet the requirements for an assignee pursuant to Section 9.04(b) and shall be subject to the approval of the Borrower, the Administrative Agent, the Swingline Lender and each Issuing Bank, such approvals not to be unreasonably withheld, conditioned or delayed, and (ii) (x) in the case of an Increasing Lender, the Borrower and such Increasing Lender execute an agreement substantially in the form of Exhibit B-1 hereto or other agreement or amendment to this Agreement in form satisfactory to the Administrative Agent and (y) in the case of an Augmenting Lender, the Borrower and such Augmenting Lender execute an agreement substantially in the form of Exhibit B-2 hereto or other agreement or amendment to this Agreement in form satisfactory to the Administrative Agent.  No consent of any Lender (other than each Increasing Lender and each Augmenting Lender) shall be required for any Revolver Increase pursuant to this Section 2.04.  Revolver Increases created pursuant to this Section 2.04 shall become effective on the date agreed by the Borrower, the Administrative Agent and the relevant Increasing Lenders or Augmenting Lenders, and the Administrative Agent shall notify each Lender thereof.</text:p>
            <text:p/>
            <text:p> </text:p>
            <text:p/>
            <text:p>(d)           Notwithstanding the foregoing, no Revolver Increase (or increase in the Commitment of any Lender) shall become effective under this paragraph unless, (i) on the proposed date of the effectiveness of such Revolver Increase, (A) the conditions set forth in paragraphs (a) and (b) of Section 4.02 shall be satisfied or waived by the Required Lenders and the Administrative Agent shall have received a certificate to that effect dated such date and executed by a Financial Officer of the Borrower and (B) solely to the extent a Covenant Trigger Event has occurred as of the date of the effectiveness of such Revolver Increase, the Borrower shall be in compliance (on a Pro Forma Basis) with the covenant contained in Section 6.12 and (ii) the Administrative Agent shall have received officer’s certificates and ratification agreements executed by each Loan Party and evidence of appropriate corporate authorization on the part of each Loan Party with respect to the requested Revolver Increase, amendments to any other Loan Documents reasonably requested by Administrative Agent in relation to the requested Revolver Increase (which amendments to the Loan Documents (other than this Agreement) Administrative Agent is hereby authorized to execute on behalf of the Lenders), updates or endorsements to policies of title insurance, flood hazard determination certificates (and, if applicable, evidence of flood insurance) with respect to each parcel of Mortgaged Property, the results of lien searches from applicable jurisdictions, and such opinions of counsel for the Loan Parties with respect to the requested Revolver Increase and other assurances in each case as Administrative Agent may reasonably request and consistent with those delivered on the Effective Date.  On the effective date of any Revolver Increase, (i) each relevant Increasing Lender and Augmenting Lender shall make available to the Administrative Agent such amounts in immediately available funds as the Administrative Agent shall determine, for the benefit of the other Lenders, as being required in</text:p>
            <text:p/>
            <text:p> </text:p>
            <text:p/>
            <text:p>45</text:p>
            <text:p/>
            <text:p> </text:p>
            <text:p/>
            <text:p>order to cause, after giving effect to such increase and the use of such amounts to make payments to such other Lenders, each Lender’s portion of the outstanding Revolving Loans of all the Lenders to equal its Applicable Percentage of such outstanding Revolving Loans, and (ii) the Borrower shall be deemed to have repaid and reborrowed all outstanding Revolving Loans as of the date of any increase in the Commitments (with such reborrowing to consist of the Types of Revolving Loans, with related Interest Periods if applicable, specified in a notice delivered by the Borrower, in accordance with the requirements of Section 2.03).  The deemed payments made pursuant to clause (ii) of the immediately preceding sentence shall be accompanied by payment of all accrued interest on the amount prepaid and, in respect of each LIBOR Loan, shall be subject to indemnification by the Borrower pursuant to the provisions of Section 2.16 if the deemed payment occurs other than on the last day of the related Interest Periods.  Nothing contained in this Section 2.04 shall constitute, or otherwise be deemed to be, a commitment on the part of any Lender to increase its Commitment hereunder.</text:p>
          </table:table-cell>
          <table:table-cell office:value-type="string" calcext:value-type="string">
            <text:p>SECTION 2.11.           Prepayment of Loans.</text:p>
            <text:p/>
            <text:p> </text:p>
            <text:p/>
            <text:p>(a)                           The Borrower shall have the right at any time and from time to time to prepay any Borrowing in whole or in part without premium or penalty but subject to breakfunding payments pursuant to Section 2.16, subject to prior notice in accordance with this paragraph (e) of this Section.</text:p>
            <text:p/>
            <text:p> </text:p>
            <text:p/>
            <text:p>(b)                           (i) Promptly following any Asset Sale or series of Asset Sales of assets not included in the calculation of the Borrowing Base at such time which cumulatively aggregate (A) in excess of $50,000,000 in any fiscal year, the Borrower shall prepay the Obligations in an aggregate amount equal to fifty percent (50%) of the Net Cash Proceeds derived from all such Asset Sales in excess of $50,000,000 in any fiscal year and (B) in excess of $75,000,000 in any fiscal year, the Borrower shall prepay the Obligations in an aggregate amount equal to one hundred percent (100%) of the Net Cash Proceeds derived from all such Asset Sales in excess of $75,000,000 in any fiscal year and the Commitments shall be reduced in an amount equal to fifty percent (50%) of such Net Cash Proceeds required to be applied to repay the Obligations pursuant to this clause (B) whether or not any Obligations are outstanding at such time (each prepayment under clauses (A) and (B) hereof to be applied as set forth in clause (d) below); provided, however, that, in each case, any such Net Cash Proceeds required to be applied to repay the Obligations pursuant to clauses (A) and (B) hereof shall not be required to be so applied to the extent (1) the Borrower delivers to the Administrative Agent a certificate stating that it intends to use such Net Cash Proceeds to acquire fixed or capital assets in replacement of the disposed assets and (2) such acquisition is consummated within three hundred sixty-five (365) days of receipt of such Net Cash Proceeds, it being expressly agreed that any Net Cash Proceeds not so reinvested shall be applied to repay the Loans immediately thereafter, and (ii) to the extent of cash proceeds received in connection with a Recovery Event relating to assets not included in the calculation of the Borrowing Base at the time of such Recovery Event which are in excess of $10,000,000 in the aggregate and which are not applied to repair, replace or relocate damaged</text:p>
            <text:p/>
            <text:p> </text:p>
            <text:p/>
            <text:p>59</text:p>
            <text:p/>
            <text:p> </text:p>
            <text:p/>
            <text:p>property or to purchase or acquire fixed or capital assets in replacement of the assets lost or destroyed within three hundred sixty-five (365) days of the receipt of such cash proceeds, the Borrower shall prepay the Obligations in an aggregate amount equal to one hundred percent (100%) of such cash proceeds net of all third-party costs incurred to obtain such cash proceeds (such prepayment to be applied as set forth in clause (d) below) and the Commitments shall be reduced in an amount equal to fifty percent (50%) of such cash proceeds required to be applied to repay the Obligations pursuant to this clause (ii) whether or not any Obligations are outstanding at such time.</text:p>
            <text:p/>
            <text:p> </text:p>
            <text:p/>
            <text:p>(c)                            If at any time (including, without limitation, on any Report Date) the sum of the aggregate principal amount of all of the Revolving Exposures exceeds the Maximum Available Amount, the Borrower shall immediately repay Borrowings or Cash Collateralize LC Exposure in an account with the Administrative Agent pursuant to Section 2.06(j), as applicable, in an aggregate principal amount sufficient to cause the aggregate principal amount of all Revolving Exposures to be less than or equal to the Maximum Available Amount.</text:p>
            <text:p/>
            <text:p> </text:p>
            <text:p/>
            <text:p>(d)                           All such amounts pursuant to Section 2.11(b) and (c) shall be applied to prepay the Revolving Loans ratably (including Swingline Loans) (and with a corresponding reduction in the Commitments to the extent specified in clause (b) above) and to Cash Collateralize outstanding LC Exposure. Within the parameters of the applications set forth above, prepayments shall be applied first to ABR Loans and then to LIBOR Loans in direct order of Interest Period maturities.  If an Event of Default has occurred and is continuing at the time of any mandatory prepayment, the proceeds thereof shall be applied in accordance with Section 2.18(b).</text:p>
            <text:p/>
            <text:p> </text:p>
            <text:p/>
            <text:p>(e)                            The Borrower shall notify the Administrative Agent (and, in the case of prepayment of a Swingline Loan, the Swingline Lender) by telephone (confirmed by telecopy) of any prepayment hereunder (i) in the case of prepayment of a LIBOR Revolving Borrowing, not later than 1:30 p.m., New York City time, three Business Days before the date of prepayment, (ii) in the case of prepayment of an ABR Revolving Borrowing, not later than 1:30 p.m., New York City time, one Business Day before the date of prepayment or (iii) in the case of prepayment of a Swingline Loan, not later than 1:30 p.m., New York City time, on the date of prepayment.  Each such notice shall be irrevocable and shall specify the prepayment date and the principal amount of each Borrowing or portion thereof to be prepaid; provided that, a notice of prepayment delivered by the Borrower may state that such notice is conditioned upon the effectiveness of other credit facilities or the occurrence of any one or more other transactions, in which case such notice may be revoked by the Borrower (by notice to the Administrative Agent on or prior to the specified effective date) if such condition is not satisfied.  Each such notice shall be in a form reasonably approved by the Administrative Agent (including any form on an electronic platform or electronic transmission system as shall be reasonably approved by the Administrative Agent), appropriately completed and signed by a Responsible Officer of the Borrower.  Promptly following receipt of any such notice relating to a Revolving Borrowing, the Administrative Agent shall advise the Lenders of the contents thereof.  Each partial prepayment of any Revolving Borrowing shall be in an amount that would be permitted in the case of an advance of a Revolving Borrowing of the same Type as provided in Section 2.02.  Each prepayment of a Revolving Borrowing shall be applied ratably to the Loans included in the prepaid Borrowing.  Prepayments shall be accompanied by (i) accrued interest to the extent required by Section 2.13 and (ii) breakfunding payments pursuant to Section 2.16.</text:p>
            <text:p/>
            <text:p> </text:p>
            <text:p/>
            <text:p>60</text:p>
            <text:p/>
            <text:p> </text:p>
            <text:p/>
            <text:p>(f)                             Notwithstanding any other provisions of this Section 2.11, (i) to the extent that any or all of the Net Cash Proceeds of any Asset Sale by a Foreign Subsidiary (each such Asset Sale a “Foreign Asset Sale”) or the cash proceeds received in connection with any Recovery Event incurred by a Foreign Subsidiary (each such Recovery Event a “Foreign Recovery Event”) are prohibited or delayed by applicable foreign Law or the applicable Organization Documents of such Foreign Subsidiary from being repatriated to the Borrower to repay the Obligations pursuant to Section 2.11(b), the portion of such Net Cash Proceeds so affected will not be required to be applied to repay the Obligations at the time provided in Section 2.11(b), but may be retained by the applicable Foreign Subsidiary so long, but only so long, as the applicable local law or applicable Organization Documents of such Foreign Subsidiary will not permit repatriation to the Borrower (the Borrower hereby agreeing to use, and cause its Subsidiaries to use, all commercially reasonable efforts to overcome or eliminate any such restrictions on repatriation and/or minimize any such costs of prepayment and/or use the other cash and Cash Equivalents of the Borrower and its Subsidiaries that are not affected by such restrictions to make the relevant prepayment), and if within one year following the date on which the respective prepayment would otherwise have been required such repatriation of any of such affected Net Cash Proceeds is permitted under the applicable local law or the applicable Organization Documents of such Foreign Subsidiary, such repatriation will be immediately effected and such repatriated Net Cash Proceeds will be promptly (and in any event not later than two Business Days after such repatriation) applied (net of additional taxes payable or reserved against as a result thereof and additional costs relating to such repatriation) to the repayment of the Obligations pursuant to this Section 2.11 or (ii) to the extent that the Borrower has determined in good faith, after consultation with the Administrative Agent, that repatriation to the Borrower to repay the Obligations pursuant to Section 2.11(b) of any of or all the Net Cash Proceeds of any Foreign Asset Sale or Net Cash Proceeds of any Foreign Recovery Event attributable to Foreign Subsidiaries would have adverse tax consequences (including any reduction in tax attributes) with respect to such Net Cash Proceeds, such Net Cash Proceeds so affected will not be required to be applied to repay such Obligations at the time provided in Section 2.11(b), but may be retained by the applicable Foreign Subsidiary so long, but only so long, as the applicable adverse tax consequences with respect to such Net Cash Proceeds remain (the Borrower hereby agreeing to use all commercially reasonable efforts to overcome or eliminate any adverse tax consequences and/or use the other cash and Cash Equivalents of the Borrower and its Subsidiaries that are not affected by such adverse tax consequences to make the relevant prepayment), and if within one year following the date on which the respective prepayment would otherwise have been required such repatriation of any of such affected Net Cash Proceeds would no longer have adverse tax consequences, such repatriation will be immediately effected and such repatriated Net Cash Proceeds will be promptly (and in any event not later than two Business Days after such repatriation) applied (net of additional taxes payable or reserved against as a result thereof and additional costs relating to such repatriation) to the repayment of the Obligations pursuant to this Section 2.11.  The annual aggregate amount of Net Cash Proceeds from Asset Sales and Recovery Events that are exempted from prepaying the Obligations pursuant to Section 2.11(b) shall be reduced by the Net Cash Proceeds from Foreign Asset Sales and Foreign Recovery Events that are exempted from prepaying the Obligations by operation of this Section 2.11(f).</text:p>
            <text:p/>
            <text:p> </text:p>
            <text:p/>
            <text:p/>
          </table:table-cell>
          <table:table-cell office:value-type="string" calcext:value-type="string">
            <text:p>SECTION 6.01.           Indebtedness.  The Borrower will not, and will not permit any Restricted Subsidiary to, create, incur or suffer to exist any Indebtedness, except:</text:p>
            <text:p/>
            <text:p> </text:p>
            <text:p/>
            <text:p>(a)                           the Secured Obligations;</text:p>
            <text:p/>
            <text:p> </text:p>
            <text:p/>
            <text:p>(b)                           Indebtedness existing on the Effective Date and set forth in Schedule 6.01 (including the Indebtedness under the Senior Notes) and any Permitted Refinancing thereof;</text:p>
            <text:p/>
            <text:p> </text:p>
            <text:p/>
            <text:p>(c)                            intercompany Indebtedness permitted by Section 6.04; provided, that if any such Indebtedness is owed by a Loan Party, such Indebtedness and any Lien on the assets of such Loan Party related thereto shall be subordinated to the Secured Obligations as set forth in Section 8.15 of the Security Agreement;</text:p>
            <text:p/>
            <text:p> </text:p>
            <text:p/>
            <text:p>(d)                           Indebtedness of the Borrower or any Restricted Subsidiary incurred to finance the acquisition, construction or improvement of any fixed or capital assets (whether or not constituting purchase money Indebtedness), including Capital Lease Obligations and any Indebtedness assumed in connection with the acquisition of any such assets or secured by a Lien on any such assets prior to the acquisition thereof, and extensions, renewals and replacements of any such Indebtedness that do not increase the outstanding principal amount thereof; provided that the aggregate principal amount of Indebtedness permitted by this clause (d) shall not exceed $25,000,000 at any time outstanding;</text:p>
            <text:p/>
            <text:p> </text:p>
            <text:p/>
            <text:p>(e)                            obligations in connection with any Permitted Receivables Financing;</text:p>
            <text:p/>
            <text:p> </text:p>
            <text:p/>
            <text:p>(f)                             other unsecured Indebtedness of the Borrower and its Restricted Subsidiaries in a principal amount up to but not exceeding $50,000,000 in the aggregate at any one time outstanding; provided that the aggregate principal amount of all such Indebtedness incurred by of one or more Restricted Subsidiaries that are not Subsidiary Guarantors shall not exceed $25,000,000 at any one time outstanding;</text:p>
            <text:p/>
            <text:p> </text:p>
            <text:p/>
            <text:p>(g)                            Indebtedness of a Restricted Subsidiary (i) consisting of tax-advantaged industrial revenue bond, industrial development bond or other similar financings assumed (or taken subject to) in connection with (but not incurred in connection with or in anticipation of) a Permitted Acquisition or (ii) existing at the time such Person becomes a Restricted Subsidiary pursuant to a Permitted Acquisition provided that such Indebtedness was not incurred by such Person in connection with, or in anticipation or contemplation of, such Person becoming a Restricted Subsidiary; provided that the aggregate principal amount of all such Indebtedness (that is secured by any Lien on any asset of the Borrower or any Restricted Subsidiary) under subsection (g)(ii) shall not exceed $25,000,000 at any time outstanding;</text:p>
            <text:p/>
            <text:p> </text:p>
            <text:p/>
            <text:p>(h)                           Indebtedness in respect of Swap Agreements entered into in the ordinary course of business and not for any speculative purposes;</text:p>
            <text:p/>
            <text:p> </text:p>
            <text:p/>
            <text:p>(i)                               Subordinated Indebtedness; provided that such Subordinated Indebtedness is subject to customary payment blockage and other provisions;</text:p>
            <text:p/>
            <text:p> </text:p>
            <text:p/>
            <text:p>97</text:p>
            <text:p/>
            <text:p> </text:p>
            <text:p/>
            <text:p>(j)            to the extent constituting Indebtedness, indemnification and non-compete obligations or adjustments in respect of the purchase price (including earn-outs and other contingent deferred payments) in connection with any Permitted Acquisition or sale or disposition permitted by Section 6.05;</text:p>
            <text:p/>
            <text:p> </text:p>
            <text:p/>
            <text:p>(k)           Indebtedness in respect of workers’ compensation claims, property casualty or liability insurance, take-or-pay obligations in supply arrangements, self-insurance obligations, performance, bid and surety bonds and completion guaranties, in each case in the ordinary course of business;</text:p>
            <text:p/>
            <text:p> </text:p>
            <text:p/>
            <text:p>(l)            Indebtedness arising from the honoring by a bank or other financial institution of a check, draft or similar instrument inadvertently drawn by the Borrower or any Subsidiary in the ordinary course of business against insufficient funds, so long as such Indebtedness is promptly repaid; and</text:p>
            <text:p/>
            <text:p> </text:p>
            <text:p/>
            <text:p>(m)          other Indebtedness of the Borrower and its Restricted Subsidiaries in a principal amount up to but not exceeding $10,000,000 in the aggregate at any one time outstanding.</text:p>
            <text:p/>
            <text:p> </text:p>
          </table:table-cell>
          <table:table-cell office:value-type="string" calcext:value-type="string">
            <text:p>SECTION 6.02.    Liens.  The Borrower will not, and will not permit any Restricted Subsidiary to, create, incur, assume or permit to exist any Lien on any property or asset now owned or hereafter acquired by it, except:</text:p>
            <text:p/>
            <text:p> </text:p>
            <text:p/>
            <text:p>(a)           Liens securing the Secured Obligations;</text:p>
            <text:p/>
            <text:p> </text:p>
            <text:p/>
            <text:p>(b)           Permitted Encumbrances;</text:p>
            <text:p/>
            <text:p> </text:p>
            <text:p/>
            <text:p>(c)           any Lien on any property or asset of, or leased by, the Borrower or any Restricted Subsidiary existing on the Effective Date and set forth in Schedule 6.02; provided that (i) such Lien shall not apply to any other property or asset of the Borrower or any Subsidiary and (ii) such Lien shall secure only those obligations which it secures on the Effective Date and Permitted Refinancings thereof;</text:p>
            <text:p/>
            <text:p> </text:p>
            <text:p/>
            <text:p>(d)           Liens securing obligations, with aggregate net outstanding amounts payable not in excess of $10,000,000, under Swap Agreements;</text:p>
            <text:p/>
            <text:p> </text:p>
            <text:p/>
            <text:p>(e)           Liens on fixed or capital assets acquired, constructed or improved by the Borrower or any Restricted Subsidiary; provided that (i) such security interests secure Indebtedness permitted by Section 6.01(d), (ii) such security interests and the Indebtedness secured thereby are incurred prior to or within 90 days after such acquisition or the completion of such construction or improvement, (iii) the Indebtedness secured thereby does not exceed the cost of acquiring, constructing or improving such fixed or capital assets and (iv) such security interests shall not apply to any other property or assets of the Borrower or any Subsidiary;</text:p>
            <text:p/>
            <text:p> </text:p>
            <text:p/>
            <text:p>(f)            any Lien existing on any property or asset prior to the acquisition thereof by the Borrower or any Restricted Subsidiary or existing on any property or asset of any Person that becomes a Loan Party after the Effective Date prior to the time such Person becomes a Loan Party; provided that (i) such Lien is not created in contemplation of or in connection with such</text:p>
            <text:p/>
            <text:p> </text:p>
            <text:p/>
            <text:p>98</text:p>
            <text:p/>
            <text:p> </text:p>
            <text:p/>
            <text:p>acquisition or such Person becoming a Loan Party, as the case may be, (ii) such Lien shall not apply to any other property or assets of such Loan Party and (iii) such Lien shall secure only those obligations which it secures on the date of such acquisition or the date such Person becomes a Loan Party, as the case may be;</text:p>
            <text:p/>
            <text:p> </text:p>
            <text:p/>
            <text:p>(g)           Liens upon real or personal property heretofore leased or leased after the Effective Date (under operating or Capital Leases) in the ordinary course of business by the Borrower or any of its Restricted Subsidiaries in favor of the lessor created at the inception of the lease transaction, securing obligations of the Borrower or any of its Restricted Subsidiaries under or in respect of such lease and extending to or covering only the property subject to such lease and improvements thereon;</text:p>
            <text:p/>
            <text:p> </text:p>
            <text:p/>
            <text:p>(h)           Liens of sellers or creditors of sellers of farm products encumbering such farm products when sold to any of the Borrower or its Restricted Subsidiaries pursuant to the Food Security Act of 1985 or pursuant to similar state laws to the extent such Liens may be deemed to extend to the assets of such Person;</text:p>
            <text:p/>
            <text:p> </text:p>
            <text:p/>
            <text:p>(i)            protective Uniform Commercial Code filings with respect to personal property leased by, or consigned to, any of the Borrower or its Restricted Subsidiaries;</text:p>
            <text:p/>
            <text:p> </text:p>
            <text:p/>
            <text:p>(j)            Liens upon Equity Interests or assets of Unrestricted Subsidiaries;</text:p>
            <text:p/>
            <text:p> </text:p>
            <text:p/>
            <text:p>(k)           Liens in favor of a Receivables Financing SPC or Receivables Financier created or deemed to exist in connection with a Permitted Receivables Financing (including any related filings of any financing statements), but only to the extent that any such Lien relates to the applicable Transferred Assets actually sold, contributed, financed or otherwise conveyed or pledged pursuant to such transaction;</text:p>
            <text:p/>
            <text:p> </text:p>
            <text:p/>
            <text:p>(l)            any extension, renewal or replacement of the foregoing in connection with a Permitted Refinancing;</text:p>
            <text:p/>
            <text:p> </text:p>
            <text:p/>
            <text:p>(m)          Liens securing Indebtedness to the extent such Indebtedness is permitted pursuant to Section 6.01(g) (only to the extent covering the property subject to the Indebtedness covered in such Section 6.01(g)) or 6.01(m);</text:p>
            <text:p/>
            <text:p> </text:p>
            <text:p/>
            <text:p>(n)           normal and customary rights of setoff upon deposits of cash in favor of banks or other depository institutions;</text:p>
            <text:p/>
            <text:p> </text:p>
            <text:p/>
            <text:p>(o)           Liens of sellers of goods to the Borrower and its Subsidiaries arising under Article 2 of the UCC or similar provisions of applicable law in the ordinary course of business, covering only the goods sold and securing only the unpaid purchase price for such goods and related expenses;</text:p>
            <text:p/>
            <text:p> </text:p>
            <text:p/>
            <text:p>(p)           Liens in favor of customs and revenue authorities arising as a matter of law to secure the payment of customs duties in connection with the importation of goods;</text:p>
            <text:p/>
            <text:p> </text:p>
            <text:p/>
            <text:p>(q)           Liens solely on any cash earnest money deposits made in connection with an investment permitted by Section 6.04;</text:p>
            <text:p/>
            <text:p> </text:p>
            <text:p/>
            <text:p>99</text:p>
            <text:p/>
            <text:p> </text:p>
            <text:p/>
            <text:p>(r)            transfer restrictions, purchase options, calls or similar rights of third-party joint venture partners with respect to Equity Interests of joint venture entities; and</text:p>
            <text:p/>
            <text:p> </text:p>
            <text:p/>
            <text:p>(s)            other Liens on assets of the Borrower and the Restricted Subsidiaries securing other obligations of the Borrower and the Restricted Subsidiaries in the aggregate principal amount not to exceed $10,000,000 at any time outstanding.</text:p>
          </table:table-cell>
          <table:table-cell office:value-type="string" calcext:value-type="string">
            <text:p>SECTION 6.07. <text:s text:c="3"/>Restricted Payments. <text:s/>The Borrower will not, nor will it permit any Restricted Subsidiary to, directly or indirectly, declare, order, make or set apart any sum for or pay any Restricted Payment, except (a) to make dividends payable solely in the same class of Equity Interests or Hybrid Equity Securities of such Person, (b) to make dividends or other distributions payable to any Loan Party (directly or indirectly through Subsidiaries, and, in the case of dividends or other distributions paid by Subsidiaries, ratably to other Persons that own the applicable class of Equity Interests in such Subsidiary), (c) to make dividends to or repurchases from the Borrower or the holders of ownership interests of such Restricted Subsidiary the proceeds of which shall be used to pay taxes that are then due and payable and which relate to the business of the Borrower and its Restricted Subsidiaries, (d) in the case of a Receivables Financing SPC, to make Restricted Payments to its owners to the extent of net income or other assets available therefor under applicable law, (e) Subsidiaries that are not Loan Parties may make Restricted Payments to other Subsidiaries that are not Loan Parties, (f) the Borrower may redeem or repurchase Equity Interests or other stock-based awards under any stock option plan, incentive plan, compensation plan or other benefit plan from officers, employees and directors of any Loan Party or any of its Subsidiaries (or their estates, spouses or former spouses) upon the death, permanent disability, retirement or termination of employment of any such Person or otherwise, so long as (i) no Default has occurred and is continuing or would immediately result therefrom and (ii) the aggregate amount of cash used to effect Restricted Payments pursuant to this clause (f) in any fiscal year of Borrower does not exceed $5,000,000, (g) repurchases of Equity Interests or other stock-based awards under any stock option plan, incentive plan, compensation plan or other benefit plan that occur or are deemed to occur upon the exercise of any such awards to the extent representing a portion of the exercise price of such award; (h) to the extent constituting Restricted Payments, the Borrower and its Subsidiaries may enter into and consummate transactions expressly permitted by Section 6.04; (i) the Borrower may purchase fractional shares of its Equity Interests arising out of stock dividends, splits, combinations or business combinations (provided such transaction shall not be for the purpose of evading this limitation); and (j) the Borrower and its Restricted Subsidiaries may make other Restricted Payments in an aggregate amount (together with all Restricted Debt Payments made pursuant to Section 6.08) not to exceed $35,000,000 in any fiscal year, so long as at the time of the making thereof and after giving effect thereto on a Pro Forma Basis, (i) no Event of Default shall have occurred and/or be continuing or be directly or indirectly caused as a result thereof, (ii) solely to the extent a Covenant Trigger Event has occurred as of the date of the making of such Restricted Payment (determined on a Pro Forma Basis after giving effect to such Restricted Payment), the Borrower is in compliance with the financial covenant set forth in Section 6.12 and (iii) Liquidity at such time shall not be less than $100,000,000.</text:p>
          </table:table-cell>
          <table:table-cell office:value-type="string" calcext:value-type="string">
            <text:p>SECTION 6.05.    Asset Sales.  The Borrower will not, and will not permit any Restricted Subsidiary to, sell, transfer, lease or otherwise dispose of any asset, including any Equity Interest owned by it, and including, without limitation, pursuant to a division or plan of division of any Restricted Subsidiary under Delaware law (or any comparable event under a different jurisdiction’s law), except:</text:p>
            <text:p/>
            <text:p> </text:p>
            <text:p/>
            <text:p>(a)           any Excluded Disposition;</text:p>
            <text:p/>
            <text:p> </text:p>
            <text:p/>
            <text:p>102</text:p>
            <text:p/>
            <text:p> </text:p>
            <text:p/>
            <text:p>(b)           sales, leases, transfers and dispositions of obsolete or worn-out property, tools or equipment no longer used or useful in its business or real property no longer used or useful in its business; provided, that the proceeds thereof are used to repay the Obligations to the extent required by clauses (b) or (c) of Section 2.11;</text:p>
            <text:p/>
            <text:p> </text:p>
            <text:p/>
            <text:p>(c)           sales, leases, transfers and dispositions of assets (i) from a Loan Party to another Loan Party and (ii) from any Specified Subsidiary to a Loan Party or another Specified Subsidiary;</text:p>
            <text:p/>
            <text:p> </text:p>
            <text:p/>
            <text:p>(d)           any sale of Transferred Assets by such Person to a Receivables Financing SPC and subsequently to a Receivables Financier in connection with a Permitted Receivables Financing;</text:p>
            <text:p/>
            <text:p> </text:p>
            <text:p/>
            <text:p>(e)           sale and leaseback transactions permitted by Section 6.06;</text:p>
            <text:p/>
            <text:p> </text:p>
            <text:p/>
            <text:p>(f)            to the extent constituting a sale, transfer, lease or other disposition, including pursuant to a division or plan of division, the creation of Liens, the consummation of fundamental changes, the making of investments and the making of Restricted Payments permitted by Sections 6.02, 6.03, 6.04 and 6.07, respectively;</text:p>
            <text:p/>
            <text:p> </text:p>
            <text:p/>
            <text:p>(g)           to the extent constituting a sale or disposition, the unwinding of any Swap Agreement pursuant to its terms;</text:p>
            <text:p/>
            <text:p> </text:p>
            <text:p/>
            <text:p>(h)           transfers of condemned property as a result of the exercise of “eminent domain” or other similar policies to the respective Governmental Authority or agency that has condemned same (whether by deed in lieu of condemnation or otherwise), and transfers of properties that have been subject to a casualty to the respective insurer of such property as part of an insurance settlement; provided, that the proceeds thereof are used to repay the Obligations to the extent required by clauses (b) or (c) of Section 2.11;</text:p>
            <text:p/>
            <text:p> </text:p>
            <text:p/>
            <text:p>(i)            sales, transfers, leases and other dispositions of other assets so long as the aggregate amount thereof sold or otherwise disposed of in any single fiscal year by the Borrower and its Restricted Subsidiaries shall not have a net book value in excess of $75,000,000; provided, that the proceeds thereof are used to repay the Obligations to the extent required by clauses (b) or (c) of Section 2.11; and</text:p>
            <text:p/>
            <text:p> </text:p>
            <text:p/>
            <text:p>(j)            sales, leases, transfers and dispositions of any real property or equipment included in the calculation of the Borrowing Base on the PP&amp;E Conditions Completion Date with Appraised Values as of the PP&amp;E Conditions Completion Date not to exceed $200,000,000 in the aggregate during the term of this Agreement; provided that the Net Cash Proceeds thereof are used to repay the Loans to the extent any such repayment is required by Section 2.11(c) after giving effect to such sale or other disposition.</text:p>
          </table:table-cell>
          <table:table-cell table:number-columns-repeated="1013"/>
        </table:table-row>
        <table:table-row table:style-name="ro1">
          <table:table-cell office:value-type="string" calcext:value-type="string">
            <text:p><text:a xlink:href="https://www.sec.gov/Archives/edgar/data/1362468/000136246819000006/ex101creditandguarantyagre.htm" xlink:type="simple">https://www.sec.gov/Archives/edgar/data/1362468/000136246819000006/ex101creditandguarantyagre.htm</text:a></text:p>
          </table:table-cell>
          <table:table-cell office:value-type="string" calcext:value-type="string">
            <text:p>CREDIT AND GUARANTY AGREEMENT</text:p>
          </table:table-cell>
          <table:table-cell office:value-type="string" calcext:value-type="string">
            <text:p>CREDIT AND GUARANTY AGREEMENT, dated as of February 5, 2019, among ALLEGIANT TRAVEL COMPANY, a Nevada corporation (the “Borrower”), the direct and indirect Subsidiaries of the Borrower from time to time party hereto, each of the several banks and other financial institutions or entities from time to time party hereto as a lender (the “Lenders”), BARCLAYS BANK PLC (“Barclays”), as administrative agent for the Lenders (together with its permitted successors in such capacity, the “Administrative Agent”), and Barclays, as lead arranger (in such capacity, the “Lead Arranger”).</text:p>
          </table:table-cell>
          <table:table-cell office:value-type="string" calcext:value-type="string">
            <text:p>Section 2.22.    Increase in Commitment.</text:p>
            <text:p>(a)    Borrower Request. The Borrower may by written notice to the Administrative Agent request, at any time the establishment of one or more new Commitments (each, an “Incremental Commitment”) by an amount not less than $25,000,000 individually. Each such notice shall specify (i) the date (each, an “Increase Effective Date”) on which the Borrower proposes that the increased or new Commitments shall be effective, which shall be a date not less than 10 Business Days after the date on which such notice is delivered to the Administrative Agent and (ii) the identity of each Eligible Assignee to whom the Borrower proposes any portion of such increased or new Commitments be allocated and the amounts of such allocations; provided that any existing Lender approached to provide all or a portion of the increased or new Commitments may elect or decline, in its sole discretion, to provide such increased or new Commitment. The parties waive the requirement for such notice in connection with the increases effective on the Closing Date.</text:p>
            <text:p>(b)    Conditions. The increased or new Commitments shall become effective, as of such Increase Effective Date provided that:</text:p>
            <text:p>(i)    each of the conditions set forth in Section 4.01 shall be satisfied on or prior to such Increase Effective Date;</text:p>
            <text:p>(ii)    no Event of Default shall have occurred and be continuing or would result from giving effect to the increased or new Commitments on, or the making of any new Loans on, such Increase Effective Date;</text:p>
            <text:p>(iii)    if, after giving pro forma effect to the increased or new Commitments and any new Loans to be made on such Increase Effective Date, the First Lien Leverage Ratio would be greater than 1.50:1.00, then the aggregate initial outstanding amount of such new Commitments and/or Loans, together with the outstanding amount of any other Pari Passu Debt, that would cause the First Lien Leverage Ratio to exceed 1.50:1.00 shall not exceed $300,000,000; and</text:p>
            <text:p>(iv)    the Borrower shall deliver or cause to be delivered any legal opinions or other documents reasonably requested by the Administrative Agent in connection with any such transaction.</text:p>
            <text:p>(c)    Terms of New Loans and Commitments. The terms and provisions of Loans made pursuant to the new Commitments shall be as follows:</text:p>
            <text:p>(i)    terms and provisions with respect to interest rates, maturity date and amortization schedule of Loans made pursuant to any Incremental Commitments (“Incremental Loans”) shall be as agreed upon between the Borrower and the applicable Lenders providing such Loans (it being understood that the Incremental Loans may be part of the Class B Term Loans or any other Class of Loans);</text:p>
            <text:p>(ii)    the Weighted Average Life to Maturity and final maturity date of any Loans made pursuant to Incremental Commitments shall be no shorter than the Weighted Average Life to Maturity and final maturity date of the existing Loans;</text:p>
            <text:p>(iii)    the interest rate margins for the new Incremental Loans shall be determined by the Borrower and the applicable Lenders providing such Loans; provided, however, that the interest rate margins for such new Incremental Loans shall not be greater than the highest interest rate margins that may, under any circumstances, be payable with respect to any existing Loans plus 50 basis points unless the interest rate margins with respect to the applicable existing Loans are increased by an amount equal to (x) the excess of the interest rate margins with respect to such Incremental Loans over the corresponding interest rate margins on the respective applicable existing Loans minus (y) 50 basis points; provided, that in</text:p>
            <text:p/>
            <text:p>45</text:p>
            <text:p/>
            <text:p/>
            <text:p/>
            <text:p>determining the excess of the interest rate margins between the Incremental Loans and the applicable existing Loans for purposes of the foregoing clause (x), (1) original issue discount or upfront or similar fees (collectively, “OID”) payable by the Borrower to the Lenders for the existing Loans or the Incremental Loans in the primary syndication thereof shall be included (with OID being equated to interest based on an assumed four-year life to maturity), (2) any amendments to the interest rate margin on any existing Loans that became effective subsequent to the Closing Date but prior to the effective time of the Incremental Loans shall also be included in such calculations, (3) customary arrangement, structuring, underwriting and commitment fees payable to the Administrative Agent or any arrangers (or any of their respective Affiliates) shall be excluded and (4) if the Incremental Loans include an interest rate floor greater than the interest rate floor applicable to the existing Loans, such excess amount shall be equated to interest rate margins for purposes of determining whether an increase in the interest rate margins for the existing Loans shall be required under this Section 2.22(c)(iii), to the extent an increase in the interest rate floor in the existing Loans would cause an increase in the interest rate margins, and in such case the interest rate floor (but not the Applicable Margin) applicable to the existing Loans shall be increased by such increased amount; and</text:p>
            <text:p>(iv)    to the extent that the terms and provisions of Incremental Loans are not identical to an outstanding Class of Loans (except to the extent permitted by clauses (i), (ii) and (iii) above), such terms and conditions shall be reasonably satisfactory to the Administrative Agent.</text:p>
            <text:p>The increased or new Commitments shall be effected by a joinder agreement (the “Increase Joinder”) executed by the Borrower, the Administrative Agent and each Lender making such increased or new Commitment, in form and substance satisfactory to each of them. The Increase Joinder may, without the consent of any other Lenders, effect such amendments to this Agreement and the other Loan Documents as may be necessary or appropriate, in the opinion of the Administrative Agent, to effect the provisions of this Section 2.22. In addition, unless otherwise specifically provided herein, all references in the Loan Documents to Loans shall be deemed, unless the context otherwise requires, to include references to any Incremental Loans made pursuant to this Agreement.</text:p>
            <text:p>(d)    Making of New Loans. On any Increase Effective Date on which one or more Incremental Commitments becomes effective, subject to the satisfaction of the foregoing terms and conditions, each Lender of such Incremental Commitment shall make an Incremental Loan to the Borrower in an amount equal to its Incremental Commitment.</text:p>
            <text:p>(e)    Equal and Ratable Benefit. The Loans and Commitments established pursuant to this paragraph shall constitute Loans and Commitments under, and shall be entitled to all the benefits afforded by, this Agreement and the other Loan Documents and shall, without limiting the foregoing, benefit equally and ratably from the security interests created by the Collateral Documents.</text:p>
          </table:table-cell>
          <table:table-cell office:value-type="string" calcext:value-type="string">
            <text:p>Section 2.10.    Mandatory Prepayment of Loans; Commitment Termination.</text:p>
            <text:p>(a)    No later than 90 days after the end of the Borrower’s fiscal year (commencing with the fiscal year ending December 31, 2019), the Borrower shall prepay outstanding Loans in accordance with Section 2.10(d) in an aggregate principal amount equal to the excess, if any, of (i) the applicable ECF Percentage of Excess Cash Flow for the fiscal year then ended over (ii) the aggregate principal amount of Loans prepaid pursuant to Section 2.11 during such fiscal year or on or prior to the date such payment is required to be made (without duplication), in each case to the extent such prepayments are not funded with the proceeds of long-term Indebtedness (other than revolving Indebtedness).</text:p>
            <text:p>(b)    Within thirty (30) Business Days of the Borrower or any of its Subsidiaries receiving any Net Proceeds as a result of an Asset Sale or a Recovery Event or, if later, the next following Interest Payment Date, the Borrower shall apply an amount equal to 100% of the Net Proceeds received by the Borrower or any of its Restricted Subsidiaries with respect thereto, to prepay outstanding Loans in accordance with Section 2.10(d); provided, however, that if (A) prior to the date any such prepayment is required to be made, the Borrower notifies the Administrative Agent of its intent to repair the subject property or reinvest such Net Proceeds (I) in the case of Net Proceeds of Aircraft Assets, in other Aircraft Assets or (II) in the case of Net Proceeds of assets other than Aircraft Assets, in assets of a kind then used or usable in the business of the Borrower and its Restricted Subsidiaries and (B) no Event of Default shall have occurred and be continuing at the time of such proposed reinvestment, and no Event of Default under clause (b), (f) or (g) of Section 7.01 (each, a “Specified Default”) shall have occurred and shall be continuing at the time of proposed repair or reinvestment (unless, in the case of such Specified Default, such repair or reinvestment is made pursuant to a binding commitment entered into at a time when no Specified Default was continuing), then the Borrower shall not be required to prepay Loans hereunder in respect of such Net Proceeds to the extent that such Net Proceeds are (x) (unless such Net Proceeds constitute collateral for any Permitted Debt) deposited into an account subject to an Account Control Agreement until applied as set forth in clause (y) or (z) below; (y) used to prepay Permitted Debt that is secured by a first priority lien over property from which such Net Proceeds are derived; or (z) so repaired or reinvested within 365 days after the date of receipt of such Net Proceeds (or, if within such 365 day period, the Borrower or any of its Restricted Subsidiaries enters into a binding commitment to so reinvest in such Net Proceeds, and such Net Proceeds are so reinvested within 180 days after such binding commitment is so entered into). Notwithstanding the foregoing, the Net Proceeds from the disposition of used engine life limited parts in the ordinary course of Allegiant Air’s business and any Net Proceeds related to Boeing 757 and McDonnell Douglas MD-80 aircraft spare parts that are owned as of the Closing Date shall not be subject to this Section 2.10(b).</text:p>
            <text:p>(c)    No later than the next Business Day following the date of receipt by the Borrower or any of its Restricted Subsidiaries of any cash proceeds from the incurrence of any Indebtedness of the Borrower or any of its Subsidiaries (other than with respect to any Indebtedness permitted to be incurred pursuant to Section 6.02), the Borrower shall prepay the Loans in an aggregate amount equal to 100% of such proceeds, net of underwriting</text:p>
            <text:p/>
            <text:p>37</text:p>
            <text:p/>
            <text:p/>
            <text:p/>
            <text:p>discounts and commissions and other reasonable costs and expenses associated therewith, including reasonable legal fees and expenses.</text:p>
            <text:p>(d)    Amounts required to be applied to the prepayment of Loans pursuant to Section 2.10(a), (b) and (c) shall be applied in inverse order of maturity to the remaining scheduled Installments of the applicable Class of Loans being prepaid. The application of any prepayment pursuant to this Section 2.10 shall be made, first, to ABR Loans and, second, to Eurodollar Loans. Loans prepaid pursuant to this Section 2.10 may not be reborrowed.</text:p>
            <text:p>(e)    All prepayments under this Section 2.10 shall be accompanied by accrued but unpaid interest on the principal amount being prepaid to (but not including) the date of prepayment, plus any accrued and unpaid Fees and any losses, costs and expenses, as more fully described in Section 2.13 hereof.</text:p>
            <text:p/>
          </table:table-cell>
          <table:table-cell office:value-type="string" calcext:value-type="string">
            <text:p>Section 6.02.    Incurrence of Indebtedness and Issuance of Preferred Stock.</text:p>
            <text:p>(a)    The Borrower shall not, and shall not permit any of its Restricted Subsidiaries to, directly or indirectly, create, incur, issue, assume, guarantee or otherwise become directly or indirectly liable, contingently or otherwise, with respect to (collectively, “incur”) any Indebtedness, and the Borrower shall not issue any Disqualified Stock and shall not permit any of its Restricted Subsidiaries to issue any shares of preferred stock.</text:p>
            <text:p>(b)    The provisions of Section 6.02(a) hereof shall not prohibit the incurrence of any of the following items of Indebtedness (collectively, “Permitted Debt”):</text:p>
            <text:p>(i)    the incurrence by the Borrower and the Guarantors of the Loans and Guarantees in the aggregate principal amount to be advanced on the Closing Date and any Permitted Refinancing Indebtedness that is incurred to renew, refund, refinance, replace, defease, extend or discharge any Indebtedness incurred pursuant to this clause (i);</text:p>
            <text:p>(ii)    the incurrence by the Borrower or any of its Restricted Subsidiaries of the Existing Indebtedness;</text:p>
            <text:p/>
            <text:p>64</text:p>
            <text:p/>
            <text:p/>
            <text:p/>
            <text:p>(iii)    the incurrence by the Borrower or any of its Restricted Subsidiaries of Capital Lease Obligations, mortgage financings or purchase money obligations incurred to finance (or to reimburse the Borrower or any of its Restricted Subsidiaries for) all or any part of the purchase price or installation or improvement of any Aircraft Asset used in the business of the Borrower or any of its Restricted Subsidiaries or leased by third parties, which Indebtedness is incurred within one (1) year from the date of such purchase or installation or improvement; provided that no junior liens shall be permitted on any such aircraft or aircraft engines;</text:p>
            <text:p>(iv)    the incurrence by the Borrower of any Incremental Commitment pursuant to Section 2.22;</text:p>
            <text:p>(v)    the incurrence by the Borrower or any of its Restricted Subsidiaries of additional Indebtedness in an aggregate consolidated (i.e. without duplication) principal amount (or accreted value, as applicable), including all Permitted Refinancing Indebtedness incurred to renew, refund, refinance, replace, extend, defease or discharge any Indebtedness incurred pursuant to this clause (v), not to exceed $150,000,000, at any time outstanding; provided that no more than $75,000,000 of such aggregate principal amount shall constitute secured Indebtedness;</text:p>
            <text:p>(vi)    the incurrence by the Borrower of Pari Passu Notes, so long as (A) no Event of Default shall have occurred and be continuing or would result from giving effect to such Pari Passu Notes, (B) the Weighted Average Life to Maturity of any Pari Passu Notes shall be no shorter than the Weighted Average Life to Maturity of the Loans and (C) if, after giving pro forma effect to such Pari Passu Notes, the First Lien Leverage Ratio would be greater than 1.50:1.00, then the aggregate initial outstanding amount of such Pari Passu Notes, together with the outstanding amount of any other Pari Passu Debt, shall not exceed $300,000,000;</text:p>
            <text:p>(vii)    the incurrence by the Borrower or any of its Restricted Subsidiaries of additional Indebtedness that is secured by a junior Lien on the Collateral and expressly contractually subordinated to the prior payment in full in cash of all Obligations, so long as the Secured Leverage Ratio would be no greater than 2.00:1.00 after such additional Indebtedness is incurred;</text:p>
            <text:p>(viii)    the incurrence by the Borrower or any of its Restricted Subsidiaries of additional Indebtedness that is unsecured, so long as the Fixed Charge Coverage Ratio would be no less than 2.00:1.00 after such additional Indebtedness is incurred;</text:p>
            <text:p>(ix)    the incurrence by the Borrower or any of its Restricted Subsidiaries of Permitted Refinancing Indebtedness in exchange for, or the net proceeds of which are used to renew, refund, refinance, replace, extend, defease or discharge any Indebtedness (other than intercompany Indebtedness) that was permitted to be incurred under this Section 6.02(b);</text:p>
            <text:p>(x)    the incurrence by the Borrower or any of its Restricted Subsidiaries of intercompany Indebtedness between or among the Borrower and/or any of its Restricted Subsidiaries; provided that any such intercompany Indebtedness owed to a Restricted Subsidiary shall be subordinated to the Obligations;</text:p>
            <text:p>(xi)    the issuance by any Restricted Subsidiaries of the Borrower to the Borrower or to any of its Restricted Subsidiaries of shares of preferred stock;</text:p>
            <text:p>(xii)    the incurrence by the Borrower or any of its Restricted Subsidiaries of Hedging Obligations in the ordinary course of business and not for speculative purposes;</text:p>
            <text:p>(xiii)    the Guarantee (including by way of co-obligation or assumption) by the Borrower or any Restricted Subsidiary of the Borrower of Indebtedness of the Borrower or a Restricted Subsidiary of the Borrower to the extent that the guaranteed Indebtedness was permitted to be incurred by another provision of this Section 6.02; provided that if the Indebtedness being guaranteed is subordinated to or pari passu</text:p>
            <text:p/>
            <text:p>65</text:p>
            <text:p/>
            <text:p/>
            <text:p/>
            <text:p>with the Loan, then the Guarantee must be subordinated or pari passu, as applicable, to the same extent as the Indebtedness guaranteed or assumed;</text:p>
            <text:p>(xiv)    the incurrence by the Borrower or any of its Restricted Subsidiaries of Indebtedness or reimbursement obligations in respect of workers’ compensation claims, self-insurance obligations (including reinsurance), bankers’ acceptances, performance bonds and surety bonds in the ordinary course of business (including without limitation in respect of customs obligations, landing fees, taxes, airport charges, overfly rights and any other obligations to airport and governmental authorities);</text:p>
            <text:p>(xv)    the incurrence by the Borrower or any of its Restricted Subsidiaries of Indebtedness in respect of any overdrafts and related liabilities arising from treasury, depository and cash management services or in connection with any automated clearing house transfers of funds;</text:p>
            <text:p>(xvi)    Indebtedness (A) constituting credit support or financing from aircraft or engine manufacturers or their affiliates or (B) incurred to finance or refinance Aircraft Assets (including, without limitation, to reimburse the Borrower or any of its Restricted Subsidiaries for the acquisition cost of any of the foregoing, to finance any pre-delivery, progress or similar payment or pursuant to a sale and lease-back) (whether in advance of or at any time following any acquisition of items being financed, and whether such indebtedness is unsecured in whole or in part or is secured by such items or by other items or by any combination); provided that the principal amount of such Indebtedness incurred in reliance on subsection (B) of this clause (xvi), at the time of incurrence of such Indebtedness, may exceed the aggregate incurred and anticipated costs to finance acquisition of the item or items being financed by such Indebtedness (calculated at the time of incurrence of such Indebtedness and determined in good faith by an officer of the Borrower or Restricted Subsidiary, as applicable, (including reasonable estimates of anticipated costs) and calculated to include, without limitation, purchase price, fees, expenses, repayment of any pre-delivery financing and related interest expense (whether or not capitalized) and premium (if any), delivery and late charges and other costs associated with such acquisition (as so calculated, for purposes of this proviso, the “financing costs”)) but, if such principal amount exceeds such financing costs, it may not exceed the aggregate Fair Market Value of the item or items securing such Indebtedness (which Fair Market Value may, at the time of an advance commitment, be determined to be the Fair Market Value at the time of such commitment or (at the option of the Borrower or such Restricted Subsidiary) the Fair Market Value projected for the time of incurrence of such Indebtedness) or (C) constituting letters of credit in lieu of security deposits and maintenance reserves in connection with any Indebtedness or operating lease associated with an Aircraft Asset;</text:p>
            <text:p>(xvii)    Indebtedness issued to current or former directors, consultants, managers, officers and employees and their spouses or estates (a) to purchase or redeem Capital Stock of the Borrower issued to such director, consultant, manager, officer or employee in an aggregate principal amount not to exceed $2,500,000 in any twelve-month period or (b) pursuant to any deferred compensation plan approved by the Board of Directors of the Borrower;</text:p>
            <text:p>(xviii)    reimbursement obligations in respect of standby or documentary letters of credit or banker’s acceptances;</text:p>
            <text:p>(xix)    surety and appeal bonds that do not secure judgments that constitute an Event of Default;</text:p>
            <text:p>(xx)    Indebtedness of the Borrower or any of its Restricted Subsidiaries to credit card, travel charge or clearing house processors in connection with credit card processing, travel charge or clearing house services incurred in the ordinary course of business, whether in the form of hold-backs or otherwise;</text:p>
            <text:p>(xxi)    the incurrence of Indebtedness of the Borrower or any of its Restricted Subsidiaries owed to one or more Persons in connection with the financing of insurance premiums in the ordinary course of business;</text:p>
            <text:p/>
            <text:p>66</text:p>
            <text:p/>
            <text:p/>
            <text:p/>
            <text:p>(xxii)    credit card purchases of fuel;</text:p>
            <text:p>(xxiii)    Indebtedness arising from agreements of the Borrower or any of its Restricted Subsidiaries providing for indemnification, adjustment of purchase price or similar obligations, in each case, incurred or assumed in connection with the acquisition or disposition of any business, assets or a Subsidiary; provided that, in the case of a disposition, the maximum assumable liability in respect of all such Indebtedness shall at no time exceed the gross proceeds, including non-cash proceeds (the Fair Market Value of such non-cash proceeds being measured at the time received and without giving effect to any subsequent changes in value) actually received by the Borrower or any of its Restricted Subsidiaries in connection with such disposition; and</text:p>
            <text:p>(xxiv)    Indebtedness of the Borrower or any of its Restricted Subsidiaries consisting of take-or-pay or like obligations contained in supply, maintenance, repair, power-by-the-hour, overhaul or like agreements entered into in the ordinary course of business.</text:p>
          </table:table-cell>
          <table:table-cell office:value-type="string" calcext:value-type="string">
            <text:p>Section 6.06.    Liens. The Borrower will not, directly or indirectly, create, incur, assume or suffer to exist any Lien (except Permitted Liens) on any asset or property of the Borrower or any Restricted Subsidiary, or any income or profits therefrom, or assign or convey any right to receive income therefrom.</text:p>
            <text:p/>
          </table:table-cell>
          <table:table-cell office:value-type="string" calcext:value-type="string">
            <text:p>Section 6.01.    Restricted Payments.</text:p>
            <text:p>(a)    The Borrower will not, and will not permit any of its Restricted Subsidiaries to, directly or indirectly:</text:p>
            <text:p>(i)    declare or pay any dividend or make any other payment or distribution on account of the Borrower’s or any of its Restricted Subsidiaries’ Equity Interests (including, without limitation, any payment in connection with any merger or consolidation involving the Borrower or any of its Restricted Subsidiaries) or to the direct or indirect holders of the Borrower’s or any of its Restricted Subsidiaries’ Equity Interests in their capacity as such (other than (A) dividends, distributions or payments payable in Qualifying Equity Interests or in the case of preferred stock of the Borrower, an increase in the liquidation value thereof and (B) dividends, distributions or payments payable to the Borrower or a Restricted Subsidiary of the Borrower);</text:p>
            <text:p>(ii)    purchase, redeem or otherwise acquire or retire for value any Equity Interests of the Borrower;</text:p>
            <text:p>(iii)    make any payment on or with respect to, or purchase, redeem, defease or otherwise acquire or retire for value (collectively for purposes of this clause (iii), a “purchase”) any Indebtedness of the Borrower or any Guarantor that is contractually subordinated to the Obligations (excluding any intercompany Indebtedness between or among the Borrower and any of its Restricted Subsidiaries); or</text:p>
            <text:p>(iv)    make any Restricted Investment (including any Guarantee of any Indebtedness of any Unrestricted Subsidiary of the Borrower),</text:p>
            <text:p>(all such payments and other actions set forth in these clauses (i) through (iv) above being collectively referred to as “Restricted Payments”),</text:p>
            <text:p>unless, at the time of and after giving effect to such Restricted Payment:</text:p>
            <text:p>(1)    no Default or Event of Default has occurred and is continuing as of such time;</text:p>
            <text:p/>
            <text:p>61</text:p>
            <text:p/>
            <text:p/>
            <text:p/>
            <text:p>(2)    at the time of such Restricted Payment and after giving pro forma effect thereto as if such Restricted Payment had been made at the beginning of the applicable four-quarter periods, the Fixed Charge Coverage Ratio of the Borrower would not be less than 2.00:1.00; and</text:p>
            <text:p>(3)    such Restricted Payment, together with the aggregate amount of all other Restricted Payments made by the Borrower and its Restricted Subsidiaries since the Closing Date and together with Restricted Investments outstanding at the time of giving effect to such Restricted Payment (excluding, in each case, Restricted Payments permitted by clauses (ii) through (xvi) of Section 6.01(b) hereof), is less than the sum, without duplication, of:</text:p>
            <text:p>(A)    50% of the Consolidated Net Income of the Borrower for the period (taken as one accounting period) from October 1, 2018 to the end of the Borrower’s most recently ended fiscal quarter for which financial statements are available at the time of such Restricted Payment; plus</text:p>
            <text:p>(B)    100% of the aggregate net cash proceeds and the Fair Market Value of non-cash consideration received by the Borrower since the Closing Date as a contribution to its common equity capital or from the issue or sale of Qualifying Equity Interests (other than Qualifying Equity Interests sold to a Subsidiary of the Borrower and excluding Excluded Contributions); plus</text:p>
            <text:p>(C)    100% of the aggregate net cash proceeds and the Fair Market Value of non-cash consideration received by the Borrower or a Restricted Subsidiary of the Borrower from the issue or sale of convertible or exchangeable Disqualified Stock of the Borrower or a Restricted Subsidiary of the Borrower or convertible or exchangeable debt securities of the Borrower or a Restricted Subsidiary of the Borrower (regardless of when issued or sold) or in connection with the conversion or exchange thereof, in each case that have been converted into or exchanged since the Closing Date for Qualifying Equity Interests (other than Qualifying Equity Interests and convertible or exchangeable Disqualified Stock or debt securities sold to a Subsidiary of the Borrower); plus</text:p>
            <text:p>(D)    to the extent that any Restricted Investment that was made after the Closing Date is (i) sold for cash or otherwise cancelled, liquidated or repaid for cash or (ii) made in an entity that subsequently becomes a Restricted Subsidiary of the Borrower, the initial amount of such Restricted Investment (or, if less, the amount of cash received upon repayment or sale); plus</text:p>
            <text:p>(E)    to the extent that any Unrestricted Subsidiary of the Borrower designated as such after the Closing Date is redesignated as a Restricted Subsidiary after the Closing Date, the greater of (i) the Fair Market Value of the Borrower’s Restricted Investment in such Subsidiary as of the date of such redesignation or (ii) such Fair Market Value as of the date on which such Subsidiary was originally designated as an Unrestricted Subsidiary after the Closing Date; plus</text:p>
            <text:p>(F)    100% of any dividends received in cash by the Borrower or a Restricted Subsidiary of the Borrower after the Closing Date from an Unrestricted Subsidiary of the Borrower, to the extent that such dividends were not otherwise included in the Consolidated Net Income of the Borrower for such period.</text:p>
            <text:p>(b)    The provisions of Section 6.01(a) hereof will not prohibit:</text:p>
            <text:p>(i)    so long as no Event of Default has occurred and is continuing as of such time, the declaration and payment of any regularly scheduled dividend payable to the holders of the Borrower’s common stock, provided that the aggregate amount of such dividends for any four consecutive fiscal</text:p>
            <text:p/>
            <text:p>62</text:p>
            <text:p/>
            <text:p/>
            <text:p/>
            <text:p>quarters shall not exceed the lesser of (A) $75.0 million and (B) 20% of the Borrower’s Consolidated EBITDA for the most recent four consecutive fiscal quarters ending prior to the date of such determination for which internal consolidated financial statements of the Borrower have been or are required to be delivered;</text:p>
            <text:p>(ii)    the payment of any dividend or distribution or the consummation of any irrevocable redemption within 60 days after the date of declaration of the dividend or distribution or giving of the redemption notice, as the case may be, if at the date of declaration or notice, the dividend or redemption payment would have complied with the provisions of this Agreement;</text:p>
            <text:p>(iii)    the making of any Restricted Payment in exchange for, or out of or with the net cash proceeds of the substantially concurrent sale (other than to a Subsidiary of the Borrower) of, Qualifying Equity Interests or from the substantially concurrent contribution of common equity capital to the Borrower; provided that the amount of any such net cash proceeds that are utilized for any such Restricted Payment will not be considered to be net proceeds of Qualifying Equity Interests for purposes of clause (a)(3)(B) of Section 6.01 hereof and will not be considered to be Excluded Contributions;</text:p>
            <text:p>(iv)    the payment of any dividend (or, in the case of any partnership or limited liability company, any similar distribution), distribution or payment by a Restricted Subsidiary of the Borrower to the holders of its Equity Interests on a pro rata basis;</text:p>
            <text:p>(v)    the repurchase, redemption, defeasance or other acquisition or retirement for value of Indebtedness of the Borrower or any Guarantor that is contractually subordinated to the Obligations with the net cash proceeds from an incurrence of Permitted Refinancing Indebtedness;</text:p>
            <text:p>(vi)    the repurchase, redemption, acquisition or retirement for value of any Equity Interests of the Borrower or any Restricted Subsidiary of the Borrower held by any current or former officer, director, consultant or employee (or their estates or beneficiaries of their estates) of the Borrower or any of its Restricted Subsidiaries pursuant to any management equity plan or equity subscription agreement, stock option agreement, shareholders’ agreement or similar agreement; provided that the aggregate price paid for all such repurchased, redeemed, acquired or retired Equity Interests may not exceed $20.0 million in any 12-month period; provided further that the Borrower or any of its Restricted Subsidiaries may carry over and make in subsequent 12-month periods, in addition to the amounts permitted for such 12-month period, up to $5.0 million of unutilized capacity under this clause (vi) attributable to the immediately preceding twelve-month period;</text:p>
            <text:p>(vii)    the repurchase of Equity Interests or other securities deemed to occur upon (A) the exercise of stock options, warrants or other securities convertible or exchangeable into Equity Interests or any other securities, to the extent such Equity Interests or other securities represent a portion of the exercise price of those stock options, warrants or other securities convertible or exchangeable into Equity Interests or any other securities or (B) the withholding of a portion of Equity Interests issued to employees and other participants under an equity compensation program of the Borrower or its Subsidiaries to cover withholding tax obligations of such persons in respect of such issuance or upon the vesting of such Equity Interests;</text:p>
            <text:p>(viii)    so long as no Event of Default has occurred and is continuing, the declaration and payment of regularly scheduled or accrued dividends, distributions or payments to holders of any class or series of Disqualified Stock or subordinated debt of the Borrower or any preferred stock of any Restricted Subsidiary of the Borrower, in each case either outstanding on the Closing Date or issued on or after the Closing Date in accordance with Section 6.02 hereof;</text:p>
            <text:p>(ix)    payments of cash, dividends, distributions, advances, common stock or other Restricted Payments by the Borrower or any of its Restricted Subsidiaries to allow the payment of cash in lieu of the issuance of fractional shares upon (A) the exercise of options or warrants, (B) the conversion or exchange</text:p>
            <text:p/>
            <text:p>63</text:p>
            <text:p/>
            <text:p/>
            <text:p/>
            <text:p>of Capital Stock of any such Person, (C) a distribution of split or (D) the conversion or exchange of Indebtedness or hybrid securities into Capital Stock of any such Person;</text:p>
            <text:p>(x)    the declaration and payment of dividends to holders of any class or series of Disqualified Stock of the Borrower or any Disqualified Stock or preferred stock of any Restricted Subsidiary of the Borrower to the extent such dividends are included in the definition of “Fixed Charges” for such Person;</text:p>
            <text:p>(xi)    Restricted Payments made with Excluded Contributions;</text:p>
            <text:p>(xii)    the distribution, as a dividend or otherwise, of shares of Capital Stock of, or Indebtedness owed to the Borrower or any of its Restricted Subsidiaries by, any Unrestricted Subsidiary;</text:p>
            <text:p>(xiii)    so long as no Event of Default has occurred and is continuing, other Restricted Payments in an aggregate amount not to exceed $150,000,000, such aggregate amount to be calculated from and after the Closing Date;</text:p>
            <text:p>(xiv)    any Restricted Payment if, after giving pro forma effect thereto and to the incurrence of any Indebtedness the net proceeds of which are used to finance such Restricted Payment, the Consolidated Total Leverage Ratio would be no greater than 2.50:1.00;</text:p>
            <text:p>(xv)    the payment of any amounts in respect of any restricted stock units or other instruments or rights whose value is based in whole or in part on the value of any Equity Interests issued to any directors, officers or employees of the Borrower or any Restricted Subsidiary of the Borrower;</text:p>
            <text:p>(xvi)    so long as no Event of Default has occurred and is continuing, Restricted Payments (A) made to purchase or redeem Equity Interests of the Borrower or (B) consisting of payments in respect of any Indebtedness (whether for purchase or prepayment thereof or otherwise); and</text:p>
            <text:p>(xvii)    Restricted Investments in an aggregate amount which do not exceed $200,000,000.</text:p>
            <text:p>In the case of any Restricted Payment that is not cash, the amount of such non-cash Restricted Payment will be the Fair Market Value on the date of the Restricted Payment of the asset(s) or securities proposed to be transferred or issued by the Borrower or such Restricted Subsidiary of the Borrower, as the case may be, pursuant to the Restricted Payment. The Fair Market Value of any assets or securities that are required to be valued pursuant to this Section 6.01 shall be determined by an Officer of the Borrower and, if greater than $10,000,000, set forth in an Officer’s Certificate delivered to the Administrative Agent.</text:p>
          </table:table-cell>
          <table:table-cell office:value-type="string" calcext:value-type="string">
            <text:p>Section 6.04.    Dispositions. The Borrower will not, and will not permit any of its Restricted Subsidiaries to, make any Disposition, except for Permitted Dispositions.</text:p>
            <text:p/>
          </table:table-cell>
          <table:table-cell table:number-columns-repeated="1013"/>
        </table:table-row>
        <table:table-row table:style-name="ro1">
          <table:table-cell office:value-type="string" calcext:value-type="string">
            <text:p><text:a xlink:href="https://www.sec.gov/Archives/edgar/data/1049502/000119312519025881/d699437dex102.htm" xlink:type="simple">https://www.sec.gov/Archives/edgar/data/1049502/000119312519025881/d699437dex102.htm</text:a></text:p>
          </table:table-cell>
          <table:table-cell office:value-type="string" calcext:value-type="string">
            <text:p>ABL CREDIT AGREEMENT </text:p>
          </table:table-cell>
          <table:table-cell office:value-type="string" calcext:value-type="string">
            <text:p>This ABL Credit Agreement (as may be amended, restated, amended and restated, supplemented or otherwise modified from time to time, this “Agreement”), is entered into as of February 1, 2019, by and among MKS Instruments, Inc., a Massachusetts corporation (“MKS”), the other Borrowers (as hereinafter defined) from time to time party hereto, the Lenders and L/C Issuers (each as hereinafter defined) from time to time party hereto and Barclays Bank PLC, (“Barclays”) as the Administrative Agent and the Collateral Agent. </text:p>
          </table:table-cell>
          <table:table-cell office:value-type="string" calcext:value-type="string">
            <text:p>Section 2.15 Increase in Commitments.</text:p>
            <text:p/>
            <text:p>(a) Increase in Commitments. MKS may by written notice to the Administrative Agent elect to increase the Revolving Commitments (each increase, an “Incremental Facility”; the commitments thereunder are referred to as “Incremental Commitments”); provided that the total aggregate amount for all such Incremental Facilities shall not (as of any date of incurrence thereof) exceed $50,000,000. Each Incremental Facility incurred under this Section 2.15 shall be in an aggregate principal amount that is not less than $10,000,000. Each such notice shall specify (x) the date (each, an “Increase Effective Date”) on which MKS proposes that the Incremental Facility shall be effective, which shall be a date not less than five (5) Business Days after the date on which such notice is delivered to the Administrative Agent and (y) the identity of each Eligible Assignee to whom MKS proposes any portion of such Incremental Facility be allocated and the amounts of such allocations; provided that any existing Lender approached to provide all or a portion of the Incremental Facility may elect or decline, in its sole discretion, to provide such portion of the Incremental Facility.</text:p>
            <text:p/>
            <text:p>(b) Conditions. The Incremental Facilities shall become effective, as of such Increase Effective Date; provided that:</text:p>
            <text:p/>
            <text:p>(i) each of the conditions set forth in Section 4.02 shall be satisfied;</text:p>
            <text:p/>
            <text:p>(ii) no Event of Default shall have occurred and be continuing or would result from the Revolving Borrowings to be made on the Increase Effective Date; and</text:p>
            <text:p/>
            <text:p>(iii) MKS shall deliver or cause to be delivered a certificate of a Responsible Officer certifying as to compliance with the foregoing conditions.</text:p>
            <text:p/>
            <text:p>(c) Increase Joinder. The Incremental Commitments shall be effected by a joinder agreement (the “Increase Joinder”) executed by the Borrowers, the Administrative Agent and each Lender making such Incremental Commitment, in form attached hereto or otherwise in form and substance satisfactory to each of them. The Increase Joinder may, without the consent of any other Lenders, effect such amendments to this Agreement and the other Loan Documents as may be necessary or appropriate, in the opinion of the Administrative Agent, to effect the provisions of this Section 2.15. On any Increase Effective Date on which the Commitments are increased by Incremental Facility, the participations held by the Lenders in the Protective Advance Exposure and the L/C Obligations immediately prior to such increase will be reallocated so as to be held by the Lenders ratably in accordance with their respective Applicable Percentages after giving effect to such increase. If, on any Increase Effective Date, there are any Loans outstanding, the Borrowers shall prepay such Loans in accordance with this Agreement on such date to the extent necessary to effect such reallocation (but the Borrowers may finance such prepayment with a concurrent borrowing of Loans from the Lenders in accordance with their Applicable Percentages after giving effect to the Incremental Facility effected on such date).</text:p>
            <text:p/>
            <text:p>(d) Equal and Ratable Benefit. The Loans and Commitments established pursuant to this paragraph shall constitute Loans and Commitments under, and shall be entitled to all the benefits afforded by, this Agreement and the other Loan Documents, and shall, without limiting the foregoing, benefit equally and ratably from the Guaranty Agreement and security interests created by the Collateral</text:p>
            <text:p/>
            <text:p> </text:p>
            <text:p/>
            <text:p>80</text:p>
            <text:p/>
            <text:p>Documents. The Loan Parties shall take any actions reasonably required by the Administrative Agent to ensure and/or demonstrate that the Lien and security interests granted by the Collateral Documents continue to be perfected under the UCC or otherwise after giving effect to the establishment of any such new Commitments, including, without limitation, delivery to the Administrative Agent of (i) customary legal opinions, board resolutions and officer’s certificates substantially consistent with those delivered on the Closing Date (conformed as appropriate) and in any event, reasonably satisfactory to the Administrative Agent and (ii) reaffirmation agreements and/or such amendments to the Collateral Documents as may be reasonably requested by the Administrative Agent in order to ensure that the Lenders under the Incremental Facilities are provided the benefits of the applicable Loan Documents.</text:p>
            <text:p/>
            <text:p>(e) MIRE Event. Each of the parties hereto acknowledges and agrees that, if there are any Mortgaged Properties, any increase, extension or renewal of any of the Commitments or Loans (including the provision of Incremental Commitments) or any other incremental or additional credit facilities hereunder, but excluding (a) any continuation or conversion of borrowings, (b) the making of any Revolving Loans, or (c) the issuance, renewal or extension of Letters of Credit shall be subject to and conditioned upon: (i) the prior delivery of all flood hazard determination certifications, acknowledgements and evidence of flood insurance and other flood-related documentation with respect to such Mortgaged Properties as required by the Flood Insurance Laws and as otherwise reasonably required by the Administrative Agent and (ii) the Administrative Agent shall have received written confirmation from the Lenders that flood insurance due diligence and flood insurance compliance have been completed by the Lenders (such written confirmation not to be unreasonably conditioned, withheld or delayed). </text:p>
          </table:table-cell>
          <table:table-cell office:value-type="string" calcext:value-type="string">
            <text:p>Section 2.09 Prepayments.</text:p>
            <text:p/>
            <text:p>(a) Voluntary Prepayment of Loans. The Borrowers shall have the right to voluntarily prepay Loans in whole or in part from time to time, subject to Section 3.05 but otherwise without premium or penalty; provided that each partial prepayment of Loans shall be in a minimum principal amount of $1,000,000 or a whole multiple of $100,000 in excess thereof. Each payment pursuant to this Section shall be applied as directed by the Borrower.</text:p>
            <text:p/>
            <text:p>(b) Mandatory Prepayments.</text:p>
            <text:p/>
            <text:p>(i) Line Cap. If on any date (x) the aggregate Revolving Outstandings exceed the Revolving Committed Amount or (y) the aggregate Revolving Outstandings (excluding Protective Advances) exceed the Line Cap, the Borrowers shall repay, and there shall become due and payable (together with accrued interest thereon), on the second Business Day immediately following such date an aggregate principal amount of Loans and (if applicable) Protective Advances in such amounts as are necessary to eliminate such shortfall. If the outstanding Loans and Protective Advances have been repaid in full, the Borrowers shall Cash Collateralize L/C Obligations to eliminate such shortfall. In determining the aggregate Revolving Outstandings for purposes of this Agreement, L/C Obligations shall be reduced to the extent that they are Cash Collateralized as contemplated by this clause (i). Each prepayment of Loans required pursuant to this clause (i) shall be applied ratably among outstanding Loans based on the respective amounts of principal then outstanding. Each Cash Collateralization of L/C Obligations required by this clause (i) shall be applied ratably among L/C Obligations based on the respective amounts thereof then outstanding.</text:p>
            <text:p/>
            <text:p> </text:p>
            <text:p/>
            <text:p>74</text:p>
            <text:p/>
            <text:p>(ii) Alternative Currency Sublimit. If on any date the aggregate Revolving Outstandings denominated in an Alternative Currency exceed 105% of the Alternative Currency Sublimit, the Borrowers shall repay, and there shall become due and payable (together with accrued interest thereon), on the second Business Day immediately following such date an aggregate principal amount of Loans denominated in an Alternative Currency in such amounts as are necessary to eliminate such shortfall. Each prepayment of Loans denominated in any Alternative Currency required pursuant to this clause (ii) shall be applied ratably among outstanding Loans denominated in such Alternative Currency based on the respective amounts of principal then outstanding.</text:p>
            <text:p/>
            <text:p>(iii) [RESERVED]</text:p>
            <text:p/>
            <text:p>(iv) Cash Dominion Period. At all times after the commencement and during the continuance of a Cash Dominion Period, and notification thereof by the Administrative Agent to MKS (subject to the provisions of Section 6.11(b)), on each Business Day the Administrative Agent shall apply all immediately available funds credited on behalf of the Borrowers to a Payment Account or such other account directed by the Administrative Agent pursuant to Section 6.11(b) in accordance with first, clauses FIRST through SIXTH of Section 8.03(a) (but disregarding Reported Cash Management Obligations and Reported Swap Secured Obligations), second, if an Event of Default exists, clause SEVENTH of Section 8.03(a) and third, in accordance with clauses NINTH and TENTH of Section 8.03(a).</text:p>
            <text:p/>
            <text:p>(v) Application of Mandatory Prepayments. All amounts required to be paid pursuant to this Section 2.09(b) (other than Section 2.09(b)(iv)) shall be applied first to the Protective Advances, second, to the Revolving Loans and third, to Cash Collateralize L/C Obligations (if there are any).</text:p>
            <text:p/>
            <text:p>(vi) Payments Cumulative. Except as otherwise expressly provided in this Section 2.09, payments required under any subsection or clause of this Section 2.09 are in addition to payments made or required under any other subsection or clause of this Section 2.09.</text:p>
            <text:p/>
            <text:p>(c) Notice of Mandatory Prepayment Events. The Borrowers shall use commercially reasonable efforts to give to the Administrative Agent at least one (1) Business Day’s prior written or telecopy notice of each and every prepayment required under Section 2.09(b)(iii), including the estimated amount of Net Cash Proceeds expected to be received therefrom.</text:p>
            <text:p/>
            <text:p>(d) Notices of Prepayments. The Borrowers shall notify the Administrative Agent, by 11:00 a.m., at least three (3) Business Days (or four (4) Business Days in the case of Eurodollar Loans denominated in an Alternative Currency) prior to the date of voluntary prepayment in the case of Eurodollar Loans and at least one (1) Business Day prior to the date of voluntary prepayment in the case of Base Rate Loans. Each notice of prepayment shall be substantially in the form of Exhibit O (but such notice may be conditional on the occurrence of an event to the extent specified in such notice) and shall specify the prepayment date, the principal amount to be prepaid, whether the Loan to be prepaid is a Eurodollar Loan or a Base Rate Loan and, in the case of a Eurodollar Loan, the Interest Period of such Loan. The Administrative Agent will promptly notify each Lender of its receipt of each such notice, and of the amount of such Lender’s pro rata share, if any, thereof. Once such notice is given by any Borrower, the Borrowers shall make such prepayment and the payment amount specified in such notice shall be due and payable as specified therein. All prepayments of Loans and Protective Advances under this Section 2.09 (other than Section 2.09(b)(iv)) shall be accompanied by accrued interest on the principal amount being prepaid to the date of payment, together with any additional amounts required pursuant to Section 3.05. </text:p>
          </table:table-cell>
          <table:table-cell office:value-type="string" calcext:value-type="string">
            <text:p>Section 7.01 Indebtedness. Each Borrower will not, and will not permit any Restricted Subsidiary to, create, incur, assume or permit to exist any Indebtedness, except:</text:p>
            <text:p/>
            <text:p>(a) the Finance Obligations;</text:p>
            <text:p/>
            <text:p>(b) Indebtedness existing on the Closing Date and set forth in Schedule 7.01 and any Permitted Refinancing Indebtedness in respect thereof;</text:p>
            <text:p/>
            <text:p> </text:p>
            <text:p/>
            <text:p>112</text:p>
            <text:p/>
            <text:p>(c) Indebtedness of MKS to any Subsidiary and of any Restricted Subsidiary to MKS or any other Subsidiary; provided that Indebtedness of any Restricted Subsidiary that is not a Loan Party to any Loan Party shall be subject to, and shall comply with, clause (i) of the proviso set forth in Section 7.04(d);</text:p>
            <text:p/>
            <text:p>(d) Guarantees by MKS or any Restricted Subsidiary of Indebtedness or other obligations of (i) MKS or (ii) any Subsidiary; provided that, in the case of clause (ii), the aggregate amount of Indebtedness and other payment obligations (other than in respect of any overdrafts and related liabilities arising in the ordinary course of business from treasury, depository and cash management services or in connection with any automated clearing-house transfer of funds) of Subsidiaries that are not Loan Parties that is Guaranteed by any Loan Party shall be permitted under clause (i) of the proviso set forth in Section 7.04(d);</text:p>
            <text:p/>
            <text:p>(e) Indebtedness of MKS or any Restricted Subsidiary incurred to finance the acquisition, construction, repair or improvement of any fixed or capital assets, including Capital Lease Obligations, Synthetic Lease Obligations and any Indebtedness assumed in connection with the acquisition of any such assets or secured by a Lien on any such assets prior to the acquisition thereof, and any Permitted Refinancing Indebtedness in respect thereof; provided that (i) such Indebtedness (but not any Permitted Refinancing Indebtedness in respect thereof) is incurred prior to or within two hundred seventy (270) days after such acquisition or the completion of such construction, repair or improvement and (ii) the aggregate principal amount of Indebtedness permitted by this clause (e) shall not exceed $75,000,000 at any time outstanding;</text:p>
            <text:p/>
            <text:p>(f) Indebtedness of MKS or any Restricted Subsidiary as an account party in respect of trade letters of credit in the ordinary course of business;</text:p>
            <text:p/>
            <text:p>(g) Indebtedness owed in respect of any services covered by Secured Cash Management Agreements and any other Indebtedness in respect of netting services, business credit card programs, overdraft protection and other treasury, depository and cash management services or incurred in connection with any automated clearing-house transfers of funds or any cash pooling arrangement, and to the extent constituting Indebtedness, obligations arising from the honoring by a bank or other financial institution of a check, draft or similar instrument inadvertently drawn against insufficient funds in the ordinary course of business;</text:p>
            <text:p/>
            <text:p>(h) Indebtedness under bid bonds, performance bonds, surety bonds and similar obligations, in each case, incurred by MKS or any of its Restricted Subsidiaries in the ordinary course of business, including guarantees or obligations with respect to letters of credit supporting such bid bonds, performance bonds, surety bonds and similar obligations, and other Indebtedness in respect of surety bonds and similar instruments incurred to the extent necessary to stay judgments that do not constitute an Event of Default under Section 8.01(j);</text:p>
            <text:p/>
            <text:p>(i) Indebtedness of MKS or any Restricted Subsidiary in respect of Swap Agreements entered into not for speculative purposes (i) to hedge or mitigate risks to which MKS or any Restricted Subsidiary has actual exposure (other than those in respect of Equity Interests of MKS or any of its Restricted Subsidiaries) or (ii) in order to cap, collar or exchange interest rates (from fixed to floating rates, from one floating rate to another floating rate or otherwise) with respect to any interest-bearing liability or investment or any currency exposure of MKS or any Restricted Subsidiary;</text:p>
            <text:p/>
            <text:p>(j) Indebtedness of Foreign Subsidiaries, and guarantees thereof by Foreign Subsidiaries, in an aggregate principal amount not to exceed $75,000,000 at any time outstanding;</text:p>
            <text:p/>
            <text:p> </text:p>
            <text:p/>
            <text:p>113</text:p>
            <text:p/>
            <text:p>(k) Guarantees of Indebtedness of directors, officers, employees, consultants, agents and advisors of MKS or any of its Restricted Subsidiaries in respect of expenses of such Persons in connection with relocations and other ordinary course of business purposes, if the aggregate amount of Indebtedness so Guaranteed, when added to the aggregate amount of unreimbursed payments theretofore made in respect of such Guarantees and the amount of loans and advances then outstanding under Section 7.04(o), shall not at any time exceed $15,000,000;</text:p>
            <text:p/>
            <text:p>(l) Indebtedness arising from agreements providing for indemnification, adjustment of purchase price or similar obligations, or from guaranties, surety bonds or performance bonds securing the performance of MKS or any of its Restricted Subsidiaries pursuant to such agreements, in connection with Permitted Acquisitions, the Acquisition or permitted Dispositions;</text:p>
            <text:p/>
            <text:p>(m) Indebtedness representing installment insurance premiums owing in the ordinary course of business or representing financing of insurance premiums in the ordinary course of business;</text:p>
            <text:p/>
            <text:p>(n) Indebtedness representing deferred compensation, severance, pension, and health and welfare retirement benefits or the equivalent to current and former employees of MKS and its Restricted Subsidiaries established in the exercise of MKS’s reasonable business judgment or existing on the Closing Date;</text:p>
            <text:p/>
            <text:p>(o) unsecured Indebtedness arising out of judgments not constituting an Event of Default;</text:p>
            <text:p/>
            <text:p>(p) Indebtedness of any Person that becomes a Restricted Subsidiary (or of any Person not previously a Subsidiary that is merged or consolidated with or into a Restricted Subsidiary in a transaction permitted hereunder) after the Closing Date, or Indebtedness of any Person that is assumed by any Restricted Subsidiary in connection with an acquisition of assets by such Restricted Subsidiary in a Permitted Acquisition or other Investment permitted hereunder, and any refinancing, renewal, extension or replacement in respect thereof; provided that (A) such Indebtedness exists at the time such Person becomes a Restricted Subsidiary (or is so merged or consolidated) or such assets are acquired and is not created in contemplation of or in connection with such Person becoming a Restricted Subsidiary (or such merger or consolidation) or such assets being acquired and (B) neither MKS nor any Restricted Subsidiary (other than such Person or the Restricted Subsidiary with which such Person is merged or consolidated or that so assumes such Person’s Indebtedness) shall Guarantee or otherwise become liable for the payment of such Indebtedness;</text:p>
            <text:p/>
            <text:p>(q) Permitted Indebtedness;</text:p>
            <text:p/>
            <text:p>(r) other Indebtedness of MKS and its Restricted Subsidiaries in an aggregate outstanding principal amount not in excess of the greater of (x) $125,000,000 and (y) 5% of Consolidated Total Assets for the most recently completed Test Period;</text:p>
            <text:p/>
            <text:p>(s) (i) Indebtedness incurred under the terms of Section 7.01(s) of the Term Credit Agreement that are in effect as of the date hereof and (ii) any Permitted Refinancing Indebtedness in respect thereof;</text:p>
            <text:p/>
            <text:p>(t) (i) Indebtedness under the Term Facility and any Incremental Facility (under and as defined in the Term Credit Agreement in effect as of the date hereof), and any Permitted Refinancing Indebtedness in respect thereof; provided that the aggregate principal amount incurred under this Section 7.01(t)(i) at any time outstanding shall not exceed $1,245,000,000 plus an additional amount so long as at the time of incurrence thereof and after giving effect thereto the Secured Leverage Ratio on a</text:p>
            <text:p/>
            <text:p> </text:p>
            <text:p/>
            <text:p>114</text:p>
            <text:p/>
            <text:p>Pro Forma Basis does not exceed 2.75:1.00; and (ii) the amount of obligations in respect of any Secured Cash Management Agreement, any Swap Agreement with any Swap Creditor (each, as defined in the Term Credit Agreement) and any Permitted Refinancing Indebtedness in respect thereof; and</text:p>
            <text:p/>
            <text:p>(u) Indebtedness incurred outside of this Agreement consisting of letters of credit, bank guarantees and foreign lines of credit in an aggregate principal amount at any time outstanding not to exceed $75,000,000.</text:p>
            <text:p/>
            <text:p>The accrual of interest, the accretion of accreted value and the payment of interest in the form of additional Indebtedness shall not be deemed to be an incurrence of Indebtedness for purposes of this Section 7.01. The principal amount of any non-interest bearing Indebtedness or other discount security constituting Indebtedness at any date shall be the principal amount thereof that would be shown on a balance sheet of MKS dated such date prepared in accordance with GAAP.</text:p>
            <text:p/>
            <text:p>Notwithstanding anything to the contrary contained in this Agreement, Indebtedness incurred pursuant to the Term Facility (and any Permitted Refinancing Indebtedness in respect thereof) may only be incurred pursuant to Section 7.01(t)(i). </text:p>
          </table:table-cell>
          <table:table-cell office:value-type="string" calcext:value-type="string">
            <text:p>Section 7.02 Liens. Each Borrower will not, and will not permit any Restricted Subsidiary to, create, incur, assume or permit to exist any Lien on any property or asset now owned or hereafter acquired by it, except the following (collectively, “Permitted Liens”):</text:p>
            <text:p/>
            <text:p>(a) Liens created pursuant to any Loan Document;</text:p>
            <text:p/>
            <text:p>(b) Permitted Encumbrances;</text:p>
            <text:p/>
            <text:p>(c) any Lien on any property or asset of MKS or any Restricted Subsidiary existing on the Closing Date and set forth in Schedule 7.02 and any modifications, renewals and extensions thereof and any Lien granted as a replacement or substitute therefor; provided that (i) such replacement or substitute Lien shall not apply to any other property or asset of MKS or any Restricted Subsidiary other than improvements thereon or proceeds from the disposition of such property or asset and (ii) such replacement or substitute Lien shall secure only those obligations which it secures on the Closing Date and any Permitted Refinancing Indebtedness in respect thereof;</text:p>
            <text:p/>
            <text:p>(d) any Lien existing on any property or asset prior to the acquisition thereof by MKS or any Restricted Subsidiary or existing on any property or asset of any Person that becomes a Restricted Subsidiary (or of any Person not previously a Subsidiary that is merged or consolidated with or into a Subsidiary in a transaction permitted hereunder) after the Closing Date prior to the time such Person becomes a Restricted Subsidiary (or such merger or consolidation occurs) and any modifications, replacements, renewals or extensions thereof, in each case, other than Liens on the Equity Interests of a Person that becomes a Restricted Subsidiary; provided that (i) such Lien is not created in contemplation of or in connection with such acquisition or such Person becoming a Restricted Subsidiary (or such merger or consolidation), as the case may be, (ii) such Lien shall not apply to any other property or assets of MKS or any Restricted Subsidiary (other than, in the case of any such merger or consolidation, the assets of any Subsidiary without significant assets that was formed solely for the purpose of effecting such acquisition) and (iii) such Lien shall secure only those obligations which it secures on the date of such acquisition or the date such Person becomes a Restricted Subsidiary (or is so merged or consolidated), as the case may be, and any refinancing, extensions, renewals or replacements thereof that do not increase the outstanding principal amount thereof;</text:p>
            <text:p/>
            <text:p> </text:p>
            <text:p/>
            <text:p>115</text:p>
            <text:p/>
            <text:p>(e) Liens on fixed or capital assets acquired, constructed or improved by MKS or any Restricted Subsidiary; provided that (i) such Liens secure Indebtedness permitted by Section 7.01(e) and obligations relating thereto not constituting Indebtedness in respect thereof and (ii) such Liens shall not apply to any other property or assets of MKS or any Restricted Subsidiary other than improvements thereon or proceeds from the disposition of such property or assets; provided further that in the event Indebtedness under Section 7.01(e) is owed to any Person with respect to financing under a single credit facility of more than one purchase of any fixed or capital assets, such Liens may secure all such purchase money obligations and may apply to all such fixed or capital assets financed by such Person under such credit facility;</text:p>
            <text:p/>
            <text:p>(f) (i) Dispositions of assets not prohibited by Section 7.03 and in connection therewith, customary rights and restrictions contained in agreements relating to such Dispositions pending the completion thereof, or in the case of a license, during the term thereof and (ii) any option or other agreement to Dispose any asset not prohibited by Section 7.03;</text:p>
            <text:p/>
            <text:p>(g) in the case of (A) any Subsidiary that is not a wholly-owned Subsidiary or (B) the Equity Interests in any Person that is not a Subsidiary, any encumbrance or restriction, including any put and call arrangements, related to Equity Interests in such Subsidiary or such other Person set forth in the Organizational Documents of such Subsidiary or such other Person or any related joint venture, shareholders’ or similar agreement;</text:p>
            <text:p/>
            <text:p>(h) any interest or title of a lessor under any lease or sublease entered into by MKS or any Restricted Subsidiary in the ordinary course of business and other statutory and common law landlords’ liens under leases;</text:p>
            <text:p/>
            <text:p>(i) any interest or title of a licensor under any license or sublicense entered into by MKS or any Restricted Subsidiary as a licensee or sublicensee (A) existing on the Closing Date or (B) in the ordinary course of its business;</text:p>
            <text:p/>
            <text:p>(j) licenses, sublicenses, leases or subleases granted to other Persons permitted under Section 7.03;</text:p>
            <text:p/>
            <text:p>(k) Liens on earnest money deposits of cash or Cash Equivalents made, or escrow or similar arrangements entered into, in connection with any Permitted Acquisition or other Investment permitted pursuant to Section 7.04 or other acquisitions, Dispositions or transactions not prohibited hereunder;</text:p>
            <text:p/>
            <text:p>(l) Liens in the nature of the right of setoff in favor of counterparties to purchase orders or other contractual agreements with the Loan Parties in the ordinary course of business;</text:p>
            <text:p/>
            <text:p>(m) Liens arising out of conditional sale, title retention, consignment or similar arrangements for the sale of goods by or to any Borrower or any Restricted Subsidiary entered into by MKS or any Restricted Subsidiary in the ordinary course of business;</text:p>
            <text:p/>
            <text:p>(n) Liens (i) in favor of customs and revenue authorities arising as a matter of law to secure payment of customs duties in connection with the importation of goods in the ordinary course of business and (ii) on specific items of inventory or other goods and proceeds thereof of any Person securing such Person’s obligations in respect of banker’s acceptances or letters of credit issued or created for the account of such Person to facilitate the purchase, shipment or storage of such inventory or such other goods in the ordinary course of business;</text:p>
            <text:p/>
            <text:p> </text:p>
            <text:p/>
            <text:p>116</text:p>
            <text:p/>
            <text:p>(o) Liens on the assets and equity interests of non-Guarantor Foreign Subsidiaries that secure only Indebtedness or other obligations of such non-Guarantor Foreign Subsidiaries permitted hereunder;</text:p>
            <text:p/>
            <text:p>(p) Liens on insurance policies and the proceeds thereof securing Indebtedness permitted by Section 7.01(m);</text:p>
            <text:p/>
            <text:p>(q) Liens (i) of a collection bank arising under Section 4-208 of the UCC (or other applicable Law) on the items in the course of collection, (ii) in connection with any cash pooling arrangement and (iii) attaching to commodity trading accounts or other commodities brokerage accounts incurred in the ordinary course of business and not for speculative purposes;</text:p>
            <text:p/>
            <text:p>(r) Liens arising from UCC financing statements or similar filings (i) made as a precautionary measure in respect of operating leases entered into by MKS or any of its Subsidiaries, or (ii) made to evidence or perfect the sale or assignment of accounts receivable pursuant to a Disposition permitted under this Agreement;</text:p>
            <text:p/>
            <text:p>(s) Liens in favor of any Borrower or any Guarantor securing Indebtedness permitted under Section 7.01(c);</text:p>
            <text:p/>
            <text:p>(t) Liens on the Collateral securing Indebtedness permitted pursuant to Section 7.01(s); provided that such Liens on Current Asset Collateral are junior to the Liens securing the Finance Obligations, and the agent or other representative for the lenders or holders of such Indebtedness has become a party to the Intercreditor Agreement or another intercreditor agreement reasonably acceptable to the Administrative Agent (an “Other Intercreditor Agreement”);</text:p>
            <text:p/>
            <text:p>(u) Liens on assets of MKS and its Restricted Subsidiaries not otherwise permitted above so long as the aggregate amount of obligations subject to such Liens does not immediately after giving effect to the incurrence of such obligations exceed the greater of (x) $125,000,000 and (y) 5% of Consolidated Total Assets for the most recently completed Test Period; provided that such Liens on Current Asset Collateral are junior to the Liens securing the Finance Obligations, and the agent or other representative for the lenders or holders of such Indebtedness has become a party to the Intercreditor Agreement or an Other Intercreditor Agreement;</text:p>
            <text:p/>
            <text:p>(v) Liens securing (i) obligations in respect of Indebtedness permitted under Section 7.01(t)(i), (ii) obligations in respect of any Secured Cash Management Agreement, (iii) obligations in respect of any Secured Swap Agreement, and (iv) obligations in respect of any Secured Cash Management Agreement (as defined in the Term Credit Agreement) or any Swap Agreement with any Swap Creditor (each, as defined in the Term Credit Agreement) permitted under Section 7.01(t)(ii) (or, in each case, any Permitted Refinancing Indebtedness in respect thereof); provided that such Liens under clauses (i) and (iv) hereunder on Current Asset Collateral are junior to the Liens securing the Finance Obligations, and the agent or other representative for the lenders or holders of such Indebtedness has become a party to the Intercreditor Agreement or an Other Intercreditor Agreement;</text:p>
            <text:p/>
            <text:p>(w) Liens securing Indebtedness permitted under Section 7.01(u);</text:p>
            <text:p/>
            <text:p>(x) Liens deemed to exist in connection with Investments in repurchase agreements permitted under Section 7.04;</text:p>
            <text:p/>
            <text:p>(y) Liens (i) on cash and Cash Equivalents arising in connection with the defeasance, discharge or redemption of Indebtedness and (ii) in favor of a trustee in an indenture relating to any Indebtedness to the extent such Liens secure only customary compensation and reimbursement obligations of such trustee; and</text:p>
            <text:p/>
            <text:p> </text:p>
            <text:p/>
            <text:p>117</text:p>
            <text:p/>
            <text:p>(z) Assignments of insurance or condemnation proceeds relating to any property provided to landlords (or their mortgagees) pursuant to the terms of any lease of such property. </text:p>
          </table:table-cell>
          <table:table-cell office:value-type="string" calcext:value-type="string">
            <text:p>Section 7.06 Restricted Payments. MKS will not, and will not permit any of its Restricted Subsidiaries to, declare or make, directly or indirectly, any Restricted Payment, except:</text:p>
            <text:p/>
            <text:p>(a) MKS may (i) declare and pay dividends and (ii) make other Restricted Payments with respect to its Equity Interests payable solely in additional Equity Interests of MKS (other than Disqualified Capital Stock);</text:p>
            <text:p/>
            <text:p>(b) MKS and any Restricted Subsidiaries may repurchase (i) Equity Interests upon the exercise of any purchase or conversion option in respect of Equity Equivalents if such Equity Interests represent a portion of the exercise price thereof and (ii) Equity Interests from any current or former officer, director, employee or consultant (or their current or former spouses, estates, estate planning vehicles and family members) or other holder of Equity Interests to comply with Tax withholding obligations relating to Taxes payable by such Person upon the grant or award of such Equity Interests (or upon vesting thereof);</text:p>
            <text:p/>
            <text:p> </text:p>
            <text:p/>
            <text:p>123</text:p>
            <text:p/>
            <text:p>(c) MKS and any Restricted Subsidiaries may make cash payments in lieu of the issuance of fractional shares in connection with the exercise or conversion of Equity Equivalents or convertible Indebtedness;</text:p>
            <text:p/>
            <text:p>(d) Restricted Subsidiaries may declare and pay dividends or make other distributions to Persons that own Equity interests in such Subsidiaries; provided that in the case of a dividend or other distribution by a non-Wholly Owned Restricted Subsidiary, such dividends or distributions shall be made ratably with respect to their Equity Interests;</text:p>
            <text:p/>
            <text:p>(e) MKS and any Restricted Subsidiaries may make Restricted Payments pursuant to and in accordance with stock incentive plans or other employee benefit plans for directors, officers or employees of MKS and its Subsidiaries;</text:p>
            <text:p/>
            <text:p>(f) so long as no Default or Event of Default has occurred and is continuing or would arise after giving effect thereto, MKS and any Restricted Subsidiaries may purchase Equity Interests from present or former officers, directors, consultants or employees (or their current or former spouses, estates, estate planning vehicles and family members) of MKS or any Subsidiary upon the death, disability, retirement or termination of employment or service of such officer, director, consultant or employee, in an aggregate amount not exceeding $5,000,000 in any fiscal year of MKS, with any unused amount in any fiscal year being carried over to the subsequent fiscal year to increase the basket in such fiscal year, plus, the proceeds received by MKS or any Restricted Subsidiary of any key man life insurance;</text:p>
            <text:p/>
            <text:p>(g) redemptions or purchases of stock appreciation rights, restricted stock units and performance share units of the Company, in each case in connection with the Acquisition and in an amount not to exceed $20,000,000;</text:p>
            <text:p/>
            <text:p>(h) redemptions, repurchases, retirements or other acquisitions of Equity Interests in MKS or any of the Restricted Subsidiaries deemed to occur upon exercise of stock options or warrants or similar rights if such Equity Interests represent a portion of the exercise price of, or tax withholdings with respect to, such options or warrants or similar rights;</text:p>
            <text:p/>
            <text:p>(i) so long as no Event of Default has occurred and is continuing or would result therefrom, Restricted Payments in an aggregate amount per fiscal year not to exceed 6.0% of Market Capitalization, as determined as of the date of declaration of such Restricted Payment; it being understood and agreed that no Restricted Payment made pursuant to this clause (i) shall be permitted unless, as of any date of declaration thereof during any fiscal year, no Event of Default has occurred and is continuing and the aggregate amount of Restricted Payments made pursuant to this clause (i) during such fiscal year would not exceed 6.0% of Market Capitalization on such date;</text:p>
            <text:p/>
            <text:p>(j) other Restricted Payments of MKS and its Restricted Subsidiaries in an aggregate amount not to exceed $75,000,000, provided that, at the time of the declaration of such Restricted Payment, no Event of Default exists or would result from such Restricted Payment;</text:p>
            <text:p/>
            <text:p>(k) additional Restricted Payments so long as the Payment Conditions with respect thereto are satisfied; and</text:p>
            <text:p/>
            <text:p>(l) Permitted Restructuring Transactions. </text:p>
          </table:table-cell>
          <table:table-cell office:value-type="string" calcext:value-type="string">
            <text:p>Section 7.03 Fundamental Changes and Asset Sales.</text:p>
            <text:p/>
            <text:p>(a) Each Borrower will not, and will not permit any Restricted Subsidiary to, merge into or consolidate with any other Person, or permit any other Person to merge into or consolidate with it, or Dispose of (in one transaction or in a series of transactions) its assets (including pursuant to a Sale/Leaseback Transaction and including by an allocation of assets among newly divided limited liability companies pursuant to a “plan of division”), or any of the Equity Interests of any of its Subsidiaries (in each case, whether now owned or hereafter acquired), or liquidate or dissolve, except that:</text:p>
            <text:p/>
            <text:p>(i) (x) any Person may merge into or consolidate with MKS in a transaction in which MKS is the surviving corporation and (y) any Subsidiary may liquidate, dissolve or wind up its affairs so long as the Borrower determines in good faith that such liquidation, dissolution or winding up is in the best interest of the Borrower and its Subsidiaries and is not materially disadvantageous to the Lenders;</text:p>
            <text:p/>
            <text:p>(ii) any (x) Person (other than the Borrower) may merge into or consolidate with any Restricted Subsidiary in a transaction in which the surviving entity is such Restricted Subsidiary (provided that any such merger or consolidation involving a Subsidiary Guarantor must result in the surviving entity remaining or becoming a Subsidiary Guarantor) and any (y) non-Loan Party may merge into or consolidate with a Borrower or any Subsidiary of a Borrower (provided that any such merger or consolidation involving a Subsidiary Guarantor must result in the surviving entity remaining or becoming a Subsidiary Guarantor);</text:p>
            <text:p/>
            <text:p>(iii) any Restricted Subsidiary (other than MKS) may merge into or consolidate with any Person in a transaction permitted under clauses (xi) and (xiii) hereunder in which the surviving entity is not a Subsidiary;</text:p>
            <text:p/>
            <text:p>(iv) any Restricted Subsidiary (other than MKS) may Dispose of any or all of its assets (upon voluntary liquidation, dissolution or otherwise) to MKS or any Restricted Subsidiary (except that a Loan Party may only Dispose of its assets under this clause (a)(iv) to the Borrower or another Loan Party);</text:p>
            <text:p/>
            <text:p>(v) sales, transfers and other Dispositions of inventory in the ordinary course of business, used, worn out, obsolete or surplus property and cash and Cash Equivalents in the ordinary course of business, and the assignment, cancellation, abandonment or other Disposition of Intellectual Property that is, in the reasonable judgment of MKS, no longer economically practicable to maintain or necessary in the conduct of the business of MKS and the Restricted Subsidiaries, taken as a whole;</text:p>
            <text:p/>
            <text:p>(vi) (x) Dispositions (including Equity Interests of Subsidiaries) or exclusive licenses to MKS or any Restricted Subsidiary; provided that (i) any such Disposition or exclusive license made by a Loan Party to a Restricted Subsidiary that is not a Loan Party shall be made in compliance with Section 7.04 and (ii) Equity Interests of a Loan Party may not be transferred to a Subsidiary that is not a Loan Party or (y) Dispositions by MKS or any Restricted Subsidiary to any Subsidiary that is not a Restricted Subsidiary in an amount not to exceed $25,000,000 per fiscal year; provided, however, if any</text:p>
            <text:p/>
            <text:p> </text:p>
            <text:p/>
            <text:p>118</text:p>
            <text:p/>
            <text:p>Current Asset Collateral is disposed of to a Person that is not a Loan Party pursuant to this Section 7.03(a)(vi) in any Disposition or series of related Dispositions and the fair market value of such Current Asset Collateral is in excess of $10,000,000, MKS shall have delivered to the Administrative Agent a pro forma Borrowing Base Certificate, modified to give effect to such Disposition;</text:p>
            <text:p/>
            <text:p>(vii) (x) Dispositions or the discount or sale, in each case without recourse, of receivables arising in the ordinary course of business, and (y) Dispositions of accounts receivable in connection with the collection or compromise thereof;</text:p>
            <text:p/>
            <text:p>(viii) leases, subleases, licenses or sublicenses of property to other Persons in the ordinary course of business not materially interfering with the business of MKS and the Restricted Subsidiaries taken as a whole;</text:p>
            <text:p/>
            <text:p>(ix) dispositions of property as a result of a Casualty Event involving such property or any disposition of real property to a Governmental Authority as a result of a Condemnation of such real property;</text:p>
            <text:p/>
            <text:p>(x) Dispositions of investments in joint ventures, to the extent required by, or made pursuant to buy/sell arrangements between the joint venture parties set forth in joint venture arrangements and similar binding arrangements;</text:p>
            <text:p/>
            <text:p>(xi) Dispositions of assets or Equity Interests; provided that (i) the consideration received for such assets or Equity Interests shall be in an amount at least equal to the fair market value thereof (determined by a Responsible Officer or, for any Disposition in reliance on this Section 7.03(a)(xi) of assets in one transaction or a series of related transactions with Net Cash Proceeds in excess of $10,000,000, in good faith by the Board of Directors of MKS) and no less than 75% thereof shall be paid in cash or Cash Equivalents, (ii) the Net Cash Proceeds of such Dispositions do not exceed an aggregate amount of $200,000,000, (iii) such Dispositions are consummated within twenty-four (24) months following the Closing Date, (iv) no Event of Default shall have occurred or be continuing or result therefrom and (v) if any Current Asset Collateral is sold pursuant to this Section 7.03(a)(xi) in any Disposition or series of related Dispositions and the fair market value (determined as described in clause (i) in this proviso) of such Current Asset Collateral is in excess of $10,000,000, MKS shall have delivered to the Administrative Agent a pro forma Borrowing Base Certificate, modified to give effect to such Disposition;</text:p>
            <text:p/>
            <text:p>(xii) the surrender, waiver or settlement of contractual rights or claims and litigation claims in the ordinary course of business;</text:p>
            <text:p/>
            <text:p>(xiii) Dispositions of Equity Interests in any Subsidiary acquired in connection with a Permitted Acquisition, in each case pursuant to any stock appreciation rights, plans, equity incentive or achievement plans or any similar plans or the exercise of warrants, options or other securities convertible into or exchangeable for the Equity Interests of such Subsidiary, so long as such rights, plans, warrants, options or other securities were not entered into or issued in connection with or in contemplation of such Person becoming a Subsidiary;</text:p>
            <text:p/>
            <text:p>(xiv) Transactions permitted under Section 7.02, 7.04 and 7.06, in each case, solely to the extent constituting Dispositions hereunder;</text:p>
            <text:p/>
            <text:p>(xv) Permitted Restructuring Transactions;</text:p>
            <text:p/>
            <text:p> </text:p>
            <text:p/>
            <text:p>119</text:p>
            <text:p/>
            <text:p>(xvi) other Dispositions of assets or Equity Interests; provided that (i) the consideration received for such assets or Equity Interests shall be in an amount at least equal to the fair market value thereof (determined by a Responsible Officer or, for any Disposition in reliance on this Section 7.03(a)(xvi) of assets in one transaction or a series of related transactions with Net Cash Proceeds in excess of $10,000,000, in good faith by the Board of Directors of MKS) and no less than 75% thereof shall be paid in cash or Cash Equivalents, (ii) the Net Cash Proceeds of such Dispositions do not exceed an aggregate amount of $20,000,000 in any calendar year, (iii) the Net Cash Proceeds thereof are applied to a prepayment of the Term Loans to the extent required under the Term Credit Agreement, (iv) no Event of Default shall have occurred or be continuing or result therefrom, and (v) if any Current Asset Collateral is sold pursuant to this Section 7.03(a)(xvi) in any Disposition or series of related Dispositions and the fair market value (determined as described in clause (i) in this proviso) of such Current Asset Collateral is in excess of $10,000,000, MKS shall have delivered to the Administrative Agent a pro forma Borrowing Base Certificate; and</text:p>
            <text:p/>
            <text:p>(xvii) Dispositions of fixed or capital assets and related property in connection with Indebtedness permitted under Section 7.01 for the purpose of financing such fixed or capital assets and related property or a lease of such assets by MKS or any Subsidiary as a lessee or debtor.</text:p>
            <text:p/>
            <text:p>(b) MKS will not, and will not permit any of its Restricted Subsidiaries to engage to any material extent in any business other than businesses of the type conducted by MKS and its Restricted Subsidiaries (including the Acquired Business and its Subsidiaries, after giving effect to the consummation of the Acquisition) on the Closing Date and businesses reasonably related, complementary, incidental or ancillary thereto or similar or complementary thereto or reasonable extensions thereof.</text:p>
            <text:p/>
            <text:p>(c) MKS will not, nor will it permit any of its Restricted Subsidiaries to, change its fiscal year from the basis in effect on the Closing Date; provided, however, that MKS may permit the Acquired Business to change its fiscal year to align with the fiscal year of MKS as in effect on the Closing Date; provided, further, the Loan Parties and Restricted Subsidiaries may, upon written notice to the Administrative Agent, change their respective fiscal years to any other fiscal year reasonably acceptable to the Administrative Agent, in which case, at the request of the Administrative Agent, MKS and the Administrative Agent will, and are hereby authorized by the Lenders to, make any adjustments to this Agreement that are necessary to reflect such change in fiscal year. </text:p>
          </table:table-cell>
          <table:table-cell table:number-columns-repeated="1013"/>
        </table:table-row>
        <table:table-row table:style-name="ro1">
          <table:table-cell office:value-type="string" calcext:value-type="string">
            <text:p><text:a xlink:href="https://www.sec.gov/Archives/edgar/data/1431372/000156459019000902/gst-ex101_40.htm" xlink:type="simple">https://www.sec.gov/Archives/edgar/data/1431372/000156459019000902/gst-ex101_40.htm</text:a></text:p>
          </table:table-cell>
          <table:table-cell office:value-type="string" calcext:value-type="string">
            <text:p>AMENDED AND RESTATED CREDIT AGREEMENT</text:p>
          </table:table-cell>
          <table:table-cell office:value-type="string" calcext:value-type="string">
            <text:p>This AMENDED AND RESTATED CREDIT AGREEMENT, dated as of January 22, 2019, is among GASTAR EXPLORATION LLC, a Delaware limited liability company, as Borrower, GASTAR HOLDCO LLC, a Delaware limited liability company, as Holdings and a Guarantor, and CERTAIN SUBSIDIARIES OF BORROWER, as Guarantors, the LENDERS party hereto, and WILMINGTON TRUST, NATIONAL ASSOCIATION, as Administrative Agent.</text:p>
          </table:table-cell>
          <table:table-cell/>
          <table:table-cell office:value-type="string" calcext:value-type="string">
            <text:p>Section 2.07Mandatory Prepayment of Loans <text:s/>. <text:s/>(a)If any Credit Party shall consummate any Asset Sale, incur any Indebtedness (other than Indebtedness permitted under Section 6.02) or realize proceeds from any Casualty Event above $500,000 individually or in the aggregate, then, in each case, not later than two (2) Business Days after receipt of the Net Cash Proceeds therefrom, the Borrower shall (i) apply 100% of such Net Cash Proceeds to the repayment of Loans and the payment of accrued and unpaid interest thereon and/or (ii) in the case of any Asset Sale elect (by written notice to the Administrative Agent) to reinvest all or any portion of such Net Cash Proceeds in Additional Assets; provided that, in the case of Asset Sales of Properties other than Non-Core Assets, the aggregate Net Cash Proceeds from all such Asset Sales which may be reinvested does not exceed $25,000,000 in the aggregate; provided further that if all or any portion of such Net Cash Proceeds are not so used to reinvest in Additional Assets within 360 days (or such earlier date, if any, as the applicable Credit Party determines not to reinvest such Net Cash Proceeds as set forth above), such remaining portion shall be applied on the last date of such period (or such earlier date, as the case may be) to the prepayment of Loans. <text:s/>The provisions of this Section 2.07(a) do not constitute a consent to any Disposition or the incurrence of any Indebtedness by any Credit Party. <text:s text:c="3"/>(b)Each payment of Net Cash Proceeds pursuant to this Section 2.07 shall be applied on a pro rata basis to the then outstanding Loans being prepaid irrespective of whether such outstanding Loans are ABR Loans or Eurodollar Loans and shall be accompanied by all accrued but unpaid interest thereon. <text:s text:c="3"/>(c)The Borrower shall notify the Administrative Agent and the Lenders in writing of any prepayment hereunder not later than 12:00 p.m., New York City time, three (3) Business Days before the date of prepayment. <text:s/>Each such notice shall be irrevocable and shall specify the prepayment date and the principal amount of the Loans to be prepaid. <text:s/>All prepayments under this Section 2.07 shall be subject to Section 2.16 but otherwise without premium or penalty. <text:s/>Promptly following receipt of any such notice, the Administrative Agent shall advise the Lenders of the contents thereof. <text:s text:c="3"/></text:p>
          </table:table-cell>
          <table:table-cell office:value-type="string" calcext:value-type="string">
            <text:p>Section 6.02Indebtedness</text:p>
            <text:p/>
            <text:p>.  Neither Holdings nor the Borrower will, nor will they permit any of their Subsidiaries to, create, incur, assume or permit to exist any Indebtedness, except:</text:p>
            <text:p/>
            <text:p>(a)Indebtedness of any Credit Party under the Loan Documents;</text:p>
            <text:p/>
            <text:p>(b)Indebtedness of any Credit Party under the Swap Note Documents so long as such Indebtedness is subject to the Swap Intercreditor Agreement;</text:p>
            <text:p/>
            <text:p>(c)letters of credit not exceeding $7,500,000 in aggregate face amount at any time outstanding;</text:p>
            <text:p/>
            <text:p>(d)Indebtedness in respect of Swap Agreements permitted pursuant to Section 6.08;</text:p>
            <text:p/>
            <text:p>(e)Indebtedness existing on the Effective Date and set forth in Schedule 6.02 and extensions, renewals and replacements of any such Indebtedness that do not increase the outstanding principal amount thereof (except by an amount equal to the reasonable premium paid and fees and expenses reasonably incurred therewith);</text:p>
            <text:p/>
            <text:p>(f)Unsecured intercompany Indebtedness between the Borrower and any Subsidiary or between Subsidiaries to the extent expressly permitted by Section 6.07(b); provided that any such Indebtedness owed by either the Borrower or a Guarantor shall be subordinated to the Indebtedness on terms set forth in Article VII or on such terms as are reasonably acceptable to the Majority Lenders; provided, further, that upon the request of the Administrative Agent or the Majority Lenders at any time, such Indebtedness shall be evidenced by promissory notes having terms reasonably satisfactory to the Majority Lenders, and the sole originally executed counterparts of which shall be pledged and delivered to the Administrative Agent, for the benefit of the Secured Parties, as security for the Obligations;</text:p>
            <text:p/>
            <text:p>(g)(i) Indebtedness of the Borrower and the Subsidiaries incurred to finance the acquisition, construction or improvement of any fixed or capital assets (including office equipment, data processing equipment and motor vehicles), including Capital Lease Obligations and any Indebtedness assumed in connection with the acquisition of any assets or secured by a Lien on any assets prior to the acquisition thereof or (ii) any Indebtedness of any Subsidiary issued and outstanding on or prior to the date on which such Subsidiary was acquired by the Borrower or any Subsidiary, and not incurred in contemplation thereof, in a transaction permitted hereunder, and extensions, renewals and replacements of any such Indebtedness that do not increase the outstanding principal amount thereof; provided that (A) with respect to the Indebtedness incurred pursuant to clause (i) of this Section 6.02(g), such Indebtedness is incurred</text:p>
            <text:p/>
            <text:p>Page 67</text:p>
            <text:p/>
            <text:p> </text:p>
            <text:p/>
            <text:p>prior to or within 180 days after such acquisition or the completion of such construction or improvement and (B) the aggregate principal amount of Indebtedness permitted by this Section 6.02(g) at any time outstanding shall not exceed $5,000,000;</text:p>
            <text:p/>
            <text:p>(h)Indebtedness (other than Indebtedness for borrowed money) incurred or deposits made by the Borrower or any Subsidiary (i) under worker’s compensation laws, unemployment insurance laws or similar legislation, (ii) in connection with bids, tenders, contracts (other than for the payment of Indebtedness) or leases to which the Borrower or any Subsidiary is a party, (iii) to secure public or statutory obligations of the Borrower or any Subsidiary, and (iv) of cash or U.S. Government Securities made to secure the performance of statutory obligations, surety, stay, customs and appeal bonds to which the Borrower or any Subsidiary is party in connection with the operation of the Oil and Gas Property, in each case in the ordinary course of business and consistent with past practice;</text:p>
            <text:p/>
            <text:p>(i)Guarantees in respect of Indebtedness otherwise permitted pursuant to this Section 6.02;</text:p>
            <text:p/>
            <text:p>(j)Indebtedness in connection with the endorsement of negotiable instruments and other obligations in respect of cash management services, netting services, overdraft protection and similar arrangements, in each case in the ordinary course of business and consistent with past practice;</text:p>
            <text:p/>
            <text:p>(k)Indebtedness in respect of insurance premium financing for insurance being acquired or maintained by the Borrower or any Subsidiary under customary terms and conditions;</text:p>
            <text:p/>
            <text:p>(l)Indebtedness consisting of sureties or bonds provided to any Governmental Authority or other Person and assuring payment of contingent liabilities of the Borrower in connection with the operation of the Oil and Gas Properties, including with respect to plugging, facility removal and abandonment of its Oil and Gas Properties; and</text:p>
            <text:p/>
            <text:p>(m)other unsecured Indebtedness not in respect of borrowed money in an aggregate amount outstanding at any time not to exceed $1,000,000.</text:p>
          </table:table-cell>
          <table:table-cell office:value-type="string" calcext:value-type="string">
            <text:p>Section 6.03Liens</text:p>
            <text:p/>
            <text:p>.  Neither Holdings nor the Borrower will, nor will they permit any of their Subsidiaries to, create, incur, assume or permit to exist any Lien on any Property now owned or hereafter acquired by it, except:</text:p>
            <text:p/>
            <text:p>(a)Liens created pursuant to any Loan Document;</text:p>
            <text:p/>
            <text:p>(b)Liens securing obligations pursuant to the Swap Note Documents so long as such Liens are subject to the Swap Intercreditor Agreement;</text:p>
            <text:p/>
            <text:p>(c)Permitted Encumbrances;</text:p>
            <text:p/>
            <text:p>(d)any Lien on any Property of the Borrower or any Subsidiary existing on the Effective Date and set forth in Schedule 6.03; provided that (i) such Lien shall not apply to any other Property of the Borrower or any other Subsidiary (other than proceeds and accessions and</text:p>
            <text:p/>
            <text:p>Page 68</text:p>
            <text:p/>
            <text:p> </text:p>
            <text:p/>
            <text:p>additions to such Property) and (ii) such Lien shall secure only those obligations which it secures on the Effective Date and extensions, renewals and replacements thereof that do not increase the outstanding principal amount thereof</text:p>
            <text:p/>
            <text:p>(e)any Lien securing obligations under Swap Agreements permitted pursuant to Section 6.08;</text:p>
            <text:p/>
            <text:p>(f)any Lien existing on any Property prior to the acquisition thereof by the Borrower or any Subsidiary or existing on any Property of any Person that becomes a Subsidiary after the Effective Date prior to the time such Person becomes a Subsidiary; provided that (i) such Lien secures Indebtedness permitted by Section 6.02(g), (ii) such Lien is not created in contemplation of or in connection with such acquisition or such Person becoming a Subsidiary, as the case may be, (iii) such Lien shall not apply to any other Property of the Borrower or any other Subsidiary and (iv) such Lien shall secure only those obligations which it secures on the date of such acquisition or the date such Person becomes a Subsidiary, as the case may be and extensions, renewals and replacements thereof that do not increase the outstanding principal amount thereof;</text:p>
            <text:p/>
            <text:p>(g)Liens on fixed or capital assets (including office equipment, data processing equipment and motor vehicles) acquired, constructed or improved by the Borrower or any Subsidiary; provided that (i) such Liens secure Indebtedness permitted by clause (g) of Section 6.02, (ii) such Liens and the Indebtedness secured thereby are incurred prior to or within 180 days after such acquisition or the completion of such construction or improvement, (iii) the Indebtedness secured thereby does not exceed the cost of acquiring, constructing or improving such fixed or capital assets and (iv) such Liens shall not apply to any other property or assets of the Borrower or any other Subsidiaries (other than proceeds and accessions and additions to such property);</text:p>
            <text:p/>
            <text:p>(h)Liens securing insurance premium financing under customary terms and conditions, provided that no such Lien may extend to or cover any Property other than the insurance being acquired with such financing, the proceeds thereof and any unearned or refunded insurance premiums related thereto;</text:p>
            <text:p/>
            <text:p>(i)Liens arising under the DrillCo Operating Agreements provided (1) such DrillCo Operating Agreements do not cover Property located outside of the DrillCo Contract Area, and (2) such DrillCo Operating Agreements are entered into pursuant to the DrillCo Agreement; and</text:p>
            <text:p/>
            <text:p>(j)Liens securing reimbursement obligations under letters of credit incurred in accordance with Section 6.02(c).</text:p>
          </table:table-cell>
          <table:table-cell office:value-type="string" calcext:value-type="string">
            <text:p>Section 6.09Restricted Payments</text:p>
            <text:p/>
            <text:p>.  Neither Holdings nor the Borrower will, nor will they permit any of their Subsidiaries to, declare or make, or agree to pay or make, directly or indirectly, any Restricted Payment; provided that, so long as at the time of and immediately after giving effect to such Restricted Payment no Default or Event of Default shall have occurred and be continuing or would occur as a consequence thereof, Holdings or any Subsidiary may make the following Restricted Payments:</text:p>
            <text:p/>
            <text:p>(a)the declaration and payment of dividends or distributions by Holdings solely in Capital Stock (other than Disqualified Stock) of Holdings;</text:p>
            <text:p/>
            <text:p>(b)the declaration and payment of dividends or distributions by any Subsidiary to the Borrower or any Guarantor;</text:p>
            <text:p/>
            <text:p>(c)the declaration and payment of dividends or distributions to Holdings and Holdings’ direct and indirect holding companies, the proceeds of which shall be used to pay such equity holder’s operating costs and expenses incurred in the ordinary course of business, other overhead costs and expenses and fees (including, but not limited to, (x) administrative, legal, accounting and similar expenses provided by third parties, (y) trustee, directors, managers, direct and indirect equity holder and general partner fees, costs and expenses and (z) any judgments,</text:p>
            <text:p/>
            <text:p>Page 73</text:p>
            <text:p/>
            <text:p> </text:p>
            <text:p/>
            <text:p>settlements, penalties, fines or other costs and expenses in respect of any claim, litigation or proceeding);</text:p>
            <text:p/>
            <text:p>(d)the declaration and payment of dividends or distributions to Holdings, and the declaration and payment of dividends or distributions by Holdings in connection therewith, so long as the proceeds thereof are utilized to fund the making of cash interest payments in respect of Indebtedness of Gastar Midco Holdings LLC; and</text:p>
            <text:p/>
            <text:p>(e)Permitted Tax Distributions.</text:p>
          </table:table-cell>
          <table:table-cell office:value-type="string" calcext:value-type="string">
            <text:p>Section 6.05Disposition of Assets</text:p>
            <text:p/>
            <text:p>.  The Borrower will not, and will not permit any Subsidiary to, Dispose of any Property except:</text:p>
            <text:p/>
            <text:p>(a)the sale of Hydrocarbons in the ordinary course of business;</text:p>
            <text:p/>
            <text:p>(b)the Disposition of equipment and other Property in the ordinary course of business, that is obsolete or no longer necessary in the business of the Borrower or any of its Subsidiaries or that is being replaced by equipment of comparable value and utility;</text:p>
            <text:p/>
            <text:p>(c)Liens permitted by Section 6.03, Investments permitted by Section 6.07 and Restricted Payments permitted by Section 6.09;</text:p>
            <text:p/>
            <text:p>(d)Dispositions of cash and Cash Equivalents in the ordinary course of business;</text:p>
            <text:p/>
            <text:p>(e)any Credit Party may Dispose of its Property to another Credit Party;</text:p>
            <text:p/>
            <text:p>(f)sales or discounts of overdue accounts receivable in the ordinary course of business, in connection with the compromise or collection thereof, and not in connection with any financing transaction;</text:p>
            <text:p/>
            <text:p>(g)other Dispositions of Oil and Gas Property (other than Hedge Modifications or Production Payments), provided that:</text:p>
            <text:p/>
            <text:p>(i)the consideration received shall be at least equal to the Fair Market Value of the Oil and Gas Property subject to such Disposition (and with respect to Dispositions involving consideration in excess of $2,000,000 individually and $10,000,000 in the aggregate for all Dispositions pursuant to this Section 6.05, the Borrower shall deliver to the Administrative Agent a certificate of a Responsible Officer certifying that such Disposition was for Fair Market Value);</text:p>
            <text:p/>
            <text:p>(ii)100% of the consideration received by the Borrower or any Subsidiary in respect of such Disposition is cash or Cash Equivalents; and</text:p>
            <text:p/>
            <text:p>(iii)the Net Cash Proceeds of such Disposition are used to prepay the Loans to the extent required pursuant to Section 2.07(a).</text:p>
            <text:p/>
            <text:p>Page 70</text:p>
            <text:p/>
            <text:p> </text:p>
            <text:p/>
            <text:p>(h)substantially contemporaneous (and in any event occurring within 30 days of each other) Dispositions of Oil and Gas Properties as to which no Proved Reserves are attributable in exchange for other Oil and Gas Properties provided that (i) the Fair Market Value of the Oil and Gas Properties exchanged by the Borrower or its Subsidiary (together with any cash) is reasonably equivalent to the Fair Market Value of the Oil and Gas Properties (together with any cash) to be received by the Borrower or its Subsidiary, and (ii) any cash received must be applied in accordance with Section 2.07;</text:p>
            <text:p/>
            <text:p>(i)Dispositions of seismic, geologic or other data and license rights in the ordinary course of business;</text:p>
            <text:p/>
            <text:p>(j)Hedge Modifications; provided that the consideration received for such Hedge Modification is at least equal to Fair Market Value;</text:p>
            <text:p/>
            <text:p>(k)a DrillCo Required Disposition so long as the Administrative Agent (or any designee thereof) has received within 30 days of the date on which such DrillCo Required Disposition is effected, a duly executed Mortgage granting an Acceptable Security Interest in the applicable Credit Party’s interest in the DrillCo Joint Well that is the subject of such DrillCo Required Disposition;</text:p>
            <text:p/>
            <text:p>(l)Dispositions pursuant to a decision not to participate in an Oklahoma Corporation Commission Force Pooling Order or any relinquishment of any interests in any oil and gas leases pursuant to a non-consent provision of a standard form of joint operating agreement;</text:p>
            <text:p/>
            <text:p>(m)Any farm-out, drillco or similar arrangement with respect to any Non-Core Assets;</text:p>
            <text:p/>
            <text:p>(n)Dispositions of interests in any Subject Lease pursuant to the exercise by a third party of its rights to acquire an interest therein, to the extent and pursuant to the terms of such right to acquire an interest therein, to the extent and pursuant to the terms of such right as in effect on the date hereof, which Disposition is effected on or before the 90th day after such Subject Lease is acquired by a Credit Party (or, in the case of Subject Leases held on the Effective Date, the 90th day after the Effective Date); and</text:p>
            <text:p/>
            <text:p>(o)Other Dispositions and sales of Properties (including any midstream assets or gathering systems) not otherwise permitted pursuant to this Section 6.05 having a Fair Market Value not to exceed $5,000,000 in the aggregate for all Dispositions and sales of Properties pursuant to this Section 6.05(o) for the term of this Agreement.</text:p>
          </table:table-cell>
          <table:table-cell table:number-columns-repeated="1013"/>
        </table:table-row>
        <table:table-row table:style-name="ro1">
          <table:table-cell office:value-type="string" calcext:value-type="string">
            <text:p><text:a xlink:href="https://www.sec.gov/Archives/edgar/data/1322439/000162828019000720/finalabn-eaglebulkx210mmlo.htm" xlink:type="simple">https://www.sec.gov/Archives/edgar/data/1322439/000162828019000720/finalabn-eaglebulkx210mmlo.htm</text:a></text:p>
          </table:table-cell>
          <table:table-cell office:value-type="string" calcext:value-type="string">
            <text:p>CREDIT AGREEMENT </text:p>
          </table:table-cell>
          <table:table-cell office:value-type="string" calcext:value-type="string">
            <text:p>This CREDIT AGREEMENT, dated as of January 24, 2019 (this “Agreement”), is by and among EAGLE BULK ULTRACO LLC as Borrower, the INITIAL GUARANTORS, as Guarantors, EAGLE BULK SHIPPING INC., as Parent and Guarantor, the LENDERS party hereto, the SWAP BANKS party hereto, ABN AMRO CAPITAL USA LLC, CREDIT AGRICOLE CORPORATE AND INVESTMENT BANK, SKANDINAVISKA ENSKILDA BANKEN AB (PUBL) and DNB MARKETS INC., as Mandated Lead Arrangers and Bookrunners, ABN AMRO CAPITAL USA LLC, as Arranger, ABN AMRO CAPITAL USA LLC, as Security Trustee and ABN AMRO CAPITAL USA LLC, as Facility Agent.</text:p>
          </table:table-cell>
          <table:table-cell office:value-type="string" calcext:value-type="string">
            <text:p>2.21    Increases in Term Facility Commitments.</text:p>
            <text:p>(a)    Request for Increase. The Borrower may, by notice to the Facility Agent (who shall promptly notify the Lenders), request up to one (1) increase in the Term Facility Commitments to finance the acquisition of one or more vessels owned by one or more Additional Guarantors (such increase, an “Incremental Commitment”); provided that such increase shall be in an aggregate amount not exceeding an amount equal to the lesser of (i) $60,000,000 and (ii) the sum of (x) 50% of the aggregate Fair Market Value of any Additional Vessels to be financed by the Incremental Commitment plus (y) 55% of the aggregate Fair Market Value of any Additional Young Vessels to be financed by the Incremental Commitment; provided further that (A) any such Incremental Commitments shall be uncommitted by the Lenders and subject to the approval of each Lender that agrees to provide an Incremental Commitment, (B) any such request for an increase shall be subject to (x) the prior written consent of the Incremental Lenders and (y) the entry into by the Borrower and the other Security Parties of documentation amending and/or supplementing this Agreement and the other Loan Documents as the Facility Agent may reasonably require, (C) Section 2.06 and Schedule VII shall be supplemented to provide for repayment of the Incremental Commitments on an approximate fifteen-year age-adjusted profile to 0 based on the average age (calculated based on the year and month of delivery) of the Additional Vessels and Additional Young Vessels being financed, (D) all Additional Vessels and Additional Young Vessels and related tangible and intangible property shall be pledged as Collateral to secure the Facility (as increased by the Incremental Commitments), (E) proposed Incremental Commitments shall be offered as a right of first refusal to the Lenders on a pro-rata basis, and (F) any such request may not be made on or after the date which is eighteen (18) months after the Closing Date.</text:p>
            <text:p>(b)    Incremental Lenders. An Incremental Commitment may be provided by any existing Lender or other Person, in each case, that is an Eligible Assignee (each such existing Lender or other Person that agrees to provide an Incremental Commitment, an “Incremental Lender”); provided that each Incremental Lender shall be subject to the consent (in each case, not to be unreasonably withheld or delayed) of the Facility Agent; provided further that, for the avoidance of doubt, no Incremental Commitment shall be subject to the consent of any Lenders who are not Incremental Lenders. Notwithstanding anything herein to the contrary, no Lender shall have any obligation to agree to increase its Commitment, or to provide a Commitment, pursuant to this Section and any election to do so shall be in the sole discretion of such Lender.</text:p>
            <text:p/>
            <text:p>    49</text:p>
            <text:p/>
            <text:p/>
            <text:p>(c)    Terms of Incremental Commitments. The Facility Agent and the Borrower shall determine the effective date for such increase pursuant to this Section (an “Incremental Commitment Effective Date”) and, if applicable, the final allocation of such increase among the Persons providing such increase.</text:p>
            <text:p>In order to effect such increase, the Borrower, the Guarantors, the applicable Incremental Lender(s) and the Facility Agent (but no other Lenders or Persons) shall enter into one or more Joinder Agreements and/or such other documents as the Facility Agent may reasonably require, each in form and substance reasonably satisfactory to the Facility Agent, pursuant to which the applicable Incremental Lender(s) will provide the Incremental Commitment(s).</text:p>
            <text:p>Effective as of the applicable Incremental Commitment Effective Date, subject to the terms and conditions set forth in this Section, each Incremental Commitment shall be a Commitment (and not a separate facility hereunder), and each Incremental Lender providing such Incremental Commitment shall be, and have all the rights of, a Lender, for all purposes of this Agreement.</text:p>
            <text:p>(d)    Conditions to Effectiveness. Notwithstanding the foregoing, any increase in the Commitments pursuant to this Section shall not be effective with respect to any Incremental Lender unless:</text:p>
            <text:p>(i)    no Default or Event of Default shall have occurred and be continuing on the Incremental Commitment Effective Date and after giving effect to such increase;</text:p>
            <text:p>(ii)    two valuations, each dated no more than 30 days prior to the Incremental Commitment Effective Date, addressed to the Facility Agent (at the expense of the Borrower) by an Approved Broker indicating the Fair Market Value of each of the Delivered Vessels, and each of the Additional Vessels and Additional Young Vessels to be financed by the Incremental Commitment;</text:p>
            <text:p>(iii)    the Facility Agent shall have received the documents described in (c) above;</text:p>
            <text:p>(iv)    the Facility Agent shall have received such legal opinions and other documents reasonably requested by the Facility Agent in connection therewith; and</text:p>
            <text:p>(v)    all necessary “know your customer” requirements have been satisfied.</text:p>
            <text:p>Without limiting the generality of this Section 2.21, for purposes of determining satisfaction of the conditions specified in this Section 2.21, each Lender that has signed this Agreement shall be deemed to have consented to, approved or accepted or to be satisfied with, each document or other matter required thereunder to be consented to or approved by or acceptable or satisfactory to a Lender or the Required Lenders unless the Facility Agent shall have received notice from such Lender prior to the proposed Incremental Commitment Effective Date specifying its objection thereto.</text:p>
            <text:p>As of such Incremental Commitment Effective Date, upon the Facility Agent’s receipt of the documents required by this paragraph (d), the Facility Agent shall record the information contained in the applicable Joinder Agreement(s) in the Register and give prompt notice of the increase in the Commitments to the Borrower and the Lenders (including each Incremental Lender).</text:p>
          </table:table-cell>
          <table:table-cell office:value-type="string" calcext:value-type="string">
            <text:p>2.07    Prepayments.</text:p>
            <text:p>(a)    Optional Prepayments. The Borrower may, upon notice to the Facility Agent, at any time and from time to time, prepay any Borrowing in whole or in part, or cancel any unused Revolving Facility Commitments, without premium or penalty, subject to the requirements of this Section.</text:p>
            <text:p>(i)    Notices. Each such notice pursuant to this Section shall be in the form of a written Prepayment Notice, appropriately completed and signed by a Responsible Officer of the Borrower, and must be received by the Facility Agent not later than 11:00 a.m. (New York City time) three (3) Business Days before the date of prepayment. Each Prepayment Notice shall specify (x)  the prepayment date and (y) the principal amount of each Borrowing or portion thereof to be prepaid. Promptly following receipt of any such notice relating to a Borrowing, the Facility Agent shall advise the applicable Lenders of the contents thereof. Each Prepayment Notice shall be irrevocable.</text:p>
            <text:p>(ii)    Amounts. Each partial prepayment shall be in the aggregate principal amount of at least $5,000,000 with respect to the Term Facility or at least $1,000,000 with respect to the Revolving Facility. Any amounts prepaid with respect to the Term Facility may not be reborrowed.</text:p>
            <text:p>(b)    Mandatory Prepayments.</text:p>
            <text:p>(i)    If a Vessel is sold or becomes a Total Loss, the Borrower shall on the Relevant Date prepay the Relevant Amount plus any additional amount required to comply with Section 5.04 immediately after giving effect to such prepayment (and, for the avoidance of doubt, if a Vessel becomes a Total Loss without any Borrowing having been made in respect of such Vessel, then a portion of the Lenders’ Term Facility Commitments shall be cancelled in an amount equal to the Relevant Amount in respect of such Vessel if a Borrowing had been made in respect of such Vessel). At such Relevant Date, if the Revolving Facility Commitments are reduced such that the aggregate principal amount outstanding under the Revolving Facility exceeds the aggregate commitments thereunder, the Borrower shall prepay the Revolving Borrowings in an amount equal to such excess.</text:p>
            <text:p>(ii)    (A) If a Change of Control occurs in respect of the Borrower or the Parent, the Borrower shall on the Relevant Date prepay the aggregate principal amount at such time of its outstanding Loans in full; and (B) if, at any time from and including the Initial Borrowing Date, a Change of Control occurs in respect of an Upstream Guarantor, the Borrower shall on the Relevant Date prepay the Relevant Amount relating to the Vessel owned by such Upstream Guarantor as if a sale of such Vessel had been completed on the date such Change of Control occurred plus any</text:p>
            <text:p/>
            <text:p>    35</text:p>
            <text:p/>
            <text:p/>
            <text:p>additional amount required to comply with Section 5.04 immediately after giving effect to such prepayment.</text:p>
            <text:p>(iii)    In this Section 2.07(b), “Relevant Date” means: (1) in the case of a sale of a Vessel, on the date on which the sale is completed by delivery of the relevant Vessel to its buyer, (2) in the case of a Total Loss of a Vessel, on the earlier of: (x) the date falling 180 days after the Total Loss Date, and (y) the date of receipt by the Security Trustee of the proceeds of insurance relating to such Total Loss, but in any case no later than the Maturity Date, and (3) in the case of a Change of Control, the date such Change of Control occurs.</text:p>
            <text:p>(iv)    In this section 2.07(b), “Relevant Amount” means, with respect to a Vessel, an amount equal to the product of (x) the sum of the total commitments under the Revolving Facility and the aggregate principal amount outstanding under the Term Facility, and (y) the fraction, the numerator of which is the Fair Market Value (as determined by the most recently obtained appraisals) of such Vessel and the denominator of which is the aggregate Fair Market Value (as determined by the most recently obtained appraisals) of the Vessels then securing the Facility. Should the Relevant Amount not satisfy Section 5.04, then such related sale or insurance proceeds, to the extent needed to satisfy Section 5.04, shall be applied to prepay the Term Facility and reduce commitments under the Revolving Facility on a pro-rata basis.</text:p>
            <text:p>(c)    Application.</text:p>
            <text:p>(i)    Each prepayment of a Borrowing pursuant to Section 2.07(a) shall be applied pro rata to the repayment installments (including the Balloon Installment) for such Borrowing specified in Section 2.06.</text:p>
            <text:p>(ii)    Each prepayment of a Borrowing pursuant to Section 2.07(b) shall be applied pro rata to the repayment installments (including the Balloon Installment) for such Borrowing specified in Section 2.06.</text:p>
            <text:p>(iii)    Each prepayment made to satisfy Section 5.04 shall be applied against the repayment installments specified in Section 2.06(a) in inverse order of maturity starting with the Balloon Installment.</text:p>
            <text:p>(iv)    Prepayments shall be accompanied by accrued interest to the extent required by Section 2.09, together with any additional amounts required pursuant to Section 2.14.</text:p>
          </table:table-cell>
          <table:table-cell office:value-type="string" calcext:value-type="string">
            <text:p>6.01    Indebtedness. Neither the Borrower nor any of the Upstream Guarantors will create, incur, assume or suffer to exist any Indebtedness, except:  </text:p>
            <text:p>(a)    Indebtedness under the Loan Documents;</text:p>
            <text:p>(b)    Indebtedness to any Obligor, subject to the provisions of Section 5.30;</text:p>
            <text:p>(c)    Guarantees of any Obligor in respect of Indebtedness otherwise permitted hereunder of any Guarantor;</text:p>
            <text:p>(d)    Indebtedness (i) resulting from a bank or other financial institution honoring a check, draft or similar instrument in the ordinary course of business or (ii) arising under or in connection with cash management services in the ordinary course of business; and</text:p>
            <text:p>(e)    Indebtedness owing to Affiliates provided that such Indebtedness is subordinated on terms and conditions acceptable to the Facility Agent and the Required Lenders (such consent not to be unreasonably withheld or delayed) and subject in right of payment to the prior payment in full of all amounts outstanding under this Agreement and the Notes. </text:p>
          </table:table-cell>
          <table:table-cell office:value-type="string" calcext:value-type="string">
            <text:p>6.02    Liens. No Upstream Guarantor will create, incur, assume or suffer to exist any Lien upon any of its property, assets or revenues, including any Vessel, whether now owned or hereafter acquired, other than the following (each a “Permitted Lien”):</text:p>
            <text:p>(a)    Liens securing Indebtedness permitted under Section 6.01(a);</text:p>
            <text:p/>
            <text:p>    73</text:p>
            <text:p/>
            <text:p/>
            <text:p>(b)    Liens existing on the date hereof reasonably acceptable to the Facility Agent (acting on the instructions of the Lenders) and listed on Schedule V;</text:p>
            <text:p>(c)    Liens arising in the ordinary course of business securing Indebtedness and other obligations (i) not exceeding 30 days overdue, and (ii) in an aggregate amount not exceeding $1,500,000 per Vessel (plus up to an additional aggregate amount not exceeding $2,000,000 per Vessel relating to any amounts paid in relation to the purchase and installation of scrubber equipment) at any time outstanding;</text:p>
            <text:p>(d)    Liens in favor of the Account Bank in respect of its customary charges in maintaining the Operating Accounts or any of them or for reimbursement for reversal of any provisional credits granted by the Account Bank to any Operating Account, to the extent, in each case, that any of the Obligors have not separately paid or reimbursed the Account Bank therefor; and</text:p>
            <text:p>(e)    Liens imposed by law for Taxes that are not required to be paid pursuant to Section 5.14. </text:p>
          </table:table-cell>
          <table:table-cell office:value-type="string" calcext:value-type="string">
            <text:p>6.04    Restricted Payments. The Parent will not, and will not permit any Obligor to, declare or make, directly or indirectly, any Restricted Payment, or incur any obligation (contingent or otherwise) to do so, except that so long as no Default shall have occurred and be continuing at the time of any action described below or would result therefrom:</text:p>
            <text:p>(a)    each Obligor may make Restricted Payments to any Obligor including in accordance with Section 7.01;</text:p>
            <text:p>(b)    if the aggregate Fair Market Value of the Vessels is at least 200% of the Total Commitments, the Parent may dividend up to 100% of Consolidated Net Income (the calculation of which shall exclude the Restricted Subsidiary), calculated on a trailing twelve (12) month basis (less any dividends paid out during the same period); and</text:p>
            <text:p>(c)    if the aggregate Fair Market Value of the Vessels is not at least 200% of the Total Commitments, the Parent may dividend up to 50% of Consolidated Net Income (the calculation of which shall exclude the Restricted Subsidiary), calculated on a trailing twelve (12) month basis (less any dividends paid out during the same period),</text:p>
            <text:p>provided that 100% of any distributions received by the Parent from the Restricted Subsidiary shall not be subject to the restrictions set forth in this Section 6.04.</text:p>
          </table:table-cell>
          <table:table-cell table:number-columns-repeated="1014"/>
        </table:table-row>
        <table:table-row table:style-name="ro1">
          <table:table-cell office:value-type="string" calcext:value-type="string">
            <text:p><text:a xlink:href="https://www.sec.gov/Archives/edgar/data/1376139/000110465919004051/a19-3581_1ex10d1.htm" xlink:type="simple">https://www.sec.gov/Archives/edgar/data/1376139/000110465919004051/a19-3581_1ex10d1.htm</text:a></text:p>
          </table:table-cell>
          <table:table-cell office:value-type="string" calcext:value-type="string">
            <text:p>CREDIT AGREEMENT </text:p>
          </table:table-cell>
          <table:table-cell office:value-type="string" calcext:value-type="string">
            <text:p>This Credit Agreement dated as of January 29, 2019, is among CVR Energy, Inc., a Delaware corporation (“Borrower”), the lenders party hereto from time to time (the “Lenders”), and Jefferies Finance LLC, as administrative agent (in such capacity, the “Administrative Agent”) and collateral agent (in such capacity, the “Collateral Agent”) for such Lenders.</text:p>
          </table:table-cell>
          <table:table-cell/>
          <table:table-cell office:value-type="string" calcext:value-type="string">
            <text:p>Section 2.04          Prepayment of Advances.</text:p>
            <text:p/>
            <text:p> </text:p>
            <text:p/>
            <text:p>(a)           Optional. The Borrower shall have no right to optionally prepay any principal amount of any Advance except as provided in this Section 2.04(a) and all notices given pursuant to this Section 2.04(a) shall be irrevocable and binding upon the Borrower (provided that any such notice as to the repayment in full of all outstanding Advances may state that such notice is conditioned upon the effectiveness of other credit facilities, in which case such notice may be revoked by the Borrower (by notice to the Administrative Agent on or prior to the specified effective date) if such condition is not satisfied). The Borrower may prepay the Advances, after giving by 12:00 p.m. (New York City time), (i) in the case of Eurodollar Rate Advances, at least two Business Days’ or (ii) in the case of Reference Rate Advances, same Business Day irrevocable prior written notice to the Administrative Agent stating the proposed date and aggregate principal amount of such prepayment. If any such notice is given, the Borrower shall prepay the Advances in whole or ratably in part in an aggregate principal amount equal to the amount specified in such notice, together with accrued and unpaid interest to the date of such prepayment on the principal amount prepaid and amounts if any, required to be paid pursuant to Section 2.10; provided, however, that each partial prepayment with respect to: (A) any amounts prepaid in respect of Eurodollar Rate Advances shall be applied to Eurodollar Rate Advances comprising part of the same Borrowing; (B) any prepayments made in respect of Reference Rate Advances shall be made in a minimum amount of $1,000,000 and in integral multiples of $500,000 in excess thereof, and (C) any prepayments made in respect of any Borrowing comprised of Eurodollar Rate Advances shall be made in an aggregate principal amount of at least $2,000,000 and in integral multiples of $500,000 in excess thereof.</text:p>
            <text:p/>
            <text:p> </text:p>
            <text:p/>
            <text:p>(b)           Mandatory Offers to Prepay Loans.</text:p>
            <text:p/>
            <text:p> </text:p>
            <text:p/>
            <text:p>(i)            If any Loan Party receives Net Cash Proceeds from any Disposition or any Casualty Event (other than Dispositions permitted by Sections 6.04(c) (other than Casualty Events)), the Borrower shall, within 3 Business Days from the date of receipt of such Net</text:p>
            <text:p/>
            <text:p> </text:p>
            <text:p/>
            <text:p>34</text:p>
            <text:p/>
            <text:p> </text:p>
            <text:p/>
            <text:p>Cash Proceeds (the “Asset Sale Proceeds Prepayment Date”) (subject to Section 2.04(b)(iv)), prepay (or cause to be prepaid) (an “Asset Sale Prepayment”) the aggregate outstanding principal amount of Advances plus the accrued but unpaid interest thereon to the Asset Sale Proceeds Prepayment Date that may be paid with an amount equal to 100% of such Net Cash Proceeds.</text:p>
            <text:p/>
            <text:p> </text:p>
            <text:p/>
            <text:p>(ii)           If any Loan Party receives Net Cash Proceeds from the incurrence of Borrowed Debt by such entity (excluding (A) intercompany debt of such entities, (B) any other ordinary course borrowings under existing working capital or overdraft facilities (or any facilities replacing or refinancing the foregoing), (C) issuances of commercial paper and replacements or refinancings thereof, (D) purchase money Indebtedness incurred in the ordinary course of business and any replacements or refinancings thereof, and (E) Indebtedness with respect to capital leases incurred in the ordinary course of business and any replacements and refinancings thereof), the Borrower shall, within 3 Business Days from the date of receipt of such Net Cash Proceeds (the “Borrowed Debt Proceeds Prepayment Date”) (subject to Section 2.04(b)(iv)), prepay (or cause to be prepaid) (a “Borrowed Debt Prepayment”) the aggregate outstanding principal amount of Advances plus the accrued but unpaid interest thereon to the Borrowed Debt Proceeds Prepayment Date that may be paid with an amount equal to 100% of such Net Cash Proceeds;</text:p>
            <text:p/>
            <text:p> </text:p>
            <text:p/>
            <text:p>(iii)          If any Loan Party receives Net Cash Proceeds from the issuance of any Equity Interests by any Loan Party (other than (A) issuances pursuant to employee stock plans or other benefit or employee incentive arrangements existing from time to time and (B) issuances among the Borrower and its Subsidiaries), the Borrower shall, within 3 Business Days from the date of receipt of such Net Cash Proceeds (the “Equity Issuance Proceeds Prepayment Date”) (subject to Section 2.04(b)(iv)), prepay (or cause to be prepaid) (a “Equity Issuance Prepayment”) the aggregate outstanding principal amount of Advances plus the accrued but unpaid interest thereon to the Equity Issuance Proceeds Prepayment Date that may be paid with an amount equal to 100% of such Net Cash Proceeds.</text:p>
            <text:p/>
            <text:p> </text:p>
            <text:p/>
            <text:p>(iv)          The Borrower shall notify the Administrative Agent in writing of any prepayment pursuant to clause (i), (ii) or (iii) of this Section 2.04(b) at least 3 Business Days prior to the applicable Prepayment Date (or such shorter time as the Administrative Agent may agree). Each such notice shall specify such Prepayment Date and provide a reasonably detailed calculation of the amount of such prepayment. The Administrative Agent will promptly notify each Lender of the contents of the Borrower’s prepayment notice, and of the amount of such Lender’s Pro Rata Share of the prepayment. Each Lender will have the right to refuse any prepayment pursuant to Section 2.04(b)(i), 2.04(b)(ii) or 2.04(b)(iii), as applicable, by giving written notice of such refusal to the Administrative Agent within 2 Business Days after such Lender’s receipt of notice from the Administrative Agent of such notice of prepayment (such refused amounts, the “Declined Proceeds”). The Borrower shall make all such prepayments (other than Declined Proceeds) on the Prepayment Date.  The Borrower may retain such Declined Proceeds and apply them in a manner not prohibited by this Agreement.</text:p>
            <text:p/>
            <text:p> </text:p>
            <text:p/>
            <text:p>35</text:p>
            <text:p/>
            <text:p> </text:p>
            <text:p/>
            <text:p>(v)           Each prepayment pursuant to this Section 2.04(b) shall be accompanied by accrued and unpaid interest on the amount prepaid to the date of such prepayment and the amounts required to be paid pursuant to Section 2.10. Each prepayment under this Section 2.04(b) shall be applied to the Advances as determined by the Administrative Agent and agreed to by the Lenders in their sole discretion.</text:p>
          </table:table-cell>
          <table:table-cell office:value-type="string" calcext:value-type="string">
            <text:p>Section 6.02                             Indebtedness, Guarantees, and Other Obligations. The Borrower shall not, and shall not permit any of their Subsidiaries to, create, assume, suffer to exist, or in any manner become or be liable in respect of, any Indebtedness except:</text:p>
            <text:p/>
            <text:p> </text:p>
            <text:p/>
            <text:p>(a)                                 the Obligations;</text:p>
            <text:p/>
            <text:p> </text:p>
            <text:p/>
            <text:p>(b)                                 the obligations of CVR Refining, LP and its Subsidiaries under the Existing Debt Documents as in effect on the Closing Date;</text:p>
            <text:p/>
            <text:p> </text:p>
            <text:p/>
            <text:p>(c)                                  Capital Lease Obligations and Indebtedness incurred in connection with purchase money indebtedness in an aggregate outstanding principal amount not to exceed $20,000,000;</text:p>
            <text:p/>
            <text:p> </text:p>
            <text:p/>
            <text:p>(d)                                 Indebtedness under performance bonds, surety bonds, release, appeal and similar bonds, statutory obligations or with respect to workers’ compensation claims, in each case incurred in the ordinary course of business, and reimbursement obligations in respect of any of the foregoing;</text:p>
            <text:p/>
            <text:p> </text:p>
            <text:p/>
            <text:p>(e)                                  unsecured Indebtedness of any Loan Party owing to any other Loan Party; provided that such Indebtedness is subordinated in all respects to the Obligations on terms set forth in the Guaranty;</text:p>
            <text:p/>
            <text:p> </text:p>
            <text:p/>
            <text:p>(f)                                   Indebtedness arising from the honoring by a bank or other financial institution of a check, draft or other similar instrument drawn against insufficient funds in the ordinary course of business;</text:p>
            <text:p/>
            <text:p> </text:p>
            <text:p/>
            <text:p>(g)                                  Indebtedness under Hedge Contracts entered into in compliance with Section 6.15;</text:p>
            <text:p/>
            <text:p> </text:p>
            <text:p/>
            <text:p>(h)                                 endorsements of negotiable instruments for collection in the ordinary course of business;</text:p>
            <text:p/>
            <text:p> </text:p>
            <text:p/>
            <text:p>(i)                                     Indebtedness incurred in the ordinary course of business in connection with cash pooling arrangements, cash management, including any Treasury Management Arrangement and other similar arrangements consisting of netting arrangements and overdraft protections incurred in the ordinary course of business and not in excess of $1,000,000 in the aggregate at any time outstanding;</text:p>
            <text:p/>
            <text:p> </text:p>
            <text:p/>
            <text:p>(j)                                    Indebtedness consisting of obligations under earn-out or similar agreements incurred in the ordinary course of business;</text:p>
            <text:p/>
            <text:p> </text:p>
            <text:p/>
            <text:p>(k)                                 unsecured Indebtedness not otherwise permitted under the preceding provisions of this Section 6.02; provided that, the aggregate outstanding principal amount of such unsecured Indebtedness shall not exceed $20,000,000;</text:p>
            <text:p/>
            <text:p> </text:p>
            <text:p/>
            <text:p>(l)                                     Permitted Refinancing Debt incurred in exchange for or proceeds of which are used to extend, refinance, renew, replace, defease, discharge, refund, or otherwise retire for value, in whole or in part, any Indebtedness otherwise permitted by this Section 6.02;</text:p>
            <text:p/>
            <text:p> </text:p>
            <text:p/>
            <text:p>65</text:p>
            <text:p/>
            <text:p> </text:p>
            <text:p/>
            <text:p>(m)                             obligations of any CVRR Party which constitute Indebtedness which is permitted by the CVRR Credit Agreement to the extent such Indebtedness is (i) in existence on the Closing Date or (ii) incurred in the ordinary course of business;</text:p>
            <text:p/>
            <text:p> </text:p>
            <text:p/>
            <text:p>(n)                                 Guarantees by the Borrower of the Indebtedness under the CVRR Notes Indenture; and</text:p>
            <text:p/>
            <text:p> </text:p>
            <text:p/>
            <text:p>(o)                                 any Guarantee by any Loan Party of any Indebtedness of any other Loan Party so long as such underlying Indebtedness is otherwise permitted by this Section 6.02 and the terms of such Guarantee would otherwise be permitted by this Section 6.02 if such Guarantee were the primary obligation.</text:p>
            <text:p/>
            <text:p> </text:p>
          </table:table-cell>
          <table:table-cell office:value-type="string" calcext:value-type="string">
            <text:p>Section 6.01                             Liens, Etc. The Borrower shall not create, assume, incur, or suffer to exist, and shall not permit any of its Subsidiaries to create, assume, incur, or suffer to exist, any Lien on or in respect of any of its Property (including any right to receive income) whether now owned or hereafter acquired, except that each Loan Party and Subsidiary may create, incur, assume, or suffer to exist:</text:p>
            <text:p/>
            <text:p> </text:p>
            <text:p/>
            <text:p>(a)                                 Liens granted pursuant to the Security Instruments and securing the Obligations;</text:p>
            <text:p/>
            <text:p> </text:p>
            <text:p/>
            <text:p>(b)                                 Liens on equipment, fixtures and other personal Property securing Indebtedness permitted under Section 6.02(c); provided that (i) such Liens shall be created substantially simultaneously with the acquisition, repair, improvement or lease, as applicable, of the related Property, (ii) such Liens do not at any time encumber any property other than the Property financed by such Indebtedness, (iii) the amount of Indebtedness secured thereby is not increased and (iv) the principal amount of Indebtedness secured by any such Lien shall at no time exceed 100% of the original price for the purchase, repair improvement or lease amount (as applicable) of such Property at the time of purchase, repair, improvement or lease (as applicable) together with any financing for interest thereon;</text:p>
            <text:p/>
            <text:p> </text:p>
            <text:p/>
            <text:p>(c)                                  Liens for Taxes, assessments and other governmental charges or levies (excluding any Lien imposed pursuant to any of the provisions of ERISA or Environmental Laws) (i) not yet due or as to which the period of grace (not to exceed 90 days), if any, related thereto has not expired or (ii) which are being contested in good faith and by appropriate proceedings if adequate reserves are maintained to the extent required by GAAP;</text:p>
            <text:p/>
            <text:p> </text:p>
            <text:p/>
            <text:p>(d)                                 the claims of materialmen, mechanics, carriers, warehousemen, processors, repairmen, suppliers, workers, or landlords for labor, materials, supplies, rentals or other like claims incurred in the ordinary course of business, which (i) are not overdue for a period of more than the longer of 90 days or the grace period therefor, or if overdue for more than such period, no action has been taken to enforce such Liens, (ii) to the extent overdue, such Liens are being contested in good faith and by appropriate proceedings if adequate reserves are maintained to the</text:p>
            <text:p/>
            <text:p> </text:p>
            <text:p/>
            <text:p>62</text:p>
            <text:p/>
            <text:p> </text:p>
            <text:p/>
            <text:p>extent required by GAAP or (iii) do not, individually or in the aggregate, materially impair the use thereof in the operation of the business of the Borrower or any of its Subsidiaries;</text:p>
            <text:p/>
            <text:p> </text:p>
            <text:p/>
            <text:p>(e)                                  royalties, overriding royalties, net profits interests, production payments, reversionary interests, calls on production, preferential purchase rights and other burdens on or deductions from the proceeds of production, that do not secure Indebtedness and that are taken into account in computing the net revenue interests and working interests of the Borrower or any of its Subsidiaries;</text:p>
            <text:p/>
            <text:p> </text:p>
            <text:p/>
            <text:p>(f)                                   deposits or pledges of cash or cash equivalents made in the ordinary course of business in connection with, or to secure payment of, obligations under workers’ compensation, unemployment insurance and other types of social security or similar legislation, old age pension or public liability obligations, statutory obligations, regulatory obligations, surety and appeal bonds (other than bonds related to judgments or litigation), government contracts, performance and return of money bonds, and bids and other obligations of a like nature incurred in the ordinary course of business, in each case, so long as no foreclosure sale or similar proceeding has been commenced with respect to any portion of the Collateral on account thereof;</text:p>
            <text:p/>
            <text:p> </text:p>
            <text:p/>
            <text:p>(g)                                  Liens arising under operating agreements, unitization and pooling agreements and orders, farmout agreements, gas balancing or deferred production agreements, joint venture agreements, oil and gas partnership agreements, oil and gas leases, division orders, contracts for the sale, transportation or exchange of oil and natural gas, area and mutual interest agreements, marketing agreements, processing agreements, net profit agreements, development agreements, injection, repressuring and recycling agreements, salt water or other disposal agreements, seismic or other geophysical permits or agreements, and other agreements, in each case, (i) that are customary in the oil, gas and mineral refinery business, and (ii) that are entered into by the Borrower or any Subsidiary in the ordinary course of business; provided that, in any event, (x) such Liens secure amounts that are not overdue or are being diligently contested in good faith by appropriate proceedings, if such reserve as may be required by GAAP shall have been made therefor, (y) such Liens are limited to the assets that are the subject of such agreements, and (z) such Liens shall not be in favor of any Person that is an Affiliate of a Loan Party (other than any other Loan Party);</text:p>
            <text:p/>
            <text:p> </text:p>
            <text:p/>
            <text:p>(h)                                 easements, servitudes, permits, conditions, covenants, exceptions, rights-of-way, zoning restrictions, and other similar encumbrances, and minor defects in the chain of title that are customarily accepted in the oil and gas financing industry, none of which interfere with the ordinary conduct of the business of the Borrower or any Subsidiary or materially detract from the value or use of the Property to which they apply;</text:p>
            <text:p/>
            <text:p> </text:p>
            <text:p/>
            <text:p>(i)                                     Liens arising from the filing of precautionary UCC financing statements relating solely to personal property leased pursuant to Operating Leases entered into in the ordinary course of business of the Borrower and its Subsidiaries;</text:p>
            <text:p/>
            <text:p> </text:p>
            <text:p/>
            <text:p>(j)                                    (i) Liens of a collecting bank arising in the ordinary course of business under Section 4- 210 of the Uniform Commercial Code in effect in the relevant jurisdiction and (ii) Liens</text:p>
            <text:p/>
            <text:p> </text:p>
            <text:p/>
            <text:p>63</text:p>
            <text:p/>
            <text:p> </text:p>
            <text:p/>
            <text:p>of any depositary bank in connection with statutory, common law and contractual rights of set-off and recoupment with respect to any Deposit Account of the Borrower or any Subsidiary thereof;</text:p>
            <text:p/>
            <text:p> </text:p>
            <text:p/>
            <text:p>(k)                                 any interest or title of a licensor, sublicensor, lessor or sublessor with respect to any assets under any license or lease agreement entered into in the ordinary course of business which do not (i) interfere in any material respect with the business of the Borrower or its Subsidiaries or materially detract from the value of the relevant assets of the Borrower or its Subsidiaries or (ii) secure any Indebtedness;</text:p>
            <text:p/>
            <text:p> </text:p>
            <text:p/>
            <text:p>(l)                                     Liens securing judgments for the payment of money not constituting an Event of Default;</text:p>
            <text:p/>
            <text:p> </text:p>
            <text:p/>
            <text:p>(m)                             Liens on cash earnest money deposited pursuant to the terms of an agreement to acquire assets used in, or Persons engaged in, the oil and gas business, as permitted by this Agreement;</text:p>
            <text:p/>
            <text:p> </text:p>
            <text:p/>
            <text:p>(n)                                 licenses of intellectual property, none of which, in the aggregate, interfere in any material respect with the business of the Borrower or its Subsidiaries or materially detract from the value of the relevant assets of the Borrower or its Subsidiaries;</text:p>
            <text:p/>
            <text:p> </text:p>
            <text:p/>
            <text:p>(o)                                 Liens on cash or cash equivalents in favor of any commercial bank to secure any and all obligations of any Loan Party, whether absolute or contingent and howsoever and whensoever created, arising, evidenced or acquired (including all renewals, extensions and modifications thereof and substitutions therefor) in connection with (i) commercial credit cards, (ii) stored value cards and (iii) any other Treasury Management Arrangement (including, without limitation, controlled disbursement, purchase card arrangements, automated clearinghouse transactions, return items, overdrafts and interstate depository network services);</text:p>
            <text:p/>
            <text:p> </text:p>
            <text:p/>
            <text:p>(p)                                 Liens securing obligations under the Existing Debt Documents as in effect on the Closing Date;</text:p>
            <text:p/>
            <text:p> </text:p>
            <text:p/>
            <text:p>(q)                                 Liens securing obligations under Hedge Contracts entered into in compliance with Section 6.15;</text:p>
            <text:p/>
            <text:p> </text:p>
            <text:p/>
            <text:p>(r)                                    Liens in respect of property or assets of any CVRR Party granted by a CVRR Party which are permitted by the CVRR Credit Agreement;</text:p>
            <text:p/>
            <text:p> </text:p>
            <text:p/>
            <text:p>(s)                                   Liens securing obligations under any intercompany Indebtedness arrangements entered into in compliance with this Agreement; and</text:p>
            <text:p/>
            <text:p> </text:p>
            <text:p/>
            <text:p>(t)                                    Liens not otherwise permitted under the preceding provisions of this Section 6.01 encumbering Properties and securing obligations in the aggregate outstanding principal amount not to exceed $20,000,000; provided that, in each case, such Liens are not incurred in connection with any Indebtedness.</text:p>
            <text:p/>
            <text:p> </text:p>
          </table:table-cell>
          <table:table-cell office:value-type="string" calcext:value-type="string">
            <text:p>Section 6.05                             Restricted Payments. The Borrower shall not, and shall not permit any of their Subsidiaries to, make any Restricted Payments other than:</text:p>
            <text:p/>
            <text:p> </text:p>
            <text:p/>
            <text:p>(a)                                 Restricted Payments by any Subsidiary that is not a Loan Party to any Loan Party or any other Subsidiary that is not a Loan Party;</text:p>
            <text:p/>
            <text:p> </text:p>
            <text:p/>
            <text:p>(b)                                 Restricted Payments by any Loan Party to any other Loan Party;</text:p>
            <text:p/>
            <text:p> </text:p>
            <text:p/>
            <text:p>(c)                                  the Borrower may, so long as no Event of Default has occurred and is continuing, purchase the Equity Interests of the Borrower owned by future, present or former officers, directors, employees or consultants of any Loan Party or any Subsidiary or make payments to employees of any Loan Party upon termination of employment in connection with the exercise of stock options, stock appreciation rights or similar equity incentives or equity-based incentives pursuant to management incentive plans or other similar agreements or in connection with the death or disability of such employees, in an aggregate amount not to exceed $5,000,000 in any calendar year; provided, that the cancellation of Indebtedness owed to the Borrower or any Subsidiary by any future, present or former member of management, director, employee or consultant of the Borrower or Subsidiaries, and borrowed to finance such person’s non-cash purchase of the Equity Interests of the Borrower, which cancellation serves as consideration for the repurchase from any such person of such Equity Interests, will not be deemed to constitute a Restricted Payment for purposes of this Section 6.05 or any other provision of this Agreement;</text:p>
            <text:p/>
            <text:p> </text:p>
            <text:p/>
            <text:p>(d)                                 repurchases of Equity Interests in any Loan Party deemed to occur upon exercise of stock options or warrants or similar rights if such Equity Interests represents a portion of the exercise price of such options or warrants or similar rights shall be permitted (as long as the Loan Parties make no payment in connection therewith that is not otherwise permitted hereunder);</text:p>
            <text:p/>
            <text:p> </text:p>
            <text:p/>
            <text:p>(e)                                  any purchase, repurchase, redemption, defeasance or other acquisition or retirement of Equity Interests made by exchange (including any such exchange pursuant to the exercise of a conversion right or privilege in connection with which cash is paid in lieu of the issuance of fractional shares) for, or out of the proceeds of the substantially concurrent sale of, Equity Interests of the Borrower or a substantially concurrent contribution to the equity of the Borrower, in each case, occurring after the date of this Agreement; and</text:p>
            <text:p/>
            <text:p> </text:p>
            <text:p/>
            <text:p>(f)                                   so long as no Default or Event of Default shall have occurred and be continuing both before and after giving effect thereto, Restricted Payments in an aggregate amount not to exceed $120,000,000.</text:p>
          </table:table-cell>
          <table:table-cell office:value-type="string" calcext:value-type="string">
            <text:p>Section 6.04                             Merger or Consolidation; Asset Sales. The Borrower shall not, and shall not permit any of its Subsidiaries to:</text:p>
            <text:p/>
            <text:p> </text:p>
            <text:p/>
            <text:p>(a)                                 dissolve; provided that (i) any Loan Party (other than the Borrower) may dissolve as long as assets thereof are transferred to or become the Property of another Guarantor or Borrower; (ii) any Subsidiary that is not a Guarantor may dissolve as long as the assets thereof are transferred to or become the Property of a Guarantor or the Borrower or another Subsidiary</text:p>
            <text:p/>
            <text:p> </text:p>
            <text:p/>
            <text:p>66</text:p>
            <text:p/>
            <text:p> </text:p>
            <text:p/>
            <text:p>that is not a Guarantor; and (iii) any CVRR Party, other than CVR Refining, LP, may dissolve in a transaction permitted by the CVRR Credit Agreement;</text:p>
            <text:p/>
            <text:p> </text:p>
            <text:p/>
            <text:p>(b)                                 merge or consolidate with or into any other Person; provided that (i) the Borrower may merge or may be consolidated into any Guarantor if the Borrower is the surviving entity, (ii) any Loan Party (other than the Borrower) may merge or may be consolidated into any other Guarantor, (iii) any Subsidiary that is not a Guarantor may merge or may be consolidated into any Guarantor or the Borrower or another Subsidiary that is not a Guarantor; (iv) any Subsidiary may merge or may be consolidated with any other Person as part of a Disposition permitted by Section 6.04(c); (v) any CVRR Party may engage in any such merger or consolidation which is permitted by the CVRR Credit Agreement; and (vi) any Loan Party or Subsidiary may enter into mergers or consolidations as part of an Acquisition permitted by Section 6.07; or</text:p>
            <text:p/>
            <text:p> </text:p>
            <text:p/>
            <text:p>(c)                                  Dispose of any of its Property (including, without limitation, any working interest, overriding royalty interest, production payments, net profits interest, royalty interest, or mineral fee interest), other than:</text:p>
            <text:p/>
            <text:p> </text:p>
            <text:p/>
            <text:p>(i)                                     the sale of inventory, the use of cash, and the liquidation of Liquid Investments, in each case, in the ordinary course of business;</text:p>
            <text:p/>
            <text:p> </text:p>
            <text:p/>
            <text:p>(ii)                                  the Disposition of equipment that is (A) obsolete or worn out and Disposed of in the ordinary course of business, (B) no longer necessary for the business of such Person or (C) contemporaneously replaced by equipment of at least comparable value and use;</text:p>
            <text:p/>
            <text:p> </text:p>
            <text:p/>
            <text:p>(iii)                               the Disposition of Property (other than Collateral) between or among Loan Parties or between or among Subsidiaries that are not Loan Parties;</text:p>
            <text:p/>
            <text:p> </text:p>
            <text:p/>
            <text:p>(iv)                              the Disposition of Property from any Subsidiary that is not a Loan Party to any Loan Party;</text:p>
            <text:p/>
            <text:p> </text:p>
            <text:p/>
            <text:p>(v)                                 Casualty Events and Dispositions constituting Liens permitted under Section 6.01, Restricted Payments permitted under Section 6.05 and Investments permitted under Section 6.06;</text:p>
            <text:p/>
            <text:p> </text:p>
            <text:p/>
            <text:p>(vi)                              licenses of intellectual property, none of which, in the aggregate, materially impair the operation of the business of any Loan Party;</text:p>
            <text:p/>
            <text:p> </text:p>
            <text:p/>
            <text:p>(vii)                           the abandonment of intellectual property that is no longer material to the operation of the business of any Loan Party;</text:p>
            <text:p/>
            <text:p> </text:p>
            <text:p/>
            <text:p>(viii)                        any Disposition of Property made by a CVRR Party which is permitted by the CVRR Credit Agreement to the extent made in the ordinary course of business; and</text:p>
            <text:p/>
            <text:p> </text:p>
            <text:p/>
            <text:p>67</text:p>
            <text:p/>
            <text:p> </text:p>
            <text:p/>
            <text:p>(ix)                              the Disposition by any Loan Party or any Subsidiary of a Loan Party of the Cushing Assets so long as the fair market value of the Cushing Assets Disposed of does not exceed $50,000,000.</text:p>
          </table:table-cell>
          <table:table-cell table:number-columns-repeated="1013"/>
        </table:table-row>
        <table:table-row table:style-name="ro1">
          <table:table-cell office:value-type="string" calcext:value-type="string">
            <text:p><text:a xlink:href="https://www.sec.gov/Archives/edgar/data/1378992/000114420419013986/tv515942_ex10-2.htm" xlink:type="simple">https://www.sec.gov/Archives/edgar/data/1378992/000114420419013986/tv515942_ex10-2.htm</text:a></text:p>
          </table:table-cell>
          <table:table-cell office:value-type="string" calcext:value-type="string">
            <text:p>FIRST LIEN BRIDGE CREDIT AGREEMENT</text:p>
          </table:table-cell>
          <table:table-cell office:value-type="string" calcext:value-type="string">
            <text:p>This FIRST LIEN BRIDGE CREDIT AGREEMENT is entered into as of March 8, 2019 (this “Agreement”), among BERRY GLOBAL GROUP, INC., a Delaware corporation (“Holdings”), BERRY GLOBAL, INC., a Delaware corporation (“Berry” or the “Borrower”), the LENDERS party hereto from time to time and GOLDMAN SACHS BANK USA, as administrative agent and collateral agent (in such capacities, the “Administrative Agent”) for the Lenders.</text:p>
          </table:table-cell>
          <table:table-cell/>
          <table:table-cell office:value-type="string" calcext:value-type="string">
            <text:p>SECTION 2.11. Prepayment of Loans.</text:p>
            <text:p/>
            <text:p> </text:p>
            <text:p/>
            <text:p>(a)          The Borrower shall have the right at any time and from time to time to prepay any Loan in whole or in part, without premium or penalty (but subject to Section 2.16), in an aggregate principal amount that is an integral multiple of the Borrowing Multiple and not less than the Borrowing Minimum or, if less, the amount outstanding, subject to prior notice in accordance with Section 2.10(d).</text:p>
            <text:p/>
            <text:p> </text:p>
            <text:p/>
            <text:p>(b)          The Borrower shall apply all Net Proceeds promptly upon receipt thereof to prepay Loans in accordance with paragraphs (c) and (d) of Section 2.10, subject to use of such Net Proceeds (other than in the case of Net Proceeds from Permanent Securities), to prepay loans under the Existing Credit Agreement and the Term Loan Credit Agreement). Notwithstanding the foregoing, after the Bridge Term Facility Maturity Date the Borrower may retain Net Proceeds pursuant to clause (b) of the definition thereof, provided, that the Total Net First Lien Leverage Ratio on the last day of the Borrower’s then most recently completed fiscal quarter for which financial statements are available shall be less than or equal to 2.00 to 1.00.</text:p>
          </table:table-cell>
          <table:table-cell office:value-type="string" calcext:value-type="string">
            <text:p>SECTION 6.01. Indebtedness. Incur, create, assume or permit to exist any Indebtedness, except:</text:p>
            <text:p/>
            <text:p> </text:p>
            <text:p/>
            <text:p>(a)          Indebtedness existing on the Effective Date and set forth on Schedule 6.01 and any Permitted Refinancing Indebtedness incurred to Refinance such Indebtedness (other than intercompany indebtedness Refinanced with Indebtedness owed to a person not affiliated with the Borrower or any Subsidiary);</text:p>
            <text:p/>
            <text:p> </text:p>
            <text:p/>
            <text:p>(b)          Indebtedness created hereunder and under the other Loan Documents and any Permitted Refinancing Indebtedness incurred to Refinance such Indebtedness;</text:p>
            <text:p/>
            <text:p> </text:p>
            <text:p/>
            <text:p>(c)          Indebtedness pursuant to Swap Agreements;</text:p>
            <text:p/>
            <text:p> </text:p>
            <text:p/>
            <text:p>(d)          Indebtedness owed to (including obligations in respect of letters of credit or bank guarantees or similar instruments for the benefit of) any person providing workers’ compensation, health, disability or other employee benefits or property, casualty or liability insurance to the Borrower or any Subsidiary, pursuant to reimbursement or indemnification obligations to such person, in each case in the ordinary course of business; provided, that upon the incurrence of Indebtedness with respect to reimbursement obligations regarding workers’ compensation claims, such obligations are reimbursed not later than 30 days following such incurrence;</text:p>
            <text:p/>
            <text:p> </text:p>
            <text:p/>
            <text:p>(e)          Indebtedness of the Borrower to Holdings or any Subsidiary and of any Subsidiary to Holdings, the Borrower or any other Subsidiary; provided, that (i) Indebtedness of any Subsidiary that is not a Subsidiary Loan Party owing to the Loan Parties shall be subject to Section 6.04(b) and (ii) Indebtedness of the Borrower to Holdings or any Subsidiary and Indebtedness of any other Loan Party to Holdings or any Subsidiary that is not a Subsidiary Loan Party (the “Subordinated Intercompany Debt”) shall be subordinated to the Obligations on terms reasonably satisfactory to the Administrative Agent;</text:p>
            <text:p/>
            <text:p> </text:p>
            <text:p/>
            <text:p>(f)          Indebtedness in respect of performance bonds, bid bonds, appeal bonds, surety bonds and completion guarantees and similar obligations, in each case provided in the ordinary course of business, including those incurred to secure health, safety and environmental obligations in the ordinary course of business;</text:p>
            <text:p/>
            <text:p> </text:p>
            <text:p> -95- </text:p>
            <text:p/>
            <text:p> </text:p>
            <text:p/>
            <text:p>  </text:p>
            <text:p/>
            <text:p>(g)          Indebtedness arising from the honoring by a bank or other financial institution of a check, draft or similar instrument drawn against insufficient funds in the ordinary course of business or other cash management services in the ordinary course of business; provided, that (x) such Indebtedness (other than credit or purchase cards) is extinguished within ten Business Days of notification to the Borrower of its incurrence and (y) such Indebtedness in respect of credit or purchase cards is extinguished within 60 days from its incurrence;</text:p>
            <text:p/>
            <text:p> </text:p>
            <text:p/>
            <text:p>(h)          (i) Indebtedness of a Subsidiary acquired after the Effective Date or an entity merged into or consolidated with the Borrower or any Subsidiary after the Effective Date and Indebtedness assumed in connection with the acquisition of assets, which Indebtedness in each case exists at the time of such acquisition, merger or consolidation and is not created in contemplation of such event and where such acquisition, merger or consolidation is permitted by this Agreement and (ii) any Permitted Refinancing Indebtedness incurred to Refinance such Indebtedness; provided, (A) no Default or Event of Default shall have occurred and be continuing or would result therefrom, and (B) if immediately after giving effect to such acquisition, merger or consolidation, the assumption and incurrence of any Indebtedness and any related transactions, the Total Net First Lien Leverage Ratio of the Borrower on a Pro Forma Basis would be greater than 4.00 to 1.00, then the amount of Indebtedness incurred pursuant to this paragraph (h) shall not exceed the greater of $140 million and 4.00% of Consolidated Total Assets as of the end of the fiscal quarter immediately prior to the date of such incurrence for which financial statements have been delivered pursuant to Section 5.04;</text:p>
            <text:p/>
            <text:p> </text:p>
            <text:p/>
            <text:p>(i)          Capital Lease Obligations, mortgage financings and purchase money Indebtedness incurred by the Borrower or any Subsidiary prior to or within 270 days after the acquisition, lease or improvement of the respective asset permitted under this Agreement in order to finance such acquisition or improvement, and any Permitted Refinancing Indebtedness in respect thereof; provided, that, if immediately after giving effect to such transaction, the Total Net First Lien Leverage Ratio of the Borrower on a Pro Forma Basis would be greater than 4.00 to 1.00, then the amount of Indebtedness incurred pursuant to this paragraph (i), when combined with the Remaining Present Value of outstanding leases permitted under Section 6.03, shall not exceed the greater of $150 million and 4.5% of Consolidated Total Assets as of the end of the fiscal quarter immediately prior to the date of such incurrence for which financial statements have been delivered pursuant to Section 5.04;</text:p>
            <text:p/>
            <text:p> </text:p>
            <text:p/>
            <text:p>(j)          Capital Lease Obligations incurred by the Borrower or any Subsidiary in respect of any Sale and Lease-Back Transaction that is permitted under Section 6.03 and any Permitted Refinancing Indebtedness in respect thereof;</text:p>
            <text:p/>
            <text:p> </text:p>
            <text:p/>
            <text:p>(k)          other Indebtedness of the Borrower or any Subsidiary, in an aggregate principal amount that at the time of, and after giving effect to, the incurrence thereof, would not exceed the greater of $175 million and 5.0% of Consolidated Total Assets as of the end of the fiscal quarter immediately prior to the date of such incurrence for which financial statements have been delivered pursuant to Section 5.04;</text:p>
            <text:p/>
            <text:p> </text:p>
            <text:p/>
            <text:p>(l)          Indebtedness of the Borrower or any Subsidiary pursuant to (i) the Existing Second Lien Notes in an aggregate principal amount that is not in excess of $2,100,000,000, (ii) the extensions of credit under the Revolving Credit Agreement, (iii) the Existing Credit Agreement and (iv) any Permitted Refinancing Indebtedness incurred to Refinance any such Indebtedness;</text:p>
            <text:p/>
            <text:p> </text:p>
            <text:p> -96- </text:p>
            <text:p/>
            <text:p> </text:p>
            <text:p/>
            <text:p>  </text:p>
            <text:p/>
            <text:p>(m)          Guarantees (i) by the Borrower and the Subsidiary Loan Parties of the Indebtedness described in paragraph (1) of this Section 6.01 and so long as any Liens securing the Guarantee of the Existing Second Lien Notes and/or Obligations (as defined therein) under the Second Lien Bridge Credit Agreement or any Permitted Refinancing Indebtedness in respect thereof are subject to the Second Priority Intercreditor Agreement, (ii) by the Borrower or any Subsidiary Loan Party of any Indebtedness of the Borrower or any Subsidiary Loan Party expressly permitted to be incurred under this Agreement, (iii) by the Borrower or any Subsidiary Loan Party of Indebtedness otherwise permitted hereunder of Holdings or any Subsidiary that is not a Subsidiary Loan Party to the extent such Guarantees are permitted by Section 6.04 (other than Section 6.04(v)), (iv) by any Foreign Subsidiary of Indebtedness of another Foreign Subsidiary, and (v) by the Borrower of Indebtedness of Foreign Subsidiaries incurred for working capital purposes in the ordinary course of business on ordinary business terms so long as such Indebtedness is permitted to be incurred under Section 6.01(s) to the extent such Guarantees are permitted by 6.04 (other than Section 6.04(v));</text:p>
            <text:p/>
            <text:p> </text:p>
            <text:p/>
            <text:p>(n)          Indebtedness arising from agreements of the Borrower or any Subsidiary providing for indemnification, adjustment of purchase or acquisition price or similar obligations, in each case, incurred or assumed in connection with the Transactions and any Permitted Business Acquisition or the disposition of any business, assets or a Subsidiary not prohibited by this Agreement, other than Guarantees of Indebtedness incurred by any person acquiring all or any portion of such business, assets or a Subsidiary for the purpose of financing such acquisition;</text:p>
            <text:p/>
            <text:p> </text:p>
            <text:p/>
            <text:p>(o)          Indebtedness in respect of letters of credit, bank guarantees, warehouse receipts or similar instruments issued to support performance obligations and trade letters of credit (other than obligations in respect of other Indebtedness) in the ordinary course of business;</text:p>
            <text:p/>
            <text:p> </text:p>
            <text:p/>
            <text:p>(p)          Indebtedness supported by a Letter of Credit, in a principal amount not in excess of the stated amount of such Letter of Credit;</text:p>
            <text:p/>
            <text:p> </text:p>
            <text:p/>
            <text:p>(q)          Indebtedness consisting of (i) the financing of insurance premiums or (ii) take-or-pay obligations contained in supply arrangements, in each case, in the ordinary course of business;</text:p>
            <text:p/>
            <text:p> </text:p>
            <text:p/>
            <text:p>(r)          (i)  other Indebtedness incurred by the Borrower or any Subsidiary Loan Party; provided that (A) at the time of the incurrence of such Indebtedness and after giving effect thereto, no Default or Event of Default shall have occurred and be continuing or would result therefrom (or, if the proceeds of such Indebtedness are being used to fund a Limited Condition Acquisition, at the time of the incurrence of such Indebtedness and after giving effect thereto, no Specified Event of Default shall have occurred and be continuing or would result therefrom), (B) the Borrower and its Subsidiaries shall be in Pro Forma Compliance after giving effect to the issuance incurrence or assumption of such Indebtedness and (C) in the case of any such Indebtedness that is secured, immediately after giving effect to the issuance, incurrence or assumption of such Indebtedness, the Total Net First Lien Leverage Ratio on a Pro Forma Basis shall not be greater than 4.00 to 1.00 and (ii) Permitted Refinancing Indebtedness in respect thereof;</text:p>
            <text:p/>
            <text:p> </text:p>
            <text:p> -97- </text:p>
            <text:p/>
            <text:p> </text:p>
            <text:p/>
            <text:p> </text:p>
            <text:p/>
            <text:p>(s)          Indebtedness of Foreign Subsidiaries; provided that the aggregate amount of Indebtedness incurred under this clause (s), when aggregated with all other Indebtedness incurred and outstanding pursuant to this clause (s), shall not exceed the greater of $100 million and 10% of the consolidated assets of the Foreign Subsidiaries at the time of such incurrence;</text:p>
            <text:p/>
            <text:p> </text:p>
            <text:p/>
            <text:p>(t)          unsecured Indebtedness in respect of obligations of the Borrower or any Subsidiary to pay the deferred purchase price of goods or services or progress payments in connection with such goods and services; provided, that such obligations are incurred in connection with open accounts extended by suppliers on customary trade terms (which require that all such payments be made within 60 days after the incurrence of the related obligations) in the ordinary course of business and not in connection with the borrowing of money or any Swap Agreements;</text:p>
            <text:p/>
            <text:p> </text:p>
            <text:p/>
            <text:p>(u)          Indebtedness representing deferred compensation to employees of the Borrower or any Subsidiary incurred in the ordinary course of business;</text:p>
            <text:p/>
            <text:p> </text:p>
            <text:p/>
            <text:p>(v)         Indebtedness in connection with Permitted Receivables Financings; provided that the proceeds thereof are applied in accordance with Section 2.11(b);</text:p>
            <text:p/>
            <text:p> </text:p>
            <text:p/>
            <text:p>(w)          Indebtedness of the Foreign Subsidiaries incurred under lines of credit or overdraft facilities (including, but not limited to, intraday, ACH and purchasing card/T&amp;E services) extended by one or more financial institutions reasonably acceptable to the Administrative Agent or one or more of the Lenders and (in each case) established for such Foreign Subsidiaries’ ordinary course of operations (such Indebtedness, the “Overdraft Line”), which Indebtedness may be secured as, but only to the extent, provided in Section 6.02(b) and in the Security Documents;</text:p>
            <text:p/>
            <text:p> </text:p>
            <text:p/>
            <text:p>(x)          Indebtedness incurred on behalf of, or representing Guarantees of Indebtedness of, joint ventures not in excess, at any one time outstanding, of the greater of $175 million or 5.0% of Consolidated Total Assets as of the end of the fiscal quarter immediately prior to the date of such incurrence for which financial statements have been delivered pursuant to Section 5.04;</text:p>
            <text:p/>
            <text:p> </text:p>
            <text:p/>
            <text:p>(y)          Indebtedness consisting of promissory notes issued by the Borrower or any Subsidiary to current or former officers, directors and employees, their respective estates, spouses or former spouses to finance the purchase or redemption of Equity Interests of Holdings or any Parent Entity permitted by Section 6.06;</text:p>
            <text:p/>
            <text:p> </text:p>
            <text:p/>
            <text:p>(z)          Indebtedness consisting of obligations of the Borrower or any Subsidiary under deferred compensation or other similar arrangements incurred by such Person in connection with the Transactions and Permitted Business Acquisitions or any other Investment expressly permitted hereunder;</text:p>
            <text:p/>
            <text:p> </text:p>
            <text:p/>
            <text:p>(aa)         Indebtedness incurred pursuant to the Term Loan Credit Agreement as in effect on the Effective Date in an aggregate principal amount not to exceed the Initial Euro Term Loans and Initial Sterling Term Loans;</text:p>
            <text:p/>
            <text:p> </text:p>
            <text:p/>
            <text:p>(bb)         Indebtedness incurred pursuant to the Second Lien Bridge Credit Agreement as in effect on the Effective Date in an aggregate principal amount not to exceed $1,275,000,000 and the New First Lien Notes; and</text:p>
            <text:p/>
            <text:p> </text:p>
            <text:p> -98- </text:p>
            <text:p/>
            <text:p> </text:p>
            <text:p/>
            <text:p>  </text:p>
            <text:p/>
            <text:p>(cc)         all premium (if any), interest (including post-petition interest), fees, expenses, charges and additional or contingent interest on obligations described in paragraphs (a) through (bb) above.</text:p>
          </table:table-cell>
          <table:table-cell office:value-type="string" calcext:value-type="string">
            <text:p>SECTION 6.02. Liens. Create, incur, assume or permit to exist any Lien on any property or assets (including stock or other securities of any person, including the Borrower and any Subsidiary) at the time owned by it or on any income or revenues or rights in respect of any thereof, except the following (collectively, “Permitted Liens”):</text:p>
            <text:p/>
            <text:p> </text:p>
            <text:p/>
            <text:p>(a)          Liens on property or assets of the Borrower and the Subsidiaries existing on the Effective Date and set forth on Schedule 6.02(a) or, to the extent not listed in such Schedule, where such property or assets have a fair market value that does not exceed $10.0 million in the aggregate, and any modifications, replacements, renewals or extensions thereof; provided, that such Liens shall secure only those obligations that they secure on the Effective Date (and any Permitted Refinancing Indebtedness in respect of such obligations permitted by Section 6.01(a)) and shall not subsequently apply to any other property or assets of the Borrower or any Subsidiary other than (A) after-acquired property that is affixed or incorporated into the property covered by such Lien, and (B) proceeds and products thereof;</text:p>
            <text:p/>
            <text:p> </text:p>
            <text:p/>
            <text:p>(b)          any Lien created under the Loan Documents (including, without limitation, Liens created under the Security Documents securing obligations in respect of Swap Agreements owed to a person that is a Lender or an Affiliate of a Lender at the time of entry into such Swap Agreements) or permitted in respect of any Mortgaged Property by the terms of the applicable Mortgage and, provided that (with respect to Liens securing Indebtedness of the Borrower or a Subsidiary Loan Party) such Liens are subject to the terms of the Senior Lender Intercreditor Agreement, any Lien securing the Revolving Credit Agreement, the Existing Credit Agreement or any Indebtedness or obligations under the Revolving Credit Agreement, the Existing Credit Agreement or any “Loan Documents” thereunder; provided, however, in no event shall the holders of the Indebtedness under the Overdraft Line have the right to receive proceeds in respect of a claim in excess of $20 million in the aggregate (plus (i) any accrued and unpaid interest in respect of Indebtedness incurred by the Borrower and the Subsidiaries under the Overdraft Line and (ii) any accrued and unpaid fees and expenses owing by the Borrower and the Subsidiaries under the Overdraft Line) from the enforcement of any remedies available to the Secured Parties under all of the Loan Documents;</text:p>
            <text:p/>
            <text:p> </text:p>
            <text:p/>
            <text:p>(c)          any Lien on any property or asset of the Borrower or any Subsidiary securing Indebtedness or Permitted Refinancing Indebtedness permitted by Section 6.01(h); provided, that such Lien (i) does not apply to any other property or assets of the Borrower or any of the Subsidiaries not securing such Indebtedness at the date of the acquisition of such property or asset (other than after acquired property subjected to a Lien securing Indebtedness and other obligations incurred prior to such date and which Indebtedness and other obligations are permitted hereunder that require a pledge of after acquired property, it being understood that such requirement shall not be permitted to apply to any property to which such requirement would not have applied but for such acquisition), (ii) such Lien is not created in contemplation of or in connection with such acquisition and (iii) in the case of a Lien securing Permitted Refinancing Indebtedness, any such Lien is permitted, subject to compliance with clause (e) of the definition of the term “Permitted Refinancing Indebtedness”;</text:p>
            <text:p/>
            <text:p> </text:p>
            <text:p> -99- </text:p>
            <text:p/>
            <text:p> </text:p>
            <text:p/>
            <text:p>  </text:p>
            <text:p/>
            <text:p>(d)          Liens for Taxes, assessments or other governmental charges or levies not yet delinquent or that are being contested in compliance with Section 5.03;</text:p>
            <text:p/>
            <text:p> </text:p>
            <text:p/>
            <text:p>(e)          Liens imposed by law, such as landlord’s, carriers’, warehousemen’s, mechanics’, materialmen’s, repairmen’s, construction or other like Liens arising in the ordinary course of business and securing obligations that are not overdue by more than 30 days or that are being contested in good faith by appropriate proceedings and in respect of which, if applicable, the Borrower or any Subsidiary shall have set aside on its books reserves in accordance with GAAP;</text:p>
            <text:p/>
            <text:p> </text:p>
            <text:p/>
            <text:p>(f)          (i) pledges and deposits and other Liens made in the ordinary course of business in compliance with the Federal Employers Liability Act or any other workers’ compensation, unemployment insurance and other social security laws or regulations and deposits securing liability to insurance carriers under insurance or self-insurance arrangements in respect of such obligations and (ii) pledges and deposits and other Liens securing liability for reimbursement or indemnification obligations of (including obligations in respect of letters of credit or bank guarantees for the benefit of) insurance carriers providing property, casualty or liability insurance to the Borrower or any Subsidiary;</text:p>
            <text:p/>
            <text:p> </text:p>
            <text:p/>
            <text:p>(g)          deposits to secure the performance of bids, trade contracts (other than for Indebtedness), leases (other than Capital Lease Obligations), statutory obligations, surety and appeal bonds, performance and return of money bonds, bids, leases, government contracts, trade contracts, agreements with utilities, and other obligations of a like nature (including letters of credit in lieu of any such bonds or to support the issuance thereof) incurred in the ordinary course of business, including those incurred to secure health, safety and environmental obligations in the ordinary course of business;</text:p>
            <text:p/>
            <text:p> </text:p>
            <text:p/>
            <text:p>(h)          zoning restrictions, survey exceptions and such matters as an accurate survey would disclose, easements, trackage rights, leases (other than Capital Lease Obligations), licenses, special assessments, rights-of-way, covenants, conditions, restrictions and declaration on or with respect to the use of Real Property, servicing agreements, development agreements, site plan agreements and other similar encumbrances incurred in the ordinary course of business and title defects or irregularities that are of a minor nature and that, in the aggregate, do not interfere in any material respect with the ordinary conduct of the business of the Borrower or any Subsidiary;</text:p>
            <text:p/>
            <text:p> </text:p>
            <text:p/>
            <text:p>(i)          Liens securing Indebtedness permitted by Section 6.01(i) (limited to the assets subject to such Indebtedness);</text:p>
            <text:p/>
            <text:p> </text:p>
            <text:p/>
            <text:p>(j)          Liens arising out of capitalized lease transactions permitted under Section 6.03, so long as such Liens attach only to the property sold and being leased in such transaction and any accessions thereto or proceeds thereof and related property;</text:p>
            <text:p/>
            <text:p> </text:p>
            <text:p/>
            <text:p>(k)          Liens securing judgments that do not constitute an Event of Default under Section 7.01(j);</text:p>
            <text:p/>
            <text:p> </text:p>
            <text:p> -100- </text:p>
            <text:p/>
            <text:p> </text:p>
            <text:p/>
            <text:p> </text:p>
            <text:p/>
            <text:p>(l)          Liens disclosed by the title insurance policies delivered on or subsequent to the Effective Date and pursuant to Section 5.10 and any replacement, extension or renewal of any such Lien; provided, that such replacement, extension or renewal Lien shall not cover any property other than the property that was subject to such Lien prior to such replacement, extension or renewal; provided, further, that the Indebtedness and other obligations secured by such replacement, extension or renewal Lien are permitted by this Agreement;</text:p>
            <text:p/>
            <text:p> </text:p>
            <text:p/>
            <text:p>(m)          any interest or title of a lessor or sublessor under any leases or subleases entered into by the Borrower or any Subsidiary in the ordinary course of business;</text:p>
            <text:p/>
            <text:p> </text:p>
            <text:p/>
            <text:p>(n)          Liens that are contractual rights of set-off (i) relating to the establishment of depository relations with banks not given in connection with the issuance of Indebtedness, (ii) relating to pooled deposit or sweep accounts of the Borrower or any Subsidiary to permit satisfaction of overdraft or similar obligations incurred in the ordinary course of business of the Borrower or any Subsidiary or (iii) relating to purchase orders and other agreements entered into with customers of the Borrower or any Subsidiary in the ordinary course of business;</text:p>
            <text:p/>
            <text:p> </text:p>
            <text:p/>
            <text:p>(o)          Liens arising solely by virtue of any statutory or common law provision relating to banker’s liens, rights of set-off or similar rights;</text:p>
            <text:p/>
            <text:p> </text:p>
            <text:p/>
            <text:p>(p)          Liens securing obligations in respect of trade-related letters of credit, banker’s acceptances or bank guarantees permitted under Section 6.01(f), (k) or (o) and covering the goods (or the documents of title in respect of such goods) financed by such letters of credit, banker’s acceptances or bank guarantees and the proceeds and products thereof;</text:p>
            <text:p/>
            <text:p> </text:p>
            <text:p/>
            <text:p>(q)          leases or subleases, licenses or sublicenses (including with respect to intellectual property and software) granted to others in the ordinary course of business not interfering in any material respect with the business of the Borrower and its Subsidiaries, taken as a whole;</text:p>
            <text:p/>
            <text:p> </text:p>
            <text:p/>
            <text:p>(r)          Liens in favor of customs and revenue authorities arising as a matter of law to secure payment of customs duties in connection with the importation of goods;</text:p>
            <text:p/>
            <text:p> </text:p>
            <text:p/>
            <text:p>(s)          Liens solely on any cash earnest money deposits made by the Borrower or any of the Subsidiaries in connection with any letter of intent or purchase agreement in respect of any Investment permitted hereunder;</text:p>
            <text:p/>
            <text:p> </text:p>
            <text:p/>
            <text:p>(t)          Liens with respect to property or assets of any Foreign Subsidiary securing Indebtedness of a Foreign Subsidiary permitted under Section 6.01;</text:p>
            <text:p/>
            <text:p> </text:p>
            <text:p/>
            <text:p>(u)          other Liens with respect to property or assets of the Borrower or any Subsidiary; provided that (i) after giving effect to any such Lien and the incurrence of Indebtedness, if any, secured by such Lien is created, incurred, acquired or assumed (or any prior Indebtedness becomes so secured) on a Pro Forma Basis, the Total Net First Lien Leverage Ratio on the last day of the Borrower’s then most recently completed fiscal quarter for which financial statements are available shall be less than or equal to 4.00 to 1.00, (ii) at the time of the incurrence of such Lien and after giving effect thereto, no Default or Event of Default shall have occurred and be continuing or would result therefrom (or, if the proceeds of such Indebtedness are being used to fund a Limited Condition Acquisition, at the time of the incurrence of such Indebtedness and after giving effect thereto, no Specified Event of Default shall have occurred and be continuing or would result therefrom), (iii) the Indebtedness or other obligations secured by such Lien are otherwise permitted by this Agreement, and (iv) to the extent such Liens are pari passu or subordinated to the Liens granted hereunder, an intercreditor agreement reasonably satisfactory to the Administrative Agent shall be entered into providing that such new liens will be secured equally and ratably with the Liens granted hereunder, or, as applicable, subordinated to the Liens granted hereunder, in each case, on customary terms;</text:p>
            <text:p/>
            <text:p> </text:p>
            <text:p> -101- </text:p>
            <text:p/>
            <text:p> </text:p>
            <text:p/>
            <text:p>  </text:p>
            <text:p/>
            <text:p>(v)         the prior rights of consignees and their lenders under consignment arrangements entered into in the ordinary course of business;</text:p>
            <text:p/>
            <text:p> </text:p>
            <text:p/>
            <text:p>(w)          agreements to subordinate any interest of the Borrower or any Subsidiary in any accounts receivable or other proceeds arising from inventory consigned by the Borrower or any of its Subsidiaries pursuant to an agreement entered into in the ordinary course of business;</text:p>
            <text:p/>
            <text:p> </text:p>
            <text:p/>
            <text:p>(x)          Liens arising from precautionary Uniform Commercial Code financing statements or consignments entered into in connection with any transaction otherwise permitted under this Agreement;</text:p>
            <text:p/>
            <text:p> </text:p>
            <text:p/>
            <text:p>(y)          Liens on Equity Interests in joint ventures securing obligations of such joint venture;</text:p>
            <text:p/>
            <text:p> </text:p>
            <text:p/>
            <text:p>(z)          Liens on securities that are the subject of repurchase agreements constituting Permitted Investments under clause (c) of the definition thereof;</text:p>
            <text:p/>
            <text:p> </text:p>
            <text:p/>
            <text:p>(aa)         Liens in respect of Permitted Receivables Financings that extend only to the receivables subject thereto;</text:p>
            <text:p/>
            <text:p> </text:p>
            <text:p/>
            <text:p>(bb)         Liens on goods or inventory the purchase, shipment or storage price of which is financed by a documentary letter of credit, bank guarantee or bankers’ acceptance issued or created for the account of the Borrower or any Subsidiary in the ordinary course of business; provided, that such Lien secures only the obligations of the Borrower or such Subsidiaries in respect of such letter of credit, bankers’ acceptance or bank guarantee to the extent permitted under Section 6.01;</text:p>
            <text:p/>
            <text:p> </text:p>
            <text:p/>
            <text:p>(cc)         Liens securing insurance premiums financing arrangements, provided, that such Liens are limited to the applicable unearned insurance premiums;</text:p>
            <text:p/>
            <text:p> </text:p>
            <text:p/>
            <text:p>(dd)         Liens in favor of the Borrower or any Subsidiary Loan Party; provided that if any such Lien shall cover any Collateral, the holder of such Lien shall execute and deliver to the Administrative Agent a subordination agreement in form and substance reasonably satisfactory to the Administrative Agent;</text:p>
            <text:p/>
            <text:p> </text:p>
            <text:p/>
            <text:p>(ee)         Liens securing obligations under the Second Lien Note Documents and any Permitted Refinancing Indebtedness in respect thereof, to the extent such Liens are subject to the Second Priority Intercreditor Agreement;</text:p>
            <text:p/>
            <text:p> </text:p>
            <text:p/>
            <text:p>(ff)         Liens on not more than $30 million of deposits securing Swap Agreements;</text:p>
            <text:p/>
            <text:p> </text:p>
            <text:p/>
            <text:p>(gg)         Liens securing Obligations (as defined in the Term Loan Credit Agreement ) under the Term Loan Credit Agreement and the credit documents related thereto pursuant to Section 6.01(aa) , the Initial Euro Term Loans, the Initial Sterling Term Loans and any Permitted Refinancing Indebtedness in respect of the foregoing;</text:p>
            <text:p/>
            <text:p> </text:p>
            <text:p> -102- </text:p>
            <text:p/>
            <text:p> </text:p>
            <text:p/>
            <text:p>  </text:p>
            <text:p/>
            <text:p>(hh)         Liens securing Obligations (as defined in the Second Lien Bridge Credit Agreement ) under the Second Lien Bridge Credit Agreement and the credit documents related thereto pursuant to Section 6.01(bb), the New Second Lien Notes and any Permitted Refinancing Indebtedness in respect of the foregoing; and</text:p>
            <text:p/>
            <text:p> </text:p>
            <text:p/>
            <text:p>(ii)         other Liens with respect to property or assets of the Borrower or any Subsidiary securing obligations in an aggregate principal amount outstanding at any time not to exceed $30 million.</text:p>
          </table:table-cell>
          <table:table-cell office:value-type="string" calcext:value-type="string">
            <text:p>SECTION 6.06. Dividends and Distributions. Declare or pay any dividend or make any other distribution (by reduction of capital or otherwise), whether in cash, property, securities or a combination thereof, with respect to any of its Equity Interests (other than dividends and distributions on Equity Interests payable solely by the issuance of additional Equity Interests (other than Disqualified Stock) of the person paying such dividends or distributions) or directly or indirectly redeem, purchase, retire or otherwise acquire for value (or permit any Subsidiary to purchase or acquire) any of its Equity Interests or set aside any amount for any such purpose (other than through the issuance of additional Equity Interests (other than Disqualified Stock) of the person redeeming, purchasing, retiring or acquiring such shares); provided, however, that:</text:p>
            <text:p/>
            <text:p> </text:p>
            <text:p> -109- </text:p>
            <text:p/>
            <text:p> </text:p>
            <text:p/>
            <text:p> </text:p>
            <text:p/>
            <text:p>(a)          any Subsidiary of the Borrower may declare and pay dividends to, repurchase its Equity Interests from or make other distributions to the Borrower or to any Wholly Owned Subsidiary of the Borrower (or, in the case of non-Wholly Owned Subsidiaries, to the Borrower or any Subsidiary that is a direct or indirect shareholder of such Subsidiary and to each other owner of Equity Interests of such Subsidiary on a pro rata basis (or more favorable basis from the perspective of the Borrower or such Subsidiary) based on their relative ownership interests so long as any repurchase of its Equity Interests from a person that is not the Borrower or a Subsidiary is permitted under Section 6.04);</text:p>
            <text:p/>
            <text:p> </text:p>
            <text:p/>
            <text:p>(b)          the Borrower may declare and pay dividends or make other distributions to Holdings in respect of (i) overhead, legal, accounting and other professional fees and expenses of Holdings or any Parent Entity, (ii) fees and expenses related to any public offering or private placement of debt or equity securities of Holdings or any Parent Entity whether or not consummated, (iii) franchise taxes and other fees, taxes and expenses in connection with the maintenance of its existence and its (or any Parent Entity’s indirect) ownership of the Borrower, (iv) payments permitted by Section 6.07(b), (v) the tax liability to each relevant jurisdiction in respect of consolidated, combined, unitary or affiliated returns for the relevant jurisdiction of Holdings (or any Parent Entity) attributable to Holdings, the Borrower or its Subsidiaries and (vi) customary salary, bonus and other benefits payable to, and indemnities provided on behalf of, officers and employees of Holdings or any Parent Entity, in each case in order to permit Holdings or any Parent Entity to make such payments; provided, that in the case of clauses (i), (ii) and (iii), the amount of such dividends and distributions shall not exceed the portion of any amounts referred to in such clauses (i), (ii) and (iii) that are allocable to the Borrower and its Subsidiaries (which shall be 100% for so long as Holdings or such Parent Entity, as the case may be, owns no assets other than the Equity Interests in the Borrower, Holdings or another Parent Entity);</text:p>
            <text:p/>
            <text:p> </text:p>
            <text:p/>
            <text:p>(c)          the Borrower may declare and pay dividends or make other distributions to Holdings the proceeds of which are used to purchase or redeem the Equity Interests of Holdings or any Parent Entity (including related stock appreciation rights or similar securities) held by then present or former directors, consultants, officers or employees of Holdings, the Borrower or any of the Subsidiaries or by any Plan or shareholders’ agreement then in effect upon such person’s death, disability, retirement or termination of employment or under the terms of any such Plan or any other agreement under which such shares of stock or related rights were issued; provided, that the aggregate amount of such purchases or redemptions under this paragraph (c) shall not exceed in any fiscal year $20 million (plus the amount of net proceeds contributed to the Borrower that were (x) received by Holdings or any Parent Entity during such calendar year from sales of Equity Interests of Holdings or any Parent Entity of Holdings to directors, consultants, officers or employees of Holdings, any Parent Entity, the Borrower or any Subsidiary in connection with permitted employee compensation and incentive arrangements and (y) of any key-man life insurance policies received during such calendar year), which, if not used in any year, may be carried forward to any subsequent calendar year;</text:p>
            <text:p/>
            <text:p> </text:p>
            <text:p/>
            <text:p>(d)          noncash repurchases of Equity Interests deemed to occur upon exercise of stock options if such Equity Interests represent a portion of the exercise price of such options;</text:p>
            <text:p/>
            <text:p> </text:p>
            <text:p/>
            <text:p>(e)          the Borrower may pay dividends to Holdings in an aggregate amount equal to the portion, if any, of the Cumulative Credit on such date that the Borrower elects to apply to this Section 6.06(e), such election to be specified in a written notice of a Responsible Officer of the Borrower calculating in reasonable detail the amount of Cumulative Credit immediately prior to such election and the amount thereof elected to be so applied; provided, that no Default or Event of Default has occurred and is continuing or would result therefrom and, after giving effect thereto, that the Borrower and its Subsidiaries shall be in Pro Forma Compliance;</text:p>
            <text:p/>
            <text:p> </text:p>
            <text:p> -110- </text:p>
            <text:p/>
            <text:p> </text:p>
            <text:p/>
            <text:p>  </text:p>
            <text:p/>
            <text:p>(f)          the Borrower may pay dividends on the Closing Date to consummate the Transactions;</text:p>
            <text:p/>
            <text:p> </text:p>
            <text:p/>
            <text:p>(g)          the Borrower may pay dividends or distributions to allow Holdings or any Parent Entity to make payments in cash, in lieu of the issuance of fractional shares, upon the exercise of warrants or upon the conversion or exchange of Equity Interests of any such person;</text:p>
            <text:p/>
            <text:p> </text:p>
            <text:p/>
            <text:p>(h)          the Borrower may pay dividends and make distributions to, or repurchase or redeem shares from, its equity holders in an amount equal to 6.0% per annum of the net proceeds received by the Borrower from any public offering of Equity Interests of the Borrower or any direct or indirect parent of the Borrower; and</text:p>
            <text:p/>
            <text:p> </text:p>
            <text:p/>
            <text:p>(i)          the Borrower may make distributions to Holdings or any Parent Entity to finance any Investment permitted to be made pursuant to Section 6.04; provided, that (A) such distribution shall be made substantially concurrently with the closing of such Investment and (B) such parent shall, immediately following the closing thereof, cause (1) all property acquired (whether assets or Equity Interests) to be contributed to the Borrower or a Subsidiary or (2) the merger (to the extent permitted in Section 6.05) of the Person formed or acquired into the Borrower or a Subsidiary in order to consummate such Permitted Business Acquisition or Investment.</text:p>
          </table:table-cell>
          <table:table-cell office:value-type="string" calcext:value-type="string">
            <text:p>SECTION 6.05. Mergers, Consolidations, Sales of Assets and Acquisitions. Merge into or consolidate with any other person, or permit any other person to merge into or consolidate with it, or sell, transfer, lease or otherwise dispose of (in one transaction or in a series of transactions) all or any part of its assets (whether now owned or hereafter acquired) (including, in each case, pursuant to a Delaware LLC Division), or issue, sell, transfer or otherwise dispose of any Equity Interests of the Borrower or any Subsidiary, or purchase, lease or otherwise acquire (in one transaction or a series of transactions) all or any substantial part of the assets of any other person or any division, unit or business of any person, except that this Section shall not prohibit:</text:p>
            <text:p/>
            <text:p> </text:p>
            <text:p/>
            <text:p>(a)          (i) the purchase and sale of inventory in the ordinary course of business by the Borrower or any Subsidiary and the sale of receivables by any Foreign Subsidiary pursuant to non-recourse factoring arrangements in the ordinary course of business of such Foreign Subsidiary, (ii) the acquisition or lease (pursuant to an operating lease) of any other asset in the ordinary course of business by the Borrower or any Subsidiary, (iii) the sale of surplus, obsolete or worn out equipment or other property in the ordinary course of business by the Borrower or any Subsidiary or (iv) the sale of Permitted Investments in the ordinary course of business;</text:p>
            <text:p/>
            <text:p> </text:p>
            <text:p/>
            <text:p>(b)          if at the time thereof and immediately after giving effect thereto no Event of Default shall have occurred and be continuing or would result therefrom, (i) the merger or Delaware LLC Division of any Subsidiary into the Borrower in a transaction in which the Borrower is the survivor, (ii) the merger, consolidation or Delaware LLC Division of any Subsidiary into or with any Subsidiary Loan Party in a transaction in which the surviving or resulting entity is a Subsidiary Loan Party and, in the case of each of clauses (i) and (ii), no person other than the Borrower or Subsidiary Loan Party receives any consideration, (iii) the merger, consolidation or Delaware LLC Division of any Subsidiary that is not a Subsidiary Loan Party into or with any other Subsidiary that is not a Subsidiary Loan Party, (iv) the liquidation or dissolution or change in form of entity of any Subsidiary (other than the Borrower) if the Borrower determines in good faith that such liquidation, dissolution or change in form is in the best interests of the Borrower and is not materially disadvantageous to the Lenders or (v) any Subsidiary may merge or effect a Delaware LLC Division with any other person in order to effect an Investment permitted pursuant to Section 6.04 so long as the continuing or surviving person shall be a Subsidiary, which shall be a Loan Party if the merging Subsidiary was a Loan Party and which together with each of its Subsidiaries shall have complied with the requirements of Section 5.10;</text:p>
            <text:p/>
            <text:p> </text:p>
            <text:p/>
            <text:p>(c)          sales, transfers, leases or other dispositions to the Borrower or a Subsidiary (upon voluntary liquidation or otherwise); provided, that any sales, transfers, leases or other dispositions by a Loan Party to a Subsidiary that is not a Subsidiary Loan Party in reliance on this paragraph (c) shall be made in compliance with Section 6.07 and shall be included in Section 6.05(g);</text:p>
            <text:p/>
            <text:p> </text:p>
            <text:p/>
            <text:p>(d)          Sale and Lease-Back Transactions permitted by Section 6.03;</text:p>
            <text:p/>
            <text:p> </text:p>
            <text:p/>
            <text:p>(e)          Investments permitted by Section 6.04, Permitted Liens, Dividends permitted by Section 6.06 and capital expenditures;</text:p>
            <text:p/>
            <text:p> </text:p>
            <text:p/>
            <text:p>(f)          the sale of defaulted receivables in the ordinary course of business and not as part of an accounts receivables financing transaction;</text:p>
            <text:p/>
            <text:p> </text:p>
            <text:p> -107- </text:p>
            <text:p/>
            <text:p> </text:p>
            <text:p/>
            <text:p>  </text:p>
            <text:p/>
            <text:p>(g)          sales, transfers, leases, Delaware LLC Division or other dispositions of assets not otherwise permitted by this Section 6.05 (or required to be included in this clause (g) pursuant to Section 6.05(c)); provided, that (i) (A) after giving effect to such sale, transfer, lease, Delaware LLC Division or other disposition of assets, the application of proceeds thereof, the assumption and incurrence of any Indebtedness and any related transactions, the Total Net First Lien Leverage Ratio of the Borrower on a Pro Forma Basis would be equal to or less than 4.00 to 1.00 or (B) if otherwise, then the aggregate gross proceeds (including noncash proceeds) of any or all assets sold, transferred, leased, Delaware LLC Division or otherwise disposed of in reliance upon this clause (g)(i)(B) shall not exceed, in any fiscal year of the Borrower, the greater of (x) $200 million and (y) 6.5% of Consolidated Total Assets as of the end of the fiscal quarter immediately prior to the date of such incurrence for which financial statements have been delivered pursuant to Section 5.04; (ii) no Default or Event of Default exists or would result therefrom and (iii) the Net Proceeds thereof are applied in accordance with Section 2.11(b);</text:p>
            <text:p/>
            <text:p> </text:p>
            <text:p/>
            <text:p>(h)          Permitted Business Acquisitions (including any merger, consolidation or Delaware LLC Division in order to effect a Permitted Business Acquisition); provided, that following any such merger, consolidation or Delaware LLC Division (i) involving the Borrower, the Borrower is the surviving corporation, (ii) involving a Domestic Subsidiary, the surviving or resulting entity shall be a Subsidiary Loan Party that is a Wholly Owned Subsidiary and (iii) involving a Foreign Subsidiary, the surviving or resulting entity shall be a Wholly Owned Subsidiary;</text:p>
            <text:p/>
            <text:p> </text:p>
            <text:p/>
            <text:p>(i)          leases, licenses (on a non-exclusive basis with respect to intellectual property), or subleases or sublicenses (on a non-exclusive basis with respect to intellectual property) of any real or personal property in the ordinary course of business;</text:p>
            <text:p/>
            <text:p> </text:p>
            <text:p/>
            <text:p>(j)          sales, leases or other dispositions of inventory of the Borrower and its Subsidiaries determined by the management of the Borrower to be no longer useful or necessary in the operation of the business of the Borrower or any of the Subsidiaries;</text:p>
            <text:p/>
            <text:p> </text:p>
            <text:p/>
            <text:p>(k)          acquisitions and purchases made with the proceeds of any Asset Sale pursuant to the first proviso of paragraph (a) of the definition of “Net Proceeds”;</text:p>
            <text:p/>
            <text:p> </text:p>
            <text:p/>
            <text:p>(l)          the purchase and sale or other transfer (including by capital contribution) of Receivables Assets pursuant to Permitted Receivables Financings; provided that the Net Proceeds thereof are applied in accordance with Section 2.11(b);</text:p>
            <text:p/>
            <text:p> </text:p>
            <text:p/>
            <text:p>(m)          any exchange of assets for services and/or other assets of comparable or greater value; provided, that (i) at least 90% of the consideration received by the transferor consists of assets that will be used in a business or business activity permitted hereunder, (ii) in the event of a swap with a fair market value in excess of $10.0 million, the Administrative Agent shall have received a certificate from a Responsible Officer of the Borrower with respect to such fair market value and (iii) in the event of a swap with a fair market value in excess of $20.0 million, such exchange shall have been approved by at least a majority of the Board of Directors of Holdings or the Borrower; provided, that the Net Proceeds, if any, thereof are applied in accordance with Section 2.11(b); provided, further, that (A) (i) after giving effect to such exchange, the application of proceeds thereof, the assumption and incurrence of any Indebtedness and any related transactions, the Total Net First Lien Leverage Ratio of the Borrower on a Pro Forma Basis would be equal to or less than 4.00 to 1.00 or (ii) if otherwise, the aggregate gross consideration (including exchange assets, other noncash consideration and cash proceeds) of any or all assets exchanged in reliance upon this clause (m) shall not exceed, in any fiscal year of the Borrower, the greater of $200 million and 6.5% of Consolidated Total Assets as of the end of the fiscal quarter immediately prior to the date of such incurrence for which financial statements have been delivered pursuant to Section 5.04; (B) no Default or Event of Default exists or would result therefrom;</text:p>
            <text:p/>
            <text:p> </text:p>
            <text:p> -108- </text:p>
            <text:p/>
            <text:p> </text:p>
            <text:p/>
            <text:p>  </text:p>
            <text:p/>
            <text:p>(n)          the sale of assets described on Schedule 6.05;</text:p>
            <text:p/>
            <text:p> </text:p>
            <text:p/>
            <text:p>(o)          the Acquisition; and</text:p>
            <text:p/>
            <text:p> </text:p>
            <text:p/>
            <text:p>(p)          the purchase and sale or other transfer of Receivables Assets in connection with a Permitted Supplier Finance Facility.</text:p>
            <text:p/>
            <text:p> </text:p>
            <text:p/>
            <text:p>Notwithstanding anything to the contrary contained in Section 6.05 above, (i) no sale, transfer or other disposition of assets shall be permitted by this Section 6.05 (other than sales, transfers, leases, licenses or other dispositions to Loan Parties pursuant to paragraph (c) of this Section 6.05) unless such disposition is for fair market value and (ii) no sale, transfer or other disposition of assets in excess of $15.0 million shall be permitted by paragraph (g) of this Section 6.05 unless such disposition is for at least 75% cash consideration; provided, that for purposes of clause (ii), (a) the amount of any liabilities (as shown on the Borrower’s or any Subsidiary’s most recent balance sheet or in the notes thereto) of the Borrower or any Subsidiary of the Borrower (other than liabilities that are by their terms subordinated to the Obligations) that are assumed by the transferee of any such assets, (b) any notes or other obligations or other securities or assets received by the Borrower or such Subsidiary of the Borrower from such transferee that are converted by the Borrower or such Subsidiary of the Borrower into cash within 180 days of the receipt thereof (to the extent of the cash received) and (c) any Designated Non-Cash Consideration received by the Borrower or any of its Subsidiaries in such Asset Sale having an aggregate fair market value, taken together with all other Designated Non-Cash Consideration received pursuant to this clause (c) that is at that time outstanding, not to exceed the greater of 3.0% of Consolidated Total Assets and $100 million at the time of the receipt of such Designated Non-Cash Consideration (with the fair market value of each item of Designated Non-Cash Consideration being measured at the time received and without giving effect to subsequent changes in value) shall be deemed to be cash. To the extent any Collateral is disposed of in a transaction expressly permitted by this Section 6.05 to any Person other than Holdings, the Borrower or any Subsidiary, such Collateral shall be sold free and clear of the Liens created by the Loan Documents, and the Administrative Agent shall take, and shall be authorized by each Lender to take, any actions reasonably requested by the Borrower in order to evidence the foregoing.</text:p>
          </table:table-cell>
          <table:table-cell table:number-columns-repeated="1013"/>
        </table:table-row>
        <table:table-row table:style-name="ro1">
          <table:table-cell office:value-type="string" calcext:value-type="string">
            <text:p><text:a xlink:href="https://www.sec.gov/Archives/edgar/data/43196/000119312519001313/d681991dex103.htm" xlink:type="simple">https://www.sec.gov/Archives/edgar/data/43196/000119312519001313/d681991dex103.htm</text:a></text:p>
          </table:table-cell>
          <table:table-cell office:value-type="string" calcext:value-type="string">
            <text:p>FOURTH AMENDED AND RESTATED CREDIT AGREEMENT </text:p>
          </table:table-cell>
          <table:table-cell office:value-type="string" calcext:value-type="string">
            <text:p>This FOURTH AMENDED AND RESTATED CREDIT AGREEMENT (this “Agreement”) is entered into as of January 2, 2019 by and among GRAY TELEVISION, INC., a Georgia corporation (“Gray”), as borrower, the lenders who are party to this Agreement and the lenders who may become party to this Agreement pursuant to the terms hereof, as Lenders (as defined below), and WELLS FARGO BANK, NATIONAL ASSOCIATION, as Administrative Agent (as defined below). </text:p>
          </table:table-cell>
          <table:table-cell office:value-type="string" calcext:value-type="string">
            <text:p>Section 2.14    Incremental Increases.</text:p>
            <text:p/>
            <text:p>(a)    Request for Increase. At any time, upon written notice to the Administrative Agent, the Borrower may, from time to time, request (i) one or more incremental term loans or increases in the outstanding amount of any Class of Term Loans (each, an “Incremental Term Loan”) or (ii) additional revolving credit facility tranches (each, an “Additional Revolving Loan Facility”) and one or more increases in the Commitments with respect to the Initial Revolving Loan Facility (each, an “Initial Revolving Loan Commitment Increase”) or an Additional Revolving Loan Facility (each, an “Additional Revolving Loan Commitment Increase” and, collectively with the Additional Revolving Loan Facilities, the Initial Revolving Loan Commitment Increases and the Incremental Term Loans, the “Incremental Increases”); provided that (A) the initial aggregate principal amount for such requested Incremental Increase shall not exceed the Incremental Indebtedness Limit and (B) any such request shall be in a minimum amount of $25,000,000 for any Incremental Term Loan or $5,000,000 for any Additional Revolving Loan Facility or Additional Revolving Loan Commitment Increase or, in each case if less, the remaining amount permitted pursuant to this clause (a).</text:p>
            <text:p/>
            <text:p> </text:p>
            <text:p/>
            <text:p>67</text:p>
            <text:p/>
            <text:p>(b)    Incremental Lenders. Each notice from the Borrower pursuant to this Section shall set forth the requested amount and proposed terms of the relevant Incremental Increases. Incremental Increases may be provided by any existing Lender (but no existing Lender will have an obligation to make a portion of any Incremental Increase) or by any other Persons (each, an “Incremental Lender”); provided that the Administrative Agent, the Issuing Bank and the Swingline Lender, as applicable, shall have consented (such consent not to be unreasonably withheld, conditioned or delayed) to such Incremental Lender’s providing such Incremental Increase to the extent any such consent would be required under Section 11.5(b) for an assignment of Loans or Commitments, as applicable, to such Incremental Lender. At the time of sending such notice, the Borrower (in consultation with the Administrative Agent) shall specify the time period within which each Incremental Lender is requested to respond, which shall in no event be less than ten (10) Business Days from the date of delivery of such notice to the proposed Incremental Lenders (or such shorter period as agreed to by the Administrative Agent in its sole discretion). Each proposed Incremental Lender may elect or decline, in its sole discretion, and shall notify the Administrative Agent within such time period whether it agrees, to provide an Incremental Increase and, if so, whether by an amount equal to, greater than or less than requested. Any Person not responding within such time period shall be deemed to have declined to provide an Incremental Increase.</text:p>
            <text:p/>
            <text:p>(c)    Incremental Increase Effective Date and Allocations. The Administrative Agent and the Borrower shall determine the effective date (each, an “Incremental Increase Effective Date”) and the final allocation of such Incremental Increase. The Administrative Agent shall promptly notify the Borrower and the Incremental Lenders of the final allocation of such Incremental Increase (limited in the case of the Incremental Lenders to their own respective allocations thereof) and the Incremental Increase Effective Date.</text:p>
            <text:p/>
            <text:p>(d)    Conditions and Terms Applicable to Each Incremental Increase. Any Incremental Increase shall become effective as of the applicable Incremental Increase Effective Date; provided that the following terms and conditions shall apply to each Incremental Increase, subject, in the case of any Incremental Increase the proceeds of which will be used to fund a substantially concurrent Limited Condition Acquisition, to the provisions of Section 1.10:</text:p>
            <text:p/>
            <text:p>(i)    no Default or Event of Default shall exist on such Incremental Increase Effective Date immediately prior to or after giving effect to (A) such Incremental Increase or (B) the making of any extension of credit pursuant thereto;</text:p>
            <text:p/>
            <text:p>(ii)    after giving effect to the incurrence of such Incremental Increase (and assuming that such Incremental Increase is fully funded), the Borrower shall be in compliance with the Debt Incurrence Test;</text:p>
            <text:p/>
            <text:p>(iii)    all of the representations and warranties of the Borrower under this Agreement and the other Loan Documents (including, without limitation, all representations and warranties with respect to the Restricted Subsidiaries) shall be true and correct at such time (or to the extent related specifically to a specific prior date, as of such date) in all material respects (except to the extent that any such representation and warranty is qualified by materiality or Materially Adverse Effect, in which case such representation and warranty shall be true and correct in all respects), both before and after giving effect to such Incremental Increase, and after giving effect to any updates to information provided to the Lenders in accordance with the terms of such representations and warranties;</text:p>
            <text:p/>
            <text:p> </text:p>
            <text:p/>
            <text:p>68</text:p>
            <text:p/>
            <text:p>(iv)    no Incremental Increase may have a stated maturity date that is earlier than the then applicable latest maturity date applicable to the Initial Revolving Loan Facility (including, without limitation, the maturity date of any Extended Revolving Loan Commitment);</text:p>
            <text:p/>
            <text:p>(v)    each Incremental Increase shall constitute Loan Obligations and shall rank (A) with respect to each Additional Revolving Loan Facility and any Additional Revolving Loan Commitment Increase, pari passu with the existing Loan Obligations and (B) with respect to each Incremental Term Loan, (1) pari passu or junior in right of payment and (2) pari passu or junior with respect to Liens with the existing Loan Obligations;</text:p>
            <text:p/>
            <text:p>(vi)    the Incremental Lenders shall be included in any determination of the Required Lenders and, if applicable, Required Additional Revolving Lenders and Required Revolving Lenders; and</text:p>
            <text:p/>
            <text:p>(vii)    each such Incremental Increase shall be effected pursuant to (A) an amendment (each, an “Incremental Increase Amendment”) to this Agreement and, as appropriate, the other Loan Documents, executed by the Borrower, the Administrative Agent and the applicable Incremental Lenders, which Incremental Increase Amendment may, without the consent of any other Lenders, effect such amendments to this Agreement and the other Loan Documents as may be necessary or appropriate, in the reasonable opinion of the Administrative Agent, to effect the provisions of this Section 2.14 and (B) to the extent that any Incremental Increase ranks junior in right or payment or junior with respect to Liens, an intercreditor agreement executed by the Borrower, the Administrative Agent and the applicable Lenders.</text:p>
            <text:p/>
            <text:p>(e)    Terms of Incremental Term Loans. All of the terms and conditions applicable to an Incremental Term Loan shall be set forth in the relevant Incremental Increase Amendment and, to the extent not consistent with the Term C Loans, be satisfactory to the Administrative Agent, the Borrower and the applicable Incremental Lenders; provided that in the case of an Incremental Institutional Term Loan:</text:p>
            <text:p/>
            <text:p>(i)    such Incremental Institutional Term Loan will not have (A) a stated maturity date prior to the Term C Loan Maturity Date or (B) a shorter Weighted Average Life to Maturity than the remaining Weighted Average Life to Maturity of the Term C Loan;</text:p>
            <text:p/>
            <text:p>(ii)    the Effective Yield for such Incremental Institutional Term Loan (at each applicable pricing level with respect thereto) may not exceed by more than 0.50% the Effective Yield for the Term B-2 Loan unless the Effective Yield for the Term B-2 Loan is adjusted to equal the Effective Yield applicable to such Incremental Institutional Term Loan (at each applicable pricing level with respect thereto) minus 0.50%; and</text:p>
            <text:p/>
            <text:p>(iii)    solely in the case of an Incremental Institutional Term Loan incurred prior to January 2, 2020, the Effective Yield for such Incremental Institutional Term Loan (at each applicable pricing level with respect thereto) may not exceed by more than 0.50% the Effective Yield for the Term C Loan unless the Effective Yield for the Term C Loan is adjusted to equal the Effective Yield applicable to such Incremental Institutional Term Loan (at each applicable pricing level with respect thereto) minus 0.50%.</text:p>
            <text:p/>
            <text:p>(f)    Terms of Additional Revolving Loan Facility.    All of the terms and conditions applicable to the Additional Revolving Loan Facility shall be set forth in the relevant Incremental Increase Amendment and, to the extent not consistent with the Initial Revolving Loan Facility, be satisfactory to the Administrative Agent, the Borrower and the applicable Incremental Lenders; provided that such Additional Revolving Loan Facility shall require no scheduled amortization or mandatory commitment reduction prior to the then applicable latest maturity date applicable to the Initial Revolving Loan Facility (including, without limitation, the maturity date of any Extended Revolving Loan Commitment).</text:p>
            <text:p/>
            <text:p> </text:p>
            <text:p/>
            <text:p>69</text:p>
            <text:p/>
            <text:p>(g)    Terms of Additional Revolving Loan Commitment Increases and Initial Revolving Loan Commitment Increases. All of the terms and conditions applicable to each Additional Revolving Loan Commitment Increase or Initial Revolving Loan Commitment Increase, as the case may be, shall be set forth in the relevant Incremental Increase Amendment and shall be consistent with those applicable to the applicable Additional Revolving Loan Facility or Initial Revolving Loan Commitment Increase; provided that in connection with any such Incremental Increase:</text:p>
            <text:p/>
            <text:p>(i)    all outstanding Additional Revolving Loans and the Additional Revolving Loan Commitment Ratios will be reallocated by the Administrative Agent on the applicable Incremental Increase Effective Date among the Lenders with an Additional Revolving Loan Commitment (including the Incremental Lenders providing any portion of such Additional Revolving Loan Commitment Increase) in accordance with their revised Additional Revolving Loan Commitment Ratios (and the applicable Lenders (including the Incremental Lenders providing any portion of such Additional Revolving Loan Commitment Increase) agree to make all payments and adjustments necessary to effect such reallocation and the Borrower shall pay any and all costs required pursuant to Section 2.9 in connection with such reallocation as if such reallocation were a repayment);</text:p>
            <text:p/>
            <text:p>(ii)    all outstanding Initial Revolving Loans and the Initial Revolving Loan Commitment Ratios will be reallocated by the Administrative Agent on the applicable Incremental Increase Effective Date among the Lenders with an Initial Revolving Loan Commitment (including the Incremental Lenders providing any portion of such Initial Revolving Loan Commitment Increase) in accordance with their revised Initial Revolving Loan Commitment Ratios (and the applicable Lenders (including the Incremental Lenders providing any portion of such Initial Revolving Loan Commitment Increase) agree to make all payments and adjustments necessary to effect such reallocation and the Borrower shall pay any and all costs required pursuant to Section 2.9 in connection with such reallocation as if such reallocation were a repayment); and</text:p>
            <text:p/>
            <text:p>(iii)    any Incremental Lender providing any portion of an Additional Revolving Loan Commitment Increase shall be entitled to the same voting rights as the existing Lenders with Additional Revolving Loan Commitments and any extensions of credit made in connection with each Additional Revolving Loan Commitment Increase shall receive proceeds of prepayments on the same basis as the other Additional Revolving Loans made hereunder.</text:p>
            <text:p/>
            <text:p>(h)    Conflicting Provisions. This Section shall supersede any provisions in Sections 2.10 or 11.12 to the contrary. </text:p>
          </table:table-cell>
          <table:table-cell office:value-type="string" calcext:value-type="string">
            <text:p>Section 2.6    Prepayments and Repayments.</text:p>
            <text:p/>
            <text:p>(a)    Prepayments.</text:p>
            <text:p/>
            <text:p>(i)    The principal amount of any Base Rate Advance may be prepaid in full or ratably in part at any time without premium (except as provided in clause (a)(ii) of this Section) or penalty and without regard to the Payment Date for such Advance (in the case of any Base Rate Advance) upon written notice, or telephonic notice followed immediately by written notice, to the Administrative Agent on the date of such prepayment; provided, however, that the Borrower’s failure to confirm any telephonic notice with a written notice shall not invalidate any notice so given if acted upon by the Administrative Agent. LIBOR Advances may be prepaid in full or ratably in part at any time without premium (except as provided in clause (a)(ii) of this Section) or penalty prior to the applicable Payment Date, upon three (3) Business Days’ prior written notice, or telephonic notice followed immediately by written notice, to the Administrative Agent; provided, however, that the Borrower shall reimburse the Lenders and the Administrative Agent, on the earlier of demand by the applicable Lender or the applicable Maturity Date, for any loss or reasonable out-of-pocket expense incurred by any Lender or the Administrative Agent in connection with such prepayment, as set forth in Section 2.9; provided further, however, that the Borrower’s failure to confirm any telephonic notice with a written notice shall not invalidate any notice so given if acted upon by the Administrative Agent. Any partial prepayment hereunder shall be in amounts of not less than $500,000 and in integral multiples of $250,000. Initial Revolving Loans and Swingline Loans prepaid pursuant to this Section 2.6(a) may be reborrowed, subject to the terms and conditions hereof. Any Term B-2 Loan, any Term C Loan or Incremental Term Loan, as applicable, prepaid pursuant to this Section 2.6(a) may not be reborrowed. Amounts prepaid shall be paid together with accrued interest on the amount so prepaid accrued through the date of such prepayment. Repayments under this Section 2.6(a) shall be applied to the remaining scheduled principal installments of the applicable Term Loans as the Borrower shall direct. Notwithstanding the foregoing, any notice of prepayment delivered in connection with any refinancing of all of the Loans with the proceeds of such refinancing or of any other incurrence of Indebtedness may be, if expressly so stated to be, contingent upon the consummation of such refinancing or incurrence and may be revoked by the Borrower in the event such refinancing is not consummated; provided that the delay or failure of such contingency shall not relieve the Borrower from its obligations in respect thereof under Section 2.9.</text:p>
            <text:p/>
            <text:p>(ii)    In the event that, during the six month period following the Restatement Effective Date, the Borrower (A) makes any prepayment of the Term C Loan in connection with any Repricing Transaction (as defined below) or (B) effects any amendment of this Agreement resulting in a Repricing Transaction, the Borrower shall pay to the Administrative Agent, for the ratable account of each applicable Lender with the Term C Loan, a fee in an amount equal to, (1) in the case of clause (A), a prepayment premium of 1.0% of the amount of the Term C Loan being prepaid and (2) in the case of clause (B), a payment equal to</text:p>
            <text:p/>
            <text:p> </text:p>
            <text:p/>
            <text:p>55</text:p>
            <text:p/>
            <text:p>1.0% of the aggregate principal amount of the applicable Term C Loan outstanding immediately prior to such amendment. Such amounts shall be due and payable within three (3) Business Days of the date of the effectiveness of such Repricing Transaction. For the purpose of this Section 2.6(a)(ii), “Repricing Transaction” shall mean (x) any prepayment or repayment of the Term C Loan with the proceeds of, or any conversion of the Term C Loan into, any new or replacement Indebtedness with an “effective yield” that is less than the “effective yield” applicable to the Term C Loan (in each case with such comparative “effective yields” to be determined in the reasonable judgment of the Administrative Agent consistent with generally accepted financial practices taking into account, for example, upfront fees, interest rate margins, interest rate benchmark floors and original issue discount, but excluding the effect of any arrangement, structuring, commitment, syndication, underwriting or other fees payable in connection therewith that are not shared with all lenders or holders of the Term C Loan or such new or replacement Indebtedness, as the case may be) and (y) any amendment to the pricing terms of the Term C Loan which reduces the “effective yield” (determined in accordance with clause (x) above) applicable to the Term C Loan.</text:p>
            <text:p/>
            <text:p>(b)    Repayments. The Borrower shall repay the Loans as follows:</text:p>
            <text:p/>
            <text:p>(i)    Term Loans.</text:p>
            <text:p/>
            <text:p>(A)    As a result of prepayments of scheduled installments on the Term B-2 Loan prior to the Restatement Effective Date, the Borrower shall not be required to make any amortization payments with respect to the Term B-2 Loan prior to the final installment payment on the Term B-2 Loan Maturity Date. The final principal repayment installment of the Term B-2 Loan shall be repaid on the Term B-2 Loan Maturity Date in an amount equal to the aggregate principal amount of all Term B-2 Loan outstanding on such date.</text:p>
            <text:p/>
            <text:p>(B)    The Borrower shall, on the last day of each fiscal quarter, commencing March 31, 2019, repay the outstanding principal amount of the Term C Loan in consecutive quarterly principal installments in an amount that is equal to $3,500,000 for each such quarter (in each case as such installments shall be adjusted, if applicable, to give effect to any prepayments as set forth herein). The final principal repayment installment of the Term C Loan shall be repaid on the Term C Loan Maturity Date in an amount equal to the aggregate principal amount of all Term C Loan outstanding on such date.</text:p>
            <text:p/>
            <text:p>(ii)    Initial Revolving Loans and Swingline Loans in Excess of Initial Revolving Loan Commitment. If, at any time, the sum of the aggregate amount of the Initial Revolving Loans, Swingline Loans and Letter of Credit Obligations outstanding shall exceed the Initial Revolving Loan Commitment, the Borrower shall make a prepayment thereof on such date in an aggregate amount equal to such excess, together with any accrued interest with respect thereto, with each such prepayment applied first, to the principal amount of outstanding Swingline Loans, second to the principal amount of outstanding Initial Revolving Loans and third, with respect to any Letters of Credit then outstanding, a payment of Cash Collateral into a Controlled Account in an amount equal to such excess (such Cash Collateral to be applied in accordance with Section 8.2(b)).</text:p>
            <text:p/>
            <text:p>(iii)    Repayments From Net Proceeds of Asset Sales or Insurance or Condemnation Proceedings. Within three (3) Business Days following the date of receipt by the Borrower or any of its Restricted Subsidiaries of any Net Proceeds (Asset Sales) in connection with Asset Sales to the extent made in reliance upon Section 7.4(a)(ii), (iii), (xii) or (xiv) and Asset Sales not otherwise permitted hereunder, the Borrower shall prepay the Loans in an amount equal to, in the aggregate, one-hundred percent (100%) of any Net Proceeds (Asset Sales) to the extent that the aggregate amount of such Net Proceeds (Asset Sales) exceed $20,000,000 during the term of this Agreement; provided, however, that no prepayment under this Section 2.6(b)(iii) shall be required if such Net Proceeds (Asset Sales) are reinvested in assets customarily used or useful in a Permitted Business within the two hundred seventy (270) day period following the receipt</text:p>
            <text:p/>
            <text:p> </text:p>
            <text:p/>
            <text:p>56</text:p>
            <text:p/>
            <text:p>of Net Proceeds (Asset Sales) of any such Asset Sale (or if, within such two hundred seventy (270) day period, the Borrower or such Restricted Subsidiary enters into a legally binding commitment to reinvest the Net Proceeds (Asset Sales), the date that is the earlier of (1) three hundred fifty five (355) days after the date of the receipt of Net Proceeds (Asset Sales) of such Asset Sale or (2) five (5) Business Days prior to any date of payment of, or requirement to offer to purchase, any Junior Securities with such proceeds).</text:p>
            <text:p/>
            <text:p>(iv)    Excess Cash Flow. With respect to each fiscal year, commencing with the fiscal year ending December 31, 2014, on or prior to April 15 of the following year (commencing with April 15, 2015), the Loans shall be repaid in an amount equal to the ECF Prepayment Amount for such fiscal year less (1) the aggregate amount of all Term Loans prepaid during such fiscal year pursuant to Section 2.6(a), (2) the cash amount paid with respect to all Term Loans prepaid during such fiscal year pursuant to Section 2.17, (3) any optional prepayments of any New Securities that are secured by a pari passu Lien on any Collateral (to the extent not otherwise prohibited under this Agreement or the other Loan Documents) and (4) any prepayments of Initial Revolving Loans or Additional Revolving Loans made during such fiscal year which result in a permanent reduction of the Initial Revolving Loan Commitments or Additional Revolving Loan Commitments, as applicable (in each case of such clauses (1) through (4) above, only to the extent not made with the proceeds of Indebtedness (other than any Indebtedness incurred pursuant to any Initial Revolving Loan, Additional Revolving Loan and/or Swingline Loan), any Equity Issuance, Asset Sale or other proceeds that would not be included in calculating Operating Cash Flow for such fiscal year). For the purposes of this clause (iv), “ECF Prepayment Amount” shall mean:</text:p>
            <text:p/>
            <text:p>(A)    if the First Lien Leverage Ratio as of the end of the fiscal year ended on the immediately preceding December 31 is greater than 4.50 to 1.00, an amount equal to fifty percent (50%) of Excess Cash Flow for such fiscal year;</text:p>
            <text:p/>
            <text:p>(B)    if the First Lien Leverage Ratio as of the end of the fiscal year ended on the immediately preceding December 31 is less than or equal to 4.50 to 1.00 and greater than 3.75 to 1.00, an amount equal to twenty-five percent (25%) of Excess Cash Flow for such fiscal year; and</text:p>
            <text:p/>
            <text:p>(C)    if the First Lien Leverage Ratio as of the end of the fiscal year ended on the immediately preceding December 31 is less than or equal to 3.75 to 1.00, 0% of Excess Cash Flow for such fiscal year.</text:p>
            <text:p/>
            <text:p>(v)    Issuance of Indebtedness. Within three (3) Business Days following the date of receipt by any Holding Company, any Intermediate Holding Company, the Borrower or any of its Restricted Subsidiaries of any Net Proceeds (Indebtedness) arising from the issuance of Indebtedness by any such Person after the Restatement Effective Date not otherwise permitted pursuant to Section 7.1, the Loans shall be repaid in an amount equal to one hundred percent (100%) of the Net Proceeds (Indebtedness) related thereto.</text:p>
            <text:p/>
            <text:p>(vi)    Application of Mandatory Repayments. Repayments under clauses (iii), (iv) and (v) of this Section 2.6(b) shall be applied first, pro rata, to the principal of the Term B-2 Loan, the Term C Loan and, if applicable, the Incremental Term Loans (applied to reduce the next four scheduled principal installments of such Term Loans in direct order of maturity, then to the remaining scheduled principal installments on a pro rata basis (other than the payment of principal due on the Maturity Date of the applicable Term Loan) and then to the payment of principal due on the Maturity Date of the applicable Term Loan) and, second pro rata to the outstanding principal amount of the Initial Revolving Loans and Swingline Loans and, if applicable, Additional Revolving Loans (in each case without a reduction in the related Commitments). Accrued interest on the principal amount of the Loans being repaid pursuant to clauses (iii), (iv) and (v) of Section 2.6(b) to the date of such repayment (together with any additional amount owing under Section 2.9) will be paid by the Borrower concurrently with such principal repayment. Notwithstanding the forgoing, in connection with any repayment pursuant to Section 2.6(b)(iii), if any New Securities are secured by a pari</text:p>
            <text:p/>
            <text:p> </text:p>
            <text:p/>
            <text:p>57</text:p>
            <text:p/>
            <text:p>passu Lien on any Collateral, then the Borrower may, to the extent required pursuant to the documentation governing such New Securities, prepay Term Loans and purchase such New Securities (at a purchase price no greater than par plus accrued and unpaid interest) on a pro rata basis in accordance with the respective outstanding principal amounts of the Term Loans and such New Securities as of the time of the applicable Net Cash Proceeds (Asset Sales).</text:p>
            <text:p/>
            <text:p>(vii)    Initial Revolving Loan Maturity Date. In addition to the foregoing, a final payment of all Initial Revolving Loans and Swingline Loans, together with accrued interest and fees with respect thereto, shall be due and payable on the Initial Revolving Loan Maturity Date.</text:p>
            <text:p/>
            <text:p>(viii)    Term B-2 Loan Maturity Date. In addition to the foregoing, a final payment of the Term B-2 Loan, together with accrued interest and fees with respect thereto, shall be due and payable on the Term B-2 Loan Maturity Date.</text:p>
            <text:p/>
            <text:p>(ix)    Incremental Term Loan Maturity Date. If applicable, each Incremental Term Loan, together with accrued interest and fees with respect thereto, shall be due and payable on the applicable Incremental Term Loan Maturity Date.</text:p>
            <text:p/>
            <text:p>(x)    Term C Loan Maturity Date. In addition to the foregoing, a final payment of the Term C Loan, together with accrued interest and fees with respect thereto, shall be due and payable on the Term C Loan Maturity Date.</text:p>
            <text:p/>
            <text:p>(c)    Term Loans. Any Term B-2 Loan, Term C Loan or Incremental Term Loan, as applicable, repaid pursuant to Section 2.6(b) may not be reborrowed.</text:p>
            <text:p/>
            <text:p>(d)    Interest Rate Hedge Agreements. No repayment or prepayment pursuant to this Section 2.6 shall affect any of the Borrower’s obligations under any Interest Rate Hedge Agreement.</text:p>
            <text:p/>
            <text:p/>
          </table:table-cell>
          <table:table-cell office:value-type="string" calcext:value-type="string">
            <text:p>Section 7.1    Indebtedness. The Borrower shall not, and shall not permit any of its Restricted Subsidiaries to, create, assume, incur or otherwise become or remain obligated in respect of, or permit to be outstanding, any Indebtedness except:</text:p>
            <text:p/>
            <text:p>(a)    the Loan Obligations;</text:p>
            <text:p/>
            <text:p>(b)    (i) Hedge Agreements entered into in order to manage existing or anticipated interest rate, exchange rate or commodity price risks and not for speculative purposes and (ii) Cash Management Agreements entered into in the ordinary course of business;</text:p>
            <text:p/>
            <text:p>(c)    unsecured Indebtedness; provided, that (i) the Borrower shall be in compliance with the Debt Incurrence Test; (ii) no Default or Event of Default has occurred and is continuing at the time of such incurrence or would exist after giving effect thereto; (iii) such Indebtedness shall rank no higher than pari passu in right of payment with the Loan Obligations; (iv) such Indebtedness is not subject to any scheduled amortization, mandatory redemption, mandatory repayment or mandatory prepayment, sinking fund or similar payment (other than, in each case, reasonable and customary offers to repurchase upon a change of control or asset sale and acceleration rights after an event of default or reasonable and customary AHYDO catchup payments) or have a final maturity date, in each case prior to the date occurring 180 days following the latest applicable Maturity Date (in effect as of the date such Indebtedness is incurred) (provided that any Indebtedness that automatically converts to, or is exchangeable into, notes or other Indebtedness that meet this clause (iv) shall be deemed to satisfy this condition so long as the Borrower irrevocably agrees at the time of the issuance thereof to take all actions necessary to convert or exchange such Indebtedness); (v) the indenture or other applicable agreement governing such Indebtedness (including any related guaranties and any other related documentation) shall not include any financial performance “maintenance” covenants (whether stated as a covenant, default or otherwise, although “incurrence-based” financial tests may be included) or cross-defaults (but may include cross-defaults at the final stated maturity thereof and cross-acceleration); (vi) such Indebtedness shall not be recourse to, or guaranteed by, any Person that is not a Credit Party and (vii) prior to the incurrence of such Indebtedness Borrower shall have delivered to the Administrative Agent a certificate from an Authorized Signatory of Borrower certifying as to compliance with the requirements of the preceding clauses (i) through (vi) above (and containing calculations, in form and substance satisfactory to the Administrative Agent with respect to clause (i) above) and that the terms of such Indebtedness (including, without limitation, all covenants, defaults, guaranties and remedies, but excluding as to interest rate, call protection and redemption premiums) are no more restrictive or onerous, taken as a whole, than the terms applicable to the Borrower and its Restricted Subsidiaries under this Agreement and the other Loan Documents;</text:p>
            <text:p/>
            <text:p>(d)    Indebtedness existing on the Restatement Effective Date and set forth on Schedule 6;</text:p>
            <text:p/>
            <text:p>(e)    Indebtedness incurred in connection with Capitalized Lease Obligations, Permitted Purchase Money Indebtedness and mortgage financings in an aggregate amount not to exceed the greater of (i) $75,000,000 and (ii) two percent (2.0%) of Consolidated Total Assets (calculated at the time of incurrence thereof);</text:p>
            <text:p/>
            <text:p>(f)    unsecured intercompany Indebtedness:</text:p>
            <text:p/>
            <text:p>(i)     owed by any Credit Party to another Credit Party;</text:p>
            <text:p/>
            <text:p> </text:p>
            <text:p/>
            <text:p>98</text:p>
            <text:p/>
            <text:p>(ii)     owed by any Credit Party to any Non-Guarantor Subsidiary (provided that such Indebtedness shall be subordinated to the Loan Obligations in a manner reasonably satisfactory to the Administrative Agent); and</text:p>
            <text:p/>
            <text:p>(iii)    owed by any Restricted Subsidiary that is not a Credit Party to any other Restricted Subsidiary; provided that the aggregate principal amount of Indebtedness owed at any time by a Non-Guarantor Subsidiary to a Subsidiary Guarantor shall not exceed $25,000,000;</text:p>
            <text:p/>
            <text:p>(g)    Indebtedness arising from the honoring by a bank or other financial institution of a check, draft or other similar instrument inadvertently drawn against insufficient funds in the ordinary course of business, so long as such Indebtedness is covered within ten Business Days;</text:p>
            <text:p/>
            <text:p>(h)    Indebtedness under performance bonds, surety bonds, and completion guarantees provided by the Borrower or any Restricted Subsidiary in the ordinary course of business;</text:p>
            <text:p/>
            <text:p>(i)    Indebtedness incurred by the Borrower or any Restricted Subsidiary constituting reimbursement obligations with respect to letters of credit issued in the ordinary course of business, including without limitation, with respect to letters of credit in respect of workers’ compensation claims or self-insurance, or other Indebtedness with respect to reimbursement type obligations regarding workers’ compensation claims; provided however that upon the drawing of such letters of credit or the incurrence of such Indebtedness, such obligations are reimbursed within sixty (60) days following such drawing or incurrence;</text:p>
            <text:p/>
            <text:p>(j)    Indebtedness consisting of customary indemnification, adjustments of purchase price or similar obligations, in each case, incurred or assumed in connection with the acquisition of any business or assets permitted under this Agreement;</text:p>
            <text:p/>
            <text:p>(k)    so long as no Default or Event of Default shall have occurred and be continuing at the time of incurrence or would result therefrom, unsecured Indebtedness consisting of promissory notes issued to any then existing or former director, officer or employee of the Borrower or any of its Restricted Subsidiary (or their respective assigns, estates, heirs or current or former spouses) for the repurchase, redemption or other acquisition or retirement for value of any Capital Stock held by them that is permitted pursuant to Section 7.6; provided that the aggregate principal amount of all such Indebtedness shall not exceed $25,000,000 at any time outstanding;</text:p>
            <text:p/>
            <text:p>(l)    Indebtedness of a Person existing at the time such Person became a Restricted Subsidiary or assets were acquired from such Person in connection with an Investment permitted pursuant to Section 7.5, to the extent that (i) such Indebtedness was not incurred in connection with, or in contemplation of, such Person becoming a Restricted Subsidiary or the acquisition of such assets, (ii) neither the Borrower nor any Restricted Subsidiary thereof (other than such Person or any other Person that such Person merges with or that acquires the assets of such Person) shall have any liability or other obligation with respect to such Indebtedness and (iii) the aggregate outstanding principal amount of such Indebtedness does not exceed $150,000,000 at any time outstanding;</text:p>
            <text:p/>
            <text:p>(m)    Indebtedness consisting of New Securities incurred in an amount up to the Incremental Indebtedness Limit so long as, subject in the case of a Limited Condition Acquisition, to Section 1.10, (i) no Default or Event of Default shall have occurred and be continuing at the time of incurrence or would result therefrom and (ii) the Borrower shall be in compliance with the Debt Incurrence Test;</text:p>
            <text:p/>
            <text:p> </text:p>
            <text:p/>
            <text:p>99</text:p>
            <text:p/>
            <text:p>(n)    Indebtedness in an aggregate amount outstanding at any time not to exceed the greater of (i) $75,000,000 and (ii) two percent (2.0%) of Consolidated Total Assets (calculated at the time of incurrence thereof);</text:p>
            <text:p/>
            <text:p>(o)    (i) Guaranties by any Credit Party with respect to Indebtedness otherwise permitted pursuant to this Section 7.1; provided that any Guaranty of Subordinated Indebtedness shall be subordinated to the Loan Obligations on terms and conditions satisfactory to the Administrative Agent and (ii) to the extent constituting Indebtedness, other Guaranties permitted pursuant to Section 7.5 (other than Guaranties permitted under clause (d)(ii) of such Section);</text:p>
            <text:p/>
            <text:p>(p)    so long as no Default or Event of Default shall have occurred and be continuing or would result therefrom, any Refinancing Indebtedness incurred to refinance, refund, extend or renew any Indebtedness originally permitted under clauses (c), (d), (l) or (m) of this Section or this clause (p);</text:p>
            <text:p/>
            <text:p>(q)    Indebtedness of the Borrower or any of its Restricted Subsidiaries consisting of (i) the financing of insurance premiums or (ii) take-or-pay obligations contained in supply arrangements, in each case incurred in the ordinary course of business of the Borrower and its Restricted Subsidiaries or consistent with past practice of the Borrower and its Restricted Subsidiaries; and</text:p>
            <text:p/>
            <text:p>(r)    Indebtedness in respect of Tax Advantaged Transactions; provided that the aggregate amount of such Indebtedness together with the aggregate amount of Investments made in connection with Tax Advantaged Transactions pursuant to Section 7.5(s) shall not exceed an aggregate amount equal to the greater of (x) $75,000,000 and (y) two percent (2.0%) of Consolidated Total Assets (calculated at the time of incurrence thereof); </text:p>
          </table:table-cell>
          <table:table-cell office:value-type="string" calcext:value-type="string">
            <text:p>Section 7.2 <text:s text:c="3"/>Limitation on Liens. The Borrower shall not, and shall not permit any of its Restricted Subsidiaries to, create, assume, incur or permit to exist or to be created, assumed, incurred or permitted to exist, directly or indirectly, any Lien on any of its properties or assets, whether now owned or hereafter acquired, except for Permitted Liens. The Borrower shall not, and shall not permit any of its Restricted Subsidiaries to undertake, covenant or agree with any third party that it will not create, assume, incur or permit to exist any Lien in the favor the Administrative Agent or the Secured Parties securing the Obligations on any of its assets or properties, whether now owned or hereafter acquired, except for any such undertakings, covenants or agreements in connection with Permitted Liens (provided that any such restriction contained therein (x) relates only to the asset or assets subject to such Permitted Lien and (y) does not prohibit the creation, assumption, incurrence or existence of a Lien on any Real Property in favor of the Administrative Agent or the Secured Parties to secure the Obligations other than to the extent of any Real Property that is subject to a Permitted Lien (other than Permitted Liens under clauses (l) or (q) of the definition of Permitted Liens)). </text:p>
          </table:table-cell>
          <table:table-cell office:value-type="string" calcext:value-type="string">
            <text:p>Section 7.6    Restricted Payments. The Borrower shall not, and shall not permit any of its Restricted Subsidiaries to, directly or indirectly declare or make any Restricted Payment; provided, however, that:</text:p>
            <text:p/>
            <text:p>(a)    any Restricted Subsidiary of the Borrower may declare and make Restricted Payments to the Borrower or to a Subsidiary Guarantor or any other wholly owned Restricted Subsidiary of the Borrower (and, if applicable, in the case of a Restricted Payment made by a Qualified Joint Venture to other holders of its outstanding Capital Stock (other than Disqualified Stock) on a pro rata basis);</text:p>
            <text:p/>
            <text:p>(b)    [Reserved];</text:p>
            <text:p/>
            <text:p>(c)    the Borrower may make payments of current interest on any Subordinated Indebtedness, subject to the subordination terms thereof, and on the Junior Securities;</text:p>
            <text:p/>
            <text:p>(d)    the Borrower may make payments of Indebtedness solely by issuance of the Capital Stock (other than Disqualified Stock) of the Borrower to a Person other than the Borrower or any of its Subsidiaries;</text:p>
            <text:p/>
            <text:p> </text:p>
            <text:p/>
            <text:p>106</text:p>
            <text:p/>
            <text:p>(e)    the Borrower may repurchase Capital Stock of the Borrower deemed to occur upon the “cashless” exercise of warrants, options or similar rights held by employees and directors, and to make payments in respect of or purchase restricted stock and similar stock based awards under employee benefit plans and to settle employees’ and directors’ tax liabilities (if any) related thereto, in an aggregate amount not to exceed $50,000,000 during the term of this Agreement;</text:p>
            <text:p/>
            <text:p>(f)    so long as (i) no Default or Event of Default has occurred and is continuing or would result after giving effect to such Restricted Payment, (ii) Liquidity (calculated on a pro forma basis after giving effect to such Restricted Payment) is at least $20,000,000 and (iii) the Borrower shall be in compliance with the Debt Incurrence Test, the Borrower may (A) declare and make dividends to holders of its Capital Stock, (B) fund payments of current interest on any Permitted Holding Company Indebtedness, (C) fund payments, prepayments and repurchases of principal of any Permitted Holding Company Indebtedness, (D) make payments, prepayments and repurchases of Subordinated Indebtedness or Junior Securities of the Borrower and its Restricted Subsidiaries and (E) repurchase its Capital Stock (or, after the completion of a Holding Company Reorganization make Restricted Payments to the Holding Company, or any Intermediate Holding Company, to fund repurchases of the Capital Stock of the Holding Company), in an amount not to exceed the sum of:</text:p>
            <text:p/>
            <text:p>(1)    $15,000,000 in the aggregate during the term of this Agreement; plus</text:p>
            <text:p/>
            <text:p>(2)    the Available Amount; provided that:</text:p>
            <text:p/>
            <text:p>(x)    the aggregate amount of Restricted Payments made under this clause (2) together with the aggregate amount of Investments made pursuant to Section 7.5(k), in each case at any time that the First Lien Leverage Ratio is greater than or equal to 4.00 to 1.00, shall not exceed $75,000,000 in any fiscal year of the Borrower;</text:p>
            <text:p/>
            <text:p>(y)    the aggregate amount of Restricted Payments made under this clause (2) together with the aggregate amount of Investments made pursuant to Section 7.5(k), in each case at any time that the First Lien Leverage Ratio is greater than or equal to 4.50 to 1.00, shall not exceed $30,000,000 in any fiscal year of the Borrower; and</text:p>
            <text:p/>
            <text:p>(z)     the aggregate amount of Restricted Payments made under this clause (2) together with the aggregate amount of Investments made pursuant to Section 7.5(k), in each case at any time that the First Lien Leverage Ratio is greater than or equal to 5.00 to 1.00, shall not exceed $5,000,000 in any fiscal year of the Borrower;</text:p>
            <text:p/>
            <text:p>provided further that solely with respect to a Restricted Payment consisting entirely of payments or prepayments of Indebtedness, so long as (I) the First Lien Leverage Ratio does not increase and (II) the Leverage Ratio decreases (in each case, determined on a pro forma basis after giving effect to such payment or prepayment and any Indebtedness incurred in connection therewith), each of the amounts permitted at such time for such Restricted Payment in accordance with clauses (x), (y) and (z) above shall be doubled.</text:p>
            <text:p/>
            <text:p>(g)    after the completion of a Holding Company Reorganization, the Borrower may make Restricted Payments, directly or indirectly, to the Holding Company to pay (i) any consolidated, combined or similar income taxes for which the Holding Company is liable that are attributable to the income of the Borrower and its Subsidiaries; provided that (A) the amount of such Restricted Payments with respect to any taxable period shall not exceed the amount of such income taxes that the Borrower and its Subsidiaries would have been required to pay if the Borrower and its Subsidiaries had paid such tax on a separate group basis and (B) any such Restricted Payments attributable to the income of any Unrestricted Subsidiary shall be limited to the amount of any cash actually paid by such Unrestricted Subsidiary to the Borrower or any Restricted Subsidiary for such purpose and (ii) Holding Company Overhead Expenses;</text:p>
            <text:p/>
            <text:p> </text:p>
            <text:p/>
            <text:p>107</text:p>
            <text:p/>
            <text:p>(h)    so long as (i) no Default or Event of Default has occurred and is continuing or would result from such Restricted Payment, (ii) Liquidity as of the date of payment of such Restricted Payment (calculated on a pro forma basis after giving effect to such payment) is at least $20,000,000 and (iii) the First Lien Leverage Ratio (calculated on a pro forma basis after giving effect to such payment and any Indebtedness incurred in connection therewith) is less than or equal to 3.50 to 1.00, the Borrower and its Restricted Subsidiaries may make Restricted Payments consisting entirely of payment (including any prepayment or installment payment) of principal of, or interest on, or payment into a sinking fund for the retirement of, or any defeasance of, Junior Securities;</text:p>
            <text:p/>
            <text:p>(i)    so long as no Default or Event of Default has occurred and is continuing or would result after giving effect to such Restricted Payment, the Borrower may exchange (A) Capital Stock of the Borrower (other than Disqualified Stock) for outstanding Junior Securities or other Capital Stock of the Borrower; and (B) Indebtedness permitted hereunder for outstanding Junior Securities; provided that in the case of an exchange under this clause (B) the Indebtedness being exchanged for the Junior Securities shall satisfy each of the conditions in clauses (a) through (e) and the last sentence of the definition of “Refinancing Indebtedness” (with references therein to “Refinanced Indebtedness” being deemed to refer to the Junior Securities being exchanged and references therein to “refinancing” or “refinanced” being deemed to refer to the exchange contemplated by this clause (i));</text:p>
            <text:p/>
            <text:p>(j)    the Borrower and its Restricted Subsidiaries may refinance, refund, renew or extend any Subordinated Indebtedness and any Junior Securities in each case in accordance with the terms of Section 7.1(p);</text:p>
            <text:p/>
            <text:p>(k)    the Borrower may make any dividends or distributions within sixty (60) days after the date of declaration thereof, if as of the date of declaration thereof the payment of such dividend or distribution would have complied with the provisions of this Agreement (including one of the other clauses of this Section, it being understood that any applicable basket or threshold shall be reduced upon the declaration of such payment and in the case of any declaration made pursuant to clause (f) above shall be a utilization of the Available Amount; provided that, the amount of any dividends or distributions declared but not actually made within the applicable 60-day period shall be credited to the Available Amount upon receipt of notice by the Administrative Agent evidencing the amount of such unutilized payments);</text:p>
            <text:p/>
            <text:p>(l)    the Borrower may make any Restricted Payments, so long as (i) no Default or Event of Default has occurred and is continuing or would result from such Restricted Payment, (ii) Liquidity as of the date of payment of such Restricted Payment (calculated on a pro forma basis after giving effect to such payment) is at least $20,000,000, (iii) the Borrower shall be in compliance with the Debt Incurrence Test and (iv) the First Lien Leverage Ratio (calculated on a pro forma basis after giving effect to such payment and any Indebtedness incurred in connection therewith) is less than or equal to 2.00 to 1.00; and</text:p>
            <text:p/>
            <text:p>(m)    the Borrower may make Restricted Payments consisting of redemptions of Preferred Stock of the Borrower, so long as (i) no Default or Event of Default has occurred and is continuing or would result from such Restricted Payment, (ii) Liquidity as of the date of payment of such Restricted Payment (calculated on a pro forma basis after giving effect to such payment) is at least $20,000,000 and (iii) the Leverage Ratio (calculated on a pro forma basis after giving effect to such payment and any Indebtedness incurred in connection therewith) is less than or equal to 4.25 to 1.00. </text:p>
          </table:table-cell>
          <table:table-cell office:value-type="string" calcext:value-type="string">
            <text:p>Section 7.4    Liquidation, Merger; Disposition of Assets; Specified Servicing Provider Sales.</text:p>
            <text:p/>
            <text:p>(a)    Disposition of Assets. The Borrower shall not, and shall not permit any of its Restricted Subsidiaries to, make any Asset Sale except:</text:p>
            <text:p/>
            <text:p>(i)    Asset Sales in the ordinary course of business of assets held for resale in the ordinary course of business or the trade in or replacement of assets in the ordinary course of business;</text:p>
            <text:p/>
            <text:p>(ii)    the concurrent exchange of a television broadcast station or of long-term Station operating assets or cash (including the Capital Stock of a Person which owns long-term Station operating assets), for which the Borrower or any Restricted Subsidiary receives cash, Cash Equivalents or Station operating assets at least equal to the fair market value of the assets so exchanged as determined by the Borrower in good faith; provided that (v) no Default or Event of Default then exists or would result therefrom, (w) the aggregate amount of all cash and Cash Equivalents received by the Borrower or any Restricted Subsidiary in connection with such asset exchanges shall not exceed thirty-five percent (35%) of the aggregate consideration for such asset exchange, (x) the aggregate amount of all cash and Cash Equivalents paid by the Borrower or any of its Restricted Subsidiaries in connection with such asset exchange shall not exceed thirty-five percent (35%) of the aggregate amount paid or transferred by the Borrower or any of its Restricted Subsidiaries in connection with such asset exchange, (y) any cash or Cash Equivalents that are received by the Borrower or any Subsidiary in connection with any asset exchange pursuant to this Section 7.4(a)(ii) shall be applied pursuant to Section 2.6(b)(iii), and (z) at least five (5) Business Days prior to the completion of such exchange, the Borrower shall provide to the Administrative Agent (in each case in form and substance reasonably satisfactory to the Administrative Agent):</text:p>
            <text:p/>
            <text:p>(A)    a written notification of such exchange describing the assets to be exchanged and the proposed closing date of the exchange;</text:p>
            <text:p/>
            <text:p>(B)    at the request of the Administrative Agent (in its sole discretion), a certificate, executed by an Authorized Signatory of the Borrower, (1) certifying that the property or other consideration received by the Borrower and its Restricted Subsidiaries is at least equal to the fair market value of the assets so exchanged, (2) attaching financial calculations specifically demonstrating either (x) the Borrower’s pro forma compliance with Section 7.7 after giving effect to such exchange (regardless of whether a Suspension Period is in effect at the time of such exchange) or (y) that the pro forma Leverage Ratio after giving effect to such exchange shall not be greater than the Leverage Ratio immediately prior to giving effect to such exchange, and (3) certifying that no Default or Event of Default exists or would be caused by such exchange; and</text:p>
            <text:p/>
            <text:p>(C)    such other additional financial information as the Administrative Agent shall reasonably request;</text:p>
            <text:p/>
            <text:p>(iii)    other Asset Sales (including any Asset Sale pursuant to a Spectrum Tender), so long as (A) no Default or Event of Default shall have occurred and be continuing or would result therefrom, (B) at least seventy-five percent (75%) of the consideration received in each such Asset Sale (or series of related Asset Sales) is in the form of cash or Cash Equivalents; provided that cash and Cash Equivalents shall include any Designated Non-Cash Consideration having a fair market value at the time received that, when taken together with all other Designated Non-Cash Consideration previously received and then outstanding, does not exceed $15,000,000 at the time of receipt thereof; provided further that this clause (B) shall not apply to any issuance of Capital Stock by a non-wholly owned Restricted Subsidiary to the non-Affiliate owner(s) of such Restricted Subsidiary in consideration of a contribution primary consisting of cash or assets used or useful in a Permitted Business, (C) the portion of Operating Cash Flow for the most recent Reference Period</text:p>
            <text:p/>
            <text:p> </text:p>
            <text:p/>
            <text:p>101</text:p>
            <text:p/>
            <text:p>that is attributable to the assets sold or disposed of in such proposed Asset Sales and all other Asset Sales made pursuant to this Section 7.4(a)(iii) during the immediately preceding 12-month period (such portion to be determined by the Borrower in good faith, without giving effect to any such Asset Sales and, if requested by the Administrative Agent, certified by an Authorized Signatory of the Borrower), shall not exceed fifteen percent (15%) of the Operating Cash Flow for such Reference Period; provided that any Asset Sale pursuant to a Spectrum Tender shall not be subject to the limitation of this clause (C) and shall not be taken into account in determining whether the percentage of Operating Cash Flow specified in this clause (C) has been exceeded, and (D) the Net Proceeds (Asset Sales) of such Asset Sale (or series of related Asset Sales) are applied or, subject to the proviso to this clause (D), reinvested, as the case may be, pursuant to Section 2.6(b)(iii); provided that in the case of any Asset Sale pursuant to a Spectrum Tender that results in the First Lien Leverage Ratio, calculated after giving pro forma effect to such Asset Sale, being greater than 3.25 to 1.00, the Borrower shall prepay the Loans as provided in Section 2.6(b)(iii) in an amount equal to 100% of such Net Proceeds (Asset Sales), or if less, an amount necessary to cause such First Lien Leverage Ratio to be less than or equal to 3.25 to 1.00 (after giving effect to such prepayment) without regard to any thresholds or reinvestment provisions in Section 2.6(b)(iii);</text:p>
            <text:p/>
            <text:p>(iv)    Asset Sales in the form of Station Sharing Arrangements; provided that (A) at least five (5) Business Days prior to the entry into any Station Sharing Arrangement (or such later time as may be approved by the Administrative Agent in its sole discretion), the Administrative Agent shall have received, in form and substance reasonably satisfactory to the Administrative Agent, a copy of any Shared Services Agreement, Joint Sales Agreement, Local Marketing Agreement, option agreement, put/call agreement, management services agreement and any other material agreement or document with respect to such Station Sharing Arrangement and (B) at the time of entering into such Station Sharing Arrangement (and after giving effect thereto) no more than ten percent (10%) of the Operating Cash Flow of the Borrower and its Restricted Subsidiaries, in each case determined for the then applicable Reference Period, shall be attributable to Stations that are subject to Station Sharing Arrangements;</text:p>
            <text:p/>
            <text:p>(v)    the sale or discount without recourse by the Borrower or any Restricted Subsidiary thereof of accounts receivable arising in the ordinary course of business in connection with the compromise or collection thereof;</text:p>
            <text:p/>
            <text:p>(vi)    leases, subleases, easements or licenses granted by the Borrower or any of its Restricted Subsidiaries to third Persons in the ordinary course of business that do not interfere in any material respect with the business of the Borrower or any of its Restricted Subsidiaries;</text:p>
            <text:p/>
            <text:p>(vii)    the disposition of any Hedge Agreement;</text:p>
            <text:p/>
            <text:p>(viii)    the transfer of assets to the Borrower or any other Credit Party pursuant to any other transaction permitted pursuant to Section 7.4(b);</text:p>
            <text:p/>
            <text:p>(ix)    dispositions of Investments in cash and Cash Equivalents;</text:p>
            <text:p/>
            <text:p>(x)    (A) the transfer by any Credit Party of its assets to any other Credit Party, (B) the transfer by any Non-Guarantor Subsidiary of its assets to any Credit Party (provided that in connection with any such transfer, such Credit Party shall not pay more than an amount equal to the fair market value of such assets as determined in good faith at the time of such transfer) and (C) the transfer by any Non-Guarantor Subsidiary of its assets to any other Non-Guarantor Subsidiary;</text:p>
            <text:p/>
            <text:p>(xi)    (A) the sale of obsolete, worn-out or surplus assets no longer used or usable in the business of the Borrower or any of its Restricted Subsidiaries and (B) the forfeiture or surrender of assets determined by the Borrower in good faith to (1) no longer be necessary in the conduct of its business in the ordinary course and (2) be required to remain in future compliance with Applicable Laws and final orders of the FCC;</text:p>
            <text:p/>
            <text:p> </text:p>
            <text:p/>
            <text:p>102</text:p>
            <text:p/>
            <text:p>(xii)    Asset Sales in connection with insurance and condemnation proceedings; provided that the requirements of Section 2.6(b)(iii) are complied with in connection therewith;</text:p>
            <text:p/>
            <text:p>(xiii)    to the extent constituting Asset Sales, mergers, consolidations and liquidations permitted pursuant to Section 7.4(b), Restricted Payments permitted pursuant to Section 7.6, Investments permitted pursuant to Section 7.5 and Liens permitted pursuant to Section 7.2;</text:p>
            <text:p/>
            <text:p>(xiv)    the sale or other disposition by the Borrower or any of its Restricted Subsidiaries of assets to the extent that such sale or other disposition is required by Applicable Laws or final order of the FCC; provided that at least seventy-five percent (75%) of the consideration received in each such Asset Sale (or series of related Asset Sales) is in the form of cash or Cash Equivalents and the Net Proceeds (Asset Sales) of such Asset Sale (or series of related Asset Sales) are applied or reinvested, as the case may be, pursuant to Section 2.6(b)(iii) (it being understood and agreed that nothing in this clause (xiv) shall prohibit the transfer of assets to a divestiture trust in accordance with Applicable Laws or a final order of the FCC so long as the requirements of Section 2.6(b)(iii) are complied with when such assets are released from such divestiture trust);</text:p>
            <text:p/>
            <text:p>(xv)    the sale or other disposition on or prior to the Restatement Effective Date of the Divestiture Stations (as such term is defined in the Project Future Merger Agreement) in accordance with the Project Future Merger Agreement; and</text:p>
            <text:p/>
            <text:p>(xvi)    the sale or other disposition by the Borrower or a Restricted Subsidiary of real property, equipment or other related assets (but in no event including any FCC License or the Capital Stock of any License Sub) in connection with Tax Advantaged Transactions; provided that the aggregate fair market value of the property and assets sold or disposed of pursuant to this clause (xvi) shall not exceed an aggregate amount equal to the greater of (x) $75,000,000 and (y) two percent (2.0%) of Consolidated Total Assets (calculated at the time of such sale or other disposition). </text:p>
          </table:table-cell>
          <table:table-cell table:number-columns-repeated="1013"/>
        </table:table-row>
        <table:table-row table:style-name="ro1">
          <table:table-cell office:value-type="string" calcext:value-type="string">
            <text:p><text:a xlink:href="https://www.sec.gov/Archives/edgar/data/1378992/000114420419013986/tv515942_ex10-3.htm" xlink:type="simple">https://www.sec.gov/Archives/edgar/data/1378992/000114420419013986/tv515942_ex10-3.htm</text:a></text:p>
          </table:table-cell>
          <table:table-cell office:value-type="string" calcext:value-type="string">
            <text:p>SECOND LIEN BRIDGE CREDIT AGREEMENT</text:p>
          </table:table-cell>
          <table:table-cell office:value-type="string" calcext:value-type="string">
            <text:p>This SECOND LIEN BRIDGE CREDIT AGREEMENT is entered into as of March 8, 2019 (this “Agreement”), among BERRY GLOBAL GROUP, INC., a Delaware corporation (“Holdings”), BERRY GLOBAL, INC., a Delaware corporation (“Berry” or the “Borrower”), the LENDERS party hereto from time to time and WELLS FARGO BANK, NATIONAL ASSOCIATION, as administrative agent and collateral agent (in such capacities, the “Administrative Agent”) for the Lenders.</text:p>
          </table:table-cell>
          <table:table-cell/>
          <table:table-cell office:value-type="string" calcext:value-type="string">
            <text:p>Section 2.11.        Prepayment of Loans.</text:p>
            <text:p/>
            <text:p> </text:p>
            <text:p/>
            <text:p>(a)          The Borrower shall have the right at any time and from time to time to prepay any Loan in whole or in part, without premium or penalty (but subject to Section 2.16), in an aggregate principal amount that is an integral multiple of the Borrowing Multiple and not less than the Borrowing Minimum or, if less, the amount outstanding, subject to prior notice in accordance with Section 2.10(d).</text:p>
            <text:p/>
            <text:p> </text:p>
            <text:p/>
            <text:p>(b)          The Borrower shall apply all Net Proceeds promptly upon receipt thereof to prepay Loans in accordance with paragraphs (c) and (d) of Section 2.10, subject to use of such Net Proceeds (other than in the case of Net Proceeds from Permanent Securities), to prepay loans under the Existing Credit Agreement and the Term Loan Credit Agreement). Notwithstanding the foregoing, after the Bridge Term Facility Maturity Date the Borrower may retain Net Proceeds pursuant to clause (b) of the definition thereof, provided, that the Total Net First Lien Leverage Ratio on the last day of the Borrower’s then most recently completed fiscal quarter for which financial statements are available shall be less than or equal to 2.00 to 1.00.</text:p>
          </table:table-cell>
          <table:table-cell office:value-type="string" calcext:value-type="string">
            <text:p>Section 6.01.          Indebtedness. Incur, create, assume or permit to exist any Indebtedness, except:</text:p>
            <text:p/>
            <text:p> </text:p>
            <text:p/>
            <text:p>(a)           Indebtedness existing on the Effective Date and set forth on Schedule 6.01 and any Permitted Refinancing Indebtedness incurred to Refinance such Indebtedness (other than intercompany indebtedness Refinanced with Indebtedness owed to a person not affiliated with the Borrower or any Subsidiary);</text:p>
            <text:p/>
            <text:p> </text:p>
            <text:p/>
            <text:p>(b)           Indebtedness created hereunder and under the other Loan Documents and any Permitted Refinancing Indebtedness incurred to Refinance such Indebtedness;</text:p>
            <text:p/>
            <text:p> </text:p>
            <text:p/>
            <text:p>(c)           Indebtedness pursuant to Swap Agreements;</text:p>
            <text:p/>
            <text:p> </text:p>
            <text:p/>
            <text:p>(d)           Indebtedness owed to (including obligations in respect of letters of credit or bank guarantees or similar instruments for the benefit of) any person providing workers’ compensation, health, disability or other employee benefits or property, casualty or liability insurance to the Borrower or any Subsidiary, pursuant to reimbursement or indemnification obligations to such person, in each case in the ordinary course of business; provided, that upon the incurrence of Indebtedness with respect to reimbursement obligations regarding workers’ compensation claims, such obligations are reimbursed not later than 30 days following such incurrence;</text:p>
            <text:p/>
            <text:p> </text:p>
            <text:p/>
            <text:p>-73-</text:p>
            <text:p/>
            <text:p> </text:p>
            <text:p/>
            <text:p> </text:p>
            <text:p/>
            <text:p>(e)           Indebtedness of the Borrower to Holdings or any Subsidiary and of any Subsidiary to Holdings, the Borrower or any other Subsidiary; provided, that (i) Indebtedness of any Subsidiary that is not a Subsidiary Loan Party owing to the Loan Parties shall be subject to Section 6.04(b) and (ii) Indebtedness of the Borrower to Holdings or any Subsidiary and Indebtedness of any other Loan Party to Holdings or any Subsidiary that is not a Subsidiary Loan Party (the “Subordinated Intercompany Debt”) shall be subordinated to the Obligations on terms reasonably satisfactory to the Administrative Agent;</text:p>
            <text:p/>
            <text:p> </text:p>
            <text:p/>
            <text:p>(f)           Indebtedness in respect of performance bonds, bid bonds, appeal bonds, surety bonds and completion guarantees and similar obligations, in each case provided in the ordinary course of business, including those incurred to secure health, safety and environmental obligations in the ordinary course of business;</text:p>
            <text:p/>
            <text:p> </text:p>
            <text:p/>
            <text:p>(g)           Indebtedness arising from the honoring by a bank or other financial institution of a check, draft or similar instrument drawn against insufficient funds in the ordinary course of business or other cash management services in the ordinary course of business; provided, that (x) such Indebtedness (other than credit or purchase cards) is extinguished within ten Business Days of notification to the Borrower of its incurrence and (y) such Indebtedness in respect of credit or purchase cards is extinguished within 60 days from its incurrence;</text:p>
            <text:p/>
            <text:p> </text:p>
            <text:p/>
            <text:p>(h)           (i) Indebtedness of a Subsidiary acquired after the Effective Date or an entity merged into or consolidated with the Borrower or any Subsidiary after the Effective Date and Indebtedness assumed in connection with the acquisition of assets, which Indebtedness in each case exists at the time of such acquisition, merger or consolidation and is not created in contemplation of such event and where such acquisition, merger or consolidation is permitted by this Agreement and (ii) any Permitted Refinancing Indebtedness incurred to Refinance such Indebtedness; provided, (A) no Default or Event of Default shall have occurred and be continuing or would result therefrom, and (B) if immediately after giving effect to such acquisition, merger or consolidation, the assumption and incurrence of any Indebtedness and any related transactions, the Total Net First Lien Leverage Ratio of the Borrower on a Pro Forma Basis would be greater than 4.00 to 1.00, then the amount of Indebtedness incurred pursuant to this paragraph (h) shall not exceed the greater of $140 million and 4.00% of Consolidated Total Assets as of the end of the fiscal quarter immediately prior to the date of such incurrence for which financial statements have been delivered pursuant to Section 5.04;</text:p>
            <text:p/>
            <text:p> </text:p>
            <text:p/>
            <text:p>(i)           Capital Lease Obligations, mortgage financings and purchase money Indebtedness incurred by the Borrower or any Subsidiary prior to or within 270 days after the acquisition, lease or improvement of the respective asset permitted under this Agreement in order to finance such acquisition or improvement, and any Permitted Refinancing Indebtedness in respect thereof; provided, that, if immediately after giving effect to such transaction, the Total Net First Lien Leverage Ratio of the Borrower on a Pro Forma Basis would be greater than 4.00 to 1.00, then the amount of Indebtedness incurred pursuant to this paragraph (i), when combined with the Remaining Present Value of outstanding leases permitted under Section 6.03, shall not exceed the greater of $150 million and 4.5% of Consolidated Total Assets as of the end of the fiscal quarter immediately prior to the date of such incurrence for which financial statements have been delivered pursuant to Section 5.04;</text:p>
            <text:p/>
            <text:p> </text:p>
            <text:p/>
            <text:p>(j)           Capital Lease Obligations incurred by the Borrower or any Subsidiary in respect of any Sale and Lease-Back Transaction that is permitted under Section 6.03 and any Permitted Refinancing Indebtedness in respect thereof;</text:p>
            <text:p/>
            <text:p> </text:p>
            <text:p/>
            <text:p>(k)           other Indebtedness of the Borrower or any Subsidiary, in an aggregate principal amount that at the time of, and after giving effect to, the incurrence thereof, would not exceed the greater of $175 million and 5.0% of Consolidated Total Assets as of the end of the fiscal quarter immediately prior to the date of such incurrence for which financial statements have been delivered pursuant to Section 5.04;</text:p>
            <text:p/>
            <text:p> </text:p>
            <text:p/>
            <text:p>(l)           Indebtedness of the Borrower or any Subsidiary pursuant to (i) the Existing Second Lien Notes in an aggregate principal amount that is not in excess of $2,100,000,000, (ii) the extensions of credit under the Revolving Credit Agreement, (iii) the Existing Credit Agreement and (iv) any Permitted Refinancing Indebtedness incurred to Refinance any such Indebtedness;</text:p>
            <text:p/>
            <text:p>-74-</text:p>
            <text:p/>
            <text:p> </text:p>
            <text:p/>
            <text:p> </text:p>
            <text:p/>
            <text:p>(m)           Guarantees (i) by the Borrower and the Subsidiary Loan Parties of the Indebtedness described in paragraph (1) of this Section 6.01 and so long as any Liens securing the Guarantee of the Existing Second Lien Notes and/or Obligations (as defined therein) under the Second Lien Bridge Credit Agreement or any Permitted Refinancing Indebtedness in respect thereof are subject to the Second Priority Intercreditor Agreement, (ii) by the Borrower or any Subsidiary Loan Party of any Indebtedness of the Borrower or any Subsidiary Loan Party expressly permitted to be incurred under this Agreement, (iii) by the Borrower or any Subsidiary Loan Party of Indebtedness otherwise permitted hereunder of Holdings or any Subsidiary that is not a Subsidiary Loan Party to the extent such Guarantees are permitted by Section 6.04 (other than Section 6.04(v)), (iv) by any Foreign Subsidiary of Indebtedness of another Foreign Subsidiary, and (v) by the Borrower of Indebtedness of Foreign Subsidiaries incurred for working capital purposes in the ordinary course of business on ordinary business terms so long as such Indebtedness is permitted to be incurred under Section 6.01(s) to the extent such Guarantees are permitted by 6.04 (other than Section 6.04(v));</text:p>
            <text:p/>
            <text:p> </text:p>
            <text:p/>
            <text:p>(n)           Indebtedness arising from agreements of the Borrower or any Subsidiary providing for indemnification, adjustment of purchase or acquisition price or similar obligations, in each case, incurred or assumed in connection with the Transactions and any Permitted Business Acquisition or the disposition of any business, assets or a Subsidiary not prohibited by this Agreement, other than Guarantees of Indebtedness incurred by any person acquiring all or any portion of such business, assets or a Subsidiary for the purpose of financing such acquisition;</text:p>
            <text:p/>
            <text:p> </text:p>
            <text:p/>
            <text:p>(o)           Indebtedness in respect of letters of credit, bank guarantees, warehouse receipts or similar instruments issued to support performance obligations and trade letters of credit (other than obligations in respect of other Indebtedness) in the ordinary course of business;</text:p>
            <text:p/>
            <text:p> </text:p>
            <text:p/>
            <text:p>(p)           Indebtedness supported by a Letter of Credit, in a principal amount not in excess of the stated amount of such Letter of Credit;</text:p>
            <text:p/>
            <text:p> </text:p>
            <text:p/>
            <text:p>(q)           Indebtedness consisting of (i) the financing of insurance premiums or (ii) take-or-pay obligations contained in supply arrangements, in each case, in the ordinary course of business;</text:p>
            <text:p/>
            <text:p> </text:p>
            <text:p/>
            <text:p>(r)           (i)  other Indebtedness incurred by the Borrower or any Subsidiary Loan Party; provided that (A) at the time of the incurrence of such Indebtedness and after giving effect thereto, no Default or Event of Default shall have occurred and be continuing or would result therefrom (or, if the proceeds of such Indebtedness are being used to fund a Limited Condition Acquisition, at the time of the incurrence of such Indebtedness and after giving effect thereto, no Specified Event of Default shall have occurred and be continuing or would result therefrom), (B) the Borrower and its Subsidiaries shall be in Pro Forma Compliance after giving effect to the issuance incurrence or assumption of such Indebtedness and (C) in the case of any such Indebtedness that is secured, immediately after giving effect to the issuance, incurrence or assumption of such Indebtedness, the Total Net First Lien Leverage Ratio on a Pro Forma Basis shall not be greater than 4.00 to 1.00 and (ii) Permitted Refinancing Indebtedness in respect thereof;</text:p>
            <text:p/>
            <text:p> </text:p>
            <text:p/>
            <text:p>(s)           Indebtedness of Foreign Subsidiaries; provided that the aggregate amount of Indebtedness incurred under this clause (s), when aggregated with all other Indebtedness incurred and outstanding pursuant to this clause (s), shall not exceed the greater of $100 million and 10% of the consolidated assets of the Foreign Subsidiaries at the time of such incurrence;</text:p>
            <text:p/>
            <text:p> </text:p>
            <text:p/>
            <text:p>(t)           unsecured Indebtedness in respect of obligations of the Borrower or any Subsidiary to pay the deferred purchase price of goods or services or progress payments in connection with such goods and services; provided, that such obligations are incurred in connection with open accounts extended by suppliers on customary trade terms (which require that all such payments be made within 60 days after the incurrence of the related obligations) in the ordinary course of business and not in connection with the borrowing of money or any Swap Agreements;</text:p>
            <text:p/>
            <text:p> </text:p>
            <text:p/>
            <text:p>-75-</text:p>
            <text:p/>
            <text:p> </text:p>
            <text:p/>
            <text:p> </text:p>
            <text:p/>
            <text:p>(u)           Indebtedness representing deferred compensation to employees of the Borrower or any Subsidiary incurred in the ordinary course of business;</text:p>
            <text:p/>
            <text:p> </text:p>
            <text:p/>
            <text:p>(v)          Indebtedness in connection with Permitted Receivables Financings; provided that the proceeds thereof are applied in accordance with Section 2.11(b);</text:p>
            <text:p/>
            <text:p> </text:p>
            <text:p/>
            <text:p>(w)           Indebtedness of the Foreign Subsidiaries incurred under lines of credit or overdraft facilities (including, but not limited to, intraday, ACH and purchasing card/T&amp;E services) extended by one or more financial institutions reasonably acceptable to the Administrative Agent or one or more of the Lenders and (in each case) established for such Foreign Subsidiaries’ ordinary course of operations (such Indebtedness, the “Overdraft Line”), which Indebtedness may be secured as, but only to the extent, provided in Section 6.02(b) and in the Security Documents;</text:p>
            <text:p/>
            <text:p> </text:p>
            <text:p/>
            <text:p>(x)           Indebtedness incurred on behalf of, or representing Guarantees of Indebtedness of, joint ventures not in excess, at any one time outstanding, of the greater of $175 million or 5.0% of Consolidated Total Assets as of the end of the fiscal quarter immediately prior to the date of such incurrence for which financial statements have been delivered pursuant to Section 5.04;</text:p>
            <text:p/>
            <text:p> </text:p>
            <text:p/>
            <text:p>(y)           Indebtedness consisting of promissory notes issued by the Borrower or any Subsidiary to current or former officers, directors and employees, their respective estates, spouses or former spouses to finance the purchase or redemption of Equity Interests of Holdings or any Parent Entity permitted by Section 6.06;</text:p>
            <text:p/>
            <text:p> </text:p>
            <text:p/>
            <text:p>(z)           Indebtedness consisting of obligations of the Borrower or any Subsidiary under deferred compensation or other similar arrangements incurred by such Person in connection with the Transactions and Permitted Business Acquisitions or any other Investment expressly permitted hereunder;</text:p>
            <text:p/>
            <text:p> </text:p>
            <text:p/>
            <text:p>(aa)          Indebtedness incurred pursuant to the Term Loan Credit Agreement as in effect on the Effective Date in an aggregate principal amount not to exceed the Initial Euro Term Loans and Initial Sterling Term Loans;</text:p>
            <text:p/>
            <text:p> </text:p>
            <text:p/>
            <text:p>(bb)          Indebtedness incurred pursuant to the First Lien Bridge Credit Agreement as in effect on the Effective Date in an aggregate principal amount not to exceed €1,500,000,000 and £300,000,000 and the New First Lien Notes; and</text:p>
            <text:p/>
            <text:p> </text:p>
            <text:p/>
            <text:p>(cc)          all premium (if any), interest (including post-petition interest), fees, expenses, charges and additional or contingent interest on obligations described in paragraphs (a) through (bb) above.</text:p>
          </table:table-cell>
          <table:table-cell office:value-type="string" calcext:value-type="string">
            <text:p>Section 6.02.          Liens. Create, incur, assume or permit to exist any Lien on any property or assets (including stock or other securities of any person, including the Borrower and any Subsidiary) at the time owned by it or on any income or revenues or rights in respect of any thereof, except the following (collectively, “Permitted Liens”):</text:p>
            <text:p/>
            <text:p> </text:p>
            <text:p/>
            <text:p>(a)           Liens on property or assets of the Borrower and the Subsidiaries existing on the Effective Date and set forth on Schedule 6.02(a) or, to the extent not listed in such Schedule, where such property or assets have a fair market value that does not exceed $10.0 million in the aggregate, and any modifications, replacements, renewals or extensions thereof; provided, that such Liens shall secure only those obligations that they secure on the Effective Date (and any Permitted Refinancing Indebtedness in respect of such obligations permitted by Section 6.01(a)) and shall not subsequently apply to any other property or assets of the Borrower or any Subsidiary other than (A) after-acquired property that is affixed or incorporated into the property covered by such Lien, and (B) proceeds and products thereof;</text:p>
            <text:p/>
            <text:p>-76-</text:p>
            <text:p/>
            <text:p> </text:p>
            <text:p/>
            <text:p> </text:p>
            <text:p/>
            <text:p>(b)           any Lien created under the Loan Documents (including, without limitation, Liens created under the Security Documents securing obligations in respect of Swap Agreements owed to a person that is a Lender or an Affiliate of a Lender at the time of entry into such Swap Agreements) or permitted in respect of any Mortgaged Property by the terms of the applicable Mortgage and, provided that (with respect to Liens securing Indebtedness of the Borrower or a Subsidiary Loan Party) such Liens are subject to the terms of the Senior Lender Intercreditor Agreement, any Lien securing the Revolving Credit Agreement, the Existing Credit Agreement or any Indebtedness or obligations under the Revolving Credit Agreement, the Existing Credit Agreement or any “Loan Documents” thereunder; provided, however, in no event shall the holders of the Indebtedness under the Overdraft Line have the right to receive proceeds in respect of a claim in excess of $20 million in the aggregate (plus (i) any accrued and unpaid interest in respect of Indebtedness incurred by the Borrower and the Subsidiaries under the Overdraft Line and (ii) any accrued and unpaid fees and expenses owing by the Borrower and the Subsidiaries under the Overdraft Line) from the enforcement of any remedies available to the Secured Parties under all of the Loan Documents;</text:p>
            <text:p/>
            <text:p> </text:p>
            <text:p/>
            <text:p>(c)           any Lien on any property or asset of the Borrower or any Subsidiary securing Indebtedness or Permitted Refinancing Indebtedness permitted by Section 6.01(h); provided, that such Lien (i) does not apply to any other property or assets of the Borrower or any of the Subsidiaries not securing such Indebtedness at the date of the acquisition of such property or asset (other than after acquired property subjected to a Lien securing Indebtedness and other obligations incurred prior to such date and which Indebtedness and other obligations are permitted hereunder that require a pledge of after acquired property, it being understood that such requirement shall not be permitted to apply to any property to which such requirement would not have applied but for such acquisition), (ii) such Lien is not created in contemplation of or in connection with such acquisition and (iii) in the case of a Lien securing Permitted Refinancing Indebtedness, any such Lien is permitted, subject to compliance with clause (e) of the definition of the term “Permitted Refinancing Indebtedness”;</text:p>
            <text:p/>
            <text:p> </text:p>
            <text:p/>
            <text:p>(d)           Liens for Taxes, assessments or other governmental charges or levies not yet delinquent or that are being contested in compliance with Section 5.03;</text:p>
            <text:p/>
            <text:p> </text:p>
            <text:p/>
            <text:p>(e)           Liens imposed by law, such as landlord’s, carriers’, warehousemen’s, mechanics’, materialmen’s, repairmen’s, construction or other like Liens arising in the ordinary course of business and securing obligations that are not overdue by more than 30 days or that are being contested in good faith by appropriate proceedings and in respect of which, if applicable, the Borrower or any Subsidiary shall have set aside on its books reserves in accordance with GAAP;</text:p>
            <text:p/>
            <text:p> </text:p>
            <text:p/>
            <text:p>(f)           (i) pledges and deposits and other Liens made in the ordinary course of business in compliance with the Federal Employers Liability Act or any other workers’ compensation, unemployment insurance and other social security laws or regulations and deposits securing liability to insurance carriers under insurance or self-insurance arrangements in respect of such obligations and (ii) pledges and deposits and other Liens securing liability for reimbursement or indemnification obligations of (including obligations in respect of letters of credit or bank guarantees for the benefit of) insurance carriers providing property, casualty or liability insurance to the Borrower or any Subsidiary;</text:p>
            <text:p/>
            <text:p> </text:p>
            <text:p/>
            <text:p>(g)           deposits to secure the performance of bids, trade contracts (other than for Indebtedness), leases (other than Capital Lease Obligations), statutory obligations, surety and appeal bonds, performance and return of money bonds, bids, leases, government contracts, trade contracts, agreements with utilities, and other obligations of a like nature (including letters of credit in lieu of any such bonds or to support the issuance thereof) incurred in the ordinary course of business, including those incurred to secure health, safety and environmental obligations in the ordinary course of business;</text:p>
            <text:p/>
            <text:p> </text:p>
            <text:p/>
            <text:p>(h)           zoning restrictions, survey exceptions and such matters as an accurate survey would disclose, easements, trackage rights, leases (other than Capital Lease Obligations), licenses, special assessments, rights-of-way, covenants, conditions, restrictions and declaration on or with respect to the use of Real Property, servicing agreements, development agreements, site plan agreements and other similar encumbrances incurred in the ordinary course of business and title defects or irregularities that are of a minor nature and that, in the aggregate, do not interfere in any material respect with the ordinary conduct of the business of the Borrower or any Subsidiary;</text:p>
            <text:p/>
            <text:p> </text:p>
            <text:p/>
            <text:p>-77-</text:p>
            <text:p/>
            <text:p> </text:p>
            <text:p/>
            <text:p> </text:p>
            <text:p/>
            <text:p>(i)           Liens securing Indebtedness permitted by Section 6.01(i) (limited to the assets subject to such Indebtedness);</text:p>
            <text:p/>
            <text:p> </text:p>
            <text:p/>
            <text:p>(j)           Liens arising out of capitalized lease transactions permitted under Section 6.03, so long as such Liens attach only to the property sold and being leased in such transaction and any accessions thereto or proceeds thereof and related property;</text:p>
            <text:p/>
            <text:p> </text:p>
            <text:p/>
            <text:p>(k)           Liens securing judgments that do not constitute an Event of Default under Section 7.01(j);</text:p>
            <text:p/>
            <text:p> </text:p>
            <text:p/>
            <text:p>(l)           Liens disclosed by the title insurance policies delivered on or subsequent to the Effective Date and pursuant to Section 5.10 and any replacement, extension or renewal of any such Lien; provided, that such replacement, extension or renewal Lien shall not cover any property other than the property that was subject to such Lien prior to such replacement, extension or renewal; provided, further, that the Indebtedness and other obligations secured by such replacement, extension or renewal Lien are permitted by this Agreement;</text:p>
            <text:p/>
            <text:p> </text:p>
            <text:p/>
            <text:p>(m)           any interest or title of a lessor or sublessor under any leases or subleases entered into by the Borrower or any Subsidiary in the ordinary course of business;</text:p>
            <text:p/>
            <text:p> </text:p>
            <text:p/>
            <text:p>(n)           Liens that are contractual rights of set-off (i) relating to the establishment of depository relations with banks not given in connection with the issuance of Indebtedness, (ii) relating to pooled deposit or sweep accounts of the Borrower or any Subsidiary to permit satisfaction of overdraft or similar obligations incurred in the ordinary course of business of the Borrower or any Subsidiary or (iii) relating to purchase orders and other agreements entered into with customers of the Borrower or any Subsidiary in the ordinary course of business;</text:p>
            <text:p/>
            <text:p> </text:p>
            <text:p/>
            <text:p>(o)           Liens arising solely by virtue of any statutory or common law provision relating to banker’s liens, rights of set-off or similar rights;</text:p>
            <text:p/>
            <text:p> </text:p>
            <text:p/>
            <text:p>(p)           Liens securing obligations in respect of trade-related letters of credit, banker’s acceptances or bank guarantees permitted under Section 6.01(f), (k) or (o) and covering the goods (or the documents of title in respect of such goods) financed by such letters of credit, banker’s acceptances or bank guarantees and the proceeds and products thereof;</text:p>
            <text:p/>
            <text:p> </text:p>
            <text:p/>
            <text:p>(q)           leases or subleases, licenses or sublicenses (including with respect to intellectual property and software) granted to others in the ordinary course of business not interfering in any material respect with the business of the Borrower and its Subsidiaries, taken as a whole;</text:p>
            <text:p/>
            <text:p> </text:p>
            <text:p/>
            <text:p>(r)           Liens in favor of customs and revenue authorities arising as a matter of law to secure payment of customs duties in connection with the importation of goods;</text:p>
            <text:p/>
            <text:p> </text:p>
            <text:p/>
            <text:p>(s)           Liens solely on any cash earnest money deposits made by the Borrower or any of the Subsidiaries in connection with any letter of intent or purchase agreement in respect of any Investment permitted hereunder;</text:p>
            <text:p/>
            <text:p> </text:p>
            <text:p/>
            <text:p>(t)            Liens with respect to property or assets of any Foreign Subsidiary securing Indebtedness of a Foreign Subsidiary permitted under Section 6.01;</text:p>
            <text:p/>
            <text:p> </text:p>
            <text:p/>
            <text:p>(u)           other Liens with respect to property or assets of the Borrower or any Subsidiary; provided that (i) after giving effect to any such Lien and the incurrence of Indebtedness, if any, secured by such Lien is created, incurred, acquired or assumed (or any prior Indebtedness becomes so secured) on a Pro Forma Basis, the Total Net First Lien Leverage Ratio on the last day of the Borrower’s then most recently completed fiscal quarter for which financial statements are available shall be less than or equal to 4.00 to 1.00, (ii) at the time of the incurrence of such Lien and after giving effect thereto, no Default or Event of Default shall have occurred and be continuing or would result therefrom (or, if the proceeds of such Indebtedness are being used to fund a Limited Condition Acquisition, at the time of the incurrence of such Indebtedness and after giving effect thereto, no Specified Event of Default shall have occurred and be continuing or would result therefrom), (iii) the Indebtedness or other obligations secured by such Lien are otherwise permitted by this Agreement, and (iv) to the extent such Liens are pari passu or subordinated to the Liens granted hereunder, an intercreditor agreement reasonably satisfactory to the Administrative Agent shall be entered into providing that such new liens will be secured equally and ratably with the Liens granted hereunder, or, as applicable, subordinated to the Liens granted hereunder, in each case, on customary terms;</text:p>
            <text:p/>
            <text:p> </text:p>
            <text:p/>
            <text:p>-78-</text:p>
            <text:p/>
            <text:p> </text:p>
            <text:p/>
            <text:p> </text:p>
            <text:p/>
            <text:p>(v)          the prior rights of consignees and their lenders under consignment arrangements entered into in the ordinary course of business;</text:p>
            <text:p/>
            <text:p> </text:p>
            <text:p/>
            <text:p>(w)          agreements to subordinate any interest of the Borrower or any Subsidiary in any accounts receivable or other proceeds arising from inventory consigned by the Borrower or any of its Subsidiaries pursuant to an agreement entered into in the ordinary course of business;</text:p>
            <text:p/>
            <text:p> </text:p>
            <text:p/>
            <text:p>(x)           Liens arising from precautionary Uniform Commercial Code financing statements or consignments entered into in connection with any transaction otherwise permitted under this Agreement;</text:p>
            <text:p/>
            <text:p> </text:p>
            <text:p/>
            <text:p>(y)           Liens on Equity Interests in joint ventures securing obligations of such joint venture;</text:p>
            <text:p/>
            <text:p> </text:p>
            <text:p/>
            <text:p>(z)           Liens on securities that are the subject of repurchase agreements constituting Permitted Investments under clause (c) of the definition thereof;</text:p>
            <text:p/>
            <text:p> </text:p>
            <text:p/>
            <text:p>(aa)        Liens in respect of Permitted Receivables Financings that extend only to the receivables subject thereto;</text:p>
            <text:p/>
            <text:p> </text:p>
            <text:p/>
            <text:p>(bb)        Liens on goods or inventory the purchase, shipment or storage price of which is financed by a documentary letter of credit, bank guarantee or bankers’ acceptance issued or created for the account of the Borrower or any Subsidiary in the ordinary course of business; provided, that such Lien secures only the obligations of the Borrower or such Subsidiaries in respect of such letter of credit, bankers’ acceptance or bank guarantee to the extent permitted under Section 6.01;</text:p>
            <text:p/>
            <text:p> </text:p>
            <text:p/>
            <text:p>(cc)         Liens securing insurance premiums financing arrangements, provided, that such Liens are limited to the applicable unearned insurance premiums;</text:p>
            <text:p/>
            <text:p> </text:p>
            <text:p/>
            <text:p>(dd)        Liens in favor of the Borrower or any Subsidiary Loan Party; provided that if any such Lien shall cover any Collateral, the holder of such Lien shall execute and deliver to the Administrative Agent a subordination agreement in form and substance reasonably satisfactory to the Administrative Agent;</text:p>
            <text:p/>
            <text:p> </text:p>
            <text:p/>
            <text:p>(ee)        Liens securing obligations under the Second Lien Note Documents and any Permitted Refinancing Indebtedness in respect thereof, to the extent such Liens are subject to the Second Priority Intercreditor Agreement;</text:p>
            <text:p/>
            <text:p> </text:p>
            <text:p/>
            <text:p>(ff)          Liens on not more than $30 million of deposits securing Swap Agreements;</text:p>
            <text:p/>
            <text:p> </text:p>
            <text:p/>
            <text:p>(gg)        Liens securing Obligations (as defined in the Term Loan Credit Agreement ) under the Term Loan Credit Agreement and the credit documents related thereto pursuant to Section 6.01(aa), the Initial Euro Term Loans, the Initial Sterling Term Loans and any Permitted Refinancing Indebtedness in respect of the foregoing;</text:p>
            <text:p/>
            <text:p> </text:p>
            <text:p/>
            <text:p>(hh)        Liens securing Obligations (as defined in the First Lien Bridge Credit Agreement) under the First Lien Bridge Credit Agreement and the credit documents related thereto pursuant to Section 6.01(bb), the New First Lien Notes and any Permitted Refinancing Indebtedness in respect of the foregoing; and</text:p>
            <text:p/>
            <text:p> </text:p>
            <text:p/>
            <text:p>-79-</text:p>
            <text:p/>
            <text:p> </text:p>
            <text:p/>
            <text:p> </text:p>
            <text:p/>
            <text:p>(ii)          other Liens with respect to property or assets of the Borrower or any Subsidiary securing obligations in an aggregate principal amount outstanding at any time not to exceed $30 million.</text:p>
          </table:table-cell>
          <table:table-cell office:value-type="string" calcext:value-type="string">
            <text:p>Section 6.06.          Dividends and Distributions. Declare or pay any dividend or make any other distribution (by reduction of capital or otherwise), whether in cash, property, securities or a combination thereof, with respect to any of its Equity Interests (other than dividends and distributions on Equity Interests payable solely by the issuance of additional Equity Interests (other than Disqualified Stock) of the person paying such dividends or distributions) or directly or indirectly redeem, purchase, retire or otherwise acquire for value (or permit any Subsidiary to purchase or acquire) any of its Equity Interests or set aside any amount for any such purpose (other than through the issuance of additional Equity Interests (other than Disqualified Stock) of the person redeeming, purchasing, retiring or acquiring such shares); provided, however, that:</text:p>
            <text:p/>
            <text:p> </text:p>
            <text:p/>
            <text:p>(a)           any Subsidiary of the Borrower may declare and pay dividends to, repurchase its Equity Interests from or make other distributions to the Borrower or to any Wholly Owned Subsidiary of the Borrower (or, in the case of non-Wholly Owned Subsidiaries, to the Borrower or any Subsidiary that is a direct or indirect shareholder of such Subsidiary and to each other owner of Equity Interests of such Subsidiary on a pro rata basis (or more favorable basis from the perspective of the Borrower or such Subsidiary) based on their relative ownership interests so long as any repurchase of its Equity Interests from a person that is not the Borrower or a Subsidiary is permitted under Section 6.04);</text:p>
            <text:p/>
            <text:p> </text:p>
            <text:p/>
            <text:p>(b)           the Borrower may declare and pay dividends or make other distributions to Holdings in respect of (i) overhead, legal, accounting and other professional fees and expenses of Holdings or any Parent Entity, (ii) fees and expenses related to any public offering or private placement of debt or equity securities of Holdings or any Parent Entity whether or not consummated, (iii) franchise taxes and other fees, taxes and expenses in connection with the maintenance of its existence and its (or any Parent Entity’s indirect) ownership of the Borrower, (iv) payments permitted by Section 6.07(b), (v) the tax liability to each relevant jurisdiction in respect of consolidated, combined, unitary or affiliated returns for the relevant jurisdiction of Holdings (or any Parent Entity) attributable to Holdings, the Borrower or its Subsidiaries and (vi) customary salary, bonus and other benefits payable to, and indemnities provided on behalf of, officers and employees of Holdings or any Parent Entity, in each case in order to permit Holdings or any Parent Entity to make such payments; provided, that in the case of clauses (i), (ii) and (iii), the amount of such dividends and distributions shall not exceed the portion of any amounts referred to in such clauses (i), (ii) and (iii) that are allocable to the Borrower and its Subsidiaries (which shall be 100% for so long as Holdings or such Parent Entity, as the case may be, owns no assets other than the Equity Interests in the Borrower, Holdings or another Parent Entity);</text:p>
            <text:p/>
            <text:p> </text:p>
            <text:p/>
            <text:p>-85-</text:p>
            <text:p/>
            <text:p> </text:p>
            <text:p/>
            <text:p> </text:p>
            <text:p/>
            <text:p>(c)           the Borrower may declare and pay dividends or make other distributions to Holdings the proceeds of which are used to purchase or redeem the Equity Interests of Holdings or any Parent Entity (including related stock appreciation rights or similar securities) held by then present or former directors, consultants, officers or employees of Holdings, the Borrower or any of the Subsidiaries or by any Plan or shareholders’ agreement then in effect upon such person’s death, disability, retirement or termination of employment or under the terms of any such Plan or any other agreement under which such shares of stock or related rights were issued; provided, that the aggregate amount of such purchases or redemptions under this paragraph (c) shall not exceed in any fiscal year $20 million (plus the amount of net proceeds contributed to the Borrower that were (x) received by Holdings or any Parent Entity during such calendar year from sales of Equity Interests of Holdings or any Parent Entity of Holdings to directors, consultants, officers or employees of Holdings, any Parent Entity, the Borrower or any Subsidiary in connection with permitted employee compensation and incentive arrangements and (y) of any key-man life insurance policies received during such calendar year), which, if not used in any year, may be carried forward to any subsequent calendar year;</text:p>
            <text:p/>
            <text:p> </text:p>
            <text:p/>
            <text:p>(d)           noncash repurchases of Equity Interests deemed to occur upon exercise of stock options if such Equity Interests represent a portion of the exercise price of such options;</text:p>
            <text:p/>
            <text:p> </text:p>
            <text:p/>
            <text:p>(e)           the Borrower may pay dividends to Holdings in an aggregate amount equal to the portion, if any, of the Cumulative Credit on such date that the Borrower elects to apply to this Section 6.06(e), such election to be specified in a written notice of a Responsible Officer of the Borrower calculating in reasonable detail the amount of Cumulative Credit immediately prior to such election and the amount thereof elected to be so applied; provided, that no Default or Event of Default has occurred and is continuing or would result therefrom and, after giving effect thereto, that the Borrower and its Subsidiaries shall be in Pro Forma Compliance;</text:p>
            <text:p/>
            <text:p> </text:p>
            <text:p/>
            <text:p>(f)           the Borrower may pay dividends on the Closing Date to consummate the Transactions;</text:p>
            <text:p/>
            <text:p> </text:p>
            <text:p/>
            <text:p>(g)           the Borrower may pay dividends or distributions to allow Holdings or any Parent Entity to make payments in cash, in lieu of the issuance of fractional shares, upon the exercise of warrants or upon the conversion or exchange of Equity Interests of any such person;</text:p>
            <text:p/>
            <text:p> </text:p>
            <text:p/>
            <text:p>(h)           the Borrower may pay dividends and make distributions to, or repurchase or redeem shares from, its equity holders in an amount equal to 6.0% per annum of the net proceeds received by the Borrower from any public offering of Equity Interests of the Borrower or any direct or indirect parent of the Borrower; and</text:p>
            <text:p/>
            <text:p> </text:p>
            <text:p/>
            <text:p>(i)           the Borrower may make distributions to Holdings or any Parent Entity to finance any Investment permitted to be made pursuant to Section 6.04; provided, that (A) such distribution shall be made substantially concurrently with the closing of such Investment and (B) such parent shall, immediately following the closing thereof, cause (1) all property acquired (whether assets or Equity Interests) to be contributed to the Borrower or a Subsidiary or (2) the merger (to the extent permitted in Section 6.05) of the Person formed or acquired into the Borrower or a Subsidiary in order to consummate such Permitted Business Acquisition or Investment.</text:p>
          </table:table-cell>
          <table:table-cell office:value-type="string" calcext:value-type="string">
            <text:p>Section 6.05.          Mergers, Consolidations, Sales of Assets and Acquisitions. Merge into or consolidate with any other person, or permit any other person to merge into or consolidate with it, or sell, transfer, lease or otherwise dispose of (in one transaction or in a series of transactions) all or any part of its assets (whether now owned or hereafter acquired) (including, in each case, pursuant to a Delaware LLC Division), or issue, sell, transfer or otherwise dispose of any Equity Interests of the Borrower or any Subsidiary, or purchase, lease or otherwise acquire (in one transaction or a series of transactions) all or any substantial part of the assets of any other person or any division, unit or business of any person, except that this Section shall not prohibit:</text:p>
            <text:p/>
            <text:p> </text:p>
            <text:p/>
            <text:p>(a)           (i) the purchase and sale of inventory in the ordinary course of business by the Borrower or any Subsidiary and the sale of receivables by any Foreign Subsidiary pursuant to non-recourse factoring arrangements in the ordinary course of business of such Foreign Subsidiary, (ii) the acquisition or lease (pursuant to an operating lease) of any other asset in the ordinary course of business by the Borrower or any Subsidiary, (iii) the sale of surplus, obsolete or worn out equipment or other property in the ordinary course of business by the Borrower or any Subsidiary or (iv) the sale of Permitted Investments in the ordinary course of business;</text:p>
            <text:p/>
            <text:p> </text:p>
            <text:p/>
            <text:p>(b)           if at the time thereof and immediately after giving effect thereto no Event of Default shall have occurred and be continuing or would result therefrom, (i) the merger or Delaware LLC Division of any Subsidiary into the Borrower in a transaction in which the Borrower is the survivor, (ii) the merger, consolidation or Delaware LLC Division of any Subsidiary into or with any Subsidiary Loan Party in a transaction in which the surviving or resulting entity is a Subsidiary Loan Party and, in the case of each of clauses (i) and (ii), no person other than the Borrower or Subsidiary Loan Party receives any consideration, (iii) the merger, consolidation or Delaware LLC Division of any Subsidiary that is not a Subsidiary Loan Party into or with any other Subsidiary that is not a Subsidiary Loan Party, (iv) the liquidation or dissolution or change in form of entity of any Subsidiary (other than the Borrower) if the Borrower determines in good faith that such liquidation, dissolution or change in form is in the best interests of the Borrower and is not materially disadvantageous to the Lenders or (v) any Subsidiary may merge or effect a Delaware LLC Division with any other person in order to effect an Investment permitted pursuant to Section 6.04 so long as the continuing or surviving person shall be a Subsidiary, which shall be a Loan Party if the merging Subsidiary was a Loan Party and which together with each of its Subsidiaries shall have complied with the requirements of Section 5.10;</text:p>
            <text:p/>
            <text:p> </text:p>
            <text:p/>
            <text:p>(c)           sales, transfers, leases or other dispositions to the Borrower or a Subsidiary (upon voluntary liquidation or otherwise); provided, that any sales, transfers, leases or other dispositions by a Loan Party to a Subsidiary that is not a Subsidiary Loan Party in reliance on this paragraph (c) shall be made in compliance with Section 6.07 and shall be included in Section 6.05(g);</text:p>
            <text:p/>
            <text:p> </text:p>
            <text:p/>
            <text:p>(d)           Sale and Lease-Back Transactions permitted by Section 6.03;</text:p>
            <text:p/>
            <text:p> </text:p>
            <text:p/>
            <text:p>(e)           Investments permitted by Section 6.04, Permitted Liens, Dividends permitted by Section 6.06 and capital expenditures;</text:p>
            <text:p/>
            <text:p> </text:p>
            <text:p/>
            <text:p>(f)           the sale of defaulted receivables in the ordinary course of business and not as part of an accounts receivables financing transaction;</text:p>
            <text:p/>
            <text:p> </text:p>
            <text:p/>
            <text:p>-83-</text:p>
            <text:p/>
            <text:p> </text:p>
            <text:p/>
            <text:p> </text:p>
            <text:p/>
            <text:p>(g)           sales, transfers, leases, Delaware LLC Division or other dispositions of assets not otherwise permitted by this Section 6.05 (or required to be included in this clause (g) pursuant to Section 6.05(c)); provided, that (i) (A) after giving effect to such sale, transfer, lease, Delaware LLC Division or other disposition of assets, the application of proceeds thereof, the assumption and incurrence of any Indebtedness and any related transactions, the Total Net First Lien Leverage Ratio of the Borrower on a Pro Forma Basis would be equal to or less than 4.00 to 1.00 or (B) if otherwise, then the aggregate gross proceeds (including noncash proceeds) of any or all assets sold, transferred, leased, Delaware LLC Division or otherwise disposed of in reliance upon this clause (g)(i)(B) shall not exceed, in any fiscal year of the Borrower, the greater of (x) $200 million and (y) 6.5% of Consolidated Total Assets as of the end of the fiscal quarter immediately prior to the date of such incurrence for which financial statements have been delivered pursuant to Section 5.04; (ii) no Default or Event of Default exists or would result therefrom and (iii) the Net Proceeds thereof are applied in accordance with Section 2.11(b);</text:p>
            <text:p/>
            <text:p> </text:p>
            <text:p/>
            <text:p>(h)           Permitted Business Acquisitions (including any merger, consolidation or Delaware LLC Division in order to effect a Permitted Business Acquisition); provided, that following any such merger, consolidation or Delaware LLC Division (i) involving the Borrower, the Borrower is the surviving corporation, (ii) involving a Domestic Subsidiary, the surviving or resulting entity shall be a Subsidiary Loan Party that is a Wholly Owned Subsidiary and (iii) involving a Foreign Subsidiary, the surviving or resulting entity shall be a Wholly Owned Subsidiary;</text:p>
            <text:p/>
            <text:p> </text:p>
            <text:p/>
            <text:p>(i)            leases, licenses (on a non-exclusive basis with respect to intellectual property), or subleases or sublicenses (on a non-exclusive basis with respect to intellectual property) of any real or personal property in the ordinary course of business;</text:p>
            <text:p/>
            <text:p> </text:p>
            <text:p/>
            <text:p>(j)            sales, leases or other dispositions of inventory of the Borrower and its Subsidiaries determined by the management of the Borrower to be no longer useful or necessary in the operation of the business of the Borrower or any of the Subsidiaries;</text:p>
            <text:p/>
            <text:p> </text:p>
            <text:p/>
            <text:p>(k)           acquisitions and purchases made with the proceeds of any Asset Sale pursuant to the first proviso of paragraph (a) of the definition of “Net Proceeds”;</text:p>
            <text:p/>
            <text:p> </text:p>
            <text:p/>
            <text:p>(l)            the purchase and sale or other transfer (including by capital contribution) of Receivables Assets pursuant to Permitted Receivables Financings; provided that the Net Proceeds thereof are applied in accordance with Section 2.11(b);</text:p>
            <text:p/>
            <text:p> </text:p>
            <text:p/>
            <text:p>(m)          any exchange of assets for services and/or other assets of comparable or greater value; provided, that (i) at least 90% of the consideration received by the transferor consists of assets that will be used in a business or business activity permitted hereunder, (ii) in the event of a swap with a fair market value in excess of $10.0 million, the Administrative Agent shall have received a certificate from a Responsible Officer of the Borrower with respect to such fair market value and (iii) in the event of a swap with a fair market value in excess of $20.0 million, such exchange shall have been approved by at least a majority of the Board of Directors of Holdings or the Borrower; provided, that the Net Proceeds, if any, thereof are applied in accordance with Section 2.11(b); provided, further, that (A) (i) after giving effect to such exchange, the application of proceeds thereof, the assumption and incurrence of any Indebtedness and any related transactions, the Total Net First Lien Leverage Ratio of the Borrower on a Pro Forma Basis would be equal to or less than 4.00 to 1.00 or (ii) if otherwise, the aggregate gross consideration (including exchange assets, other noncash consideration and cash proceeds) of any or all assets exchanged in reliance upon this clause (m) shall not exceed, in any fiscal year of the Borrower, the greater of $200 million and 6.5% of Consolidated Total Assets as of the end of the fiscal quarter immediately prior to the date of such incurrence for which financial statements have been delivered pursuant to Section 5.04; (B) no Default or Event of Default exists or would result therefrom;</text:p>
            <text:p/>
            <text:p> </text:p>
            <text:p/>
            <text:p>(n)           the sale of assets described on Schedule 6.05;</text:p>
            <text:p/>
            <text:p> </text:p>
            <text:p/>
            <text:p>(o)           the Acquisition; and</text:p>
            <text:p/>
            <text:p> </text:p>
            <text:p/>
            <text:p>-84-</text:p>
            <text:p/>
            <text:p> </text:p>
            <text:p/>
            <text:p> </text:p>
            <text:p/>
            <text:p>(p)           the purchase and sale or other transfer of Receivables Assets in connection with a Permitted Supplier Finance Facility.</text:p>
            <text:p/>
            <text:p> </text:p>
            <text:p/>
            <text:p>Notwithstanding anything to the contrary contained in Section 6.05 above, (i) no sale, transfer or other disposition of assets shall be permitted by this Section 6.05 (other than sales, transfers, leases, licenses or other dispositions to Loan Parties pursuant to paragraph (c) of this Section 6.05) unless such disposition is for fair market value and (ii) no sale, transfer or other disposition of assets in excess of $15.0 million shall be permitted by paragraph (g) of this Section 6.05 unless such disposition is for at least 75% cash consideration; provided, that for purposes of clause (ii), (a) the amount of any liabilities (as shown on the Borrower’s or any Subsidiary’s most recent balance sheet or in the notes thereto) of the Borrower or any Subsidiary of the Borrower (other than liabilities that are by their terms subordinated to the Obligations) that are assumed by the transferee of any such assets, (b) any notes or other obligations or other securities or assets received by the Borrower or such Subsidiary of the Borrower from such transferee that are converted by the Borrower or such Subsidiary of the Borrower into cash within 180 days of the receipt thereof (to the extent of the cash received) and (c) any Designated Non-Cash Consideration received by the Borrower or any of its Subsidiaries in such Asset Sale having an aggregate fair market value, taken together with all other Designated Non-Cash Consideration received pursuant to this clause (c) that is at that time outstanding, not to exceed the greater of 3.0% of Consolidated Total Assets and $100 million at the time of the receipt of such Designated Non-Cash Consideration (with the fair market value of each item of Designated Non-Cash Consideration being measured at the time received and without giving effect to subsequent changes in value) shall be deemed to be cash. To the extent any Collateral is disposed of in a transaction expressly permitted by this Section 6.05 to any Person other than Holdings, the Borrower or any Subsidiary, such Collateral shall be sold free and clear of the Liens created by the Loan Documents, and the Administrative Agent shall take, and shall be authorized by each Lender to take, any actions reasonably requested by the Borrower in order to evidence the foregoing.</text:p>
          </table:table-cell>
          <table:table-cell table:number-columns-repeated="1013"/>
        </table:table-row>
        <table:table-row table:style-name="ro1">
          <table:table-cell office:value-type="string" calcext:value-type="string">
            <text:p><text:a xlink:href="https://www.sec.gov/Archives/edgar/data/1378992/000114420419013986/tv515942_ex10-1.htm" xlink:type="simple">https://www.sec.gov/Archives/edgar/data/1378992/000114420419013986/tv515942_ex10-1.htm</text:a></text:p>
          </table:table-cell>
          <table:table-cell office:value-type="string" calcext:value-type="string">
            <text:p>TERM LOAN CREDIT AGREEMENT</text:p>
          </table:table-cell>
          <table:table-cell office:value-type="string" calcext:value-type="string">
            <text:p>This TERM LOAN CREDIT AGREEMENT is entered into as of March 8, 2019 (this “Agreement”), among BERRY GLOBAL GROUP, INC., a Delaware corporation (“Holdings”), BERRY GLOBAL, INC., a Delaware corporation (“Berry” or the “Borrower”), the LENDERS party hereto from time to time and GOLDMAN SACHS BANK USA, as administrative agent and collateral agent (in such capacities, the “Administrative Agent”) for the Lenders.</text:p>
          </table:table-cell>
          <table:table-cell office:value-type="string" calcext:value-type="string">
            <text:p>SECTION 2.21.         Incremental Commitments.</text:p>
            <text:p/>
            <text:p> </text:p>
            <text:p/>
            <text:p>(a)           The Borrower may, by written notice to the Administrative Agent from time to time, request Incremental Term Loan Commitments, in an amount not to exceed the Incremental Amount from one or more Incremental Term Lenders (which may include any existing Lender) willing to provide such Incremental Term Loans in their own discretion; provided, that each Incremental Term Lender shall be subject to the approval of the Administrative Agent (which approval shall not be unreasonably withheld) unless such Incremental Term Lender is a Lender, an Affiliate of a Lender or an Approved Fund; provided, further, that (i) Incremental Term Loans may be incurred without regard to the Incremental Amount solely to the extent that the Net Proceeds therefrom are used substantially concurrently with the incurrence of such Incremental Term Loans to prepay existing Term Loans in accordance with the first sentence of Section 2.11(b) (it being understood that such Incremental Term Loans shall not be deemed Excluded Indebtedness). Such notice shall set forth (i) the amount of the Incremental Term Loan Commitments being requested (which shall be in minimum increments of, with respect to the Initial Euro Term Loans, €5.0 million and, with respect to the Initial Sterling Term Loans, £5.0 million and a minimum amount of, with respect to the Initial Euro Term Loans, €25.0 million and, with respect to the Initial Sterling Term Loans, £25.0 million or equal to the remaining Incremental Amount), (ii) the date on which such Incremental Term Loan Commitments are requested to become effective (the “Increased Amount Date”), and (iii) whether such Incremental Term Loan Commitments are to be Initial Euro Term Loan Commitments, Initial Sterling Term Loan Commitments or commitments to make term loans with pricing and/or amortization terms different from the Initial Term Loans (“Other Term Loans”).</text:p>
            <text:p/>
            <text:p> </text:p>
            <text:p> -57- </text:p>
            <text:p/>
            <text:p> </text:p>
            <text:p/>
            <text:p> </text:p>
            <text:p/>
            <text:p>(b)           The Borrower and each Incremental Term Lender shall execute and deliver to the Administrative Agent an Incremental Assumption Agreement and such other documentation as the Administrative Agent shall reasonably specify to evidence the Incremental Term Loan Commitment of such Incremental Term Lender. Each Incremental Assumption Agreement shall specify the terms of the applicable Incremental Term Loans (all such Incremental Term Loans to be made pursuant to any Incremental Assumption Agreement, a “Series”); provided, that (i) the Other Term Loans shall rank pari passu or junior in right of payment and of security with the Initial Euro Term Loans and Initial Sterling Term Loans and, except as to pricing, amortization and final maturity date, shall have (x) the same terms as the Initial Euro Term Loans and Initial Sterling Term Loans, as applicable, or (y) such other terms as shall be reasonably satisfactory to the Administrative Agent, (ii) the final maturity date of any Other Term Loans shall be no earlier than the Initial Euro Term Facility Date or Initial Sterling Term Facility Maturity Date, as applicable, and (iii) the weighted average life to maturity of any Other Term Loans shall be no shorter than the remaining weighted average life to maturity of the Initial Euro Term Loans and the Initial Sterling Term Loans, as applicable. Each of the parties hereto hereby agrees that upon the effectiveness of any Incremental Assumption Agreement this Agreement shall be amended to the extent (but only to the extent) necessary to reflect the existence and terms of the Incremental Term Loan Commitments evidenced thereby as provided for in Section 9.08(e). Any such deemed amendment may be memorialized in writing by the Administrative Agent with the Borrower’s consent (not to be unreasonably withheld) and furnished to the other parties hereto.</text:p>
            <text:p/>
            <text:p> </text:p>
            <text:p/>
            <text:p>(c)           Notwithstanding the foregoing, no Incremental Term Loan Commitment shall become effective under this Section 2.21 unless (i) on the date of such effectiveness, (x) the representations and warranties set forth in Article III shall be true and correct in all material respects as of such date, in each case, with the same effect as though made on and as of such date, except to the extent such representations and warranties expressly relate to an earlier date (in which case such representations and warranties shall be true and correct in all material respects as of such earlier date), immediately after giving effect to such Borrowing and no Event of Default or Default shall have occurred and be continuing or would result therefrom (other than any Incremental Term Loan under the Term Facility to be made during the Certain Funds Period) or (y) if the proceeds of such Incremental Term Loans are being used to fund a Limited Condition Acquisition, and the Lenders providing such Incremental Term Loans so agree, the availability thereof shall be subject to customary “SunGard” conditionality, it being understood that in any event, no Specified Event of Default shall have occurred and be continuing or result from such Borrowing and the use of proceeds thereof, and in each case the Administrative Agent shall have received a certificate to that effect dated such date and executed by a Responsible Officer of the Borrower, and (ii) the Administrative Agent shall have received customary legal opinions, board resolutions and other customary closing certificates and documentation as required by the relevant Incremental Assumption Agreement and, to the extent required by the Administrative Agent, consistent with those delivered on the Closing Date under Article IV and such additional customary documents and filings (including amendments to the Mortgages and other Security Documents and title endorsement bringdowns) as the Administrative Agent may reasonably require to assure that the Incremental Term Loans are secured by the Collateral ratably with (or, to the extent agreed by the applicable Incremental Term Lenders in the applicable Incremental Assumption Agreement, junior to) the existing Loans.</text:p>
            <text:p/>
            <text:p> </text:p>
            <text:p/>
            <text:p>(d)           Each of the parties hereto hereby agrees that the Administrative Agent may take any and all action as may be reasonably necessary to ensure that all Initial Euro Term Loans or Initial Sterling Term Loans, when originally made, are included in each Borrowing of outstanding Initial Euro Term Loans or Initial Sterling Term Loans on a pro rata basis. The Borrower agrees that Section 2.16 shall apply to any conversion of Eurocurrency Loans to ABR Loans reasonably required by the Administrative Agent to effect the foregoing.</text:p>
            <text:p/>
            <text:p> </text:p>
            <text:p/>
            <text:p>(e)           Notwithstanding anything to the contrary in this Agreement, this Section 2.21 shall not become operative until after the Closing Date.</text:p>
          </table:table-cell>
          <table:table-cell office:value-type="string" calcext:value-type="string">
            <text:p>SECTION 2.11.         Prepayment of Loans.</text:p>
            <text:p/>
            <text:p> </text:p>
            <text:p/>
            <text:p>(a)           The Borrower shall have the right at any time and from time to time to prepay any Loan in whole or in part, without premium or penalty (but subject to clauses (e) and (f) of this Section 2.11 and Section 2.16), in an aggregate principal amount that is an integral multiple of the Borrowing Multiple and not less than the Borrowing Minimum or, if less, the amount outstanding, subject to prior notice in accordance with Section 2.10(d).</text:p>
            <text:p/>
            <text:p> </text:p>
            <text:p/>
            <text:p>(b)           The Borrower shall apply all Net Proceeds promptly upon receipt thereof to prepay Loans in accordance with paragraphs (c) and (d) of Section 2.10. Notwithstanding the foregoing, the Borrower may retain Net Proceeds pursuant to clause (b) of the definition thereof, provided, that the Total Net First Lien Leverage Ratio on the last day of the Borrower’s then most recently completed fiscal quarter for which financial statements are available shall be less than or equal to 2.00 to 1.00.</text:p>
            <text:p/>
            <text:p> </text:p>
            <text:p/>
            <text:p>(c)           Not later than 90 days after the end of each Excess Cash Flow Period, the Borrower shall calculate Excess Cash Flow for such Excess Cash Flow Period and shall apply an amount equal to (i) the Required Percentage of such Excess Cash Flow, minus (ii) to the extent not financed, using the proceeds of, without duplication, the incurrence of Indebtedness and the sale or issuance of any Equity Interests (including any capital contributions), the amount of any voluntary prepayments during such Excess Cash Flow Period of Loans to prepay Loans in accordance with paragraphs (c) and (d) of Section 2.10. Not later than the date on which the Borrower is required to deliver financial statements with respect to the end of each Excess Cash Flow Period under Section 5.04(a), the Borrower will deliver to the Administrative Agent a certificate signed by a Financial Officer of the Borrower setting forth the amount, if any, of Excess Cash Flow for such fiscal year and the calculation thereof in reasonable detail.</text:p>
            <text:p/>
            <text:p> </text:p>
            <text:p> -49- </text:p>
            <text:p/>
            <text:p> </text:p>
            <text:p/>
            <text:p> </text:p>
            <text:p/>
            <text:p>(d)           Anything contained herein to the contrary notwithstanding, in the event the Borrower is required to make any mandatory prepayment including, for the avoidance of doubt, payments under Section 2.10(a) (a “Waivable Mandatory Prepayment”) of the Loans, not less than three Business Days prior to the date (the “Required Prepayment Date”) on which the Borrower elects (or is otherwise required) to make such Waivable Mandatory Prepayment, the Borrower shall notify Administrative Agent of the amount of such prepayment, and Administrative Agent will promptly thereafter notify each Lender holding an outstanding Term Loan of the amount of such Lender’s pro rata share of such Waivable Mandatory Prepayment and such Lender’s option to refuse such amount. Each such Lender may exercise such option by giving written notice to the Administrative Agent of its election to do so on or before the second Business Day prior to the Required Prepayment Date (it being understood that any Lender which does not notify the Administrative Agent of its election to exercise such option on or before the first Business Day prior to the Required Prepayment Date shall be deemed to have elected, as of such date, not to exercise such option). On the Required Prepayment Date, the Borrower shall pay to Administrative Agent the amount of the Waivable Mandatory Prepayment, which amount shall be applied (i) in an amount equal to that portion of the Waivable Mandatory Prepayment payable to those Lenders that have elected not to exercise such option (each, a “Declining Lender”), to prepay the Loans of such Declining Lenders (which prepayment shall be applied to the scheduled Installments of principal of the Loans in accordance with Section 2.11(b)), and (ii) in an amount equal to that portion of the Waivable Mandatory Prepayment otherwise payable to those Lenders that have elected to exercise such option, to the Borrower.</text:p>
            <text:p/>
            <text:p> </text:p>
            <text:p/>
            <text:p>(e)           Notwithstanding anything herein to the contrary, in the event that, on or prior to the six-month anniversary of the Closing Date, there occurs any Euro Term Loan Repricing Event or in connection with an Euro Term Loan Repricing Event constituting an amendment or conversion of Initial Euro Term Loans, any Lender is required to assign its Initial Euro Term Loans pursuant to Section 2.19(c), the Borrower shall on the date of such Euro Term Loan Repricing Event pay to the Administrative Agent, for the account of each Lender with such Initial Euro Term Loans that are subject to such Euro Term Loan Repricing Event or are required to be so assigned, a fee equal to 1.00% of the principal amount of the Initial Euro Term Loans subject to such Euro Term Loan Repricing Event or required to be so assigned; provided that any prepayment of any Initial Euro Term Loans made in connection with a Change in Control shall not require the payment of the 1.00% premium otherwise provided for in this Section 2.11(e).</text:p>
            <text:p/>
            <text:p> </text:p>
            <text:p/>
            <text:p>(f)           Notwithstanding anything herein to the contrary, in the event that, on or prior to the six-month anniversary of the Closing Date, there occurs any Sterling Term Loan Repricing Event or in connection with an Sterling Term Loan Repricing Event constituting an amendment or conversion of Initial Sterling Term Loans, any Lender is required to assign its Initial Sterling Term Loans pursuant to Section 2.19(c), the Borrower shall on the date of such Sterling Term Loan Repricing Event pay to the Administrative Agent, for the account of each Lender with such Initial Sterling Term Loans that are subject to such Sterling Term Loan Repricing Event or are required to be so assigned, a fee equal to 1.00% of the principal amount of the Initial Sterling Term Loans subject to such Sterling Term Loan Repricing Event or required to be so assigned; provided that any prepayment of any Initial Sterling Term Loans made in connection with a Change in Control shall not require the payment of the 1.00% premium otherwise provided for in this Section 2.11(f).</text:p>
          </table:table-cell>
          <table:table-cell office:value-type="string" calcext:value-type="string">
            <text:p>SECTION 6.01.     Indebtedness. Incur, create, assume or permit to exist any Indebtedness, except:</text:p>
            <text:p/>
            <text:p> </text:p>
            <text:p/>
            <text:p>(a)       Indebtedness existing on the Effective Date and set forth on Schedule 6.01 and any Permitted Refinancing Indebtedness incurred to Refinance such Indebtedness (other than intercompany indebtedness Refinanced with Indebtedness owed to a person not affiliated with the Borrower or any Subsidiary);</text:p>
            <text:p/>
            <text:p> </text:p>
            <text:p/>
            <text:p> -78- </text:p>
            <text:p/>
            <text:p> </text:p>
            <text:p/>
            <text:p> </text:p>
            <text:p/>
            <text:p>(b)       Indebtedness created hereunder and under the other Loan Documents and any Permitted Refinancing Indebtedness incurred to Refinance such Indebtedness;</text:p>
            <text:p/>
            <text:p> </text:p>
            <text:p/>
            <text:p>(c)       Indebtedness pursuant to Swap Agreements;</text:p>
            <text:p/>
            <text:p> </text:p>
            <text:p/>
            <text:p>(d)       Indebtedness owed to (including obligations in respect of letters of credit or bank guarantees or similar instruments for the benefit of) any person providing workers’ compensation, health, disability or other employee benefits or property, casualty or liability insurance to the Borrower or any Subsidiary, pursuant to reimbursement or indemnification obligations to such person, in each case in the ordinary course of business; provided, that upon the incurrence of Indebtedness with respect to reimbursement obligations regarding workers’ compensation claims, such obligations are reimbursed not later than 30 days following such incurrence;</text:p>
            <text:p/>
            <text:p> </text:p>
            <text:p/>
            <text:p>(e)       Indebtedness of the Borrower to Holdings or any Subsidiary and of any Subsidiary to Holdings, the Borrower or any other Subsidiary; provided, that (i) Indebtedness of any Subsidiary that is not a Subsidiary Loan Party owing to the Loan Parties shall be subject to Section 6.04(b) and (ii) Indebtedness of the Borrower to Holdings or any Subsidiary and Indebtedness of any other Loan Party to Holdings or any Subsidiary that is not a Subsidiary Loan Party (the “Subordinated Intercompany Debt”) shall be subordinated to the Obligations on terms reasonably satisfactory to the Administrative Agent;</text:p>
            <text:p/>
            <text:p> </text:p>
            <text:p/>
            <text:p>(f)        Indebtedness in respect of performance bonds, bid bonds, appeal bonds, surety bonds and completion guarantees and similar obligations, in each case provided in the ordinary course of business, including those incurred to secure health, safety and environmental obligations in the ordinary course of business;</text:p>
            <text:p/>
            <text:p> </text:p>
            <text:p/>
            <text:p>(g)       Indebtedness arising from the honoring by a bank or other financial institution of a check, draft or similar instrument drawn against insufficient funds in the ordinary course of business or other cash management services in the ordinary course of business; provided, that (x) such Indebtedness (other than credit or purchase cards) is extinguished within ten Business Days of notification to the Borrower of its incurrence and (y) such Indebtedness in respect of credit or purchase cards is extinguished within 60 days from its incurrence;</text:p>
            <text:p/>
            <text:p> </text:p>
            <text:p/>
            <text:p>(h)       (i) Indebtedness of a Subsidiary acquired after the Effective Date or an entity merged into or consolidated with the Borrower or any Subsidiary after the Effective Date and Indebtedness assumed in connection with the acquisition of assets, which Indebtedness in each case exists at the time of such acquisition, merger or consolidation and is not created in contemplation of such event and where such acquisition, merger or consolidation is permitted by this Agreement and (ii) any Permitted Refinancing Indebtedness incurred to Refinance such Indebtedness; provided, (A) no Default or Event of Default shall have occurred and be continuing or would result therefrom, and (B) if immediately after giving effect to such acquisition, merger or consolidation, the assumption and incurrence of any Indebtedness and any related transactions, the Total Net First Lien Leverage Ratio of the Borrower on a Pro Forma Basis would be greater than 4.00 to 1.00, then the amount of Indebtedness incurred pursuant to this paragraph (h) shall not exceed the greater of $140 million and 4.00% of Consolidated Total Assets as of the end of the fiscal quarter immediately prior to the date of such incurrence for which financial statements have been delivered pursuant to Section 5.04;</text:p>
            <text:p/>
            <text:p> </text:p>
            <text:p/>
            <text:p>(i)        Capital Lease Obligations, mortgage financings and purchase money Indebtedness incurred by the Borrower or any Subsidiary prior to or within 270 days after the acquisition, lease or improvement of the respective asset permitted under this Agreement in order to finance such acquisition or improvement, and any Permitted Refinancing Indebtedness in respect thereof; provided, that, if immediately after giving effect to such transaction, the Total Net First Lien Leverage Ratio of the Borrower on a Pro Forma Basis would be greater than 4.00 to 1.00, then the amount of Indebtedness incurred pursuant to this paragraph (i), when combined with the Remaining Present Value of outstanding leases permitted under Section 6.03, shall not exceed the greater of $150 million and 4.5% of Consolidated Total Assets as of the end of the fiscal quarter immediately prior to the date of such incurrence for which financial statements have been delivered pursuant to Section 5.04;</text:p>
            <text:p/>
            <text:p> </text:p>
            <text:p/>
            <text:p> -79- </text:p>
            <text:p/>
            <text:p> </text:p>
            <text:p/>
            <text:p> </text:p>
            <text:p/>
            <text:p>(j)        Capital Lease Obligations incurred by the Borrower or any Subsidiary in respect of any Sale and Lease-Back Transaction that is permitted under Section 6.03 and any Permitted Refinancing Indebtedness in respect thereof;</text:p>
            <text:p/>
            <text:p> </text:p>
            <text:p/>
            <text:p>(k)       other Indebtedness of the Borrower or any Subsidiary, in an aggregate principal amount that at the time of, and after giving effect to, the incurrence thereof, would not exceed the greater of $175 million and 5.0% of Consolidated Total Assets as of the end of the fiscal quarter immediately prior to the date of such incurrence for which financial statements have been delivered pursuant to Section 5.04;</text:p>
            <text:p/>
            <text:p> </text:p>
            <text:p/>
            <text:p>(l)        Indebtedness of the Borrower or any Subsidiary pursuant to (i) the Existing Second Lien Notes in an aggregate principal amount that is not in excess of $2,100,000,000, (ii) the extensions of credit under the Revolving Credit Agreement, (iii) the Existing Credit Agreement, and (iv) any Permitted Refinancing Indebtedness incurred to Refinance any such Indebtedness;</text:p>
            <text:p/>
            <text:p> </text:p>
            <text:p/>
            <text:p>(m)      Guarantees (i) by the Borrower and the Subsidiary Loan Parties of the Indebtedness described in paragraph (1) of this Section 6.01 and so long as any Liens securing the Guarantee of the Existing Second Lien Notes and/or Obligations (as defined therein) under the Second Lien Bridge Credit Agreement or any Permitted Refinancing Indebtedness in respect thereof are subject to the Second Priority Intercreditor Agreement, (ii) by the Borrower or any Subsidiary Loan Party of any Indebtedness of the Borrower or any Subsidiary Loan Party expressly permitted to be incurred under this Agreement, (iii) by the Borrower or any Subsidiary Loan Party of Indebtedness otherwise permitted hereunder of Holdings or any Subsidiary that is not a Subsidiary Loan Party to the extent such Guarantees are permitted by Section 6.04 (other than Section 6.04(v)), (iv) by any Foreign Subsidiary of Indebtedness of another Foreign Subsidiary, and (v) by the Borrower of Indebtedness of Foreign Subsidiaries incurred for working capital purposes in the ordinary course of business on ordinary business terms so long as such Indebtedness is permitted to be incurred under Section 6.01(s) to the extent such Guarantees are permitted by 6.04 (other than Section 6.04(v));</text:p>
            <text:p/>
            <text:p> </text:p>
            <text:p/>
            <text:p>(n)       Indebtedness arising from agreements of the Borrower or any Subsidiary providing for indemnification, adjustment of purchase or acquisition price or similar obligations, in each case, incurred or assumed in connection with the Transactions and any Permitted Business Acquisition or the disposition of any business, assets or a Subsidiary not prohibited by this Agreement, other than Guarantees of Indebtedness incurred by any person acquiring all or any portion of such business, assets or a Subsidiary for the purpose of financing such acquisition;</text:p>
            <text:p/>
            <text:p> </text:p>
            <text:p/>
            <text:p>(o)       Indebtedness in respect of letters of credit, bank guarantees, warehouse receipts or similar instruments issued to support performance obligations and trade letters of credit (other than obligations in respect of other Indebtedness) in the ordinary course of business;</text:p>
            <text:p/>
            <text:p> </text:p>
            <text:p/>
            <text:p>(p)       Indebtedness supported by a Letter of Credit, in a principal amount not in excess of the stated amount of such Letter of Credit;</text:p>
            <text:p/>
            <text:p> </text:p>
            <text:p/>
            <text:p>(q)       Indebtedness consisting of (i) the financing of insurance premiums or (ii) take-or-pay obligations contained in supply arrangements, in each case, in the ordinary course of business;</text:p>
            <text:p/>
            <text:p> </text:p>
            <text:p/>
            <text:p>(r)       (i) other Indebtedness incurred by the Borrower or any Subsidiary Loan Party; provided that (A) at the time of the incurrence of such Indebtedness and after giving effect thereto, no Default or Event of Default shall have occurred and be continuing or would result therefrom (or, if the proceeds of such Indebtedness are being used to fund a Limited Condition Acquisition, at the time of the incurrence of such Indebtedness and after giving effect thereto, no Specified Event of Default shall have occurred and be continuing or would result therefrom), (B) the Borrower and its Subsidiaries shall be in Pro Forma Compliance after giving effect to the issuance incurrence or assumption of such Indebtedness and (C) in the case of any such Indebtedness that is secured, immediately after giving effect to the issuance, incurrence or assumption of such Indebtedness, the Total Net First Lien Leverage Ratio on a Pro Forma Basis shall not be greater than 4.00 to 1.00 and (ii) Permitted Refinancing Indebtedness in respect thereof;</text:p>
            <text:p/>
            <text:p> </text:p>
            <text:p/>
            <text:p> -80- </text:p>
            <text:p/>
            <text:p> </text:p>
            <text:p/>
            <text:p> </text:p>
            <text:p/>
            <text:p>(s)       Indebtedness of Foreign Subsidiaries; provided that the aggregate amount of Indebtedness incurred under this clause (s), when aggregated with all other Indebtedness incurred and outstanding pursuant to this clause (s), shall not exceed the greater of $100 million and 10% of the consolidated assets of the Foreign Subsidiaries at the time of such incurrence;</text:p>
            <text:p/>
            <text:p> </text:p>
            <text:p/>
            <text:p>(t)        unsecured Indebtedness in respect of obligations of the Borrower or any Subsidiary to pay the deferred purchase price of goods or services or progress payments in connection with such goods and services; provided, that such obligations are incurred in connection with open accounts extended by suppliers on customary trade terms (which require that all such payments be made within 60 days after the incurrence of the related obligations) in the ordinary course of business and not in connection with the borrowing of money or any Swap Agreements;</text:p>
            <text:p/>
            <text:p> </text:p>
            <text:p/>
            <text:p>(u)       Indebtedness representing deferred compensation to employees of the Borrower or any Subsidiary incurred in the ordinary course of business;</text:p>
            <text:p/>
            <text:p> </text:p>
            <text:p/>
            <text:p>(v)       Indebtedness in connection with Permitted Receivables Financings; provided that the proceeds thereof are applied in accordance with Section 2.11(b);</text:p>
            <text:p/>
            <text:p> </text:p>
            <text:p/>
            <text:p>(w)       Indebtedness of the Foreign Subsidiaries incurred under lines of credit or overdraft facilities (including, but not limited to, intraday, ACH and purchasing card/T&amp;E services) extended by one or more financial institutions reasonably acceptable to the Administrative Agent or one or more of the Lenders and (in each case) established for such Foreign Subsidiaries’ ordinary course of operations (such Indebtedness, the “Overdraft Line”), which Indebtedness may be secured as, but only to the extent, provided in Section 6.02(b) and in the Security Documents;</text:p>
            <text:p/>
            <text:p> </text:p>
            <text:p/>
            <text:p>(x)       Indebtedness incurred on behalf of, or representing Guarantees of Indebtedness of, joint ventures not in excess, at any one time outstanding, of the greater of $175 million or 5.0% of Consolidated Total Assets as of the end of the fiscal quarter immediately prior to the date of such incurrence for which financial statements have been delivered pursuant to Section 5.04;</text:p>
            <text:p/>
            <text:p> </text:p>
            <text:p/>
            <text:p>(y)       Indebtedness consisting of promissory notes issued by the Borrower or any Subsidiary to current or former officers, directors and employees, their respective estates, spouses or former spouses to finance the purchase or redemption of Equity Interests of Holdings or any Parent Entity permitted by Section 6.06;</text:p>
            <text:p/>
            <text:p> </text:p>
            <text:p/>
            <text:p>(z)       Indebtedness consisting of obligations of the Borrower or any Subsidiary under deferred compensation or other similar arrangements incurred by such Person in connection with the Transactions and Permitted Business Acquisitions or any other Investment expressly permitted hereunder;</text:p>
            <text:p/>
            <text:p> </text:p>
            <text:p/>
            <text:p>(aa)     Indebtedness incurred pursuant to the First Lien Bridge Credit Agreement as in effect on the Effective Date in an aggregate principal amount not to exceed €1,500,000,000 and £300,000,000 and the New First Lien Notes;</text:p>
            <text:p/>
            <text:p> </text:p>
            <text:p/>
            <text:p>(bb)    Indebtedness incurred pursuant to the Second Lien Bridge Credit Agreement as in effect on the Effective Date in an aggregate principal amount not to exceed $1,275,000,000 and the New First Lien Notes; and</text:p>
            <text:p/>
            <text:p> </text:p>
            <text:p/>
            <text:p>(cc)     all premium (if any), interest (including post-petition interest), fees, expenses, charges and additional or contingent interest on obligations described in paragraphs (a) through (bb) above.</text:p>
            <text:p/>
            <text:p> </text:p>
          </table:table-cell>
          <table:table-cell office:value-type="string" calcext:value-type="string">
            <text:p>SECTION 6.02.     Liens. Create, incur, assume or permit to exist any Lien on any property or assets (including stock or other securities of any person, including the Borrower and any Subsidiary) at the time owned by it or on any income or revenues or rights in respect of any thereof, except the following (collectively, “Permitted Liens”):</text:p>
            <text:p/>
            <text:p> </text:p>
            <text:p/>
            <text:p>(a)       Liens on property or assets of the Borrower and the Subsidiaries existing on the Effective Date and set forth on Schedule 6.02(a) or, to the extent not listed in such Schedule, where such property or assets have a fair market value that does not exceed $10.0 million in the aggregate, and any modifications, replacements, renewals or extensions thereof; provided, that such Liens shall secure only those obligations that they secure on the Effective Date (and any Permitted Refinancing Indebtedness in respect of such obligations permitted by Section 6.01(a)) and shall not subsequently apply to any other property or assets of the Borrower or any Subsidiary other than (A) after-acquired property that is affixed or incorporated into the property covered by such Lien, and (B) proceeds and products thereof;</text:p>
            <text:p/>
            <text:p> </text:p>
            <text:p/>
            <text:p>(b)       any Lien created under the Loan Documents (including, without limitation, Liens created under the Security Documents securing obligations in respect of Swap Agreements owed to a person that is a Lender or an Affiliate of a Lender at the time of entry into such Swap Agreements) or permitted in respect of any Mortgaged Property by the terms of the applicable Mortgage and, provided that (with respect to Liens securing Indebtedness of the Borrower or a Subsidiary Loan Party) such Liens are subject to the terms of the Senior Lender Intercreditor Agreement, any Lien securing the Revolving Credit Agreement, the Existing Credit Agreement or any Indebtedness or obligations under the Revolving Credit Agreement, the Existing Credit Agreement, or any “Loan Documents” thereunder; provided, however, in no event shall the holders of the Indebtedness under the Overdraft Line have the right to receive proceeds in respect of a claim in excess of $20 million in the aggregate (plus (i) any accrued and unpaid interest in respect of Indebtedness incurred by the Borrower and the Subsidiaries under the Overdraft Line and (ii) any accrued and unpaid fees and expenses owing by the Borrower and the Subsidiaries under the Overdraft Line) from the enforcement of any remedies available to the Secured Parties under all of the Loan Documents;</text:p>
            <text:p/>
            <text:p> </text:p>
            <text:p/>
            <text:p>(c)       any Lien on any property or asset of the Borrower or any Subsidiary securing Indebtedness or Permitted Refinancing Indebtedness permitted by Section 6.01(h); provided, that such Lien (i) does not apply to any other property or assets of the Borrower or any of the Subsidiaries not securing such Indebtedness at the date of the acquisition of such property or asset (other than after acquired property subjected to a Lien securing Indebtedness and other obligations incurred prior to such date and which Indebtedness and other obligations are permitted hereunder that require a pledge of after acquired property, it being understood that such requirement shall not be permitted to apply to any property to which such requirement would not have applied but for such acquisition), (ii) such Lien is not created in contemplation of or in connection with such acquisition and (iii) in the case of a Lien securing Permitted Refinancing Indebtedness, any such Lien is permitted, subject to compliance with clause (e) of the definition of the term “Permitted Refinancing Indebtedness”;</text:p>
            <text:p/>
            <text:p> </text:p>
            <text:p/>
            <text:p>(d)       Liens for Taxes, assessments or other governmental charges or levies not yet delinquent or that are being contested in compliance with Section 5.03;</text:p>
            <text:p/>
            <text:p> </text:p>
            <text:p/>
            <text:p>(e)       Liens imposed by law, such as landlord’s, carriers’, warehousemen’s, mechanics’, materialmen’s, repairmen’s, construction or other like Liens arising in the ordinary course of business and securing obligations that are not overdue by more than 30 days or that are being contested in good faith by appropriate proceedings and in respect of which, if applicable, the Borrower or any Subsidiary shall have set aside on its books reserves in accordance with GAAP;</text:p>
            <text:p/>
            <text:p> </text:p>
            <text:p/>
            <text:p>(f)       (i) pledges and deposits and other Liens made in the ordinary course of business in compliance with the Federal Employers Liability Act or any other workers’ compensation, unemployment insurance and other social security laws or regulations and deposits securing liability to insurance carriers under insurance or self-insurance arrangements in respect of such obligations and (ii) pledges and deposits and other Liens securing liability for reimbursement or indemnification obligations of (including obligations in respect of letters of credit or bank guarantees for the benefit of) insurance carriers providing property, casualty or liability insurance to the Borrower or any Subsidiary;</text:p>
            <text:p/>
            <text:p> </text:p>
            <text:p/>
            <text:p> -82- </text:p>
            <text:p/>
            <text:p> </text:p>
            <text:p/>
            <text:p> </text:p>
            <text:p/>
            <text:p>(g)       deposits to secure the performance of bids, trade contracts (other than for Indebtedness), leases (other than Capital Lease Obligations), statutory obligations, surety and appeal bonds, performance and return of money bonds, bids, leases, government contracts, trade contracts, agreements with utilities, and other obligations of a like nature (including letters of credit in lieu of any such bonds or to support the issuance thereof) incurred in the ordinary course of business, including those incurred to secure health, safety and environmental obligations in the ordinary course of business;</text:p>
            <text:p/>
            <text:p> </text:p>
            <text:p/>
            <text:p>(h)       zoning restrictions, survey exceptions and such matters as an accurate survey would disclose, easements, trackage rights, leases (other than Capital Lease Obligations), licenses, special assessments, rights-of-way, covenants, conditions, restrictions and declaration on or with respect to the use of Real Property, servicing agreements, development agreements, site plan agreements and other similar encumbrances incurred in the ordinary course of business and title defects or irregularities that are of a minor nature and that, in the aggregate, do not interfere in any material respect with the ordinary conduct of the business of the Borrower or any Subsidiary;</text:p>
            <text:p/>
            <text:p> </text:p>
            <text:p/>
            <text:p>(i)        Liens securing Indebtedness permitted by Section 6.01(i) (limited to the assets subject to such Indebtedness);</text:p>
            <text:p/>
            <text:p> </text:p>
            <text:p/>
            <text:p>(j)        Liens arising out of capitalized lease transactions permitted under Section 6.03, so long as such Liens attach only to the property sold and being leased in such transaction and any accessions thereto or proceeds thereof and related property;</text:p>
            <text:p/>
            <text:p> </text:p>
            <text:p/>
            <text:p>(k)       Liens securing judgments that do not constitute an Event of Default under Section 7.01(j);</text:p>
            <text:p/>
            <text:p> </text:p>
            <text:p/>
            <text:p>(l)        Liens disclosed by the title insurance policies delivered on or subsequent to the Effective Date and pursuant to Section 5.10 and any replacement, extension or renewal of any such Lien; provided, that such replacement, extension or renewal Lien shall not cover any property other than the property that was subject to such Lien prior to such replacement, extension or renewal; provided, further, that the Indebtedness and other obligations secured by such replacement, extension or renewal Lien are permitted by this Agreement;</text:p>
            <text:p/>
            <text:p> </text:p>
            <text:p/>
            <text:p>(m)      any interest or title of a lessor or sublessor under any leases or subleases entered into by the Borrower or any Subsidiary in the ordinary course of business;</text:p>
            <text:p/>
            <text:p> </text:p>
            <text:p/>
            <text:p>(n)       Liens that are contractual rights of set-off (i) relating to the establishment of depository relations with banks not given in connection with the issuance of Indebtedness, (ii) relating to pooled deposit or sweep accounts of the Borrower or any Subsidiary to permit satisfaction of overdraft or similar obligations incurred in the ordinary course of business of the Borrower or any Subsidiary or (iii) relating to purchase orders and other agreements entered into with customers of the Borrower or any Subsidiary in the ordinary course of business;</text:p>
            <text:p/>
            <text:p> </text:p>
            <text:p/>
            <text:p>(o)       Liens arising solely by virtue of any statutory or common law provision relating to banker’s liens, rights of set-off or similar rights;</text:p>
            <text:p/>
            <text:p> </text:p>
            <text:p/>
            <text:p>(p)       Liens securing obligations in respect of trade-related letters of credit, banker’s acceptances or bank guarantees permitted under Section 6.01(f), (k) or (o) and covering the goods (or the documents of title in respect of such goods) financed by such letters of credit, banker’s acceptances or bank guarantees and the proceeds and products thereof;</text:p>
            <text:p/>
            <text:p> </text:p>
            <text:p/>
            <text:p>(q)       leases or subleases, licenses or sublicenses (including with respect to intellectual property and software) granted to others in the ordinary course of business not interfering in any material respect with the business of the Borrower and its Subsidiaries, taken as a whole;</text:p>
            <text:p/>
            <text:p> </text:p>
            <text:p/>
            <text:p> -83- </text:p>
            <text:p/>
            <text:p> </text:p>
            <text:p/>
            <text:p> </text:p>
            <text:p/>
            <text:p>(r)       Liens in favor of customs and revenue authorities arising as a matter of law to secure payment of customs duties in connection with the importation of goods;</text:p>
            <text:p/>
            <text:p> </text:p>
            <text:p/>
            <text:p>(s)       Liens solely on any cash earnest money deposits made by the Borrower or any of the Subsidiaries in connection with any letter of intent or purchase agreement in respect of any Investment permitted hereunder;</text:p>
            <text:p/>
            <text:p> </text:p>
            <text:p/>
            <text:p>(t)        Liens with respect to property or assets of any Foreign Subsidiary securing Indebtedness of a Foreign Subsidiary permitted under Section 6.01;</text:p>
            <text:p/>
            <text:p> </text:p>
            <text:p/>
            <text:p>(u)       other Liens with respect to property or assets of the Borrower or any Subsidiary; provided that (i) after giving effect to any such Lien and the incurrence of Indebtedness, if any, secured by such Lien is created, incurred, acquired or assumed (or any prior Indebtedness becomes so secured) on a Pro Forma Basis, the Total Net First Lien Leverage Ratio on the last day of the Borrower’s then most recently completed fiscal quarter for which financial statements are available shall be less than or equal to 4.00 to 1.00, (ii) at the time of the incurrence of such Lien and after giving effect thereto, no Default or Event of Default shall have occurred and be continuing or would result therefrom (or, if the proceeds of such Indebtedness are being used to fund a Limited Condition Acquisition, at the time of the incurrence of such Indebtedness and after giving effect thereto, no Specified Event of Default shall have occurred and be continuing or would result therefrom), (iii) the Indebtedness or other obligations secured by such Lien are otherwise permitted by this Agreement, and (iv) to the extent such Liens are pari passu or subordinated to the Liens granted hereunder, an intercreditor agreement reasonably satisfactory to the Administrative Agent shall be entered into providing that such new liens will be secured equally and ratably with the Liens granted hereunder, or, as applicable, subordinated to the Liens granted hereunder, in each case, on customary terms;</text:p>
            <text:p/>
            <text:p> </text:p>
            <text:p/>
            <text:p>(v)       the prior rights of consignees and their lenders under consignment arrangements entered into in the ordinary course of business;</text:p>
            <text:p/>
            <text:p> </text:p>
            <text:p/>
            <text:p>(w)      agreements to subordinate any interest of the Borrower or any Subsidiary in any accounts receivable or other proceeds arising from inventory consigned by the Borrower or any of its Subsidiaries pursuant to an agreement entered into in the ordinary course of business;</text:p>
            <text:p/>
            <text:p> </text:p>
            <text:p/>
            <text:p>(x)       Liens arising from precautionary Uniform Commercial Code financing statements or consignments entered into in connection with any transaction otherwise permitted under this Agreement;</text:p>
            <text:p/>
            <text:p> </text:p>
            <text:p/>
            <text:p>(y)       Liens on Equity Interests in joint ventures securing obligations of such joint venture;</text:p>
            <text:p/>
            <text:p> </text:p>
            <text:p/>
            <text:p>(z)       Liens on securities that are the subject of repurchase agreements constituting Permitted Investments under clause (c) of the definition thereof;</text:p>
            <text:p/>
            <text:p> </text:p>
            <text:p/>
            <text:p>(aa)     Liens in respect of Permitted Receivables Financings that extend only to the receivables subject thereto;</text:p>
            <text:p/>
            <text:p> </text:p>
            <text:p/>
            <text:p>(bb)    Liens on goods or inventory the purchase, shipment or storage price of which is financed by a documentary letter of credit, bank guarantee or bankers’ acceptance issued or created for the account of the Borrower or any Subsidiary in the ordinary course of business; provided, that such Lien secures only the obligations of the Borrower or such Subsidiaries in respect of such letter of credit, bankers’ acceptance or bank guarantee to the extent permitted under Section 6.01;</text:p>
            <text:p/>
            <text:p> </text:p>
            <text:p/>
            <text:p>(cc)     Liens securing insurance premiums financing arrangements, provided, that such Liens are limited to the applicable unearned insurance premiums;</text:p>
            <text:p/>
            <text:p> </text:p>
            <text:p/>
            <text:p>(dd)    Liens in favor of the Borrower or any Subsidiary Loan Party; provided that if any such Lien shall cover any Collateral, the holder of such Lien shall execute and deliver to the Administrative Agent a subordination agreement in form and substance reasonably satisfactory to the Administrative Agent;</text:p>
            <text:p/>
            <text:p> </text:p>
            <text:p/>
            <text:p> -84- </text:p>
            <text:p/>
            <text:p> </text:p>
            <text:p/>
            <text:p> </text:p>
            <text:p/>
            <text:p>(ee)     Liens securing obligations under the Second Lien Note Documents and any Permitted Refinancing Indebtedness in respect thereof, to the extent such Liens are subject to the Second Priority Intercreditor Agreement;</text:p>
            <text:p/>
            <text:p> </text:p>
            <text:p/>
            <text:p>(ff)      Liens on not more than $30 million of deposits securing Swap Agreements;</text:p>
            <text:p/>
            <text:p> </text:p>
            <text:p/>
            <text:p>(gg)    Liens securing Obligations (as defined in the First Lien Bridge Credit Agreement ) under the First Lien Bridge Credit Agreement and the credit documents related thereto pursuant to Section 6.01(aa) , the New First Lien Notes and any Permitted Refinancing Indebtedness in respect of the foregoing;</text:p>
            <text:p/>
            <text:p> </text:p>
            <text:p/>
            <text:p>(hh)    Liens securing Obligations (as defined in the Second Lien Bridge Credit Agreement) under the Second Lien Bridge Credit Agreement and the credit documents related thereto pursuant to Section 6.01(bb), the New Second Lien Notes and any Permitted Refinancing Indebtedness in respect of the foregoing; and</text:p>
            <text:p/>
            <text:p> </text:p>
            <text:p/>
            <text:p>(ii)       other Liens with respect to property or assets of the Borrower or any Subsidiary securing obligations in an aggregate principal amount outstanding at any time not to exceed $30 million.</text:p>
          </table:table-cell>
          <table:table-cell office:value-type="string" calcext:value-type="string">
            <text:p>SECTION 6.06.     Dividends and Distributions. Declare or pay any dividend or make any other distribution (by reduction of capital or otherwise), whether in cash, property, securities or a combination thereof, with respect to any of its Equity Interests (other than dividends and distributions on Equity Interests payable solely by the issuance of additional Equity Interests (other than Disqualified Stock) of the person paying such dividends or distributions) or directly or indirectly redeem, purchase, retire or otherwise acquire for value (or permit any Subsidiary to purchase or acquire) any of its Equity Interests or set aside any amount for any such purpose (other than through the issuance of additional Equity Interests (other than Disqualified Stock) of the person redeeming, purchasing, retiring or acquiring such shares); provided, however, that:</text:p>
            <text:p/>
            <text:p> </text:p>
            <text:p/>
            <text:p>(a)       any Subsidiary of the Borrower may declare and pay dividends to, repurchase its Equity Interests from or make other distributions to the Borrower or to any Wholly Owned Subsidiary of the Borrower (or, in the case of non-Wholly Owned Subsidiaries, to the Borrower or any Subsidiary that is a direct or indirect shareholder of such Subsidiary and to each other owner of Equity Interests of such Subsidiary on a pro rata basis (or more favorable basis from the perspective of the Borrower or such Subsidiary) based on their relative ownership interests so long as any repurchase of its Equity Interests from a person that is not the Borrower or a Subsidiary is permitted under Section 6.04);</text:p>
            <text:p/>
            <text:p> </text:p>
            <text:p/>
            <text:p> -90- </text:p>
            <text:p/>
            <text:p> </text:p>
            <text:p/>
            <text:p> </text:p>
            <text:p/>
            <text:p>(b)       the Borrower may declare and pay dividends or make other distributions to Holdings in respect of (i) overhead, legal, accounting and other professional fees and expenses of Holdings or any Parent Entity, (ii) fees and expenses related to any public offering or private placement of debt or equity securities of Holdings or any Parent Entity whether or not consummated, (iii) franchise taxes and other fees, taxes and expenses in connection with the maintenance of its existence and its (or any Parent Entity’s indirect) ownership of the Borrower, (iv) payments permitted by Section 6.07(b), (v) the tax liability to each relevant jurisdiction in respect of consolidated, combined, unitary or affiliated returns for the relevant jurisdiction of Holdings (or any Parent Entity) attributable to Holdings, the Borrower or its Subsidiaries and (vi) customary salary, bonus and other benefits payable to, and indemnities provided on behalf of, officers and employees of Holdings or any Parent Entity, in each case in order to permit Holdings or any Parent Entity to make such payments; provided, that in the case of clauses (i), (ii) and (iii), the amount of such dividends and distributions shall not exceed the portion of any amounts referred to in such clauses (i), (ii) and (iii) that are allocable to the Borrower and its Subsidiaries (which shall be 100% for so long as Holdings or such Parent Entity, as the case may be, owns no assets other than the Equity Interests in the Borrower, Holdings or another Parent Entity);</text:p>
            <text:p/>
            <text:p> </text:p>
            <text:p/>
            <text:p>(c)       the Borrower may declare and pay dividends or make other distributions to Holdings the proceeds of which are used to purchase or redeem the Equity Interests of Holdings or any Parent Entity (including related stock appreciation rights or similar securities) held by then present or former directors, consultants, officers or employees of Holdings, the Borrower or any of the Subsidiaries or by any Plan or shareholders’ agreement then in effect upon such person’s death, disability, retirement or termination of employment or under the terms of any such Plan or any other agreement under which such shares of stock or related rights were issued; provided, that the aggregate amount of such purchases or redemptions under this paragraph (c) shall not exceed in any fiscal year $20 million (plus the amount of net proceeds contributed to the Borrower that were (x) received by Holdings or any Parent Entity during such calendar year from sales of Equity Interests of Holdings or any Parent Entity of Holdings to directors, consultants, officers or employees of Holdings, any Parent Entity, the Borrower or any Subsidiary in connection with permitted employee compensation and incentive arrangements and (y) of any key-man life insurance policies received during such calendar year), which, if not used in any year, may be carried forward to any subsequent calendar year;</text:p>
            <text:p/>
            <text:p> </text:p>
            <text:p/>
            <text:p>(d)       noncash repurchases of Equity Interests deemed to occur upon exercise of stock options if such Equity Interests represent a portion of the exercise price of such options;</text:p>
            <text:p/>
            <text:p> </text:p>
            <text:p/>
            <text:p>(e)       the Borrower may pay dividends to Holdings in an aggregate amount equal to the portion, if any, of the Cumulative Credit on such date that the Borrower elects to apply to this Section 6.06(e), such election to be specified in a written notice of a Responsible Officer of the Borrower calculating in reasonable detail the amount of Cumulative Credit immediately prior to such election and the amount thereof elected to be so applied; provided, that no Default or Event of Default has occurred and is continuing or would result therefrom and, after giving effect thereto, that the Borrower and its Subsidiaries shall be in Pro Forma Compliance;</text:p>
            <text:p/>
            <text:p> </text:p>
            <text:p/>
            <text:p>(f)        the Borrower may pay dividends on the Closing Date to consummate the Transactions;</text:p>
            <text:p/>
            <text:p> </text:p>
            <text:p/>
            <text:p>(g)       the Borrower may pay dividends or distributions to allow Holdings or any Parent Entity to make payments in cash, in lieu of the issuance of fractional shares, upon the exercise of warrants or upon the conversion or exchange of Equity Interests of any such person;</text:p>
            <text:p/>
            <text:p> </text:p>
            <text:p/>
            <text:p>(h)       the Borrower may pay dividends and make distributions to, or repurchase or redeem shares from, its equity holders in an amount equal to 6.0% per annum of the net proceeds received by the Borrower from any public offering of Equity Interests of the Borrower or any direct or indirect parent of the Borrower; and</text:p>
            <text:p/>
            <text:p> </text:p>
            <text:p/>
            <text:p> -91- </text:p>
            <text:p/>
            <text:p> </text:p>
            <text:p/>
            <text:p> </text:p>
            <text:p/>
            <text:p>(i)        the Borrower may make distributions to Holdings or any Parent Entity to finance any Investment permitted to be made pursuant to Section 6.04; provided, that (A) such distribution shall be made substantially concurrently with the closing of such Investment and (B) such parent shall, immediately following the closing thereof, cause (1) all property acquired (whether assets or Equity Interests) to be contributed to the Borrower or a Subsidiary or (2) the merger (to the extent permitted in Section 6.05) of the Person formed or acquired into the Borrower or a Subsidiary in order to consummate such Permitted Business Acquisition or Investment.</text:p>
            <text:p/>
            <text:p> </text:p>
          </table:table-cell>
          <table:table-cell office:value-type="string" calcext:value-type="string">
            <text:p>SECTION 6.05.     Mergers, Consolidations, Sales of Assets and Acquisitions. Merge into or consolidate with any other person, or permit any other person to merge into or consolidate with it, or sell, transfer, lease or otherwise dispose of (in one transaction or in a series of transactions) all or any part of its assets (whether now owned or hereafter acquired) (including, in each case, pursuant to a Delaware LLC Division), or issue, sell, transfer or otherwise dispose of any Equity Interests of the Borrower or any Subsidiary, or purchase, lease or otherwise acquire (in one transaction or a series of transactions) all or any substantial part of the assets of any other person or any division, unit or business of any person, except that this Section shall not prohibit:</text:p>
            <text:p/>
            <text:p> </text:p>
            <text:p/>
            <text:p>(a)       (i) the purchase and sale of inventory in the ordinary course of business by the Borrower or any Subsidiary and the sale of receivables by any Foreign Subsidiary pursuant to non-recourse factoring arrangements in the ordinary course of business of such Foreign Subsidiary, (ii) the acquisition or lease (pursuant to an operating lease) of any other asset in the ordinary course of business by the Borrower or any Subsidiary, (iii) the sale of surplus, obsolete or worn out equipment or other property in the ordinary course of business by the Borrower or any Subsidiary or (iv) the sale of Permitted Investments in the ordinary course of business;</text:p>
            <text:p/>
            <text:p> </text:p>
            <text:p/>
            <text:p>(b)       if at the time thereof and immediately after giving effect thereto no Event of Default shall have occurred and be continuing or would result therefrom, (i) the merger or Delaware LLC Division of any Subsidiary into the Borrower in a transaction in which the Borrower is the survivor, (ii) the merger, consolidation or Delaware LLC Division of any Subsidiary into or with any Subsidiary Loan Party in a transaction in which the surviving or resulting entity is a Subsidiary Loan Party and, in the case of each of clauses (i) and (ii), no person other than the Borrower or Subsidiary Loan Party receives any consideration, (iii) the merger, consolidation or Delaware LLC Division of any Subsidiary that is not a Subsidiary Loan Party into or with any other Subsidiary that is not a Subsidiary Loan Party, (iv) the liquidation or dissolution or change in form of entity of any Subsidiary (other than the Borrower) if the Borrower determines in good faith that such liquidation, dissolution or change in form is in the best interests of the Borrower and is not materially disadvantageous to the Lenders or (v) any Subsidiary may merge or effect a Delaware LLC Division with any other person in order to effect an Investment permitted pursuant to Section 6.04 so long as the continuing or surviving person shall be a Subsidiary, which shall be a Loan Party if the merging Subsidiary was a Loan Party and which together with each of its Subsidiaries shall have complied with the requirements of Section 5.10;</text:p>
            <text:p/>
            <text:p> </text:p>
            <text:p/>
            <text:p> -88- </text:p>
            <text:p/>
            <text:p> </text:p>
            <text:p/>
            <text:p> </text:p>
            <text:p/>
            <text:p>(c)       sales, transfers, leases or other dispositions to the Borrower or a Subsidiary (upon voluntary liquidation or otherwise); provided, that any sales, transfers, leases or other dispositions by a Loan Party to a Subsidiary that is not a Subsidiary Loan Party in reliance on this paragraph (c) shall be made in compliance with Section 6.07 and shall be included in Section 6.05(g);</text:p>
            <text:p/>
            <text:p> </text:p>
            <text:p/>
            <text:p>(d)       Sale and Lease-Back Transactions permitted by Section 6.03;</text:p>
            <text:p/>
            <text:p> </text:p>
            <text:p/>
            <text:p>(e)       Investments permitted by Section 6.04, Permitted Liens, Dividends permitted by Section 6.06 and capital expenditures;</text:p>
            <text:p/>
            <text:p> </text:p>
            <text:p/>
            <text:p>(f)        the sale of defaulted receivables in the ordinary course of business and not as part of an accounts receivables financing transaction;</text:p>
            <text:p/>
            <text:p> </text:p>
            <text:p/>
            <text:p>(g)       sales, transfers, leases, Delaware LLC Division or other dispositions of assets not otherwise permitted by this Section 6.05 (or required to be included in this clause (g) pursuant to Section 6.05(c)); provided, that (i) (A) after giving effect to such sale, transfer, lease, Delaware LLC Division or other disposition of assets, the application of proceeds thereof, the assumption and incurrence of any Indebtedness and any related transactions, the Total Net First Lien Leverage Ratio of the Borrower on a Pro Forma Basis would be equal to or less than 4.00 to 1.00 or (B) if otherwise, then the aggregate gross proceeds (including noncash proceeds) of any or all assets sold, transferred, leased, Delaware LLC Division or otherwise disposed of in reliance upon this clause (g)(i)(B) shall not exceed, in any fiscal year of the Borrower, the greater of (x) $200 million and (y) 6.5% of Consolidated Total Assets as of the end of the fiscal quarter immediately prior to the date of such incurrence for which financial statements have been delivered pursuant to Section 5.04; (ii) no Default or Event of Default exists or would result therefrom and (iii) the Net Proceeds thereof are applied in accordance with Section 2.11(b);</text:p>
            <text:p/>
            <text:p> </text:p>
            <text:p/>
            <text:p>(h)       Permitted Business Acquisitions (including any merger, consolidation or Delaware LLC Division in order to effect a Permitted Business Acquisition); provided, that following any such merger, consolidation or Delaware LLC Division (i) involving the Borrower, the Borrower is the surviving corporation, (ii) involving a Domestic Subsidiary, the surviving or resulting entity shall be a Subsidiary Loan Party that is a Wholly Owned Subsidiary and (iii) involving a Foreign Subsidiary, the surviving or resulting entity shall be a Wholly Owned Subsidiary;</text:p>
            <text:p/>
            <text:p> </text:p>
            <text:p/>
            <text:p>(i)        leases, licenses (on a non-exclusive basis with respect to intellectual property), or subleases or sublicenses (on a non-exclusive basis with respect to intellectual property) of any real or personal property in the ordinary course of business;</text:p>
            <text:p/>
            <text:p> </text:p>
            <text:p/>
            <text:p>(j)        sales, leases or other dispositions of inventory of the Borrower and its Subsidiaries determined by the management of the Borrower to be no longer useful or necessary in the operation of the business of the Borrower or any of the Subsidiaries;</text:p>
            <text:p/>
            <text:p> </text:p>
            <text:p/>
            <text:p>(k)       acquisitions and purchases made with the proceeds of any Asset Sale pursuant to the first proviso of paragraph (a) of the definition of “Net Proceeds”;</text:p>
            <text:p/>
            <text:p> </text:p>
            <text:p/>
            <text:p>(l)        the purchase and sale or other transfer (including by capital contribution) of Receivables Assets pursuant to Permitted Receivables Financings; provided that the Net Proceeds thereof are applied in accordance with Section 2.11(b);</text:p>
            <text:p/>
            <text:p> </text:p>
            <text:p/>
            <text:p> -89- </text:p>
            <text:p/>
            <text:p> </text:p>
            <text:p/>
            <text:p> </text:p>
            <text:p/>
            <text:p>(m)      any exchange of assets for services and/or other assets of comparable or greater value; provided, that (i) at least 90% of the consideration received by the transferor consists of assets that will be used in a business or business activity permitted hereunder, (ii) in the event of a swap with a fair market value in excess of $10.0 million, the Administrative Agent shall have received a certificate from a Responsible Officer of the Borrower with respect to such fair market value and (iii) in the event of a swap with a fair market value in excess of $20.0 million, such exchange shall have been approved by at least a majority of the Board of Directors of Holdings or the Borrower; provided, that the Net Proceeds, if any, thereof are applied in accordance with Section 2.11(b); provided, further, that (A) (i) after giving effect to such exchange, the application of proceeds thereof, the assumption and incurrence of any Indebtedness and any related transactions, the Total Net First Lien Leverage Ratio of the Borrower on a Pro Forma Basis would be equal to or less than 4.00 to 1.00 or (ii) if otherwise, the aggregate gross consideration (including exchange assets, other noncash consideration and cash proceeds) of any or all assets exchanged in reliance upon this clause (m) shall not exceed, in any fiscal year of the Borrower, the greater of $200 million and 6.5% of Consolidated Total Assets as of the end of the fiscal quarter immediately prior to the date of such incurrence for which financial statements have been delivered pursuant to Section 5.04; (B) no Default or Event of Default exists or would result therefrom;</text:p>
            <text:p/>
            <text:p> </text:p>
            <text:p/>
            <text:p>(n)       the sale of assets described on Schedule 6.05;</text:p>
            <text:p/>
            <text:p> </text:p>
            <text:p/>
            <text:p>(o)       the Acquisition; and</text:p>
            <text:p/>
            <text:p> </text:p>
            <text:p/>
            <text:p>(p)       the purchase and sale or other transfer of Receivables Assets in connection with a Permitted Supplier Finance Facility.</text:p>
            <text:p/>
            <text:p> </text:p>
            <text:p/>
            <text:p>Notwithstanding anything to the contrary contained in Section 6.05 above, (i) no sale, transfer or other disposition of assets shall be permitted by this Section 6.05 (other than sales, transfers, leases, licenses or other dispositions to Loan Parties pursuant to paragraph (c) of this Section 6.05) unless such disposition is for fair market value and (ii) no sale, transfer or other disposition of assets in excess of $15.0 million shall be permitted by paragraph (g) of this Section 6.05 unless such disposition is for at least 75% cash consideration; provided, that for purposes of clause (ii), (a) the amount of any liabilities (as shown on the Borrower’s or any Subsidiary’s most recent balance sheet or in the notes thereto) of the Borrower or any Subsidiary of the Borrower (other than liabilities that are by their terms subordinated to the Obligations) that are assumed by the transferee of any such assets, (b) any notes or other obligations or other securities or assets received by the Borrower or such Subsidiary of the Borrower from such transferee that are converted by the Borrower or such Subsidiary of the Borrower into cash within 180 days of the receipt thereof (to the extent of the cash received) and (c) any Designated Non-Cash Consideration received by the Borrower or any of its Subsidiaries in such Asset Sale having an aggregate fair market value, taken together with all other Designated Non-Cash Consideration received pursuant to this clause (c) that is at that time outstanding, not to exceed the greater of 3.0% of Consolidated Total Assets and $100 million at the time of the receipt of such Designated Non-Cash Consideration (with the fair market value of each item of Designated Non-Cash Consideration being measured at the time received and without giving effect to subsequent changes in value) shall be deemed to be cash. To the extent any Collateral is disposed of in a transaction expressly permitted by this Section 6.05 to any Person other than Holdings, the Borrower or any Subsidiary, such Collateral shall be sold free and clear of the Liens created by the Loan Documents, and the Administrative Agent shall take, and shall be authorized by each Lender to take, any actions reasonably requested by the Borrower in order to evidence the foregoing.</text:p>
          </table:table-cell>
          <table:table-cell table:number-columns-repeated="1013"/>
        </table:table-row>
        <table:table-row table:style-name="ro1">
          <table:table-cell office:value-type="string" calcext:value-type="string">
            <text:p><text:a xlink:href="https://www.sec.gov/Archives/edgar/data/1440024/000119312519062484/d718262dex1053.htm" xlink:type="simple">https://www.sec.gov/Archives/edgar/data/1440024/000119312519062484/d718262dex1053.htm</text:a></text:p>
          </table:table-cell>
          <table:table-cell office:value-type="string" calcext:value-type="string">
            <text:p>CREDIT AGREEMENT </text:p>
          </table:table-cell>
          <table:table-cell office:value-type="string" calcext:value-type="string">
            <text:p>This Credit Agreement (this “Agreement”) is entered into as of February 28, 2019, among Roadrunner Transportation Systems, Inc., a Delaware corporation (the “Company”), those additional Persons that are joined as a party hereto by executing a joinder (the Company and such joined Persons each, a “Borrower” and individually and collectively, jointly and severally, the “Borrowers”), each of the Subsidiaries of the Company identified as “Subsidiary Guarantors” on the signature pages to this Agreement (together with those additional entities that hereafter become parties hereto as “Subsidiary Guarantors” in accordance with the terms hereof, individually, a “Subsidiary Guarantor” and collectively the “Subsidiary Guarantors”), each of the Lenders from time to time party hereto (collectively, the “Lenders” and individually, a “Lender”), and BMO Harris Bank N.A., as Administrative Agent. </text:p>
          </table:table-cell>
          <table:table-cell/>
          <table:table-cell office:value-type="string" calcext:value-type="string">
            <text:p>2.06 Prepayments.</text:p>
            <text:p/>
            <text:p>(a) Optional.</text:p>
            <text:p/>
            <text:p> </text:p>
            <text:p/>
            <text:p>41</text:p>
            <text:p/>
            <text:p>(i) The Borrowers may, upon notice to the Administrative Agent from the Borrower Agent, at any time or from time to time voluntarily prepay Term Loans or CapX Loans in whole or in part; provided that (A) such notice must be received by the Administrative Agent not later than 11:00 a.m. (1) three Business Days prior to any date of prepayment of LIBOR Loans and (2) on the date of prepayment of Base Rate Loans; (B) any prepayment of LIBOR Loans shall be in a principal amount of $500,000 or a whole multiple of $100,000 in excess thereof; and (C) any prepayment of Base Rate Loans shall be in a principal amount of $500,000 or a whole multiple of $100,000 in excess thereof or, in each case, if less, the entire principal amount thereof then outstanding. Each such notice shall specify the date and amount of such prepayment and the Type(s) of Loans to be prepaid and, if LIBOR Loans are to be prepaid, the Interest Period(s) of such Loans. The Administrative Agent will promptly notify each Lender of its receipt of each such notice, and of the amount of such Lender’s ratable portion of such prepayment (based on such Lender’s Applicable Percentage in respect of the relevant Facility). If such notice is given by the Borrower Agent, the Borrowers shall make such prepayment and the payment amount specified in such notice shall be due and payable on the date specified therein. Any prepayment of a LIBOR Loan shall be accompanied by all accrued interest on the amount prepaid, together with any additional amounts required pursuant to Section 3.05. Subject to Section 2.17(b), each prepayment of the outstanding Term Loans or CapX Loans pursuant to this Section 2.06(a) shall be applied to the principal repayment installments thereof pro rata to all remaining scheduled principal payments. Subject to Section 2.17, such prepayments shall be paid to the Lenders in accordance with their respective Applicable Percentages in respect of each of the relevant Facilities. Any prepayment of the Tranche A Loans shall be applied first to the Tranche A Loans that are not Tranche A FILO Term Loans until repaid in full, and then to Tranche A FILO Term Loans.</text:p>
            <text:p/>
            <text:p>(ii) [Reserved].</text:p>
            <text:p/>
            <text:p>(b) Mandatory.</text:p>
            <text:p/>
            <text:p>(i) Asset Dispositions and Insurance Events. Subject to Section 2.06(d):</text:p>
            <text:p/>
            <text:p>(A) Term Loan A Equipment. If a Disposition or insurance event occurs with respect to any Term Loan A Equipment, the Borrowers shall prepay an aggregate principal amount of Loans equal to 100% of such Net Cash Proceeds immediately upon (or, if the realization by such Person of Net Cash Proceeds for any such Disposition or insurance event is less than $1,000,000, at the month end immediately following) receipt thereof by such Person, first, to the principal repayment installments of the Tranche A Term Loans, in the inverse order of maturity against the remaining scheduled principal payments (or ratably to all remaining scheduled principal payments in the case of a Disposition in connection with the sale of a business), second, to the principal repayment installments of the Tranche A FILO Term Loans, and third, to the principal repayment installments of the Tranche B Term Loans and the CapX Loans, in the inverse order of maturity against the remaining scheduled principal payments (or ratably to all remaining scheduled principal payments in the case of a Disposition in connection with the sale of a business).</text:p>
            <text:p/>
            <text:p>(B) Term Loan B Equipment. If a Disposition or insurance event occurs with respect to any Term Loan B Equipment, the Borrowers shall prepay an aggregate principal amount of Loans equal to 100% of such Net Cash Proceeds immediately upon (or, if the realization by such Person of Net Cash Proceeds for any such Disposition or insurance event is less than $1,000,000, at the month end immediately following) receipt thereof by such Person, first, to the principal repayment installments of the Tranche B Term Loans, in the inverse order of maturity against the remaining scheduled principal payments (or</text:p>
            <text:p/>
            <text:p> </text:p>
            <text:p/>
            <text:p>42</text:p>
            <text:p/>
            <text:p>ratably to all remaining scheduled principal payments in the case of a Disposition in connection with the sale of a business) and second, to the principal repayment installments of the Tranche A Loans and the CapX Loans, in the inverse order of maturity against the remaining scheduled principal payments (or ratably to all remaining scheduled principal payments in the case of a Disposition in connection with the sale of a business). Any prepayment of the Tranche A Loans shall be applied first to the Tranche A Loans that are not Tranche A FILO Term Loans until repaid in full, and then to Tranche A FILO Term Loans.</text:p>
            <text:p/>
            <text:p>(C) CapX Equipment. If a Disposition or insurance event occurs with respect to any CapX Equipment, the Borrowers shall prepay an aggregate principal amount of Loans equal to 100% of such Net Cash Proceeds immediately upon (or, if the realization by such Person of Net Cash Proceeds for any such Disposition or insurance event is less than $1,000,000, at the month end immediately following) receipt thereof by such Person, first, to the principal repayment installments of the CapX Loan to which such CapX Equipment relates, in the inverse order of maturity against the remaining scheduled principal payments (or ratably to all remaining scheduled principal payments in the case of a Disposition in connection with the sale of a business) and second, ratably to the principal repayment installments of the Tranche A Loans and the Tranche B Term Loans, in the inverse order of maturity against the remaining scheduled principal payments (or ratably to all remaining scheduled principal payments in the case of a Disposition in connection with the sale of a business). Any prepayment of the Tranche A Loans shall be applied first to the Tranche A Loans that are not Tranche A FILO Term Loans until repaid in full, and then to Tranche A FILO Term Loans.</text:p>
            <text:p/>
            <text:p>(D) Other Property. If a Disposition or insurance event occurs with respect to any property (other than Term Loan A Equipment, Term Loan B Equipment and CapX Equipment) of any Loan Party or any of its Restricted Subsidiaries (other than any Disposition of property permitted by Section 8.05(a), Section 8.05(l) or Section 8.05(m)) which results in the realization by such Person of Net Cash Proceeds in excess of $1,000,000 for any such Disposition and insurance events or $1,000,000 in the aggregate for all such Dispositions and insurance events in any fiscal year, the Borrowers shall prepay an aggregate principal amount of Loans equal to 100% of such excess Net Cash Proceeds immediately upon receipt thereof by such Person, ratably to the principal repayment installments of the Tranche A Loans, Tranche B Term Loans and the CapX Loans, in the inverse order of maturity against the remaining scheduled principal payments (or ratably to all remaining scheduled principal payments in the case of a Disposition in connection with the sale of a business). Any prepayment of the Tranche A Loans shall be applied first to the Tranche A Loans that are not Tranche A FILO Term Loans until repaid in full, and then to Tranche A FILO Term Loans.</text:p>
            <text:p/>
            <text:p>(ii) Appraisals. If at any time after an appraisal of the Term Loan A Equipment the outstanding principal amount of the Tranche A Term Loans is in excess of 85% of the NOLV of the Term Loan A Equipment as determined by an appraisal prior to the Effective Date, the Borrowers shall promptly prepay the Tranche A Term Loans in an aggregate amount equal to such excess.</text:p>
            <text:p/>
            <text:p>(iii) BMO as Administrative Agent and Lender. To the extent that BMO is a Lender hereunder, if at any time prior to the Maturity Date (a) BMO voluntarily ceases to be both the ABL Agent and an ABL Lender under the ABL Loan Agreement pursuant to Section 10.06 or 11.06(b) of the ABL Loan Agreement, respectively or (b) BMO ceases to be both the ABL Agent and an ABL Lender under the ABL Loan Agreement for any other reason, then (i) with respect to clause</text:p>
            <text:p/>
            <text:p> </text:p>
            <text:p/>
            <text:p>43</text:p>
            <text:p/>
            <text:p>(a), the Borrowers shall prepay all outstanding Obligations, together with any applicable prepayment premium, within 30 days of the date on which BMO ceases to be the ABL Agent and an ABL Lender under the ABL Loan Agreement or (ii) with respect to clause (b), the Borrowers shall prepay all outstanding Obligations, together with any applicable prepayment premium, within 3 Business Days of the date on which BMO ceases to be the ABL Agent and an ABL Lender under the ABL Loan Agreement.</text:p>
            <text:p/>
            <text:p>(c) Application of Mandatory Prepayments. Subject to Section 9.03:</text:p>
            <text:p/>
            <text:p>(i) Generally. Subject to Section 2.17, prepayments shall be paid to the Lenders in accordance with their respective Applicable Percentage in respect of the relevant Facilities.</text:p>
            <text:p/>
            <text:p>(ii) [Reserved].</text:p>
            <text:p/>
            <text:p>(d) Reinvestment. Notwithstanding the foregoing, with respect to any Net Cash Proceeds less than $10,000,000 realized in connection with a Disposition or insurance event, in each case. described in Section 2.06(b)(i)(D), at the election of the Borrowers (as notified by the Borrower Agent to the Administrative Agent on or prior to the date of such Disposition or insurance event or receipt of proceeds) and so long as no Default shall have occurred and be continuing, such Loan Party or such Restricted Subsidiary may reinvest all or any portion of such Net Cash Proceeds in operating assets within 180 days after the receipt of such Net Cash Proceeds (the consummation of such reinvestment to be certified by the Borrowers in writing to the Lender within such period); provided, however, that any Net Cash Proceeds not so reinvested in excess of $250,000 in any fiscal year shall be immediately applied to the prepayment of the Loans as set forth in Section 2.06(c). If Administrative Agent, after consultation with the Borrowers agrees in its reasonable discretion to permit such repair or replacement, such amount shall, unless an Event of Default is in existence, be remitted to Borrowers for use in replacing or repairing the Collateral so Disposed of or subject to an insurance event at such time and in such amounts as the Administrative Agent may determine in its reasonable credit judgment. If Administrative Agent declines to permit such repair or replacement in its reasonable discretion within such 180 day period, such amount shall be applied to the Loans in the manner otherwise specified in this Section 2.06(d).</text:p>
            <text:p/>
            <text:p>(e) Prepayment Premium. All prepayments, refinancings, substitutions or replacements of all or any portion of Loans hereunder (including by way of the replacement of a Lender pursuant to Section 11.13) made prior to the fourth (4th) anniversary of the Effective Date, shall in each case be subject to a prepayment premium (to be paid to the Administrative Agent for the benefit of the applicable Lenders, as liquidated damages and compensation for the costs of being prepared to make funds available hereunder with respect to the Loans) equal to the aggregate principal amount of each Loan so prepaid, refinanced, substituted or replaced multiplied by (i) 5.00%, with respect to such transactions made after the Effective Date but prior to the first anniversary of the Effective Date, (ii) 4.00%, with respect to such transactions made on or after the first anniversary of the Effective Date but prior to the second anniversary of the Effective Date, (iii) 3.00%, with respect to such transactions made on or after the second anniversary of the Effective Date but prior to the third anniversary of the Effective Date and (iv) 2.00%, with respect to such transactions made on or after the third anniversary of the Effective Date but prior to the fourth anniversary of the Effective Date; provided, however, this Section 2.06(e) shall not apply to (and no prepayment premium pursuant to this clause (e) shall be owed in connection with) the amount of the Loans required to be prepaid pursuant to Section 2.06(b) so long as (i) the Dispositions of property were in conjunction with the retirement of such property in the ordinary course of business and (ii) the aggregate value of such Dispositions does not exceed $6,000,000 (x) from the Effective Date through the fiscal year end 2019, and (ii) each fiscal year thereafter. On or after the fourth anniversary of the Effective Date, no premiums or penalties shall be payable pursuant to this Section 2.06(e) in connection with any such prepayment,</text:p>
            <text:p/>
            <text:p> </text:p>
            <text:p/>
            <text:p>44</text:p>
            <text:p/>
            <text:p>refinancing, substitution or replacement, other than LIBOR funding breakage costs, if any, as required under the terms of this Agreement. </text:p>
          </table:table-cell>
          <table:table-cell office:value-type="string" calcext:value-type="string">
            <text:p>8.01 Indebtedness. Create, incur, assume or suffer to exist any Indebtedness or issue any Disqualified Equity Interest, except:</text:p>
            <text:p/>
            <text:p>(a) Indebtedness under the Loan Documents;</text:p>
            <text:p/>
            <text:p>(b) Indebtedness outstanding on the Effective Date and listed on Schedule 8.01;</text:p>
            <text:p/>
            <text:p>(c) Guarantees of any Loan Party in respect of Indebtedness or other obligations of any Loan Party otherwise permitted hereunder; provided that (i) any Guarantee of Indebtedness permitted hereunder that is subordinated to the Obligations shall be subordinated to the Obligations on substantially the same terms as such guaranteed Indebtedness and (ii) in the case of any Guarantee by any Loan Party of any non-Loan Party, the related Investment is permitted under Section 8.03 (other than Section 8.03(e));</text:p>
            <text:p/>
            <text:p>(d) obligations (contingent or otherwise) existing or arising under any Swap Contract; provided that (i) such obligations are (or were) entered into by such Person in the Ordinary Course of Business for the purpose of directly mitigating risks reasonably anticipated by such Person associated with liabilities, commitments, investments, assets, cash flows of or property held by, or changes in the value of securities issued by, such Person, and not for purposes of speculation or taking a “market view” and (ii) such Swap Contract does not contain any provision exonerating the non-defaulting party from its obligation to make payments on outstanding transactions to the defaulting party; provided further, however, that the Swap Termination Value of all such Swap Contracts, together with the aggregate amount of all Indebtedness permitted under Section 8.01(f) any one time outstanding, shall not exceed $100,000,000;</text:p>
            <text:p/>
            <text:p>(e) Indebtedness arising in the Ordinary Course of Business in connection with treasury management and commercial credit card, merchant card and purchase or procurement card services including Treasury Management and Other Services;</text:p>
            <text:p/>
            <text:p> </text:p>
            <text:p/>
            <text:p>88</text:p>
            <text:p/>
            <text:p>(f) Without duplication of Indebtedness permitted under Section 8.01(x), Indebtedness in respect of Capital Leases, Synthetic Lease Obligations and purchase money obligations for Real Property and fixed or capital assets within the limitations set forth in Section 8.02(i); provided that the aggregate amount of all such Indebtedness at any one time outstanding, together with the Swap Termination Value of all Swap Contracts permitted under Section 8.01(d), shall not exceed $100,000,000; provided, that for purposes of measuring compliance with this Section 8.01(f), the accounting of leases shall be in accordance with GAAP as in effect on December 31, 2018;</text:p>
            <text:p/>
            <text:p>(g) the endorsement of negotiable instruments for deposit or collection or similar transactions in the Ordinary Course of Business;</text:p>
            <text:p/>
            <text:p>(h) Indebtedness in respect of any bankers’ acceptance, bank guarantees, letters of credit, warehouse receipt or similar facilities entered into in the Ordinary Course of Business in respect of workers’ compensation and other casualty claims, health, disability or other employee benefits or property, casualty or liability insurance or self-insurance or other Indebtedness with respect to reimbursement-type obligations regarding workers’ compensation and other casualty claims;</text:p>
            <text:p/>
            <text:p>(i) Indebtedness incurred or arising in the Ordinary Course of Business and not in connection with the borrowing of money in respect of (i) obligations to pay the deferred purchase price of goods or services or progress payments in connection with such goods and services; provided that such obligations are incurred in connection with open accounts extended by suppliers on customary trade terms; (ii) performance bonds, bid bonds, appeal bonds, surety bonds, performance and completion guarantees and similar instruments or obligations; and (iii) without duplication of Indebtedness permitted under Section 8.01(q) below, obligations to pay insurance premiums;</text:p>
            <text:p/>
            <text:p>(j) Indebtedness representing deferred compensation to employees, consultants or independent contractors incurred in the Ordinary Course of Business;</text:p>
            <text:p/>
            <text:p>(k) surety bonds, deposits and similar obligations permitted under Section 8.02(e) or (f);</text:p>
            <text:p/>
            <text:p>(l) unsecured Indebtedness of (i) any Loan Party owing to any other Loan Party, (ii) any Loan Party owing to any Subsidiary that is not a Loan Party; provided that any such Indebtedness described in this clause (ii) (x) bears interest (and provided for fees) at a rate (or amount) no greater than the then current arm’s length market rate (or amount) for similar Indebtedness, (y) does not require the payment in cash of principal (at maturity or otherwise) prior to ninety-one (91) days following the Maturity Date and (z) is subordinated to the Obligations on terms reasonably acceptable to the Administrative Agent, (iii) any Subsidiary that is not a Loan Party owing to any other Subsidiary that is not a Loan Party and (iv) any Subsidiary that is not a Loan Party owing to any Loan Party; provided that any such Indebtedness described in this clause (iv) which is owing to a Loan Party, shall (x) to the extent the aggregate principal amount thereof is in excess of $1,000,000, be evidenced by promissory notes in form and substance satisfactory to the Administrative Agent and pledged to the Administrative Agent on terms acceptable to it, (y) be permitted under Section 8.03(c)(iv) or Section 8.03(g), and (z) not be forgiven or otherwise discharged for any consideration other than payment in full in cash unless the Administrative Agent otherwise consents;</text:p>
            <text:p/>
            <text:p>(m) the Obligations (as defined in the ABL Loan Agreement) in an amount not to exceed $250,000,000, the Credit Product Obligations (as defined in the ABL Loan Agreement) and any Refinancing Indebtedness; provided that such Indebtedness is secured only by Liens permitted under Section 8.02(n);</text:p>
            <text:p/>
            <text:p>(n) Subordinated Debt;</text:p>
            <text:p/>
            <text:p> </text:p>
            <text:p/>
            <text:p>89</text:p>
            <text:p/>
            <text:p>(o) Indebtedness incurred in connection with any Permitted Earn-Out Payment;</text:p>
            <text:p/>
            <text:p>(p) Contingent Obligations arising with respect to customary indemnification obligations in favor of purchasers in connection with Dispositions permitted under Section 8.05(b);</text:p>
            <text:p/>
            <text:p>(q) Without duplication of Indebtedness permitted under Section 8.01(i)(iii) above, Indebtedness incurred in connection with the financing of insurance premiums in the Ordinary Course of Business;</text:p>
            <text:p/>
            <text:p>(r) Contingent Obligations arising under indemnity agreements to title insurers to cause such title insurers to issue to the Administrative Agent and/or for the benefit of providers of ABL Obligations title insurance policies;</text:p>
            <text:p/>
            <text:p>(s) Contingent Obligations related to guaranty obligations of the Company or any of its Subsidiaries with respect to operating leases of the Company’s Domestic Subsidiaries for terminal facilities and other contract obligations (other than Indebtedness) of the Company’s Domestic Subsidiaries not prohibited by this Agreement so long as the same remain Contingent Obligations;</text:p>
            <text:p/>
            <text:p>(t) Contingent Obligations arising with respect to customary indemnification obligations in favor of sellers in connection with Permitted Acquisitions;</text:p>
            <text:p/>
            <text:p>(u) Indebtedness or Contingent Obligations related to co-borrower or guaranty obligations of the Company or its Subsidiaries with respect to loans obtained by independent contractors of the Company or its Subsidiaries for the purpose of such independent contractor acquiring trucks or trailers; provided that the aggregate amount of all such Indebtedness or Contingent Obligations, together with the aggregate amount of Investments permitted under Section 8.03(i), shall not exceed $15,000,000 at any one time outstanding;</text:p>
            <text:p/>
            <text:p>(v) Assumed Indebtedness; provided that the aggregate amount of such Assumed Indebtedness does not exceed $7,500,000 in the aggregate at any time outstanding;</text:p>
            <text:p/>
            <text:p>(w) Refinancing Indebtedness;</text:p>
            <text:p/>
            <text:p>(x) Without duplication of Indebtedness permitted under Section 8.01(f) above, Attributable Indebtedness; provide that the aggregate amount of such Attributable Indebtedness does not exceed $10,000,000 at any time outstanding; and</text:p>
            <text:p/>
            <text:p>(y) Other unsecured Indebtedness; provided that the aggregate amount of such other unsecured Indebtedness does not exceed $20,000,000 in the aggregate at any time outstanding. </text:p>
          </table:table-cell>
          <table:table-cell office:value-type="string" calcext:value-type="string">
            <text:p>8.02 Liens. Create, incur, assume or suffer to exist any Lien upon any of its property, assets or revenues, whether now owned or hereafter acquired, other than the following (collectively, “Permitted Liens”):</text:p>
            <text:p/>
            <text:p>(a) Liens pursuant to any Loan Document;</text:p>
            <text:p/>
            <text:p>(b) Liens existing on the Effective Date as described on Schedule 8.02 (setting forth, as of the Effective Date, the lienholder thereof, the principal amount of the obligations secured thereby and the property or assets of such Loan Party or such Restricted Subsidiary subject thereto) and any renewals or extensions thereof, provided that (i) the Lien does not extend to any additional property, and (ii) the obligations secured or benefited thereby constitutes Refinancing Indebtedness;</text:p>
            <text:p/>
            <text:p> </text:p>
            <text:p/>
            <text:p>90</text:p>
            <text:p/>
            <text:p>(c) Liens for taxes, assessments or other governmental charges, not yet due or which are being Properly Contested, and which in all cases are junior to the Lien of the Administrative Agent;</text:p>
            <text:p/>
            <text:p>(d) Liens of carriers, warehousemen, mechanics, materialmen, repairmen, landlords or other like Liens imposed by Law or arising in the Ordinary Course of Business which are not overdue for a period of more than 60 days or which are being Properly Contested;</text:p>
            <text:p/>
            <text:p>(e) Liens, pledges or deposits in the Ordinary Course of Business in connection with (i) insurance, workers compensation, unemployment insurance and social security legislation, (ii) contracts, bids, government contracts, and surety, appeal, customs, performance and return-of-money bonds and (iii) other similar obligations (exclusive of obligations in respect of the payment for borrowed money), whether pursuant to contracts, statutory requirements, common law or consensual arrangements, other than any Lien imposed by ERISA;</text:p>
            <text:p/>
            <text:p>(f) Liens arising in the Ordinary Course of Business consisting of deposits to secure the performance of bids, trade contracts and leases (other than Indebtedness), statutory obligations, surety bonds (other than bonds related to judgments or litigation), performance bonds and other obligations of a like nature, in each case, incurred in the Ordinary Course of Business;</text:p>
            <text:p/>
            <text:p>(g) Liens with respect to minor defects in title and easements, rights-of-way, covenants, consents, reservations, encroachments, variations and zoning and other similar restrictions, charges, encumbrances or title defects affecting Real Property which, in the aggregate, are not substantial in amount, and which do not in any case materially detract from the value of the property subject thereto or materially interfere with the ordinary conduct of the business of the applicable Person and do not materially detract from the value of or materially impair the use by the Loan Parties in the Ordinary Course of Business of the property subject to or to be subject to such encumbrance;</text:p>
            <text:p/>
            <text:p>(h) Liens securing judgments for the payment of money not constituting an Event of Default under Section 9.01 or securing appeal or other surety bonds related to such judgments, and which in all cases are junior to the Lien of the Administrative Agent;</text:p>
            <text:p/>
            <text:p>(i) Liens securing Indebtedness permitted under Section 8.01(f); provided that (i) such Liens do not at any time encumber any property other than the property financed by such Indebtedness (including any leases and chattel paper related to such property, any lease or rental payments related to such property and any proceeds of such property) and (ii) the Indebtedness secured thereby does not exceed the cost or Fair Market Value, whichever is lower, of the property being acquired on the date of acquisition;</text:p>
            <text:p/>
            <text:p>(j) Liens arising from precautionary Uniform Commercial Code financing statement filings regarding leases entered into in the Ordinary Course of Business;</text:p>
            <text:p/>
            <text:p>(k) operating leases or subleases (other than leases or sublease of any Aircraft subject to an Aircraft Mortgage) granted by the Loan Parties to any other Person in the Ordinary Course of Business;</text:p>
            <text:p/>
            <text:p>(l) Liens (a) of a collection bank arising under Section 4-210 of the UCC or any comparable or successor provision on items in the course of collection, (b) attaching to commodity trading accounts or other commodity brokerage accounts incurred in the Ordinary Course of Business and (c) in favor of banking institutions arising as a matter of law encumbering deposits (including the right of set-off) and which are within the general parameters customary in the banking industry;</text:p>
            <text:p/>
            <text:p> </text:p>
            <text:p/>
            <text:p>91</text:p>
            <text:p/>
            <text:p>(m) Liens in favor of customs and revenue authorities imposed by Law to secure payment of customs duties in connection with the importation of goods and arising in the Ordinary Course of Business which are not overdue for a period of more than 60 days or which are being Properly Contested;</text:p>
            <text:p/>
            <text:p>(n) Liens on the collateral securing the ABL Obligations to the extent such Liens are permitted by and subject to the Intercreditor Agreement;</text:p>
            <text:p/>
            <text:p>(o) Liens on insurance policies and the proceeds thereof securing the financing of the premiums with respect thereto; and</text:p>
            <text:p/>
            <text:p>(p) Liens not otherwise permitted by this Section so long as neither (i) the aggregate outstanding principal amount of the obligations secured thereby, nor (ii) the aggregate Fair Market Value (determined as of the date such Lien is incurred) exceeds (as to all Loan Parties) $2,500,000 at any time; provided that such Lien shall not attach to any Accounts, Aircraft Parts, Rolling Stock or Aircraft. </text:p>
          </table:table-cell>
          <table:table-cell office:value-type="string" calcext:value-type="string">
            <text:p>8.06 Restricted Payments. Declare or make, directly or indirectly, any Restricted Payment, or incur any obligation (contingent or otherwise) to do so, except that:</text:p>
            <text:p/>
            <text:p>(a) each Subsidiary may make Restricted Payments, directly or indirectly, to any Borrower;</text:p>
            <text:p/>
            <text:p> </text:p>
            <text:p/>
            <text:p>94</text:p>
            <text:p/>
            <text:p>(b) the Company and each Subsidiary may declare and make dividend payments or other distributions payable solely in the common stock or other common Equity Interests of such Person;</text:p>
            <text:p/>
            <text:p>(c) the Company, the Borrowers and each Restricted Subsidiary may purchase, redeem or otherwise acquire shares of its common stock or other common Equity Interests or warrants or options to acquire any such shares in connection with customary employee or management agreements, plans or arrangements, all in an aggregate amount not to exceed $1,000,000 during the term of this Agreement;</text:p>
            <text:p/>
            <text:p>(d) the Borrower may acquire its common stock upon the exercise of stock options or the vesting of restricted stock units if such common stock represents a portion of the exercise price of such stock options or in connection with tax withholding obligations arising in connection with such exercise or vesting of securities held by any current or former director, officer or employee of any Loan Party or Subsidiary, all in an aggregate amount not to exceed $1,000,000 during any fiscal year; and</text:p>
            <text:p/>
            <text:p>(e) the Company shall be permitted to make any other Restricted Payment if the Payment Conditions are satisfied with respect thereto. </text:p>
          </table:table-cell>
          <table:table-cell office:value-type="string" calcext:value-type="string">
            <text:p>8.05 Dispositions. Make any Disposition or enter into any agreement to make any Disposition, except:</text:p>
            <text:p/>
            <text:p>(a) Dispositions of Cash Equivalents, each in the Ordinary Course of Business;</text:p>
            <text:p/>
            <text:p> </text:p>
            <text:p/>
            <text:p>93</text:p>
            <text:p/>
            <text:p>(b) Dispositions (including Term Loan Equipment, CapX Equipment, and the capital securities and other Equity Interests or other assets of Subsidiaries) for at least Fair Market Value (as determined by the Board of Directors of the Company if the Fair Market Value is reasonably likely to be more than $1,000,000) so long as (i) the net book value of all assets sold or otherwise disposed of in any fiscal year by the Company and its Subsidiaries, in the aggregate, does not constitute a substantial portion of the property of the Company and its Subsidiaries taken as a whole or otherwise exceed 7.5% of the net book value of the consolidated assets of the Company and its Subsidiaries as of the last day of the preceding fiscal year (ii) no Event of Default has occurred and is continuing at the time of such Disposition, and (iii) all proceeds thereof are applied in accordance with Section 2.06(c); and</text:p>
            <text:p/>
            <text:p>(c) Dispositions that constitute (i) an Investments permitted under Section 8.03, (ii) a Lien permitted under Section 8.02, (iii) a merger, dissolution, consolidation or liquidation permitted under Section 8.04(a), or (iv) a Restricted Payment permitted under Section 8.06;</text:p>
            <text:p/>
            <text:p>(d) Dispositions that result from a casualty or condemnation in respect of such property or assets and is not otherwise an Event of Default so long as all proceeds thereof are applied in accordance with Section 2.06(c);</text:p>
            <text:p/>
            <text:p>(e) the licensing, on a non-exclusive basis, of patents, trademarks, copyrights, and other Intellectual Property rights in the Ordinary Course of Business,</text:p>
            <text:p/>
            <text:p>(f) (i) the lapse of immaterial registered patents, trademarks, copyrights and other Intellectual Property to the extent maintaining such registered Intellectual Property is not economically desirable in the conduct of its business or (ii) the abandonment of patents, trademarks, copyrights, or other intellectual property rights in the Ordinary Course of Business so long as in each case under clauses (i) and (ii), such lapse or abandonment is not materially adverse to the interests of the Secured Parties;</text:p>
            <text:p/>
            <text:p>(g) the leasing or subleasing of assets (other than sale and leaseback transactions prohibited under Section 8.15) in the Ordinary Course of Business;</text:p>
            <text:p/>
            <text:p>(h) Dispositions that consist of the sale or discount in the Ordinary Course of Business of overdue Accounts in connection with the compromise, settlement or collection thereof; provided that the Net Cash Proceeds from such Disposition shall be deposited in a Controlled Deposit Account;</text:p>
            <text:p/>
            <text:p>(i) Dispositions among the Loan Parties or by any Subsidiary to a Loan Party;</text:p>
            <text:p/>
            <text:p>(j) Dispositions by any Subsidiary which is not a Loan Party to another Subsidiary that is not a Loan Party;</text:p>
            <text:p/>
            <text:p>(k) Dispositions of surplus, outdated, obsolete or worn out property in the Ordinary Course of Business; or</text:p>
            <text:p/>
            <text:p>(l) other Dispositions of assets so long as (i) no Event of Default has occurred and is continuing at the time of such Disposition and (ii) the Fair Market Value of all such assets Disposed of, whether individually or in a series of related transactions, does not exceed $5,000,000 in the aggregate in any fiscal year. </text:p>
          </table:table-cell>
          <table:table-cell table:number-columns-repeated="1013"/>
        </table:table-row>
        <table:table-row table:style-name="ro1">
          <table:table-cell office:value-type="string" calcext:value-type="string">
            <text:p><text:a xlink:href="https://www.sec.gov/Archives/edgar/data/1440024/000119312519062484/d718262dex1052.htm" xlink:type="simple">https://www.sec.gov/Archives/edgar/data/1440024/000119312519062484/d718262dex1052.htm</text:a></text:p>
          </table:table-cell>
          <table:table-cell office:value-type="string" calcext:value-type="string">
            <text:p>CREDIT AGREEMENT </text:p>
          </table:table-cell>
          <table:table-cell office:value-type="string" calcext:value-type="string">
            <text:p>This Credit Agreement (this “Agreement”) is entered into as of February 28, 2019, among Roadrunner Transportation Systems, Inc., a Delaware corporation (the “Company”), those additional Persons that are joined as a party hereto by executing a joinder (the Company and such joined Persons each, a “Borrower” and individually and collectively, jointly and severally, the “Borrowers”), each of the Subsidiaries of the Company identified as “Subsidiary Guarantors” on the signature pages to this Agreement (together with those additional entities that hereafter become parties hereto as “Subsidiary Guarantors” in accordance with the terms hereof, individually, a “Subsidiary Guarantor” and collectively the “Subsidiary Guarantors”), each of the Lenders form time to time party hereto (collectively, the “Lenders” and individually, a “Lender”), and BMO Harris Bank N.A., as Administrative Agent, Swing Line Lender and a Letter of Credit Issuer. </text:p>
          </table:table-cell>
          <table:table-cell office:value-type="string" calcext:value-type="string">
            <text:p>2.18 Increase in Revolving Credit Commitments.</text:p>
            <text:p/>
            <text:p>(a) Request for Increase. Provided no Default or Event of Default has occurred and is continuing, upon notice to and with the written consent of the Administrative Agent (which shall promptly notify the applicable Revolving Credit Lenders), the Borrower Agent may from time to time request an increase in the Aggregate Revolving Credit Commitments by an amount (for all such requests) not exceeding $100,000,000 (each such increase, a “Commitment Increase”); provided that (i) any such request for an increase shall be in a minimum amount of $25,000,000 in the aggregate or, if less, the entire unutilized amount of the maximum amount of all such requests set forth above and (ii) no more than three (3) such requests shall be made during the term of this Agreement. At the time of sending such notice, the Borrower Agent (in consultation with the Administrative Agent) shall specify the time period within which each applicable Revolving Credit Lender is requested to respond (which shall in no event be less than ten (10) Business Days from the date of delivery of such notice to the applicable Revolving Credit Lenders).</text:p>
            <text:p/>
            <text:p>(b) Revolving Credit Lender Elections to Increase. Each Revolving Credit Lender shall notify the Administrative Agent within such time period whether or not it agrees to commit to a portion of the requested increase of the Revolving Credit Facility and, if so, whether by an amount equal to, greater than,</text:p>
            <text:p/>
            <text:p> </text:p>
            <text:p/>
            <text:p>74</text:p>
            <text:p/>
            <text:p>or less than its Applicable Percentage. Any Revolving Credit Lender not responding within such time period shall be deemed to have declined to commit to any portion of the requested increase.</text:p>
            <text:p/>
            <text:p>(c) Notification by Administrative Agent; Additional Revolving Credit Lenders. The Administrative Agent shall notify the Borrower Agent of the Revolving Credit Lenders’ responses to each request made hereunder. To achieve the full amount of a requested increase and subject to the approval of the Administrative Agent (which approval shall not be unreasonably withheld), the Borrower Agent may also invite additional Eligible Assignees to become Revolving Credit Lenders pursuant to a joinder agreement in form and substance reasonably satisfactory to the Administrative Agent and its counsel (each such Eligible Assignee issuing a commitment, executing and delivering such joinder agreement and becoming a Revolving Credit Lender, an “Additional Commitment Lender”), provided, however, that without the consent of the Administrative Agent, at no time shall the Commitment of any Additional Commitment Lender be less than $5,000,000.</text:p>
            <text:p/>
            <text:p>(d) Effective Date and Allocations. If the Aggregate Revolving Credit Commitments are increased in accordance with this Section 2.18, the Administrative Agent and the Borrower Agent shall determine the effective date (the “Increase Effective Date”) and the final allocation of such increase. The Administrative Agent shall promptly notify the Borrower Agent and the Revolving Credit Lenders of the final allocation of such increase and the Increase Effective Date.</text:p>
            <text:p/>
            <text:p>(e) Conditions to Effectiveness of Increase. As a condition precedent to such increase, (i) the Borrower Agent shall deliver to the Administrative Agent a certificate of each Loan Party dated as of the Increase Effective Date signed by a Responsible Officer of such Loan Party (A) certifying and attaching the resolutions adopted by such Loan Party approving or consenting to such increase, and (B) certifying that, before and after giving effect to such increase, the representations and warranties contained in Article VI and in the other Loan Documents, or which are contained in any document furnished at any time under or in connection herewith or therewith, are true and correct in all material respects (or in all respects if qualified by materiality) on and as of the Increase Effective Date, except to the extent that such representations and warranties specifically refer to an earlier date, in which case they are true and correct in all material respects (or in all respects if qualified by materiality) as of such earlier date, and except that for purposes of this Section 2.18, the representations and warranties contained in subsections (a) and (b) of Section 6.05 shall be deemed to refer to the most recent statements furnished pursuant to clauses (a) and (b), respectively, of Section 7.01, (ii) the Borrowers, the Administrative Agent, and any Additional Commitment Lender shall have executed and delivered a joinder agreement in form and substance reasonably satisfactory to the Administrative Agent and its counsel; (iii) the Borrowers shall have paid such fees and other compensation to the Revolving Credit Lenders increasing their Revolving Credit Commitments and to the Additional Commitment Lenders as the Borrowers and such Lenders and Additional Commitment Lenders shall agree; (iv) the Borrowers shall have paid such arrangement fees, if any, to the Administrative Agent as the Borrowers and the Administrative Agent may agree; (v) other than the fees and compensation referred to in clauses (iii) and (iv) above, the Commitment Increase shall be on the same terms and pursuant to the same documentation applicable to the existing Revolving Credit Commitments, (vi) the Borrowers shall deliver to the Administrative Agent (A) an opinion or opinions, in form and substance reasonably satisfactory to the Administrative Agent, from counsel to the Loan Parties reasonably satisfactory to the Administrative Agent and dated such date and (B) a certification from the Borrower Agent, or other evidence reasonably satisfactory to the Administrative Agent, that such increase is permitted under the documents governing the Term Loan Obligations and any other material Indebtedness of the Borrowers; (vii) the Borrowers, the Lenders increasing their Commitments and each Additional Commitment Lender shall have delivered such other instruments, documents and agreements as the Administrative Agent may reasonably have requested; and (viii) no Default or Event of Default exists or shall result therefrom. The Revolving Credit Loans outstanding on the Increase Effective Date shall be reallocated and adjusted between and among the applicable Lenders, and the Borrowers shall pay any</text:p>
            <text:p/>
            <text:p> </text:p>
            <text:p/>
            <text:p>75</text:p>
            <text:p/>
            <text:p>additional amounts required pursuant to Section 3.05 resulting therefrom, to the extent necessary to keep the outstanding applicable Revolving Credit Loans ratable among the applicable Lenders with any revised Applicable Percentages, as applicable, arising from any nonratable increase in the applicable Revolving Credit Loans under this Section 2.18.</text:p>
            <text:p/>
            <text:p>(f) Conflicting Provisions. This Section 2.18 shall supersede any provisions in Section 2.13 or 11.01 to the contrary. </text:p>
          </table:table-cell>
          <table:table-cell office:value-type="string" calcext:value-type="string">
            <text:p>2.06 Prepayments.</text:p>
            <text:p/>
            <text:p>(a) Optional.</text:p>
            <text:p/>
            <text:p>(i) The Borrowers may, upon notice to the Administrative Agent from the Borrower Agent, at any time or from time to time voluntarily prepay Revolving Credit Loans in whole or in part without premium or penalty; provided that except with respect to prepayments in accordance with Section 4.04(c), (A) such notice must be received by the Administrative Agent not later than 11:00 a.m. (1) three Business Days prior to any date of prepayment of LIBOR Loans and (2) on the date of prepayment of Base Rate Loans; (B) any prepayment of LIBOR Loans shall be in a principal amount of $500,000 or a whole multiple of $100,000 in excess thereof; and (C) any prepayment of Base Rate Loans shall be in a principal amount of $500,000 or a whole multiple of $100,000 in excess thereof or, in each case, if less, the entire principal amount thereof then outstanding. During a Dominion Trigger Period, there shall be no minimum repayment amount for Base Rate Loans. Each such notice shall specify the date and amount of such prepayment and the Type(s) of Loans to be prepaid and, if LIBOR Loans are to be prepaid, the Interest Period(s) of such Loans. The Administrative Agent will promptly notify each Lender of its receipt of each such notice, and of the amount of such Lender’s ratable portion of such prepayment (based on such Lender’s Applicable Percentage). If such notice is given by the Borrower Agent, the Borrowers shall make such prepayment and the payment amount specified in such notice shall be due and payable on the date specified therein. Any prepayment of a LIBOR Loan shall be accompanied by all accrued interest on the amount prepaid, together with any additional amounts required pursuant to Section 3.05. Subject to Section 2.17, such prepayments shall be paid to the Lenders in accordance with their respective Applicable Percentages. Any payment of the Revolving Credit Loans shall be applied first to the Revolving Credit Loans that are not FILO Loans until repaid in full, and then to FILO Loans.</text:p>
            <text:p/>
            <text:p>(ii) The Borrowers may, upon notice to the Swing Line Lender (with a copy to the Administrative Agent) from the Borrower Agent, at any time or from time to time, voluntarily prepay Swing Line Loans in whole or in part without premium or penalty; provided that (A) such notice must be received by the Swing Line Lender and the Administrative Agent not later than 1:00 p.m. on the date of the prepayment, and (B) any such prepayment shall be in a minimum principal amount of $100,000. Each such notice shall specify the date and amount of such prepayment. If such notice is given by the Borrower Agent, the Borrowers shall make such prepayment and the payment amount specified in such notice shall be due and payable on the date specified therein.</text:p>
            <text:p/>
            <text:p>(b) Mandatory.</text:p>
            <text:p/>
            <text:p>(i) Asset Dispositions and Insurance Events. Subject to Section 2.06(d), If a Disposition or insurance event occurs with respect to any property (other than Term Loan Priority Collateral so long as the Term Loan Obligations is outstanding) of any Loan Party or any of its</text:p>
            <text:p/>
            <text:p> </text:p>
            <text:p/>
            <text:p>61</text:p>
            <text:p/>
            <text:p>Restricted Subsidiaries (other than any Disposition of property permitted by Section 8.05(a), Section 8.05(l) or Section 8.05(m)) which results in the realization by such Person of Net Cash Proceeds in excess of $1,000,000 for any such Disposition and insurance events or $1,000,000 in the aggregate for all such Dispositions and insurance events in any fiscal year, the Borrowers shall prepay an aggregate principal amount of Loans (and Cash Collateralize Letter of Credit Obligations, if applicable) equal to 100% of such excess Net Cash Proceeds immediately upon receipt thereof by such Person, to the Revolving Credit Facility in the manner set forth in clause (c)(ii) below.</text:p>
            <text:p/>
            <text:p>(ii) Overadvances. If for any reason the Total Revolving Credit Outstandings at any time exceed the Borrowing Base at such time (including as a result of a scheduled reduction in the FILO Amount), the Borrowers shall upon demand prepay Revolving Credit Loans, Swing Line Loans and Letter of Credit Borrowings and/or Cash Collateralize the Letter of Credit Obligations in an aggregate amount equal to such excess; provided, however, that the Borrowers shall not be required to Cash Collateralize the Letter of Credit Obligations pursuant to this Section 2.06(b)(ii) unless, after the prepayment of the Revolving Credit Loans and Swing Line Loans, the Total Revolving Credit Outstandings exceed the Aggregate Revolving Credit Commitments at such time.</text:p>
            <text:p/>
            <text:p>(c) Application of Mandatory Prepayments. Subject to Section 9.03:</text:p>
            <text:p/>
            <text:p>(i) Generally. Subject to Section 2.17, prepayments shall be paid to the Lenders in accordance with their respective Applicable Percentage. Notwithstanding the foregoing, any prepayment hereunder arising from a Disposition of assets of the type then included in the Borrowing Base shall be applied to repay Revolving Credit Facility in accordance with clause (ii) below.</text:p>
            <text:p/>
            <text:p>(ii) Revolving Credit Loans. Except as otherwise provided in Section 2.17, prepayments of the Revolving Credit Facility made pursuant to Section 2.06(b), first, shall be applied ratably to the Letter of Credit Borrowings and the Swing Line Loans, second, shall be applied ratably to the outstanding Revolving Credit Loans, third, shall be used to Cash Collateralize the remaining Letter of Credit Obligations in the Minimum Collateral Amount and, fourth, the amount remaining, if any, after the prepayment in full of all outstanding Obligations (other than Credit Product Obligations) and the Cash Collateralization of the remaining Letter of Credit Obligations in the Minimum Collateral Amount may be retained by the Borrowers for use in the ordinary course of Borrowers’ business. Upon the drawing of any Letter of Credit that has been Cash Collateralized, the funds held as Cash Collateral shall be applied (without any further action by or notice to or from the Borrowers or any other Loan Party or any Defaulting Lender that has provided Cash Collateral) to reimburse the Letter of Credit Issuer or the Revolving Credit Lenders, as applicable. Any amount applied to the Revolving Credit Loans shall be applied first to the Revolving Credit Loans that are not FILO Loans until repaid in full, and then to FILO Loans.</text:p>
            <text:p/>
            <text:p>(d) Reinvestment. Notwithstanding the foregoing, (A) with respect to any Net Cash Proceeds less than $10,000,000 realized in connection with a Disposition or insurance event described in Section 2.06(b)(i), at the election of the Borrowers (as notified by the Borrower Agent to the Administrative Agent on or prior to the date of such Disposition or insurance event or receipt of proceeds) and so long as no Default shall have occurred and be continuing, such Loan Party or such Restricted Subsidiary may reinvest all or any portion of such Net Cash Proceeds in operating assets within 180 days after the receipt of such Net Cash Proceeds (the consummation of such reinvestment to be certified by the Borrowers in writing to the Lender within such period); provided, however, that any Net Cash Proceeds not so reinvested in excess of $250,000 in any fiscal year shall be immediately applied to the prepayment of the Loans as set forth in Section 2.06(c) and (B) with respect to Net Cash Proceeds equal to or greater than $10,000,000 realized in connection with a Disposition or insurance event described in Section 2.06(b)(i), if the</text:p>
            <text:p/>
            <text:p> </text:p>
            <text:p/>
            <text:p>62</text:p>
            <text:p/>
            <text:p>Borrowers have requested that Administrative Agent agree to permit Borrowers or the applicable Restricted Subsidiary to repair or replace the Collateral subject to such Disposition, such amounts shall be held as Cash Collateral and provisionally applied to reduce the outstanding principal balance of the Revolving Credit Loans (but shall not create Availability) until the earlier of Administrative Agent’s decision with respect thereto or the expiration of 180 days from such request. If Administrative Agent, after consultation with the Borrowers agrees in its reasonable discretion to permit such repair or replacement, such amount shall, unless an Event of Default is in existence, be remitted to Borrowers for use in replacing or repairing the Collateral so Disposed of or subject to an insurance event at such time and in such amounts as the Administrative Agent may determine in its reasonable credit judgment. If Administrative Agent declines to permit such repair or replacement in its reasonable discretion within such 180 day period, such amount shall be applied to the Loans in the manner otherwise specified in Section 2.06(c). </text:p>
          </table:table-cell>
          <table:table-cell office:value-type="string" calcext:value-type="string">
            <text:p>8.01 Indebtedness. Create, incur, assume or suffer to exist any Indebtedness or issue any Disqualified Equity Interest, except:(a) Indebtedness under the Loan Documents;</text:p>
            <text:p/>
            <text:p>(b) Indebtedness outstanding on the date hereof and listed on Schedule 8.01;</text:p>
            <text:p/>
            <text:p>(c) Guarantees of any Loan Party in respect of Indebtedness or other obligations of any Loan Party otherwise permitted hereunder; provided that (i) any Guarantee of Indebtedness permitted hereunder that is subordinated to the Obligations shall be subordinated to the Obligations on substantially the same terms as such guaranteed Indebtedness and (ii) in the case of any Guarantee by any Loan Party of any non-Loan Party, the related Investment is permitted under Section 8.03 (other than Section 8.03(e);</text:p>
            <text:p/>
            <text:p>(d) obligations (contingent or otherwise) existing or arising under any Swap Contract; provided that (i) such obligations are (or were) entered into by such Person in the Ordinary Course of Business for the purpose of directly mitigating risks reasonably anticipated by such Person associated with liabilities, commitments, investments, assets, cash flows of or property held by, or changes in the value of securities issued by, such Person, and not for purposes of speculation or taking a “market view” and (ii) such Swap Contract does not contain any provision exonerating the non-defaulting party from its obligation</text:p>
            <text:p/>
            <text:p> </text:p>
            <text:p/>
            <text:p>113</text:p>
            <text:p/>
            <text:p>to make payments on outstanding transactions to the defaulting party; provided further, however, that the Swap Termination Value of all such Swap Contracts, together with the aggregate amount of all Indebtedness permitted under Section 8.01(f) any one time outstanding, shall not exceed $100,000,000;</text:p>
            <text:p/>
            <text:p>(e) Indebtedness arising in the Ordinary Course of Business in connection with treasury management and commercial credit card, merchant card and purchase or procurement card services including Treasury Management and Other Services;</text:p>
            <text:p/>
            <text:p>(f) Without duplication of Indebtedness permitted under Section 8.01(x), Indebtedness in respect of Capital Leases, Synthetic Lease Obligations and purchase money obligations for Real Property and fixed or capital assets within the limitations set forth in Section 8.02(i); provided that the aggregate amount of all such Indebtedness at any one time outstanding, together with the Swap Termination Value of all Swap Contracts permitted under Section 8.01(d), shall not exceed $100,000,000; provided, that for purposes of measuring compliance with this Section 8.01(f), the accounting of leases shall be in accordance with GAAP as in effect on December 31, 2018;</text:p>
            <text:p/>
            <text:p>(g) the endorsement of negotiable instruments for deposit or collection or similar transactions in the Ordinary Course of Business;</text:p>
            <text:p/>
            <text:p>(h) Indebtedness in respect of any bankers’ acceptance, bank guarantees, letters of credit, warehouse receipt or similar facilities entered into in the Ordinary Course of Business in respect of workers’ compensation and other casualty claims, health, disability or other employee benefits or property, casualty or liability insurance or self-insurance or other Indebtedness with respect to reimbursement-type obligations regarding workers’ compensation and other casualty claims;</text:p>
            <text:p/>
            <text:p>(i) Indebtedness incurred or arising in the Ordinary Course of Business and not in connection with the borrowing of money in respect of (i) obligations to pay the deferred purchase price of goods or services or progress payments in connection with such goods and services; provided that such obligations are incurred in connection with open accounts extended by suppliers on customary trade terms; (ii) performance bonds, bid bonds, appeal bonds, surety bonds, performance and completion guarantees and similar instruments or obligations; and (iii) without duplication of Indebtedness permitted under Section 8.01(q) below, obligations to pay insurance premiums;</text:p>
            <text:p/>
            <text:p>(j) Indebtedness representing deferred compensation to employees, consultants or independent contractors incurred in the Ordinary Course of Business;</text:p>
            <text:p/>
            <text:p>(k) surety bonds, deposits and similar obligations permitted under Section 8.02(e) or (f);</text:p>
            <text:p/>
            <text:p>(l) unsecured Indebtedness of (i) any Loan Party owing to any other Loan Party, (ii) any Loan Party owing to any Subsidiary that is not a Loan Party; provided that any such Indebtedness described in this clause (ii) (x) bears interest (and provided for fees) at a rate (or amount) no greater than the then current arm’s length market rate (or amount) for similar Indebtedness, (y) does not require the payment in cash of principal (at maturity or otherwise) prior to ninety-one (91) days following the Maturity Date and (z) is subordinated to the Obligations on terms reasonably acceptable to the Administrative Agent, (iii) any Subsidiary that is not a Loan Party owing to any other Subsidiary that is not a Loan Party and (iv) any Subsidiary that is not a Loan Party owing to any Loan Party; provided that any such Indebtedness described in this clause (iv) which is owing to a Loan Party, shall (x) to the extent the aggregate principal amount thereof is in excess of $1,000,000, be evidenced by promissory notes in form and substance satisfactory to the Administrative Agent and pledged to the Administrative Agent on terms acceptable to it, (y) be permitted under Section 8.03(c)(iv) or Section 8.03(g), and (z) not be forgiven or otherwise discharged for any consideration other than payment in full in cash unless the Administrative Agent otherwise consents;</text:p>
            <text:p/>
            <text:p> </text:p>
            <text:p/>
            <text:p>114</text:p>
            <text:p/>
            <text:p>(m) The Term Loan Obligations in an amount not to exceed $65,000,000, and any Refinancing Indebtedness; provided that such Indebtedness is secured only by Liens permitted under Section 8.02(n);</text:p>
            <text:p/>
            <text:p>(n) Subordinated Debt;</text:p>
            <text:p/>
            <text:p>(o) Indebtedness incurred in connection with any Permitted Earn-Out Payment;</text:p>
            <text:p/>
            <text:p>(p) Contingent Obligations arising with respect to customary indemnification obligations in favor of purchasers in connection with Dispositions permitted under Section 8.05(b);</text:p>
            <text:p/>
            <text:p>(q) Without duplication of Indebtedness permitted under Section 8.01(i)(iii) above, Indebtedness incurred in connection with the financing of insurance premiums in the Ordinary Course of Business;</text:p>
            <text:p/>
            <text:p>(r) Contingent Obligations arising under indemnity agreements to title insurers to cause such title insurers to issue to the Administrative Agent and/or for the benefit of providers of Term Loan Obligations title insurance policies;</text:p>
            <text:p/>
            <text:p>(s) Contingent Obligations related to guaranty obligations of the Company or any of its Subsidiaries with respect to operating leases of the Company’s Domestic Subsidiaries for terminal facilities and other contract obligations (other than Indebtedness) of the Company’s Domestic Subsidiaries not prohibited by this Agreement so long as the same remain Contingent Obligations;</text:p>
            <text:p/>
            <text:p>(t) Contingent Obligations arising with respect to customary indemnification obligations in favor of sellers in connection with Permitted Acquisitions;</text:p>
            <text:p/>
            <text:p>(u) Indebtedness or Contingent Obligations related to co-borrower or guaranty obligations of the Company or its Subsidiaries with respect to loans obtained by independent contractors of the Company or its Subsidiaries for the purpose of such independent contractor acquiring trucks or trailers; provided that the aggregate amount of all such Indebtedness or Contingent Obligations, together with the aggregate amount of Investments permitted under Section 8.03(i), shall not exceed $15,000,000 at any one time outstanding;</text:p>
            <text:p/>
            <text:p>(v) Assumed Indebtedness; provided that the aggregate amount of such Assumed Indebtedness does not exceed $7,500,000 in the aggregate at any time outstanding;</text:p>
            <text:p/>
            <text:p>(w) Refinancing Indebtedness;</text:p>
            <text:p/>
            <text:p>(x) Without duplication of Indebtedness permitted under Section 8.01(f) above, Attributable Indebtedness; provide that the aggregate amount of such Attributable Indebtedness does not exceed $10,000,000 at any time outstanding; and</text:p>
            <text:p/>
            <text:p>(y) Other unsecured Indebtedness; provided that the aggregate amount of such other unsecured Indebtedness does not exceed $20,000,000 in the aggregate at any time outstanding. </text:p>
          </table:table-cell>
          <table:table-cell office:value-type="string" calcext:value-type="string">
            <text:p>8.02 Liens. Create, incur, assume or suffer to exist any Lien upon any of its property, assets or revenues, whether now owned or hereafter acquired, other than the following (collectively, “Permitted Liens”):</text:p>
            <text:p/>
            <text:p>(a) Liens pursuant to any Loan Document;</text:p>
            <text:p/>
            <text:p> </text:p>
            <text:p/>
            <text:p>115</text:p>
            <text:p/>
            <text:p>(b) Liens existing on the date hereof as described on Schedule 8.02 (setting forth, as of the Closing Date, the lienholder thereof, the principal amount of the obligations secured thereby and the property or assets of such Loan Party or such Restricted Subsidiary subject thereto) and any renewals or extensions thereof, provided that (i) the Lien does not extend to any additional property, and (ii) the obligations secured or benefited thereby constitutes Refinancing Indebtedness;</text:p>
            <text:p/>
            <text:p>(c) Liens for taxes, assessments or other governmental charges, not yet due or which are being Properly Contested, and which in all cases are junior to the Lien of the Administrative Agent;</text:p>
            <text:p/>
            <text:p>(d) Liens of carriers, warehousemen, mechanics, materialmen, repairmen, landlords or other like Liens imposed by Law or arising in the Ordinary Course of Business which are not overdue for a period of more than 60 days or which are being Properly Contested;</text:p>
            <text:p/>
            <text:p>(e) Liens, pledges or deposits in the Ordinary Course of Business in connection with (i) insurance, workers compensation, unemployment insurance and social security legislation, (ii) contracts, bids, government contracts, and surety, appeal, customs, performance and return-of-money bonds and (iii) other similar obligations (exclusive of obligations in respect of the payment for borrowed money), whether pursuant to contracts, statutory requirements, common law or consensual arrangements, other than any Lien imposed by ERISA;</text:p>
            <text:p/>
            <text:p>(f) Liens arising in the Ordinary Course of Business consisting of deposits to secure the performance of bids, trade contracts and leases (other than Indebtedness), statutory obligations, surety bonds (other than bonds related to judgments or litigation), performance bonds and other obligations of a like nature, in each case, incurred in the Ordinary Course of Business;</text:p>
            <text:p/>
            <text:p>(g) Liens with respect to minor defects in title and easements, rights-of-way, covenants, consents, reservations, encroachments, variations and zoning and other similar restrictions, charges, encumbrances or title defects affecting Real Property which, in the aggregate, are not substantial in amount, and which do not in any case materially detract from the value of the property subject thereto or materially interfere with the ordinary conduct of the business of the applicable Person and do not materially detract from the value of or materially impair the use by the Loan Parties in the Ordinary Course of Business of the property subject to or to be subject to such encumbrance;</text:p>
            <text:p/>
            <text:p>(h) Liens securing judgments for the payment of money not constituting an Event of Default under Section 9.01 or securing appeal or other surety bonds related to such judgments, and which in all cases are junior to the Lien of the Administrative Agent;</text:p>
            <text:p/>
            <text:p>(i) Liens securing Indebtedness permitted under Section 8.01(f); provided that (i) such Liens do not at any time encumber any property other than the property financed by such Indebtedness (including any leases and chattel paper related to such property, any lease or rental payments related to such property and any proceeds of such property) and (ii) the Indebtedness secured thereby does not exceed the cost or Fair Market Value, whichever is lower, of the property being acquired on the date of acquisition;</text:p>
            <text:p/>
            <text:p>(j) Liens arising from precautionary Uniform Commercial Code financing statement filings regarding leases entered into in the Ordinary Course of Business;</text:p>
            <text:p/>
            <text:p>(k) operating leases or subleases (other than leases or sublease of any Aircraft subject to an Aircraft Mortgage) granted by the Loan Parties to any other Person in the Ordinary Course of Business;</text:p>
            <text:p/>
            <text:p>(l) Liens (a) of a collection bank arising under Section 4-210 of the UCC or any comparable or successor provision on items in the course of collection, (b) attaching to commodity trading accounts or</text:p>
            <text:p/>
            <text:p> </text:p>
            <text:p/>
            <text:p>116</text:p>
            <text:p/>
            <text:p>other commodity brokerage accounts incurred in the Ordinary Course of Business and (c) in favor of banking institutions arising as a matter of law encumbering deposits (including the right of set-off) and which are within the general parameters customary in the banking industry;</text:p>
            <text:p/>
            <text:p>(m) Liens in favor of customs and revenue authorities imposed by Law to secure payment of customs duties in connection with the importation of goods and arising in the Ordinary Course of Business which are not overdue for a period of more than 60 days or which are being Properly Contested;</text:p>
            <text:p/>
            <text:p>(n) Liens on the collateral securing the Term Loan Obligations to the extent such Liens are permitted by and subject to the Intercreditor Agreement;</text:p>
            <text:p/>
            <text:p>(o) Liens on insurance policies and the proceeds thereof securing the financing of the premiums with respect thereto; and</text:p>
            <text:p/>
            <text:p>(p) Liens not otherwise permitted by this Section so long as neither (i) the aggregate outstanding principal amount of the obligations secured thereby, nor (ii) the aggregate Fair Market Value (determined as of the date such Lien is incurred) exceeds (as to all Loan Parties) $2,500,000 at any time; provided that such Lien shall not attach to any Accounts, Aircraft Parts or Aircraft. </text:p>
          </table:table-cell>
          <table:table-cell office:value-type="string" calcext:value-type="string">
            <text:p>8.06 Restricted Payments. Declare or make, directly or indirectly, any Restricted Payment, or incur any obligation (contingent or otherwise) to do so, except that:</text:p>
            <text:p/>
            <text:p>(a) each Subsidiary may make Restricted Payments, directly or indirectly, to any Borrower;</text:p>
            <text:p/>
            <text:p>(b) the Company and each Subsidiary may declare and make dividend payments or other distributions payable solely in the common stock or other common Equity Interests of such Person;</text:p>
            <text:p/>
            <text:p>(c) the Company, the Borrowers and each Restricted Subsidiary may purchase, redeem or otherwise acquire shares of its common stock or other common Equity Interests or warrants or options to acquire any such shares in connection with customary employee or management agreements, plans or arrangements, all in an aggregate amount not to exceed $1,000,000 during the term of this Agreement;</text:p>
            <text:p/>
            <text:p>(d) the Borrower may acquire its common stock upon the exercise of stock options or the vesting of restricted stock units if such common stock represents a portion of the exercise price of such stock options or in connection with tax withholding obligations arising in connection with such exercise or vesting of securities held by any current or former director, officer or employee of any Loan Party or Subsidiary, all in an aggregate amount not to exceed $1,000,000 during any fiscal year; and</text:p>
            <text:p/>
            <text:p>(e) the Company shall be permitted to make any other Restricted Payment if the Payment Conditions are satisfied with respect thereto. </text:p>
          </table:table-cell>
          <table:table-cell office:value-type="string" calcext:value-type="string">
            <text:p>8.05 Dispositions. Make any Disposition or enter into any agreement to make any Disposition,except:</text:p>
            <text:p/>
            <text:p> </text:p>
            <text:p/>
            <text:p>118</text:p>
            <text:p/>
            <text:p>(a) Dispositions of Cash Equivalents, each in the Ordinary Course of Business;</text:p>
            <text:p/>
            <text:p>(b) Dispositions (including Equipment, and the capital securities and other Equity Interests or other assets of Subsidiaries) for at least Fair Market Value (as determined by the Board of Directors of the Company if the Fair Market Value is reasonably likely to be more than $1,000,000) so long as (i) the net book value of all assets sold or otherwise disposed of in any fiscal year by the Company and its Subsidiaries, in the aggregate, does not constitute a substantial portion of the property of the Company and its Subsidiaries taken as a whole or otherwise exceed 7.5% of the net book value of the consolidated assets of the Company and its Subsidiaries as of the last day of the preceding fiscal year (ii) no Event of Default has occurred and is continuing at the time of such Disposition, and (iii) all proceeds thereof are applied in accordance with Section 2.06(c); and</text:p>
            <text:p/>
            <text:p>(c) Dispositions that constitute (i) an Investments permitted under Section 8.03, (ii) a Lien permitted under Section 8.02, (iii) a merger, dissolution, consolidation or liquidation permitted under Section 8.04(a), or (iv) a Restricted Payment permitted under Section 8.06;</text:p>
            <text:p/>
            <text:p>(d) Dispositions that result from a casualty or condemnation in respect of such property or assets and is not otherwise an Event of Default so long as all proceeds thereof are applied in accordance with Section 2.06(c);</text:p>
            <text:p/>
            <text:p>(e) the licensing, on a non-exclusive basis, of patents, trademarks, copyrights, and other Intellectual Property rights in the Ordinary Course of Business,</text:p>
            <text:p/>
            <text:p>(f) (i) the lapse of immaterial registered patents, trademarks, copyrights and other Intellectual Property to the extent maintaining such registered Intellectual Property is not economically desirable in the conduct of its business or (ii) the abandonment of patents, trademarks, copyrights, or other intellectual property rights in the Ordinary Course of Business so long as in each case under clauses (i) and (ii), such lapse or abandonment is not materially adverse to the interests of the Secured Parties;</text:p>
            <text:p/>
            <text:p>(g) the leasing or subleasing of assets (other than sale and leaseback transactions prohibited under Section 8.15) in the Ordinary Course of Business;</text:p>
            <text:p/>
            <text:p>(h) Dispositions that consist of the sale or discount in the Ordinary Course of Business of overdue Accounts that are not Eligible Accounts in connection with the compromise, settlement or collection thereof; provided that the Net Cash Proceeds from such Disposition shall be deposited in a Controlled Deposit Account or Concentration Account;</text:p>
            <text:p/>
            <text:p>(i) Dispositions among the Loan Parties or by any Subsidiary to a Loan Party;</text:p>
            <text:p/>
            <text:p>(j) Dispositions by any Subsidiary which is not a Loan Party to another Subsidiary that is not a Loan Party;</text:p>
            <text:p/>
            <text:p>(k) Dispositions of surplus, outdated, obsolete or worn out property in the Ordinary Course of Business; or</text:p>
            <text:p/>
            <text:p>(l) other Dispositions of assets other than Collateral of a type included in the Borrowing Base so long as (i) no Event of Default has occurred and is continuing at the time of such Disposition and (ii) the Fair Market Value of all such assets Disposed of, whether individually or in a series of related transactions, does not exceed $5,000,000 in the aggregate in any fiscal year. </text:p>
          </table:table-cell>
          <table:table-cell table:number-columns-repeated="1013"/>
        </table:table-row>
        <table:table-row table:style-name="ro1">
          <table:table-cell office:value-type="string" calcext:value-type="string">
            <text:p><text:a xlink:href="https://www.sec.gov/Archives/edgar/data/704415/000119312519069303/d720412dex101.htm" xlink:type="simple">https://www.sec.gov/Archives/edgar/data/704415/000119312519069303/d720412dex101.htm</text:a></text:p>
          </table:table-cell>
          <table:table-cell office:value-type="string" calcext:value-type="string">
            <text:p>CREDIT AND GUARANTY AGREEMENT </text:p>
          </table:table-cell>
          <table:table-cell office:value-type="string" calcext:value-type="string">
            <text:p>CREDIT AND GUARANTY AGREEMENT dated as of March 8, 2019, among TIVITY HEALTH, INC., a Delaware corporation (the “Borrower”), CERTAIN SUBSIDIARIES OF THE BORROWER party hereto, as Guarantors, the LENDERS party hereto, CREDIT SUISSE AG, CAYMAN ISLANDS BRANCH (“Credit Suisse”), as General Administrative Agent, Term Facility Agent and Collateral Agent and SUNTRUST BANK (“SunTrust”), as Revolving Facility Agent, Syndication Agent and Swing Line Lender. </text:p>
          </table:table-cell>
          <table:table-cell office:value-type="string" calcext:value-type="string">
            <text:p>Section 2.24. Incremental Facilities. (a) The Borrower may on one or more occasions, by written notice to the Specified Agents, request (i) during the Revolving Commitment Period, the establishment of Incremental Revolving Commitments and/or (ii) the establishment of Incremental Term Loan Commitments, provided that (A) the aggregate principal amount of all outstanding TLA Term Loans shall not exceed, on any date, the TLA Amount and (B) the aggregate amount of all the Incremental Commitments established hereunder shall not exceed, on any date of incurrence thereof, the Incremental Amount as of such date. Each such notice shall specify (A) the date on which the Borrower proposes that the Incremental Revolving Commitments or the Incremental Term Loan Commitments, as applicable, shall be effective, which shall be a date not less than five Business Days (or such shorter period as may be agreed to by the Applicable Facility Agent) after the date on which such notice is delivered to the Specified Agents, and (B) the amount of the Incremental Revolving Commitments or Incremental Term Loan Commitments, as applicable, being requested (it being agreed that (x) any Lender approached to provide any Incremental Commitment may elect or decline, in its sole discretion, to provide such Incremental Commitment and (y) any Person that the Borrower proposes to become an Incremental Lender, if such Person is not then a Lender, must be an Eligible Assignee and must be approved by the the Applicable Facility Agent and, in the case of any proposed Incremental Revolving Lender, each Issuing Bank and the Swing Line Lender) (such approvals not to be unreasonably withheld or delayed).</text:p>
            <text:p/>
            <text:p>The terms and conditions (other than with respect to margin, pricing, maturity or fees) of any Incremental Revolving Commitment and Loans and other extensions of credit to be made thereunder shall be identical to the Revolving Commitments made on the Closing Date and Loans and other extensions of credit made thereunder or otherwise reasonably acceptable to the General Administrative Agent and the Applicable Facility Agent; provided that covenants or other provisions applicable only to the periods after the latest Maturity Date applicable to Revolving Commitments in effect at the time of incurrence of such Incremental Revolving Commitment shall be acceptable, subject, solely as to administrative matters, to the consent of the Revolving Facility Agent (such consent not to be unreasonably withheld, conditioned or delayed). The terms and conditions of any Incremental Term Loan Commitments and the Incremental Term Loans to be made thereunder shall be as set forth in the applicable Incremental Facility Agreement; provided that (i) (A) no Incremental Term Loan Maturity Date in respect of any Incremental Tranche A Term Loans shall</text:p>
            <text:p/>
            <text:p> </text:p>
            <text:p/>
            <text:p>98</text:p>
            <text:p/>
            <text:p>be earlier than the latest Maturity Date in respect of any other TLA Term Loans in effect on the date of incurrence of such Incremental Tranche A Term Loans and (B) no Incremental Term Loan Maturity Date in respect of any Incremental Term Loans that are not Incremental Tranche A Term Loans shall be earlier than the latest Maturity Date in effect on the date of incurrence of such Incremental Term Loans, (ii) (A) the weighted average life to maturity of any Incremental Tranche A Term Loans shall be no shorter than the longest remaining weighted average life to maturity of any other Class of TLA Term Loans outstanding on the date of incurrence of such Incremental Tranche A Term Loans and (B) the weighted average life to maturity of any Incremental Term Loans that are not Incremental Tranche A Term Loans shall be no shorter than the longest remaining weighted average life to maturity of any other Class of Term Loans outstanding on the date of incurrence of such Incremental Term Loans, it being understood that (x) for purposes of determining the weighted average life to maturity hereunder of any other Class of Term Loans, the effects of any prepayments made prior to the date of the determination shall, in each case, be disregarded and (y) subject to this clause (ii), the amortization schedule applicable to (and the effect thereon of any prepayments of) any Incremental Term Loans shall be determined by the Borrower and the applicable Incremental Lenders, (iii) the Weighted Average Yield, determined as of the date of incurrence of such Incremental Term Loans, shall not be greater than (A) in the case of any Incremental Tranche A Term Loans, the Weighted Average Yield with respect to the Tranche A Term Loans and (B) in the case of any Incremental Term Loans that are not Incremental Tranche A Term Loans, the Weighted Average Yield with respect to the Tranche B Term Loans, in each case, determined as of such date (giving effect to any amendments to the Weighted Average Yield with respect to the Tranche A Term Loans or Tranche B Term Loans, as applicable, that became effective subsequent to the Closing Date but prior to such date, but excluding the effect of any increase in interest margins or floors with respect thereto pursuant to this clause (iii)), plus 0.50% per annum unless the Applicable Rate (together with, as provided in the proviso below, the Adjusted Eurodollar Rate and Base Rate floors) with respect to the Tranche A Term Loans or Tranche B Term Loans, as applicable, is increased, or fees to Lenders then holding the Tranche A Term Loans or Tranche B Term Loans, as applicable, are paid, so as to cause (x) the Weighted Average Yield with respect to the Tranche A Term Loans to equal the Weighted Average Yield with respect to such Incremental Tranche A Term Loans minus 0.50% or (y) the Weighted Average Yield with respect to the Tranche B Term Loans to equal the Weighted Average Yield with respect to such Incremental Term Loans that are not Incremental Tranche A Term Loans minus 0.50%, as applicable, provided that any increase in the Weighted Average Yield with respect to the Tranche A Term Loans or the Tranche B Term Loans, as the case may be, due to the application of an Adjusted Eurodollar Rate or Base Rate floor to any Incremental Term Loans shall be effected solely through an increase to the extent of such differential in the Adjusted Eurodollar Rate or Base Rate floor applicable to the Tranche A Term Loans or Tranche B Term Loans, as the case may be, but only if and to the extent an increase in such floor with respect to the Tranche A Term Loans or Tranche B Term Loans, as the case may be, would cause an increase in the interest rate then in effect with respect thereto, (iv) Incremental Term Loans may participate in any mandatory prepayments on a pro rata basis (or on a basis that is less than pro rata) with the then outstanding Tranche A Term Loans and Tranche B Term Loans, but may not provide for mandatory prepayment requirements that are more favorable than those applicable to the then outstanding Tranche A Term Loans and Tranche B Term Loans, (v) any Incremental Commitments and any Loans thereunder shall rank pari passu in right of payment, and shall be secured by the Collateral on an equal and ratable basis, with the other Commitments and Loans (and shall not be secured by any assets other than the Collateral), and shall be extensions of credit to the Borrower that are Guaranteed only by the Credit Parties and (vi) except for the terms referred to above and subject to Section 2.24(b), to the extent the terms of any Incremental Term Loans (other than interest rates (whether fixed or floating), interest margins, benchmark rate floors, fees, original issue discounts and prepayment terms (including “no call” terms and other restrictions thereon) and premiums) are not consistent with (A) in the case of any Incremental Tranche A Term Loans, those of the Tranche A Term Loans and (B) in the case of any Incremental Term Loans that are not Incremental Tranche A Term Loans, those of the Tranche B Term Loans, in each case, as in effect on the date of incurrence of such Incremental Term Loans, such differences shall be reasonably acceptable to the Term Facility Agent (except for terms benefitting the</text:p>
            <text:p/>
            <text:p> </text:p>
            <text:p/>
            <text:p>99</text:p>
            <text:p/>
            <text:p>Incremental Term Lenders (x) where this Agreement is amended to include such beneficial terms for the benefit of all Lenders or (y) applicable only to periods after the latest Maturity Date in effect as of the date of incurrence of such Incremental Term Loans). In the event any Incremental Term Loans have the same terms as any existing Class of Term Loans then outstanding or any Extended/Modified Term Loans or Refinancing Term Loans then substantially concurrently established (in each case, disregarding any differences in original issue discount or upfront fees if not affecting the fungibility thereof for US federal income tax purposes), such Incremental Term Loans may, at the election of the Borrower, be treated as a single Class with such outstanding Term Loans or such Extended/Modified Term Loans or Refinancing Term Loans, and the scheduled Installments set forth in Section 2.12 with respect to any such Class of Term Loans may be increased to reflect scheduled amortization of such Incremental Term Loans.</text:p>
            <text:p/>
            <text:p>(b) The Incremental Commitments shall be effected pursuant to one or more Incremental Facility Agreements executed and delivered by the Borrower, each Incremental Lender providing such Incremental Commitments, the General Administrative Agent and the Applicable Facility Agent; provided that no Incremental Commitments shall become effective unless (i) on the date of effectiveness thereof, both immediately prior to and immediately after giving Pro Forma Effect to such Incremental Commitments and the use of proceeds thereof, no Default or Event of Default shall have occurred and be continuing or would result therefrom and the representations and warranties of each Credit Party set forth in the Credit Documents shall be true and correct (A) in the case of the representations and warranties qualified as to materiality, in all respects, and (B) otherwise, in all material respects, in each case on and as of such date, except in the case of any such representation and warranty that specifically relates to an earlier date, in which case such representation and warranty shall be so true and correct on and as of such earlier date; provided that, in the case of Incremental Term Loan Commitments established to finance, in whole or in part, a Limited Conditionality Transaction, the conditions set forth in this clause (i) may be tested in accordance with Section 1.5 to the extent agreed by the Borrower and the Incremental Lenders providing such Incremental Term Loan Commitments, all as set forth in the applicable Incremental Facility Agreement, (ii) the General Administrative Agent shall have received a certificate, dated the date of effectiveness thereof and signed by an Authorized Officer of the Borrower, confirming compliance with the conditions set forth in clause (i) above and, if such Incremental Term Loan Commitments or any portion thereof are being established in reliance on clause (b) of the definition of the term “Incremental Amount”, setting forth a reasonably detailed calculation of the Incremental Amount under such clause, (iii) the Borrower shall make any payments required to be made pursuant to Section 2.18(c) in connection with such Incremental Commitments and the related transactions under this Section 2.24 and (iv) the Borrower shall have delivered to the General Administrative Agent such legal opinions, board resolutions, secretary’s certificates, officer’s certificates, reaffirmation agreements and other documents as shall reasonably be requested (consistent (to the extent applicable) in all material respects with the documents delivered under Section 3.1 on the Closing Date) by the General Administrative Agent in connection with any such transaction. Each Incremental Facility Agreement may, without the consent of any Lender, effect such amendments to this Agreement and the other Credit Documents as may be necessary or appropriate, in the opinion of the General Administrative Agent and the Applicable Facility Agent, to give effect to the provisions of this Section 2.24, including any amendments necessary to treat the applicable Incremental Term Loan Commitments and Incremental Term Loans as a new Class of Commitments and Loans hereunder (including for purposes of prepayments and voting (it being agreed that such new Class of Commitments and Loans may be included in the definitions of “Majority in Interest”, “Pro Rata Share”, “Requisite Lenders” and, as applicable, “Requisite Revolving Lenders” and may be afforded class voting rights requiring the consent of Lenders under such Class in addition to any other consent of Lenders that might otherwise be required under Section 10.5) and to enable such new Class of Commitments and Loans to be extended under Section 2.25 or refinanced under Section 2.26).</text:p>
            <text:p/>
            <text:p> </text:p>
            <text:p/>
            <text:p>100</text:p>
            <text:p/>
            <text:p>(c) Upon the effectiveness of an Incremental Commitment of any Incremental Lender, (i) such Incremental Lender shall be deemed to be a “Lender” (and a Lender in respect of Commitments and Loans of the applicable Class) hereunder, and henceforth shall be entitled to all the rights of, and benefits accruing to, Lenders (or Lenders in respect of Commitments and Loans of the applicable Class) hereunder and shall be bound by all agreements, acknowledgements and other obligations of Lenders (or Lenders in respect of Commitments and Loans of the applicable Class) hereunder and under the other Credit Documents, and (ii) in the case of any Incremental Revolving Commitment, (A) such Incremental Revolving Commitment shall constitute (or, in the event such Incremental Lender already has a Revolving Commitment, shall increase) the Revolving Commitment of such Incremental Lender and (B) the Total Revolving Commitments shall be increased by the amount of such Incremental Revolving Commitment, in each case, subject to further increase or reduction from time to time as set forth in the definition of the term “Revolving Commitment”. For the avoidance of doubt, upon the effectiveness of any Incremental Revolving Commitment, the Revolving Exposure of the Incremental Revolving Lender holding such Commitment, and the Pro Rata Shares of all the Revolving Lenders, shall automatically be adjusted to give effect thereto.</text:p>
            <text:p/>
            <text:p>(d) On the date of effectiveness of any Incremental Revolving Commitments:</text:p>
            <text:p/>
            <text:p>(i) the aggregate principal amount of the Revolving Loans (the “Existing Revolving Borrowings”) outstanding immediately prior to the effectiveness of such Incremental Revolving Commitments shall be deemed to be repaid,</text:p>
            <text:p/>
            <text:p>(ii) each Incremental Revolving Lender shall pay to the Revolving Facility Agent in same day funds an amount equal to the difference, if positive, between:</text:p>
            <text:p/>
            <text:p>(A) the product of (1) such Lender’s Pro Rata Share of the Revolving Commitments (calculated after giving effect to such effectiveness) multiplied by (2) the aggregate amount of the Resulting Revolving Borrowings (as hereinafter defined), and</text:p>
            <text:p/>
            <text:p>(B) the product of (x) such Lender’s Pro Rata Share of the Revolving Commitments (calculated without giving effect to such effectiveness) multiplied by (y) the aggregate principal amount of the Existing Revolving Borrowings,</text:p>
            <text:p/>
            <text:p>(iii) after the Revolving Facility Agent receives the funds specified in clause (ii) above, the Revolving Facility Agent shall pay to each Revolving Lender the portion of such funds that is equal to the difference, if positive, between:</text:p>
            <text:p/>
            <text:p>(A) the product of (1) such Lender’s Pro Rata Share of the Revolving Commitments (calculated without giving effect to such effectiveness) multiplied by (2) the aggregate amount of the Existing Revolving Borrowings, and</text:p>
            <text:p/>
            <text:p>(B) the product of (1) such Lender’s Pro Rata Share of the Revolving Commitments (calculated after giving effect to such effectiveness) multiplied by (2) the aggregate amount of the Resulting Revolving Borrowings,</text:p>
            <text:p/>
            <text:p>(iv) after the effectiveness of such Incremental Revolving Commitments, the Borrower shall be deemed to have made new Revolving Borrowings (the “Resulting Revolving Borrowings”) in an aggregate amount equal to the aggregate amount of the Existing Revolving Borrowings and of the Types and for the Interest Periods specified in a Funding Notice delivered to the Revolving Facility Agent in accordance with Section 2.2 (and the Borrower shall deliver such Funding Notice),</text:p>
            <text:p/>
            <text:p> </text:p>
            <text:p/>
            <text:p>101</text:p>
            <text:p/>
            <text:p>(v) each Revolving Lender shall be deemed to hold its applicable Pro Rata Share of each Resulting Revolving Borrowing (calculated after giving effect to such effectiveness), and</text:p>
            <text:p/>
            <text:p>(vi) the Borrower shall pay each Revolving Lender any and all accrued but unpaid interest, fees and premiums (if any) on its Loans comprising the Existing Revolving Borrowings.</text:p>
            <text:p/>
            <text:p>The deemed payments of the Existing Revolving Borrowings made pursuant to clause (i) above shall be subject to compensation by the Borrower pursuant to the provisions of Section 2.18(c) if the date of the effectiveness of such Incremental Revolving Commitments occurs other than on the last day of the Interest Period relating thereto.</text:p>
            <text:p/>
            <text:p>(e) Subject to the terms and conditions set forth herein and in the applicable Incremental Facility Agreement, each Incremental Term Lender holding an Incremental Term Loan Commitment of any Class shall make a loan to the Borrower in an amount equal to such Incremental Term Loan Commitment on the date specified in such Incremental Facility Agreement.</text:p>
            <text:p/>
            <text:p>(f) The Applicable Facility Agent shall notify the Lenders promptly upon receipt by the Applicable Facility Agent of any notice from the Borrower referred to in Section 2.24(a) and of the effectiveness of any Incremental Commitments, in each case advising the Lenders of the details thereof and, in the case of effectiveness of any Incremental Revolving Commitments, of the Pro Rata Shares of the Revolving Lenders after giving effect thereto and of the assignments required to be made pursuant to Section 2.24(d). </text:p>
          </table:table-cell>
          <table:table-cell office:value-type="string" calcext:value-type="string">
            <text:p>Section 2.14. Mandatory Prepayments/Commitment Reductions. (a) Asset Sales. Not later than the third Business Day following the date of receipt by the Borrower or any Restricted Subsidiary of any Net Proceeds in respect of any Disposition of assets made in reliance on Section 6.8(b)(v) or 6.8(b)(xi) (other than any such Disposition or Dispositions resulting, together with Insurance/Condemnation Events, in Net Proceeds not exceeding $5,000,000 during any Fiscal Year), the Borrower shall prepay the Term Borrowings in an aggregate amount equal to 100% of such Net Proceeds; provided that so long as no Default or Event of Default shall have occurred and be continuing, the Borrower may, prior to the date of the required prepayment, deliver to the General Administrative Agent and the Term Facility Agent a certificate of an Authorized Officer of the Borrower to the effect that the Borrower intends to cause such Net Proceeds (or a portion thereof specified in such certificate) to be reinvested in non-current assets useful in the business of the Borrower and its Restricted Subsidiaries or in Permitted Acquisitions within 365 days after the receipt of such Net Proceeds, and certifying that, as of the date thereof, no Default or Event of Default has occurred and is continuing, in which case during such period the Borrower shall not be required to make such prepayment to the extent of the amount set forth in such certificate; provided further that any such Net Proceeds that are not so reinvested by the end of such period (or within a period of 365 days thereafter if by the end of such initial 365-day period the Borrower or any of its Restricted Subsidiaries shall have entered into a binding agreement with a third party so to reinvest such Net Proceeds) shall be applied to prepay the Term Borrowings promptly upon the expiration of such period. Notwithstanding the foregoing, the Borrower may use a portion of any Net Proceeds in respect of any Disposition of assets that would otherwise be required by this Section 2.14(a) to be applied to prepay the Term Borrowings to prepay, repurchase or redeem any Permitted Credit Agreement Refinancing Indebtedness or any Permitted Incremental Equivalent Indebtedness that, in each case, constitutes Permitted Pari Passu Secured Indebtedness, but only to the extent such Permitted Pari Passu Secured Indebtedness pursuant to the terms thereof is required to be (or is required to be offered to the holders thereof to be)</text:p>
            <text:p/>
            <text:p> </text:p>
            <text:p/>
            <text:p>81</text:p>
            <text:p/>
            <text:p>prepaid, repurchased or redeemed as a result of such Disposition of assets (with the amount of the prepayment of the Term Borrowings that would otherwise have been required pursuant to this Section 2.14(a) being reduced accordingly), provided that (i) such portion shall not exceed the product of (A) the amount of such Net Proceeds multiplied by (B) a fraction of which the numerator is the outstanding aggregate principal amount of such Permitted Pari Passu Secured Indebtedness and the denominator is the sum of the aggregate principal amount of such Permitted Pari Passu Secured Indebtedness and all Term Borrowings, in each case at the time of occurrence of such Disposition of assets, and (ii) in the event the holders of such Permitted Pari Passu Secured Indebtedness shall have declined such prepayment, repurchase or redemption, the declined amount shall promptly (and in any event within 10 Business Days after the date of rejection) be applied to prepay the Term Borrowings.</text:p>
            <text:p/>
            <text:p>(b) Insurance/Condemnation Events. Not later than the third Business Day following the date of receipt by the Borrower or any Restricted Subsidiary, or by the Collateral Agent as loss payee, of any Net Proceeds in respect of any Insurance/Condemnation Event (other than any such Insurance/Condemnation Event or Insurance/Condemnation Events resulting, together with Dispositions of assets that would otherwise be required pursuant to Section 2.14(a) to be applied to prepay the Term Borrowings, in Net Proceeds not exceeding $5,000,000 during any Fiscal Year), the Borrower shall prepay the Term Borrowings in an aggregate amount equal to 100% of such Net Proceeds; provided that, so long as no Default or Event of Default shall have occurred and be continuing, the Borrower may, prior to the date of the required prepayment, deliver to the General Administrative Agent and the Term Facility Agent a certificate of an Authorized Officer of the Borrower to the effect that the Borrower intends to cause such Net Proceeds (or a portion thereof specified in such certificate) to be reinvested in replacement assets (including through the repair, restoration or replacement of the damaged, destroyed or condemned assets) or other non-current (to the extent that damaged or destroyed assets were non-current) assets useful in the business of the Borrower and its Restricted Subsidiaries or in Permitted Acquisitions, in each case within 365 days after the receipt of such Net Proceeds, and certifying that, as of the date thereof, no Default or Event of Default has occurred and is continuing, in which case during such period the Borrower shall not be required to make such prepayment to the extent of the amount set forth in such certificate; provided further that any such Net Proceeds that are not so reinvested by the end of such period (or within a period of 365 days thereafter if by the end of such initial 365-day period the Borrower or any of its Restricted Subsidiaries shall have entered into a binding agreement with a third party to so reinvest such Net Proceeds) shall be applied to prepay the Term Borrowings promptly upon the expiration of such period. Notwithstanding the foregoing, the Borrower may use a portion of any Net Proceeds in respect of any Insurance/Condemnation Event that would otherwise be required pursuant to this Section 2.14(b) to be applied to prepay the Term Borrowings to prepay, repurchase or redeem any Permitted Credit Agreement Refinancing Indebtedness or any Permitted Incremental Equivalent Indebtedness that, in each case, constitutes Permitted Pari Passu Secured Indebtedness but only to the extent such Permitted Pari Passu Secured Indebtedness pursuant to the terms thereof is required to be (or is required to be offered to the holders thereof to be) prepaid, repurchased or redeemed as a result of such Insurance/Condemnation Event (with the amount of the prepayment of the Term Borrowings that would otherwise have been required pursuant to this Section 2.14(b) being reduced accordingly), provided that (i) such portion shall not exceed the product of (A) the amount of such Net Proceeds multiplied by (B) a fraction of which the numerator is the outstanding aggregate principal amount of such Permitted Pari Passu Secured Indebtedness and the denominator is the sum of the aggregate principal amount of such Permitted Pari Passu Secured Indebtedness and all Term Borrowings, in each case at the time of occurrence of such Insurance/Condemnation Event, and (ii) in the event the holders of such Permitted Pari Passu Secured Indebtedness shall have declined such prepayment, repurchase or redemption, the declined amount shall promptly (and in any event within 10 Business Days after the date of rejection) be applied to prepay the Term Borrowings.</text:p>
            <text:p/>
            <text:p> </text:p>
            <text:p/>
            <text:p>82</text:p>
            <text:p/>
            <text:p>(c) Issuance of Debt. On the date of receipt by the Borrower or any Restricted Subsidiary of any Net Proceeds from the incurrence of any Indebtedness (other than any Indebtedness permitted to be incurred pursuant to Section 6.1), the Borrower shall prepay the Term Borrowings in an aggregate amount equal to 100% of such Net Proceeds.</text:p>
            <text:p/>
            <text:p>(d) Consolidated Excess Cash Flow. In the event that there shall be Consolidated Excess Cash Flow for any Fiscal Year (commencing with the Fiscal Year ending December 31, 2019), the Borrower shall, not later than five business days after financial statements for such Fiscal Year have been delivered pursuant to Section 5.1(a) and the related Compliance Certificate has been delivered pursuant to Section 5.1(c), prepay the Term Borrowings of each Class in an aggregate principal amount equal to (i) the product of (A) the Applicable ECF Percentage for such Fiscal Year multiplied by (B) the Consolidated Excess Cash Flow for such Fiscal Year multiplied by (C) the percentage of the aggregate principal amount of the Term Borrowings of all Classes outstanding as of the end of such Fiscal Year represented by the Term Borrowings of such Class (but, in each case, disregarding for purposes of determining such percentage any prepayments or repurchases referred to in clause (ii) below) minus (ii) the sum of the aggregate principal amount of the Term Borrowings of such Class voluntarily prepaid by the Borrower pursuant to Section 2.13 or, to the extent of Cash spent, repurchased by the Borrower pursuant to Section 10.6(i), minus (iii) the product of (A) the percentage of the aggregate principal amount of the Term Borrowings of all Classes outstanding as of the end of such Fiscal Year represented by the Term Borrowings of such Class (but, in each case, disregarding for purposes of determining such percentage any prepayments or repurchases referred to in clause (ii) above) multiplied by (B) the sum of (x) the aggregate principal amount of any optional prepayments, repurchases or redemptions of any Permitted Credit Agreement Refinancing Indebtedness or any Permitted Incremental Equivalent Indebtedness that, in each case, constitutes Permitted Pari Passu Secured Indebtedness plus (y) the aggregate principal amount of any optional prepayments of any Revolving Loans but solely to the extent the Revolving Commitments are permanently reduced in connection therewith (and solely to the extent of the amount of such permanent reduction and excluding any reduction in connection with a refinancing thereof), in each case under clauses (ii) and (iii) above, to the extent such prepayments, repurchases or redemptions have been made with Internally Generated Cash (1) during such Fiscal Year (to the extent not applied to reduce any mandatory prepayment required under this Section 2.14(d) in respect of any prior Fiscal Year pursuant to clause (2) below) or (2) at the option of the Borrower, after the end of such Fiscal Year and prior to the time that the mandatory prepayment required under this Section 2.14(d) in respect of such Fiscal Year is due as provided above.</text:p>
            <text:p/>
            <text:p>(e) Reductions of Revolving Exposure. In the event and on each occasion that the Total Utilization of Revolving Commitments exceeds the Total Revolving Commitments, the Borrower shall prepay Swing Line Loans and Revolving Borrowings (or, if no such Loans or Borrowings are outstanding, deposit Cash Collateral in accordance with Section 2.4(h)) in an aggregate amount equal to such excess.</text:p>
            <text:p/>
            <text:p>(f) Notice and Certificate. Prior to or concurrently with any mandatory prepayment or reduction pursuant to this Section 2.14, the Borrower (i) shall notify the General Administrative Agent and the Applicable Facility Agent (and, in the case of a prepayment of a Swing Line Loan, the Swing Line Lender) of such prepayment or reduction and (ii) shall deliver to the General Administrative Agent and the Applicable Facility Agent a certificate of an Authorized Officer of the Borrower setting forth the calculation of the amount of the applicable prepayment or reduction. Each such notice shall be irrevocable and shall specify the prepayment date and the principal amount of each Borrowing or portion thereof to be prepaid (with such specification to be in accordance with Section 2.15(b)), or the effective date and the amount of any such reduction, as applicable, and may be given by telephone or in writing (and, if given by telephone, shall promptly</text:p>
            <text:p/>
            <text:p> </text:p>
            <text:p/>
            <text:p>83</text:p>
            <text:p/>
            <text:p>be confirmed in writing). Promptly following receipt of any such notice (other than a notice relating solely to the Swing Line Loans), the Applicable Facility Agent shall advise the Lenders of the applicable Class of the details thereof. Each mandatory prepayment of any Borrowing shall be allocated among the Lenders holding Loans comprising such Borrowing in accordance with their applicable Pro Rata Shares and shall be subject to compliance with Section 2.18(c).</text:p>
            <text:p/>
            <text:p>(g) Foreign Restrictions and Taxes. Notwithstanding any other provisions of this Section 2.14 to the contrary, if the Borrower determines in good faith that (i) any Net Proceeds in respect of any Disposition of assets by, or any Insurance/Condemnation Event affecting the assets of, a Restricted Subsidiary that is a CFC or a CFC Holding Company, or any portion of Consolidated Excess Cash Flow attributable to a Restricted Subsidiary that is a CFC or a CFC Holding Company, are prohibited, restricted or delayed by applicable foreign law (including currency controls) from being repatriated to the United States (and that, in view of the available liquidity and working capital requirements of the Borrower and the Restricted Subsidiaries that are not CFCs or CFC Holding Companies (as determined by the Borrower in good faith, with such determination being permitted to disregard availability under the Revolving Commitments (it being understood that the Borrower shall not be required to make a Borrowing of Revolving Loans to make any such mandatory prepayment required under Section 2.14(a), 2.14(b) or 2.14(d))), such repatriation would reasonably be required in order to provide the Borrower with the funds with which to make such prepayment as would otherwise be required hereunder), then the amount thereof so affected will not be required to be applied to prepay Term Borrowings as otherwise required under Section 2.14(a), 2.14(b) or 2.14(d), as applicable, provided that (A) the Borrower shall, and shall cause such CFC or CFC Holding Company to, use commercially reasonable efforts to take actions reasonably required by the applicable foreign law to permit such repatriation and (B) the Borrower shall prepay Term Borrowings in accordance with such applicable Section in a principal amount equal to such affected amount (or a portion thereof) at such time as (x) the repatriation of such amount (or such portion thereof) becomes permitted under applicable foreign law or (y) the Borrower determines in good faith that, in view of the available liquidity and working capital requirements of the Borrower and the Restricted Subsidiaries that are not CFCs or CFC Holding Companies (taking into account the foregoing considerations), funds are available in the United States to make such prepayment (or such portion thereof), provided further that any such prepayment shall no longer be required to be made with respect to any such amounts that, after the use of such commercially reasonable efforts, have not been repatriated prior to the date that is one year after the date the original prepayment was required to be made under Section 2.14(a), 2.14(b) or 2.14(d), as applicable, or (ii) that repatriation of any Net Proceeds in respect of any Disposition of assets by, or any Insurance/Condemnation Event affecting the assets of, a Restricted Subsidiary that is a CFC or a CFC Holding Company, or any portion of Consolidated Excess Cash Flow attributable to a Restricted Subsidiary that is a CFC or a CFC Holding Company, would have a material adverse tax consequence (taking into account any withholding Tax, any Subpart F inclusion and any foreign tax credit or benefit actually realized in connection with such repatriation) to the Borrower and the Restricted Subsidiaries (and that, in view of the available liquidity and working capital requirements of the Borrower and the Restricted Subsidiaries that are not CFCs or CFC Holding Companies (as determined by the Borrower in good faith, with such determination being permitted to disregard availability under the Revolving Commitments (it being understood that the Borrower shall not be required to make a Borrowing of Revolving Loans to make any such mandatory prepayment required under Section 2.14(a), 2.14(b) or 2.14(d))), such repatriation would reasonably be required in order to provide the Borrower with the funds with which to make such prepayment as would otherwise be required hereunder), then the amount thereof so affected will not be required to be applied to prepay Term Borrowings as otherwise required under Section 2.14(a), 2.14(b) or 2.14(d), as applicable, provided that the Borrower shall prepay Term Borrowings in accordance with such applicable Section in a principal amount equal to such affected amount (or a portion thereof) at such time as (A) the repatriation of such amount (or</text:p>
            <text:p/>
            <text:p> </text:p>
            <text:p/>
            <text:p>84</text:p>
            <text:p/>
            <text:p>such portion thereof) would no longer result in a material adverse tax consequence or (B) the Borrower determines in good faith that, in view of the available liquidity and working capital requirements of the Borrower and the Restricted Subsidiaries that are not CFCs or CFC Holding Companies (taking into account the foregoing considerations), funds are available in the United States to make such prepayment (or such portion thereof), provided further that any such prepayment shall no longer be required to be made after the date that is one year after the date the original prepayment was required to be made under Section 2.14(a), 2.14(b) or 2.14(d), as applicable. </text:p>
          </table:table-cell>
          <table:table-cell office:value-type="string" calcext:value-type="string">
            <text:p>Section 6.1. Indebtedness. Neither the Borrower nor any Restricted Subsidiary will, directly or indirectly, create, incur, assume or otherwise become or remain liable with respect to any Indebtedness, except:</text:p>
            <text:p/>
            <text:p>(a) Indebtedness created under the Credit Documents, including pursuant to Sections 2.24, 2.25 and 2.26;</text:p>
            <text:p/>
            <text:p>(b) Indebtedness of the Borrower or any Restricted Subsidiary owing to the Borrower or any Restricted Subsidiary; provided that (i) such Indebtedness shall not have been transferred to any Person other than the Borrower or any Restricted Subsidiary, (ii) such Indebtedness shall be evidenced by the Intercompany Note, and, if owing to a Credit Party, shall have been pledged pursuant to the Pledge and Security Agreement, (iii) such Indebtedness owing by a Credit Party to a Restricted Subsidiary that is not a Guarantor Subsidiary shall be unsecured and subordinated in right of payment to the payment in full of the Obligations pursuant to the terms of the Intercompany Indebtedness Subordination Agreement and (iv) such Indebtedness is permitted as an Investment under Section 6.6(d);</text:p>
            <text:p/>
            <text:p>(c) Guarantees incurred in compliance with Section 6.6(e);</text:p>
            <text:p/>
            <text:p>(d) Indebtedness existing on the date hereof and set forth on Schedule 6.1 and Refinancing Indebtedness in respect thereof;</text:p>
            <text:p/>
            <text:p>(e) [reserved];</text:p>
            <text:p/>
            <text:p>(f) (i) Indebtedness of the Borrower or any Restricted Subsidiary (A) incurred to finance the acquisition, construction or improvement of any fixed or capital assets of the Borrower or any Restricted Subsidiary, provided that such Indebtedness is incurred prior to or within 180 days after</text:p>
            <text:p/>
            <text:p> </text:p>
            <text:p/>
            <text:p>121</text:p>
            <text:p/>
            <text:p>such acquisition or the completion of such construction or improvement and the principal amount of such Indebtedness does not exceed the cost of acquiring, constructing or improving such fixed or capital assets, (B) assumed in connection with the acquisition of any fixed or capital assets of the Borrower or any Restricted Subsidiary or (C) constituting Capital Lease Obligations and (ii) Refinancing Indebtedness in respect thereof; provided that the aggregate principal amount of Indebtedness incurred in reliance on this clause (f) shall not exceed $75,000,000 at any time outstanding;</text:p>
            <text:p/>
            <text:p>(g) [reserved];</text:p>
            <text:p/>
            <text:p>(h) (i) Permitted Pari Passu Secured Indebtedness, Permitted Junior Lien Secured Indebtedness and Permitted Unsecured Indebtedness; provided that (A) the aggregate amount of Indebtedness incurred under this clause (h)(i) on any date shall not exceed the Incremental Amount as of such date, (B) the stated final maturity of such Indebtedness shall not be earlier than the latest Maturity Date in effect on the date such Indebtedness is incurred, (C) the weighted average life to maturity of any such Indebtedness shall be no shorter than the longest remaining weighted average life to maturity of any Class of Term Loans outstanding as of the date of the incurrence thereof (and, for purposes of determining the weighted average life to maturity hereunder of any such Class of Term Loans, the effects of any prepayments made prior to the date of the determination shall be disregarded), (D) such Indebtedness satisfies the Specified Permitted Indebtedness Documentation Requirements, (E) if such Indebtedness constitutes Permitted Pari Passu Secured Indebtedness, (x) the aggregate principal amount of all outstanding TLA Term Loans, shall not exceed, on any date, the TLA Amount and (y) the Weighted Average Yield with respect to such Permitted Pari Passu Secured Indebtedness, determined as of the date of incurrence of such Permitted Pari Passu Secured Indebtedness, shall not be greater than (I) in the case of Permitted Pari Passu Secured Indebtedness that constitutes TLA Term Loans, the Weighted Average Yield with respect to the Tranche A Term Loans and (II) in the case of Permitted Pari Passu Secured Indebtedness that does not constitute TLA Term Loans, the Weighted Average Yield with respect to the Tranche B Term Loans, in each case, determined as of such date (giving effect to any amendments to the Weighted Average Yield with respect to the Tranche A Term Loans or Tranche B Term Loans, as applicable, that became effective subsequent to the Closing Date but prior to such date, but excluding the effect of any increase in interest margins or floors with respect thereto pursuant to this clause (E)), plus 0.50% per annum, unless the Applicable Rate (together with, as provided in the proviso below, the Adjusted Eurodollar Rate and Base Rate floors) with respect to the Tranche A Term Loans or Tranche B Term Loans, as applicable, is increased, or fees to Lenders then holding the Tranche A Term Loans or Tranche B Term Loans, as applicable, are paid, so as to cause (I) the Weighted Average Yield with respect to the Tranche A Term Loans to equal the Weighted Average Yield with respect to such Permitted Pari Passu Secured Indebtedness that constitutes TLA Term Loans minus 0.50% or (II) the Weighted Average Yield with respect to the Tranche B Term Loans to equal the Weighted Average Yield with respect to such Permitted Pari Passu Secured Indebtedness that does not constitute TLA Term Loans minus 0.50%, as applicable, provided that any increase in the Weighted Average Yield with respect to the Tranche A Term Loans or the Tranche B Term Loans, as the case may be, due to the application of an Adjusted Eurodollar Rate or Base Rate floor to any Permitted Pari Passu Secured Indebtedness incurred under this clause (E) shall be effected solely through an increase to the extent of such differential in the Adjusted Eurodollar Rate or Base Rate floor applicable to the Tranche A Term Loans or Tranche B Term Loans, as the case may be, but only if and to the extent an increase in such floor with respect to the Tranche A Term Loans or Tranche B Term Loans, as the case may be, would cause an increase in the interest rate then in effect with respect thereto and (F) the General Administrative Agent shall have received a certificate, dated the date such Indebtedness is incurred and signed by an Authorized Officer of the Borrower, confirming compliance with the conditions set forth in clause (A) above and, if such Indebtedness or any portion thereof is being incurred in reliance on clause (b) of the definition of the term “Incremental Amount”, setting forth a reasonably detailed calculation of the Incremental Amount under such clause; provided</text:p>
            <text:p/>
            <text:p> </text:p>
            <text:p/>
            <text:p>122</text:p>
            <text:p/>
            <text:p>further that such Indebtedness may be incurred in the form of a bridge or other interim credit facility intended to be extended, renewed or refinanced with Long-Term Indebtedness (and such bridge or other interim credit facility shall be deemed to satisfy clauses (B) and (C) above so long as (x) such credit facility includes customary “rollover” provisions that are subject to no conditions precedent other than (I) the occurrence of the date specified for the “rollover” and (II) that no payment or bankruptcy event of default shall have occurred and be continuing and (y) assuming such credit facility were to be extended pursuant to such “rollover” provisions, such extended credit facility would comply with clauses (B) and (C) above); and (ii) any Refinancing Indebtedness in respect of any Indebtedness permitted under clause (i) above or under this clause (ii); provided further that the aggregate principal amount of all Indebtedness of Restricted Subsidiaries that are not Guarantor Subsidiaries incurred and outstanding under this clause (h), together with the aggregate principal amount of all Indebtedness of Restricted Subsidiaries that are not Guarantor Subsidiaries incurred and outstanding under Sections 6.1(i) and Section 6.1(o), shall not at any time exceed $25,000,000;</text:p>
            <text:p/>
            <text:p>(i) (i) Permitted Pari Passu Secured Indebtedness, Permitted Junior Lien Secured Indebtedness and Permitted Unsecured Indebtedness that, in each case, refinances or replaces, in whole or in part, any Term Loans; provided that (A) the original aggregate principal amount of such Indebtedness shall not exceed the aggregate principal amount of such Term Loans being refinanced (except by an amount no greater than accrued and unpaid interest, fees and premiums (if any) on such Term Loans, any original issue discount or upfront fees applicable to such Indebtedness and any reasonable fees, premiums and expenses relating to such refinancing), (B) the stated final maturity of such Indebtedness shall not be earlier than the Maturity Date of the Class of Term Loans being refinanced in effect at the time such Indebtedness is incurred, (C) the weighted average life to maturity of such Indebtedness (if other than in the form of revolving loans) shall be no shorter than the remaining weighted average life to maturity of the Class of Term Loans being refinanced (and, for purposes of determining the weighted average life to maturity of such Class of Term Loans being refinanced, the effects of any prepayments made prior to the date of the determination shall be disregarded), (D) such Term Loans being refinanced or replaced shall be repaid or prepaid substantially concurrently on the date such Indebtedness is incurred and (E) such Indebtedness satisfies the Specified Permitted Indebtedness Documentation Requirements; provided further that such Indebtedness may be incurred in the form of a bridge or other interim credit facility intended to be extended, renewed or refinanced with Long-Term Indebtedness (and such bridge or other interim credit facility shall be deemed to satisfy clauses (B) and (C) above so long as (x) such credit facility includes customary “rollover” provisions that are subject to no conditions precedent other than (I) the occurrence of the date specified for the “rollover” and (II) that no payment or bankruptcy event of default shall have occurred and be continuing and (y) assuming such credit facility were to be extended pursuant to such “rollover” provisions, such extended credit facility would comply with clauses (B) and (C) above); and (ii) any Refinancing Indebtedness in respect of any Indebtedness permitted under clause (i) above or under this clause (ii); provided further that the aggregate principal amount of all Indebtedness of Restricted Subsidiaries that are not Guarantor Subsidiaries incurred and outstanding under this clause (i), together with the aggregate principal amount of all Indebtedness of Restricted Subsidiaries that are not Guarantor Subsidiaries incurred and outstanding under Sections 6.1(h) and Section 6.1(o), shall not at any time exceed $25,000,000;</text:p>
            <text:p/>
            <text:p>(j) Indebtedness in the form of indemnification obligations incurred in connection with any Acquisition or other Investment permitted by Section 6.6 or any Disposition permitted by Section 6.8;</text:p>
            <text:p/>
            <text:p>(k) Indebtedness (i) resulting from a bank or other financial institution honoring a check, draft or similar instrument in the ordinary course of business or (ii) in respect of netting services, overdraft protections or otherwise arising from treasury, depository and cash management services or in connection with any automated clearing-house transfers of funds, overdraft or any similar services, in each case in the ordinary course of business;</text:p>
            <text:p/>
            <text:p> </text:p>
            <text:p/>
            <text:p>123</text:p>
            <text:p/>
            <text:p>(l) Indebtedness in respect of (i) letters of credit, bank guarantees and similar instruments issued for the account of the Borrower or any Restricted Subsidiary in the ordinary course of business supporting obligations of the Borrower or any Restricted Subsidiary (A) under workers’ compensation, unemployment insurance, health, disability or other employee benefits and other social security laws, (B) under bids, trade contracts, leases (other than Capital Lease Obligations), supply and service agreements with vendors, statutory obligations, bid bonds, surety bonds, appeal bonds, performance bonds, completion guarantees and obligations of a like nature (including those incurred to secure health, safety and environmental obligations) and (C) in an aggregate amount not to exceed $5,000,000 at any time in respect of other purposes and (ii) bid bonds, surety bonds, appeal bonds, performance bonds, completion guarantees and obligations of a like nature (including those incurred to secure health, safety and environmental obligations), in each case, provided in the ordinary course of business and not in connection with money borrowed;</text:p>
            <text:p/>
            <text:p>(m) Indebtedness of the Borrower or any Restricted Subsidiary in the form of purchase price adjustments, earnouts, deferred compensation or other similar arrangements incurred in connection with any Acquisition consummated prior to the Closing Date or any Acquisition consummated after the Closing Date that is permitted by Section 6.6; provided that such Indebtedness is not secured by any Liens on the assets of the Borrower or any Restricted Subsidiary;</text:p>
            <text:p/>
            <text:p>(n) [reserved];</text:p>
            <text:p/>
            <text:p>(o) other unsecured Indebtedness of Holdings or any Restricted Subsidiary; provided that the aggregate principal amount of Indebtedness permitted under this clause (o) shall not exceed $50,000,000 at any time outstanding; provided further that the aggregate principal amount of all Indebtedness of Restricted Subsidiaries that are not Guarantor Subsidiaries incurred and outstanding under this clause (o), together with the aggregate principal amount of all Indebtedness of Restricted Subsidiaries that are not Guarantor Subsidiaries incurred and outstanding under Sections 6.1(h) and 6.1(i), shall not at any time exceed $25,000,000;</text:p>
            <text:p/>
            <text:p>(p) Indebtedness in an aggregate amount not to exceed $25,000,000 at any time outstanding that is secured by a Lien permitted by Section 6.2(e);</text:p>
            <text:p/>
            <text:p>(q) Indebtedness owed to current or former officers, directors, employees or consultants of the Borrower or any Restricted Subsidiary (or their respective estates, heirs, family members, spouses or former spouses, domestic partners or former domestic partners or beneficiaries under their respective estates) to finance the purchase or redemption of Equity Interests in the Borrower permitted by Section 6.4;</text:p>
            <text:p/>
            <text:p>(r) Indebtedness consisting of the financing of insurance premiums or take or pay obligations contained in supply arrangements that do not constitute Guarantees, in each case, incurred in the ordinary course of business;</text:p>
            <text:p/>
            <text:p>(s) to the extent constituting Indebtedness, all premiums (if any), interest (including post-petition interest), fees, expenses, charges and additional or contingent interest on obligations described in this Section 6.1; and</text:p>
            <text:p/>
            <text:p> </text:p>
            <text:p/>
            <text:p>124</text:p>
            <text:p/>
            <text:p>(t) Indebtedness owed under Hedge Agreements that are entered into to hedge or manage risks to which the Borrower or any Restricted Subsidiary has exposure and, at the time such Hedge Agreements are entered into, are not for speculative purposes.</text:p>
            <text:p/>
            <text:p>For purposes of determining compliance with this Section 6.1 (subject to the final sentence of each of the definitions of “Permitted Pari Passu Secured Indebtedness”, “Permitted Junior Lien Secured Indebtedness” and “Permitted Unsecured Indebtedness”), (i) in the event that an item of Indebtedness meets the criteria of more than one of the categories of Indebtedness described in this Section 6.1, the Borrower shall, in its sole discretion, classify such item of Indebtedness (or any portion thereof) and may include the amount and type of such Indebtedness in one or more of the above clauses, and the Borrower may later reclassify such item of Indebtedness (or any portion thereof) and include it in another of such clauses in which it could have been included at the time it was incurred (but taking into account any increased Dollar limit in effect under any such other clauses at the time of reclassification), (ii) for purposes of assessing whether any Dollar limit set forth in any clause of this Section 6.1 has been observed in connection with incurrence of any Indebtedness, any other Indebtedness contemporaneously incurred pursuant to and in accordance with the other available clauses of this Section 6.1 that do not require such other Indebtedness to observe such Dollar limit shall be disregarded, even if such other Indebtedness is of the same tranche or series as such Indebtedness being incurred under such Dollar limit and (iii) no change in currency exchange rates subsequent to an incurrence of Indebtedness permitted by this Section 6.1 shall, in and of itself, result in a violation of this Section 6.1. </text:p>
          </table:table-cell>
          <table:table-cell office:value-type="string" calcext:value-type="string">
            <text:p>Section 6.2. Liens. Neither the Borrower nor any Restricted Subsidiary will, directly or indirectly, create, incur, assume or permit to exist any Lien on or with respect to any asset of the Borrower or any Restricted Subsidiary, whether now owned or hereafter acquired or licensed, or assign or sell any income, profits or revenues (including accounts receivable and royalties) or rights in respect of any thereof, except:</text:p>
            <text:p/>
            <text:p>(a) Liens created under the Credit Documents;</text:p>
            <text:p/>
            <text:p>(b) Permitted Encumbrances;</text:p>
            <text:p/>
            <text:p>(c) any Lien on any asset of the Borrower or any Restricted Subsidiary existing on the date hereof and set forth on Schedule 6.2, and any extensions, renewals and replacements thereof; provided that (i) such Lien shall not apply to any other asset of the Borrower or any Restricted Subsidiary, other than to proceeds and products of, and after-acquired property that is affixed or incorporated into, the assets covered by such Lien, and (ii) such Lien shall secure only those obligations that it secures on the date hereof and any extensions, renewals and refinancings thereof that do not increase the outstanding principal amount thereof (except by an amount not greater than accrued and unpaid interest, fees and premiums (if any) with respect to such original obligations and reasonable fees and expenses arising from such extension, renewal or refinancing) and, in the case of any such obligations constituting Indebtedness, that are permitted under Section 6.1(d) as Refinancing Indebtedness in respect thereof;</text:p>
            <text:p/>
            <text:p>(d) Liens on fixed or capital assets acquired, constructed or improved by the Borrower or any Restricted Subsidiary; provided that (i) such Liens secure only Indebtedness outstanding under Section 6.1(f) and obligations relating thereto not constituting Indebtedness and (ii) such Liens shall not apply to any other asset of the Borrower or any Restricted Subsidiary, other than to proceeds and products of, and after-acquired property that is affixed or incorporated into, the assets covered by such Liens; provided further that individual financings of equipment or other fixed or capital assets otherwise permitted to be secured hereunder provided by any Person (or its Affiliates) may be cross-collateralized to other such financings provided by such Person (or its Affiliates);</text:p>
            <text:p/>
            <text:p> </text:p>
            <text:p/>
            <text:p>125</text:p>
            <text:p/>
            <text:p>(e) any Lien existing on any asset prior to the acquisition thereof by the Borrower or any Subsidiary or existing on any asset of any Person that becomes (other than as a result of a redesignation of an Unrestricted Subsidiary) a Restricted Subsidiary (or of any Person not previously a Subsidiary that is merged or consolidated with or into a Restricted Subsidiary in a transaction permitted hereunder) after the date hereof prior to the time such Person becomes a Restricted Subsidiary (or is so merged or consolidated), and any extensions, renewals and replacements thereof; provided that (i) such Lien is not created in contemplation of or in connection with such acquisition or such Person becoming a Restricted Subsidiary (or such merger or consolidation), (ii) such Lien does not encumber any other asset of the Borrower or any Restricted Subsidiary (other than, in the case of any such merger or consolidation, the assets of any special purpose merger Restricted Subsidiary that is a party thereto), other than proceeds and products of, and after-acquired property that is affixed or incorporated into, the assets covered by such Lien or becomes subject to such Lien pursuant to an after-acquired property clause as in effect on the date of such acquisition or the date such Person becomes a Restricted Subsidiary (or is so merged or consolidated) and (iii) such Lien shall secure only those obligations that it secures on the date of such acquisition or the date such Person becomes a Restricted Subsidiary (or is so merged or consolidated), and any extensions, renewals and refinancings thereof that do not increase the outstanding principal amount thereof (except by an amount not greater than accrued and unpaid interest, fees and premiums (if any) with respect to such original obligations and reasonable fees and expenses arising from such extension, renewal or refinancing) and, in the case of any such obligations constituting Indebtedness, that are permitted under Section 6.1;</text:p>
            <text:p/>
            <text:p>(f) [reserved];</text:p>
            <text:p/>
            <text:p>(g) Liens on the Collateral securing Permitted Incremental Equivalent Indebtedness and obligations relating thereto not constituting Indebtedness;</text:p>
            <text:p/>
            <text:p>(h) Liens on the Collateral securing Permitted Credit Agreement Refinancing Indebtedness and obligations relating thereto not constituting Indebtedness;</text:p>
            <text:p/>
            <text:p>(i) in connection with any Disposition permitted under Section 6.8, customary rights and restrictions contained in agreements relating to such Disposition pending the completion thereof;</text:p>
            <text:p/>
            <text:p>(j) in the case of (i) any Restricted Subsidiary that is not a wholly owned Subsidiary or (ii) the Equity Interests in any Person that is not a Restricted Subsidiary (including any Unrestricted Subsidiary), any encumbrance, restriction or other Lien, including any put and call arrangements, related to the Equity Interests in such Restricted Subsidiary or such other Person set forth in (A) its Organizational Documents or any related joint venture, shareholders’ or similar agreement, in each case so long as such encumbrance or restriction is applicable to all holders of the same class of Equity Interests or is otherwise of the type that is customary for agreements of such type or (B) in the case of clause (ii) above, in any agreement or document governing Indebtedness of such Person;</text:p>
            <text:p/>
            <text:p>(k) any Lien on assets of any CFC or CFC Holding Company; provided that (i) such Lien shall not apply to any Collateral (including any Equity Interests in any Subsidiary that constitute Collateral) or any other assets of the Borrower or any Restricted Subsidiary that is not a CFC or CFC Holding Company and (ii) such Lien shall secure only Indebtedness or other obligations of such CFC or CFC Holding Company permitted hereunder;</text:p>
            <text:p/>
            <text:p> </text:p>
            <text:p/>
            <text:p>126</text:p>
            <text:p/>
            <text:p>(l) Liens solely on any cash earnest money deposits, escrow arrangements or similar arrangements made by the Borrower or any Restricted Subsidiary in connection with any letter of intent or purchase agreement for any Acquisition or Investment permitted hereunder;</text:p>
            <text:p/>
            <text:p>(m) nonexclusive outbound licenses of Intellectual Property granted by the Borrower or any Restricted Subsidiary in the ordinary course of business that do not materially detract from the value of the affected asset or interfere with the ordinary conduct of business of the Borrower or any Restricted Subsidiary;</text:p>
            <text:p/>
            <text:p>(n) any Lien in favor of the Borrower or any Restricted Subsidiary (other than Liens on assets of any Credit Party in favor of a Restricted Subsidiary that is not a Guarantor Subsidiary);</text:p>
            <text:p/>
            <text:p>(o) Liens on fixed or capital assets subject to any Sale/Leaseback Transaction permitted under Section 6.9; provided that (i) such Liens secure only Indebtedness permitted by Section 6.1(f) and obligations relating thereto not constituting Indebtedness and (ii) such Liens shall not apply to any other asset of the Borrower or any Restricted Subsidiary, other than to proceeds and products of, and after-acquired property that is affixed or incorporated into, the assets covered by such Liens;</text:p>
            <text:p/>
            <text:p>(p) (i) deposits made in the ordinary course of business to secure obligations to insurance carriers providing casualty, liability or other insurance to the Borrower and the Restricted Subsidiaries and (ii) Liens on insurance policies and the proceeds thereof securing the financing of the premiums with respect thereto;</text:p>
            <text:p/>
            <text:p>(q) Cash deposits not to exceed $2,500,000 at any time securing letters of credit, bank guarantees and similar instruments issued in currencies other than Dollars;</text:p>
            <text:p/>
            <text:p>(r) leases entered into by the Borrower or any Restricted Subsidiary as lessor, and Liens arising out of the Disposition of such leases, in each case, in the ordinary course of business; and</text:p>
            <text:p/>
            <text:p>(s) other Liens securing Indebtedness or other obligations; provided that the aggregate outstanding amount of Indebtedness and other obligations secured by Liens permitted by this clause (s) shall not exceed $25,000,000. </text:p>
          </table:table-cell>
          <table:table-cell office:value-type="string" calcext:value-type="string">
            <text:p>Section 6.4. Restricted Payments. Neither the Borrower nor any Restricted Subsidiary will declare or pay or make, or agree to declare or pay or make, directly or indirectly, any Restricted Payment, or incur any obligation (contingent or otherwise) to do so, except that:</text:p>
            <text:p/>
            <text:p>(a) each of the Borrower and any Restricted Subsidiary may declare and pay dividends with respect to its Equity Interests payable solely in additional Equity Interests in such Person permitted hereunder;</text:p>
            <text:p/>
            <text:p>(b) any Restricted Subsidiary may declare and pay dividends or make other distributions with respect to its capital stock, partnership or membership interests or other similar Equity Interests, and declare and make other Restricted Payments in respect of its Equity Interests, in each case ratably to the holders of such Equity Interests (or, if not ratably, on a basis more favorable to the Borrower and the Restricted Subsidiaries);</text:p>
            <text:p/>
            <text:p>(c) the Borrower may make payments in respect of, or repurchases of its Equity Interests deemed to occur upon the “cashless exercise” of, stock options, stock purchase rights, stock exchange rights or other equity-based awards if such payment or repurchase represents a portion of the exercise price of such options, rights or awards or withholding taxes, payroll taxes or other similar taxes due upon such exercise;</text:p>
            <text:p/>
            <text:p>(d) the Borrower may make cash payments in lieu of the issuance of fractional shares representing Equity Interests in the Borrower in connection with the exercise of warrants, options or other Securities convertible into or exchangeable for common stock in the Borrower;</text:p>
            <text:p/>
            <text:p> </text:p>
            <text:p/>
            <text:p>128</text:p>
            <text:p/>
            <text:p>(e) the Borrower may make Restricted Payments in respect of its Equity Interests pursuant to and in accordance with stock option plans or other benefit plans or agreements for, or otherwise make Restricted Payments to redeem, retire, purchase or otherwise acquire any of its Equity Interests held by, and the Borrower may make Restricted Payments to permit any parent company of the Borrower to make payments of the foregoing type in respect of its Equity Interests held by, future, present or former directors, officers, employees or consultants of the Borrower and the Restricted Subsidiaries or such parent company, and to pay withholding or similar taxes thereon; provided that the aggregate amount of the Restricted Payments made in reliance on this clause (e) in any Fiscal Year shall not exceed the sum of (i) $15,000,000 plus (ii) an amount equal to any unutilized portion of such amount in clause (i) in any preceding Fiscal Year ended after the Closing Date; provided further that in no event shall the aggregate amount of the Restricted Payments made in reliance on this clause (e) in any Fiscal Year exceed $30,000,000;</text:p>
            <text:p/>
            <text:p>(f) the Borrower and the Restricted Subsidiaries may make additional Restricted Payments; provided that, immediately prior to the making thereof, and immediately after giving Pro Forma Effect thereto, including to any related incurrence of Indebtedness, (i) no Event of Default shall have occurred and be continuing and (ii) the Total Net Leverage Ratio, determined as of the last day of the then most recently ended Test Period, shall not exceed 3.00:1.00;</text:p>
            <text:p/>
            <text:p>(g) the Borrower and the Restricted Subsidiaries may make regularly scheduled interest and principal payments as and when due in respect of any Junior Indebtedness, other than payments in respect of Subordinated Indebtedness prohibited by the subordination provisions thereof;</text:p>
            <text:p/>
            <text:p>(h) the Borrower and the Restricted Subsidiaries may refinance any Junior Indebtedness with the proceeds of other Indebtedness to the extent permitted under Section 6.1;</text:p>
            <text:p/>
            <text:p>(i) so long as no Event of Default shall have occurred and be continuing, the Borrower and the Restricted Subsidiaries may make additional Restricted Payments; provided that the aggregate amount of Restricted Payments made in reliance on this clause (i) since the Closing Date, taken together with the aggregate amount of all Acquisition Consideration paid, and outstanding Investments made, in reliance on Section 6.6(o), shall not exceed $50,000,000;</text:p>
            <text:p/>
            <text:p>(j) the Borrower and the Restricted Subsidiaries may make additional Restricted Payments; provided that (i) immediately prior to the making thereof, and immediately after giving Pro Forma Effect thereto, including to any related incurrence of Indebtedness (A) no Event of Default shall have occurred and be continuing and (B) the Total Net Leverage Ratio, determined as of the last day of the then most recently ended Test Period, shall not exceed 4.25:1.00, (ii) the amount of any such Restricted Payment shall not exceed the Available Basket Amount at the time such Restricted Payment is made and (iii) the Borrower shall have delivered to the General Administrative Agent a certificate of an Authorized Officer of the Borrower certifying that all the requirements set forth in this clause (j) have been satisfied with respect to such Restricted Payment and including reasonably detailed calculations demonstrating satisfaction of the requirements set forth in clause (ii) above;</text:p>
            <text:p/>
            <text:p>(k) the Borrower and the Restricted Subsidiaries may make any Restricted Payment contemplated by the Nutrisystem Acquisition Agreement (including with respect to Company Stock Options, Company Restricted Stock Awards and Company PRSU Awards (each, as defined in the Nutrisystem Acquisition Agreement)); and</text:p>
            <text:p/>
            <text:p> </text:p>
            <text:p/>
            <text:p>129</text:p>
            <text:p/>
            <text:p>(l) the Borrower and each Restricted Subsidiary may purchase, redeem or otherwise acquire Equity Interests that are not Disqualified Equity Interests, or warrants or options to acquire any such Equity Interests that are not Disqualified Equity Interests, with the proceeds received from the substantially concurrent issue of new Equity Interests that are not Disqualified Equity Interests. </text:p>
          </table:table-cell>
          <table:table-cell office:value-type="string" calcext:value-type="string">
            <text:p>Section 6.8. Fundamental Changes; Disposition of Assets; Equity Interests of Subsidiaries. (a) Neither the Borrower nor any Restricted Subsidiary will merge or consolidate with or into any other Person, or liquidate, wind-up or dissolve (or suffer any liquidation or dissolution), and neither the Borrower nor any Restricted Subsidiary shall Dispose (whether in one transaction or in a series of transactions) of assets that represent all or substantially all of the assets of the Borrower and the Restricted Subsidiaries, on a consolidated basis, except that:</text:p>
            <text:p/>
            <text:p>(i) any Person (other than the Borrower) may merge into the Borrower in a transaction in which the Borrower is the surviving Person;</text:p>
            <text:p/>
            <text:p>(ii) any Person (other than the Borrower) may merge or consolidate with or into any Restricted Subsidiary in a transaction in which the surviving entity is a Restricted Subsidiary (and if any party to such merger or consolidation is a Guarantor Subsidiary, the surviving Person is a Guarantor Subsidiary);</text:p>
            <text:p/>
            <text:p>(iii) any transaction permitted under Section 6.8(b) may be effected by means of a merger or consolidation (it being understood that any merger or consolidation of a Guarantor that results in such Guarantor becoming a Restricted Subsidiary that is not a Guarantor Subsidiary shall be deemed an Investment in a Restricted Subsidiary that is not a Guarantor Subsidiary);</text:p>
            <text:p/>
            <text:p> </text:p>
            <text:p/>
            <text:p>134</text:p>
            <text:p/>
            <text:p>(iv) any Restricted Subsidiary (other than the Borrower) may liquidate or dissolve if the Borrower determines in good faith that such liquidation or dissolution is in the best interests of the Borrower and is not disadvantageous to the Lenders in any material respect; and</text:p>
            <text:p/>
            <text:p>(v) the Borrower or any other Credit Party may Dispose of all or substantially all of its assets to the Borrower or to another Credit Party;</text:p>
            <text:p/>
            <text:p>provided that, in the case of clauses (i), (ii) and (iii) above, any such merger or consolidation shall not be permitted unless it, and each Investment resulting therefrom, is also permitted under Section 6.6 (other than pursuant to Section 6.6(y)).</text:p>
            <text:p/>
            <text:p>(b) Neither the Borrower nor any Restricted Subsidiary will Dispose of, or exclusively license, any asset, including any Equity Interest, owned by it, except:</text:p>
            <text:p/>
            <text:p>(i) Dispositions of (A) inventory and obsolete, worn out or surplus equipment in the ordinary course of business, (B) leasehold improvements to landlords pursuant to the terms of leases in respect of any Leasehold Property, (C) Intellectual Property no longer used or useful in the business of the Borrower and its Subsidiaries and (D) Cash and Cash Equivalents;</text:p>
            <text:p/>
            <text:p>(ii) Dispositions, and exclusive licenses, to any Credit Party;</text:p>
            <text:p/>
            <text:p>(iii) Investments made in compliance with Sections 6.6 and 6.10;</text:p>
            <text:p/>
            <text:p>(iv) Dispositions of accounts receivable in connection with the compromise or collection thereof in the ordinary course of business consistent with past practice and not as part of any accounts receivables financing transaction;</text:p>
            <text:p/>
            <text:p>(v) Dispositions of Equity Interests in, or Indebtedness or other Securities of, any Unrestricted Subsidiary, provided that all Dispositions made in reliance on this clause (v) shall be made for fair value (as determined reasonably and in good faith by the Borrower);</text:p>
            <text:p/>
            <text:p>(vi) leases and licenses entered into by the Borrower or any Restricted Subsidiary as a licensor or lessor in the ordinary course of business, provided that such leases or license do not adversely affect in any material respect the value of the properties subject thereto (including the value thereof as Collateral) or interfere in any material respect with the ordinary conduct of business of the Borrower or any Restricted Subsidiary;</text:p>
            <text:p/>
            <text:p>(vii) Dispositions of assets in any Insurance/Condemnation Event; provided that the Net Proceeds thereof shall be applied as required by Section 2.14;</text:p>
            <text:p/>
            <text:p>(viii) to the extent constituting Dispositions, Restricted Payments made in compliance with Section 6.4;</text:p>
            <text:p/>
            <text:p>(ix) Dispositions of equipment or real property to the extent that (i) such property is exchanged for credit against the purchase price of similar replacement property or (ii) the proceeds of such Disposition are reasonably promptly applied to the purchase price of such replacement property;</text:p>
            <text:p/>
            <text:p>(x) the unwinding of any Hedge Agreement; and</text:p>
            <text:p/>
            <text:p> </text:p>
            <text:p/>
            <text:p>135</text:p>
            <text:p/>
            <text:p>(xi) other Dispositions of assets that are not permitted by any other clause of this Section 6.8(b); provided that (A) all Dispositions made in reliance on this clause (xi) shall be made for fair value and at least 75% Cash consideration, (B) the Net Proceeds thereof shall be applied as required by Section 2.14 and (C) no Default or Event of Default shall have occurred and be continuing at the time such Disposition is made or would result therefrom. </text:p>
          </table:table-cell>
          <table:table-cell table:number-columns-repeated="1013"/>
        </table:table-row>
        <table:table-row table:style-name="ro1">
          <table:table-cell office:value-type="string" calcext:value-type="string">
            <text:p><text:a xlink:href="https://www.sec.gov/Archives/edgar/data/1591588/000159158819000011/a8-k_creditfacxex101x20190.htm" xlink:type="simple">https://www.sec.gov/Archives/edgar/data/1591588/000159158819000011/a8-k_creditfacxex101x20190.htm</text:a></text:p>
          </table:table-cell>
          <table:table-cell office:value-type="string" calcext:value-type="string">
            <text:p>AMENDED AND RESTATED UNCOMMITTED CREDIT AGREEMENT</text:p>
          </table:table-cell>
          <table:table-cell office:value-type="string" calcext:value-type="string">
            <text:p>This UNCOMMITTED CREDIT AGREEMENT (this “Agreement”) dated as of March 29, 2019, is by and among A-MARK PRECIOUS METALS, INC., a Delaware corporation (the “Borrower”), the LENDERS, NATIXIS, NEW YORK BRANCH, as Syndication Agent and Joint Lead Arranger and COÖPERATIEVE RABOBANK U.A., NEW YORK BRANCH, as Administrative Agent, Joint Lead Arranger and Bookrunner.</text:p>
          </table:table-cell>
          <table:table-cell office:value-type="string" calcext:value-type="string">
            <text:p>2.1    The Revolving Line Portions.</text:p>
            <text:p>(a)    Revolving Credit Loans. Subject to the terms and conditions set forth herein, each Revolving Credit Lender agrees to consider, on an UNCOMMITTED AND ABSOLUTELY DISCRETIONARY BASIS, severally and not jointly with any other Lender,</text:p>
            <text:p/>
            <text:p>38</text:p>
            <text:p/>
            <text:p/>
            <text:p/>
            <text:p>to make Revolving Credit Loans to the Borrower from time to time during the Revolving Credit Availability Period in an aggregate principal amount at any time outstanding that will not result in (i) such Lender’s Revolving Credit Exposure exceeding such Lender’s Revolving Line Portion and (ii) the total Revolving Credit Exposures exceeding the total Revolving Line Portions. Subject to and without limiting the foregoing, if, after giving effect to a requested Revolving Credit Loan, the sum of (x) the aggregate principal amount outstanding of all Revolving Credit Loans plus (y) the aggregate amount of all Secured Metals Lease Obligations shall exceed the Borrowing Base (as of the most recent Report Date), the Borrower shall represent and warrant to the Lenders that to the extent of such excess, the proceeds of such Revolving Credit Loan shall be used for the acquisition of Inventory which, upon such acquisition, shall constitute Assigned Material, Assigned Material in Transit, Assigned Material – Unassigned Hedge, Domestic Confirmed Material, Foreign Material or Eligible Consigned Inventory. Within the foregoing limits and subject to the terms and conditions set forth herein, the Borrower may borrow, prepay, and reborrow Revolving Credit Loans.</text:p>
            <text:p>(b)    Bridge Loans. Subject to the terms and conditions set forth herein, each Revolving Credit Lender agrees to consider, on an UNCOMMITTED AND ABSOLUTELY DISCRETIONARY BASIS, severally and not jointly with any other Lender, to make Bridge Loans to the Borrower from time to time during the Revolving Credit Availability Period in an aggregate principal amount at any time outstanding that will not result in (i) such Lender’s Revolving Credit Exposure exceeding such Lender’s Revolving Line Portion, (ii) the total Revolving Credit Exposures exceeding the total Revolving Line Portions, (iii) the aggregate outstanding principal amount of all Bridge Loans exceeding the Bridge Loan Sublimit or (iv) the Bridge Loan Cushion being less than an amount equal 150% of the aggregate outstanding principal amount of all Bridge Loans. Within the foregoing limits and subject to the terms and conditions set forth herein, the Borrower may borrow, prepay, and reborrow Bridge Loans, provided, that not more than one (1) Bridge Loan shall be borrowed for each applicable Investment and upon maturity of such Bridge Loan, it shall not be reborrowed in respect of the same Investment.</text:p>
            <text:p>(c)    NO LENDER SHALL HAVE ANY COMMITMENT OR OBLIGATION TO MAKE ANY LOAN HEREUNDER UNLESS AND UNTIL SUCH LENDER AFFIRMATIVELY COMMITS OR IS DEEMED TO HAVE COMMITTED UNDER SECTION 2.4(b) TO SUCH REQUESTED FUNDING TRANSACTION. NOTHING CONTAINED HEREIN SHALL OTHERWISE COMMIT OR OBLIGATE ANY LENDER, OR BE INTERPRETED AS A PROMISE OR COMMITMENT BY ANY LENDER TO MAKE OR ELECT TO MAKE ANY SUCH LOAN UNLESS AND UNTIL SUCH LENDER AFFIRMATIVELY COMMITS OR IS DEEMED TO HAVE COMMITTED UNDER SECTION 2.4(b) TO SUCH REQUESTED FUNDING TRANSACTION.</text:p>
            <text:p>(d)    No Revolving Credit Loan shall have a maturity date later than 30 days after the date such Loan is made. No Bridge Loan shall have a maturity date later than 180 days after the date such Loan is made.</text:p>
          </table:table-cell>
          <table:table-cell office:value-type="string" calcext:value-type="string">
            <text:p>2.8    Prepayment of Loans.</text:p>
            <text:p>(a)    Optional Prepayments. Borrower shall have the right at any time and from time to time to prepay any Borrowing in whole or in part, subject to the requirements of this Section 2.8, provided that each such prepayment shall be in an amount that is at least $500,000 of a whole multiple in excess thereof.</text:p>
            <text:p>(b)    Mandatory Prepayments. (i) Until the Revolving Credit Maturity Date, the Borrower shall from time to time prepay the outstanding principal amount of the applicable Loans on a pro rata basis in such amounts as shall be necessary so that at all times (A) the aggregate outstanding Revolving Credit Exposures shall not exceed the total Revolving Line Portions, (B) the aggregate outstanding principal amount of Bridge Loans shall not exceed the</text:p>
            <text:p/>
            <text:p>44</text:p>
            <text:p/>
            <text:p/>
            <text:p/>
            <text:p>Bridge Loan Sublimit and (C) the Bridge Loan Cushion (based on the Borrowing Base as of the most recent Report Date) shall not be less than 150% of the aggregate outstanding principal amount of Bridge Loans.</text:p>
            <text:p>(ii) If as of any Report Date, the sum of (x) the aggregate outstanding principal amount of Revolving Credit Loans plus (y) Permitted Secured Metals Lease Obligations, shall exceed the Borrowing Base on such Report Date, the Borrower shall immediately prepay Revolving Credit Loans in an amount sufficient to eliminate such excess.</text:p>
            <text:p>(c)    Order of Application to Loans. Each such prepayment of the Loans made under Section 2.8(a) and (b) shall be applied to repay, on a pro rata basis, the outstanding principal balance of the Loans, provided that when a Declining Lender shall exist, prepayments shall be applied pro rata to the Loans in direct order of maturities thereof.</text:p>
            <text:p>(d)    Notices, Etc.</text:p>
            <text:p>(i)    Borrower shall notify Administrative Agent in writing of any optional prepayment under Section 2.8(a), not later than 1:00 p.m., New York City time, (x) in respect of Revolving Credit Loans with an Interest Period of less than one month, on the date of prepayment and (y) in respect of all other Loans, on the date which is three (3) Business Days prior to the proposed date for prepayment. Each such notice shall be irrevocable and shall specify the prepayment date, and the principal amount of each Borrowing or portion thereof to be prepaid; provided that, if a notice of prepayment is given in connection with a conditional notice of termination of the Revolving Line Portions as contemplated by Section 2.6(c), then such notice of prepayment may be revoked if such notice of termination is revoked in accordance with Section 2.6(c). Promptly following receipt of any such notice, Administrative Agent shall advise the relevant Lenders of the contents thereof.</text:p>
            <text:p>(ii)    Promptly following receipt of any prepayment notice relating to a Borrowing or such certificate relating to a prepayment, Administrative Agent shall advise the relevant Lenders of the contents thereof and of the amount of such Lender’s ratable portion of such prepayment.</text:p>
            <text:p>(iii)    Each partial prepayment of any Borrowing shall be in an amount such that the remaining amount outstanding of each Borrowing would be permitted as provided in Section 2.2, except as necessary to apply fully the required amount of a mandatory prepayment under Section 2.8(b) of this Section. Each prepayment of a Borrowing shall be applied ratably to the Loans included in the prepaid Borrowing.</text:p>
            <text:p>(iv)    Prepayments shall be accompanied by accrued interest to the extent required by Section 2.10 and any amounts required by Section 2.13 and shall be made in the manner specified in Section 2.7(a) and this Section 2.8.</text:p>
            <text:p/>
            <text:p/>
          </table:table-cell>
          <table:table-cell office:value-type="string" calcext:value-type="string">
            <text:p>6.1    Indebtedness. The Borrower shall not, and shall cause its Subsidiaries not to, create, incur, assume, or permit to exist any Indebtedness or Guarantee, except:</text:p>
            <text:p>(a)    Indebtedness evidenced by this Agreement and the other Loan Documents;</text:p>
            <text:p>(b)    the Indebtedness described on Schedule 6.1, and any Refinancing Indebtedness in respect of such Indebtedness;</text:p>
            <text:p>(c)    Indebtedness arising in connection with Hedging Agreements permitted by Section 6.12;</text:p>
            <text:p>(d)    Indebtedness incurred in the Ordinary Course of Business under surety and appeal bonds, performance bonds, bid bonds, appeal bonds, and similar obligations;</text:p>
            <text:p>(e)    endorsements of instruments or other payment items for deposit;</text:p>
            <text:p/>
            <text:p>78</text:p>
            <text:p/>
            <text:p/>
            <text:p/>
            <text:p>(f)    unsecured Indebtedness of Goldline in the form of loans made by the Borrower to Goldline to the extent permitted under Section 6.5(h);</text:p>
            <text:p>(g)    Permitted Secured Metals Lease Obligations in an aggregate principal amount outstanding at any time not to exceed $25,000,000;</text:p>
            <text:p>(h)    Indebtedness of AM&amp;ST Associates, LLC and the Borrower in an aggregate principal amount not to exceed $750,000 incurred for the purpose of acquiring equipment; and</text:p>
            <text:p>(i)    Indebtedness of the Trust Subsidiary incurred pursuant to the Trust Securitization.</text:p>
          </table:table-cell>
          <table:table-cell office:value-type="string" calcext:value-type="string">
            <text:p>6.2 <text:s text:c="3"/>Liens. The Borrower shall not, and shall cause its Subsidiaries not to, create, incur, assume, or permit to exist any Lien on any property or asset now owned or hereafter acquired by it, except for Permitted Encumbrances. </text:p>
          </table:table-cell>
          <table:table-cell office:value-type="string" calcext:value-type="string">
            <text:p>6.6    Restricted Payments. The Borrower shall not, and shall cause its Subsidiaries not to, declare or make, or agree to pay or make, directly or indirectly, any Restricted Payment, other than:</text:p>
            <text:p>(a)    Restricted Payments by any Subsidiary of the Borrower to the Borrower;</text:p>
            <text:p>(b)    the declaration and payment of the Borrower of dividends with respect to its Equity Interests payable solely in additional Qualified Equity Interests; and</text:p>
            <text:p>(c)    dividends paid after the end of each Fiscal Quarter based on procedures consistent with past practice.</text:p>
          </table:table-cell>
          <table:table-cell office:value-type="string" calcext:value-type="string">
            <text:p>6.4    Dispositions. The Borrower shall not, and shall cause its Subsidiaries not to, make any Disposition, except:</text:p>
            <text:p>(a)    Dispositions of equipment that is substantially worn, damaged, or obsolete in the Ordinary Course of Business;</text:p>
            <text:p>(b)    Dispositions of cash and Cash Equivalents in the Ordinary Course of Business;</text:p>
            <text:p>(c)    Dispositions of property by any Subsidiary of the Borrower to the Borrower or to any other Subsidiary of the Borrower;</text:p>
            <text:p/>
            <text:p>79</text:p>
            <text:p/>
            <text:p/>
            <text:p/>
            <text:p>(d)    licenses, sublicenses, leases, or subleases granted to third parties in the Ordinary Course of Business not interfering with the business of the Borrower or any of its Subsidiaries;</text:p>
            <text:p>(e)    sales or exchanges of specific items of equipment solely to replace such equipment with replacement equipment of substantially equivalent or greater value;</text:p>
            <text:p>(f)    Equity Issuances by a Wholly-Owned Subsidiary of the Borrower to the Borrower or another Wholly-Owned Subsidiary of the Borrower constituting an Investment permitted hereunder;</text:p>
            <text:p>(g)    any abandonment or cancellation of intellectual property that, in the reasonable good faith judgment of the Borrower, is no longer used or useful in any material respect in the business of the Borrower and its Subsidiaries taken as a whole;</text:p>
            <text:p>(h)    the making of Restricted Payments that are expressly permitted to be made pursuant to this Agreement;</text:p>
            <text:p>(i)    the granting of Permitted Encumbrances;</text:p>
            <text:p>(j)    the sale of Ownership Based Financing Property under Permitted Ownership Based Financings, so long as the cash proceeds of such sale shall be deposited by the applicable Ownership Based Financing Counterparty directly into a Controlled Account; and</text:p>
            <text:p>(k)    Dispositions not otherwise permitted under this Section 6.4; provided that (i) at the time of such Disposition, no Default shall exist or would result from such Disposition and (ii) the aggregate fair market value of all property Disposed of in reliance on this clause (k) in any Fiscal Year shall not exceed $2,500,000.</text:p>
          </table:table-cell>
          <table:table-cell table:number-columns-repeated="1013"/>
        </table:table-row>
        <table:table-row table:style-name="ro1">
          <table:table-cell office:value-type="string" calcext:value-type="string">
            <text:p><text:a xlink:href="https://www.sec.gov/Archives/edgar/data/13239/000119312519100016/d870765dex101.htm" xlink:type="simple">https://www.sec.gov/Archives/edgar/data/13239/000119312519100016/d870765dex101.htm</text:a></text:p>
          </table:table-cell>
          <table:table-cell office:value-type="string" calcext:value-type="string">
            <text:p>AMENDED AND RESTATED SENIOR SECURED DEBTOR-IN-POSSESSION ASSET- <text:s/>BASED REVOLVING CREDIT AGREEMENT </text:p>
          </table:table-cell>
          <table:table-cell office:value-type="string" calcext:value-type="string">
            <text:p><text:s text:c="2"/>This AMENDED AND RESTATED SENIOR SECURED DEBTOR-IN-POSSESSION ASSET-BASED REVOLVING CREDIT AGREEMENT, dated as of April 3, 2019 (as amended, supplemented, restated or otherwise modified from time to time, this “Agreement”), among HEXION LLC (F/K/A MOMENTIVE SPECIALTY CHEMICALS HOLDINGS LLC), a Delaware limited liability company (“Holdings”), HEXION INC. (F/K/A MOMENTIVE SPECIALTY CHEMICALS INC.), a New Jersey corporation (the “U.S. Borrower”), HEXION CANADA INC. (F/K/A MOMENTIVE SPECIALTY CHEMICALS CANADA INC.), a Canadian corporation (the “Canadian Borrower”), HEXION B.V. (F/K/A MOMENTIVE SPECIALTY CHEMICALS B.V.), a besloten vennootschap met beperkte aansprakelijkheid under the laws of The Netherlands having its statutory seat in Rotterdam, The Netherlands and registered with the Dutch Trade Register under number 24294676 (the “Dutch Borrower”), HEXION UK LIMITED (F/K/A MOMENTIVE SPECIALTY CHEMICALS UK LIMITED), a company incorporated under the laws of England and Wales, and BORDEN CHEMICAL UK LIMITED, a company incorporated under the laws of England and Wales (together, the “U.K. Borrowers”), and HEXION GMBH, a limited liability company (GmbH) organized under the laws of Germany, registered with the commercial register (Handelsregister) of the local court (Amtsgericht) of Iserlohn with registration number 5860 (the “German Borrower” and, together with the U.S. Borrower, the Canadian Borrower, the Dutch Borrower and the U.K. Borrowers, the “Borrowers”), the LENDERS party hereto from time to time and JPMORGAN CHASE BANK, N.A. (“JPMCB”), as Administrative Agent, Collateral Agent, Swingline Lender and initial Issuing Bank. </text:p>
          </table:table-cell>
          <table:table-cell/>
          <table:table-cell office:value-type="string" calcext:value-type="string">
            <text:p>Section 2.12 Prepayment of Loans.</text:p>
            <text:p/>
            <text:p>(a) The Borrowers shall have the right at any time and from time to time to prepay any Borrowing in whole or in part, without premium or penalty (but subject to Section 2.17), in an aggregate principal amount that is an integral multiple of the Borrowing Multiple and not less than the Borrowing Minimum or, if less, the amount outstanding, subject to prior notice in accordance with Section 2.11(a).</text:p>
            <text:p/>
            <text:p>(b) Subject to Sections 2.01(b) and (c) and Section 2.19(b), in the event that (i) the Total Revolving Facility Exposure exceeds the lesser of (x) the Total Revolving Facility Commitments and (y) the Global Borrowing Base, (ii) the aggregate U.S. Revolving Facility Exposure exceeds the U.S. Sublimit or (iii) the Total Revolving Facility Exposure less the German Revolving Facility Exposure exceeds the Specified Sublimit, then the applicable Borrower(s) shall promptly repay outstanding Revolving Facility Loans and/or Cash Collateralize Revolving L/C Exposure in accordance with Section 2.05(j) in an aggregate amount equal to such excess; provided that, in each case, if such excess arises solely as a result of currency rate fluctuations, such repayment or Cash Collateralization, as the case may be, shall not be required to be made until the third Business Day after the Administrative Agent shall have delivered to the Borrowers written notice of such required prepayment or deposit.</text:p>
            <text:p/>
            <text:p>(c) In the event and on such occasion as the Revolving L/C Exposure exceeds the Letter of Credit Sublimit, at the request of the Administrative Agent, the applicable Borrower shall deposit Cash Collateral in an account with the Collateral Agent pursuant to Section 2.05(j) in an amount equal to such excess.</text:p>
            <text:p/>
            <text:p>(d) During the continuance of an Availability Trigger Event, subject to Section 2.23, on each Business Day, the Administrative Agent shall within three (3) Business Days following the occurrence of an Availability Trigger Event (i) deliver a Blockage Notice with respect to the applicable Controlled Accounts and (ii) apply, or cause to be applied, all funds credited to the Controlled Accounts on each Business Day thereafter, first to prepay Protective Advances and Overadvances that may be outstanding; second to prepay Swingline Loans that may be outstanding; third to any prepayment of Revolving Facility Loans; fourth to pay any other Loan Document Obligation owing by any Borrower then due and payable, and fifth, if any Event of Default is outstanding at such time, to Cash Collateralize outstanding Revolving L/C Exposure and Overadvances, to the extent required hereunder. Any such application of funds shall be made (i) from Controlled Accounts of the Domestic Loan Parties first in respect of Loan Document Obligations of the Domestic Loan Parties and second in respect of Loan Document Obligations of the Foreign Subsidiary Loan Parties and (ii) from Controlled Accounts of the Foreign Subsidiary Loan Parties shall be made solely in respect of Loan Document Obligations of the Foreign Subsidiary Loan Parties. </text:p>
          </table:table-cell>
          <table:table-cell office:value-type="string" calcext:value-type="string">
            <text:p>Section 6.01 Indebtedness. Incur, create, assume or permit to exist any Indebtedness, except:</text:p>
            <text:p/>
            <text:p>(a) The First Lien Notes, the 1-1/2 Lien Notes, the Second Lien Notes and the other Indebtedness existing, or incurred pursuant to facilities existing, on the DIP Closing Date and set forth on Schedule 6.01 (provided that any such Indebtedness that is (i) intercompany Indebtedness and (ii) any other Indebtedness in an aggregate amount not to exceed $5.0 million shall be excluded from such Schedule 6.01) and, in each case, any Permitted Refinancing Indebtedness incurred to Refinance such Indebtedness or, without duplication, replacements of such facilities that would constitute Permitted Refinancing Indebtedness with respect to such facilities if all Indebtedness available to be incurred thereunder were outstanding on the date of such replacement (other than Permitted Refinancing Indebtedness in respect of intercompany indebtedness of the U.S. Borrower or any Subsidiary owed to the U.S. Borrower or any Subsidiary Refinanced with Indebtedness owed to a person other than the U.S. Borrower or any Subsidiary);</text:p>
            <text:p/>
            <text:p>(b) Indebtedness created hereunder and under the other Loan Documents and any Permitted Refinancing Indebtedness incurred to Refinance such Indebtedness;</text:p>
            <text:p/>
            <text:p>(c) Indebtedness of the U.S. Borrower and the Subsidiaries pursuant to Swap Agreements permitted by Section 6.11;</text:p>
            <text:p/>
            <text:p>(d) Indebtedness of the U.S. Borrower and the Subsidiaries owed to (including obligations in respect of letters of credit or bank guarantees or similar instruments for the benefit of) any person providing workers’ compensation, health, disability or other employee benefits or property, casualty or liability insurance to Holdings, the U.S. Borrower or any Subsidiary, pursuant to reimbursement or indemnification obligations to such person, in each case in the ordinary course of business; provided that, upon the incurrence of Indebtedness with respect to reimbursement obligations regarding workers’ compensation claims, such obligations are reimbursed not later than 30 days following such incurrence;</text:p>
            <text:p/>
            <text:p>(e) Indebtedness of the U.S. Borrower to any Subsidiary and of any Subsidiary to the U.S. Borrower or any other Subsidiary; provided that (i) Indebtedness of any Subsidiary that is not a Subsidiary Loan Party owing to the Loan Parties shall be subject to Section 6.04(b) and (ii) Indebtedness of any Loan Party owing to any Subsidiary that is not a Subsidiary Loan Party shall be subordinated to the Loan Document Obligations and the Guarantees of Loan Document Obligations on terms reasonably satisfactory to the Administrative Agent;</text:p>
            <text:p/>
            <text:p> </text:p>
            <text:p/>
            <text:p>162</text:p>
            <text:p/>
            <text:p>(f) Indebtedness of the U.S. Borrower or any Subsidiary in respect of performance bonds, bid bonds, appeal bonds, surety bonds and completion guarantees and similar obligations, in each case provided in the ordinary course of business, including those incurred to secure health, safety and environmental obligations in the ordinary course of business;</text:p>
            <text:p/>
            <text:p>(g) Indebtedness arising from the honoring by a bank or other financial institution of a check, draft or similar instrument drawn against insufficient funds in the ordinary course of business or other cash management services in the ordinary course of business; provided that (x) such Indebtedness (other than credit or purchase cards) is extinguished within ten Business Days of notification to any Borrower or the applicable Subsidiary of its incurrence and (y) such Indebtedness in respect of credit or purchase cards is extinguished within 60 days from its incurrence;</text:p>
            <text:p/>
            <text:p>(h) [reserved];</text:p>
            <text:p/>
            <text:p>(i) (i) Capital Lease Obligations, mortgage financings and other purchase money Indebtedness incurred by the U.S. Borrower or any Subsidiary prior to or within 270 days after the acquisition, lease, construction, repair, replacement or improvement of the respective property (real or personal, and whether through the direct purchase of property or the Equity Interests of any person owning such property) otherwise permitted under this Agreement in order to finance such acquisition, lease, construction, repair, replacement or improvement (A) in an aggregate principal amount outstanding that at the time of, and after giving effect to, the incurrence thereof (together with the aggregate principal amount of the other Indebtedness outstanding pursuant to this clause (A) and any Permitted Refinancing Indebtedness in respect of Indebtedness initially incurred under this clause (A) that is incurred under clause (i) hereof at any time that the requirements of clause (B) hereof are not satisfied at the time of such incurrence) would not in the aggregate exceed $25.0 million or (B) in any amount, so long as at the time of and after giving effect to the incurrence of such Indebtedness under this clause (B) and the use of proceeds thereof on a Pro Forma Basis, the Payment Conditions are satisfied, and (ii) any Permitted Refinancing Indebtedness in respect thereof;</text:p>
            <text:p/>
            <text:p>(j) Capital Lease Obligations incurred by the U.S. Borrower or any Subsidiary in respect of any Sale and Lease-Back Transaction that is permitted under Section 6.03, and any Permitted Refinancing Indebtedness in respect thereof;</text:p>
            <text:p/>
            <text:p>(k) [reserved];</text:p>
            <text:p/>
            <text:p>(l) Guarantees (i) by the U.S. Borrower or any Subsidiary Loan Party of any Indebtedness of the U.S. Borrower or any Subsidiary Loan Party permitted to be incurred under this Agreement, (ii) by the U.S. Borrower or any Subsidiary Loan Party of Indebtedness otherwise permitted hereunder of any Subsidiary that is not a Subsidiary Loan Party to the extent such Guarantees are permitted by Section 6.04 (other than Section 6.04(aa)) and (iii) by any Subsidiary that is not a Subsidiary Loan Party of Indebtedness of another Subsidiary that is not a Subsidiary Loan Party; provided that (A) Guarantees by the U.S. Borrower or any Subsidiary Loan Party under this Section 6.01(l) of any other Indebtedness of a person that is subordinated to other Indebtedness of such person shall be expressly subordinated to the Loan Document</text:p>
            <text:p/>
            <text:p> </text:p>
            <text:p/>
            <text:p>163</text:p>
            <text:p/>
            <text:p>Obligations on terms not less favorable to the Lenders than the subordination terms of such other Indebtedness, (B) no subsidiary of the U.S. Borrower (other than Hexion Nova Scotia Finance ULC) that is not a Domestic Loan Party shall Guarantee the Second Lien Notes, the 1-1/2 Lien Notes, any First Lien Notes, the Debentures, any Permitted Refinancing Indebtedness in respect of any of the foregoing or any Indebtedness that is secured by any Second-Priority Liens and (C) no subsidiary of the U.S. Borrower that is not a Loan Party shall Guarantee any Indebtedness incurred pursuant to Section 6.01(w) or any Permitted Refinancing Indebtedness in respect thereof or any Permitted Refinancing Indebtedness incurred under Section 6.01(b);</text:p>
            <text:p/>
            <text:p>(m) Indebtedness arising from agreements of Holdings, the U.S. Borrower or any Subsidiary providing for indemnification, adjustment of purchase price or similar obligations, in each case, incurred or assumed in connection with the disposition of any business, assets or a Subsidiary not prohibited by this Agreement, other than Guarantees of Indebtedness incurred by any person acquiring all or any portion of such business, assets or a Subsidiary for the purpose of financing such acquisition;</text:p>
            <text:p/>
            <text:p>(n) Indebtedness in connection with Permitted Receivables Financings;</text:p>
            <text:p/>
            <text:p>(o) [reserved];</text:p>
            <text:p/>
            <text:p>(p) Indebtedness of the U.S. Borrower or any Subsidiary supported by a Letter of Credit, in a principal amount not in excess of the stated amount of such Letter of Credit;</text:p>
            <text:p/>
            <text:p>(q) Indebtedness consisting of (x) the financing of insurance premiums or (y) take-or-pay obligations contained in supply arrangements, in each case, in the ordinary course of business;</text:p>
            <text:p/>
            <text:p>(r) [reserved];</text:p>
            <text:p/>
            <text:p>(s) Any Indebtedness arising under guarantees entered into pursuant to Section 2:403 of the Dutch Civil Code in respect of a group company (groepsmaatschappij) incorporated in The Netherlands and any residual liability with respect to such guarantees arising under Section 2:404 of the Dutch Civil Code;</text:p>
            <text:p/>
            <text:p>(t) Any joint and several liability arising as a result of (or the establishment of) a fiscal unity (fiscale eenheid) between or among the Dutch Loan Parties;</text:p>
            <text:p/>
            <text:p>(u) all premium (if any), interest (including post-petition interest), fees, expenses, charges and additional or contingent interest on obligations described in paragraphs (a) through (r) above and paragraphs (v) through (cc) below;</text:p>
            <text:p/>
            <text:p>(v) Indebtedness after the DIP Closing Date of the U.S. Borrower and the Subsidiaries incurred under lines of credit or overdraft facilities (including, but not limited to, intraday, ACH and purchasing card/T&amp;E services) extended by one or more financial institutions reasonably acceptable to the Administrative Agent or one or more of the Lenders and (in each case) established for the U.S. Borrower’s and the Subsidiaries’ ordinary course of operations (such Indebtedness, the “Overdraft Line”), which Indebtedness may be secured as, but only to the extent, provided in Section 6.02(b) and in the Security Documents;</text:p>
            <text:p/>
            <text:p> </text:p>
            <text:p/>
            <text:p>164</text:p>
            <text:p/>
            <text:p>(w) [reserved];</text:p>
            <text:p/>
            <text:p>(x) Indebtedness of Subsidiaries that are not Loan Parties incurred pursuant to working capital facilities in the ordinary course of business in an aggregate principal amount outstanding at any time not to exceed $20.0 million;</text:p>
            <text:p/>
            <text:p>(y) Indebtedness in respect of letters of credit, bank guarantees, warehouse receipts or similar instruments issued to support performance obligations and trade letters of credit (other than obligations in respect of other Indebtedness) in the ordinary course of business;</text:p>
            <text:p/>
            <text:p>(z) unsecured Indebtedness in respect of obligations of the U.S. Borrower or any Subsidiary to pay the deferred purchase price of goods or services or progress payments in connection with such goods and services; provided that such obligations are incurred in connection with open accounts extended by suppliers on customary trade terms (which require that all such payments be made within 60 days after the incurrence of the related obligations) in the ordinary course of business and not in connection with the borrowing of money or any Swap Agreements;</text:p>
            <text:p/>
            <text:p>(aa) Indebtedness representing deferred compensation to employees of the U.S. Borrower or any Subsidiary incurred in the ordinary course of business;</text:p>
            <text:p/>
            <text:p>(bb) Indebtedness consisting of promissory notes issued by the U.S. Borrower or any Subsidiary to current or former officers, directors and employees, their respective estates, spouses or former spouses to finance the purchase or redemption of Equity Interests of any Parent Entity permitted by Section 6.06;</text:p>
            <text:p/>
            <text:p>(cc) Indebtedness consisting of obligations of the U.S. Borrower or any Subsidiary under deferred compensation or other similar arrangements incurred by such person in connection with any Investment permitted hereunder;</text:p>
            <text:p/>
            <text:p>(dd) on or after the DIP Closing Date, Indebtedness in respect of the Term Loan Facility in an outstanding principal amount not in excess of $350.0 million; and</text:p>
            <text:p/>
            <text:p>(ee) on or after the DIP Closing Date, Indebtedness in respect of the Intercompany DIP Loans.</text:p>
            <text:p/>
            <text:p>For purposes of determining compliance with this Section 6.01, (A) Indebtedness need not be permitted solely by reference to one category of permitted Indebtedness described in Sections 6.01(a) through (ee) but may be permitted in part under any combination thereof and (B) in the event that an item of Indebtedness (or any portion thereof) meets the criteria of one or more of the categories of permitted Indebtedness described in Sections 6.01(a) through (ee), the U.S. Borrower shall, in its sole discretion, classify or reclassify, or later divide, classify or reclassify, such item of Indebtedness (or any portion thereof) in any manner that complies with this Section 6.01 and will only be required to include the amount and type of such item of Indebtedness (or any portion thereof) in one of the above clauses and such item of Indebtedness shall be treated as having been incurred or existing pursuant to only one of such clauses. In addition, with respect to any Indebtedness that was permitted to be incurred hereunder on the date of such incurrence, any Increased Amount of such Indebtedness shall also be permitted hereunder after the date of such incurrence. </text:p>
          </table:table-cell>
          <table:table-cell office:value-type="string" calcext:value-type="string">
            <text:p>Section 6.02 Liens. Create, incur, assume or permit to exist any Lien on any property or assets (including stock or other securities of any person, including any Subsidiary) at the time owned by it or on any income or revenues or rights in respect of any thereof, except:</text:p>
            <text:p/>
            <text:p>(a) Liens on property or assets of the U.S. Borrower and the Subsidiaries existing on the DIP Closing Date (including the Liens securing the First Lien Notes, the 1-1/2 Lien Notes and the Second Lien Notes) and set forth on Schedule 6.02(a) or, to the extent not listed in such Schedule 6.02(a), where the aggregate principal amount of Indebtedness secured thereby does not exceed $5 million in the aggregate, and any modifications, replacements, renewals or extensions thereof; provided that (i) such Liens shall secure only those obligations that they secure on the DIP Closing Date (and any Permitted Refinancing Indebtedness in respect thereof) and shall not subsequently apply to any other property or assets of the U.S. Borrower or any Subsidiary other than (A) after-acquired property that is affixed or incorporated into the property covered by such Lien, and (B) proceeds and products thereof and (ii) in the case of a Lien securing Permitted Refinancing Indebtedness, any such Lien is permitted, subject to compliance with clause (e) of the definition of the term “Permitted Refinancing Indebtedness;</text:p>
            <text:p/>
            <text:p>(b) any Lien created under the Loan Documents, created or permitted under the Interim Order or the Final Order (including, without limitation, Liens created under the Security Documents securing obligations in respect of Swap Agreements to the extent such obligations constitute Obligations and the Overdraft Line secured pursuant to the Security Documents) or permitted in respect of any Mortgaged Property by the terms of the applicable Mortgage; provided, however, in no event shall the holders of the Indebtedness under the Overdraft Line have the right to receive proceeds in respect of a claim in excess of $20.0 million in the aggregate (plus (i) any accrued and unpaid interest in respect of Indebtedness incurred by the U.S. Borrower and the Subsidiaries under the Overdraft Line and (ii) any accrued and unpaid fees and expenses owing by the U.S. Borrower and the Subsidiaries under the Overdraft Line) from the enforcement of any remedies available to the Secured Parties under all of the Loan Documents;</text:p>
            <text:p/>
            <text:p>(c) Liens granted to secure the Term Loan Facility on DIP Term Loan Collateral under the DIP Orders;</text:p>
            <text:p/>
            <text:p>(d) Liens for Taxes, assessments or other governmental charges or levies not yet delinquent or that are being contested in compliance with Section 5.03;</text:p>
            <text:p/>
            <text:p>(e) Liens imposed by law, such as landlord’s, carriers’, warehousemen’s, mechanics’, materialmen’s, repairmen’s, construction or other like Liens arising in the ordinary course of business and securing obligations that are not overdue by more than 30 days or that are being contested in good faith by appropriate proceedings and in respect of which, if applicable, the U.S. Borrower or any Subsidiary shall have set aside on its books reserves in accordance with GAAP;</text:p>
            <text:p/>
            <text:p> </text:p>
            <text:p/>
            <text:p>166</text:p>
            <text:p/>
            <text:p>(f) (i) pledges and deposits and other Liens made in the ordinary course of business in compliance with the Federal Employers Liability Act or any other workers’ compensation, unemployment insurance and other social security laws or regulations and deposits securing liability to insurance carriers under insurance or self-insurance arrangements in respect of such obligations and (ii) pledges and deposits and other Liens securing liability for reimbursement or indemnification obligations of (including obligations in respect of letters of credit or bank guarantees for the benefit of) insurance carriers providing property, casualty or liability insurance to Holdings, the U.S. Borrower or any Subsidiary;</text:p>
            <text:p/>
            <text:p>(g) deposits and other Liens to secure the performance of bids, trade contracts (other than for Indebtedness), leases (other than Capital Lease Obligations), statutory obligations, surety and appeal bonds, performance and return of money bonds, bids, leases, government contracts, trade contracts, agreements with public utilities, and other obligations of a like nature (including letters of credit in lieu of any such bonds or to support the issuance thereof) incurred by the U.S. Borrower or any Subsidiary in the ordinary course of business, including those incurred to secure health, safety and environmental obligations in the ordinary course of business;</text:p>
            <text:p/>
            <text:p>(h) zoning restrictions, survey exceptions and such matters as an accurate survey would disclose, easements, trackage rights, leases (other than Capital Lease Obligations), licenses, special assessments, rights-of-way covenants, conditions, restrictions and declarations on or agreements with respect to the use of real property, servicing agreements, development agreements, site plan agreements and other similar encumbrances incurred in the ordinary course of business and title defects or irregularities that are of a minor nature and that, in the aggregate, do not interfere in any material respect with the ordinary conduct of the business of the U.S. Borrower or any Subsidiary;</text:p>
            <text:p/>
            <text:p>(i) Liens securing Indebtedness permitted by Section 6.01(i); provided that such Liens attach only to property to which such Indebtedness relates (or accessions to such property and proceeds thereof); provided further that individual financings of equipment provided by a single lender may be cross-collateralized to other financings of equipment provided solely by such lender or an affiliate thereof;</text:p>
            <text:p/>
            <text:p>(j) Liens arising out of capitalized lease transactions permitted under Section 6.03, so long as such Liens attach only to the property sold and being leased in such transaction and any accessions thereto or proceeds thereof;</text:p>
            <text:p/>
            <text:p>(k) Liens securing judgments that do not constitute an Event of Default under Section 7.01(j);</text:p>
            <text:p/>
            <text:p>(l) [reserved];</text:p>
            <text:p/>
            <text:p>(m) Liens disclosed by the title insurance policies delivered on or subsequent to the Closing Date and pursuant to Section 5.10 and any replacement, extension or renewal of any such Lien; provided that such replacement, extension or renewal Lien shall not cover any property other than the property that was subject to such Lien prior to such replacement, extension or renewal; provided further that the Indebtedness and other obligations secured by such replacement, extension or renewal Lien are permitted by this Agreement;</text:p>
            <text:p/>
            <text:p> </text:p>
            <text:p/>
            <text:p>167</text:p>
            <text:p/>
            <text:p>(n) Liens in respect of Permitted Receivables Financings that extend only to the receivables subject thereto;</text:p>
            <text:p/>
            <text:p>(o) any interest or title of a lessor or sublessor under any leases or subleases entered into by the U.S. Borrower or any Subsidiary in the ordinary course of business;</text:p>
            <text:p/>
            <text:p>(p) Liens that are contractual rights of set-off (i) relating to the establishment of depository relations with banks not given in connection with the issuance of Indebtedness, (ii) relating to pooled deposit or sweep accounts of the U.S. Borrower or any Subsidiary to permit satisfaction of overdraft or similar obligations incurred in the ordinary course of business of the U.S. Borrower and the Subsidiaries or (iii) relating to purchase orders and other agreements entered into with customers of the U.S. Borrower or any Subsidiary in the ordinary course of business;</text:p>
            <text:p/>
            <text:p>(q) Liens arising by virtue of any statutory or common law provisions or similar provisions applicable in foreign jurisdictions relating to banker’s liens, rights of set-off or similar rights, including the pledges of an account bank pursuant to their respective general business terms (AGB-Pfandrechte) subject to the provisions of the respective German Security Documents;</text:p>
            <text:p/>
            <text:p>(r) Liens securing obligations in respect of trade-related letters of credit, trade-related bank guarantees or similar trade-related obligations permitted under Section 6.01(f), (k), (o) or (y) and covering the goods (or the documents of title in respect of such goods) financed by such letters of credit, bank guarantees or similar obligations and the proceeds and products thereof;</text:p>
            <text:p/>
            <text:p>(s) licenses or sublicenses, leases or subleases (including with respect to intellectual property and software) granted in a manner consistent with past practice or granted to others in the ordinary course of business not interfering in any material respect with the business of the U.S. Borrower and the Subsidiaries, taken as a whole;</text:p>
            <text:p/>
            <text:p>(t) Liens in favor of customs and revenue authorities arising as a matter of law to secure payment of customs duties in connection with the importation of goods;</text:p>
            <text:p/>
            <text:p>(u) Liens on the assets of a Subsidiary that is not a Loan Party that secure obligations of a Subsidiary that is not a Loan Party permitted to be incurred under Section 6.01;</text:p>
            <text:p/>
            <text:p>(v) [reserved];</text:p>
            <text:p/>
            <text:p>(w) Notes-Priority Liens and Second-Priority Liens on Collateral (including Liens securing the First Lien Notes, the 1-1/2 Lien Notes and the Second Lien Notes);</text:p>
            <text:p/>
            <text:p>(x) Liens solely on any cash earnest money deposits made by the U.S. Borrower or any of the Subsidiaries in connection with any letter of intent or purchase agreement permitted hereunder;</text:p>
            <text:p/>
            <text:p> </text:p>
            <text:p/>
            <text:p>168</text:p>
            <text:p/>
            <text:p>(y) Liens arising out of consignment or similar arrangements for the sale of goods entered into in the ordinary course of business;</text:p>
            <text:p/>
            <text:p>(z) Liens securing insurance premium financing arrangements, provided that such Liens are limited to the applicable unearned insurance premiums;</text:p>
            <text:p/>
            <text:p>(aa) Liens in favor of the U.S. Borrower or any Subsidiary Loan Party; provided that if any such Lien shall cover any Collateral, the holder of such Lien shall execute and deliver to the Administrative Agent a subordination agreement in form and substance reasonably satisfactory to the Administrative Agent;</text:p>
            <text:p/>
            <text:p>(bb) [reserved];</text:p>
            <text:p/>
            <text:p>(cc) deposits or other Liens (other than first-priority Liens on the ABL Priority Collateral) with respect to property or assets of the U.S. Borrower or any Subsidiary securing obligations in an aggregate principal amount outstanding at any time not exceeding $5.0 million;</text:p>
            <text:p/>
            <text:p>(dd) Liens arising from precautionary Uniform Commercial Code financing statements or PPSA financing statements or consignments entered into in connection with any transaction otherwise permitted under this Agreement;</text:p>
            <text:p/>
            <text:p>(ee) the reservations, limitations, provisos and conditions, if any, expressed in any original grant from the Crown of any real property or any interest therein in Canada; provided they do not reduce the value of any ABL Priority Collateral or interfere in any material respect with the ordinary conduct of the business of the U.S. Borrower or any Subsidiary; and, with respect to real property which is located in Alberta, any exceptions and qualifications to title set forth in any applicable land titles or similar legislation in Alberta, so long as (i) no funds in relation to such exception and qualifications are at any time owing beyond the date on which they are due and (ii) such exceptions and qualifications do not have a material adverse impact on the value of the lands to which they relate or the business being conducted thereon;</text:p>
            <text:p/>
            <text:p>(ff) Liens on Equity Interests in joint ventures securing obligations of such joint venture;</text:p>
            <text:p/>
            <text:p>(gg) Liens on securities that are the subject of repurchase agreements constituting Permitted Investments under clause (5) of the definition thereof;</text:p>
            <text:p/>
            <text:p>(hh) Liens on the Equity Interests of Momentive Specialty Chemicals Pty. Ltd. to the extent securing Indebtedness of Momentive Specialty Chemicals Pty Ltd. and its Subsidiaries permitted hereunder;</text:p>
            <text:p/>
            <text:p>(ii) Liens on goods or Inventory the purchase, shipment or storage price of which is financed by a documentary letter of credit, bank guarantee or bankers’ acceptance issued or created for the account of the U.S. Borrower or any Subsidiary in the ordinary course of business; provided that such Lien secures only the obligations of the U.S. Borrower or such Subsidiary, as applicable, in respect of such letter of credit or bank guarantee to the extent permitted under Section 6.01 (other than Section 6.01(k));</text:p>
            <text:p/>
            <text:p> </text:p>
            <text:p/>
            <text:p>169</text:p>
            <text:p/>
            <text:p>(jj) Liens securing obligations under any Secured Hedge Agreements or Secured Cash Management Agreements; provided that, if such Lien shall be first-priority liens on the ABL Priority Collateral, then (i) any payments made with respect to such Secured Hedge Agreements or Secured Cash Management Agreement shall be junior in the payment waterfall to any payments with respect to any Loans under any Loan Document or (ii) such Lien shall not secure Obligations of any Designated Secured Hedge Agreements or Designated Secured Cash Managements which exceed in the aggregate $50.0 million at any one time;</text:p>
            <text:p/>
            <text:p>(kk) [reserved];</text:p>
            <text:p/>
            <text:p>(ll) Liens to secure any refinancing, refunding, extension, renewal or replacement (or successive refinancings, refundings, extensions, renewals or replacements) as a whole, or in part, of any Indebtedness secured by any Lien permitted by the foregoing clauses; provided, however, that (x) such new Lien shall be limited to all or part of the same property (which, for the avoidance of doubt, may include after-acquired property to the extent such after-acquired property would be subject to the existing Lien) that secured the original Lien (plus improvements on and accessions to such property), and (y) the Indebtedness secured by such Lien at such time is not increased to any amount greater than the sum of (A) the outstanding principal amount or, if greater, committed amount of the applicable Indebtedness at the time the original Lien became a Lien permitted hereunder, and (B) an amount necessary to pay any fees and expenses, including premiums, related to such refinancing, refunding, extension, renewal or replacement;</text:p>
            <text:p/>
            <text:p>(mm) Any Lien arising under the general terms and conditions (Algemene Bank Voorwaarden) of any member of the Dutch Bankers’ Association (Nederlandse Vereniging van Banken) or any similar term applied by a financial institution in The Netherlands pursuant to its general terms and conditions; provided that, with respect to Collection Accounts, such Lien solely secures payment of fees and similar costs and expenses of such member or financial institution;</text:p>
            <text:p/>
            <text:p>(nn) Liens securing Indebtedness incurred under Section 6.01(x) or 6.01(dd).</text:p>
            <text:p/>
            <text:p>For purposes of determining compliance with this Section 6.02, (A) a Lien securing an item of Indebtedness need not be permitted solely by reference to one category of permitted Liens described in Section 6.02(a) through (mm) but may be permitted in part under any combination thereof and (B) in the event that a Lien securing an item of Indebtedness (or any portion thereof) meets the criteria of one or more of the categories of permitted Liens described in Sections 6.02(a) through (mm), the U.S. Borrower shall, in its sole discretion, classify or reclassify, or later divide, classify or reclassify, such Lien securing such item of Indebtedness (or any portion thereof) in any manner that complies with this covenant and will only be required to include the amount and type of such Lien or such item of Indebtedness secured by such Lien in one of the above clauses and such Lien securing such item of Indebtedness will be treated as being incurred or existing pursuant to only one of such clauses. In addition, with respect to any Lien securing Indebtedness that was permitted to secure such Indebtedness at the time of the incurrence of such Indebtedness, such Lien shall also be permitted to secure any Increased Amount of such Indebtedness. </text:p>
          </table:table-cell>
          <table:table-cell office:value-type="string" calcext:value-type="string">
            <text:p>Section 6.06 Dividends and Distributions. Declare or pay, directly or indirectly, any dividend or make, directly or indirectly, any other distribution (by reduction of capital or otherwise), whether in cash, property, securities or a combination thereof, with respect to any of its Equity Interests (other than dividends and distributions on Equity Interests payable solely by the issuance of additional Equity Interests (other than Disqualified Stock) of the person paying such dividends or distributions) or directly or indirectly redeem, purchase, retire or otherwise acquire for value (or permit any Subsidiary to purchase or acquire) any Equity Interests of the U.S. Borrower or set aside any amount for any such purpose (other than through the issuance of additional Equity Interests (other than Disqualified Stock) of the U.S. Borrower or any Parent Entity (any of the foregoing dividends, distributions, redemptions, repurchases, retirements, other acquisitions or setting aside of amounts, “Dividends”); provided, however, that:</text:p>
            <text:p/>
            <text:p>(a) any Subsidiary may declare and pay Dividends to the U.S. Borrower or to any Wholly Owned Subsidiary of the U.S. Borrower (or, in the case of non-Wholly Owned Subsidiaries, to the U.S. Borrower or any Subsidiary that is a direct or indirect parent of such Subsidiary and to each other owner of Equity Interests of such Subsidiary on a pro rata basis (or more favorable basis from the perspective of the U.S. Borrower or such Subsidiary) based on their relative ownership interests so long as any repurchase of its Equity Interests from a person that is not the U.S. Borrower or a Subsidiary is permitted under Section 6.04);</text:p>
            <text:p/>
            <text:p>(b) the U.S. Borrower or any Subsidiary may declare and pay Dividends in respect of (i) (A) overhead and legal, accounting and other professional fees and expenses of any Parent Entity in an aggregate amount not to exceed $3.0 million and (B) franchise taxes and other fees, taxes and expenses in connection with the maintenance of any Parent Entity’s existence and its direct or indirect ownership of the U.S. Borrower; provided that, in the case of such clauses (A) and (B), the amount of such Dividends shall not exceed the portion of any amounts referred to in such clauses (A) and (B) that are allocable to the U.S. Borrower and its Subsidiaries (which shall be 100.0% for so long as such Parent Entity owns no assets other than the Equity Interests in the U.S. Borrower or a Parent Entity); (ii) payments permitted by Section 6.07(b); (iii) customary salary, bonus and other benefits payable to, and indemnities provided on behalf of, officers and employees of any Parent Entity, in each case in order to permit such Parent Entity to make such payments; and (iv) Tax Distributions.</text:p>
            <text:p/>
            <text:p>(c) [reserved];</text:p>
            <text:p/>
            <text:p>(d) non-cash repurchases of Equity Interests deemed to occur upon exercise of stock options if such Equity Interests represent a portion of the exercise price of such options are permitted hereunder;</text:p>
            <text:p/>
            <text:p>(e) [reserved];</text:p>
            <text:p/>
            <text:p>(f) [reserved];</text:p>
            <text:p/>
            <text:p>(g) [reserved];</text:p>
            <text:p/>
            <text:p>(h) [reserved];</text:p>
            <text:p/>
            <text:p>(i) the U.S. Borrower and its Subsidiaries may consummate the Transactions;</text:p>
            <text:p/>
            <text:p> </text:p>
            <text:p/>
            <text:p>177</text:p>
            <text:p/>
            <text:p>(j) the U.S. Borrower or any Subsidiary may pay Dividends to allow any Parent Entity to make payments in cash, in lieu of the issuance of fractional shares, upon the exercise of warrants or upon the conversion or exchange of Equity Interests of any such person; and</text:p>
            <text:p/>
            <text:p>(k) [reserved]. </text:p>
          </table:table-cell>
          <table:table-cell office:value-type="string" calcext:value-type="string">
            <text:p>Section 6.05 Mergers, Consolidations, Sales of Assets and Acquisitions. Merge into or consolidate with any other person, or permit any other person to merge into or consolidate with it, or sell, transfer, lease or otherwise dispose of (in one transaction or in a series of transactions) all or any part of its assets (whether now owned or hereafter acquired), or issue, sell, transfer or otherwise dispose of any Equity Interests of any Subsidiary or, except to the extent otherwise permitted by Section 6.01, any Disqualified Stock of the U.S. Borrower, or purchase, lease or otherwise acquire (in one transaction or a series of transactions) all or any substantial part of the assets of any other person, except that this Section shall not prohibit:</text:p>
            <text:p/>
            <text:p>(a) (i) the lease, purchase and sale of Inventory in the ordinary course of business by the U.S. Borrower or any Subsidiary, (ii) the acquisition or lease (pursuant to an operating lease) of any other asset in the ordinary course of business by the U.S. Borrower or any Subsidiary, (iii) the sale of surplus, obsolete or worn out equipment or other property in the ordinary course of business by the U.S. Borrower or any Subsidiary or (iv) the sale or disposition of Permitted Investments in the ordinary course of business;</text:p>
            <text:p/>
            <text:p>(b) if at the time thereof and immediately thereafter no Default shall have occurred and be continuing or would result therefrom, (i) the merger, amalgamation or consolidation of any Subsidiary into the U.S. Borrower in a transaction in which the U.S. Borrower is the survivor, (ii) the merger, amalgamation or consolidation of any Domestic Subsidiary into or with any Domestic Subsidiary Loan Party in a transaction in which the surviving or resulting entity is a Domestic Subsidiary Loan Party or the merger or consolidation of any Foreign Subsidiary into or with any Foreign Subsidiary Loan Party in a transaction in which the surviving or resulting entity is a Foreign Subsidiary Loan Party and, in the case of each of clauses (i) and (ii), no person other than the U.S. Borrower or a Subsidiary Loan Party receives any consideration, (iii) the merger, amalgamation or consolidation of any Subsidiary that is not a Subsidiary Loan Party into or with any other Subsidiary that is not a Subsidiary Loan Party, (iv) the liquidation or dissolution or change in form of entity of any Subsidiary (other than any Borrower) if the U.S. Borrower determines in good faith that such liquidation, dissolution or change in form is in the best interests of the U.S. Borrower or such Subsidiary and is not materially disadvantageous to the Lenders or (v) any Subsidiary may merge with any other person in order to effect an Investment permitted pursuant to Section 6.04 so long as the continuing or surviving person shall be a Subsidiary;</text:p>
            <text:p/>
            <text:p> </text:p>
            <text:p/>
            <text:p>174</text:p>
            <text:p/>
            <text:p>(c) sales, transfers, leases, licenses or other dispositions (i) to the U.S. Borrower or a Subsidiary (upon voluntary liquidation or otherwise); provided that any sales, transfers, leases or other dispositions by a Loan Party to a Subsidiary that is not a Subsidiary Loan Party in reliance on this paragraph (c) shall be made in compliance with Sections 6.04 and 6.07 or shall be made at a time when the Payment Conditions are satisfied or (ii) by any Subsidiary that is not a Subsidiary Loan Party;</text:p>
            <text:p/>
            <text:p>(d) Sale and Lease-Back Transactions permitted by Section 6.03;</text:p>
            <text:p/>
            <text:p>(e) Investments permitted by Section 6.04, Liens permitted by Section 6.02 and Dividends permitted by Section 6.06;</text:p>
            <text:p/>
            <text:p>(f) [reserved];</text:p>
            <text:p/>
            <text:p>(g) the sale or other disposition of defaulted receivables and the compromise, settlement and collection of receivables in the ordinary course of business or in bankruptcy or other proceedings concerning the account party thereon and not as part of an accounts receivable financing transaction;</text:p>
            <text:p/>
            <text:p>(h) sales, transfers, leases or other dispositions of assets (other than the ABL Priority Collateral); provided that the net proceeds thereof, if any, are applied in accordance with the terms of the First Lien Notes Documents or the Term Loan Agreement, to the extent required thereby;</text:p>
            <text:p/>
            <text:p>(i) [reserved];</text:p>
            <text:p/>
            <text:p>(j) leases, licenses, cross-licensing arrangements, or subleases or sublicenses of any real or personal property (including any technology or other intellectual property) of the U.S. Borrower or any Subsidiary in the ordinary course of business;</text:p>
            <text:p/>
            <text:p>(k) sales, leases or other dispositions of inventory of the U.S. Borrower and the Subsidiaries determined by the management of the U.S. Borrower to be no longer useful or necessary in the operation of the business of the U.S. Borrower or any of the Subsidiaries;</text:p>
            <text:p/>
            <text:p>(l) sales, transfers, leases or other dispositions; provided that (i) the aggregate gross proceeds thereof shall not exceed, in any fiscal year of the U.S. Borrower, $50.0 million, (ii) no Default or Event of Default exists or would result therefrom and (iii) any net cash proceeds received by the U.S. Borrower or a Subsidiary in any such sale, transfer, lease or disposition shall be applied in accordance with Section 2.12(e); provided further that amounts not fully utilized in any fiscal year may not be carried forward and utilized in subsequent fiscal years;</text:p>
            <text:p/>
            <text:p>(m) other sales, transfers, leases or dispositions; provided that (i) no Default or Event of Default exists or would result therefrom and (ii) after giving effect to any such sale, transfer, lease or other disposition on a Pro Forma Basis, the Payment Conditions are satisfied; provided further that, if such sale, transfer, lease or other disposition decreases the Global Borrowing Base by 10.0% or more (after giving effect thereto), the U.S. Borrower shall deliver a pro forma Borrowing Base Certificate on or prior to the date thereof;</text:p>
            <text:p/>
            <text:p> </text:p>
            <text:p/>
            <text:p>175</text:p>
            <text:p/>
            <text:p>(n) the purchase and sale or other transfer (including by capital contribution) of Receivables Assets pursuant to Permitted Receivables Financings or factoring programs; provided that (i) a sale or other transfer to a person other than a Loan Party of any LiquidX Receivable included as an Eligible Receivable in the calculation of any Borrowing Base in the most recently delivered Borrowing Base Certificate pursuant to 5.05(f) shall not be permitted and (ii) the purchase and sale or other transfer (including by capital contribution) of Receivables Assets by the Loan Parties pursuant to factoring programs shall not exceed $25.0 million outstanding at any time (calculated as the aggregate cash amount paid by the purchasers under any such factoring program in connection with their purchase of Receivables Assets or interests therein, as the same may be reduced from time to time by collections with respect to such Receivables Assets); and</text:p>
            <text:p/>
            <text:p>(o) the Transactions.</text:p>
            <text:p/>
            <text:p>Notwithstanding anything to the contrary contained in Section 6.05 above, (i) no sale, transfer or other disposition of assets shall be permitted by this Section 6.05 (other than sales, transfers, leases, licenses or other dispositions (x) to Loan Parties or (y) permitted by Sections 6.05(e), (g), (k) or (o)) unless such disposition is for fair market value (as determined by the U.S. Borrower in good faith), and (ii) no sale, transfer or other disposition of assets shall be permitted by paragraph (a), (c)(ii), (d), (h), (l) or (m) of this Section 6.05 unless such disposition is for at least 75% cash consideration; provided that the provisions of clause (ii) shall not apply to any individual transaction or series of related transactions involving assets with a fair market value of less than $10.0 million; and provided further that, for purposes of clause (ii), (A) the amount of any liabilities (as shown on the U.S. Borrower’s or any Subsidiary’s most recent balance sheet or in the notes thereto) of the U.S. Borrower or any Subsidiary of the U.S. Borrower (other than liabilities that are by their terms subordinated to the Obligations) that are assumed by the transferee of any such assets or otherwise cancelled in connection with such transaction, (B) any notes or other obligations or other securities or assets received by the U.S. Borrower or such Subsidiary of the U.S. Borrower from such transferee that are converted by the U.S. Borrower or such Subsidiary of the U.S. Borrower into cash within 180 days of the receipt thereof (to the extent of the cash received) and (C) any Designated Non-Cash Consideration received by the U.S. Borrower or any of the Subsidiaries in such transaction ((1) having an aggregate fair market value, taken together with all other Designated Non-Cash Consideration received pursuant to this clause (C)(1) that is at that time outstanding, not to exceed $5.0 million at the time of the receipt of such Designated Non-Cash Consideration (with the fair market value of each item of Designated Non-Cash Consideration being measured at the time received and without giving effect to subsequent changes in value), or (2) after giving effect to such receipt on a Pro Forma Basis, the Payment Conditions are satisfied), shall, in each case of clause (A), (B) and (C), be deemed to be cash. To the extent any Collateral is disposed of in a transaction permitted by this Section 6.05 to any person other than a Loan Party, such Collateral shall be sold free and clear of the Liens created by the Loan Documents, and the Administrative Agent shall take, and shall be authorized by each Lender to take, any actions reasonably requested by the U.S. Borrower in order to evidence the foregoing.</text:p>
            <text:p/>
            <text:p> </text:p>
          </table:table-cell>
          <table:table-cell table:number-columns-repeated="1013"/>
        </table:table-row>
        <table:table-row table:style-name="ro1">
          <table:table-cell office:value-type="string" calcext:value-type="string">
            <text:p><text:a xlink:href="https://www.sec.gov/Archives/edgar/data/13239/000119312519100016/d870765dex103.htm" xlink:type="simple">https://www.sec.gov/Archives/edgar/data/13239/000119312519100016/d870765dex103.htm</text:a></text:p>
          </table:table-cell>
          <table:table-cell office:value-type="string" calcext:value-type="string">
            <text:p>SENIOR SECURED TERM LOAN AGREEMENT </text:p>
          </table:table-cell>
          <table:table-cell office:value-type="string" calcext:value-type="string">
            <text:p>SENIOR SECURED TERM LOAN AGREEMENT dated as of April 3, 2019 (this “Agreement”), among HEXION LLC, a Delaware limited liability company (“Holdings”), HEXION INC., a New Jersey corporation (“Hexion”), HEXION INTERNATIONAL HOLDINGS B.V., a private limited liability company (besloten vennootschap met beperkte aansprakelijkheid) incorporated under the laws of the Netherlands (the “Borrower”), the LENDERS party hereto from time to time and JPMORGAN CHASE BANK, N.A., as administrative agent and collateral agent for the Lenders. </text:p>
          </table:table-cell>
          <table:table-cell/>
          <table:table-cell office:value-type="string" calcext:value-type="string">
            <text:p>Section 2.11 Prepayment of Loans.</text:p>
            <text:p/>
            <text:p>(a) The Borrower shall have the right at any time and from time to time to prepay any Loan in whole or in part, without premium or penalty (but subject to clause (d) below and Section 2.16), in an aggregate principal amount that is an integral multiple of the Borrowing Multiple and not less than the Borrowing Minimum or, if less, the amount outstanding, subject to prior notice in accordance with Section 2.10.</text:p>
            <text:p/>
            <text:p>(b) Within five (5) Business Days upon receipt thereof by Hexion or any of its Subsidiaries, all Net Proceeds shall be applied to prepay Loans in accordance with clause (c) of Section 2.10.</text:p>
            <text:p/>
            <text:p>(c) Anything contained herein to the contrary notwithstanding, in the event the Borrower is required to make any mandatory prepayment (a “Waivable Mandatory Prepayment”) of the Loans, not less than three (3) Business Days prior to the date (the “Required Prepayment Date”) on which the Borrower is required to make such Waivable Mandatory Prepayment, the Borrower shall notify Administrative Agent of the amount of such prepayment, and Administrative Agent will promptly thereafter notify each Lender holding an outstanding Loan of (i) the amount of such Lender’s pro rata share of such Waivable Mandatory Prepayment and (ii) if the Borrower shall, in its sole discretion, so instruct the Administrative Agent, such Lender’s option to refuse such amount. In the event that the Borrower offers to the Lenders the option to refuse a Waivable Mandatory Prepayment, each such Lender may exercise such option by giving written notice to the Administrative Agent of its election to do so on or before the second Business Day prior to the Required Prepayment Date (it being understood that any Lender which does not notify the Administrative Agent of its election to exercise such option on or before the first Business Day prior to the Required Prepayment Date shall be deemed to have elected, as of such date, not to exercise such option). On the Required Prepayment Date, the Borrower shall pay to Administrative Agent the amount of the Waivable Mandatory Prepayment, which amount shall be applied (i) in an amount equal to that portion of the Waivable Mandatory Prepayment payable to those Lenders that have elected not to exercise such option (each, an “Accepting Lender”), to prepay the Term Loans of such Accepting Lenders, and (ii) in an amount equal to that portion of the Waivable Mandatory Prepayment otherwise payable to those Lenders that have elected to exercise such option, to the Borrower.</text:p>
            <text:p/>
            <text:p>(d) In the event that, on or prior to the date that is six months after the DIP Closing Date, the Borrower shall (x) make a prepayment of the Term Loans pursuant to Section 2.11(a) with the proceeds of any new or replacement tranche of long-term secured term loans that have an All-in Yield that is less than the All-in Yield of such Term Loans, (y) effect</text:p>
            <text:p/>
            <text:p> </text:p>
            <text:p/>
            <text:p>48</text:p>
            <text:p/>
            <text:p>any amendment to this Agreement which reduces the All-in Yield of the Term Loans or (z) prepay, repay, refinance, substitute or replace all or any portion of the Term Loans pursuant to Section 2.19(c) as a result of, or in connection with, such Lender not agreeing or otherwise consenting to any waiver, consent or amendment in connection with a repricing event that reduces the All-in Yield of the Term Loans (other than, in the case of each of clauses (x), (y) and (z), in connection with a Change in Control or a transformative acquisition referred to in the last sentence of this paragraph), the Borrower shall pay to the Administrative Agent, for the ratable account of each of the applicable Lenders, (A) in the case of clause (x), a prepayment premium of 1.00% of the aggregate principal amount of the Term Loans so prepaid, (B) in the case of clause (y), a fee equal to 1.00% of the aggregate principal amount of the applicable Term Loans for which the All-In Yield has been reduced pursuant to such amendment and (C) in the case of clause (z), a fee equal to 1.00% of the principal amount of the applicable Term Loans so prepaid, repaid, refinanced, substituted or replaced. Such amounts shall be due and payable on the date of such prepayment or the effective date of such amendment, as the case may be. For purposes of this Section 2.11(d), a transformative acquisition is any acquisition by Hexion or any Subsidiary that is (i) not permitted by the terms of the Loan Documents immediately prior to the consummation of such acquisition or (ii) if permitted by the terms of the Loan Documents immediately prior to the consummation of such acquisition, would not provide Hexion and its Subsidiaries with adequate flexibility under the Loan Documents for the continuation and/or expansion of their combined operations following such consummation, as determined by Hexion in good faith. </text:p>
          </table:table-cell>
          <table:table-cell office:value-type="string" calcext:value-type="string">
            <text:p>Section 6.01 Indebtedness. Incur, create, assume or permit to exist any Indebtedness, except:</text:p>
            <text:p/>
            <text:p>(a) The First Lien Notes, the 1-1/2 Lien Notes, the Second Lien Notes and the other Indebtedness existing, or incurred pursuant to facilities existing, on the DIP Closing Date and set forth on Schedule 6.01; (provided that any such Indebtedness that is (i) intercompany Indebtedness and (ii) any other Indebtedness in an aggregate amount not to exceed $5.0 million shall be excluded from such Schedule 6.01) and, in each case, any Permitted Refinancing Indebtedness incurred to Refinance such Indebtedness or, without duplication, replacements of such facilities that would constitute Permitted Refinancing Indebtedness with respect to such facilities if all Indebtedness available to be incurred thereunder were outstanding on the date of such replacement (other than Permitted Refinancing Indebtedness in respect of intercompany indebtedness of Hexion or any Subsidiary owed to Hexion or any Subsidiary Refinanced with Indebtedness owed to a person other than Hexion or any Subsidiary);</text:p>
            <text:p/>
            <text:p>(b) Indebtedness created hereunder and under the other Loan Documents and any Permitted Refinancing Indebtedness incurred to Refinance such Indebtedness;</text:p>
            <text:p/>
            <text:p>(c) Indebtedness of Hexion and any Subsidiary pursuant to Swap Agreements;</text:p>
            <text:p/>
            <text:p>(d) Indebtedness of Hexion or any Subsidiary owed to (including obligations in respect of letters of credit or bank guarantees or similar instruments for the benefit of) any person providing workers’ compensation, health, disability or other employee benefits or property, casualty or liability insurance to Holdings, Hexion or any Subsidiary, pursuant to reimbursement or indemnification obligations to such person, in each case in the ordinary course of business; provided, that upon the incurrence of Indebtedness with respect to reimbursement obligations regarding workers’ compensation claims, such obligations are reimbursed not later than 30 days following such incurrence;</text:p>
            <text:p/>
            <text:p>(e) Indebtedness of Hexion or any Subsidiary to Hexion or any other Subsidiary; provided, that, (i) Indebtedness of any Subsidiary that is not a Loan Party owing to the Loan Parties shall be subject to Section 6.04 and (ii) Indebtedness of any Loan Party owing to any Subsidiary that is not a Loan Party shall, if legally permissible, be subordinated to the Loan Document Obligations and the Guarantees of the Loan Document Obligations on terms reasonably satisfactory to the Administrative Agent;</text:p>
            <text:p/>
            <text:p>(f) Indebtedness of Hexion or any Subsidiary in respect of performance bonds, bid bonds, appeal bonds, surety bonds and completion guarantees and similar obligations, in each case provided in the ordinary course of business, including those incurred to secure health, safety and environmental obligations in the ordinary course of business;</text:p>
            <text:p/>
            <text:p> </text:p>
            <text:p/>
            <text:p>85</text:p>
            <text:p/>
            <text:p>(g) Indebtedness arising from the honoring by a bank or other financial institution of a check, draft or similar instrument drawn against insufficient funds in the ordinary course of business or other cash management services in the ordinary course of business; provided, that (x) such Indebtedness (other than credit or purchase cards) is extinguished within ten (10) Business Days of notification to Hexion or the applicable Subsidiary of its incurrence and (y) such Indebtedness in respect of credit or purchase cards is extinguished within 60 days from its incurrence;</text:p>
            <text:p/>
            <text:p>(h) [reserved];</text:p>
            <text:p/>
            <text:p>(i) (i) Capital Lease Obligations, mortgage financings and other purchase money Indebtedness incurred by Hexion or any Subsidiary prior to or within 270 days after any acquisition, lease, construction, repair, replacement or improvement of the respective property (real or personal, and whether through the direct purchase of property or the Equity Interests of any person owning such property) otherwise permitted under this Agreement in order to finance such acquisition, lease, construction, repair, replacement or improvement, in an aggregate principal amount outstanding that at the time of, and after giving effect to, the incurrence thereof (together with the aggregate principal amount of any other Indebtedness outstanding pursuant to this clause (i)) would not in the aggregate exceed $25.0 million and (ii) any Permitted Refinancing Indebtedness in respect thereof;</text:p>
            <text:p/>
            <text:p>(j) Capital Lease Obligations incurred by Hexion or any Subsidiary in respect of any Sale and Lease Back Transaction that is permitted under Section 6.03 and any Permitted Refinancing Indebtedness in respect thereof;</text:p>
            <text:p/>
            <text:p>(k) [reserved];</text:p>
            <text:p/>
            <text:p>(l) Indebtedness in respect of the ABL Credit Agreement in an outstanding principal amount not in excess of the greater of $350 million and the Borrowing Base (as defined in the ABL Credit Agreement), and Indebtedness under Secured Hedge Agreements, Secured Cash Management Agreements and the Overdraft Line (each as defined therein);</text:p>
            <text:p/>
            <text:p>(m) Guarantees (i) by Hexion or any Subsidiary Loan Party of any Indebtedness of Hexion or any Subsidiary Loan Party permitted to be incurred under this Agreement, (ii) by Hexion or any Subsidiary Loan Party of Indebtedness otherwise permitted hereunder of any Subsidiary that is not a Subsidiary Loan Party to the extent such Guarantees are permitted by Section 6.04 (other than Section 6.04(t)) and (iii) by any Subsidiary that is not a Subsidiary Loan Party of Indebtedness of another Subsidiary that is not a Subsidiary Loan Party; provided that (A) Guarantees by Hexion or any Subsidiary Loan Party under this Section 6.01(m) of any other Indebtedness of a person that is subordinated to other Indebtedness of such person shall be expressly subordinated to the Loan Document Obligations on terms not less favorable to the Lenders than the subordination terms of such other Indebtedness and (B) the Borrower or any Domestic Loan Party that provides a guarantee of any Notes or the ABL Credit Agreement shall also provide a guarantee of the Obligations;</text:p>
            <text:p/>
            <text:p> </text:p>
            <text:p/>
            <text:p>86</text:p>
            <text:p/>
            <text:p>(n) Indebtedness arising from agreements of Holdings, Hexion or any Subsidiary providing for indemnification, adjustment of purchase or acquisition price or similar obligations, in each case, incurred or assumed in connection with the disposition of any business, assets or any Subsidiary not prohibited by this Agreement, other than Guarantees of Indebtedness incurred by any person acquiring all or any portion of such business, assets or any Subsidiary for the purpose of financing such acquisition;</text:p>
            <text:p/>
            <text:p>(o) Indebtedness in respect of letters of credit, bank guarantees, warehouse receipts or similar instruments issued to support performance obligations and trade letters of credit (other than obligations in respect of other Indebtedness) in the ordinary course of business;</text:p>
            <text:p/>
            <text:p>(p) Indebtedness of Hexion or any Subsidiary supported by a letter of credit issued under the ABL Credit Agreement, in a principal amount not in excess of the stated amount of such letter of credit;</text:p>
            <text:p/>
            <text:p>(q) Indebtedness consisting of (i) the financing of insurance premiums or (ii) take or pay obligations contained in supply arrangements, in each case, in the ordinary course of business;</text:p>
            <text:p/>
            <text:p>(r) [reserved];</text:p>
            <text:p/>
            <text:p>(s) Indebtedness of Subsidiaries that are not Loan Parties incurred pursuant to working capital facilities in the ordinary course of business in an aggregate principal amount outstanding at any time not to exceed $20.0 million;</text:p>
            <text:p/>
            <text:p>(t) unsecured Indebtedness in respect of obligations of Hexion or any Subsidiary to pay the deferred purchase price of goods or services or progress payments in connection with such goods and services; provided, that such obligations are incurred in connection with open accounts extended by suppliers on customary trade terms (which require that all such payments be made within 60 days after the incurrence of the related obligations) in the ordinary course of business and not in connection with the borrowing of money or any Swap Agreements;</text:p>
            <text:p/>
            <text:p>(u) Indebtedness representing deferred compensation to employees of Hexion or any Subsidiary incurred in the ordinary course of business;</text:p>
            <text:p/>
            <text:p>(v) Indebtedness in connection with Permitted Receivables Financings;</text:p>
            <text:p/>
            <text:p>(w) Indebtedness after the DIP Closing Date of Hexion or any Subsidiary incurred (i) under cash management services (including, but not limited to, intraday, ACH and purchasing card/T&amp;E services) and (ii) under lines of credit or overdraft facilities extended by one or more financial institutions established for the Subsidiaries’ ordinary course of operations (such Indebtedness, the “Overdraft Line”), which Overdraft Line shall constitute ABL Obligations;</text:p>
            <text:p/>
            <text:p>(x) Indebtedness consisting of promissory notes issued by Hexion or any Subsidiary to current or former officers, directors and employees, their respective estates, spouses or former spouses to finance the purchase or redemption of Equity Interests of any Parent Entity permitted by Section 6.06;</text:p>
            <text:p/>
            <text:p> </text:p>
            <text:p/>
            <text:p>87</text:p>
            <text:p/>
            <text:p>(y) Indebtedness consisting of obligations of Hexion or any Subsidiary under deferred compensation or other similar arrangements incurred by such person in connection with any Investment permitted hereunder;</text:p>
            <text:p/>
            <text:p>(z) Indebtedness in respect of the Intercompany DIP Loans;</text:p>
            <text:p/>
            <text:p>(aa) [reserved];</text:p>
            <text:p/>
            <text:p>(bb) Any Indebtedness arising under guarantees entered into pursuant to Section 2:403 of the Dutch Civil Code in respect of a group company (groepsmaatschappij) incorporated in The Netherlands and any residual liability with respect to such guarantees arising under Section 2:404 of the Dutch Civil Code;</text:p>
            <text:p/>
            <text:p>(cc) any joint and several liability arising as a result of (or the establishment of) a Dutch fiscal unity (fiscale eenheid) between or among Subsidiaries organized in the Netherlands, and</text:p>
            <text:p/>
            <text:p>(dd) all premium (if any), interest (including post-petition interest), fees, expenses, charges and additional or contingent interest on obligations described in paragraphs (a) through (cc) above.</text:p>
            <text:p/>
            <text:p>For purposes of determining compliance with this Section 6.01, (A) Indebtedness need not be permitted solely by reference to one category of permitted Indebtedness described in Sections 6.01(a) through (dd) but may be permitted in part under any combination thereof and (B) in the event that an item of Indebtedness (or any portion thereof) meets the criteria of one or more of the categories of permitted Indebtedness described in Sections 6.01(a) through (dd), the Borrower shall, in its sole discretion, classify or reclassify, or later divide, classify or reclassify, such item of Indebtedness (or any portion thereof) in any manner that complies with this Section 6.01 and will only be required to include the amount and type of such item of Indebtedness (or any portion thereof) in one of the above clauses and such item of Indebtedness shall be treated as having been incurred or existing pursuant to only one of such clauses. In addition, with respect to any Indebtedness that was permitted to be incurred hereunder on the date of such incurrence, any Increased Amount of such Indebtedness shall also be permitted hereunder after the date of such incurrence. </text:p>
          </table:table-cell>
          <table:table-cell office:value-type="string" calcext:value-type="string">
            <text:p>Section 6.02 Liens. Create, incur, assume or permit to exist any Lien on any property or assets (including stock or other securities of any person, including any Subsidiary) at the time owned by it or on any income or revenues or rights in respect of any thereof, except the following (collectively, “Permitted Liens”):</text:p>
            <text:p/>
            <text:p>(a) Liens on property or assets of Hexion or any Subsidiary existing on the DIP Closing Date (including the Liens securing the First Lien Notes, the 1-1/2 Lien Notes and the Second Lien Notes) and set forth on Schedule 6.02(a), or, to the extent not listed in such Schedule, where the aggregate principal amount of Indebtedness secured thereby does not exceed $5.0 million in the aggregate, and any modifications, replacements, renewals or extensions thereof; provided, that such Liens shall secure only those obligations that they secure on the DIP Closing Date (and any Permitted Refinancing Indebtedness in respect of such obligations) and shall not subsequently apply to any other property or assets of Hexion or any Subsidiary other than (i) after-acquired property that is affixed or incorporated into the property covered by such Lien on the DIP Closing Date, and (ii) proceeds and products thereof;</text:p>
            <text:p/>
            <text:p> </text:p>
            <text:p/>
            <text:p>88</text:p>
            <text:p/>
            <text:p>(b) any Lien created under the Loan Documents, or created or permitted under the Interim Order or the Final Order;</text:p>
            <text:p/>
            <text:p>(c) [reserved];</text:p>
            <text:p/>
            <text:p>(d) Liens for Taxes, assessments or other governmental charges or levies not yet delinquent or that are being contested in compliance with Section 5.03;</text:p>
            <text:p/>
            <text:p>(e) Liens imposed by law, such as landlord’s, carriers’, warehousemen’s, mechanics’, materialmen’s, repairmen’s, construction or other like Liens arising in the ordinary course of business and securing obligations that are not overdue by more than 30 days or that are being contested in good faith by appropriate proceedings and in respect of which, if applicable, Hexion or any Subsidiary shall have set aside on its books reserves in accordance with GAAP;</text:p>
            <text:p/>
            <text:p>(f) (i) pledges and deposits and other Liens made in the ordinary course of business in compliance with the Federal Employers Liability Act or any other workers’ compensation, unemployment insurance and other social security laws or regulations and deposits securing liability to insurance carriers under insurance or self-insurance arrangements in respect of such obligations and (ii) pledges and deposits and other Liens securing liability for reimbursement or indemnification obligations of (including obligations in respect of letters of credit or bank guarantees for the benefit of) insurance carriers providing property, casualty or liability insurance to Holdings, Hexion or any Subsidiary;</text:p>
            <text:p/>
            <text:p>(g) deposits and other Liens to secure the performance of bids, trade contracts (other than for Indebtedness), leases (other than Capital Lease Obligations), statutory obligations, surety and appeal bonds, performance and return of money bonds, bids, leases, government contracts, trade contracts, agreements with public utilities, and other obligations of a like nature (including letters of credit in lieu of any such bonds or to support the issuance thereof) incurred by Hexion or any Subsidiary in the ordinary course of business, including those incurred to secure health, safety and environmental obligations in the ordinary course of business;</text:p>
            <text:p/>
            <text:p>(h) zoning restrictions, survey exceptions and such matters as an accurate survey would disclose, easements, trackage rights, leases (other than Capital Lease Obligations), licenses, special assessments, rights of way, covenants, conditions, restrictions and declaration on or with respect to the use of Real Property, servicing agreements, development agreements, site plan agreements and other similar encumbrances incurred in the ordinary course of business and title defects or irregularities that are of a minor nature and that in the aggregate, do not interfere in any material respect with the ordinary conduct of the business of Hexion or any Subsidiary;</text:p>
            <text:p/>
            <text:p>(i) Liens securing Indebtedness permitted by Section 6.01(i); provided that such Liens attach only to property to which such Indebtedness relates (or accessions to such property and proceeds thereof); provided further that individual financings of equipment provided by a single lender may be cross-collateralized to other financings of equipment provided solely by such lender or an affiliate thereof;</text:p>
            <text:p/>
            <text:p> </text:p>
            <text:p/>
            <text:p>89</text:p>
            <text:p/>
            <text:p>(j) Liens arising out of capitalized lease transactions permitted under Section 6.03, so long as such Liens attach only to the property sold and being leased in such transaction and any accessions thereto or proceeds thereof;</text:p>
            <text:p/>
            <text:p>(k) Liens securing judgments that do not constitute an Event of Default under Section 7.01(j);</text:p>
            <text:p/>
            <text:p>(l) Liens disclosed by the title insurance and any replacement, extension or renewal of any such Lien; provided, that such replacement, extension or renewal Lien shall not cover any property other than the property that was subject to such Lien prior to such replacement, extension or renewal; provided, further, that the Indebtedness and other obligations secured by such replacement, extension or renewal Lien are permitted by this Agreement;</text:p>
            <text:p/>
            <text:p>(m) any interest or title of a lessor or sublessor under any leases or subleases entered into by Hexion or any Subsidiary in the ordinary course of business;</text:p>
            <text:p/>
            <text:p>(n) Liens that are contractual rights of set off (i) relating to the establishment of depository relations with banks not given in connection with the issuance of Indebtedness, (ii) relating to pooled deposit or sweep accounts of Hexion or any Subsidiary to permit satisfaction of overdraft or similar obligations incurred in the ordinary course of business of Hexion or any Subsidiary or (iii) relating to purchase orders and other agreements entered into with customers of Hexion or any Subsidiary in the ordinary course of business;</text:p>
            <text:p/>
            <text:p>(o) Liens arising by virtue of any statutory or common law provisions or similar provisions applicable in foreign jurisdictions relating to banker’s liens, rights of set-off or similar rights, including the pledges of an account bank pursuant to their respective general business terms (AGB-Pfandrechte) subject to the provisions of the respective German Security Documents (as defined in the ABL Credit Agreement);</text:p>
            <text:p/>
            <text:p>(p) Liens securing obligations in respect of trade-related letters of credit, trade-related bank guarantees or similar trade-related obligations permitted under Section 6.01(f), (o) or (p) and covering the goods (or the documents of title in respect of such goods) financed by such letters of credit, bank guarantees or similar obligations and the proceeds and products thereof;</text:p>
            <text:p/>
            <text:p>(q) leases or subleases, licenses or sublicenses (including with respect to intellectual property and software) granted to others in the ordinary course of business not interfering in any material respect with the business of Hexion and the Subsidiaries, taken as a whole;</text:p>
            <text:p/>
            <text:p>(r) Liens in favor of customs and revenue authorities arising as a matter of law to secure payment of customs duties in connection with the importation of goods;</text:p>
            <text:p/>
            <text:p>(s) Liens solely on any cash earnest money deposits made by Hexion or any of the Subsidiaries in connection with any letter of intent or purchase agreement in respect of any Investment permitted hereunder;</text:p>
            <text:p/>
            <text:p> </text:p>
            <text:p/>
            <text:p>90</text:p>
            <text:p/>
            <text:p>(t) Liens with respect to property or assets of any Subsidiary that is not a Loan Party securing obligations of a Subsidiary that is not a Loan Party permitted under Section 6.01;</text:p>
            <text:p/>
            <text:p>(u) [reserved];</text:p>
            <text:p/>
            <text:p>(v) the prior rights of consignees and their lenders under consignment or similar arrangements entered into in the ordinary course of business;</text:p>
            <text:p/>
            <text:p>(w) Liens arising from precautionary UCC financing statements or consignments entered into in connection with any transaction otherwise permitted under this Agreement;</text:p>
            <text:p/>
            <text:p>(x) Liens on Equity Interests in joint ventures securing obligations of such joint venture;</text:p>
            <text:p/>
            <text:p>(y) Liens on securities that are the subject of repurchase agreements constituting Permitted Investments under clause (e) of the definition thereof;</text:p>
            <text:p/>
            <text:p>(z) Liens in respect of Permitted Receivables Financings that extend only to the receivables subject thereto;</text:p>
            <text:p/>
            <text:p>(aa) Liens on goods or Inventory the purchase, shipment or storage price of which is financed by a documentary letter of credit, bank guarantee or bankers’ acceptance issued or created for the account of Hexion or any Subsidiary in the ordinary course of business; provided, that such Lien secures only the obligations of Hexion or such Subsidiary, as applicable, in respect of such letter of credit or bank guarantee to the extent permitted under Section 6.01 (other than Section 6.01(k));</text:p>
            <text:p/>
            <text:p>(bb) Liens securing insurance premiums financing arrangements, provided, that such Liens are limited to the applicable unearned insurance premiums;</text:p>
            <text:p/>
            <text:p>(cc) Liens in favor of Hexion or any Subsidiary Loan Party; provided that if any such Lien shall cover any Collateral, the holder of such Lien shall execute and deliver to the Administrative Agent a subordination agreement in form and substance reasonably satisfactory to the Administrative Agent;</text:p>
            <text:p/>
            <text:p>(dd) [reserved];</text:p>
            <text:p/>
            <text:p>(ee) [reserved];</text:p>
            <text:p/>
            <text:p>(ff) [reserved];</text:p>
            <text:p/>
            <text:p>(gg) [reserved];</text:p>
            <text:p/>
            <text:p>(hh) [reserved];</text:p>
            <text:p/>
            <text:p> </text:p>
            <text:p/>
            <text:p>91</text:p>
            <text:p/>
            <text:p>(ii) Liens to secure any refinancing, refunding, extension, renewal or replacement (or successive refinancings, refundings, extensions, renewals or replacements) as a whole, or in part, of any Indebtedness secured by any Lien permitted by the foregoing clauses; provided, however, that (x) such new Lien shall be limited to all or part of the same property (which, for the avoidance of doubt, may include after-acquired property to the extent such after acquired property would be subject to the existing Lien) that secured the original Lien (plus improvements on and accessions to such property), and (y) the Indebtedness secured by such Lien at such time is not increased to any amount greater than the sum of (A) the outstanding principal amount or, if greater, committed amount of the applicable Indebtedness at the time the original Lien became a Lien permitted hereunder, and (B) an amount necessary to pay any fees and expenses, including premiums, related to such refinancing, refunding, extension, renewal or replacement;</text:p>
            <text:p/>
            <text:p>(jj) deposits or other Liens (other than first-priority Liens on the ABL-Priority Collateral) with respect to property or assets of Hexion or any Subsidiary securing obligations in an aggregate principal amount outstanding at any time not exceeding $5.0 million;</text:p>
            <text:p/>
            <text:p>(kk) Liens on the Equity Interests of Momentive Specialty Chemicals Pty. Ltd. to the extent securing Indebtedness of Momentive Specialty Chemicals Pty Ltd. and its Subsidiaries permitted hereunder;</text:p>
            <text:p/>
            <text:p>(ll) Any Lien arising under the general terms and conditions (Algemene Bank Voorwaarden) of any member of the Dutch Bankers’ Association (Nederlandse Vereniging van Banken) or any similar term applied by a financial institution in The Netherlands pursuant to its general terms and conditions;</text:p>
            <text:p/>
            <text:p>(mm) Liens securing Indebtedness incurred under Section 6.01(l) or 6.01(s); and</text:p>
            <text:p/>
            <text:p>(nn) the reservations, limitations, provisos and conditions, if any, expressed in any original grant from the Crown of any real property or any interest therein in Canada; provided they do not reduce the value of any Collateral or interfere in any material respect with the ordinary conduct of the business of Hexion or any Subsidiary; and, with respect to real property which is located in Alberta, any exceptions and qualifications to title set forth in any applicable land titles or similar legislation in Alberta, so long as (i) no funds in relation to such exception and qualifications are at any time owing beyond the date on which they are due and (ii) such exceptions and qualifications do not have a material adverse impact on the value of the lands to which they relate or the business being conducted thereon.</text:p>
            <text:p/>
            <text:p>For purposes of determining compliance with this Section 6.02, (A) a Lien securing an item of Indebtedness need not be permitted solely by reference to one category of permitted Liens described in Section 6.02(a) through (nn) but may be permitted in part under any combination thereof and (B) in the event that a Lien securing an item of Indebtedness (or any portion thereof) meets the criteria of one or more of the categories of permitted Liens described in Sections 6.02(a) through (nn), the Borrower shall, in its sole discretion, classify or reclassify, or later divide, classify or reclassify, such Lien securing such item of Indebtedness (or any portion thereof) in any manner that complies with this covenant and will only be required to include the amount and type of such Lien or such item of Indebtedness secured by such Lien in</text:p>
            <text:p/>
            <text:p> </text:p>
            <text:p/>
            <text:p>92</text:p>
            <text:p/>
            <text:p>one of the above clauses and such Lien securing such item of Indebtedness will be treated as being incurred or existing pursuant to only one of such clauses. In addition, with respect to any Lien securing Indebtedness that was permitted to secure such Indebtedness at the time of the incurrence of such Indebtedness, such Lien shall also be permitted to secure any Increased Amount of such Indebtedness. </text:p>
          </table:table-cell>
          <table:table-cell office:value-type="string" calcext:value-type="string">
            <text:p>Section 6.06 Dividends and Distributions. Declare or pay, directly or indirectly, any dividend or make, directly or indirectly, any other distribution (by reduction of capital or otherwise), whether in cash, property, securities or a combination thereof, with respect to any of its Equity Interests (other than dividends and distributions on Equity Interests payable solely by the issuance of additional Equity Interests (other than Disqualified Stock) of the person paying such dividends or distributions) or directly or indirectly redeem, purchase, retire or otherwise acquire for value (or permit any Subsidiary to purchase or acquire) any Equity Interests of</text:p>
            <text:p/>
            <text:p> </text:p>
            <text:p/>
            <text:p>98</text:p>
            <text:p/>
            <text:p>Hexion or set aside any amount for any such purpose (other than through the issuance of additional Equity Interests (other than Disqualified Stock) of Hexion or any Parent Entity (any of the foregoing, a “Restricted Payment”); provided, however, that:</text:p>
            <text:p/>
            <text:p>(a) any Subsidiary may declare and pay Dividends to Hexion or to any Wholly Owned Subsidiary of Hexion (or, in the case of non-Wholly Owned Subsidiaries, to Hexion or any Subsidiary that is a direct or indirect parent of such Subsidiary and to each other owner of Equity Interests of such Subsidiary on a pro rata basis (or more favorable basis from the perspective of Hexion or such Subsidiary) based on their relative ownership interests so long as any repurchase of its Equity Interests from a person that is not Hexion or a Subsidiary is permitted under Section 6.04);</text:p>
            <text:p/>
            <text:p>(b) Hexion or any Subsidiary may declare and pay Dividends in respect of (i) (A) overhead and legal, accounting and other professional fees and expenses of any Parent Entity in an aggregate amount not to exceed $3.0 million and (B) franchise taxes and other fees, taxes and expenses in connection with the maintenance of any Parent Entity’s existence and its direct or indirect ownership of Hexion; provided that, in the case of such clauses (A) and (B), the amount of such Dividends shall not exceed the portion of any amounts referred to in such clauses (A) and (B) that are allocable to Hexion and its Subsidiaries (which shall be 100.0% for so long as such Parent Entity owns no assets other than the Equity Interests in Hexion or a Parent Entity); (ii) payments permitted by Section 6.07(b); (iii) customary salary, bonus and other benefits payable to, and indemnities provided on behalf of, officers and employees of any Parent Entity, in each case in order to permit such Parent Entity to make such payments; and (iv) Tax Distributions.</text:p>
            <text:p/>
            <text:p>(c) [reserved];</text:p>
            <text:p/>
            <text:p>(d) non-cash repurchases of Equity Interests deemed to occur upon exercise of stock options if such Equity Interests represent a portion of the exercise price of such options;</text:p>
            <text:p/>
            <text:p>(e) Hexion or any Subsidiary may make Restricted Payments to allow any Parent Entity to make payments in cash, in lieu of the issuance of fractional shares, upon the exercise of warrants or upon the conversion or exchange of Equity Interests of any such person;</text:p>
            <text:p/>
            <text:p>(f) [reserved];</text:p>
            <text:p/>
            <text:p>(g) [reserved];</text:p>
            <text:p/>
            <text:p>(h) [reserved]; and</text:p>
            <text:p/>
            <text:p>(i) Hexion and its Subsidiaries may consummate the Transactions. </text:p>
          </table:table-cell>
          <table:table-cell office:value-type="string" calcext:value-type="string">
            <text:p>Section 6.05 Mergers, Amalgamations, Consolidations, Sales of Assets and Acquisitions. Merge into or consolidate or amalgamate with any other person, or permit any other person to merge into or consolidate or amalgamate with it, or sell, transfer, lease, license, or otherwise dispose of (in one transaction or in a series of transactions) all or any part of its assets (whether now owned or hereafter acquired), or issue, sell, transfer or otherwise dispose of any Equity Interests of any Subsidiary or, except to the extent otherwise permitted by Section 6.01, any Disqualified Stock of Hexion, or purchase, lease or otherwise acquire (in one transaction or a series of transactions) all or any substantial part of the assets of any other person, except that this Section 6.05 shall not prohibit:</text:p>
            <text:p/>
            <text:p>(a) (i) the lease, purchase and sale of Inventory in the ordinary course of business by Hexion or any Subsidiary, (ii) the acquisition or lease (pursuant to an operating lease) of any other asset in the ordinary course of business by Hexion or any Subsidiary, (iii) the sale of surplus, damaged, obsolete or worn out equipment or other property in the ordinary course of business by Hexion or any Subsidiary or (iv) the sale or disposition of Permitted Investments in the ordinary course of business;</text:p>
            <text:p/>
            <text:p>(b) if at the time thereof and immediately thereafter no Default shall have occurred and be continuing or would result therefrom, (i) the merger, amalgamation or consolidation of any Subsidiary into or with Hexion in a transaction in which Hexion is the survivor, (ii) the merger, amalgamation or consolidation of any Domestic Subsidiary into or with any Domestic Loan Party in a transaction in which the surviving or resulting entity is a Domestic Loan Party or the merger, amalgamation or consolidation of any Foreign Subsidiary into or with any Foreign Loan Party in a transaction in which the surviving or resulting entity is a Foreign Loan Party and, in the case of each of clauses (i) and (ii), no person other than Hexion or a Subsidiary Loan Party receives any consideration, (iii) the merger, amalgamation or consolidation of any Subsidiary that is not a Subsidiary Loan Party into or with any other</text:p>
            <text:p/>
            <text:p> </text:p>
            <text:p/>
            <text:p>96</text:p>
            <text:p/>
            <text:p>Subsidiary that is not a Subsidiary Loan Party, (iv) the liquidation or dissolution or change in form of entity of any Subsidiary (other than the Borrower) if Hexion determines in good faith that such liquidation, dissolution or change in form is in the best interests of Hexion or such Subsidiary and is not materially disadvantageous to the Lenders or (v) any Subsidiary may merge, amalgamate or consolidate into or with any other person in order to effect an Investment permitted pursuant to Section 6.04 so long as the continuing or surviving person shall be a Subsidiary;</text:p>
            <text:p/>
            <text:p>(c) sales, transfers, licenses, leases or other dispositions (i) to Hexion or any Subsidiary (upon voluntary liquidation or otherwise); provided, that any sales, transfers, leases or other dispositions by a Loan Party to a Subsidiary that is not a Subsidiary Loan Party in reliance on this paragraph (c) shall be made in compliance with Sections 6.04 and 6.07 or (ii) by any Subsidiary that is not a Subsidiary Loan Party;</text:p>
            <text:p/>
            <text:p>(d) Sale and Lease Back Transactions permitted by Section 6.03;</text:p>
            <text:p/>
            <text:p>(e) Investments permitted by Section 6.04, Permitted Liens and Restricted Payments permitted by Section 6.06;</text:p>
            <text:p/>
            <text:p>(f) the sale or other disposition of defaulted receivables and the compromise, settlement and collection of receivables in the ordinary course of business or in bankruptcy or other proceedings concerning the account party thereon and not as part of an accounts receivable financing transaction;</text:p>
            <text:p/>
            <text:p>(g) [reserved];</text:p>
            <text:p/>
            <text:p>(h) [reserved];</text:p>
            <text:p/>
            <text:p>(i) leases, licenses, cross-licensing arrangements, or subleases or sublicenses of any real or personal property (including any technology or other intellectual property) of Hexion or any Subsidiary in the ordinary course of business;</text:p>
            <text:p/>
            <text:p>(j) sales, leases or other dispositions of Inventory of Hexion and Inventory of the Subsidiaries determined by the management of Hexion to be no longer useful or necessary in the operation of the business of Hexion or any of the Subsidiaries;</text:p>
            <text:p/>
            <text:p>(k) the purchase and sale or other transfer (including by capital contribution) of Receivables Assets pursuant to Permitted Receivables Financings or factoring programs; provided that the purchase and sale or other transfer (including by capital contribution) of Receivables Assets by the Loan Parties pursuant to factoring programs shall not exceed $25.0 million outstanding at any time (calculated as the aggregate cash amount paid by the purchasers under any such factoring program in connection with their purchase of Receivables Assets or interests therein, as the same may be reduced from time to time by collections with respect to such Receivables Assets);</text:p>
            <text:p/>
            <text:p> </text:p>
            <text:p/>
            <text:p>97</text:p>
            <text:p/>
            <text:p>(l) sales, transfers, leases or other dispositions; provided that (i) the aggregate gross proceeds thereof shall not exceed, in any fiscal year of Hexion, $50.0 million, (ii) no Default or Event of Default exists or would result therefrom and (iii) any net cash proceeds received by Hexion or a Subsidiary in any such sale, transfer, lease or disposition shall be applied in accordance with Section 2.12(e); provided further that amounts not fully utilized in any fiscal year may not be carried forward and utilized in subsequent fiscal years;</text:p>
            <text:p/>
            <text:p>(m) the Transactions;</text:p>
            <text:p/>
            <text:p>(n) [reserved];</text:p>
            <text:p/>
            <text:p>(o) [reserved]; and</text:p>
            <text:p/>
            <text:p>(p) [reserved].</text:p>
            <text:p/>
            <text:p>Notwithstanding anything to the contrary contained in Section 6.05 above, (i) no sale, transfer or other disposition of assets shall be permitted by this Section 6.05 (other than sales, transfers, leases, licenses and other dispositions (x) to Loan Parties or (y) permitted by Section 6.05(e) (f), (j) or (m)) unless such disposition is for fair market value (as determined by the Borrower in good faith); (ii) no sale, transfer or other disposition of assets shall be permitted by paragraph (a), (c)(ii) and (d) of this Section 6.05 unless such disposition is for at least 75% cash consideration; provided that the provisions of clause (ii) shall not apply to any individual transaction or series of related transactions involving assets with a fair market value of less than $7.5 million or to other transactions involving assets with a fair market value of not more than $10.0 million in the aggregate for all such transactions during the term of this Agreement; provided, further, that for purposes of clause (ii), (a) the amount of any liabilities (as shown on Hexion or such Subsidiary’s most recent balance sheet or in the notes thereto) of Hexion or such Subsidiary (other than liabilities that are by their terms subordinated to the Obligations) that are assumed by the transferee of any such assets or otherwise cancelled in connection with such transaction, (b) any notes or other obligations or other securities or assets received by Hexion or such Subsidiary from such transferee that are converted by Hexion or such Subsidiary into cash within 180 days of the receipt thereof (to the extent of the cash received) and (c) any Designated Non-Cash Consideration received by Hexion or such Subsidiary in such Asset Sale having an aggregate fair market value, taken together with all other Designated Non-Cash Consideration received pursuant to this clause (c) that is at that time outstanding, not to exceed $5.0 million at the time of the receipt of such Designated Non-Cash Consideration (with the fair market value of each item of Designated Non-Cash Consideration being measured at the time received and without giving effect to subsequent changes in value) shall be deemed to be cash. To the extent any Collateral is disposed of in a transaction permitted by this Section 6.05 to any person other than a Loan Party, such Collateral shall be sold free and clear of the Liens created by the Loan Documents, and the Administrative Agent shall take, and shall be authorized by each Lender to take, any actions reasonably requested by any Loan Party in order to evidence the foregoing. </text:p>
          </table:table-cell>
          <table:table-cell table:number-columns-repeated="1013"/>
        </table:table-row>
        <table:table-row table:style-name="ro1">
          <table:table-cell office:value-type="string" calcext:value-type="string">
            <text:p><text:a xlink:href="https://www.sec.gov/Archives/edgar/data/916457/000091645719000020/exhibit102-2026firstliente.htm" xlink:type="simple">https://www.sec.gov/Archives/edgar/data/916457/000091645719000020/exhibit102-2026firstliente.htm</text:a></text:p>
          </table:table-cell>
          <table:table-cell office:value-type="string" calcext:value-type="string">
            <text:p>CREDIT AGREEMENT </text:p>
          </table:table-cell>
          <table:table-cell office:value-type="string" calcext:value-type="string">
            <text:p>THIS CREDIT AGREEMENT, dated as of April 5, 2019, among CALPINE CORPORATION, a Delaware corporation (the “Borrower”), MORGAN STANLEY SENIOR FUNDING, INC. (“MSSF”), as administrative agent (in such capacity and including any successors in such capacity, the “Administrative Agent”), MUFG UNION BANK, N.A., as collateral agent (as successor collateral agent pursuant to the Successor Agent Agreement (as defined below), in such capacity and including any successors in such capacity, the “Collateral Agent” and together with the Administrative Agent, the “Agents”) and each of the financial institutions from time to time party hereto (collectively, the “Lenders”).</text:p>
          </table:table-cell>
          <table:table-cell/>
          <table:table-cell office:value-type="string" calcext:value-type="string">
            <text:p>2.13.    Optional Prepayment of Loans; Repricing Transaction.</text:p>
            <text:p>(a)    Subject to the proviso below, the Borrower may at any time and from time to time prepay the Term Loans, in whole or in part, without premium or penalty, upon irrevocable notice delivered to the Administrative Agent prior to 10:00 A.M., New York City time on the same Business Day, which notice shall specify the date and amount of prepayment and whether the prepayment is of Eurodollar Loans or Base Rate Loans; provided that if a Eurodollar Loan is prepaid on any day other than the last day of the Interest Period applicable thereto, the Borrower shall also pay any amounts owing pursuant to Section 2.20. Upon receipt of any such notice of prepayment, the Administrative Agent shall notify each relevant Lender thereof on the date of receipt of such notice. If any such notice is given, the amount specified in such notice shall be due and payable on the date specified therein, together with (except in the case of prepayments of Term Loans maintained as Base Rate Loans) accrued interest to such date on the amount prepaid. Partial prepayments shall be in an aggregate principal amount of $1,000,000 or a whole multiple of $1,000,000 in excess thereof (or, if less, the then outstanding principal amount of Term Loans). The application of any prepayment pursuant to this Section 2.13(a) shall be made, first, to Base Rate Loans of the respective Lenders (and of the respective tranche, if there are multiple tranches) and, second, to Eurodollar Loans of the respective Lenders (and of the respective tranche, if there are multiple tranches). Any prepayments of the Term Loan pursuant to this Section 2.13(a) shall be applied to the remaining scheduled installments of the Term Loans as directed by the Borrower. A notice of prepayment of all outstanding Term Loans pursuant to this Section 2.13(a) may state that such notice is conditioned upon the effectiveness of other credit facilities the proceeds of which will be used to refinance in full this Agreement, in which case such notice may be revoked by the Borrower (by notice to the Administrative Agent on or prior to the specified effective date) if such condition is not satisfied.</text:p>
            <text:p>(b)    At the time of the effectiveness of any Repricing Transaction that (x) results in any prepayment of Term Loans, or (y) effects any amendment of this Agreement resulting in a Repricing Transaction and (in either case) is consummated prior to October 5, 2019, the Borrower agrees to pay to the Administrative Agent, for the ratable account of each applicable Lender, a fee in an amount equal to, without duplication, (I) in the case of clause (x), a prepayment premium of 1% of the principal amount of the Term Loans being prepaid and (II) in the case of clause (y), a payment equal to 1% of the aggregate amount of the applicable Term Loans outstanding immediately prior to such</text:p>
            <text:p/>
            <text:p>-32-</text:p>
            <text:p/>
            <text:p/>
            <text:p/>
            <text:p>amendment and subject to such Repricing Transaction.  Such fees shall be due and payable upon the date of the effectiveness of such Repricing Transaction.</text:p>
          </table:table-cell>
          <table:table-cell office:value-type="string" calcext:value-type="string">
            <text:p>6.1.    Limitation on Indebtedness.</text:p>
            <text:p>(a)    The Borrower shall not, and shall not permit any of the Guarantors to, directly or indirectly, incur Indebtedness that will constitute First Lien Debt, unless the CNTA Ratio (after giving pro forma effect to any such incurrence and the application of the net proceeds thereof) is equal to or greater than 1.66 to 1.00.</text:p>
            <text:p>(b)    For purposes of this Section 6.1, the aggregate amount of First Lien Debt outstanding as of any date of determination shall be calculated as the sum of, without duplication:</text:p>
            <text:p>(i)    the aggregate outstanding principal amount of all Indebtedness (or, if such Indebtedness is issued with original issue discount, the then accreted value thereof) for borrowed money that constitutes First Lien Debt, plus</text:p>
            <text:p>(ii)    the aggregate face amount of any letters of credit or similar instruments issued but not yet drawn that, when drawn, would constitute First Lien Debt, and the aggregate amount of reimbursement obligations in respect of drawn letters of credit or similar instruments that constitute First Lien Debt, plus</text:p>
            <text:p>(iii)    the aggregate amount of undrawn and unutilized commitments under which any First Lien Debt could be drawn and/or utilized as of such date, plus</text:p>
            <text:p>(iv)    the aggregate outstanding principal amount of any First Lien Debt (or, if such Indebtedness is issued with original issue discount, the then accreted value thereof) outstanding consisting of notes, bonds, debentures, credit agreements (including any Eligible Commodity Hedge Financing) or similar instruments or agreements.</text:p>
            <text:p>(c)    Section 6.1(a) hereof shall not apply to:</text:p>
            <text:p>(i)    any Specified Cash Management and Swap Obligations, other Cash Management Obligations that would constitute First Lien Debt and any First Lien Hedging Obligations;</text:p>
            <text:p>(ii)    Indebtedness under (A) the Existing Credit Agreement outstanding on the Closing Date, plus (B) the 2022 Secured Notes, plus (C) the 2024 Secured Notes, plus (D) the 2026 Secured Notes, plus (E) the Indebtedness under the 2013 Credit Agreement, plus (F) the Indebtedness under the 2015 May Credit Agreement, plus (G) the Indebtedness under the 2015 December Credit Agreement, plus (H) the Indebtedness under the 2016 May Credit Agreement, plus (I) the Indebtedness under the 2016 December Credit Agreement, plus (J) the Indebtedness under the 2017 February Credit Agreement, plus (K) up to $2.0 billion in term loans or debt securities issued in lieu of term loans in either case that were otherwise permitted to be issued or incurred under the 2008 Credit Agreement incurred to repay or redeem secured debt, secured lease obligations or preferred securities of any Project Subsidiary pursuant to the provisions of Section 2.27(a) thereof as in effect on the October 21, 2009 (but, for purposes hereof, deemed to be amended or waived, to remove (i) any most favored nation pricing required thereunder, (ii) the Schedule Limit as set forth and as defined therein or (iii) the requirement that the Borrower be in pro forma compliance with any financial covenants thereunder);</text:p>
            <text:p/>
            <text:p>-53-</text:p>
            <text:p/>
            <text:p/>
            <text:p/>
            <text:p>(iii)    Indebtedness of any Loan Party pursuant to this Agreement and the other Loan Documents;</text:p>
            <text:p>(iv)    any accretion of original issue discount or the payment of interest on any Indebtedness in the form of Indebtedness with the same terms (it being understood that each will be taken into account in determining the aggregate amount of First Lien Debt outstanding as specified in Section 6.1(b)(i) hereof);</text:p>
            <text:p>(v)    any incurrence of Indebtedness that constitutes First Lien Debt (A) resulting from the drawing of, or reimbursement obligations under, any letters of credit or similar instruments or (B) resulting from borrowings under any undrawn and unutilized commitments to lend such Indebtedness, in each case, that were (i) in existence as of the Closing Date or (ii) included in any calculation of the amount of First Lien Debt outstanding pursuant to Section 6.1(b) hereof in connection with an incurrence of First Lien Debt pursuant to Section 6.1(a) hereof; and, in either case, any Permitted Replacement Commitments that replaced such letters of credit, similar obligations and commitments;</text:p>
            <text:p>(vi)    any Permitted Refinancing Indebtedness incurred to renew, refund, refinance, replace, defease or discharge any Indebtedness that was permitted to be incurred pursuant to this Section 6.1; and</text:p>
            <text:p>(vii)    any Eligible Commodity Hedge Financings, so long as the lenders thereunder (or their representatives on their behalf) become a party to, or consent or agree to be bound by the terms and conditions, of the Collateral Agency and Intercreditor Agreement.</text:p>
            <text:p>(d)    Notwithstanding the foregoing, the Borrower or any of the Guarantors may not incur (1) additional Indebtedness (other than Specified Cash Management and Swap Obligations, other Cash Management Obligations that would constitute First Lien Debt, any First Lien Hedging Obligations and any extension, renewal or refinancing of the Eligible Commodity Hedge Financings existing on the Closing Date) pursuant to Section 6.1(a) hereof, (2) any Permitted Refinancing Indebtedness with respect to Indebtedness incurred under clauses (ii), (iii), (iv) or (v) of Section 6.1(c) hereof or (3) any Permitted Refinancing Indebtedness with respect to any of the foregoing, unless:</text:p>
            <text:p>(i)    the Borrower and the Guarantors shall enter into, and deliver to the Collateral Agent, in the sole discretion of the Collateral Agent, a mortgage modification or new mortgage with regard to each Mortgaged Property, in proper form for recording in all applicable jurisdictions, in a form reasonably satisfactory to the Collateral Agent and, as applicable, consistent with the mortgage modifications delivered pursuant to Section 4.1(o)(i);</text:p>
            <text:p>(ii)    the Borrower or the applicable Guarantor shall cause to be delivered a local counsel opinion with respect to each Mortgaged Property in form and substance, and issued by law firms, in each case, reasonably satisfactory to the Collateral Agent and, as applicable, consistent with the local counsel opinions delivered pursuant to Section 4.1(o)(iv);</text:p>
            <text:p>(iii)    the Borrower or the applicable Guarantor shall cause a title company approved by the Collateral Agent to have delivered to the Collateral Agent an endorsement to each title insurance policy then in effect for the benefit of the Secured Parties, date down(s) or other evidence reasonably satisfactory to the Collateral Agent (which may include a new title insurance policy) (each such delivery, a “Title Datedown Product”), in each case insuring that (I) the priority of the Lien of the applicable Mortgage(s) as security for the Obligations has not changed, (II) since the date of the Title Datedown Product delivered most recently prior to (and not in connection with) such additional Indebtedness, there has been no change in the condition of title and (III) there are no intervening liens or encumbrances which may then or thereafter take priority over the Lien of the applicable Mortgage(s), in each case other than with respect to Permitted Liens;</text:p>
            <text:p>(iv)    the Borrower delivers to the Collateral Agent a completed “Life-of-Loan” Federal Emergency Management Agency Standard Flood Hazard Determination (together with a notice about special flood hazard area status and flood disaster assistance duly executed by the respective Loan Party) with respect to each Mortgaged Property and, if any such Mortgaged Property is located in an area identified by the Federal Emergency Management Agency (or any successor agency) as a special flood hazard area, evidence of flood insurance required by Section 5.4; and</text:p>
            <text:p/>
            <text:p>-54-</text:p>
            <text:p/>
            <text:p/>
            <text:p/>
            <text:p>(v)    the Borrower or the applicable Guarantor shall, upon the request of the Collateral Agent, deliver to the approved title company, the Collateral Agent and/or all other relevant third parties all other items reasonably necessary to maintain the continuing priority of the Lien of the Mortgages as security for the Obligations.</text:p>
          </table:table-cell>
          <table:table-cell office:value-type="string" calcext:value-type="string">
            <text:p>6.2. <text:s text:c="3"/>Limitation on Liens. The Borrower shall not, and shall not permit any of the Guarantors to, directly or indirectly, create, incur, assume or suffer to exist any Lien upon any asset now owned or hereafter acquired, except Permitted Liens.</text:p>
          </table:table-cell>
          <table:table-cell/>
          <table:table-cell office:value-type="string" calcext:value-type="string">
            <text:p>6.3.    Merger, Consolidation, or Sale of Assets.</text:p>
            <text:p>(A)    (i) The Borrower shall not, directly or indirectly: (x) consolidate or merge with or into another Person (whether or not the Borrower is the surviving corporation) (in one transaction or in a series of transactions, including effected pursuant to a Delaware LLC Division or any comparable transaction under any similar law); or (y) sell, assign, transfer, convey or otherwise dispose of all or substantially all of the properties or assets of the Borrower and its Restricted Subsidiaries, taken as a whole, in one or more related transactions, to another Person, unless:</text:p>
            <text:p>(1)    either:</text:p>
            <text:p>(A)    the Borrower is the surviving corporation; or</text:p>
            <text:p>(B)    the Person formed by or surviving any such consolidation or merger (if other than the Borrower) or to which such sale, assignment, transfer, conveyance or other disposition has been made is a corporation, partnership or limited liability company organized or existing under the laws of the United States, any state of the United States or the District of Columbia;</text:p>
            <text:p>(2)    the Person formed by or surviving any such consolidation or merger (if other than the Borrower) or the Person to which such sale, assignment, transfer, conveyance or other disposition has been made assumes all the obligations of the Borrower under this Agreement and the Security Documents pursuant to joinder agreements or other documents and agreements reasonably satisfactory to the Administrative Agent; and</text:p>
            <text:p>(3)    immediately after such transaction, no Default or Event of Default exists;</text:p>
            <text:p>(ii)    In addition, the Borrower will not, directly or indirectly, lease all or substantially all of its properties or assets of the Borrower and its Restricted Subsidiaries, taken as a whole, in one or more related transactions, to any other Person.</text:p>
            <text:p>This Section 6.3 shall not apply to:</text:p>
            <text:p>(1)    a merger of the Borrower with an Affiliate solely for the purpose of reincorporating the Borrower in another jurisdiction; or</text:p>
            <text:p>(2)    any consolidation or merger of (a) the Borrower into a Guarantor, (b) a Guarantor into the Borrower or another Guarantor or (c) a Subsidiary of the Borrower into the Borrower or another Subsidiary of the Borrower; or</text:p>
            <text:p>(3)    any sale, assignment, transfer, conveyance, lease or other disposition of assets (a) by the Borrower to a Guarantor, (b) by a Guarantor to the Borrower or another Guarantor or (c) by a Subsidiary of the Borrower to the Borrower or another Subsidiary of the Borrower.</text:p>
            <text:p/>
            <text:p>-55-</text:p>
            <text:p/>
            <text:p/>
            <text:p/>
            <text:p/>
            <text:p>(B)    Upon any consolidation or merger, or any sale, assignment, transfer, lease, conveyance or other disposition of all or substantially all of the properties or assets of the Borrower in a transaction that is subject to, and that complies with the provisions of, Section 6.3(A), the successor Person formed by such consolidation or into or with which the Borrower is merged or to which such sale, assignment, transfer, lease, conveyance or other disposition is made shall succeed to, and be substituted for (so that from and after the date of such consolidation, merger, sale, assignment, transfer, lease, conveyance or other disposition, the provisions of this Agreement referring to the “Borrower” shall refer instead to the successor Person and not to the Borrower), and may exercise every right and power of the Borrower under this Agreement with the same effect as if such successor Person had been named as the Borrower herein; provided, however, that the predecessor Borrower shall not be relieved from the obligation to pay the principal of and interest on the Loans except in the case of a sale of all of the Borrower’s assets in a transaction that is subject to, and that complies with the provisions of, Section 6.3(A).</text:p>
          </table:table-cell>
          <table:table-cell table:number-columns-repeated="1013"/>
        </table:table-row>
        <table:table-row table:style-name="ro1">
          <table:table-cell office:value-type="string" calcext:value-type="string">
            <text:p><text:a xlink:href="https://www.sec.gov/Archives/edgar/data/1384195/000114420419019427/tv518806_ex10-2.htm" xlink:type="simple">https://www.sec.gov/Archives/edgar/data/1384195/000114420419019427/tv518806_ex10-2.htm</text:a></text:p>
          </table:table-cell>
          <table:table-cell office:value-type="string" calcext:value-type="string">
            <text:p>AMENDED AND RESTATED CREDIT AGREEMENT</text:p>
          </table:table-cell>
          <table:table-cell office:value-type="string" calcext:value-type="string">
            <text:p>THIS AMENDED AND RESTATED CREDIT AGREEMENT (this “Agreement”) is made and entered into as of April 9, 2019, by and among RING ENERGY INC., a Nevada corporation (the “Borrower”), the several banks and other financial institutions and lenders from time to time party hereto (the “Lenders”), and SUNTRUST BANK, in its capacity as administrative agent for the Lenders (the “Administrative Agent”) and as issuing bank (the “Issuing Bank”).</text:p>
            <text:p/>
            <text:p> </text:p>
          </table:table-cell>
          <table:table-cell/>
          <table:table-cell office:value-type="string" calcext:value-type="string">
            <text:p>Section 2.11.        Mandatory Prepayments.</text:p>
            <text:p/>
            <text:p> </text:p>
            <text:p/>
            <text:p>(a)           Upon any redetermination of or any other adjustment to the amount of the Borrowing Base in accordance with Section 2.4 (other than in accordance with Section 2.4(e)) or otherwise pursuant to this Agreement, if the total Credit Exposures exceeds the redetermined or adjusted Borrowing Base, then the Borrower shall (i) at its election (A) prepay the Loans in an aggregate principal amount equal to such Borrowing Base Deficiency, (B) execute documentation reasonably acceptable to the Administrative Agent to create a first priority perfected Lien in additional Oil and Gas Properties with value and quality satisfactory to the Administrative Agent and the Required Lenders in their sole discretion not currently subject to a mortgage Lien in favor of the Administrative Agent pursuant to the Collateral Documents of equal or greater value to such Borrowing Base Deficiency, (C) prepay the Loans in five (5) equal monthly installments each equal to one-fifth of such Borrowing Base Deficiency, the first of which shall be due on the thirtieth (30th) day following its receipt of the New Borrowing Base Notice in accordance with Section 2.4(d) or the date the adjustment occurs; or (D) any combination of the foregoing and (ii) if any excess remains after prepaying all of the Loans as a result of an LC Exposure, pay to the Administrative Agent on behalf of the Lenders an amount equal to such excess to be held as cash collateral as provided in Section 2.21(g). The Borrower shall be obligated to (1) within ten (10) days following its receipt of the New Borrowing Base Notice in accordance with Section 2.4(d) or the date the adjustment occurs, give written notice to the Administrative Agent of its election to cure such Borrowing Base Deficiency pursuant to the applicable subclause (A) – (D) of Section 2.11(a)(i) and (2) make such prepayment, execute such documentation, make all such installment payments and/or deposit of cash collateral on the date which is thirty (30) days (with regards to clauses (i)(A) and (i)(B) of the immediately preceding sentence) or on the date which is one-hundred fifty (150) days (with regards to clauses (i)(C) and (i)(D) in the immediately preceding sentence) following its receipt of the New Borrowing Base Notice in accordance with Section 2.4(d) or the date the adjustment occurs; provided that all payments required to be made pursuant to this Section 2.11(a) must be made on or prior to the Commitment Termination Date.</text:p>
            <text:p/>
            <text:p> </text:p>
            <text:p/>
            <text:p>(b)          Upon each automatic reduction of the Borrowing Base under Section 2.4(e) from the occurrence of a Triggering Event, if a Borrowing Base Deficiency then exists or results therefrom, then, on the date of such reduction, Borrower shall prepay the Loans in an aggregate principal amount equal to such Borrowing Base Deficiency, and if any Borrowing Base Deficiency remains after prepaying all of the Loans as a result of an LC Exposure, pay to the Administrative Agent on behalf of the Lenders an amount equal to such Borrowing Base Deficiency to be held as cash collateral as provided in Section 2.21(g).</text:p>
            <text:p/>
            <text:p> </text:p>
            <text:p/>
            <text:p>(c)          Any prepayments made by the Borrower pursuant to subsection (a) or (b) of this Section shall be applied as follows: first, to the Administrative Agent’s fees and reimbursable expenses then due and payable pursuant to any of the Loan Documents; second, to all reimbursable expenses of the Lenders and all fees and reimbursable expenses of the Issuing Bank then due and payable pursuant to any of the Loan Documents, pro rata to the Lenders and the Issuing Bank based on their respective pro rata shares of such fees and expenses; third, to interest and fees then due and payable hereunder, pro rata to the Lenders based on their respective pro rata shares of such interest and fees; fourth, to the principal balance of the Loans, until the same shall have been paid in full, pro rata to the Lenders based on their respective Commitments; and fifth, to Cash Collateralize the Letters of Credit in an amount in cash equal to the LC Exposure as of such date plus any accrued and unpaid fees thereon.</text:p>
            <text:p/>
            <text:p> </text:p>
          </table:table-cell>
          <table:table-cell office:value-type="string" calcext:value-type="string">
            <text:p>Section 7.1.         Indebtedness and Preferred Equity. The Borrower will not, and will not permit any of its Subsidiaries to, create, incur, assume or suffer to exist any Indebtedness, except:</text:p>
            <text:p/>
            <text:p> </text:p>
            <text:p/>
            <text:p>(a)          Indebtedness created pursuant to the Loan Documents;</text:p>
            <text:p/>
            <text:p> </text:p>
            <text:p/>
            <text:p>(b)          Indebtedness of the Borrower and its Subsidiaries existing on the date hereof and set forth on Schedule 7.1 and extensions, renewals and replacements of any such Indebtedness that do not increase the outstanding principal amount thereof (immediately prior to giving effect to such extension, renewal or replacement) or shorten the maturity or the weighted average life thereof;</text:p>
            <text:p/>
            <text:p> </text:p>
            <text:p/>
            <text:p>(c)          Indebtedness of the Borrower or any of its Subsidiaries incurred to finance the acquisition, construction or improvement of any fixed or capital assets, including Capital Lease Obligations, and any Indebtedness assumed in connection with the acquisition of any such assets or secured by a Lien on any such assets prior to the acquisition thereof (provided that such Indebtedness is incurred prior to or within 90 days after such acquisition or the completion of such construction or improvements), and extensions, renewals or replacements of any such Indebtedness that do not increase the outstanding principal amount thereof (immediately prior to giving effect to such extension, renewal or replacement) or shorten the maturity or the weighted average life thereof; provided that the aggregate principal amount of such Indebtedness does not exceed $5,000,000 at any time outstanding;</text:p>
            <text:p/>
            <text:p> </text:p>
            <text:p/>
            <text:p>(d)          Indebtedness of the Borrower owing to any Subsidiary and of any Subsidiary owing to the Borrower or any other Subsidiary; provided that (i) any such Indebtedness shall be subject to Section 7.4, (ii) such Indebtedness is not is not held, assigned, transferred, negotiated or pledged to any Person other than a Loan Party, and (iii) any such Indebtedness shall be subordinated to the Obligations on terms and conditions satisfactory to the Administrative Agent;</text:p>
            <text:p/>
            <text:p> </text:p>
            <text:p/>
            <text:p>(e)          Guarantees by the Borrower of Indebtedness of any Subsidiary and by any Subsidiary Loan Party of Indebtedness of the Borrower or any other Subsidiary; provided that such Indebtedness is otherwise permitted by this Agreement;</text:p>
            <text:p/>
            <text:p> </text:p>
            <text:p/>
            <text:p>(f)          Indebtedness of the Borrower and its Subsidiaries associated with bonds or surety obligations required by Governmental Authorities in connection with the operation of the Oil and Gas Properties;</text:p>
            <text:p/>
            <text:p> </text:p>
            <text:p/>
            <text:p>(g)          Hedging Obligations permitted by Section 7.10; and</text:p>
            <text:p/>
            <text:p> </text:p>
            <text:p> 75 </text:p>
            <text:p/>
            <text:p> </text:p>
            <text:p/>
            <text:p> </text:p>
            <text:p/>
            <text:p>(h)          other unsecured Indebtedness of the Borrower or its Subsidiaries in an aggregate principal amount not to exceed $5,000,000 at any time outstanding.</text:p>
            <text:p/>
            <text:p> </text:p>
            <text:p/>
            <text:p>The Borrower will not, and will not permit any Subsidiary to, issue any preferred stock or other preferred equity interest that (i) matures or is mandatorily redeemable pursuant to a sinking fund obligation or otherwise, (ii) is or may become redeemable or repurchaseable by the Borrower or such Subsidiary at the option of the holder thereof, in whole or in part, or (iii) is convertible or exchangeable at the option of the holder thereof for Indebtedness or preferred stock or any other preferred equity interest described in this paragraph, on or prior to, in the case of clause (i), (ii) or (iii), the first anniversary of the Commitment Termination Date.</text:p>
          </table:table-cell>
          <table:table-cell office:value-type="string" calcext:value-type="string">
            <text:p>Section 7.2.          Liens. The Borrower will not, and will not permit any of its Subsidiaries to, create, incur, assume or suffer to exist any Lien on any of its assets or property now owned or hereafter acquired, except:</text:p>
            <text:p/>
            <text:p> </text:p>
            <text:p/>
            <text:p>(a)          Liens securing the Obligations; provided that no Liens may secure Hedging Obligations or Bank Product Obligations without securing all other Obligations on a basis at least pari passu with such Hedging Obligations or Bank Product Obligations and subject to the priority of payments set forth in Section 2.20 and Section 8.2;</text:p>
            <text:p/>
            <text:p> </text:p>
            <text:p/>
            <text:p>(b)          Excepted Liens;</text:p>
            <text:p/>
            <text:p> </text:p>
            <text:p/>
            <text:p>(c)          Liens on any property or asset of the Borrower or any of its Subsidiaries existing on the date hereof and set forth on Schedule 7.2; provided that such Liens shall not apply to any other property or asset of the Borrower or any Subsidiary;</text:p>
            <text:p/>
            <text:p> </text:p>
            <text:p/>
            <text:p>(d)          purchase money Liens upon or in any fixed or capital assets to secure the purchase price or the cost of construction or improvement of such fixed or capital assets or to secure Indebtedness incurred solely for the purpose of financing the acquisition, construction or improvement of such fixed or capital assets (including Liens securing any Capital Lease Obligations); provided that (i) such Lien secures Indebtedness permitted by Section 7.1(c), (ii) such Lien attaches to such asset concurrently or within 90 days after the acquisition or the completion of the construction or improvements thereof, (iii) such Lien does not extend to any other asset, and (iv) the Indebtedness secured thereby does not exceed the cost of acquiring, constructing or improving such fixed or capital assets; and</text:p>
            <text:p/>
            <text:p> </text:p>
            <text:p/>
            <text:p>(e)          extensions, renewals, or replacements of any Lien referred to in subsections (b) through (d) of this Section; provided that the principal amount of the Indebtedness secured thereby is not increased and that any such extension, renewal or replacement is limited to the assets originally encumbered thereby.</text:p>
            <text:p/>
            <text:p> </text:p>
          </table:table-cell>
          <table:table-cell office:value-type="string" calcext:value-type="string">
            <text:p>Section 7.5.         Restricted Payments. The Borrower will not, and will not permit any of its Subsidiaries to, declare or make, or agree to pay or make, directly or indirectly, any Restricted Payment, except:</text:p>
            <text:p/>
            <text:p> </text:p>
            <text:p> 77 </text:p>
            <text:p/>
            <text:p> </text:p>
            <text:p/>
            <text:p> </text:p>
            <text:p/>
            <text:p>(i)          dividends payable by the Borrower solely in interests of any class of its common equity;</text:p>
            <text:p/>
            <text:p> </text:p>
            <text:p/>
            <text:p>(ii)         Restricted Payments made by any Subsidiary to the Borrower or to another Subsidiary.</text:p>
          </table:table-cell>
          <table:table-cell office:value-type="string" calcext:value-type="string">
            <text:p>Section 7.6.          Sale of Properties; Termination of Hedging Transactions. The Borrower will not, and will not permit any of its Subsidiaries to, convey, sell, lease, assign, farm-out, transfer or otherwise dispose of any of its assets, business or Property or, in the case of any Subsidiary, any shares of such Subsidiary’s Capital Stock, in each case whether now owned or hereafter acquired, to any Person other than the Borrower or any other Loan Party, or terminate or otherwise monetize any Hedging Transaction in respect of commodities except:</text:p>
            <text:p/>
            <text:p> </text:p>
            <text:p/>
            <text:p>(a)          the sale or other disposition for fair market value of obsolete or worn out equipment that is no longer necessary for operations disposed of in the ordinary course of business;</text:p>
            <text:p/>
            <text:p> </text:p>
            <text:p/>
            <text:p>(b)          the sale of Hydrocarbons and Permitted Investments in the ordinary course of business;</text:p>
            <text:p/>
            <text:p> </text:p>
            <text:p/>
            <text:p>(c)          the sale or other disposition (including casualty events) of any Oil and Gas Property by the Borrower and its Subsidiaries or any interest therein and the termination or monetization of any Hedging Transaction in respect of commodities; provided that:</text:p>
            <text:p/>
            <text:p> </text:p>
            <text:p/>
            <text:p>(i)          no Default or Borrowing Base Deficiency exists or, after giving effect to Section 2.11(b), results from such sale or disposition of Oil and Gas Property or termination or monetization of any Hedging Transaction in respect of commodities;</text:p>
            <text:p/>
            <text:p> </text:p>
            <text:p/>
            <text:p>(ii)         the Borrower notifies the Administrative Agent and the Lenders not less than ten (10) Business Days prior to such sale or disposition of Oil and Gas Property or termination or monetization of any Hedging Transaction in respect of commodities;</text:p>
            <text:p/>
            <text:p> </text:p>
            <text:p/>
            <text:p>(iii)        100% of the consideration received in respect of such sale or other disposition or termination shall be cash;</text:p>
            <text:p/>
            <text:p> </text:p>
            <text:p/>
            <text:p>(iv)        the consideration received in respect of such sale or other disposition or termination or monetization of any Hedging Transaction in respect of commodities shall be equal to or greater than the fair market value of the Oil and Gas Property, interest therein or Subsidiary subject of such sale or other disposition, or Hedging Transaction subject of such termination or monetization (as reasonably determined by the board of directors (or comparable governing body) of the Borrower and, if requested by the Administrative Agent, the Borrower shall deliver a certificate of the principal executive officer or the principal financial officer of the Borrower certifying to that effect); and</text:p>
            <text:p/>
            <text:p> </text:p>
            <text:p/>
            <text:p>(v)         (A) such event is not a Triggering Event or (B) such event is a Triggering Event and the Borrowing Base is automatically reduced pursuant to Section 2.4(e) and (z) the Borrower shall have made the payments, if any, required under Section 2.11(b).</text:p>
          </table:table-cell>
          <table:table-cell table:number-columns-repeated="1013"/>
        </table:table-row>
        <table:table-row table:style-name="ro1">
          <table:table-cell office:value-type="string" calcext:value-type="string">
            <text:p><text:a xlink:href="https://www.sec.gov/Archives/edgar/data/1517228/000119312519097421/d693740dex103.htm" xlink:type="simple">https://www.sec.gov/Archives/edgar/data/1517228/000119312519097421/d693740dex103.htm</text:a></text:p>
          </table:table-cell>
          <table:table-cell office:value-type="string" calcext:value-type="string">
            <text:p>TERM LOAN CREDIT AGREEMENT </text:p>
          </table:table-cell>
          <table:table-cell office:value-type="string" calcext:value-type="string">
            <text:p>This TERM LOAN CREDIT AGREEMENT dated as of April 4, 2019 (as further amended, restated, supplemented, waived, replaced (whether or not upon termination, and whether with the original lenders or otherwise) this “Agreement”) among COMMSCOPE, INC., a Delaware corporation (the “Borrower”), COMMSCOPE HOLDING COMPANY, INC., a Delaware corporation (“Holdings”), each lender from time to time party hereto (collectively, the “Lenders” and each, individually, a “Lender”), JPMORGAN CHASE BANK, N.A. (“JPMCB”), as Administrative Agent and Collateral Agent and the lead arrangers, bookrunners and other agents from time to time party hereto. </text:p>
          </table:table-cell>
          <table:table-cell office:value-type="string" calcext:value-type="string">
            <text:p>2.16 Incremental Facilities.</text:p>
            <text:p/>
            <text:p>(a) The Borrower may, from time to time after the Closing Date, upon notice by the Borrower to the Administrative Agent and the Person appointed by the Borrower to arrange an incremental Facility (such Person (who may be (i) the Administrative Agent or (ii) any other Person appointed by the Borrower after consultation with the Administrative Agent), the “Incremental Arranger”) specifying the proposed amount thereof, request (i) an increase in any Term Loan Tranche then outstanding (which shall be on the same terms as, and become part of, the Term Loan Tranche proposed to be increased hereunder (except as otherwise provided in clause (d) below with respect to amortization)) (each, a “Term Commitment Increase”), or (ii) the addition of one or more new term loan facilities (each, a “New Term Facility”; and any advance made by a Lender thereunder, a “New Term Loan”; and the commitments thereof, the “New Term Commitment” and together with the Term Commitment Increase, the “New Loan Commitments”) in an amount not to exceed the sum of (x) the greater of (A) $950,000,000 and (B) 50% of Four Quarter Consolidated EBITDA (the “Cash-Capped Incremental Facility”), (y) an unlimited amount (the “Ratio-Based Incremental Facility”) so long as the Maximum Leverage Requirement is satisfied and (z) an amount equal to (i) (A) all voluntary prepayments of pari passu Term Loans (including, for the avoidance of doubt, any New Term Loans that are pari passu in right of payment and security with the Initial Term Loans) made pursuant to Section 2.05(a) and (B) all repurchases of pari passu Term Loans (including, for the avoidance of doubt, any New Term Loans) made pursuant to the terms hereof, to the extent not funded with the proceeds of long term Indebtedness (excluding, for the avoidance of doubt, proceeds of any revolving credit facility (including the ABL Debt)) (the “Prepayment-Based Incremental Facility”) (such sum, at any such time, the “Incremental Amount”); provided that any such request for an increase shall be in a minimum amount of the lesser of (x) $5,000,000, and (y) the entire amount of any increase that may be requested under this Section 2.16; provided, further, that for purposes of any New Loan Commitments established pursuant to this Section 2.16 and Incremental Equivalent Debt incurred pursuant to Section 2.17:</text:p>
            <text:p/>
            <text:p> </text:p>
            <text:p/>
            <text:p>-91-</text:p>
            <text:p/>
            <text:p>(i) At the Borrower’s option, the Borrower shall be deemed to have used amounts under the Ratio-Based Incremental Facility (to the extent compliant therewith), prior to utilization of the Prepayment-Based Incremental Facility and the Cash-Capped Incremental Facility, and the Borrower shall be deemed to have used the Prepayment-Based Incremental Facility prior to utilization of the Cash-Capped Incremental Facility,</text:p>
            <text:p/>
            <text:p>(ii) New Loan Commitments pursuant to this Section 2.16 and Incremental Equivalent Debt pursuant to Section 2.17 may be incurred under the Ratio-Based Incremental Facility (to the extent compliant therewith), the Cash-Capped Incremental Facility and the Prepayment-Based Incremental Facility, and proceeds from any such incurrence may be utilized in a single transaction or series of related transactions by, at Borrower’s option, first calculating the incurrence under the Ratio-Based Incremental Facility (without inclusion of any amounts substantially concurrently utilized pursuant to the Cash-Capped Incremental Facility, the Prepayment-Based Incremental Facility or any amounts substantially concurrently incurred under Section 7.03 (other than any Ratio Debt incurred pursuant to Section 7.03 (including, without limitation, pursuant to clause (b)(15) thereof))) and then calculating the incurrence under the Prepayment-Based Incremental Facility (without inclusion of any amounts utilized pursuant to the Cash-Capped Incremental Facility) and then calculating the incurrence under the Cash-Capped Incremental Facility,</text:p>
            <text:p/>
            <text:p>(iii) the Borrower may, in its sole discretion, divide and redesignate all or any portion of Indebtedness originally designated as incurred under the Cash-Capped Incremental Facility or the Prepayment-Based Incremental Facility as having been incurred under the Ratio-Based Incremental Facility so long as, at the time of such redesignation, the Borrower would be permitted to incur the aggregate principal amount of Indebtedness being so redesignated under the Ratio-Based Incremental Facility (which, for the avoidance of doubt, shall have the effect of increasing the Cash-Capped Incremental Facility and/or the Prepayment-Based Incremental Facility, as applicable, by the amount of such redesignated Indebtedness), and</text:p>
            <text:p/>
            <text:p>(iv) solely for the purpose of calculating the Consolidated First Lien Net Leverage Ratio, the Consolidated Senior Secured Net Leverage Ratio or the Consolidated Total Net Leverage Ratio to determine the availability under the Ratio-Based Incremental Facility at the time of incurrence, any cash proceeds incurred pursuant to this Section 2.16 and/or Incremental Equivalent Debt being incurred on such test date in calculating such Consolidated First Lien Net Leverage Ratio, Consolidated Senior Secured Net Leverage Ratio or Consolidated Total Net Leverage Ratio shall be excluded for purposes of calculating cash or Cash Equivalents.</text:p>
            <text:p/>
            <text:p>The Borrower may designate any Incremental Arranger of any New Loan Commitments with such titles under the New Loan Commitments as the Borrower may deem appropriate.</text:p>
            <text:p/>
            <text:p>(b) For the avoidance of doubt, the Borrower will not be obligated to approach any Lender to participate in any New Loan Commitments. Any Lender approached to participate in any New Loan Commitments may elect or decline, in its sole discretion, to participate in such increase or new facility. The Borrower may also invite additional Eligible Assignees reasonably satisfactory to the Incremental Arranger to become Lenders pursuant to a joinder agreement to this Agreement. Neither the Administrative Agent nor the Collateral Agent (in their respective capacities as such) shall be required to execute, accept or acknowledge any joinder agreement pursuant to this Section 2.16 and such execution shall not be required for any such joinder agreement to be effective; provided that, with respect to any New Loan Commitments, the Borrower must provide to the Administrative Agent the documentation providing for such New Loan Commitments.</text:p>
            <text:p/>
            <text:p> </text:p>
            <text:p/>
            <text:p>-92-</text:p>
            <text:p/>
            <text:p>(c) If (i) a Term Loan Tranche is increased in accordance with this Section 2.16 or (ii) a New Term Facility is added in accordance with this Section 2.16, the Incremental Arranger and the Borrower shall determine the effective date (the “Increase Effective Date”) and the final allocation of such increase or New Term Facility among the applicable Lenders. The Incremental Arranger shall promptly notify the applicable Lenders of the final allocation of such increase or New Term Facility and the Increase Effective Date. In connection with (i) any increase in a Term Loan Tranche or (ii) any addition of a New Term Facility, in each case, pursuant to this Section 2.16, this Agreement and the other Loan Documents may be amended in writing (which may be executed and delivered by the Borrower and the Incremental Arranger (and the Lenders hereby authorize any such Incremental Arranger to execute and deliver any such documentation)) in order to establish the New Term Facility or to effectuate the increases to the Term Loan Tranche and to reflect any technical changes necessary or appropriate to give effect to such increase or new facility in accordance with its terms as set forth herein pursuant to the documentation relating to such New Term Facility. As of the Increase Effective Date, in the case of an increase to an existing Term Loan Tranche, the amortization schedule for the Term Loan Tranche then increased set forth in Section 2.07(a) (or any other applicable amortization schedule for New Term Loans or Specified Refinancing Term Loans) shall be amended in writing (which may be executed and delivered by the Borrower and the Incremental Arranger (and the Lenders hereby authorize any such Incremental Arranger to execute and deliver any such documentation)) to increase the then-remaining unpaid installments of principal by an aggregate amount equal to the additional Loans under such Term Loan Tranche being made on such date, such aggregate amount to be applied to increase such installments ratably in accordance with the amounts in effect immediately prior to the Increase Effective Date.</text:p>
            <text:p/>
            <text:p>(d) With respect to any Term Commitment Increase or addition of New Term Facility pursuant to this Section 2.16, (i) no Event of Default would exist after giving effect to such increase (except in connection with any acquisition or similar Investment permitted hereunder, where no Event of Default under Sections 8.01(a), (f) or (g) shall be the standard); (ii) (A) in the case of any increase of a Term Loan Tranche, the final maturity of the Term Loans, New Term Loans, Specified Refinancing Term Loans or Extended Term Loans increased pursuant to this Section shall be no earlier than the Latest Maturity Date for, and such additional Loans shall not have a Weighted Average Life to Maturity shorter than the longest remaining Weighted Average Life to Maturity of, any other outstanding Term Loans, New Term Loans, Specified Refinancing Term Loans or Extended Term Loans, as applicable; provided, that Extendable Bridge Loans/Interim Debt and amounts not in excess of the Inside Maturity Basket at the time of Incurrence may have a maturity date earlier than the Latest Maturity Date of all then outstanding Term Loans and, with respect to Extendable Bridge Loans/Interim Debt and amounts not in excess of the Inside Maturity Basket at the time of Incurrence, the Weighted Average Life to Maturity thereof may be shorter than the then longest remaining Weighted Average Life to Maturity of any then outstanding Term Loans, New Term Loans, Specified Refinancing Term Loans or Extended Term Loans, as applicable, and (B) in the case of any New Term Facility, other than in the case of Extendable Bridge Loans/Interim Debt and amounts not in excess of the Inside Maturity Basket at the time of Incurrence, such New Term Facility shall have a final maturity no earlier than the then Latest Maturity Date of any Term Loan Tranche and the Weighted Average Life to Maturity of such New Term Facility shall be no shorter than that of any existing Term Loan Tranche; (iii) except as set forth in clause (f) below and in subclause (B) above with respect to final maturity and Weighted Average Life to Maturity, any such New Term Facility shall have terms reasonably satisfactory to the Incremental Arranger; and (iv) to the extent reasonably requested by the Incremental Arranger and expressly set forth in the documentation relating to such New Term Facility, the Incremental Arranger shall have received legal opinions, resolutions, officers’ certificates, and/or reaffirmation agreements consistent with those delivered on the Closing Date under Section 4.01 or delivered from time to time pursuant to Section 6.12 with respect to Holdings and the Borrower and each material Subsidiary Guarantor (other than changes to such legal opinions resulting from a change in Law, change in fact or change to counsel’s form of opinion). Subject to the foregoing, the conditions precedent to each such increase or New Loan Commitment shall be solely those agreed to by the Lenders providing</text:p>
            <text:p/>
            <text:p> </text:p>
            <text:p/>
            <text:p>-93-</text:p>
            <text:p/>
            <text:p>such increase or New Loan Commitment, as applicable, and the Borrower. Notwithstanding the foregoing, (x) to the extent any terms of any Term Commitment Increase or New Term Facility are more favorable to the existing Lenders than comparable terms existing in the Loan Documents, such terms (if favorable to the existing Lenders) shall be, in consultation with the Administrative Agent, incorporated into this Agreement (or any other applicable Loan Document) for the benefit of all existing Lenders (to the extent applicable to such Lender) without further amendment requirements (including, for the avoidance of doubt, at the option of the Borrower, the Borrower may, but shall not be required to, increase the Applicable Rate or amortization payments relating to any existing Facility to bring such Applicable Rate in line with the relevant Term Commitment Increase or New Term Facility to achieve fungibility with such existing Facility), and (y) the terms of any New Term Facility may be incorporated if otherwise reasonably satisfactory to the Borrower, the Incremental Arranger and the Administrative Agent.</text:p>
            <text:p/>
            <text:p>(e) The additional Term Loans made under the Term Loan Tranche subject to the increases shall be made by the applicable Lenders participating therein pursuant to the procedures set forth in Sections 2.01 and 2.02 and on the date of the making of such additional Term Loans, and notwithstanding anything to the contrary set forth in Sections 2.01 and 2.02, such additional Term Loans shall be added to (and form part of) each Borrowing of outstanding Term Loans under such Term Loan Tranche on a pro rata basis (based on the relative sizes of the various outstanding Borrowings), so that each Lender under such Term Loan Tranche will participate proportionately in each then outstanding Borrowing of Term Loans under the Term Loan Tranche.</text:p>
            <text:p/>
            <text:p>(f) (i) Any New Term Facility shall rank pari passu in right of payment with the Term Loan Facility, not be Guaranteed by any Person that is not a Borrower or Guarantor under the Term Loan Facility, be unsecured and, to the extent secured, secured either on a first lien “equal and ratable” basis with the Term Loan Facility or on a “junior” basis with the Term Loan Facility, in each case over the same (or a lesser portion of) Collateral that secures the Term Loan Facility (and in each case, such New Term Facility shall be subject to the Applicable Intercreditor Arrangements), (ii) the New Term Facility shall, for purposes of prepayments, be treated substantially the same as (and in any event no more favorably than) the Term Loan Facility, unless Borrower otherwise elects (but in any event no more favorably than the existing Term Loans), (iii) any New Term Facility that is secured on a pari passu basis with the Term Loan Facility shall share ratably (or on a lesser basis) with respect to any mandatory prepayments of the Term Loan Facility (other than mandatory prepayments resulting from a refinancing of any Term Loan Facility, which may be applied exclusively to the Term Loan Facility being refinanced) and (iv) with respect to any New Term Facility denominated in Dollars that is pari passu in right of payment with the Term Loan Facility, secured on a pari passu basis with the Term Loan Facility and that is incurred on or prior to the date that is twenty-four (24) months after the Closing Date, the All-in Yield payable by the Borrower applicable to such New Term Facility shall be determined by the Borrower and the Lenders providing such New Term Facility and shall not be more than 50 basis points higher than the corresponding All-in Yield payable by the Borrower for the Initial Term Loans, unless the All-in Yield with respect to the Initial Term Loans is increased to the amount necessary so that the difference between the All-in Yield with respect to such New Term Facility and the corresponding All-in Yield on the Initial Term Loans is equal to 50 basis points (this clause (iv), the “MFN Provision”); provided that this clause (iv) shall not apply to any New Term Facility that is in an aggregate amount for all New Term Facilities and/or Incremental Equivalent Debt of less than the greater of $950,000,000 and 50% of Four Quarter Consolidated EBITDA.</text:p>
            <text:p/>
            <text:p>(g) If the Incremental Arranger is not the Administrative Agent, the actions authorized to be taken by the Incremental Arranger herein shall be done in consultation with the Administrative Agent and, with respect to the preparation of any documentation necessary or appropriate to carry out the provisions of this Section 2.16 (including amendments to this Agreement and the other Loan Documents), any comments to such documentation reasonably requested by the Administrative Agent shall be reflected therein.</text:p>
            <text:p/>
            <text:p> </text:p>
            <text:p/>
            <text:p>-94-</text:p>
            <text:p/>
            <text:p>(h) To the extent any New Term Facility shall be denominated in a currency other than Dollars, this Agreement and the other Loan Documents shall be amended to the extent necessary or appropriate to provide for the administrative and operational provisions applicable to such currency, in each case as are reasonably satisfactory to the Administrative Agent. </text:p>
          </table:table-cell>
          <table:table-cell office:value-type="string" calcext:value-type="string">
            <text:p>2.05 Prepayments.</text:p>
            <text:p/>
            <text:p>(a) Optional.</text:p>
            <text:p/>
            <text:p>(i) The Borrower may, upon notice to the Administrative Agent, at any time or from time to time voluntarily prepay Loans in whole or in part without, except as set forth in Section 2.05(a)(iv) below, premium or penalty; provided, that (1) such notice must be received by the Administrative Agent not later than 12:00 p.m. (New York time) (A) three (3) Business Days prior to any date of prepayment of Eurodollar Rate Loans and (B) on the date of prepayment of Base Rate Loans; (2) any prepayment of Eurodollar Rate Loans shall be in a principal amount of $3,000,000 or a whole multiple of $1,000,000 in excess thereof; and (3) any prepayment of Base Rate Loans shall be in a principal amount of $500,000 or a whole multiple of $100,000 in excess thereof or, in each case, if less, the entire principal amount thereof then outstanding. Each such notice shall specify the date and amount of such prepayment and the class and Type(s) of Loans to be prepaid and, if Eurodollar Rate Loans are to be prepaid, the Interest Period(s) of such Loans. The Administrative Agent will promptly notify each applicable Lender of its receipt of each such notice, and of the amount of such Lender’s ratable portion of such prepayment (based on such Lender’s ratable share of the relevant Facility). If such notice is given by the Borrower, the Borrower shall make such prepayment and the payment amount specified in such notice shall be</text:p>
            <text:p/>
            <text:p> </text:p>
            <text:p/>
            <text:p>-80-</text:p>
            <text:p/>
            <text:p>due and payable on the date specified therein. Any prepayment of a Eurodollar Rate Loan shall be accompanied by all accrued interest thereon, together with any additional amounts required pursuant to Sections 2.05(a)(iv) and 3.05. In the event of any prepayments of Loans under this Section 2.05(a) made at a time when Loans of more than one Tranche remain outstanding, the Borrower shall select the Tranche of Loans to be prepaid. Subject to Section 2.18, each prepayment of outstanding Loans under a Facility pursuant to this Section 2.05(a) shall be applied to the then-remaining amortization payments in the manner directed by the Borrower; and each such prepayment shall be paid to the applicable Lenders on a pro rata basis.</text:p>
            <text:p/>
            <text:p>(ii) [Reserved].</text:p>
            <text:p/>
            <text:p>(iii) Notwithstanding anything to the contrary contained in this Agreement, any notice of prepayment under Section 2.05(a)(i) may state that it is conditioned upon the occurrence or non-occurrence of any event specified therein (including the effectiveness of other credit facilities), in which case such notice may be revoked or extended by the Borrower (by written notice to the Administrative Agent on or prior to the specified effective date) if such condition is not satisfied.</text:p>
            <text:p/>
            <text:p>(iv) If the Borrower (A) makes a voluntary prepayment of Initial Term Loans pursuant to Section 2.05(a), (B) effects an amendment with respect to the Initial Term Loans, in each case resulting in a Repricing Transaction or (C) makes a prepayment of Initial Term Loans pursuant to Section 2.05(b)(iii) resulting in a Repricing Transaction, in each case prior to the six-month anniversary of the Closing Date, the Borrower shall pay to the Administrative Agent, for the ratable account of the applicable Lenders, a prepayment premium in an amount equal to 1.0% of the principal amount prepaid (or in the case of clause (B), a prepayment premium in an amount equal to 1.0% of the principal amount of affected Initial Term Loans held by Lenders not consenting to such amendment).</text:p>
            <text:p/>
            <text:p>(b) Mandatory.</text:p>
            <text:p/>
            <text:p>(i) For any Excess Cash Flow Period, within ten Business Days after financial statements have been delivered pursuant to Section 6.01(a) and the related Compliance Certificate has been delivered pursuant to Section 6.02(b) (or, if later, the date on which such financial statements and such Compliance Certificate are required to be delivered), the Borrower shall prepay an aggregate principal amount of Term Loans in an amount equal to (A) 50% (as may be adjusted pursuant to the proviso below) of Excess Cash Flow for such Excess Cash Flow Period, minus (B) the sum of:</text:p>
            <text:p/>
            <text:p>(1) the aggregate amount of voluntary principal prepayments of the Loans or Indebtedness that is pari passu in right of payment and security with the Initial Term Loans, in each case, made during the period commencing on the first day of the relevant Excess Cash Flow Period and ending on the date immediately prior to the date on which the relevant Excess Cash Flow prepayment is or would be required to be made (including prepayments at a discount to par and open market purchases, with credit given for the actual amount of the cash payment and prepayments in connection with lender replacement provisions (including pursuant to Section 3.07)) (except prepayments of Loans under the ABL Credit Agreement or any other revolving Indebtedness that is pari passu in right of payment and security with the ABL Debt that are not accompanied by a corresponding permanent commitment reduction of the ABL Debt), in each case other than to the extent that any such prepayment is funded with the proceeds of Specified Refinancing Debt, Refinancing Notes or any other long-term Indebtedness,</text:p>
            <text:p/>
            <text:p> </text:p>
            <text:p/>
            <text:p>-81-</text:p>
            <text:p/>
            <text:p>(2) any amount not required to be applied to such prepayment pursuant to Section 2.05(b)(vi) or (vii),</text:p>
            <text:p/>
            <text:p>(3) the portion of the Excess Cash Flow applied (to the extent the Borrower or any Restricted Subsidiary is required by the terms thereof) to prepay, repay or purchase Indebtedness that is pari passu in right of payment and security with the Initial Term Loans (to the extent the documentation governing such Indebtedness requires such a prepayment or repurchase thereof with Excess Cash Flow, in each case in an amount not to exceed the product of (x) the amount of Excess Cash Flow and (y) a fraction, the numerator of which is the outstanding principal amount of such other Indebtedness (or to the extent such amount is not in Dollars, such equivalent amount of such Indebtedness converted into Dollars as determined by the Borrower in good faith) and the denominator of which is the aggregate outstanding principal amount of Term Loans and all such other Indebtedness), in each case other than to the extent that any such prepayment is funded with the proceeds of Specified Refinancing Debt, Refinancing Notes or any other long-term Indebtedness,</text:p>
            <text:p/>
            <text:p>(4) the amount of capital expenditures made in cash by the Borrower or any of its Restricted Subsidiaries during the period commencing on the first day of the relevant Excess Cash Flow Period and ending on the last day of the applicable Excess Cash Flow Period and in each case other than to the extent that any such capital expenditures are funded with the proceeds of Specified Refinancing Debt, Refinancing Notes or any other long-term Indebtedness,</text:p>
            <text:p/>
            <text:p>(5) the aggregate amount of cash consideration paid by the Borrower or any Restricted Subsidiary (on a consolidated basis) in connection with any Permitted Investments or other Investments permitted hereunder (including, without limitation, any acquisitions and acquisitions of intellectual property but excluding Permitted Investments pursuant to clauses (1) and (2) of the definition thereof) during the period commencing on the first day of the relevant Excess Cash Flow Period and ending on the last day of the applicable Excess Cash Flow Period and in each case other than to the extent that any such cash consideration is funded with the proceeds of Specified Refinancing Debt, Refinancing Notes or any other long-term Indebtedness,</text:p>
            <text:p/>
            <text:p>(6) at the Borrower’s election, without duplication of amounts deducted from Excess Cash Flow pursuant to this Section 2.05(b)(i)(B)(6) in respect of prior fiscal years, the aggregate consideration required to be paid in cash by the Borrower or any of the Restricted Subsidiaries pursuant to binding contracts (the “Contract Consideration”) entered into prior to or during such fiscal year relating to Permitted Investments or other Investments permitted hereunder (including, without limitation, any acquisitions and acquisitions of intellectual property but excluding Permitted Investments pursuant to clauses (1) and (2) of the definition thereof) or capital expenditures to be consummated or made during the 180-day period following the end of such fiscal year, provided that to the extent the aggregate amount of cash actually utilized to finance such Investments and capital expenditures during such 180-day period is less than the Contract Consideration, the amount of such shortfall shall be required to be used to prepay Term Loans in an amount equal to such shortfall at the end of such period of four consecutive fiscal quarters in which the 180-day period elapsed;</text:p>
            <text:p/>
            <text:p> </text:p>
            <text:p/>
            <text:p>-82-</text:p>
            <text:p/>
            <text:p>provided that such percentage in respect of any Excess Cash Flow Period shall be reduced to 25% or 0% if the Consolidated First Lien Net Leverage Ratio as of the last day of the fiscal year to which such Excess Cash Flow Period relates was equal to or less than 2.50:1.00 or 2.00:1.00, respectively (the amount of Excess Cash Flow required to be used to prepay Term Loans pursuant to this clause (i), the “ECF Prepayment Amount”); provided further that no prepayment shall be required with respect to any Excess Cash Flow Period unless the ECF Prepayment Amount exceeds the greater of $50,000,000 and 2.50% of Four Quarter Consolidated EBITDA, and in such case, the ECF Prepayment Amount shall be the amount in excess thereof.</text:p>
            <text:p/>
            <text:p>(ii) If any Asset Sale or Casualty Event (or series of related Asset Sales or Casualty Events) results in the receipt by the Borrower or any Restricted Subsidiary of aggregate Net Cash Proceeds in excess of $50,000,000 (“Relevant Transaction”), then, except to the extent Borrower elects in a written notice to reinvest all or a portion of such Net Cash Proceeds in accordance with Section 7.05, the Borrower shall prepay, subject to Section 2.05(b)(vii) and (viii), an aggregate principal amount of Term Loans in an amount equal to 100% (as may be adjusted pursuant to the second proviso below) of the Net Cash Proceeds received from such Relevant Transaction within 15 Business Days of receipt thereof (or within 15 Business Days after the later of the date the threshold referred to above is first exceeded and the date the relevant Net Cash Proceeds are received) by the Borrower or such Restricted Subsidiary; provided that the Borrower may use a portion of the Net Cash Proceeds received from such Relevant Transaction to prepay or repurchase any other Indebtedness that is pari passu in right of payment and security with the Term Loans to the extent such other Indebtedness and the Liens securing the same are permitted hereunder and the documentation governing such other Indebtedness requires such a prepayment or repurchase thereof with the proceeds of such Relevant Transaction, to the extent not deducted in the calculation of Net Cash Proceeds, in each case in an amount not to exceed the product of (1) the amount of such Net Cash Proceeds and (2) a fraction, the numerator of which is the outstanding principal amount of such other Indebtedness (or to the extent such amount is not in Dollars, such equivalent amount of such Indebtedness converted into Dollars as determined by the Borrower in good faith) and the denominator of which is the aggregate outstanding principal amount of Term Loans and such other Indebtedness (or to the extent such amount is not in Dollars, such equivalent amount of such Indebtedness converted into Dollars as determined by the Borrower in good faith); provided further that only the amount of Net Cash Proceeds in excess of $50,000,000 for any Asset Sale or Casualty Event (or series of related Asset Sales or Casualty Events) shall be subject to prepayment pursuant to this Section 2.05(b)(ii).</text:p>
            <text:p/>
            <text:p>(iii) Upon the incurrence or issuance by the Borrower or any of its Restricted Subsidiaries of any Refinancing Notes, any Specified Refinancing Debt constituting new term loan facilities or any Indebtedness not expressly permitted to be incurred or issued pursuant to Section 7.03, the Borrower shall prepay an aggregate principal amount of Loans in an amount equal to 100% of all Net Cash Proceeds received therefrom immediately upon receipt thereof by the Borrower or such Restricted Subsidiary.</text:p>
            <text:p/>
            <text:p>(iv) Subject to Section 2.18, each prepayment of Term Loans pursuant to this Section 2.05(b) shall be applied to each Term Loan Tranche on a pro rata basis (or, if agreed to in writing by the Majority Lenders of a Term Loan Tranche, in a manner that provides for less favorable prepayment treatment of such Term Loan Tranche, so long as each other Term Loan Tranche receives its Pro Rata Share of any amount to be applied more favorably, except to the extent otherwise agreed by the Majority Lenders of each Term Loan Tranche receiving less than such Pro Rata Share) (other than a prepayment of (x) Term Loans with the proceeds of Indebtedness incurred pursuant to Section 2.19, which shall be applied to the Term Loan Tranche being refinanced pursuant thereto or (y) Term Loans with the proceeds of any Refinancing Notes issued</text:p>
            <text:p/>
            <text:p> </text:p>
            <text:p/>
            <text:p>-83-</text:p>
            <text:p/>
            <text:p>to the extent permitted under Section 7.03(b)(1), which shall be applied to the Term Loan Tranche being refinanced pursuant thereto). Amounts to be applied to a Term Loan Tranche in connection with prepayments made pursuant to this Section 2.05(b) shall be applied to interest on each such Term Loan Tranche on a pro rata basis that is accrued and payable at such time and thereafter to the remaining scheduled installments with respect to such Term Loan Tranche in direct order of maturity. Each prepayment of Term Loans under a Facility pursuant to this Section 2.05(b) shall be applied on a pro rata basis to the then outstanding Base Rate Loans and Eurodollar Rate Loans under such Facility; provided that, if there are no Declining Lenders with respect to such prepayment, then the amount thereof shall be applied first to Base Rate Loans under such Facility to the full extent thereof before application to Eurodollar Rate Loans, in each case in a manner that minimizes the amount payable by the Borrower in respect of such prepayment pursuant to Section 3.06.</text:p>
            <text:p/>
            <text:p>(v) Funding Losses, Etc. All prepayments under this Section 2.05 shall be made together with, in the case of any such prepayment of a Eurodollar Rate Loan on a date other than the last day of an Interest Period therefor, any amounts owing in respect of such Eurodollar Rate Loan pursuant to Section 3.05 and, to the extent applicable, any additional amounts required pursuant to Section 2.05(a)(iv). Notwithstanding any of the other provisions of Section 2.05(a), so long as no Event of Default shall have occurred and be continuing, if any prepayment of Eurodollar Rate Loans is required to be made under this Section 2.05(b), other than on the last day of the Interest Period therefor, the Borrower may, in its sole discretion, deposit the amount of any such prepayment otherwise required to be made thereunder into a Cash Collateral Account until the last day of such Interest Period, at which time the Administrative Agent shall be authorized (without any further action by or notice to or from the Borrower or any other Loan Party) to apply such amount to the prepayment of such Loans in accordance with this Section 2.05(b). Upon the occurrence and during the continuance of any Event of Default, the Administrative Agent shall also be authorized (without any further action by or notice to or from the Borrower or any other Loan Party) to apply such amount to the prepayment of the outstanding Loans in accordance with this Section 2.05(b).</text:p>
            <text:p/>
            <text:p>(vi) Notwithstanding any other provisions of this Section 2.05, to the extent that any or all of the Net Cash Proceeds of any Asset Sale by a Foreign Subsidiary (or a Domestic Subsidiary of a Foreign Subsidiary) (a “Foreign Disposition”) or the Net Cash Proceeds of any Casualty Event from a Foreign Subsidiary (or a Domestic Subsidiary of a Foreign Subsidiary) (a “Foreign Casualty Event”), in each case giving rise to a prepayment event pursuant to Section 2.05(b)(ii), or Excess Cash Flow giving rise to a prepayment event pursuant to Section 2.05(b)(i) are or is prohibited, restricted or delayed by applicable local law, rule or regulation (including, without limitation, financial assistance and corporate benefit restrictions and fiduciary and statutory duties of any director or officer of such Subsidiaries) from being repatriated to the Borrower or so prepaid or such repatriation or prepayment would present a material risk of liability for the applicable Subsidiary or its directors or officers (or gives rise to a material risk of breach of fiduciary or statutory duties by any director or officer), an amount equal to the portion of such Net Cash Proceeds or Excess Cash Flow so affected will not be required to be applied to repay Term Loans at the times provided in this Section 2.05.</text:p>
            <text:p/>
            <text:p>(vii) Notwithstanding any other provisions of this Section 2.05, to the extent that the Borrower has determined in good faith that repatriation of any or all of the Net Cash Proceeds of any Foreign Disposition or any Foreign Casualty Event, in each case giving rise to a prepayment event pursuant to Section 2.05(b)(ii), or Excess Cash Flow giving rise to a prepayment event pursuant to Section 2.05(b)(i), would result in material adverse tax consequences, an amount equal to the Net Cash Proceeds or Excess Cash Flow so affected will not be required to be applied to repay Term Loans at the times provided in this Section 2.05.</text:p>
            <text:p/>
            <text:p> </text:p>
            <text:p/>
            <text:p>-84-</text:p>
            <text:p/>
            <text:p>(viii) The Borrower shall not be required to monitor any Payment Block and/or reserve cash for future repatriation after the Borrower has notified the Administrative Agent of the existence of such Payment Block.</text:p>
            <text:p/>
            <text:p>(c) Notwithstanding anything to the contrary in this Agreement, any Purchasing Borrower Party shall have the right at any time and from time to time to prepay Loans of one or more classes to the applicable Lenders at a discount to the par value of such Loans and on a non pro rata basis (each, a “Discounted Voluntary Prepayment”) pursuant to a Dutch Auction and the procedures described in the definition thereof; provided that (A) any Discounted Voluntary Prepayment shall be offered to all Lenders of the applicable class(es) on a pro rata basis, (B) such Purchasing Borrower Party shall deliver to the Administrative Agent a certificate stating that (1) no Default or Event of Default has occurred and is continuing or would result from the Discounted Voluntary Prepayment (after giving effect to any related waivers or amendments obtained in connection with such Discounted Voluntary Prepayment), and (2) each of the conditions to such Discounted Voluntary Prepayment contained in this Section 2.05(c) has been satisfied.</text:p>
            <text:p/>
            <text:p>(d) Lender Opt-out. With respect to any prepayment of the Loans pursuant to Section 2.05(b), any Lender, at its option (but solely to the extent Borrower elects for this clause (d) to be applicable to a given prepayment, other than in connection with any Refinancing Notes or any Specified Refinancing Term Loans), may elect not to accept such prepayment. The Borrower shall notify the Administrative Agent of any event giving rise to such prepayment of the Loans and the amount of the prepayment that is available to prepay the Loans (the “Prepayment Amount”). The Administrative Agent shall notify the Lenders of the amount available to prepay the Loans of each class and the date on which such prepayment shall be made (the “Prepayment Date”), which date shall be ten Business Days after the date of such receipt. Any Lender declining such prepayment (a “Declining Lender”) shall give written notice to the Administrative Agent by 11:00 a.m. date that is three (3) Business Days prior to the Prepayment Date. If any Lender does not give a notice by such date that it is a Declining Lender, then it will be deemed to be an Accepting Lender. On the Prepayment Date, an amount equal to that portion of the Prepayment Amount accepted by the Lenders other than the Declining Lenders (such Lenders being the “Accepting Lenders”) to prepay Loans owing to such Accepting Lenders shall be paid to the Administrative Agent by the Borrower and applied by the Administrative Agent ratably to prepay Loans owing to such Accepting Lenders in the manner described in Section 2.05(b) for such prepayment. Any amounts that would otherwise have been applied to prepay Loans owing to Declining Lenders shall instead be retained by the Borrower (such amounts, “Retained Declined Proceeds”). </text:p>
          </table:table-cell>
          <table:table-cell office:value-type="string" calcext:value-type="string">
            <text:p>7.03 Indebtedness.</text:p>
            <text:p/>
            <text:p>(a) the Borrower will not, and will not permit any of its Restricted Subsidiaries to, directly or indirectly, Incur any Indebtedness (including Acquired Indebtedness) or issue any shares of Disqualified Stock and the Borrower will not permit any of its Restricted Subsidiaries to issue any shares of Preferred Stock; provided, however, that the Borrower and any Restricted Subsidiary may Incur Indebtedness (including Acquired Indebtedness) or issue shares of Disqualified Stock and any Restricted Subsidiary may issue shares of Preferred Stock, in each case if the Fixed Charge Coverage Ratio of the Borrower and its Restricted Subsidiaries for the most recently ended four full fiscal quarters for which internal financial statements are available immediately preceding the date on which such additional Indebtedness is Incurred or such Disqualified Stock or Preferred Stock is issued would have been at least 2.00 to 1.00 determined on a Pro Forma Basis (including a pro forma application of the net proceeds therefrom), as if the additional Indebtedness had been Incurred, or the Disqualified Stock or Preferred Stock had been issued, as the case may be, and the application of proceeds therefrom had occurred at the beginning of such four-quarter period; provided, further, that the aggregate amount of Indebtedness (including Acquired Indebtedness) that may be Incurred and Disqualified Stock or Preferred Stock that may be issued pursuant to the foregoing by Restricted Subsidiaries that are not Guarantors of the Loans shall not exceed the greater of (x) $500,000,000 and (y) 26.0% of Four Quarter Consolidated EBITDA at the time of Incurrence, at any one time outstanding, on a Pro Forma Basis (such Indebtedness Incurred and Disqualified Stock and Preferred Stock issued, “Ratio Debt”).</text:p>
            <text:p/>
            <text:p> </text:p>
            <text:p/>
            <text:p>-131-</text:p>
            <text:p/>
            <text:p>(b) In addition, the following shall be permitted (collectively, the “Permitted Debt”):</text:p>
            <text:p/>
            <text:p>(1) the Incurrence by the Borrower or its Restricted Subsidiaries of (i) (x) Indebtedness arising under the Loan Documents including any refinancing thereof in accordance with Section 2.19, (y) Indebtedness of the Loan Parties evidenced by Refinancing Notes and any Permitted Refinancing thereof (or successive Permitted Refinancings thereof) and (z) Indebtedness of the Loan Parties evidenced by Incremental Equivalent Debt and any Permitted Refinancing thereof (or successive Permitted Refinancings thereof), and (ii) the ABL Credit Agreement and Guarantees thereof and the issuance and creation of letters of credit and bankers’ acceptances thereunder (with letters of credit and bankers’ acceptances being deemed to have a principal amount equal to the face amount thereof) up to an aggregate amount not to exceed at any one time outstanding, the greater of (x) $1,400,000,000 and (y) the Borrowing Base as of the date of such Incurrence;</text:p>
            <text:p/>
            <text:p>(2) the Incurrence by the Borrower and the Guarantors of Indebtedness represented by (A) the Closing Date Senior Secured Notes and the Guarantees thereof, as applicable (and any exchange notes and Guarantees thereof) and (B) the Senior Notes (other than the Closing Date Senior Secured Notes), and in each case, the Guarantees thereof, as applicable (and any exchange notes and Guarantees thereof);</text:p>
            <text:p/>
            <text:p>(3) Indebtedness and Disqualified Stock of the Borrower and its Restricted Subsidiaries and Preferred Stock of its Restricted Subsidiaries (other than Indebtedness described in clause (1) or (2) above) that is existing on the Closing Date and listed on Schedule 7.03 and for the avoidance of doubt, including all Capitalized Lease Obligations existing on the Closing Date listed on Schedule 7.03;</text:p>
            <text:p/>
            <text:p>(4) Indebtedness (including, without limitation, Capitalized Lease Obligations and mortgage financings as purchase money obligations) Incurred by the Borrower or any of its Restricted Subsidiaries, Disqualified Stock issued by the Borrower or any of its Restricted Subsidiaries and Preferred Stock issued by any Restricted Subsidiaries to finance all or any part of the purchase, lease, construction, installation, repair or improvement of property (real or personal), plant or equipment or other fixed or capital assets (whether through the direct purchase of assets or the Capital Stock of any Person owning such assets) and Indebtedness, Disqualified Stock or Preferred Stock arising from the conversion of the obligations of the Borrower or any Restricted Subsidiary under or pursuant to any “synthetic lease” transactions to on-balance sheet Indebtedness of the Borrower or such Restricted Subsidiary, in an aggregate principal amount or Maximum Fixed Repurchase Price, as applicable, including all Indebtedness Incurred and Disqualified Stock or Preferred Stock issued to renew, refund, refinance, replace, defease or discharge any Indebtedness Incurred and Disqualified Stock or Preferred Stock issued pursuant to this clause (4), not to exceed the greater of (x) $350,000,000 and (y) 18.0% of Four Quarter Consolidated EBITDA at the time of Incurrence, at any one time outstanding plus, in the case of any refinancing of any Indebtedness, Disqualified Stock or Preferred Stock permitted under this clause (4) or any portion thereof, any Refinancing Expenses; provided that Capitalized Lease Obligations Incurred by the Borrower or any Restricted Subsidiary pursuant to this clause (4) in connection with a Sale/Leaseback Transaction shall not be subject to the foregoing limitation so long as the proceeds of such Sale/Leaseback Transaction are used by the Borrower or such Restricted Subsidiary to permanently repay outstanding Term Loans under this Agreement or other Pari Passu Indebtedness that is secured by pari passu Liens on the Collateral (it being understood that any Indebtedness, Disqualified Stock or Preferred Stock Incurred pursuant to this clause (4) shall cease to be deemed Incurred or outstanding pursuant to this clause (4) but shall be deemed Incurred and outstanding as Ratio Debt from and after the first date on which Borrower or such Restricted Subsidiary, as the case may be, could have Incurred such Indebtedness, Disqualified Stock or Preferred Stock as Ratio Debt (to the extent Borrower or such Restricted Subsidiary is able to Incur any Liens related thereto as Permitted Liens after such reclassification));</text:p>
            <text:p/>
            <text:p> </text:p>
            <text:p/>
            <text:p>-132-</text:p>
            <text:p/>
            <text:p>(5) Indebtedness Incurred by the Borrower or any of its Restricted Subsidiaries and Preferred Stock issued by its Restricted Subsidiaries constituting reimbursement obligations with respect to letters of credit or bank guarantees or similar instruments issued in the ordinary course of business, including, without limitation, (i) letters of credit or performance or surety bonds in respect of workers’ compensation claims, health, disability or other employee benefits (whether current or former) or property, casualty or liability insurance or self-insurance, or other Indebtedness with respect to reimbursement-type obligations regarding workers’ compensation claims, health, disability or other employee benefits (whether current or former) or property, casualty or liability insurance and (ii) guarantees of Indebtedness Incurred by customers in connection with the purchase or other acquisition of equipment or supplies in the ordinary course of business;</text:p>
            <text:p/>
            <text:p>(6) the Incurrence of Indebtedness, Disqualified Stock or Preferred Stock arising from agreements of the Borrower or its Restricted Subsidiaries providing for indemnification, earn-outs, adjustment of purchase or acquisition price or similar obligations, in each case, Incurred in connection with the Transactions or with the acquisition or disposition of any business, assets or a Subsidiary of the Borrower in accordance with this Agreement, other than guarantees of Indebtedness Incurred or Disqualified Stock or Preferred Stock issued by any Person acquiring all or any portion of such business, assets or Subsidiary for the purpose of financing such acquisition;</text:p>
            <text:p/>
            <text:p>(7) Indebtedness or Disqualified Stock of the Borrower owing to a Restricted Subsidiary; provided that (x) such Indebtedness or Disqualified Stock owing to a non-Loan Party shall be subordinated in right of payment to such Borrower’s Obligations with respect to this Agreement pursuant to the Intercompany Subordination Agreement and (y) any subsequent issuance or transfer of any Capital Stock or any other event that results in any such Restricted Subsidiary ceasing to be a Restricted Subsidiary or any other subsequent transfer of any such Indebtedness or Disqualified Stock (except to the Borrower or another Restricted Subsidiary) shall be deemed, in each case, to be an Incurrence of such Indebtedness or an issuance of such Disqualified Stock not permitted by this clause (7);</text:p>
            <text:p/>
            <text:p>(8) shares of Preferred Stock of a Restricted Subsidiary issued to the Borrower or another Restricted Subsidiary; provided that any subsequent issuance or transfer of any Capital Stock or any other event that results in any Restricted Subsidiary that holds such shares of Preferred Stock of another Restricted Subsidiary ceasing to be a Restricted Subsidiary or any other subsequent transfer of any such shares of Preferred Stock (except to the Borrower or another Restricted Subsidiary) shall be deemed, in each case, to be an issuance of shares of Preferred Stock not permitted by this clause (8);</text:p>
            <text:p/>
            <text:p>(9) Indebtedness, Disqualified Stock or Preferred Stock of a Restricted Subsidiary or the Borrower owing to the Borrower or another Restricted Subsidiary; provided that (x) if Borrower or a Loan Party Incurs such Indebtedness, Disqualified Stock or Preferred Stock owing to a non-Loan Party, such Indebtedness, Disqualified Stock or Preferred Stock is subordinated in right of payment to the Borrower’s Obligations or Guarantee of such Loan Party, as applicable, pursuant to the Intercompany Subordination Agreement and (y) any subsequent issuance or transfer of any Capital Stock or any other event that results in any Restricted Subsidiary lending such Indebtedness, Disqualified Stock or Preferred Stock ceasing to be a Restricted Subsidiary or any other subsequent transfer of any such Indebtedness, Disqualified Stock or Preferred Stock (except to the Borrower or another Restricted Subsidiary) shall be deemed, in each case, to be an Incurrence of such Indebtedness, Disqualified Stock or Preferred Stock not permitted by this clause (9);</text:p>
            <text:p/>
            <text:p> </text:p>
            <text:p/>
            <text:p>-133-</text:p>
            <text:p/>
            <text:p>(10) Swap Contracts Incurred (including, without limitation, in connection with any Qualified Receivables Financing), other than for speculative purposes;</text:p>
            <text:p/>
            <text:p>(11) obligations (including reimbursement obligations with respect to letters of credit and bank guarantees or similar instruments) in respect of customs, self-insurance, performance, bid, appeal and surety bonds and completion guarantees and similar obligations provided by the Borrower or any Restricted Subsidiary;</text:p>
            <text:p/>
            <text:p>(12) Indebtedness or Disqualified Stock of the Borrower or any Restricted Subsidiary and Preferred Stock of any Restricted Subsidiary in an aggregate principal amount or Maximum Fixed Repurchase Price, as applicable, that, when aggregated with the principal amount or Maximum Fixed Repurchase Price of all other Indebtedness, Disqualified Stock and Preferred Stock then outstanding and Incurred pursuant to this clause (12), does not exceed the greater of (x) $600,000,000 and (y) 31.0% of Four Quarter Consolidated EBITDA at the time of Incurrence, at any one time outstanding plus, in the case of any refinancing of any Indebtedness, Disqualified Stock or Preferred Stock permitted under this clause (12) or any portion thereof, any Refinancing Expenses (it being understood that any Indebtedness Incurred or Disqualified Stock or Preferred Stock issued pursuant to this clause (12) shall cease to be deemed Incurred, issued or outstanding pursuant to this clause (12) but shall be deemed Incurred or issued and outstanding as Ratio Debt from and after the first date on which Borrower or such Restricted Subsidiary, as the case may be, could have Incurred such Indebtedness or issued such Disqualified Stock or Preferred Stock as Ratio Debt (to the extent Borrower or such Restricted Subsidiary is able to Incur any Liens related thereto as Permitted Liens after such reclassification));</text:p>
            <text:p/>
            <text:p>(13) any guarantee by the Borrower or a Restricted Subsidiary of Indebtedness, Disqualified Stock, Preferred Stock (other than Preferred Stock incurred pursuant to Section 7.03(b)(8)) or other obligations of the Borrower or any of its Restricted Subsidiaries so long as the Incurrence of such Indebtedness, Disqualified Stock, Preferred Stock or other obligations by the Borrower or such Restricted Subsidiary is permitted under the terms of this Agreement;</text:p>
            <text:p/>
            <text:p>(14) the Incurrence by the Borrower or any of its Restricted Subsidiaries of Indebtedness or Disqualified Stock or the issuance of Preferred Stock of a Restricted Subsidiary that serves to refund, refinance, replace, redeem, repurchase, retire or defease, and is in an aggregate principal amount (or if issued with original issue discount an aggregate issue price) that is less than or equal to, Indebtedness Incurred or Disqualified Stock or Preferred Stock issued as Ratio Debt or permitted under clause (2), clause (3), this clause (14), clause (15) or clause (18) of this Section 7.03(b) or subclause (y) of each of clauses (4), (12), (20), (29) or (31) of this Section 7.03(b) (provided that any amounts Incurred under this clause (14) as Refinancing Indebtedness in respect of Indebtedness Incurred pursuant to subclause (y) of any of these clauses shall reduce the amount available under such subclause (y) of such clause so long as such Refinancing Indebtedness remains outstanding (but, in each case, not below $0)) or any Indebtedness Incurred or Disqualified Stock or Preferred Stock issued to so refund, replace, refinance, redeem, repurchase, retire or defease such Indebtedness, Disqualified Stock or Preferred Stock, plus any Refinancing Expenses (subject to the following proviso, “Refinancing Indebtedness”); provided, however, that such Refinancing Indebtedness:</text:p>
            <text:p/>
            <text:p> </text:p>
            <text:p/>
            <text:p>-134-</text:p>
            <text:p/>
            <text:p>(i) has a Weighted Average Life to Maturity at the time such Refinancing Indebtedness is Incurred that is not less than the remaining Weighted Average Life to Maturity of the Indebtedness, Disqualified Stock or Preferred Stock being refunded, refinanced, replaced, redeemed, repurchased or retired (which, in the case of bridge loans or Extendable Bridge Loans/Interim Debt, shall be determined by reference to the notes or loans into which such bridge loans or Extendable Bridge Loans/Interim Debt are converted or for which such bridge loans or Extendable Bridge Loans/Interim Debt are exchanged at maturity and will be subject to other customary offers to repurchase or mandatory prepayments upon a change of control, asset sale or event of loss and customary acceleration rights after an event of default);</text:p>
            <text:p/>
            <text:p>(ii) in the case of any revolving Indebtedness, has a Stated Maturity that is no earlier than the Stated Maturity of the Indebtedness being refunded, refinanced, replaced, redeemed, repurchased or retired (which, in the case of bridge loans or Extendable Bridge Loans/Interim Debt, shall be determined by reference to the notes or loans into which such bridge loans or Extendable Bridge Loans/Interim Debt are converted or for which such bridge loans or Extendable Bridge Loans/Interim Debt are exchanged at maturity and will be subject to other customary offers to repurchase or mandatory prepayments upon a change of control, asset sale or event of loss and customary acceleration rights after an event of default);</text:p>
            <text:p/>
            <text:p>(iii) to the extent that such Refinancing Indebtedness refinances (i) Subordinated Indebtedness, such Refinancing Indebtedness is Subordinated Indebtedness or (ii) Disqualified Stock or Preferred Stock, such Refinancing Indebtedness is Disqualified Stock or Preferred Stock, respectively;</text:p>
            <text:p/>
            <text:p>(iv) shall not include (x) Indebtedness, Disqualified Stock or Preferred Stock of a non-Loan Party that refinances Indebtedness, Disqualified Stock or Preferred Stock of the Borrower or any Guarantor, or (y) Indebtedness or Disqualified Stock of the Borrower or Indebtedness, Disqualified Stock or Preferred Stock of a Restricted Subsidiary that refinances Indebtedness, Disqualified Stock or Preferred Stock of an Unrestricted Subsidiary; and</text:p>
            <text:p/>
            <text:p>(v) to the extent the Indebtedness being refunded, refinanced, replaced, redeemed, repurchased or retired is secured, the Liens securing such Refinancing Indebtedness may have a Lien priority equal to or junior to (but not greater than) the Indebtedness being refunded, refinanced, replaced, redeemed, repurchased or retired;</text:p>
            <text:p/>
            <text:p>(15) Indebtedness, Disqualified Stock or Preferred Stock (i) of the Borrower or any Restricted Subsidiaries Incurred, issued or assumed in anticipation of, or in connection with, an acquisition of any assets (including Capital Stock), business or Person or any similar Investment and (ii) of any Person that is acquired by the Borrower or any of its Restricted Subsidiaries or merged into or consolidated or amalgamated with the Borrower or a Restricted Subsidiary in accordance with the terms of this Agreement; provided, however, that after giving Pro Forma Effect to such acquisition, merger, consolidation or amalgamation and the Incurrence of such Indebtedness, Disqualified Stock or Preferred Stock, either:</text:p>
            <text:p/>
            <text:p>(x) the Borrower would be permitted to Incur at least $1.00 of additional Indebtedness as Ratio Debt; or</text:p>
            <text:p/>
            <text:p>(y) the Fixed Charge Coverage Ratio of the Borrower is greater than or equal to such ratio immediately prior to giving Pro Forma Effect to such acquisition, merger, consolidation, amalgamation or similar Investment;</text:p>
            <text:p/>
            <text:p> </text:p>
            <text:p/>
            <text:p>-135-</text:p>
            <text:p/>
            <text:p>provided further, that (1) the aggregate amount of Indebtedness Incurred and Disqualified Stock or Preferred Stock that may be issued pursuant to this clause (15) by non-Loan Parties (together with the aggregate amount of Indebtedness (including Acquired Indebtedness) that may be Incurred and Disqualified Stock or Preferred Stock that may be issued pursuant to the first paragraph of this Section 7.03 by non-Loan Parties) shall not exceed the greater of (x) $500,000,000 and (y) 26.0% of Four Quarter Consolidated EBITDA, at any one time outstanding on a Pro Forma Basis (including pro forma application of the proceeds therefrom) and (2) such Indebtedness, Disqualified Stock or Preferred Stock (A) other than with respect to the initial maturity date for Extendable Bridge Loans/Interim Debt and Refinancing Notes in an amount not in excess of the Inside Maturity Basket at the time of Incurrence, has a Stated Maturity that is no earlier than the Latest Maturity Date, (B) has a Weighted Average Life to Maturity at the time such Indebtedness is Incurred that is not less than the remaining Weighted Average Life to Maturity of the Initial Term Loans; provided, that any such Indebtedness in the form of Extendable Bridge Loans/Interim Debt and amounts not in excess of the Inside Maturity Basket at the time of Incurrence may have a Weighted Average Life to Maturity shorter than the then longest remaining Weighted Average Life to Maturity of any then outstanding Term Loans, and (C) shall for purposes of mandatory prepayments not be treated more favorably than the existing Term Loans;</text:p>
            <text:p/>
            <text:p>(16) Indebtedness, Disqualified Stock or Preferred Stock arising from the honoring by a bank or other financial institution of a check, draft or similar instrument drawn against insufficient funds in the ordinary course of business;</text:p>
            <text:p/>
            <text:p>(17) Indebtedness, Disqualified Stock or Preferred Stock of the Borrower or any Restricted Subsidiary supported by a letter of credit or bank guarantee issued pursuant to any credit facility permitted hereunder, so long as such letter of credit has not been terminated and is in a principal amount not in excess of the stated amount of such letter of credit or bank guarantee;</text:p>
            <text:p/>
            <text:p>(18) Contribution Indebtedness;</text:p>
            <text:p/>
            <text:p>(19) Indebtedness of the Borrower or any Restricted Subsidiary consisting of (x) the financing of insurance premiums or (y) take-or-pay obligations contained in supply arrangements, in each case, in the ordinary course of business;</text:p>
            <text:p/>
            <text:p>(20) Indebtedness, Disqualified Stock or Preferred Stock of non-Loan Parties in an aggregate principal amount or Maximum Fixed Repurchase Price, as applicable, not to exceed the greater of (x) $500,000,000 and (y) 26.0% of Four Quarter Consolidated EBITDA, at any one time outstanding, plus, in the case of any refinancing of any Indebtedness, Disqualified Stock or Preferred Stock permitted under this clause (20) or any portion thereof, any Refinancing Expenses (it being understood that any Indebtedness Incurred or Disqualified Stock or Preferred Stock issued pursuant to this clause (20) shall cease to be deemed Incurred, issued or outstanding pursuant to this clause (20) but shall be deemed Incurred or issued and outstanding as Ratio Debt from and after the first date on which such non-Loan Party could have Incurred such Indebtedness or issued such Disqualified Stock or Preferred Stock as Ratio Debt (to the extent such non-Loan Party is able to Incur any Liens related thereto as Permitted Liens after such reclassification));</text:p>
            <text:p/>
            <text:p>(21) Indebtedness, Disqualified Stock or Preferred Stock of a joint venture to the Borrower or a Restricted Subsidiary and to the other holders of Equity Interests or participants of such joint venture, so long as the percentage of the aggregate amount of such Indebtedness, Disqualified Stock or Preferred Stock of such joint venture owed to such holders of its Equity Interests or participants of such joint venture does not exceed the percentage of the aggregate outstanding amount of the Equity Interests of such joint venture held by such holders or such participant’s participation in such joint venture;</text:p>
            <text:p/>
            <text:p> </text:p>
            <text:p/>
            <text:p>-136-</text:p>
            <text:p/>
            <text:p>(22) Indebtedness Incurred or Disqualified Stock or Preferred Stock issued in a Qualified Receivables Financing or Qualified Receivables Factoring that is not recourse to the Borrower or any Restricted Subsidiary (except for Standard Securitization Undertakings) other than (x) a Receivables Subsidiary or (y) a Person described in the definition of “Factoring Transaction”;</text:p>
            <text:p/>
            <text:p>(23) Indebtedness, Disqualified Stock or Preferred Stock owed on a short-term basis to banks and other financial institutions in the ordinary course of business of the Borrower and the Restricted Subsidiaries with such banks or financial institutions that arises in connection with ordinary banking arrangements, including cash management, cash pooling arrangements and related activities to manage cash balances of the Borrower and its Subsidiaries and joint ventures including treasury, depository, overdraft, credit, purchasing or debit card, electronic funds transfer and other cash management arrangements and Indebtedness in respect of netting services, overdraft protection, credit card programs, automatic clearinghouse arrangements and similar arrangements;</text:p>
            <text:p/>
            <text:p>(24) Indebtedness, Disqualified Stock or Preferred Stock consisting of Indebtedness, Disqualified Stock or Preferred Stock issued by the Borrower or any Restricted Subsidiary to future, current or former officers, directors, managers, employees, consultants and independent contractors thereof or any direct or indirect parent thereof, their respective estates, heirs, family members, spouses or former spouses, in each case to finance the purchase or redemption of Equity Interests of the Borrower or any direct or indirect parent of the Borrower to the extent permitted under Section 7.06;</text:p>
            <text:p/>
            <text:p>(25) customer deposits and advance payments received in the ordinary course of business from customers for goods purchased in the ordinary course of business;</text:p>
            <text:p/>
            <text:p>(26) Indebtedness incurred by a Restricted Subsidiary or Preferred Stock issued a Restricted Subsidiary in connection with bankers’ acceptances, discounted bills of exchange, warehouse receipts or similar facilities or the discounting or factoring of receivables for credit management purposes, in each case incurred or undertaken in the ordinary course of business;</text:p>
            <text:p/>
            <text:p>(27) Indebtedness Incurred or Disqualified Stock issued by the Borrower or any Restricted Subsidiary or Preferred Stock issued by any of its Restricted Subsidiaries to the extent that the net proceeds thereof are promptly deposited with the trustee to satisfy and discharge the Senior Notes in accordance with any Senior Notes Indenture;</text:p>
            <text:p/>
            <text:p>(28) (i) guarantees Incurred in the ordinary course of business in respect of obligations to suppliers, customers, franchisees, lessors, licensees, sub-licensees and distribution partners and (ii) Indebtedness Incurred by the Borrower or a Restricted Subsidiary as a result of leases entered into by the Borrower or such Restricted Subsidiary or any direct or indirect parent of the Borrower in the ordinary course of business;</text:p>
            <text:p/>
            <text:p>(29) the Incurrence by the Borrower or any Restricted Subsidiary of Indebtedness Incurred or Disqualified Stock or Preferred Stock issued on behalf of, or representing guarantees of Indebtedness Incurred or Disqualified Stock or Preferred Stock issued by, joint ventures; provided that the aggregate principal amount of Indebtedness Incurred or guaranteed or Maximum Fixed Repurchase Price of Disqualified Stock or Preferred Stock issued or guaranteed pursuant to this clause (29) does not exceed the greater of (x) $200,000,000 and (y) 10.5% of Four Quarter Consolidated EBITDA at any one time outstanding, plus, in the case of any refinancing of any</text:p>
            <text:p/>
            <text:p> </text:p>
            <text:p/>
            <text:p>-137-</text:p>
            <text:p/>
            <text:p>Indebtedness, Disqualified Stock or Preferred Stock permitted under this clause (29) or any portion thereof, any Refinancing Expenses (it being understood that any Indebtedness Incurred or Disqualified Stock or Preferred Stock issued pursuant to this clause (29) shall cease to be deemed Incurred, issued or outstanding pursuant to this clause (29) but shall be deemed Incurred or issued and outstanding as Ratio Debt from and after the first date on which Borrower or such Restricted Subsidiary could have Incurred or guaranteed such Indebtedness or issued or guaranteed such Disqualified Stock or Preferred Stock as Ratio Debt (to the extent Borrower or such Restricted Subsidiary is able to Incur any Liens related thereto as Permitted Liens after such reclassification));</text:p>
            <text:p/>
            <text:p>(30) [reserved];</text:p>
            <text:p/>
            <text:p>(31) Indebtedness, Disqualified Stock or Preferred Stock of the Borrower or a Restricted Subsidiary Incurred to finance or assumed in connection with an acquisition of any assets (including Capital Stock), business or Person in an aggregate principal amount or Maximum Fixed Repurchase Price, as applicable, that does not exceed the greater of (x) $350,000,000 and (y) 18.0% of Four Quarter Consolidated EBITDA, at any one time outstanding, plus, in the case of any refinancing of any Indebtedness, Disqualified Stock or Preferred Stock permitted under this clause (31) or any portion thereof, any Refinancing Expenses (it being understood that any Indebtedness Incurred or Disqualified Stock or Preferred Stock issued pursuant to this clause (31) shall cease to be deemed Incurred, issued or outstanding pursuant to this clause (31) but shall be deemed Incurred or issued and outstanding as Ratio Debt from and after the first date on which Borrower or such Restricted Subsidiary, as the case may be, could have Incurred such Indebtedness or issued such Disqualified Stock or Preferred Stock as Ratio Debt (to the extent Borrower or such Restricted Subsidiary is able to Incur any Liens related thereto as Permitted Liens after such reclassification));</text:p>
            <text:p/>
            <text:p>(32) Indebtedness, Disqualified Stock or Preferred Stock consisting of obligations of the Borrower or any Restricted Subsidiary under deferred compensation or other similar arrangements incurred by such Person in connection with the Transactions or any Permitted Investment;</text:p>
            <text:p/>
            <text:p>(33) unfunded pension fund and other employee benefit plan obligations and liabilities to the extent that they are permitted to remain unfunded under applicable law; and</text:p>
            <text:p/>
            <text:p>(34) Indebtedness incurred or deemed incurred in the ordinary course of business in connection with supply-chain financing programs or similar arrangements.</text:p>
            <text:p/>
            <text:p>(c) For purposes of determining compliance with this Section 7.03, (i) in the event that an item of Indebtedness, Disqualified Stock or Preferred Stock (or any portion thereof) meets the criteria of more than one of the categories of Permitted Debt or is entitled to be Incurred or issued as Ratio Debt, the Borrower shall, in its sole discretion, at the time of Incurrence or issuance, divide, classify or reclassify, or at any later time divide, classify or reclassify, such item of Indebtedness, Disqualified Stock or Preferred Stock (or any portion thereof) in any manner that complies with this Section 7.03; provided that all Indebtedness under this Agreement and the ABL Credit Agreement Incurred on the Closing Date shall be deemed to have been Incurred pursuant to Section 7.03(b)(1) and all Indebtedness under the Senior Notes on the Closing Date shall be deemed to have been Incurred pursuant to Section 7.03(b)(2) and the Borrower shall not be permitted to reclassify all or any portion of such Indebtedness Incurred on the Closing Date pursuant to Section 7.03(b)(1) or 7.03(b)(2), as applicable and (ii) in the event that the Borrower shall classify Indebtedness Incurred on any date of determination as Incurred in part as Ratio Debt (including, without limitation, pursuant to Section 7.03(b)(15)) or as having been incurred under the Ratio-Based Incremental Facility and in part pursuant to one or more other clauses of Section 7.03, then any calculation of Ratio Debt or the Ratio-Based Incremental Facility on such date (but not in respect of any future</text:p>
            <text:p/>
            <text:p> </text:p>
            <text:p/>
            <text:p>-138-</text:p>
            <text:p/>
            <text:p>calculation following such date) shall not include any such Indebtedness Incurred pursuant to one or more such other clauses of Section 7.03 (and shall not give effect to any repayment, repurchase, redemption, defeasance or other acquisition, retirement or discharge of Indebtedness from the proceeds thereof). Accrual of interest or dividends, the accretion of accreted value, the accretion or amortization of original issue discount, the payment of interest or dividends in the form of additional Indebtedness with the same terms, the payment of dividends on Disqualified Stock or Preferred Stock in the form of additional shares of Disqualified Stock or Preferred Stock of the same class, the accretion of Maximum Fixed Repurchase Price and increases in the amount of Indebtedness, Disqualified Stock or Preferred Stock outstanding solely as a result of fluctuations in the exchange rate of currencies or increases in the value of property securing Indebtedness will not be deemed to be an Incurrence of Indebtedness or issuance of Disqualified Stock or Preferred Stock for purposes of this Section 7.03. Guarantees of, or obligations in respect of letters of credit relating to, Indebtedness that are otherwise included in the determination of a particular amount of Indebtedness shall not be included in the determination of such amount of Indebtedness; provided that the Incurrence of the Indebtedness represented by such guarantee or letter of credit, as the case may be, was in compliance with this Section 7.03.</text:p>
            <text:p/>
            <text:p>(d) For purposes of determining compliance with any Dollar-denominated restriction on the Incurrence of Indebtedness or the issuance of Disqualified Stock or Preferred Stock, the Dollar equivalent principal amount or Maximum Fixed Purchase Price, as applicable, of Indebtedness, Disqualified Stock or Preferred Stock denominated in a foreign currency shall be calculated based on the relevant currency exchange rate in effect on the date such Indebtedness was Incurred, in the case of term debt, or first committed or first Incurred (whichever yields the lower Dollar equivalent), in the case of revolving credit debt; provided that if such Indebtedness, Disqualified Stock or Preferred Stock is Incurred or issued to refinance other Indebtedness, Disqualified Stock or Preferred Stock denominated in a foreign currency, and such refinancing would cause the applicable Dollar-denominated restriction to be exceeded if calculated at the relevant currency exchange rate in effect on the date of such refinancing, such Dollar-denominated restriction shall be deemed not to have been exceeded so long as the principal amount or Maximum Fixed Repurchase Price, as applicable, of such refinancing Indebtedness, Disqualified Stock or Preferred Stock does not exceed the principal amount or Maximum Fixed Repurchase Price, as applicable, of such Indebtedness, Disqualified Stock or Preferred Stock being refinanced. The principal amount or Maximum Fixed Repurchase Price, as applicable, of any Indebtedness Incurred or Disqualified Stock or Preferred Stock issued to refinance other Indebtedness, Disqualified Stock or Preferred Stock, as the case may be, if Incurred or issued in a different currency from the Indebtedness, Disqualified Stock or Preferred Stock being refinanced, shall be calculated based on the currency exchange rate applicable to the currencies in which such respective Indebtedness, Disqualified Stock or Preferred Stock is denominated that is in effect on the date of such refinancing.</text:p>
            <text:p/>
            <text:p/>
          </table:table-cell>
          <table:table-cell office:value-type="string" calcext:value-type="string">
            <text:p>7.01 Liens.</text:p>
            <text:p/>
            <text:p>(a) The Borrower shall not, nor shall it permit any of its Restricted Subsidiaries to, directly or indirectly create, incur, assume or suffer to exist any Lien upon any of its property, assets or revenues, whether owned on the Closing Date or thereafter acquired (except Permitted Liens) (each, a “Subject Lien”) that secures obligations under any Indebtedness on any asset or property of the Borrower or any Restricted Subsidiary, unless:</text:p>
            <text:p/>
            <text:p>(1) in the case of Subject Liens on any Collateral, such Subject Lien is a Permitted Lien; and</text:p>
            <text:p/>
            <text:p>(2) in the case of any other asset or property, any Subject Lien if (i) the Obligations are equally and ratably secured with (or on a senior basis to, in the case such Subject Lien secures any Junior Financing) the obligations secured by such Subject Lien or (ii) such Subject Lien is a Permitted Lien.</text:p>
            <text:p/>
            <text:p>(b) Any Lien created for the benefit of the Secured Parties pursuant to the preceding paragraph (2) shall provide by its terms that such Lien shall be automatically and unconditionally be released and discharged upon the release and discharge of the Subject Lien that gave rise to the obligation to so secure the Obligations. </text:p>
          </table:table-cell>
          <table:table-cell office:value-type="string" calcext:value-type="string">
            <text:p>7.06 Restricted Payments.</text:p>
            <text:p/>
            <text:p>(a) The Borrower will not, and will not permit any of its Restricted Subsidiaries to, directly or indirectly:</text:p>
            <text:p/>
            <text:p>(1) declare or pay any dividend or make any payment or distribution on account of the Borrower’s or any of its Restricted Subsidiaries’ Equity Interests, including any payment made in connection with any merger, amalgamation or consolidation involving the Borrower (other than (A) dividends or distributions by the Borrower payable solely in Equity Interests (other than Disqualified Stock) of the Borrower; or (B) dividends or distributions by a Restricted Subsidiary so long as, in the case of any dividend or distribution payable on or in respect of any class or series of securities issued by a Restricted Subsidiary other than a Wholly Owned Restricted Subsidiary, the Borrower or a Restricted Subsidiary receives at least its pro rata share of such dividend or distribution in accordance with its Equity Interests in such class or series of securities);</text:p>
            <text:p/>
            <text:p>(2) purchase, redeem, defease or otherwise acquire or retire for value any Equity Interests of the Borrower or any direct or indirect parent of the Borrower, including in connection with any merger, amalgamation or consolidation;</text:p>
            <text:p/>
            <text:p>(3) make any principal payment on, or redeem, repurchase, defease or otherwise acquire or retire for value, in each case, prior to any scheduled repayment, sinking fund payment or maturity, any (i) Subordinated Indebtedness of the Borrower or any Guarantor (other than the payment, redemption, repurchase, defeasance, acquisition or retirement of (A) Subordinated Indebtedness of the Borrower or any Guarantor in anticipation of satisfying a sinking fund obligation, principal installment or final maturity, in each case due within one year of the date of such payment, redemption, repurchase, defeasance, acquisition or retirement and (B) Indebtedness permitted under Section 7.03(b)(7) or (9)) or (ii) any Indebtedness that is secured by a security interest in the Collateral that is expressly junior to the Liens securing the Obligations (other than the payment, redemption, repurchase, defeasance, acquisition or retirement of ABL Debt) (clauses (i) and (ii), the “Junior Financing”); or</text:p>
            <text:p/>
            <text:p>(4) make any Restricted Investment;</text:p>
            <text:p/>
            <text:p>(all such payments and other actions set forth in clauses (1) through (4) above being collectively referred to as “Restricted Payments”), unless, at the time of such Restricted Payment:</text:p>
            <text:p/>
            <text:p>(i) (x) in the case of a Restricted Investment, no Event of Default under Sections 8.01(a), (f) or (g) shall have occurred and be continuing or would occur as a consequence thereof and (y) in the case of all other Restricted Payments, no Event of Default shall have occurred and be continuing or would occur as a consequence thereof;</text:p>
            <text:p/>
            <text:p>(ii) immediately after giving effect to such transaction on a Pro Forma Basis, the Borrower could Incur $1.00 of additional Indebtedness as Ratio Debt; and</text:p>
            <text:p/>
            <text:p>(iii) such Restricted Payment, together with the aggregate amount of all other Restricted Payments made by the Borrower and its Restricted Subsidiaries after the Closing Date (including Restricted Payments permitted by Section 7.06(b)(1), but excluding all other Restricted Payments permitted by Section 7.06(b)), is less than the sum of, without duplication,</text:p>
            <text:p/>
            <text:p>(A) the greater of $900,000,000 and 46.5% of Four Quarter Consolidated EBITDA, on a Pro Forma Basis, plus</text:p>
            <text:p/>
            <text:p>(B) 50% of the Consolidated Net Income of the Borrower for the period (taken as one accounting period) from January 1, 2019 to the end of the Borrower’s most recently ended fiscal quarter for which internal financial statements are available at the time of such Restricted Payment (or, in the case such Consolidated Net Income for such period is a deficit, minus 100% of such deficit), plus</text:p>
            <text:p/>
            <text:p> </text:p>
            <text:p/>
            <text:p>-144-</text:p>
            <text:p/>
            <text:p>(C) 100% of the aggregate net proceeds, including cash and the Fair Market Value of assets other than cash, received by the Borrower after the Closing Date from the issue or sale of Equity Interests of the Borrower (other than Excluded Equity), including such Equity Interests issued upon exercise of warrants or options, plus</text:p>
            <text:p/>
            <text:p>(D) 100% of the aggregate amount of contributions to the capital of the Borrower received in cash and the Fair Market Value of assets other than cash after the Closing Date (other than Excluded Equity), plus</text:p>
            <text:p/>
            <text:p>(E) the principal amount of any Indebtedness, or the Maximum Fixed Repurchase Price of any Disqualified Stock, of the Borrower or any Restricted Subsidiary thereof issued after the Closing Date (other than Indebtedness or Disqualified Stock issued to a Restricted Subsidiary or an employee stock ownership plan or trust established by the Borrower or any Restricted Subsidiary (other than to the extent such employee stock ownership plan or trust has been funded by the Borrower or any Restricted Subsidiary)) which has been converted into or exchanged for Equity Interests in the Borrower or Holdings or any other direct or indirect parent of the Borrower (other than Excluded Equity), plus</text:p>
            <text:p/>
            <text:p>(F) 100% of the aggregate amount received by the Borrower or any Restricted Subsidiary in cash and the Fair Market Value of assets other than cash received by the Borrower or any Restricted Subsidiary from:</text:p>
            <text:p/>
            <text:p>(x) the sale or other disposition (other than to the Borrower or a Subsidiary of the Borrower) of Restricted Investments made by the Borrower and its Restricted Subsidiaries and from repurchases and redemptions of such Restricted Investments from the Borrower and its Restricted Subsidiaries by any Person (other than the Borrower or any of its Subsidiaries) and from repayments of loans or advances which constituted Restricted Investments (other than in each case to the extent that the Restricted Investment was made pursuant to Section 7.06(b)(10) or (20)),</text:p>
            <text:p/>
            <text:p>(y) the sale (other than to the Borrower or a Restricted Subsidiary or an employee stock ownership plan or trust established by the Borrower or any Restricted Subsidiary (other than to the extent such employee stock ownership plan or trust has been funded by the Borrower or any Restricted Subsidiary or to the extent that such Investment constituted a Permitted Investment or a Restricted Investment made pursuant to Section 7.06(b)(10) or (20))) of the Equity Interests of an Unrestricted Subsidiary, or</text:p>
            <text:p/>
            <text:p>(z) any distribution or dividend from an Unrestricted Subsidiary (to the extent such distribution or dividend is not already included in the calculation of Consolidated Net Income and other than the amount of any Permitted Investment or any Restricted Investment made pursuant to Section 7.06(b)(20)), plus</text:p>
            <text:p/>
            <text:p> </text:p>
            <text:p/>
            <text:p>-145-</text:p>
            <text:p/>
            <text:p>(G) in the event any Unrestricted Subsidiary of the Borrower has been redesignated as a Restricted Subsidiary or has been merged or consolidated with or into, or transfers or conveys its assets to, or is liquidated into, the Borrower or a Restricted Subsidiary of the Borrower, in each case after the Closing Date, the Fair Market Value of the Investment of the Borrower in such Unrestricted Subsidiary at the time of such redesignation, combination or transfer (or of the assets transferred or conveyed, as applicable) (other than in each case to the extent that the designation of such Subsidiary as an Unrestricted Subsidiary was made pursuant to Section 7.06(b)(20) or constituted a Permitted Investment), plus</text:p>
            <text:p/>
            <text:p>(H) the aggregate amount of Retained Declined Proceeds since the Closing Date.</text:p>
            <text:p/>
            <text:p>(b) Notwithstanding the foregoing, Section 7.06(a) will not prohibit:</text:p>
            <text:p/>
            <text:p>(1) the payment of any dividend or distribution or consummation of any redemption within 60 days after the date of declaration thereof or the giving of a redemption notice related thereto, if at the date of declaration or notice such payment would have complied with the provisions of this Agreement and assuming for purposes of this provision that the delivery of such redemption notice is a Restricted Payment;</text:p>
            <text:p/>
            <text:p>(2) (x) the redemption, repurchase, retirement or other acquisition of any Equity Interests (“Retired Capital Stock”) of the Borrower or Holdings or any other direct or indirect parent of the Borrower, or Junior Financing of the Borrower or any Guarantor, in exchange for, or out of the proceeds of the issuance or sale of, Equity Interests of the Borrower or Holdings or any other direct or indirect parent of the Borrower or contributions to the equity capital of the Borrower (other than Excluded Equity) (collectively, including any such contributions, “Refunding Capital Stock”);</text:p>
            <text:p/>
            <text:p>(y) the declaration and payment of accrued dividends on the Retired Capital Stock out of the proceeds of the issuance or sale (other than to a Subsidiary of the Borrower or to an employee stock ownership plan or any trust established by the Borrower or any of its Subsidiaries) of Refunding Capital Stock; and</text:p>
            <text:p/>
            <text:p>(z) if immediately prior to the retirement of the Retired Capital Stock, the declaration and payment of dividends thereon was permitted under this covenant and has not been made as of such time (the “Unpaid Amount”), the declaration and payment of dividends on the Refunding Capital Stock (other than Refunding Capital Stock the proceeds of which were used to redeem, repurchase, retire or otherwise acquire any Equity Interests of the Borrower or Holdings or any other direct or indirect parent) in an aggregate amount no greater than the Unpaid Amount;</text:p>
            <text:p/>
            <text:p>(3) (a) the prepayment, redemption, defeasance, repurchase or other acquisition or retirement of Junior Financing of the Borrower or any Subsidiary Guarantor made by exchange for, or out of the proceeds of the Incurrence of, Refinancing Indebtedness thereof, and (b) the prepayment, redemption, purchase, defeasance or other satisfaction of any Indebtedness, Disqualified Stock or Preferred Stock (1) existing at the time a Person becomes a Restricted Subsidiary or (2) assumed in connection with the acquisition of assets, in each case so long as such Indebtedness, Disqualified Stock or Preferred Stock was not incurred in contemplation of, such Person becoming a Restricted Subsidiary or such acquisition;</text:p>
            <text:p/>
            <text:p> </text:p>
            <text:p/>
            <text:p>-146-</text:p>
            <text:p/>
            <text:p>(4) the purchase, retirement, redemption or other acquisition (or Restricted Payments to the Borrower or any direct or indirect parent of the Borrower to finance any such purchase, retirement, redemption or other acquisition) for value of Equity Interests (including related stock appreciation rights or similar securities) of the Borrower or any direct or indirect parent of the Borrower held directly or indirectly by any future, present or former employee, officer, director, manager, consultant or independent contractor of the Borrower or any direct or indirect parent of the Borrower or any Subsidiary of the Borrower or their estates, heirs, family members, spouses or former spouses or permitted transferees (including for all purposes of this clause (4), Equity Interests held by any entity whose Equity Interests are held by any such future, present or former employee, officer, director, manager, consultant or independent contractor or their estates, heirs, family members, spouses or former spouses or permitted transferees) pursuant to any management equity plan or stock option plan or any other management or employee benefit plan or other agreement or arrangement or any stock subscription or shareholder or similar agreement; provided, however, that the aggregate amounts paid under this clause (4) shall not exceed $45,000,000 in any calendar year (in each case, with unused amounts in any calendar year being permitted to be carried over for the next two succeeding calendar years); provided further, however, that such amount in any calendar year may be increased by an amount not to exceed:</text:p>
            <text:p/>
            <text:p>(i) the cash proceeds received by the Borrower or any of its Restricted Subsidiaries from the sale of Equity Interests (other than Excluded Equity) of the Borrower or Holdings or any other direct or indirect parent of the Borrower (to the extent contributed to the Borrower) to members of management, directors or consultants of the Borrower and its Restricted Subsidiaries or Holdings or any other direct or indirect parent of the Borrower that occurs after the Closing Date (provided that the amount of such cash proceeds utilized for any such repurchase, retirement, other acquisition or dividend will not increase the amount available for Restricted Payments under clause (iii) of the first paragraph of Section 7.06); plus</text:p>
            <text:p/>
            <text:p>(ii) the cash proceeds of key man life insurance policies received by the Borrower or Holdings or any other direct or indirect parent of the Borrower (to the extent contributed to the Borrower) and its Restricted Subsidiaries after the Closing Date; plus</text:p>
            <text:p/>
            <text:p>(iii) the amount of any cash bonuses otherwise payable to employees, officers, directors, managers, consultants or independent contractors of the Borrower or its Restricted Subsidiaries or any direct or indirect parent of the Borrower that are foregone in return for the receipt of Equity Interests,</text:p>
            <text:p/>
            <text:p>(provided that the Borrower may elect to apply all or any portion of the aggregate increase contemplated by clauses (i) and (ii) above in any calendar year); provided, further, that cancellation of Indebtedness owing to the Borrower or any Restricted Subsidiary from any future, current or former officer, director, employee, manager, consultant or independent contractor (or any permitted transferees thereof) of the Borrower or any of its Restricted Subsidiaries or any direct or indirect parent of the Borrower, in connection with a repurchase of Equity Interests of the Borrower or any direct or indirect parent of the Borrower from such Persons will not be deemed to constitute a Restricted Payment for purposes of this Section 7.06 or any other provisions of this Agreement;</text:p>
            <text:p/>
            <text:p>(5) the declaration and payment of dividends or distributions to holders of any class or series of Disqualified Stock of the Borrower or any of its Restricted Subsidiaries and any Preferred Stock of any Restricted Subsidiaries issued or Incurred in accordance with Section 7.03;</text:p>
            <text:p/>
            <text:p> </text:p>
            <text:p/>
            <text:p>-147-</text:p>
            <text:p/>
            <text:p>(6) the declaration and payment of dividends or distributions to holders of any class or series of Designated Preferred Stock (other than Disqualified Stock) and the declaration and payment of dividends to the Borrower or any direct or indirect parent of the Borrower, the proceeds of which will be used to fund the payment of dividends to holders of any class or series of Designated Preferred Stock (other than Disqualified Stock) of the Borrower or any direct or indirect parent of the Borrower issued after the Closing Date; provided, however, that (A) the Fixed Charge Coverage Ratio of the Borrower for the Test Period most recently ended prior to such date of determination (calculated on a Pro Forma Basis) is 2.00 to 1.00 or greater and (B) the aggregate amount of dividends declared and paid pursuant to this clause (6) does not exceed the net cash proceeds actually received by the Borrower from the sale (or the contribution of the net cash proceeds from the sale) of Designated Preferred Stock;</text:p>
            <text:p/>
            <text:p>(7) any Restricted Payments made in connection with the consummation of the Transactions or as contemplated by the Acquisition Agreement, including any dividends, payments or loans made to the Borrower or any direct or indirect parent of the Borrower to enable it to make any such payments or any future payments to employees of the Borrower, any Restricted Subsidiary of the Borrower or any direct or indirect parent of the Borrower under agreements entered into in connection with the Transactions;</text:p>
            <text:p/>
            <text:p>(8) the declaration and payment of dividends on the Borrower’s common stock (or the payment of dividends to Holdings or any other direct or indirect parent of the Borrower to fund the payment by Holdings or any other direct or indirect parent of the Borrower of dividends on such entity’s common stock) of up to 6.0% per annum of the net cash proceeds received by the Borrower from any public offering of Equity Interests or contributed to the Borrower by Holdings or any other direct or indirect parent of the Borrower from any public offering of Equity Interests (other than public offerings with respect to Equity Interests registered on Form S-4 or S-8 or successor form thereto and other than any public sale constituting an Excluded Contribution);</text:p>
            <text:p/>
            <text:p>(9) Restricted Payments that are made with Excluded Contributions;</text:p>
            <text:p/>
            <text:p>(10) Restricted Payments in an aggregate amount taken together with all other Restricted Payments made pursuant to this clause (10) not to exceed the greater of (x) $600,000,000 and (y) 31.0% of Four Quarter Consolidated EBITDA;</text:p>
            <text:p/>
            <text:p>(11) the declaration and payment of dividends or distributions to the Closing Date Preferred Equity Purchaser or any holder of the Closing Date Preferred Equity pursuant to the terms of the Closing Date Preferred Equity and the declaration and payment of dividends to the Borrower or any direct or indirect parent of the Borrower, the proceeds of which will be used to fund the payment of dividends to the Closing Date Preferred Equity Purchaser or any holder of the Closing Date Preferred Equity pursuant to the terms of the Closing Date Preferred Equity; provided, however, that the aggregate amount of dividends declared and paid pursuant to this clause (11) does not exceed the aggregate amount of dividends that may be paid in cash pursuant to the terms of the definitive documentation for the Closing Date Preferred Equity in effect on the Closing Date;</text:p>
            <text:p/>
            <text:p>(12) for so long as the Borrower is a member of a group filing a consolidated or combined income Tax return with Holdings or any other direct or indirect parent of the Borrower, the payment of dividends or other distributions to Holdings or such other direct or indirect parent of the Borrower in amounts required for Holdings or such other parent company to pay federal, state and local income Taxes imposed on such entity to the extent such income Taxes are attributable to the income of the Borrower and its Subsidiaries; provided, however, that (i) the amount of such payments in respect of any Tax year does not, in the aggregate, exceed the amount</text:p>
            <text:p/>
            <text:p> </text:p>
            <text:p/>
            <text:p>-148-</text:p>
            <text:p/>
            <text:p>that the Borrower and its Subsidiaries that are members of such consolidated or combined group would have been required to pay in respect of federal, state and local income Taxes (as the case may be) in respect of such year if the Borrower and its applicable Subsidiaries paid such income Taxes directly as a separate stand-alone consolidated or combined income Tax group (reduced by any such Taxes paid directly by the Borrower or any Subsidiary) and (ii) the permitted payment pursuant to this clause (12) with respect to any Taxes attributable to income of any Unrestricted Subsidiary for such taxable year shall be limited to the amount actually paid with respect to such period by such Unrestricted Subsidiary to the Borrower or any Restricted Subsidiary for the purposes of paying such consolidated, combined or similar Taxes;</text:p>
            <text:p/>
            <text:p>(13) the declaration and payment of dividends, other distributions or other amounts to, or the making of loans to Holdings or any other direct or indirect parent of the Borrower, in the amount required for such entity to, if applicable:</text:p>
            <text:p/>
            <text:p>(i) pay amounts equal to the amounts required for Holdings or any other direct or indirect parent of the Borrower to pay fees and expenses (including franchise or similar Taxes required to maintain its corporate existence), customary salary, bonus and other benefits payable to, and indemnities provided on behalf of, officers, employees, directors, managers, consultants or independent contractors of Holdings or any other direct or indirect parent of the Borrower, if applicable, and general corporate operating (including, without limitation, expenses related to auditing and other accounting matters) and overhead costs and expenses of the Borrower or any direct or indirect parent of the Borrower, if applicable, in each case to the extent such fees, expenses, salaries, bonuses, benefits and indemnities are attributable to the ownership or operation of the Borrower and its Subsidiaries;</text:p>
            <text:p/>
            <text:p>(ii) pay, if applicable, amounts equal to amounts required for Holdings or any direct or indirect parent of the Borrower to pay interest and/or principal on Indebtedness the proceeds of which have been contributed to the Borrower (other than as Excluded Equity) and that has been guaranteed by, and is otherwise considered Indebtedness of, the Borrower or any Restricted Subsidiary Incurred in accordance with Section 7.03 (except to the extent any such payments have otherwise been made by any such guarantor);</text:p>
            <text:p/>
            <text:p>(iii) pay fees and expenses incurred by Holdings or any other direct or indirect parent of the Borrower related to (i) the maintenance of such parent entity of its corporate or other entity existence and performance of its obligations under this Agreement and similar obligations under the ABL Credit Agreement and the Senior Notes, (ii) any unsuccessful equity or debt offering of such parent entity (or any debt or equity offering from which such parent does not receive any proceeds) and (iii) any equity or debt issuance, incurrence or offering, any disposition or acquisition or any investment transaction by the Borrower or any of its Restricted Subsidiaries (or any acquisition of or investment in any business, assets or property that will be contributed to the Borrower or any of its Restricted Subsidiaries as part of the same or a related transaction) permitted by this Agreement;</text:p>
            <text:p/>
            <text:p>(iv) [reserved];</text:p>
            <text:p/>
            <text:p>(v) make payments for the benefit of the Borrower or any of its Restricted Subsidiaries to the extent such payments could have been made by the Borrower or any of its Restricted Subsidiaries because such payments (x) (i) would not otherwise be Restricted Payments or (ii) would be Restricted Payments that would be permitted to be made by the Borrower or any of its Restricted Subsidiaries pursuant to this covenant: provided that any payment made pursuant to this clause (v)(x)(ii) shall, if applicable, reduce capacity under the Restricted Payment exception or basket that would have been utilized if such payment were made directly by the Borrower or such Restricted Subsidiary and (y) would be permitted by Section 6.19; and</text:p>
            <text:p/>
            <text:p> </text:p>
            <text:p/>
            <text:p>-149-</text:p>
            <text:p/>
            <text:p>(vi) make Restricted Payments to any direct or indirect parent of the Borrower to finance, or to any direct or indirect parent of the Borrower for the purpose of paying to any other direct or indirect parent of the Borrower to finance, any Investment that, if consummated by the Borrower or any of its Restricted Subsidiaries, would be a Permitted Investment; provided that (a) such Restricted Payment is made substantially concurrently with the closing of such Investment and (b) promptly following the closing thereof, such direct or indirect parent of the Borrower causes (i) all property acquired (whether assets or Equity Interests) to be contributed to the Borrower or any Restricted Subsidiary or (ii) the merger, consolidation or amalgamation (to the extent permitted by Section 7.04) of the Person formed or acquired into the Borrower or any Restricted Subsidiary in order to consummate such acquisition or Investment, in each case, in accordance with the requirements of Section 6.12;</text:p>
            <text:p/>
            <text:p>(14) [reserved];</text:p>
            <text:p/>
            <text:p>(15) (i) repurchases of Equity Interests of the Borrower or any direct or indirect parent of the Borrower deemed to occur upon exercise of stock options or warrants if such Equity Interests represent a portion of the exercise price of such options or warrants, (ii) payments made or expected to be made by the Borrower or any Restricted Subsidiary in respect of withholding or similar taxes payable or expected to be payable by any future, present or former director, officer, employee, manager, consultant or independent contractor of the Borrower or any direct or indirect parent of the Borrower or any Subsidiary of the Borrower (or their respective Affiliates, estates or immediate family members) in connection with the exercise of stock options or the grant, vesting or delivery of Equity Interests of the Borrower or any direct or indirect parent of the Borrower and (iii) loans or advances to officers, directors, employees, managers, consultants and independent contractors of the Borrower or any direct or indirect parent of the Borrower or any Subsidiary of the Borrower in connection with such Person’s purchase of Equity Interests of the Borrower or any direct or indirect parent of the Borrower; provided that no cash is actually advanced pursuant to this subclause (iii) other than to pay taxes due in connection with such purchase, unless immediately repaid;</text:p>
            <text:p/>
            <text:p>(16) purchases of receivables pursuant to a Receivables Repurchase Obligation in connection with a Qualified Receivables Factoring or Qualified Receivables Financing and the payment or distribution of Receivables Fees;</text:p>
            <text:p/>
            <text:p>(17) payments or distributions to satisfy dissenters’ rights, pursuant to or in connection with a consolidation, merger or transfer of assets that complies with the provisions of this Agreement;</text:p>
            <text:p/>
            <text:p>(18) the distribution, as a dividend or otherwise, of shares of Capital Stock of, or Indebtedness owed to Holdings or a Restricted Subsidiary of Holdings by, Unrestricted Subsidiaries (other than Unrestricted Subsidiaries the primary assets of which are cash and/or Cash Equivalents);</text:p>
            <text:p/>
            <text:p>(19) the payment of cash in lieu of the issuance of fractional shares of Equity Interests in connection with any merger, consolidation, amalgamation or other business combination, or in connection with any dividend, distribution or split of or upon exercise, conversion or exchange of Equity Interests, warrants, options or other securities exercisable or convertible into, Equity Interests of the Borrower or any direct or indirect parent of the Borrower;</text:p>
            <text:p/>
            <text:p> </text:p>
            <text:p/>
            <text:p>-150-</text:p>
            <text:p/>
            <text:p>(20) Investments in Unrestricted Subsidiaries having an aggregate Fair Market Value, taken together with all other Investments made pursuant to this clause (20) that are at the time outstanding, without giving effect to the sale of an Unrestricted Subsidiary to the extent the proceeds of such sale do not consist of cash, Cash Equivalents or marketable securities, not to exceed the greater of $300,000,000 and 15.5% of Four Quarter Consolidated EBITDA (with the Fair Market Value of each Investment being measured at the time made and without giving effect to subsequent changes in value);</text:p>
            <text:p/>
            <text:p>(21) any Restricted Payment so long as immediately after giving effect to the making of such Restricted Payment and any related Incurrence of Indebtedness, the Consolidated Total Leverage Ratio does not exceed 3.75 to 1.00;</text:p>
            <text:p/>
            <text:p>(22) [reserved];</text:p>
            <text:p/>
            <text:p>(23) any payment that is intended to prevent any Indebtedness from being treated as an “applicable high yield discount obligation” within the meaning of Section 163(i)(1) of the Code; and</text:p>
            <text:p/>
            <text:p>(24) the payment of any dividend or distribution made to repurchase, redeem, retire or otherwise acquire Equity Interests of the Borrower or any direct or indirect parent of the Borrower under any share repurchase plan; provided, that the aggregate amount of Restricted Payments made under this clause (24) does not exceed $125,000,000 in any calendar year (with unused amounts in any calendar year being permitted to be carried over to succeeding calendar years subject to a maximum of $250,000,000 in any calendar year);</text:p>
            <text:p/>
            <text:p>provided, however, that at the time of, and after giving effect to, any Restricted Payment permitted under clauses (10), (21) and (24), no Event of Default shall have occurred and be continuing or would occur as a consequence thereof.</text:p>
            <text:p/>
            <text:p>(b) The Borrower will not permit any Restricted Subsidiary to become an Unrestricted Subsidiary, or any Unrestricted Subsidiary to become a Restricted Subsidiary, except pursuant to the definition of “Unrestricted Subsidiary.” For purposes of designating any Restricted Subsidiary as an Unrestricted Subsidiary, all outstanding Investments by the Borrower and its Restricted Subsidiaries (except to the extent repaid) in the Subsidiary so designated will be deemed to be Restricted Payments or Permitted Investments in an amount determined as set forth in the last sentence of the definition of “Investments.” Such designation will only be permitted if a Restricted Payment or Permitted Investment in such amount would be permitted at such time and if such Subsidiary otherwise meets the definition of an Unrestricted Subsidiary.</text:p>
            <text:p/>
            <text:p>(c) For purposes of the covenant described above, if any Investment or Restricted Payment would be permitted pursuant to one or more provisions described above and/or one or more of the exceptions contained in the definition of “Permitted Investments,” the Borrower may divide and classify such Investment or Restricted Payment in any manner that complies with this covenant and may later divide and reclassify any such Investment or Restricted Payment so long as the Investment or Restricted Payment (as so divided and/or reclassified) would be permitted to be made in reliance on the applicable exception as of the date of such reclassification. In addition, for purposes of the covenant described above, any Restricted Payment permitted hereunder may, at the option of the Borrower or its Restricted Subsidiaries, be structured in the form of a loan or other Investment. </text:p>
          </table:table-cell>
          <table:table-cell office:value-type="string" calcext:value-type="string">
            <text:p>7.05 Asset Sales.</text:p>
            <text:p/>
            <text:p>(a) The Borrower will not, and will not permit any of its Restricted Subsidiaries to, cause or make an Asset Sale of any assets that do not constitute ABL Collateral (“Non-ABL Collateral”), unless:</text:p>
            <text:p/>
            <text:p>(1) except in the case of any Governmental Asset Sale, the Borrower or any of its Restricted Subsidiaries, as the case may be, receives consideration at the time of such Asset Sale at least equal to the Fair Market Value (as determined in good faith by the Borrower) of the assets sold or otherwise disposed of; and</text:p>
            <text:p/>
            <text:p>(2) except in the case of any Governmental Asset Sale or a Permitted Asset Swap, at least 75% of the consideration therefor received by the Borrower or such Restricted Subsidiary, as the case may be, is in the form of cash or Cash Equivalents or Replacement Assets.</text:p>
            <text:p/>
            <text:p>Within 365 days after the Borrower’s or any Restricted Subsidiary’s receipt of the Net Cash Proceeds of any Asset Sale or Casualty Event with respect to Non-ABL Collateral, the Borrower or such Restricted Subsidiary shall apply an amount equal to the Net Cash Proceeds from such Asset Sale or such Casualty Event, at its option:</text:p>
            <text:p/>
            <text:p>(1) to prepay Loans in accordance with Section 2.05(b)(ii);</text:p>
            <text:p/>
            <text:p>(2) to an Investment in any one or more businesses (provided that if such investment is in the form of the acquisition of Capital Stock of a Person, such acquisition results in such Person becoming a Restricted Subsidiary of the Borrower), assets, or property or capital expenditures, in each case used or useful in a Similar Business;</text:p>
            <text:p/>
            <text:p>(3) to make an Investment in any one or more businesses (provided that if such Investment is in the form of the acquisition of Capital Stock of a Person, such acquisition results in such Person becoming a Restricted Subsidiary of the Borrower), properties or assets that replace the properties and assets that are the subject of such Asset Sale or Casualty Event; or</text:p>
            <text:p/>
            <text:p>(4) any combination of the foregoing;</text:p>
            <text:p/>
            <text:p>provided that the Borrower and its Restricted Subsidiaries will be deemed to have complied with the provisions described in clause (2) or (3) of this paragraph if and to the extent that, within 365 days after the Asset Sale that generated the Net Cash Proceeds, the Borrower or such Restricted Subsidiary, as applicable, has entered into and not abandoned or rejected a binding agreement to make an investment in compliance with the provision described in clauses (2) or (3) of this paragraph, and that investment is thereafter completed within 180 days after the end of such 365-day period.</text:p>
            <text:p/>
            <text:p> </text:p>
            <text:p/>
            <text:p>-141-</text:p>
            <text:p/>
            <text:p>Pending the final application of any such amount of Net Cash Proceeds pursuant to Section 2.05(b)(ii) and this Section 7.05, the Borrower or such Restricted Subsidiary may temporarily reduce Indebtedness under a revolving credit facility, or otherwise invest or utilize such Net Cash Proceeds in any manner not prohibited by this Agreement.</text:p>
            <text:p/>
            <text:p>(b) The Borrower will not, and will not permit any of its Restricted Subsidiaries to, cause or make an Asset Sale of any assets that constitute ABL Collateral, unless:</text:p>
            <text:p/>
            <text:p>(1) except in the case of any Governmental Asset Sale, the Borrower or any of its Restricted Subsidiaries, as the case may be, receives consideration at the time of such Asset Sale at least equal to the Fair Market Value (as determined in good faith by the Borrower) of the assets sold or otherwise disposed of; and</text:p>
            <text:p/>
            <text:p>(2) except in the case of any Governmental Asset Sale or a Permitted Asset Swap, at least 75% of the consideration therefor received by the Borrower or such Restricted Subsidiary, as the case may be, is in the form of cash or Cash Equivalents or Replacement Assets.</text:p>
            <text:p/>
            <text:p>Within 365 days after the Borrower’s or any Restricted Subsidiary’s receipt of the Net Cash Proceeds of any Asset Sale or Casualty Event with respect to ABL Collateral, the Borrower or such Restricted Subsidiary shall apply an amount equal to the Net Cash Proceeds from such Asset Sale or such Casualty Event, at its option:</text:p>
            <text:p/>
            <text:p>(1) to prepay Loans in accordance with Section 2.05(b)(ii);</text:p>
            <text:p/>
            <text:p>(2) to an Investment in any one or more businesses (provided that if such investment is in the form of the acquisition of Capital Stock of a Person, such acquisition results in such Person becoming a Restricted Subsidiary of the Borrower), assets, or property or capital expenditures, in each case used or useful in a Similar Business;</text:p>
            <text:p/>
            <text:p>(3) to make an Investment in any one or more businesses (provided that if such Investment is in the form of the acquisition of Capital Stock of a Person, such acquisition results in such Person becoming a Restricted Subsidiary of the Borrower), properties or assets that replace the properties and assets that are the subject of such Asset Sale or Casualty Event;</text:p>
            <text:p/>
            <text:p>(4) to permanently reduce any Indebtedness under the ABL Credit Agreement or any other Indebtedness of the Borrower or a Guarantor that in each case is secured by a Lien on the ABL Collateral that is prior to the Lien on the ABL Collateral securing the Obligations (and, in the case of revolving obligations, to correspondingly reduce commitments with respect thereto), in each case other than Indebtedness owed to the Borrower or a Restricted Subsidiary; or</text:p>
            <text:p/>
            <text:p>(5) any combination of the foregoing;</text:p>
            <text:p/>
            <text:p>provided that the Borrower and its Restricted Subsidiaries will be deemed to have complied with the provisions described in clauses (2) and (3) above if and to the extent that, within 365 days after the Asset Sale of Non-ABL Collateral that generated the Net Cash Proceeds, the Borrower has entered into and not abandoned or rejected a binding agreement to acquire the assets or Capital Stock of a Similar Business, make an Investment in Replacement Assets or make a capital expenditure in compliance with the provision</text:p>
            <text:p/>
            <text:p> </text:p>
            <text:p/>
            <text:p>-142-</text:p>
            <text:p/>
            <text:p>described in clauses (2) and (3) of this paragraph, and that acquisition, purchase or capital expenditure is thereafter completed within 180 days after the end of such 365-day period. Pending the final application of any such Net Cash Proceeds, the Borrower or such Restricted Subsidiary of the Borrower may temporarily reduce Indebtedness under a revolving credit facility, if any, or otherwise invest such Net Cash Proceeds in Cash Equivalents.</text:p>
            <text:p/>
            <text:p>(c) For purposes of this Section 7.05, the amount of:</text:p>
            <text:p/>
            <text:p>(i) any liabilities (as shown on Borrower’s or such Restricted Subsidiary’s most recent balance sheet or in the notes thereto for which internal financial statements are available immediately preceding such date or, if incurred or accrued subsequent to the date of such balance sheet, such liabilities that would have been reflected on Borrower’s or such Restricted Subsidiary’s balance sheet or in the footnotes thereto if such incurrence or accrual had taken place on or prior to the date of such balance sheet in the good faith determination of the Borrower) of the Borrower or such Restricted Subsidiary (other than liabilities that are by their terms subordinated to the Obligations) that are extinguished by the buyer in connection with the transactions relating to such Asset Sale, or that are assumed by the transferee of any such assets or Equity Interests, in each case, pursuant to an agreement that releases or indemnifies Borrower or such Restricted Subsidiary, as the case may be, from further liability;</text:p>
            <text:p/>
            <text:p>(ii) any notes or other obligations or other securities or assets received by the Borrower or such Restricted Subsidiary from such transferee that are converted by the Borrower or such Restricted Subsidiary into cash or Cash Equivalents, or by their terms are required to be satisfied for cash or Cash Equivalents (to the extent of the cash or Cash Equivalents received), in each case, within 180 days of the receipt thereof; and</text:p>
            <text:p/>
            <text:p>(iii) any Designated Non-cash Consideration received by the Borrower or any of its Restricted Subsidiaries in such Asset Sale having an aggregate Fair Market Value, taken together with all other Designated Non-cash Consideration received pursuant to this subclause (iii) that is at that time outstanding, not to exceed the greater of (x) $450,000,000 and (y) 23.5% of Four Quarter Consolidated EBITDA, calculated at the time of the receipt of such Designated Non-cash Consideration (with the Fair Market Value of each item of Designated Non-cash Consideration being measured at the time received and without giving effect to subsequent changes in value) shall each be deemed to be Cash Equivalents.</text:p>
            <text:p/>
            <text:p>(d) For purposes of this Section 7.05, any sale by the Borrower or a Restricted Subsidiary of the Capital Stock of a Restricted Subsidiary that owns assets constituting Non-ABL Collateral or ABL Collateral shall be deemed to be a sale of such Non-ABL Collateral or ABL Collateral (or, in the event of a Restricted Subsidiary that owns assets that include any combination of Non-ABL Collateral and ABL Collateral, shall be deemed to be a separate sale of each of such Non-ABL Collateral and ABL Collateral). In the event of any such sale (or a sale of assets that includes any combination of Non-ABL Collateral and ABL Collateral), the proceeds received by the Borrower and the Restricted Subsidiaries in respect of such sale shall be allocated to the Non-ABL Collateral and ABL Collateral in accordance with their respective Fair Market Values, which shall be determined by the Borrower or, at the Borrower’s election, an independent third party. In addition, for purposes of this Section 7.05, any sale by the Borrower or any Restricted Subsidiary of the Capital Stock of any Person that owns only ABL Collateral will not be subject to subsection (a) hereof, but rather will be subject to subsection (b) hereof. </text:p>
          </table:table-cell>
          <table:table-cell table:number-columns-repeated="1013"/>
        </table:table-row>
        <table:table-row table:style-name="ro1">
          <table:table-cell office:value-type="string" calcext:value-type="string">
            <text:p><text:a xlink:href="https://www.sec.gov/Archives/edgar/data/1517228/000119312519097421/d693740dex102.htm" xlink:type="simple">https://www.sec.gov/Archives/edgar/data/1517228/000119312519097421/d693740dex102.htm</text:a></text:p>
          </table:table-cell>
          <table:table-cell office:value-type="string" calcext:value-type="string">
            <text:p>REVOLVING CREDIT AGREEMENT </text:p>
          </table:table-cell>
          <table:table-cell office:value-type="string" calcext:value-type="string">
            <text:p>This REVOLVING CREDIT AGREEMENT, dated as of April 4, 2019 is entered into by and among CommScope, Inc., a Delaware corporation (the “Parent Borrower”), the certain Domestic Subsidiaries of Parent Borrower identified on the signature pages hereto as Co-Borrowers (the “Co-Borrowers” and, together with Parent Borrower, the “Borrowers”), CommScope Holding Company, Inc. (“Holdings”), the Lenders party hereto from time to time, and JPMORGAN CHASE BANK, N.A. (“JPMorgan”), as Administrative Agent (together with its permitted successors in such capacity, the “Administrative Agent”) and Collateral Agent (together with its permitted successors in such capacity, the “Collateral Agent”).NG CREDIT AGREEMENT </text:p>
          </table:table-cell>
          <table:table-cell office:value-type="string" calcext:value-type="string">
            <text:p><text:s text:c="2"/>2.23 Incremental Facilities. <text:s/>(a) Parent Borrower may by written notice to the Agents elect to request, prior to the Revolving Commitment Termination Date, (x) an increase to the applicable existing Revolving Commitments (any such increase, the “New Revolving Commitments” and the loans made pursuant thereto, the “New Revolving Loans”), by an amount (such amount not to be less than $25,000,000 individually (or such lesser amount which shall be approved by the Administrative Agent) and integral multiples of $1,000,000 in excess of that amount) not in excess of the sum of (i) $400,000,000 minus the aggregate principal amount of any other Revolving Loans incurred pursuant to clause (y) below and (ii) the aggregate principal amount of all previous or concurrent terminations of Revolving Commitments pursuant to Section 2.12, in each case not funded with the proceeds of any long-term Indebtedness or (y) commitments in respect of a Last-Out Facility (such commitments, “Last-Out Facility Commitments” and together with the New Revolving Commitments, “Incremental Revolving Commitments”) to make revolving loans with pricing terms, final maturity date, payment priorities and Borrowing Base mechanics (as set forth in clause (5) below) and/or upfront or similar fees different from the Revolving Loans (“Last-Out Incremental Revolving Loans”, and together with the New Revolving Loans, the “Incremental Revolving Loans”). Each such notice shall specify (A) the date (each, an “Increased Amount Date”) on which the applicable Borrower proposes that the Incremental Revolving Commitments shall be effective, which shall be a date not less than ten (10) Business Days after the date on which such notice is delivered to the Agents; and (B) the identity of each Lender or other Person that is an Eligible Assignee (each, a “New Lender”) to whom the applicable Borrower proposes any portion of such Incremental Revolving Commitments be allocated and the amounts of such allocations; provided that any Lender approached to provide all or a portion of the Incremental Revolving Commitments may elect or decline, in its sole discretion, to provide an Incremental Revolving Commitment; provided further that, if applicable, such New Lender shall be subject to the same consents as would apply to an assignment to such New Lender pursuant to Section 10.6. Such Incremental Revolving Commitments shall become effective, as of such Increased Amount Date; provided that (1) no Event of Default shall exist on such Increased Amount Date before or after giving effect to such Incremental Revolving Commitments (except in connection with any acquisition or similar Investment permitted hereunder, where no Event of Default under Sections 8.1(a), (f) or (g) shall be the standard); (2) the terms of the Incremental Revolving Commitments (including the Applicable Margin) shall be documented solely as an increase to the Revolving Commitments, with identical terms; (3) the Incremental Revolving Commitments shall be effected pursuant to one or more Joinder Agreements executed and delivered by the applicable Borrower and the Administrative Agent, and each of which shall be recorded in the Register and shall be subject to the requirements set forth in Section 2.19(c); (4) the applicable Borrower shall make any payments required pursuant to Section 2.17(d) in connection with the Incremental Revolving Commitments; (5) with respect to any Last-Out Incremental Revolving Loans, (i) such Last-Out Incremental Revolving Loans shall be secured by a pari passu lien on the Collateral with the Revolving Loans, but shall be junior in right of payment to all Revolving Loans, (ii) such Last-Out Incremental Revolving Loans will be incurred on a “first in, last out” basis vis-à-vis the Revolving Loans, and the borrowing mechanics and voluntary and mandatory prepayment and commitment reduction provisions herein may be modified to reflect such “first in, last out” basis, (iii) the Borrowing Base with respect to such Last-Out Incremental Revolving Loans shall be the same Borrowing Base that is applicable to the Revolving Loans, except such Borrowing Base with respect to such Last-Out Incremental Revolving Loans may have a greater advance rate with respect to the Eligible Accounts and Eligible Inventory than the advance rates applicable to the Revolving Loans (the provisions with respect to Last-Out Incremental Revolving Loans contemplated by subclauses (i), (ii) and (iii) of this clause (5), the “Last-Out Borrowing Base Mechanics”) and, (iv) the Last-Out Incremental Revolving Loans shall have the same guarantees as the Revolving Loans, (v) the final maturity date of any Last-Out Incremental Revolving Loans shall be no earlier than the Maturity Date of the Revolving Loans (iv) the other terms of such Last-Out Incremental Revolving Loans shall, other than with respect to advance rates, pricing, interest rate margins, rate floors, fees and subordination in the “default waterfall”, be (x) the same as the Revolving Loans or (y) reasonably satisfactory to the Administrative Agent; and (6) the applicable Borrower shall deliver or cause to be delivered any legal opinions or other documents reasonably requested by the Administrative Agent in connection with any such transaction. <text:s text:c="4"/>113 <text:s/>(b) On any Increased Amount Date on which New Revolving Commitments are effected, subject to the satisfaction of the foregoing terms and conditions, (i) each of the Lenders shall assign to each of the New Lenders, and each of the New Lenders shall purchase from each of the Lenders, at the principal amount thereof (together with accrued interest), such interests in the Revolving Loans outstanding on such Increased Amount Date as shall be necessary in order that, after giving effect to all such assignments and purchases, such Revolving Loans will be held by existing Lenders and New Lenders ratably in accordance with their Revolving Commitments after giving effect to the addition of such New Revolving Commitments to the Revolving Commitment, (ii) each New Revolving Commitment shall be deemed for all purposes a Revolving Commitment and each New Revolving Loan shall be deemed, for all purposes, a Revolving Loan and (iii) each New Lender shall become a Lender with respect to the New Revolving Commitment and all matters relating thereto. <text:s/>(c) The Administrative Agent shall notify Lenders promptly upon receipt of the applicable Borrower’s notice of each Increased Amount Date and in respect thereof the New Revolving Commitments and the New Lenders and the respective interests in such Lender’s Revolving Loans, in each case subject to the assignments contemplated by this Section. For the avoidance of doubt, this Agreement and the other Credit Documents may be amended with the consent of the Administrative Agent, the Parent Borrower and the applicable New Lenders (and without the consent of any other Lenders) in order to effect the provisions of Sections 2.23(a), (b) and/or (c) above. <text:s/>(d) At any time on or prior to the Revolving Commitment Termination Date, the Parent Borrower may request an extension of the Revolving Commitments (a “Proposed Extension”) by notice to the Administrative Agent, the Lenders, the Issuing Banks and the Swing Line Lenders. Each such notice shall specify the proposed extended revolving commitment termination date (the “Extended Termination Date”) and any other terms or conditions with respect to the Proposed Extension. Neither the Administrative Agent nor any Lender, Issuing Bank or Swing Line Lender shall be obligated in any capacity to provide any such extension of its Revolving Commitments pursuant to any Proposed Extension or enter into any negotiations with respect to any Proposed Extension. Each Lender, Issuing Bank and Swing Line Lender, as applicable, choosing to extend its Revolving Commitment pursuant to a Proposed Extension (each, an “Extending Lender”) and the applicable Borrowers may prepare appropriate documentation necessary to reflect the terms and conditions of the Proposed Extension; provided that (i) no amendments or modifications to any Credit Documents will be permitted prior to the Revolving Commitment Termination Date unless the Administrative Agent, in its sole discretion, consents to any such amendments or modifications (subject in each case to the requirements of Section 10.5); (ii) amendments or modifications to any Credit Document shall be permitted with the consent of the Administrative Agent and the Extending Lenders (but solely to the extent such amendments and modifications apply only following the Revolving Commitment Termination Date); and (iii) unless the Administrative Agent has agreed in its sole discretion to act as the Administrative Agent for the Extending Lenders following the Revolving Commitment Termination Date, a successor Administrative Agent shall have been appointed by the Extending Lenders to act as administrative agent commencing on the Revolving Commitment Termination Date. </text:p>
          </table:table-cell>
          <table:table-cell office:value-type="string" calcext:value-type="string">
            <text:p>2.13 Mandatory Prepayments.</text:p>
            <text:p/>
            <text:p>(a) Maximum Credit. Subject to the Administrative Agent’s authority, in its sole discretion, to make Protective Advances pursuant to the terms of Section 2.24, promptly (but in no event later than two (2) Business Days) upon the earlier of (a) the knowledge of any Responsible Officer of Parent Borrower, or (b) notice to any Borrower from the Administrative Agent that the Dollar Equivalent of the aggregate principal amount of applicable Revolving Credit Outstandings exceeds the Maximum Credit at such time, the applicable Borrower shall forthwith prepay the Swing Line Loans first and then the Revolving Loans then outstanding in an amount equal to such excess. If any such excess remains after repayment in full of the applicable aggregate outstanding Swing Line Loans and Revolving Loans, the applicable Borrower shall cash collateralize applicable Letters of Credit in the manner set forth in Section 8.2 in an amount equal to 103% of such excess.</text:p>
            <text:p/>
            <text:p>(b) Cash Dominion During a Liquidity Event Period. Each Borrower hereby irrevocably waives the right to direct, during a Liquidity Event Period, the application of all funds in each Cash Collateral Account and agrees that, subject to the Intercreditor Agreement, the Administrative Agent (i) may or, upon the written direction of the Requisite Lenders at any time during such Liquidity Event Period, shall deliver a Blockage Notice to each Deposit Account Bank for each Approved Deposit Account and (ii) shall, during a Liquidity Event Period, except, as provided in Sections 2.15(g) and (h), apply all payments in respect of any Obligations and all available funds in each Cash Collateral Account on a daily basis as follows: first, to prepay any Protective Advances that may be outstanding, pro rata; second, to repay the outstanding principal amount of the Swing Line Loans until the Swing Line Loans have been repaid in full; third, to repay the outstanding principal balance of the Revolving Loans until the Revolving Loans shall have been repaid in full (other than Contingent Obligations); fourth, to cash collateralize outstanding Letters of Credit in the manner set forth in Section 8.2; and then to any other Obligation owing by such Borrower then due and payable. If (i) following such application, (ii) outside of a Liquidity Event Period or (iii) after all Letters of Credit shall have expired or been fully drawn and all Revolving Commitments shall have been terminated, there are no Loans outstanding and no other Obligations that are then due and payable (and, during a Liquidity Event Period, cash collateral has been provided in an amount equal to 103% of the Letter of Credit Obligations in the manner required in Section 8.2), then the Administrative Agent shall cause any remaining funds in the Cash Collateral Accounts to be paid at the written direction of the applicable Borrower (or, in the absence of such direction, to the applicable Borrower or another Person lawfully entitled thereto). </text:p>
          </table:table-cell>
          <table:table-cell office:value-type="string" calcext:value-type="string">
            <text:p>6.3 Indebtedness.</text:p>
            <text:p/>
            <text:p> </text:p>
            <text:p/>
            <text:p>143</text:p>
            <text:p/>
            <text:p>(a) the Parent Borrower will not, and will not permit any of its Restricted Subsidiaries to, directly or indirectly, Incur any Indebtedness (including Acquired Indebtedness) or issue any shares of Disqualified Stock and the Parent Borrower will not permit any of its Restricted Subsidiaries to issue any shares of Preferred Stock; provided, however, that the Parent Borrower and any Restricted Subsidiary may Incur Indebtedness (including Acquired Indebtedness) or issue shares of Disqualified Stock and any Restricted Subsidiary may issue shares of Preferred Stock, in each case if the Fixed Charge Coverage Ratio of the Parent Borrower and its Restricted Subsidiaries for the most recently ended four full fiscal quarters for which internal financial statements are available immediately preceding the date on which such additional Indebtedness is Incurred or such Disqualified Stock or Preferred Stock is issued would have been at least 2.00 to 1.00 determined on a Pro Forma Basis (including a pro forma application of the net proceeds therefrom), as if the additional Indebtedness had been Incurred, or the Disqualified Stock or Preferred Stock had been issued, as the case may be, and the application of proceeds therefrom had occurred at the beginning of such four-quarter period; provided, further, that the aggregate amount of Indebtedness (including Acquired Indebtedness) that may be Incurred and Disqualified Stock or Preferred Stock that may be issued pursuant to the foregoing by Restricted Subsidiaries that are not Guarantors of the Obligations shall not exceed the greater of (x) $500,000,000 and (y) 26.0% of Four Quarter Consolidated EBITDA at the time of Incurrence, at any one time outstanding, on a Pro Forma Basis (such Indebtedness Incurred and Disqualified Stock and Preferred Stock issued, “Ratio Debt”).</text:p>
            <text:p/>
            <text:p>(b) In addition, the following shall be permitted (collectively, the “Permitted Debt”):</text:p>
            <text:p/>
            <text:p>(1) the Incurrence by the Parent Borrower or its Restricted Subsidiaries of (i) Indebtedness arising under the Credit Documents including any refinancing thereof, and (ii) Indebtedness Incurred by the Borrowers and the Guarantors under the Term Loan Credit Agreement and the related loan documents and Refinancing Notes and any Permitted Refinancing thereof (each as defined in the Term Loan Credit Agreement (as in effect on the Closing Date, or any similar provision of any subsequent Term Loan Credit Agreement that does not modify the financial tests and dollar baskets set forth in the relevant definitions of the Term Loan Credit Agreement (as in effect on the Closing Date) in a manner that is less restrictive to the Credit Parties in any material respect) in an aggregate principal amount not to exceed $3,200,000,000 plus any amounts permitted to be incurred pursuant to Section 2.16 and/or 2.17 of the Term Loan Credit Agreement (as in effect on the Closing Date, or any similar provisions of any subsequent Term Loan Credit Agreement that do not modify the financial tests and dollar baskets set forth in Section 2.16 of the Term Loan Credit Agreement (as in effect on the Closing Date) in a manner that is less restrictive to the Credit Parties in any material respect;</text:p>
            <text:p/>
            <text:p>(2) the Incurrence by the Borrower and the Guarantors of Indebtedness represented by (A) the Closing Date Senior Secured Notes and the Guarantees thereof, as applicable (and any exchange notes and Guarantees thereof) and (B) the Senior Notes (other than the Closing Date Senior Secured Notes), and in each case, the Guarantees thereof, as applicable (and any exchange notes and Guarantees thereof);</text:p>
            <text:p/>
            <text:p>(3) Indebtedness and Disqualified Stock of the Parent Borrower and its Restricted Subsidiaries and Preferred Stock of its Non-Guarantor Subsidiaries (other than Indebtedness described in clause (1) or (2) above) that is existing on the Closing Date and listed on Schedule 6.3 and for the avoidance of doubt, including all Capitalized Lease Obligations existing on the Closing Date listed on Schedule 6.3;</text:p>
            <text:p/>
            <text:p> </text:p>
            <text:p/>
            <text:p>144</text:p>
            <text:p/>
            <text:p>(4) Indebtedness (including, without limitation, Capitalized Lease Obligations and mortgage financings as purchase money obligations) Incurred by the Parent Borrower or any of its Restricted Subsidiaries, Disqualified Stock issued by the Parent Borrower or any of its Restricted Subsidiaries and Preferred Stock issued by any Restricted Subsidiaries of the Parent Borrower to finance all or any part of the purchase, lease, construction, installation, repair or improvement of property (real or personal), plant or equipment or other fixed or capital assets (whether through the direct purchase of assets or the Capital Stock of any Person owning such assets) and Indebtedness, Disqualified Stock or Preferred Stock arising from the conversion of the obligations of the Borrower or any Restricted Subsidiary under or pursuant to any “synthetic lease” transactions to on-balance sheet Indebtedness of the Borrower or such Restricted Subsidiary, in an aggregate principal amount or Maximum Fixed Repurchase Price, as applicable, including all Indebtedness Incurred and Disqualified Stock or Preferred Stock issued to renew, refund, refinance, replace, defease or discharge any Indebtedness Incurred and Disqualified Stock or Preferred Stock issued pursuant to this clause (4), not to exceed the greater of (x) $350,000,000 and (y) 18.0% of Four Quarter Consolidated EBITDA at the time of Incurrence, at any one time outstanding plus, in the case of any refinancing of any Indebtedness, Disqualified Stock or Preferred Stock permitted under this clause (4) or any portion thereof, any Refinancing Expenses; provided that Capitalized Lease Obligations Incurred by the Parent Borrower or any Restricted Subsidiary pursuant to this clause (4) in connection with a Sale/Leaseback Transaction shall not be subject to the foregoing limitation so long as the proceeds of such Sale/Leaseback Transaction are used by the Parent Borrower or such Restricted Subsidiary to permanently repay outstanding term loans under the Term Loan Credit Agreement or other Pari Passu Indebtedness that is secured by pari passu Liens on the Collateral (it being understood that any Indebtedness, Disqualified Stock or Preferred Stock Incurred pursuant to this clause (4) shall cease to be deemed Incurred or outstanding pursuant to this clause (4) but shall be deemed Incurred and outstanding as Ratio Debt from and after the first date on which Borrower or such Restricted Subsidiary, as the case may be, could have Incurred such Indebtedness, Disqualified Stock or Preferred Stock as Ratio Debt (to the extent the Parent Borrower or such Restricted Subsidiary is able to Incur any Liens related thereto as Permitted Liens after such reclassification));</text:p>
            <text:p/>
            <text:p>(5) Indebtedness Incurred by the Parent Borrower or any of its Restricted Subsidiaries and Preferred Stock issued by its Restricted Subsidiaries constituting reimbursement obligations with respect to letters of credit or bank guarantees or similar instruments issued in the ordinary course of business, including, without limitation, (i) letters of credit or performance or surety bonds in respect of workers’ compensation claims, health, disability or other employee benefits (whether current or former) or property, casualty or liability insurance or self-insurance, or other Indebtedness with respect to reimbursement-type obligations regarding workers’ compensation claims, health, disability or other employee benefits (whether current or former) or property, casualty or liability insurance and (ii) guarantees of Indebtedness Incurred by customers in connection with the purchase or other acquisition of equipment or supplies in the ordinary course of business;</text:p>
            <text:p/>
            <text:p>(6) the Incurrence of Indebtedness, Disqualified Stock or Preferred Stock arising from agreements of the Parent Borrower or its Restricted Subsidiaries providing for indemnification, earn-outs, adjustment of purchase or acquisition price or similar obligations, in each case, Incurred in connection with the Transactions or with the acquisition or disposition of any business, assets or a Subsidiary of the Parent Borrower in accordance with this Agreement, other than guarantees of Indebtedness Incurred or Disqualified Stock or Preferred Stock issued by any Person acquiring all or any portion of such business, assets or Subsidiary for the purpose of financing such acquisition;</text:p>
            <text:p/>
            <text:p>(7) Indebtedness or Disqualified Stock of the Parent Borrower owing to a Restricted Subsidiary; provided that (x) such Indebtedness or Disqualified Stock owing to a non-Credit Party shall be subordinated in right of payment to such Parent Borrower’s Obligations with respect to this Agreement pursuant to the Intercompany Subordination Agreement and (y) any subsequent</text:p>
            <text:p/>
            <text:p> </text:p>
            <text:p/>
            <text:p>145</text:p>
            <text:p/>
            <text:p>issuance or transfer of any Capital Stock or any other event that results in any such Restricted Subsidiary ceasing to be a Restricted Subsidiary or any other subsequent transfer of any such Indebtedness or Disqualified Stock (except to the Parent Borrower or another Restricted Subsidiary) shall be deemed, in each case, to be an Incurrence of such Indebtedness or an issuance of such Disqualified Stock not permitted by this clause (7);</text:p>
            <text:p/>
            <text:p>(8) shares of Preferred Stock of a Restricted Subsidiary issued to the Parent Borrower or another Restricted Subsidiary; provided that any subsequent issuance or transfer of any Capital Stock or any other event that results in any Restricted Subsidiary that holds such shares of Preferred Stock of another Restricted Subsidiary ceasing to be a Restricted Subsidiary or any other subsequent transfer of any such shares of Preferred Stock (except to the Parent Borrower or another Restricted Subsidiary) shall be deemed, in each case, to be an issuance of shares of Preferred Stock not permitted by this clause (8);</text:p>
            <text:p/>
            <text:p>(9) Indebtedness, Disqualified Stock or Preferred Stock of a Restricted Subsidiary or the Parent Borrower owing to the Parent Borrower or another Restricted Subsidiary; provided that (x) if the Parent Borrower or a Credit Party Incurs such Indebtedness, Disqualified Stock or Preferred Stock owing to a non- Credit Party, such Indebtedness, Disqualified Stock or Preferred Stock is subordinated in right of payment to the Parent Borrower’s Obligations or Guarantee of such Credit Party, as applicable, pursuant to the Intercompany Subordination Agreement and (y) any subsequent issuance or transfer of any Capital Stock or any other event that results in any Restricted Subsidiary lending such Indebtedness, Disqualified Stock or Preferred Stock ceasing to be a Restricted Subsidiary or any other subsequent transfer of any such Indebtedness, Disqualified Stock or Preferred Stock (except to the Parent Borrower or another Restricted Subsidiary) shall be deemed, in each case, to be an Incurrence of such Indebtedness, Disqualified Stock or Preferred Stock not permitted by this clause (9);</text:p>
            <text:p/>
            <text:p>(10) Swap Contracts Incurred (including, without limitation, in connection with any Qualified Receivables Financing), other than for speculative purposes;</text:p>
            <text:p/>
            <text:p>(11) obligations (including reimbursement obligations with respect to letters of credit and bank guarantees or similar instruments) in respect of customs, self-insurance, performance, bid, appeal and surety bonds and completion guarantees and similar obligations provided by the Parent Borrower or any Restricted Subsidiary;</text:p>
            <text:p/>
            <text:p>(12) Indebtedness or Disqualified Stock of the Parent Borrower or any Restricted Subsidiary of the Parent Borrower and Preferred Stock of any Restricted Subsidiary in an aggregate principal amount or Maximum Fixed Repurchase Price, as applicable, that, when aggregated with the principal amount or Maximum Fixed Repurchase Price of all other Indebtedness, Disqualified Stock and Preferred Stock then outstanding and Incurred pursuant to this clause (12), does not exceed the greater of (x) $600,000,000 and (y) 31.0% of Four Quarter Consolidated EBITDA at the time of Incurrence, at any one time outstanding plus, in the case of any refinancing of any Indebtedness, Disqualified Stock or Preferred Stock permitted under this clause (12) or any portion thereof, any Refinancing Expenses (it being understood that any Indebtedness Incurred or Disqualified Stock or Preferred Stock issued pursuant to this clause (12) shall cease to be deemed Incurred, issued or outstanding pursuant to this clause (12) but shall be deemed Incurred or issued and outstanding as Ratio Debt from and after the first date on which the Parent Borrower or such Restricted Subsidiary, as the case may be, could have Incurred such Indebtedness or issued such Disqualified Stock or Preferred Stock as Ratio Debt (to the extent the Parent Borrower or such Restricted Subsidiary is able to Incur any Liens related thereto as Permitted Liens after such reclassification));</text:p>
            <text:p/>
            <text:p> </text:p>
            <text:p/>
            <text:p>146</text:p>
            <text:p/>
            <text:p>(13) any guarantee by the Parent Borrower or a Restricted Subsidiary of Indebtedness, Disqualified Stock, Preferred Stock (other than Preferred Stock incurred pursuant to Section 6.3(b)(8)) or other obligations of the Parent Borrower or any of its Restricted Subsidiaries so long as the Incurrence of such Indebtedness, Disqualified Stock, Preferred Stock or other obligations by the Parent Borrower or such Restricted Subsidiary is permitted under the terms of this Agreement;</text:p>
            <text:p/>
            <text:p>(14) the Incurrence by the Parent Borrower or any of its Restricted Subsidiaries of Indebtedness or Disqualified Stock or the issuance of Preferred Stock of a Restricted Subsidiary that serves to refund, refinance, replace, redeem, repurchase, retire or defease, and is in an aggregate principal amount (or if issued with original issue discount an aggregate issue price) that is less than or equal to, Indebtedness Incurred or Disqualified Stock or Preferred Stock issued as Ratio Debt or permitted under clause (2), clause (3), this clause (14), clause (15) or clause (18) of this paragraph or subclause (y) of each of clauses (4), (12), (20), (29) or (31) of this paragraph (provided that any amounts Incurred under this clause (14) as Refinancing Indebtedness in respect of Indebtedness Incurred pursuant to subclause (y) of any of these clauses shall reduce the amount available under such subclause (y) of such clause so long as such Refinancing Indebtedness remains outstanding (but in each case, not below $0)) or any Indebtedness Incurred or Disqualified Stock or Preferred Stock issued to so refund, replace, refinance, redeem, repurchase, retire or defease such Indebtedness, Disqualified Stock or Preferred Stock, plus any Refinancing Expenses (subject to the following proviso, “Refinancing Indebtedness”); provided, however, that such Refinancing Indebtedness:</text:p>
            <text:p/>
            <text:p>(i) has a Weighted Average Life to Maturity at the time such Refinancing Indebtedness is Incurred that is not less than the remaining Weighted Average Life to Maturity of the Indebtedness, Disqualified Stock or Preferred Stock being refunded, refinanced, replaced, redeemed, repurchased or retired (which, in the case of bridge loans or Extendable Bridge Loans/Interim Debt, shall be determined by reference to the notes or loans into which such bridge loans or Extendable Bridge Loans/Interim Debt are converted or for which such bridge loans or Extendable Bridge Loans/Interim Debt are exchanged at maturity and will be subject to other customary offers to repurchase or mandatory prepayments upon a change of control, asset sale or event of loss and customary acceleration rights after an event of default);</text:p>
            <text:p/>
            <text:p>(ii) in the case of any revolving Indebtedness, has a Stated Maturity that is no earlier than the Stated Maturity of the Indebtedness being refunded, refinanced, replaced, redeemed, repurchased or retired (which, in the case of bridge loans or Extendable Bridge Loans/Interim Debt, shall be determined by reference to the notes or loans into which such bridge loans or Extendable Bridge Loans/Interim Debt are converted or for which such bridge loans or Extendable Bridge Loans/Interim Debt are exchanged at maturity and will be subject to other customary offers to repurchase or mandatory prepayments upon a change of control, asset sale or event of loss and customary acceleration rights after an event of default);</text:p>
            <text:p/>
            <text:p>(iii) to the extent that such Refinancing Indebtedness refinances (i) Subordinated Indebtedness, such Refinancing Indebtedness is Subordinated Indebtedness or (ii) Disqualified Stock or Preferred Stock, such Refinancing Indebtedness is Disqualified Stock or Preferred Stock, respectively;</text:p>
            <text:p/>
            <text:p>(iv) shall not include (x) Indebtedness, Disqualified Stock or Preferred Stock of a non- Credit Party that refinances Indebtedness, Disqualified Stock or Preferred Stock of the Parent Borrower or any other Credit Party, or (y) Indebtedness or Disqualified Stock of the Parent Borrower or Indebtedness, Disqualified Stock or Preferred Stock of a Restricted Subsidiary that refinances Indebtedness, Disqualified Stock or Preferred Stock of an Unrestricted Subsidiary; and</text:p>
            <text:p/>
            <text:p> </text:p>
            <text:p/>
            <text:p>147</text:p>
            <text:p/>
            <text:p>(v) to the extent the Indebtedness being refunded, refinanced, replaced, redeemed, repurchased or retired is secured, the Liens securing such Refinancing Indebtedness may have a Lien priority equal to or junior to (but not greater than) the Indebtedness being refunded, refinanced, replaced, redeemed, repurchased or retired;</text:p>
            <text:p/>
            <text:p>(15) Indebtedness, Disqualified Stock or Preferred Stock (i) of the Parent Borrower or any Restricted Subsidiaries Incurred, issued or assumed in anticipation of, or in connection with, an acquisition of any assets (including Capital Stock), business or Person or any similar Investment and (ii) of any Person that is acquired by the Parent Borrower or any of its Restricted Subsidiaries or merged into or consolidated or amalgamated with the Parent Borrower or a Restricted Subsidiary in accordance with the terms of this Agreement; provided, however, that after giving Pro Forma Effect to such acquisition, merger, consolidation or amalgamation and the Incurrence of such Indebtedness, Disqualified Stock or Preferred Stock, either:</text:p>
            <text:p/>
            <text:p>(x) the Parent Borrower would be permitted to Incur at least $1.00 of additional Indebtedness as Ratio Debt; or</text:p>
            <text:p/>
            <text:p>(y) the Fixed Charge Coverage Ratio of the Parent Borrower is greater than or equal to such ratio immediately prior to giving Pro Forma Effect to such acquisition, merger, consolidation, amalgamation or similar Investment;</text:p>
            <text:p/>
            <text:p>provided further, that (1) the aggregate amount of Indebtedness Incurred and Disqualified Stock or Preferred Stock that may be issued pursuant to this clause (15) by non-Credit Parties (together with the aggregate amount of Indebtedness (including Acquired Indebtedness) that may be Incurred and Disqualified Stock or Preferred Stock that may be issued pursuant to the first paragraph of this Section 6.3 by non-Credit Parties) shall not exceed the greater of (x) $500,000,000 and (y) 26.0% of Four Quarter Consolidated EBITDA, at any one time outstanding on a Pro Forma Basis (including pro forma application of the proceeds therefrom) and (2) such Indebtedness, Disqualified Stock or Preferred Stock other than with respect to the initial maturity date for Extendable Bridge Loans/Interim Debt, has a Stated Maturity that is no earlier than the Latest Maturity Date;</text:p>
            <text:p/>
            <text:p>(16) Indebtedness, Disqualified Stock or Preferred Stock arising from the honoring by a bank or other financial institution of a check, draft or similar instrument drawn against insufficient funds in the ordinary course of business;</text:p>
            <text:p/>
            <text:p>(17) Indebtedness, Disqualified Stock or Preferred Stock of the Parent Borrower or any Restricted Subsidiary supported by a letter of credit or bank guarantee issued pursuant to any credit facility permitted hereunder, so long as such letter of credit has not been terminated and is in a principal amount not in excess of the stated amount of such letter of credit or bank guarantee;</text:p>
            <text:p/>
            <text:p>(18) Contribution Indebtedness;</text:p>
            <text:p/>
            <text:p>(19) Indebtedness of the Parent Borrower or any Restricted Subsidiary consisting of (x) the financing of insurance premiums or (y) take-or-pay obligations contained in supply arrangements, in each case, in the ordinary course of business;</text:p>
            <text:p/>
            <text:p> </text:p>
            <text:p/>
            <text:p>148</text:p>
            <text:p/>
            <text:p>(20) Indebtedness, Disqualified Stock or Preferred Stock of non-Credit Parties in an aggregate principal amount or Maximum Fixed Repurchase Price, as applicable, not to exceed the greater of (x) $500,000,000 and (y) 26.0% of Four Quarter Consolidated EBITDA, at any one time outstanding, plus, in the case of any refinancing of any Indebtedness, Disqualified Stock or Preferred Stock permitted under this clause (20) or any portion thereof, any Refinancing Expenses (it being understood that any Indebtedness Incurred or Disqualified Stock or Preferred Stock issued pursuant to this clause (20) shall cease to be deemed Incurred, issued or outstanding pursuant to this clause (20) but shall be deemed Incurred or issued and outstanding as Ratio Debt from and after the first date on which such non- Credit Party could have Incurred such Indebtedness or issued such Disqualified Stock or Preferred Stock as Ratio Debt (to the extent such non-Credit Party is able to Incur any Liens related thereto as Permitted Liens after such reclassification));</text:p>
            <text:p/>
            <text:p>(21) Indebtedness, Disqualified Stock or Preferred Stock of a joint venture to the Parent Borrower or a Restricted Subsidiary and to the other holders of Equity Interests or participants of such joint venture, so long as the percentage of the aggregate amount of such Indebtedness, Disqualified Stock or Preferred Stock of such joint venture owed to such holders of its Equity Interests or participants of such joint venture does not exceed the percentage of the aggregate outstanding amount of the Equity Interests of such joint venture held by such holders or such participant’s participation in such joint venture;</text:p>
            <text:p/>
            <text:p>(22) Indebtedness Incurred or Disqualified Stock or Preferred Stock issued in a Qualified Receivables Financing or Qualified Receivables Factoring that is not recourse to the Parent Borrower or any Restricted Subsidiary (except for Standard Securitization Undertakings) other than (x) a Receivables Subsidiary or (y) a Person described in the definition of “Factoring Transaction”;</text:p>
            <text:p/>
            <text:p>(23) Indebtedness, Disqualified Stock or Preferred Stock owed on a short-term basis to banks and other financial institutions in the ordinary course of business of the Parent Borrower and the Restricted Subsidiaries with such banks or financial institutions that arises in connection with ordinary banking arrangements, including cash management, cash pooling arrangements and related activities to manage cash balances of the Parent Borrower and its Subsidiaries and joint ventures including treasury, depository, overdraft, credit, purchasing or debit card, electronic funds transfer and other cash management arrangements and Indebtedness in respect of netting services, overdraft protection, credit card programs, automatic clearinghouse arrangements and similar arrangements;</text:p>
            <text:p/>
            <text:p>(24) Indebtedness, Disqualified Stock or Preferred Stock consisting of Indebtedness, Disqualified Stock or Preferred Stock issued by the Parent Borrower or any Restricted Subsidiary to future, current or former officers, directors, managers, employees, consultants and independent contractors thereof or any direct or indirect parent thereof, their respective estates, heirs, family members, spouses or former spouses, in each case to finance the purchase or redemption of Equity Interests of the Parent Borrower or any direct or indirect parent of the Parent Borrower to the extent permitted under Section 6.6;</text:p>
            <text:p/>
            <text:p>(25) customer deposits and advance payments received in the ordinary course of business from customers for goods purchased in the ordinary course of business;</text:p>
            <text:p/>
            <text:p>(26) Indebtedness incurred by a Restricted Subsidiary or Preferred Stock issued by a Restricted Subsidiary in connection with bankers’ acceptances, discounted bills of exchange, warehouse receipts or similar facilities or the discounting or factoring of receivables for credit management purposes, in each case incurred or undertaken in the ordinary course of business;</text:p>
            <text:p/>
            <text:p> </text:p>
            <text:p/>
            <text:p>149</text:p>
            <text:p/>
            <text:p>(27) Indebtedness Incurred or Disqualified Stock issued by the Parent Borrower or any Restricted Subsidiary or Preferred Stock issued by any of its Restricted Subsidiaries to the extent that the net proceeds thereof are promptly deposited with the trustee to satisfy and discharge the Senior Notes in accordance with any Senior Notes Indenture;</text:p>
            <text:p/>
            <text:p>(28) (i) guarantees Incurred in the ordinary course of business in respect of obligations to suppliers, customers, franchisees, lessors, licensees, sub-licensees and distribution partners and (ii) Indebtedness Incurred by the Parent Borrower or a Restricted Subsidiary as a result of leases entered into by the Parent Borrower or such Restricted Subsidiary or any direct or indirect parent of the Parent Borrower in the ordinary course of business;</text:p>
            <text:p/>
            <text:p>(29) the Incurrence by the Parent Borrower or any Restricted Subsidiary of Indebtedness Incurred or Disqualified Stock or Preferred Stock issued on behalf of, or representing guarantees of Indebtedness Incurred or Disqualified Stock or Preferred Stock issued by, joint ventures; provided that the aggregate principal amount of Indebtedness Incurred or guaranteed or Maximum Fixed Repurchase Price of Disqualified Stock or Preferred Stock issued or guaranteed pursuant to this clause (29) does not exceed the greater of (x) $200,000,000 and (y) 10.5% of Four Quarter Consolidated EBITDA at any one time outstanding, plus, in the case of any refinancing of any Indebtedness, Disqualified Stock or Preferred Stock permitted under this clause (29) or any portion thereof, any Refinancing Expenses (it being understood that any Indebtedness Incurred or Disqualified Stock or Preferred Stock issued pursuant to this clause (29) shall cease to be deemed Incurred, issued or outstanding pursuant to this clause (29) but shall be deemed Incurred or issued and outstanding as Ratio Debt from and after the first date on which Parent Borrower or such Restricted Subsidiary could have Incurred or guaranteed such Indebtedness or issued or guaranteed such Disqualified Stock or Preferred Stock as Ratio Debt (to the extent Parent Borrower or such Restricted Subsidiary is able to Incur any Liens related thereto as Permitted Liens after such reclassification));</text:p>
            <text:p/>
            <text:p>(30) [reserved];</text:p>
            <text:p/>
            <text:p>(31) Indebtedness, Disqualified Stock or Preferred Stock of the Parent Borrower or a Restricted Subsidiary Incurred to finance or assumed in connection with an acquisition of any assets (including Capital Stock), business or Person in an aggregate principal amount or Maximum Fixed Repurchase Price, as applicable, that does not exceed the greater of (x) $350,000,000 and (y) 18.0% of Four Quarter Consolidated EBITDA, at any one time outstanding, plus, in the case of any refinancing of any Indebtedness, Disqualified Stock or Preferred Stock permitted under this clause (31) or any portion thereof, any Refinancing Expenses (it being understood that any Indebtedness Incurred or Disqualified Stock or Preferred Stock issued pursuant to this clause (31) shall cease to be deemed Incurred, issued or outstanding pursuant to this clause (31) but shall be deemed Incurred or issued and outstanding as Ratio Debt from and after the first date on which Parent Borrower or such Restricted Subsidiary, as the case may be, could have Incurred such Indebtedness or issued such Disqualified Stock or Preferred Stock as Ratio Debt (to the extent Parent Borrower or such Restricted Subsidiary is able to Incur any Liens related thereto as Permitted Liens after such reclassification));</text:p>
            <text:p/>
            <text:p>(32) Indebtedness, Disqualified Stock or Preferred Stock consisting of obligations of the Parent Borrower or any Restricted Subsidiary under deferred compensation or other similar arrangements incurred by such Person in connection with the Transactions or any Permitted Investment;</text:p>
            <text:p/>
            <text:p> </text:p>
            <text:p/>
            <text:p>150</text:p>
            <text:p/>
            <text:p>(33) unfunded pension fund and other employee benefit plan obligations and liabilities to the extent that they are permitted to remain unfunded under applicable law; and</text:p>
            <text:p/>
            <text:p>(34) Indebtedness incurred or deemed incurred in the ordinary course of business in connection with supply-chain financing programs or similar arrangements.</text:p>
            <text:p/>
            <text:p>(c) For purposes of determining compliance with this Section 6.3, (i) in the event that an item of Indebtedness, Disqualified Stock or Preferred Stock (or any portion thereof) meets the criteria of more than one of the categories of Permitted Debt or is entitled to be Incurred or issued as Ratio Debt, the Parent Borrower shall, in its sole discretion, at the time of Incurrence or issuance, divide, classify or reclassify, or at any later time divide, classify or reclassify, such item of Indebtedness, Disqualified Stock or Preferred Stock (or any portion thereof) in any manner that complies with this Section 6.3; provided that all Indebtedness under this Agreement and the Term Loan Credit Agreement Incurred on or prior to the Closing Date shall be deemed to have been Incurred pursuant to Section 6.3(b)(1) and all Indebtedness under the Senior Notes on the Closing Date shall be deemed to have been Incurred pursuant to Section 6.3(b)(2) and the Parent Borrower shall not be permitted to reclassify all or any portion of such Indebtedness Incurred on or prior to the Closing Date pursuant to Section 6.3(b)(1) or 6.3(b)(2), as applicable and (ii) in the event that the Parent Borrower shall classify Indebtedness Incurred on any date of determination as Incurred in part as Ratio Debt and in part pursuant to one or more other clauses of Section 6.3, Consolidated Funded Indebtedness shall not include any such Indebtedness Incurred pursuant to one or more such other clauses of Section 6.3, and shall not give effect to any repayment, repurchase, redemption, defeasance or other acquisition, retirement or discharge of any Indebtedness from the proceeds of any such Indebtedness being disregarded for purposes of the calculation of the Consolidated Funded Indebtedness on such date of determination that otherwise would be included in Consolidated Funded Indebtedness. Accrual of interest or dividends, the accretion of accreted value, the accretion or amortization of original issue discount, the payment of interest or dividends in the form of additional Indebtedness with the same terms, the payment of dividends on Disqualified Stock or Preferred Stock in the form of additional shares of Disqualified Stock or Preferred Stock of the same class, the accretion of Maximum Fixed Repurchase Price and increases in the amount of Indebtedness, Disqualified Stock or Preferred Stock outstanding solely as a result of fluctuations in the exchange rate of currencies or increases in the value of property securing Indebtedness will not be deemed to be an Incurrence of Indebtedness or issuance of Disqualified Stock or Preferred Stock for purposes of this Section 6.3. Guarantees of, or obligations in respect of letters of credit relating to, Indebtedness that are otherwise included in the determination of a particular amount of Indebtedness shall not be included in the determination of such amount of Indebtedness; provided that the Incurrence of the Indebtedness represented by such guarantee or letter of credit, as the case may be, was in compliance with this Section 6.3.</text:p>
            <text:p/>
            <text:p>(d) For purposes of determining compliance with any Dollar-denominated restriction on the Incurrence of Indebtedness or the issuance of Disqualified Stock or Preferred Stock, the Dollar Equivalent principal amount or Maximum Fixed Purchase Price, as applicable, of Indebtedness, Disqualified Stock or Preferred Stock denominated in a foreign currency shall be calculated based on the relevant currency exchange rate in effect on the date such Indebtedness was Incurred, in the case of term debt, or first committed or first Incurred (whichever yields the lower Dollar Equivalent), in the case of revolving credit debt; provided that if such Indebtedness, Disqualified Stock or Preferred Stock is Incurred or issued to refinance other Indebtedness, Disqualified Stock or Preferred Stock denominated in a foreign currency, and such refinancing would cause the applicable Dollar-denominated restriction to be exceeded if calculated at the relevant currency exchange rate in effect on the date of such refinancing, such Dollar-denominated restriction shall be deemed not to have been exceeded so long as the principal amount or Maximum Fixed Repurchase Price, as applicable, of such refinancing Indebtedness, Disqualified Stock or Preferred Stock does not exceed the principal amount or Maximum Fixed Repurchase Price, as applicable, of such Indebtedness, Disqualified Stock or Preferred Stock being refinanced. The principal amount or</text:p>
            <text:p/>
            <text:p> </text:p>
            <text:p/>
            <text:p>151</text:p>
            <text:p/>
            <text:p>Maximum Fixed Repurchase Price, as applicable, of any Indebtedness Incurred or Disqualified Stock or Preferred Stock issued to refinance other Indebtedness, Disqualified Stock or Preferred Stock, as the case may be, if Incurred or issued in a different currency from the Indebtedness, Disqualified Stock or Preferred Stock being refinanced, shall be calculated based on the currency exchange rate applicable to the currencies in which such respective Indebtedness, Disqualified Stock or Preferred Stock is denominated that is in effect on the date of such refinancing.</text:p>
            <text:p/>
            <text:p/>
          </table:table-cell>
          <table:table-cell office:value-type="string" calcext:value-type="string">
            <text:p>6.1 Liens.</text:p>
            <text:p/>
            <text:p>(a) The Parent Borrower shall not, nor shall it permit any of its Restricted Subsidiaries to, directly or indirectly create, incur, assume or suffer to exist any Lien upon any of its property, assets or revenues, whether owned on the Closing Date or thereafter acquired (except Permitted Liens) (each, a “Subject Lien”) that secures obligations under any Indebtedness on any asset or property of the Parent Borrower or any Restricted Subsidiary, unless:</text:p>
            <text:p/>
            <text:p>(1) in the case of Subject Liens on any Collateral, such Subject Lien is a Permitted Lien; and</text:p>
            <text:p/>
            <text:p>(2) in the case of any other asset or property, any Subject Lien if (i) the Obligations are equally and ratably secured with (or on a senior basis to, in the case such Subject Lien secures any Junior Financing) the obligations secured by such Subject Lien or (ii) such Subject Lien is a Permitted Lien.</text:p>
            <text:p/>
            <text:p>(b) Any Lien created for the benefit of the Secured Parties pursuant to the preceding paragraph shall provide by its terms that such Lien shall be automatically and unconditionally be released and discharged upon the release and discharge of the Subject Lien that gave rise to the obligation to so secure the Obligations. </text:p>
          </table:table-cell>
          <table:table-cell office:value-type="string" calcext:value-type="string">
            <text:p>6.6 Restricted Payments.</text:p>
            <text:p/>
            <text:p>(a) The Parent Borrower will not, and will not permit any of its Restricted Subsidiaries to, directly or indirectly:</text:p>
            <text:p/>
            <text:p>(1) declare or pay any dividend or make any payment or distribution on account of the Parent Borrower’s or any of its Restricted Subsidiaries’ Equity Interests, including any payment made in connection with any merger, amalgamation or consolidation involving the Parent Borrower (other than (A) dividends or distributions by the Parent Borrower payable solely in Equity Interests (other than Disqualified Stock) of the Parent Borrower; or (B) dividends or distributions by a Restricted Subsidiary so long as, in the case of any dividend or distribution payable on or in respect of any class or series of securities issued by a Restricted Subsidiary other than a Wholly Owned Restricted Subsidiary, the Parent Borrower or a Restricted Subsidiary receives at least its pro rata share of such dividend or distribution in accordance with its Equity Interests in such class or series of securities);</text:p>
            <text:p/>
            <text:p>(2) purchase, redeem, defease or otherwise acquire or retire for value any Equity Interests of the Parent Borrower or any direct or indirect parent of the Parent Borrower, including in connection with any merger, amalgamation or consolidation;</text:p>
            <text:p/>
            <text:p>(3) make any principal payment on, or redeem, repurchase, defease or otherwise acquire or retire for value, in each case, prior to any scheduled repayment, sinking fund payment or maturity, any (i) Subordinated Indebtedness of any Borrower or any Guarantor (other than the payment, redemption, repurchase, defeasance, acquisition or retirement of (A) Subordinated Indebtedness of any Borrower or any Guarantor in anticipation of satisfying a sinking fund obligation, principal installment or final maturity, in each case due within one year of the date of such payment, redemption, repurchase, defeasance, acquisition or retirement and (B) Indebtedness</text:p>
            <text:p/>
            <text:p> </text:p>
            <text:p/>
            <text:p>155</text:p>
            <text:p/>
            <text:p>permitted under Section 6.3(b)(7) or (9)) or (ii) any Indebtedness that is secured by a security interest in the Collateral that is expressly junior to the Liens securing the Obligations (other than the payment, redemption, repurchase, defeasance, acquisition or retirement of Term Loan Obligations) (clauses (i) and (ii), the “Junior Financing”); or</text:p>
            <text:p/>
            <text:p>(4) make any Restricted Investment;</text:p>
            <text:p/>
            <text:p>(all such payments and other actions set forth in clauses (1) through (4) above being collectively referred to as “Restricted Payments”),</text:p>
            <text:p/>
            <text:p>(b) Notwithstanding the foregoing, Section 6.6(a) will not prohibit:</text:p>
            <text:p/>
            <text:p>(1) the payment of any dividend or distribution or consummation of any redemption within 60 days after the date of declaration thereof or the giving of a redemption notice related thereto, if at the date of declaration or notice such payment would have complied with the provisions of this Agreement and assuming for purposes of this provision that the delivery of such redemption notice is a Restricted Payment;</text:p>
            <text:p/>
            <text:p>(2) (x) the redemption, repurchase, retirement or other acquisition of any Equity Interests (“Retired Capital Stock”) of the Parent Borrower or Holdings or any other direct or indirect parent of the Parent Borrower, or Junior Financing of any Borrower or any Guarantor, in exchange for, or out of the proceeds of the issuance or sale of, Equity Interests of the Parent Borrower or Holdings or any other direct or indirect parent of the Parent Borrower or contributions to the equity capital of the Parent Borrower (other than Excluded Equity) (collectively, including any such contributions, “Refunding Capital Stock”);</text:p>
            <text:p/>
            <text:p>(y) the declaration and payment of accrued dividends on the Retired Capital Stock out of the proceeds of the issuance or sale (other than to a Subsidiary of the Parent Borrower or to an employee stock ownership plan or any trust established by the Parent Borrower or any of its Subsidiaries) of Refunding Capital Stock; and</text:p>
            <text:p/>
            <text:p>(z) if immediately prior to the retirement of the Retired Capital Stock, the declaration and payment of dividends thereon was permitted under this covenant and has not been made as of such time (the “Unpaid Amount”), the declaration and payment of dividends on the Refunding Capital Stock (other than Refunding Capital Stock the proceeds of which were used to redeem, repurchase, retire or otherwise acquire any Equity Interests of the Parent Borrower or Holdings or any other direct or indirect parent) in an aggregate amount no greater than the Unpaid Amount;</text:p>
            <text:p/>
            <text:p>(3) (a) the prepayment, redemption, defeasance, repurchase or other acquisition or retirement of Junior Financing of any Borrower or any Subsidiary Guarantor made by exchange for, or out of the proceeds of the Incurrence of, Refinancing Indebtedness thereof, and (b) the prepayment, redemption, purchase, defeasance or other satisfaction of any Indebtedness, Disqualified Stock or Preferred Stock (1) existing at the time a Person becomes a Restricted Subsidiary or (2) assumed in connection with the acquisition of assets, in each case so long as such Indebtedness, Disqualified Stock or Preferred Stock was not incurred in contemplation of, such Person becoming a Restricted Subsidiary or such acquisition;</text:p>
            <text:p/>
            <text:p> </text:p>
            <text:p/>
            <text:p>156</text:p>
            <text:p/>
            <text:p>(4) the purchase, retirement, redemption or other acquisition (or Restricted Payments to the Parent Borrower or any direct or indirect parent of the Parent Borrower to finance any such purchase, retirement, redemption or other acquisition) for value of Equity Interests (including related stock appreciation rights or similar securities) of the Parent Borrower or any direct or indirect parent of the Parent Borrower held directly or indirectly by any future, present or former employee, officer, director, manager, consultant or independent contractor of the Parent Borrower or any direct or indirect parent of the Parent Borrower or any Subsidiary of the Parent Borrower or their estates, heirs, family members, spouses or former spouses or permitted transferees (including for all purposes of this clause (4), Equity Interests held by any entity whose Equity Interests are held by any such future, present or former employee, officer, director, manager, consultant or independent contractor or their estates, heirs, family members, spouses or former spouses or permitted transferees) pursuant to any management equity plan or stock option plan or any other management or employee benefit plan or other agreement or arrangement or any stock subscription or shareholder or similar agreement; provided, however, that the aggregate amounts paid under this clause (4) shall not exceed $45,000,000 in any calendar year (in each case, with unused amounts in any calendar year being permitted to be carried over for the next two succeeding calendar years); provided further, however, that such amount in any calendar year may be increased by an amount not to exceed:</text:p>
            <text:p/>
            <text:p>(i) the cash proceeds received by the Parent Borrower or any of its Restricted Subsidiaries from the sale of Equity Interests (other than Excluded Equity) of the Parent Borrower or Holdings or any other direct or indirect parent of the Parent Borrower (to the extent contributed to the Parent Borrower) to members of management, directors or consultants of the Parent Borrower and its Restricted Subsidiaries or Holdings or any other direct or indirect parent of the Parent Borrower that occurs after the Closing Date; plus</text:p>
            <text:p/>
            <text:p>(ii) the cash proceeds of key man life insurance policies received by the Parent Borrower or Holdings or any other direct or indirect parent of the Parent Borrower (to the extent contributed to the Parent Borrower) and its Restricted Subsidiaries after the Closing Date; plus</text:p>
            <text:p/>
            <text:p>(iii) the amount of any cash bonuses otherwise payable to employees, officers, directors, managers, consultants or independent contractors of the Parent Borrower or its Restricted Subsidiaries or any direct or indirect parent of the Parent Borrower that are foregone in return for the receipt of Equity Interests,</text:p>
            <text:p/>
            <text:p>(provided that the Parent Borrower may elect to apply all or any portion of the aggregate increase contemplated by clauses (i) and (ii) above in any calendar year); provided, further, that cancellation of Indebtedness owing to the Parent Borrower or any Restricted Subsidiary from any future, current or former officer, director, employee, manager, consultant or independent contractor (or any permitted transferees thereof) of the Parent Borrower or any of its Restricted Subsidiaries or any direct or indirect parent of the Parent Borrower, in connection with a repurchase of Equity Interests of the Parent Borrower or any direct or indirect parent of the Parent Borrower from such Persons will not be deemed to constitute a Restricted Payment for purposes of this Section 6.6 or any other provisions of this Agreement;</text:p>
            <text:p/>
            <text:p>(5) the declaration and payment of dividends or distributions to holders of any class or series of Disqualified Stock of the Parent Borrower or any of its Restricted Subsidiaries and any Preferred Stock of any Restricted Subsidiaries issued or Incurred in accordance with Section 6.3;</text:p>
            <text:p/>
            <text:p>(6) the declaration and payment of dividends or distributions to holders of any class or series of Preferred Stock (other than Disqualified Stock) and the declaration and payment of dividends to the Parent Borrower or any direct or indirect parent of the Parent Borrower, the proceeds of which will be used to fund the payment of dividends to holders of any class or series of Preferred Stock (other than Disqualified Stock) of the Parent Borrower or any direct or indirect</text:p>
            <text:p/>
            <text:p> </text:p>
            <text:p/>
            <text:p>157</text:p>
            <text:p/>
            <text:p>parent of the Parent Borrower issued after the Closing Date; provided, however, that (A) the Fixed Charge Coverage Ratio of the Parent Borrower for the Test Period most recently ended prior to such date of determination (calculated on a Pro Forma Basis) is 2.00 to 1.00 or greater and (B) the aggregate amount of dividends declared and paid pursuant to this clause (6) does not exceed the net cash proceeds actually received by the Parent Borrower from the sale (or the contribution of the net cash proceeds from the sale) of Preferred Stock;</text:p>
            <text:p/>
            <text:p>(7) any Restricted Payments made in connection with the consummation of the Transactions or as contemplated by the Acquisition Agreement, including any dividends, payments or loans made to the Parent Borrower or any direct or indirect parent of the Parent Borrower to enable it to make any such payments or any future payments to employees of the Parent Borrower, any Restricted Subsidiary of the Parent Borrower or any direct or indirect parent of the Parent Borrower under agreements entered into in connection with the Transactions;</text:p>
            <text:p/>
            <text:p>(8) the declaration and payment of dividends on the Parent Borrower’s common stock (or the payment of dividends to Holdings or any other direct or indirect parent of the Parent Borrower to fund the payment by Holdings or any other direct or indirect parent of the Parent Borrower of dividends on such entity’s common stock) of up to 6.0% per annum of the net cash proceeds received by the Parent Borrower from any public offering of Equity Interests or contributed to the Parent Borrower by Holdings or any other direct or indirect parent of the Parent Borrower from any public offering of Equity Interests (other than public offerings with respect to Equity Interests registered on Form S-4 or S-8 or successor form thereto and other than any public sale constituting a Designated Contribution);</text:p>
            <text:p/>
            <text:p>(9) Restricted Payments that are made with Designated Contributions;</text:p>
            <text:p/>
            <text:p>(10) Restricted Payments in an aggregate amount taken together with all other Restricted Payments made pursuant to this clause (10) not to exceed the greater of (x) $600,000,000 and (y) 31.0% of Four Quarter Consolidated EBITDA;</text:p>
            <text:p/>
            <text:p>(11) the declaration and payment of dividends or distributions to the Closing Date Preferred Equity Purchaser or any holder of the Closing Date Preferred Equity pursuant to the terms of the Closing Date Preferred Equity and the declaration and payment of dividends to the Parent Borrower or any direct or indirect parent of the Parent Borrower, the proceeds of which will be used to fund the payment of dividends to the Closing Date Preferred Equity Purchaser or any holder of the Closing Date Preferred Equity pursuant to the terms of the Closing Date Preferred Equity; provided, however, that the aggregate amount of dividends declared and paid pursuant to this clause (11) does not exceed the aggregate amount of dividends that may be paid in cash pursuant to the terms of the definitive documentation for the Closing Date Preferred Equity in effect on the Closing Date;</text:p>
            <text:p/>
            <text:p>(12) for so long as the Parent Borrower is a member of a group filing a consolidated or combined income Tax return with Holdings or any other direct or indirect parent of the Parent Borrower, the payment of dividends or other distributions to Holdings or such other direct or indirect parent of the Borrower in amounts required for Holdings or such other parent company to pay federal, state and local income Taxes imposed on such entity to the extent such income Taxes are attributable to the income of the Parent Borrower and its Subsidiaries; provided, however, that (i) the amount of such payments in respect of any Tax year does not, in the aggregate, exceed the amount that the Parent Borrower and its Subsidiaries that are members of such consolidated or combined group would have been required to pay in respect of federal, state and local income Taxes (as the case may be) in respect of such year if the Parent Borrower and its applicable Subsidiaries</text:p>
            <text:p/>
            <text:p> </text:p>
            <text:p/>
            <text:p>158</text:p>
            <text:p/>
            <text:p>paid such income Taxes directly as a separate stand-alone consolidated or combined income Tax group (reduced by any such Taxes paid directly by the Parent Borrower or any Subsidiary) and (ii) the permitted payment pursuant to this clause (12) with respect to any Taxes attributable to income of any Unrestricted Subsidiary for such taxable year shall be limited to the amount actually paid with respect to such period by such Unrestricted Subsidiary to the Parent Borrower or any Restricted Subsidiary for the purposes of paying such consolidated, combined or similar Taxes;</text:p>
            <text:p/>
            <text:p>(13) the declaration and payment of dividends, other distributions or other amounts to, or the making of loans to Holdings or any other direct or indirect parent of the Parent Borrower, in the amount required for such entity to, if applicable:</text:p>
            <text:p/>
            <text:p>(i) pay amounts equal to the amounts required for Holdings or any other direct or indirect parent of the Parent Borrower to pay fees and expenses (including franchise or similar Taxes required to maintain its corporate existence), customary salary, bonus and other benefits payable to, and indemnities provided on behalf of, officers, employees, directors, managers, consultants or independent contractors of Holdings or any other direct or indirect parent of the Parent Borrower, if applicable, and general corporate operating (including, without limitation, expenses related to auditing and other accounting matters) and overhead costs and expenses of the Parent Borrower or any direct or indirect parent of the Parent Borrower, if applicable, in each case to the extent such fees, expenses, salaries, bonuses, benefits and indemnities are attributable to the ownership or operation of the Parent Borrower and its Subsidiaries;</text:p>
            <text:p/>
            <text:p>(ii) pay, if applicable, amounts equal to amounts required for Holdings or any direct or indirect parent of the Parent Borrower to pay interest and/or principal on Indebtedness the proceeds of which have been contributed to the Parent Borrower (other than as Excluded Equity) and that has been guaranteed by, and is otherwise considered Indebtedness of, the Parent Borrower or any Restricted Subsidiary Incurred in accordance with Section 6.3 (except to the extent any such payments have otherwise been made by any such guarantor);</text:p>
            <text:p/>
            <text:p>(iii) pay fees and expenses incurred by Holdings or any other direct or indirect parent of the Parent Borrower related to (i) the maintenance of such parent entity of its corporate or other entity existence and performance of its obligations under this Agreement and similar obligations under the Term Loan Credit Agreement and the Senior Notes, (ii) any unsuccessful equity or debt offering of such parent entity (or any debt or equity offering from which such parent does not receive any proceeds) and (iii) any equity or debt issuance, incurrence or offering, any disposition or acquisition or any investment transaction by the Parent Borrower or any of its Restricted Subsidiaries (or any acquisition of or investment in any business, assets or property that will be contributed to the Parent Borrower or any of its Restricted Subsidiaries as part of the same or a related transaction) permitted by this Agreement;</text:p>
            <text:p/>
            <text:p>(iv) [reserved];</text:p>
            <text:p/>
            <text:p>(v) make payments for the benefit of the Parent Borrower or any of its Restricted Subsidiaries to the extent such payments could have been made by the Parent Borrower or any of its Restricted Subsidiaries because such payments (x)(i) would not otherwise be Restricted Payments or (ii) would be Restricted Payments that would be permitted to be made by the Parent Borrower or any of its Restricted Subsidiaries pursuant to this covenant; provided that any payment made pursuant to this clause (v)(x)(ii) shall, if applicable, reduce capacity under the Restricted Payment exception or basket that would have been utilized if such payment were made directly by the Parent Borrower or such Restricted Subsidiary and (y) would be permitted by Section 5.22; and</text:p>
            <text:p/>
            <text:p> </text:p>
            <text:p/>
            <text:p>159</text:p>
            <text:p/>
            <text:p>(vi) make Restricted Payments to any direct or indirect parent of the Parent Borrower to finance, or to any direct or indirect parent of the Parent Borrower for the purpose of paying to any other direct or indirect parent of the Parent Borrower to finance, any Investment that, if consummated by the Parent Borrower or any of its Restricted Subsidiaries, would be a Permitted Investment; provided that (a) such Restricted Payment is made substantially concurrently with the closing of such Investment and (b) promptly following the closing thereof, such direct or indirect parent of the Parent Borrower causes (i) all property acquired (whether assets or Equity Interests) to be contributed to the Parent Borrower or any Restricted Subsidiary or (ii) the merger, consolidation or amalgamation (to the extent permitted by Section 6.4) of the Person formed or acquired into the Parent Borrower or any Restricted Subsidiary in order to consummate such acquisition or Investment, in each case, in accordance with the requirements of Section 5.11;</text:p>
            <text:p/>
            <text:p>(14) [reserved];</text:p>
            <text:p/>
            <text:p>(15) (i) repurchases of Equity Interests of the Parent Borrower or any direct or indirect parent of the Parent Borrower deemed to occur upon exercise of stock options or warrants if such Equity Interests represent a portion of the exercise price of such options or warrants, (ii) payments made or expected to be made by the Parent Borrower or any Restricted Subsidiary in respect of withholding or similar taxes payable or expected to be payable by any future, present or former director, officer, employee, manager, consultant or independent contractor of the Parent Borrower or any direct or indirect parent of the Parent Borrower or any Subsidiary of the Parent Borrower (or their respective Affiliates, estates or immediate family members) in connection with the exercise of stock options or the grant, vesting or delivery of Equity Interests of the Parent Borrower or any direct or indirect parent of the Parent Borrower and (iii) loans or advances to officers, directors, employees, managers, consultants and independent contractors of the Parent Borrower or any direct or indirect parent of the Parent Borrower or any Subsidiary of the Parent Borrower in connection with such Person’s purchase of Equity Interests of the Parent Borrower or any direct or indirect parent of the Parent Borrower; provided that no cash is actually advanced pursuant to this subclause (iii) other than to pay taxes due in connection with such purchase, unless immediately repaid;</text:p>
            <text:p/>
            <text:p>(16) purchases of receivables pursuant to a Receivables Repurchase Obligation in connection with a Qualified Receivables Factoring or Qualified Receivables Financing and the payment or distribution of Receivables Fees;</text:p>
            <text:p/>
            <text:p>(17) payments or distributions to satisfy dissenters’ rights, pursuant to or in connection with a consolidation, merger or transfer of assets that complies with the provisions of this Agreement;</text:p>
            <text:p/>
            <text:p>(18) the distribution, as a dividend or otherwise, of shares of Capital Stock of, or Indebtedness owed to Holdings or a Restricted Subsidiary of Holdings by, Unrestricted Subsidiaries (other than Unrestricted Subsidiaries the primary assets of which are cash and/or Cash Equivalents);</text:p>
            <text:p/>
            <text:p>(19) the payment of cash in lieu of the issuance of fractional shares of Equity Interests in connection with any merger, consolidation, amalgamation or other business combination, or in connection with any dividend, distribution or split of or upon exercise, conversion or exchange of Equity Interests, warrants, options or other securities exercisable or convertible into, Equity Interests of the Parent Borrower or any direct or indirect parent of the Parent Borrower;</text:p>
            <text:p/>
            <text:p> </text:p>
            <text:p/>
            <text:p>160</text:p>
            <text:p/>
            <text:p>(20) Investments in Unrestricted Subsidiaries having an aggregate Fair Market Value, taken together with all other Investments made pursuant to this clause (20) that are at the time outstanding, without giving effect to the sale of an Unrestricted Subsidiary to the extent the proceeds of such sale do not consist of cash, Cash Equivalents or marketable securities, not to exceed the greater of $300,000,000 and 15.5% of Four Quarter Consolidated EBITDA (with the Fair Market Value of each Investment being measured at the time made and without giving effect to subsequent changes in value);</text:p>
            <text:p/>
            <text:p>(21) other Restricted Payments; provided that the Payment Conditions are satisfied on a Pro Forma Basis immediately after giving effect to such Restricted Payment;</text:p>
            <text:p/>
            <text:p>(22) [reserved];</text:p>
            <text:p/>
            <text:p>(23) any payment that is intended to prevent any Indebtedness from being treated as an “applicable high yield discount obligation” within the meaning of Section 163(i)(1) of the Code; and</text:p>
            <text:p/>
            <text:p>(24) the payment of any dividend or distribution made to repurchase, redeem, retire or otherwise acquire Equity Interests of the Borrower or any direct or indirect parent of the Borrower under any share repurchase plan; provided, that the aggregate amount of Restricted Payments made under this clause (24) does not exceed $125,000,000 in any calendar year (with unused amounts in any calendar year being permitted to be carried over to succeeding calendar years subject to a maximum of $250,000,000 in any calendar year).</text:p>
            <text:p/>
            <text:p>provided, however, that at the time of, and after giving effect to, any Restricted Payment permitted under clause (10) and (24), no Event of Default shall have occurred and be continuing or would occur as a consequence thereof.</text:p>
            <text:p/>
            <text:p>(c) The Parent Borrower will not permit any Restricted Subsidiary to become an Unrestricted Subsidiary, or any Unrestricted Subsidiary to become a Restricted Subsidiary except pursuant to the definition of “Unrestricted Subsidiary.” For purposes of designating any Restricted Subsidiary as an Unrestricted Subsidiary, all outstanding Investments by the Parent Borrower and its Restricted Subsidiaries (except to the extent repaid) in the Subsidiary so designated will be deemed to be Restricted Payments or Permitted Investments in an amount determined as set forth in the last sentence of the definition of “Investments.” Such designation will only be permitted if a Restricted Payment or Permitted Investment in such amount would be permitted at such time and if such Subsidiary otherwise meets the definition of an Unrestricted Subsidiary.</text:p>
            <text:p/>
            <text:p>(d) For purposes of the covenant described above, if any Investment or Restricted Payment would be permitted pursuant to one or more provisions described above and/or one or more of the exceptions contained in the definition of “Permitted Investments,” the Parent Borrower may divide and classify such Investment or Restricted Payment in any manner that complies with this covenant and may later divide and reclassify any such Investment or Restricted Payment so long as the Investment or Restricted Payment (as so divided and/or reclassified) would be permitted to be made in reliance on the applicable exception as of the date of such reclassification. In addition, for purposes of the covenant described above, any Restricted Payment permitted hereunder may, at the option of the Parent Borrower or its Restricted Subsidiaries, be structured in the form of a loan or other Investment. </text:p>
          </table:table-cell>
          <table:table-cell office:value-type="string" calcext:value-type="string">
            <text:p>6.5 Asset Sales. During any Liquidity Event Period:</text:p>
            <text:p/>
            <text:p>(a) the Parent Borrower will not, and will not permit any of its Restricted Subsidiaries to, cause or make an Asset Sale of any assets that constitute ABL Collateral, unless:</text:p>
            <text:p/>
            <text:p>(1) except in the case of any Governmental Asset Sale, the Parent Borrower or any of its Restricted Subsidiaries, as the case may be, receives consideration at the time of such Asset Sale at least equal to the Fair Market Value (as determined in good faith by the Parent Borrower) of the assets sold or otherwise disposed of; and</text:p>
            <text:p/>
            <text:p>(2) except in the case of any Governmental Asset Sale or a Permitted Asset Swap, at least 75% of the consideration therefor received by the Parent Borrower or such Restricted Subsidiary, as the case may be, is in the form of cash or Cash Equivalents or Replacement Assets.</text:p>
            <text:p/>
            <text:p> </text:p>
            <text:p/>
            <text:p>153</text:p>
            <text:p/>
            <text:p>Within 365 days after the Parent Borrower’s or any Restricted Subsidiary’s receipt of the Net Cash Proceeds of any Asset Sale or Casualty Event with respect to ABL Collateral, the Parent Borrower or such Restricted Subsidiary shall apply an amount equal to the Net Cash Proceeds from such Asset Sale or such Casualty Event, at its option:</text:p>
            <text:p/>
            <text:p>(1) to prepay term loans in accordance with the Term Loan Credit Agreement;</text:p>
            <text:p/>
            <text:p>(2) to an Investment in any one or more businesses (provided that if such investment is in the form of the acquisition of Capital Stock of a Person, such acquisition results in such Person becoming a Restricted Subsidiary of the Parent Borrower), assets, or property or capital expenditures, in each case used or useful in a Similar Business;</text:p>
            <text:p/>
            <text:p>(3) to make an Investment in any one or more businesses (provided that if such Investment is in the form of the acquisition of Capital Stock of a Person, such acquisition results in such Person becoming a Restricted Subsidiary of the Parent Borrower), properties or assets that replace the properties and assets that are the subject of such Asset Sale or Casualty Event;</text:p>
            <text:p/>
            <text:p>(4) to permanently terminate Revolving Commitments under this Agreement or any other Indebtedness of the Credit Parties that in each case is secured by a Lien on the ABL Collateral that is pari passu or prior to the Lien on the ABL Collateral securing the Obligations (and, in the case of revolving obligations, to correspondingly reduce commitments with respect thereto), in each case other than Indebtedness owed to the Parent Borrower or a Restricted Subsidiary; or</text:p>
            <text:p/>
            <text:p>(5) any combination of the foregoing;</text:p>
            <text:p/>
            <text:p>provided that the Parent Borrower and its Restricted Subsidiaries will be deemed to have complied with the provisions described in clauses (2) and (3) above if and to the extent that, within 365 days after the Asset Sale of ABL Collateral that generated the Net Cash Proceeds, the Parent Borrower or other applicable Subsidiary has entered into and not abandoned or rejected a binding agreement to acquire the assets or Capital Stock of a Similar Business, make an Investment in Replacement Assets or make a capital expenditure in compliance with the provision described in clauses (2) and (3) of this paragraph, and that acquisition, purchase or capital expenditure is thereafter completed within 180 days after the end of such 365-day period. Pending the final application of any such Net Cash Proceeds, the Parent Borrower or such Restricted Subsidiary of the Parent Borrower may temporarily reduce Indebtedness under a revolving credit facility, if any, or otherwise invest such Net Cash Proceeds in Cash Equivalents.</text:p>
            <text:p/>
            <text:p>(b) For purposes of this Section 6.5, the amount of:</text:p>
            <text:p/>
            <text:p>(i) any liabilities (as shown on Parent Borrower’s or such Restricted Subsidiary’s most recent balance sheet or in the notes thereto for which internal financial statements are available immediately preceding such date or, if incurred or accrued subsequent to the date of such balance sheet, such liabilities that would have been reflected on Parent Borrower’s or such Restricted Subsidiary’s balance sheet or in the footnotes thereto if such incurrence or accrual had taken place on or prior to the date of such balance sheet in the good faith determination of the Parent Borrower) of the Parent Borrower or such Restricted Subsidiary (other than liabilities that are by their terms subordinated to the Obligations) that are extinguished by the buyer in connection with the transactions relating to such Asset Sale, or that are assumed by the transferee of any such assets or Equity Interests, in each case, pursuant to an agreement that releases or indemnifies Parent Borrower or such Restricted Subsidiary, as the case may be, from further liability;</text:p>
            <text:p/>
            <text:p> </text:p>
            <text:p/>
            <text:p>154</text:p>
            <text:p/>
            <text:p>(ii) any notes or other obligations or other securities or assets received by the Parent Borrower or such Restricted Subsidiary from such transferee that are converted by the Parent Borrower or such Restricted Subsidiary into cash or Cash Equivalents, or by their terms are required to be satisfied for cash or Cash Equivalents (to the extent of the cash or Cash Equivalents received), in each case, within 180 days of the receipt thereof; and</text:p>
            <text:p/>
            <text:p>(iii) any Designated Non-cash Consideration received by the Parent Borrower or any of its Restricted Subsidiaries in such Asset Sale having an aggregate Fair Market Value, taken together with all other Designated Non-cash Consideration received pursuant to this subclause (iii) that is at that time outstanding, not to exceed the greater of (x) $450,000,000 and (y) 23.5% of Four Quarter Consolidated EBITDA, calculated at the time of the receipt of such Designated Non-cash Consideration (with the Fair Market Value of each item of Designated Non-cash Consideration being measured at the time received and without giving effect to subsequent changes in value) shall each be deemed to be Cash Equivalents.</text:p>
            <text:p/>
            <text:p>(c) For purposes of this Section 6.5, any sale by the Parent Borrower or a Restricted Subsidiary of the Capital Stock of a Restricted Subsidiary that owns assets constituting ABL Collateral shall be deemed to be a sale of such ABL Collateral. In the event of any such sale, the proceeds received by the Parent Borrower and the Restricted Subsidiaries in respect of such sale shall be allocated to the ABL Collateral in accordance with its Fair Market Values, which shall be determined by the Parent Borrower or, at the Parent Borrower’s election, an independent third party. </text:p>
          </table:table-cell>
          <table:table-cell table:number-columns-repeated="1013"/>
        </table:table-row>
        <table:table-row table:style-name="ro1">
          <table:table-cell office:value-type="string" calcext:value-type="string">
            <text:p><text:a xlink:href="https://www.sec.gov/Archives/edgar/data/913760/000091376019000059/a2019amendedandrestatedcre.htm" xlink:type="simple">https://www.sec.gov/Archives/edgar/data/913760/000091376019000059/a2019amendedandrestatedcre.htm</text:a></text:p>
          </table:table-cell>
          <table:table-cell office:value-type="string" calcext:value-type="string">
            <text:p>AMENDED AND RESTATED CREDIT AGREEMENT</text:p>
          </table:table-cell>
          <table:table-cell office:value-type="string" calcext:value-type="string">
            <text:p>This AMENDED AND RESTATED CREDIT AGREEMENT is entered into as of February 22, 2019 among INTL FCSTONE INC., a Delaware corporation (the “Borrower”), the Lenders (defined herein) and BANK OF AMERICA, N.A., as Administrative Agent, Swing Line Lender and L/C Issuer.</text:p>
          </table:table-cell>
          <table:table-cell office:value-type="string" calcext:value-type="string">
            <text:p>2.01    Revolving Loans, the Term Loan and Incremental Term Loans.</text:p>
            <text:p>(a)    Revolving Loans. Subject to the terms and conditions set forth herein, each Lender severally agrees to make loans (each such loan, a “Revolving Loan”) to the Borrower in Dollars from time to time on any Business Day during the Availability Period in an aggregate amount not to exceed at any time outstanding the amount of such Lender’s Revolving Commitment; provided, however, that after giving effect to any Borrowing of Revolving Loans, (i) the Total Revolving Outstandings shall not exceed the Aggregate Revolving Commitments and (ii) the aggregate Outstanding Amount of the Revolving Loans of any Lender, plus such Lender’s Applicable Percentage of the Outstanding Amount of all L/C Obligations, plus such Lender’s Applicable Percentage of the Outstanding Amount of all Swing Line Loans shall not exceed such Lender’s Revolving Commitment. Within the limits of each Lender’s Revolving Commitment, and subject to the other terms and conditions hereof, the Borrower may borrow under this Section 2.01, prepay under Section 2.05, and reborrow under this Section 2.01. Revolving Loans may consist of Base Rate Loans or Eurodollar Rate Loans or a combination thereof, as further provided herein. All Borrowings made on the Closing Date shall be made as Base Rate Loans.</text:p>
            <text:p>(b)    Term Loan. Subject to the terms and conditions set forth herein, each Lender severally agrees to make its portion of a term loan (the “Term Loan”) to the Borrower in Dollars on the Closing Date in an amount not to exceed such Lender’s Term Loan Commitment. Amounts repaid on the Term Loan may not be reborrowed. The Term Loan may consist of Base Rate Loans or Eurodollar Rate Loans, or a combination thereof, as further provided herein, provided, however, all Borrowings made on the Closing Date shall be made as Base Rate Loans.</text:p>
            <text:p>(c)    Incremental Term Loans. Subject to Section 2.01(d), on the effective date of any Incremental Term Loan Lender Joinder Agreement, each Incremental Term Lender party to such Incremental Term Loan Lender Joinder Agreement severally agrees to make a term loan in a single advance to the applicable Borrower in the amount of its respective Incremental Term Commitment with respect to such Incremental Term Facility as set forth in such Incremental Term Loan Lender Joinder Agreement; provided, however, that after giving effect to such advances, the Outstanding</text:p>
            <text:p/>
            <text:p>36</text:p>
            <text:p/>
            <text:p/>
            <text:p/>
            <text:p>Amount of such Incremental Term Loans shall not exceed the aggregate amount of the Incremental Term Commitments set forth in the applicable Incremental Term Loan Lender Joinder Agreement of the applicable Incremental Term Lenders. Each Incremental Term Borrowing shall consist of Incremental Term Loans made simultaneously by the Incremental Term Lenders in accordance with their respective Applicable Percentage of the applicable Incremental Term Facility. Incremental Term Borrowings prepaid or repaid may not be reborrowed. Incremental Term Loans may be Base Rate Loans or Eurodollar Rate Loans, or a combination thereof, as further provided herein.</text:p>
            <text:p>(d)    Increases of the Aggregate Revolving Commitments; Incremental Term Loans. The Borrower shall have the right, upon at least five Business Days’ prior written notice to the Administrative Agent, to increase the Aggregate Revolving Commitments (but not the Letter of Credit Sublimit or Swing Line Sublimit) and/or establish one or more Incremental Term Facilities, by a maximum aggregate amount not to exceed $100,000,000 in the aggregate, at any time prior to the date that is six months prior to the Maturity Date, subject, however, in any such case, to satisfaction of the following conditions precedent:</text:p>
            <text:p>(i)    Increase in Revolving Facility. The Borrower shall have the right, at any time and from time to time, upon at least five Business Days’ prior written notice to the Administrative Agent, to increase the Aggregate Revolving Commitments (but not the Letter of Credit Sublimit or the Swingline Sublimit); provided, that;</text:p>
            <text:p>(A)    no Default shall have occurred and be continuing on the date on which such increase is to become effective;</text:p>
            <text:p>(B)    the representations and warranties contained in Article VI and the other Loan Documents, or which are contained in any document furnished at any time under or in connection herewith or therewith, are true and correct in all material respects (or in all respects, if such representation and warranty is already qualified by materiality or reference to Material Adverse Effect) on and as of the date of such increase, except to the extent that such representations and warranties specifically refer to an earlier date, in which case they shall be true and correct in all material respects (or in all respects, if such representation or and warranty is already qualified by materiality or reference to Material Adverse Effect) as of such earlier date;</text:p>
            <text:p>(C)    such increase shall be in a minimum amount of $5,000,000 and in integral multiples of $1,000,000 in excess thereof (or such lesser amount as the Administrative Agent may agree in its sole discretion);</text:p>
            <text:p>(D)    such requested increase shall only be effective upon receipt by the Administrative Agent of (A) additional Revolving Commitments in a corresponding amount of such requested increase from either existing Lenders and/or one or more other institutions that qualify as Eligible Assignees (it being understood and agreed that no existing Lender shall be required to provide an additional Revolving Commitment) and (B) documentation from each institution providing an additional Revolving Commitment evidencing its additional Revolving Commitment and its obligations under this Agreement in form and substance acceptable to the Administrative Agent;</text:p>
            <text:p>(E)    the Administrative Agent shall have received all documents (including resolutions of the board of directors of the Borrower and the Guarantors)</text:p>
            <text:p/>
            <text:p>37</text:p>
            <text:p/>
            <text:p/>
            <text:p/>
            <text:p>it may reasonably request relating to the corporate or other necessary authority for such increase and the validity of such increase in the Aggregate Revolving Commitments, and any other matters relevant thereto, all in form and substance reasonably satisfactory to the Administrative Agent;</text:p>
            <text:p>(F)    if any Revolving Loans are outstanding at the time of the increase in the Aggregate Revolving Commitments, the Borrower shall, if applicable, prepay one or more existing Revolving Loans (such prepayment to be subject to Section 3.05) in an amount necessary such that after giving effect to the increase in the Aggregate Revolving Commitments, each Lender will hold its pro rata share (based on its Applicable Percentage of the increased Aggregate Revolving Commitments) of outstanding Revolving Loans;</text:p>
            <text:p>(G)    Schedule 2.01 shall be deemed revised to include any increase in the Aggregate Revolving Commitments pursuant to this Section 2.01(d)(i) and to include thereon any Person that becomes a Lender pursuant to this Section 2.01(d)(i); and</text:p>
            <text:p>(H)    the Administrative Agent shall have received such amendments to the Collateral Documents as the Administrative Agent reasonably requests to cause the Collateral Documents to secure the Obligations after giving effect to such increase.</text:p>
            <text:p>(ii)    Institution of Incremental Term Facilities. The Borrower shall have the right, at any time, upon at least five Business Days’ prior written notice to the Administrative Agent, institute an Incremental Term Facility; provided, that:</text:p>
            <text:p>(A)    no Default shall have occurred and be continuing on the date on which such Incremental Term Facility is to become effective;</text:p>
            <text:p>(B)    the representations and warranties contained in Article VI and the other Loan Documents, or which are contained in any document furnished at any time under or in connection herewith or therewith, are true and correct in all material respects (or in all respects, if such representation and warranty is already qualified by materiality or reference to Material Adverse Effect) on and as of the date of such increase, except to the extent that such representations and warranties specifically refer to an earlier date, in which case they shall be true and correct in all material respects (or in all respects, if such representation or and warranty is already qualified by materiality or reference to Material Adverse Effect) as of such earlier date;</text:p>
            <text:p>(C)    such Incremental Term Facility shall be in a minimum aggregate principal amount of $5,000,000 and integral multiples of $1,000,000 in excess thereof (or such lesser amount as the Administrative Agent may agree in its sole discretion);</text:p>
            <text:p>(D)    the Borrower (in consultation and coordination with the Administrative Agent) shall obtain commitments for the amount of such Incremental Term Facility from either existing Lenders and/or one or more other institutions that qualify as Eligible Assignees (it being understood and agreed that no existing Lender shall be required to become an Incremental Term Lender and</text:p>
            <text:p/>
            <text:p>38</text:p>
            <text:p/>
            <text:p/>
            <text:p/>
            <text:p>any such decision whether to become an Incremental Term Lender shall be in such Lender’s sole and absolute discretion)), which Lenders shall join in this Agreement as Incremental Term Lenders by executing an Incremental Term Loan Lender Joinder Agreement;</text:p>
            <text:p>(E)    the Incremental Term Loan Maturity Date for such Incremental Term Facility shall be as set forth in the Incremental Term Loan Lender Joinder Agreement relating to such Incremental Term Facility; provided, that, such date shall not be earlier than the then-Latest Maturity Date;</text:p>
            <text:p>(F)    the scheduled principal amortization payments under such Incremental Term Facility shall be as set forth in the Incremental Term Loan Lender Joinder Agreement relating to such Incremental Term Facility; provided, that, the Weighted Average Life to Maturity of the Incremental Term Loans made under such Incremental Term Facility shall not be shorter than the then-remaining Weighted Average Life to Maturity of the Term Loan or any Incremental Term Loans under any then-existing Incremental Term Facility;</text:p>
            <text:p>(G)    all other terms of such Incremental Term Facility (other than as set forth in Sections 2.01(d)(ii)(E) and (F) above) shall be reasonably satisfactory to the Administrative Agent;</text:p>
            <text:p>(H)    the Administrative Agent shall have received all documents (including resolutions of the board of directors of the Borrower and the Guarantors) it may reasonably request relating to the corporate or other necessary authority for such increase and the validity of such increase in the Aggregate Revolving Commitments, and any other matters relevant thereto, all in form and substance reasonably satisfactory to the Administrative Agent;</text:p>
            <text:p>(I)    the Borrower shall have delivered to the Administrative Agent a Pro Forma Compliance Certificate demonstrating that, upon giving effect to such Incremental Term Facility, the Borrower would be in compliance with the financial covenants set forth in Section 8.11 on a Pro Forma Basis;</text:p>
            <text:p>(J)    Schedule 2.01 shall be deemed revised to include such Incremental Term Facility pursuant to this Section 2.01(d)(ii) and to include thereon any Person that becomes an Incremental Term Lender pursuant to this Section 2.01(d)(ii); and</text:p>
            <text:p>(K)    the Administrative Agent shall have received such amendments to the Collateral Documents as the Administrative Agent reasonably requests to cause the Collateral Documents to secure the Obligations after giving effect to such Incremental Term Facility.</text:p>
          </table:table-cell>
          <table:table-cell office:value-type="string" calcext:value-type="string">
            <text:p>(b)    Mandatory Prepayments of Loans.</text:p>
            <text:p>(i)    Revolving Commitments. If for any reason the Total Revolving Outstandings at any time exceed the Aggregate Revolving Commitments then in effect, the Borrower shall immediately prepay Revolving Loans and/or Swing Line Loans and/or Cash Collateralize the L/C Obligations in an aggregate amount equal to such excess; provided, however, that the Borrower shall not be required to Cash Collateralize the L/C Obligations pursuant to this Section 2.05(b) unless after the prepayment in full of the Revolving Loans and Swing Line Loans the Total Revolving Outstandings exceed the Aggregate Revolving Commitments then in effect.</text:p>
            <text:p>(ii)    Dispositions and Involuntary Dispositions. The Borrower shall prepay the Loans and/or Cash Collateralize the L/C Obligations as hereafter provided in an aggregate amount equal to one hundred percent (100%) of the Net Cash Proceeds received by any Loan Party or any Subsidiary from all Dispositions (other than Permitted Transfers) and Involuntary Dispositions to the extent such Net Cash Proceeds are not reinvested in assets that are useful in the business of the Borrower and its Subsidiaries within 360 days of the date of such Disposition or Involuntary Disposition (it being understood that such prepayment shall be due immediately upon the expiration of such 360 day period).</text:p>
            <text:p>(iii)    Debt Issuances. Immediately upon receipt by any Loan Party or any Subsidiary of the Net Cash Proceeds of any Debt Issuance, the Borrower shall prepay the Loans and/or Cash Collateralize the L/C Obligations as hereafter provided in an aggregate amount equal to one hundred percent (100%) of such Net Cash Proceeds.</text:p>
            <text:p>(iv)    Extraordinary Receipts. Immediately upon the receipt by any Loan Party or any Subsidiary of any Extraordinary Receipts, the Borrower shall prepay the Loans and/or Cash Collateralize the L/C Obligations in an aggregate amount equal to one hundred percent (100%) of such Extraordinary Receipts to the extent such Extraordinary Receipts are not reinvested in assets that are useful in the business of the Borrower and its Subsidiaries within 360 days of the date of the receipt of such Extraordinary Receipts (it being understood that such prepayment shall be due immediately upon the expiration of such 360 day period).</text:p>
            <text:p>(v)    Application of Mandatory Prepayments. All amounts required to be paid pursuant to this Section 2.05(b) shall be applied as follows:</text:p>
            <text:p>(A)    with respect to all amounts prepaid pursuant to Section 2.05(b)(i) first, ratably to the L/C Borrowings and the Swing Line Loans, second, to the</text:p>
            <text:p/>
            <text:p>53</text:p>
            <text:p/>
            <text:p/>
            <text:p/>
            <text:p>outstanding Revolving Loans, and, third, to Cash Collateralize the remaining L/C Obligations</text:p>
            <text:p>(B)    with respect to all amounts prepaid pursuant to Section 2.05(b)(ii), (iii) and (iv), first to the Term Loan and any then-existing Incremental Term Loans on a pro rata basis (and, in each case, to the remaining principal amortization payments thereof in inverse order of maturity including the final principal repayment installment on the Maturity Date or the applicable Incremental Term Loan Maturity Date, as applicable), second, to the outstanding Revolving Loans (without a corresponding permanent reduction of the Revolving Facility), and, third, to Cash Collateralize the remaining L/C Obligations (with a corresponding reduction in the Aggregate Revolving Commitments in the cases of clauses second through fourth).</text:p>
            <text:p>Within the parameters of the applications set forth above, prepayments shall be applied first to Base Rate Loans and Daily Floating Eurodollar Rate Swing Line Loans, on a pro rata basis, and then to Eurodollar Rate Loans in direct order of Interest Period maturities. All prepayments under this Section 2.05(b) shall be subject to Section 3.05, but otherwise without premium or penalty, and shall be accompanied by interest on the principal amount prepaid through the date of prepayment.</text:p>
          </table:table-cell>
          <table:table-cell office:value-type="string" calcext:value-type="string">
            <text:p>8.03    Indebtedness.</text:p>
            <text:p>Create, incur, assume or suffer to exist any Indebtedness, except:</text:p>
            <text:p>(a)    Indebtedness under the Loan Documents;</text:p>
            <text:p>(b)    Indebtedness set forth in Schedule 8.03 and any Permitted Refinancings of such Indebtedness;</text:p>
            <text:p>(c)    intercompany Indebtedness permitted under Section 8.02;</text:p>
            <text:p>(d)    obligations (contingent or otherwise) existing or arising under any Swap Contract, provided that such obligations are (or were) entered into by such Person in the ordinary course of business and not for purposes of speculation or taking a “market view;”</text:p>
            <text:p>(e)    purchase money Indebtedness (including obligations in respect of Capital Leases or Synthetic Leases) hereafter incurred to finance the purchase of fixed assets, and renewals, refinancings and extensions thereof, provided that (i) the aggregate outstanding principal amount of all such Indebtedness shall not exceed $15,000,000 at any one time outstanding; and (ii) such Indebtedness when incurred shall not exceed the purchase price of the asset(s) financed and Permitted Refinancings of such Indebtedness;</text:p>
            <text:p/>
            <text:p>91</text:p>
            <text:p/>
            <text:p/>
            <text:p/>
            <text:p>(f)    Permitted Facilities; provided that at the time of entering into any Permitted Facility (i) no Default has occurred and is continuing and (ii) after giving effect to such Permitted Facility on a Pro Forma Basis (assuming full utilization of such Permitted Facility), the Borrower would be in compliance with the financial covenant set forth in Section 8.11(b) and Permitted Refinancings of such Indebtedness;</text:p>
            <text:p>(g)    Indebtedness of any Person that becomes a Subsidiary after the Closing Date as a result of a Permitted Acquisition or otherwise assumed in connection with a Permitted Acquisition, provided that such Indebtedness (and any Guarantees thereof) exists at the time of such Permitted Acquisition, and is not created in contemplation of or in connection with such Permitted Acquisition and Permitted Refinancings of such Indebtedness;</text:p>
            <text:p>(h)    other Indebtedness in an aggregate principal amount not to exceed $10,000,000 at any one time outstanding;</text:p>
            <text:p>(i)    Guarantees with respect to Indebtedness permitted under this Section 8.03 and Guarantees provided by the Borrower or any of its Subsidiaries of obligations incurred by any Subsidiary of the Borrower to counterparties in the ordinary course of its trading and market making business;</text:p>
            <text:p>(j)    Indebtedness arising from agreements for indemnification, purchase price adjustment obligations and earn-outs or other similar obligations, in each case incurred in connection with any Permitted Acquisition;</text:p>
            <text:p>(k)    (i) unsecured Indebtedness of the Borrower under unsecured convertible notes in an aggregate principal amount not to exceed $150,000,000, and (ii) other unsecured Indebtedness of the Borrower under retail notes and other senior or subordinated unsecured notes, in an aggregate principal amount not to exceed $100,000,000; provided that, in each case, (A) at the time of incurrence of such Indebtedness, no Default has occurred and is continuing; (B) such notes shall not mature at any time on or prior to the date that is ninety-one (91) days after the Maturity Date (and the terms of such Indebtedness shall not provide for any scheduled repayment, mandatory redemption, mandatory conversion or sinking fund obligations at any time on or prior to the date that is ninety-one (91) days after the Maturity Date); and (C) such notes shall not include any financial covenants that are more restrictive in any respect on the Borrower than the financial covenants in this Agreement;</text:p>
            <text:p>(l)    Indebtedness arising from the honoring by a bank or other financial institution of a check, draft or similar instrument inadvertently (except in the case of daylight overdrafts) drawn against insufficient funds in the ordinary course of business; provided, however, that such Indebtedness is extinguished within five (5) Business Days of receiving notice thereof;</text:p>
            <text:p>(m)    Indebtedness with respect to performance bonds, surety bonds or appeal bonds required in the ordinary course of business or in connection with the enforcement of rights or claims of Borrower or any of its Subsidiaries or in connection with judgments that do not result in an Event of Default; provided that the aggregate outstanding amount of all such performance bonds and surety bonds permitted by this clause (m) shall not at any time exceed $10,000,000;</text:p>
            <text:p>(n)    short-term commodities financings of INTL FCStone Financial in an aggregate amount not to exceed $75,000,000 at any time outstanding; and</text:p>
            <text:p/>
            <text:p>92</text:p>
            <text:p/>
            <text:p/>
            <text:p/>
            <text:p>(o)    intraday financings of INTL FCStone Financial with respect to Permitted Repos in an aggregate amount not to exceed $25,000,000.</text:p>
          </table:table-cell>
          <table:table-cell office:value-type="string" calcext:value-type="string">
            <text:p>8.01    Liens.</text:p>
            <text:p>Create, incur, assume or suffer to exist any Lien upon any of its property, assets or revenues, whether now owned or hereafter acquired, other than the following:</text:p>
            <text:p>(a)    Liens pursuant to any Loan Document;</text:p>
            <text:p>(b)    Liens existing on the date hereof and listed on Schedule 8.01 and any modifications, replacements, renewals or extensions thereof, provided that (i) the property covered thereby is not increased other than after acquired property that is affixed or incorporated into such property and proceeds and products of such property, (ii) the principal amount secured or benefited thereby is not increased, (iii) the direct or any contingent obligor with respect thereto is not changed and (iv) any modification, replacement, renewal or extension is permitted by Section 8.03(b);</text:p>
            <text:p>(c)    Liens (other than Liens imposed under ERISA) for taxes, assessments or governmental charges or levies not yet due or which are being contested in good faith and by appropriate proceedings diligently conducted, if adequate reserves with respect thereto are maintained on the books of the applicable Person in accordance with GAAP;</text:p>
            <text:p>(d)    statutory Liens of landlords and Liens of carriers, warehousemen, mechanics, materialmen and suppliers and other Liens imposed by law or pursuant to customary reservations or retentions of title arising in the ordinary course of business, provided that such Liens secure only amounts not yet due and payable or, if due and payable, are unfiled and no other action has been taken to enforce the same or are being contested in good faith by appropriate proceedings for which adequate reserves determined in accordance with GAAP have been established;</text:p>
            <text:p/>
            <text:p>88</text:p>
            <text:p/>
            <text:p/>
            <text:p/>
            <text:p>(e)    pledges or deposits in the ordinary course of business in connection with workers’ compensation, unemployment insurance and other social security legislation, other than any Lien imposed by ERISA;</text:p>
            <text:p>(f)    deposits to secure the performance of bids, trade contracts and leases (other than Indebtedness for borrowed money), statutory obligations, surety and appeal bonds, performance bonds and other obligations of a like nature incurred in the ordinary course of business;</text:p>
            <text:p>(g)    easements, rights-of-way, restrictions and other similar encumbrances affecting real property which, in the aggregate, are not substantial in amount, and which do not in any case materially detract from the value of the property subject thereto or materially interfere with the ordinary conduct of the business of the applicable Person;</text:p>
            <text:p>(h)    Liens securing judgments for the payment of money (or appeal or other surety bonds relating to such judgments) not constituting an Event of Default under Section 9.01(h);</text:p>
            <text:p>(i)    Liens securing Indebtedness permitted under Section 8.03(e); provided that (i) such Liens do not at any time encumber any property other than the property financed by such Indebtedness (except for additions and accessions to such property) and (ii) such Liens attach to such property concurrently with or within ninety days after the acquisition thereof;</text:p>
            <text:p>(j)    leases, licenses, subleases or sublicenses granted to others not interfering in any material respect with the business of any Loan Party or any Subsidiary;</text:p>
            <text:p>(k)    any interest of title of a lessor under, and Liens arising from UCC financing statements (or equivalent filings, registrations or agreements in foreign jurisdictions) relating to, leases permitted by this Agreement;</text:p>
            <text:p>(l)    Liens deemed to exist in connection with Investments in Permitted Repos;</text:p>
            <text:p>(m)    normal and customary rights of setoff upon deposits of cash in favor of banks or other depository institutions;</text:p>
            <text:p>(n)    Liens of a collection bank arising under Section 4‑210 of the Uniform Commercial Code on items in the course of collection;</text:p>
            <text:p>(o)    Liens incurred or assumed in the ordinary course on cash, marketable securities, commodities or other financial products to secure securities lending transactions at Regulated Subsidiaries and other stock lending transactions, repurchase agreements, and other collateralized financing transactions at Regulated Subsidiaries;</text:p>
            <text:p>(p)    pledges of securities or commodity positions and exchange memberships in the ordinary course of business;</text:p>
            <text:p>(q)    deposits or securities with commodity or securities exchanges or clearing organizations, or with other exchanges or markets, in each case in the ordinary course of business;</text:p>
            <text:p>(r)    Liens in favor of customers of Regulated Subsidiaries arising in the ordinary course of business and Liens securing indebtedness of Regulated Subsidiaries in respect of customer funds in the ordinary course of business;</text:p>
            <text:p/>
            <text:p>89</text:p>
            <text:p/>
            <text:p/>
            <text:p/>
            <text:p>(s)    Liens incurred in the ordinary course of the business of the Loan Parties and their Subsidiaries, including, without limitation, its trading and market making businesses and other lines of business entered into in accordance with the terms of this Agreement;</text:p>
            <text:p>(t)    Liens securing Indebtedness of any Person that becomes a Subsidiary after the Closing Date as a result of a Permitted Acquisition or otherwise assumed in connection with a Permitted Acquisition, provided that such Indebtedness (and any Guarantees thereof) exists at the time of such Permitted Acquisition, and is not created in contemplation of or in connection with such Permitted Acquisition and refinancings in respect thereof;</text:p>
            <text:p>(u)    Liens in favor of the Borrower and the Guarantors;</text:p>
            <text:p>(v)    Liens securing Indebtedness permitted by Section 8.03(f); provided that such Liens do not at any time encumber any property other than the underlying trading assets (including assets ancillary to such trading assets and proceeds thereof) being purchased with the proceeds of such Indebtedness, except for Liens securing Indebtedness under the INTL FCStone Financial Margin Facility, which Liens may encumber all of the assets of INTL FCStone Financial;</text:p>
            <text:p>(w)    other Liens securing obligations the aggregate amount of which does not exceed $10,000,000; and</text:p>
            <text:p>(x)    Liens on assets of a Subsidiary that is not a Loan Party in favor of a Subsidiary that is not a Loan Party securing Indebtedness permitted by Section 8.03(c).</text:p>
          </table:table-cell>
          <table:table-cell office:value-type="string" calcext:value-type="string">
            <text:p>8.06    Restricted Payments.</text:p>
            <text:p>Declare or make, directly or indirectly, any Restricted Payment, or incur any obligation (contingent or otherwise) to do so, except that:</text:p>
            <text:p>(a)    each Subsidiary may make Restricted Payments to Persons that own Equity Interests in such Subsidiary, ratably according to their respective holdings of the type of Equity Interest in respect of which such Restricted Payment is being made; and</text:p>
            <text:p>(b)    each Loan Party and each Subsidiary may declare and make dividend payments or other distributions payable solely in common Equity Interests of such Person;</text:p>
            <text:p>(c)    so long as no Default exists or would result therefrom, the Borrower may make other Restricted Payments in an aggregate amount not to exceed during any fiscal year of the Borrower, the greater of (i) $30,000,000 and (ii) an amount equal to fifty percent (50%) of Consolidated Net Income (determined as of the end of the most recently ended fiscal year of the Borrower for which financial statements have been delivered pursuant to Section 7.01(a)); provided, that, after giving effect to any such Restricted Payment on a Pro Forma Basis, the Borrower would be in compliance with the financial covenants set forth in Section 8.11;</text:p>
            <text:p/>
            <text:p>93</text:p>
            <text:p/>
            <text:p/>
            <text:p/>
            <text:p>(d)    the Borrower may purchase, redeem or otherwise acquire Equity Interests issued by it with the proceeds received from the substantially concurrent issue of new shares of its common stock or other common Equity Interests;</text:p>
            <text:p>(e)    repurchases of Equity Interests in the Borrower or any Subsidiary deemed to occur upon exercise of stock options, warrants or other convertible securities, to the extent that such Equity Interests represent a portion of the exercise price of or tax withholding in respect of such options, warrants or other convertible securities; and</text:p>
            <text:p>(f)    the Borrower may make cash payments in lieu of the issuance of fractional shares in connection with the exercise of warrants, options or other securities convertible into or exchangeable for Equity Interests of the Borrower or any Subsidiary; provided, however, that any such cash payment shall not be for the purpose of evading the limitations of this Agreement; and</text:p>
            <text:p>(g)    so long as no Default shall have occurred and be continuing before or after giving effect thereto, the Borrower may make regularly scheduled payments of interest in cash on convertible notes permitted by Section 8.03(k).</text:p>
          </table:table-cell>
          <table:table-cell office:value-type="string" calcext:value-type="string">
            <text:p>8.05    Dispositions.</text:p>
            <text:p>Make any Disposition except: (a) Permitted Transfers; and (b) other Dispositions by Borrower and its Subsidiaries of property; provided that (i) at the time of such Disposition and after giving effect thereto, no Default shall exist or would result from such Disposition, (ii) the aggregate net book value of all of the assets sold or otherwise disposed of pursuant to this Section 8.05(b) in any fiscal year shall be less than $15,000,000, (iii) the consideration received for such property shall be in an amount at least equal to the fair market value thereof, (iv) no less than 90% of such consideration shall be paid in cash and Cash Equivalents, which shall be paid contemporaneous with consummation of such Disposition, (v) such Disposition does not involve the sale or other disposition of a minority equity interest in any Subsidiary and (vi) such Disposition does not involve a sale or other disposition of receivables other than receivables owned by or attributable to other property concurrently being disposed of in a Disposition otherwise permitted under this Section 8.05(b).</text:p>
          </table:table-cell>
          <table:table-cell table:number-columns-repeated="1013"/>
        </table:table-row>
        <table:table-row table:style-name="ro1">
          <table:table-cell office:value-type="string" calcext:value-type="string">
            <text:p><text:a xlink:href="https://www.sec.gov/Archives/edgar/data/1000045/000119312519093800/d730874dex101.htm" xlink:type="simple">https://www.sec.gov/Archives/edgar/data/1000045/000119312519093800/d730874dex101.htm</text:a></text:p>
          </table:table-cell>
          <table:table-cell office:value-type="string" calcext:value-type="string">
            <text:p>CREDIT AGREEMENT </text:p>
          </table:table-cell>
          <table:table-cell office:value-type="string" calcext:value-type="string">
            <text:p>This CREDIT AGREEMENT, dated as of March 29, 2019, is entered into among NF FUNDING I, LLC, a Delaware limited liability company, as Borrower (the “Borrower”) and Ares Agent Services, L.P., a Delaware limited partnership (“Ares”), as Administrative Agent (in such capacity, the “Administrative Agent”) and Collateral Agent (in such capacity, the “Collateral Agent”) and the Lenders (as defined herein) party hereto. </text:p>
          </table:table-cell>
          <table:table-cell table:number-columns-repeated="2"/>
          <table:table-cell office:value-type="string" calcext:value-type="string">
            <text:p>6.1. Indebtedness. The Borrower shall not directly or indirectly, create, incur, assume or guaranty, or otherwise become or remain directly or indirectly liable with respect to any Indebtedness, except (i) the Obligations and (ii) endorsements of negotiable instruments for collection in the ordinary course of business.</text:p>
            <text:p/>
            <text:p/>
          </table:table-cell>
          <table:table-cell office:value-type="string" calcext:value-type="string">
            <text:p>6.2. Liens. The Borrower shall not, directly or indirectly, create, incur, assume or permit to exist any Lien on or with respect to any property or asset of any kind (including any document or instrument in respect of goods or accounts receivable) of the Borrower whether now owned or hereafter acquired, or any income or profits therefrom, or file or permit the filing of, or permit to remain in effect, any financing statement or other similar notice of any Lien with respect to any such property, asset, income or profits under the UCC of any State or under any similar recording or notice statute, except (a) Liens in favor of the Collateral Agent for the benefit of Secured Parties granted pursuant to any Loan Document, and (b) Permitted Liens. </text:p>
          </table:table-cell>
          <table:table-cell/>
          <table:table-cell office:value-type="string" calcext:value-type="string">
            <text:p>6.4. Fundamental Changes; Disposition of Assets; Acquisitions. The Borrower shall not (a) enter into any transaction of merger or consolidation, or except with the consent of the Independent Manager, liquidate, wind-up or dissolve itself (or suffer any liquidation or dissolution) or take any action that would cause the Borrower to become insolvent, (b) except with the consent of the Independent Manager, file or consent to the filing of any petition, either voluntary or involuntary, to take advantage of any applicable insolvency, bankruptcy, liquidation or reorganization statute, or make an assignment for the benefit of creditors, (c) fail to have Organizational Documents that provide that, so long as the Obligations of the Borrower shall be outstanding, the Borrower shall not (i) seek the dissolution or winding up in whole, or in part, of the Borrower, or (ii) file or consent to the filing of any petition, either voluntary or involuntary, or commence a case under any applicable insolvency, bankruptcy, liquidation or reorganization statute, or make an assignment for the benefit of creditors without the consent of the Independent Manager; (d) convey, sell, lease or sub-lease (as lessor or sublessor), exchange, transfer or otherwise dispose of, in one transaction or a series of transactions, all or any part of its business, assets (including the Receivables) or property of any kind whatsoever, whether real, personal or mixed and whether tangible or intangible, whether now owned or hereafter acquired, except as permitted in the Loan Documents, (e) acquire by purchase or otherwise the business, property or fixed assets of, or stock or other evidence of beneficial ownership of, any Person or any division or line of business or other business unit of any Person, except Investments made in compliance with Section 6.3 or (f) change its legal structure, without in each case, to the extent permitted by law, the Administrative Agent’s consent (acting with the consent of the Required Lenders). </text:p>
          </table:table-cell>
          <table:table-cell table:number-columns-repeated="1013"/>
        </table:table-row>
        <table:table-row table:style-name="ro1">
          <table:table-cell office:value-type="string" calcext:value-type="string">
            <text:p><text:a xlink:href="https://www.sec.gov/Archives/edgar/data/1590714/000114420419005055/tv511849_ex10-1.htm" xlink:type="simple">https://www.sec.gov/Archives/edgar/data/1590714/000114420419005055/tv511849_ex10-1.htm</text:a></text:p>
          </table:table-cell>
          <table:table-cell office:value-type="string" calcext:value-type="string">
            <text:p>CREDIT AGREEMENT </text:p>
          </table:table-cell>
          <table:table-cell office:value-type="string" calcext:value-type="string">
            <text:p>This Credit Agreement is entered into as of January 31, 2019 by and among Platform Specialty Products Corporation, a Delaware corporation (“PSP”), MacDermid, Incorporated, a Connecticut corporation (“MacDermid”), the Guarantors from time to time party hereto, the lenders from time to time party hereto (collectively, the “Lenders” and, individually, a “Lender”), the L/C Issuers from time to time party hereto and Barclays Bank PLC, as administrative agent (in such capacity and together with its successors, the “Administrative Agent”) and collateral agent (in such capacity and together with its successors, the “Collateral Agent”) and Credit Suisse Loan Funding LLC, as syndication agent (in such capacity, the “Syndication Agent”).</text:p>
          </table:table-cell>
          <table:table-cell office:value-type="string" calcext:value-type="string">
            <text:p>2.14       Incremental Facilities.</text:p>
            <text:p/>
            <text:p> </text:p>
            <text:p/>
            <text:p>(a)           The Borrowers or any Guarantor or, solely in the case of a New Term Loan Facility denominated in an Alternative Currency, any Restricted Subsidiary that is organized in a jurisdiction that is acceptable to the Administrative Agent (any such Guarantor or Restricted Subsidiary for so long as loans or commitments remain outstanding under the applicable Incremental Facility, an “Additional Borrower”) may, by written notice to the Administrative Agent, request the establishment of one or more new tranches of term facilities denominated in Dollars, an Alternative Currency or any other currency agreed to by the applicable Borrower, the Administrative Agent and the Lenders providing such New Term Loan Facility (each, a “New Term Loan Facility”) and/or increase the principal amount of the Term Loans, any Incremental Term Loans or any Extended Term Loans by requesting new term loan commitments to be added to such Loans (together with any New Term Loan Facility, an “Incremental Term Facility” and, any Loans made pursuant to an Incremental Term Facility, “Incremental Term Loans”) and/or request the establishment of one or more new tranches of Revolving Credit Commitments (each, a “New Revolving Credit Facility”) and/or request an increase in any Tranche of Revolving Credit Commitments (together with any New Revolving Credit Facility, an “Incremental Revolving Credit Facility” and, together with any Incremental Term Facility, “Incremental Facilities” and, the loans thereunder, “Incremental Revolving Credit Loans” and, together with any Incremental Term Loans, “Incremental Loans”); provided that no existing Lender will have an obligation to make any Incremental Facility, nor will the Borrower have any obligation to approach any existing Lenders to provide any Incremental Facility, in an aggregate amount not in excess of the sum of (x) the greater of (i) $460,000,000 (or a principal amount equal to the Dollar Equivalent of $460,000,000) and (ii) 100% of Consolidated EBITDA as of the last day of the last Test Period for which financial statements have been delivered pursuant to Section 7.01 at any time outstanding, less any amount of Indebtedness incurred pursuant to clause (x)(i) of Section 8.02(p) and (y) an unlimited amount if, after giving effect to the incurrence of such amount, (i) in case of Incremental Facilities that are secured on a pari passu basis with the Obligations, the First Lien Net Leverage Ratio is less than or equal to 3.50 to 1.00 on a Pro Forma Basis, (ii) in case of Incremental Facilities that are secured on a junior basis to the Obligations, the Senior Secured Net Leverage Ratio is less than or equal to 5.00 to 1.00 on a Pro Forma Basis and (iii) in case of Incremental Facilities that are unsecured, the Fixed Charge Coverage Ratio is less than or equal to 2.00 to 1.00 on a Pro Forma Basis (in each case, assuming (A) the Indebtedness being incurred as of such date of determination would be included in the definition of Consolidated Indebtedness, whether or not such Indebtedness would otherwise be included and (B) any Incremental Revolving Credit Facilities are fully drawn) and, in each instance, for an amount not less than $5,000,000 (or a principal amount equal to the Dollar Equivalent of $5,000,000) individually (or such lesser amount which shall be approved by the Administrative Agent); provided that Incremental Facilities (1) shall be incurred pursuant to clause (y) above prior to utilization of any capacity pursuant to clause (x) above, (2) amounts incurred in reliance on clause (x) above concurrently with amounts incurred in reliance on clause (y) above shall not be included as Indebtedness in the First Lien Net Leverage Ratio, the Senior Secured Net Leverage Ratio or the Fixed Charge Coverage Ratio, as applicable, for purposes of calculating any amounts that may be incurred pursuant to clause (y) above on the same day and (3) if all or any portion of any Incremental Facility was originally incurred or issued in reliance on clause (x) above and thereafter such amount could have been incurred pursuant to clause (y) above, such amount of such Incremental Facility shall be reclassified, as the applicable Borrower may elect from time to time, as having been incurred pursuant to clause (y) above and thereafter shall not count as utilization of clause (x) above; provided, further, that, notwithstanding the foregoing or anything to the contrary set forth herein, (1) Incremental Term Loans may be incurred without regard to any of the foregoing limits to the extent that the Net Cash Proceeds of such Incremental Term Loans are used on or about the date of incurrence to permanently prepay and refinance Term Loans of any Tranche selected by the applicable Borrower on a dollar-for-dollar basis, and any such Incremental Term Loans (the “Refinancing Incremental Term Loans”) shall be deemed to have been incurred pursuant to this proviso, and (2) New Revolving Credit Facilities may be incurred without regard to the foregoing limits to the extent that such New Revolving Credit Facilities are used on or about the date of incurrence to refinance and permanently reduce Revolving Credit Commitments of any Tranche selected by Borrower on a dollar-for-dollar basis, and any such Revolving Credit Commitments thereunder (the “Refinancing Incremental Revolving Credit Commitments”) shall be deemed to have been incurred pursuant to this proviso. Each such notice shall specify (i) the date (each, an “Increased Amount Date”) on which the applicable Borrower proposes that the applicable Incremental Facility shall be effective, which shall be a date not less than 10 Business Days after the date on which such notice is delivered to the Administrative Agent (or such shorter period otherwise agreed to by the Administrative Agent in its sole discretion), (ii) the identity of each Lender or Affiliate or other Person that is consented to by the Administrative Agent (which consent shall not be unreasonably withheld) and by the L/C Issuer to the extent such consent, if any, would be required under Section 11.06 for an assignment of Loans or Revolving Credit Commitments (any such Affiliate or other Person, a “New Incremental Lender”) to whom the Borrowers propose any portion of such Incremental Facility be allocated and the amounts of such allocations and (iii) whether such Incremental Facility is to be an Incremental Term Facility or Incremental Revolving Credit Facility. Such Incremental Facility shall become effective as of such Increased Amount Date; provided that (A) no Event of Default or Default shall exist on such Increased Amount Date before or after giving effect to such Incremental Facility (except that, with respect to this clause (A), solely to the extent the proceeds of such Incremental Facility are being or will be used to finance a Limited Condition Transaction and if agreed to by the lenders providing such Incremental Facility, such condition shall be that no Event of Default under Section 9.01(a), (f) or (g) hereunder shall exist), (B) both before and after giving effect to such Incremental Facility, each of the conditions set forth in Section 5.02 shall be satisfied and all fees and expenses owing in respect of such increase to the Administrative Agent and the Lenders have been paid (except, solely to the extent the proceeds of such Incremental Facility are being or will be used to finance a Limited Condition Transaction and if agreed to by the lenders providing such Incremental Facility, (x) with respect to Section 5.02(a), such Incremental Facility shall only be subject to customary “funds certain provisions” and (y) with respect to Section 5.02(b), such condition shall be that no Event of Default under Section 9.01(a), (f) or (g) hereunder shall exist); (C) any Incremental Facility provided by any New Incremental Lender shall be effected pursuant to one or more joinder agreement (an “Incremental Amendment”) in form and substance satisfactory to the Administrative Agent and executed and delivered by a Borrower (or Additional Borrower, if applicable) and the Administrative Agent, each of which shall be recorded in the Register; and (D) the Borrowers shall deliver or cause to be delivered any legal opinions or other documents reasonably requested by the Administrative Agent in connection with any such transaction.</text:p>
            <text:p/>
            <text:p> </text:p>
            <text:p>72</text:p>
            <text:p/>
            <text:p> </text:p>
            <text:p/>
            <text:p> </text:p>
            <text:p/>
            <text:p>(b)           The creation or provision of any Incremental Facility or Incremental Loan (and, in connection therewith, any amendment to the terms of this Agreement that is necessary or appropriate to implement the provisions thereof or that is favorable to the then-existing Lenders, in each case, as reasonably determined by the Administrative Agent in its sole discretion) shall not require the approval of any existing Lender other than any existing Lender providing all or part of any Incremental Commitment.</text:p>
            <text:p/>
            <text:p> </text:p>
            <text:p/>
            <text:p>(c)           The terms and provisions of any New Revolving Credit Facility (other than pricing, maturity and fees) shall be, except as otherwise set forth herein or in the joinder agreement set forth in Section 2.14(a), substantially identical to the existing Revolving Credit Facility; provided that, (i) no New Revolving Credit Facility shall mature earlier than, or require any scheduled amortization or mandatory commitment reduction prior to, the Revolving Credit Maturity Date of any Tranche of Revolving Credit Loans (or, in the case of Refinancing Incremental Revolving Credit Commitments, the final maturity date of the Tranche of Revolving Credit Commitments that are being refinanced), (ii) any guarantor of any New Revolving Credit Facility shall also be a Guarantor; provided, that, in the event any New Revolving Credit Facility is incurred by a Foreign Subsidiary of PSP, such New Revolving Credit Facility shall be permitted to be guaranteed by persons that are not Guarantors so long as such New Term Loan Facility is subject to customary collateral allocation arrangements reasonably satisfactory to the Administrative Agent, (iii) if secured, such New Revolving Credit Facility shall not be secured by any assets that do not constitute Collateral and may not be secured pursuant to security documentation that is materially more restrictive, when taken as a whole, to the Loan Parties than the Loan Documents; provided, that, in the event any New Term Loan Facility is incurred by a Foreign Subsidiary of PSP, such New Term Loan Facility shall be permitted to be secured by assets in accordance with Section 7.12, which assets may or may not also secure the Obligations but which shall be subject to customary collateral allocation arrangements reasonably satisfactory to the Administrative Agent and (iv) each New Revolving Credit Facility shall rank pari passu or junior in right of payment and pari passu or junior with respect to security with the Obligations or may be unsecured (and to the extent subordinated in right of payment or security, shall be subject to intercreditor arrangements reasonably satisfactory to the Administrative Agent).</text:p>
            <text:p/>
            <text:p> </text:p>
            <text:p/>
            <text:p>(d)           The terms and provisions of any Incremental Term Loans shall be, if such Incremental Term Loans are not Initial Term Loans, except as otherwise set forth herein or in the joinder agreement set forth in Section 2.14(a), substantially identical to the Initial Term Loans, as applicable; provided that, except as otherwise set forth herein or in the joinder agreement set forth in clause (a), then (i) the weighted average life to maturity of any New Term Loan Facility shall be no shorter than the weighted average life to maturity such refinanced Tranche of the Term Loans, (or, in the case of any New Term Loans that are Refinancing Incremental Term Loans, the weighted average life to maturity of the Tranche of Term Loans that are being refinanced), (ii) the final maturity date with respect to any New Term Loans shall be no earlier than the maturity date of such refinanced Tranche (or, in the case of any New Term Loans that are refinancing Incremental Term Loans, the final maturity date of the Tranche of Term Loans that are being refinanced), (iii) if the Yield on any New Term Loans incurred no later than 12 months after the Closing Date exceeds by more than 50 basis points (the amount of such excess above 50 basis points being referred to herein as the “Yield Differential”) the Applicable Rate then in effect for any Term Loans, then the Applicable Rate then in effect for Term Loans shall automatically be increased by the Yield Differential, effective upon the making of the New Term Loans (and if the margins on the New Term Loans are subject to a leveraged-based pricing grid, appropriate increases to the Applicable Rates for the Term Loans, consistent with the foregoing, shall be made) (this clause (iii), the “MFN Adjustment”), (iv) any guarantor of any New Term Loan Facility shall also be a Guarantor; provided, that, in the event any New Term Loan Facility is incurred by a Foreign Subsidiary of PSP, such New Term Loan Facility shall be permitted to be guaranteed by persons that are not Guarantors so long as such New Term Loan Facility is subject to customary collateral allocation arrangements reasonably satisfactory to the Administrative Agent, (v) if secured, such New Term Loan Facility shall not be secured by any assets that do not constitute Collateral and may not be secured pursuant to security documentation that is more restrictive to the Loan Parties than the Loan Documents; provided, that, in the event any New Term Loan Facility is incurred by a Foreign Subsidiary of PSP, such New Term Loan Facility shall be permitted to be secured by assets in accordance with Section 7.12, which assets may or may not also secure the Obligations but which shall be subject to customary collateral allocation arrangements reasonably satisfactory to the Administrative Agent, (vi) each New Term Loan Facility shall rank pari passu or junior in right of payment and pari passu or junior with respect to security with the Obligations or may be unsecured (and to the extent subordinated in right of payment or security, shall be subject to intercreditor arrangements reasonably satisfactory to the Administrative Agent) and (vii) any New Term Loan Facility may be denominated in Euros or Pounds Sterling so long as (A) the borrower thereunder is a Restricted Subsidiary that is organized in a jurisdiction that is acceptable to the Administrative Agent and (B) such New Term Loan Facility is subject to guarantee, collateral and collateral allocation arrangements that are reasonably satisfactory to PSP and the Administrative Agent. Each joinder agreement referred to in Section 2.14(a) may, without the consent of any other Lenders, effect such amendments to this Agreement and the other Loan Documents as may be necessary or appropriate, as reasonably determined by the Administrative Agent in its sole discretion, to effect the provision of this Section 2.14.</text:p>
            <text:p/>
            <text:p> </text:p>
            <text:p>73</text:p>
            <text:p/>
            <text:p> </text:p>
            <text:p/>
            <text:p> </text:p>
            <text:p/>
            <text:p>(e)           Each of the parties hereto hereby agrees that the Administrative Agent may take any and all action as may be reasonably necessary to ensure that all Incremental Loans that are to be additional Term Loans or Revolving Credit Loans, as applicable, and when originally made, are included in each Borrowing of outstanding Term Loans or Revolving Credit Loans, as applicable, on a pro rata basis. This may be accomplished at the discretion of the Administrative Agent by requiring each outstanding Eurocurrency Rate Loan to be converted into a Base Rate Loan on the date of each such Incremental Loan, or by allocating a portion of each such Incremental Loan to each outstanding applicable Eurocurrency Rate Loans on a pro rata basis, even though as a result thereof such Incremental Loan may effectively have a shorter Interest Period than the Loans included in the Borrowing of which they are a part (and notwithstanding any other provision of this Agreement that would prohibit such an initial Interest Period). Any conversion of Eurocurrency Rate Loans to Base Rate Loans made pursuant to the preceding sentence shall be subject to Section 3.05. If any Incremental Loans is to be allocated to an existing Interest Period for a Eurocurrency Rate Loan then, subject to Section 2.08(b), the interest rate applicable to such Incremental Loan for the remainder of such Interest Period shall equal the Adjusted Eurocurrency Rate for a period approximately equal to the remainder of such Interest Period (as determined by the Administrative Agent two Business Days before the date such Incremental Loan is made) plus the Applicable Rate then in effect. In addition, to the extent any Incremental Term Loans are to be additional Term Loans, the applicable scheduled amortization payments under Section 2.07 required to be made after the making of such Incremental Term Loans shall be ratably increased by the aggregate principal amount of such Incremental Term Loans.</text:p>
            <text:p/>
            <text:p> </text:p>
            <text:p/>
            <text:p>(f)            Prior to the Increased Amount Date, if the Restricted Subsidiary incurring the Incremental Facility is an Additional Borrower, (i) such Subsidiary shall deliver to the Lenders providing the Incremental Facility (including any New Incremental Lender) and the Administrative Agent, such documentation and other information reasonably requested by such Lenders or the Administrative Agent for purposes of complying with all necessary “know-your-customer” or other similar checks under all applicable laws and regulations and no written objection submitted by any of the Lenders or the Administrative Agent within five (5) Business Days of the date of receipt of such documentation and other information shall have been given by such Lenders or the Administrative Agent and (ii) if such Additional Borrower is a Foreign Subsidiary, the Administrative Agent may amend this Agreement (which amendments may include, without limitation, Section 3.01 and the definition of “Non-Excluded Taxes”) and the other Loan Documents to include such Subsidiary as an Additional Borrower hereunder, which amendment must be mutually agreed to by the Administrative Agent, PSP, the applicable Additional Borrower, and the Lenders providing the Incremental Facility but without the consent of any other Lender (provided that no such amendment shall materially adversely affect the rights of any Lender that has not consented to such amendment); provided that neither the Administrative Agent nor any Lender shall be materially adversely affected by the addition of such Additional Borrower. Any obligations in respect of borrowings by any Borrower or any Additional Borrower under this Agreement will constitute “Obligations” for all purposes of the Loan Documents. If the Incremental Facility is incurred in a currency other than Dollars, this Agreement may be amended to reflect such new currency hereunder, which amendment must be mutually agreed to by the Administrative Agent and PSP.</text:p>
            <text:p/>
            <text:p> </text:p>
            <text:p>74</text:p>
            <text:p/>
            <text:p> </text:p>
            <text:p/>
            <text:p> </text:p>
            <text:p/>
            <text:p>(g)           For the avoidance of doubt, no amendment, waiver or consent pursuant to Section 11.01 shall impose any greater restriction on the ability of any Lender to assign any of its rights or obligations hereunder with respect to any New Term Loan Facility without the written consent of the holders of a majority of the aggregate unpaid principal amount of such Term Loan Commitments and New Term Loans outstanding under such New Term Loan Facility</text:p>
            <text:p/>
            <text:p> </text:p>
            <text:p/>
            <text:p>(h)           Any Incremental Facility that is secured on a junior lien basis to the Obligations or is unsecured shall be established pursuant to separate documentation from the Loan Documents.</text:p>
            <text:p/>
            <text:p> </text:p>
            <text:p/>
            <text:p>For the avoidance of doubt, the provisions of Section 2.13 shall not be construed to apply to any Incremental Loans in accordance with this Section 2.14.</text:p>
            <text:p/>
            <text:p> </text:p>
            <text:p/>
            <text:p>For the avoidance of doubt, any prepayment of Loans with the proceeds received in connection with the incurrence of Incremental Term Loans pursuant to this Section 2.14 shall be deemed an optional prepayment under Section 2.05(a).</text:p>
          </table:table-cell>
          <table:table-cell office:value-type="string" calcext:value-type="string">
            <text:p> (b)           Mandatory. (i)  In the event of any termination of any Tranche of Revolving Credit Commitments, the Borrowers shall, on the date of such termination, repay or prepay all outstanding Revolving Credit Loans of such Tranche and replace all outstanding Letters of Credit and/or Cash Collateralize the L/C Obligations in a cash collateral account established with the Collateral Agent for the benefit of the Secured Parties in the manner described in Section 2.03(g). If for any reason the Outstanding Amount of Revolving Credit Loans of any Tranche of Revolving Credit Commitments at any time exceeds the amount of Revolving Credit Commitments of such Tranche then in effect, the Borrowers shall immediately prepay all outstanding Revolving Credit Loans of such Tranche and/or Cash Collateralize the L/C Obligations in an aggregate amount equal to such excess; provided, however, that the Borrowers shall not be required to Cash Collateralize the L/C Obligations pursuant to this Section 2.05(b)(i) unless, after the prepayment in full of the Revolving Credit Loans of the applicable Tranche, the Total Outstandings exceeds the Total Revolving Credit Commitments then in effect. Mandatory prepayments of any Tranche of Revolving Credit Loans shall be made on a pro rata basis among the outstanding Revolving Credit Loans of such Tranche.</text:p>
            <text:p/>
            <text:p> </text:p>
            <text:p>64</text:p>
            <text:p/>
            <text:p> </text:p>
            <text:p/>
            <text:p> </text:p>
            <text:p/>
            <text:p>(ii)        Not later than the fifth Business Day following the completion of any Asset Sale or Permitted Sale Leaseback Transaction and/or not later than the tenth Business Day following the occurrence of any Recovery Event and, in each case, the receipt of Net Cash Proceeds resulting therefrom by any Loan Party or any Restricted Subsidiary, PSP shall apply the Required Prepayment Percentage of such Net Cash Proceeds received with respect thereto to prepay outstanding Term Loans and/or Cash Collateralize Letters of Credit in accordance with Section 2.05(b)(vi) provided that such prepayment shall only be required under this clause (ii) if the net amount required to be prepaid in any fiscal year is greater than or equal to $25,000,000. For the avoidance of doubt, no prepayments shall be required in connection with the Arysta Sale at any time before or after the Closing Date.</text:p>
            <text:p/>
            <text:p> </text:p>
            <text:p/>
            <text:p>(iii)       In the event that any Borrower or any Restricted Subsidiary shall receive Net Cash Proceeds from the issuance or incurrence of any Indebtedness of any Borrower or any Restricted Subsidiary, in each case, that is not permitted pursuant to Section 8.02, the Borrowers shall, substantially simultaneously with (and in any event not later than the fifth Business Day next following) the receipt of such Net Cash Proceeds by such Borrower or such Restricted Subsidiary, apply an amount equal to the Required Prepayment Percentage of such Net Cash Proceeds to prepay outstanding Loans and/or Cash Collateralize Letters of Credit in accordance with Section 2.05(b)(vi).</text:p>
            <text:p/>
            <text:p> </text:p>
            <text:p/>
            <text:p>(iv)       Commencing with the fiscal year ending on December 31, 2019, no later than 90 days after the end of each fiscal year of PSP, the Borrowers shall prepay outstanding Loans and/or Cash Collateralize Letters of Credit in accordance with Section 2.05(b)(vi), in an aggregate principal amount equal to the Required Prepayment Percentage of Excess Cash Flow for the fiscal year then ended less the aggregate amount of all Voluntary Prepayments during such fiscal year; provided that such prepayment shall only be required under this clause (iv) if the net amount required to be prepaid in any fiscal year is greater than or equal to $25,000,000.</text:p>
            <text:p/>
            <text:p> </text:p>
            <text:p/>
            <text:p>(v)        PSP shall deliver to the Administrative Agent, at the time of each prepayment required under this Section 2.05(b), (i) a certificate signed by a Responsible Officer of the Borrowers setting forth in reasonable detail the calculation of the amount of such prepayment and (ii) to the extent practicable, at least three Business Days prior written notice of any prepayment pursuant to Section 2.05(b)(i) and at least ten Business Days prior written notice of any prepayment pursuant to Section 2.05(b)(ii), (iii) or (iv) (and, in each case, the Administrative Agent shall promptly notify each Lender). Each notice of prepayment shall be substantially in the form of Exhibit I and shall specify the prepayment date, the Class, Tranche and Type of each Loan being prepaid and the principal amount of each Loan (or portion thereof) to be prepaid. All prepayments of Borrowings pursuant to this Section 2.05 shall be subject to Section 3.05, but shall otherwise be without premium or penalty.</text:p>
            <text:p/>
            <text:p> </text:p>
            <text:p/>
            <text:p>(vi)       Mandatory prepayments under Sections 2.05(b)(ii), (iii) and (iv) shall be applied:</text:p>
            <text:p/>
            <text:p> </text:p>
            <text:p/>
            <text:p>first, to prepay outstanding Term Loans on a pro rata basis (in accordance with the respective outstanding principal amounts thereof) to the full extent thereof (and the corresponding accrued and unpaid interest and fees on the principal amount of Term Loans so prepaid), subject to the provisions of sub-paragraph (viii) below and any re-offer described therein;</text:p>
            <text:p/>
            <text:p> </text:p>
            <text:p>65</text:p>
            <text:p/>
            <text:p> </text:p>
            <text:p/>
            <text:p> </text:p>
            <text:p/>
            <text:p>second, at any time when there shall be no Term Loans outstanding, to prepay outstanding Revolving Credit Loans on a pro rata basis among the relevant Tranches of Revolving Credit Loans to the full extent thereof (and the corresponding accrued and unpaid interest and fees on the principal amount of Revolving Credit Loans so prepaid), with no corresponding reduction of the Revolving Credit Commitments; and</text:p>
            <text:p/>
            <text:p> </text:p>
            <text:p/>
            <text:p>third, at any time when there shall be no Term Loans outstanding, to Cash Collateralize any outstanding Letters of Credit (up to an aggregate amount equal to 103% of the aggregate undrawn face amount of all such Letters of Credit) as described in Section 2.03(g), with no corresponding reduction of the Revolving Credit Commitments;</text:p>
            <text:p/>
            <text:p> </text:p>
            <text:p/>
            <text:p>with any remaining amounts being retained by the Borrowers to be used in accordance with the provisions of this Agreement.</text:p>
            <text:p/>
            <text:p> </text:p>
            <text:p/>
            <text:p>(vii)      Mandatory prepayments of outstanding Term Loans under this Agreement shall be applied pro rata against the remaining scheduled installments of principal due in respect of the Term Loans pursuant to Section 2.07. Such mandatory prepayments shall be applied on a pro rata basis to the then outstanding Term Loans being prepaid irrespective of whether such outstanding Term Loans are Base Rate Loans or Eurocurrency Rate Loans; provided that if no Lenders decline a given mandatory prepayment of the Term Loans as described below, then, with respect to such mandatory prepayment, the amount of such mandatory prepayment shall be applied in the case of the applicable principal amount of such Tranche of the Term Loans being so prepaid, first to Term Loans that are Base Rate Loans to the full extent thereof before application to Term Loans that are Eurocurrency Rate Loans in a manner that minimizes the amount of any payments required to be made by the Borrowers pursuant to Section 3.05. Notwithstanding anything herein to the contrary, any Term Loan Lender may elect, by notice to the Administrative Agent by facsimile at least eight Business Days prior to the applicable prepayment date, to decline all of any prepayment of its Term Loans pursuant to Section 2.05(b)(ii), (iii) or (iv), in which case the aggregate amount of the prepayment that would have been applied to prepay such Term Loans but was so declined shall be retained by the Borrowers (such retained amounts, the “Retained Declined Proceeds”) to be used in accordance with the provisions of this Agreement.</text:p>
            <text:p/>
            <text:p> </text:p>
            <text:p/>
            <text:p>(c)           Prepayments to Include Accrued Interest, Etc. All prepayments (other than prepayments of Revolving Credit Loans that are Base Rate Loans that are not made in connection with the termination or permanent reduction of the Revolving Credit Commitments) under this Section 2.05 shall be made together with (i) accrued and unpaid interest to the date of such prepayment on the principal amount so prepaid and (ii) in the case of any such prepayment of a Eurocurrency Rate Loan on a date other than the last day of an Interest Period therefor, any amounts owing in respect of such Eurocurrency Rate Loan pursuant to Section 3.05.</text:p>
            <text:p/>
            <text:p> </text:p>
          </table:table-cell>
          <table:table-cell office:value-type="string" calcext:value-type="string">
            <text:p>8.02        Indebtedness. Directly or indirectly, create, incur, assume or suffer to exist any Indebtedness, in the case of the Borrowers, issue any shares of Disqualified Stock or, in the case of any Restricted Subsidiary, issue any shares of Disqualified Stock or preferred stock, except:</text:p>
            <text:p/>
            <text:p> </text:p>
            <text:p/>
            <text:p>(a)          Indebtedness under this Agreement and the other Loan Documents and Credit Agreement Refinancing Indebtedness incurred to refinance (in whole or in part) such Indebtedness;</text:p>
            <text:p/>
            <text:p> </text:p>
            <text:p/>
            <text:p>(b)          [reserved];</text:p>
            <text:p/>
            <text:p> </text:p>
            <text:p/>
            <text:p>(c)          Indebtedness (including, without limitation, credit lines) outstanding on the Closing Date and listed on Schedule 8.02 and any Permitted Refinancing Indebtedness incurred to refinance such Indebtedness;</text:p>
            <text:p/>
            <text:p> </text:p>
            <text:p/>
            <text:p>(d)          Indebtedness consisting of Guarantees of the Borrowers or any Restricted Subsidiaries with respect to (i) Indebtedness of any Borrower or any of its Restricted Subsidiary to the extent that such Indebtedness is permitted to be incurred pursuant to this Section 8.02 (other than this Section 8.02(d)) and (ii) Indebtedness of any Person that is not a Restricted Subsidiary, provided that the aggregate principal amount of such Indebtedness shall not at any time exceed $50,000,000 (without giving effect to any write-offs or write-downs of such Indebtedness);</text:p>
            <text:p/>
            <text:p> </text:p>
            <text:p/>
            <text:p>(e)          intercompany loans (i) between the Loan Parties, (ii) from an Immaterial Subsidiary to a Loan Party, in each case, so long as the payee with respect to such intercompany loans is Solvent, both before and after giving effect thereto, (iii) from any Loan Party to an Immaterial Subsidiary to the extent such loans are permitted under clause (b) of the definition of “Permitted Investments” and subordinated to the Obligations on terms reasonably satisfactory to the Administrative Agent, (iv) between Restricted Subsidiaries that are not Loan Parties, (v) from a Restricted Subsidiary that is not a Loan Party to a Loan Party to the extent such loans are permitted under clause (b) of the definition of “Permitted Investments”) and (vi) from a Loan Party to a Restricted Subsidiary that is not a Loan Party to the extent such loans are permitted under clause (b) of the definition of “Permitted Investments”.</text:p>
            <text:p/>
            <text:p> </text:p>
            <text:p>110</text:p>
            <text:p/>
            <text:p> </text:p>
            <text:p/>
            <text:p> </text:p>
            <text:p/>
            <text:p>(f)          Indebtedness consisting of Permitted Swap Obligations;</text:p>
            <text:p/>
            <text:p> </text:p>
            <text:p/>
            <text:p>(g)          (i) capital lease obligations, mortgage financings, industrial revenue bonds or purchase money obligations, in each case, incurred for the purpose of financing all or any part of the purchase price or cost of design, development, construction or improvement of property, plant or equipment used in the business of any Borrower or any of its Restricted Subsidiaries, in an aggregate principal amount, including all Permitted Refinancing Indebtedness incurred to refund, refinance or replace any Indebtedness incurred pursuant to this Section 8.02(g), not to exceed the greater of (x) $140,000,000 and (y) 30% of Consolidated EBITDA as of the last day of the last Test Period for which financial statements have been delivered pursuant to Section 7.01 at any time outstanding and (ii) any Indebtedness incurred by PSP or a Restricted Subsidiary arising from any Permitted Sale Leaseback Transaction that is permitted under Section 8.13 and Permitted Refinancing Indebtedness in respect thereof;</text:p>
            <text:p/>
            <text:p> </text:p>
            <text:p/>
            <text:p>(h)          Acquired Indebtedness in an aggregate principal amount not to exceed the greater of (x) $180,000,000 and (y) 40% of Consolidated EBITDA as of the last day of the last Test Period for which financial statements have been delivered pursuant to Section 7.01 at any time outstanding (and any Permitted Refinancing Indebtedness in respect thereof);</text:p>
            <text:p/>
            <text:p> </text:p>
            <text:p/>
            <text:p>(i)          Indebtedness arising from the honoring by a bank or other financial institution of a check, draft or similar instrument drawn against insufficient funds in the ordinary course of business, provided, however, that such Indebtedness is extinguished within five Business Days of its incurrence;</text:p>
            <text:p/>
            <text:p> </text:p>
            <text:p/>
            <text:p>(j)          Indebtedness consisting of the financing of insurance premiums in the ordinary course of business in an amount not to exceed $20,000,000 at any time outstanding;</text:p>
            <text:p/>
            <text:p> </text:p>
            <text:p/>
            <text:p>(k)         Indebtedness of Foreign Subsidiaries in an aggregate principal amount not to exceed the greater of (x) $225,000,000 and (y) 50% of Consolidated EBITDA as of the last day of the last Test Period for which financial statements have been delivered pursuant to Section 7.01 at any time outstanding;</text:p>
            <text:p/>
            <text:p> </text:p>
            <text:p/>
            <text:p>(l)          the incurrence of additional Indebtedness (including Acquired Indebtedness) by (A) any Borrower or any of its Restricted Subsidiaries or (B) Persons that are acquired by or merged or amalgamated with or into any Borrower or any of its Restricted Subsidiaries in accordance with the terms of this Agreement and in each case, incurred to finance a Permitted Acquisition or any other acquisition of any Acquired Entity by any Borrower or any Wholly-Owned Restricted Subsidiary; provided, in each case, that, at the time such additional Indebtedness is incurred, the Total Net Leverage Ratio on a consolidated basis for the Borrowers and their Restricted Subsidiaries’ most recently ended four full fiscal quarters for which internal financial statements are available immediately preceding the date on which such additional Indebtedness is incurred shall not exceed 5.00 to 1.00, in each case, determined on a Pro Forma Basis (including a pro forma application of the net proceeds therefrom), as if the additional Indebtedness had been incurred at the beginning of such four-quarter period; provided that, solely with respect to the incurrence of additional Indebtedness in the form of customary term loans or high-yield notes (other than Acquired Indebtedness), such additional Indebtedness (1) will have a maturity date that is no earlier than the date that is six months after the Term Loan Maturity Date, (2) does not provide for any required, scheduled or mandatory prepayment on account of principal (including amortization or otherwise, but excluding a customary offer to redeem or repay with asset sale proceeds or following a Change of Control) prior to the Term Loan Maturity Date and (3) has terms (other than with respect to pricing, premiums, optional prepayment or redemption terms and maturity), when taken as a whole, that are not more favorable to the holders thereof than those applicable to the holders of Term Loans;</text:p>
            <text:p/>
            <text:p> </text:p>
            <text:p>111</text:p>
            <text:p/>
            <text:p> </text:p>
            <text:p/>
            <text:p> </text:p>
            <text:p/>
            <text:p>(m)         Indebtedness in an amount not to exceed $25,000,000 outstanding at any one time for the repurchase, redemption, acquisition or retirement of Equity Interests of PSP held in a Plan or otherwise held by employees or independent contractors;</text:p>
            <text:p/>
            <text:p> </text:p>
            <text:p/>
            <text:p>(n)          Indebtedness (in addition to the allowances in the other subsections of this Section 8.02) in an aggregate principal amount at any time outstanding not to exceed the greater of (x) $225,000,000 and (y) 50% of Consolidated EBITDA as of the last day of the last Test Period for which financial statements have been delivered pursuant to Section 7.01 at any time outstanding; provided that the Borrowers and the Restricted Subsidiaries shall not be permitted to incur additional Indebtedness under this Section 8.02(n) during the existence of an Event of Default or if an Event of Default would occur after giving effect to the incurrence of such Indebtedness;</text:p>
            <text:p/>
            <text:p> </text:p>
            <text:p/>
            <text:p>(o)          unsecured Indebtedness issued or incurred by any Borrower or any Restricted Subsidiary; provided that (i) such Indebtedness include a maturity date that is no earlier than the date that is 365 days after the Latest Maturity Date, (ii) such Indebtedness does not provide for any required, scheduled or mandatory prepayment on account of principal (including amortization or otherwise, but excluding a customary offer to redeem or repay with asset sale proceeds or following a Change of Control) prior to the date that is 365 days after the Latest Maturity Date, (iii) after giving effect to such incurrence and the application of proceeds therefrom, no Default or Event of Default shall have occurred and be continuing or would result therefrom, (iv) at the time such unsecured Indebtedness is incurred or issued, as applicable, the Fixed Charge Coverage Ratio is less than or equal to 2.00 to 1.00 on a Pro Forma Basis (in each case, assuming (a) the Indebtedness being incurred as of such date of determination would be included in the definition of Consolidated Indebtedness, whether or not such Indebtedness would otherwise be included, and (b) any Incremental Revolving Credit Facilities are fully drawn) and (v) the terms and provisions of the documentation governing such Indebtedness are not more restrictive, when taken as a whole, on the Borrowers and the Restricted Subsidiaries than the terms and provisions of this Agreement;</text:p>
            <text:p/>
            <text:p> </text:p>
            <text:p/>
            <text:p>(p)          (i) additional Indebtedness (including Acquired Indebtedness) of any Borrower or any Restricted Subsidiary; provided that (A) immediately prior to and after giving effect thereto, no Default or Event of Default shall exist or result therefrom, (B) such additional Indebtedness (1) will not mature prior to the date that is six months after the Term Loan Maturity Date, (2) has no scheduled amortization or payments of principal prior to the Term Loan Maturity Date and (3) has terms (other than with respect to pricing, premiums, optional prepayment or redemption terms and maturity), when taken as a whole, that are not more favorable to the holders thereof than those applicable to the holders of Term Loans, (C) to the extent such additional Indebtedness consists of term loans secured on a pari passu basis with the Obligations, such additional Indebtedness shall be subject to the MFN Adjustment as if such additional Indebtedness were a New Term Loan Facility and (D) after giving effect to the incurrence or issuance of such additional Indebtedness on the date thereof, either (x) the principal amount of such Indebtedness shall not exceed the greater of (i) $460,000,000 (or a principal amount equal to the Dollar Equivalent of $460,000,000) less the amount of Incremental Facilities and/or Incremental Loans incurred pursuant to Section 2.14(a)(x) and (ii) an unlimited amount if, after giving effect to the incurrence of such Indebtedness, (X) if such Indebtedness is secured on a pari passu basis with the Obligations, the First Lien Net Leverage Ratio is less than or equal to 3.50 to 1.00 on a Pro Forma Basis, (Y) if such Indebtedness is secured on a junior basis to the Obligations, the Senior Secured Net Leverage Ratio is less than or equal to 5.00 to 1.00 on a Pro Forma Basis and (Z) if such Indebtedness is unsecured, the Fixed Charge Coverage Ratio is less than or equal to 2.00 to 1.00 on a Pro Forma Basis (in each case, assuming (a) the Indebtedness being incurred as of such date of determination would be included in the definition of Consolidated Indebtedness, whether or not such Indebtedness would otherwise be included, and (b) any Incremental Revolving Credit Facilities are fully drawn) or (y) all of the Net Cash Proceeds (or such lesser amount that would permit the remaining Indebtedness to be permitted hereunder) of any such Indebtedness are used on the date of incurrence to permanently prepay and refinance Term Loans on a dollar-for-dollar basis;</text:p>
            <text:p/>
            <text:p> </text:p>
            <text:p>112</text:p>
            <text:p/>
            <text:p> </text:p>
            <text:p/>
            <text:p> </text:p>
            <text:p/>
            <text:p>(ii)         Guarantee Obligations of any Subsidiary Guarantor in respect of such Indebtedness of the Borrowers under this clause (p); or</text:p>
            <text:p/>
            <text:p> </text:p>
            <text:p/>
            <text:p>(iii)        Permitted Refinancing Indebtedness to the extent incurred to refinance such Indebtedness under this clause (p);</text:p>
            <text:p/>
            <text:p> </text:p>
            <text:p/>
            <text:p>(q)          Indebtedness arising under any performance or surety bond or obligations in respect of letters of credit related thereto, in each case entered into in the ordinary course of business;</text:p>
            <text:p/>
            <text:p> </text:p>
            <text:p/>
            <text:p>(r)          Indebtedness arising under Factoring Agreements and/or in respect of any Receivables Facilities in an aggregate outstanding principal amount not to exceed the greater of (x) $250,000,000 and (y) 55% of Consolidated EBITDA;</text:p>
            <text:p/>
            <text:p> </text:p>
            <text:p/>
            <text:p>(s)          Indebtedness of the Borrowers and/or any Restricted Subsidiary (i) pursuant to tenders, statutory obligations, bids, leases, governmental contracts, trade contracts, surety, stay, customs, appeal, performance and/or return of money bonds or other similar obligations incurred in the ordinary course of business and (ii) in respect of letters of credit, bank guaranties, surety bonds, performance bonds or similar instruments to support any of the foregoing items; and</text:p>
            <text:p/>
            <text:p> </text:p>
            <text:p/>
            <text:p>(t)          Contingent liabilities in respect of any indemnification obligation, adjustment of purchase price, earn-out, non-compete, or similar obligation of the Borrowers or the applicable Loan Party incurred in connection with the consummation of one or more Permitted Acquisitions or Dispositions permitted hereunder or any acquisition or disposition consummated prior to the Closing Date.</text:p>
            <text:p/>
            <text:p> </text:p>
            <text:p/>
            <text:p>Further, for purposes of determining compliance with this Section 8.02, (A) Indebtedness need not be permitted solely by reference to one category of permitted Indebtedness (or any portion thereof) described in this Section 8.02 but may be permitted in part under any combination thereof and (B) in the event that an item of Indebtedness (or any portion thereof) meets the criteria of one or more of the categories of permitted Indebtedness (or any portion thereof) described in this Section 8.02, the Borrowers may, in their sole discretion, classify or reclassify, or later divide, classify or reclassify (as if incurred at such later time), such item of Indebtedness (or any portion thereof) in any manner that complies with this Section 8.02 and will be entitled to only include the amount and type of such item of Indebtedness (or any portion thereof) in one of the above clauses (or any portion thereof) and such item of Indebtedness (or any portion thereof) shall be treated as having been incurred or existing pursuant to only such clause or clauses (or any portion thereof) without giving pro forma effect to such item (or portion thereof) when calculating the amount of Indebtedness that may be incurred pursuant to any other clause; provided, that all Indebtedness outstanding on the Closing Date under this Agreement shall at all times be deemed to have been incurred pursuant to clause (a) of this Section 8.02. In addition, with respect to any Indebtedness that was permitted to be incurred hereunder on the date of such incurrence, any Increased Amount of such Indebtedness shall also be permitted hereunder after the date of such incurrence.</text:p>
            <text:p/>
            <text:p> </text:p>
            <text:p/>
            <text:p>Accrual of interest or dividends, the accretion of accreted value, the accretion or amortization of original issue discount, the payment of interest in the form of additional Indebtedness and the payment of dividends in the form of additional Disqualified Stock or preferred stock, as applicable, will in each case not be deemed to be an incurrence of Indebtedness or Disqualified Stock or preferred stock for purposes of this Section 8.02.</text:p>
            <text:p/>
            <text:p> </text:p>
            <text:p>113</text:p>
            <text:p/>
            <text:p> </text:p>
            <text:p/>
            <text:p> </text:p>
            <text:p/>
            <text:p>For the avoidance of doubt, for the purposes of this Section 8.02, the term “Indebtedness” shall be deemed to include, in the case of the Borrowers, the issuance of any shares of Disqualified Stock or, in the case of any Restricted Subsidiaries, the issuance of any shares of Disqualified Stock or preferred stock, in each case, to the extent that any of the foregoing would appear as a liability upon a balance sheet (excluding the footnotes thereto) of such Person prepared in accordance with GAAP.</text:p>
            <text:p/>
            <text:p> </text:p>
            <text:p/>
            <text:p>Notwithstanding anything to the contrary in this Section 8.02, Foreign Subsidiaries may not incur Indebtedness or issue Disqualified Stock or preferred stock in the aggregate pursuant to Section 8.02(k), (l), (n), (o) or (p) if, after giving pro forma effect to such incurrence or issuance (including pro forma application of the net proceeds therefrom), the aggregate amount thereof incurred or issued pursuant thereto at any one time outstanding shall exceed the greater of $600,000,000 and 7.0% of Consolidated Total Assets of the Foreign Subsidiaries as of such date.</text:p>
            <text:p/>
            <text:p> </text:p>
            <text:p/>
            <text:p>Notwithstanding any other provision of this Section 8.02, the maximum amount of Indebtedness that the Borrowers or any Restricted Subsidiary may incur pursuant to this Section 8.02 shall not be deemed to be exceeded solely as a result of fluctuations in exchange rates or currency values.</text:p>
          </table:table-cell>
          <table:table-cell office:value-type="string" calcext:value-type="string">
            <text:p>8.01        Liens. Create, incur, assume or suffer to exist any Lien upon any of its property, assets or revenues, whether now owned or hereafter acquired, or sign or file or suffer to exist under the Uniform Commercial Code of any jurisdiction a financing statement that names the Loan Party or any of its Restricted Subsidiaries as debtor, or sign or suffer to exist any security agreement authorizing any secured party thereunder to file such financing statement, or assign any accounts or other right to receive income, other than the following:</text:p>
            <text:p/>
            <text:p> </text:p>
            <text:p/>
            <text:p>(a)          Liens pursuant to (i) any Loan Document and (ii) any document governing any Credit Agreement Refinancing Indebtedness; provided that in the case of this clause (ii), (a) such Liens do not extend to any assets that are not Collateral and (b) the applicable parties to such Credit Agreement Refinancing Indebtedness (or a representative thereof on behalf of such holders) shall have entered into with the Administrative Agent and/or the Collateral Agent a Customary Intercreditor Agreement, which agreement shall provide either that the Liens on the Collateral securing such Credit Agreement Refinancing Indebtedness shall have either (x) the same priority ranking as the Liens on the Collateral securing the Obligations (but without regard to control of remedies) or (y) shall rank junior to the Liens on the Collateral securing the Obligations; without any further consent of the Lenders, the Administrative Agent and the Collateral Agent shall be authorized to negotiate, execute and deliver on behalf of the Secured Parties any Customary Intercreditor Agreement or any amendment (or amendment and restatement) to the Collateral Documents or a Customary Intercreditor Agreement to the extent necessary to effect the provisions contemplated by this Section 8.01(a)(ii);</text:p>
            <text:p/>
            <text:p> </text:p>
            <text:p/>
            <text:p>(b)          Permitted Liens;</text:p>
            <text:p/>
            <text:p> </text:p>
            <text:p/>
            <text:p>(c)          Liens existing on the Closing Date and listed on Schedule 8.01(c) and any replacements, modifications, renewals or extensions thereof, provided that the property covered thereby is not increased in any material respect and the amount not increased or the direct or any contingent obligor changed and any replacement, modification, renewal or extension of the obligations secured or benefited thereby is permitted by Section 8.02(c);</text:p>
            <text:p/>
            <text:p> </text:p>
            <text:p/>
            <text:p>(d)          Liens securing Factoring Agreements and Receivables Facilities incurred pursuant to Section 8.02 hereof in an aggregate amount up to the greater of (x) $250,000,000 and (y) 55% of Consolidated EBITDA at any time outstanding;</text:p>
            <text:p/>
            <text:p> </text:p>
            <text:p>108</text:p>
            <text:p/>
            <text:p> </text:p>
            <text:p/>
            <text:p> </text:p>
            <text:p/>
            <text:p>(e)          Liens securing Indebtedness permitted by Section 8.02(m);</text:p>
            <text:p/>
            <text:p> </text:p>
            <text:p/>
            <text:p>(f)          Liens securing Indebtedness or any other obligations in an aggregate amount up to the greater of (i) $185,000,000 and (ii) 40% of Consolidated EBITDA as of the last day of the last Test Period for which financial statements have been delivered pursuant to Section 7.01 at any time outstanding;</text:p>
            <text:p/>
            <text:p> </text:p>
            <text:p/>
            <text:p>(g)         (A) Liens securing Indebtedness that is permitted by Section 8.02(g); provided that (i) such security interests are incurred, and the Indebtedness secured thereby is created, within 120 days after such acquisition (or construction), (ii) the Indebtedness secured thereby, at the time of incurrence thereof, does not exceed the lesser of the cost or the fair market value of such real property, improvements or equipment at the time of such acquisition (or construction) and (iii) such security interests do not apply to any other property or assets of PSP or any of its Restricted Subsidiaries (other than the proceeds of the property or assets subject to such security interests) and (B) any Lien securing the renewal, extension, refinancing or refunding of any such Indebtedness without a change in the assets subject to such Lien and to the extent that such renewal, refinancing or refunding is permitted by Section 8.02(g) and (C) Liens arising out of Permitted Sale Leaseback Transactions permitted under Section 8.13, so long as such Liens attach only to the property sold and being leased in such transaction and any accessions and additions thereto or proceeds and products thereof and related property;</text:p>
            <text:p/>
            <text:p> </text:p>
            <text:p/>
            <text:p>(h)         Liens granted to secure Indebtedness permitted by Section 8.02 (the “Second Lien Indebtedness”) which Liens are junior to the Liens securing the Obligations; provided that (i) on the date such Second Lien Indebtedness is incurred, the Senior Secured Net Leverage Ratio on a consolidated basis for PSP and its Restricted Subsidiaries’ most recently ended four full fiscal quarters for which internal financial statements are available immediately preceding the date on which such Second Lien Indebtedness is incurred shall not exceed 5.00 to 1.00, determined on a Pro Forma Basis (including a pro forma application of the net proceeds therefrom), as if the Second Lien Indebtedness had been incurred at the beginning of such four quarter period and (ii) the agent, trustee or similar person party to such Second Lien Indebtedness shall enter into a Customary Intercreditor Agreement in form and substance reasonably satisfactory to the Administrative Agent;</text:p>
            <text:p/>
            <text:p> </text:p>
            <text:p/>
            <text:p>(i)          Liens securing Indebtedness permitted by Section 8.02(p), so long as the agent, trustee or similar Person party to such Indebtedness shall enter into a Customary Intercreditor Agreement in form and substance reasonably satisfactory to the Administrative Agent;</text:p>
            <text:p/>
            <text:p> </text:p>
            <text:p/>
            <text:p>(j)          Liens existing on assets acquired by PSP or any of its Subsidiaries pursuant to any Permitted Acquisition; provided that (i) such Liens secure Indebtedness permitted pursuant to Section 8.02 and (ii) such Liens attach at all times only to the same assets to which such Liens attached (and after-acquired property that is affixed or incorporated into the property covered by such Lien), and secure only the same Indebtedness or obligations that such Liens secured immediately prior to such Permitted Acquisition (or any Permitted Refinancing Indebtedness in respect thereof);</text:p>
            <text:p/>
            <text:p> </text:p>
            <text:p/>
            <text:p>(k)         Liens under any escrow arrangement holding the proceeds of any Indebtedness incurred in accordance with Section 8.02 to finance a Permitted Acquisition or other transaction; provided, that such Liens shall terminate and otherwise be discharged upon the consummation of the applicable Permitted Acquisition or other transaction;</text:p>
            <text:p/>
            <text:p> </text:p>
            <text:p/>
            <text:p>(l)          Liens arising from UCC financing statements filings regarding operating leases or consignment of goods entered into by PSP and its Restricted Subsidiaries in the ordinary course of business;</text:p>
            <text:p/>
            <text:p> </text:p>
            <text:p>109</text:p>
            <text:p/>
            <text:p> </text:p>
            <text:p/>
            <text:p> </text:p>
            <text:p/>
            <text:p> </text:p>
            <text:p/>
            <text:p>(m)         in the case of any Non-Wholly Owned Subsidiary or joint venture, any put and call arrangements or restrictions on disposition related to its Equity Interests set forth in its organizational documents or any related joint venture or similar agreement; and</text:p>
            <text:p/>
            <text:p> </text:p>
            <text:p/>
            <text:p>(n)          Liens securing Permitted Swap Obligations in an aggregate amount up to $25,000,000.</text:p>
            <text:p/>
            <text:p> </text:p>
            <text:p/>
            <text:p>For purposes of determining compliance with this Section 8.01, (A) a Lien securing an item of Indebtedness need not be permitted solely by reference to one category of permitted Liens (or any portion thereof) described in Sections 8.01(a) through (n) but may be permitted in part under any combination thereof and (B) in the event that a Lien securing an item of Indebtedness (or any portion thereof) meets the criteria of one or more of the categories of permitted Liens (or any portion thereof) described in Sections 8.01(a) through (l), the Borrowers may, in their sole discretion, classify or reclassify, or later divide, classify or reclassify (as if incurred at such later time), such Lien securing such item of Indebtedness (or any portion thereof) in any manner that complies with this Section 8.01 and will be entitled to only include the amount and type of such Lien or such item of Indebtedness secured by such Lien (or any portion thereof) in one of the above clauses and such Lien securing such item of Indebtedness (or portion thereof) will be treated as being incurred or existing pursuant to only such clause or clauses (or any portion thereof) without giving pro forma effect to such item (or portion thereof) when calculating the amount of Liens or Indebtedness that may be incurred pursuant to any other clause. In addition, with respect to any Lien securing Indebtedness that was permitted to secure such Indebtedness at the time of the incurrence of such Indebtedness, such Lien shall also be permitted to secure any increased amount of such Indebtedness.</text:p>
          </table:table-cell>
          <table:table-cell office:value-type="string" calcext:value-type="string">
            <text:p>8.05        Restricted Payments. Declare or make, directly or indirectly, any Restricted Payment, except:</text:p>
            <text:p/>
            <text:p> </text:p>
            <text:p/>
            <text:p>(a)          so long as no Event of Default shall have occurred and be continuing or would result therefrom, any Loan Party may repurchase its Equity Interests owned by employees of such Loan Party (or held by any Plans maintained by the foregoing) or make payments to employees of PSP or any of its Restricted Subsidiaries upon termination of employment in connection with the exercise of stock options, stock appreciation rights or similar equity incentives or equity based incentives pursuant to management incentive plans or other Plans or in connection with the death or disability of such employees in an aggregate amount not to exceed $10,000,000 in any fiscal year (excluding any net repurchases or payments over issuances of such Equity Interests in such fiscal year to such employees) plus (x) the amount of net proceeds of any key-man life insurance policies received during such fiscal year and (y) the amount of any cash bonuses otherwise payable to members of management, directors or consultants that are foregoing in return for the receipt of Equity Interests (the “Distribution Amount”); provided, that the amount of permitted distributions pursuant to this Section 8.05(a) shall be increased by (A) the unused Distribution Amount for the immediately preceding fiscal year less (B) an amount equal to the unused Distribution Amount carried forward to such preceding fiscal year;</text:p>
            <text:p/>
            <text:p> </text:p>
            <text:p/>
            <text:p>(b)          the redemption, retirement or defeasance of any Indebtedness PSP or any Restricted Subsidiaries with the Net Cash Proceeds from an incurrence of Permitted Refinancing Indebtedness;</text:p>
            <text:p/>
            <text:p> </text:p>
            <text:p/>
            <text:p>(c)          the payment of any dividend or distribution by a Restricted Subsidiary to the holders of its Equity Interests on a pro rata basis;</text:p>
            <text:p/>
            <text:p> </text:p>
            <text:p/>
            <text:p>(d)          so long as no Event of Default shall have occurred and be continuing or would result therefrom, dividends or distributions by PSP at the times due and in an amount necessary to make payments in accordance with and to the extent permitted by Section 8.07(f);</text:p>
            <text:p/>
            <text:p> </text:p>
            <text:p/>
            <text:p>(e)          dividends or distributions payable in Equity Interests (other than Disqualified Stock) of any Borrower;</text:p>
            <text:p/>
            <text:p> </text:p>
            <text:p/>
            <text:p>(f)          so long as no Event of Default or Default shall have occurred and be continuing or would result therefrom, PDH. may repurchase its Equity Interests owned by Tartan Holdings, LLC, or PSP and a Loan Party may purchase such Equity Interests of PDH, in each case, ultimately in exchange for Equity Interests of PSP;</text:p>
            <text:p/>
            <text:p> </text:p>
            <text:p/>
            <text:p>(g)          in addition to the foregoing and following Restricted Payments, any Loan Party may make additional Restricted Payments to any other Loan Party;</text:p>
            <text:p/>
            <text:p> </text:p>
            <text:p/>
            <text:p>(h)          repurchases of Equity Securities deemed to occur upon the “cashless exercise” of stock options or warrants or upon the vesting of restricted stock units if such Equity Securities represents the exercise price of such options or warrants or represents withholding taxes due upon such exercise or vesting shall be permitted;</text:p>
            <text:p/>
            <text:p> </text:p>
            <text:p>116</text:p>
            <text:p/>
            <text:p> </text:p>
            <text:p/>
            <text:p> </text:p>
            <text:p/>
            <text:p>(i)          [reserved];</text:p>
            <text:p/>
            <text:p> </text:p>
            <text:p/>
            <text:p>(j)          so long as no Default or Event of Default shall have occurred and be continuing or would result therefrom, Restricted Payments in an aggregate amount at any time outstanding not to exceed the greater of (x) $185,000,000 and (y) 40% of Consolidated EBITDA as of the last day of the last Test Period for which financial statements have been delivered pursuant to Section 7.01 at any time outstanding;</text:p>
            <text:p/>
            <text:p> </text:p>
            <text:p/>
            <text:p>(k)         so long as no Default or Event of Default shall have occurred and be continuing or would result therefrom, Restricted Payments in an aggregate amount not to exceed an amount (which shall not be less than zero) equal to the portion, if any, of the Available Amount on the date of such election that the Borrowers elect to apply to this Section 8.05(k), which election shall be specified in a written notice of a Responsible Officer of PSP calculating in reasonable detail the amount of Available Amount immediately prior to such election and the amount thereof elected to be so applied;</text:p>
            <text:p/>
            <text:p> </text:p>
            <text:p/>
            <text:p>(l)          so long as no Default or Event of Default shall have occurred and be continuing or would result therefrom, prepayments, redemptions, purchases, defeasances, or other satisfactions prior to the scheduled maturity thereof with respect to the Indebtedness permitted to be secured under Section 8.01(h) in an aggregate amount not to exceed $100,000,000;</text:p>
            <text:p/>
            <text:p> </text:p>
            <text:p/>
            <text:p>(m)        so long as no Default or Event of Default shall have occurred and be continuing or would result therefrom, Restricted Payments by the Borrowers or any Restricted Subsidiary to the holders of its Equity Interests in an aggregate amount per annum not to exceed 5.0% of Market Capitalization;</text:p>
            <text:p/>
            <text:p> </text:p>
            <text:p/>
            <text:p>(n)         additional Restricted Payments if, after giving effect thereto, the Total Net Leverage Ratio is less than or equal to 3.50 to 1.00 on a Pro Forma Basis; provided that no Default or Event of Default shall have occurred and be continuing or would result therefrom;</text:p>
            <text:p/>
            <text:p> </text:p>
            <text:p/>
            <text:p>(o)         to pay customary salary, bonus, severance and other benefits payable to current or former directors, officers, members of management, managers, employees or consultants of any parent company (or any immediate family member of any of the foregoing) to the extent such salary, bonuses, severance and other benefits are attributable and reasonably allocated to the operations of PSP and/or the Restricted Subsidiaries, in each case, so long as such parent company applies the amount of any such Restricted Payment for such purpose;</text:p>
            <text:p/>
            <text:p> </text:p>
            <text:p/>
            <text:p>(p)         to tender, redeem and/or make an asset sale offer with respect to the remainder of the 2022 Senior Notes and the 2023 Senior Notes; and</text:p>
            <text:p/>
            <text:p> </text:p>
            <text:p/>
            <text:p>(q)         any payments in connection with the Arysta Sale, including, but not limited to, any Purchase Price Adjustment, as defined in the Arysta Sale Agreement.</text:p>
            <text:p/>
            <text:p> </text:p>
            <text:p/>
            <text:p>Further, for purposes of determining compliance with this Section 8.05, (A) Restricted Payments need not be permitted solely by reference to one category of permitted Restricted Payments (or any portion thereof) described in this Section 8.05 above or Permitted Investments described in the definition thereof but may be permitted in part under any combination thereof and (B) in the event that a Restricted Payment (or any portion thereof) or Permitted Investment meets the criteria of one or more of the categories of permitted Restricted Payments (or any portion thereof) described in this Section 8.05 above or Permitted Investment, the Borrowers may, in their sole discretion, classify or reclassify, or later divide, classify or reclassify (as if incurred at such later time), such Restricted Payment (or any portion thereof) in any manner that complies with this Section 8.05 or falls within the definition of a Permitted Investment and will be entitled to only include the amount and type of such Restricted Payment (or any portion thereof) in one of the above clauses (or any portion thereof) or within the definition of Permitted Investment (or any portion thereof) and such Restricted Payment (or any portion thereof) or Permitted Investment shall be treated as having been incurred or existing pursuant to only such clause or clauses (or any portion thereof) without giving pro forma effect to such item (or portion thereof) when calculating the amount of the Restricted Payment that may be incurred pursuant to any other clause.</text:p>
            <text:p/>
            <text:p> </text:p>
          </table:table-cell>
          <table:table-cell office:value-type="string" calcext:value-type="string">
            <text:p>8.04        Dispositions. Make any Disposition, except:</text:p>
            <text:p/>
            <text:p> </text:p>
            <text:p/>
            <text:p>(a)          Dispositions of obsolete or worn out property, whether now owned or hereafter acquired, in the ordinary course of business;</text:p>
            <text:p/>
            <text:p> </text:p>
            <text:p/>
            <text:p>(b)          Dispositions of inventory in the ordinary course of business;</text:p>
            <text:p/>
            <text:p> </text:p>
            <text:p/>
            <text:p>(c)          Dispositions (i) by any Borrower or any Restricted Subsidiary to any Loan Party and (ii) by any Restricted Subsidiary that is not a Loan Party to another Restricted Subsidiary that is not a Loan Party;</text:p>
            <text:p/>
            <text:p> </text:p>
            <text:p/>
            <text:p>(d)         other Dispositions (i) for fair market value and for consideration at least 75% of which is cash or Cash Equivalents; provided that such Cash Equivalents shall mature within 180 days after the date of such Disposition, (ii) the proceeds of which shall be reinvested into the business of the Borrowers and the Restricted Subsidiaries, including through a Permitted Investment or Permitted Acquisition, within the Reinvestment Period or applied in accordance with Section 2.05 if and to the extent required thereby and (iii) so long as the Loan Parties are in Pro Forma Compliance;</text:p>
            <text:p/>
            <text:p> </text:p>
            <text:p/>
            <text:p>(e)          the dissolution of any Restricted Subsidiary that (i) is not a Loan Party and (ii) is not material to the business of the Borrowers and the Restricted Subsidiaries, taken as a whole;</text:p>
            <text:p/>
            <text:p> </text:p>
            <text:p/>
            <text:p>(f)           Dispositions set forth on Schedule 8.04;</text:p>
            <text:p/>
            <text:p> </text:p>
            <text:p/>
            <text:p>(g)          other Dispositions in an aggregate amount not to exceed $25,000,000 during any fiscal year;</text:p>
            <text:p/>
            <text:p> </text:p>
            <text:p/>
            <text:p>(h)          any issuance or sale of Equity Interests in, or sale of Indebtedness or other securities of, an Unrestricted Subsidiary;</text:p>
            <text:p/>
            <text:p> </text:p>
            <text:p/>
            <text:p>(i)           Mergers and consolidations permitted by Section 8.03;</text:p>
            <text:p/>
            <text:p> </text:p>
            <text:p/>
            <text:p>(j)           the lease or sublease of Real Property not constituting Indebtedness and not constituting a sale and leaseback transaction;</text:p>
            <text:p/>
            <text:p> </text:p>
            <text:p/>
            <text:p>(k)          assignments, licenses, sublicenses, leases and subleases of intellectual property in the ordinary course of business, which do not interfere in any material respect with the business of any Borrower or any of its Restricted Subsidiaries;</text:p>
            <text:p/>
            <text:p> </text:p>
            <text:p/>
            <text:p>(l)           Dispositions in connection with Factoring Agreements and/or Receivables Facilities permitted by Section 8.02;</text:p>
            <text:p/>
            <text:p> </text:p>
            <text:p/>
            <text:p>(m)         Dispositions of cash and cash equivalents in the ordinary course of business;</text:p>
            <text:p/>
            <text:p> </text:p>
            <text:p/>
            <text:p>(n)          the granting of Liens permitted pursuant to Section 8.01;</text:p>
            <text:p/>
            <text:p> </text:p>
            <text:p>115</text:p>
            <text:p/>
            <text:p> </text:p>
            <text:p/>
            <text:p> </text:p>
            <text:p/>
            <text:p>(o)          Dispositions constituting the Arysta Sale;</text:p>
            <text:p/>
            <text:p> </text:p>
            <text:p/>
            <text:p>(p)          terminations or unwinds of derivative transactions; and</text:p>
            <text:p/>
            <text:p> </text:p>
            <text:p/>
            <text:p>(q)          Dispositions constituting Restricted Payments permitted by Section 8.05 and Dispositions constituting Permitted Investments.</text:p>
          </table:table-cell>
          <table:table-cell table:number-columns-repeated="1013"/>
        </table:table-row>
        <table:table-row table:style-name="ro1">
          <table:table-cell office:value-type="string" calcext:value-type="string">
            <text:p><text:a xlink:href="https://www.sec.gov/Archives/edgar/data/1340127/000134012719000087/ex101creditagreement.htm" xlink:type="simple">https://www.sec.gov/Archives/edgar/data/1340127/000134012719000087/ex101creditagreement.htm</text:a></text:p>
          </table:table-cell>
          <table:table-cell office:value-type="string" calcext:value-type="string">
            <text:p>CREDIT AGREEMENT </text:p>
          </table:table-cell>
          <table:table-cell office:value-type="string" calcext:value-type="string">
            <text:p>Credit Agreement, dated as of March 26, 2019, among Carbonite, Inc., a corporation organized under the laws of Delaware (the “Borrower”), the several lenders from time to time parties hereto (each a “Lender” and, collectively, the “Lenders”), the Letter of Credit Issuers from time to time party hereto and Barclays Bank PLC, as the Administrative Agent and the Collateral Agent (such terms and each other capitalized term used but not defined in this preamble and the recitals having the meaning provided in Section 1).</text:p>
          </table:table-cell>
          <table:table-cell office:value-type="string" calcext:value-type="string">
            <text:p>2.14    Incremental Facilities.</text:p>
            <text:p>(a)The Borrower may, by written notice to Administrative Agent, elect to request the establishment of one or more (x) additional tranches of Term Loans or increases in Term Loans of any Class (the commitments thereto, the “New Term Loan Commitments”) and/or (y) increases in Revolving Credit Commitments of any Class (the “Increased Revolving Credit Commitments”; together with the New Term Loan Commitments, the “New Loan Commitments”), by an aggregate amount not in excess of the Maximum Incremental Facilities Amount in the aggregate and not less than $10,000,000 individually (or such lesser amount as (x) may be approved by the Administrative Agent or (y) shall constitute the difference between the Maximum Incremental Facilities Amount and all such New Loan Commitments obtained on or prior to such date). Each such notice shall specify the date (each, an “Increased Amount Date”) on which the Borrower proposes that the New Loan Commitments are established and, subject to reclassification as set forth in Section 10.1, classify such Indebtedness as being Incurred under clause (i)(a), (i)(b) or clause (ii) of the definition of Maximum Incremental Facilities Amount. The Borrower may approach any Lender or any</text:p>
            <text:p/>
            <text:p>75</text:p>
            <text:p/>
            <text:p/>
            <text:p/>
            <text:p>Person (other than a natural Person) to provide all or a portion of the New Loan Commitments, subject, if applicable, to the proviso to Section 2.14(b); provided that any Lender offered or approached to provide all or a portion of the New Loan Commitments may elect or decline, in its sole discretion, to provide a New Loan Commitment. In each case, such New Loan Commitments shall become effective as of the applicable Increased Amount Date; provided that (i) no Default or Event of Default (or, in connection with a Limited Condition Transaction, no Default or Event of Default on the LCT Test Date and no Event of Default under Section 11.1 or Section 11.5 on the Increased Amount Date) shall exist on such Increased Amount Date before or after giving effect to such New Loan Commitments, as applicable and subject to Section 1.12, (ii) all representations and warranties made by any Credit Party contained herein or in the other Credit Documents shall be true and correct in all material respects with the same effect as though such representations and warranties had been made on and as of the applicable Increased Amount Date (except where such representations and warranties expressly relate to an earlier date, in which case such representations and warranties shall have been true and correct in all material respects as of such earlier date) (provided that any such representation and warranty which is qualified by materiality, Material Adverse Effect or similar language shall be true and correct in all respects) (provided that, in the case of the incurrence or provision of any New Term Loan Commitments in connection with a Permitted Acquisition or similar permitted Investment, the accuracy of the representations and warranties shall refer to the accuracy of the representations and warranties that would constitute specified purchase agreement representations (determined with respect to the target in the main transaction agreement governing such Permitted Acquisition or similar permitted Investment) and Specified Representations, and the reference to “Material Adverse Effect” in the Specified Representations shall be understood for this purpose to refer to “Material Adverse Effect” or similar definition as defined in such transaction agreement), (iii) during a Compliance Period, the Borrower is in Pro Forma Compliance with Section 10.7 calculated as of the last day of the most recently ended Test Period, (iv) the New Loan Commitments shall be effected pursuant to one or more Joinder Agreements executed and delivered by the Borrower and Administrative Agent, and each of which shall be recorded in the Register and shall be subject to the requirements set forth in Section 5.4(e), and (v) the Borrower shall make any payments required pursuant to Section 2.11 in connection with the New Loan Commitments. No Lender shall have any obligation to provide any Commitments pursuant to this Section 2.14(a). Any New Term Loans made on an Increased Amount Date shall, at the election of the Borrower and agreed to by Lenders providing such New Term Loans, be designated as (a) a separate series (a “Series”) of New Term Loans for all purposes of this Agreement or (b) to the extent Incurred as an increase to an existing Series of Term Loans on the same terms thereof, as part of a Series of existing Term Loans for all purposes of this Agreement.</text:p>
            <text:p>(b)On any Increased Amount Date on which Increased Revolving Credit Commitments shall be subject to the satisfaction of the following terms and conditions, each of the Lenders with Revolving Credit Commitments of such Class shall assign to each Lender with an Increased Revolving Credit Commitment (each, an “Increased Revolving Loan Lender”) and each of the Increased Revolving Loan Lenders shall purchase from each of the Lenders with Revolving Credit Commitments of such Class, at the principal amount thereof, such interests in the Revolving Loans outstanding on such Increased Amount Date as shall be necessary in order that, after giving effect to all such assignments and purchases, the Revolving Loans of such Class will be held by existing Revolving Credit Lenders and Increased Revolving Loan Lenders ratably in accordance with their Revolving Credit Commitments of such Class after giving effect to the addition of such Increased Revolving Credit Commitments to the Revolving Credit Commitments of such Class; provided that the Administrative Agent and the Letter of Credit Issuer shall have consented (not to be unreasonably withheld or delayed) to such Lender’s or Increased Revolving Credit Loan Lender’s providing such Increased Revolving Credit Commitment to the extent such consent, if any, would be required under Section 13.6(b) for an assignment of Revolving Credit Loans or Revolving Credit Commitments, as applicable, to such Lender.</text:p>
            <text:p/>
            <text:p>76</text:p>
            <text:p/>
            <text:p/>
            <text:p/>
            <text:p>(c)On any Increased Amount Date on which any New Term Loan Commitments of any Series are established, subject to the satisfaction of the foregoing and following terms and conditions, (i) each Lender with a New Term Loan Commitment (each, a “New Term Loan Lender”) of any Series shall make a Loan to the Borrower (a “New Term Loan” and, together with any Increased Revolving Credit Loans, the “Incremental Loans”) in an amount equal to its New Term Loan Commitment of such Series, and (ii) each New Term Loan Lender of any Series shall become a Lender hereunder with respect to the New Term Loan Commitment of such Series and the New Term Loans of such Series made pursuant thereto; provided that the Administrative Agent shall have consented (not to be unreasonably withheld or delayed) to such New Term Loan Lenders providing such New Term Loan to the extent such consent, if any, would be required under Section 13.6(b) for an assignment of Term Loans, as applicable, to such New Term Loan Lender.</text:p>
            <text:p>(d)The terms and provisions of the New Term Loans and New Term Loan Commitments of any Series shall be on terms and documentation set forth in the Joinder Agreement as determined by the Borrower and the Lenders providing such financing; provided that (i) the applicable New Term Loan Maturity Date of each Series shall be no earlier than the Initial Term Loan Maturity Date; (ii) the weighted average life to maturity of all New Term Loans shall be no shorter than the weighted average life to maturity of the then existing Initial Term Loans (calculated without giving effect to any prepayments of Initial Term Loans); (iii) the pricing, interest rate margins, discounts, premiums, rate floors, fees, and, subject to clauses (i) and (ii) above, amortization schedule applicable to any New Term Loans shall be determined by the Borrower and the Lenders thereunder; provided, further, that, with respect to any New Term Loan Incurred, if the Effective Yield for LIBOR Loans or ABR Loans in respect of such New Term Loans exceeds the Effective Yield for LIBOR Loans or ABR Loans in respect of the then existing Initial Term Loans of the same currency by more than 0.50%, the Applicable Margin for LIBOR Loans or ABR Loans in respect of the then existing Initial Term Loans of the same currency shall be adjusted so that the Effective Yield in respect of the then existing Initial Term Loans of the same currency is equal to the Effective Yield for LIBOR Loans or ABR Loans in respect of such New Term Loans minus 0.50% (the terms of this proviso to this clause (iii), the “MFN Protection”); and (iv) to the extent such terms and documentation are not consistent with the then existing Initial Term Loans (except to the extent permitted by clause (i), (ii) or (iii) above), they shall be reasonably satisfactory to the Administrative Agent (it being understood that (1) to the extent that any financial maintenance covenant is added for the benefit of any such Indebtedness, no consent shall be required by the Administrative Agent or any of the Lenders if such financial maintenance covenant is also added for the benefit of the remaining outstanding Term Loans or (2) no consent shall be required by the Administrative Agent or any of the Lenders if any covenants or other provisions are only applicable after the Latest Term Loan Maturity Date).</text:p>
            <text:p>(e)Increased Revolving Credit Commitments and Increased Revolving Credit Loans shall be identical to the Initial Revolving Credit Commitments and the related Revolving Credit Loans.</text:p>
            <text:p>(f)Each Joinder Agreement may, without the consent of any other Lenders, effect technical and corresponding amendments to this Agreement and the other Credit Documents as may be necessary or appropriate, in the opinion of the Administrative Agent, to effect the provision of this Section 2.14.</text:p>
            <text:p>(g)The New Loan Commitments shall rank pari passu in right of payment with the Obligations, be secured by a Lien on the Collateral ranking pari passu with the Lien on the Collateral securing the Obligations and shall have no Person guaranteeing the New Loan Commitments other than the Credit Parties.</text:p>
            <text:p>(h)(i)    The Borrower may, at any time and from time to time, request that all or a portion of the Term Loans of any Class (an “Existing Term Loan Class”) be converted to extend the scheduled maturity date(s) of any payment of principal with respect to all or a portion of any principal amount of such</text:p>
            <text:p/>
            <text:p>77</text:p>
            <text:p/>
            <text:p/>
            <text:p/>
            <text:p>Term Loans (any such Term Loans which have been so converted, “Extended Term Loans”) and to provide for other terms consistent with this Section 2.14(h). In order to establish any Extended Term Loans, the Borrower shall provide a notice to the Administrative Agent (who shall provide a copy of such notice to each of the Lenders of the applicable Existing Term Loan Class which such request shall be offered equally to all such Lenders) (a “Term Loan Extension Request”) setting forth the proposed terms of the Extended Term Loans to be established, which shall not be materially more restrictive to the Credit Parties (as determined in good faith by the Borrower), when taken as a whole, than the terms of the Term Loans of the Existing Term Loan Class unless (x) the Lenders of the Term Loans of such applicable Existing Term Loan Class receive the benefit of such more restrictive terms or (y) any such provisions apply only after the Initial Term Loan Maturity Date (a “Permitted Other Provision”); provided, however, that (x) the scheduled final maturity date shall be extended and all or any of the scheduled amortization payments of principal of the Extended Term Loans may be delayed to later dates than the scheduled amortization of principal of the Term Loans of such Existing Term Loan Class (with any such delay resulting in a corresponding adjustment to the scheduled amortization payments reflected in Section 2.5 or in the Joinder Agreement, as the case may be, with respect to the Existing Term Loan Class from which such Extended Term Loans were converted, in each case as more particularly set forth in paragraph (iv) of this Section 2.14(h) below); provided that the weighted average life to maturity of all Extended Term Loans shall be no shorter than the weighted average life to maturity of the Existing Term Loan Class from which such Extended Term Loans were converted, (y) (A) the interest margins with respect to the Extended Term Loans may be higher or lower than the interest margins for the Term Loans of such Existing Term Loan Class and/or (B) additional fees, premiums or applicable high-yield discount obligation (“AHYDO”) payments may be payable to the Lenders providing such Extended Term Loans in addition to or in lieu of any increased margins contemplated by the preceding clause (A), in each case, to the extent provided in the applicable Extension Amendment and to the extent that any Permitted Other Provision (including a financial maintenance covenant) is added for the benefit of any such Indebtedness, no consent shall be required by the Administrative Agent or any of the Lenders if such Permitted Other Provision is also added for the benefit of the remaining outstanding Loans or if such Permitted Other Provision applies only after the Initial Term Loan Maturity Date . Notwithstanding anything to the contrary in this Section 2.14 or otherwise, no Extended Term Loans may be optionally prepaid prior to the date on which the Existing Term Loan Class from which they were converted is repaid in full, except in accordance with the last sentence of Section 5.1(a). No Lender shall have any obligation to agree to have any of its Term Loans of any Existing Term Loan Class converted into Extended Term Loans pursuant to any Extension Request. Any Extended Term Loans of any Extension Series shall constitute a separate Class of Term Loans from the Existing Term Loan Class from which they were converted.</text:p>
            <text:p>(ii)    The Borrower may at any time and from time to time request that all or a portion of the Revolving Credit Commitments of any Class, any Extended Revolving Credit Commitments and/or any Increased Revolving Credit Commitments, each existing at the time of such request (each, an “Existing Revolving Credit Commitment” and any related revolving credit loans thereunder, “Existing Revolving Credit Loans”; each Existing Revolving Credit Commitment and related Existing Revolving Credit Loans together being referred to as an “Existing Revolving Credit Class”) be converted to extend the termination date thereof and the scheduled maturity date(s) of any payment of principal with respect to all or a portion of any principal amount of Loans related to such Existing Revolving Credit Commitments (any such Existing Revolving Credit Commitments which have been so extended, “Extended Revolving Credit Commitments” and any related Loans, “Extended Revolving Credit Loans”) and to provide for other terms consistent with this Section 2.14(h). In order to establish any Extended Revolving Credit Commitments, the Borrower shall provide a notice to the Administrative Agent (who shall provide a copy of such notice to each of the Lenders of the applicable Class of Existing Revolving Credit Commitments which such request shall be offered equally to all such Lenders) setting forth the proposed terms of the Extended Revolving Credit Commitments to be established, which shall not be materially more restrictive to the Credit Parties</text:p>
            <text:p/>
            <text:p>78</text:p>
            <text:p/>
            <text:p/>
            <text:p/>
            <text:p>(as determined in good faith by the Borrower), when taken as a whole, than the terms of the applicable Existing Revolving Credit Commitments (the “Specified Existing Revolving Credit Commitment”) unless (x) the Lenders providing Existing Revolving Credit Loans receive the benefit of such more restrictive terms or (y) any such provisions apply only after the Revolving Credit Termination Date, in each case, to the extent provided in the applicable Extension Amendment; provided, however, that (w) all or any of the final maturity dates of such Extended Revolving Credit Commitments may be delayed to later dates than the final maturity dates of the Specified Existing Revolving Credit Commitments, (x) (A) the interest margins with respect to the Extended Revolving Credit Commitments may be higher or lower than the interest margins for the Specified Existing Revolving Credit Commitments and/or (B) additional fees and premiums may be payable to the Lenders providing such Extended Revolving Credit Commitments in addition to or in lieu of any increased margins contemplated by the preceding clause (A) and (y) the revolving credit commitment fee rate with respect to the Extended Revolving Credit Commitments may be higher or lower than the Commitment Fee Rate for the Specified Existing Revolving Credit Commitment; provided that, notwithstanding anything to the contrary in this Section 2.14(h) or otherwise, (1) the borrowing and repayment (other than in connection with a permanent repayment and termination of commitments) of Loans with respect to any Original Revolving Credit Commitments shall be made on a pro rata basis with all other Revolving Credit Commitments and (2) assignments and participations of Extended Revolving Credit Commitments and Extended Revolving Credit Loans shall be governed by the same assignment and participation provisions applicable to Revolving Credit Commitments and the Revolving Credit Loans related to such Commitments set forth in Section 13.6. No Lender shall have any obligation to agree to have any of its Revolving Credit Loans or Revolving Credit Commitments of any Existing Revolving Credit Class converted into Extended Revolving Credit Loans or Extended Revolving Credit Commitments pursuant to any Extension Request. Any Extended Revolving Credit Commitments of any Extension Series shall constitute a separate Class of Revolving Credit Commitments from the Specified Existing Revolving Credit Commitments and from any other Existing Revolving Credit Commitments (together with any other Extended Revolving Credit Commitments so established on such date).</text:p>
            <text:p>(iii)    Any Lender (an “Extending Lender”) wishing to have all or a portion of its Term Loans, Revolving Credit Commitments, Increased Revolving Credit Commitment or Extended Revolving Credit Commitment of the Existing Class or Existing Classes subject to such Extension Request converted into Extended Term Loans or Extended Revolving Credit Commitments, as applicable, shall notify the Administrative Agent (an “Extension Election”) on or prior to the date specified in such Extension Request of the amount of its Term Loans, Revolving Credit Commitments, Increased Revolving Credit Commitment or Extended Revolving Credit Commitment of the Existing Class or Existing Classes subject to such Extension Request that it has elected to convert into Extended Term Loans or Extended Revolving Credit Commitments, as applicable. In the event that the aggregate amount of Term Loans, Revolving Credit Commitments, Increased Revolving Credit Commitment or Extended Revolving Credit Commitment of the Existing Class or Existing Classes subject to Extension Elections exceeds the amount of Extended Term Loans or Extended Revolving Credit Commitments, as applicable, requested pursuant to the Extension Request, Term Loans or Revolving Credit Commitments, Increased Revolving Credit Commitments or Extended Revolving Credit Commitments of the Existing Class or Existing Classes subject to Extension Elections shall be converted to Extended Term Loans or Extended Revolving Credit Commitments, as applicable, on a pro rata basis based on the amount of Term Loans, Revolving Credit Commitments, Increased Revolving Credit Commitment or Extended Revolving Credit Commitment included in each such Extension Election. Notwithstanding the conversion of any Existing Revolving Credit Commitment into an Extended Revolving Credit Commitment, such Extended Revolving Credit Commitment shall be treated identically to all other Original Revolving Credit Commitments for purposes of the obligations of a Revolving Credit Lender in respect of Letters of Credit under Section 3, except that the applicable Extension Amendment may provide that the L/C Facility Maturity Date may be extended</text:p>
            <text:p/>
            <text:p>79</text:p>
            <text:p/>
            <text:p/>
            <text:p/>
            <text:p>and the related obligations to issue Letters of Credit may be continued so long as the Letter of Credit Issuer, as applicable, have consented to such extensions in their sole discretion (it being understood that no consent of any other Lender shall be required in connection with any such extension).</text:p>
            <text:p>(iv)    Extended Term Loans or Extended Revolving Credit Commitments, as applicable, shall be established pursuant to an amendment (an “Extension Amendment”) to this Agreement (which, except to the extent expressly contemplated by the final sentence of this Section 2.14(g)(iv) and notwithstanding anything to the contrary set forth in Section 13.1, shall not require the consent of any Lender other than the Extending Lenders with respect to the Extended Term Loans or Extended Revolving Credit Commitments, as applicable, established thereby) executed by the Credit Parties, the Administrative Agent and the Extending Lenders. No Extension Amendment shall provide for any tranche of Extended Term Loans or Extended Revolving Credit Commitments in an aggregate principal amount that is less than $10,000,000. In addition to any terms and changes required or permitted by Section 2.14(g)(i), each Extension Amendment (x) shall amend the scheduled amortization payments pursuant to Section 2.5 or the applicable Joinder Agreement with respect to the Existing Term Loan Class from which the Extended Term Loans were converted to reduce each scheduled Repayment Amount for the Existing Term Loan Class in the same proportion as the amount of Term Loans of the Existing Term Loan Class is to be converted pursuant to such Extension Amendment (it being understood that the amount of any Repayment Amount payable with respect to any individual Term Loan of such Existing Term Loan Class that is not an Extended Term Loan shall not be reduced as a result thereof) and (y) may, but shall not be required to, impose additional requirements (not inconsistent with the provisions of this Agreement in effect at such time) with respect to the final maturity and weighted average life to maturity of New Term Loans Incurred following the date of such Extension Amendment. Notwithstanding anything to the contrary in this Section 2.14(g) and without limiting the generality or applicability of Section 13.1 to any Section 2.14 Additional Amendments, any Extension Amendment may provide for additional terms and/or additional amendments other than those referred to or contemplated above (any such additional amendment, a “Section 2.14 Additional Amendment”) to this Agreement and the other Credit Documents; provided that such Section 2.14 Additional Amendments are within the requirements of Section 2.14(g)(i) and do not become effective prior to the time that such Section 2.14 Additional Amendments have been consented to (including, without limitation, pursuant to (1) consents applicable to holders of New Term Loans or Increased Revolving Credit Commitments provided for in any Joinder Agreement and (2) consents applicable to holders of any Extended Term Loans or Extended Revolving Credit Commitments provided for in any Extension Amendment) by such of the Lenders, Credit Parties and other parties (if any) as may be required in order for such Section 2.14 Additional Amendments to become effective in accordance with Section 13.1.</text:p>
            <text:p>(v)    Notwithstanding anything to the contrary contained in this Agreement, (A) on any date on which any Existing Class is converted to extend the related scheduled maturity date(s) in accordance with clauses (i) and/or (ii) above (an “Extension Date”), (I) in the case of the existing Term Loans of each Extending Lender, the aggregate principal amount of such existing Term Loans shall be deemed reduced by an amount equal to the aggregate principal amount of Extended Term Loans so converted by such Lender on such date, and the Extended Term Loans shall be established as a separate Class of Term Loans (together with any other Extended Term Loans so established on such date), and (II) in the case of the Specified Existing Revolving Credit Commitments of each Extending Lender, the aggregate principal amount of such Specified Existing Revolving Credit Commitments shall be deemed reduced by an amount equal to the aggregate principal amount of Extended Revolving Credit Commitments so converted by such Lender on such date, and such Extended Revolving Credit Commitments shall be established as a separate Class of Revolving Credit Commitments from the Specified Existing Revolving Credit Commitments and from any other Existing Revolving Credit Commitments (together with any other Extended Revolving Credit Commitments so established on such date) and (B) if, on any Extension Date, any Loans of any Extending</text:p>
            <text:p/>
            <text:p>80</text:p>
            <text:p/>
            <text:p/>
            <text:p/>
            <text:p>Lender are outstanding under the applicable Specified Existing Revolving Credit Commitments, such Loans (and any related participations) shall be deemed to be allocated as Extended Revolving Credit Loans (and related participations) and Existing Revolving Credit Loans (and related participations) in the same proportion as such Extending Lender’s Specified Existing Revolving Credit Commitments to Extended Revolving Credit Commitments.</text:p>
            <text:p>(vi)    The Administrative Agent and the Lenders hereby consent to the consummation of the transactions contemplated by this Section 2.14 (including, for the avoidance of doubt, payment of any interest, fees, or premium in respect of any Extended Term Loans and/or Extended Revolving Credit Commitments on such terms as may be set forth in the relevant Extension Amendment) and hereby waive the requirements of any provision of this Agreement (including, without limitation, any pro rata payment or amendment section) or any other Credit Document that may otherwise prohibit or restrict any such extension or any other transaction contemplated by this Section 2.14.</text:p>
          </table:table-cell>
          <table:table-cell office:value-type="string" calcext:value-type="string">
            <text:p>5.2    Mandatory Prepayments.</text:p>
            <text:p>(a)Term Loan Prepayments.</text:p>
            <text:p>(i)    On each occasion that a Prepayment Event occurs, the Borrower shall, within three Business Days after receipt of the Net Cash Proceeds of a Debt Incurrence Prepayment Event (other than one covered by clause (iii) below) and within ten Business Days after the occurrence of any other Prepayment Event (or, in the case of Deferred Net Cash Proceeds, within ten Business Days after the Deferred Net Cash Proceeds Payment Date), prepay, in accordance with clause (c) below, Term Loans with an equivalent principal amount equal to 100% of the Net Cash Proceeds from such Prepayment Event; provided, that, with respect to the Net Cash Proceeds of an Asset Sale Prepayment Event, Casualty Event or Permitted Sale Leaseback, in each case solely to the extent with respect to any Collateral, the Borrower may use a portion of such Net Cash Proceeds to prepay or repurchase Permitted Other Indebtedness (and with such prepaid or repurchased</text:p>
            <text:p/>
            <text:p>99</text:p>
            <text:p/>
            <text:p/>
            <text:p/>
            <text:p>Permitted Other Indebtedness permanently extinguished) secured by a Lien on the Collateral ranking pari passu with the Liens securing the Obligations to the extent any applicable Permitted Other Indebtedness Document requires the issuer of such Permitted Other Indebtedness to prepay or make an offer to purchase such Permitted Other Indebtedness with the proceeds of such Prepayment Event, in each case in an amount not to exceed the product of (x) the amount of such Net Cash Proceeds multiplied by (y) a fraction, the numerator of which is the outstanding principal amount of the Permitted Other Indebtedness secured by a Lien on the Collateral ranking pari passu with the Liens securing the Obligations and with respect to which such a requirement to prepay or make an offer to purchase exists and the denominator of which is the sum of the outstanding principal amount of such Permitted Other Indebtedness and the outstanding principal amount of Term Loans; provided that any amount not actually so applied to the prepayment of such Permitted Other Indebtedness shall be applied to prepay the Term Loans.</text:p>
            <text:p>(ii)    Not later than ten Business Days after the date on which financial statements are required to be delivered pursuant to Section 9.1(a) for any fiscal year (commencing with and including the fiscal year ending December 31, 2020), if, and solely to the extent, Excess Cash Flow for such fiscal year exceeds $10,000,000, the Borrower shall prepay (or cause to be prepaid), in accordance with clause (c) below (with the entire amount of such Excess Cash Flow subject to prepayment), Term Loans with a principal amount equal to (x) 50% of Excess Cash Flow for such fiscal year; provided that (A) the percentage in this Section 5.2(a)(ii) shall be reduced to 25% if the Consolidated Total Secured Debt to Consolidated EBITDA Ratio on the date of prepayment (prior to giving effect thereto but giving effect to any prepayment described in clause (y) below and as certified by an Authorized Officer of the Borrower) for the most recent Test Period ended prior to such prepayment date is less than or equal to 2.50:1.00 but greater than 2.00:1.00 and (B) no payment of any Term Loans shall be required under this Section 5.2(a)(ii) if the Consolidated Total Secured Debt to Consolidated EBITDA Ratio on the date of prepayment (prior to giving effect thereto but giving effect to any prepayment described in clause (y) below and as certified by an Authorized Officer of the Borrower) for the most recent Test Period ended prior to such prepayment date is less than or equal to 2.00:1.00, minus (y)  without duplication, (i) the principal amount of Term Loans voluntarily prepaid pursuant to Section 5.1 or Section 13.6 (in each case, including purchases of the Loans by the Borrower and its Subsidiaries at or below par, in which case the amount of voluntary prepayments of Loans shall be deemed not to exceed the actual cash purchase price of such Loans at or below par and all voluntary prepayments of Permitted Other Indebtedness (in each case secured with a Lien on the Collateral ranking pari passu with the Liens securing the Obligations) during such fiscal year or after such fiscal year and prior to the date of the required Excess Cash Flow payment (provided that, for the avoidance of doubt, any such voluntary prepayments that have not been applied to reduce the payments which may be due from time to time pursuant to this Section 5.2(a)(ii) shall be carried over to subsequent periods, and may reduce the payments due from time to time pursuant to this Section 5.2(a)(ii) during such subsequent periods, until such time as such voluntary prepayments reduce such payments which may be due from time to time) and (ii) to the extent accompanied by permanent reduction of commitments, optional reductions of Revolving Credit Commitments, Extended Revolving Credit Commitments or Increased Revolving Credit Commitment, Swingline Loans, as applicable, Revolving Credit Loans, Extended Revolving Credit Loans, Increased Revolving Credit Loans (in each case secured on a pari passu basis with the Obligations) in each case of clauses (i) and (ii), other than to the extent any such prepayment is funded with the proceeds of Funded Debt.</text:p>
            <text:p>(iii)    On each occasion that Permitted Other Indebtedness is issued or Incurred pursuant to Section 10.1(w), the Borrower shall within three Business Days of receipt of the Net Cash Proceeds of such Permitted Other Indebtedness prepay, in accordance with clause (c) below, Term Loans with a principal amount equal to 100% of the Net Cash Proceeds from such issuance or Incurrence of Permitted Other Indebtedness.</text:p>
            <text:p/>
            <text:p>100</text:p>
            <text:p/>
            <text:p/>
            <text:p/>
            <text:p>(iv)    Notwithstanding any other provisions of this Section 5.2, (A) to the extent that any or all of the Net Cash Proceeds of any Prepayment Event by a Subsidiary that is not a Credit Party giving rise to a prepayment pursuant to clause (i) above (a “Non‑Credit Party Prepayment Event”) or Excess Cash Flow with respect to a Subsidiary that is not a Credit Party are prohibited or delayed by any Requirements of Law from being repatriated to the Credit Parties, an amount equal to the portion of such Net Cash Proceeds or Excess Cash Flow so affected will not be required to be applied to repay Loans at the times provided in clauses (i) and (ii) above, as the case may be, but only so long, as the applicable Requirements of Law will not permit repatriation to the Credit Parties (the Credit Parties hereby agree to cause the applicable Subsidiary to promptly take all actions reasonably required by the applicable Requirements of Law to permit repatriation), and once a repatriation of any of such affected Net Cash Proceeds or Excess Cash Flow to Credit Parties is permitted under the applicable Requirements of Law, an amount equal to such Net Cash Proceeds or Excess Cash Flow will be promptly (and in any event not later than ten Business Days after such repatriation is permitted) applied (net of any taxes that would be payable or reserved against if such amounts were actually repatriated whether or not they are repatriated) to the repayment of the Loans pursuant to clauses (i) and (ii) above, as applicable, and (B) to the extent that the Borrower has determined in good faith in consultation with the Administrative Agent that repatriation to the Credit Parties of any of or all the Net Cash Proceeds of any Non‑Credit Party Prepayment Event or Excess Cash Flow of Subsidiaries that are not Credit Parties would have a material adverse tax consequence with respect to such Net Cash Proceeds or Excess Cash Flow, an amount equal to the Net Cash Proceeds or Excess Cash Flow so affected may be retained by the applicable Subsidiary; provided that in the case of this clause (B), on or before the date on which any Net Cash Proceeds from any Non‑Credit Party Prepayment Event so retained would otherwise have been required to be applied to reinvestments or prepayments pursuant to clause (i) above or, in the case of Excess Cash Flow, a date on or before the date that is eighteen months after the date an amount equal to such Excess Cash Flow would have so required to be applied to prepayments pursuant to clause (ii) above unless previously actually repatriated in which case such repatriated Excess Cash Flow shall have been promptly applied to the repayment of the Term Loans pursuant to clause (ii) above, (x) the Borrower shall apply an amount equal to such Net Cash Proceeds or Excess Cash Flow to such reinvestments or prepayments as if such Net Cash Proceeds or Excess Cash Flow had been received by the Credit Parties rather than such Subsidiary, less the amount of any taxes that would have been payable or reserved against if such Net Cash Proceeds or Excess Cash Flow had been repatriated (or, if less, the Net Cash Proceeds or Excess Cash Flow that would be calculated if received by such Foreign Subsidiary) or (y) such Net Cash Proceeds or Excess Cash Flow shall be applied to the repayment of Indebtedness of a Subsidiary that is not a Credit Party. For the avoidance of doubt, nothing in this Agreement, including this Section 5, shall be construed to require any Subsidiary to repatriate cash.</text:p>
            <text:p>(b)Repayment of Revolving Credit Loans. (i) If on any date the aggregate amount of the Lenders’ Revolving Credit Exposures in respect of any Class of Revolving Credit Loans for any reason exceeds 100% of the Revolving Credit Commitment of such Class then in effect, the Borrower shall forthwith repay on such date the principal amount of Swingline Loans and, after all Swingline Loans have been paid in full, Revolving Credit Loans of such Class in an amount equal to such excess. If after giving effect to the prepayment of all outstanding Swingline Loans and Revolving Credit Loans of such Class, the Revolving Credit Exposures of such Class exceed the Revolving Credit Commitment of such Class then in effect, the Borrower shall Cash Collateralize the Letter of Credit Outstanding in relation to such Class to the extent of such excess.</text:p>
            <text:p>(c)Application to Repayment Amounts. Subject to Section 5.2(f), each prepayment of Term Loans required by Section 5.2(a)(i) or (ii) shall be allocated pro rata among the Initial Term Loans, the New Term Loans and the Extended Term Loans based on the applicable remaining Repayment Amounts due thereunder and shall be applied within each Class of Term Loans in respect of such Term Loans in direct</text:p>
            <text:p/>
            <text:p>101</text:p>
            <text:p/>
            <text:p/>
            <text:p/>
            <text:p>order of maturity thereof or as otherwise directed by the Borrower; provided that the Borrower may allocate a greater proportion of such prepayment in its sole discretion to the Initial Term Loans to the extent agreed to by the Lenders providing any applicable New Term Loans and/or Extended Term Loans outstanding at such time. Subject to Section 5.2(f), with respect to each such prepayment, the Borrower will, not later than the date specified in Section 5.2(a) for making such prepayment, give the Administrative Agent written notice which shall include a calculation of the amount of such prepayment to be applied to each Class of Term Loans requesting that the Administrative Agent provide notice of such prepayment to each Initial Term Loan Lender, New Term Loan Lender or Lender of Extended Term Loans, as applicable.</text:p>
            <text:p>(d)Application to Term Loans. With respect to each prepayment of Term Loans required by Section 5.2(a), the Borrower may, if applicable, designate the Types of Loans that are to be prepaid and the specific Borrowing(s) pursuant to which made; provided that if any Lender has provided a Rejection Notice in compliance with Section 5.2(f), such prepayment shall be applied with respect to the Term Loans to be prepaid on a pro rata basis across all outstanding Types of such Term Loans in proportion to the percentage of such outstanding Term Loans to be prepaid represented by each such Class. In the absence of a Rejection Notice or a designation by the Borrower as described in the preceding sentence, the Administrative Agent shall, subject to the above, make such designation in its reasonable discretion with a view, but no obligation, to minimize breakage costs owing under Section 2.11.</text:p>
            <text:p>(e)Application to Revolving Credit Loans. With respect to each prepayment of Revolving Credit Loans, the Borrower may designate (i) the Types of Loans that are to be prepaid and the specific Borrowing(s) pursuant to which made and (ii) the Revolving Credit Loans to be prepaid, provided that (y) each prepayment of any Loans made pursuant to a Borrowing shall be applied pro rata among such Loans; and (z) notwithstanding the provisions of the preceding clause (y), no prepayment of Revolving Credit Loans shall be applied to the Revolving Credit Loans of any Defaulting Lender unless otherwise agreed in writing by the Borrower. In the absence of a designation by the Borrower as described in the preceding sentence, the Administrative Agent shall, subject to the above, make such designation in its reasonable discretion with a view, but no obligation, to minimize breakage costs owing under Section 2.11.</text:p>
            <text:p>(f)Rejection Right. The Borrower shall notify the Administrative Agent in writing of any mandatory prepayment of Term Loans required to be made pursuant to Section 5.2(a) at least five Business Days prior to the date of such prepayment. Each such notice shall specify the date of such prepayment and provide a reasonably detailed calculation of the amount of such prepayment. The Administrative Agent will promptly notify each Lender holding Term Loans of the contents of such prepayment notice and of such Lender’s pro rata share of the prepayment. Each Term Lender may reject all or a portion of its pro rata share of any mandatory prepayment other than any such mandatory prepayment with respect to a Debt Incurrence Prepayment Event under Section 5.2(a)(i) or Permitted Other Indebtedness under Section 5.2(a)(iii) (such declined amounts, the “Declined Proceeds”) of Term Loans required to be made pursuant to Section 5.2(a) by providing written notice (each, a “Rejection Notice”) to the Administrative Agent no later than 5:00 p.m. (New York City time) two Business Day after the date of such Lender’s receipt of notice from the Administrative Agent regarding such prepayment. If a Lender fails to deliver a Rejection Notice to the Administrative Agent within the time frame specified above, any such failure will be deemed an acceptance of the total amount of such mandatory prepayment of Term Loans. Any Declined Proceeds remaining after application of such Declined Proceeds to the Lenders in accordance with the terms hereof shall thereafter be retained by the Borrower (“Retained Declined Proceeds”).</text:p>
          </table:table-cell>
          <table:table-cell office:value-type="string" calcext:value-type="string">
            <text:p>10.1    Limitation on Indebtedness. The Borrower will not, and will not permit any of its Restricted Subsidiaries to create, incur, issue, assume, suffer to exist, guarantee or otherwise become liable, contingently or otherwise (collectively, “Incur” and collectively, an “Incurrence”), with respect to any Indebtedness (including Acquired Indebtedness) and the Borrower will not issue any shares of Disqualified Stock and will</text:p>
            <text:p/>
            <text:p>123</text:p>
            <text:p/>
            <text:p/>
            <text:p/>
            <text:p>not permit any Restricted Subsidiary to issue any shares of Disqualified Stock or, in the case of Restricted Subsidiaries that are not Guarantors, preferred stock, other than:</text:p>
            <text:p>(a)Indebtedness arising under the Credit Documents;</text:p>
            <text:p>(b)the 2022 Convertible Senior Notes;</text:p>
            <text:p>(c)(i) Indebtedness (including any unused commitment) outstanding on the Closing Date listed on Schedule 10.1 and (ii) intercompany Indebtedness (including any unused commitment) outstanding on the Closing Date listed on Schedule 10.1 (other than intercompany Indebtedness owed by a Credit Party to another Credit Party);</text:p>
            <text:p>(d)Indebtedness (including Capitalized Lease Obligations), Disqualified Stock and preferred stock Incurred by the Borrower or any Restricted Subsidiary, to finance the purchase, lease, construction, installation, maintenance, replacement or improvement of property (real or personal) or equipment that is used or useful in a Similar Business, Incurred within 270 days of the purchase, lease, construction, installation, maintenance, replacement or improvement of such property, in an aggregate principal amount which, when aggregated with the principal amount of all other Indebtedness, Disqualified Stock and preferred stock then outstanding and Incurred pursuant to this clause (d) and all Refinancing Indebtedness Incurred to refinance any other Indebtedness, Disqualified Stock and preferred stock Incurred pursuant to this clause (d), does not exceed the greater of (x) $25,000,000 and (y) 2.0% of Consolidated Total Assets for the most recently ended Test Period (calculated on a Pro Forma Basis) at the time of Incurrence; provided that Capitalized Lease Obligations Incurred by the Borrower or any Restricted Subsidiary pursuant to this clause (d) in connection with a Permitted Sale Leaseback shall not be subject to the foregoing limitation so long as the proceeds of such Permitted Sale Leaseback are used by the Borrower or such Restricted Subsidiary to permanently repay outstanding Term Loans or other Indebtedness secured by a Lien on the assets subject to such Permitted Sale Leaseback (excluding any Lien ranking junior to the Lien securing the Obligations);</text:p>
            <text:p>(e)Indebtedness Incurred by the Borrower or any Restricted Subsidiary (including letter of credit obligations consistent with past practice constituting Reimbursement Obligations with respect to letters of credit issued in the ordinary course of business), in respect of workers’ compensation claims, deferred compensation, performance or surety bonds, health, disability or other employee benefits or property, casualty or liability insurance or self-insurance or other Indebtedness with respect to reimbursement or indemnification type obligations regarding workers’ compensation claims, deferred compensation, performance or surety bonds, health, disability or other employee benefits or property, casualty or liability insurance or self-insurance;</text:p>
            <text:p>(f)Indebtedness that is not yet overdue arising from agreements of the Borrower or a Restricted Subsidiary providing for indemnification, adjustment of purchase price, earnout, deferred compensation or similar obligations, in each case, Incurred or assumed in connection with the acquisition or disposition of any business, assets or a Subsidiary or other Person, other than guarantees of Indebtedness Incurred by any Person acquiring all or any portion of such business, assets or a Subsidiary for the purpose of financing such acquisition;</text:p>
            <text:p>(g)Unsecured Indebtedness of the Borrower to a Restricted Subsidiary; provided that any such Indebtedness owing to a Restricted Subsidiary that is not a Guarantor is subordinated in right of payment to the Obligations and to each Guarantee in a manner reasonably satisfactory to the Administrative Agent; provided, further, that any subsequent issuance or transfer of any Capital</text:p>
            <text:p/>
            <text:p>124</text:p>
            <text:p/>
            <text:p/>
            <text:p/>
            <text:p>Stock or any other event which results in any such Restricted Subsidiary ceasing to be a Restricted Subsidiary or any other subsequent transfer of any such Indebtedness (except to another Restricted Subsidiary) shall be deemed, in each case, to be an Incurrence of such Indebtedness not permitted by this clause;</text:p>
            <text:p>(h)Unsecured Indebtedness of a Restricted Subsidiary owing to the Borrower or another Restricted Subsidiary; provided that (x) if the Borrower or a Guarantor Incurs such Indebtedness owing to a Restricted Subsidiary that is not the Borrower or a Guarantor, such Indebtedness is subordinated in right of payment to the Obligations and to the Guarantee of such Guarantor, as the case may be and (y) any Indebtedness of a Restricted Subsidiary that is not a Credit Party owed to a Credit Party is permitted as an Investment pursuant to Section 10.5; provided, further, that any subsequent transfer of any such Indebtedness (except to the Borrower or another Restricted Subsidiary (it being understood that any transfer of any such Indebtedness from a Guarantor to a Restricted Subsidiary shall be subject to compliance with the foregoing clause (y))) shall be deemed, in each case, to be an Incurrence of such Indebtedness not permitted by this clause;</text:p>
            <text:p>(i)shares of preferred stock (other than Disqualified Stock) of a Restricted Subsidiary issued to the Borrower or another Restricted Subsidiary; provided that any subsequent issuance or transfer of any Capital Stock or any other event which results in any such Restricted Subsidiary ceasing to be a Restricted Subsidiary or any other subsequent transfer of any such shares of preferred stock shall be deemed in each case to be an issuance of such shares of preferred stock not permitted by this clause;</text:p>
            <text:p>(j)Hedging Obligations Incurred in the ordinary course of business of the Borrower and its Restricted Subsidiaries (excluding Hedging Obligations entered into for speculative purposes);</text:p>
            <text:p>(k)(i) obligations in respect of self-insurance, performance, bid appeal, and surety bonds and completion guarantees and similar obligations provided by the Borrower or any Restricted Subsidiary or (ii) obligations in respect of letters of credit, bank guarantees or similar instruments related thereto, in each case, in the ordinary course of business or consistent with past practice in an aggregate amount not to exceed $25,000,000;</text:p>
            <text:p>(l)(i) Indebtedness, Disqualified Stock and preferred stock of the Borrower or any Restricted Subsidiary in an aggregate principal amount or liquidation preference (together with any Refinancing Indebtedness in respect thereof) in an amount not to exceed 100% of the net cash proceeds received by the Borrower since immediately after the Closing Date from the issuance or sale of Equity Interests of the Borrower or cash contributed to the capital of the Borrower (in each case, other than Excluded Contributions, any Cure Amount or proceeds of Disqualified Stock or sales of Equity Interests to the Borrower or any of its Subsidiaries) as determined in accordance with Sections 10.5(a)(iii)(B) and 10.5(a)(iii)(C) to the extent such net cash proceeds or cash have not been applied pursuant to such clauses to make Restricted Payments or to make other Investments, payments or exchanges pursuant to Section 10.5 or to make Permitted Investments (other than Permitted Investments specified in clause (i) of the definition thereof) and (ii) Indebtedness, Disqualified Stock or preferred stock of the Borrower or any Restricted Subsidiary not otherwise permitted hereunder in an aggregate principal amount or liquidation preference, which when aggregated with the principal amount and liquidation preference of all other Indebtedness, Disqualified Stock and preferred stock then outstanding and Incurred pursuant to this clause (l)(ii), does not at any one time outstanding exceed the greater of (x) $50,000,000 and (y) 4.0% of</text:p>
            <text:p/>
            <text:p>125</text:p>
            <text:p/>
            <text:p/>
            <text:p/>
            <text:p>Consolidated Total Assets for the most recently ended Test Period (calculated on a Pro Forma Basis) at the time of Incurrence (provided that the amount of Indebtedness, Disqualified Stock and preferred stock that may be Incurred pursuant to this clause (l)(ii), together with any amounts Incurred under Section 10.1(n)(x), by Restricted Subsidiaries that are not Guarantors shall not exceed in the aggregate the greater of (x) $50,000,000 and (y) 4.0% of Consolidated Total Assets for the most recently ended Test Period (calculated on a Pro Forma Basis) at any one time outstanding) (it being understood that any Indebtedness, Disqualified Stock or preferred stock Incurred pursuant to this clause (l)(ii) shall cease to be deemed Incurred or outstanding for purposes of this clause (l)(ii) but shall be deemed Incurred for the purposes of Section 10.1(n)(x) from and after the first date on which the Borrower or such Restricted Subsidiary could have Incurred such Indebtedness, Disqualified Stock or preferred stock under Section 10.1(n)(x) without reliance on this clause (l)(ii));</text:p>
            <text:p>(m)the Incurrence or issuance by the Borrower or any Restricted Subsidiary of Indebtedness, Disqualified Stock or preferred stock which serves to refinance any Indebtedness, Disqualified Stock or preferred stock Incurred as permitted under clauses (b) and (c) above, clause (l)(i) and this clause (m) or clause (n) below or any Indebtedness, Disqualified Stock or preferred stock issued to so refinance, replace, refund, extend, renew, defease, restructure, amend, restate or otherwise modify (collectively, “refinance”) such Indebtedness, Disqualified Stock or preferred stock (the “Refinancing Indebtedness”) prior to its respective maturity; provided that such Refinancing Indebtedness (1) has a weighted average life to maturity at the time such Refinancing Indebtedness is Incurred which is not less than the remaining weighted average life to maturity of the Indebtedness, Disqualified Stock or preferred stock being refinanced, (2) to the extent such Refinancing Indebtedness refinances (i) Indebtedness that is unsecured, such Refinancing Indebtedness is unsecured, (ii) Indebtedness that is secured by a Lien ranking junior to the Liens securing the Obligations, such Refinancing Indebtedness is either unsecured or secured by a Lien ranking junior to the Liens securing the Obligations, (iii) Disqualified Stock or preferred stock, such Refinancing Indebtedness must be Disqualified Stock or preferred stock, respectively, and (iv) Indebtedness subordinated in right of payment to the Obligations, such Refinancing Indebtedness is subordinated in right of payment to the Obligations on terms in all material respects no more restrictive to the Administrative Agent and the Lenders as those contained in the documentation governing the Indebtedness being Refinanced, (3) shall not include Indebtedness, Disqualified Stock or preferred stock of a Subsidiary of the Borrower that is not a Guarantor that refinances Indebtedness, Disqualified Stock or preferred stock of the Borrower or a Guarantor; (4) the principal amount (or accreted value, if applicable) of such Refinancing Indebtedness does not exceed the principal amount (or accreted value, if applicable) of the Indebtedness so Refinanced except by an amount equal to accrued and unpaid interest and premiums required to be paid thereon, plus other reasonable amounts paid, and fees and expenses reasonably incurred, in connection with such Refinancing and by an amount equal to any existing commitments unutilized thereunder to the extent that the portion of such existing and unutilized commitment being refinanced was permitted to be drawn under Section 10.1 and Section 10.2 immediately prior to such refinancing (other than by reference to Refinancing Indebtedness); (5) the terms and conditions (including, if applicable, as to collateral but excluding as to interest rate, redemption premiums and other components of yield) of any such Refinancing Indebtedness are either (x) terms that would be commonly available in the comparable market for similar Indebtedness as determined in good faith by the Borrower or (y) no more restrictive to the Credit Parties and their Restricted Subsidiaries, taken as a whole, than the terms and conditions of the Indebtedness being Refinanced); (6) such Indebtedness is not secured by a Lien on any assets other than the collateral securing, and with no higher priority than, the Indebtedness being Refinanced (and, if secured by a Lien on any or all of the Collateral, is subject to a customary intercreditor agreement reasonably satisfactory to the Administrative Agent); and (7) the obligors and guarantors</text:p>
            <text:p/>
            <text:p>126</text:p>
            <text:p/>
            <text:p/>
            <text:p/>
            <text:p>of such Indebtedness are the same as the obligors and guarantors of the Indebtedness being Refinanced, or there are no additional obligors or guarantors in respect of such Refinancing Indebtedness;</text:p>
            <text:p>(n)Indebtedness, Disqualified Stock and preferred stock (x) of the Borrower or any Restricted Subsidiary that is unsecured and/or subordinated in right of payment to the Credit Facilities pursuant to a customary subordination agreement that is reasonably satisfactory to the Administrative Agent, if, after giving effect thereto, the Total Leverage Test (calculated on a Pro Forma Basis) is satisfied or (y) of the Credit Parties that is secured on a junior basis to the Credit Facilities if, after giving effect thereto, the Secured Leverage Test (calculated on a Pro Forma Basis) is satisfied (Indebtedness Incurred pursuant to (y), “Junior Secured Ratio Debt”); provided that, in each of the foregoing clauses (x) and (y), (A) except with respect to up to the Maturity Carveout Amount, (i) the applicable maturity date with respect to such Indebtedness shall be no earlier than the Latest Term Loan Maturity Date in effect as of the date such Indebtedness is Incurred and (ii) the weighted average life to maturity for such Indebtedness shall be no shorter than the weighted average to maturity of the then existing Initial Term Loans, (B) such Indebtedness (i) shall not be subject to mandatory repayment or redemption terms that are more favorable to the holders thereof than the mandatory repayment and redemption terms applicable to the Term Loans outstanding as of the date such Indebtedness is Incurred and (ii) shall not be prepaid or redeemed other than with amounts not required to be applied to the prepayment of the Term Loans outstanding as of the date such Indebtedness is Incurred and (C) no Event of Default shall have occurred and be continuing or would result from the Incurrence of such Indebtedness; provided, further, that the amount of Indebtedness, Disqualified Stock and preferred stock that may be Incurred pursuant to the foregoing clause (x), together with any amounts Incurred under Section 10.1(l)(ii), by Restricted Subsidiaries that are not Guarantors shall not exceed in the aggregate the greater of (x) $50,000,000 and (y) 4.0% of Consolidated Total Assets for the most recently ended Test Period (calculated on a Pro Forma Basis) at any one time outstanding;</text:p>
            <text:p>(o)Indebtedness arising from the honoring by a bank or other financial institution of a check, draft or similar instrument drawn against insufficient funds in the ordinary course of business;</text:p>
            <text:p>(p)(i) Indebtedness of the Borrower or any Restricted Subsidiary supported by a letter of credit, in a principal amount not in excess of the stated amount of such letter of credit so long as such letter of credit is otherwise permitted to be Incurred pursuant to Section 10.1(k)(ii) or (ii) obligations in respect of letters of support, guarantees or similar obligations issued, made or Incurred for the benefit of any Restricted Subsidiary of the Borrower to the extent required by law or in connection with any statutory filing or the delivery of audit opinions performed in jurisdictions other than within the United States;</text:p>
            <text:p>(q)[reserved];</text:p>
            <text:p>(r)Indebtedness of Restricted Subsidiaries that are not Guarantors or joint ventures in an aggregate amount not to exceed, in the aggregate at any one time outstanding, the greater of (x) $50,000,000 and (y) 4.0% of Consolidated Total Assets for the most recently ended Test Period (calculated on a Pro Forma Basis) (it being understood that any Indebtedness Incurred pursuant to this clause (r) shall cease to be deemed Incurred or outstanding for purposes of this clause (r) but shall be deemed Incurred for the purposes of Section 10.1(n)(x) from and after the first date on which such Restricted Subsidiary could have Incurred such Indebtedness under Section 10.1(n)(x) without reliance on this clause (r));</text:p>
            <text:p/>
            <text:p>127</text:p>
            <text:p/>
            <text:p/>
            <text:p/>
            <text:p>(s)Indebtedness of the Borrower or any of the Restricted Subsidiaries consisting of (i) the financing of insurance premiums or (ii) take or pay obligations contained in supply arrangements in each case, Incurred in the ordinary course of business or consistent with past practice;</text:p>
            <text:p>(t)(i) Indebtedness of the Borrower or any of the Restricted Subsidiaries undertaken in connection with cash management and related activities with respect to any Restricted Subsidiary in the ordinary course of business and consistent with past practice, including with respect to financial accommodations of the type described in the definition of Cash Management Services and (ii) Indebtedness owed on a short-term basis of no longer than 30 days to banks and other financial institutions Incurred in the ordinary course of business of the Borrower and its Restricted Subsidiaries with such banks or financial institutions that arises in connection with ordinary banking arrangements to manage cash balances of the Borrower and its Subsidiaries;</text:p>
            <text:p>(u)[Reserved];</text:p>
            <text:p>(v)[Reserved];</text:p>
            <text:p>(w)Indebtedness in respect of (i) Permitted Other Indebtedness to the extent that all of the Net Cash Proceeds therefrom are applied to the prepayment of Term Loans in the manner set forth in Section 5.2(a)(iii) and (ii) any refinancing, refunding, renewal or extension of any Indebtedness specified in subclause (i) above; provided that (x) the principal amount of any such Indebtedness is not increased above the principal amount thereof outstanding immediately prior to such refinancing, refunding, renewal or extension (except for any original issue discount thereon and the amount of fees, expenses, and premium and accrued and unpaid interest in connection with such refinancing) and (y) such Indebtedness otherwise complies with the definition of Permitted Other Indebtedness;</text:p>
            <text:p>(x)Indebtedness in respect of (i) Permitted Other Indebtedness; provided that (1) the aggregate principal amount of all such Permitted Other Indebtedness issued or Incurred pursuant to this subclause (i) shall not exceed the Maximum Incremental Facilities Amount (provided, in the case of this subclause (i), such Permitted Other Indebtedness is unsecured or secured by a Lien ranking junior to the Liens securing the Obligations) and (2) during any Compliance Period, the Incurrence of such Permitted Other Indebtedness shall be subject to Pro Forma Compliance with Section 10.7 calculated as of the last day of the most recently ended Test Period and (ii) any refinancing, refunding, renewal or extension of any Indebtedness specified in subclause (i) above; provided that (x) the principal amount of any such Indebtedness is not increased above the principal amount thereof outstanding immediately prior to such refinancing, refunding, renewal or extension (except for any original issue discount thereon and the amount of fees, expenses and premium and accrued and unpaid interest in connection with such refinancing), (y) such Indebtedness otherwise complies with the definition of Permitted Other Indebtedness, and (z) in the case of a refinancing of Permitted Other Indebtedness Incurred pursuant to subclause (i) above with other Permitted Other Indebtedness (“Refinancing Permitted Other Indebtedness”), such Refinancing Permitted Other Indebtedness, if secured, may only be secured by a Lien ranking junior to the Lien securing the Obligations;</text:p>
            <text:p>(y)(i) Indebtedness in respect of Permitted Debt Exchange Notes Incurred pursuant to a Permitted Debt Exchange in accordance with Section 2.15 (and which does not generate any additional proceeds) and (ii) any refinancing, refunding, renewal or extension of any Indebtedness specified in subclause (i) above; provided that (x) the principal amount of any such Indebtedness is</text:p>
            <text:p/>
            <text:p>128</text:p>
            <text:p/>
            <text:p/>
            <text:p/>
            <text:p>not increased above the principal amount thereof outstanding immediately prior to such refinancing, refunding, renewal or extension (except for any original issue discount thereon and the amount of fees, expenses, and premium and accrued and unpaid interest in connection with such refinancing) and (y) such Indebtedness otherwise complies with the definition of Permitted Other Indebtedness;</text:p>
            <text:p>(z)Acquired Indebtedness assumed in connection with a Permitted Acquisition or Permitted Investment and not incurred in contemplation of the relevant acquisition if, after giving effect thereto, the Total Leverage Test (calculated on a Pro Forma Basis) is satisfied; provided that, during a Compliance Period, the Borrower shall also be in Pro Forma Compliance with Section 10.7 calculated as of the last day of the most recently ended Test Period; and</text:p>
            <text:p>(aa)Indebtedness consisting of convertible senior unsecured notes (for the avoidance of doubt, in addition to the 2022 Convertible Senior Notes) (“Other Convertible Notes”) in an amount not to exceed $150,000,000, which shall have a stated maturity date no earlier than 91 days after the then-applicable Latest Term Loan Maturity Date and which may provide for net share settlement; provided that, (i) at the time of incurrence of such Indebtedness, no Event of Default shall have occurred and be continuing or result therefrom, (ii) the Borrower shall be in compliance on a Pro Forma Basis with the Total Leverage Test and (iii) during a Compliance Period, the Borrower shall be in Pro Forma Compliance with Section 10.7 calculated as of the last day of the most recently ended Test Period; provided, further that any such Indebtedness shall be on terms that, taken as a whole, are no less favorable to the Borrower than the 2022 Convertible Senior Notes.</text:p>
            <text:p>For purposes of determining compliance with this Section 10.1: (i) in the event that an item of Indebtedness, Disqualified Stock or preferred stock (or any portion thereof) meets the criteria of more than one of the categories of permitted Indebtedness, Disqualified Stock or preferred stock described in clauses (c) through (aa) above, the Borrower, in its sole discretion, will classify and may reclassify (including within the definition of Maximum Incremental Facilities Amount) such item of Indebtedness, Disqualified Stock or preferred stock (or any portion thereof) and will only be required to include the amount and type of such Indebtedness, Disqualified Stock or preferred stock in one of the above clauses or paragraphs; and (ii) at the time of Incurrence, the Borrower will be entitled to divide and classify an item of Indebtedness in more than one of the types of Indebtedness described in this Section 10.1.</text:p>
            <text:p>Accrual of interest or dividends, the accretion of accreted value, the accretion or amortization of original issue discount and the payment of interest or dividends in the form of additional Indebtedness, Disqualified Stock or preferred stock will not be deemed to be an Incurrence of Indebtedness, Disqualified Stock or preferred stock for purposes of this Section 10.1. Any Refinancing Indebtedness and any Indebtedness Incurred to refinance Indebtedness Incurred pursuant to clauses (a) and (l)(i) above shall be deemed to include additional Indebtedness, Disqualified Stock or preferred stock Incurred to pay reasonable premiums (including reasonable tender premiums), defeasance costs, fees, and expenses in connection with such refinancing.</text:p>
            <text:p>For purposes of determining compliance with any Dollar-denominated restriction on the Incurrence of Indebtedness, the principal amount of Indebtedness denominated in another currency shall be calculated based on the relevant currency exchange rate in effect on the date such Indebtedness was Incurred, in the case of term debt, or first committed, in the case of revolving credit debt; provided that if such Indebtedness is Incurred to refinance other Indebtedness denominated in another currency, and such refinancing would cause the applicable Dollar-denominated restriction to be exceeded if calculated at the relevant currency exchange rate in effect on the date of such refinancing, such Dollar-denominated restriction shall be deemed not to have been exceeded so long as the principal amount of such Refinancing Indebtedness does not exceed</text:p>
            <text:p/>
            <text:p>129</text:p>
            <text:p/>
            <text:p/>
            <text:p/>
            <text:p>(i) the principal amount of such Indebtedness being refinanced plus (ii) the aggregate amount of fees, underwriting discounts, premiums, and other costs and expenses and accrued and unpaid interest Incurred in connection with such refinancing.</text:p>
            <text:p>The principal amount of any Indebtedness Incurred to refinance other Indebtedness, if Incurred in a different currency from the Indebtedness being refinanced, shall be calculated based on the currency exchange rate applicable to the currencies in which such respective Indebtedness is denominated that is in effect on the date of such refinancing.</text:p>
            <text:p>Except as otherwise set forth herein, this Agreement will not treat (1) unsecured Indebtedness as subordinated or junior to secured Indebtedness merely because it is unsecured or (2) senior Indebtedness as subordinated or junior to any other senior Indebtedness merely because it has a junior priority with respect to the same collateral.</text:p>
          </table:table-cell>
          <table:table-cell office:value-type="string" calcext:value-type="string">
            <text:p>10.2    Limitation on Liens.</text:p>
            <text:p>The Borrower will not, and will not permit any of its Restricted Subsidiaries to, create, Incur, assume or suffer to exist any Lien upon any property or assets of any kind (real or personal, tangible or intangible) of the Borrower or any Restricted Subsidiary, whether now owned or hereafter acquired except Permitted Liens.</text:p>
          </table:table-cell>
          <table:table-cell office:value-type="string" calcext:value-type="string">
            <text:p>10.5    Limitation on Restricted Payments.</text:p>
            <text:p>(a)The Borrower will not, and will not permit any of its Restricted Subsidiaries to, directly or indirectly:</text:p>
            <text:p>(1)    declare or pay any dividend or make any payment or distribution on account of the Borrower’s or any Restricted Subsidiary’s Equity Interests, including any dividend or distribution payable in connection with any merger or consolidation (including, in each case, pursuant to a Delaware LLC Division), other than:</text:p>
            <text:p>(A)    dividends or distributions by the Borrower payable in Equity Interests (other than Disqualified Stock) of the Borrower or in options, warrants or other rights to purchase such Equity Interests, or</text:p>
            <text:p>(B)    dividends or distributions by a Restricted Subsidiary so long as, in the case of any dividend or distribution payable on or in respect of any class or series of securities issued by a Subsidiary other than a Wholly-Owned Subsidiary, the Borrower or a Restricted Subsidiary receives at least its pro rata share of such dividend or distribution in accordance with its Equity Interests in such class or series of securities;</text:p>
            <text:p/>
            <text:p>133</text:p>
            <text:p/>
            <text:p/>
            <text:p/>
            <text:p>(2)    purchase, redeem, defease or otherwise acquire or retire for value any Equity Interests of the Borrower, including in connection with any merger or consolidation (including, in each case, pursuant to a Delaware LLC Division);</text:p>
            <text:p>(3)    make any principal payment on, or redeem, repurchase, defease or otherwise acquire or retire for value in each case, prior to any scheduled repayment, sinking fund payment or maturity, any Junior Debt of the Borrower or any Restricted Subsidiary, other than Indebtedness permitted under clauses (g) and (h) of Section 10.1; or</text:p>
            <text:p>(4)    make any Restricted Investment;</text:p>
            <text:p>(all such payments and other actions set forth in clauses (1) through (4) above (other than any exception thereto) being collectively referred to as “Restricted Payments”), unless, at the time of such Restricted Payment:</text:p>
            <text:p>(i)no Event of Default shall have occurred and be continuing or would occur as a consequence thereof (or in the case of a Restricted Investment, no Event of Default under Section 11.1 or 11.5 shall have occurred and be continuing or would occur as a consequence thereof); provided that the foregoing condition shall not apply to amounts attributable to subclauses (B), (C), (F) and (G) of clause (iii) below;</text:p>
            <text:p>(ii)in the case of a Restricted Payment (other than a Restricted Investment), the Borrower shall be in Pro Forma Compliance with a Total Net Leverage to Consolidated EBITDA Ratio of 3.75:1.00; and</text:p>
            <text:p>(iii)such Restricted Payment, together with the aggregate amount of all other Restricted Payments made by the Borrower and the Restricted Subsidiaries after the Closing Date (including Restricted Payments permitted by clauses (1), (2) (with respect to the payment of dividends on Refunding Capital Stock pursuant to clause (b) thereof only) and 6(C) of Section 10.5(b) below, but excluding all other Restricted Payments permitted by Section 10.5(b)), is less than the sum of (without duplication) (the sum of the amounts attributable to clauses (A) through (G) below is referred to herein as the “Available Amount”):</text:p>
            <text:p/>
            <text:p>(A)</text:p>
            <text:p/>
            <text:p>50% of the Consolidated Net Income of the Borrower for the period (taken as one accounting period) from the first day of the fiscal quarter during which the Closing Date occurs to the end of the Borrower’s most recently ended Test Period (or, in the case such Consolidated Net Income is a deficit, 100% of such deficit), plus</text:p>
            <text:p/>
            <text:p>(B)</text:p>
            <text:p/>
            <text:p>100% of the aggregate net cash proceeds and the Fair Market Value of marketable securities or other property received by the Borrower since immediately after the Closing Date (other than net cash proceeds from Cure Amounts, or to the extent such net cash proceeds (i) have been used to Incur Indebtedness, Disqualified Stock or preferred stock pursuant to clause (l)(i) of Section 10.1, (ii) are contributed by a Restricted Subsidiary or (iii) constitute Excluded Contributions) from the issuance or sale of (x) Equity Interests of the Borrower, including Retired Capital Stock, but excluding cash proceeds and the Fair Market Value of marketable securities or other property received from the sale of Equity Interests to any employee, director, manager or consultant of the Borrower and the Borrower’s Subsidiaries</text:p>
            <text:p/>
            <text:p>134</text:p>
            <text:p/>
            <text:p/>
            <text:p/>
            <text:p>after the Closing Date to the extent such amounts have been applied to Restricted Payments made in accordance with clause (4) of Section 10.5(b) below, and, to the extent such net cash proceeds are actually contributed to the Borrower, or (y) Indebtedness of the Borrower or a Restricted Subsidiary that has been converted into or exchanged for such Equity Interests of the Borrower; provided that this clause (B) shall not include the proceeds from (a) Refunding Capital Stock, (b) Equity Interests or Indebtedness that has been converted or exchanged for Equity Interests of the Borrower sold to a Restricted Subsidiary or the Borrower, as the case may be, (c) Disqualified Stock or Indebtedness that has been converted or exchanged into Disqualified Stock or (d) Excluded Contributions, plus</text:p>
            <text:p/>
            <text:p>(C)</text:p>
            <text:p/>
            <text:p>100% of the aggregate amount of cash and the Fair Market Value of marketable securities or other property contributed to the capital of the Borrower following the Closing Date (other than net cash proceeds from Cure Amounts or to the extent such net cash proceeds (i) have been used to Incur Indebtedness, Disqualified Stock or preferred stock pursuant to clause (l)(i) of Section 10.1), (ii) are contributed by a Restricted Subsidiary or (iii) constitute Excluded Contributions), plus</text:p>
            <text:p/>
            <text:p>(D)</text:p>
            <text:p/>
            <text:p>100% of the aggregate amount received in cash and the Fair Market Value of marketable securities or other property received, in each case by the Borrower and its Restricted Subsidiaries, by means of (A) the sale or other disposition (other than to the Borrower or a Restricted Subsidiary) of Restricted Investments made by the Borrower and the Restricted Subsidiaries and repurchases and redemptions of such Restricted Investments from the Borrower and the Restricted Subsidiaries and repayments of loans or advances, and releases of guarantees, which constitute Restricted Investments made by the Borrower or the Restricted Subsidiaries, in each case, after the Closing Date; or (B) the sale (other than to the Borrower or a Restricted Subsidiary) of the stock of an Unrestricted Subsidiary or any joint venture or a distribution from an Unrestricted Subsidiary or any joint venture, in each case, after the Closing Date (other than, in each case, to the extent the Investment in such Unrestricted Subsidiary or joint venture was made by the Borrower or a Restricted Subsidiary pursuant to clause (7) of Section 10.5(b) below at the time made or to the extent such Investment constituted a Permitted Investment); provided that any increase in the Available Amount pursuant to this clause (D) shall not exceed the amount of the initial amount of the Available Amount utilized to finance (x) any such Restricted Investment (in the case of clause (A)) or (y) any Investment in any such Unrestricted Subsidiary or joint venture (in the case of clause (B)), plus</text:p>
            <text:p/>
            <text:p>(E)</text:p>
            <text:p/>
            <text:p>in the case of the redesignation of an Unrestricted Subsidiary as a Restricted Subsidiary after the Closing Date, the Fair Market Value of the Investment in such Unrestricted Subsidiary at the time of the redesignation of such Unrestricted Subsidiary as a Restricted Subsidiary, other than to the extent the Investment in such Unrestricted Subsidiary was made by the Borrower or a Restricted Subsidiary pursuant to clause (7) of Section 10.5(b) below</text:p>
            <text:p/>
            <text:p>135</text:p>
            <text:p/>
            <text:p/>
            <text:p/>
            <text:p>at the time made or to the extent such Investment constituted a Permitted Investment; provided that, following such redesignation, such Restricted Subsidiary may not be subsequently redesignated as an Unrestricted Subsidiary; provided that any increase in the Available Amount pursuant to this clause E) shall not exceed the amount of the initial amount of the Available Amount utilized to finance any such Investment in such Unrestricted Subsidiary, plus</text:p>
            <text:p/>
            <text:p>(F)</text:p>
            <text:p/>
            <text:p>the aggregate amount of any Retained Declined Proceeds since the Closing Date, plus</text:p>
            <text:p/>
            <text:p>(G)</text:p>
            <text:p/>
            <text:p>an aggregate amount not to exceed $75,000,000.</text:p>
            <text:p>(b)The foregoing provisions of Section 10.5(a) will not prohibit:</text:p>
            <text:p>(1)    the payment of any dividend or distribution or the consummation of any irrevocable redemption within 60 days after the date of declaration thereof or the giving of such irrevocable notice, as applicable, if at the date of declaration or the giving of such notice such payment would have complied with the provisions of this Agreement;</text:p>
            <text:p>(2)    (a) the redemption, repurchase, retirement or other acquisition of any Equity Interests (“Retired Capital Stock”) or Junior Debt of the Borrower or any Restricted Subsidiary, in exchange for, or out of the proceeds of the substantially concurrent sale or issuance (other than to a Restricted Subsidiary) of, Equity Interests of the Borrower or management investment vehicle to the extent contributed to the Borrower (in each case, other than any Disqualified Stock) (“Refunding Capital Stock”) and (b) if immediately prior to the retirement of Retired Capital Stock, the declaration and payment of dividends thereon was permitted under clause (6) of this Section 10.5(b), the declaration and payment of dividends on the Refunding Capital Stock in an aggregate amount no greater than the aggregate amount of dividends that was declarable and payable on such Retired Capital Stock immediately prior to such retirement;</text:p>
            <text:p>(3)    the prepayment, redemption, defeasance, repurchase or other acquisition or retirement for value of Junior Debt of the Borrower or a Restricted Subsidiary made by exchange for, or out of the proceeds of the substantially concurrent sale of, new Indebtedness of the Borrower or a Restricted Subsidiary, as the case may be, which is Incurred in compliance with Section 10.1 so long as: (A) the principal amount (or accreted value, if applicable) of such new Indebtedness does not exceed the principal amount of (or accreted value, if applicable), plus any accrued and unpaid interest on the Junior Debt being so redeemed, defeased, repurchased, exchanged, acquired or retired for value, plus the amount of any premium (including reasonable tender premiums), defeasance costs and any reasonable fees and expenses Incurred in connection with the issuance of such new Indebtedness, (B) if such Junior Debt is subordinated to the Obligations, such new Indebtedness is subordinated to the Obligations or the applicable Guarantee at least to the same extent as such Junior Debt so purchased, exchanged, redeemed, defeased, repurchased, acquired or retired for value, (C) such new Indebtedness has a final scheduled maturity date equal to or later than the final scheduled maturity date of the Junior Debt being so redeemed, defeased, repurchased, exchanged, acquired or retired, (D) if such Junior Debt so purchased, exchanged, redeemed, repurchased, acquired or retired for value is (i) unsecured then such new Indebtedness shall be unsecured or (ii) is secured by a Lien ranking junior to the Liens securing the Obligations then such new Indebtedness shall be unsecured or secured by a Lien ranking junior to the Liens securing the</text:p>
            <text:p/>
            <text:p>136</text:p>
            <text:p/>
            <text:p/>
            <text:p/>
            <text:p>Obligations, and (E) such new Indebtedness has a weighted average life to maturity equal to or greater than the remaining weighted average life to maturity of the Junior Debt being so redeemed, defeased, repurchased, exchanged, acquired or retired;</text:p>
            <text:p>(4)    [Reserved];</text:p>
            <text:p>(5)    [Reserved];</text:p>
            <text:p>(6)    [Reserved];</text:p>
            <text:p>(7)    Investments in Unrestricted Subsidiaries having an aggregate Fair Market Value, taken together with all other Investments made pursuant to this clause (7) that are at the time outstanding, without giving effect to the sale of an Unrestricted Subsidiary to the extent the proceeds of such sale do not consist of cash, Cash Equivalents or marketable securities, not to exceed the greater of (x) $50,000,000 and (y) 4.0% of Consolidated Total Assets for the most recently ended Test Period (calculated on a Pro Forma Basis) at the time of such Investment (with the Fair Market Value of each Investment being measured at the time made and without giving effect to subsequent changes in value);</text:p>
            <text:p>(8)    (i) payments made or expected to be made by the Borrower or any Restricted Subsidiary in respect of withholding or similar taxes payable upon exercise of Equity Interests by any future, present or former employee, director, manager, or consultant and repurchases of Equity Interests deemed to occur upon exercise of stock options or warrants if such Equity Interests represent a portion of the exercise price of such options or warrants and (ii) payments or other adjustments to outstanding Equity Interests in accordance with any management equity plan, stock option plan or any other similar employee benefit plan, agreement or arrangement in connection with any Restricted Payment;</text:p>
            <text:p>(9)    the declaration and payment of dividends on the Borrower’s common stock and/or the repurchase of shares of the Borrower’s common stock in an aggregate amount per annum not to exceed $30,000,000 plus 25% of available and unused amounts pursuant to this clause (9) carried over from the immediately preceding fiscal year;</text:p>
            <text:p>(10)    Restricted Payments in an amount that does not exceed the amount of Excluded Contributions made since the Closing Date;</text:p>
            <text:p>(11)    so long as no Event of Default shall have occurred and be continuing or would result as a consequence therefrom, Restricted Payments in an aggregate amount taken together with all other Restricted Payments made pursuant to this clause not to exceed the greater of (x) $50,000,000 and (y) 4.0% of Consolidated Total Assets for the most recently ended Test Period (calculated on a Pro Forma Basis) at the time made;</text:p>
            <text:p>(12)    [Reserved];</text:p>
            <text:p>(13)    any Restricted Payment made in connection with the Transactions and the fees and expenses related thereto or used to fund amounts owed to Affiliates, to the extent permitted by Section 10.8 (other than clause (b) thereof), and Restricted Payments in respect of working capital adjustments or purchase price adjustments pursuant to the Acquisition Agreement, any Permitted Acquisition or other Permitted Investment and to satisfy indemnity and other similar obligations under the Acquisition Agreement, any Permitted Acquisitions or other Permitted Investments;</text:p>
            <text:p/>
            <text:p>137</text:p>
            <text:p/>
            <text:p/>
            <text:p/>
            <text:p>(14)    other Restricted Payments (including Restricted Investments); provided that, after giving Pro Forma Effect to such Restricted Payments, the Consolidated Total Debt to Consolidated EBITDA Ratio is equal to or less than 3.50:1.00 and no Event of Default (or, in the case of a Restricted Investment, no Event of Default under Section 11.1 or 11.5) shall have occurred and be continuing or would occur as a consequence thereof;</text:p>
            <text:p>(15)    [reserved];</text:p>
            <text:p>(16)    the repurchase, redemption or other acquisition for value of Equity Interests of the Borrower deemed to occur in connection with paying cash in lieu of fractional shares of such Equity Interests in connection with a share dividend, distribution, share split, reverse share split, merger, consolidation, amalgamation or other business combination of the Borrower, in each case, permitted under this Agreement;</text:p>
            <text:p>(17)    [reserved];</text:p>
            <text:p>(18)    so long as no Event of Default shall have occurred and be continuing or would result as a consequence therefrom, the prepayment, redemption, defeasance, repurchase or other acquisition or retirement for value of Junior Debt in an aggregate amount pursuant to this clause (18) not to exceed the greater of (x) $25,000,000 and (y) 2.0% of Consolidated Total Assets for the most recently ended Test Period (calculated on a Pro Forma Basis);</text:p>
            <text:p>(19)    so long as no Event of Default shall have occurred and be continuing or would result as a consequence therefrom, Restricted Payments to pay for the repurchase, retirement or other acquisition or retirement for value of Equity Interests (other than Disqualified Stock) of the Borrower pursuant to the stock repurchase plan of the Borrower; provided that, the aggregate Restricted Payments made under this clause (19) subsequent to the Closing Date do not exceed in any calendar year $5,000,000 plus any unused amounts from the this clause (19) from the immediately preceding fiscal year plus the amount of cash proceeds of key man life insurance policies received by the Borrower and the Restricted Subsidiaries after the Closing Date; provided, further, that cancellation of Indebtedness owing to the Borrower or any Restricted Subsidiary from any future, present or former employees, directors, managers or consultants of the Borrower or any Restricted Subsidiary, or their estates, descendants, family, spouse or former spouse in connection with a repurchase of Equity Interests of the Borrower will not be deemed to constitute a Restricted Payment for purposes of this Section 10.5 or any other provision of this agreement;</text:p>
            <text:p>(20)    the prepayment, redemption, defeasance, repurchase or other acquisition or retirement for value of Junior Debt of the Borrower or a Restricted Subsidiary; provided that after giving Pro Forma Effect to such prepayments, redemptions, defeasances, repurchases or other acquisitions or retirements for value, (a) the Consolidated Total Debt to Consolidated EBITDA Ratio is equal to or less than 3.50:1.00 and (b) no Event of Default shall have occurred and be continuing; and</text:p>
            <text:p>(21)    payments or distributions to satisfy dissenters’ rights, pursuant to or in connection with a consolidation, amalgamation, merger or transfer of assets that complies with Section 10.3 (other than Section 10.3(g)).</text:p>
            <text:p>The Borrower will not permit any Unrestricted Subsidiary to become a Restricted Subsidiary except pursuant to the penultimate paragraph of the definition of Unrestricted Subsidiary. For purposes of designating any Restricted Subsidiary as an Unrestricted Subsidiary, all outstanding Investments by the</text:p>
            <text:p/>
            <text:p>138</text:p>
            <text:p/>
            <text:p/>
            <text:p/>
            <text:p>Borrower and the Restricted Subsidiaries (except to the extent repaid) in the Subsidiary so designated will be deemed to be Restricted Payments in an amount determined as set forth in the last sentence of the definition of Investment. Such designation will be permitted only if a Restricted Payment in such amount would be permitted at such time pursuant to Section 10.5(a) or under clause (7), (10), or (11) of this Section 10.5(b), or pursuant to the definition of Permitted Investments, and if such Subsidiary otherwise meets the definition of an Unrestricted Subsidiary. Unrestricted Subsidiaries will not be subject to any of the restrictive covenants set forth in this Agreement.</text:p>
            <text:p>For purposes of determining compliance with this Section 10.5, solely with respect to Investments (and not with respect to other Restricted Payments), in the event that a proposed Investment (or a portion thereof) meets the criteria of clauses (1) through (18) above or is entitled to be made pursuant to Section 10.5(a)(iii) and/or one or more of the exceptions contained in the definition of Permitted Investments (other than clause (c) thereof) (the “Investment Reclassification Baskets”), the Borrower will be entitled to classify or later reclassify (based on circumstances existing on the date of such reclassification) such Investment (or portion thereof) among such Investment Reclassification Baskets, in a manner that otherwise complies with this Section 10.5.</text:p>
            <text:p>(c)Prior to the Initial Term Loan Maturity Date, to the extent any Permitted Debt Exchange Notes are issued pursuant to Section 10.1(y) for the purpose of consummating a Permitted Debt Exchange, (i) the Borrower will not, and will not permit its Restricted Subsidiaries to, prepay, repurchase, redeem or otherwise defease or acquire any Permitted Debt Exchange Notes unless the Borrower or a Restricted Subsidiary shall concurrently voluntarily prepay Term Loans pursuant to Section 5.1(a) on a pro rata basis among the Term Loans, in an amount not less than the product of (a) a fraction, the numerator of which is the aggregate principal amount (calculated on the face amount thereof) of such Permitted Debt Exchange Notes that are proposed to be prepaid, repurchased, redeemed, defeased or acquired and the denominator of which is the aggregate principal amount (calculated on the face amount thereof) of all Permitted Debt Exchange Notes in respect of the relevant Permitted Debt Exchange then outstanding (prior to giving effect to such proposed prepayment, repurchase, redemption, defeasance or acquisition) and (b) the aggregate principal amount (calculated on the face amount thereof) of Term Loans then outstanding and (ii) the Borrower will not waive, amend or modify the terms of any Permitted Debt Exchange Notes or any indenture pursuant to which such Permitted Debt Exchange Notes have been issued in any manner inconsistent with the terms of Section 2.15(a), Section 10.1(y), or the definition of Permitted Other Indebtedness or that would result in an Event of Default hereunder if such “Permitted Debt Exchange Notes” (as so amended or modified) were then being issued or Incurred.</text:p>
          </table:table-cell>
          <table:table-cell office:value-type="string" calcext:value-type="string">
            <text:p>10.4    Limitations on Sale of Assets. The Borrower will not, and will not permit any of its Restricted Subsidiaries to, consummate an Asset Sale, unless:</text:p>
            <text:p>(a)the Borrower or such Restricted Subsidiary, as the case may be, receives consideration at the time of such Asset Sale at least equal to the Fair Market Value (as determined at the time of contractually agreeing to such Asset Sale) of the assets sold or otherwise disposed of;</text:p>
            <text:p>(b)except in the case of a Permitted Asset Swap, the property or assets sold or otherwise disposed of, individually or in a series of related dispositions, have a Fair Market Value in excess of $25,000,000, at least 75% of the consideration therefor received by the Borrower or such Restricted Subsidiary, as the case may be, is in the form of cash or Cash Equivalents; provided that the amount of:</text:p>
            <text:p>(i)any liabilities (as reflected on the Borrower’s most recent consolidated balance sheet or in the footnotes thereto (equal to the greater of the principal amount and the carrying value), or if Incurred or accrued subsequent to the date of such balance sheet, such liabilities that would have been reflected on the Borrower’s consolidated balance sheet or in the footnotes thereto if such Incurrence or accrual had taken place on or prior to the date of such consolidated balance sheet, as determined in good faith by the Borrower) of the Borrower, other than liabilities that are by their terms subordinated to the Loans, that are assumed by the transferee of any such assets (or are otherwise extinguished in connection with the transactions relating to such Asset Sale) and for which the Borrower and all such Restricted Subsidiaries have been validly released by all applicable creditors in writing;</text:p>
            <text:p>(ii)any securities, notes or other obligations or assets received by the Borrower or such Restricted Subsidiary from such transferee that are converted by the Borrower or such Restricted Subsidiary into cash or Cash Equivalents, or by their terms are required to be satisfied for cash or Cash Equivalents (to the extent of the cash or Cash Equivalents received), in each case, within 180 days following the closing of such Asset Sale;</text:p>
            <text:p>(iii)Indebtedness, other than liabilities that are by their terms subordinated to the Loans, that is of any Restricted Subsidiary that is no longer a Restricted Subsidiary as a result of such Asset Sale, to the extent that the Borrower and all Restricted Subsidiaries have been validly released from any Guarantee of payment of such Indebtedness in connection with such Asset Sale; and</text:p>
            <text:p>(iv)any Designated Non-Cash Consideration received by the Borrower or such Restricted Subsidiary in such Asset Sale having an aggregate Fair Market Value, taken together with all other Designated Non-Cash Consideration received pursuant to this clause (iv) that is at that time outstanding, not to exceed $35,000,000, with the Fair Market Value of each item of Designated Non-Cash Consideration being measured at the time received and without giving effect to subsequent changes in value,</text:p>
            <text:p/>
            <text:p>132</text:p>
            <text:p/>
            <text:p/>
            <text:p/>
            <text:p>shall be deemed to be cash for purposes of this clause (b) of this provision and for no other purpose;</text:p>
            <text:p>(c)no Default or Event of Default shall have occurred and be continuing; and</text:p>
            <text:p>(d)during a Compliance Period, the Borrower shall be in Pro Forma Compliance with Section 10.7 calculated as of the last day of the most recently ended Test Period.</text:p>
            <text:p>Within the Reinvestment Period after the Borrower’s or any Restricted Subsidiary’s receipt of the Net Cash Proceeds of any Asset Sale, the Borrower or such Restricted Subsidiary shall apply the Net Cash Proceeds from such Asset Sale:</text:p>
            <text:p>(x) to prepay Loans or Permitted Other Indebtedness in accordance with Section 5.2(a)(i); and/or</text:p>
            <text:p>(y) to make investments in the Borrower and its Restricted Subsidiaries; provided that the Borrower and the Restricted Subsidiaries will be deemed to have complied with this clause (y) if and to the extent that, within the Reinvestment Period after the Asset Sale that generated the Net Cash Proceeds, the Borrower or such Restricted Subsidiary has entered into and not abandoned or rejected a binding agreement to consummate any such investment described in this clause (y) with the good faith expectation that such Net Cash Proceeds will be applied to satisfy such commitment within 180 days of such commitment and, in the event any such commitment is later cancelled or terminated (or such binding agreement is so abandoned or rejected) for any reason before the Net Cash Proceeds are applied in connection therewith (or such investments are not in fact made within such 180 day period), the Borrower or such Restricted Subsidiary prepays the Loans in accordance with Section 5.2(a)(i).</text:p>
            <text:p>Pending the final application of any Net Cash Proceeds pursuant to this Section 10.4, the Borrower or the applicable Restricted Subsidiary may apply such Net Cash Proceeds temporarily to reduce Indebtedness outstanding under the Revolving Credit Facility or any other revolving credit facility or otherwise invest such Net Cash Proceeds in any manner not prohibited by this Agreement.</text:p>
          </table:table-cell>
          <table:table-cell table:number-columns-repeated="1013"/>
        </table:table-row>
        <table:table-row table:style-name="ro1">
          <table:table-cell office:value-type="string" calcext:value-type="string">
            <text:p><text:a xlink:href="https://www.sec.gov/Archives/edgar/data/701374/000110465919021962/a19-8503_1ex10d1.htm" xlink:type="simple">https://www.sec.gov/Archives/edgar/data/701374/000110465919021962/a19-8503_1ex10d1.htm</text:a></text:p>
          </table:table-cell>
          <table:table-cell office:value-type="string" calcext:value-type="string">
            <text:p>SECOND AMENDED AND RESTATED CREDIT AGREEMENT</text:p>
          </table:table-cell>
          <table:table-cell office:value-type="string" calcext:value-type="string">
            <text:p>SECOND AMENDED AND RESTATED CREDIT AGREEMENT, dated as of April 17, 2019, among SIX FLAGS ENTERTAINMENT CORPORATION, a Delaware corporation (“Parent”), SIX FLAGS OPERATIONS INC., a Delaware corporation (“Holdings”), SIX FLAGS THEME PARKS INC., a Delaware corporation (the “Borrower”), the several banks and other financial institutions or entities from time to time parties to this Agreement (as defined below) (the “Lenders”) and WELLS FARGO BANK, NATIONAL ASSOCIATION, as administrative agent (in such capacity, the “Administrative Agent”), an Issuing Lender and Swing Line Lender.</text:p>
          </table:table-cell>
          <table:table-cell office:value-type="string" calcext:value-type="string">
            <text:p>2.4.         Incremental Term Loans.</text:p>
            <text:p/>
            <text:p> </text:p>
            <text:p/>
            <text:p>(a)   The Borrower may, by written notice to the Administrative Agent from time to time, request Incremental Term Loan Commitments in an amount not to exceed the Incremental Amount from one or more Incremental Term Lenders (which may include any existing Lender) willing to provide such Incremental Term Loans in their own discretion; provided that on a Pro Forma Basis after giving effect to the borrowing of the Incremental Term Loans and the use of proceeds thereof, the Borrower is in compliance with the covenant set forth in Section 9.1, as of the latest Measurement Period; and provided, further that:</text:p>
            <text:p/>
            <text:p> </text:p>
            <text:p/>
            <text:p>(i)    no Event of Default shall exist after giving effect to such Incremental Term Loans on the Increased Amount Date (except, in the case of the incurrence or provision of any Incremental Facility in connection with a Permitted Acquisition or other Investment permitted by the terms of this Agreement, no Event of Default at the time of the relevant acquisition agreement was entered into shall be the standard);</text:p>
            <text:p/>
            <text:p> </text:p>
            <text:p/>
            <text:p>(ii)   such Incremental Term Loans shall mature no earlier than the Term Loans under any then outstanding Facility (and if such Incremental Term Loans are secured on a junior lien basis to any of the Facilities, such Incremental Term Loans shall mature no earlier than 180 days after the Latest Maturity Date), and such Incremental Term Loans shall not have a shorter weighted average life to maturity than the remaining weighted average life to maturity (without giving effect to reductions of amortization for periods</text:p>
            <text:p/>
            <text:p> </text:p>
            <text:p/>
            <text:p>57</text:p>
            <text:p/>
            <text:p> </text:p>
            <text:p/>
            <text:p>where amortization has been reduced as a result of the prepayment of the Term Loans) of the Term Loans under any then outstanding Facility;</text:p>
            <text:p/>
            <text:p> </text:p>
            <text:p/>
            <text:p>(iii)  solely with respect to any Incremental Term Loans that are secured on a pari passu basis and are pari passu in right of payment with the Loans and are incurred prior to the date that is 24 months after the Closing Date, if the Effective Yield on any Incremental Term Loans as of the date of determination and prior to giving effect to this clause (iii) exceeds the Effective Yield on the Tranche B Term Loans by more than 50 basis points, then the Applicable Margin for the Tranche B Term Loans shall be increased to the extent necessary so that the Effective Yield on the Tranche B Term Loans is 50 basis points less than the Effective Yield on such Incremental Term Loans;</text:p>
            <text:p/>
            <text:p> </text:p>
            <text:p/>
            <text:p>(iv)  the terms, provisions and documentation of the Incremental Term Loans, except as otherwise set forth herein, shall be as agreed between the Borrower and the lenders providing such Incremental Term Loans; provided that to the extent the terms of such Incremental Term Loans are not consistent with the Facilities (other than provisions relating to original issue discount, fees, premiums, and optional prepayment or redemption terms, interest rates (subject to clause (iii) above) and subject to clause (ii) above, maturity and amortization which shall be as agreed between the applicable Borrower and the Lenders providing such Incremental Term Loans), the terms of such Incremental Term Loans shall be not be materially more favorable, taken as a whole, to such lenders providing such Incremental Term Loans than the terms of the Tranche B Term Loans, unless the existing Lenders receive the benefit of such favorable terms, or such terms are reasonably satisfactory to the Administrative Agent (provided that the terms applicable after the Latest Maturity Date are reasonably acceptable to the Administrative Agent);</text:p>
            <text:p/>
            <text:p> </text:p>
            <text:p/>
            <text:p>(v)   (1) if secured on a pari passu basis with the other Obligations, all collateral therefor shall be secured by the Security Documents and the Loan Parties and the Administrative Agent shall have entered into such amendments to the Security Documents (including modifications to the Mortgages and date down endorsements to the mortgagee’s title insurance policies issued to Administrative Agent with respect to the Mortgages) as may be reasonably requested by the Administrative Agent (which shall not require any consent from any Lender) in connection with the Incremental Term Loans and the Borrower shall have delivered such other documents, certificates and opinions of counsel in connection therewith as may be reasonably requested by the Administrative Agent and  (2) if secured on a junior lien basis with the other Obligations, all collateral therefor shall be secured by collateral documentation that is substantially similar to the Security Documents (and in any event no more restrictive in any material respect), the Borrower shall have delivered such other documents, certificates and opinions of counsel in connection therewith as may be reasonably requested by the Administrative Agent and the agent for such Incremental Term Loans shall have executed the Junior Lien Intercreditor Agreement if reasonably requested by the Administrative Agent; and</text:p>
            <text:p/>
            <text:p> </text:p>
            <text:p/>
            <text:p>(vi)  the Incremental Term Loans shall rank pari passu in right of payment and pari passu or junior in right of security with the Term Loans.</text:p>
            <text:p/>
            <text:p> </text:p>
            <text:p/>
            <text:p>58</text:p>
            <text:p/>
            <text:p> </text:p>
            <text:p/>
            <text:p>(b)   The Borrower may approach any Lender or any other Person that would be a permitted Assignee pursuant to Section 12.6 (including consent, if applicable, from the Administrative Agent, such consent not to be unreasonably withheld or delayed) to provide all or a portion of the Incremental Term Loans (an “Incremental Term Lender”); provided that any Lender offered or approached to provide all or a portion of the Incremental Term Loans may elect or decline, in its sole discretion, to provide an Incremental Term Loan.  Any Incremental Term Loans made on any Increased Amount Date shall be designated an incremental series (an “Incremental Series”) of Incremental Term Loans for all purposes of this Agreement and shall be deemed “Term Loans” for all purposes of this Agreement; provided that any Incremental Term Loans may, to the extent provided in the applicable Incremental Amendment, be designated as an increase in any previously established Incremental Series of Incremental Term Loans made to the Borrower.</text:p>
            <text:p/>
            <text:p> </text:p>
            <text:p/>
            <text:p>(c)   The Incremental Term Loans shall be established pursuant to an Incremental Amendment executed by the Borrower, the Administrative Agent and the Incremental Term Lenders providing such Incremental Term Loans which shall be consistent with the provisions set forth in paragraph (a) above (which shall not require the consent of any other Lender).  Each Incremental Amendment shall be binding on the Lenders, the Loan Parties and the other parties hereto and thereto.  In connection with the Incremental Amendment, amendments shall be made to this Agreement without the consent of any Lender or other Person, to reflect such Incremental Term Loans as may be necessary or appropriate in the reasonable opinion of the Borrower and the Administrative Agent to effect the provisions of this Section 2.4, including any amendments necessary to provide that such Incremental Term Loans are fungible with the existing Tranche B Term Loans for U.S. income taxes.</text:p>
            <text:p/>
            <text:p> </text:p>
            <text:p/>
            <text:p>(d)   This Section 2.4 shall supersede any provisions in Section 12.1 to the contrary.</text:p>
          </table:table-cell>
          <table:table-cell office:value-type="string" calcext:value-type="string">
            <text:p>5.5.         Mandatory Prepayments and Commitment Reductions.  (a) If any Indebtedness shall be incurred by Parent, Holdings or the Borrower or any of its Subsidiaries (excluding any Indebtedness permitted by Section 9.3 (other than Refinancing Term Loans, Replacement Revolving Facility or Refinancing Notes)), then, on the date of such incurrence, the Term Loans shall be prepaid in an amount equal to 100% of the Net Cash Proceeds of such incurrence, as set forth in Section 5.5(d).</text:p>
            <text:p/>
            <text:p> </text:p>
            <text:p/>
            <text:p>(b)   If on any date (i) the Borrower or any of its Subsidiaries shall receive Net Cash Proceeds from any Asset Sale or Recovery Event and (ii) the Senior Secured Leverage Ratio is greater than 2.50:1.00 as of the latest Measurement Period after giving Pro Forma Effect to such Asset Sale or Recovery Event and the use of proceeds therefrom, the Loans shall be prepaid, on or before the date which is five Business Days following the date of receipt of such Net Cash Proceeds, by an amount equal to the amount of such Net Cash Proceeds, as set forth in Section 5.5(d); provided that, notwithstanding the foregoing, no prepayment of the Loans shall be required to be made under this Section 5.5(b) in respect of (i) Net Cash Proceeds received by the Borrower or any of its Subsidiaries from Asset Sales or Recovery Events in any fiscal year not to exceed $50,000,000 in the aggregate (and thereafter only Net Cash Proceeds in excess of such amount shall be required to prepay the Loans), (ii) the Net Cash Proceeds received by the Borrower or any of its Subsidiaries from any Asset Sale or Recovery Event in respect of which a Reinvestment Notice has been delivered (or is delivered within 30 days after receipt of such proceeds (or such longer period as the Administrative Agent may reasonably agree)), so long as, on each Reinvestment Prepayment Date, the Loans shall be prepaid by an amount equal to the Reinvestment Prepayment Amount with respect to the relevant Asset Sale or Recovery Event, as set forth in Section 5.5(d) and (iii) RP Eligible Proceeds, to the extent such RP Eligible Proceeds are designated as such within 120 days of receipt by the Borrower or any of its Subsidiaries, and used within 180 days of designation as RP Eligible Proceeds, of the Disposition which is the source of such RP Eligible Proceeds to make a Restricted Payment permitted to be made under Section 9.6(h); provided that if at the time that any such prepayment would be required, the Borrower is required to offer to repurchase other Indebtedness permitted hereunder that is secured by Liens on the Collateral on a pari passu basis with the Obligations, in each case pursuant to the terms of the documentation governing such Indebtedness with the Net Proceeds of such Disposition or Casualty Event (such Indebtedness required to be offered to be so repurchased,</text:p>
            <text:p/>
            <text:p> </text:p>
            <text:p/>
            <text:p>74</text:p>
            <text:p/>
            <text:p> </text:p>
            <text:p/>
            <text:p>“Other Applicable Indebtedness”), then the Borrower may apply such Net Proceeds on a pro rata basis (determined on the basis of the aggregate outstanding principal amount of the Term Loans and Other Applicable Indebtedness at such time or, if such Other Applicable Indebtedness is revolving credit indebtedness, on the basis of the aggregate outstanding principal amount of the Revolver Indebtedness and such Other Applicable Indebtedness at such time; provided, further, that the portion of such Net Proceeds allocated to the Other Applicable Indebtedness shall not exceed the amount of such Net Proceeds required to be allocated to the Other Applicable Indebtedness pursuant to the terms thereof, and the remaining amount, if any, of such Net Proceeds shall be allocated to the Term Loans in accordance with the terms hereof or, if such Other Applicable Indebtedness is revolving credit indebtedness, shall be allocated to the Revolver Indebtedness in accordance with the terms hereof) to the prepayment of the Term Loans or Revolver Indebtedness, as applicable, and to the repurchase or prepayment of Other Applicable Indebtedness, and the amount of prepayment of the Term Loans or Revolver Indebtedness, as applicable, that would have otherwise been required pursuant to this Section 2.05(b) shall be reduced accordingly.</text:p>
            <text:p/>
            <text:p> </text:p>
            <text:p/>
            <text:p>(c)   Subject to the last sentence of this paragraph, if, for any fiscal year of the Borrower commencing with the fiscal year ending December 31, 2019, there shall be Excess Cash Flow, then, on the relevant Excess Cash Flow Application Date, the Term Loans shall be prepaid as set forth in Section 5.5(d) by an amount equal to (x) the ECF Percentage of such Excess Cash Flow during such fiscal year minus, to the extent not paid or financed with Net Cash Proceeds of secured Indebtedness (other than Revolver Indebtedness), (y) all voluntary principal payments of the Term Loans during such fiscal year (including repurchases pursuant to Section 5.19 and Section 12.16 in an amount equal to the discounted amount actually paid in cash) and all voluntary principal payments in respect of Revolver Indebtedness (to the extent accompanied by an equivalent permanent reduction in commitments thereunder).  Each such prepayment shall be made on July 15 of the following fiscal year, beginning on July 15, 2020 (an “Excess Cash Flow Application Date”).</text:p>
            <text:p/>
            <text:p> </text:p>
            <text:p/>
            <text:p>(d)   Subject to Section 5.11(d), amounts to be applied in connection with prepayments made pursuant to this Section 5.5 shall be applied, first, pro rata to the Tranche B Term Loans and, to the extent required by the terms of any Extending Term Loans, Refinancing Term Loans or Incremental Term Loans, to such other Term Loans (based on the amount of Term Loans under each Facility requiring such a payment), and after giving effect to the foregoing, to the payment of the installments due on such Term Loans within each such Facility in direct order of maturity, pro rata within each such Facility, second, after the Tranche B Term Loans and, to the extent required by the terms of any Extending Term Loans, Refinancing Term Loans or Incremental Term Loans, such other Term Loans, have been prepaid in full, to prepay the Revolving Credit Loans and/or Swing Line Loans pro rata according to the respective pro rata share of the relevant Lender (in each case without any corresponding reduction of the Commitments hereunder), and third, to cash collateralize outstanding Letters of Credit.  The application of any prepayment of Loans under any Facility pursuant to this Section shall be made, first, to Base Rate Loans under such Facility and, second, to Eurocurrency Loans under such Facility.  Each prepayment of the Loans under this Section (except in the case of Revolving Credit Loans and Swing Line Loans) shall be accompanied by accrued interest to the date of such prepayment on the amount prepaid.  Pending the final application of Net Cash Proceeds, the Borrower may temporarily prepay</text:p>
            <text:p/>
            <text:p> </text:p>
            <text:p/>
            <text:p>75</text:p>
            <text:p/>
            <text:p> </text:p>
            <text:p/>
            <text:p>outstanding Revolving Credit Loans and/or Swing Line Loans or otherwise make Permitted Investments.  For the avoidance of doubt, Retained Declined Proceeds shall not be required to be used to make mandatory prepayments under this Section 5.5.</text:p>
            <text:p/>
            <text:p> </text:p>
            <text:p/>
            <text:p>(e)   Notwithstanding any other provisions of this Section 5.5, (i) to the extent that any of or all the Net Cash Proceeds of any Asset Sale by a Foreign Subsidiary giving rise to a prepayment pursuant to Section 5.5(b) (a “Foreign Disposition”), the Net Cash Proceeds of any Recovery Event from a Foreign Subsidiary (a “Foreign Casualty Event”), or Excess Cash Flow is (i) prohibited or delayed by applicable local law, (ii) restricted by applicable organizational or constitutive documents or any agreement or (iii) subject to other onerous or other administrative impediments from being repatriated to the United States, the portion of such Net Cash Proceeds or Excess Cash Flow so affected will not be required to be applied to repay Term Loans at the times provided in Section 5.5(c), or the Borrower shall not be required to make a prepayment at the time provided in Section 5.5(b), as the case may be.  Instead, such amounts may be retained by the applicable Foreign Subsidiary so long as the applicable local law will not permit repatriation to the United States (the Borrower hereby agreeing to cause the applicable Foreign Subsidiary to promptly take all actions reasonably required by the applicable local law to permit such repatriation), and if within one year following the date on which the respective prepayment would otherwise have been required such repatriation of any of such affected amounts retained by the applicable Foreign Subsidiary is permissible under the applicable local law or applicable organizational or constituent documents or other agreements, or such impediment has been removed or overcome (even if such cash is actually not repatriated), such repatriation will be promptly effected and such repatriated Net Cash Proceeds or Excess Cash Flow will be promptly (and in any event not later than five Business Days after such repatriation) applied (net of additional taxes payable or reserved against as a result thereof) to the repayment of the Term Loans pursuant to this Section 5.5 to the extent provided therein and (ii) to the extent that the Borrower has determined in good faith that repatriation of any of or all the Net Cash Proceeds of any Foreign Disposition, any Foreign Casualty Event or Excess Cash Flow would have a material adverse tax cost consequence (as determined in good faith by the Borrower and taking into account any foreign tax credit or benefit received in connection with such repatriation) with respect to such Net Cash Proceeds or Excess Cash Flow, then, to the extent that such material adverse tax cost consequence is not directly attributable to actions taken by Parent, the Borrower or any of their Subsidiaries with the intent of avoiding or reducing the mandatory prepayments otherwise required under this Section 5.5, the Net Cash Proceeds or Excess Cash Flow so affected may be retained by the applicable Foreign Subsidiary.</text:p>
            <text:p/>
            <text:p> </text:p>
            <text:p/>
            <text:p>Notwithstanding any of the other provisions of this Section 5.5, so long as no Event of Default shall have occurred and be continuing, if any prepayment of Eurocurrency Loans is required to be made under this Section 5.5 prior to the last day of the Interest Period therefor and less than three months are remaining in such Interest Period, in lieu of making any payment pursuant to this Section 5.5 in respect of any such Eurocurrency Loan prior to the last day of the Interest Period therefor, the Borrower may, in its sole discretion, deposit the amount of any such prepayment otherwise required to be made into a cash collateral account maintained with the Administrative Agent until the last day of such Interest Period, at which time the Administrative Agent shall be authorized (without any further action by or notice to or from the Borrower or any other Loan Party) to apply such amount to the prepayment of such Loans in accordance with this</text:p>
            <text:p/>
            <text:p> </text:p>
            <text:p/>
            <text:p>76</text:p>
            <text:p/>
            <text:p> </text:p>
            <text:p/>
            <text:p>Section 5.5.  Upon the occurrence and during the continuance of any Event of Default, the Administrative Agent shall also be authorized (without any further action by or notice to or from the Borrower or any other Loan Party) to apply such amount to the prepayment of the outstanding Loans in accordance with the relevant provisions of this Section 5.5.</text:p>
            <text:p/>
            <text:p> </text:p>
            <text:p/>
            <text:p>In respect of any of the mandatory prepayments set forth in this Section 5.5(a) or (b), Borrower shall use commercially reasonable efforts to deliver to the Administrative Agent (for prompt delivery to the Lenders) at least five Business Days prior to the date of any such prepayment (the date specified for such prepayment, the “Mandatory Prepayment Date”), a prepayment notice that shall specify the Mandatory Prepayment Date and amount of prepayment and the events giving rise to such prepayment.</text:p>
          </table:table-cell>
          <table:table-cell office:value-type="string" calcext:value-type="string">
            <text:p>9.3.                            Indebtedness.  Create, incur or suffer to exist any Indebtedness except:</text:p>
            <text:p/>
            <text:p> </text:p>
            <text:p/>
            <text:p>(a)         Indebtedness of any Loan Party pursuant to any Loan Document or pursuant to the Refinancing Term Loans, any Replacement Revolving Facility or the Refinancing Notes;</text:p>
            <text:p/>
            <text:p> </text:p>
            <text:p/>
            <text:p>(b)         Indebtedness of any Person outstanding on the date hereof and listed on Schedule 9.3(b), as the same may be modified or amended from time to time (subject to Section 9.14(b)), and any Indebtedness of such Person incurred to refinance, refund, replace or renew any such outstanding Indebtedness, provided that the principal amount (or accreted value, if applicable) of such refinancing, refunding, replacement or renewal of Indebtedness (or such Indebtedness as amended or modified) does not exceed the principal amount of the Indebtedness (or accreted value, if applicable) being so amended, modified, refinanced, refunded, replaced or renewed plus all interest capitalized in connection therewith, plus the Refinancing Expenses;</text:p>
            <text:p/>
            <text:p> </text:p>
            <text:p/>
            <text:p>(c)          Indebtedness of the Borrower in the form of notes issued pursuant to an indenture, note purchase agreement or other agreement, in lieu of the Incremental Term Loans pursuant to Section 2.4 and/or the increase in Revolving Credit Commitments pursuant to Section 3.3, in an amount not in excess of the Incremental Amount; provided that each of the following conditions is satisfied:  (i) no Event of Default shall exist after giving effect to such Indebtedness on the date it is incurred (except, in the case of the incurrence or provision of any such Indebtedness in connection with a Permitted Acquisition or other Investment permitted by the terms of this Agreement, no Event of Default at the time of the relevant acquisition agreement was entered into shall be the standard), (ii) such Indebtedness shall not mature, shall not have any scheduled amortization or payments of principal, and shall not be subject to mandatory redemption, repurchase, prepayment or sinking fund obligations (except customary asset sale or change of control provisions and AHYDO payments), in each case prior to the Term Loans under any then outstanding Facility (and if such Indebtedness is secured on a junior lien basis, not secured or is subordinated to any of the Facilities in right of payment, such Indebtedness shall not mature, shall not have any scheduled amortization or</text:p>
            <text:p/>
            <text:p> </text:p>
            <text:p/>
            <text:p>120</text:p>
            <text:p/>
            <text:p> </text:p>
            <text:p/>
            <text:p>payments of principal, and shall not be subject to mandatory redemption, repurchase, prepayment or sinking fund obligations (except customary asset sale or change of control provisions and AHYDO payments), in each case earlier than 180 days after the Latest Maturity Date), (iii) on a Pro Forma Basis after giving effect to the incurrence of Indebtedness and the use of proceeds thereof, the Borrower is in compliance with the covenant set forth in Section 9.1 as of the latest Measurement Period, (iv) such Indebtedness does not contain any financial maintenance covenants in any way more restrictive than those set forth in this Agreement (except for covenants applicable only to periods after the Latest Maturity Date at the time of such issuance or incurrence of such Indebtedness), unless such financial maintenance covenant (or such material modification thereto) is also added for the benefit of any corresponding Loans remaining outstanding after the issuance or incurrence of such Indebtedness, (v) all other terms of such Indebtedness reflect market terms (taken as a whole) at the time of issuance and, other than in respect of original issue discount, optional prepayment or redemption terms, premiums, fees and interest rates (and subject to clause (ii) above, maturity and amortization), shall not be materially more favorable taken as a whole to, the lenders providing such Indebtedness than those applicable to the Term Loans of each then outstanding Facility, (vi) if secured, such Indebtedness is not secured by liens on the assets of Parent or any of its Subsidiaries, other than assets constituting Collateral, (vii) no Subsidiary is a guarantor with respect to such Indebtedness unless such Subsidiary is a Subsidiary Guarantor which is guaranteeing (or substantially concurrently with the issuance of such Indebtedness hereunder will guarantee) the Obligations, and any Unrestricted Entity is an unrestricted entity (or substantive equivalent) under such Indebtedness and (viii) (1) if secured on a pari passu basis with the other Obligations, all collateral therefor shall be secured by the Security Documents and the Loan Parties and the Administrative Agent shall have entered into such amendments to the Security Documents as may be reasonably requested by the Administrative Agent (which shall not require any consent from any Lender) to provide such Indebtedness with the benefit of the applicable Security Documents on a pari passu basis with the other Obligations, the Borrower shall have delivered such other documents, certificates and opinions of counsel (including the Pari Passu Intercreditor Agreement) in connection therewith as may be reasonably requested by the Administrative Agent and the trustee, agent, or collateral trustee for such Indebtedness shall have executed the Pari Passu Intercreditor Agreement if reasonably requested by the Administrative Agent and (2) if secured on a junior lien basis with the other Obligations, all collateral therefor shall be secured by collateral documentation that is substantially similar to the Security Documents (with such differences as are reasonably satisfactory to the Administrative Agent), the Borrower shall have delivered such other documents, certificates and opinions of counsel (including the Junior Lien Intercreditor Agreement) in connection therewith as may be reasonably requested by the Administrative Agent and the trustee, agent, or collateral trustee for such Indebtedness shall have executed the Junior Lien Intercreditor Agreement if reasonably requested by the Administrative Agent;</text:p>
            <text:p/>
            <text:p> </text:p>
            <text:p/>
            <text:p>(d)         (i) Indebtedness of any Loan Party to (A) any other Loan Party or (B) any Subsidiary of Parent (other than a Partnership Parks Entity) which is not a Loan Party and (ii) Guarantees by any Loan Party of obligations of any other Loan Party; provided that any intercompany Indebtedness incurred pursuant to clause (i)(A) above shall be evidenced by an intercompany note which shall be pledged to the Administrative Agent as, and to the extent required by, the Guarantee and Collateral Agreement substantially in the form of the</text:p>
            <text:p/>
            <text:p> </text:p>
            <text:p/>
            <text:p>121</text:p>
            <text:p/>
            <text:p> </text:p>
            <text:p/>
            <text:p>Intercompany Subordinated Note or in such other form as may be reasonably satisfactory to the Administrative Agent; provided, further that any advance or loan made in respect of Indebtedness of Parent to Holdings, Borrower or any Subsidiary of Borrower, or in respect of Indebtedness of Holdings to Borrower or any Subsidiary of Borrower, shall be deemed to be a Restricted Payment for purposes of Section 9.6 and shall be permitted to the extent such Restricted Payment would have been permitted in compliance with Section 9.6;</text:p>
            <text:p/>
            <text:p> </text:p>
            <text:p/>
            <text:p>(e)          Indebtedness of any Non-Guarantor Subsidiary (other than the Partnership Parks Entities) to Parent or to any other Subsidiary of Parent, and Guarantees by Parent or any Subsidiary of Parent (other than the Partnership Parks Entities) of Indebtedness of any such Non-Guarantor Subsidiary, in an aggregate amount outstanding for all such Indebtedness and Guarantees (without duplication), at any one time outstanding not exceeding the greater of (x) $75,000,000 or (y) 3.0% of the consolidated total assets of Parent and its Subsidiaries (measured as of the relevant Measurement Period on or prior to the date of the most recent incurrence pursuant to this clause (e));</text:p>
            <text:p/>
            <text:p> </text:p>
            <text:p/>
            <text:p>(f)           (i)Indebtedness of any Non-Guarantor Subsidiary (other than a Partnership Park Entity) to any other Non-Guarantor Subsidiary (other than a Partnership Park Entity), and Guarantees by any Non-Guarantor Subsidiary (other than a Partnership Park Entity) of obligations of any other Non-Guarantor Subsidiary (other than a Partnership Park Entity) and (ii) Indebtedness of any Partnership Park Entity to any other Partnership Park Entity, and Guarantees by any Partnership Park Entity of obligations of any other Partnership Park Entity;</text:p>
            <text:p/>
            <text:p> </text:p>
            <text:p/>
            <text:p>(g)          (i) Indebtedness consisting of Purchase Money Indebtedness (including, for the avoidance of doubt, Indebtedness financing Investments permitted under Section 9.8 in connection with Permitted Acquisitions and sale leaseback permitted by Section 9.5(d)) and Capital Lease Obligations incurred after the date hereof in an aggregate principal amount at any one time outstanding not in excess of the greater of (x) $150,000,000 and (y) 6.0% of the consolidated total assets of Parent and its Subsidiaries (measured as of the relevant Measurement Period on or prior to the date of the most recent incurrence pursuant to this clause (g)(i)) and (ii) any Indebtedness incurred to refinance, refund, replace or renew the Indebtedness described in the foregoing clause (i), provided that the principal amount (or accreted value, if applicable) of such refinancing, refunding, replacement or renewal of Indebtedness does not exceed the principal amount of the Indebtedness (or accreted value, if applicable) being so refinanced, refunded, replaced or renewed plus all interest capitalized in connection therewith and the Refinancing Expenses;</text:p>
            <text:p/>
            <text:p> </text:p>
            <text:p/>
            <text:p>(h)         (i) Indebtedness of any Person outstanding on the date on which such Person becomes a Subsidiary of the Borrower (including pursuant to the redesignation of an Unrestricted Entity) or is merged into or consolidated with or into the Borrower or any of its Subsidiaries in an aggregate principal amount at any one time outstanding not in excess of the greater of (x) $150,000,000 and (y) 6.0% of consolidated total assets of Parent and its Subsidiaries (measured as of the relevant Measurement Period on or prior to the date of the most recent incurrence pursuant to this clause (h)(i)); provided, that (A) such Indebtedness was not created in connection with, or in anticipation of, such acquisition and (B) the amount of such Indebtedness is not increased thereafter unless solely as a result of capitalization of interest or otherwise incurred under another subsection of this Section 9.3 substantially</text:p>
            <text:p/>
            <text:p> </text:p>
            <text:p/>
            <text:p>122</text:p>
            <text:p/>
            <text:p> </text:p>
            <text:p/>
            <text:p>contemporaneously with such merger or consolidation, and (ii) any Indebtedness incurred to refinance the Indebtedness described in the foregoing clause (i), provided that the principal amount (or accreted value, if applicable) of such refinancing Indebtedness does not exceed the principal amount of the Indebtedness being so refinanced plus capitalized interest and any Refinancing Expenses associated therewith;</text:p>
            <text:p/>
            <text:p> </text:p>
            <text:p/>
            <text:p>(i)             unsecured Indebtedness of Parent with respect to the Senior Notes and Guarantees by Holdings, Borrower and any Subsidiary Guarantor of such Indebtedness, and any unsecured Indebtedness incurred to refinance, refund, replace or renew any such outstanding Indebtedness; provided that, with respect to any such refinancing, refunding, replacement or renewal of such unsecured Indebtedness or any amendment or modification of such unsecured Indebtedness, (i) the principal amount (or accreted value, if applicable) thereof does not exceed the principal amount (or accreted value, if applicable) of the unsecured Indebtedness being so amended, modified, refinanced, refunded, replaced or renewed plus all interest capitalized in connection therewith, plus the Refinancing Expenses and any costs and premiums associated with such amending, modifying, refinancing, refunding, replacement or renewal, (ii) any such Indebtedness shall have a scheduled final maturity not shorter than 90 days after the Latest Maturity Date and a weighted average life to maturity not shorter than the Latest Maturity Date, (iii) the terms and conditions of any such Indebtedness (excluding as to subordination, pricing, optional prepayment or optional redemption provisions and redemption premiums), taken as a whole, shall be on market terms at the time of incurrence or issuance, and in no event may such Indebtedness contain any financial maintenance covenants that are in any way more restrictive than those set forth in this Agreement (except for covenants applicable only to periods after the Latest Maturity Date at the time of such issuance or incurrence of such Indebtedness), unless such financial maintenance covenant is also added for the benefit of any corresponding Loans remaining outstanding after the issuance or incurrence of such Indebtedness, (iv) no collateral or other security shall be granted with respect to any such Indebtedness and (v) no Subsidiary shall be a guarantor with respect to any such Indebtedness unless such Subsidiary is a Subsidiary Guarantor which is guaranteeing the Obligations;</text:p>
            <text:p/>
            <text:p> </text:p>
            <text:p/>
            <text:p>(j)            Indebtedness representing deferred compensation to employees of Parent and its Subsidiaries incurred in the ordinary course of business;</text:p>
            <text:p/>
            <text:p> </text:p>
            <text:p/>
            <text:p>(k)         Indebtedness incurred by Parent and its Subsidiaries in a Permitted Acquisition, any other Investment expressly permitted hereunder or any Disposition, in each case to the extent constituting (i) any indemnification, adjustment of purchase price, earn-out, non-compete, consulting, deferred compensation and similar obligations of Parent and its Subsidiaries incurred in connection therewith and (ii) obligations in respect of purchase price adjustments or similar adjustments incurred by Parent or its Subsidiaries under agreements governing Permitted Acquisitions, Investments permitted hereunder or Dispositions;</text:p>
            <text:p/>
            <text:p> </text:p>
            <text:p/>
            <text:p>(l)             Indebtedness consisting of (i) the financing of insurance premiums or (ii) take-or-pay obligations contained in supply arrangements, in each case, in the ordinary course of business;</text:p>
            <text:p/>
            <text:p> </text:p>
            <text:p/>
            <text:p>123</text:p>
            <text:p/>
            <text:p> </text:p>
            <text:p/>
            <text:p>(m)     obligations in respect of performance, bid, appeal, stay, customs and surety bonds, performance and completion guarantees, bank guarantees, bankers’ acceptances, including in respect of self-insurance, workers compensation claims or other Indebtedness with respect to reimbursement type obligations regarding workers compensation claims, deferred compensation, severance, pension and health and welfare retirement benefits or the equivalent thereof to current and former employees of Parent and its Subsidiaries and similar obligations provided by Parent or any of its Subsidiaries or obligations in respect of letters of credit related thereto, in each case, in the ordinary course of business, existing on the Closing Date or consistent with past practice;</text:p>
            <text:p/>
            <text:p> </text:p>
            <text:p/>
            <text:p>(n)         (i) Subordinated Debt or unsecured Indebtedness of the Borrower or any of its Subsidiaries which are Loan Parties, to the extent that the Net Cash Proceeds thereof are used solely to prepay the Term Loans or to purchase Term Loans pursuant to an Auction as set forth in Section 5.19, and (ii) Subordinated Debt or unsecured Indebtedness of Parent or Holdings (and Guarantees of Parent or Holdings or any of its Subsidiaries of such Indebtedness), provided that, in the case of any Indebtedness incurred under either clause (i) or (ii) above, (v) after giving Pro Forma Effect to the incurrence of such Indebtedness and the use of the Net Cash Proceeds thereof, (I) if such Indebtedness is incurred in connection with an acquisition or investment, the Parent Consolidated Leverage Ratio either (A) shall not exceed 5.50 to 1.00 as of the relevant Measurement Period or (B) shall not be greater than immediately prior to the consummation of such acquisition or investment and the incurrence of such Indebtedness or otherwise (II) the Parent Consolidated Leverage Ratio shall not exceed 5.50 to 1.00 as of the relevant Measurement Period, and Parent shall have delivered a certificate of a Responsible Officer evidencing same, (w) after giving effect to such Indebtedness and the use of the Net Cash Proceeds thereof, the Loan Parties shall be in compliance on a Pro Forma Basis with Section 9.1 as of the relevant Measurement Period, (x) any such Indebtedness shall have a scheduled final maturity not shorter than 90 days after the Latest Maturity Date and a weighted average life to maturity not shorter than the weighted average life to maturity of the Tranche B Term Loans (without giving effect to reductions of amortization for periods where amortization has been reduced as a result of the prepayment of the Term Loans), (y) the terms of such Indebtedness, taken as a whole, shall reflect market terms (taken as a whole) as reasonably determined by the Borrower at the time of issuance or incurrence, and in no event may such Indebtedness contain any financial maintenance covenants that are in any way more restrictive than those set forth in this Agreement (except for covenants applicable only to periods after the Latest Maturity Date at the time of such issuance or incurrence of such Indebtedness), unless such financial maintenance covenant is also added for the benefit of any corresponding Loans remaining outstanding after the issuance or incurrence of such Indebtedness and (z) no Subsidiary is a guarantor with respect to such Indebtedness unless such Subsidiary is a Subsidiary Guarantor which is guaranteeing the Obligations;</text:p>
            <text:p/>
            <text:p> </text:p>
            <text:p/>
            <text:p>(o)         other Indebtedness incurred by Parent or any of its Subsidiaries in an amount outstanding at any time not to exceed the greater of (x) $100,000,000 and (y) 4.0% of the consolidated total assets of Parent and its Subsidiaries measured as of the relevant Measurement Period on or prior to the date of the most recent incurrence pursuant to this clause (o);</text:p>
            <text:p/>
            <text:p> </text:p>
            <text:p/>
            <text:p>124</text:p>
            <text:p/>
            <text:p> </text:p>
            <text:p/>
            <text:p>(p)         other Indebtedness incurred by any Subsidiary of Parent that is not a Loan Party (other than the Partnership Parks Entities) in an amount outstanding at any time not to exceed the greater of (x) $75,000,000 or (y) 3.0% of the consolidated total assets of Parent and its Subsidiaries measured as of the relevant Measurement Period on or prior to the date of the most recent incurrence pursuant to this clause (p);</text:p>
            <text:p/>
            <text:p> </text:p>
            <text:p/>
            <text:p>(q)         cash management obligations and other Indebtedness in respect of netting services, automatic clearinghouse arrangements, employees credit or purchase cards, overdraft protections and similar arrangements, in each case, in connection with deposit accounts or securities accounts;</text:p>
            <text:p/>
            <text:p> </text:p>
            <text:p/>
            <text:p>(r)            Indebtedness of GP Holdings, Inc., SFT Holdings, Inc., Six Flags Over Texas, Inc., SFOG II, Inc. and/or the Partnership Parks Entities owed to Parent or to any Partnership Parks Entity that constitute “affiliate loans” or other Investments, in each case for the purpose of paying obligations described in Section 9.6(c)(i), (ii) and (iii) for purposes of the Partnership Parks Agreements;</text:p>
            <text:p/>
            <text:p> </text:p>
            <text:p/>
            <text:p>(s)           Guarantees incurred in the ordinary course of business in respect of obligations to suppliers, advertisers, licensees or similar Persons that are not for borrowed money;</text:p>
            <text:p/>
            <text:p> </text:p>
            <text:p/>
            <text:p>(t)            other unsecured Indebtedness of the Partnership Parks Entities in an amount at any one time outstanding not to exceed the greater of (x) $25,000,000 or (y) 1.0% of the consolidated total assets of Parent and its Subsidiaries measured as of the relevant Measurement Period on or prior to the date of the most recent incurrence pursuant to this clause (t), and any Guarantees of the obligations thereunder to the extent such Guarantees are not provided by or recourse to a Loan Party; and</text:p>
            <text:p/>
            <text:p> </text:p>
            <text:p/>
            <text:p>(u)         performance guarantees of Parent, Holdings, Borrower or its Subsidiaries entered into in the ordinary course of business primarily guaranteeing performance of Contractual Obligations of Holdings, Borrower or any of its Subsidiaries to a third party and not primarily for the purpose of guaranteeing payment of Indebtedness.</text:p>
            <text:p/>
            <text:p> </text:p>
            <text:p/>
            <text:p>For purposes of determining compliance with any Dollar-denominated restriction on the incurrence of Indebtedness, the Dollar-equivalent principal amount of Indebtedness denominated in a foreign currency shall be calculated based on the relevant currency exchange rate in effect on the date such Indebtedness was incurred, in the case of term debt, or first committed, in the case of revolving credit debt; provided that if such Indebtedness is incurred to extend, replace, refund, refinance, renew or defease other Indebtedness denominated in a foreign currency, and such extension, replacement, refunding, refinancing, renewal or defeasance would cause the applicable Dollar-denominated restriction to be exceeded if calculated at the relevant currency exchange rate in effect on the date of such extension, replacement, refunding, refinancing, renewal or defeasance, such Dollar-denominated restriction shall be deemed not to have been exceeded so long as the principal amount (or accreted value, if applicable) of such refinancing Indebtedness does not exceed the principal amount of such Indebtedness being extended, replaced, refunded, refinanced, renewed or defeased, plus capitalized interest and any Refinancing Expenses associated therewith.</text:p>
          </table:table-cell>
          <table:table-cell office:value-type="string" calcext:value-type="string">
            <text:p>9.4.                            Liens.  Create, incur, assume or suffer to exist any Lien upon any of its Property, whether now owned or hereafter acquired, except the following (“Permitted Liens”):</text:p>
            <text:p/>
            <text:p> </text:p>
            <text:p/>
            <text:p>(a)         Liens created pursuant to the Security Documents and, if not covered by the Security Documents, Liens in respect of any Incremental Amendment, Replacement Revolving Facility, Refinancing Notes or Refinancing Term Loans (subject to the limitations thereon);</text:p>
            <text:p/>
            <text:p> </text:p>
            <text:p/>
            <text:p>(b)         Liens in existence on the date hereof and listed on Schedule 9.4(b) and any extension, modification, renewal or replacement thereof; provided that such extension, modification, renewal or replacement does not increase the outstanding principal amount of the Indebtedness secured thereby except by the amount of the Refinancing Expenses associated therewith; provided further that any such Lien does not extend to any additional Property other than (x) after-acquired Property that is affixed or incorporated into the Property covered by such Lien and (y) proceeds and products thereof;</text:p>
            <text:p/>
            <text:p> </text:p>
            <text:p/>
            <text:p>(c)          Liens imposed by any Governmental Authority for Taxes that are (i) not yet due, (ii) being contested in good faith and by appropriate proceedings if adequate reserves with respect thereto are maintained on the books of Parent or the affected Subsidiaries, as the case may be, to the extent required by GAAP or, in the case of any Foreign Subsidiary, generally accepted accounting principles in effect from time to time in the jurisdiction of organization of such Foreign Subsidiary or (iii) not otherwise required to be paid under Section 8.3(b);</text:p>
            <text:p/>
            <text:p> </text:p>
            <text:p/>
            <text:p>(d)         carriers’, warehousemen’s, mechanics’, materialmen’s, repairmen’s, suppliers’, landlords’, brokers’ or other like Liens arising in the ordinary course of business which secure amounts that (i) are not overdue for a period of more than sixty (60) days, (ii) that are being contested in good faith and by appropriate proceedings or (iii) which do not in the aggregate materially detract from the value of the Parent’s and its Subsidiaries property or materially impair the use thereof in the operation of the business of the Parent and its Subsidiaries, and Liens securing judgments but only to the extent for an amount and for a period not resulting in an Event of Default under clause (j) of Section 10;</text:p>
            <text:p/>
            <text:p> </text:p>
            <text:p/>
            <text:p>(e)          Liens (other than any Liens imposed by ERISA or Code Section 412 or 430 or pursuant to any Environmental Law) not securing Indebtedness for borrowed money incurred or deposits made in the ordinary course of business, in each case in connection with workers’ compensation, unemployment insurance and other types of social security legislation and other similar obligations incurred in the ordinary course of business;</text:p>
            <text:p/>
            <text:p> </text:p>
            <text:p/>
            <text:p>(f)           Liens securing obligations or deposits made in respect of the performance of bids, trade contracts, governmental contracts and leases (other than for Indebtedness for borrowed money including any precautionary Uniform Commercial Code financing statements filed by a lessor with respect to any equipment lease), statutory obligations, surety, stay, customs and appeal bonds, performance bonds and other obligations of a like nature (including those to secure health, safety and environmental obligations) incurred in the ordinary course of business;</text:p>
            <text:p/>
            <text:p> </text:p>
            <text:p/>
            <text:p>126</text:p>
            <text:p/>
            <text:p> </text:p>
            <text:p/>
            <text:p>(g)          easements, rights-of-way, restrictions and other similar encumbrances incurred in the ordinary course of business and encumbrances consisting of zoning restrictions, easements, licenses, restrictions on the use of Property or imperfections in title thereto that, individually or in the aggregate, do not materially interfere with the ordinary conduct of the business of Parent or any of its Subsidiaries;</text:p>
            <text:p/>
            <text:p> </text:p>
            <text:p/>
            <text:p>(h)         Liens securing Purchase Money Indebtedness or Capital Lease Obligations to the extent such Indebtedness is permitted to be incurred under Section 9.3(g); provided, that such Liens shall encumber only the Property (and after-acquired Property that is affixed or incorporated into such Property) and the proceeds and products thereof, that is the subject of such Purchase Money Indebtedness or Capital Lease Obligations; provided that individual financings of equipment provided by one lender may be cross-collateralized to other financings of equipment by such lender;</text:p>
            <text:p/>
            <text:p> </text:p>
            <text:p/>
            <text:p>(i)             Liens securing Indebtedness to the extent such Indebtedness is permitted under Section 9.3(h) and any extension, modification, renewal or replacement thereof; provided that such extension, modification, renewal or replacement does not increase the outstanding principal amount of the Indebtedness secured thereby except by the amount of the Refinancing Expenses associated therewith; provided, that such Liens shall encumber only the Property (and after-acquired Property that is affixed or incorporated into such Property) and the proceeds and products thereof that is the subject of such Indebtedness;</text:p>
            <text:p/>
            <text:p> </text:p>
            <text:p/>
            <text:p>(j)            Liens pursuant to leases, concessions and similar arrangements, or other arrangements entered into in the ordinary course of business by Holdings and its Subsidiaries that could not reasonably be expected to have a Material Adverse Effect;</text:p>
            <text:p/>
            <text:p> </text:p>
            <text:p/>
            <text:p>(k)         Liens in respect of the Escrow Account arising under the Subordinated Indemnity Escrow Agreement;</text:p>
            <text:p/>
            <text:p> </text:p>
            <text:p/>
            <text:p>(l)             Liens on any asset of a Person existing at the time such Person becomes a Subsidiary of the Borrower or is merged into or consolidated with or into the Borrower or any of its Subsidiaries and not created in contemplation of such event, provided that such Liens are, in the case of the redesignation of an Unrestricted Entity as a Subsidiary, granted solely on the assets and Capital Stock of such Person being redesignated and any extension, modification, renewal or replacement thereof; provided that such extension, modification, renewal or replacement does not increase the outstanding principal amount of the Indebtedness secured thereby except by the amount of the Refinancing Expenses associated therewith; provided, that such Liens shall encumber only the Property (and after-acquired Property that is affixed or incorporated into such Property) and the proceeds and products thereof that is the subject of such Indebtedness;</text:p>
            <text:p/>
            <text:p> </text:p>
            <text:p/>
            <text:p>(m)     leases, licenses, subleases or sublicenses (including the provision of software under an open source license) granted to others in the ordinary course of business or in connection with an Investment permitted by Section 9.8 which do not (i) materially interfere with the business of Holdings or its Subsidiaries (taken as a whole) or (ii) secure any Indebtedness;</text:p>
            <text:p/>
            <text:p> </text:p>
            <text:p/>
            <text:p>127</text:p>
            <text:p/>
            <text:p> </text:p>
            <text:p/>
            <text:p>(n)         Liens in favor of customs and revenue authorities arising as a matter of law to secure payment of customs duties in connection with the importation of goods in the ordinary course of business;</text:p>
            <text:p/>
            <text:p> </text:p>
            <text:p/>
            <text:p>(o)         Liens (i) of a collection bank arising under Section 4-210 of the Uniform Commercial Code on the items in the course of collection, (ii) attaching to commodity trading accounts or other commodities brokerage accounts incurred in the ordinary course of business and (iii) in favor of a banking or other financial institution arising as a matter of law encumbering deposits or other funds maintained with a financial institution (including the right of set off) and which are within the general parameters customary in the banking industry;</text:p>
            <text:p/>
            <text:p> </text:p>
            <text:p/>
            <text:p>(p)         Liens (i) on cash advances in favor of the seller of any property to be acquired in an Investment permitted pursuant to Section 9.8 to be applied against the purchase price for such Investment, (ii) consisting of an agreement to Dispose of any property in a Disposition permitted under Section 9.5, in each case, solely to the extent such Investment or Disposition, as the case may be, would have been permitted on the date of the creation of such Lien, and (iii) on securities that are the subject of repurchase agreements constituting Permitted Investments;</text:p>
            <text:p/>
            <text:p> </text:p>
            <text:p/>
            <text:p>(q)         (i) any interest or title of a lessor or licensor under leases or licenses entered into by Parent or any of its Subsidiaries in the ordinary course of business and (ii) ground leases in respect of Real Property on which facilities owned or leased by Parent or any of its Subsidiaries are located;</text:p>
            <text:p/>
            <text:p> </text:p>
            <text:p/>
            <text:p>(r)            Liens that are contractual rights of set-off (i) relating to the establishment of depository relations with banks or other financial institutions not given in connection with the issuance of Indebtedness, (ii) relating to pooled deposit or sweep accounts of Parent or any of its Subsidiaries to permit satisfaction of overdraft or similar obligations incurred in the ordinary course of business of Parent and its Subsidiaries or (iii) relating to purchase orders and other agreements entered into with customers, suppliers or vendors of Parent or any of its Subsidiaries in the ordinary course of business;</text:p>
            <text:p/>
            <text:p> </text:p>
            <text:p/>
            <text:p>(s)           Liens arising out of conditional sale, title retention, consignment or similar arrangements for sale of goods entered into by the Borrower or any of the Subsidiaries in the ordinary course of business;</text:p>
            <text:p/>
            <text:p> </text:p>
            <text:p/>
            <text:p>(t)            Liens solely on any cash earnest money deposits made by Holdings or any of the Subsidiaries in connection with any letter of intent or purchase agreement permitted hereunder;</text:p>
            <text:p/>
            <text:p> </text:p>
            <text:p/>
            <text:p>(u)         Liens arising from precautionary Uniform Commercial Code financing statement filings;</text:p>
            <text:p/>
            <text:p> </text:p>
            <text:p/>
            <text:p>(v)         other Liens securing Indebtedness or other obligations in an aggregate principal amount at any time outstanding not to exceed the greater of (x) $100,000,000 or (y) 4.0% of the consolidated total assets of Parent and its Subsidiaries measured as of the relevant</text:p>
            <text:p/>
            <text:p> </text:p>
            <text:p/>
            <text:p>128</text:p>
            <text:p/>
            <text:p> </text:p>
            <text:p/>
            <text:p>Measurement Period on or prior to the date of the most recent incurrence pursuant to this clause (v);</text:p>
            <text:p/>
            <text:p> </text:p>
            <text:p/>
            <text:p>(w)       Liens securing Indebtedness to the extent such Indebtedness is permitted under Sections 9.3(c) (subject to the limitations set forth therein), (l)(ii), (p) and (q);</text:p>
            <text:p/>
            <text:p> </text:p>
            <text:p/>
            <text:p>(x)         (i) Liens securing obligations described in Section 9.3(l)(i) so long as such Liens only apply to the insurance policies so financed and any payments thereunder and (ii) pledges and deposits in the ordinary course of business securing deductibles, self-insurance, co-payments (or insurance of similar obligations) or liabilities for reimbursement obligations of (including in respect of letters of credit or bank guarantees for the benefit of), insurance carriers providing property, casualty or liability insurance to any Loan Party;</text:p>
            <text:p/>
            <text:p> </text:p>
            <text:p/>
            <text:p>(y)         required utility and similar deposits made in the ordinary course of business;</text:p>
            <text:p/>
            <text:p> </text:p>
            <text:p/>
            <text:p>(z)          Liens on the Capital Stock of Unrestricted Entities; and</text:p>
            <text:p/>
            <text:p> </text:p>
            <text:p/>
            <text:p>(aa)                                            (i) Liens pursuant to the Partnership Parks Agreements or on limited partnership units owned by any of the Partnership Parks Entities and (ii) purchase options, call and similar rights of and restrictions for the benefit of a third party with respect to Capital Stock of a joint venture.</text:p>
          </table:table-cell>
          <table:table-cell office:value-type="string" calcext:value-type="string">
            <text:p>9.6.                            Restricted Payments.  Declare or make any Restricted Payment, except that:</text:p>
            <text:p/>
            <text:p> </text:p>
            <text:p/>
            <text:p>(a)         each Subsidiary of Parent may make Restricted Payments to, or on behalf of or for the benefit of, Parent to enable Parent to pay out-of-pocket accounting fees, legal fees and other amounts incurred or owing by Parent in the ordinary course of business pursuant to the Shared Services Agreement;</text:p>
            <text:p/>
            <text:p> </text:p>
            <text:p/>
            <text:p>(b)         each Subsidiary of Parent may make Restricted Payments to, or on behalf of or for the benefit of, Parent in respect of (i) income Tax liabilities of Parent and its Subsidiaries in accordance with the Tax Sharing Agreement, (ii) value added Tax, franchise Taxes and similar Taxes to enable Parent to pay any such Taxes imposed on Parent on behalf or on account of its Subsidiaries and (iii) without duplication, any non-income Taxes imposed on Parent that are not attributable to assets or Subsidiaries owned by Parent other than the Borrower and its Subsidiaries; provided however that the sum of any such Restricted Payments made pursuant to clauses (ii) and (iii) of this Section 9.6(b) shall not exceed $1,000,000 for any taxable year of Parent;</text:p>
            <text:p/>
            <text:p> </text:p>
            <text:p/>
            <text:p>(c)          so long as (x) at the time thereof and after giving effect thereto no Event of Default shall have occurred and be continuing, and (y) in the case of a Restricted Payment pursuant to any of clauses (iv) through (vii) below, the Loan Parties shall be in compliance with Section 9.1 on a Pro Forma Basis after giving effect thereto as of the relevant Measurement Period, each of Holdings and the Borrower may make Restricted Payments in cash to enable Parent and its Subsidiaries to do the following, but in the case of clauses (i), (ii) and (iii), only to the extent such obligations cannot be met with cash flow available to Parent and its Subsidiaries from the Partnership Parks Entities or from Net Cash Flow from Partnership Parks:</text:p>
            <text:p/>
            <text:p> </text:p>
            <text:p/>
            <text:p>133</text:p>
            <text:p/>
            <text:p> </text:p>
            <text:p/>
            <text:p>(i)             to pay obligations of Parent or any of its Subsidiaries under the Partnership Parks Agreements; and</text:p>
            <text:p/>
            <text:p> </text:p>
            <text:p/>
            <text:p>(ii)   to purchase limited partnership units under the Partnership Parks Agreements;</text:p>
            <text:p/>
            <text:p> </text:p>
            <text:p/>
            <text:p>(iii)       to make Capital Expenditures for the Partnership Parks Entities;</text:p>
            <text:p/>
            <text:p> </text:p>
            <text:p/>
            <text:p>(iv)      to move money to Parent to finance any Investment permitted to be made pursuant to Section 9.8 (other than Section 9.8(e)(i)); provided that (A) such Restricted Payment shall be made substantially concurrently with the closing or consummation of such Investment (or at future times as may be scheduled at the time of such closing or consummation to be made thereafter in connection therewith) and (B) Parent shall, immediately following the closing or consummation thereof, cause (1) all property acquired (whether assets or equity interests) to be contributed to the Borrower or a Loan Party (or a Person that will become a Loan Party upon receipt of such contribution) or (2) the merger (to the extent permitted in Section 9.5(a)) of the Person formed or acquired into the Borrower or a Loan Party in order to consummate such Permitted Acquisition, in each case, in accordance with the requirements of Section 8.6;</text:p>
            <text:p/>
            <text:p> </text:p>
            <text:p/>
            <text:p>(v)         to make cash payments in lieu of the issuance of fractional shares in connection with the exercise of warrants, options or other securities convertible into or exchangeable for equity interests of Parent; provided that any such cash payment shall not be for the purpose of evading the limitations set forth in this Section 9.6 (as determined in good faith by the board of directors or the managing board, as the case may be, of Parent (or any authorized committee thereof));</text:p>
            <text:p/>
            <text:p> </text:p>
            <text:p/>
            <text:p>(vi)      to pay fees and expenses (other than to Affiliates) related to any unsuccessful equity or debt offering permitted by this Agreement not in excess of $15,000,000 in the aggregate; and</text:p>
            <text:p/>
            <text:p> </text:p>
            <text:p/>
            <text:p>(vii)   to pay fees, costs and expenses related to the Transactions and the Related Transactions and in connection with any proposed issuance of unsecured Indebtedness (whether or not successful);</text:p>
            <text:p/>
            <text:p> </text:p>
            <text:p/>
            <text:p>(d)         to the extent constituting Restricted Payments, Parent and its Subsidiaries may enter into and consummate transactions expressly permitted by any provision of Section 9.5 (other than Section 9.5(c) (other than clauses (iii) or (iv)));</text:p>
            <text:p/>
            <text:p> </text:p>
            <text:p/>
            <text:p>(e)          so long as (i) at the time thereof and after giving effect thereto no Event of Default shall have occurred and be continuing and (ii) the Parent Consolidated Leverage Ratio is less than the RP Trigger Ratio after giving Pro Forma Effect to the Restricted Payment as of the relevant Measurement Period, Parent, Holdings and the Borrower may make Restricted Payments in an aggregate amount not exceeding the Available Amount;</text:p>
            <text:p/>
            <text:p> </text:p>
            <text:p/>
            <text:p>(f)           Parent and its Subsidiaries may make Restricted Payments in the form of noncash repurchases of Capital Stock of Parent deemed to occur upon the exercise of stock options or warrants if such repurchased Capital Stock represents all or a portion of the exercise</text:p>
            <text:p/>
            <text:p> </text:p>
            <text:p/>
            <text:p>134</text:p>
            <text:p/>
            <text:p> </text:p>
            <text:p/>
            <text:p>price of such options or warrants and cash payments of Taxes in connection therewith and cash payments in lieu of the issuance of fractional shares in connection with the exercise of such stock options or warrants;</text:p>
            <text:p/>
            <text:p> </text:p>
            <text:p/>
            <text:p>(g)    Parent and its Subsidiaries may make (i) Restricted Payments of Capital Stock of an Unrestricted Entity, or (ii) Restricted Payments funded with dividends, sale proceeds or other distributions received from Unrestricted Entities;</text:p>
            <text:p/>
            <text:p> </text:p>
            <text:p/>
            <text:p>(h)         Each of Holdings and the Borrower may make Restricted Payments in cash to enable Parent, and Parent may make Restricted Payments from RP Eligible Proceeds in an aggregate amount not to exceed $200,000,000; provided that after giving Pro Forma Effect to (i) each Disposition which is the source of such RP Eligible Proceeds and (ii) the corresponding Restricted Payment, the Parent Consolidated Leverage Ratio is less than the RP Trigger Ratio as of the relevant Measurement Period;</text:p>
            <text:p/>
            <text:p> </text:p>
            <text:p/>
            <text:p>(i)             Each of Holdings and the Borrower may make Restricted Payments in cash in an aggregate amount not to exceed $25,000,000, to enable Parent to repurchase, retire or acquire for value equity interests of Parent from any future, present or former employee or director (or the estate, family members, spouse, successors, executors, administrator, heirs, legatees or distributees of the foregoing) of Parent or any of its Subsidiaries pursuant to any employee or director equity plan, employee or director stock option plan or any other employee or director benefit plan or any agreement (including any stock subscription or shareholder agreement) with any employee or director of Parent or any of its Subsidiaries;</text:p>
            <text:p/>
            <text:p> </text:p>
            <text:p/>
            <text:p>(j)            Each of Holdings and the Borrower may make Restricted Payments in cash to enable Parent, and Parent may make Restricted Payments to executives of Parent when restricted Capital Stock of Parent vests (in lieu of payment of income tax by such executives);</text:p>
            <text:p/>
            <text:p> </text:p>
            <text:p/>
            <text:p>(k)         so long as at the time thereof and after giving effect thereto no Event of Default shall have occurred and be continuing, Parent, Holdings and the Borrower may make Restricted Payments in an aggregate amount up to $50,000,000 during each fiscal quarter;</text:p>
            <text:p/>
            <text:p> </text:p>
            <text:p/>
            <text:p>(l)             so long as (x) no Event of Default has occurred and is continuing and (y) the Loan Parties shall be in compliance with Section 9.1 on a Pro Forma Basis after giving effect to such Restricted Payment as of the relevant Measurement Period, Parent may make Restricted Payments in an aggregate amount up to Net Cash Flow from Partnership Parks;</text:p>
            <text:p/>
            <text:p> </text:p>
            <text:p/>
            <text:p>(m)     so long as no Event of Default under Section 10(a) (with respect to the payment of principal or interest on any Loan or Reimbursement Obligation) has occurred and is continuing, Borrower may make Restricted Payments in an amount sufficient for Parent or Holdings to make regularly scheduled payments of interest, fees, indemnities and expenses in accordance with the terms of the Senior Notes and any Indebtedness incurred pursuant to Section 9.3(i) and Section 9.3(n) and to make AHYDO catch-up payments in respect of the Senior Notes and any Indebtedness incurred pursuant to Section 9.3(i) and Section 9.3(n);</text:p>
            <text:p/>
            <text:p> </text:p>
            <text:p/>
            <text:p>(n)         [reserved];</text:p>
            <text:p/>
            <text:p> </text:p>
            <text:p/>
            <text:p>135</text:p>
            <text:p/>
            <text:p> </text:p>
            <text:p/>
            <text:p>(o)         so long as at the time thereof and after giving effect thereto no Event of Default shall have occurred and be continuing, Holdings and Borrower may make additional Restricted Payments such that Parent and its Subsidiaries may make payments in respect of senior unsecured Indebtedness pursuant to Section 9.9(l), (m)(i) and (n);</text:p>
            <text:p/>
            <text:p> </text:p>
            <text:p/>
            <text:p>(p)       so long as at the time thereof and after giving effect thereto no Event of Default shall have occurred and be continuing, each of Holdings and Borrower may make Restricted Payments to Parent to enable Parent to make Restricted Payments in an aggregate amount not to exceed $100,000,000; and</text:p>
            <text:p/>
            <text:p> </text:p>
            <text:p/>
            <text:p>(q)         other cash Restricted Payments so long as at the time thereof and after giving effect thereto no Event of Default shall have occurred and be continuing; provided that at the time of making such Restricted Payments, the Senior Secured Leverage Ratio is equal to or less than 2.50 to 1.00, after giving Pro Forma Effect to such Restricted Payments as of the relevant Measurement Period; and</text:p>
            <text:p/>
            <text:p> </text:p>
            <text:p/>
            <text:p>(r)            so long as (x) no Event of Default has occurred and is continuing and (y) the Parent Consolidated Leverage Ratio is less than the RP Trigger Ratio after giving Pro Forma Effect to the Restricted Payment as of the relevant Measurement Period, Parent may make Restricted Payments in an aggregate amount not exceeding the Parent Available Amount.</text:p>
            <text:p/>
            <text:p> </text:p>
            <text:p/>
            <text:p>Nothing herein shall be deemed to prohibit the payment of Restricted Payments by any Subsidiary to its immediate parent company and each other owner of Capital Stock of such Subsidiary based on their relative ownership interests (provided however that Borrower and its Subsidiaries may not declare or make any Restricted Payments to Holdings or Parent except as otherwise set forth in this Section 9.6).</text:p>
            <text:p/>
            <text:p> </text:p>
          </table:table-cell>
          <table:table-cell office:value-type="string" calcext:value-type="string">
            <text:p>(c)          Restrictions on Dispositions.  Consummate any Disposition other than (i) any Disposition of any inventory or other Property Disposed of in the ordinary course of business (including allowing any registrations or any applications for registration of any immaterial Intellectual Property rights to lapse or go abandoned in the ordinary course of business and allowing any registrations or applications for registration of any Intellectual Property to expire at the end of its statutory term as adjusted), (ii) sales in the ordinary course of business of used, obsolete, surplus, uneconomic or worn out equipment or other Property not used or useful in the business of Parent and its Subsidiaries, (iii) any Disposition of any Property to the Borrower or any Subsidiary Guarantor, (iv) any Disposition of any Property (A) from a Loan Party to a Non-Guarantor Subsidiary of the Borrower or Parent, provided that the Disposition of such Property shall be deemed to constitute an Investment under Section 9.8, (B) from any Subsidiary of Parent (other than the Partnership Parks Entities) that is not a Loan Party to any other Subsidiary of Parent (other than the Partnership Parks Entities) that is not a Loan Party, or (C) from any Partnership Parks Entity to any other Partnership Parks Entity or Borrower of any Subsidiary hereof, (v) the sale (whether through a sale, swap or exchange) of any timeshare or fractional interest in any of the campground parks or any assets permitted under Section 9.5(e)(i), (vi) the sale of other Property having a fair market value not to exceed $40,000,000 in the aggregate for any fiscal year of Parent, (vii) the Dispositions of (A) real estate having a fair market value not to exceed $250,000,000 in the aggregate from and after the Closing Date, provided that (I) with respect to any Disposition as to which the fair market value of the related Property is in excess of $20,000,000,</text:p>
            <text:p/>
            <text:p> </text:p>
            <text:p/>
            <text:p>130</text:p>
            <text:p/>
            <text:p> </text:p>
            <text:p/>
            <text:p>individually or in the aggregate with other Dispositions made substantially contemporaneously as part of the same transaction or series of transactions pursuant to this clause (vii), after giving effect to such Disposition and any required prepayment pursuant to Section 5.5(b), the Borrower shall be in compliance, on a Pro Forma Basis, with Section 9.1 and (II) at least 75% of the consideration received in respect of such Disposition is cash or cash equivalents and (B) other property for fair market value, provided that (I) after giving effect to such Disposition and any required prepayment pursuant to Section 5.5(b), the Borrower shall be in compliance, on a Pro Forma Basis, with Section 9.1 and (II) at least 75% of the consideration received in respect of such Disposition is cash or cash equivalents; provided, further, that for the purposes of this clause (vii), each of the following shall be deemed to be cash: (A) any liabilities (as shown on Parent’s most recent consolidated balance sheet provided hereunder or in the footnotes thereto) of the Parent or a Subsidiary, other than liabilities that are by their terms subordinated to the payment in cash of the Obligations, that are assumed by the transferee with respect to the applicable Disposition and for which the Parent and all of the Subsidiaries shall have been validly released by all applicable creditors in writing, (B) any securities received by the Parent or any Subsidiary from such transferee that are converted by the Parent or such Subsidiary into cash (to the extent of the cash received) within 180 days following the closing of the applicable Disposition and (C) any Designated Non-Cash Consideration received by the Parent or such Subsidiary from such transferee having an aggregate fair market value, taken together with all other Designated Non-Cash Consideration received pursuant to this subclause (C) that is at that time outstanding, not in excess of 2% of the consolidated total assets of the Parent and its Subsidiaries (measured as of the time of receipt of such Designated Non-Cash Consideration), with the fair market value of each item of Designated Non-Cash Consideration being measured at the time received and without giving effect to subsequent changes in value, shall be deemed to be cash consideration; (viii) the sale of unused Real Property that is unimproved (except for parking lots) and that is adjacent to a Park, provided that with respect to all Dispositions permitted by this clause; (viii) Dispositions shall be made for at least fair market value as determined in good faith by the Borrower and for at least 75% cash or cash equivalent consideration and shall be subject to Section 5.5(b), as applicable, (ix) Dispositions permitted by Sections 9.3(g), 9.4, 9.5(a) (other than Section 9.5(a)(v)), 9.5(d), 9.6 and 9.8 and 9.9, (x) Dispositions in the ordinary course of business of cash or Permitted Investments, (xi) leases, subleases, licenses or sublicenses (including the provision of software under an open source license), in each case in the ordinary course of business, and the termination thereof, which do not materially interfere with the business of Parent and its Subsidiaries, taken as a whole, (xii) Dispositions related to Recovery Events (without giving effect to the dollar threshold set forth in the definition thereof); provided that with respect to all Dispositions permitted by this clause (xii) the requirements of Section 5.5(b) (giving effect to the dollar threshold set forth in the definition of Recovery Event) are complied with in connection therewith (subject to Section 5.11), (xiii) Dispositions of Investments in joint ventures to the extent required by, or required to be made pursuant to customary buy/sell arrangements between, the joint venture parties set forth in joint venture arrangements and similar binding arrangements, (xiv) Dispositions of Property (other than Capital Stock of the Partnership Parks Entities) to the extent that (A) such Property is exchanged for credit against the purchase price of similar replacement Property or (B) the proceeds of such Disposition are promptly applied to the purchase price of such replacement property, (xv) Dispositions of accounts receivables in</text:p>
            <text:p/>
            <text:p> </text:p>
            <text:p/>
            <text:p>131</text:p>
            <text:p/>
            <text:p> </text:p>
            <text:p/>
            <text:p>connection with the collection or compromise thereof, (xvi) Dispositions in the ordinary course of business consisting of the abandonment of Intellectual Property rights, which in the reasonable good faith determination of Parent or any of its Subsidiaries, are uneconomical, negligible, obsolete or otherwise not material in the conduct of its business, (xvii) Dispositions of non-core assets acquired in connection with a Permitted Acquisition, (xviii) Dispositions of the Capital Stock of Unrestricted Entities or any of their assets, (xix) any sale, lease, transfer or other Disposition of the property and assets set forth on Schedule 9.5(c) and (xx) the unwinding of any Hedging Agreement.</text:p>
            <text:p/>
            <text:p> </text:p>
            <text:p/>
            <text:p>To the extent any Collateral is Disposed of as expressly permitted by this Section 9.5 to any Person other than a Loan Party, such Collateral shall be sold free and clear of the Liens created by the Loan Documents, subject to the provisions of Section 12.16 hereof.</text:p>
            <text:p/>
            <text:p> </text:p>
          </table:table-cell>
          <table:table-cell table:number-columns-repeated="1013"/>
        </table:table-row>
        <table:table-row table:style-name="ro1">
          <table:table-cell office:value-type="string" calcext:value-type="string">
            <text:p><text:a xlink:href="https://www.sec.gov/Archives/edgar/data/876167/000087616719000073/secondarcreditagreement4_3.htm" xlink:type="simple">https://www.sec.gov/Archives/edgar/data/876167/000087616719000073/secondarcreditagreement4_3.htm</text:a></text:p>
          </table:table-cell>
          <table:table-cell office:value-type="string" calcext:value-type="string">
            <text:p>SECOND AMENDED AND RESTATED CREDIT AGREEMENT</text:p>
          </table:table-cell>
          <table:table-cell office:value-type="string" calcext:value-type="string">
            <text:p>SECOND AMENDED AND RESTATED CREDIT AGREEMENT (this “Agreement”) dated as of April 30, 2019, among PROGRESS SOFTWARE CORPORATION, a Delaware corporation (the “Borrower”), the LENDERS from time to time party hereto, and JPMORGAN CHASE BANK, N.A., as Administrative Agent.</text:p>
          </table:table-cell>
          <table:table-cell office:value-type="string" calcext:value-type="string">
            <text:p>SECTION 2.21    Expansion Option; Incremental Facilities.</text:p>
            <text:p>(a)    The Borrower may from time to time elect to increase the Revolving Commitments (each such increase, an “Incremental Revolving Facility”) or enter into one or more additional tranches of term loans (each, an “Incremental Term Loan”), in each case in a minimum amount of $10,000,000 and an integral multiple of $5,000,000 in excess thereof so long as, after giving effect thereto, the aggregate amount of all such Incremental Revolving Facilities and Incremental Term Loans does not exceed $125,000,000. Each request from the Borrower pursuant to this Section 2.21 shall set forth the requested amount and proposed terms of the relevant Incremental Revolving Facility or Incremental Term Loans. The Borrower may arrange for any such Incremental Revolving Facility or Incremental Term Loan to be provided by</text:p>
            <text:p/>
            <text:p>-73-</text:p>
            <text:p>4832-2498-4973</text:p>
            <text:p/>
            <text:p/>
            <text:p>one or more Lenders (each Lender so agreeing to an increase in its Revolving Commitment, or to participate in such Incremental Term Loans, an “Increasing Lender”), or by one or more new banks, financial institutions or other entities (each such new bank, financial institution or other entity, an “Augmenting Lender” and, together with each Increasing Lender, collectively, the “Additional Lenders”), to increase their existing Revolving Commitments, or to participate in such Incremental Term Loans, or extend Revolving Commitments, as the case may be; provided, that (i) each Augmenting Lender shall be subject to the approval of the Borrower and, except in the case of an Incremental Term Loan, the Administrative Agent, the Swingline Lender and the Issuing Bank, which approvals shall not be unreasonably withheld or delayed, and (ii) (A) in the case of an Increasing Lender, the Borrower and such Increasing Lender execute an agreement substantially in the form of Exhibit E, and (B) in the case of an Augmenting Lender, the Borrower and such Augmenting Lender execute an agreement substantially in the form of Exhibit F hereto. No existing Lender shall have any obligation or be required to provide any Incremental Revolving Facility or any Incremental Term Loan unless it expressly so agrees. No consent of any Lender (other than the Lenders participating in such Incremental Revolving Facility or Incremental Term Loan) shall be required for any such increase or Incremental Term Loan pursuant to this Section 2.21.</text:p>
            <text:p>(b)    Incremental Revolving Facilities and Incremental Term Loans created pursuant to this Section 2.21 shall become effective on the date agreed by the Borrower, the Administrative Agent and the relevant Increasing Lenders or Augmenting Lenders, and the Administrative Agent shall notify each Lender thereof. Notwithstanding the foregoing and in the case of a Incremental Revolving Facility or an Incremental Term Loan incurred to finance a Limited Condition Acquisition, which shall be subject to Section 1.08, no increase in the Revolving Commitments (or in the Revolving Commitment of any Lender) or Incremental Term Loan shall become effective under this paragraph unless (i) on the proposed date of the effectiveness of such Incremental Revolving Facility or Incremental Term Loan, (A) the conditions set forth in paragraphs (a) and (b) of Section 4.02 shall be satisfied both before and immediately after giving effect to such Incremental Revolving Facility or Incremental Term Loan or waived by the Required Lenders, subject to customary so-called “certain fund provisions” or similar provisions in connection with a Limited Condition Acquisition, and the Administrative Agent shall have received a certificate to that effect dated such date and executed by a Financial Officer of the Borrower and (B) the Borrower shall be in pro forma compliance with each financial covenant set forth in Section 6.10, recomputed (1) as if such Incremental Revolving Facility or Incremental Term Loan (and the application of proceeds thereof to the repayment of any other Indebtedness) had occurred on the first day of the most recent Reference Period preceding the date thereof for which the Borrower has delivered Financial Statements, (2) with Consolidated Senior Secured Debt, Consolidated Total Debt, cash and Cash Equivalent Investments measured as of the date of and immediately after giving effect to any funding in connection with such Incremental Revolving Facility or Incremental Term Loan (and the application of proceeds thereof to the repayment of any other Indebtedness) and (3) with Consolidated EBITDA and Consolidated Fixed Charges measured for the Reference Period then most recently ended for which the Borrower has delivered Financial Statements, and (ii) the Administrative Agent shall have received documents (including legal opinions) reasonably satisfactory to it and consistent with those delivered on the Effective Date as to the corporate power and authority of the</text:p>
            <text:p/>
            <text:p>-74-</text:p>
            <text:p>4832-2498-4973</text:p>
            <text:p/>
            <text:p/>
            <text:p>Borrowers to borrow hereunder immediately after giving effect to such Incremental Revolving Facility or Incremental Term Loan.</text:p>
            <text:p>(c)    On the effective date of any Incremental Revolving Facility, (i) each relevant Increasing Lender and Augmenting Lender shall make available to the Administrative Agent such amounts in immediately available funds as the Administrative Agent shall determine, for the benefit of the other Lenders, as being required in order to cause, after giving effect to such Incremental Revolving Facility and the use of such amounts to make payments to such other Lenders, each Lender’s portion of the outstanding Revolving Loans of all the Lenders to equal its Applicable Percentage of such outstanding Revolving Loans, and (ii) the Borrower shall be deemed to have repaid and reborrowed all outstanding Revolving Loans as of the date of any increase in the Revolving Commitments (with such reborrowing to consist of the Types of Revolving Loans, with related Interest Periods if applicable, specified in a notice delivered by the Borrower, in accordance with the requirements of Section 2.03). The deemed payments made pursuant to clause (ii) of the immediately preceding sentence shall be accompanied by payment of all accrued interest on the amount prepaid and, in respect of each Eurocurrency Loan, shall be subject to indemnification by the Borrowers pursuant to the provisions of Section 2.16 if the deemed payment occurs other than on the last day of the related Interest Periods.</text:p>
            <text:p>(d)    The Incremental Term Loans (i) shall rank pari passu in right of payment with the Revolving Loans and the initial Term Loans, (ii) shall not mature earlier than the Maturity Date (but may have amortization prior to such date), (iii) shall have a weighted average life to maturity that is no earlier than the weighted average life to maturity of the existing Term Loans, and (iv) shall be treated substantially the same as (and in any event no more favorably than) the existing Term Loans or Revolving Loans; provided, that (x) the terms and conditions applicable to any Incremental Term Loan maturing after the Maturity Date may provide for material additional or different financial covenants or other covenants or prepayment requirements applicable only during periods after the Maturity Date and (y) any interest rate margins, upfront fees, original issue discounts (“OID”), any interest rate floors and any customary arrangement or commitment fees applicable to the Incremental Term Loans shall be determined by the Borrower and the applicable Additional Lenders.</text:p>
            <text:p>(e)    Incremental Term Loans may be made hereunder pursuant to an amendment or restatement (an “Incremental Term Loan Amendment”) of this Agreement and, as appropriate, the other Loan Documents, executed by the Borrower, each Additional Lender participating in such Incremental Term Loan, as applicable, and the Administrative Agent. Each Incremental Term Loan Amendment may, without the consent of any other Lenders (except to the extent required pursuant to the provisos in Section 9.02(b)) or the Required Lenders, effect such amendments to this Agreement and the other Loan Documents as may be necessary or appropriate, in the reasonable opinion of the Administrative Agent, to effect the provisions of this Section 2.21. Nothing contained in this Section 2.21 shall constitute, or otherwise be deemed to be, a commitment on the part of any Lender to increase its Revolving Commitment hereunder, or provide Incremental Term Loans, at any time. </text:p>
          </table:table-cell>
          <table:table-cell office:value-type="string" calcext:value-type="string">
            <text:p>SECTION 2.11    Prepayment of Loans.</text:p>
            <text:p>(a)    The Borrower shall have the right at any time and from time to time to prepay any Borrowing in whole or in part, subject to prior notice in accordance with paragraph (d) of this Section; provided that each prepayment shall be in an aggregate amount that is (i) an integral multiple of (A) in the case of a Borrowing denominated in U.S. Dollars, $100,000, (B) in the case of a Borrowing denominated in Japanese Yen, ¥10,000,000, and (C) in the case of a Borrowing denominated in any other Foreign Currency, the smallest amount of such Foreign Currency that is an integral multiple of 100,000 units of such currency and that has an Equivalent Amount in excess of $100,000, and (ii) not less than (A) in the case of a Borrowing denominated in U.S. Dollars, $500,000, (B) in the case of a Borrowing denominated in Japanese Yen, ¥50,000,000, and (C) in the case of a Borrowing denominated in any other Foreign Currency, the smallest amount of such Foreign Currency that is an integral multiple of 500,000 units of such currency and that has an Equivalent Amount in excess of $500,000.</text:p>
            <text:p>(b)    In the event and on each occasion that any Net Proceeds are received by or on behalf of any Loan Party in respect of any Prepayment Event, the Borrower shall, immediately after such Net Proceeds are received by such Loan Party, prepay the Obligations as set forth in Section 2.11(c) below in an aggregate amount equal to 100% of such Net Proceeds, provided, however, that, in the case of any event described in clause (a) or clause (b) of the definition of the term “Prepayment Event,” if (i) solely in the case of a Prepayment Event described in clause (b) of such definition, the fair value of the properties or assets affected by such casualty, taking or condemnation is less than $10,000,000 and (ii) the Borrower shall have delivered to the Administrative Agent a certificate of a Financial Officer to the effect that the Loan Parties have applied or committed to apply the Net Proceeds from such event (or a portion thereof specified in such certificate), within 365 days after receipt of such Net Proceeds, to acquire (or replace or rebuild) real property, equipment or other tangible assets (excluding inventory) to be used in the business of the Loan Parties, and certifying that no Default has occurred and is continuing, then</text:p>
            <text:p/>
            <text:p>-55-</text:p>
            <text:p>4832-2498-4973</text:p>
            <text:p/>
            <text:p/>
            <text:p>no prepayment shall be required pursuant to this paragraph in respect of the Net Proceeds specified in such certificate to the extent that the Net Proceeds specified in such certificate are indeed so applied within the longer of (i) such 365 day period, and (ii) 180 days after being committed, if within such 365 day period the Net Proceeds are committed to reinvestment.</text:p>
            <text:p>(c)    All such amounts pursuant to Section 2.11(b) shall be applied to prepay the Term Loans, to be applied pro rata to the remaining amortization installments of the Term Loans.</text:p>
            <text:p>(d)    The Borrower shall notify the Administrative Agent (and, in the case of prepayment of a Swingline Loan, the Swingline Lender) by a telecopy of a written notice signed by a Responsible Officer of the Borrower (or, in the case of a prepayment of a Borrowing denominated in U.S. Dollars, by telephone confirmed promptly by telecopy or electronic mail to the Administrative Agent of a written notice signed by a Responsible Officer of the Borrower) of any prepayment hereunder (i) in the case of prepayment of a Eurocurrency Borrowing denominated in U.S. Dollars, not later than 11:00 a.m., New York City time, three (3) Business Days before the date of prepayment, (ii) in the case of prepayment of a Eurocurrency Borrowing denominated in a Foreign Currency or of an Australian Dollar Borrowing, not later than 11:00 a.m., Local Time, four (4) Business Days before the date of prepayment, (iii) in the case of prepayment of an ABR Borrowing (other than a Swingline Loan or Borrowing), not later than 11:00 a.m., New York City time, on the date of prepayment or (iv) in the case of prepayment of a Swingline Loan, not later than 1:00 p.m., New York City time, on the date of prepayment. Each such telephonic and written notice shall be irrevocable and shall specify the prepayment date and the principal amount of each Borrowing or portion thereof to be prepaid; provided that, if a notice of prepayment is given in connection with a conditional notice of termination of the Revolving Commitments as contemplated by Section 2.09, then such notice of prepayment may be revoked if such notice of termination is revoked in accordance with Section 2.09. Promptly following receipt of any such notice relating to a Borrowing, the Administrative Agent shall advise the Lenders of the contents thereof. Each partial prepayment of any Revolving Borrowing shall be in an amount that would be permitted in the case of an advance of a Revolving Borrowing of the same Type as provided in Section 2.02. Each prepayment of a Revolving Borrowing shall be applied ratably to the Revolving Loans included in the prepaid Revolving Borrowing. Each voluntary prepayment of a Term Loan Borrowing shall be applied against the remaining amortization installments of the Term Loans in such order as the Borrower shall direct. Prepayments shall be accompanied by accrued interest to the extent required by Section 2.13 and break funding payments to the extent required by Section 2.16.</text:p>
            <text:p>(e)    If at any time, (i) other than as a result of fluctuations in currency exchange rates, the sum of the aggregate principal Dollar Amount of the Total Revolving Credit Exposure of all Lenders (calculated, with respect to Revolving Loans and LC Exposure denominated in Foreign Currencies, as of the most recent Computation Date with respect to each such Lender’s Revolving Loans and LC Exposure) exceeds the Aggregate Revolving Commitment or (ii) solely as a result of fluctuations in currency exchange rates, (A) the aggregate principal Dollar Amount of the Total Revolving Credit Exposure (so calculated), as of the most recent Computation Date, exceeds one hundred five percent (105%) of the Aggregate Revolving Commitment or (B) the aggregate principal Dollar Amount of the Total Revolving Credit Exposure denominated in</text:p>
            <text:p/>
            <text:p>-56-</text:p>
            <text:p>4832-2498-4973</text:p>
            <text:p/>
            <text:p/>
            <text:p>Foreign Currencies (the “Foreign Currency Exposure”) (so calculated), as of the most recent Computation Date, exceeds one hundred five percent (105%) of the Foreign Currency Sublimit, the Borrower shall, in each case, immediately (or, in the case of an overdraw resulting solely from fluctuations in currency exchange rates as described in the foregoing clause (ii), within two (2) Business Days after receiving notice thereof from the Administrative Agent) repay Revolving Borrowings or cash collateralize LC Exposure in accordance with the procedures set forth in Section 2.06(j), as applicable, in an aggregate principal amount sufficient to cause (x) the Dollar Amount of the Total Revolving Credit Exposure (so calculated) to be less than or equal to the Aggregate Revolving Commitment and (y) the Foreign Currency Exposure to be less than or equal to the Foreign Currency Sublimit, as applicable.</text:p>
          </table:table-cell>
          <table:table-cell office:value-type="string" calcext:value-type="string">
            <text:p>SECTION 6.01    Indebtedness. The Borrower will not, and will not permit any Subsidiary to, create, incur, assume or permit to exist any Indebtedness, except:</text:p>
            <text:p>(a)    Indebtedness under the Loan Documents;</text:p>
            <text:p>(b)    Indebtedness existing on the date hereof and set forth in Schedule 6.01 and extensions, renewals and replacements of any such Indebtedness to the extent the principal amount thereof is not increased except by an amount equal to a reasonable premium or other reasonable amount paid, and fees and expenses reasonably incurred, in connection with such refinancing and by an amount equal to any existing commitments unutilized thereunder;</text:p>
            <text:p>(c)    Indebtedness of the Borrower to any Subsidiary and, to the extent permitted by Section 6.04, of any Subsidiary to the Borrower or any other Subsidiary;</text:p>
            <text:p>(d)    Guarantees by the Borrower of Indebtedness of any Subsidiary and by any Subsidiary of Indebtedness of the Borrower or any other Subsidiary;</text:p>
            <text:p>(e)    Indebtedness of the Borrower or any Subsidiary incurred to finance the acquisition, construction or improvement of any fixed or capital assets, including Capital Lease Obligations and any Indebtedness assumed in connection with the acquisition of any such assets or secured by a Lien on any such assets prior to the acquisition thereof, and extensions, renewals and replacements of any such Indebtedness that do not increase the outstanding principal amount thereof; provided that (i) such Indebtedness is incurred prior to or within one hundred eighty (180) days after such acquisition or the completion of such construction or improvement and (ii) the aggregate principal amount of Indebtedness permitted by this clause (e) shall not exceed $35,000,000 at any time outstanding;</text:p>
            <text:p>(f)    Indebtedness of any Person that becomes a Subsidiary after the date hereof; provided that (i) such Indebtedness exists at the time such Person becomes a Subsidiary and is not created in contemplation of or in connection with such Person becoming a Subsidiary and (ii)</text:p>
            <text:p/>
            <text:p>-90-</text:p>
            <text:p>4832-2498-4973</text:p>
            <text:p/>
            <text:p/>
            <text:p>the aggregate principal amount of Indebtedness permitted by this clause (f) shall not exceed $20,000,000 at any time outstanding;</text:p>
            <text:p>(g)    Indebtedness of the Borrower or any Subsidiary (i) as an account party in respect of trade letters of credit and bank guarantees issued on account of trade obligations and (ii) constituting reimbursement obligations in respect of surety, customs and appeal bonds, performance bonds and other obligations of a like nature incurred in the ordinary course of business;</text:p>
            <text:p>(h)    other Indebtedness of the Borrower or any Subsidiary; provided that the aggregate principal amount of Indebtedness permitted by this clause (h) shall not exceed $75,000,000 at any time outstanding (of which up to $25,000,000 in aggregate may be secured by Liens); and</text:p>
            <text:p>(i)    other unsecured Indebtedness of the Borrower and its Subsidiaries, provided that, at the time of the incurrence or assumption of any such Indebtedness and immediately after giving effect thereto, (w) no Default shall have occurred and be continuing, (x) the Borrower shall be in compliance with the Consolidated Total Leverage Ratio covenant set forth in Section 6.10(b), calculated on a pro forma basis at the time of incurrence of such unsecured Indebtedness and after giving effect thereto (with Consolidated Total Debt measured as of the date of and after giving effect to such Indebtedness (and the application of proceeds thereof to the repayment of any other Indebtedness) and Consolidated EBITDA measured for the Reference Period then most recently ended), (y) such Indebtedness shall have no amortization and the final maturity date of such Indebtedness shall be no earlier than 180 days after the Maturity Date, and (z) the terms of such Indebtedness shall not provide for any scheduled repayment, mandatory redemption or repurchase, sinking fund obligations or other payment (other than interest) prior to the date that is 180 days after the Maturity Date, other than customary offers to purchase upon a change of control, asset sale or casualty or condemnation event and customary acceleration rights upon an event of default.</text:p>
          </table:table-cell>
          <table:table-cell office:value-type="string" calcext:value-type="string">
            <text:p>SECTION 6.02    Liens. The Borrower will not, and will not permit any Subsidiary to, create, incur, assume or permit to exist any Lien on any property or asset now owned or hereafter acquired by it, except:</text:p>
            <text:p>(a)    Permitted Encumbrances;</text:p>
            <text:p>(b)    any Lien on any property or asset of the Borrower or any Subsidiary existing on the date hereof and set forth in Schedule 6.02; provided that (i) such Lien shall not apply to any other property or asset of the Borrower or any Subsidiary and (ii) such Lien shall secure only those obligations which it secures on the date hereof and extensions, renewals and replacements thereof permitted by Section 6.01(b);</text:p>
            <text:p>(c)    any Lien existing on any property or asset prior to the acquisition thereof by the Borrower or any Subsidiary or existing on any property or asset of any Person that becomes a Subsidiary after the date hereof prior to the time such Person becomes a Subsidiary; provided that (i) such Lien is not created in contemplation of or in connection with such acquisition or such Person becoming a Subsidiary, as the case may be, (ii) such Lien shall not apply to any</text:p>
            <text:p/>
            <text:p>-91-</text:p>
            <text:p>4832-2498-4973</text:p>
            <text:p/>
            <text:p/>
            <text:p>other property or assets of the Borrower or any Subsidiary and (iii) such Lien shall secure only those obligations which it secures on the date of such acquisition or the date such Person becomes a Subsidiary, as the case may be and extensions, renewals and replacements thereof to the extent the principal amount thereof is not increased except by an amount equal to a reasonable premium or other reasonable amount paid, and fees and expenses reasonably incurred, in connection with such refinancing and by an amount equal to any existing commitments unutilized thereunder;</text:p>
            <text:p>(d)    Liens on fixed or capital assets acquired, constructed or improved by the Borrower or any Subsidiary; provided that (i) such security interests secure only Indebtedness permitted by Section 6.01(e), (ii) such security interests and the Indebtedness secured thereby are incurred prior to or within one hundred eighty (180) days after such acquisition or the completion of such construction or improvement, (iii) the Indebtedness secured thereby does not exceed the cost of acquiring, constructing or improving such fixed or capital assets and (iv) such security interests shall not apply to any other property or assets of the Borrower or any Subsidiary; and</text:p>
            <text:p>(e)    any Lien on any property or asset of the Borrower or any Subsidiary to the extent securing Indebtedness permitted by Section 6.01(h) in an aggregate amount at any time outstanding not to exceed $25,000,000.</text:p>
          </table:table-cell>
          <table:table-cell office:value-type="string" calcext:value-type="string">
            <text:p>SECTION 6.06 <text:s text:c="3"/>Restricted Payments. The Borrower will not, and will not permit any of its Subsidiaries to, declare or make, or agree to pay or make, directly or indirectly, any Restricted Payment, except (a) the Borrower may declare and pay dividends with respect to its Equity Interests payable solely in additional shares of its common stock; (b) Subsidiaries may declare and pay dividends ratably with respect to their Equity Interests; (c) the Borrower may make Restricted Payments pursuant to and in accordance with stock option plans or other benefit plans for management or employees of the Borrower and its Subsidiaries; and (d) the Borrower may declare and pay cash dividends with respect to its Equity Interests, and make cash payments on account of the purchase, redemption, retirement, acquisition, cancellation or termination of its Equity Interests, in each case without limit, so long as no Default shall have occurred and be continuing or would result therefrom; provided however that, in the case of this clause (d), if at the time of making any such cash dividend or payment and immediately after giving effect thereto, the Borrower’s Consolidated Total Leverage Ratio calculated on a pro forma basis exceeds 3.00 to 1.00 (with Consolidated Total Debt measured as of the date of such cash dividend or payment and Consolidated EBITDA measured for the Reference Period then most recently ended), then the aggregate amount of all such cash dividends and payments made pursuant to this clause (d) during any period when the Consolidated Total Leverage Ratio calculated on a pro forma basis at the time of making such cash dividends or payments (and after giving effect thereto) exceeds 3.00 to 1.00, shall not exceed in the aggregate $40,000,000 during any fiscal year.</text:p>
          </table:table-cell>
          <table:table-cell office:value-type="string" calcext:value-type="string">
            <text:p>SECTION 6.09 <text:s text:c="3"/>Asset Dispositions. The Borrower will not, and will not permit any of its Subsidiaries to Dispose of any of its assets, except that, if at the time thereof and immediately after giving effect thereto no Default shall have occurred and be continuing, the Borrower or any Subsidiary may (a) Dispose of any assets to the extent permitted by Section 6.03 or Section 6.04, (b) Dispose of any assets that are obsolete or no longer used in the Borrower’s or such Subsidiary’s business, (c) Dispose of any inventory in the ordinary course of business, (d) grant leases, licenses, subleases or sublicenses in the ordinary course of business which do not interfere in any material respect with the ordinary conduct of business of the Borrower or such Subsidiary, and (e) Dispose of any other assets; provided that, in the case of this clause (e), (i) such assets shall be disposed of for fair market value and on an arm’s-length basis and (ii) the net book value of the assets disposed of from and after the date of this Agreement shall not, in the aggregate, exceed twenty-five percent (25%) of the Borrower’s Consolidated Tangible Assets as set forth on the Borrower’s most recent audited financial statements delivered pursuant to Section 4.01(h).</text:p>
          </table:table-cell>
          <table:table-cell table:number-columns-repeated="1013"/>
        </table:table-row>
        <table:table-row table:style-name="ro1">
          <table:table-cell office:value-type="string" calcext:value-type="string">
            <text:p><text:a xlink:href="https://www.sec.gov/Archives/edgar/data/918965/000119312519130076/d740673dex101.htm" xlink:type="simple">https://www.sec.gov/Archives/edgar/data/918965/000119312519130076/d740673dex101.htm</text:a></text:p>
          </table:table-cell>
          <table:table-cell office:value-type="string" calcext:value-type="string">
            <text:p>SECOND AMENDED AND RESTATED CREDIT AGREEMENT </text:p>
          </table:table-cell>
          <table:table-cell office:value-type="string" calcext:value-type="string">
            <text:p>SECOND AMENDED AND RESTATED CREDIT AGREEMENT dated as of April 30, 2019, among SCANSOURCE, INC., the Subsidiary Borrowers party hereto, the LENDERS party hereto, and JPMORGAN CHASE BANK, N.A., as Administrative Agent, Swingline Lender and Issuing Bank. </text:p>
          </table:table-cell>
          <table:table-cell office:value-type="string" calcext:value-type="string">
            <text:p>SECTION 2.09. Termination, Reduction and Increase of Commitments. (a) Unless previously terminated, (i) the Term Loan Commitments shall terminate upon the funding of the Term Loans on the Effective Date and (ii) all other Commitments shall terminate on the Maturity Date.</text:p>
            <text:p/>
            <text:p>(b) The Borrower may at any time terminate, or from time to time reduce, the Revolving Commitments; provided that (i) each reduction of the Revolving Commitments shall be in an amount that is an integral multiple of $5,000,000 and not less than $10,000,000 and (ii) the Borrower shall not terminate or reduce the Revolving Commitments if, after giving effect to any concurrent prepayment of the Loans in accordance with Section 2.11, the Total Revolving Credit Exposure would exceed the total Revolving Commitments.</text:p>
            <text:p/>
            <text:p>(c) The Borrower shall notify the Administrative Agent of any election to terminate or reduce the Commitments under paragraph (b) of this Section at least three Business Days prior to the effective date of such termination or reduction, specifying such election and the effective date thereof. Promptly following receipt of any notice, the Administrative Agent shall advise the Lenders of the contents thereof. Each notice delivered by the Borrower pursuant to this Section shall be irrevocable; provided that a notice of termination of the Commitments delivered by the Borrower may state that such notice is conditioned upon the effectiveness of other credit facilities, in which case such notice may be revoked by the Borrower (by notice to the Administrative Agent on or prior to the specified effective date) if such condition is not satisfied. Any termination or reduction of the Commitments shall be permanent. Each reduction of the Commitments shall be made ratably among the Lenders in accordance with their respective Commitments.</text:p>
            <text:p/>
            <text:p> </text:p>
            <text:p/>
            <text:p>47</text:p>
            <text:p/>
            <text:p>(d) The Borrower at its option may, from time to time, seek to (i) request one or more term loans (each an “Incremental Term Loan” and, collectively, the “Incremental Term Loans”) and/or (ii) increase the aggregate Revolving Commitments (each such increase, an “Incremental Revolving Commitment” and, together with the Incremental Term Loans, the “Incremental Facilities”) by up to an aggregate amount of $250,000,000 upon at least three (3) Business Days’ prior written notice to the Administrative Agent, which notice shall specify the amount of any such Incremental Facility (which shall not be less than $25,000,000 or such lesser amount to which the Administrative Agent may agree) and shall certify that no Default has occurred and is continuing. After delivery of such notice, the Borrower, in consultation with the Administrative Agent, may offer the Incremental Facility (which may be declined by any Lender in its sole discretion) on either a ratable basis to the Lenders of any Class or on a non pro-rata basis to one or more Lenders and/or to other lenders or entities (other than any Ineligible Institution) reasonably acceptable to the Administrative Agent, the Issuing Banks (in the case of an Incremental Revolving Commitment), the Swingline Lenders (in the case of an Incremental Revolving Commitment) and the Borrower. No Incremental Facility shall become effective until the existing or new Lenders extending such Incremental Facility and the Borrower shall have delivered to the Administrative Agent a document in form and substance reasonably satisfactory to the Administrative Agent and the Borrower pursuant to which (i) any such existing Lender providing or increasing a commitment in respect of such Incremental Facility agrees to the amount of its portion of the Incremental Facility, (ii) any such new lender providing a commitment in respect of such Incremental Facility agrees to its portion of the Incremental Facility and agrees to assume and accept the obligations and rights of a Lender of the applicable Class hereunder, as applicable, (iii) the Borrower accepts such Incremental Facility, (iv) the effective date of any Incremental Facility is specified by the Borrower and the lenders providing or increasing their respective commitments in respect of such Incremental Facility and (v) the Borrower certifies that on such date the conditions for a new Loan set forth in Section 4.02 are satisfied. The terms of any Incremental Term Loan shall, taken as a whole, be substantially identical to, or less favorable to the lenders making such Incremental Term Loan than, the terms applicable to Loans hereunder, except that (A) the Borrower and the Administrative Agent may amend this Agreement and the other Credit Documents to implement such mechanical and conforming changes as the Borrower and the Administrative Agent deem appropriate, (B) the maturity date of any Incremental Term Loan shall be no earlier than the Maturity Date, (C) the interest rate margins and other economic terms, amortization schedule, prepayment terms, borrower (which shall be the Borrower or a Subsidiary Borrower) and currency applicable to any Incremental Term Loan shall be determined by the Borrower and the lenders thereunder and (D) the foregoing limitation upon the terms of any Incremental Term Loan shall not apply to covenants or other provisions applicable only to periods after the Maturity Date. Each Incremental Term Loan shall be made pursuant to an amendment, restatement or amendment and restatement (an “Incremental Term Loan Amendment”) of this Agreement and, as appropriate, the other Credit Documents, executed by each Borrower, each lender under such Incremental Term Loan and the Administrative Agent, in each case without the need to obtain the consent of any other Person. Each Incremental Term Loan Amendment may effect such amendments to this Agreement and the other Credit Documents as may be necessary or appropriate, in the reasonable opinion of the Administrative Agent and the Borrower, to effect the provisions of this Section. The Lenders hereby irrevocably authorize the Administrative Agent to enter into such Incremental Term Loan Amendments. Upon the effectiveness of any Incremental Revolving Commitment pursuant hereto, (i) each Revolving Lender (new or existing) shall be deemed to have accepted an assignment at par from the existing Revolving Lenders, and the existing Revolving Lenders shall be deemed to have made an assignment at par to each new or existing Revolving Lender accepting a new or increased Revolving Commitment, of an interest in each then outstanding Revolving Loan (in each case, on the terms and conditions set forth in the Assignment and Assumption) and (ii) the Swingline Exposure and LC Exposure of the existing and new Revolving Lenders shall be automatically adjusted such that, after giving effect to such assignments and adjustments, all Revolving Credit Exposure hereunder is held ratably by the Revolving Lenders in proportion to their respective Revolving Commitments. Assignments pursuant to the preceding sentence shall be made in exchange for, and substantially contemporaneously with the payment to the assigning Revolving Lenders of, the principal amount assigned plus accrued and unpaid interest and commitment and Letter of Credit fees relating to such principal amount. Payments received by assigning Revolving Lenders pursuant to this</text:p>
            <text:p/>
            <text:p> </text:p>
            <text:p/>
            <text:p>48</text:p>
            <text:p/>
            <text:p>Section in respect of the principal amount of any Eurocurrency Loan shall, for purposes of Section 2.16, be deemed prepayments of such Loan. Any Incremental Facility pursuant to this Section shall be subject to receipt by the Administrative Agent from the Borrower of such supplemental opinions, resolutions, certificates and other documents as the Administrative Agent may reasonably request. Notwithstanding anything in Section 9.02 or elsewhere herein to the contrary, no consent of any Lender (other than the Lenders agreeing to new or increased commitments) shall be required for any Incremental Facility or Loan made pursuant to this Section 2.09(d). In connection with any increase of the Revolving Commitments or Incremental Term Loans pursuant to this Section 2.09, any Person becoming a new Lender party hereto shall (1) execute such documents and agreements as the Administrative Agent may reasonably request and (2) in the case of any such Person that is organized under the laws of a jurisdiction outside of the United States of America, provide to the Administrative Agent, its name, address, tax identification number and/or such other information as shall be necessary for the Administrative Agent to comply with “know your customer” and anti-money laundering rules and regulations, including without limitation, the Patriot Act. </text:p>
          </table:table-cell>
          <table:table-cell office:value-type="string" calcext:value-type="string">
            <text:p>SECTION 2.11. Prepayment of Loans. (a) The Borrowers shall have the right at any time and from time to time to prepay any Borrowing in whole or in part, subject to prior notice in accordance with paragraph (b) of this Section.</text:p>
            <text:p/>
            <text:p> </text:p>
            <text:p/>
            <text:p>50</text:p>
            <text:p/>
            <text:p>(b) The Applicable Borrower shall notify the Administrative Agent (and, in the case of prepayment of a Swingline Loan, the applicable Swingline Lender) by telephone (confirmed by telecopy or electronic communication) of any prepayment hereunder (i) in the case of prepayment of a Eurocurrency Borrowing, not later than 11:00 a.m., Local Time, three Business Days before the date of prepayment, (ii) in the case of prepayment of an ABR Borrowing, not later than 11:00 a.m., New York City time, one Business Day before the date of prepayment or (iii) in the case of prepayment of a Swingline Dollar Loan, not later than 4:00 p.m., New York City time, and in the case of prepayment of a Swingline Foreign Currency Loan, not later than 2:00 p.m., London time, in each case on the date of prepayment. Each such notice shall be irrevocable and shall specify the prepayment date and the principal amount of each Borrowing or portion thereof to be prepaid; provided that, if a notice of prepayment is given in connection with a conditional notice of termination of the Commitments as contemplated by Section 2.09, then such notice of prepayment may be revoked if such notice of termination is revoked in accordance with Section 2.09. Promptly following receipt of any such notice relating to a Borrowing, the Administrative Agent shall advise the Lenders of the contents thereof. Each partial prepayment of any Borrowing shall be in an amount that would be permitted in the case of an advance of a Borrowing of the same Type as provided in Section 2.02. Each prepayment of a Borrowing of any Class shall be applied ratably to the Loans of such Class included in the prepaid Borrowing. Prepayments shall be accompanied by (i) accrued interest to the extent required by Section 2.13 and (ii) break funding payments pursuant to Section 2.16.</text:p>
            <text:p/>
            <text:p>(c) Each voluntary prepayment of the Term Loan shall be applied to the remaining principal payments due hereunder as directed by the Borrower (or, in the absence of any such direction, on a pro rata basis to all remaining installments thereof, including any amount payable on the Maturity Date). </text:p>
          </table:table-cell>
          <table:table-cell office:value-type="string" calcext:value-type="string">
            <text:p>SECTION 6.01. Indebtedness. The Borrower will not, and will not permit any Subsidiary to, create, incur, assume or permit to exist any Indebtedness, except:</text:p>
            <text:p/>
            <text:p>(a) the Secured Obligations and any other Indebtedness created hereunder and the other Credit Documents;</text:p>
            <text:p/>
            <text:p>(b) Indebtedness existing on the Effective Date and set forth in Schedule 6.01, and any extensions, renewals or replacements of any such Indebtedness and extensions, renewals and replacements of any such Indebtedness that do not increase the outstanding principal amount thereof;</text:p>
            <text:p/>
            <text:p> </text:p>
            <text:p/>
            <text:p>78</text:p>
            <text:p/>
            <text:p>(c) Indebtedness between and among the Borrower and the Subsidiary Guarantors and Indebtedness arising out of Guarantees by any such Person of the Indebtedness of any other such Person;</text:p>
            <text:p/>
            <text:p>(d) Indebtedness between and among Subsidiaries which are not Subsidiary Guarantors and Indebtedness arising out of Guarantees by any such Person of the Indebtedness of any other such Person;</text:p>
            <text:p/>
            <text:p>(e) (i) Indebtedness between and among the Borrower and its Subsidiaries and (ii) Indebtedness arising out of Guarantees by the Borrower or any Subsidiary of Indebtedness of the Borrower or any Subsidiary; provided, that no additional Indebtedness may be incurred pursuant to the foregoing clause (i) or (ii) if, after giving effect thereto, (A) the Leverage Ratio would be in excess of 3.25 to 1.00 and (B) the aggregate outstanding principal amount of Indebtedness incurred pursuant to this clause (e) would exceed an amount equal to $50,000,000;</text:p>
            <text:p/>
            <text:p>(f) Indebtedness of the Borrower or any Subsidiary incurred to finance the acquisition, construction or improvement of any fixed or capital assets, including Capital Lease Obligations and any Indebtedness assumed in connection with the acquisition of any such assets or secured by a Lien on any such assets prior to the acquisition thereof, and extensions, renewals and replacements of any such Indebtedness that do not increase the outstanding principal amount thereof; provided that, except in the case of Capital Lease Obligations incurred pursuant to Section 6.10(b), (i) such Indebtedness is incurred prior to or within 180 days after such acquisition or the completion of such construction or improvement and (ii) the aggregate principal amount of Indebtedness permitted by this clause (f) shall not exceed $50,000,000 at any time outstanding;</text:p>
            <text:p/>
            <text:p>(g) Indebtedness of the Borrower or any Subsidiary; provided that the aggregate principal amount of Indebtedness permitted by this clause (g) shall not exceed $50,000,000 at any time outstanding;</text:p>
            <text:p/>
            <text:p>(h) all reimbursement obligations of the Borrower or any Subsidiary arising under letters of credit (including standby and commercial), bankers’ acceptances, bank guaranties, surety bonds and similar instruments in respect of the obligations of such Person arising in the ordinary course of business;</text:p>
            <text:p/>
            <text:p>(i) Indebtedness, including that of SPCs, incurred in connection with Permitted Securitizations in an aggregate outstanding amount not to exceed the greater of $217,500,000 and €200,000,000 at any time; provided that the aggregate outstanding amount of all Indebtedness incurred under this Section 6.01(i) by the Borrower, any Domestic Subsidiary and any SPC domiciled in the United States, any state thereof or the District of Columbia, shall not exceed $125,000,000 at any time;</text:p>
            <text:p/>
            <text:p>(j) Indebtedness arising under the Bond Financing Agreement not exceeding $20,000,000 in the aggregate at any time outstanding;</text:p>
            <text:p/>
            <text:p>(k) Indebtedness incurred and owing to Avaya, Inc., IBM Credit Corporation or their respective Affiliates for the purpose of financing all or any part of the cost of acquiring inventory from such Person;</text:p>
            <text:p/>
            <text:p>(l) Indebtedness of Foreign Subsidiaries in an aggregate principal amount not to exceed $50,000,000 at any time outstanding;</text:p>
            <text:p/>
            <text:p> </text:p>
            <text:p/>
            <text:p>79</text:p>
            <text:p/>
            <text:p>(m) Indebtedness incurred to pay premiums for insurance policies maintained by the Borrower or any of its Subsidiaries in the ordinary course of business not exceeding in aggregate the amount of such unpaid premiums;</text:p>
            <text:p/>
            <text:p>(n) other unsecured Indebtedness or Guaranties of the Borrower and/or the Subsidiary Guarantors, in each case, as long as the Leverage Ratio, calculated giving effect thereto as of the time of incurrence, shall be less than or equal to 3.25 to 1.00; and</text:p>
            <text:p/>
            <text:p>(o) other secured Indebtedness of the Borrower and/or the Subsidiary Guarantors; provided that the aggregate principal amount of Indebtedness outstanding at any time permitted by this clause (o) shall not exceed the greater of (i) $50,000,000 and (ii) an amount equal to 10% of Tangible Net Worth as of the most recent fiscal quarter end for which financial statements have been delivered to the Administrative Agent pursuant to Section 5.01(a) or (b) (or, if prior to the date of the delivery of the first financial statements to be delivered pursuant to Section 5.01(a) or (b), the most recent financial statements referred to in Section 3.04(a)), calculated on a pro forma basis for any Acquired Entity or Business acquired after such date and for any Disposed Company sold after such date.</text:p>
            <text:p/>
            <text:p>For purposes of determining compliance with this Section 6.01, (x) in the event that an item of Indebtedness meets the criteria of more than one of the categories of Indebtedness described in clauses (a) through (o) above, the Borrower may, in its sole discretion, classify and reclassify or later divide, classify or reclassify such item of Indebtedness (or any portion thereof) and will only be required to include the amount and type of such Indebtedness in one or more of the above clauses; provided that all Indebtedness outstanding under the Credit Documents will be deemed to have been incurred in reliance only on the exception in clause (a); (y) the principal amount of Indebtedness denominated in a foreign currency shall be calculated based on the relevant currency exchange rate in effect on the date such Indebtedness was incurred; provided that if such Indebtedness is incurred to extend, replace, refund, refinance, renew or defease other Indebtedness denominated in a foreign currency, and such extension, replacement, refunding, refinancing, renewal or defeasance would cause the applicable restriction to be exceeded if calculated at the relevant currency exchange rate in effect on the date of such extension, replacement, refunding, refinancing, renewal or defeasance, such restriction shall be deemed not to have been exceeded so long as the principal amount of such refinancing Indebtedness does not exceed the principal amount of such Indebtedness being extended, replaced, refunded, refinanced, renewed or defeased; and (z) in the case of Sections 6.01(e), 6.01(n) and 6.01(o), any Indebtedness incurred shall be deemed to comply with such Section if either (1) such Indebtedness complies with such Section on the date incurred or (2) in cases where such Indebtedness (to the extent in the nature of a Guarantee) is of a nature that it may fluctuate over time, if the maximum amount of such Indebtedness complies with such Section on the date such Indebtedness is made available, whether or not all of such Indebtedness is incurred on such date and regardless of fluctuations in the amount of such Indebtedness up to but not exceeding such maximum amount. </text:p>
          </table:table-cell>
          <table:table-cell office:value-type="string" calcext:value-type="string">
            <text:p>SECTION 6.02. Liens. The Borrower will not, and will not permit any Subsidiary to, create, incur, assume or permit to exist any Lien on any property or asset now owned or hereafter acquired by it, or assign or sell any income or revenues (including accounts receivable) or rights in respect of any thereof, except:</text:p>
            <text:p/>
            <text:p>(a) Permitted Encumbrances;</text:p>
            <text:p/>
            <text:p>(b) any Lien on any property or asset of the Borrower or any Subsidiary existing on the Effective Date and set forth in Schedule 6.02; provided that (i) such Lien shall not apply to any other property or asset of the Borrower or any Subsidiary and (ii) such Lien shall secure only those obligations which it secures on the date hereof and extensions, renewals and replacements thereof that do not increase the outstanding principal amount thereof;</text:p>
            <text:p/>
            <text:p> </text:p>
            <text:p/>
            <text:p>80</text:p>
            <text:p/>
            <text:p>(c) any Lien existing on any property or asset prior to the acquisition thereof by the Borrower or any Subsidiary or existing on any property or asset of any Person that becomes a Subsidiary after the date hereof prior to the time such Person becomes a Subsidiary; provided that (i) such Lien is not created in contemplation of or in connection with such acquisition or such Person becoming a Subsidiary, as the case may be, (ii) such Lien shall not apply to any other property or assets of the Borrower or any Subsidiary and (iii) such Lien shall secure only those obligations which it secures on the date of such acquisition or the date such Person becomes a Subsidiary, as the case may be, and extensions, renewals and replacements (including any replacement incurred in respect thereof at the time of assumption thereof) thereof that do not increase the outstanding principal amount thereof;</text:p>
            <text:p/>
            <text:p>(d) Liens on fixed or capital assets acquired, constructed or improved by the Borrower or any Subsidiary; provided that (i) such security interests secure Indebtedness permitted by clause (f) of Section 6.01, (ii) such security interests and the Indebtedness secured thereby are incurred prior to or within 180 days after such acquisition or the completion of such construction or improvement, (iii) the Indebtedness secured thereby does not exceed 100% of the cost of acquiring, constructing or improving such fixed or capital assets and (iv) such security interests shall not apply to any other property or assets of the Borrower or any Subsidiary;</text:p>
            <text:p/>
            <text:p>(e) Liens created pursuant to the Security Documents;</text:p>
            <text:p/>
            <text:p>(f) Liens upon assets of an SPC granted in connection with a Permitted Securitization and customary backup Liens granted by originators of Receivables and related assets transferred to an SPC in accordance with a Permitted Securitization;</text:p>
            <text:p/>
            <text:p>(g) Liens on Receivables securing Indebtedness permitted by Section 6.01(i);</text:p>
            <text:p/>
            <text:p>(h) Liens on inventory acquired from Avaya, Inc., IBM Credit Corporation or their respective Affiliates securing Indebtedness permitted by Section 6.01(k);</text:p>
            <text:p/>
            <text:p>(i) Liens of suppliers on the assets of Persons or businesses acquired after the date hereof; provided, however, that (i) such Liens shall secure only the purchase price of inventory purchased from such suppliers on customary commercial terms consistent with past practice, (ii) the Borrower shall use commercially reasonable efforts to avoid granting or permitting to exist such supplier Liens and (iii) in no event shall the aggregate amount secured by such Liens at any time exceed an amount equal to 10% of the book value of the total inventory of the Borrower and its Subsidiaries as of the most recent fiscal quarter end for which financial statements have been delivered pursuant to Section 5.01(a) or (b) prior to such time (or, if prior to the date of the delivery of the first financial statements to be delivered pursuant to Section 5.01(a) or (b), the most recent financial statements referred to in Section 3.04(a)), calculated on a pro forma basis for any Acquired Entity or Business acquired after such date and for any Disposed Company sold after such date;</text:p>
            <text:p/>
            <text:p>(j) the leases or subleases granted to others not interfering in any material respect with the business of the Borrower or any Subsidiary of the Borrower and any interest or title of a lessor under any lease (whether a Capital Lease or an operating lease) permitted by this Agreement;</text:p>
            <text:p/>
            <text:p>(k) Liens arising from the granting of a lease or license to enter into or use any asset of the Borrower or any Subsidiary of the Borrower to any Person in the ordinary course of business of the Borrower or such Subsidiary that does not interfere in any material respect with the use or application by the Borrower or such Subsidiary of the asset subject to such license in the business of the Borrower or such Subsidiary;</text:p>
            <text:p/>
            <text:p> </text:p>
            <text:p/>
            <text:p>81</text:p>
            <text:p/>
            <text:p>(l) Liens attaching solely to cash earnest money deposits made by the Borrower or any Subsidiary Guarantor of the Borrower in connection with any letter of intent or purchase agreement entered into in connection with a Permitted Acquisition permitted hereunder;</text:p>
            <text:p/>
            <text:p>(m) Liens on assets of Subsidiaries which are not Borrowers or Guarantors securing Debt otherwise permitted by Section 6.01;</text:p>
            <text:p/>
            <text:p>(n) Liens arising from precautionary UCC financing statements (or analogous personal property security filings or registrations in other jurisdictions) regarding operating leases;</text:p>
            <text:p/>
            <text:p>(o) Liens on insurance policies and proceeds thereof to secure premiums thereunder;</text:p>
            <text:p/>
            <text:p>(p) Liens relating solely to employee contributions withheld from pay imposed by applicable pension law;</text:p>
            <text:p/>
            <text:p>(q) Liens on assets of Subsidiaries which are not Borrowers or Subsidiary Guarantors securing obligations not incurred in violation of this Agreement;</text:p>
            <text:p/>
            <text:p>(r) bankers’ Liens, rights of setoff and other similar Liens existing solely with respect to cash and cash equivalents on deposit in one or more accounts maintained by the Borrower or any Subsidiary of the Borrower, in each case granted in the ordinary course of business in favor of the bank or banks with which such accounts are maintained, securing amounts owing to such bank with respect to cash management and operating account arrangements, including those involving pooled accounts and netting arrangements;</text:p>
            <text:p/>
            <text:p>(s) Liens resulting from progress payments or partial payments under United States government contracts or subcontracts in the ordinary course of business;</text:p>
            <text:p/>
            <text:p>(t) Liens on Equity Interests issued by a joint venture of the Borrower or any of its Subsidiaries (but that is not a Subsidiary of the Borrower) securing Indebtedness of such joint venture permitted hereunder so long as such Indebtedness is recourse to the Borrower and/or its Subsidiaries solely to the extent of such Equity Interest and substantially similar Liens have been pledged by each other Person owning Equity Interests in such joint venture to secure such Indebtedness; and</text:p>
            <text:p/>
            <text:p>(u) other Liens securing Indebtedness permitted by Section 6.01(o).</text:p>
            <text:p/>
            <text:p>For purposes of determining compliance with Sections 6.02(o), any Lien incurred shall be deemed to comply with such Section if either (a) the Indebtedness secured by such Lien complies with such Section on the date incurred or (b) in cases where such Indebtedness (to the extent in the nature of a Guarantee) is of a nature that it may fluctuate over time, if the maximum amount of such Indebtedness complies with such Section on the date such Indebtedness is made available, whether or not all of such Indebtedness is incurred on such date and regardless of fluctuations in the amount of such Indebtedness up to but not exceeding such maximum amount. For all purposes hereunder, and without limiting any other provisions of this Section 6.02, (x) a Lien need not be incurred solely by reference to one category of Liens permitted by this Section 6.02 but may be incurred under any combination of such permitted categories (including in part under one such category and in part under any other such category), and (y) in the event that a Lien (or any portion thereof) meets the criteria of one or more of such categories of Liens permitted by this Section 6.02, the Borrower or applicable Subsidiary may, in its sole discretion, classify or reclassify such Lien (or any portion thereof) in any manner that complies with this Section 6.02. </text:p>
          </table:table-cell>
          <table:table-cell office:value-type="string" calcext:value-type="string">
            <text:p>SECTION 6.06. Restricted Payments. The Borrower will not, and will not permit any of its Subsidiaries to, declare, pay or make, or agree to declare, pay or make, directly or indirectly, any Restricted Payment, except (a) the Borrower may declare and pay dividends with respect to its Equity Interests payable solely in additional shares of its common stock, (b) Subsidiaries may declare and pay dividends ratably with respect to their Equity Interests, (c) the Borrower may make Restricted Payments pursuant to and in accordance with stock option plans or other benefit plans for management or employees of the Borrower and its Subsidiaries and (d) so long as no Default shall have occurred and be continuing either immediately prior to or immediately after giving effect thereto, the Borrower may make additional Restricted Payments in an aggregate amount in any fiscal year not in excess of an amount equal to 20% of the Borrower’s Tangible Net Worth as of the end of the most recent fiscal year for which financial statements have been delivered to the Administrative Agent pursuant to Section 5.01(a) (or, if prior to the date of the delivery of the first financial statements to be delivered pursuant to Section 5.01(a), the most recent annual financial statements referred to in Section 3.04(a)), calculated on a pro forma basis for any Acquired Entity or Business acquired after such date and for any Disposed Company sold after such date. For purposes of determining compliance with this Section 6.06, and without limiting any other provision of this Section 6.06, in the event that a Restricted Payment (or any portion thereof) meets the criteria of more than one of the categories of Restricted Payments permitted by this Section 6.06, the Borrower or the applicable Subsidiary, may in its sole discretion, at the time of declaring or making such Restricted Payment, or at any later time divide, classify or reclassify, such Restricted Payment (or any portion thereof) in any manner that complies with this Section 6.06.</text:p>
            <text:p/>
            <text:p> </text:p>
          </table:table-cell>
          <table:table-cell office:value-type="string" calcext:value-type="string">
            <text:p>SECTION 6.03. Fundamental Changes; Asset Dispositions.</text:p>
            <text:p/>
            <text:p>(a) The Borrower will not, and will not permit any Subsidiary to, merge into or consolidate with any other Person, or permit any other Person to merge into or consolidate with it, or liquidate or dissolve, except that, if at the time thereof and immediately after giving effect thereto no Default shall have occurred and be continuing (i) any Subsidiary may merge into the Borrower in a transaction in which the Borrower is the surviving corporation, (ii) any Subsidiary may merge or amalgamate into any Borrower in a transaction in which the Person surviving such merger or amalgamation is a Borrower, (iii) any Person (other than a Borrower) may merge into any Subsidiary in a transaction in which the surviving entity is a Subsidiary (and, if either such Subsidiary is a Subsidiary Guarantor, then the surviving entity shall also be a Subsidiary Guarantor) and (iv) any Subsidiary (other than a Credit Party) may liquidate or dissolve if the Borrower determines in good faith that such liquidation or dissolution is in the best interests of the Borrower and is not materially disadvantageous to the Lenders; provided that any such merger, or consolidation involving a Person that is not a Wholly-Owned Subsidiary immediately prior to such merger, or consolidation shall not be permitted unless also permitted by Section 6.04 or Section 6.03(b). Notwithstanding the foregoing, except as permitted by Section 6.03(b) hereof, no merger or consolidation involving a Subsidiary which is a Subsidiary Guarantor or which has pledged its assets as Collateral shall be permitted unless the surviving entity is also a Subsidiary Guarantor and/or pledges its assets as Collateral, as applicable.</text:p>
            <text:p/>
            <text:p>(b) The Borrower will not, nor will it permit any Subsidiary to, make any Asset Disposition except for (i) Asset Dispositions among the Borrowers and one or more Domestic Subsidiaries or Subsidiary Guarantors or among any Domestic Subsidiaries or Subsidiary Guarantors, (ii) Asset Dispositions by Foreign Subsidiaries that are not Subsidiary Borrowers or Subsidiary Guarantors to the Borrower or any Subsidiary, (iii) Asset Dispositions permitted by Sections 6.04, 6.06 or 6.07, (iv) transfers of Receivables pursuant to, and in accordance with the terms of, a Permitted Securitization; provided that, the related Receivables Transaction Attributed Indebtedness shall be permitted by Section 6.01, (v) the sale and leaseback of property permitted under Section 6.10, (vi) other Asset Dispositions of property that, together with all other property of the Borrower and its Subsidiaries previously leased, sold or disposed of in Asset Dispositions made pursuant to this Section 6.03(b)(vi) during the four fiscal quarter period ending with the month in which any such lease, sale or other disposition occurs, do not constitute a Substantial Portion of the property of the Borrower and its Subsidiaries and (vii) transfers of Receivables pursuant to, and in accordance with the terms of, a Specified Customer Financing Program.</text:p>
            <text:p/>
            <text:p>(c) The Borrower will not, and will not permit any of its Subsidiaries to, engage to any material extent in any business other than the business of the distribution and sale and/or lease of technology products and services and any business or other activities that are reasonably similar, ancillary, complementary or related to, or a reasonable extension, development or expansion of, such business. </text:p>
          </table:table-cell>
          <table:table-cell table:number-columns-repeated="1013"/>
        </table:table-row>
        <table:table-row table:style-name="ro1">
          <table:table-cell office:value-type="string" calcext:value-type="string">
            <text:p><text:a xlink:href="https://www.sec.gov/Archives/edgar/data/1400891/000119312519135182/d723957dex105.htm" xlink:type="simple">https://www.sec.gov/Archives/edgar/data/1400891/000119312519135182/d723957dex105.htm</text:a></text:p>
          </table:table-cell>
          <table:table-cell office:value-type="string" calcext:value-type="string">
            <text:p><text:s text:c="2"/>ABL CREDIT AGREEMENT* </text:p>
          </table:table-cell>
          <table:table-cell office:value-type="string" calcext:value-type="string">
            <text:p>This ABL CREDIT AGREEMENT (as the same may be amended, modified, refinanced and/or restated from time to time, this “Agreement”) is entered into as of May 1, 2019, among IHEARTCOMMUNICATIONS, INC., a Texas corporation (the “Borrower”), IHEARTMEDIA CAPITAL I, LLC, a Delaware limited liability company (“Holdings”), CITIBANK N.A., as Administrative Agent, the Swing Line Lender and an L/C Issuer, and each other lender, Swing Line Lender and L/C Issuer from time to time party hereto (collectively, the “Lenders” and individually, a “Lender”). </text:p>
          </table:table-cell>
          <table:table-cell office:value-type="string" calcext:value-type="string">
            <text:p>SECTION 2.14 Increase in Revolving Facility.</text:p>
            <text:p/>
            <text:p>(a) The Borrower may, at any time, increase the Commitments by (i) adding an additional Class of Commitments that is in the form of a separate “first-in, last-out” or “last-out” tranche, which may take the form of either term loans or revolving credit loans (each a “FILO Tranche”) or (ii) increasing the aggregate amount of the Commitments of any then-existing Class (each an “Increased Incremental Class”; and any such FILO Tranche or Increased Incremental Class, an “Incremental Revolving Facility”; and the loans thereunder, “Incremental Revolving Loans”; and the Commitments in respect thereof, each an “Incremental Revolving Commitment”) in an aggregate amount, together with all prior Incremental Revolving Facilities then in effect, not to exceed the Incremental Cap; provided that:</text:p>
            <text:p/>
            <text:p>(i) unless the Administrative Agent otherwise agrees, no Incremental Revolving Commitment may be less than $5,000,000,</text:p>
            <text:p/>
            <text:p> </text:p>
            <text:p/>
            <text:p>91</text:p>
            <text:p/>
            <text:p>(ii) except as the Borrower and any Lender may separately agree, no Lender shall be obligated to provide any Incremental Revolving Commitment, and the determination to provide such Commitments shall be within the sole and absolute discretion of such Lender,</text:p>
            <text:p/>
            <text:p>(iii) no Incremental Revolving Facility or Incremental Revolving Loan (nor the creation, provision or implementation thereof) shall require the approval of any existing Lender other than in its capacity, if any, as a lender providing all or part of any Incremental Revolving Commitment or Incremental Revolving Loan,</text:p>
            <text:p/>
            <text:p>(iv) the terms of any Incremental Revolving Facility established as a FILO Tranche may have interest rate margins, rate floors, upfront fees, funding discounts and original issue discounts, in each case, as agreed among the Borrower and the lenders providing such FILO Tranche (which, for the avoidance of doubt, shall not require any adjustment to the Applicable Rate of other revolving loans to be set forth in any Incremental Amendment) so long as (A) any loans and related obligations in respect of the FILO Tranche are not to be guaranteed by any Person other than the Guarantors and are not secured by any assets other than Collateral; (B) as between (x) the Revolving Credit Loans (other than the FILO Tranche) and the Pari Passu Bank Product Obligations, on the one hand and (y) the FILO Tranche, all proceeds from the liquidation or other realization of the Collateral or application of funds shall be applied, subject to the ABL Intercreditor Agreement, first to obligations owing under, or with respect to, the outstanding Revolving Credit Loans (other than the FILO Tranche) and the Pari Passu Bank Product Obligations, and second to the FILO Tranche; (C)(x) if the FILO Tranche takes the form of revolving credit loans, the Borrower may not prepay loans thereunder or reduce or terminate the commitments in respect thereof at any time that other Revolving Credit Loans (including Swing Line Loans) are outstanding or any Letters of Credit are then outstanding (unless Cash Collateralized), and (y) if the FILO Tranche takes the form of term loans, the Borrower may not prepay loans thereunder unless the Payment Conditions have been satisfied; (D) the Required Lenders (calculated as excluding the Lenders under the FILO Tranche) shall control exercise of remedies in respect of the Collateral; (E) the final maturity of any FILO Tranche shall not occur, and no FILO Tranche shall require mandatory commitment reductions prior to, the Latest Maturity Date at such time of incurrence; (F) [reserved]; (G) the advance rates for such FILO Tranche shall be reasonably satisfactory to the Administrative Agent; (H) no more than one FILO Tranche shall be outstanding at any time and (I) except as otherwise set forth above, the terms of any FILO Tranche are not materially more favorable to the lenders providing such FILO Tranche (except for covenants or other provisions (I) conformed (or added) in the Loan Documents pursuant to the related Incremental Amendment for the benefit of all Lenders or (II) applicable only to periods after the Latest Maturity Date as of the date of incurrence of such Incremental Revolving Facility),</text:p>
            <text:p/>
            <text:p>(v) the terms of any Incremental Revolving Facility established as an Increased Incremental Class shall be identical to those applicable to the applicable then-existing Class (except with respect to structuring, commitment and arranger fees and other similar fees),</text:p>
            <text:p/>
            <text:p>(vi) no Incremental Revolving Facility may have a final maturity date earlier than (or require scheduled amortization or mandatory commitment reductions prior to) the Latest Maturity Date,</text:p>
            <text:p/>
            <text:p>(vii) no Event of Default shall exist immediately prior to or after giving effect to such Incremental Revolving Facility (or, if the proceeds of such Incremental Revolving Commitments constitute a FILO Tranche and are being used to finance a Permitted Acquisition, no Event of Default under Sections 8.01(a) or (f) shall have occurred and be continuing at the time of entering into a definitive agreement in respect thereof); provided, that in connection with a FILO Tranche incurred to consummate a Limited</text:p>
            <text:p/>
            <text:p> </text:p>
            <text:p/>
            <text:p>92</text:p>
            <text:p/>
            <text:p>Condition Transaction, if agreed by the lenders providing such FILO Tranche, the test under this clause (vii) shall solely be tested at the time of the execution of the applicable purchase agreement related to the applicable Limited Condition Transaction (or, in the case of any prepayment, redemption or offer to purchase Indebtedness in a Limited Condition Transaction specified in clause (ii) of the definition thereof, the date of the notice of prepayment or redemption or transmittal of offer to purchase),</text:p>
            <text:p/>
            <text:p>(viii) the aggregate principal amount of all Incremental Revolving Facilities shall not exceed the sum of (A) $150,000,000, (B) the amount by which the Borrowing Base (calculated on a Pro Forma Basis for any Permitted Acquisition or other similar Investment) exceeds the Revolving Credit Commitments at any such time of calculation and (C) the amount of any permanent reduction(s) of the Revolving Credit Commitments since the Closing Date (such amount, the “Incremental Cap”); and</text:p>
            <text:p/>
            <text:p>(ix) the representations and warranties of each Loan Party set forth in Article V and in each other Loan Document shall be true and correct in all material respects (except that any representation and warranty that is qualified as to “materiality” or “Material Adverse Effect” shall be true and correct in all respects as so qualified) on and as of the date of such Credit Extension with the same effect as though made on and as of such date, except to the extent such representations and warranties expressly relate to an earlier date, in which case they shall be true and correct in all material respects as of such earlier date (except that any representation and warranty that is qualified as to “materiality” or “Material Adverse Effect” shall be true and correct in all respects as so qualified); provided that if the proceeds of such Incremental Revolving Commitments constitute a FILO Tranche and are being used to finance a Permitted Acquisition, the accuracy of the representations and warranties shall refer to the accuracy of the representations and warranties that would constitute Specified Representations and the reference to “Material Adverse Effect” in the Specified Representations shall be understood for this purpose to refer to “Material Adverse Effect” or similar definition as defined in the main transaction agreement governing such Permitted Acquisition or similar Investment.</text:p>
            <text:p/>
            <text:p>(b) Incremental Revolving Commitments shall become additional Commitments pursuant to an amendment (an “Incremental Amendment”) to this Agreement and, as appropriate, the other Loan Documents, executed by the Borrower, each lender providing such Incremental Revolving Commitments (provided, that each lender providing such Incremental Revolving Commitments shall be subject to the approval of the Administrative Agent and, to the extent the same would be required for an assignment under Section 10.07(b), the L/C Issuers and the Swing Line Lender (which approvals shall not be unreasonably withheld) unless such lender is a Revolving Credit Lender), and the Administrative Agent. The Incremental Amendment may, without the consent of any other Loan Party or Lender, effect such amendments to this Agreement and the other Loan Documents as may be necessary or appropriate, in the reasonable opinion of the Administrative Agent and the Borrower, to effect the provisions of this Section 2.14, including amendments as deemed necessary by the Administrative Agent to address technical issues relating to funding and payments.</text:p>
            <text:p/>
            <text:p>(c) This Section 2.14 shall supersede any provisions in Section 2.12 or 10.01 to the contrary.</text:p>
            <text:p/>
            <text:p>(d) The proceeds of any Incremental Revolving Facility may be used by the Borrower and its Subsidiaries for working capital and other general corporate purposes, including (i) the financing of Permitted Acquisitions and other permitted Investments and (ii) any other use not prohibited by this Agreement. </text:p>
          </table:table-cell>
          <table:table-cell office:value-type="string" calcext:value-type="string">
            <text:p>(b) Mandatory. (i) If for any reason the aggregate Revolving Credit Exposures at any time exceeds the Line Cap, the Borrower shall promptly prepay or cause to be promptly prepaid (in any event, within two Business Days) Revolving Credit Loans and/or Cash Collateralize the L/C Obligations in an aggregate amount equal to such excess; provided that the Borrower shall not be required to Cash Collateralize the L/C Obligations pursuant to this Section 2.05(b)(i) unless after the prepayment in full of the Revolving Credit Loans such aggregate Outstanding Amount exceeds the Line Cap.</text:p>
            <text:p/>
            <text:p>(ii) With respect to prepayments of the Facility made pursuant to Section 2.05(b)(i), the Borrower may designate the Class(es) and Type(s) of Loans to be prepaid; provided that (x) each prepayment of any Loans made pursuant to a Borrowing shall be applied pro rata among such Loans and (y) notwithstanding the provisions of the preceding clause (y), no prepayment of Revolving Credit Loans shall be applied to the Revolving Credit Loans of any Defaulting Lender unless otherwise agreed in writing by the Borrower. In the absence of a designation by the Borrower as described in the preceding sentence, the Administrative Agent shall, subject to the above, make such designation in its reasonable discretion.</text:p>
            <text:p/>
            <text:p>(iii) At all times after the occurrence and during the continuance of a Cash Dominion Period and notification thereof by the Administrative Agent to the Borrower, on each Business Day, at or before 1:00 p.m., New York City time, the Administrative Agent shall apply on a daily basis all immediately available funds credited to the Dominion Account or otherwise received by Administrative Agent for application to the Obligations in accordance with Section 8.04 (except (A) clause First thereof and (B) to Obligations under Treasury Services Agreements or Secured Hedge Agreements).</text:p>
            <text:p/>
            <text:p> </text:p>
            <text:p/>
            <text:p>85</text:p>
            <text:p/>
            <text:p>(iv) In the event that on any Revaluation Date (after giving effect to the determination of the Revolving Credit Exposure with respect to the applicable Revolving Credit Commitments) the Revolving Credit Exposure with respect to such Revolving Credit Commitment exceeds an amount equal to 103% of the Line Cap, the Borrower shall, within two Business Days of receipt of notice from the Administrative Agent, make the prepayments required by clause (b)(i) to reduce the Revolving Credit Exposure to below the Line Cap. </text:p>
          </table:table-cell>
          <table:table-cell office:value-type="string" calcext:value-type="string">
            <text:p>SECTION 7.03 Indebtedness. Neither Holdings nor any of the Restricted Subsidiaries shall directly or indirectly, create, incur, assume or suffer to exist any Indebtedness, except:</text:p>
            <text:p/>
            <text:p>(a) Indebtedness of any Loan Party under (i) the Loan Documents, (ii) the Senior Secured Notes Documents in an aggregate principal amount under this clause (ii) not to exceed $799,999,940, (iii) the Senior Unsecured Notes Documents in an aggregate principal amount under this clause (iii) not to exceed $1,449,999,997 and (iv) Indebtedness incurred pursuant to the Term Facility in an aggregate principal amount not to exceed the sum of (I) $3,500,000,000, plus (II) the Incremental Amount (as defined in the Term Loan Credit Agreement as in effect on the date hereof), plus (III) other Term Loan Obligations not constituting principal and, in each case of clauses (i), (ii), (iii) and (iv), any Permitted Refinancing thereof;</text:p>
            <text:p/>
            <text:p>(b) Indebtedness permitted to remain outstanding under the Bankruptcy Plan and Indebtedness incurred pursuant to or in connection with the terms of the Tax Matters Agreement, the Transition Services Agreement, any employee matters agreement contemplated by the Bankruptcy Plan, or other agreement contemplated by the Bankruptcy Plan, and in each case of the foregoing, any Permitted Refinancing thereof;</text:p>
            <text:p/>
            <text:p>(c) Guarantees by Holdings and any Restricted Subsidiary in respect of Indebtedness of Holdings or any Restricted Subsidiary of Holdings otherwise permitted hereunder and/or as contemplated by the Bankruptcy Plan; provided that (A) no Guarantee of the Senior Notes, the Term Facility or any Indebtedness constituting Junior Financing shall be permitted unless such guaranteeing party shall have also provided a Guaranty of the Obligations on the terms set forth herein and (B) if the Indebtedness being Guaranteed is subordinated to the Obligations, such Guarantee shall be subordinated to the Guaranty of the Obligations on terms at least as favorable to the Lenders as those contained in the subordination of such Indebtedness;</text:p>
            <text:p/>
            <text:p> </text:p>
            <text:p/>
            <text:p>136</text:p>
            <text:p/>
            <text:p>(d) Indebtedness of Holdings or any Restricted Subsidiary owing to Holdings or any Restricted Subsidiary (or issued or transferred to any direct or indirect parent of a Loan Party which is substantially contemporaneously transferred to a Loan Party or any Restricted Subsidiary of a Loan Party) to the extent constituting an Investment permitted by Section 7.02; provided that, any such Indebtedness (i) owing by any Loan Party to a Restricted Subsidiary that is not a Loan Party shall be subordinated in right of payment to the Obligations pursuant to an Intercompany Note and (ii) owed contractually to a Loan Party by any other Loan Party or any Restricted Subsidiary shall be evidenced by, and pledged to the Collateral Agent (or the Term Facility Collateral Agent) pursuant to, the Intercompany Note;</text:p>
            <text:p/>
            <text:p>(e) (i) Attributable Indebtedness and other Indebtedness (including Capitalized Leases) financing an acquisition, construction, repair, replacement, lease or improvement of a fixed or capital asset incurred by Holdings or any Restricted Subsidiary prior to or within 365 days after the acquisition, construction, repair, replacement, lease or improvement of the applicable asset in an aggregate amount not to exceed the greater of (x) $200,000,000 and (y) 2.0% of Total Assets determined at the time of incurrence (together with any Permitted Refinancings thereof) at any time outstanding, (ii) Attributable Indebtedness arising out of sale-leaseback transactions permitted by Section 7.05(m) and (iii) any Permitted Refinancing of any of the foregoing;</text:p>
            <text:p/>
            <text:p>(f) Indebtedness in respect of Swap Contracts designed to hedge against Holdings’ or any Restricted Subsidiary’s exposure to interest rates, foreign exchange rates or commodities pricing risks incurred in the ordinary course of business and not for speculative purposes;</text:p>
            <text:p/>
            <text:p>(g) Indebtedness of Holdings or any Restricted Subsidiary assumed or incurred in connection with any Permitted Acquisition or similar permitted Investment; provided that: (I) in the case of Indebtedness assumed in connection with any Permitted Acquisition or similar permitted Investment (A) such Indebtedness may be assumed in unlimited amounts that would otherwise be permitted to be incurred as Permitted Ratio Debt after giving Pro Forma Effect to the assumption thereof (and the other transactions consummated concurrently therewith), and (B) any such assumed Indebtedness was not incurred in contemplation of such Permitted Acquisition or similar permitted Investment; and (II) in the case of Indebtedness incurred in connection with such Permitted Acquisition or similar permitted Investment (including to finance the consummation thereof) (A) the aggregate amount of such incurred Indebtedness does not exceed the sum of (1) the greater of (x) $150,000,000 and (y) 15.0% of Consolidated EBITDA for the then most recently ended Test Period ending on or prior to the incurrence thereof and (2) additional unlimited amounts that would otherwise be permitted to be incurred as Permitted Ratio Debt hereunder; provided, further, that any such Indebtedness assumed or incurred by a Restricted Subsidiary that is not a Loan Party, together with any Indebtedness incurred by a Restricted Subsidiary that is not a Loan Party pursuant to Sections 7.03(s) or 7.03(v) or as a Permitted Refinancing by a Restricted Subsidiary that is not a Loan Party of Indebtedness initially incurred under any of the foregoing clauses, does not exceed in the aggregate at any time outstanding the greater of (x) $100,000,000 and (y) 10.0% of Consolidated EBITDA for the then most recently ended Test Period ending on or prior to the incurrence thereof;</text:p>
            <text:p/>
            <text:p>(h) Indebtedness representing deferred compensation to employees of Holdings (or any direct or indirect parent thereof) or any of its Restricted Subsidiaries incurred in the ordinary course of business;</text:p>
            <text:p/>
            <text:p>(i) Indebtedness consisting of promissory notes issued by Holdings or any of its Restricted Subsidiaries to future, present or former officers, managers, consultants, directors and employees, their respective estates, spouses or former spouses to finance the purchase or redemption of Equity Interests of Holdings or any direct or indirect parent of Holdings permitted by Section 7.06;</text:p>
            <text:p/>
            <text:p> </text:p>
            <text:p/>
            <text:p>137</text:p>
            <text:p/>
            <text:p>(j) Indebtedness incurred by Holdings or any of its Restricted Subsidiaries in a Permitted Acquisition, any other Investment expressly permitted hereunder or any Disposition, in each case, constituting indemnification obligations or obligations in respect of purchase price (including earnouts) or other similar adjustments;</text:p>
            <text:p/>
            <text:p>(k) Indebtedness consisting of obligations of Holdings or any of its Restricted Subsidiaries under deferred compensation or other similar arrangements incurred by such Person in connection with Permitted Acquisitions or any other Investment expressly permitted hereunder;</text:p>
            <text:p/>
            <text:p>(l) obligations in respect of Indebtedness in respect of netting services, automatic clearinghouse arrangements, overdraft protections and similar arrangements in each case in connection with deposit accounts;</text:p>
            <text:p/>
            <text:p>(m) Indebtedness of Holdings or any of its Restricted Subsidiaries, in an aggregate principal amount that at the time of, and after giving effect to, the incurrence thereof, would not exceed (i) the greater of $300,000,000 and 30.0% of Consolidated EBITDA for the then most recently ended Test Period at any time outstanding plus (ii) 100% of the cumulative amount of the net cash proceeds and Cash Equivalent proceeds from the sale of Equity Interests (other than Excluded Contributions, proceeds of Disqualified Equity Interests or sales of Equity Interests to Holdings or any of its Subsidiaries) of Holdings or any direct or indirect parent of Holdings after the Closing Date and on or prior to such time (including upon exercise of warrants or options) which proceeds have been contributed as common equity to the capital of Holdings that has not been applied to incur debt pursuant to this clause (m)(ii), to make Restricted Payments pursuant to Section 7.06 (other than pursuant to Section 7.06(h)), to make Investments pursuant to clause 7.02(n), (v), (w), (y) or (z), to make prepayments of subordinated indebtedness pursuant to Section 7.13;</text:p>
            <text:p/>
            <text:p>(n) Indebtedness consisting of (a) the financing of insurance premiums or (b) take-or-pay obligations contained in supply arrangements, in each case, in the ordinary course of business;</text:p>
            <text:p/>
            <text:p>(o) Indebtedness incurred by Holdings or any of its Restricted Subsidiaries in respect of letters of credit, bank guarantees, bankers’ acceptances or similar instruments issued or created in the ordinary course of business, including in respect of workers’ compensation claims, health, disability or other employee benefits or property, casualty or liability insurance or self-insurance or other Indebtedness with respect to reimbursement-type obligations regarding workers compensation claims; provided that any reimbursement obligations in respect thereof are reimbursed within 30 Business Days following the incurrence thereof;</text:p>
            <text:p/>
            <text:p>(p) obligations in respect of performance, bid, appeal and surety bonds and performance and completion guarantees and similar obligations provided by Holdings or any of its Restricted Subsidiaries or obligations in respect of letters of credit, bank guarantees or similar instruments related thereto, in each case in the ordinary course of business or consistent with past practice;</text:p>
            <text:p/>
            <text:p>(q) Indebtedness incurred by any Loan Party so long as (i) the Payment Conditions are satisfied on a Pro Forma Basis and (ii) such Indebtedness has a maturity date that is after the Latest Maturity Date at the time such Indebtedness is incurred, and has a Weighted Average Life to Maturity not shorter than the longest remaining Weighted Average Life to Maturity of the Facilities;</text:p>
            <text:p/>
            <text:p>(r) Indebtedness supported by a letter of credit, in a principal amount not to exceed the face amount of such letter of credit;</text:p>
            <text:p/>
            <text:p> </text:p>
            <text:p/>
            <text:p>138</text:p>
            <text:p/>
            <text:p>(s) Permitted Ratio Debt and any Permitted Refinancing thereof;</text:p>
            <text:p/>
            <text:p>(t) Indebtedness incurred in compliance with Section 7.03(t) of the Term Loan Credit Agreement (as in effect on the date hereof);</text:p>
            <text:p/>
            <text:p>(u) Indebtedness in respect of any iHeart Operations Preferred Stock with a liquidation preference or stated value not to exceed $60,000,000 and any Permitted Refinancing thereof; provided that, for the avoidance of doubt, the $60,000,000 threshold shall not be increased due to any anti-dilution provision or any other similar provision of such preferred stock;</text:p>
            <text:p/>
            <text:p>(v) Indebtedness incurred by a Subsidiary which is not a Loan Party which, when aggregated with the principal amount of all other Indebtedness incurred pursuant to this clause (v) and then outstanding, together with any Indebtedness incurred by a Restricted Subsidiary that is not a Loan Party pursuant to Sections 7.03(g) or 7.03(s) or as a Permitted Refinancing of any of the foregoing by a Restricted Subsidiary that is not a Loan Party, does not in the aggregate at any time outstanding exceed the greater of $100,000,000 and 10.0% of Consolidated EBITDA for the then most recently ended Test Period for the then most recently ended Test Period ending on or prior to the incurrence thereof;</text:p>
            <text:p/>
            <text:p>(w) [reserved];</text:p>
            <text:p/>
            <text:p>(x) [reserved]; and</text:p>
            <text:p/>
            <text:p>(y) all premiums (if any), interest (including post-petition interest), fees, expenses, charges and additional or contingent interest on obligations described in clauses (a) through (x) above.</text:p>
            <text:p/>
            <text:p>For purposes of determining compliance with this Section 7.03, in the event that an item of Indebtedness meets the criteria of more than one of the categories of Indebtedness described in the clauses above, the Borrower may, in its sole discretion, classify or later divide, classify or reclassify all or a portion of such item of Indebtedness or any portion thereof in a manner that complies with this Section 7.03 and will only be required to include the amount and type of such Indebtedness in one or more of the above clauses; provided that all Indebtedness outstanding under the Loan Documents, the Term Loan Documents and Senior Notes Documents, and in each case, any Permitted Refinancing thereof, will at all times be deemed to be outstanding in reliance only on the exception in Section 7.03(a) (but without limiting the right of the Borrower to classify and reclassify, or later divide, classify or reclassify, Indebtedness incurred under Section 2.14, Section 7.03(g) or 7.03(s)). In the event that a portion of Indebtedness or other obligations could be classified as an Incurrence Based Amount (giving pro forma effect to the incurrence of such portion of such Indebtedness or other obligations), the Borrower, in its sole discretion, may classify such portion of such Indebtedness as an Incurrence Based Amount and thereafter the remainder of the Indebtedness or other obligations as having been incurred pursuant to one or more of the other clauses of this Section 7.03. The accrual of interest, the accretion of accreted value and the payment of interest in the form of additional Indebtedness shall not be deemed to be an incurrence of Indebtedness for purposes of this Section 7.03. </text:p>
          </table:table-cell>
          <table:table-cell office:value-type="string" calcext:value-type="string">
            <text:p>SECTION 7.01 Liens. Neither Holdings nor the Restricted Subsidiaries shall, directly or indirectly, create, incur, assume or suffer to exist any Lien upon any of its property, assets or revenues, whether now owned or hereafter acquired, other than the following:</text:p>
            <text:p/>
            <text:p>(a) Liens pursuant to (x) any Loan Document, (y) the Term Loan Documents and/or (z) the Senior Secured Notes Documents and, in the case of clauses (y) and (z), any Permitted Refinancing thereof; provided, that except with respect to the preceding clause (x), all such Liens on the Collateral shall be junior to the Liens securing the Obligations pursuant to the ABL Intercreditor Agreement;</text:p>
            <text:p/>
            <text:p>(b) Liens (i) permitted to remain outstanding under the Bankruptcy Plan and (ii) arising in connection with the Transactions or pursuant to the Tax Matters Agreement, the Transition Services Agreement, any employee matters agreement contemplated by the Bankruptcy Plan, or other agreement contemplated by the Bankruptcy Plan, and, in any such case of clauses (i) and (ii), any modifications, replacements, renewals, refinancings or extensions thereof; provided that (x) the Lien does not extend to any additional property other than (A) after-acquired property that is affixed or incorporated into the property covered by such Lien or financed by Indebtedness permitted under Section 7.03, and (B) proceeds and products thereof, and (y) the replacement, renewal, extension or refinancing of the obligations secured or benefited by such Liens, to the extent constituting Indebtedness, is permitted by Section 7.03;</text:p>
            <text:p/>
            <text:p>(c) Liens for Taxes that are not overdue for a period of more than thirty (30) days or not yet payable or that are being contested in good faith and by appropriate actions diligently conducted, if adequate reserves with respect thereto are maintained on the books of the applicable Person to the extent required in accordance with GAAP;</text:p>
            <text:p/>
            <text:p>(d) statutory or common law Liens of landlords, sublandlords, carriers, warehousemen, mechanics, materialmen, repairmen, construction contractors or other like Liens that secure amounts not overdue for a period of more than forty-five (45) days or if more than forty-five (45) days overdue, that are unfiled and no other action has been taken to enforce such Lien or that are being contested in good faith and by appropriate actions diligently conducted, if adequate reserves with respect thereto are maintained on the books of the applicable Person to the extent required in accordance with GAAP;</text:p>
            <text:p/>
            <text:p>(e) (i) pledges or deposits in the ordinary course of business in connection with workers’ compensation, unemployment insurance and other social security legislation and (ii) pledges and deposits in the ordinary course of business securing liability for reimbursement or indemnification obligations of (including obligations in respect of letters of credit or bank guarantees for the benefit of) insurance carriers providing property, casualty or liability insurance to Holdings or any of its Restricted Subsidiaries;</text:p>
            <text:p/>
            <text:p> </text:p>
            <text:p/>
            <text:p>129</text:p>
            <text:p/>
            <text:p>(f) deposits to secure the performance of bids, trade contracts, governmental contracts and leases (other than Indebtedness for borrowed money), statutory obligations, surety, stay, customs and appeal bonds, performance bonds and other obligations of a like nature (including (i) those to secure health, safety and environmental obligations and (ii) letters of credit and bank guarantees required or requested by any Governmental Authority in connection with any contract or Law) incurred in the ordinary course of business;</text:p>
            <text:p/>
            <text:p>(g) easements, rights-of-way, restrictions, encroachments, protrusions and other similar encumbrances and minor title defects affecting Real Property, and any exceptions on any mortgage policies that do not in the aggregate materially interfere with the ordinary conduct of the business of Holdings or any of its Restricted Subsidiaries, taken as a whole;</text:p>
            <text:p/>
            <text:p>(h) Liens securing judgments for the payment of money not constituting an Event of Default under Section 8.01(h);</text:p>
            <text:p/>
            <text:p>(i) leases, licenses, subleases or sublicenses granted to others in the ordinary course of business which do not (i) interfere in any material respect with the business of Holdings and its Restricted Subsidiaries, taken as a whole or (ii) secure any Indebtedness;</text:p>
            <text:p/>
            <text:p>(j) Liens (i) in favor of customs and revenue authorities arising as a matter of Law to secure payment of customs duties in connection with the importation of goods in the ordinary course of business and (ii) Liens on specific items of inventory or other goods and proceeds thereof of any Person securing such Person’s obligations in respect of bankers’ acceptances or letters of credit issued or created for the account of such Person to facilitate the purchase, shipment or storage of such inventory or other goods in the ordinary course of business;</text:p>
            <text:p/>
            <text:p>(k) Liens (i) of a collection bank arising under Section 4-210 of the Uniform Commercial Code on items in the course of collection, (ii) attaching to commodity trading accounts or other commodities brokerage accounts incurred in the ordinary course of business and (iii) in favor of a banking or other financial institution arising as a matter of Law or under customary general terms and conditions encumbering deposits or other funds maintained with a financial institution (including the right of set-off) and that are within the general parameters customary in the banking industry or arising pursuant to such banking institution’s general terms and conditions;</text:p>
            <text:p/>
            <text:p>(l) Liens (i) on cash advances or Cash Equivalents in favor of (x) the seller of any property to be acquired in an Investment permitted pursuant to Sections 7.02(i) and (n) or (ii) consisting of an agreement to Dispose of any property in a Disposition permitted under Section 7.05 (other than 7.05(e)), in each case, solely to the extent such Investment or Disposition, as the case may be, would have been permitted on the date of the creation of such Lien;</text:p>
            <text:p/>
            <text:p>(m) Liens (i) in favor of Holdings or a Restricted Subsidiary on assets of a Restricted Subsidiary that is not a Loan Party securing permitted intercompany Indebtedness and (ii) in favor of Holdings or any Subsidiary Guarantor;</text:p>
            <text:p/>
            <text:p>(n) any interest or title of a lessor, sublessor, licensor or sublicensor under leases, subleases, licenses or sublicenses entered into by Holdings or any of its Restricted Subsidiaries in the ordinary course of business;</text:p>
            <text:p/>
            <text:p> </text:p>
            <text:p/>
            <text:p>130</text:p>
            <text:p/>
            <text:p>(o) Liens arising out of conditional sale, title retention, consignment or similar arrangements for sale of goods entered into by Holdings or any of its Restricted Subsidiaries in the ordinary course of business permitted by this Agreement;</text:p>
            <text:p/>
            <text:p>(p) Liens deemed to exist in connection with Investments in repurchase agreements under Section 7.02;</text:p>
            <text:p/>
            <text:p>(q) Liens encumbering reasonable customary initial deposits and margin deposits and similar Liens attaching to commodity trading accounts or other brokerage accounts incurred in the ordinary course of business and not for speculative purposes;</text:p>
            <text:p/>
            <text:p>(r) Liens that are contractual rights of set-off or rights of pledge (i) relating to the establishment of depository relations with banks not given in connection with the issuance of Indebtedness, (ii) relating to pooled deposit or sweep accounts of Holdings or any of its Restricted Subsidiaries to permit satisfaction of overdraft or similar obligations incurred in the ordinary course of business of Holdings or any of its Restricted Subsidiaries or (iii) relating to purchase orders and other agreements entered into with customers of Holdings or any of its Restricted Subsidiaries in the ordinary course of business;</text:p>
            <text:p/>
            <text:p>(s) Liens solely on any cash earnest money deposits made by Holdings or any of its Restricted Subsidiaries in connection with any letter of intent or purchase agreement permitted hereunder;</text:p>
            <text:p/>
            <text:p>(t) ground leases in respect of Real Property on which facilities owned or leased by Holdings or any of its Restricted Subsidiaries are located;</text:p>
            <text:p/>
            <text:p>(u) Liens to secure Indebtedness permitted under Section 7.03(e); provided that (i) such Liens are created within 365 days of the acquisition, construction, repair, lease or improvement of the property subject to such Liens, (ii) such Liens do not at any time encumber property (except for replacements, additions and accessions to such property) other than the property financed by such Indebtedness and the proceeds and products thereof and customary security deposits and (iii) with respect to Capitalized Leases, such Liens do not at any time extend to or cover any assets (except for replacements, additions and accessions to such assets) other than the assets subject to such Capitalized Leases and the proceeds and products thereof and customary security deposits; provided that individual financings of equipment provided by one lender may be cross collateralized to other financings of equipment provided by such lender;</text:p>
            <text:p/>
            <text:p>(v) Liens on property (i) of any Restricted Subsidiary that is not a Loan Party and (ii) that does not constitute Collateral, which Liens secure Indebtedness of Holdings or any Restricted Subsidiary permitted under Section 7.03 in an aggregate principal amount outstanding at any time not to exceed the greater of $50,000,000 and 5.0% of Consolidated EBITDA in each case determined as of the date of incurrence;</text:p>
            <text:p/>
            <text:p>(w) In the case of Liens securing Indebtedness assumed pursuant to Section 7.03(g), Liens existing on property at the time of its acquisition or existing on the property of any Person at the time such Person becomes a Restricted Subsidiary (other than by designation as a Restricted Subsidiary pursuant to Section 6.14), in each case after the Closing Date (other than Liens on the Equity Interests of any Person that becomes a Restricted Subsidiary); provided that (i) such Lien was not created in contemplation of such acquisition or such Person becoming a Restricted Subsidiary and (ii) such Lien does not extend to or cover any other assets or property (other than the proceeds or products thereof and other than after-acquired property subjected to a Lien securing Indebtedness and other obligations incurred prior to such time and which Indebtedness and other obligations are permitted hereunder that require, pursuant to their terms at such time, a pledge of after-acquired property, it being understood that such requirement shall not be permitted to apply to any property to which such requirement would not have applied but for such acquisition);</text:p>
            <text:p/>
            <text:p> </text:p>
            <text:p/>
            <text:p>131</text:p>
            <text:p/>
            <text:p>(x) (i) zoning, building, entitlement and other land use regulations by Governmental Authorities with which the normal operation of the business complies, and (ii) any zoning or similar law or right reserved to or vested in any Governmental Authority to control or regulate the use of any real property that does not materially interfere with the ordinary conduct of the business of Holdings and its Restricted Subsidiaries, taken as a whole;</text:p>
            <text:p/>
            <text:p>(y) to the extent constituting a Lien, Liens arising from precautionary Uniform Commercial Code financing statement or similar filings;</text:p>
            <text:p/>
            <text:p>(z) Liens on insurance policies and the proceeds thereof securing the financing of the premiums with respect thereto;</text:p>
            <text:p/>
            <text:p>(aa) the modification, replacement, renewal or extension of any Lien permitted by clauses (u) and (w) of this Section 7.01; provided that (i) the Lien does not extend to any additional property, other than (A) after-acquired property that is affixed or incorporated into the property covered by such Lien and (B) proceeds and products thereof, and (ii) the renewal, extension or refinancing of the obligations secured or benefited by such Liens is permitted by Section 7.03 (to the extent constituting Indebtedness);</text:p>
            <text:p/>
            <text:p>(bb) other Liens securing Indebtedness outstanding in an aggregate principal amount not to exceed $25,000,000 incurred pursuant to Section 7.03(f);</text:p>
            <text:p/>
            <text:p>(cc) Liens on property or assets of Holdings or any of its Restricted Subsidiaries securing obligations in an aggregate principal amount outstanding at any time not to exceed the greater of $250,000,000 and 25.0% of Consolidated EBITDA for the most recently ended Test Period in each case determined as of the date of incurrence; provided that, with respect to any such Liens on Collateral, (x) such Liens shall be junior to the Liens on the Collateral securing the Obligations and (y) the Other Debt Representative acting on behalf of the holders of the Indebtedness secured by such Liens becomes party to the ABL Intercreditor Agreement;</text:p>
            <text:p/>
            <text:p>(dd) Liens to secure Indebtedness permitted to be secured under Sections 7.03(g), 7.03(q) or 7.03(s); provided that, with respect to any such Liens on Collateral, (x) such Liens shall be junior to the Liens on the Collateral securing the Obligations and (y) the Other Debt Representative acting on behalf of the holders of the Indebtedness secured by such Liens becomes party to the ABL Intercreditor Agreement;</text:p>
            <text:p/>
            <text:p>(ee) Liens incurred in pursuant to Section 7.01(ee) of the Term Loan Credit Agreement (as in effect on the date hereof); provided that (x) all such Liens on the Collateral shall be junior to the Liens on the Collateral securing the Obligations and (y) the Other Debt Representative acting on behalf of the holders of each such Indebtedness shall become party to the ABL Intercreditor Agreement;</text:p>
            <text:p/>
            <text:p>(ff) Liens on specific items of inventory or other goods and the proceeds thereof securing such Person’s obligations in respect of documentary letters of credit or banker’s acceptances issued or created for the account of such Person to facilitate the purchase, shipment or storage of such inventory or goods;</text:p>
            <text:p/>
            <text:p>(gg) deposits of cash with the owner or lessor of premises leased and operated by Holdings or any of its Subsidiaries to secure the performance of Holdings’ or such Subsidiary’s obligations under the terms of the lease for such premises; and</text:p>
            <text:p/>
            <text:p> </text:p>
            <text:p/>
            <text:p>132</text:p>
            <text:p/>
            <text:p>(hh) Liens on proceeds of Indebtedness held in Escrow for so long as the proceeds thereof are and continue to be held in an Escrow and are not otherwise made available to the Borrower or a Restricted Subsidiary.</text:p>
            <text:p/>
            <text:p>For purposes of determining compliance with this Section 7.01, (A) Liens need not be incurred solely by reference to one category of Liens permitted by this Section 7.01 but are permitted to be incurred in part under any combination thereof and of any other available exemption and (B) with respect to any Lien securing Indebtedness that was permitted to secure such Indebtedness at the time of the incurrence of such Indebtedness, such Lien shall also be permitted to secure any amount permitted under Section 7.03(y) in respect of such Indebtedness; provided, that all Liens securing the Term Facility or the Senior Secured Notes shall be permitted only under Section 7.01(a)(y) or 7.01(a)(z), as applicable. </text:p>
          </table:table-cell>
          <table:table-cell office:value-type="string" calcext:value-type="string">
            <text:p>SECTION 7.06 Restricted Payments. Neither Holdings nor any of the Restricted Subsidiaries shall declare or make, directly or indirectly, any Restricted Payment, except:</text:p>
            <text:p/>
            <text:p>(a) each Restricted Subsidiary may make Restricted Payments to Holdings, and other Restricted Subsidiaries of Holdings (and, in the case of a Restricted Payment by a non-wholly owned Restricted Subsidiary, to Holdings and any other Restricted Subsidiary and to each other owner of Equity Interests of such Restricted Subsidiary based on their relative ownership interests of the relevant class of Equity Interests);</text:p>
            <text:p/>
            <text:p>(b) Holdings and each Restricted Subsidiary may declare and make Restricted Payments payable solely in the Equity Interests (other than Disqualified Equity Interests not otherwise permitted by Section 7.03) of such Person;</text:p>
            <text:p/>
            <text:p>(c) any Restricted Payment made pursuant to or in connection with the Transactions and/or in connection with the Tax Matters Agreement, the Transition Services Agreement, any employee matters agreement contemplated by the Bankruptcy Plan, or other agreement contemplated by the Bankruptcy Plan;</text:p>
            <text:p/>
            <text:p>(d) [reserved];</text:p>
            <text:p/>
            <text:p>(e) to the extent constituting Restricted Payments, Holdings and its Restricted Subsidiaries may enter into and consummate transactions expressly permitted by any provision of Sections 7.02 (other than 7.02(e) and (m)), 7.04 or 7.08 (other than Sections 7.08(e) or 7.08(j));</text:p>
            <text:p/>
            <text:p>(f) repurchases of Equity Interests in Holdings (or any direct or indirect parent thereof) or any Restricted Subsidiary of Holdings deemed to occur upon exercise of stock options or warrants if such Equity Interests represent a portion of the exercise price of such options or warrants;</text:p>
            <text:p/>
            <text:p> </text:p>
            <text:p/>
            <text:p>143</text:p>
            <text:p/>
            <text:p>(g) Holdings and each Restricted Subsidiary may pay (or make Restricted Payments to allow Holdings or any other direct or indirect parent thereof to pay) for the repurchase, retirement or other acquisition or retirement for value of Equity Interests of such Restricted Subsidiary (or of Holdings or any other such direct or indirect parent thereof) from any future, present or former employee, officer, director, manager or consultant of such Restricted Subsidiary (or Holdings or any other direct or indirect parent of such Restricted Subsidiary) or any of its Subsidiaries upon the death, disability, retirement or termination of employment of any such Person or pursuant to any employee or director equity plan, employee, manager or director stock option plan or any other employee or director benefit plan or any agreement (including any stock subscription or shareholder agreement) with any employee, manager, director, officer or consultant of such Restricted Subsidiary (or Holdings or any other direct or indirect parent thereof) or any of its Restricted Subsidiaries; provided that the aggregate amount of Restricted Payments made pursuant to this clause (g) shall not exceed $40,000,000 in any calendar year (with unused amounts in any calendar year being carried over to succeeding calendar years subject to a maximum of $80,000,000 in any calendar year); provided, further, that such amount in any calendar year may be increased by an amount not to exceed:</text:p>
            <text:p/>
            <text:p>(i) to the extent contributed to Holdings, the net cash proceeds from the sale of Equity Interests (other than Disqualified Equity Interests) of any of Holdings’ direct or indirect parent companies, in each case to members of management, managers, directors or consultants of Holdings, any of its Subsidiaries or any of its direct or indirect parent companies that occurs after the Closing Date, to the extent net cash proceeds from the sale of such Equity Interests have been Not Otherwise Applied; plus</text:p>
            <text:p/>
            <text:p>(ii) the net cash proceeds of key man life insurance policies received by Holdings or its Restricted Subsidiaries; less</text:p>
            <text:p/>
            <text:p>(iii) the amount of any Restricted Payments previously made with the cash proceeds described in clause (i) and (ii) of this Section 7.06(g);</text:p>
            <text:p/>
            <text:p>(h) Holdings may make Restricted Payments in an aggregate amount not to exceed the sum of (i) the greater of $100,000,000 and 10.0% of Consolidated EBITDA for the Test Period most recently ended on or prior to the date of such Restricted Payment, plus (ii) the portion, if any, of the Cumulative Credit on such date that Holdings elects to apply to this paragraph, minus (iii) amounts applied to the prepayment of Junior Financing pursuant to Section 7.13(a)(iv)(1);</text:p>
            <text:p/>
            <text:p>(i) Holdings may make Restricted Payments to any direct or indirect parent of Holdings:</text:p>
            <text:p/>
            <text:p>(i) to pay its operating costs and expenses incurred in the ordinary course of business and other corporate overhead costs and expenses (including administrative, legal, accounting and similar expenses provided by third parties), which are reasonable and customary and incurred in the ordinary course of business and attributable to the ownership or operations of Holdings and its Restricted Subsidiaries and, Transaction Expenses and any reasonable and customary indemnification claims made by directors, managers or officers of such parent attributable to the ownership or operations of Holdings and its Restricted Subsidiaries;</text:p>
            <text:p/>
            <text:p>(ii) the proceeds of which shall be used by such parent to pay franchise Taxes and other fees, Taxes and expenses required to maintain its (or any of its direct or indirect parents’) corporate existence or good standing under applicable law;</text:p>
            <text:p/>
            <text:p>(iii) for any taxable period ending after the Closing Date (A) in which Holdings and/or any of its Subsidiaries is a member of a consolidated, combined, unitary or similar Tax group (a</text:p>
            <text:p/>
            <text:p> </text:p>
            <text:p/>
            <text:p>144</text:p>
            <text:p/>
            <text:p>“Tax Group”) of which a direct or indirect parent of Borrower is the common parent or (B) in which Holdings is treated as a disregarded entity or partnership for U.S. federal, state and/or local income tax purposes, to pay U.S. federal, state and local and foreign Taxes that are attributable to the taxable income, revenue, receipts, gross receipts, gross profits, capital or margin of Holdings and/or its Subsidiaries; provided that for each taxable period, the amount of such payments made in respect of such taxable period in the aggregate shall not exceed the amount of such Taxes that Holdings and its Subsidiaries would have been required to pay if they were a stand-alone Tax Group with Holdings as the corporate common parent of such stand-alone Tax Group; provided, further, that the permitted payment pursuant to this clause (iii) with respect to any Taxes of any Unrestricted Subsidiary shall be limited to the amount actually paid with respect to such period by such Unrestricted Subsidiary to Holdings or its Restricted Subsidiaries for the purposes of paying such consolidated, combined unitary or similar Taxes;</text:p>
            <text:p/>
            <text:p>(iv) to finance any Investment that would be permitted to be made pursuant to Section 7.02 if such parent were subject to such Section; provided that (A) such Restricted Payment shall be made substantially concurrently with the closing of such Investment and (B) such parent shall, immediately following the closing thereof, cause (1) all property acquired (whether assets or Equity Interests) to be contributed to Holdings or the Restricted Subsidiaries or (2) the merger (to the extent permitted in Section 7.04) of the Person formed or acquired into Holdings or its Restricted Subsidiaries in order to consummate such Permitted Acquisition or Investment, in each case, in accordance with the requirements of Section 6.11;</text:p>
            <text:p/>
            <text:p>(v) the proceeds of which shall be used to pay customary salary, bonus and other benefits payable to officers and employees of Holdings or any direct or indirect parent company of Holdings to the extent such salaries, bonuses and other benefits are attributable to the ownership or operation of Holdings and the Restricted Subsidiaries; and</text:p>
            <text:p/>
            <text:p>(vi) the proceeds of which shall be used by Holdings to pay (or to make Restricted Payments to allow any direct or indirect parent thereof to pay) fees and expenses (other than to Affiliates) related to any unsuccessful equity or debt offering by Holdings (or any direct or indirect parent thereof) that is directly attributable to the operations of Holdings and its Restricted Subsidiaries;</text:p>
            <text:p/>
            <text:p>(j) payments made or expected to be made by Holdings or any of the Restricted Subsidiaries in respect of required withholding or similar non-U.S. Taxes with respect to any future, present or former employee, director, manager or consultant and any repurchases of Equity Interests in consideration of such payments including deemed repurchases in connection with the exercise of stock options;</text:p>
            <text:p/>
            <text:p>(k) Holdings or any Restricted Subsidiary may (i) pay cash in lieu of fractional Equity Interests in connection with any dividend, split or combination thereof or any Permitted Acquisition and (ii) honor any conversion request by a holder of convertible Indebtedness and make cash payments in lieu of fractional shares in connection with any such conversion and may make payments on convertible Indebtedness in accordance with its terms;</text:p>
            <text:p/>
            <text:p>(l) any Restricted Payment by Holdings or any other direct or indirect parent of Holdings to pay listing fees and other costs and expenses attributable to being a publicly traded company which are reasonable and customary;</text:p>
            <text:p/>
            <text:p> </text:p>
            <text:p/>
            <text:p>145</text:p>
            <text:p/>
            <text:p>(m) any Restricted Payment made in connection with paying dividends with respect to the declaration and payment by iHeart Operations of cash interest with respect to the iHeart Operations Preferred Stock in an amount up to $60,000,000 of liquidation preference and any accrued unpaid interest or premium thereon or any securities issued as a replacement therefor so long as the terms of such replacement securities do not exceed $60,000,000 in liquidation preference, amount, stated value or principal amount and are not materially adverse to the Lenders, in their capacity as such, taken as whole, as compared to the terms of the iHeart Operations Preferred Stock that is being replaced (as determined in good faith by the Borrower);</text:p>
            <text:p/>
            <text:p>(n) [reserved];</text:p>
            <text:p/>
            <text:p>(o) distributions in connection with the making of any “AHYDO Catch-up Payments,” in respect of any Junior Financing defined as payments on any indebtedness to avoid the application of the “Applicable High-Yield Discount Obligation” rules of Section 163 of the Code to such indebtedness;</text:p>
            <text:p/>
            <text:p>(p) the distribution, by dividend or otherwise, of Equity Interests of an Unrestricted Subsidiary (or a Restricted Subsidiary that owns one or more Unrestricted Subsidiaries), or Indebtedness owed to Holdings or a Restricted Subsidiary by an Unrestricted Subsidiary; provided that such Unrestricted Subsidiary (or a Restricted Subsidiary that owns one or more Unrestricted Subsidiaries) owns no assets other than Equity Interests of one or more Unrestricted Subsidiaries (other than Unrestricted Subsidiaries the primary assets of which are cash and/or Cash Equivalents);</text:p>
            <text:p/>
            <text:p>(q) Restricted Payments that are made (i) in an amount equal to the amount of Excluded Contributions previously received and that Holdings elects to apply under this clause (q) or (ii) without duplication with clause (i), in an amount equal to the net cash proceeds from a Disposition in respect of property or assets acquired after the Closing Date, if the acquisition of such property or assets was financed with Excluded Contributions, in each case, to the extent Not Otherwise Applied; and</text:p>
            <text:p/>
            <text:p>(r) Restricted Payments, so long as the Payment Conditions are satisfied on a Pro Forma Basis. </text:p>
          </table:table-cell>
          <table:table-cell office:value-type="string" calcext:value-type="string">
            <text:p>SECTION 7.05 Dispositions. Neither Holdings nor any of the Restricted Subsidiaries shall, directly or indirectly, make any Disposition, except:</text:p>
            <text:p/>
            <text:p>(a) Dispositions of obsolete, worn out or surplus property, whether now owned or hereafter acquired, in the ordinary course of business and Dispositions of property no longer used or useful in the conduct of the business of Holdings and its Restricted Subsidiaries;</text:p>
            <text:p/>
            <text:p>(b) Dispositions of inventory or goods (or other assets, including furniture and equipment) held for sale, intellectual property licensed to customers and immaterial assets (including allowing any registrations or any applications for registration of any immaterial intellectual property to lapse or go abandoned in the ordinary course of business), in each case, in the ordinary course of business;</text:p>
            <text:p/>
            <text:p>(c) Dispositions of property to the extent that (i) such property is exchanged for credit against the purchase price of similar replacement property or (ii) the proceeds of such Disposition are promptly applied to the purchase price of such replacement property;</text:p>
            <text:p/>
            <text:p>(d) Dispositions of property to Holdings or any Restricted Subsidiary; provided that if the transferor of such property is a Loan Party, (i) the transferee thereof must be a Loan Party or (ii) if such transaction constitutes an Investment, such transaction is permitted under Section 7.02;</text:p>
            <text:p/>
            <text:p>(e) to the extent constituting Dispositions, transactions permitted by Sections 7.01, 7.02 (other than Section 7.02(e)), 7.04 (other than Section 7.04(f)) and 7.06;</text:p>
            <text:p/>
            <text:p>(f) Dispositions of Identified Assets;</text:p>
            <text:p/>
            <text:p>(g) Dispositions of Cash Equivalents in the ordinary course of business;</text:p>
            <text:p/>
            <text:p>(h) (i) leases, subleases, licenses or sublicenses (including the provision of software under an open source license), in each case in the ordinary course of business and which do not materially interfere with the business of Holdings or any of its Restricted Subsidiaries and (ii) Dispositions of intellectual property that do not materially interfere with the business of Holdings or any of its Restricted Subsidiaries so long as Holdings or any of its Restricted Subsidiaries receives a license or other ownership rights to use such intellectual property;</text:p>
            <text:p/>
            <text:p>(i) transfers of property subject to Casualty Events;</text:p>
            <text:p/>
            <text:p>(j) Dispositions of property; provided that (i) at the time of such Disposition (other than any such Disposition made pursuant to a legally binding commitment entered into at a time when no Default exists), no Default shall exist or would result from such Disposition and (ii) with respect to any Disposition pursuant to this clause (j) for a purchase price in excess of $50,000,000, Holdings or any of its Restricted Subsidiaries shall receive not less than 75% of such consideration in the form of cash or Cash Equivalents</text:p>
            <text:p/>
            <text:p> </text:p>
            <text:p/>
            <text:p>141</text:p>
            <text:p/>
            <text:p>(in each case, free and clear of all Liens at the time received, other than nonconsensual Liens permitted by Section 7.01 and Liens permitted by Sections 7.01(a), (f), (k), (p), (q), (r)(i), (r)(ii), (dd) (only to the extent the Obligations are secured by such cash and Cash Equivalents) and (ee) (only to the extent the Obligations are secured by such cash and Cash Equivalents); provided, however, that for the purposes of this clause (j)(ii), the following shall be deemed to be cash: (A) any liabilities (as shown on Holdings’ (or the Restricted Subsidiaries’, as applicable) most recent balance sheet provided hereunder or in the footnotes thereto) of Holdings or such Restricted Subsidiary, other than liabilities that are by their terms subordinated to the payment in cash of the Obligations, that are assumed by the transferee with respect to the applicable Disposition and for which Holdings and all of its Restricted Subsidiaries shall have been validly released by all applicable creditors in writing, (B) any securities received by Holdings or the applicable Restricted Subsidiary from such transferee that are converted by Holdings or such Restricted Subsidiary into cash or Cash Equivalents (to the extent of the cash or Cash Equivalents received) within 180 days following the closing of the applicable Disposition, and (C) aggregate non-cash consideration received by Holdings or the applicable Restricted Subsidiary having an aggregate fair market value (determined as of the closing of the applicable Disposition for which such non-cash consideration is received) not to exceed the greater of $100,000,000 and 10.0% of Consolidated EBITDA for the then most recently ended Test Period (net of any non-cash consideration converted into cash and Cash Equivalents);</text:p>
            <text:p/>
            <text:p>(k) [reserved];</text:p>
            <text:p/>
            <text:p>(l) Dispositions or discounts without recourse of accounts receivable in connection with the compromise or collection thereof in the ordinary course of business;</text:p>
            <text:p/>
            <text:p>(m) Dispositions of property pursuant to sale-leaseback transactions; provided that the fair market value of all property so Disposed of after the Closing Date shall not exceed 2.5% of Total Assets as of the last day of the then most recently ended Test Period;</text:p>
            <text:p/>
            <text:p>(n) any swap of assets (other than Collateral) in exchange for services or other assets of comparable or greater value or usefulness to the business of Holdings and its Subsidiaries as a whole, as determined in good faith by the management of Holdings;</text:p>
            <text:p/>
            <text:p>(o) any issuance or sale of Equity Interests in, or Indebtedness or other securities of, an Unrestricted Subsidiary (or a Restricted Subsidiary which owns an Unrestricted Subsidiary so long as such Restricted Subsidiary owns no assets other than the Equity Interests of such an Unrestricted Subsidiary));</text:p>
            <text:p/>
            <text:p>(p) the unwinding of any Swap Contract pursuant to its terms;</text:p>
            <text:p/>
            <text:p>(q) Dispositions of Investments in joint ventures to the extent required by, or made pursuant to customary buy/sell arrangements between, the joint venture parties set forth in joint venture arrangements and similar binding arrangements;</text:p>
            <text:p/>
            <text:p>(r) the lapse or abandonment in the ordinary course of business of any registrations or applications for registration of any immaterial IP Rights;</text:p>
            <text:p/>
            <text:p>(s) Dispositions listed on Schedule 7.05(s) or to consummate the Transactions, including Dispositions made pursuant to or in connection with the Tax Matters Agreement, the Transition Services Agreement, any employee matters agreement contemplated by the Bankruptcy Plan, or other agreement contemplated by the Bankruptcy Plan;</text:p>
            <text:p/>
            <text:p> </text:p>
            <text:p/>
            <text:p>142</text:p>
            <text:p/>
            <text:p>(t) Dispositions of the Equity Interests of Clear Channel Outdoor Holdings, Inc. subject to the iHeartCommunications Warrants as a result of the exercise thereof or the cancellation of the such Equity Interests upon expiration of the iHeartCommunications Warrants without exercise, if applicable;</text:p>
            <text:p/>
            <text:p>(u) transactions entered into in order to consummate a Permitted Tax Restructuring;</text:p>
            <text:p/>
            <text:p>(v) Dispositions of assets acquired pursuant to or in order to effectuate a Permitted Acquisition which assets are not used or useful to the core or principal business of Holdings and its Restricted Subsidiaries;</text:p>
            <text:p/>
            <text:p>provided that any Disposition of any property pursuant to this Section 7.05 (except pursuant to Sections 7.05(e), (i), (p), (r) and (s) and except for Dispositions from a Loan Party to any other Loan Party) shall be for no less than the fair market value of such property at the time of such Disposition. To the extent any Collateral is Disposed of as expressly permitted by this Section 7.05 to any Person other than a Loan Party, such Collateral shall be sold free and clear of the Liens created by the Loan Documents, and the Administrative Agent or the Collateral Agent, as applicable, shall be authorized to take any actions deemed appropriate in order to effect the foregoing.</text:p>
            <text:p/>
            <text:p>For purposes of determining compliance with this Section 7.05, (A) Dispositions need not be incurred solely by reference to one category of Dispositions permitted by this Section 7.05 but are permitted to be incurred in part under any combination thereof and of any other available exemption and (B) in the event that Dispositions (or any portion thereof) meets the criteria of one or more of the categories of Dispositions permitted by this Section 7.05, the Borrower may, in its sole discretion, classify or reclassify such Dispositions (or any portion thereof) in any manner that complies with this provision. </text:p>
          </table:table-cell>
          <table:table-cell table:number-columns-repeated="1013"/>
        </table:table-row>
        <table:table-row table:style-name="ro1">
          <table:table-cell office:value-type="string" calcext:value-type="string">
            <text:p><text:a xlink:href="https://www.sec.gov/Archives/edgar/data/1012019/000143774919008424/ex_142492.htm" xlink:type="simple">https://www.sec.gov/Archives/edgar/data/1012019/000143774919008424/ex_142492.htm</text:a></text:p>
          </table:table-cell>
          <table:table-cell office:value-type="string" calcext:value-type="string">
            <text:p>FOURTH AMENDED AND RESTATED CREDIT AGREEMENT </text:p>
          </table:table-cell>
          <table:table-cell office:value-type="string" calcext:value-type="string">
            <text:p>This Fourth Amended and Restated Credit Agreement, dated as of April 25, 2019 (this “Agreement”), is entered into among Rush Truck Centers of Alabama, Inc., Rush Truck Centers of Arizona, Inc., Rush Truck Centers of California, Inc., Rush Medium Duty Truck Centers of Colorado, Inc., Rush Truck Centers of Colorado, Inc., Rush Truck Centers of Florida, Inc., Rush Truck Centers of Georgia, Inc., Rush Truck Centers of New Mexico, Inc., Rush Truck Centers of Oklahoma, Inc., Rush Truck Centers of Tennessee, Inc., Rush Truck Centers of North Carolina, Inc., Rush Truck Centers of Idaho, Inc., Rush Truck Centers of Utah, Inc., Rush Truck Centers of Ohio, Inc., Rush Truck Centers of Kansas, Inc., Rush Truck Centers of Missouri, Inc., Rush Truck Centers of Virginia Inc., Rush Truck Centers of Indiana Inc., Rush Truck Centers of Illinois Inc., Rush Truck Centers of Nevada, Inc. and Rush Truck Centers of Kentucky, Inc., each a Delaware corporation and Rush Truck Centers of Texas, L.P., a Texas limited partnership (collectively, the “Borrowers” and individually a “Borrower”), Rush Enterprises, Inc., a Texas corporation (“Holdings” or the “Borrower Representative”), the Lenders (as defined below) from time to time parties hereto and BMO Harris Bank N.A., as administrative agent and collateral agent for the Lenders (in such capacity, and together with its successors and permitted assigns, the “Administrative Agent”).</text:p>
          </table:table-cell>
          <table:table-cell/>
          <table:table-cell office:value-type="string" calcext:value-type="string">
            <text:p>Section 2.8     Mandatory Repayments.</text:p>
            <text:p/>
            <text:p> </text:p>
            <text:p/>
            <text:p>(a)     Excess Outstandings. On any date on which the aggregate Revolving Exposure exceeds the aggregate Commitments, the Borrowers shall pay to the Administrative Agent an amount equal to such excess, allocated first to any Working Capital Loans outstanding under the Commitments until paid in full, then to any outstanding Swing Loans (to the extent that such Swing Loans would be refinanced with Revolving Loans pursuant to Section 2.3(a) if refinanced on such date) until paid in full, and then to any outstanding Revolving Loans. On any date on which the aggregate outstanding principal amount of the Working Capital Loans exceeds the Working Capital Subfacility Amount, the Borrowers shall pay to the Administrative Agent an amount equal to such excess.</text:p>
            <text:p/>
            <text:p> </text:p>
            <text:p/>
            <text:p>(b)     Sale, Loss or Destruction of Inventory. Subject to the terms of Section 2.10, if any Inventory is Sold, the Borrowers shall pay or cause to be paid to the Administrative Agent an amount equal to the principal amount of the New Equipment Loan or Used Equipment Loan borrowed to purchase such Inventory (less any curtailment payments paid with respect to such New Equipment Loan or Used Equipment Loan pursuant to Section 2.6), together with all accrued and unpaid interest thereon, on the earlier of the date a Borrower receives payment for such item of Inventory or the date possession of such item of Inventory is delivered to the purchaser thereof, notwithstanding that the relevant purchase order or invoice may list an earlier date of sale. If any Inventory is lost or destroyed, the Borrowers shall pay or cause to be paid to the Administrative Agent an amount equal to the principal amount of the Loan or Loans borrowed to purchase such Inventory, together with all accrued and unpaid interest thereon, no later than thirty (30) Business Days after any Borrower obtains knowledge or notice of such loss or destruction.</text:p>
            <text:p/>
            <text:p> </text:p>
            <text:p/>
            <text:p>(c)     Loss of Franchises. Upon the termination of any franchise at a particular location, the Administrative Agent may demand payment within thirty (30) days of all New Equipment Loans and Used Equipment Loans that relate to such franchise at that location. Upon the termination by a Governmental Authority of any license to operate as a motor vehicle dealer at a particular location, the Administrative Agent may demand payment within thirty (30) days of all New Equipment Loans and Used Equipment Loans related to Inventory at such location. Should the franchises representing more than twenty-five percent (25.0%) of the Total Equipment Loans to Borrowers by dollar volume be terminated or the licenses to operate a motor vehicle dealer at locations representing more than twenty-five percent (25.0%) of the Total Equipment Loans to Borrowers by dollar volume be terminated, the Administrative Agent may demand payment of all Loans then outstanding, in which event such Loans, together with all accrued but unpaid interest, shall be paid by the Borrowers no later than thirty (30) days after such demand.</text:p>
          </table:table-cell>
          <table:table-cell/>
          <table:table-cell office:value-type="string" calcext:value-type="string">
            <text:p>Section 8.1 <text:s text:c="4"/>Liens. No Group Member shall incur, maintain or otherwise suffer to exist any Lien upon or with respect to any of the Collateral, whether now owned or hereafter acquired, or assign any right to receive income or profits in connection with the Collateral, except (i) Liens securing the Obligations, (ii) mechanics’, materialmen’s, repairmen’s or other similar Liens arising by operation of law in the ordinary course of business which are not delinquent for more than ninety (90) days or remain payable without penalty or which are being contested in good faith by proper proceedings diligently conducted and for which adequate reserves are maintained on the books of the appropriate Group Member in accordance with GAAP, in each case so long as no proceeding to enforce such Lien or marshall such Collateral has been commenced, (iii) Liens on Parts Inventory, (iv) Liens on Collateral subject to a consignment permitted under Section 7.4 (provided, that such Liens are junior to the Liens securing the Obligations), (v) Liens securing Permitted Third Party Financing, and (vi) Liens securing the Formula Revolver Debt to the extent permitted under the Intercreditor Agreement; provided, that any Lien securing the Formula Revolver Debt in any present and future Inventory of Holdings or any Borrower, together with all attachments, accessories, exchanges and additions to (including replacement parts installed in or repairs to) any such Inventory, and all chattel paper, documents, certificates of title, certificates of origin, general intangibles, instruments, accounts and contract rights now existing or hereafter arising with respect thereto shall be junior and subordinate to the Lien granted to the Administrative Agent, for the benefit of the Secured Parties, pursuant to this Agreement.</text:p>
          </table:table-cell>
          <table:table-cell/>
          <table:table-cell office:value-type="string" calcext:value-type="string">
            <text:p>Section 8.2 <text:s text:c="4"/>Fundamental Changes. Unless consented to by the Administrative Agent, such consent not to be unreasonably withheld, no Group Member shall merge, consolidate or amalgamate with any Person or Sell, lease as lessor, transfer or otherwise dispose of all or substantially all of its property, other than (i) the merger, consolidation or amalgamation of any Borrower with another Borrower or any Subsidiary of the Borrowers into any Borrower and (ii) the merger, consolidation or amalgamation of any Borrower with any Person that is not a Borrower so long as (A) such Borrower is the surviving entity or, if the surviving entity is not the Borrower, such surviving entity executes a joinder to this agreement, in form and substance satisfactory to Administrative Agent, and (B) no Default or Event of Default results therefrom. Unless consented to by the Administrative Agent, such consent not to be unreasonably withheld, the Borrower Representative shall not, and shall not permit the Group Members to, sell all or substantially all of the Consolidated assets of the Borrower Representative and its Subsidiaries.</text:p>
          </table:table-cell>
          <table:table-cell table:number-columns-repeated="1013"/>
        </table:table-row>
        <table:table-row table:style-name="ro1">
          <table:table-cell office:value-type="string" calcext:value-type="string">
            <text:p><text:a xlink:href="https://www.sec.gov/Archives/edgar/data/910612/000091061219000019/exhibit1017-cbl_2019credit.htm" xlink:type="simple">https://www.sec.gov/Archives/edgar/data/910612/000091061219000019/exhibit1017-cbl_2019credit.htm</text:a></text:p>
          </table:table-cell>
          <table:table-cell office:value-type="string" calcext:value-type="string">
            <text:p>CREDIT AGREEMENT</text:p>
          </table:table-cell>
          <table:table-cell office:value-type="string" calcext:value-type="string">
            <text:p>THIS CREDIT AGREEMENT (this “Agreement”) dated as of January 30, 2019 by and among CBL &amp; ASSOCIATES LIMITED PARTNERSHIP, a limited partnership organized under the laws of the State of Delaware (the “Borrower”), CBL &amp; ASSOCIATES PROPERTIES, INC., a corporation organized under the laws of the State of Delaware (the “Parent”), joining in the execution of this Agreement solely for the limited purposes set forth in Section 13.22., each of the financial institutions initially a signatory hereto together with their successors and assignees under Section 13.6. (the “Lenders”), WELLS FARGO BANK, NATIONAL ASSOCIATION (the “Administrative Agent”), U.S. BANK NATIONAL ASSOCIATION, as Syndication Agent (the “Syndication Agent”) and CITIZENS BANK, N.A., PNC BANK, NATIONAL ASSOCIATION, JPMORGAN CHASE BANK, N.A. and REGIONS BANK, each as Documentation Agent (each, a “Documentation Agent”).</text:p>
          </table:table-cell>
          <table:table-cell office:value-type="string" calcext:value-type="string">
            <text:p>Section 2.18.</text:p>
            <text:p/>
            <text:p>Increase in Revolving Commitments; Incremental Term Loans.</text:p>
            <text:p>(a)    The Borrower shall have the right to request increases in the aggregate amount of the Revolving Commitments or enter into one or more tranches of term loans denominated in Dollars (each an “Incremental Term Loan”) by providing written notice to the Administrative Agent, which notice shall be irrevocable once given and shall be subject to the approval of the Administrative Agent (and, with respect to any increase in the Revolving Commitments, each Issuing Bank and each Swingline Lender); provided, however, that any such increases of the Revolving Commitments and all such Incremental Term Loans</text:p>
            <text:p/>
            <text:p/>
            <text:p> </text:p>
            <text:p/>
            <text:p>52</text:p>
            <text:p/>
            <text:p> </text:p>
            <text:p/>
            <text:p/>
            <text:p/>
            <text:p>shall not exceed an aggregate amount of $50,000,000. Each such increase in the Revolving Commitments or issuance of Incremental Term Loans must be an aggregate minimum amount of $10,000,000 and integral multiples of $10,000,000 (or such other amount as may be acceptable to the Administrative Agent and the Borrower and, with respect to increases in the Revolving Commitments, each Issuing Bank and each Swingline Lender) in excess thereof.</text:p>
            <text:p>(b)    The Administrative Agent, in consultation with the Borrower, shall manage all aspects of the syndication of such increase in the Revolving Commitments or issuance of Incremental Term Loans, including decisions as to the selection of the existing Lenders and/or other banks, financial institutions and other institutional lenders to be approached with respect to such increase and the allocations of the increase in the Revolving Commitments or issuance of Incremental Term Loans among such existing Lenders and/or other banks, financial institutions and other institutional lenders. No Lender shall be obligated in any way whatsoever to increase its Revolving Commitment, provide a new Revolving Commitment or participate in such Incremental Term Loans, and any new Lender becoming a party to this Agreement in connection with any such requested increase must be an Eligible Assignee consented to by the Borrower, the Administrative Agent and, in the case of an increase in the Revolving Commitment, each Issuing Bank and each Swingline Lender. If a new Revolving Lender becomes a party to this Agreement, or if any existing Revolving Lender is increasing its Revolving Commitment, such Lender shall on the date it becomes a Lender hereunder (or in the case of an existing Lender, increases its Revolving Commitment) (and as a condition thereto) purchase from the other Revolving Lenders its Revolving Commitment Percentage (determined with respect to the Lenders’ respective Revolving Commitments and after giving effect to the increase of Revolving Commitments) of any outstanding Revolving Loans, by making available to the Administrative Agent for the account of such other Revolving Lenders, in same day funds, an amount equal to (A) the portion of the outstanding principal amount of such Revolving Loans to be purchased by such Lender, plus (B) the aggregate amount of payments previously made by the other Revolving Lenders under Section 2.4.(j) that have not been repaid, plus (C) interest accrued and unpaid to and as of such date on such portion of the outstanding principal amount of such Revolving Loans. The Borrower shall pay to the Revolving Lenders amounts payable, if any, to such Revolving Lenders under Section 5.4. as a result of the prepayment of any such Revolving Loans.</text:p>
            <text:p>(c)    Revolving Loans made pursuant to any increased Revolving Commitment and the Incremental Term Loans (i) shall rank pari passu in right of payment with the Revolving Loans and the Term Loans, (ii) in the case of Incremental Term Loans, (x) shall not mature earlier than the Term Loan Maturity Date and (y) shall have no amortization or otherwise be permitted to be prepaid prior to the Term Loan Maturity Date and the payment in full of all outstanding principal of the Term Loans and (iii) shall be treated substantially the same as (and in any event no more favorably than) the Revolving Loans. All Revolving Loans made pursuant to any increased Revolving Commitment and all Incremental Term Loans (x) shall be equally and ratably secured with the Revolving Facility and the Term Loan Facility and (y) shall rank pari passu in right of payment with the Revolving Loans and the Term Loans. The terms and provisions of any Incremental Term Loans shall be as agreed by the Borrower and the Lenders providing such Incremental Term Loans and, taken as a whole, shall be treated substantially the same as (and in any event not more favorably than) the Term Loans and the Applicable Margin applicable to the Incremental Term Loans may deviate from the pricing of the Revolving Loans and the existing Term Loans.</text:p>
            <text:p>(d)    Incremental Term Loans may be made hereunder pursuant to an amendment or an amendment and restatement (an “Incremental Term Loan Amendment”) of this Agreement and, as appropriate, the other Loan Documents, executed by the Borrower, each Lender participating in such tranche and the Administrative Agent. The Incremental Term Loan Amendment may, without the consent of any other Lenders, effect such amendments to this Agreement and the other Loan Documents as may be</text:p>
            <text:p/>
            <text:p/>
            <text:p> </text:p>
            <text:p/>
            <text:p>53</text:p>
            <text:p/>
            <text:p> </text:p>
            <text:p/>
            <text:p/>
            <text:p/>
            <text:p>necessary or appropriate, in the reasonable opinion of the Administrative Agent, to effect the provisions of this Section 2.18.</text:p>
            <text:p>(e)    Effecting the increase of the Revolving Commitments or issuance of Incremental Term Loans under this Section is subject to the following conditions precedent:</text:p>
            <text:p>(i)    the approval of any new Lender by the Administrative Agent and, solely with respect to any new Revolving Lender, each Swingline Lender and each Issuing Bank;</text:p>
            <text:p>(ii)    no Default or Event of Default shall be in existence on the effective date of such increase;</text:p>
            <text:p>(iii)    the representations and warranties made or deemed made by the Parent, the Borrower and each other Loan Party in the Loan Documents to which any of them is a party shall be true and correct in all material respects (except that, to the extent any representation or warranty is qualified by materiality or Material Adverse Effect or similar language, such representation or warranty shall be true and correct in all respects) on and as of the effective date of such increase, except to the extent that such representations and warranties expressly relate solely to an earlier date (in which case such representations and warranties shall have been true and correct in all material respects (except that, to the extent any such representation or warranty is qualified by materiality or Material Adverse Effect or similar language, such representation or warranty shall have been true and correct in all respects) on and as of such earlier date); and</text:p>
            <text:p>(iv)    the Administrative Agent shall have received each of the following, in form and substance reasonably satisfactory to the Administrative Agent: (A) if not previously delivered to the Administrative Agent, copies certified by the Secretary or Assistant Secretary of (I) resolutions adopted by the general partner of the Borrower authorizing such increase and (II) resolutions adopted by the board of directors, general partner, managers, members or other appropriate governing body of each Guarantor authorizing the guaranty of such increase; (B) customary opinion of counsel to the Borrower and the Guarantors, and addressed to the Administrative Agent and the Lenders covering such customary matters as reasonably requested by the Administrative Agent; (C) new Revolving Notes or Term Notes executed by the Borrower, payable to any new Lenders and replacement Revolving Notes or Term Notes executed by the Borrower, payable to any existing Lenders increasing their Revolving Commitments or participating in the issuance of the Incremental Term Loans, in the amount of such Revolving Lender’s Revolving Commitment at the time of the effectiveness of the applicable increase in the aggregate amount of the Revolving Commitments or such Term Loan Lender’s Term Loan Commitment at the time of the effectiveness of such Incremental Term Loans, in each case, to the extent requested by such Lender at least two (2) Business Days prior to the proposed effective date of such increase in Revolving Commitment or Incremental Term Loans; and (D) duly executed copies of such additional documents (including, without limitation, amendments to the Security Documents) as the Administrative Agent may reasonably request; provided that the Borrower shall pay the cost of any mortgages, Title Policy or any endorsement or update thereto, and any and all costs, fees, taxes, assessments or charges required to be paid in connection therewith.</text:p>
            <text:p>(f)    In connection with any increase in the aggregate amount of the Revolving Commitments or issuance of Incremental Term Loans pursuant to this Section 2.18., any Lender becoming a party hereto shall (i) execute such documents and agreements as the Administrative Agent may reasonably request and (ii) in the case of any Lender that is organized under the laws of a jurisdiction outside of the</text:p>
            <text:p/>
            <text:p/>
            <text:p> </text:p>
            <text:p/>
            <text:p>54</text:p>
            <text:p/>
            <text:p> </text:p>
            <text:p/>
            <text:p/>
            <text:p/>
            <text:p>United States of America, provide to the Administrative Agent, its name, address, tax identification number and/or such other information as shall be necessary for the Administrative Agent to comply with “know your customer” and Anti-Money Laundering Laws, including, without limitation, the Patriot Act.</text:p>
          </table:table-cell>
          <table:table-cell office:value-type="string" calcext:value-type="string">
            <text:p>(b)    Mandatory.</text:p>
            <text:p>(i)    Revolving Commitment Overadvance. If at any time the aggregate principal amount of all outstanding Revolving Loans and Swingline Loans, together with the aggregate amount of all Letter of Credit Liabilities, exceeds the aggregate amount of the Revolving Commitments, the Borrower shall immediately pay to the Administrative Agent for the account of the Revolving Lenders, the amount of such excess. All payments under this subsection (b)(i) shall be applied to pay all amounts of principal outstanding on the Revolving Loans and any Reimbursement Obligations pro rata in accordance with Section 3.2. and if any Letters of Credit are outstanding at such time, the remainder, if any, shall be deposited into the Letter of Credit Collateral Account for application to any Reimbursement Obligations.</text:p>
            <text:p>(ii)    Key Properties Release Event. If at any time the Borrower is required to prepay the applicable Adjusted Allocated Loan Amount with respect to any Key Property pursuant to Section 4.2.(a)(ii), such prepayment shall be applied first, to the Term Loans, pro rata in accordance with Section 3.2., for so long as the Term Loans remain outstanding, and second, to the outstanding principal amount of all Revolving Loans, to Cash Collateralize any outstanding Letters of Credit (and the Revolving Commitments shall be permanently reduced on a dollar-for-dollar basis concurrently with such prepayment), pro rata in accordance with Section 3.2. If the Borrower elects that such Property Release shall be an Amortized Property Release, the amount of the prepayment shall be reduced on a dollar-for-dollar basis by the amount of the aggregate amortization payments of the Term Loans paid pursuant to Section 2.7.(b) on or prior to such date of determination that have not been applied to reduce any Adjusted Allocated Loan Amount for</text:p>
            <text:p/>
            <text:p/>
            <text:p> </text:p>
            <text:p/>
            <text:p>48</text:p>
            <text:p/>
            <text:p> </text:p>
            <text:p/>
            <text:p/>
            <text:p/>
            <text:p>any other Property Release pursuant to this sentence on or prior to such date of determination; provided that the amount of the required prepayment may in no event be less than the Debt Yield Maintenance Payment Amount.</text:p>
            <text:p>(iii)    Permitted Unimproved Land, Outparcel and Permitted Unimproved Land Contributions. If at any time the Borrower is required to make a prepayment pursuant to Section 4.2.(b), such prepayment shall be applied to the Term Loans, pro rata in accordance with Section 3.2., for so long as the Term Loans remain outstanding.</text:p>
            <text:p>(iv)    Cash Trap Trigger Events. If at any time the Borrower elects to repay the Facilities pursuant to Section 4.4., the Borrower shall within ten (10) days after the applicable Cash Trap Trigger Event repay first, the outstanding principal amount of all Revolving Loans and Cash Collateralize any outstanding Letters of Credit, pro rata in accordance with Section 3.2., and second, the Term Loans, pro rata in accordance with Section 3.2., by the excess amount described in Section 4.4. Any sums repaid in connection with the immediately preceding sentence in respect of the Revolving Loans may be reborrowed, provided that the Minimum Debt Yield Ratio (Outstandings) is not less than the Required Debt Yield Level then in effect.</text:p>
            <text:p>(v)    Discretionary Appraisals. If, after giving effect to any Discretionary Appraisals conducted pursuant to Section 4.3.(d), the Aggregate Facilities Amount is greater than 95% of the aggregate Appraised Value of all Borrowing Base Properties at such time, the Borrower shall, within ten (10) days after the Administrative Agent provides written notice to the Borrower of such discrepancy, repay first, the Term Loans, pro rata in accordance with Section 3.2., for so long as the Term Loans remain outstanding, and second, prepay the outstanding principal amount of all Revolving Loans, and Cash Collateralize any outstanding Letters of Credit (and the Revolving Commitments shall be permanently reduced on a dollar-for-dollar basis concurrently with such prepayment), pro rata in accordance with Section 3.2., in an amount sufficient to cause the Aggregate Facilities Amount to be less than or equal to 95% of the aggregate Appraised Value of all Borrowing Base Properties at such time.</text:p>
            <text:p>(vi)    Application of Mandatory Prepayments. If the Borrower is required to pay any outstanding LIBOR Loans by reason of this Section 2.8.(b) prior to the end of the applicable Interest Period therefor, the Borrower shall pay all amounts due under Section 5.4.</text:p>
            <text:p>(c)    No Effect on Derivatives Contracts. No repayment or prepayment of the Loans pursuant to this Section shall affect any of the Borrower’s obligations under any Derivatives Contracts entered into with respect to the Loans.</text:p>
          </table:table-cell>
          <table:table-cell/>
          <table:table-cell office:value-type="string" calcext:value-type="string">
            <text:p>Section 10.2.</text:p>
            <text:p/>
            <text:p>Negative Pledge.</text:p>
            <text:p>(a)    The Borrower shall not, and shall not permit any other Loan Party or Subsidiary to, (i) create, assume, incur, permit or suffer to exist any Lien on any Borrowing Base Property, any direct or indirect Equity Interest of the Parent in any Person owning any Borrowing Base Property or (other than an Excluded Subsidiary of the type described in clause (a) of the definition of “Excluded Subsidiary”) any of its other properties, assets, income or profits of any character whether now owned or hereafter acquired, except for Permitted Liens (but not, with respect to any Collateral, any Permitted Liens described in clause (g) of the definition of that term), (ii) permit any Borrowing Base Property or (other than an Excluded Subsidiary of the type described in clause (a) of the definition of “Excluded Subsidiary”) any of its other properties, assets, income or profits or any direct or indirect ownership interest of the Borrower or in any Person owning any properties, assets, income or profits, to be subject to a Negative Pledge or (iii) create, assume, incur, permit or suffer to exist any Lien on other Collateral, or any direct or indirect ownership interest of the Parent in any Person owning any other Collateral, except for Permitted Liens.</text:p>
            <text:p>(b)    The Borrower shall not, and shall not permit any Excluded Subsidiary to, (i) create, assume, incur, permit or suffer to exist any Lien on any Equity Interests of any Subsidiary of the Borrower holding title to any Eligible Property or any other Collateral or the Equity Interests of any Subsidiary of the Borrower that owns, directly or indirectly, any Equity Interests in any Subsidiary of the Borrower holding title to any Eligible Property or any other Collateral (all such Equity Interests under this clause (i) being “Specified Equity Interests”), except for Permitted Liens described in clause (f) of the definition of that term or (ii) permit any Specified Equity Interests to be subject to a Negative Pledge. </text:p>
          </table:table-cell>
          <table:table-cell office:value-type="string" calcext:value-type="string">
            <text:p/>
            <text:p>Section 10.3.</text:p>
            <text:p/>
            <text:p>Restrictions on Intercompany Transfers.</text:p>
            <text:p>The Borrower shall not, and shall not permit any other Loan Party or any other Subsidiaries (other than an Excluded Subsidiary of the type described in clause (a) of the definition of “Excluded Subsidiary”) to, create or otherwise cause or suffer to exist or become effective any consensual encumbrance or restriction of any kind on the ability of any Subsidiary to: (a) pay dividends or make any other distribution on any of such Subsidiary’s Equity Interests owned by the Borrower or any other Subsidiary; (b) pay any Indebtedness owed to the Borrower or any other Subsidiary; (c) make loans or advances to the Borrower or any other Subsidiary; or (d) transfer any of its property or assets to the Borrower or any other Subsidiary; other than (i) with respect to clauses (a) – (d) those encumbrances or restrictions contained in any Loan Document or, (ii) with respect to clause (d), customary provisions restricting assignment of any agreement entered into by the Borrower, any other Loan Party or any Subsidiary in the ordinary course of business. </text:p>
          </table:table-cell>
          <table:table-cell office:value-type="string" calcext:value-type="string">
            <text:p>Section 10.4.</text:p>
            <text:p/>
            <text:p>Merger, Consolidation, Sales of Assets and Other Arrangements.</text:p>
            <text:p>Without the prior written consent of the Requisite Lenders, such consent not to be unreasonably withheld, the Parent and the Borrower shall not, and shall not permit any other Loan Party or any other Subsidiary to, (a) enter into any transaction of merger or consolidation; (b) liquidate, windup or dissolve itself (or suffer any liquidation or dissolution); (c) convey, sell, lease, sublease, transfer or otherwise dispose of, in one transaction or a series of transactions and whether effected pursuant to a Division or otherwise, all or any substantial part of its business or assets, or the capital stock of or other Equity Interests in any of its Subsidiaries, whether now owned or hereafter acquired; (d) consummate a Division as the Dividing</text:p>
            <text:p/>
            <text:p/>
            <text:p> </text:p>
            <text:p/>
            <text:p>111</text:p>
            <text:p/>
            <text:p> </text:p>
            <text:p/>
            <text:p/>
            <text:p/>
            <text:p>Person; or (e) acquire a Substantial Amount of the assets of, or make an Investment of a Substantial Amount in, any other Person; provided, however, that:</text:p>
            <text:p>(i)    any Subsidiary of the Borrower may merge with (x) the Borrower, provided that the Borrower shall be the continuing or surviving Person or (y) any other Subsidiary of the Borrower, provided that if such merger involves a Loan Party, such Loan Party is the survivor;</text:p>
            <text:p>(ii)    any Subsidiary may sell, transfer or dispose of its assets to a Loan Party;</text:p>
            <text:p>(iii)    a Loan Party (other than the Borrower or any Loan Party that owns a Borrowing Base Property) and any Subsidiary that is not (and is not required to be) a Loan Party (other than a Limited Subsidiary) may convey, sell, transfer or otherwise dispose of, in one transaction or a series of transactions, all or any substantial part of its business or assets, or the capital stock of or other Equity Interests in any of its Subsidiaries, and immediately thereafter liquidate, provided that immediately prior to any such conveyance, sale, transfer, disposition or liquidation and immediately thereafter and after giving effect thereto, no Default or Event of Default is or would be in existence;</text:p>
            <text:p>(iv)    any Loan Party and any other Subsidiary may, directly or indirectly, (A) acquire (whether by purchase, acquisition of Equity Interests of a Person, or as a result of a merger or consolidation) a Substantial Amount of the assets of, or make an Investment of a Substantial Amount in, any other Person, and (B) sell, lease or otherwise transfer, whether by one or a series of transactions, a Substantial Amount of assets (including capital stock or other securities of Subsidiaries) to any other Person, so long as, in each case, (1) the Borrower shall have given the Administrative Agent and the Lenders at least thirty (30) days prior written notice of such consolidation, merger, acquisition, Investment, sale, lease or other transfer, together with all information related to such consolidation, merger, acquisition, Investment, sale, lease or transfer as the Administrative Agent may reasonably request; (2) immediately prior thereto, and immediately thereafter and after giving effect thereto, no Default or Event of Default is or would be in existence, including, without limitation, a Default or Event of Default resulting from a breach of Section 10.1.; (3) in the case of a consolidation or merger involving the Borrower or a Loan Party which owns an Eligible Property, such Person shall be the survivor thereof; (4) at the time the Borrower gives notice pursuant to clause (1) of this subsection, the Borrower shall have delivered to the Administrative Agent for distribution to each of the Lenders a Compliance Certificate, calculated on a pro forma basis, evidencing the continued compliance by the Loan Parties with the terms and conditions of this Agreement and the other Loan Documents, including, without limitation, the financial covenants contained in Section 10.1., after giving effect to such consolidation, merger, acquisition, Investment, sale, lease or other transfer; and (5) (A) with respect to any such acquisition or Investment involving consideration, or valued, in excess of fifteen percent (15%), but less than twenty-five percent (25%), of Total Asset Value for the quarter most recently ended as reported on the Compliance Certificate for such quarter, the Administrative Agent has consented thereto or (B) with respect to any such acquisition or Investment involving consideration, or value, in excess of twenty-five percent (25%) of Total Asset Value for the quarter most recently ended as reported on the Compliance Certificate for such quarter, the Requisite Lenders have consented thereto;</text:p>
            <text:p>(v)    the Loan Parties may lease and sublease their respective assets, as lessor or sublessor (as the case may be), in the ordinary course of their business; and</text:p>
            <text:p/>
            <text:p/>
            <text:p> </text:p>
            <text:p/>
            <text:p>112</text:p>
            <text:p/>
            <text:p> </text:p>
            <text:p/>
            <text:p/>
            <text:p/>
            <text:p>(vi)    if any Loan Party or any Limited Subsidiary that is a limited liability company consummates a Division (with or without the prior consent of the Requisite Lenders as required above), each Division Successor shall be required to comply with the obligations set forth in Sections 8.10. and 8.14. and the other further assurances obligations set forth in the Loan Documents and become a Loan Party or Limited Subsidiary, as applicable, under this Agreement and the other Loan Documents.</text:p>
            <text:p>Further, no Loan Party nor any Subsidiary shall enter into any sale‑leaseback transactions or other transaction by which such Person shall remain liable as lessee (or the economic equivalent thereof) of any real or personal property that it has sold or leased to another Person.</text:p>
          </table:table-cell>
          <table:table-cell table:number-columns-repeated="1013"/>
        </table:table-row>
        <table:table-row table:style-name="ro1">
          <table:table-cell office:value-type="string" calcext:value-type="string">
            <text:p><text:a xlink:href="https://www.sec.gov/Archives/edgar/data/859598/000085959819000032/ckh-03312019xex101shicredi.htm" xlink:type="simple">https://www.sec.gov/Archives/edgar/data/859598/000085959819000032/ckh-03312019xex101shicredi.htm</text:a></text:p>
          </table:table-cell>
          <table:table-cell office:value-type="string" calcext:value-type="string">
            <text:p><text:s/>CREDIT AGREEMENT </text:p>
          </table:table-cell>
          <table:table-cell office:value-type="string" calcext:value-type="string">
            <text:p>THIS CREDIT AGREEMENT, dated as of March 19, 2019, is among SEACOR HOLDINGS INC., a publicly traded corporation duly incorporated and existing under the laws of the State of Delaware (the “Borrower”), the Lenders from time to time parties hereto, JPMORGAN CHASE BANK, N.A., as Administrative Agent and Security Trustee for the Lenders, and JPMORGAN CHASE BANK, N.A., as issuing bank of the Letters of Credit hereunder (such Persons in such capacity, together with any other Lender that agrees to issue a Letter of Credit hereunder and their respective successors and assigns in such capacity, the “Issuing Bank”).</text:p>
          </table:table-cell>
          <table:table-cell office:value-type="string" calcext:value-type="string">
            <text:p>Section 2.14    Incremental; Increase of the Commitments.</text:p>
            <text:p>(a)    The Borrower shall have the right to increase the Commitment by obtaining additional Commitments, either from one or more of the Lenders or another lending institution provided</text:p>
            <text:p/>
            <text:p/>
            <text:p>41</text:p>
            <text:p>        </text:p>
            <text:p/>
            <text:p>that, (i) the Borrower must deliver any request for an increase in writing to the Administrative Agent no later than ten (10) Business Days prior to the proposed incurrence of the increased Commitment, (ii) any such request for an increase shall be in a minimum amount of $5,000,000, (iii) after giving effect thereto, the sum of the total of the incremental Commitments does not exceed $75,000,000 and the sum of the aggregate Commitments under the Facility does not exceed $200,000,000, (iv) the Administrative Agent and the Issuing Banks have approved the identity of any such new Lender, such approvals not to be unreasonably withheld, (v) any such new Lender assumes all of the rights and obligations of a “Lender” hereunder, and (vi) the procedure described in Section 2.14(b) has been satisfied. Nothing contained in this Section 2.14 shall constitute, or otherwise be deemed to be, a commitment on the part of any Lender to increase its Commitment hereunder at any time.</text:p>
            <text:p>(b)    Any amendment required hereto for such an increase in the Commitments pursuant to this Section 2.14 shall be in form and substance satisfactory to the Administrative Agent and shall only require the written signatures of the Administrative Agent, the Borrower and each Lender being added or increasing its Commitment. As a condition precedent to such an increase or addition, the Borrower shall deliver to the Administrative Agent (i) a certificate of each Credit Party signed by an authorized officer of such Credit Party (A) certifying and attaching the resolutions adopted by such Credit Party approving or consenting to such increase, and (B) in the case of the Borrower, certifying that, before and after giving effect to such increase or addition, (1) the representations and warranties contained in Article V and the other Credit Documents are true and correct in all material respects with the same effect as though made on and as of the date of such increase or addition (it being understood and agreed that any representation or warranty which by its terms is made as of a specified date shall be required to be true and correct in all material respects only as of such specified date, and that any representation or warranty which is subject to any materiality qualifier shall be required to be true and correct in all respects), (2) no Default exists and (3) the Borrower is in compliance (on a Pro Forma Basis after giving effect to any additional Borrowings to be made on the effective date of such increase or addition) with any then operative covenant contained in Sections 7.3 and 7.7 and (ii) legal opinions and documents consistent with those delivered on the Closing Date, to the extent reasonably requested by the Administrative Agent.</text:p>
            <text:p>(c)    On the effective date of any such increase or addition, (i) any Lender increasing (or, in the case of any newly added Lender, extending) its Commitment shall make available to the Administrative Agent such amounts in immediately available funds as the Administrative Agent shall determine, for the benefit of the other Lenders, as being required in order to cause, after giving effect to such increase or addition and the use of such amounts to make payments to such other Lenders, each Lender’s portion of the outstanding Loans of all the Lenders to equal its revised Applicable Percentage of such outstanding Loans, and the Administrative Agent shall make such other adjustments among the Lenders with respect to the Loans then outstanding and amounts of principal, interest, Commitment Fees and other amounts paid or payable with respect thereto as shall be necessary, in the opinion of the Administrative Agent, in order to effect such reallocation and (ii) to the extent necessary to implement the matters set forth in clause (i) above, the Borrower shall be deemed to have repaid and reborrowed all outstanding Loans as of the date of any increase (or addition) in the Commitments (with such reborrowing to consist of the Types of Loans, with related Interest Periods if applicable, specified in a notice delivered by the Borrower, in accordance with the requirements of Section 2.3). The deemed payments made pursuant to clause (ii) of the immediately preceding sentence shall be accompanied by payment of all accrued interest on the amount prepaid and, in respect of each Eurodollar Loan, shall be subject to indemnification by the Borrower pursuant to the provisions of Section 2.11 if the deemed payment occurs other than on the last day of the related Interest Periods. Within a reasonable time after the effective date of any increase or addition, the Administrative Agent shall, and is hereby authorized and directed to, revise Annex 1 to reflect such increase or addition and shall distribute such revised</text:p>
            <text:p/>
            <text:p/>
            <text:p>42</text:p>
            <text:p>        </text:p>
            <text:p/>
            <text:p>Annex 1 to each of the Lenders and the Borrower, whereupon such revised Annex 1 shall replace the old Annex 1 and become part of this Agreement.</text:p>
          </table:table-cell>
          <table:table-cell office:value-type="string" calcext:value-type="string">
            <text:p>Section 2.10    Mandatory Prepayments of Loans.</text:p>
            <text:p/>
            <text:p/>
            <text:p>34</text:p>
            <text:p>        </text:p>
            <text:p/>
            <text:p>(a)    Excess Revolving Exposure. In the event and on each occasion that the aggregate Revolving Credit Exposure of all Lenders exceeds the Revolving Credit Commitment Amount then in effect, then (i) the Borrower shall promptly prepay Loans in an aggregate amount sufficient to eliminate such excess and (ii) if any excess remains after prepaying all of the Borrowings as a result of an L/C Exposure, pay to the Administrative Agent on behalf of the Lenders an amount equal to such excess to be held as cash collateral as provided in Section 8.4(b). Immediately upon determining the need to make any such prepayment, the Borrower shall notify the Administrative Agent of such required prepayment and of the identity of the particular Loans being prepaid. If the Administrative Agent shall notify the Borrower that the Administrative Agent has determined that any prepayment is required under this Section 2.10, the Borrower shall make such prepayment no later than the second Business Day following such notice. Any mandatory prepayment of Loans pursuant hereto shall not be limited by the notice or minimum prepayment requirements set forth in Section 2.9. Each such prepayment of Eurodollar Loans under this Section 2.10 shall be accompanied by a payment of all accrued and unpaid interest on the Loans prepaid and any applicable breakage fees and funding losses pursuant to Section 2.11.</text:p>
            <text:p>(b)    Issuance and Incurrence of Indebtedness. In the event that the Borrower or any Restricted Subsidiary shall receive Net Cash Proceeds from the issuance or Incurrence of Indebtedness for money borrowed of the Borrower or any Restricted Subsidiary not permitted to be issued or Incurred pursuant to Section 7.3, the Borrower shall or shall cause the applicable Restricted Subsidiary to, no later than five (5) Business Day following such receipt, apply an amount equal to 100% of such Net Cash Proceeds to prepay the outstanding aggregate amount of the Loans.</text:p>
            <text:p>(c)    Events of Loss. No later than the twentieth (20th) Business Day following an Event of Loss of a Collateral Vessel that results in a Collateral Coverage Ratio (on a Pro Forma Basis and after giving effect to any other Events of Loss that have occurred since the date of the last desktop appraisal report delivered pursuant to Section 6.6(d)) less than the Minimum Collateral Coverage Ratio, the Borrower shall either (i) add new Collateral Vessels in favor of the Security Trustee with a Fair Market Value in an amount equal to or greater than such deficiency or (ii) promptly prepay the Loans in an amount equal to such deficiency; provided that any prepayment pursuant to this Section 2.10(c)(ii) shall be accompanied by a pro rata reduction in the Revolving Credit Commitment Amount then in effect equal to such prepayment until the Collateral Coverage Ratio meets or exceeds the Minimum Collateral Coverage Ratio; provided further that, the Borrower shall not be in default under this Agreement for failure to comply with this Section 2.10(c) if the Revolving Credit Exposure does not exceed 50% of the then Aggregate Collateral Vessel Value following such Event of Loss, and until such time as the Borrower complies with this Section 2.10(c)(i) or (ii) the Borrower shall not be permitted to have or incur and no Lender shall be required to fund or provide any Revolving Credit Exposure in excess of 50% of the then Aggregate Collateral Vessel Value.</text:p>
            <text:p>(d)    All prepayments of Loans under this Section 2.10 shall be accompanied by the concurrent payment of accrued and unpaid interest on the principal amount to be prepaid to but excluding the date of payment.</text:p>
            <text:p>(e)    The Borrower shall deliver to the Administrative Agent and each Lender, at the time of each prepayment required under this Section 2.10 a certificate of an Officer of the Borrower setting forth in reasonable detail the calculation of the amount of such prepayment.</text:p>
            <text:p>(f)    All prepayments under this Section 2.10 shall be subject to Section 2.11.]</text:p>
          </table:table-cell>
          <table:table-cell office:value-type="string" calcext:value-type="string">
            <text:p>Section 7.3    Indebtedness. The Borrower shall not, and shall not permit its Restricted Subsidiaries to, Incur or suffer to exist any Indebtedness, except:</text:p>
            <text:p>(a)    existing Indebtedness outstanding on the Closing Date and described on Schedule 7.3;</text:p>
            <text:p/>
            <text:p/>
            <text:p>70</text:p>
            <text:p>        </text:p>
            <text:p/>
            <text:p>(b)    Indebtedness in respect of letters of credit, bid, performance or surety bonds, workers’ compensation claims, self-insurance obligations and banker’s acceptances issued, not to exceed $15,000,000;</text:p>
            <text:p>(c)    Indebtedness under the Credit Documents;</text:p>
            <text:p>(d)    Intercompany loans or advances made by the Borrower to any Restricted Subsidiary or made by any Restricted Subsidiary to the Borrower or its Restricted Subsidiaries;</text:p>
            <text:p>(e)    Indebtedness in respect of non-speculative hedging contracts;</text:p>
            <text:p>(f)    Indebtedness of a Person existing at the time such Person becomes a Restricted Subsidiary of the Borrower or is merged with or into the Borrower or any Restricted Subsidiary of the Borrower other than as a result of a Division and not Incurred in contemplation of such transaction;</text:p>
            <text:p>(g)    Capitalized Lease Obligations and Indebtedness secured by Liens permitted under Section 7.2(f); provided that the aggregate principal amount of all Capitalized Lease Obligations and Indebtedness under this Section 7.3(g) shall not exceed at any one time outstanding $25,000,000;</text:p>
            <text:p>(h)    Guaranties with respect to Indebtedness permitted pursuant to this Section 7.3 (other than Section 7.3(c));</text:p>
            <text:p>(i)    Indebtedness owing to an insurance company in connection with the financing of any insurance premiums permitted by such insurance company in the ordinary course of business;</text:p>
            <text:p>(j)    other unsecured Indebtedness Incurred by any Credit Party, provided that the Borrower is in compliance on a Pro Forma Basis with the covenants set forth in Section 7.7; provided that after giving pro forma effect to the Incurrence of such Indebtedness and any concurrent repayment of other Indebtedness, (i) the Maximum Net Funded Debt Ratio is less than the then applicable Maximum Net Funded Debt Ratio under Section 7.7 by at least .50 and (ii) the maturity of such unsecured Indebtedness is at least one-hundred eighty (180) days after the Maturity Date;</text:p>
            <text:p>(k)    extensions, modifications, renewals, refinancings or replacements of Indebtedness permitted by this Section 7.3 that do not increase the principal amount of such Indebtedness (other than by amounts equal to unpaid accrued interest and premium thereon plus other amounts paid, and fees and expenses (including any bona fide amendment, waiver or consent fee) reasonably Incurred, in connection such extension, modification, renewal, refinancing or replacement);</text:p>
            <text:p>(l)    Indebtedness incurred or assumed in connection with acquisitions in an aggregate principal amount not to exceed $25,000,000 at any time;</text:p>
            <text:p>(m)    Indebtedness in respect of securitization transactions (excluding the securitization or sale of accounts receivable attributable to any Collateral Vessels) approved in writing by the Administrative Agent, in an aggregate principal amount not to exceed $25,000,000;</text:p>
            <text:p>(n)    to the extent constituting Indebtedness, Sale-Leaseback Transactions permitted by Section 7.11; and</text:p>
            <text:p>(o)    other Indebtedness in an aggregate principal amount not to exceed $25,000,000 at any time.</text:p>
          </table:table-cell>
          <table:table-cell office:value-type="string" calcext:value-type="string">
            <text:p>Section 7.2    Liens. The Borrower shall not, and shall not permit its Restricted Subsidiaries to Incur or suffer to exist any Lien of any kind on any property or asset of any kind of the Borrower or any Restricted Subsidiary, except the following (collectively, the “Permitted Liens”):</text:p>
            <text:p>(a)    Liens in existence on the Closing Date and described on Schedule 7.2;</text:p>
            <text:p>(b)    Liens (i) arising in the ordinary course of business or by operation of law, deposits or pledges in connection with workers’ compensation, unemployment insurance, old age benefits, social security obligations, taxes, assessments, public or statutory obligations or other similar charges, good faith deposits, pledges; or (ii) in connection with (or to obtain letters of credit in connection with) bids, purchase agreement, or letters of intent (including earnest money deposits in respect of same), performance, return-of-money or payment bonds and similar bonds, contracts or leases to which the Borrower or its Restricted Subsidiaries are parties or other deposits required to be made in the ordinary course of business; provided that, in each case of clause (i) and (ii), the obligation secured is not for Indebtedness for borrowed money and is not overdue for more than thirty (30) days or, if overdue for more than thirty (30) days, is being</text:p>
            <text:p/>
            <text:p/>
            <text:p>68</text:p>
            <text:p>        </text:p>
            <text:p/>
            <text:p>contested in good faith by appropriate proceedings and reserves in conformity with GAAP have been provided therefor;</text:p>
            <text:p>(c)    mechanics’, workmen’s, materialmen’s, warehousemen’s, suppliers’ repairmen’s, landlords’, carriers’, crews’ wages, maritime, custom, revenue authority or other similar Liens arising in the ordinary course of business (or deposits to obtain the release of such Liens) related to obligations not overdue for more than thirty (30) days, or, if so overdue, that are being contested in good faith by appropriate proceedings and reserves in conformity with GAAP have been provided therefor;</text:p>
            <text:p>(d)    Liens for Taxes not more than thirty (30) days past due or which can thereafter be paid without penalty or which are being contested in good faith by appropriate proceedings and reserves in conformity with GAAP have been provided therefor, or if such Liens otherwise could not reasonably be expected to have a Material Adverse Effect;</text:p>
            <text:p>(e)    Liens in respect of Indebtedness under this Facility;</text:p>
            <text:p>(f)    Liens on fixed or capital assets acquired, constructed, improved, altered or repaired by the Borrower or any Restricted Subsidiary and related contracts, intangibles and other assets that are incidental thereto (including accessions thereto and replacements thereof) or otherwise arise therefrom; provided that (i) such Liens secure Indebtedness otherwise permitted by this Agreement, (ii) such Liens and the Indebtedness secured thereby are Incurred prior to or within 365 days after such acquisition or the later of the completion of such construction, improvement, alteration or repair or the date of commercial operation of the assets constructed, improved, altered or repaired, (iii) the Indebtedness secured thereby does not exceed the cost of acquiring, constructing, improving, altering or repairing such fixed or capital assets, as the case may be (plus fees and expenses related thereto), (iv) such Lien shall not apply to any other property or assets of the Borrower or any Restricted Subsidiary (although individual financings of equipment may be cross-collateralized to other financings of equipment by the same lender), and (v) such Lien shall not attach to any Collateral Vessel;</text:p>
            <text:p>(g)    Liens on property existing at the time such property is acquired by the Borrower or any Subsidiary of the Borrower and not created in contemplation of such acquisition (or on repairs, renewals, replacements, additions, accessions and betterments thereto), and Liens on the assets of any Person at the time such Person becomes a Restricted Subsidiary of the Borrower and not created in contemplation of such Person becoming a Restricted Subsidiary of the Borrower (or on repairs, renewals, replacements, additions, accessions and betterments thereto);</text:p>
            <text:p>(h)    Liens imposed by ERISA (or comparable foreign laws) which are being contested in good faith by appropriate proceedings and reserves in conformity with GAAP have been provided therefor;</text:p>
            <text:p>(i)    Liens arising out of or in respect of judgments, awards or attachments (or in connection with the surety or bonding of appeals) not resulting in an Event of Default described in Section 8.1(h);</text:p>
            <text:p>(j)    any extension, modification, renewal, refinancing or replacement (or successive extensions, modifications, renewals, refinancings or replacements) in whole or in part of any Lien referred to in the foregoing clauses (a) through (g), provided, however, that the principal amount of Indebtedness secured thereby does not exceed the principal amount secured at the time of such extension, modification, renewal, refinancing or replacement (other than unpaid accrued interest and premium thereon and amounts incurred to pay fees and expenses (including any bona fide amendment, waiver or consent fee) of such extension, modification, renewal, refinancing or replacement), and that such extension, modification,</text:p>
            <text:p/>
            <text:p/>
            <text:p>69</text:p>
            <text:p>        </text:p>
            <text:p/>
            <text:p>renewal, refinancing or replacement is limited to the property already subject to the Lien so extended, modified, renewed, refinanced or replaced (together with accessions and improvements thereto and replacements thereof);</text:p>
            <text:p>(k)    Liens in respect of Indebtedness permitted under Section 7.3(m);</text:p>
            <text:p>(l)    Liens on the Capital Stock owned by the Borrower or any Restricted Subsidiary in any Unrestricted Subsidiary or Joint Venture;</text:p>
            <text:p>(m)    Liens on the proceeds of insurance policies and unearned or refunded premiums securing Indebtedness owed to an insurance company permitted by Section 7.3(i);</text:p>
            <text:p>(n)    Permitted Maritime Liens;</text:p>
            <text:p>(o)    Liens arising out of conditional sale, title retention, consignment or similar arrangements for the sale of goods entered into by the Borrower or its Restricted Subsidiaries in the ordinary course of business and other Liens upon specific items of inventory or other goods and proceeds of any Person securing such Person’s obligations in respect of bankers’ acceptances issued or created for the account of such Person to facilitate the purchase, shipment or storage of such inventory or other goods and Liens created or evidenced by or resulting from financing statements filed by lessors of property (but only with respect to the property so leased);</text:p>
            <text:p>(p)    bankers’ Liens, rights of setoff and other similar Liens existing solely with respect to cash and Cash Equivalents on deposit in one or more accounts maintained by the Borrower or its Restricted Subsidiaries, in each case granted in the ordinary course of business or arising by operation of law in favor of the bank or banks with which such accounts are maintained, securing amounts owing to such bank with respect to cash management and operating account arrangements, including those involving pooled accounts and netting arrangements;</text:p>
            <text:p>(q)    customary restrictions on assets to be disposed of pursuant to merger agreements, stock or asset purchase agreements and similar agreements to the extent that such dispositions are permitted hereunder;</text:p>
            <text:p>(r)    Liens (not otherwise permitted by this Section 7.2) securing Indebtedness or other obligations not exceeding at the time of Incurrence thereof (together with all such other Liens securing Indebtedness or other obligations outstanding pursuant to this clause (r) at such time) not to exceed $25,000,000;</text:p>
            <text:p>(s)    Liens in respect of acquisitions permitted under Section 7.3(l);</text:p>
            <text:p>(t)    Liens on cash in respect of letters of credit outstanding on the Closing Date (“Existing Letters of Credit”) in an amount not to exceed $3,000,000, and Liens on cash in respect of letters of credit that extend or replace an Existing Letter of Credit in an amount not to exceed $550,000; and</text:p>
            <text:p>(u)    Liens in respect of Sale-Leaseback Transactions permitted by Section 7.11.</text:p>
          </table:table-cell>
          <table:table-cell office:value-type="string" calcext:value-type="string">
            <text:p>Section 7.5    Limitation on Restricted Payments. The Borrower shall not, and shall not permit any Restricted Subsidiary to, directly or indirectly, make any Restricted Payment except if, at the time of and immediately after giving effect to such Restricted Payment; (i) no Default or Event of Default shall have occurred and be continuing (or would result therefrom), (ii) each of the Payment Conditions is satisfied at the time of such Restricted Payment, (iii) the Borrower shall have Availability of not less than 25% of the Commitments and (iv) the Borrower is in compliance with the Minimum Collateral Coverage Ratio; provided that clause (ii) and clause (iii) above shall not apply to Restricted Payments in respect of the Dorian Shares or Restricted Payments under clause (c) in the definition of “Restricted Payments”, but with respect to Restricted Payments under clause (c) in the definition of “Restricted Payments”, the Borrower shall be in compliance on a pro forma basis with the minimum Fixed Charge Coverage Ratio and Maximum Net Funded Debt Ratio under Section 7.7 at the time of and immediately after giving effect to such Restricted Payment;</text:p>
            <text:p>The provisions of this Section 7.5 will not prohibit:</text:p>
            <text:p>(i)    any purchase, repurchase, redemption, defeasance or other acquisition or retirement of Capital Stock of the Borrower made by exchange for, or out of the proceeds of the substantially concurrent sale of, Capital Stock of the Borrower (other than Capital Stock issued or sold to a Restricted Subsidiary or to an employee stock ownership plan or similar trust to the extent such sale to an employee stock ownership plan or similar trust is financed by loans from or guaranteed by the Borrower or any Restricted Subsidiary unless such loans have been repaid with cash on or prior to the date of determination);</text:p>
            <text:p>(ii)    any Restricted Payment to any existing or former directors, employees, management or consultants or advisors of the Borrower or any Subsidiary of the Borrower or their assigns, estates or heirs, in each case in connection with equity incentive plans, under stock option plans or stock purchase agreements or other agreements to compensate such persons approved by the Board of Directors of the Borrower; provided that the Capital Stock with respect to which such Restricted Payment are made was received for services related to, or for the benefit of, the Borrower and its Restricted Subsidiaries; and provided, further, that Restricted Payments pursuant to this clause will not exceed $1,500,000 in the aggregate during any calendar year (with any unused amounts in any calendar year being carried over to successive calendars year and added to such amount subject to a maximum of $1,500,000 in any calendar year); plus, to the extent not previously applied or included, (x) the Net Cash Proceeds received by the Borrower or any of its Restricted Subsidiaries from sales of Capital Stock to directors, employees, management or consultants or advisors of the Borrower or any Subsidiary of the Borrower that occur after the Closing Date and (y) the Net Cash Proceeds of key man life insurance policies received by the Borrower or any of its Restricted</text:p>
            <text:p/>
            <text:p/>
            <text:p>72</text:p>
            <text:p>        </text:p>
            <text:p/>
            <text:p>Subsidiaries after the Closing Date; provided that the Borrower may elect to apply all or any portion of the aggregate increase contemplated by clauses (x) and (y) above in any calendar year; and provided, further, that cancellation of Indebtedness owing to the Borrower or any Restricted Subsidiary from any existing or former directors, employees, management or consultants or advisors of the Borrower or any Subsidiary of the Borrower in connection with a repurchase of Capital Stock of the Borrower or any Restricted Subsidiary will not be deemed to constitute a Restricted Payment for purposes of this covenant or any other provision of this Agreement;</text:p>
            <text:p>(iii)    the purchase, repurchase, redemption, defeasance or other acquisition or retirement of Capital Stock deemed to occur upon the exercise, conversion or exchange of stock options, warrants, other rights to purchase Capital Stock or other convertible or exchangeable securities if such Capital Stock represents all or portion of the exercise price thereof;</text:p>
            <text:p>(iv)    the purchase, repurchase, redemption, defeasance or other acquisition or retirement for value of Capital Stock of the Borrower or any Restricted Subsidiary of the Borrower held by existing or former directors, employees, management or consultants or advisors of the Borrower or any Subsidiary of the Borrower in connection with the exercise or vesting of any equity compensation (including stock options, restricted stock and phantom stock) in order to satisfy any tax withholding obligation with respect to such exercise or vesting;</text:p>
            <text:p>(v)    any payment of cash, dividends, distributions, advances or other Restricted Payments by the Borrower or any of its Restricted Subsidiaries in respect of fractional shares of the Borrower’s Capital Stock upon the exercise, conversion or exchange of any stock options, warrants, other rights to purchase Capital Stock or other convertible or exchangeable securities; and</text:p>
            <text:p>(vi)     Permitted Investments.</text:p>
            <text:p>The amount of all Restricted Payments (other than cash) will be the Fair Market Value on the date of such Restricted Payment of the assets or securities proposed to be transferred or issued by the Borrower or such Restricted Subsidiary (except in the case of clauses (g) and (l) of the definition of “Permitted Investments”), as the case may be, pursuant to such Restricted Payment. The amount of any Restricted Payment paid in cash shall be its face amount. </text:p>
          </table:table-cell>
          <table:table-cell office:value-type="string" calcext:value-type="string">
            <text:p>Section 7.6 <text:s text:c="3"/>Limitation on Asset Sales. The Borrower shall not, and shall not permit any Credit Party to, engage in any Asset Sale unless: (a) no Default or Event of Default shall have occurred and is continuing or would result therefrom, and (b) immediately after giving effect to such Asset Sale and any concurrent repayment of Indebtedness the Borrower is in compliance on a Pro Forma Basis with the covenants set forth in Section 7.7.</text:p>
          </table:table-cell>
          <table:table-cell table:number-columns-repeated="1013"/>
        </table:table-row>
        <table:table-row table:style-name="ro1">
          <table:table-cell office:value-type="string" calcext:value-type="string">
            <text:p><text:a xlink:href="https://www.sec.gov/Archives/edgar/data/42582/000095012319003618/d738090dex101.htm" xlink:type="simple">https://www.sec.gov/Archives/edgar/data/42582/000095012319003618/d738090dex101.htm</text:a></text:p>
          </table:table-cell>
          <table:table-cell office:value-type="string" calcext:value-type="string">
            <text:p>AMENDED AND RESTATED REVOLVING CREDIT AGREEMENT </text:p>
          </table:table-cell>
          <table:table-cell office:value-type="string" calcext:value-type="string">
            <text:p>AMENDED AND RESTATED REVOLVING CREDIT AGREEMENT dated as of March 27, 2019, among THE GOODYEAR TIRE &amp; RUBBER COMPANY; GOODYEAR EUROPE B.V.; GOODYEAR DUNLOP TIRES GERMANY GMBH; GOODYEAR DUNLOP TIRES OPERATIONS S.A.; the LENDERS party hereto; J.P. MORGAN EUROPE LIMITED, as Administrative Agent; and JPMORGAN CHASE BANK, N.A., as Collateral Agent. </text:p>
          </table:table-cell>
          <table:table-cell office:value-type="string" calcext:value-type="string">
            <text:p/>
            <text:p/>
            <text:p>SECTION 2.22. Incremental Facilities. (a) At any time and from time to time, commencing on the Restatement Effective Date and ending on the Maturity Date, subject to the terms and conditions set forth herein, GEBV may, by notice to the Administrative Agent (whereupon the Administrative Agent shall promptly deliver a copy to each of the Lenders), request to:</text:p>
            <text:p/>
            <text:p>(i) add one or more tranches of term loans (the “Incremental Term Loans”);</text:p>
            <text:p/>
            <text:p>(ii) solely during the ABT Availability Period, on one or more occasions, increase the aggregate amount of the ABT Commitment (each such increase, an “ABT Commitment Increase”); and/or</text:p>
            <text:p/>
            <text:p>(iii) solely during the German Availability Period, on one more occasions, increase the aggregate amount of the German Commitment (each such increase, a “German Commitment Increase” and, together with each ABT Commitment Increase, a “Commitment Increase” and the Commitment Increases, together with the Incremental Term Loans, the “Incremental Extensions of Credit”),</text:p>
            <text:p/>
            <text:p>in an aggregate principal amount for all such Incremental Extensions of Credit of up to €200,000,000. Each Incremental Term Loan and each Commitment Increase shall be in an aggregate amount that is an integral multiple of the Borrowing Multiple and not less than the Borrowing Minimum; provided that such amount may be less than the Borrowing Minimum if such amount represents all the remaining availability under the aggregate principal amount of Incremental Extensions of Credit set forth above.</text:p>
            <text:p/>
            <text:p>(b) The effectiveness of any Incremental Facility Amendment and the occurrence of any credit event (including the making (but not the conversion or continuation) of a Loan and the issuance, increase in the amount, or extension of a Letter of Credit thereunder) pursuant to such Incremental Facility Amendment shall be subject to delivery of a Borrowing Request in accordance with Section 2.03 and the satisfaction of the following conditions and such other conditions as the parties thereto shall agree:</text:p>
            <text:p/>
            <text:p>(i) no Default or Event of Default has occurred and is continuing or shall result therefrom and the Administrative Agent shall have received a certificate signed by a Financial Officer of each of Goodyear and GEBV to that effect;</text:p>
            <text:p/>
            <text:p>(ii) the representations and warranties of Goodyear, GEBV and each other Borrower set forth in this Agreement and of each GEBV Loan Party in the other Credit Documents (insofar as the representations and warranties in such other Credit Documents relate to the transactions provided for therein or to the Collateral securing the Obligations) shall be true and correct in all respects material to the rights or interests of the Lenders or the Issuing Banks under the Credit Documents on and as of the date of such Incremental Facility Amendment, with the same effect as though made on and as of such date, except to the extent such representations and warranties expressly relate to an earlier date, and the Administrative Agent shall have received a certificate signed by a Financial Officer of each of Goodyear and GEBV to that effect;</text:p>
            <text:p/>
            <text:p>(iii) the financial covenant contained in Section 6.09 would be satisfied on a pro forma basis on and as of the date of, and immediately after giving effect to, the incurrence of such Incremental Extension of Credit and the application of the proceeds therefrom (and assuming, for the purposes of this Section only, that the full amount of Commitments under such Incremental Extension of Credit shall have been funded as Loans as of such date) and the Administrative Agent shall have received a certificate signed by a Financial Officer of each of Goodyear and GEBV, together with reasonably detailed calculations demonstrating compliance with this clause (iii), to that effect;</text:p>
            <text:p/>
            <text:p> </text:p>
            <text:p/>
            <text:p>97</text:p>
            <text:p/>
            <text:p>(iv) the Administrative Agent shall have received such documents and certificates as the Administrative Agent or its counsel may reasonably request relating to the organization, existence and, if applicable, good standing of each Credit Party, the authorization by the Credit Parties of the Incremental Extension of Credit and any other legal matters (including favorable written opinions) relating to Goodyear, the Borrowers, the other Credit Parties, the Credit Documents or the Incremental Extension of Credit, all in form and substance reasonably satisfactory to the Administrative Agent and its counsel (including any new, additional, supplemental or amended Security Agreement);</text:p>
            <text:p/>
            <text:p>(v) all fees and expenses owing in respect of such Incremental Extension of Credit to the Administrative Agent and the Lenders have been paid; and</text:p>
            <text:p/>
            <text:p>(vi) Goodyear and each of the Borrowers shall have (A) entered into any documents and taken any actions as the Administrative Agent may reasonably request (taking into account, inter alia, the value of Collateral granted as security under the relevant Security Documents and the total costs (including taxes and related legal costs and expenses) of any such action) and as may be required under applicable law in order to ensure that the Security Documents to which each of them is a party will continue to validly secure the Applicable Secured Obligations including, as the case may be, any Incremental Extension of Credit following any Incremental Facility Amendment pursuant to this Section 2.22, and (B) paid any applicable registration fees, costs and taxes and filed any applicable registrations in connection with the relevant ratification and increase.</text:p>
            <text:p/>
            <text:p>(c) The parties intend that (i) each Incremental Extension of Credit (including any related Obligations) qualifying as an ABT Loan shall be secured by the applicable Collateral on a pari passu basis with the other ABT Obligations to the extent practicable under the applicable law, (ii) each Incremental Extension of Credit (including any related Obligations) qualifying as a German Loan shall be secured by the applicable Collateral on a pari passu basis with the other German Obligations to the extent practicable under the applicable law, and (iii) no Incremental Extension of Credit shall be guaranteed by any Person other than the Credit Parties or be secured by any assets other than the Collateral.</text:p>
            <text:p/>
            <text:p>(d) Each notice from any Borrower pursuant to this Section shall set forth the requested amount and proposed terms of the relevant Incremental Extension of Credit. Any additional bank, financial institution, existing Lender or other Person that elects to extend commitments in respect of any Incremental Extension of Credit shall be reasonably satisfactory to such Borrower and the Administrative Agent (and, in the case of any Commitment Increase, each applicable Issuing Bank) (any such bank, financial</text:p>
            <text:p/>
            <text:p> </text:p>
            <text:p/>
            <text:p>98</text:p>
            <text:p/>
            <text:p>institution, existing Lender or other Person being called an “Additional Lender”) and, if not already a Lender, shall become a Lender under this Agreement pursuant to an amendment (an “Incremental Facility Amendment”) to this Agreement and, as appropriate, the other Credit Documents, executed by the Borrowers, such Additional Lender and the Administrative Agent. No Lender shall be obligated to provide any Incremental Extension of Credit unless it so agrees. Commitments in respect of any Incremental Extension of Credit shall become Commitments (or in the case of any Commitment Increase to be provided by an existing Lender, an increase in such Lender’s Commitment) under this Agreement upon the effectiveness of the applicable Incremental Facility Amendment.</text:p>
            <text:p/>
            <text:p>(e) On the date of effectiveness of any Commitment Increase, (i) each Additional Lender providing a portion of such Commitment Increase (each, a “Commitment Increase Lender”) that shall have had a Commitment prior to the effectiveness of such Commitment Increase shall pay to the Administrative Agent in same day funds an amount equal to the amount, if any, by which (A) (1) such Commitment Increase Lender’s ABT Percentage or German Percentage, as applicable (calculated after giving effect to the effectiveness of such Commitment Increase), multiplied by (2) the aggregate principal amount of the Resulting Revolving Borrowings (as hereinafter defined) exceeds (B) (1) such Commitment Increase Lender’s ABT Percentage or German Percentage, as applicable (calculated without giving effect to the effectiveness of such Commitment Increase), multiplied by (2) the aggregate principal amount of the Loans of the applicable Class or Classes outstanding immediately prior to the effectiveness of such Commitment Increase (the “Existing Revolving Borrowings”), (ii) each Commitment Increase Lender that did not have a Commitment prior to the effectiveness of such Commitment Increase shall pay to Administrative Agent in same day funds an amount equal to (1) such Commitment Increase Lender’s ABT Percentage or German Percentage, as applicable (calculated after giving effect to the effectiveness of such Commitment Increase), multiplied by (2) the aggregate principal amount of the Resulting Revolving Borrowings, (iii) after the Administrative Agent receives the funds specified in clauses (i) and (ii) above, the Administrative Agent shall pay to each Lender the portion of such funds that is equal to the amount, if any, by which (A) (1) such Lender’s ABT Percentage or German Percentage, as applicable (calculated without giving effect to the effectiveness of such Commitment Increase), multiplied by (2) the aggregate principal amount of the Existing Revolving Borrowings, exceeds (B) (1) such Lender’s ABT Percentage or German Percentage, as applicable (calculated after giving effect to the effectiveness of such Commitment Increase), multiplied by (2) the aggregate principal amount equal to the sum of the aggregate principal amount of the Existing Revolving Borrowings and the aggregate principal amount of the new Borrowings of the Types and for the Interest Periods specified in any Borrowing Request delivered to the Administrative Agent in accordance with Section 2.03 (the “Resulting Revolving Borrowings”), (iv) each Lender shall hold its ABT Percentage or German Percentage, as applicable, of the Resulting Revolving Borrowings (calculated after giving effect to the effectiveness of such Commitment Increase) and (v) such Borrower shall pay each Lender any and all accrued but unpaid interest on its Loans comprising the Existing Revolving Borrowings. The Borrower shall compensate the Lenders holding Existing Revolving Borrowings pursuant to the provisions of Section 2.15 as if such Existing</text:p>
            <text:p/>
            <text:p> </text:p>
            <text:p/>
            <text:p>99</text:p>
            <text:p/>
            <text:p>Revolving Borrowings were repaid in full on such date if the date of the effectiveness of such Commitment Increase occurs other than on the last day of the Interest Period relating thereto. Upon each Commitment Increase pursuant to this Section, each Lender immediately prior to such increase will automatically and without further act be deemed to have assigned to each Commitment Increase Lender, and each such Commitment Increase Lender will automatically and without further act be deemed to have assumed, a portion of such Lender’s participations hereunder in outstanding Letters of Credit such that, after giving effect to such Commitment Increase and each such deemed assignment and assumption of participations, the percentage of the aggregate outstanding participations hereunder in Letters of Credit, in each case held by each Lender (including each such Revolving Commitment Increase Lender) will equal such Lender’s ABT Percentage or German Percentage, as applicable. Each Commitment Increase shall be on the same terms and pursuant to the same documentation as are applicable to the Commitments of the applicable Class or Classes.</text:p>
            <text:p/>
            <text:p>(f) An Incremental Facility Amendment may, without the consent of any other Lenders, (i) effect such amendments to this Agreement or to any other Credit Document (or permit the entry into of any other document to effect such amendments to a Credit Document or to effect the provisions of this Section) as may be necessary or appropriate, in the reasonable opinion of the Borrowers and the Administrative Agent, to effect the provisions of this Section, including, to provide for voting provisions applicable to the Additional Lenders comparable to the provisions of Section 9.02(b), and (ii) provide for the issuance of Letters of Credit pursuant to any Commitment Increase established thereby, in each case on terms substantially equivalent to the terms applicable to Letters of Credit under the Commitments (except for the overall size of such subfacilities, the fees payable in connection therewith and the identity of the letter of credit issuer, as applicable, which shall be determined by the Borrowers, the lenders of such commitments and the applicable letter of credit issuers and borrowing, repayment and termination of commitment procedures with respect thereto, in each case which shall be specified in the applicable Incremental Facility Amendment); provided that no Issuing Bank shall be required to act as “issuing bank” under any such Incremental Facility Amendment without its written consent.</text:p>
            <text:p/>
            <text:p>(g) Notwithstanding anything to the contrary, this Section shall supersede any conflicting provisions in Section 2.17 or Section 9.02. </text:p>
          </table:table-cell>
          <table:table-cell office:value-type="string" calcext:value-type="string">
            <text:p>SECTION 2.10. Prepayment of Loans. (a) Any Borrower shall have the right at any time and from time to time to prepay any Borrowing of such Borrower in whole or in part, subject to prior notice in accordance with paragraph (d) of this Section.</text:p>
            <text:p/>
            <text:p>(b) In the event and on each occasion that the (i) sum of the Aggregate ABT Credit Exposure and Aggregate German Credit Exposure exceeds the total Commitments, (ii) the Aggregate ABT Credit Exposure exceeds the aggregate amount of the ABT Commitments or (iii) the Aggregate German Credit Exposure exceeds the aggregate amount of the German Commitments, GEBV shall (and/or shall cause other Borrowers to) prepay Revolving Borrowings, or Revolving Borrowings of the applicable Tranche, in an aggregate amount equal to such excess, and in the event that after such prepayment of Borrowings any such excess shall remain, GEBV shall (and/or shall cause other Borrowers to) deposit cash in an amount equal to such excess as collateral for the reimbursement obligations of the Borrowers in respect of Letters of Credit. Any cash so deposited (and any cash previously deposited pursuant to this paragraph) with the Administrative Agent shall be held in an account over which the Administrative Agent shall have dominion and control to the exclusion of the Borrowers and their Subsidiaries,</text:p>
            <text:p/>
            <text:p> </text:p>
            <text:p/>
            <text:p>80</text:p>
            <text:p/>
            <text:p>including the exclusive right of withdrawal. Other than any interest earned on the investment of such deposits, which investment shall be in Temporary Cash Investments and shall be made in the discretion of the Administrative Agent (or, at any time when no Default or Event of Default has occurred and is continuing, shall be made at the direction of GEBV) and at the Borrowers’ risk and expense, such deposits shall not bear interest. Interest or profits, if any, on such investments shall accumulate in such account. Moneys in such account shall be applied by the Administrative Agent to reimburse each Issuing Bank for LC Disbursements for which it has not been reimbursed and, to the extent not so applied, shall be held for the satisfaction of the reimbursement obligations of the Borrowers for the LC Exposure at such time or, if the maturity of the Loans has been accelerated (but subject to the consent of the Majority Lenders), be applied to satisfy other obligations of the Borrowers under this Agreement. If the Borrowers have provided cash collateral to secure the reimbursement obligations of the Borrowers in respect of Letters of Credit, then, so long as no Event of Default shall exist, such cash collateral shall be released to the Borrowers if so requested by GEBV at any time if and to the extent that, after giving effect to such release, the Aggregate ABT Credit Exposure would not exceed the aggregate amount of the ABT Commitments.</text:p>
            <text:p/>
            <text:p>(c) Prior to any optional or mandatory prepayment of Borrowings hereunder, GEBV shall select the Borrowing or Borrowings to be prepaid and shall specify such selection in the notice of such prepayment pursuant to paragraph (d) of this Section.</text:p>
            <text:p/>
            <text:p>(d) GEBV shall notify the Administrative Agent by telecopy or email of scanned electronic format (promptly followed by telephonic confirmation) of any prepayment hereunder not later than 3:00 p.m., London time, three Business Days before the date of prepayment; provided that (i) if the Borrowers shall be required to make any prepayment hereunder by reason of Section 2.10(b), such notice shall be delivered not later than the time at which such prepayment is made and (ii) in the case of a prepayment of a Swingline Loan, such notice shall be delivered not later than 12:00 noon, London time, on the date of prepayment. Each such notice shall be irrevocable and shall specify the prepayment date and the principal amount of each Borrowing or portion thereof to be prepaid; provided that, if a notice of prepayment is given in connection with a conditional notice of termination of the Commitments under any Tranche as contemplated by Section 2.08, then such notice of prepayment may be revoked if such notice of termination is revoked in accordance with Section 2.08. Promptly following receipt of any such notice relating to a Borrowing, the Administrative Agent shall advise the Lenders of the contents thereof. Each partial prepayment of any Borrowing (other than pursuant to Section 2.10(b)) shall be in an amount that would be permitted in the case of an advance of a Borrowing as provided in Section 2.02. Each prepayment of a Borrowing shall be applied ratably to the Loans included in the prepaid Borrowing. Prepayments shall be accompanied by accrued interest to the extent required by Section 2.12. Notwithstanding anything to the contrary contained herein, this Section 2.10 shall not apply to a prepayment of Loans under Section 2.18.</text:p>
            <text:p/>
            <text:p> </text:p>
          </table:table-cell>
          <table:table-cell office:value-type="string" calcext:value-type="string">
            <text:p>SECTION 6.01. Limitation on Indebtedness. (a) Goodyear shall not, and shall not permit any Restricted Subsidiary to, Incur, directly or indirectly, any Indebtedness; provided, however, that Goodyear or any U.S. Subsidiary Guarantor may Incur Indebtedness if on the date of such Incurrence and after giving effect thereto and to the application of the proceeds therefrom the Consolidated Coverage Ratio would be greater than 2.0:1.0.</text:p>
            <text:p/>
            <text:p>(b) Notwithstanding the foregoing paragraph (a), Goodyear and its Restricted Subsidiaries may Incur the following Indebtedness:</text:p>
            <text:p/>
            <text:p>(1) (x) U.S. Bank Indebtedness in an aggregate principal amount not to exceed the greater of (A) $3,500,000,000, less the aggregate amount of all prepayments of principal applied to permanently reduce any such Indebtedness in satisfaction of Goodyear’s obligations under Section 6.04 of the Second Lien Agreement (as in effect on the date hereof), and (B) the sum of (i) 60% of the book value of the inventory of Goodyear and its Restricted Subsidiaries plus (ii) 80% of the book value of the accounts receivable of Goodyear and its Restricted Subsidiaries (other than any accounts receivable pledged, sold or otherwise transferred or encumbered by Goodyear or any Restricted Subsidiary in connection with a Qualified Receivables Transaction), in each case, as of the end of the most recent fiscal quarter for which financial statements have been filed with the SEC, and (y) European Bank Indebtedness in an aggregate principal amount not to exceed €800,000,000, as such amount may be increased pursuant to Section 2.22 hereof; provided, however, that the amount of Indebtedness that may be Incurred pursuant to this clause (1) shall be reduced by any amount of Indebtedness Incurred and then outstanding pursuant to the election provision of clause (10)(A)(ii) below;</text:p>
            <text:p/>
            <text:p>(2) Indebtedness of Goodyear owed to and held by any Restricted Subsidiary or Indebtedness of a Restricted Subsidiary owed to and held by Goodyear or any Restricted Subsidiary; provided, however, that any subsequent event that results in any such Restricted Subsidiary ceasing to be a Restricted Subsidiary or any subsequent transfer of any such Indebtedness (except to Goodyear or a Restricted Subsidiary) shall be deemed, in each case, to constitute the Incurrence of such Indebtedness by the issuer thereof;</text:p>
            <text:p/>
            <text:p>(3) Indebtedness (A) outstanding on the Restatement Effective Date (other than the Indebtedness described in clauses (1) and (2) above and clause (12) below), and (B) consisting of Refinancing Indebtedness Incurred in respect of any Indebtedness described in this clause (3) (including Indebtedness that is Refinancing Indebtedness) or the foregoing paragraph (a);</text:p>
            <text:p/>
            <text:p> </text:p>
            <text:p/>
            <text:p>116</text:p>
            <text:p/>
            <text:p>(4) (A) Indebtedness of a Restricted Subsidiary Incurred and outstanding on or prior to the date on which such Restricted Subsidiary was acquired by Goodyear or a Restricted Subsidiary (other than Indebtedness Incurred in contemplation of, in connection with, as consideration in, or to provide all or any portion of the funds or credit support utilized to consummate, the transaction or series of related transactions pursuant to which such Restricted Subsidiary became a Subsidiary of or was otherwise acquired by Goodyear); provided, however, that on the date that such Restricted Subsidiary is acquired by Goodyear, (i) Goodyear would have been able to Incur $1.00 of additional Indebtedness pursuant to the foregoing paragraph (a) after giving effect to the Incurrence of such Indebtedness pursuant to this clause (4) or (ii) the Consolidated Coverage Ratio immediately after giving effect to such Incurrence and acquisition would be greater than such ratio immediately prior to such transaction and (B) Refinancing Indebtedness Incurred by a Restricted Subsidiary in respect of Indebtedness Incurred by such Restricted Subsidiary pursuant to this clause (4);</text:p>
            <text:p/>
            <text:p>(5) Indebtedness (A) in respect of performance bonds, Trade Acceptances, bank guarantees, letters of credit and surety or appeal bonds entered into by Goodyear or any Restricted Subsidiary in the ordinary course of business, and (B) Hedging Obligations entered into in the ordinary course of business to hedge risks with respect to Goodyear’s or a Restricted Subsidiary’s interest rate, currency or raw materials pricing exposure and not entered into for speculative purposes;</text:p>
            <text:p/>
            <text:p>(6) Purchase Money Indebtedness, Capitalized Lease Obligations and Attributable Debt and Refinancing Indebtedness in respect thereof in an aggregate principal amount on the date of Incurrence that, when added to all other Indebtedness Incurred pursuant to this clause (6) and then outstanding, will not exceed the greater of (A) $800,000,000 and (B) 5.0% of Consolidated assets of Goodyear as of the end of the most recent fiscal quarter for which financial statements have been filed with the SEC; provided that the aggregate outstanding amount of Attributable Debt in respect of Sale/Leaseback Transactions involving GEBV or any Restricted GEBV Subsidiary shall not at any time exceed €65,000,000;</text:p>
            <text:p/>
            <text:p>(7) Indebtedness Incurred by a Receivables Entity in a Qualified Receivables Transaction;</text:p>
            <text:p/>
            <text:p> </text:p>
            <text:p/>
            <text:p>117</text:p>
            <text:p/>
            <text:p>(8) Indebtedness arising from the honoring by a bank or other financial institution of a check, draft or similar instrument drawn against insufficient funds in the ordinary course of business; provided, however, that such Indebtedness is extinguished within five Business Days of a Financial Officer’s becoming aware of its Incurrence;</text:p>
            <text:p/>
            <text:p>(9) any Guarantee by Goodyear or a Restricted Subsidiary of Indebtedness or other obligations of Goodyear or any Restricted Subsidiary so long as the Incurrence of such Indebtedness or other obligations by Goodyear or such Restricted Subsidiary is permitted under the terms of this Agreement (other than Indebtedness Incurred pursuant to clause (4) above);</text:p>
            <text:p/>
            <text:p>(10) (A) Indebtedness of Foreign Restricted Subsidiaries in an aggregate principal amount that, when added to all other Indebtedness Incurred pursuant to this clause (10)(A) and then outstanding, will not exceed (i) $2,000,000,000 plus (ii) any amount then permitted to be Incurred pursuant to clause (1) above that Goodyear instead elects to Incur pursuant to this clause (10)(A); provided that (x) the aggregate outstanding amount of Indebtedness Incurred by GEBV and the Restricted GEBV Subsidiaries pursuant to this clause (10)(A) (other than up to €500,000,000 in aggregate principal amount of Indebtedness of GEBV under the GEBV Notes) shall not, taken together with the Guarantees referred to in clause (y) (but without duplication of Indebtedness and Guarantees thereof to the extent both are incurred in reliance on this clause 10(A)), at any time exceed €500,000,000, and (y) any Guarantee of Indebtedness (other than (p) any Guarantee of the Obligations or (q) any Guarantee of Indebtedness Incurred by GEBV or any of the Restricted GEBV Subsidiaries by any GEBV Loan Party (other than any GEBV Loan Party organized under the laws of the Federal Republic of Germany) or by any other Restricted GEBV Subsidiary that, if it Guarantees any Indebtedness of any GEBV Loan Party in an aggregate amount for all such Guarantees in excess of €25,000,000, provides a Guarantee of the Obligations satisfactory to the Administrative Agent) provided on or after the Restatement Effective Date by GEBV or any Restricted GEBV Subsidiary shall be deemed to be incurred in reliance on this clause (10) and shall not, taken together with the Indebtedness referred to in clause (x) (but without duplication of Indebtedness and Guarantees thereof to the extent both are incurred in reliance on this clause 10(A)), at any time exceed €500,000,000; and</text:p>
            <text:p/>
            <text:p>(B) Indebtedness of Foreign Restricted Subsidiaries Incurred in connection with a Qualified Receivables Transaction in an amount not to exceed €600,000,000 at any one time outstanding;</text:p>
            <text:p/>
            <text:p> </text:p>
            <text:p/>
            <text:p>118</text:p>
            <text:p/>
            <text:p>(11) Indebtedness constituting Secured Indebtedness or unsecured Indebtedness (in each case other than Indebtedness of GEBV and the Restricted GEBV Subsidiaries) in an amount not to exceed $1,300,000,000 and Refinancing Indebtedness in respect thereof;</text:p>
            <text:p/>
            <text:p>(12) Senior Subordinated-Lien Indebtedness and the related Guarantees by Subsidiaries of Goodyear and Refinancing Indebtedness in respect thereof; and</text:p>
            <text:p/>
            <text:p>(13) Indebtedness of Goodyear and the Restricted Subsidiaries in an aggregate principal amount on the date of Incurrence that, when added to all other Indebtedness Incurred pursuant to this clause (13) and then outstanding, will not exceed $150,000,000; provided that the aggregate outstanding amount of Indebtedness Incurred by GEBV and the Restricted GEBV Subsidiaries pursuant to this clause (13) shall not at any time exceed €50,000,000.</text:p>
            <text:p/>
            <text:p>(c) For purposes of determining the outstanding principal amount of any particular Indebtedness Incurred pursuant to this Section 6.01:</text:p>
            <text:p/>
            <text:p>(1) Outstanding Indebtedness Incurred pursuant to this Agreement, the First Lien Agreement or the Second Lien Agreement prior to or on the Restatement Effective Date shall be deemed to have been Incurred pursuant to clause (1) of paragraph (b) above;</text:p>
            <text:p/>
            <text:p>(2) Indebtedness permitted by this Section 6.01 need not be permitted solely by reference to one provision permitting such Indebtedness but may be permitted in part by one such provision and in part by one or more other provisions of this covenant permitting such Indebtedness; and</text:p>
            <text:p/>
            <text:p>(3) in the event that Indebtedness meets the criteria of more than one of the types of Indebtedness described in this Section 6.01, Goodyear, in its sole discretion, shall classify such Indebtedness (or any portion thereof) as of the time of Incurrence and will only be required to include the amount of such Indebtedness in one of such clauses (provided that any Indebtedness originally classified as Incurred pursuant to Sections 6.01(b)(2) through (b)(13) may later be reclassified as having been Incurred pursuant to Section 6.01(a) or any other of Sections 6.01(b)(2) through (b)(13) to the extent that such reclassified Indebtedness could be Incurred pursuant to Section 6.01(a) or one of Sections 6.01(b)(2) through (b)(13), as the case may be, if it were Incurred at the time of such reclassification).</text:p>
            <text:p/>
            <text:p> </text:p>
            <text:p/>
            <text:p>119</text:p>
            <text:p/>
            <text:p>(d) For purposes of determining compliance as of any date with any dollar or Euro denominated restriction on the Incurrence of Indebtedness where the Indebtedness Incurred is denominated in a different currency, the amount of such Indebtedness will be the U.S. Dollar Equivalent or 6.01 Euro Equivalent, as the case may be, determined on the date of the Incurrence of such Indebtedness; provided, however, that if any such Indebtedness denominated in a different currency is subject to a Currency Agreement with respect to U.S. Dollars or Euros, as the case may be, covering all principal, premium, if any, and interest payable on such Indebtedness, the amount of such Indebtedness expressed in U.S. Dollars or Euros will be as provided in such Currency Agreement. The principal amount of any Refinancing Indebtedness Incurred in the same currency as the Indebtedness being Refinanced will be the U.S. Dollar Equivalent or 6.01 Euro Equivalent, as appropriate, of the Indebtedness Refinanced determined on the date of the Incurrence of such Indebtedness, except to the extent that (i) such U.S. Dollar Equivalent or 6.01 Euro Equivalent was determined based on a Currency Agreement, in which case the Refinancing Indebtedness will be determined in accordance with the immediately preceding sentence, and (ii) the principal amount of the Refinancing Indebtedness exceeds the principal amount of the Indebtedness being Refinanced, in which case the U.S. Dollar Equivalent or 6.01 Euro Equivalent, as appropriate, of such excess will be determined on the date such Refinancing Indebtedness is Incurred.</text:p>
            <text:p/>
            <text:p>(e) Notwithstanding any other provision of this Agreement, if new GEBV Notes are issued for the purpose of refinancing or replacing existing GEBV Notes and a notice of redemption is given or expected to be given in respect of existing GEBV Notes, the aggregate principal amount of the existing GEBV Notes subject to such notice of redemption shall be disregarded in determining compliance with this Section 6.01 during the period commencing on the date of issuance of such new GEBV Notes and ending on the earlier of the 90th day thereafter and the date on which such existing GEBV Notes are redeemed. </text:p>
          </table:table-cell>
          <table:table-cell table:style-name="Default" office:value-type="string" calcext:value-type="string">
            <text:p>SECTION 6.06. Limitation on Liens. Goodyear shall not, and shall not permit any Restricted Subsidiary to, directly or indirectly, Incur or permit to exist any Lien of any nature whatsoever on any of its property or assets (including Capital Stock of a Restricted Subsidiary), whether owned at the Restatement Effective Date or thereafter acquired, securing any Indebtedness, except:</text:p>
            <text:p/>
            <text:p>(a) Liens to secure Indebtedness permitted pursuant to Section 6.01(b)(1) and Liens under the Credit Documents securing Obligations;</text:p>
            <text:p/>
            <text:p>(b) Liens to secure Indebtedness permitted pursuant to Section 6.01(b)(12);</text:p>
            <text:p/>
            <text:p>(c) pledges or deposits by such Person under workers’ compensation laws, unemployment insurance laws or similar legislation, or good faith deposits in connection with bids, tenders, contracts (other than for the payment of Indebtedness) or leases to which such Person is a party, or deposits to secure public or statutory obligations of such Person or deposits of cash or United States government bonds to secure surety or appeal bonds to which such Person is a party, or deposits as security for contested taxes or import duties or for the payment of rent, in each case Incurred in the ordinary course of business;</text:p>
            <text:p/>
            <text:p>(d) Liens imposed by law, such as carriers’, warehousemen’s and mechanics’ Liens, in each case for sums not yet due or being contested in good faith by appropriate proceedings or other Liens arising out of judgments or awards against such Person with respect to which such Person shall then be proceeding with an appeal or other proceedings for review;</text:p>
            <text:p/>
            <text:p>(e) Liens for taxes, assessments or other governmental charges not yet due or payable or subject to penalties for non-payment or which are being contested in good faith by appropriate proceedings;</text:p>
            <text:p/>
            <text:p>(f) Liens on assets not constituting Collateral under this Agreement which secure obligations under letters of credit, bank guarantees, Trade Acceptances or similar credit transactions or are in favor of issuers of surety or performance bonds issued pursuant to the request of and for the account of such Person in the ordinary course of its business; provided, however, that such letters of credit, bank guarantees, Trade Acceptances and similar credit transactions do not constitute Indebtedness;</text:p>
            <text:p/>
            <text:p>(g) survey exceptions, encumbrances, easements or reservations of, or rights of others for, licenses, rights-of-way, sewers, electric lines, telegraph and telephone lines and other similar purposes, or zoning or other restrictions as to the use of real property or Liens incidental to the conduct of the business of such Person or to the ownership of its properties which were not Incurred in connection with Indebtedness for borrowed money and which do not in the aggregate materially adversely affect the value of said properties or materially impair their use in the operation of the business of such Person;</text:p>
            <text:p/>
            <text:p> </text:p>
            <text:p/>
            <text:p>132</text:p>
            <text:p/>
            <text:p>(h) Liens securing Indebtedness Incurred to finance the construction, purchase or lease of, or repairs, improvements or additions to, property of such Person (including Indebtedness Incurred under Section 6.01(b)(6)); provided, however, that the Lien may not extend to any other property (other than property related to the property being financed) owned by such Person or any of its Subsidiaries at the time the Lien is Incurred, and the Indebtedness (other than any interest thereon) secured by the Lien may not be Incurred more than 180 days after the later of the acquisition, completion of construction, repair, improvement, addition or commencement of full operation of the property subject to the Lien;</text:p>
            <text:p/>
            <text:p>(i) Liens existing on the Restatement Effective Date (which Liens, in the case of Liens on assets of Goodyear, GEBV, each Subsidiary Guarantor and each U.S. Subsidiary Guarantor, are set forth in Annex II to the Disclosure Letter); provided that (x) any such Lien shall not apply to any other property or asset of Goodyear or any Restricted Subsidiary and (y) any such Lien shall secure only those obligations which it secured on the Restatement Effective Date and extensions, renewals and replacements thereof that do not increase the outstanding principal amount hereof (other than Liens referred to in the foregoing clauses (a) and (b));</text:p>
            <text:p/>
            <text:p>(j) Liens on property or shares of stock of another Person at the time such other Person becomes a Subsidiary of such Person; provided, however, that such Liens are not created, Incurred or assumed in connection with, or in contemplation of, such other Person becoming such a Subsidiary; provided further, however, that such Liens do not extend to any other property owned by such Person or any of its Subsidiaries, except pursuant to after-acquired property clauses existing in the applicable agreements at the time such Person becomes a Subsidiary which do not extend to property transferred to such Person by Goodyear or a Restricted Subsidiary;</text:p>
            <text:p/>
            <text:p>(k) Liens on property at the time such Person or any of its Subsidiaries acquires the property, including any acquisition by means of a merger or consolidation with or into such Person or any Subsidiary of such Person; provided, however, that such Liens are not created, Incurred or assumed in connection with, or in contemplation of, such acquisition; provided further, however, that the Liens do not extend to any other property owned by such Person or any of its Subsidiaries;</text:p>
            <text:p/>
            <text:p>(l) Liens securing Indebtedness or other obligations of a Subsidiary of such Person owing to such Person or a Restricted Subsidiary of such Person;</text:p>
            <text:p/>
            <text:p> </text:p>
            <text:p/>
            <text:p>133</text:p>
            <text:p/>
            <text:p>(m) Liens securing Hedging Obligations so long as such Hedging Obligations are permitted to be Incurred under this Agreement;</text:p>
            <text:p/>
            <text:p>(n) Liens on assets not constituting Collateral under this Agreement which secure Indebtedness of any Foreign Restricted Subsidiary Incurred under Section 6.01(b)(10); provided that assets of GEBV and the Restricted GEBV Subsidiaries shall only secure Indebtedness of GEBV and the Restricted GEBV Subsidiaries and that the aggregate principal amount of Indebtedness of GEBV and the Restricted GEBV Subsidiaries secured by Liens Incurred in reliance on this clause (n), on clause (w) or on clause (y) shall not at any time exceed €135,000,000;</text:p>
            <text:p/>
            <text:p>(o) Liens to secure any Refinancing (or successive Refinancings) as a whole, or in part, of any Indebtedness secured by any Lien referred in the foregoing clauses (h), (i), (j) and (k); provided, however, that:</text:p>
            <text:p/>
            <text:p>(1) such new Lien shall be limited to all or part of the same property that secured the original Lien (plus improvements, accessions, proceeds, dividends or distributions in respect thereof); and</text:p>
            <text:p/>
            <text:p>(2) the Indebtedness secured by such Lien at such time is not increased to any amount greater than the sum of:</text:p>
            <text:p/>
            <text:p>(A) the outstanding principal amount or, if greater, committed amount of the Indebtedness secured by Liens described under clauses (h), (i), (j) or (k) at the time the original Lien became a permitted Lien under this Agreement; and</text:p>
            <text:p/>
            <text:p>(B) an amount necessary to pay any fees and expenses, including premiums, related to such Refinancings;</text:p>
            <text:p/>
            <text:p>(p) Liens on accounts receivables and related assets of the type specified in the definition of “Qualified Receivables Transaction” not constituting Collateral under this Agreement Incurred in connection with a Qualified Receivables Transaction;</text:p>
            <text:p/>
            <text:p>(q) judgment Liens not giving rise to an Event of Default so long as any appropriate legal proceedings which may have been duly initiated for the review of such judgment have not been finally terminated or the period within which such proceedings may be initiated has not expired;</text:p>
            <text:p/>
            <text:p>(r) Liens arising from Uniform Commercial Code financing statement filings regarding leases that do not otherwise constitute Indebtedness and that are entered into in the ordinary course of business;</text:p>
            <text:p/>
            <text:p>(s) leases and subleases of real property which do not materially interfere with the ordinary conduct of the business of Goodyear and its Subsidiaries;</text:p>
            <text:p/>
            <text:p> </text:p>
            <text:p/>
            <text:p>134</text:p>
            <text:p/>
            <text:p>(t) Liens which constitute bankers’ Liens, rights of set-off or similar rights and remedies as to deposit accounts or other funds maintained with any bank or other financial institution, whether arising by operation of law or pursuant to contract;</text:p>
            <text:p/>
            <text:p>(u) Liens on specific items of inventory or other goods (and proceeds thereof) of any Person securing such Person’s obligations in respect of Trade Acceptances issued or created for the account of such Person to facilitate the purchase, shipment or storage of such inventory or other goods;</text:p>
            <text:p/>
            <text:p>(v) Liens on specific items of inventory or other goods and related documentation (and proceeds thereof) securing reimbursement obligations in respect of trade letters of credit issued to ensure payment of the purchase price for such items of inventory or other goods;</text:p>
            <text:p/>
            <text:p>(w) Liens on assets not constituting Collateral under this Agreement which secure Indebtedness Incurred under Section 6.01(b)(11) or (13); provided that assets of GEBV and the Restricted GEBV Subsidiaries shall only secure Indebtedness of GEBV and the Restricted GEBV Subsidiaries and that the aggregate principal amount of Indebtedness of GEBV and the Restricted GEBV Subsidiaries secured by Liens Incurred in reliance on clause (n), on this clause (w) or on clause (y) shall not at any time exceed €135,000,000;</text:p>
            <text:p/>
            <text:p>(x) Liens on assets subject to Sale/Leaseback Transactions; provided that the aggregate outstanding Attributable Debt in respect of such Liens (other than any such Liens imposed against all or a portion of the Borrower’s properties in Akron, Summit County, Ohio subject to a Sale/Leaseback Transaction) shall not at any time exceed $125,000,000; and</text:p>
            <text:p/>
            <text:p>(y) other Liens on assets that do not constitute Collateral to secure Indebtedness as long as the amount of outstanding Indebtedness secured by Liens Incurred pursuant to this clause (y) does not exceed 7.5% of Consolidated assets of Goodyear, as determined based on the consolidated balance sheet of Goodyear as of the end of the most recent fiscal quarter for which financial statements have been filed with the SEC; provided that assets of GEBV and the Restricted GEBV Subsidiaries shall only secure Indebtedness of GEBV and the Restricted GEBV Subsidiaries and that the aggregate principal amount of Indebtedness of GEBV and the Restricted GEBV Subsidiaries secured by Liens Incurred in reliance on clause (n), on clause (w) or on this clause (y) shall not at any time exceed €135,000,000; provided, however, that notwithstanding whether this clause (y) would otherwise be available to secure Indebtedness, Liens securing Indebtedness originally secured pursuant to this clause (y) may secure Refinancing Indebtedness in respect of such Indebtedness and such Refinancing Indebtedness shall be deemed to have been secured pursuant to this clause (y).</text:p>
            <text:p/>
            <text:p> </text:p>
            <text:p/>
            <text:p>135</text:p>
            <text:p/>
            <text:p>For the avoidance of doubt, each reference in this Section or any other provision of this Agreement to “assets not constituting Collateral” (or any similar phrase) means assets that (a) are not subject to any Lien securing the Obligations and (b) are not and (absent a change in facts) will not be required under the terms of this Agreement or the Security Documents to be made subject to any Lien securing the Obligations by reason of the nature of, or the identity of the Subsidiary owning, such assets (and not as a result of the existence of any other Lien or any legal or contractual provision preventing such assets from being made subject to Liens securing the Obligations).</text:p>
            <text:p/>
            <text:p>Notwithstanding any other provision of this Agreement, no trade receivable of GEBV or any GEBV Subsidiary organized under the laws of Luxembourg shall be subject to any Lien securing Indebtedness other than in connection with a Qualified Receivables Transaction; provided that such trade receivables may be subject to Liens securing Indebtedness other than Indebtedness under Qualified Receivables Transactions in an aggregate principal amount not to exceed €7,500,000. </text:p>
          </table:table-cell>
          <table:table-cell office:value-type="string" calcext:value-type="string">
            <text:p>SECTION 6.02. Limitation on Restricted Payments. (a) Goodyear shall not, and shall not permit any Restricted Subsidiary, directly or indirectly, to make any Restricted Payment if at the time Goodyear or such Restricted Subsidiary makes any Restricted Payment:</text:p>
            <text:p/>
            <text:p>(1) a Default will have occurred and be continuing (or would result therefrom);</text:p>
            <text:p/>
            <text:p>(2) Goodyear could not Incur at least $1.00 of additional Indebtedness under Section 6.01(a); or</text:p>
            <text:p/>
            <text:p>(3) the aggregate amount of such Restricted Payment and all other Restricted Payments (the amount so expended, if other than in cash, to be determined in good faith by a Financial Officer of Goodyear, whose determination will be conclusive) declared or made subsequent to the Reference Date would exceed the sum, without duplication, of:</text:p>
            <text:p/>
            <text:p> </text:p>
            <text:p/>
            <text:p>120</text:p>
            <text:p/>
            <text:p>(i) 50% of the Consolidated Net Income accrued during the period (treated as one accounting period) from the beginning of the fiscal quarter immediately following the fiscal quarter during which the Reference Date occurs to the end of the most recent fiscal quarter for which financial statements have been filed with the SEC prior to the date of such Restricted Payment (or, in case such Consolidated Net Income will be a deficit, minus 100% of such deficit);</text:p>
            <text:p/>
            <text:p>(ii) 100% of the aggregate Net Cash Proceeds received by Goodyear from the issuance or sale of its Capital Stock (other than Disqualified Stock) subsequent to the Reference Date (other than an issuance or sale to a Subsidiary of Goodyear and other than an issuance or sale to an employee stock ownership plan or to a trust established by Goodyear or any of its Subsidiaries for the benefit of their employees) and 100% of any cash capital contribution received by Goodyear from its shareholders subsequent to the Reference Date;</text:p>
            <text:p/>
            <text:p>(iii) the amount by which Indebtedness of Goodyear or its Restricted Subsidiaries is reduced on Goodyear’s Consolidated balance sheet upon the conversion or exchange (other than by a Subsidiary of Goodyear) subsequent to the Reference Date of any Indebtedness of Goodyear or its Restricted Subsidiaries issued after the Reference Date which is convertible or exchangeable for Capital Stock (other than Disqualified Stock) of Goodyear (less the amount of any cash or the Fair Market Value of other property distributed by Goodyear or any Restricted Subsidiary upon such conversion or exchange); and</text:p>
            <text:p/>
            <text:p>(iv) an amount equal to the sum of (x) the net reduction in the Investments (other than Permitted Investments) made by Goodyear or any Restricted Subsidiary in any Person resulting from repurchases, repayments or redemptions of such Investments by such Person, proceeds realized on the sale of such Investments and proceeds representing the return of capital (excluding dividends and distributions), in each case realized by Goodyear or any Restricted Subsidiary, and (y) to the extent such Person is an Unrestricted Subsidiary, the portion (proportionate to Goodyear’s Capital Stock in such Subsidiary) of the Fair Market Value of the net assets of such Unrestricted Subsidiary at the time such Unrestricted Subsidiary is designated a Restricted Subsidiary; provided, however, that the foregoing sum shall not exceed, in the case of any such Person or Unrestricted Subsidiary, the amount of Investments (excluding Permitted Investments) previously made (and treated as a Restricted Payment) by Goodyear or any Restricted Subsidiary in such Person or Unrestricted Subsidiary.</text:p>
            <text:p/>
            <text:p> </text:p>
            <text:p/>
            <text:p>121</text:p>
            <text:p/>
            <text:p>(b) The provisions of Section 6.02(a) shall not prohibit the following Restricted Payments to the extent made by Goodyear or any Restricted Subsidiary other than GEBV or any GEBV Subsidiary:</text:p>
            <text:p/>
            <text:p>(1) any Restricted Payment made out of the Net Cash Proceeds of the substantially concurrent sale of, or made by exchange for, Capital Stock of Goodyear (other than Disqualified Stock and other than Capital Stock issued or sold to a Subsidiary of Goodyear or an employee stock ownership plan or to a trust established by Goodyear or any of its Subsidiaries for the benefit of their employees to the extent such sale to such an employee stock ownership plan or trust is financed by loans from or guaranteed by Goodyear or any Restricted Subsidiary unless such loans have been repaid with cash on or prior to the date of determination) or a substantially concurrent cash capital contribution received by Goodyear from its shareholders; provided, however, that:</text:p>
            <text:p/>
            <text:p>(A) such Restricted Payment shall be excluded in the calculation of the amount of Restricted Payments under Section 6.02(a)(3), and</text:p>
            <text:p/>
            <text:p>(B) the Net Cash Proceeds from such sale applied in the manner set forth in Section 6.02(b)(1) shall be excluded from the calculation of amounts under Section 6.02(a)(3)(ii);</text:p>
            <text:p/>
            <text:p>(2) any prepayment, repayment or Purchase for value of Subordinated Obligations of Goodyear or any U.S. Subsidiary Guarantor (i) that are made by exchange for, or out of the proceeds of the sale of, other Subordinated Obligations (as defined in the First Lien Agreement and which (x) satisfy each of clauses (4) and (5) of the definition of Refinancing Indebtedness (as defined in the First Lien Agreement) in respect of the Subordinated Obligations being prepaid, repaid or Purchased and (y) may include Indebtedness Incurred under Section 6.01(a)) or the Net Cash Proceeds of a sale of Capital Stock of Goodyear; provided, in each case, that the public announcement of the launch of such prepayment, repayment or Purchase for value is made within three months of such sale of Subordinated Obligations or Capital Stock, or (ii) if, at the time thereof, Goodyear shall, on a pro forma basis after giving effect to such prepayment, repayment or Purchase for value, have $150,000,000 or more of Available Commitments (as defined in the First Lien Agreement); provided, however, that each such prepayment, repayment or Purchase for value under this paragraph (2) shall be excluded in the calculation of the amount of Restricted Payments under Section 6.02(a)(3);</text:p>
            <text:p/>
            <text:p> </text:p>
            <text:p/>
            <text:p>122</text:p>
            <text:p/>
            <text:p>(3) dividends paid within 60 days after the date of declaration thereof if at such date of declaration such dividends would have complied with this covenant; provided, however, that such dividends shall be included in the calculation of the amount of Restricted Payments under Section 6.02(a)(3);</text:p>
            <text:p/>
            <text:p>(4) any Purchase for value of Capital Stock of Goodyear or any of its Subsidiaries from employees, former employees, directors or former directors of Goodyear or any of its Subsidiaries (or permitted transferees of such employees, former employees, directors or former directors), pursuant to the terms of agreements (including employment agreements) or plans (or amendments thereto) approved by the Board of Directors under which such individuals purchase or sell or are granted the option to purchase or sell, shares of such Capital Stock; provided, however, that the aggregate amount of such Purchases for value will not exceed $10,000,000 in any calendar year; provided further, however, that any of the $10,000,000 permitted to be applied for Purchases under this Section 6.02(b)(4) in a calendar year (and not so applied) may be carried forward for use in the following two calendar years; provided further, however, that such Purchases for value shall be excluded in the calculation of the amount of Restricted Payments under Section 6.02(a)(3);</text:p>
            <text:p/>
            <text:p>(5) so long as no Default has occurred and is continuing, payments of dividends on Disqualified Stock issued after the Reference Date pursuant to Section 6.01; provided, however, that such dividends shall be included in the calculation of the amount of Restricted Payments under Section 6.02(a)(3);</text:p>
            <text:p/>
            <text:p>(6) repurchases of Capital Stock deemed to occur upon the vesting or exercise of stock options, restricted stock or similar equity awards if such Capital Stock represents a portion of the exercise price of such stock options, restricted stock or similar equity awards and the withholding Tax related thereto; provided, however, that such Restricted Payments shall be excluded in the calculation of the amount of Restricted Payments under Section 6.02(a)(3);</text:p>
            <text:p/>
            <text:p>(7) so long as no Default has occurred and is continuing, any prepayment, repayment or Purchase for value of Subordinated Obligations of Goodyear and the U.S. Subsidiary Guarantors from Net Available Cash; provided, however, that such prepayment, repayment or Purchase for value shall be excluded in the calculation of the amount of Restricted Payments under Section 6.02(a)(3);</text:p>
            <text:p/>
            <text:p>(8) [intentionally omitted];</text:p>
            <text:p/>
            <text:p>(9) so long as no Default has occurred and is continuing, any prepayment, repayment or Purchase for value of any Indebtedness within 365 days of the Stated Maturity of such Indebtedness; provided, however, that such prepayment, repayment or Purchase for value shall be excluded in the calculation of the amount of Restricted Payments under Section 6.02(a)(3);</text:p>
            <text:p/>
            <text:p> </text:p>
            <text:p/>
            <text:p>123</text:p>
            <text:p/>
            <text:p>(10) payments to holders of Capital Stock (or to the holders of Indebtedness that is convertible into or exchangeable for Capital Stock upon such conversion or exchange) in lieu of the issuance of fractional shares; provided, however, that such payments shall be excluded in the calculation of the amount of Restricted Payments under Section 6.02(a)(3);</text:p>
            <text:p/>
            <text:p>(11) [intentionally omitted]; or</text:p>
            <text:p/>
            <text:p>(12) any Restricted Payment in an amount which, when taken together with all Restricted Payments made after the Reference Date pursuant to this Section 6.02(b)(12), does not exceed $800,000,000; provided, however, that</text:p>
            <text:p/>
            <text:p>(A) at the time of each such Restricted Payment, no Default shall have occurred and be continuing (or result therefrom); and</text:p>
            <text:p/>
            <text:p>(B) such Restricted Payments shall be excluded in the calculation of the amount of Restricted Payments under Section 6.02(a)(3).</text:p>
            <text:p/>
            <text:p>(c) Notwithstanding any other provision of this Section 6.02, GEBV shall not, and Goodyear and GEBV shall not permit any Restricted GEBV Subsidiary, directly or indirectly, to make any Restricted Payment or Permitted GEBV Investment, except that:</text:p>
            <text:p/>
            <text:p>(1) GEBV and the Restricted GEBV Subsidiaries may make any Permitted GEBV Investment other than, at any time when a Default has occurred and is continuing (or would result therefrom), (x) an Investment in any Person other than GEBV, a Restricted GEBV Subsidiary or any Person that will be a Restricted GEBV Subsidiary after giving effect to such Investment in reliance on clause (5) of the definition of Permitted GEBV Investment or (y) an Investment in Goodyear or any Subsidiary of Goodyear other than GEBV or any Restricted GEBV Subsidiary in reliance on any of clauses (5), (6) or (8) of the definition of Permitted GEBV Investment;</text:p>
            <text:p/>
            <text:p>(2) GEBV may declare and pay dividends in cash and intangible assets ratably with respect to its Capital Stock in an aggregate amount not to exceed 100% of cumulative net income (giving effect to losses) of GEBV and the GEBV Subsidiaries, determined on a consolidated basis in accordance with GAAP, after January 1, 2003 (net of all such dividends paid in respect of such cumulative net income on or after January 1, 2003);</text:p>
            <text:p/>
            <text:p> </text:p>
            <text:p/>
            <text:p>124</text:p>
            <text:p/>
            <text:p>(3) the Restricted GEBV Subsidiaries may make Restricted Payments with respect to their Equity Interests so long as such Restricted Payments are made ratably or on a basis more favorable to GEBV and the Restricted GEBV Subsidiaries than ratably;</text:p>
            <text:p/>
            <text:p>(4) GEBV and the Restricted GEBV Subsidiaries may make any prepayment, repayment or Purchase for value of Subordinated Obligations of GEBV or any Subsidiary Guarantor (i) that are made by exchange for, or out of the proceeds of the sale of, other Subordinated Obligations (which satisfy each of clauses (4), (5) and (C) of the definition of Refinancing Indebtedness in respect of the Subordinated Obligations being prepaid, repaid or Purchased) or the Net Cash Proceeds of an equity contribution to GEBV; provided, in each case, that the public announcement of the launch of such prepayment, repayment or Purchase for value is made within three months of such sale of Subordinated Obligations or equity contribution;</text:p>
            <text:p/>
            <text:p>(5) GEBV and the Restricted GEBV Subsidiaries may make any prepayment, repayment or Purchase for value of any Indebtedness of GEBV or any Restricted GEBV Subsidiary within 365 days of the Stated Maturity of such Indebtedness;</text:p>
            <text:p/>
            <text:p>(6) so long as at the time such Restricted Payment is made no Default will have occurred and be continuing (or would result therefrom), GEBV and the Restricted GEBV Subsidiaries may make repurchases, repayments or prepayments of Indebtedness in an aggregate amount not greater than $35,000,000 in any calendar year; and</text:p>
            <text:p/>
            <text:p>(7) so long as at the time such Restricted Payment is made no Default will have occurred and be continuing (or would result therefrom), GEBV and the Restricted GEBV Subsidiaries may make repurchases, repayments or prepayments of Indebtedness of GEBV or any Restricted Subsidiary in an aggregate amount not greater than $135,000,000 during the term of this Agreement;</text:p>
            <text:p/>
            <text:p>provided, however, that each Restricted Payment made under any of paragraphs (1) through (7) shall be excluded in the calculation of the amount of Restricted Payments under Section 6.02(a)(3). </text:p>
          </table:table-cell>
          <table:table-cell office:value-type="string" calcext:value-type="string">
            <text:p>SECTION 6.04. Limitation on Sales of Assets and Subsidiary Stock. (a) Goodyear shall not, and shall not permit any Restricted Subsidiary to, make any Asset Disposition unless:</text:p>
            <text:p/>
            <text:p>(1) Goodyear or such Restricted Subsidiary receives consideration (including by way of relief from, or by any other Person assuming sole responsibility for, any liabilities, contingent or otherwise) at the time of such Asset Disposition at least equal to the Fair Market Value of the shares and assets subject to such Asset Disposition; and</text:p>
            <text:p/>
            <text:p>(2) at least 75% of the consideration therefor received by Goodyear or such Restricted Subsidiary is in the form of cash or Additional Assets.</text:p>
            <text:p/>
            <text:p>(b) For the purposes of this covenant, the following are deemed to be cash:</text:p>
            <text:p/>
            <text:p>(1) the assumption of Indebtedness or other obligations of Goodyear (other than obligations in respect of Disqualified Stock of Goodyear) or any Restricted Subsidiary (other than obligations in respect of Disqualified Stock and Preferred Stock of a Restricted Subsidiary that is a Subsidiary Guarantor) and the release of Goodyear or such Restricted Subsidiary from all liability on such Indebtedness or obligations in connection with such Asset Disposition;</text:p>
            <text:p/>
            <text:p>(2) any Designated Noncash Consideration having an aggregate Fair Market Value that, when taken together with all other Designated Noncash Consideration received pursuant to this clause and then outstanding, does not exceed at the time of the receipt of such Designated Noncash Consideration (with the Fair Market Value of each item of Designated Noncash Consideration being measured at the time received and without giving effect to subsequent changes in value) the greater of (1) $200,000,000 and (2) 1.5% of the total Consolidated assets of Goodyear as shown on the most recent balance sheet of Goodyear filed with the SEC;</text:p>
            <text:p/>
            <text:p>(3) securities, notes or similar obligations received by Goodyear or any Restricted Subsidiary from the transferee that are promptly converted by Goodyear or such Restricted Subsidiary into cash; and</text:p>
            <text:p/>
            <text:p>(4) Temporary Cash Investments.</text:p>
            <text:p/>
            <text:p>(c) Notwithstanding paragraph (a) above, GEBV shall not, and Goodyear and GEBV shall not permit any Restricted GEBV Subsidiary to, make any Asset Disposition, except:</text:p>
            <text:p/>
            <text:p>(1) so long as the conditions specified in paragraph (a) of this Section 6.04 are satisfied, Asset Dispositions of any Capital Stock of any Person that is not a Subsidiary;</text:p>
            <text:p/>
            <text:p> </text:p>
            <text:p/>
            <text:p>128</text:p>
            <text:p/>
            <text:p>(2) Asset Dispositions by GEBV or any GEBV Subsidiary (other than Asset Dispositions of accounts receivable or inventory that are not sold in connection with the Asset Disposition of a business or line of business); provided that:</text:p>
            <text:p/>
            <text:p>(A) the aggregate consideration received in all Asset Dispositions made in reliance on this clause (2) does not exceed €350,000,000;</text:p>
            <text:p/>
            <text:p>(B) the aggregate consideration received in Asset Dispositions made in reliance on this clause (2) with respect to (A) Capital Stock of a Foreign Subsidiary pledged pursuant to the Security Documents and (B) all or substantially all of the assets of a Foreign Subsidiary whose Capital Stock is pledged pursuant to the Security Documents, does not exceed an amount equal to (x) $50,000,000 minus (y) the aggregate fair value of Capital Stock of Foreign Subsidiaries in respect of which the security interest under the Security Documents has been released pursuant to Section 6.04(d);</text:p>
            <text:p/>
            <text:p>(C) each Asset Disposition made in reliance on this clause (2) is made for fair value, as reasonably determined by Goodyear; and</text:p>
            <text:p/>
            <text:p>(D) except with respect to €100,000,000 (determined net of any cash or cash equivalents subsequently realized on the Asset Disposition and net of the repayment of any portion of non-cash consideration received in connection with an Asset Disposition that represented non-cash consideration in excess of 25% of the total consideration received in such Asset Disposition) of aggregate consideration for Asset Dispositions made in reliance on this clause (2), at least 75% of the consideration received in each such Asset Disposition is in the form of cash (with clause (2) of paragraph (b) being inapplicable for purposes of this clause (2)); and</text:p>
            <text:p/>
            <text:p>(3) so long as the conditions specified in paragraph (a) of this Section 6.04 are satisfied, sales of assets in Sale/Leaseback Transactions permitted by Section 6.07.</text:p>
            <text:p/>
            <text:p>(d) Upon receipt of written notice from Goodyear to the Collateral Agent, the Collateral Agent is hereby authorized and directed to release any security interest under any Security Document in any Capital Stock of any Foreign Subsidiary transferred, for tax planning or other business purposes, consistent with Goodyear’s past practices, to any Foreign Subsidiary whose Capital Stock has been pledged under any of the Security Documents if either (i) the transferor of such Capital Stock is Goodyear or a U.S. Subsidiary and such release is required in order to obtain the desired amount of</text:p>
            <text:p/>
            <text:p> </text:p>
            <text:p/>
            <text:p>129</text:p>
            <text:p/>
            <text:p>consideration from such transfer, or (ii) after giving effect to such transfer, the aggregate fair value of all such Capital Stock (other than Capital Stock transferred in a transaction described in the immediately preceding clause (i)), determined as of the date of each respective transfer, does not exceed (x) in the case of such transfers by GEBV and the Restricted GEBV Subsidiaries, $50,000,000, and (y) in the case of all such transfers, $250,000,000. </text:p>
          </table:table-cell>
          <table:table-cell table:number-columns-repeated="1013"/>
        </table:table-row>
        <table:table-row table:style-name="ro1">
          <table:table-cell office:value-type="string" calcext:value-type="string">
            <text:p><text:a xlink:href="https://www.sec.gov/Archives/edgar/data/730464/000115752318000761/a51790948ex10_1.htm" xlink:type="simple">https://www.sec.gov/Archives/edgar/data/730464/000115752318000761/a51790948ex10_1.htm</text:a></text:p>
          </table:table-cell>
          <table:table-cell office:value-type="string" calcext:value-type="string">
            <text:p>CREDIT AGREEMENT</text:p>
          </table:table-cell>
          <table:table-cell office:value-type="string" calcext:value-type="string">
            <text:p>This CREDIT AGREEMENT (this “Agreement”) is entered into as of April 13, 2018, among Adtalem Global Education Inc., a Delaware corporation (“Adtalem”), certain Subsidiaries of Adtalem party hereto pursuant to Section 2.17 (each a “Designated Borrower” and together with Adtalem, each a “Borrower” and collectively the “Borrowers”), each Lender from time to time party hereto and BANK OF AMERICA, N.A., as Administrative Agent, Swingline Lender and L/C Issuer.</text:p>
          </table:table-cell>
          <table:table-cell office:value-type="string" calcext:value-type="string">
            <text:p> 2.14 </text:p>
            <text:p>Incremental Facilities.</text:p>
            <text:p> </text:p>
            <text:p>Subject to the terms and conditions set forth herein, Adtalem shall have the right, from time to time and upon at least ten Business Days’ prior written notice to the Administrative Agent (an “Incremental Request”), to request to incur additional term loans under a then existing tranche and/or add one or more additional tranches of term loans (“Other Term Loans” and, together with any additional term loans under a then existing tranche incurred pursuant to this Section 2.14, the “Incremental Term Loans”; and any credit facility for providing for any Incremental Term Loans being referred to as an “Incremental Term Facility”) and/or increase the Aggregate Revolving Commitments (the “Incremental Revolving Commitments”; and revolving loans made thereunder the “Incremental Revolving Loans”); the Incremental Revolving Loans, together with the Incremental Term Loans are referred to herein as the “ Incremental Facility Loans”) subject, however, in any such case, to satisfaction of the following conditions precedent:</text:p>
            <text:p> </text:p>
            <text:p>(a)            the aggregate amount of all Incremental Revolving Commitments and Incremental Term Loans effected pursuant to this Section 2.16 shall not exceed $250,000,000;</text:p>
            <text:p> </text:p>
            <text:p>(b)            subject to Section 1.11 in the case of an Incremental Term Facility used to finance a Limited Condition Acquisition, on the date on which any Incremental Facility Amendment is to become effective, both immediately prior to and immediately after giving effect to the incurrence of such Incremental Facility Loans (assuming that the full amount of the Incremental Facility Loans shall have been funded on such date) and any related transactions, no Default shall have occurred and be continuing;</text:p>
            <text:p>60</text:p>
            <text:p> </text:p>
            <text:p>(c)            subject to Section 1.11 in the case of an Incremental Term Facility used to finance a Limited Condition Acquisition, after giving effect to the incurrence of such Incremental Facility Loans (assuming the full amount of the Incremental Facility Loans have been funded) and any related transactions, on a Pro Forma Basis, the Consolidated Leverage Ratio for the most recently completed four fiscal quarter period shall be less than or equal to the maximum then permitted under Section 7.15;</text:p>
            <text:p> </text:p>
            <text:p>(d)           subject to Section 1.11 in the case of an Incremental Term Facility used to finance a Limited Condition Acquisition, the representations and warranties set forth in Article V shall be true and correct on and as of the date on which such Incremental Facility Amendment is to become effective, except to the extent that such representations and warranties specifically refer to an earlier date, in which case they shall be true and correct as of such earlier date;</text:p>
            <text:p> </text:p>
            <text:p>(e)            such Incremental Facility Loans shall be in a minimum amount of $25,000,000 (or, if less, the balance of the remaining aggregate principal amount available for all such Incremental Facility Loans) and in integral multiples of $1,000,000 in excess thereof (or such lesser amounts as agreed by the Administrative Agent);</text:p>
            <text:p> </text:p>
            <text:p>(f)            any Incremental Revolving Commitments shall be made on the same terms and provisions (other than upfront fees) as apply to the existing Revolving Commitments, including with respect to maturity date, interest rate and prepayment provisions, and shall not constitute a credit facility separate and apart from the existing revolving credit facility set forth in Section 2.1(a);</text:p>
            <text:p> </text:p>
            <text:p>(g)            any Incremental Term Loan that constitutes an additional term loan under a then existing tranche of term loans shall be made on the same terms and provisions (other than upfront fees) as apply to such outstanding term loan, including with respect to maturity date, interest rate and prepayment provisions, and shall not constitute a credit facility separate and apart from such term loan; provided that in the case of an Incremental Term Loan that is an additional advance of any existing tranche of term loans that is subject to a prepayment premium, the expiration date of such prepayment premium as to the full principal amount of such term loan may be extended to a date agreed by Adtalem and the Lenders providing such Incremental Term Loan;</text:p>
            <text:p> </text:p>
            <text:p>(h)            in the case of any Other Term Loan that the Administrative Agent has determined is a term loan A (an “Incremental Tranche A Term Loan”), such Other Term Loan shall: (A) rank pari passu in right of payment priority with the existing term loans, (B) share ratably in rights in  the Collateral, the U.S Guaranty and the Offshore Guaranty, as applicable and in a manner consistent with the terms of the Loan Documents, (C) have a maturity date that is not earlier than the later of (1) the Maturity Date with respect to Revolving Loans and (2) the final maturity of any other Incremental Tranche A Term Loan, (D) have a Weighted Average Life to Maturity that is not shorter than the then-remaining Weighted Average Life to Maturity of any other Incremental Tranche A Term Loan (it being understood that, subject to the foregoing, the amortization schedule applicable to such Other Term Loan shall be determined by Adtalem and the Lenders of such Other Term Loan), (E) share ratably in any mandatory prepayments of the Term B Loan and any other Incremental Term Facilities pursuant to Section 2.5 (or otherwise provide for more favorable prepayment treatment for the then outstanding Term B Loan and Incremental Term Facilities) and</text:p>
            <text:p>(F) </text:p>
            <text:p>otherwise be on terms reasonably acceptable to the Administrative Agent;</text:p>
            <text:p>61</text:p>
            <text:p> </text:p>
            <text:p>(i)            in the case of any Other Term Loan that the Administrative Agent has determined is a term loan B (an “Incremental Tranche B Term Loan”), such Other Term Loan shall: (A) rank pari passu in right of payment priority with the existing term loans,  (B) share ratably in rights in  the Collateral, the U.S Guaranty and the Offshore Guaranty, as applicable and in a manner consistent with the terms of the Loan Documents, (C) have a maturity date that is not be earlier than the later of (1) the Maturity Date with respect to the Term B Loan and (2) the final maturity of any other Incremental Tranche B Term Loan, (D) have a Weighted Average Life to Maturity that is not shorter than the then-remaining Weighted Average Life to Maturity of the Term B Loan or any other Incremental Tranche B Term Loan (it being understood that, subject to the foregoing, the amortization schedule applicable to such Other Term Loan shall be determined by Adtalem and the Lenders of such Other Term Loan), (E) if the All-In-Yield on such Other Term Loan exceeds the All-In-Yield on the Term B Loan or any Incremental Tranche B Term Loan by more than 50 basis points (0.50%) per annum, then the Applicable Rate or fees payable by the Borrowers with respect to the Term B Loan or such Incremental Tranche B Term Loan shall on the effective date of such Other Term Loan be increased to the extent necessary to cause the All-In-Yield on the Term B Loan and such Incremental Tranche B Term Loan to be 50 basis points (0.50%) less than the All- In-Yield on such Other Term Loan (such increase to be allocated as reasonably determined by the Administrative Agent in consultation with the Borrower), (F) share ratably in any mandatory prepayments of the Term B Loan and any other Incremental  Term Facilities pursuant  to   Section</text:p>
            <text:p> </text:p>
            <text:p>2.5 (or otherwise provide for more favorable prepayment treatment for the then outstanding Term  B Loan and Incremental Term Facilities) and (G) otherwise be on terms consistent with the Term   B Loan or, if not consistent, on terms reasonably acceptable to the Administrative Agent;</text:p>
            <text:p> </text:p>
            <text:p>(j)            the Administrative Agent shall have received additional commitments in a corresponding amount of such requested Incremental Facility Loans from either existing Lenders and/or one or more other institutions that qualify as Eligible Assignees (it being understood and agreed that no existing Lender shall be required to provide an additional  commitment);</text:p>
            <text:p> </text:p>
            <text:p>(k)            the Administrative Agent shall have received such amendments to the Collateral Documents as the Administrative Agent reasonably requests to cause the Collateral Documents to secure the Obligations (in a manner consistent with the terms of the Loan Documents) after giving effect to such Incremental Facility; and</text:p>
            <text:p> </text:p>
            <text:p>(l)            the Administrative Agent shall have received customary closing certificates and legal opinions and all other documents (including resolutions of the board of directors of the Loan Parties) it may reasonably request relating to the corporate or other necessary authority for such Incremental Facility Loans and the validity of such Incremental Facility Loans, and any other matters relevant thereto, all in form and substance reasonably satisfactory to the Administrative Agent.</text:p>
            <text:p> </text:p>
            <text:p>Each Incremental Term Facility and any Incremental Revolving Commitments shall be evidenced by an amendment (an “Incremental Facility Amendment”) to this Agreement, giving effect to the modifications permitted by this Section 2.14 (and subject to the limitations set forth in the immediately preceding paragraph), executed by the Loan Parties, the Administrative Agent and each Lender providing   a portion of the Incremental Term Facility and/or Incremental Revolving Commitments, as applicable; which such amendment, when so executed, shall amend this Agreement as provided therein. Each Incremental Facility Amendment shall also require such amendments to the Loan Documents, and such other new Loan Documents, as the Administrative Agent reasonably deems necessary or appropriate to effect the modifications and credit extensions permitted by this Section 2.14. Neither any Incremental Facility Amendment, nor any such amendments to the other Loan Documents or such other new Loan Documents, shall be required to be executed or approved by any Lender, other than the Lenders  providing such Incremental Term Loans and/or Incremental Revolving Commitments, as applicable, and the Administrative Agent, in order to be effective. The effectiveness of any Incremental Facility Amendment shall be subject to the satisfaction on the date thereof of each of the conditions set forth above and as such other conditions as requested by the Lenders under the Incremental Facility established in connection therewith.</text:p>
            <text:p/>
          </table:table-cell>
          <table:table-cell office:value-type="string" calcext:value-type="string">
            <text:p/>
            <text:p>(c) </text:p>
            <text:p>Mandatory Prepayments.</text:p>
            <text:p> </text:p>
            <text:p>(i)            Revolving Commitments. If for any reason the Total Revolving Outstandings at any time exceed the Aggregate Revolving Commitments then in effect, Adtalem shall immediately prepay (or cause to be prepaid) Revolving Loans and/or Swingline Loans in an aggregate amount equal to such excess; provided, however, that Adtalem shall not be required to Cash Collateralize the L/C Obligations pursuant to this Section 2.5(c) unless after the prepayment in full of the Revolving Loans and Swingline Loans the Total Revolving Outstandings exceed the Aggregate Revolving Commitments then in effect.</text:p>
            <text:p> </text:p>
            <text:p>(ii)            Alternative Currency Sublimit. If the Administrative Agent notifies the Borrowers at any time that the Outstanding Amount of all Revolving Loans denominated  in Alternative Currencies at such time exceeds 103% of the Alternative Currency Sublimit then in effect, then, within two Business Days after receipt of such notice, Adtalem shall prepay (or cause to be prepaid) Revolving Loans in an aggregate amount sufficient to reduce such Outstanding Amount as of such date of payment to an amount not to exceed 100% of the Alternative Currency Sublimit then in effect.</text:p>
            <text:p> </text:p>
            <text:p>(iii)            Dispositions and Recovery Events. Adtalem shall prepay (or cause to be prepaid) the Term B Loan as hereafter provided in an aggregate amount equal to 100% of the Net Cash Proceeds in excess of $50,000,000 during any fiscal year received by Adtalem or any Subsidiary from all Dispositions (other than Dispositions permitted by Sections 7.5(a) through 7.5(h)) and Recovery Events that occur after the Closing Date to the extent such Net Cash Proceeds are not reinvested in assets (excluding current assets as classified by GAAP) that are useful or usable in the business of Adtalem and its Subsidiaries within 365 days of the date of such Disposition or Recovery Event (it being understood that such prepayment shall be due immediately upon the expiration of such 365 day period; provided, however, if any portion of such Net Cash Proceeds are not so reinvested within such 365- day period but within such 365-day period are contractually committed to be reinvested, then upon the termination of such contract or if such Net Cash Proceeds are not so reinvested within 18 months of initial receipt, such remaining portion shall constitute Net Cash Proceeds as of the date of such termination or expiry and shall be immediately applied to the prepayment of the Term B Loan as set forth in this Section 2.5(c)(vi)).</text:p>
            <text:p> </text:p>
            <text:p>(iv)            Consolidated Excess Cash Flow. Within one hundred five (105) days after the end of each fiscal year of Adtalem commencing with the fiscal year ending June 30, 2019, Adtalem shall prepay (or cause to be prepaid) the Term B Loan as hereafter provided in an aggregate amount equal to the difference (to the extent positive) of (A) 50% of Consolidated Excess Cash Flow for such fiscal year (if the Consolidated Leverage Ratio as of the end of such fiscal year is greater than 1.75 to 1.0) minus (B) the aggregate amount of all voluntary principal prepayments of the Term Loans during such fiscal year; provided, however, if the Consolidated Leverage Ratio as of the last day of such fiscal year is equal to or less than 1.75 to 1.0, then Adtalem shall not be required to make the foregoing  payment for such fiscal year.</text:p>
            <text:p>53</text:p>
            <text:p> </text:p>
            <text:p>(v)            Debt Issuances. Immediately upon receipt by Adtalem or any Subsidiary of the Net Cash Proceeds of any Debt Issuance, Adtalem shall prepay (or cause to be prepaid) the Term B Loans as hereafter provided in an aggregate amount equal to 100% of such Net Cash Proceeds. Immediately upon receipt by Adtalem of the Net Cash Proceeds of any Refinancing Loans, Adtalem shall prepay the Term B Loan in an aggregate amount equal to 100% of such Net Cash Proceeds.</text:p>
            <text:p> </text:p>
            <text:p>(vi)            Application of Certain Mandatory Prepayments. All amounts required to be paid pursuant to this Section 2.5(c)(iii), (iv) or (v) shall be applied to the Term B Loan (first, ratably to the remaining principal amortization payments and then to the final principal repayment installment on the Maturity Date).</text:p>
            <text:p> </text:p>
            <text:p>(vii)            With respect to each prepayment required  pursuant  to  Section 2.5(c)(iii) or (iv), (A) Adtalem may, not later than the date that is ten Business Days prior to the dates specified in Sections 2.5(c)(iii) or (iv) for such prepayment, give the Administrative Agent telephonic notice (promptly confirmed in writing) requesting that the Administrative Agent provide notice of such prepayment to each applicable Lender, (B) the Administrative Agent shall provide notice of such prepayment to each applicable Lender, (C) each such Lender will have the right to refuse such prepayment by giving written notice of such refusal to  the Administrative Agent within three (3) Business Days after such Lender’s receipt of notice from the Administrative Agent of such prepayment (and Adtalem shall not prepay any Loans of each such refusing Lender on the date that is specified in the following clause (D)), (D) Adtalem will make all such prepayments not so refused upon the date such prepayment is due pursuant to Section 2.5(c)(iii) or (iv) above (with such prepayments to be applied as set forth in clause (vi) above) and (E) any prepayment refused by Lenders of Loans may be retained by Adtalem.</text:p>
            <text:p> </text:p>
            <text:p>Notwithstanding any other provisions of Section 2.5(c)(iii) or 2.5(c)(iv), (A) to the extent that any of or all the Net Cash Proceeds received by an Offshore Subsidiary giving rise to a prepayment pursuant to Section 2.5(c)(iii) or Consolidated Excess Cash Flow attributable to an Offshore Subsidiary (a “Foreign Prepayment Event”) are prohibited or delayed under applicable local Law from being repatriated to Adtalem, the portion of such Net Cash Proceeds or Consolidated Excess Cash Flow so affected will not be required to be applied to repay Loans at the times provided in Section 2.5(c)(iii) or 2.5(c)(iv), as the case may be; provided that (x) Adtalem hereby agrees to cause the applicable Offshore Subsidiary to promptly take all commercially reasonable actions required by the applicable local Law to permit such repatriation and (y) if the repatriation of the relevant affected Net Cash Proceeds or Consolidated Excess Cash Flow is permitted under the applicable local Law, such repatriation will be promptly effected and such repatriated Net Cash Proceeds or Consolidated Excess Cash Flow will be promptly applied (net of additional Taxes payable or reasonably reserved against in good faith as a result thereof) to the repayment of the Loans pursuant to Section 2.5(c)(iii) or 2.5(c)(iv), as the case may be, and (B) to the extent that Adtalem has reasonably determined in good faith that repatriation of any or all of the Net Cash Proceeds or Consolidated Excess Cash Flow of any Foreign Prepayment Event would have a material adverse Tax consequence, including the consequences of related costs, fees and expenses, the Net Cash Proceeds or Consolidated Excess Cash Flow so affected may be retained by the applicable Offshore Subsidiary; provided, further, that to the extent that the repatriation of such  Net Cash Proceeds or Consolidated Excess Cash Flow from the applicable Offshore Subsidiary would no longer have a material adverse Tax consequence, the applicable Offshore Subsidiary will promptly repatriate the applicable Net Cash Proceeds or Consolidated Excess Cash Flow and such repatriated Net Cash Proceeds or Consolidated Excess Cash Flow will be promptly applied (net of additional Taxes payable or reasonably reserved against in good faith as a result thereof) to the repayment of the Loans pursuant to Section 2.5(c)(iii) or 2.5(c)(iv), as the case may be.</text:p>
            <text:p>54</text:p>
            <text:p> </text:p>
            <text:p>Within the parameters of the applications set forth above, prepayments shall be applied first to Base Rate Loans and then to Eurocurrency Rate Loans in direct order of Interest Period maturities. All prepayments under this Section 2.5(c) shall be subject to Section 3.5, but otherwise without premium or penalty (subject to Section 2.5(d) below), and shall be accompanied by interest on the principal amount prepaid through the date of prepayment.</text:p>
            <text:p> </text:p>
            <text:p>(d)            Repricing Events. In the event that (other than in connection with a refinancing of the entirety of the Loans in connection with a Change of Control) on or prior to the date that is six months after the Closing Date, (i) there shall occur any amendment, restatement or other modification to this Agreement which reduced the All-In Yield for the Term B Loan, (ii) all or any portion of the Term B Loan is voluntarily or mandatorily prepaid or repaid from the proceeds of an issuance or incurrence of Indebtedness by Adtalem or any of its Subsidiaries (including any Refinancing Loans or any Incremental Facility Loans or any other refinancing or incremental facility effected pursuant to an amendment to this Agreement) and the All-In Yield is, or upon satisfaction of specified conditions could be, lower than the effective All-In Yield in respect of the Term B Loan or (iii) a Lender holding a portion of the Term B Loan is deemed a Non-Consenting Lender and must assign its Term B Loan pursuant to Section 11.15 in connection with any waiver, amendment or modification that would reduce the effective All-In Yield in effect with respect to the Term B Loan (each of clauses (i) and (ii), a “Repricing Event”), then in each case the aggregate principal amount so prepaid or repaid or assigned will be subject to a fee payable by Adtalem equal to 1.00% of the principal amount of the Term B Loan prepaid or repaid or assigned in connection with such Repricing Event, on the date of such Repricing Event. Such fee shall be paid by Adtalem to the Administrative Agent, for the account of the applicable Lenders or such Non-Consenting Lenders, on the date of such Repricing Event.</text:p>
          </table:table-cell>
          <table:table-cell office:value-type="string" calcext:value-type="string">
            <text:p> 7.3 </text:p>
            <text:p>Indebtedness.</text:p>
            <text:p> </text:p>
            <text:p>Create, incur, assume or suffer to exist any Indebtedness,  except:</text:p>
            <text:p/>
            <text:p>(a)            Indebtedness comprising the Obligations;</text:p>
            <text:p>94</text:p>
            <text:p> </text:p>
            <text:p>(b)            Indebtedness outstanding on the date hereof and listed on Schedule 7.3 and any refinancings, refundings, renewals or extensions thereof; provided that the amount of such Indebtedness is not increased at the time of such refinancing, refunding, renewal or extension except by an amount equal to a reasonable premium or other reasonable amount paid, and fees and expenses reasonably incurred, in connection with such refinancing and by an amount equal to any existing commitments unutilized thereunder;</text:p>
            <text:p> </text:p>
            <text:p>(c)            Guarantees of Adtalem or any Subsidiary in respect of Indebtedness otherwise permitted hereunder of Adtalem or any Subsidiary;</text:p>
            <text:p> </text:p>
            <text:p>(d)            Obligations (contingent or otherwise) of Adtalem or any Subsidiary existing or arising under any Swap Contract, provided that (i) such obligations are (or were) entered into by such Person in the ordinary course of business for the purpose of directly mitigating risks associated with liabilities, commitments, investments, assets, or property held or reasonably anticipated by such Person, or changes in the value of securities issued by such Person, and not for purposes of speculation or taking a “market view;” and (ii) such Swap Contract does not contain any provision exonerating the non-defaulting party from its obligation to make payments on outstanding transactions to the defaulting party;</text:p>
            <text:p> </text:p>
            <text:p>(e)            Indebtedness in respect of capital leases, Synthetic Lease Obligations and purchase money obligations for fixed or capital assets within the limitations set forth in Section 7.1(i); provided, however, that the aggregate amount of all such Indebtedness at any one time outstanding shall not exceed $100,000,000;</text:p>
            <text:p> </text:p>
            <text:p>(f)            Indebtedness of Off-Shore Subsidiaries that are not Loan Parties; provided, however, that the aggregate amount of all such Indebtedness at any one time outstanding shall not exceed $50,000,000;</text:p>
            <text:p> </text:p>
            <text:p>(g)            Indebtedness assumed upon consummation of a Permitted Acquisition, provided that (i) the Borrowers would be in compliance with the Financial Covenants (as calculated on a Pro Forma Basis after giving effect thereto), (ii) such Indebtedness was not incurred in connection with, or in anticipation or contemplation of, such Permitted Acquisition and (iii) the aggregate amount of all such Indebtedness at any one time outstanding shall not exceed $50,000,000;</text:p>
            <text:p> </text:p>
            <text:p>(h)            Indebtedness of Adtalem or any Subsidiary in respect of trade letters of credit in an aggregate principal amount not to exceed $10,000,000 at any time outstanding;</text:p>
            <text:p> </text:p>
            <text:p>(i)            Guarantees of Adtalem or any Subsidiary in the ordinary course of business in respect of Indebtedness incurred by employees or prospective employees in an aggregate principal amount not to exceed $5,000,000 at any time outstanding;</text:p>
            <text:p> </text:p>
            <text:p>(j)            Indebtedness of the Adtalem or any Subsidiary in respect of workers’ compensation claims, self-insurance obligations, performance bonds, surety, appeal or similar bonds and completion guarantees provided by Adtalem and its Subsidiaries in the ordinary course of business;</text:p>
            <text:p> </text:p>
            <text:p>(k)            intercompany Indebtedness of Adtalem or any Subsidiary to the extent that such loan was permitted under Section 7.2; and</text:p>
            <text:p>95</text:p>
            <text:p> </text:p>
            <text:p>(l)            so long as no Default exists immediately before and after giving effect thereto, unsecured Indebtedness in an aggregate principal amount not to exceed $300,000,000 at any time outstanding.</text:p>
            <text:p> </text:p>
          </table:table-cell>
          <table:table-cell office:value-type="string" calcext:value-type="string">
            <text:p> 7.1 </text:p>
            <text:p>Liens.</text:p>
            <text:p> </text:p>
            <text:p>Create, incur, assume or suffer to exist any Lien upon any of its property, assets or revenues, whether now owned or hereafter acquired, other than the following:</text:p>
            <text:p> </text:p>
            <text:p>(a)            Liens in favor of the Administrative Agent pursuant to the Collateral Documents;</text:p>
            <text:p> </text:p>
            <text:p>(b)            Liens existing on the date hereof and listed on Schedule 7.1 and any renewals or extensions thereof, provided that the property covered thereby is not increased and any renewal or extension of the obligations secured or benefited thereby is permitted by Section 7.3(b);</text:p>
            <text:p> </text:p>
            <text:p>(c)            Liens for taxes not yet due or which are being contested in good faith and by appropriate proceedings diligently conducted, if adequate reserves with respect thereto are maintained on the books of the applicable Person in accordance with GAAP;</text:p>
            <text:p> </text:p>
            <text:p>(d)            carriers’, warehousemen’s, mechanics’, materialmen’s, repairmen’s or other like Liens arising in the ordinary course of business which are not overdue for a period of more than 60 days or which are being contested in good faith and by appropriate proceedings diligently conducted, if adequate reserves with respect thereto are maintained on the books of the applicable Person;</text:p>
            <text:p>92</text:p>
            <text:p> </text:p>
            <text:p>(e)            pledges or deposits in the ordinary course of business in connection with workers’ compensation, unemployment insurance and other social security legislation, other than any Lien imposed by ERISA;</text:p>
            <text:p> </text:p>
            <text:p>(f)            deposits to secure the performance of bids, trade contracts and leases (other than Indebtedness), statutory obligations, surety bonds (other than bonds related to judgments or litigation), performance bonds and other obligations of a like nature incurred in the ordinary course of business;</text:p>
            <text:p> </text:p>
            <text:p>(g)            easements, rights-of-way, restrictions and other similar encumbrances affecting real property which, in the aggregate, are not substantial in amount, and which do not in any case materially detract from the value of the property subject thereto or materially interfere with the ordinary conduct of the business of the applicable Person;</text:p>
            <text:p> </text:p>
            <text:p>(h)            Liens securing judgments for the payment of money not constituting an Event of Default under Section 8.1(h) or securing appeal or other surety bonds related to such judgments;</text:p>
            <text:p> </text:p>
            <text:p>(i)            Liens securing Indebtedness permitted under Section 7.3(e); provided that (i) such Liens do not at any time encumber any property other than the property financed by such Indebtedness and (ii) the Indebtedness secured thereby does not exceed the cost of the property being acquired on the date of acquisition;</text:p>
            <text:p> </text:p>
            <text:p>(j)            licenses (including licenses of intellectual property), sublicenses, leases or subleases granted to third parties in the ordinary course of business not interfering with the business of Adtalem and its Subsidiaries in any material respect;</text:p>
            <text:p> </text:p>
            <text:p>(k)            Liens on assets of Offshore Subsidiaries that are not Loan Parties securing Indebtedness of such Offshore Subsidiaries permitted under Section 7.3(f);</text:p>
            <text:p>(l)            Liens existing on any asset of any Person at the time such Person becomes a Subsidiary or is merged or consolidated with or into a Subsidiary which (i) were not created in contemplation of or in connection with such event, (ii) do not extend to or cover any other property or assets of Adtalem or any Subsidiary and (iii) secure obligations permitted under Section  7.3(g);</text:p>
            <text:p> </text:p>
            <text:p>(m)            Liens in favor of customs and revenue authorities arising as a matter of law which secure payment of customs duties in connection with the importation of goods;</text:p>
            <text:p> </text:p>
            <text:p>(n)            leases or subleases granted to others not interfering in any material respect with the business of Adtalem or any Subsidiary;</text:p>
            <text:p> </text:p>
            <text:p>(o)            any interest of title of a lessor under, and Liens arising from UCC financing statements (or equivalent filings, registrations or agreements in foreign jurisdictions) relating to, leases not prohibited by this Agreement;</text:p>
            <text:p> </text:p>
            <text:p>(p)            normal and customary rights of setoff upon deposits of cash in favor of banks or other depository institutions;</text:p>
            <text:p> </text:p>
            <text:p>(q)            Liens of a collection bank arising under Section 4-210 of the Uniform Commercial Code on items in the course of collection; and</text:p>
            <text:p>93</text:p>
            <text:p> </text:p>
            <text:p>(r)            other Liens securing obligations not in excess of $50,000,000 at any time outstanding.</text:p>
          </table:table-cell>
          <table:table-cell office:value-type="string" calcext:value-type="string">
            <text:p> 7.6 </text:p>
            <text:p>Restricted Payments.</text:p>
            <text:p> </text:p>
            <text:p>Declare or make, directly or indirectly, any Restricted Payment, except:</text:p>
            <text:p> </text:p>
            <text:p>(a)            Subsidiaries may pay dividends to Persons that own Equity Interests in such Subsidiary, ratably according to their respective holdings of the type of Equity Interest in respect of which such Restricted Payment is being made;</text:p>
            <text:p> </text:p>
            <text:p>(b)            Adtalem and each Subsidiary may declare and make dividend payments or other distributions payable solely in common Equity Interests of such Person; and</text:p>
            <text:p> </text:p>
            <text:p>(c) </text:p>
            <text:p>Adtalem and its Subsidiaries may make other Restricted Payments provided that:</text:p>
            <text:p>(i) no Event of Default exists immediately before and after giving effect thereto and (ii) after giving effect to such Restricted Payment on a Pro Forma Basis, the Consolidated Leverage Ratio does not exceed 2.00:1.0.</text:p>
          </table:table-cell>
          <table:table-cell office:value-type="string" calcext:value-type="string">
            <text:p> 7.5 </text:p>
            <text:p>Dispositions.</text:p>
            <text:p> </text:p>
            <text:p>Make any Disposition, except:</text:p>
            <text:p> </text:p>
            <text:p>(a)            Dispositions of obsolete or worn out or excess property, whether now owned or hereafter acquired, in the ordinary course of business;</text:p>
            <text:p/>
            <text:p>(b) </text:p>
            <text:p>Dispositions of inventory in the ordinary course of business;</text:p>
            <text:p> </text:p>
            <text:p>(c)            Dispositions of equipment or real property to the extent that (i) such property is exchanged for credit against the purchase price of similar replacement property or (ii) the proceeds of such Disposition are reasonably promptly applied to the purchase price of such replacement property;</text:p>
            <text:p> </text:p>
            <text:p>(d)            Dispositions of property by any Subsidiary to Adtalem or to a Subsidiary; provided that if the transferor of such property is Adtalem or a U.S. Guarantor, the transferee thereof must either be Adtalem or a U.S. Guarantor;</text:p>
            <text:p> </text:p>
            <text:p>(e) </text:p>
            <text:p>Dispositions permitted by Section 7.4(b);</text:p>
            <text:p> </text:p>
            <text:p>(f)            non-exclusive licenses of IP Rights (i) in the ordinary course of business or terms not exceeding five years, or (ii) by Adtalem or any Subsidiary to Adtalem or any other Subsidiary;</text:p>
            <text:p>96</text:p>
            <text:p> </text:p>
            <text:p>(g) </text:p>
            <text:p>the Loan Parties may consummate the DVU Divestiture;</text:p>
            <text:p> </text:p>
            <text:p>(h)            following the DVU Divestiture, the Company may Dispose of real estate or fixtures used or formerly used in whole or in part by DeVry University, Inc. or DeVry/New York,</text:p>
            <text:p>Inc. and their Subsidiaries;  and</text:p>
            <text:p> </text:p>
            <text:p>(i)            Dispositions by Adtalem and its Subsidiaries not otherwise permitted under this Section 7.5; provided that (i) at the time of such Disposition, no Default shall exist or would result from such Disposition, (ii) at the time such Disposition is made, the aggregate net book value of all property Disposed of in reliance on this clause (i) shall not exceed 10% of the consolidated assets of Adtalem and its Subsidiaries as of the end of the most recent fiscal period for which financial statements were delivered pursuant to Section 6.1(a) or (b), and (iii) immediately before and after giving effect to such Disposition, the Financial Covenants, determined on a Pro Forma Basis, shall not exceed the limits specified in Section 7.15.</text:p>
            <text:p> </text:p>
            <text:p>Notwithstanding the foregoing, prior to the Disposition (including by way of a merger or consolidation other than a merger or consolidation permitted under Section 7.4), dissolution, liquidation or winding up of any Subsidiary that is a Designated Borrower, Adtalem shall terminate such Subsidiary’s status as a Designated Borrower in accordance with Section 2.17(e) and any Loans or other outstanding Obligations of such Subsidiary shall be repaid or assumed by  Adtalem.</text:p>
          </table:table-cell>
          <table:table-cell table:number-columns-repeated="1013"/>
        </table:table-row>
        <table:table-row table:style-name="ro1">
          <table:table-cell office:value-type="string" calcext:value-type="string">
            <text:p><text:a xlink:href="https://www.sec.gov/Archives/edgar/data/783005/000156459019011557/emms-ex101_9.htm" xlink:type="simple">https://www.sec.gov/Archives/edgar/data/783005/000156459019011557/emms-ex101_9.htm</text:a></text:p>
          </table:table-cell>
          <table:table-cell office:value-type="string" calcext:value-type="string">
            <text:p>CREDIT AGREEMENT</text:p>
          </table:table-cell>
          <table:table-cell office:value-type="string" calcext:value-type="string">
            <text:p>THIS CREDIT AGREEMENT, is entered into as of April 12, 2019 by and among WELLS FARGO BANK, NATIONAL ASSOCIATION, a national banking association ("Lender"), EMMIS COMMUNICATIONS CORPORATION, an Indiana corporation ("Parent"), EMMIS OPERATING COMPANY, an Indiana corporation ("Emmis"), and those additional entities that hereafter become parties hereto as <text:s/>Borrowers in accordance with the terms hereof by executing the form of Joinder attached</text:p>
          </table:table-cell>
          <table:table-cell/>
          <table:table-cell office:value-type="string" calcext:value-type="string">
            <text:p>(d)Mandatory Prepayments.</text:p>
            <text:p/>
            <text:p>(i)Borrowing Base.  If, at any time, (A) the Revolver Usage on such date exceeds (B) the lesser of (x) the Borrowing Base reflected in the Borrowing Base Certificate most recently delivered by Borrowers to Lender, or (y) the Maximum Revolver Amount, in all cases as adjusted for Reserves established by Lender in accordance with Section 2.1(c), then Borrowers shall immediately prepay the Obligations in accordance with Section 2.4(e)(i) in an aggregate amount equal to the amount of such excess.</text:p>
            <text:p/>
            <text:p>-40-</text:p>
            <text:p/>
            <text:p> </text:p>
            <text:p/>
            <text:p>(ii)[Intentionally Omitted]</text:p>
            <text:p/>
            <text:p>(iii)Dispositions.  Within one Business Day of the date of receipt by any Loan Party or any of its Restricted Subsidiaries of the Net Cash Proceeds of any voluntary or involuntary sale or disposition of any Collateral (including Net Cash Proceeds of insurance or arising from casualty losses or condemnations and payments in lieu thereof, but excluding Net Cash Proceeds from sales or dispositions which qualify as Permitted Dispositions under the definition of Permitted Dispositions), Borrowers shall prepay the outstanding principal amount of the Obligations in accordance with Section 2.4(e)(ii) in an amount equal to 100% (or, 75% solely with respect to a sale by a Loan Party or Restricted Subsidiary of a Station (that does not include a sale of any Accounts) or a written or electronic magazine periodical offered for sale to the public (that does not include a sale of any Accounts)) of such Net Cash Proceeds received by such Person in connection with such sales or dispositions; provided, that so long as (A) no Default or Event of Default shall have occurred and is continuing or would result therefrom, (B) Borrowers shall have given Lender prior written notice of Borrowers' intention to apply such monies to the costs of replacement of the Collateral that is the subject of such sale or disposition or the cost of purchase of other assets useful in the business of such Loan Party or its Restricted Subsidiaries, (C) the monies are held in a Deposit Account in which Lender has a perfected first-priority security interest, and (D) such Loan Party or its Restricted Subsidiary, as applicable, completes such replacement or purchase within 180 days after the initial receipt of such monies, then the Loan Party or such Loan Party's Restricted Subsidiary whose assets were the subject of such disposition shall have the option to apply such monies to the costs of replacement of the assets that are the subject of such sale or disposition or the costs of purchase of other assets useful in the business of such Loan Party or such Restricted Subsidiary unless and to the extent that such applicable period shall have expired without such replacement or purchase being made or completed, in which case, any amounts remaining in the Deposit Account referred to in clause (C) above shall be paid to Lender and applied in accordance with Section 2.4(e)(ii).  Nothing contained in this Section 2.4(d)(iii) shall permit any Loan Party or any of its Restricted Subsidiaries to sell or otherwise dispose of any Collateral  other than in accordance with Section 6.4.</text:p>
            <text:p/>
            <text:p>(iv)Extraordinary Receipts.  Within one Business Day of the date of receipt by any Loan Party or any of its Restricted Subsidiaries of any Extraordinary Receipts, Borrowers shall prepay the outstanding principal amount of the Obligations in accordance with Section 2.4(e)(ii) in an amount equal to 100% of such Extraordinary Receipts, net of any reasonable expenses incurred in collecting such Extraordinary Receipts.</text:p>
            <text:p/>
            <text:p>(v)Indebtedness.  Within one Business Day of the date of incurrence by any Loan Party or any of its Restricted Subsidiaries of any Indebtedness (other than Permitted Indebtedness), Borrowers shall prepay the outstanding principal amount of the Obligations in accordance with Section 2.4(e)(ii) in an amount equal to 100% of the Net Cash Proceeds received by such Person in connection with such incurrence.  The provisions of this Section 2.4(d)(v) shall not be deemed to be implied consent to any such incurrence otherwise prohibited by the terms of this Agreement.</text:p>
            <text:p/>
            <text:p>-41-</text:p>
            <text:p/>
            <text:p> </text:p>
            <text:p/>
            <text:p>(vi)Equity.  Within one Business Day of the date of the issuance by any Loan Party or any of its Restricted Subsidiaries of any Equity Interests (other than (A) in the event that any Loan Party or any of its Restricted Subsidiaries forms any Restricted Subsidiary in accordance with the terms hereof, the issuance by such Restricted Subsidiary of Equity Interests to such Loan Party or such Restricted Subsidiary, as applicable, (B) the issuance of Equity Interests by Parent to any Person that is an equity holder of Parent prior to such issuance (a "Subject Holder") so long as such Subject Holder did not acquire any Equity Interests of Parent so as to become a Subject Holder concurrently with, or in contemplation of, the issuance of such Equity Interests to such Subject Holder, (C) the issuance of Equity Interests of Parent to directors, officers and employees of Parent and its Subsidiaries pursuant to employee stock option plans (or other employee incentive plans or other compensation arrangements) approved by the Board of Directors, and (D) the issuance of Equity Interests by a Restricted Subsidiary of a Loan Party to its parent or member in connection with the contribution by such parent or member to such Restricted Subsidiary of the proceeds of an issuance described in clauses (A) – (C) above), Borrowers shall prepay the outstanding principal amount of the Obligations in accordance with Section 2.4(e)(ii) in an amount equal to 100% of the Net Cash Proceeds received by such Person in connection with such issuance.  The provisions of this Section 2.4(d)(vi) shall not be deemed to be implied consent to any such issuance otherwise prohibited by the terms of this Agreement.</text:p>
            <text:p/>
            <text:p>(vii)Austin Joint Venture Dispositions.  Within one Business Day of the date on which any Net Proceeds of any sale of any radio station or any written or electronic magazine periodical offered for sale to the public by the Austin Joint Venture are due to any Loan Party or any of its Restricted Subsidiaries, Borrowers shall prepay the outstanding principal amount of the Obligations in accordance with Section 2.4(e)(ii) in an amount equal to 75% of such Net Proceeds due to such Person in connection with such sale or disposition. For purposes of this Section 2.4(d)(vii), "Net Proceeds" shall mean gross proceeds from such asset sale minus reasonable and customary expenses for the sale of a similar type of assets and after giving effect to the repayment of the Term Loan Indebtedness to the extent required by the Term Loan Indebtedness Documents. </text:p>
          </table:table-cell>
          <table:table-cell office:value-type="string" calcext:value-type="string">
            <text:p>6.1.Indebtedness. <text:s/>Each Loan Party will not, and will not permit any of its Restricted Subsidiaries to, create, incur, assume, suffer to exist, guarantee, or otherwise become or remain, directly or indirectly, liable with respect to any Indebtedness, except for Permitted Indebtedness.</text:p>
          </table:table-cell>
          <table:table-cell office:value-type="string" calcext:value-type="string">
            <text:p>6.2.Liens. <text:s/>Each Loan Party will not, and will not permit any of its Restricted Subsidiaries to, create, incur, assume, or suffer to exist, directly or indirectly, any Lien on or with respect to any of its assets, of any kind, whether now owned or hereafter acquired, or any income or profits therefrom, except for Permitted Liens.</text:p>
          </table:table-cell>
          <table:table-cell office:value-type="string" calcext:value-type="string">
            <text:p>6.7.Restricted Payments.  Each Loan Party will not, and will not permit any of its Restricted Subsidiaries to, make any Restricted Payment; provided, that so long as it is permitted by law, and so long as no Default or Event of Default shall have occurred and be continuing or would result therefrom:</text:p>
            <text:p/>
            <text:p>(a)Parent may make distributions to former employees, officers, or directors of any Borrower or any Restricted Subsidiary (or any spouses, ex-spouses, or estates of any of the foregoing) on account of redemptions of Equity Interests of Parent held by such Persons in accordance with the terms of any applicable stock purchase agreement or stockholders agreement among the parties, provided, that the aggregate amount of such distributions made by Parent during the term of this Agreement does not exceed $250,000 in any fiscal year,</text:p>
            <text:p/>
            <text:p>(b)Parent may make distributions to former employees, officers, or directors of any Borrower or any Restricted Subsidiary (or any spouses, ex-spouses, or estates of any of the foregoing), solely in the form of forgiveness of Indebtedness of such Persons owing to Parent on account of repurchases of the Equity Interests of Parent held by such Persons; provided that such Indebtedness was incurred by such Persons solely to acquire Equity Interests of Parent,</text:p>
            <text:p/>
            <text:p>(c)Parent may exchange Qualified Equity Interests for other Qualified Equity Interests; provided, that cash payment may be made by Parent in exchange for fractional shares,</text:p>
            <text:p/>
            <text:p>(d)Parent may make Restricted Payments of cash in lieu of fractional shares upon conversion of convertible securities or upon any stock dividend, stock split or combination or business combination, so long as such conversion, stock dividend or stock split is not prohibited by Section 6.12,</text:p>
            <text:p/>
            <text:p>(e)Parent may make non-cash Restricted Payments of Equity Interests of Parent deemed to occur upon the exercise of stock options or warrants to the extent such Equity Interests represent a portion of the exercise price for such stock options, warrants or other similar rights (including vesting of restricted stock), and Parent may make cash payments in connection with the satisfaction of related withholding tax obligations,</text:p>
            <text:p/>
            <text:p>-76-</text:p>
            <text:p/>
            <text:p> </text:p>
            <text:p/>
            <text:p>(f)Parent's Restricted Subsidiaries may make distributions to Parent  (i) in an amount sufficient to pay franchise taxes and other fees required to maintain the legal existence of the Loan Parties and their Restricted Subsidiaries and to pay income taxes for Parent's consolidated tax group, in accordance with applicable law, in each case to the extent actually used by Parent to concurrently pay such taxes, costs and expenses, and (ii) in an amount sufficient (x) to pay reasonable fees to directors of Parent, (y) to reimburse reasonable, out-of-pocket expenses of the directors of Parent incurred in the course of fulfilling their duties in such capacity, (z) to pay out-of-pocket legal, accounting, transfer agent, proxy solicitation, insurance and filing costs and other expenses in the nature of overhead or public company expenses, in each case, in the ordinary course of business of the Loan Parties and their Restricted Subsidiaries, or</text:p>
            <text:p/>
            <text:p>(g)any Restricted Payment made by a Loan Party to any other Loan Party (other than Parent);</text:p>
            <text:p/>
            <text:p>(h)other Restricted Payments so long as the Payment Conditions are satisfied.</text:p>
          </table:table-cell>
          <table:table-cell office:value-type="string" calcext:value-type="string">
            <text:p>6.4.Disposal of Assets. <text:s/>Other than Permitted Dispositions or transactions expressly permitted by Sections 6.3 or 6.10, each Loan Party will not, and will not permit any of its Restricted Subsidiaries to, convey, sell, lease, license, assign, transfer, or otherwise dispose of any of its or their assets.</text:p>
          </table:table-cell>
          <table:table-cell table:number-columns-repeated="1013"/>
        </table:table-row>
        <table:table-row table:style-name="ro1">
          <table:table-cell office:value-type="string" calcext:value-type="string">
            <text:p><text:a xlink:href="https://www.sec.gov/Archives/edgar/data/1512499/000143774919008728/ex_142951.htm" xlink:type="simple">https://www.sec.gov/Archives/edgar/data/1512499/000143774919008728/ex_142951.htm</text:a></text:p>
          </table:table-cell>
          <table:table-cell office:value-type="string" calcext:value-type="string">
            <text:p>SENIOR SECURED CREDIT AGREEMENT</text:p>
          </table:table-cell>
          <table:table-cell office:value-type="string" calcext:value-type="string">
            <text:p>THIS SENIOR SECURED CREDIT AGREEMENT (the “Agreement”) is dated as of April 8, 2019 and made among: <text:s text:c="4"/>(1) <text:s text:c="3"/>LINDBLAD BLUEWATER II LIMITED, a Cayman Islands exempted company, <text:s text:c="4"/>as borrower (the “Borrower”); <text:s text:c="4"/>(2) <text:s text:c="3"/>LINDBLAD EXPEDITIONS HOLDINGS, INC., a Delaware corporation, as <text:s text:c="4"/>Holdings (“Holdings”); <text:s text:c="4"/>(3) <text:s text:c="3"/>CITIBANK, N.A., London Branch, as mandated lead arranger (the “Mandated Lead Arranger”); <text:s text:c="4"/>(4) <text:s text:c="3"/>THE FINANCIAL INSTITUTIONS set forth on Schedule 2.01(a) hereto, as Commercial Lenders and EK Guarantors; <text:s text:c="4"/>(5) <text:s text:c="3"/>EKSPORTKREDITT NORGE AS, as a Lender and EK (“EK”) <text:s text:c="4"/>(6) <text:s text:c="3"/>CITIBANK, N.A., London Branch, as Global Co-ordinator (the “Global Co- <text:s/>ordinator”); <text:s text:c="4"/>(7) <text:s text:c="3"/>CITIBANK, N.A., London Branch, as ECA Agent (the “ECA Agent”); <text:s text:c="4"/>(8) <text:s text:c="3"/>CITIBANK, N.A., London Branch, as Collateral Agent (the “Collateral Agent”); and <text:s text:c="4"/>(9) <text:s text:c="3"/>CITIBANK EUROPE plc, UK Branch, as Administrative Agent (the <text:s/>“Administrative Agent”). <text:s text:c="2"/></text:p>
          </table:table-cell>
          <table:table-cell/>
          <table:table-cell office:value-type="string" calcext:value-type="string">
            <text:p>SECTION 2.13.      Mandatory Prepayments and Commitment Reductions.</text:p>
            <text:p/>
            <text:p> </text:p>
            <text:p/>
            <text:p>(a)     If (i) either the Vessel or all or substantially all of the Equity Interests in the Borrower are sold or otherwise disposed of in whole or in part or (ii) the Vessel suffers a Total Loss and the Borrower fails to procure the release of the Vessel within a period of 180 days after such Total Loss, in each case, the entire principal amount of the Loans (together with all accrued interest and fees payable thereon) shall become immediately due and payable by the Borrower to the Lenders (or, if prior to the Delivery Date, the principal amount of the Loans outstanding on such date, together with any accrued interest and fees payable thereon, and the remaining undrawn portion of the Commitments (Loans) and the Commitments (Credit Support) shall be automatically terminated (without further action of the Borrower being required)).</text:p>
            <text:p/>
            <text:p> </text:p>
            <text:p> </text:p>
            <text:p> </text:p>
            <text:p/>
            <text:p> </text:p>
            <text:p/>
            <text:p>(b)     Mandatory prepayments of the Loans under this Agreement shall be applied in inverse order of maturity of the remaining installments.</text:p>
            <text:p/>
            <text:p> </text:p>
            <text:p/>
            <text:p>(c)     If at any time there is a Law binding upon a Lender Party or GIEK in any jurisdiction which renders it unlawful for such Lender Party or GIEK to perform any of its obligations or to exercise any of its rights under this Agreement or any of the other Loan Documents, the EK Guarantee, or the ECA Guarantee, or for any Lender to contribute to or maintain or fund its portion of the Loans:</text:p>
            <text:p/>
            <text:p> </text:p>
            <text:p/>
            <text:p>(i)     such Lender Party or GIEK shall promptly notify the Administrative Agent upon becoming aware of such event;</text:p>
            <text:p/>
            <text:p> </text:p>
            <text:p/>
            <text:p>(ii)     upon the Administrative Agent notifying the Borrower, the Commitments of such Lender Party will be immediately cancelled; and</text:p>
            <text:p/>
            <text:p> </text:p>
            <text:p/>
            <text:p>(iii)     to the extent that the Lender’s Loan has not been assigned pursuant to Section 9.04, the Borrower shall repay (without any fees, premium or penalty) all amounts owing to the Lender on the last day of the Interest Period occurring after the Administrative Agent has notified the Borrower or, if earlier, the date specified by the Lender in the notice delivered to the Administrative Agent (being no earlier than the last day of any applicable grace period permitted by Law).</text:p>
            <text:p/>
            <text:p> </text:p>
            <text:p/>
            <text:p>(d)     If the ECA Put Option is exercised, all outstanding amounts under the GIEK-covered Tranche shall be repaid on the Commercial Tranche Maturity Date. Upon receipt on or prior to the date that is seventy (70) days prior to the Commercial Tranche Maturity Date of evidence satisfactory to the ECA Agent that the refinancing or extension of the Commercial Tranche has been committed, the ECA Agent shall provide written notice thereof to GIEK.</text:p>
            <text:p/>
            <text:p> </text:p>
            <text:p/>
            <text:p>(e)     If the credit rating of an EK Guarantor providing an EK Guarantee falls below Baa2 by Moody’s, BBB by S&amp;P and/or BBB by Fitch Ratings, Inc. (as available), EK shall be entitled to demand that the relevant EK Guarantee be replaced with a new EK Guarantee from a financial institution acceptable to EK within sixty (60) days after such request has been made (a “Replacement EK Guarantee”) (provided that, for the avoidance of doubt, the Administrative Agent shall not be responsible for sourcing such a replacement financial institution). If no Replacement EK Guarantee is obtained, the Administrative Agent (acting on the instructions of the Lender Parties and GIEK) shall immediately declare that the portion of the Loans covered by the relevant EK Guarantee be payable to EK and EK shall execute the documentation necessary to evidence the cancellation of the relevant EK Guarantee as reasonably requested by the relevant EK Guarantor.</text:p>
            <text:p/>
            <text:p> </text:p>
            <text:p/>
            <text:p>(f)     If any Credit Support, once issued, shall, for any reason (other than in accordance with its terms), cease to be in full force and effect (including but not limited to if any Credit Support shall be declared by a court of competent jurisdiction to be null and void), or any Credit Support Provider shall deny in writing that it has any further liability under the Credit Support, the Administrative Agent shall immediately declare</text:p>
            <text:p/>
            <text:p> </text:p>
            <text:p> </text:p>
            <text:p> </text:p>
            <text:p/>
            <text:p> </text:p>
            <text:p/>
            <text:p>that the Loans be payable in an amount equal to the Credit Support of such Credit Support Provider on a pro rata basis in accordance with Section 2.17.</text:p>
            <text:p/>
            <text:p> </text:p>
            <text:p/>
            <text:p>(g)     If for any reason the Shipbuilding Contract Price is reduced after the Delivery Date, the disbursed amount of the Loans in excess of the amount equal to 80% of the Shipbuilding Contract Price (as so reduced) less any prepayments or repayments of principal made since the Delivery Date, shall immediately become due and payable by the Borrower to the Lenders on the effective date of such reduction and any Credit Support shall be reduced concurrently. For the avoidance of doubt, payments in respect of warranty, breach, indemnity and similar claims shall not constitute reductions in the Shipbuilding Contract Price after the Delivery Date.</text:p>
            <text:p/>
            <text:p> </text:p>
            <text:p/>
            <text:p>(h)     If (i) the Shipbuilding Contract is terminated prior to the Delivery Date, (ii) the Shipbuilding Contract or any Refund Guarantee are novated or assigned by LME to a person other than the Borrower or by the Borrower to any other person without the prior written consent of the Lenders or (iii) the Delivery Date has not occurred on or prior to the end of the Availability Period, then, in each case, the principal amount of the Loans outstanding on such date together with any accrued interest and fees payable thereon shall become immediately due and payable by the Borrower to the Lenders, and the remaining undrawn portion of the Commitments (Loans) and the Commitments (Credit Support) shall be automatically terminated (without further action of the Borrower being required).</text:p>
            <text:p/>
            <text:p> </text:p>
            <text:p/>
            <text:p>(i)     At any time prior to the Delivery Date, if any of the following events occurs and is continuing with respect to the Builder: (i) an involuntary proceeding shall be commenced or an involuntary petition shall be filed in a court of competent jurisdiction seeking to liquidate, wind up, or otherwise dissolve the business and assets of the Builder and such proceeding or petition shall be or become incapable of being dismissed or an order or decree approving or ordering any of the foregoing shall be entered, (ii) the Builder shall voluntarily commence a proceeding or file any petition seeking to liquidate, wind up or otherwise dissolve its business and such proceeding or petition shall be or become incapable of being dismissed or an order or decree approving or ordering any of the foregoing shall be entered or (iii) the Builder shall permanently cease to carry on all or a substantial part of its business, then the principal amount of the Loans outstanding on such date together with any accrued interest and fees payable thereof shall become immediately due and payable by the Borrower to the Lenders, and the remaining undrawn portion of the Commitments (Loans) and the Commitments (Credit Support) shall be automatically terminated and cancelled (without further action of the Borrower being required).</text:p>
            <text:p/>
            <text:p> </text:p>
          </table:table-cell>
          <table:table-cell office:value-type="string" calcext:value-type="string">
            <text:p>SECTION 6.01.      Indebtedness. The Borrower shall not incur, create, assume or permit to exist any Indebtedness, except:</text:p>
            <text:p/>
            <text:p> </text:p>
            <text:p/>
            <text:p>(a)     Indebtedness created hereunder and under the other Loan Documents;</text:p>
            <text:p/>
            <text:p> </text:p>
            <text:p/>
            <text:p>(b)     Indebtedness under Hedging Agreements that are permitted to be secured by the collateral supporting the Existing Credit Facility and not entered into for speculative purposes; provided that no such Hedging Agreement shall be secured by the Collateral or any part thereof;</text:p>
            <text:p/>
            <text:p> </text:p>
            <text:p/>
            <text:p>(c)     intercompany Indebtedness; provided that such intercompany Indebtedness is subordinate in all respects to the interests of the Secured Parties hereunder on terms acceptable to the Lender Parties;</text:p>
            <text:p/>
            <text:p> </text:p>
            <text:p/>
            <text:p>(d)     Indebtedness under the Existing Credit Facility;</text:p>
            <text:p/>
            <text:p> </text:p>
            <text:p/>
            <text:p>(e)     Indebtedness in respect of overdrafts and related liabilities and/or arising from cash management services (including treasury, depository, overdraft, credit, purchasing or debit card, electronic funds transfer, netting, ACH services and other cash management arrangements), incurred in the ordinary course of business and Indebtedness arising from the honoring by a bank or other financial institution of a check, draft or similar instrument inadvertently (except in the case of a daylight overdraft) drawn against insufficient funds in the ordinary course of business;</text:p>
            <text:p/>
            <text:p> </text:p>
            <text:p/>
            <text:p>(f)     Indebtedness arising in connection with endorsements of instruments for deposit in the ordinary course of business; and</text:p>
            <text:p/>
            <text:p> </text:p>
            <text:p/>
            <text:p>(g)     other Indebtedness in an aggregate principal amount not exceeding $500,000.</text:p>
            <text:p/>
            <text:p> </text:p>
          </table:table-cell>
          <table:table-cell office:value-type="string" calcext:value-type="string">
            <text:p>SECTION 6.02.      Liens. The Borrower shall not create, incur, assume or permit to exist any Lien on the Collateral, except (collectively, the “Permitted Liens”):</text:p>
            <text:p/>
            <text:p> </text:p>
            <text:p> </text:p>
            <text:p> </text:p>
            <text:p/>
            <text:p> </text:p>
            <text:p/>
            <text:p> </text:p>
            <text:p/>
            <text:p> </text:p>
            <text:p/>
            <text:p>(a)      any Lien created under the Loan Documents;</text:p>
            <text:p/>
            <text:p> </text:p>
            <text:p/>
            <text:p>(b)     Liens for Taxes not yet due and payable or which are being contested in compliance with Section 5.03;</text:p>
            <text:p/>
            <text:p> </text:p>
            <text:p/>
            <text:p>(c)     carriers’, warehousemen’s, mechanics’, materialmen’s, repairmen’s or other like Liens arising in the ordinary course of business and securing obligations that are not overdue by more than 60 days or which are being contested in compliance with Section 5.03;</text:p>
            <text:p/>
            <text:p> </text:p>
            <text:p/>
            <text:p>(d)     Liens arising out of judgments, attachments or awards and/or decrees and notices of lis pendens and associated rights relating to litigation being contested not resulting in an Event of Default;</text:p>
            <text:p/>
            <text:p> </text:p>
            <text:p/>
            <text:p>(e)     any Lien consisting of rights reserved to or vested in any Governmental Authority by any statutory provision;</text:p>
            <text:p/>
            <text:p> </text:p>
            <text:p/>
            <text:p>(f)     Liens on the Vessel for collision or salvage;</text:p>
            <text:p/>
            <text:p> </text:p>
            <text:p/>
            <text:p>(g)     Liens on the Vessel for master’s, officer’s or crew’s wages outstanding in accordance with usual maritime practice;</text:p>
            <text:p/>
            <text:p> </text:p>
            <text:p/>
            <text:p>(h)     rights of setoff or bankers’ liens upon deposits of cash in favor of banks or other financial institutions in the ordinary course of business;</text:p>
            <text:p/>
            <text:p> </text:p>
            <text:p/>
            <text:p>(i)     Liens on insurance policies and the proceeds thereof securing the financing of the premiums with respect thereto; and</text:p>
            <text:p/>
            <text:p> </text:p>
            <text:p/>
            <text:p>(j)     other Liens securing obligations in an aggregate amount that does not exceed $500,000.</text:p>
          </table:table-cell>
          <table:table-cell office:value-type="string" calcext:value-type="string">
            <text:p>     SECTION 6.06.      Restricted      Payments;      Restrictive      Agreements. Borrower shall not:</text:p>
            <text:p/>
            <text:p> </text:p>
            <text:p/>
            <text:p>(a)     Declare or make, directly or indirectly, any Restricted Payment of the Collateral or any proceeds of the Collateral, or incur any obligation (contingent or otherwise) to do so, if any Default or Event of Default shall have occurred and be continuing.</text:p>
            <text:p/>
            <text:p> </text:p>
            <text:p/>
            <text:p>(b)     Enter into, incur or permit to exist any agreement or other arrangement that prohibits, restricts or imposes any condition upon the ability of Borrower (i) to create, incur or permit to exist any Lien upon any of its property or assets to secure the Payment Obligations, or (ii) to make or repay loans or advances to Holdings or any other Restricted Group Company; provided that (A) the foregoing shall not apply to restrictions and conditions imposed by any requirement of Law or by any Loan Document or the Existing Credit Facility or the Existing Vessel Facility, (B) the foregoing shall not apply to customary provisions in leases and other contracts restricting subleasing or the assignment thereof, (C) the foregoing shall not apply to customary restrictions and conditions contained in any agreement relating to the sale of any property permitted under this Agreement pending the consummation of such sale, (D) the foregoing shall not apply to restrictions or conditions arising pursuant to an agreement or instrument relating to any Indebtedness permitted to be incurred by Section 6.01 if such restrictions or conditions taken as a whole are no more onerous to the Borrower than the terms of this Agreement, (E) the foregoing shall not apply to any agreement or instrument governing Indebtedness assumed in connection with the acquisition of assets by the Borrower permitted hereunder or secured by a Lien encumbering assets acquired in connection therewith, which encumbrance or restriction is not applicable to any person, or the properties of any person, other than the person or the properties or assets of the person so acquired as long as such agreement or instrument was not entered into in contemplation of the acquisition of such assets, (F) the foregoing shall not apply to any restrictions on cash or other deposits imposed by customers under contracts or other arrangements entered into or agreed to in the ordinary course of business, (G) [intentionally omitted], (H) the foregoing shall not apply to customary non-assignment provisions in leases, contracts, licenses and other agreements, and (I) the foregoing shall not apply to customary restrictions that arise in connection with any Lien permitted by Section 6.02 or any document in connection therewith provided that such restriction relates only to the property subject to such Lien (and any proceeds and products thereof).</text:p>
          </table:table-cell>
          <table:table-cell office:value-type="string" calcext:value-type="string">
            <text:p>SECTION 6.05.      Mergers, Consolidations and Sales of Assets.</text:p>
            <text:p/>
            <text:p> </text:p>
            <text:p/>
            <text:p>(a)     Borrower shall not merge into or consolidate with any other person, or permit any other person to merge into or consolidate with it, or sell, transfer, lease or otherwise dispose of (in one transaction or in a series of transactions) all or substantially all the assets (whether now owned or hereafter acquired).</text:p>
            <text:p/>
            <text:p> </text:p>
            <text:p> </text:p>
            <text:p> </text:p>
            <text:p/>
            <text:p> </text:p>
            <text:p/>
            <text:p>(b)     Holdings shall not sell, transfer, lease or otherwise dispose of (in one transaction or in a series of transactions) its assets if such a sale, transfer, lease or disposition would (x) constitute a sale of all or substantially all of Holdings’ assets or (y) result in a material and adverse change to the business in which Holdings engages in as of the Closing Date (as determined in good faith by Holdings).</text:p>
            <text:p/>
            <text:p> </text:p>
          </table:table-cell>
          <table:table-cell table:number-columns-repeated="1013"/>
        </table:table-row>
        <table:table-row table:style-name="ro1">
          <table:table-cell office:value-type="string" calcext:value-type="string">
            <text:p><text:a xlink:href="https://www.sec.gov/Archives/edgar/data/1637655/000163765519000079/d742864dex109.htm" xlink:type="simple">https://www.sec.gov/Archives/edgar/data/1637655/000163765519000079/d742864dex109.htm</text:a></text:p>
          </table:table-cell>
          <table:table-cell office:value-type="string" calcext:value-type="string">
            <text:p>SECOND LIEN TERM LOAN CREDIT AGREEMENT</text:p>
          </table:table-cell>
          <table:table-cell table:number-columns-repeated="2"/>
          <table:table-cell office:value-type="string" calcext:value-type="string">
            <text:p>SECTION 2.11    Prepayment of Loans.</text:p>
            <text:p/>
            <text:p>(a)        The Borrower shall have the right at any time and from time to time to prepay any Borrowing in whole or in part, subject to the requirements of this Section.</text:p>
            <text:p/>
            <text:p>(b)        In the event that all or any portion of the Loans is repaid or prepaid for any reason (including as a result of any mandatory prepayments, voluntary prepayments, payments made following acceleration of the Loans or after an Event of Default), such repayments or prepayments will be made</text:p>
            <text:p/>
            <text:p> </text:p>
            <text:p/>
            <text:p>-30-</text:p>
            <text:p/>
            <text:p>together with a premium equal to 5.00% of the amount repaid or prepaid, if such repayment or prepayment occurs prior July 1, 2021 (the foregoing premium, the “Prepayment Premium”); provided that, with respect to any Lender, in the case of any prepayment of the Loans of such Lender from the proceeds of an issuance of Indebtedness, which Indebtedness shall have the same or greater economics as the Second Lien Term Loan Facility and shall have substantially similar terms (other than with respect to maturity), in which such Lender participates as a lender, the prepayment premium applicable to the Loans of such Lender prepaid with such proceeds shall be zero. If the Loans are accelerated or otherwise become due prior to their maturity date, in each case, as a result of an Event of Default (including upon the occurrence of a bankruptcy or insolvency event (including the acceleration of claims by operation of law)), the amount of principal of and premium on the Loans that becomes due and payable shall equal 100% of the principal amount of the Loans plus the Prepayment Premium in effect on the date of such acceleration or such other prior due date, as if such acceleration or other occurrence were a voluntary prepayment of the Loans accelerated or otherwise becoming due. Without limiting the generality of the foregoing, it is understood and agreed that if the Loans are accelerated or otherwise become due prior to their maturity date, in each case, in respect of any Event of Default (including upon the occurrence of a bankruptcy or insolvency event (including the acceleration of claims by operation of law)), the Prepayment Premium applicable with respect to a voluntary prepayment of the Loans will also be due and payable on the date of such acceleration or such other prior due date as though the Loans were voluntarily prepaid as of such date and shall constitute part of the Obligations, in view of the impracticability and extreme difficulty of ascertaining actual damages and by mutual agreement of the parties as to a reasonable calculation of each Lender’s loss as a result thereof. Any premium payable above shall be presumed to be the liquidated damages sustained by each Lender and the Borrower agrees that it is reasonable under the circumstances currently existing. THE BORROWER EXPRESSLY WAIVES (TO THE FULLEST EXTENT IT MAY LAWFULLY DO SO) THE PROVISIONS OF ANY PRESENT OR FUTURE STATUTE OR LAW THAT PROHIBITS OR MAY PROHIBIT THE COLLECTION OF THE PREPAYMENT PREMIUM IN CONNECTION WITH ANY SUCH ACCELERATION. The Borrower expressly agrees (to the fullest extent it may lawfully do so) that: (A) the Prepayment Premium is reasonable and is the product of an arm’s length transaction between sophisticated business people, ably represented by counsel; (B) the Prepayment Premium shall be payable notwithstanding the then prevailing market rates at the time payment is made; (C) there has been a course of conduct between the Lenders and the Borrower giving specific consideration in this transaction for such agreement to pay the Prepayment Premium; and (D) the Borrower shall be estopped hereafter from claiming differently than as agreed to in this paragraph.</text:p>
            <text:p/>
            <text:p>(c)        In the event and on each occasion that any Net Proceeds are received by or on behalf of the Borrower or any Subsidiary in respect of any Prepayment Event, the Borrower shall, within three Business Days after such Net Proceeds are received (and, in the case of any event described in clause (e) of the definition of the term Prepayment Event, on the date on which such Net Proceeds are received) prepay Borrowings of Loans in an aggregate amount equal to (x) in the case of any Prepayment Event (other than any event described in clause (d) of the definition of the term Prepayment Event), 100% of such Net Proceeds (provided that in the case of any Prepayment Event described in clause (a) of the definition of Prepayment Event, 100% of such Net Proceeds up to $100,000,000, and then 100% of such Net Proceeds to the extent Net Proceeds from all such events exceed $115,000,000) and (y) in the case of any event described in clause (d) of the definition of the term Prepayment Event, the Equity Contribution Percentage of such Net Proceeds. Any required prepayments pursuant to this Section 2.11(c) as a result of a Prepayment Event described in clauses (a) thereof shall be without duplication of any repayment of the Loans made pursuant to Section 2.10(b) from the Net Proceeds of sales or dispositions permitted under Section 6.05(j).</text:p>
            <text:p/>
            <text:p>(d)        Following the end of each fiscal year of the Borrower, commencing with the fiscal year ending December 31, 2019, the Borrower shall prepay Borrowings of Loans in an aggregate amount equal to the excess of (i) the ECF Percentage of Excess Cash Flow for such fiscal year over (ii)</text:p>
            <text:p/>
            <text:p> </text:p>
            <text:p/>
            <text:p>-31-</text:p>
            <text:p/>
            <text:p>the sum of aggregate amount of optional prepayments of Loans and purchases of Loans pursuant to Section 10.04(h) (other than optional prepayments or purchases made with the proceeds of Long-Term Indebtedness) made by the Borrower during such fiscal year (provided that the aggregate amount of any such prepayment or purchase shall be the amount of the Borrower’s cash payment in respect of such purchase). Each prepayment pursuant to this Section 2.11(d) shall be made within 95 days after the end of such fiscal year; provided that, in the case of the fiscal year ending December 31, 2019, if on such date for prepayment, after giving effect to such prepayment, the “Required Conditions Test” (as defined in the ABL Credit Agreement as in effect as of the Closing Date) would not be satisfied, then the prepayment for such fiscal year shall be made on the earlier to occur of (i) the first date that the Required Conditions Test can be satisfied after giving effect to such prepayment and (ii) July 1, 2020. Notwithstanding the foregoing requirements of this Section 2.11(d), (i) with respect to the fiscal year ending December 31, 2019, the Borrower shall not be required to make a prepayment of the Loans pursuant to this Section 2.11(d) for such fiscal year to the extent that after giving effect to such prepayment, Liquidity of the Borrower and its Subsidiaries would be less than $30,000,000, and (ii) with respect to the fiscal year ending fiscal year ending December 31, 2020, the Borrower shall not be required to make a prepayment of the Loans pursuant to this Section 2.11(d) for such fiscal year to the extent that after giving effect to such prepayment, Liquidity of the Borrower and its Subsidiaries would be less than $15,000,000.</text:p>
            <text:p/>
            <text:p>(e)        Prior to any optional or mandatory prepayment of Borrowings hereunder, the Borrower shall select the Borrowing or Borrowings to be prepaid and shall specify such selection in the notice of such prepayment pursuant to paragraph (f) of this Section.</text:p>
            <text:p/>
            <text:p>(f)        The Borrower shall notify the Administrative Agent in writing by (x) in the case of prepayment of a Eurocurrency Borrowing, not later than 12:00 noon, New York City time, three Business Days before the date of prepayment and (y) in the case of prepayment of an ABR Borrowing, not later than 12:00 noon, New York City time, one Business Day before the date of prepayment. Each such written notice shall be irrevocable and shall specify (i) whether the prepayment is of Eurocurrency Loans or ABR Loans, (ii) the prepayment date, (iii) the principal amount of each Borrowing or portion thereof to be prepaid and (iv) in the case of a mandatory prepayment, a reasonably detailed calculation of the amount of such prepayment. Promptly following receipt of any such notice, the Administrative Agent shall advise the Lenders of the contents thereof. Each partial prepayment of any Borrowing shall be in an amount that would be permitted in the case of an advance of a Borrowing of the same Type as provided in Section 2.02, except as necessary to apply fully the required amount of a mandatory prepayment. Each prepayment of a Borrowing shall be applied ratably to the Loans included in the prepaid Borrowing. Prepayments shall be accompanied by accrued interest to the extent required by Section 2.13.</text:p>
            <text:p/>
            <text:p>(g)        Notwithstanding anything in this Section 2.11 to the contrary, until the Discharge of Senior Obligations, no mandatory prepayment that would otherwise be required to be made under Section 2.11(c) or (d) shall be required to be made, except with respect to the portion (if any) of the proceeds of any event giving rise to any mandatory prepayment under Section 2.11 of the First Lien Credit Agreement that have been declined or waived by the First Lien Term Loan Lenders (which such portion shall be applied pursuant to this Section 2.11 within five (5) Business Days after the First Lien Term Loan Lenders shall have declined or waived such payment). </text:p>
          </table:table-cell>
          <table:table-cell office:value-type="string" calcext:value-type="string">
            <text:p>SECTION 6.01      Indebtedness; Certain Equity Securities.</text:p>
            <text:p/>
            <text:p>(a)           The Borrower will not, nor will it permit any Subsidiary to, create, incur, assume or permit to exist any Indebtedness, except:</text:p>
            <text:p/>
            <text:p>(i)        (A) Indebtedness created under the Loan Documents and (B) Indebtedness created under the First Lien Term Loan Documents in an aggregate principal amount not exceeding the First Lien Term Loan Cap plus increases to the principal amount thereof after the date hereof resulting from “in-kind” payments of interest or fees;</text:p>
            <text:p/>
            <text:p>(ii)        [Reserved];</text:p>
            <text:p/>
            <text:p>(iii)        (A) Indebtedness existing on the date hereof (which Indebtedness shall, to the extent the principal amount thereof exceeds $500,000, be set forth on Schedule 6.01) and (B) any Permitted Refinancing Indebtedness with respect to such Indebtedness;</text:p>
            <text:p/>
            <text:p>(iv)        any Specified Vendor Receivables Financings in existence on the Closing Date and Permitted Refinancing Indebtedness thereof;</text:p>
            <text:p/>
            <text:p>(v)        Indebtedness of the Borrower to any Subsidiary and of any Subsidiary to the Borrower or any other Subsidiary; provided that Indebtedness of any Subsidiary that is not a Loan Party or any Subsidiary Loan Party for which the Collateral and Guarantee Requirement has not been satisfied to the Borrower or any Subsidiary Loan Party shall be subject to Section 6.04;</text:p>
            <text:p/>
            <text:p>(vi)        Guarantees by the Borrower of Indebtedness of any Subsidiary and by any Subsidiary of Indebtedness of the Borrower or any other Subsidiary; provided that Guarantees by the Borrower or any Subsidiary Loan Party of Indebtedness of any Subsidiary that is not a Loan Party or any Subsidiary Loan Party for which the Collateral and Guarantee Requirement has not been satisfied shall be subject to Section 6.04;</text:p>
            <text:p/>
            <text:p>(vii)      [Reserved];</text:p>
            <text:p/>
            <text:p>(viii)     Indebtedness of the Borrower or any Subsidiary incurred to finance the acquisition, construction or improvement of any fixed or capital assets, including Capital Lease Obligations and any Indebtedness assumed in connection with the acquisition of any such assets or secured by a Lien on any such assets prior to the acquisition thereof, and extensions, renewals and replacements of any such Indebtedness that do not increase the outstanding principal amount thereof or result in an earlier maturity date or decreased weighted average life thereof; provided that (A) such Indebtedness is incurred prior to or within 180 days after such acquisition or the completion of such construction or improvement and (B) the aggregate principal amount of Indebtedness permitted by this clause (viii) shall not exceed $10,000,000 at any time outstanding;</text:p>
            <text:p/>
            <text:p> </text:p>
            <text:p/>
            <text:p>-56-</text:p>
            <text:p/>
            <text:p>(ix)      Indebtedness arising in connection with any retention of title arrangements (verlängerter Eigentumsvorbehalt) made in the ordinary course of business;</text:p>
            <text:p/>
            <text:p>(x)       Indebtedness arising under a declaration of joint and several liability used for the purpose of section 2:403 of the Dutch Civil Code (and any residual liability under such declaration arising pursuant to section 2:404(2) of the Dutch Civil Code;</text:p>
            <text:p/>
            <text:p>(xi)      Indebtedness of the Borrower or any Subsidiary in respect of workers’ compensation claims, self-insurance obligations, performance bonds, surety appeal or similar bonds and completion guarantees provided by the Borrower and the Subsidiaries in the ordinary course of their business;</text:p>
            <text:p/>
            <text:p>(xii)      Indebtedness or other financings incurred by Foreign Subsidiaries in respect of accounts receivable and/or inventory in an aggregate amount not exceeding $10,000,000 at any time outstanding;</text:p>
            <text:p/>
            <text:p>(xiii)     Indebtedness incurred by Foreign Subsidiaries that are not Loan Parties in an aggregate amount not exceeding $10,000,000 at any time outstanding; provided that the Net Proceeds thereof are applied in accordance with Section 2.11(c);</text:p>
            <text:p/>
            <text:p>(xiv)     Indebtedness arising from the honoring by a bank or other financial institution of a check, draft or similar instrument inadvertently (except in the case of daylight overdrafts) drawn against insufficient funds in the ordinary course of business; provided, however, that such Indebtedness is extinguished within 10 days of incurrence;</text:p>
            <text:p/>
            <text:p>(xv)      Indebtedness arising in connection with endorsement of instruments for deposit in the ordinary course of business;</text:p>
            <text:p/>
            <text:p>(xvi)     Indebtedness incurred in connection with the financing of insurance premiums in an aggregate amount at any time outstanding not to exceed the premiums owed under such policy, if applicable;</text:p>
            <text:p/>
            <text:p>(xvii)     obligations to financial institutions, in each case to the extent in the ordinary course of business and on terms and conditions which are within the general parameters customary in the banking industry, entered into to obtain cash management services or deposit account overdraft protection services (in an amount similar to those offered for comparable services in the financial industry) or other services in connection with the management or opening of deposit accounts or incurred as a result of endorsement of negotiable instruments for deposit or collection purposes and other customary, obligations, including obligations under Bank Products (as defined in the ABL Credit Agreement as in effect on the date hereof) other than Hedging Agreements, of the Borrower and its Subsidiaries incurred in the ordinary course of business;</text:p>
            <text:p/>
            <text:p>(xviii)     unsecured guarantees by the Borrower or any Subsidiary Loan Party of facility leases of any Loan Party;</text:p>
            <text:p/>
            <text:p>(xix)       payment obligations of or Guarantees by the Borrower or any Subsidiary Loan Party with respect to any Hedging Agreement permitted under Section 6.07 hereof; provided that if such Hedging Agreement is related to interest rates, (A) such Hedging Agreement shall relate to payment obligations on Indebtedness otherwise permitted to be incurred by the Loan Documents and (B) the notional amount of such Hedging Agreement shall not exceed the principal amount of the Indebtedness to which such Hedging Agreement relates;</text:p>
            <text:p/>
            <text:p> </text:p>
            <text:p/>
            <text:p>-57-</text:p>
            <text:p/>
            <text:p>(xx)      Indebtedness of the Borrower, any Subsidiary Loan Party or any ABL Foreign Loan Party under the ABL Credit Agreement in an aggregate principal amount at any one time outstanding not to exceed $99,000,000, subject to Section 6.11, and any replacement or refinancing thereof; provided that the Borrower will not, and will not permit any Subsidiary to, create, grant or permit to exist any Lien on the ABL Priority Collateral that is contractually subordinated (including pursuant to a last-out facility for Indebtedness for borrowed money) or junior in priority to the Liens on the ABL Priority Collateral securing any of the “Loans” or any other “Obligations” (each as defined in the ABL Credit Agreement), unless such Lien on the ABL Priority Collateral is also contractually subordinated or junior in priority, in the same manner and to the same extent, to the Liens on ABL Priority Collateral securing the Obligations; it being understood and agreed that this proviso shall not restrict any refinancing or replacement of the ABL Credit Agreement (or replacement or refinancing thereof) being secured by a first priority lien on ABL Priority Collateral);</text:p>
            <text:p/>
            <text:p>(xxi)      [reserved];</text:p>
            <text:p/>
            <text:p>(xxii)     Indebtedness of the Borrower in an amount not to exceed $15,000,000 at any time outstanding; provided that (a) such Indebtedness shall not mature prior to the date that is 91 days after the Maturity Date in effect at the time of the issuance of such Indebtedness and shall not have any principal payments due prior to such date, except upon the occurrence of a change of control or similar event (including asset sales), in each case so long as the provisions relating to change of control or similar events (including asset sales) included in the governing instrument of such Indebtedness provide that the provisions of this Agreement must be satisfied prior to the satisfaction of such provisions of such Indebtedness, (b) such Indebtedness is not Guaranteed by any Subsidiary of the Borrower other than the Loan Parties (which Guarantees shall be permitted only to the extent permitted by Section 6.01(a)(vi)), (c) such Indebtedness shall not have any financial maintenance covenants, (d) such Indebtedness shall not have a definition of “Change of Control” or “Change in Control” (or any other defined term having a similar purpose) that is materially more restrictive than the definition of Change in Control set forth herein, and (e) such Indebtedness is subordinated to the Obligations on terms reasonably acceptable to the Required Lenders;</text:p>
            <text:p/>
            <text:p>(xxiii)    (A) Indebtedness of the Borrower under the Convertible Notes outstanding on the Closing Date and (B) any Permitted Refinancing Indebtedness with respect thereto; provided that the interest rate, fees, or yield payable with respect to such Permitted Refinancing Indebtedness shall not be higher than the interest rate, fees, or yield payable under the Convertible Notes outstanding on the Closing Date; and</text:p>
            <text:p/>
            <text:p>(xxiv)    [Reserved];</text:p>
            <text:p/>
            <text:p>(xxv)     Indebtedness of the Borrower, and Guarantees thereof by any Subsidiary Loan Party, incurred after the Closing Date in an aggregate principal amount not to exceed the lesser of (A) $100,000,000 and (B) $100,000,000 minus the aggregate principal amount of prepayments of the Loans made by the Borrower pursuant to Section 2.10(b) after the Closing Date and prior to the date such Indebtedness is incurred, provided that (1) such Indebtedness is subordinated in right of payment to the Obligations and is subject to an intercreditor agreement reasonably acceptable to the Required Lenders, (2) the net proceeds therefrom shall be used to prepay First Lien Term Loans pursuant to Section 2.10(b) of the First Lien Credit Agreement and (3) such Indebtedness shall not mature prior to the date that is 91 days after the Maturity Date and shall not have any principal payments due prior to such date, except upon the occurrence of a change of control or similar event (including asset sales), in each case so long as the provisions</text:p>
            <text:p/>
            <text:p> </text:p>
            <text:p/>
            <text:p>-58-</text:p>
            <text:p/>
            <text:p>relating to change of control or similar events (including asset sales) included in the governing instrument of such Indebtedness provide that the provisions of this Agreement must be satisfied prior to the satisfaction of such provisions of such Indebtedness.</text:p>
            <text:p/>
            <text:p>(b)        The Borrower will not, nor will it permit any Subsidiary to, issue any preferred stock or other preferred Equity Interests other than Qualified Borrower Preferred Stock. </text:p>
          </table:table-cell>
          <table:table-cell office:value-type="string" calcext:value-type="string">
            <text:p>SECTION 6.02      Liens. The Borrower will not, nor will it permit any Subsidiary to, create, incur, assume or permit to exist any Lien on any property or asset now owned or hereafter acquired by it, or assign or sell any income or revenues (including accounts receivable) or rights in respect of any thereof, except:</text:p>
            <text:p/>
            <text:p>(a)        (i) Liens created under the Loan Documents and (ii) Liens created by the First Lien Term Loan Documents securing Indebtedness permitted under Section 6.01(i)(B), subject at all times to the Term Intercreditor Agreement;</text:p>
            <text:p/>
            <text:p>(b)        Permitted Encumbrances;</text:p>
            <text:p/>
            <text:p>(c)        Liens in respect of Specified Vendor Receivables Financings permitted under Section 6.01(a)(iv);</text:p>
            <text:p/>
            <text:p>(d)        any Lien on any property or asset of the Borrower or any Subsidiary existing on the date hereof (which Liens shall, to the extent securing Indebtedness with a principal amount in excess of $500,000, be set forth on Schedule 6.02); provided that (i) such Lien shall not apply to any other property or asset of the Borrower or any Subsidiary and (ii) such Lien shall secure only those obligations which it secures on the date hereof and extensions, renewals and replacements thereof that do not increase the outstanding principal amount thereof;</text:p>
            <text:p/>
            <text:p>(e)        Liens securing Indebtedness permitted by Section 6.01(a)(ix);</text:p>
            <text:p/>
            <text:p>(f)        Liens on fixed or capital assets acquired, constructed or improved by, or in respect of Capital Lease Obligations of, the Borrower or any Subsidiary; provided that (i) such security interests secure Indebtedness permitted by clause (viii) of Section 6.01(a), (ii) such security interests and the Indebtedness secured thereby are incurred prior to or within 180 days after such acquisition or the completion of such construction or improvement, (iii) the Indebtedness secured thereby does not exceed the cost of acquiring, constructing or improving such fixed or capital assets and (iv) such security interests shall not apply to any other property or assets of the Borrower or any Subsidiary;</text:p>
            <text:p/>
            <text:p>(g)        Liens, with respect to any Mortgaged Property, described in the applicable schedule of the title policy covering such Mortgaged Property;</text:p>
            <text:p/>
            <text:p>(h)        Liens in respect of sales or other financings of accounts receivable or inventory by Foreign Subsidiaries to the extent the Indebtedness is permitted by Section 6.01(a)(xii);</text:p>
            <text:p/>
            <text:p>(i)        other Liens securing liabilities not in excess of $5,000,000;</text:p>
            <text:p/>
            <text:p>(j)        Liens in respect of Indebtedness permitted by Section 6.01(a)(xiii), provided that the assets subject to such Liens are not located in the United States;</text:p>
            <text:p/>
            <text:p> </text:p>
            <text:p/>
            <text:p>-59-</text:p>
            <text:p/>
            <text:p>(k)        Liens, rights of setoff and other similar Liens existing solely with respect to cash and Permitted Investments on deposit in one or more accounts maintained by any Lender, in each case granted in the ordinary course of business in favor of such Lender with which such accounts are maintained, securing amounts owing to such Lender with respect to cash management and operating account arrangements, including those involving pooled accounts and netting arrangements; provided that, unless such Liens are non-consensual and arise by operation of law, in no case shall any such Liens secure (either directly or indirectly) the repayment of any Indebtedness for borrowed money;</text:p>
            <text:p/>
            <text:p>(l)        licenses or sublicenses of Intellectual Property (as defined in the Guarantee and Collateral Agreement) granted by any Company in the ordinary course of business and not interfering in any material respect with the ordinary conduct of business of the Borrower;</text:p>
            <text:p/>
            <text:p>(m)      the filing of UCC financing statements solely as a precautionary measure in connection with operating leases or consignment of goods;</text:p>
            <text:p/>
            <text:p>(n)        Liens on Collateral securing Indebtedness permitted under Section 6.01(xxii) so long as such Liens rank junior in priority to the Liens securing the Obligations subject to intercreditor arrangements reasonably satisfactory to the Lender Representative;</text:p>
            <text:p/>
            <text:p>(o)        Liens deemed to exist in connection with investments permitted under Section 6.04 that constitute repurchase obligations and in connection with related set-off rights;</text:p>
            <text:p/>
            <text:p>(p)        Liens of a collection bank arising in the ordinary course of business under Section 4-210 of the UCC in effect in the relevant jurisdiction covering only the items being collected upon;</text:p>
            <text:p/>
            <text:p>(q)        Liens of sellers of goods to the Borrower or any of its Subsidiaries arising under Article 2 of the UCC in effect in the relevant jurisdiction in the ordinary course of business, covering only the goods sold and covering only the unpaid purchase price for such goods and related expenses;</text:p>
            <text:p/>
            <text:p>(r)        Liens on Collateral securing Indebtedness incurred pursuant to Section 6.01(a)(xxv), which Liens shall be junior in right of priority to the Obligations and shall be subject at all times to an intercreditor agreement reasonably acceptable to the Required Lenders; and</text:p>
            <text:p/>
            <text:p>(s)        Liens under the ABL Security Documents (as defined in the ABL/Term Loan Intercreditor Agreement) (i) that are subject to the ABL/Term Loan Intercreditor Agreement, or (ii) on cash in favor of any Secured Party (as defined in the ABL Credit Agreement) created as a result of any requirement to provide cash collateral pursuant to the ABL Credit Agreement. </text:p>
          </table:table-cell>
          <table:table-cell office:value-type="string" calcext:value-type="string">
            <text:p>SECTION 6.08      Restricted Payments; Certain Payments of Indebtedness.</text:p>
            <text:p/>
            <text:p>(a)        The Borrower will not, nor will it permit any Subsidiary to, declare or make, or agree to pay or make, directly or indirectly, any Restricted Payment, or incur any obligation (contingent or otherwise) to do so, except:</text:p>
            <text:p/>
            <text:p>(i)    the Borrower may declare and pay dividends with respect to its Equity Interests payable solely in additional common Equity Interests in the Borrower;</text:p>
            <text:p/>
            <text:p>(ii)   Subsidiaries may declare and pay dividends ratably with respect to their capital stock;</text:p>
            <text:p/>
            <text:p>(iii)  the Borrower may pay the premium in respect of, and may otherwise perform its obligations under, any Permitted Bond Hedge Transaction;</text:p>
            <text:p/>
            <text:p> </text:p>
            <text:p/>
            <text:p>-63-</text:p>
            <text:p/>
            <text:p>(iv) the Borrower may make payments or deliveries in shares of common stock and cash in lieu of fractional shares required by the terms of, and otherwise perform its obligations under, the Convertible Notes Indenture (including, without limitation, making payments of interest and principal thereon and/or making deliveries (other than in cash) due upon conversion thereof); and</text:p>
            <text:p/>
            <text:p>(v) the Transactions (but not, for the avoidance, any Restricted Payments made in cash).</text:p>
            <text:p/>
            <text:p>(b)        The Borrower will not, nor will it permit any Subsidiary to, make or agree to pay or make, directly or indirectly, any payment or other distribution (whether in cash, securities or other property) of or in respect of principal of or interest on any Indebtedness, or any payment or other distribution (whether in cash, securities or other property), including any sinking fund or similar deposit, on account of the purchase, redemption, retirement, acquisition, cancellation or termination of any Indebtedness, except:</text:p>
            <text:p/>
            <text:p>(i)    payment of Indebtedness created under the Loan Documents;</text:p>
            <text:p/>
            <text:p>(ii)   payment of regularly scheduled interest and principal payments as and when due in respect of any Indebtedness, other than payments in respect of subordinated Indebtedness prohibited by the subordination provisions thereof;</text:p>
            <text:p/>
            <text:p>(iii)  refinancings of Indebtedness to the extent permitted by Section 6.01;</text:p>
            <text:p/>
            <text:p>(iv)  subject to the Intercreditor Agreements, payment of secured Indebtedness out of the proceeds of any sale or transfer of the property or assets securing such Indebtedness;</text:p>
            <text:p/>
            <text:p>(v)   payment of or in respect of (A) Indebtedness created under the ABL Loan Documents, (B) Indebtedness or obligations secured by the ABL Security Documents, (C) Indebtedness created under the First Lien Term Loan Documents, and (D) Indebtedness or obligations secured by the First Lien Term Loan Security Documents;</text:p>
            <text:p/>
            <text:p>(vi)  [reserved];</text:p>
            <text:p/>
            <text:p>(vii) [reserved]; and</text:p>
            <text:p/>
            <text:p>(viii) the Borrower may make payments or deliveries in shares of common stock and cash in lieu of fractional shares required by the terms of, and otherwise perform its obligations under, the Convertible Notes Indenture (including, without limitation, making payments of interest and principal thereon and/or making deliveries (other than in cash) due upon conversion thereof).</text:p>
            <text:p/>
            <text:p>(c)        The Borrower will not, nor will it permit any Subsidiary to, enter into or be party to, or make any payment under, any Synthetic Purchase Agreement unless, in the case of any Synthetic Purchase Agreement related to any Equity Interests of the Borrower, the payments required to be made by the Borrower are limited to amounts permitted to be paid under Section 6.08(a). </text:p>
          </table:table-cell>
          <table:table-cell office:value-type="string" calcext:value-type="string">
            <text:p>SECTION 6.05      Asset Sales. The Borrower will not, nor will it permit any Subsidiary to, sell, transfer, lease or otherwise dispose of any asset, including any Equity Interest owned by it, nor will it permit any Subsidiary to issue any additional Equity Interest in such Subsidiary, except:</text:p>
            <text:p/>
            <text:p>(a)        sales, transfers, leases and other dispositions of inventory, used or surplus equipment or other obsolete assets, Permitted Investments and investments referred to in Section 6.04(h) in the ordinary course of business;</text:p>
            <text:p/>
            <text:p>(b)        sales, transfers and dispositions to the Borrower or a Subsidiary; provided that any the book value and the fair market value (whichever is higher) of all property that is subject to such sales, transfers or dispositions from a Loan Party to a Subsidiary that is not a Loan Party shall not exceed $10,000,000 in the aggregate for all such sales, transfers or dispositions made after the date hereof and all such sales, transfers or dispositions shall be made in the ordinary course of business and in compliance with Section 6.04 and Section 6.09;</text:p>
            <text:p/>
            <text:p>(c)        sales of accounts receivable and inventory and related assets by a Foreign Subsidiary pursuant to customary terms to the extent permitted by Section 6.01(a)(xii);</text:p>
            <text:p/>
            <text:p>(d)        the creation of Liens permitted by Section 6.02 and dispositions as a result thereof;</text:p>
            <text:p/>
            <text:p>(e)        sales of accounts receivable and related assets pursuant to the Specified Vendor Receivables Financings permitted under Section 6.01(a)(iv);</text:p>
            <text:p/>
            <text:p>(f)        [reserved];</text:p>
            <text:p/>
            <text:p> </text:p>
            <text:p/>
            <text:p>-62-</text:p>
            <text:p/>
            <text:p>(g)        Restricted Payments permitted by Section 6.08;</text:p>
            <text:p/>
            <text:p>(h)        transfers and dispositions constituting investments permitted under Section 6.04;</text:p>
            <text:p/>
            <text:p>(i)        [reserved];</text:p>
            <text:p/>
            <text:p>(j)        sales, transfers and other dispositions of assets that are not permitted by any other clause of this Section; provided that (i) no Event of Default shall have occurred and be continuing, (ii) all sales, transfers and other dispositions permitted by this clause (j) shall be made for fair market value, (iii) all sales, transfers and other dispositions permitted by this clause (j) above shall be for 100% cash consideration, and (iv) all Net Proceeds thereof shall be applied as follows: (A) the first $100,000,000 of Net Proceeds shall be applied to repay First Lien Term Loans or, if the Discharge of Senior Obligations shall have occurred, the Loans, (B) after $100,000,000 of such Net Proceeds have been applied to repay the First Lien Tern Loans or the Loans in accordance with the clause (A) above, the next $15,000,000 of such Net Proceeds may be retained by the Borrower and (C) thereafter, all other Net Proceeds shall be applied to prepay the Loans pursuant to Section 2.11(c) (subject to Section 2.11(g));</text:p>
            <text:p/>
            <text:p>provided that (x) all sales, transfers, leases and other dispositions permitted hereby (other than those permitted by clauses (b) or (h) above) shall be made for fair value. </text:p>
          </table:table-cell>
          <table:table-cell table:number-columns-repeated="1013"/>
        </table:table-row>
        <table:table-row table:style-name="ro1">
          <table:table-cell office:value-type="string" calcext:value-type="string">
            <text:p><text:a xlink:href="https://www.sec.gov/Archives/edgar/data/820318/000156459019017964/iivi-ex1001_147.htm" xlink:type="simple">https://www.sec.gov/Archives/edgar/data/820318/000156459019017964/iivi-ex1001_147.htm</text:a></text:p>
          </table:table-cell>
          <table:table-cell office:value-type="string" calcext:value-type="string">
            <text:p>CREDIT AGREEMENT</text:p>
          </table:table-cell>
          <table:table-cell office:value-type="string" calcext:value-type="string">
            <text:p>This CREDIT AGREEMENT (“Agreement”) is entered into as of March 4, 2019, among II-VI Incorporated, a Pennsylvania corporation (the “Borrower”), each Lender from time to time party hereto, and BANK OF AMERICA, N.A., as Administrative Agent, Swing Line Lender and an L/C Issuer.</text:p>
          </table:table-cell>
          <table:table-cell office:value-type="string" calcext:value-type="string">
            <text:p>2.16Increase in Commitments.  </text:p>
            <text:p/>
            <text:p>The Borrower may from time to time add one or more tranches of term loans or increase outstanding tranches of term loans (each an “Incremental Term Facility”) and/or increase commitments under any Revolving Facility (each such increase, an “Incremental Revolving Increase”; each Incremental Term Facility and each Incremental Revolving Increase are collectively referred to as “Incremental Facilities”) to this Agreement at the option of the Borrower by an agreement in writing entered into by the Borrower, the Administrative Agent and each Person (including any existing Lender) that agrees to provide a portion of such Incremental Facility (and, for the avoidance of doubt, shall not require the consent of any other Lender) (each an “Incremental Facility Amendment”); provided that:</text:p>
            <text:p/>
            <text:p>(a)the aggregate principal amount of all Incremental Facilities established under this Section 2.16 shall not exceed the sum of:</text:p>
            <text:p/>
            <text:p>(i)$250,000,000; plus</text:p>
            <text:p/>
            <text:p>(ii)an unlimited amount so long as, in the case of this clause (ii), after giving effect to the relevant Incremental Facility on a Pro Forma Basis, the Consolidated Secured Net Leverage Ratio does not exceed an amount to be decided by the Borrower and the Administrative Agent on or prior to the Closing Date (the “Incremental Incurrence Ratio”) (assuming the full amount of such Incremental Facility is fully drawn and without “netting” the cash proceeds of such Incremental Facility or any other simultaneous incurrence of debt on the consolidated balance sheet of the Borrower);</text:p>
            <text:p/>
            <text:p>provided that any Incremental Facility may be incurred under either sub-clauses (i) or (ii) of this clause (a) as selected by the Borrower in its sole discretion and if any Incremental Facility is intended to be incurred in part under both sub-clauses (i) and (ii) then the permissibility of the portion of such Incremental Facility to be incurred under sub-clause (ii) shall first be determined without giving effect to the portion of such Incremental Facility incurred under sub-clause (i), but giving full Pro Forma Effect to the use of proceeds of the entire amount of such Incremental Facility;</text:p>
            <text:p/>
            <text:p>(b)no Default or Event of Default shall exist on the effective date of any Incremental Facility or would exist after giving effect to any Incremental Facility;</text:p>
            <text:p/>
            <text:p>76</text:p>
            <text:p/>
            <text:p> </text:p>
            <text:p/>
            <text:p>(c)no existing Lender shall be under any obligation to provide any Incremental Facility Commitment and any such decision whether to provide an Incremental Facility Commitment shall be in such Lender’s sole and absolute discretion;</text:p>
            <text:p/>
            <text:p>(d)each Incremental Facility shall be in an aggregate principal amount of at least $10,000,000 and each Incremental Facility Commitment shall be in a minimum principal amount of at least $1,000,000, in the case of an Incremental Revolving Increase, and at least $1,000,000 in the case of an Incremental Term Facility (or, in each case, such lesser amounts as the Administrative Agent may agree);</text:p>
            <text:p/>
            <text:p>(e)each Person providing an Incremental Facility Commitment shall qualify as an Eligible Assignee;</text:p>
            <text:p/>
            <text:p>(f)the Borrower shall deliver to the Administrative Agent:</text:p>
            <text:p/>
            <text:p>(i)a certificate of each Loan Party dated as of the date of such increase signed by a Responsible Officer of such Loan Party (A) certifying and attaching resolutions adopted by the board of directors or equivalent governing body of such Loan Party approving such Incremental Facility and (B) in the case of the Borrower, certifying that, before and after giving effect to such increase, (1) the representations and warranties of each Loan Party contained in Article V or any other Loan Document, or which are contained in any document furnished at any time under or in connection herewith or therewith, shall be true and correct in all material respects (or, if qualified by materiality or reference to Material Adverse Effect, in all respects) on and as of the date of such increase, except to the extent that such representations and warranties specifically refer to an earlier date, in which case they shall be true and correct in all material respects (or, if qualified by materiality or reference to Material Adverse Effect, in all respects) as of such earlier date, (2) no Default or Event of Default exists and (3) such Incremental Facility or Incremental Facilities have been incurred in compliance with this Agreement;</text:p>
            <text:p/>
            <text:p>(ii)such amendments to the Collateral Documents as the Administrative Agent may reasonably request to cause the Collateral Documents to secure the Obligations after giving effect to such Incremental Facility; and</text:p>
            <text:p/>
            <text:p>(iii)customary opinions of legal counsel to the Loan Parties, addressed to the Administrative Agent and each Lender (including each Person providing an Incremental Facility Commitment), dated as of the effective date of such Incremental Facility;</text:p>
            <text:p/>
            <text:p>(g)the Administrative Agent shall have received documentation from each Person providing a commitment in respect of such requested Incremental Facility or Incremental Facilities (each such commitment, an “Incremental Facility Commitment”) evidencing its Incremental Facility Commitment and its obligations under this Agreement in form and substance reasonably acceptable to the Administrative Agent;</text:p>
            <text:p/>
            <text:p>(h)in the case of an Incremental Term Facility, the Administrative Agent, in consultation with the Borrower, shall have determined whether such Incremental Term Facility consists of a tranche A term loan (an “Incremental Tranche A Term Facility”) or a tranche B term loan (an “Incremental Tranche B Term Facility”);</text:p>
            <text:p/>
            <text:p>77</text:p>
            <text:p/>
            <text:p> </text:p>
            <text:p/>
            <text:p>(i)in the case of an Incremental Term Facility that is an Incremental Tranche A Term Facility:</text:p>
            <text:p/>
            <text:p>(i)the interest rate, interest rate margins, fees, discount, prepayment premiums, amortization and final maturity date for such Incremental Term Facility shall be as agreed by the Loan Parties and the Lenders providing such Incremental Term Facility; provided that:</text:p>
            <text:p/>
            <text:p>(A)the final maturity of such Incremental Term Facility shall not be earlier than the later of (1) the Maturity Date with respect to the Term A Loans and (2) the final maturity date of any then outstanding Incremental Tranche A Term Loan; and</text:p>
            <text:p/>
            <text:p>(B)the Weighted Average Life of such Incremental Term Facility shall not be shorter than the then remaining Weighted Average Life of the Term A Loan or any then outstanding Incremental Tranche A Term Loan;</text:p>
            <text:p/>
            <text:p>(ii)the proceeds of such Incremental Term Facility shall be used for the purposes described in the definitive documentation for such Incremental Term Facility;</text:p>
            <text:p/>
            <text:p>(iii)such Incremental Term Facility shall share ratably in any prepayments of the Term A Loan and any then outstanding Incremental Tranche A Term Loan pursuant to Section 2.06 (or otherwise provide for more favorable prepayment treatment for the then outstanding Term A Facility) and shall have ratable voting rights as the Term A Facility (or otherwise provide for more favorable voting rights for the Term A Facility); and</text:p>
            <text:p/>
            <text:p>(iv)if such Incremental Term Facility consists of one or more new tranches of term loans, the other terms thereof, if not consistent with the terms applicable to the Term A Loan, shall be reasonably acceptable to the Administrative Agent;</text:p>
            <text:p/>
            <text:p>(j)in the case of an Incremental Term Facility that is an Incremental Tranche B Term Facility:</text:p>
            <text:p/>
            <text:p>(i)the interest rate, interest rate margins, fees, discount, prepayment premiums, amortization and final maturity date for such Incremental Term Facility shall be as agreed by the Loan Parties and the Lenders providing such Incremental Term Facility; provided that:</text:p>
            <text:p/>
            <text:p>(A)the final maturity of such Incremental Term Facility shall not be earlier than the later of (1) the Maturity Date with respect to the Term B Loan and (2) the final maturity date of any then outstanding Incremental Tranche B Term Loan; provided that in the event the Term B Loans are no longer outstanding, the final maturity of such Incremental Tranch B Term Loan shall not be earlier than the Maturity Date with respect to the Term A Loans;</text:p>
            <text:p/>
            <text:p>(B)the Weighted Average Life of such Incremental Term Facility shall not be shorter than the then remaining Weighted Average Life of the Term B Loan or any then outstanding Incremental Tranche B Term Loan;</text:p>
            <text:p/>
            <text:p>78</text:p>
            <text:p/>
            <text:p> </text:p>
            <text:p/>
            <text:p>(C)if the All-In-Yield on such Incremental Term Facility exceeds the All-In-Yield on the Term B Loan or any then outstanding Incremental Tranche B Term Facility by more than 50 basis points per annum, then the Applicable Rate or fees payable by the Borrower with respect to the Term B Loan and each then outstanding Incremental Tranche B Term Facility shall on the effective date of such Incremental Term Facility be increased to the extent necessary to cause the All-In-Yield on the Term B Loan and each then outstanding Incremental Tranche B Term Facility to be not more than 50 basis points less than the All-In-Yield on such Incremental Term Facility (such increase to be allocated as reasonably determined by the Administrative Agent in consultation with the Borrower); provided, that the provisions of this clause (C) shall not apply to any Incremental Term Facility provided after the first twelve (12) months following the Closing Date;</text:p>
            <text:p/>
            <text:p>(ii)the proceeds of such Incremental Term Facility shall be used for the purposes described in the definitive documentation for such Incremental Term Facility;</text:p>
            <text:p/>
            <text:p>(iii)such Incremental Term Facility shall share ratably in any prepayments of the Term B Loan and any then outstanding Incremental Tranche B Term Loan pursuant to Section 2.06 (or otherwise provide for more favorable prepayment treatment for the then outstanding Term Facilities) and shall have ratable voting rights as the other Term Facilities (or otherwise provide for more favorable voting rights for the then outstanding Term Facilities); and</text:p>
            <text:p/>
            <text:p>(iv)if such Incremental Term Facility consists of one or more new tranches of term loans, the other terms thereof, if not consistent with the terms applicable to the Term B Loan, shall be reasonably acceptable to the Administrative Agent;</text:p>
            <text:p/>
            <text:p>(k)in the case of any Incremental Revolving Increase with respect to the Revolving Facility:</text:p>
            <text:p/>
            <text:p>(i)such Incremental Revolving Increase shall have the same terms (including interest rate and interest rate margins, provided that, subject to clause (ii) below, such Incremental Revolving Increase may be issued with a utilization fee and/or additional unused fee payable solely to the Lenders under such Incremental Revolving Increase) applicable to the Revolving Facility; and</text:p>
            <text:p/>
            <text:p>(ii)the existing Lenders under the Revolving Facility shall on the effective date of such Incremental Revolving Increase make such assignments (which assignments shall not be subject to the requirements set forth in Section 10.06(b)) of the outstanding Revolving Loans and participation interests in Letters of Credit and Swing Line Loans under the Revolving Facility to the Lenders providing such Incremental Revolving Increase and the Administrative Agent may make such adjustments to the Register as are necessary so that, after giving effect to such assignments and adjustments, each Lender under the Revolving Facility (including the Lenders providing such Incremental Revolving Increase) will hold revolving loans and participation interests in Letters of Credit and Swing Line Loans under the Revolving Facility equal to its pro rata share thereof; and</text:p>
            <text:p/>
            <text:p>(l)the Borrower shall have delivered to the Administrative Agent a Pro Forma Compliance Certificate demonstrating that after giving effect to the incurrence of such Incremental Facility on a Pro Forma Basis (without “netting” the cash proceeds of such Incremental Facility or</text:p>
            <text:p/>
            <text:p>79</text:p>
            <text:p/>
            <text:p> </text:p>
            <text:p/>
            <text:p>any other simultaneous incurrence of debt on the consolidated balance sheet of the Borrower and assuming, in the case of any Incremental Facility that consists of an Incremental Revolving Increase, the full amount of such Incremental Facility is fully drawn) the Loan Parties would be in Pro Forma Compliance;</text:p>
            <text:p/>
            <text:p>provided, further, that the conditions set forth in the foregoing proviso shall be subject to the provisions of Section 1.10 in the case of any Incremental Term Facility used to finance a Limited Condition Acquisition.</text:p>
            <text:p/>
            <text:p>The Incremental Facility Commitments and credit extensions thereunder shall constitute Commitments and Credit Extensions under, and shall be entitled to all the benefits afforded by, this Agreement and the other Loan Documents, and shall, without limiting the foregoing, benefit equally and ratably from the Guarantees and security interests created by the Collateral Documents. The Lenders hereby authorize the Administrative Agent to enter into, and the Lenders agree that this Agreement and the other Loan Documents shall be amended by, such Incremental Facility Amendments to the extent (and only to the extent) the Administrative Agent deems necessary in order to establish Incremental Facilities on terms consistent with and/or to effect the provisions of this Section 2.16. This Section 2.16 shall supersede any provisions in Section 10.01 to the contrary. The Administrative Agent shall promptly notify each Lender as to the effectiveness of each Incremental Facility Amendment.</text:p>
          </table:table-cell>
          <table:table-cell office:value-type="string" calcext:value-type="string">
            <text:p>(b)Mandatory Prepayments of Loans.</text:p>
            <text:p/>
            <text:p>(i)Revolving Commitments.</text:p>
            <text:p/>
            <text:p>(A)If for any reason the Total Revolving Outstandings at any time exceed the Aggregate Revolving Commitments then in effect, the Borrower shall promptly prepay Revolving Loans and/or Swing Line Loans and/or Cash Collateralize the L/C Obligations in an aggregate amount equal to such excess; provided, however, that the Borrower shall not be required to Cash Collateralize the L/C Obligations pursuant to this Section 2.06(b)(i) unless after the prepayment in full of the Revolving Loans and Swing Line Loans the Total Revolving Outstandings exceed the Aggregate Revolving Commitments then in effect.</text:p>
            <text:p/>
            <text:p>(B)In the case of Loans and Letters of Credit denominated in an Alternative Currency, the Administrative Agent will at periodic intervals, and may, at its discretion at other times, recalculate the aggregate Outstanding Amount of</text:p>
            <text:p/>
            <text:p>66</text:p>
            <text:p/>
            <text:p> </text:p>
            <text:p/>
            <text:p>all Revolving Loans and L/C Obligations denominated in Alternative Currencies to account for fluctuations in exchange rates affecting such Alternative Currency. Such calculations by the Administrative Agent will be based on the Spot Rate. If, as a result of any such recalculation or otherwise, the Total Revolving Outstandings exceed 105% of the Aggregate Revolving Commitments then in effect the Borrower will promptly prepay Revolving Loans and/or Swing Line Loans and/or Cash Collateralize the L/C Obligations in an aggregate amount equal to such excess.</text:p>
            <text:p/>
            <text:p>(ii)Dispositions and Recovery Events. The Borrower shall prepay the Loans and/or Cash Collateralize the L/C Obligations as hereafter provided in an aggregate amount equal to one hundred percent (100%) of the Net Cash Proceeds in excess of $5,000,000 during any fiscal year received by the Borrower or any Restricted Subsidiary from all Dispositions other than Dispositions permitted by Sections 7.05(a) through (x) (other than Section 7.05(m)) and Recovery Events to the extent such Net Cash Proceeds in excess of $5,000,000 are not reinvested in long-term assets (excluding current assets as classified by GAAP) that are useful or usable in the business of the Borrower and its Restricted Subsidiaries within three hundred sixty-five (365) days of the date of such Disposition or Recovery Event; provided, however, if any portion of such Net Cash Proceeds are not so reinvested within such 365-day period but within such 365-day period are contractually committed to be reinvested, then upon the termination of such contract or if such Net Cash Proceeds are not so reinvested within five hundred forty-five (545) days of initial receipt, such remaining portion shall constitute Net Cash Proceeds as of the date of such termination or expiry and shall be immediately applied to the prepayment of the Term Loans as set forth in this Section 2.06(b)(ii). Any prepayment pursuant to this clause (ii) shall be applied as set forth in clause (v) below.</text:p>
            <text:p/>
            <text:p>(iii)Consolidated Excess Cash Flow. Within ten (10) Business Days after the date that the annual consolidated financial statements of the Borrower and its Restricted Subsidiaries are required to be delivered pursuant to Section 6.01(a) after the end of each fiscal year ending after the Closing Date (the “Consolidated Excess Cash Flow Prepayment Date”), commencing with the fiscal year ending June  30, 2020, the Borrower shall prepay (or cause to be prepaid) the Term B Loans to the principal installments thereof in direct order of maturity in an aggregate amount equal to the difference of (A) the product of Consolidated Excess Cash Flow for such year times (I) fifty percent (50%), if the Consolidated Secured Net Leverage Ratio as of the end of such fiscal year is equal to or greater than the First ECF Applicable Level, (II) twenty-five percent (25%), if the Consolidated Secured Net Leverage Ratio as of the end of such fiscal year is less than the First ECF Applicable Level and greater than Second ECF Applicable Level and (III) zero percent (0%), if the Consolidated Secured Net Leverage Ratio is equal to or less than the Second ECF Applicable Level minus (B) the aggregate amount of optional principal prepayments of Term Loans and optional prepayments of Revolving Loans (to the extent accompanied by a permanent reduction in the Aggregate Revolving Commitments) in each case made pursuant to Section 2.06(a) (1) during such fiscal year (other than any optional prepayments made prior to the Consolidated Excess Cash Flow Prepayment Date for such fiscal year to the extent such optional prepayments were applied to reduce the Consolidated Excess Cash Flow prepayment required under this clause (iii) for the prior fiscal year) or (2) following the end of such fiscal year but prior to the Consolidated Excess Cash Flow Prepayment Date for such fiscal year and, upon the election of the Borrower by written notice delivered to the Administrative Agent prior to the Consolidated Excess Cash Flow Prepayment Date for such period, applied to reduce the Consolidated Excess Cash Flow</text:p>
            <text:p/>
            <text:p>67</text:p>
            <text:p/>
            <text:p> </text:p>
            <text:p/>
            <text:p>prepayment required under this clause (iii), in each case, except to the extent financed with long-term, non-revolving Indebtedness, provided, however, that if the Consolidated Secured Net Leverage Ratio as of the last day of such fiscal year is equal to or less than the Second ECF Applicable Level, then the Borrower shall not be required to make any prepayment pursuant to this clause (iii) for such fiscal year. Any prepayment pursuant to this clause (iii) shall be applied as set forth in clause (v) below.</text:p>
            <text:p/>
            <text:p>(iv)Debt Issuances. Upon receipt by the Borrower or any Restricted Subsidiary of the Net Cash Proceeds of any Debt Issuance or Specified Refinancing Debt, the Borrower shall prepay the Loans and/or Cash Collateralize the L/C Obligations as hereafter provided in an aggregate amount equal to one hundred percent (100%) of such Net Cash Proceeds. Any prepayment pursuant to this clause (iv) shall be applied as set forth in clause (v) below.</text:p>
            <text:p/>
            <text:p>(v)Application of Mandatory Prepayments. All amounts required to be paid pursuant to this Section 2.06(b) shall be applied as follows:</text:p>
            <text:p/>
            <text:p>(A)with respect to all amounts prepaid pursuant to Section 2.06(b)(i), first, ratably to the L/C Borrowings and the Swing Line Loans, second, to the outstanding Revolving Loans, and, third, to Cash Collateralize the remaining L/C Obligations;</text:p>
            <text:p/>
            <text:p>(B)with respect to all amounts prepaid pursuant to Section 2.06(b)(iii), ratably to the Term B Loans (to the principal amortization payments scheduled to be made in direct order of maturity); and</text:p>
            <text:p/>
            <text:p>(C)with respect to all amounts prepaid pursuant to Sections 2.06(b)(ii) and (iv), first ratably to the Term Loans (initially, to the first eight principal amortization payments scheduled to be made in direct order of maturity and, thereafter, on a pro rata basis to the remaining principal amortization payments of the applicable Term Loan), second, ratably to the L/C Borrowings and the Swing Line Loans, third, to the outstanding Revolving Loans, and fourth, to Cash Collateralize the remaining L/C Obligations (without a commitment reduction thereunder).</text:p>
            <text:p/>
            <text:p>Within the parameters of the applications set forth above, prepayments shall be applied first to Base Rate Loans and then to Eurocurrency Rate Loans in direct order of Interest Period maturities. All prepayments under this Section 2.06(b) shall be subject to Section 3.05, but otherwise without premium or penalty and shall be accompanied by interest on the principal amount prepaid through the date of prepayment.</text:p>
            <text:p/>
            <text:p>(vi)Notwithstanding any other provisions of this Section 2.06, (A) to the extent that any or all of the Consolidated Excess Cash Flow for any Excess Cash Flow Period attributable to, or Net Cash Proceeds received by, a Non-U.S. Subsidiary is prohibited, restricted or delayed from being repatriated to the United States, or such repatriation or prepayment would present a material risk of liability for the applicable Non-U.S. Subsidiary or its directors or officers (or would give rise to a material risk of breach of fiduciary or statutory duties by any director or officer), the Borrower shall not be required to make a prepayment at the time provided in Section 2.06(b)(ii) and (iii) with respect to such affected amounts, and instead, such amounts may be retained by the</text:p>
            <text:p/>
            <text:p>68</text:p>
            <text:p/>
            <text:p> </text:p>
            <text:p/>
            <text:p>applicable Non-U.S. Subsidiary (the Borrower hereby agreeing to use reasonable efforts to otherwise cause the applicable Non-U.S. Subsidiary following the date on which the respective payment would otherwise have been required, promptly to take all actions reasonably required by the applicable local Law or other impediment to permit such repatriation), and  if following the date on which the respective payment would otherwise have been required, such repatriation of any of such Consolidated Excess Cash Flow or Net Cash Proceeds, as applicable, is permitted under the applicable local Law or other impediment (or is otherwise received by the Borrower or any other Guarantor), such repatriation will be promptly effected and such repatriated Consolidated Excess Cash Flow or Net Cash Proceeds, as applicable, will be promptly (and in any event not later than three (3) Business Days after such repatriation could be made) applied (whether or not repatriation actually occurs) to the repayment of the Term B Loans pursuant to Section 2.06(b)(ii) and (iii) to the extent provided herein and (B) to the extent that the Borrower has determined in good faith that repatriation of any of or all Consolidated Excess Cash Flow or Net Cash Proceeds, as applicable, would have a significant withholding tax consequence (taking into account any foreign tax credit or benefit actually realized in connection with such repatriation) with respect to such Consolidated Excess Cash Flow or Net Cash Proceeds, as applicable, the Consolidated Excess Cash Flow or Net Cash Proceeds, as applicable, so affected may be retained by the applicable Non-U.S. Subsidiary; provided that, in the case of this clause (B), on or before the date that is twelve months after the date on which any Consolidated Excess Cash Flow or Net Cash Proceeds, as applicable, so retained would otherwise have been required to be applied to prepayments pursuant to Section 2.06(b)(iii), the Borrower shall apply an amount equal to such Consolidated Excess Cash Flow to such prepayments as if such Consolidated Excess Cash Flow had been received by the Borrower rather than a Non-U.S. Subsidiary, less the amount of additional Taxes that would have been payable or reserved against of such Consolidated Excess Cash Flow had been repatriated.</text:p>
            <text:p/>
            <text:p/>
          </table:table-cell>
          <table:table-cell office:value-type="string" calcext:value-type="string">
            <text:p>7.03Indebtedness.  Create, incur, assume or suffer to exist any Indebtedness, except:</text:p>
            <text:p/>
            <text:p>(a)Indebtedness under the Loan Documents, Secured Cash Management Agreements and Secured Swap Contracts;</text:p>
            <text:p/>
            <text:p>(b)Indebtedness outstanding on the Closing Date (including the 2022 Notes) and listed on Schedule 7.03 and any refinancings, refundings, renewals or extensions thereof; provided that the amount of such Indebtedness is not increased at the time of such refinancing, refunding, renewal or extension except by an amount equal to a reasonable premium or other reasonable amount paid, and fees and expenses reasonably incurred, in connection with such refinancing and by an amount equal to any existing commitments unutilized thereunder;</text:p>
            <text:p/>
            <text:p>119</text:p>
            <text:p/>
            <text:p> </text:p>
            <text:p/>
            <text:p>(c)Guarantees of the Borrower or any Loan Party in respect of Indebtedness otherwise permitted hereunder of the Borrower or any Loan Party; provided that if such Indebtedness is subordinated to the Obligations, such Guarantee shall be subordinated to the Obligations on terms at least as favorable to the Lenders as those contained in the subordination of such Indebtedness;</text:p>
            <text:p/>
            <text:p>(d)obligations (contingent or otherwise) of the Borrower or any Restricted Subsidiary existing or arising under any Swap Contract, provided that such obligations are (or were) entered into by such Person in the ordinary course of business for the purpose of directly mitigating risks associated with liabilities, commitments, investments, assets, or property held or reasonably anticipated by such Person, or changes in the value of securities issued by such Person, and not for purposes of speculation or taking a “market view”;</text:p>
            <text:p/>
            <text:p>(e)Indebtedness in respect of capital leases, Synthetic Lease Obligations and purchase money obligations for fixed or capital assets within the limitations set forth in Section 7.01(i); provided, however, that the aggregate amount of all such Indebtedness at any one time outstanding shall not exceed $125,000,000;</text:p>
            <text:p/>
            <text:p>(f)Indebtedness in respect of workers’ compensation claims, self-insurance obligations, performance bonds, surety, appeal or similar bonds and completion guarantees provided by the Borrower and its Restricted Subsidiaries in the ordinary course of business;</text:p>
            <text:p/>
            <text:p>(g)intercompany Indebtedness permitted under Section 7.02 (other than Section 7.02(f)); provided that in the case of Indebtedness owing by a Loan Party to any Subsidiary that is not a Loan Party, such Indebtedness shall be unsecured and subordinated in right of payment to the Obligations on a basis, and pursuant to an agreement, reasonably acceptable to the Administrative Agent;</text:p>
            <text:p/>
            <text:p>(h)from and after the Delayed Draw Term A Loan Termination Date, unsecured Indebtedness (any such Indebtedness, “Additional Indebtedness”); provided in each case that (i) after giving effect to the incurrence of such Indebtedness and the application of the proceeds thereof on a Pro Forma Basis, (A) the Loan Parties would be in Pro Forma Compliance and (B) the Consolidated Total Net Leverage Ratio would be less than 0.25 to 1.00 inside the then-applicable Consolidated Total Net Leverage Ratio set forth in Section 7.11(b), (ii) the Borrower shall have delivered to the Administrative Agent a Pro Forma Compliance Certificate demonstrating compliance with the immediately preceding sub-clauses (A) and (B) of the immediately preceding clause (i), as applicable; (iii) no Default or Event of Default shall exist at the time of, or would result from, the incurrence of, such Indebtedness; (iv) the maturity date of such Indebtedness shall be at least ninety-one (91) days after the later of (A) the latest Maturity Date of the Term B Facility and (B) the maturity date for any Incremental Tranche B Term Facility; (v) the Weighted Average Life of any such Indebtedness shall not be shorter than the then remaining Weighted Average Life of any other Term Loan; and (vi) the terms and conditions including such financial maintenance covenants (if any) applicable to such Additional Indebtedness shall not be, when taken as a whole, materially more restrictive (as determined by the Administrative Agent acting reasonably) than those contained in the Loan Documents; provided, that the aggregate principal amount of such Indebtedness incurred by Restricted Subsidiaries that are not Loan Parties shall not exceed $50,000,000.</text:p>
            <text:p/>
            <text:p>(i)Indebtedness of the Borrower or any Restricted Subsidiary assumed or acquired connection with Permitted Acquisition (any such Indebtedness, “Acquired Indebtedness”), provided that (i) such Indebtedness shall exist prior to the applicable Permitted Acquisition and was not incurred in connection with, in anticipation or contemplation of, the applicable Permitted Acquisition and (ii) the aggregate principal amount of all such Indebtedness shall not exceed $75,000,000 at any one time outstanding;</text:p>
            <text:p/>
            <text:p>120</text:p>
            <text:p/>
            <text:p> </text:p>
            <text:p/>
            <text:p>(j)[reserved];</text:p>
            <text:p/>
            <text:p>(k)accrued expenses (including salaries, accrued vacation and other compensation), current trade or other accounts payable and other current liabilities arising in the ordinary course of business and not past due more than 90 days except to the extent being contested in good faith and by appropriate proceedings;</text:p>
            <text:p/>
            <text:p>(l)Indebtedness arising from agreements providing for indemnification, adjustment of purchase price or similar obligations (including contingent earn-out obligations) incurred in connection with any disposition permitted hereunder, any acquisition or other purchase of assets or Equity Interests permitted hereunder, and Indebtedness arising from surety bonds, performance bonds or similar instruments securing the performance of the Borrower or any Restricted Subsidiary pursuant to such agreement;</text:p>
            <text:p/>
            <text:p>(m)Indebtedness arising in connection with endorsement of instruments for deposit in the ordinary course of business;</text:p>
            <text:p/>
            <text:p>(n)Indebtedness in respect of premium financing arrangements; provided that the aggregate principal amount of such Indebtedness shall not exceed the annual premium amount and shall be secured only by the Liens described in Section 7.01(x);</text:p>
            <text:p/>
            <text:p>(o)Indebtedness consisting of unsecured guarantees by the Borrower or any of its Restricted Subsidiaries of operating leases of any Loan Party (other than the Borrower);</text:p>
            <text:p/>
            <text:p>(p)Indebtedness in respect of commercial credit cards, stored value cards, employee credit cards, purchasing cards and treasury management services and other netting services, overdraft protections, automated clearing-house arrangements, employee credit card programs, controlled disbursement, ACH transactions, return items, interstate depository network service, Society for Worldwide Interbank Financial Telecommunication transfers, cash pooling and operational foreign exchange management, and, in each case, similar arrangements and otherwise in connection with cash management or customary banking arrangements, and deposit accounts, in each case to the extent incurred in the ordinary course of business; provided that, to the extent any such arrangements create Indebtedness obligations or liabilities by a Loan Party to or with respect to any Subsidiary that is not a Loan Party, such Indebtedness obligations or liabilities must be permitted under Section 7.02 (other than Section 7.02(f));</text:p>
            <text:p/>
            <text:p>(q)Indebtedness representing deferred compensation to employees of the Borrower and its Subsidiaries;</text:p>
            <text:p/>
            <text:p>(r)(i) Indebtedness in respect of guarantees of the obligations of suppliers, customers and licensees in the ordinary course of business and (ii) Indebtedness incurred in the ordinary course of business in respect of obligations of the Borrower or any Subsidiary to pay the deferred purchase price of goods or services or progress payments in connection with such goods and services;</text:p>
            <text:p/>
            <text:p>(s)unfunded pension fund and other employee benefit plan obligations and liabilities incurred in the ordinary course of business to the extent that the unfunded amounts would not otherwise cause an Event of Default;</text:p>
            <text:p/>
            <text:p>121</text:p>
            <text:p/>
            <text:p> </text:p>
            <text:p/>
            <text:p>(t)Indebtedness consisting of obligations owing under any dealer, customer or supplier incentive, supply, license or similar agreements entered into in the ordinary course of business;</text:p>
            <text:p/>
            <text:p>(u)Indebtedness consisting of (i) take-or-pay obligations contained in supply arrangements and/or (ii) obligations to reacquire assets or inventory in connection with customer financing arrangements, in each case, in the ordinary course of business;</text:p>
            <text:p/>
            <text:p>(v)Indebtedness of any Restricted Subsidiary that is a Non-U.S. Subsidiary under (i) the Yen Revolving Credit Agreement (Japan) in a maximum principal amount of Yen 500,000,000 at any time outstanding or (ii) any other local overdraft, working capital, letter of credit or other facility or extension of credit from third parties, in each case incurred in the ordinary course of business of such Non-U.S. Subsidiary, in an aggregate amount for all such Indebtedness incurred pursuant to this clause (v)(ii) not to exceed $75,000,000 at any time outstanding; provided that, in the event that any such facility is secured, to the extent deemed necessary or appropriate by the Administrative Agent in its sole discretion, any such secured Indebtedness shall be subject to an intercreditor agreement in form and substance reasonably acceptable to the Administrative Agent;</text:p>
            <text:p/>
            <text:p>(w)to the extent constituting Indebtedness, customer deposits and advance payments received in the ordinary course of business from customers for goods and services purchased in the ordinary course of business;</text:p>
            <text:p/>
            <text:p>(x)[reserved];</text:p>
            <text:p/>
            <text:p>(y)other Indebtedness in an aggregate principal amount not to exceed $50,000,000 at any time outstanding; and</text:p>
            <text:p/>
            <text:p>(z)the 2033 Notes and the 2036 Notes.</text:p>
          </table:table-cell>
          <table:table-cell office:value-type="string" calcext:value-type="string">
            <text:p>7.01Liens.  Create, incur, assume or suffer to exist any Lien upon any of its property, assets or revenues, whether now owned or hereafter acquired, other than the following:</text:p>
            <text:p/>
            <text:p>(a)Liens pursuant to any Loan Document;</text:p>
            <text:p/>
            <text:p>(b)Liens existing on the Closing Date and listed on Schedule 7.01 and any renewals or extensions thereof, provided that (i) the property covered thereby is not changed other than (A) after acquired property that is affixed or incorporated into the property covered by such Lien and (B) proceeds and products thereof, (ii) the amount secured or benefited thereby is not increased except as contemplated by Section 7.03(b), (iii) the direct or any contingent obligor with respect thereto is not changed, and (iv) any renewal or extension of the obligations secured or benefited thereby is permitted by Section 7.03(b);</text:p>
            <text:p/>
            <text:p>(c)Liens for Taxes that are (i) not yet due or (ii) being contested in good faith and by appropriate proceedings diligently conducted and for which adequate reserves with respect thereto are maintained on the books of the applicable Person in accordance with GAAP;</text:p>
            <text:p/>
            <text:p>114</text:p>
            <text:p/>
            <text:p> </text:p>
            <text:p/>
            <text:p>(d)carriers’, warehousemen’s, mechanics’, materialmen’s, repairmen’s or other like Liens arising in the ordinary course of business (i) which are not overdue for a period of more than thirty (30) days or (ii) which are being contested in good faith and by appropriate proceedings diligently conducted, if adequate reserves with respect thereto are maintained on the books of the applicable Person;</text:p>
            <text:p/>
            <text:p>(e)Liens incurred in the ordinary course of business in connection with workers’ compensation, unemployment insurance and other social security legislation, other than any Lien imposed by ERISA;</text:p>
            <text:p/>
            <text:p>(f)deposits and other Liens to secure the performance of bids, trade contracts and leases (other than Indebtedness), tenders, statutory obligations, surety bonds (other than bonds related to judgments or litigation), leases, performance bonds, government contracts and other obligations of a like nature incurred in the ordinary course of business;</text:p>
            <text:p/>
            <text:p>(g)easements, rights-of-way, restrictions and other similar encumbrances affecting real property which, in the aggregate, are not substantial in amount, and which do not in any case materially detract from the value of the property subject thereto or materially interfere with the ordinary conduct of the business of the applicable Person;</text:p>
            <text:p/>
            <text:p>(h)Liens securing judgments for the payment of money (or appeal or other surety bonds relating to such judgments) not constituting an Event of Default under Section 8.01(h);</text:p>
            <text:p/>
            <text:p>(i)Liens securing Indebtedness permitted under Section 7.03(e); provided that (i) such Liens do not at any time encumber any property other than the property financed by such Indebtedness and (ii) the Indebtedness secured thereby does not exceed the cost or fair market value, whichever is lower, of the property being acquired on the date of acquisition; and</text:p>
            <text:p/>
            <text:p>(j)licenses (including licenses of intellectual property), sublicenses, leases or subleases granted to third parties in the ordinary course of business not interfering with the business of the Borrower or any Restricted Subsidiary in any material respect;</text:p>
            <text:p/>
            <text:p>(k)Liens in favor of customs and revenue authorities arising as a matter of law which secure payment of customs duties in connection with the importation of goods;</text:p>
            <text:p/>
            <text:p>(l)any interest of title of a lessor under, and Liens arising from UCC financing statements (or equivalent filings, registrations or agreements in foreign jurisdictions) relating to, leases permitted by this Agreement;</text:p>
            <text:p/>
            <text:p>(m)normal and customary rights of setoff or bankers’ liens upon deposits of cash in favor of banks or other depository institutions;</text:p>
            <text:p/>
            <text:p>(n)Liens securing Acquired Indebtedness, provided that (i) such Liens do not at any time encumber any property other than the property financed by such Indebtedness and (ii) such Liens existed prior to the applicable Permitted Acquisition and were not incurred in connection with, or in anticipation or contemplation of, the applicable Permitted Acquisition;</text:p>
            <text:p/>
            <text:p>(o)Liens on property of Restricted Subsidiaries that are Non-U.S. Subsidiaries securing Indebtedness of such Restricted Subsidiary under Section 7.03(v);</text:p>
            <text:p/>
            <text:p>115</text:p>
            <text:p/>
            <text:p> </text:p>
            <text:p/>
            <text:p>(p)Modification, replacement, renewal or extension of any Lien permitted by clauses (b), (i) or (n) of this Section 7.01; provided that (i) the Lien does not extend to any additional property, other than (A) after acquired property that is affixed or incorporated into the property covered by such Lien and (B) proceeds and products thereof, and (ii) the modification replacement, renewal or extension or refinancing of the obligations secured or benefitted by such Liens is permitted by Section 7.03 (to the extent constituting Indebtedness)  </text:p>
            <text:p/>
            <text:p>(q)Liens pursuant to any Loan Document securing (x) Secured Cash Management Agreements and (y) Secured Swap Contracts;</text:p>
            <text:p/>
            <text:p>(r)Liens arising from precautionary UCC financing statements or similar filings;</text:p>
            <text:p/>
            <text:p>(s)with respect to any real property occupied, owned or leased by the Borrower or any of its Restricted Subsidiaries, leases, subleases, tenancies, options, concession agreements, rental agreements occupancy agreements, franchise agreements, access agreements and any other agreements, whether or not of record and whether now in existence or hereafter entered into, of the real properties of any Loan Party or any Restricted Subsidiary granted by such Person to third parties, in each case entered into in the ordinary course of such Person’s business and so long as, to the extent such real properties are subject to Liens, such Liens do not materially interfere with the ordinary conduct of business of the Loan Parties or their Restricted Subsidiaries, taken as a whole, and do not materially impair the use of such property for its intended purposes;</text:p>
            <text:p/>
            <text:p>(t)Liens arising by operation of law under Article 4 of the Uniform Commercial Code in connection with collection of items provided for therein or under Article 2 of the Uniform Commercial Code in favor of a reclaiming seller of goods or buyer of goods;</text:p>
            <text:p/>
            <text:p>(u)Liens attaching solely to (i) cash earnest money deposits in connection with any letter of intent or purchase agreement and (ii) proceeds of an asset disposition permitted hereunder that are held in escrow to secure obligations under the sale documentation relating to such disposition;</text:p>
            <text:p/>
            <text:p>(v)any laws, regulations or ordinances now or hereafter in effect (including, but not limited to, zoning, building and environmental protection) as to the use, occupancy, subdivision or improvement of real property occupied, owned or leased by the Borrower or any of its Restricted Subsidiaries adopted or imposed by any Governmental Authority;</text:p>
            <text:p/>
            <text:p>(w)Liens of landlords under leases where the Borrower or any of its Restricted Subsidiaries is the tenant, securing performance by the tenant under the lease arising by statute or under any lease or related contractual obligation entered into in the ordinary course of business;</text:p>
            <text:p/>
            <text:p>(x)(i) Liens that are customary contractual rights of setoff or netting relating to (A) the establishment of depositary relations with banks not granted in connection with the issuance of Indebtedness, (B) pooled deposit or sweep accounts of the Borrower or any Restricted Subsidiary to permit satisfaction of overdraft or similar obligations or to secure negative cash balances in local accounts of foreign Restricted Subsidiaries incurred in the ordinary course of business of the Borrower or any Restricted Subsidiary, (C) purchase orders and other agreements entered into with customers of the Borrower or any Restricted Subsidiary in the ordinary course of business and (D) commodity trading or other brokerage accounts incurred in the ordinary course of business, (ii) Liens encumbering reasonable customary initial deposits and margin deposits and (iii) Liens on the proceeds of any Indebtedness permitted to be incurred in connection with any transaction permitted hereunder, which proceeds have been deposited into an escrow account on customary terms to secure such Indebtedness pending the application of proceeds to finance such transaction;</text:p>
            <text:p/>
            <text:p>116</text:p>
            <text:p/>
            <text:p> </text:p>
            <text:p/>
            <text:p>(y)Liens securing insurance premium financing arrangements; provided, that such Liens only encumber the insurance premiums, policies or dividends with respect to the policies that were financed with the funds advanced under such arrangements;</text:p>
            <text:p/>
            <text:p>(z)Liens on cash or Cash Equivalents arising in connection with the defeasance, discharge or redemption of Indebtedness;</text:p>
            <text:p/>
            <text:p>(aa)Liens arising out of conditional sale, title retention, consignment, bailment or similar arrangements for the purchase, sale or shipment of goods entered into in the ordinary course of business;</text:p>
            <text:p/>
            <text:p>(bb)Liens (i) on cash advances or escrow deposits in favor of the seller of any property to be acquired by the Borrower or any Restricted Subsidiary to be applied against the purchase price therefor or otherwise in connection with any escrow arrangements with respect thereto or any disposition permitted under Section 7.05 and (ii) consisting of an agreement to dispose of any property in a disposition permitted under Section 7.05 solely to the extent such disposition, as the case may be, would have been permitted on the date of the creation of such Lien;</text:p>
            <text:p/>
            <text:p>(cc)Liens on securities which are the subject of repurchase agreements referred to in the definition of “Cash Equivalents” granted under such repurchase agreements in favor of the counterparties thereto;</text:p>
            <text:p/>
            <text:p>(dd)undetermined or inchoate Liens and charges arising or potentially arising under statutory provisions incidental to current operations which have not at the time been filed or registered in accordance with applicable Law or of which written notice has not been duly given in accordance with applicable Law, or which although filed or registered, relate to obligations not due or delinquent;</text:p>
            <text:p/>
            <text:p>(ee)Liens not otherwise permitted by this Section 7.01 securing obligations in an aggregate principal amount not to exceed $50,000,000 at any one time outstanding; and</text:p>
            <text:p/>
            <text:p>(ff)From and after the Delayed Draw Term A Loan Termination Date, unlimited Liens on property constituting Collateral securing Indebtedness permitted under Section 7.03 on a junior basis with the Liens securing the Obligations so long as (x) the Consolidated Secured Net Leverage Ratio is equal to or less than the lesser of (i) 3.25:1.00 or (ii) the Incremental Incurrence Ratio, on a Pro Forma Basis and (y) such Indebtedness is subject to an intercreditor agreement that is reasonably satisfactory to the Administrative Agent.</text:p>
            <text:p/>
            <text:p>Notwithstanding the foregoing, in no event shall the Borrower or any other Loan Party secure any debt for borrowed money with any of their respective owned or leased real property.</text:p>
          </table:table-cell>
          <table:table-cell office:value-type="string" calcext:value-type="string">
            <text:p>7.06Restricted Payments and Junior Payments.  Declare or make, directly or indirectly, any Restricted Payment or any Junior Payment, or incur any obligation (contingent or otherwise) to do so, except:</text:p>
            <text:p/>
            <text:p>(a)each Restricted Subsidiary may make Restricted Payments to the Borrower, the Guarantors and any other Person that owns an Equity Interest in such Restricted Subsidiary, ratably according to their respective holdings of the type of Equity Interest in respect of which such Restricted Payment is being made;</text:p>
            <text:p/>
            <text:p>(b)the Borrower and each Subsidiary may declare and make dividend payments or other distributions payable solely in the common stock or other common Equity Interests of such Person;</text:p>
            <text:p/>
            <text:p>125</text:p>
            <text:p/>
            <text:p> </text:p>
            <text:p/>
            <text:p>(c)the Borrower and each Subsidiary may purchase, redeem or otherwise acquire Equity Interests issued by it with the proceeds received from the substantially concurrent issue of new shares of its common stock or other common Equity Interests;</text:p>
            <text:p/>
            <text:p>(d)the Borrower may make Restricted Payments and Junior Payments in an aggregate amount not to exceed the Available Amount; so long as both before and after giving effect to such Restricted Payments or Junior Payments, on a Pro Forma Basis, (x) the Consolidated Total Net Leverage Ratio shall be at least 0.25 to 1.00 inside the required Consolidated Total Net Leverage Ratio set forth in Section 7.11(b) and (y) no Default or Event of Default then exists or would result therefrom;</text:p>
            <text:p/>
            <text:p>(e)to the extent constituting Restricted Payments and/or Junior Payments, the Borrower and the Restricted Subsidiaries may enter into and consummate the transactions expressly permitted under Section 7.04 and Section 7.08 (other than pursuant to clause (c) of such Section) and may redeem, refinance or otherwise pay or prepay, or settle any conversion of all or any portion of, the 2022 Notes, the 2033 Notes and the 2036 Notes; and</text:p>
            <text:p/>
            <text:p>(f)the Borrower may make Restricted Payments and Junior Payments (including, without limitation, normal-course issuer bids) in an aggregate amount during the term of this Agreement not to exceed the sum of (i) $50,000,000 plus (ii) an unlimited amount so long as both before and after giving effect to such Restricted Payment or Junior Payment, as applicable, pursuant to this Section 7.06(f)(ii), on a Pro Forma Basis, the then applicable Consolidated Secured Net Leverage Ratio shall be less than 3.00:1.00; provided that no Default or Event of Default then exists or would result therefrom.</text:p>
          </table:table-cell>
          <table:table-cell office:value-type="string" calcext:value-type="string">
            <text:p>7.05Dispositions.  Make any Disposition or enter into any agreement to make any Disposition, except:</text:p>
            <text:p/>
            <text:p>(a)Dispositions of used, obsolete, damaged, worn-out or surplus equipment, or property no longer useful in the conduct of the business or otherwise economically impracticable to maintain, whether now owned or hereafter acquired, in the ordinary course of business;</text:p>
            <text:p/>
            <text:p>(b)Disposition of inventory, goods held for sale and other assets and non-exclusive licenses of intellectual property (including on an intercompany basis and including allowing any issuances, registrations or any application for registration of any intellectual property that are not material to the business of the Borrower and the Restricted Subsidiaries to lapse or become abandoned), in each case in the ordinary course of business;</text:p>
            <text:p/>
            <text:p>(c)Dispositions of property to the extent that (i) such property is exchanged for credit against the purchase price of similar replacement property or (ii) the proceeds of such Disposition are reasonably promptly applied to the purchase price of such replacement property;</text:p>
            <text:p/>
            <text:p>(d)Dispositions of property (including, for the avoidance of doubt, owned Equity Interests) to the Borrower or to another Restricted Subsidiary; provided that if the transferor of such property is a Loan Party, (i) the transferee thereof must be a Loan Party or (ii) if such transaction constitutes an Investment, it is permitted under Section 7.06;</text:p>
            <text:p/>
            <text:p>(e)Dispositions permitted by Section 7.04 or Section 7.06;</text:p>
            <text:p/>
            <text:p>(f)non-exclusive licenses of IP Rights in the ordinary course of business;</text:p>
            <text:p/>
            <text:p>(g)Dispositions of accounts receivable in connection with the collection or compromise thereof;</text:p>
            <text:p/>
            <text:p>(h)licenses, sublicenses, leases or subleases (including the provision of software or the licensing of other intellectual property rights) and termination thereof, in each case which do not interfere in any material respect with the business of the Borrower and its Restricted Subsidiaries taken as a whole;</text:p>
            <text:p/>
            <text:p>(i)Dispositions of cash and Cash Equivalents;</text:p>
            <text:p/>
            <text:p>123</text:p>
            <text:p/>
            <text:p> </text:p>
            <text:p/>
            <text:p>(j)to the extent constituting Dispositions, Recovery Events;</text:p>
            <text:p/>
            <text:p>(k)Dispositions or discounts without recourse of accounts receivable in connection with the compromise or collection thereof in the ordinary course of business;</text:p>
            <text:p/>
            <text:p>(l)Dispositions of property pursuant to sale-leaseback transactions permitted by Section 7.13;</text:p>
            <text:p/>
            <text:p>(m)the Disposition of non-core or non-strategic assets acquired in connection with a Permitted Acquisition or similar Investment; provided that (x) to the extent required by Section 2.06(b)(ii), such Net Cash Proceeds from any such sale are reinvested or applied in prepayment of the Loans in accordance with the provisions of Section 2.06(b)(v), (y) immediately after giving effect thereto, no Event of Default would exist and (z) the fair market value of such non-core or non-strategic assets (determined as of the date of acquisition thereof by the applicable Loan Party or Restricted Subsidiary, as the case may be) so Disposed shall not exceed twenty-five percent (25%) of the purchase price paid for all such assets acquired in such Permitted Acquisition;</text:p>
            <text:p/>
            <text:p>(n)the termination of a lease due to the default of the landlord thereunder or pursuant to any right of termination of the tenant under the lease;</text:p>
            <text:p/>
            <text:p>(o)Dispositions of equipment or real property to the extent that (i) such property is exchanged for credit against the purchase price of similar replacement property or (ii) the proceeds of such Disposition are reasonably promptly applied to the purchase price of such similar replacement property;</text:p>
            <text:p/>
            <text:p>(p)the lease or sub-lease of any real or personal property in the ordinary course of business and the termination or non-renewal of any real property lease not used or not necessary to the operations of the Borrower or any Restricted Subsidiary;</text:p>
            <text:p/>
            <text:p>(q)Dispositions in the ordinary course of business consisting of the abandonment of intellectual property rights which, in the reasonable good faith determination of the Borrower, are not material to the conduct of the business of the Borrower and its Subsidiaries, taken as a whole;</text:p>
            <text:p/>
            <text:p>(r)Dispositions of Investments in joint ventures or any Restricted Subsidiaries that are not wholly owned Subsidiaries to the extent required by, or made pursuant to, buy/sell arrangements between joint venture or similar parties set forth in the relevant joint venture arrangements and/or similar binding arrangements;</text:p>
            <text:p/>
            <text:p>(s)Dispositions or consignments of equipment, inventory or other assets (including leasehold interests in real property) with respect to facilities that are temporarily not in use, held for sale or closed;</text:p>
            <text:p/>
            <text:p>(t)Dispositions in connection with the termination or unwinding of Swap Contracts;</text:p>
            <text:p/>
            <text:p>(u)Dispositions of Equity Interests or Indebtedness of Unrestricted Subsidiaries;</text:p>
            <text:p/>
            <text:p>(v)exchanges or swaps, including transactions covered by Section 1031 of the Code (or any comparable provision of any foreign jurisdiction), of property or assets so long as the exchange or swap is made for fair value (as reasonably determined by the Borrower) for like property or assets; provided that (i) within ninety (90) days of any such exchange or swap, in the case of any Loan Party and to the extent such property does not constitute Excluded Property, the</text:p>
            <text:p/>
            <text:p>124</text:p>
            <text:p/>
            <text:p> </text:p>
            <text:p/>
            <text:p>Administrative Agent has a perfected Lien having the same priority as any Lien held on the property so exchanged or swapped and (ii) any Net Cash Proceeds received as a “cash boot” in connection with any such transaction shall be applied and/or reinvested as (and to the extent) required by Section 2.06;</text:p>
            <text:p/>
            <text:p>(w)any merger, consolidation, Disposition or conveyance, the sole purpose and effect of which is to reincorporate or reorganize (i) any U.S. Subsidiary in another jurisdiction in the U.S. or (ii) any Non-U.S. Subsidiary in the U.S. or any other jurisdiction; provided, that any Loan Party involved in such transaction does not become an Excluded Subsidiary (except to the extent that it is or becomes an Immaterial Subsidiary so long as it remains a Loan Party hereunder) as a result of such transaction and any Restricted Subsidiary does not become an Unrestricted Subsidiary as a result of such transaction unless the designation of such Restricted Subsidiary as an Unrestricted Subsidiary is permitted under Section 7.15 at such time;</text:p>
            <text:p/>
            <text:p>(x)Dispositions of joint ventures to the extent required by, or made pursuant to customary buy/sell arrangements between the joint venture parties set forth in joint venture arrangements and Dispositions set forth on Schedule 7.05;</text:p>
            <text:p/>
            <text:p>(y)Dispositions not otherwise permitted under this Section 7.05, so long as (i) no Default or Event of Default has occurred and is continuing and (ii) the aggregate fair market value of any such Dispositions in any fiscal year shall not exceed $15,000,000; and</text:p>
            <text:p/>
            <text:p>(z)Dispositions not otherwise permitted under this Section 7.05, so long as (i) no Default or Event of Default has occurred and is continuing, (ii) at least seventy-five percent (75%) of the consideration paid in connection therewith shall be cash or Cash Equivalents paid contemporaneously with consummation of the transaction, (iii) the consideration paid in connection therewith shall be in an amount not less than the fair market value of the property disposed of (as reasonably determined by the Borrower), (iv) such transaction does not involve the Disposition of a minority Equity Interest in any Loan Party (other than the Borrower) and (v) such Disposition does not involve a Disposition of receivables other than receivables owned by or attributable to other property concurrently being disposed of in a Disposition otherwise permitted under this Section 7.05.</text:p>
            <text:p/>
            <text:p>To the extent any Collateral is disposed of as expressly permitted by this Section 7.05 to any Person other than a Loan Party, such Collateral shall be sold free and clear of the Liens created by the Collateral Documents, and the Administrative Agent or the Collateral Agent, as applicable, shall be authorized to take any actions deemed appropriate in order to effect the foregoing.</text:p>
          </table:table-cell>
          <table:table-cell table:number-columns-repeated="1013"/>
        </table:table-row>
        <table:table-row table:style-name="ro1">
          <table:table-cell office:value-type="string" calcext:value-type="string">
            <text:p><text:a xlink:href="https://www.sec.gov/Archives/edgar/data/3116/000114420419020077/tv519074_ex10-1.htm" xlink:type="simple">https://www.sec.gov/Archives/edgar/data/3116/000114420419020077/tv519074_ex10-1.htm</text:a></text:p>
          </table:table-cell>
          <table:table-cell office:value-type="string" calcext:value-type="string">
            <text:p>AMENDED AND RESTATED <text:s/>CREDIT AGREEMENT</text:p>
          </table:table-cell>
          <table:table-cell office:value-type="string" calcext:value-type="string">
            <text:p>AMENDED AND RESTATED CREDIT AGREEMENT dated as of April 16, 2019 (as it may be amended or modified from time to time, this “Agreement”) among AKORN, INC., the other Loan Parties party hereto, the Lenders party hereto, and JPMORGAN CHASE BANK, N.A., as Administrative Agent.</text:p>
          </table:table-cell>
          <table:table-cell/>
          <table:table-cell office:value-type="string" calcext:value-type="string">
            <text:p>SECTION 2.11          Prepayment of Loans.</text:p>
            <text:p/>
            <text:p> </text:p>
            <text:p/>
            <text:p>(a)          The Borrower shall have the right at any time and from time to time to prepay any Borrowing in whole or in part, subject to prior notice in accordance with paragraph (e) of this Section and, if applicable, payment of any break funding expenses under Section 2.16.</text:p>
            <text:p/>
            <text:p> </text:p>
            <text:p/>
            <text:p>(b)          In the event and on such occasion that the Aggregate Credit Exposure exceeds the lesser of (A) the Aggregate Revolving Line Portions and (B) the Borrowing Base, the Borrower shall prepay the Revolving Loans and LC Exposures and/or cash collateralize the aggregate amount of all outstanding LC Exposures in an account with the Administrative Agent pursuant to Section 2.06(j), as applicable in an aggregate amount equal to such excess.</text:p>
            <text:p/>
            <text:p> </text:p>
            <text:p/>
            <text:p>(c)          To the extent there are no Term Loans outstanding, in the event and on each occasion that any Net Proceeds are received by or on behalf of any Loan Party in respect of any Prepayment Event, the Borrower shall, immediately after such Net Proceeds are received by such Loan Party, prepay the Obligations and cash collateralize the aggregate outstanding amount of all LC Exposures as set forth in Section 2.11(d) below in an aggregate amount equal to 100% of such Net Proceeds, provided that if the Borrower shall deliver to the Administrative Agent a certificate of a Financial Officer to the effect that the Loan Parties intend to apply the Net Proceeds from such event (or a portion thereof specified in such certificate), within 180 days after receipt of such Net Proceeds, to acquire (or replace or rebuild) real property, equipment or other tangible assets (excluding inventory) to be used in the business of the Loan Parties, and certifying that no Default has occurred and is continuing, then either (i) so long as full cash dominion is not in effect, no prepayment shall be required pursuant to this paragraph in respect of the Net Proceeds specified in such certificate or (ii) if full cash dominion is in effect, then, if the Net Proceeds specified in such certificate are to be applied to acquire, replace or rebuild such assets by (A) the Borrower, such Net Proceeds shall be applied by the Administrative Agent to reduce the outstanding principal balance of the Revolving Loans (without a permanent reduction of the Revolving Line Portion) and upon such application, the Administrative Agent shall establish a Reserve against the Borrowing Base in an amount equal to the amount of such proceeds so applied and (B) any Loan Party that is not the Borrower, such Net Proceeds shall be deposited in a cash collateral account, and in the case of either (A) or (B), thereafter, such funds shall be made available to the applicable Loan Party as follows:</text:p>
            <text:p/>
            <text:p> </text:p>
            <text:p/>
            <text:p>(1)         Borrower shall request a Revolving Borrowing (specifying that the request is to use Net Proceeds pursuant to this Section) or the applicable Loan Party shall request a release from the cash collateral account be made in the amount needed;</text:p>
            <text:p/>
            <text:p> </text:p>
            <text:p>45</text:p>
            <text:p/>
            <text:p> </text:p>
            <text:p/>
            <text:p> </text:p>
            <text:p/>
            <text:p>(2)         so long as the conditions set forth in Section 4.02 have been met, the Lenders shall make such Revolving Borrowing or the Administrative Agent shall release funds from the cash collateral account; and</text:p>
            <text:p/>
            <text:p> </text:p>
            <text:p/>
            <text:p>(3)         in the case of Net Proceeds applied against the Revolving Borrowing, the Reserve established with respect to such insurance proceeds shall be reduced by the amount of such Revolving Borrowing;</text:p>
            <text:p/>
            <text:p> </text:p>
            <text:p/>
            <text:p>provided that to the extent of any such Net Proceeds therefrom that have not been so applied by the end of such 180 day period, a prepayment shall be required at such time in an amount equal to such Net Proceeds that have not been so applied; provided, further that the Borrower shall not be permitted to make elections to use Net Proceeds to acquire (or replace or rebuild) real property, equipment or other tangible assets (excluding inventory) with respect to Net Proceeds in any fiscal year in an aggregate amount in excess of $20,000,000.</text:p>
            <text:p/>
            <text:p> </text:p>
            <text:p/>
            <text:p>(d)          All such amounts pursuant to Section 2.11(c) shall be applied, to prepay the Revolving Loans without a corresponding reduction in the Revolving Line Portions and to cash collateralize the aggregate outstanding amount of all LC Exposures.</text:p>
            <text:p/>
            <text:p> </text:p>
            <text:p/>
            <text:p>(e)          The Borrower shall notify the Administrative Agent by telephone (confirmed by fax) or through Electronic System, if arrangements for doing so have been approved by the Administrative Agent, of any prepayment hereunder not later than 11:00 a.m., New York City time, (i) in the case of prepayment of a Eurodollar Revolving Borrowing, three (3) Business Days before the date of prepayment, or (ii) in the case of prepayment of an ABR Revolving Borrowing, one (1) Business Day before the date of prepayment. Each such notice shall be irrevocable and shall specify the prepayment date and the principal amount of each Borrowing or portion thereof to be prepaid; provided that, if a notice of prepayment is given in connection with a conditional notice of termination of the Revolving Line Portions as contemplated by Section 2.09, then such notice of prepayment may be revoked if such notice of termination is revoked in accordance with Section 2.09. Promptly following receipt of any such notice relating to a Revolving Borrowing, the Administrative Agent shall advise the Lenders of the contents thereof. Each partial prepayment of any Revolving Borrowing shall be in an amount that would be permitted in the case of an advance of a Revolving Borrowing of the same Type as provided in Section 2.02. Each prepayment of a Revolving Borrowing shall be applied ratably to the Revolving Loans included in the prepaid Borrowing; provided, however, in the event that the Loans in respect of any Borrowing held by any Lender are in excess of its pro rata share of the Aggregate Revolving Line Portions, the prepayment shall be applied first to any Lender that holds Loans in the amount of such excess, prior to being applied to the Loans of any other Lender. Prepayments shall be accompanied by (i) accrued interest to the extent required by Section 2.13 and (ii) break funding payments pursuant to Section 2.16.</text:p>
          </table:table-cell>
          <table:table-cell office:value-type="string" calcext:value-type="string">
            <text:p>Section 6.01         Indebtedness. No Loan Party will, nor will it permit any Restricted Subsidiary to, create, incur, assume or suffer to exist any Indebtedness, except:</text:p>
            <text:p/>
            <text:p> </text:p>
            <text:p/>
            <text:p>(a)          the Secured Obligations;</text:p>
            <text:p/>
            <text:p> </text:p>
            <text:p/>
            <text:p>(b)          the Term Loans incurred pursuant to the Term Loan Agreement;</text:p>
            <text:p/>
            <text:p> </text:p>
            <text:p/>
            <text:p>(c)          Indebtedness existing on the Effective Date and set forth in Schedule 6.01 and extensions, renewals, refinancings and replacements of any such Indebtedness in accordance with clause (g) hereof;</text:p>
            <text:p/>
            <text:p> </text:p>
            <text:p/>
            <text:p>(d)          Indebtedness of the Borrower to any Restricted Subsidiary and of any Restricted Subsidiary to the Borrower or any other Restricted Subsidiary, provided that (i) Indebtedness of any Restricted Subsidiary that is not a Loan Party to the Borrower or any Restricted Subsidiary that is a Loan Party shall be subject to Section 6.04 and (ii) Indebtedness of any Loan Party to any Restricted Subsidiary that is not a Loan Party shall be subordinated to the Secured Obligations on terms reasonably satisfactory to the Administrative Agent;</text:p>
            <text:p/>
            <text:p> </text:p>
            <text:p/>
            <text:p>(e)          Guarantees by the Borrower of Indebtedness of any Restricted Subsidiary and by any Restricted Subsidiary of Indebtedness of the Borrower or any other Restricted Subsidiary, provided that (i) the Indebtedness so Guaranteed is permitted by this Section 6.01, (ii) Guarantees by the Borrower or any Restricted Subsidiary that is a Loan Party of Indebtedness of any Restricted Subsidiary that is not a Loan Party shall be subject to Section 6.04 and (iii) Guarantees permitted under this clause (e) shall be subordinated to the Secured Obligations of the applicable Restricted Subsidiary on the same terms as the Indebtedness so Guaranteed is subordinated to the Secured Obligations;</text:p>
            <text:p/>
            <text:p> </text:p>
            <text:p/>
            <text:p>(f)          Indebtedness of the Borrower or any Restricted Subsidiary incurred to finance the acquisition, construction or improvement of any fixed or capital assets (whether or not constituting purchase money Indebtedness), including Capital Lease Obligations and any Indebtedness assumed in connection with the acquisition of any such assets or secured by a Lien on any such assets prior to the acquisition thereof, and extensions, renewals and replacements of any such Indebtedness in accordance with clause (g) below; provided that (i) such Indebtedness is incurred prior to or within 90 days after such acquisition or the completion of such construction or improvement and (ii) the aggregate principal amount of Indebtedness permitted by this clause (f) together with any Refinance Indebtedness in respect thereof permitted by clause (g) below, shall not exceed $25,000,000 at any time outstanding;</text:p>
            <text:p/>
            <text:p> </text:p>
            <text:p>72</text:p>
            <text:p/>
            <text:p> </text:p>
            <text:p/>
            <text:p> </text:p>
            <text:p/>
            <text:p>(g)          Indebtedness which represents extensions, renewals, refinancing or replacements (such Indebtedness being so extended, renewed, refinanced or replaced being referred to herein as the “Refinance Indebtedness”) of any of the Indebtedness described in clauses (b), (c) and (f) and (i) and (k) hereof (such Indebtedness being referred to herein as the “Original Indebtedness”); provided that (i) such Refinance Indebtedness does not increase the principal amount or interest rate (other than the then-prevailing customary interest rate for Indebtedness of such type of Refinance Indebtedness) of the Original Indebtedness, (ii) any Liens securing such Refinance Indebtedness are not extended to any additional property of any Loan Party or any of its Restricted Subsidiaries, (iii) no Loan Party or any of its Restricted Subsidiaries that is not originally obligated with respect to repayment of such Original Indebtedness is required to become obligated with respect to such Refinance Indebtedness, (iv) such Refinance Indebtedness does not result in a shortening of the average weighted maturity of such Original Indebtedness, (v) the terms of such Refinance Indebtedness other than fees and interest are not less favorable to the obligor thereunder than the original terms of such Original Indebtedness and (vi) if such Original Indebtedness was subordinated in right of payment to the Secured Obligations, then the terms and conditions of such Refinance Indebtedness must include subordination terms and conditions that are at least as favorable to the Administrative Agent and the Lenders as those that were applicable to such Original Indebtedness;</text:p>
            <text:p/>
            <text:p> </text:p>
            <text:p/>
            <text:p>(h)          Indebtedness owed to any Person providing workers’ compensation, health, disability or other employee benefits or property, casualty or liability insurance, pursuant to reimbursement or indemnification obligations to such Person, in each case incurred in the ordinary course of business;</text:p>
            <text:p/>
            <text:p> </text:p>
            <text:p/>
            <text:p>(i)           Indebtedness of any Loan Party in respect of performance bonds, bid bonds, appeal bonds, surety bonds and similar obligations, in each case provided in the ordinary course of business;</text:p>
            <text:p/>
            <text:p> </text:p>
            <text:p/>
            <text:p>(j)           Subordinated Indebtedness with terms and conditions reasonably acceptable to the Administrative Agent;</text:p>
            <text:p/>
            <text:p> </text:p>
            <text:p/>
            <text:p>(k)           Indebtedness of any Person that becomes a Subsidiary after the Effective Date; provided that (i) such Indebtedness exists at the time such Person becomes a Subsidiary and is not created in contemplation of or in connection with such Person becoming a Subsidiary and (ii) the aggregate principal amount of Indebtedness permitted by this clause (k), together with any Refinance Indebtedness in respect thereof permitted by clause (g) above, shall not exceed $25,000,000 at any time outstanding; and</text:p>
            <text:p/>
            <text:p> </text:p>
            <text:p/>
            <text:p>(l)           other unsecured Indebtedness in an aggregate principal amount not exceeding $300,000,000 at any time outstanding; provided that (i) such Indebtedness matures after, and does not require any scheduled amortization or other scheduled payments of principal prior to, the date that is 91 days after the Maturity Date (it being understood that any provision requiring an offer to purchase such Indebtedness as a result of a change of control, delisting, or asset sale or any provision permitting holders to convert such Indebtedness shall not violate the foregoing restriction), (ii) such Indebtedness is not guaranteed by any Restricted Subsidiary of the Borrower other than the Loan Guarantors (which guarantees, if such Indebtedness is subordinated, shall be expressly subordinated to the Secured Obligations on terms not less favorable to the Lenders than the subordination terms of such Subordinated Indebtedness) and (iii) such Indebtedness is issued on then-market terms and restrictions customary for Indebtedness of such type and the restrictions imposed thereby will not adversely affect in any material respect the obligation or ability of the Borrower or any other Loan Party to make any payments required hereunder or otherwise satisfy the Obligations, in each case as determined in the good faith judgment of the Borrower.</text:p>
            <text:p/>
            <text:p> </text:p>
          </table:table-cell>
          <table:table-cell office:value-type="string" calcext:value-type="string">
            <text:p>Section 6.02         Liens. No Loan Party will, nor will it permit any Restricted Subsidiary to, create, incur, assume or permit to exist any Lien on any property or asset now owned or hereafter acquired by it, or assign or sell any income or revenues (including accounts receivable) or rights in respect of any thereof, except:</text:p>
            <text:p/>
            <text:p> </text:p>
            <text:p/>
            <text:p>(a)          Liens created pursuant to any Loan Document;</text:p>
            <text:p/>
            <text:p> </text:p>
            <text:p/>
            <text:p>(b)          Permitted Encumbrances;</text:p>
            <text:p/>
            <text:p> </text:p>
            <text:p/>
            <text:p>(c)          Liens on the Collateral securing Indebtedness incurred pursuant to Section 6.01(b), and any extensions, renewals and replacements of any such Indebtedness in respect thereof in accordance with Section 6.01(g), in each case, to the extent such Indebtedness is subject to the terms of the Intercreditor Agreement;</text:p>
            <text:p/>
            <text:p> </text:p>
            <text:p/>
            <text:p>(d)          any Lien on any property or asset of the Borrower or any Restricted Subsidiary existing on the Effective Date and set forth in Schedule 6.02; provided that (i) such Lien shall not apply to any other property or asset of the Borrower or such Restricted Subsidiary and (ii) such Lien shall secure only those obligations which it secures on the Effective Date, and extensions, renewals and replacements thereof that do not increase the outstanding principal amount thereof;</text:p>
            <text:p/>
            <text:p> </text:p>
            <text:p/>
            <text:p>(e)          Liens on fixed or capital assets acquired, constructed or improved by the Borrower or any Restricted Subsidiary; provided that (i) such Liens secure Indebtedness permitted by clause (f) of Section 6.01, (ii) such Liens and the Indebtedness secured thereby are incurred prior to or within 90 days after such acquisition or the completion of such construction or improvement, (iii) the Indebtedness secured thereby does not exceed 100% of the cost of acquiring, constructing or improving such fixed or capital assets and (iv) such Liens shall not apply to any other property or assets of the Borrower or such Restricted Subsidiary;</text:p>
            <text:p/>
            <text:p> </text:p>
            <text:p/>
            <text:p>(f)          any Lien existing on any property or asset (other than Accounts and Inventory) prior to the acquisition thereof by the Borrower or any Restricted Subsidiary or existing on any property or asset (other than Accounts and Inventory) of any Person that becomes a Loan Party after the Effective Date prior to the time such Person becomes a Loan Party; provided that (i) such Lien is not created in contemplation of or in connection with such acquisition or such Person becoming a Loan Party, as the case may be, (ii) such Lien shall not apply to any other property or assets of the Loan Party and (iii) such Lien shall secure only those obligations which it secures on the date of such acquisition or the date such Person becomes a Loan Party, as the case may be, and extensions, renewals and replacements thereof that do not increase the outstanding principal amount thereof;</text:p>
            <text:p/>
            <text:p> </text:p>
            <text:p/>
            <text:p>(g)          Liens of a collecting bank arising in the ordinary course of business under Section 4-208 of the UCC in effect in the relevant jurisdiction covering only the items being collected upon;</text:p>
            <text:p/>
            <text:p> </text:p>
            <text:p/>
            <text:p>(h)          Liens arising out of Sale and Leaseback Transactions permitted by Section 6.06;</text:p>
            <text:p/>
            <text:p> </text:p>
            <text:p/>
            <text:p>(i)           Liens granted by a Restricted Subsidiary that is not a Loan Party in favor of the Borrower or another Loan Party in respect of Indebtedness owed by such Restricted Subsidiary; and</text:p>
            <text:p/>
            <text:p> </text:p>
            <text:p>74</text:p>
            <text:p/>
            <text:p> </text:p>
            <text:p/>
            <text:p> </text:p>
            <text:p/>
            <text:p>(j)           Liens on assets (not constituting Collateral) of the Borrower and its Restricted Subsidiaries not otherwise permitted above so long as the aggregate principal amount of the Indebtedness and other obligations subject to such Liens does not at any time exceed $25,000,000.</text:p>
            <text:p/>
            <text:p> </text:p>
            <text:p/>
            <text:p>Notwithstanding the foregoing, none of the Liens permitted pursuant to this Section 6.02 may at any time attach to any Loan Party’s (1) Accounts, other than those permitted under clause (a) of the definition of Permitted Encumbrance and clauses (a) and (c) above (subject to the terms of the Intercreditor Agreement) and (2) Inventory, other than those permitted under clauses (a) and (b) of the definition of Permitted Encumbrance and clauses (a) and (c) above (subject to the terms of the Intercreditor Agreement).</text:p>
          </table:table-cell>
          <table:table-cell office:value-type="string" calcext:value-type="string">
            <text:p>Section 6.08         Restricted Payments; Subordinated Indebtedness.</text:p>
            <text:p/>
            <text:p> </text:p>
            <text:p/>
            <text:p>(a)          No Loan Party will, nor will it permit any Restricted Subsidiary to, declare or make, or agree to declare or make, directly or indirectly, any Restricted Payment, or incur any obligation (contingent or otherwise) to do so, except (i) the Borrower may declare and pay dividends with respect to its common stock payable solely in additional shares of its common stock, and, with respect to its preferred stock, payable solely in additional shares of such preferred stock or in shares of its common stock (in each case, other than Disqualified Equity Interests), (ii) Restricted Subsidiaries may declare and pay dividends ratably with respect to their Equity Interests, (iii) the Borrower may make Restricted Payments, not exceeding $1,000,000 during any fiscal year, pursuant to and in accordance with stock option plans or other benefit plans for management or employees of the Borrower and its Restricted Subsidiaries, and (iv) each Loan Party may declare or make, or agree to pay or make, directly or indirectly, any other Restricted Payments so long as, both before and after giving pro forma effect to such Restricted Payment (x) no Default or Event of Default shall have occurred and be continuing and (y) the Payment Condition shall be satisfied with respect to such Restricted Payments.</text:p>
            <text:p/>
            <text:p> </text:p>
            <text:p>78</text:p>
            <text:p/>
            <text:p> </text:p>
            <text:p/>
            <text:p> </text:p>
            <text:p/>
            <text:p>(b)          No Loan Party will, nor will it permit any Restricted Subsidiary to, make or agree to pay or make, directly or indirectly, (i) any payment or other distribution (whether in cash, securities or other property) of or in respect of principal of or interest on any Subordinated Indebtedness or other Indebtedness that is junior in right of payment to the Loans (collectively, the “Specified Indebtedness”) other than payment of regularly scheduled interest and principal payments as and when due (including at maturity) in respect of any Specified Indebtedness (excluding payments in respect of Subordinated Indebtedness prohibited by the subordination provisions thereof), or (ii) any payment or other distribution (whether in cash, securities or other property), including any sinking fund or similar deposit, on account of the purchase, redemption, retirement, acquisition, cancellation or termination of any Specified Indebtedness unless, in the case of each of the foregoing clauses (i) and (ii), both before and after giving pro forma effect to such payment (x) no Default or Event of Default shall have occurred and be continuing and (y) the Payment Condition shall be satisfied with respect to such payment. Furthermore, no Loan Party will, nor will it permit any Restricted Subsidiary to, amend the documents evidencing any Specified Indebtedness (or any replacements, substitutions, extensions or renewals thereof) or pursuant to which such Specified Indebtedness is issued where such amendment, modification or supplement amends, modifies or adds any provisions thereof in a manner which is (i) materially adverse to the applicable Loan Party and such Restricted Subsidiary and/or the Lenders or (ii) more onerous in any material respect than the existing applicable provisions in such documents or the applicable provisions set forth in this Agreement, in each case as determined by the board of directors (including an authorized committee thereof) of the applicable Loan party in good faith.</text:p>
            <text:p/>
            <text:p> </text:p>
          </table:table-cell>
          <table:table-cell office:value-type="string" calcext:value-type="string">
            <text:p>Section 6.05         Asset Sales. No Loan Party will, nor will it permit any Restricted Subsidiary to, sell, transfer, lease or otherwise dispose of any asset, including any Equity Interest owned by it, nor will the Borrower permit any Restricted Subsidiary to issue any additional Equity Interest in such Restricted Subsidiary (other than to the Borrower or another Subsidiary in compliance with Section 6.04), except:</text:p>
            <text:p/>
            <text:p> </text:p>
            <text:p/>
            <text:p>(a)          (i) sales, transfers and dispositions of (A) Inventory in the ordinary course of business and (B) used, obsolete, worn out or surplus Equipment or property in the ordinary course of business and (ii) sales, transfers, dispositions or exclusive long-term licenses of property to the extent that (A) such property is concurrently exchanged for credit against the purchase price of similar replacement property or (B) the proceeds of such sales, transfers, dispositions or licenses are promptly applied to the purchase price of such replacement property;</text:p>
            <text:p/>
            <text:p> </text:p>
            <text:p/>
            <text:p>(b)          sales, transfers and dispositions of assets to the Borrower or any Restricted Subsidiary, provided that any such sales, transfers or dispositions involving a Restricted Subsidiary that is not a Loan Party shall be made in compliance with Section 6.09;</text:p>
            <text:p/>
            <text:p> </text:p>
            <text:p/>
            <text:p>(c)          sales, transfers and dispositions of Accounts in connection with the compromise, settlement or collection thereof;</text:p>
            <text:p/>
            <text:p> </text:p>
            <text:p/>
            <text:p>(d)          sales, transfers and dispositions of Permitted Investments and other investments permitted by clauses (i) and (k) of Section 6.04;</text:p>
            <text:p/>
            <text:p> </text:p>
            <text:p/>
            <text:p>(e)          Sale and Leaseback Transactions permitted by Section 6.06;</text:p>
            <text:p/>
            <text:p> </text:p>
            <text:p/>
            <text:p>(f)          dispositions resulting from any casualty or other insured damage to, or any taking under power of eminent domain or by condemnation or similar proceeding of, any property or asset of the Borrower or any Restricted Subsidiary;</text:p>
            <text:p/>
            <text:p> </text:p>
            <text:p/>
            <text:p>(g)          sales, transfers and other dispositions consisting of divestitures required by applicable law or any Governmental Authority or other regulatory authority; and</text:p>
            <text:p/>
            <text:p> </text:p>
            <text:p>77</text:p>
            <text:p/>
            <text:p> </text:p>
            <text:p/>
            <text:p> </text:p>
            <text:p/>
            <text:p>(h)          sales, transfers and other dispositions of assets (other than Equity Interests in a Restricted Subsidiary unless all Equity Interests in such Restricted Subsidiary are sold) that are not permitted by any other paragraph of this Section, provided that the aggregate book value of all assets sold, transferred or otherwise disposed of in reliance upon this paragraph (h) during any fiscal year of the Borrower shall not exceed 10.0% of Total Assets as of the most recently ended fiscal year of the Borrower (determined by reference to the Borrower’s financial statements most recently delivered pursuant to Section 5.01(a) or, if prior to the date of the delivery of the first financial statements to be delivered pursuant to such Section, the annual financial statements referred to in Section 3.04(a));</text:p>
            <text:p/>
            <text:p> </text:p>
            <text:p/>
            <text:p>provided that all sales, transfers, leases and other dispositions permitted hereby (other than those permitted by paragraphs (b) and (f) above) shall be made for fair value and for at least 75% cash consideration.</text:p>
            <text:p/>
            <text:p> </text:p>
          </table:table-cell>
          <table:table-cell table:number-columns-repeated="1013"/>
        </table:table-row>
        <table:table-row table:style-name="ro1">
          <table:table-cell office:value-type="string" calcext:value-type="string">
            <text:p><text:a xlink:href="https://www.sec.gov/Archives/edgar/data/832428/000083242819000014/ex-101fourthamendmenttothe.htm" xlink:type="simple">https://www.sec.gov/Archives/edgar/data/832428/000083242819000014/ex-101fourthamendmenttothe.htm</text:a></text:p>
          </table:table-cell>
          <table:table-cell office:value-type="string" calcext:value-type="string">
            <text:p>THIRD AMENDED AND RESTATED CREDIT AGREEMENT </text:p>
          </table:table-cell>
          <table:table-cell office:value-type="string" calcext:value-type="string">
            <text:p>THIS THIRD AMENDED AND RESTATED CREDIT AGREEMENT (as amended by the First Amendment, dated as of October 2, 2017, the Second Amendment, dated as of April 3, 2018, the Third Amendment, dated as of November 20, 2018 and the Fourth Amendment, dated as of May 1, 2019, this “Agreement”) is made and entered into as of April 28, 2017, by and among THE E.W. SCRIPPS COMPANY, an Ohio corporation (the “Borrower”), the several banks and other financial institutions and lenders from time to time party hereto (the “Lenders”), and WELLS FARGO BANK, NATIONAL ASSOCIATION, in its capacity as administrative agent for the Lenders (the “Administrative Agent”), as issuing bank (the “Issuing Bank”) and as swingline lender (the “Swingline Lender”).</text:p>
          </table:table-cell>
          <table:table-cell office:value-type="string" calcext:value-type="string">
            <text:p>Section 2.24.    Incremental Facilities.</text:p>
            <text:p>(a)    The Borrower may from time to time on or after the Fourth Amendment Closing Date, by written notice to the Administrative Agent, request (i) an increase to the existing Revolving Commitments (any such increase, the “New Revolving Commitments” and any Revolving Loans thereunder, the “New Revolving Loans”) and/or (ii) an increase to an existing Class of Term Loans and/or the establishment of one or more Term Loan Commitments hereunder (the “New Term</text:p>
            <text:p/>
            <text:p>56</text:p>
            <text:p/>
            <text:p/>
            <text:p/>
            <text:p>Loan Commitments,” and collectively with any New Revolving Commitments, the “New Commitments” and each, individually, a “New Commitment”), in any case, by an amount not in excess of the sum of (x) from and after the Fourth Amendment Closing Date, $360,000,000 in the aggregate plus (y) the aggregate principal amount of additional New Commitments so long as, on a Pro Forma Basis (assuming, in the case of any New Commitments, that the entire amount of such New Revolving Commitments and New Term Loan Commitments were fully funded on the effective date of such increase and excluding the cash proceeds received by the Borrower in respect of any such New Commitments) and after giving effect to any Permitted Acquisitions and any Limited Conditionality Acquisition (if applicable pursuant to Section 1.5) consummated in connection therewith, (1) in the case of loans under such New Commitments secured by Liens on the Collateral that rank pari passu with the liens on the Collateral securing the Facilities (other than any such Liens that are junior), the First Lien Net Leverage Ratio on a Pro Forma Basis does not exceed 4.00 to 1.00 and (2) in the case of loans under such New Commitments secured by Liens that rank junior to the Liens on the Collateral securing the Facilities, the Senior Secured Net Leverage Ratio on a Pro Forma Basis does not exceed 5.50 to 1.00, plus (z) the aggregate amount of all voluntary prepayments of the Term Loans outstanding on the Fourth Amendment Closing Date and Revolving Loans pursuant to Section 2.11 (and accompanied by a reduction of the Revolving Commitments pursuant to Section 2.8(b) in the case of a prepayment of Revolving Loans) made prior to such time except to the extent funded with the proceeds of Indebtedness; provided, however, that notwithstanding the foregoing, the Borrower may, at any time following the Fourth Amendment Closing Date and on or prior to the earlier of (i) June 30, 2020 and (ii) the Taurus Special Mandatory Prepayment request the establishment of one or more Term Loan Commitments hereunder (or, if the Borrower and the Administrative Agent so agree, an increase to the existing Tranche B-1 Term Loan Commitments) (such New Commitments, the “Taurus Term Loan Facility”) in an amount not to exceed $400,000,000 in the aggregate; provided that (1) the proceeds of the Taurus Term Loan Facility may only be used to finance the Taurus Acquisition, (2) the Increased Amount Date with respect to the Taurus Term Loan Facility shall occur on the date of the consummation of the Taurus Acquisition and (3) any establishment and/or incurrence of the Taurus Term Loan Facility shall not decrease the maximum amount of New Commitments available under clause (x) above. Each such notice shall specify (i) the date (each, an “Increased Amount Date”) on which the Borrower proposes that the New Commitments shall be effective, which shall be a date not less than fifteen (15) Business Days after the date on which such notice is delivered to the Administrative Agent (or such shorter period as may be agreed to by the Administrative Agent) and (ii) the identity of each Lender or other Person reasonably acceptable to the Administrative Agent (such other Person, a “New Revolving Credit Lender” or “New Term Loan Lender,” as applicable, and collectively each a “New Lender” and together “New Lenders”) to whom the Borrower proposes any portion of such New Revolving Commitments or New Term Loan Commitments, as applicable, be allocated and the amounts of such allocations; provided that the Administrative Agent (and/or its Affiliates) may elect or decline to arrange such New Revolving Commitments or New Term Loan Commitments in its sole discretion and any Lender approached to provide all or a portion of the New Revolving Commitments or New Term Loan Commitments may elect or decline, in its sole discretion, to provide a New Revolving Commitment or a New Term Loan Commitment; provided, further, that, to the extent the consent of any party hereto is required for a proposed assignment under Section 10.4(b)(iii), such consent requirement shall apply to any New Lender under this Section 2.24 as though such New Lender were a proposed assignee under Section 10.4(b)(iii). All New Commitments shall become effective as of such Increased Amount Date; provided, that (i) no Default or Event of Default shall exist on such Increased Amount Date before or after giving effect to such New Commitments (provided that, in connection with any Limited Conditionality Acquisition, it shall only be required that no Event of Default pursuant to Sections 8.1(a), 8.1(b), 8.1(h), 8.1(i) or 8.1(j) shall exist on such Increased Amount Date before or after giving effect to such New Commitments); (ii) the representations and warranties set forth in this Agreement and the other Loan Documents shall be true and correct as in all material respects of such Increased Amount Date before and after giving effect to such New Commitments (provided that, in connection with any Limited Conditionality Acquisition, only the Specified Representations shall be required to be true and correct in all material respects on such Increased Amount Date before and after giving effect to such New Commitments); (iii) if the New Commitments are permitted to be incurred pursuant to sub-clause (y) of the first sentence of this clause (a), the Borrower shall deliver to the Administrative Agent a Compliance Certificate setting forth in reasonable detail the calculations of the First Lien Net Leverage Ratio or Senior Secured Net Leverage Ratio, as applicable, and executed by a Responsible Officer of the Borrower certifying the requirements of such sub-clause (y) have been met; (iv) for each New Lender (other than an existing Lender), the New Commitments shall be effected pursuant to one or more joinder agreements in form and substance reasonably satisfactory to the Administrative Agent executed and delivered by the Borrower, such New Lender, and the Administrative Agent, and each of which shall be recorded in the Register and shall be subject to the requirements set forth in Section 2.20(g); (v) the Borrower shall make any payments required, if any, pursuant to Section 2.19 in connection with the New Revolving Commitments; (vi) both before and after giving effect to the making of any new Loans, each of the conditions set forth in Section 3.2 shall be satisfied; and (vii) the Borrower shall deliver or cause to be delivered any legal opinions or other documents reasonably requested by the Administrative Agent in connection with any such transaction.</text:p>
            <text:p>(b)    On any Increased Amount Date on which New Revolving Commitments are effected, subject to the satisfaction of the terms and conditions herein (i) each of the Revolving Credit Lenders shall assign to each of the New Revolving Credit Lenders agreeing to provide New Revolving Commitments, and each of the New Revolving Credit Lenders</text:p>
            <text:p/>
            <text:p>57</text:p>
            <text:p/>
            <text:p/>
            <text:p/>
            <text:p>shall purchase from each of the Revolving Credit Lenders, at the principal amount thereof (together with accrued interest), such interests in the Revolving Loans outstanding on such Increased Amount Date, if any, as shall be necessary in order that, after giving effect to all such assignments and purchases, such Revolving Loans will be held by existing Revolving Credit Lenders and New Revolving Credit Lenders ratably in accordance with their Revolving Commitments after giving effect to the addition of such New Revolving Commitments to the Revolving Commitments, (ii) each New Revolving Commitment shall be deemed for all purposes a Revolving Commitment and each New Revolving Loan shall be deemed, for all purposes, a Revolving Loan and (iii) each New Revolving Credit Lender shall become a Revolving Credit Lender with respect to the New Revolving Commitment and all matters relating thereto. The terms and provisions of the New Revolving Commitments and the New Revolving Loans shall be identical to the Revolving Commitments and the Revolving Loans respectively; provided that (i) New Revolving Commitments incurred pursuant to clause (a) above shall rank pari passu with or, at the option of the Borrower, junior in right of security with the Liens on the Collateral securing the Secured Obligations (provided that if such New Revolving Commitments rank junior in right of security with the Liens on the Collateral securing the Secured Obligations, such New Revolving Commitments shall be subject to a customary intercreditor agreement in form and substance reasonably satisfactory to the Administrative Agent); (ii) any such New Revolving Commitments shall have no amortization and the final maturity date of any such New Revolving Commitments shall be no earlier than the Revolving Commitment Termination Date with respect to the existing Revolving Loans; (iii) such New Revolving Commitments may participate on a pro rata basis or less than pro rata basis (but not on a greater than pro rata basis) than the existing Revolving Loans in (x) any voluntary or mandatory prepayment or commitment reduction hereunder and (y) any Borrowing at the time such Borrowing is made; (iv) there shall be no obligor in respect of any New Revolving Commitments that is not a Loan Party; (v) such New Revolving Commitments shall not be secured by any assets not securing the Obligations and (vi) except as to pricing, final maturity date, participation in mandatory prepayments and commitment reductions and ranking as to security (which shall, subject to clauses (i) through (v) of this provision, be determined by the Borrower and the New Revolving Credit Lenders in their sole discretion), the New Revolving Loans shall have substantially similar terms as the existing Revolving Loans or such other terms as shall be reasonably satisfactory to the Administrative Agent.</text:p>
            <text:p>(c)    On any Increased Amount Date on which any New Term Loan Commitments are effective, subject to the satisfaction of the terms and conditions herein and in the applicable Incremental Amendment (as defined below), (x) each New Term Loan Lender of any series shall make a term loan to the Borrower (each a “Term Loan”) in an amount equal to its New Term Loan Commitment of such series, and (y) each New Term Loan Lender shall become a Term Loan Lender hereunder with respect to the New Term Loan Commitment of such series and the Term Loans of such series made pursuant thereto. The terms and provisions of any loans extended pursuant to the New Term Loan Commitments (including interest rate margins, prepayment premiums, call protection, fees, amortization, mandatory and optional prepayments (including Term Loan purchase rights, if any) associated with such New Commitments), shall be established pursuant to an amendment to this Agreement in form and substance reasonably satisfactory to the Administrative Agent, the New Term Loan Lenders and the Borrower (each, an “Incremental Amendment”); provided, that, any Term Loans funded under the New Term Loan Commitments (each, a “New Term Loan”) incurred pursuant to clause (a) above shall rank pari passu or, at the option of the Borrower, junior in right of security with the Liens on the Collateral securing the Secured Obligations (provided that if such New Term Loans rank junior in right of security with the Liens on the Collateral securing the Secured Obligations, such New Term Loans (x) shall be established as a separate Class of Term Loans from the existing Term Loans, (y) such New Term Loans shall be subject to a customary intercreditor agreement in form and substance reasonably satisfactory to the Administrative Agent and (z) for the avoidance of doubt, if such New Term Loans rank junior in right of security with the Liens on the Collateral securing the Secured Obligations, such New Term Loans shall not be subject to clause (vii) below); (ii) the final maturity date of any such New Term Loans that constitute a “term loan B” facility primarily marketed to institutional investors shall be no earlier than the Latest Maturity Date; (iii) the Weighted Average Life to Maturity of any such New Term Loans that constitute a “term loan B” facility primarily marketed to institutional investors shall be no shorter than the remaining Weighted Average Life to Maturity of the existing Term Loans; (iv) such New Term Loans may participate on a pro rata basis or less than pro rata basis (but not on a greater than pro rata basis) than the existing Term Loans in any mandatory prepayment hereunder (provided that no New Term Loans may participate in a Cordillera Special Mandatory Prepayment and/or Taurus Special Mandatory Prepayment); (v) there shall be no obligor in respect of any New Term Loans that is not a Loan Party; (vi) such New Term Loans shall not be secured by any assets not securing the Obligations; (vii) the All-in Yield shall be as agreed by the Borrower and the applicable New Term Loan Lenders; provided that with respect to any New Term Loan incurred pursuant to clause (a) above (other than any New Term Loans in respect of the Taurus Term Loan Facility) that (x) is secured by Liens on the Collateral that are pari passu in right of security with the Liens securing the Obligations, (y) has a final maturity date that is earlier than the date that is two years following the Term Loan Maturity Date with respect to the Tranche B-1 Term Loans and (z) has a Weighted Average Life to Maturity that is shorter than the Weighted Average Life to Maturity that is two years longer than the Weighted Average Life to Maturity of the existing Term Loans, the All-in Yield in respect of any such New Term Loans may exceed the All-in Yield in respect of the Tranche B-1 Term Loans by no more than 0.50%, or, if it does so exceed such All-in Yield (such difference, the “Term Yield Differential”) then the Applicable Rate (or the “interest rate floor” as provided in the following</text:p>
            <text:p/>
            <text:p>58</text:p>
            <text:p/>
            <text:p/>
            <text:p/>
            <text:p>proviso) applicable to such Tranche B-1 Term Loans shall be increased such that after giving effect to such increase, the Term Yield Differential shall not exceed 0.50% (it being understood that if such New Term Loans include an interest rate floor greater than the applicable interest rate floor under the Tranche B-1 Term Loans, such differential between the interest rate floors shall be equated to the Applicable Rate for purposes of determining whether an increase to the Applicable Rate under the Tranche B-1 Term Loans shall be required, but only to the extent an increase in the interest rate floor in the Tranche B-1 Term Loans would cause an increase in the Applicable Rate then in effect thereunder, and in such case the interest rate floor (but not the Applicable Rate) applicable to the Tranche B-1 Term Loans shall be increased to the extent of such differential between interest rate floors (this proviso, the “MFN Protection”)); provided, however that with respect to any New Term Loans in respect of the Taurus Term Loan Facility, the All-in Yield in respect of such Taurus Term Loan Facility may not exceed the All-in Yield in respect of the Tranche B-1 Term Loans, or, if it does exceed such All-in Yield, then the Applicable Rate (or the “interest rate floor” as provided in the following proviso) applicable to such Tranche B-1 Term Loans shall be increased such that after giving effect to such increase, there is no Term Yield Differential; provided that if such Taurus Term Loan Facility includes an interest rate floor greater than the applicable interest rate floor under the Tranche B-1 Term Loans, such differential between the interest rate floors shall be equated to the Applicable Rate for purposes of determining whether an increase to the Applicable Rate under the Tranche B-1 Term Loans shall be required, but only to the extent an increase in the interest rate floor in the Tranche B-1 Term Loans would cause an increase in the Applicable Rate then in effect thereunder, and in such case the interest rate floor (but not the Applicable Rate) applicable to the Tranche B-1 Term Loans shall be increased to the extent of such differential between interest rate floor. Further, all Term Loans made pursuant to the New Term Loan Commitments (and all interest, fee and other amounts payable thereon) shall be Obligations under this Agreement and the other Loan Documents. The Borrower, the Administrative Agent and the New Term Loan Lenders may, without the consent of any other Lenders, effect such amendments to this Agreement and the other Loan Documents as may be necessary or appropriate, in the opinion of the Administrative Agent, to effect the provisions of this Section 2.24.</text:p>
            <text:p>(d)    The Administrative Agent shall notify Lenders promptly upon receipt of the Borrower’s notice of each Increased Amount Date. Promptly following each Increased Amount Date, the Administrative Agent shall notify all Lenders (including New Lenders) of the identity of New Lenders and the New Commitments of all Lenders (after giving effect to the assignments contemplated by this Section 2.24) and Schedule II shall be deemed to be updated to reflect any changes resulting from New Revolving Commitments.</text:p>
            <text:p>(e)    Notwithstanding anything to the contrary in this Agreement, the Borrower may by written notice to the Administrative Agent establish one or more additional tranches of term loans under this Agreement (such loans, “Refinancing Term Loans”), the net cash proceeds of which are used to refinance in whole or in part any Class of Term Loans. Each such notice shall specify the date (each, a “Refinancing Effective Date”) on which the Borrower proposes that the Refinancing Term Loans shall be made, which shall be a date not earlier than five Business Days after the date on which such notice is delivered to the Administrative Agent (or such shorter period agreed to by the Administrative Agent in its reasonable discretion); provided, that:</text:p>
            <text:p>(i)    before and after giving effect to the borrowing of such Refinancing Term Loans on the Refinancing Effective Date each of the conditions set forth in Section 3.2 shall be satisfied;</text:p>
            <text:p>(ii)    the final maturity date of the Refinancing Term Loans shall be no earlier than the Term Loan Maturity Date of the refinanced Term Loans;</text:p>
            <text:p>(iii)    the Weighted Average Life to Maturity of such Refinancing Term Loans shall be no shorter than the then-remaining Weighted Average Life to Maturity of the refinanced Term Loans;</text:p>
            <text:p>(iv)    the aggregate principal amount of the Refinancing Term Loans shall not exceed the outstanding principal amount of the refinanced Term Loans plus amounts used to pay fees, premiums, costs and expenses (including original issue discount) and accrued interest associated therewith;</text:p>
            <text:p>(v)    all other terms applicable to such Refinancing Term Loans (other than provisions relating to original issue discount, upfront fees, interest rates and any other pricing terms (which original issue discount, upfront fees, interest rates and other pricing terms shall not be subject to the provisions set forth in Section 2.24(c)(v)) and optional prepayment or mandatory prepayment or redemption terms, which shall be as agreed between the Borrower and the Lenders providing such Refinancing Term Loans) taken as a whole shall be substantially similar to, or not materially less favorable to the Borrower and its Subsidiaries than, the terms, taken as a whole, applicable to the Term Loans being refinanced (except to the extent such covenants and other terms apply solely to any period after the Term Loan Maturity Date or are otherwise reasonably acceptable to the Administrative Agent), as determined by the Borrower in good faith.</text:p>
            <text:p/>
            <text:p>59</text:p>
            <text:p/>
            <text:p/>
            <text:p/>
            <text:p>In addition, notwithstanding the foregoing, the Borrower may establish Refinancing Term Loans to refinance and/or replace all or any portion of a Revolving Commitment (regardless of whether Revolving Loans are outstanding under such Revolving Commitments at the time of incurrence of such Refinancing Term Loans), so long as (1) the aggregate amount of such Refinancing Term Loans does not exceed the aggregate amount of Revolving Commitments terminated at the time of incurrence thereof, (2) if the Revolving Credit Exposure outstanding on the Refinancing Effective Date would exceed the aggregate amount of Revolving Commitments outstanding in each case after giving effect to the termination of such Revolving Commitments, the Borrower shall take one or more actions such that such Revolving Credit Exposure does not exceed such aggregate amount of Revolving Commitments in effect on the Refinancing Effective Date after giving effect to the termination of such Revolving Commitments (it being understood that (x) such Refinancing Term Loans may be provided by the Lenders holding the Revolving Commitments being terminated and/or by any other person that would be a permitted Assignee hereunder and (y) the proceeds of such Refinancing Term Loans shall not constitute Net Proceeds hereunder), (3) the Weighted Average Life to Maturity of the Refinancing Term Loans (disregarding any customary amortization for this purpose) shall be no shorter than the remaining life to termination of the terminated Revolving Commitments, (4) the final maturity date of the Refinancing Term Loans shall be no earlier than the termination date of the terminated Revolving Commitments and (5) all other terms applicable to such Refinancing Term Loans (other than provisions relating to original issue discount, upfront fees, interest rates and any other pricing terms (which original issue discount, upfront fees, interest rates and other pricing terms shall not be subject to the provisions set forth in Section 2.24(c)(vii)) and optional prepayment or mandatory prepayment or redemption terms, which shall be as agreed between the Borrower and the Lenders providing such Refinancing Term Loans) taken as a whole shall be substantially similar to, or not materially less favorable to the Borrower and its Subsidiaries than, the terms, taken as a whole, applicable to the Term Loans (except to the extent such covenants and other terms apply solely to any period after the Term Loan Maturity Date or are otherwise reasonably acceptable to the Administrative Agent), as determined by the Borrower in good faith;</text:p>
            <text:p>(vi)    with respect to Refinancing Term Loans secured by Liens on Collateral that rank pari passu or junior in right of security to the Liens thereon securing the Secured Obligations, such Liens will be subject to a customary intercreditor agreement in form and substance reasonably satisfactory to the Administrative Agent; and</text:p>
            <text:p>(vii)    there shall be no obligor in respect of such Refinancing Term Loans that is not a Loan Party.</text:p>
            <text:p>(f)    The Borrower may approach any Lender or any other person that would be a permitted Assignee pursuant to Section 10.4 to provide all or a portion of the Refinancing Term Loans; provided, that any Lender offered or approached to provide all or a portion of the Refinancing Term Loans may elect or decline, in its sole discretion, to provide a Refinancing Term Loan. Any Refinancing Term Loans made on any Refinancing Effective Date shall be designated an additional Class of Term Loans for all purposes of this Agreement; provided, further, that any Refinancing Term Loans may, to the extent provided in the applicable Incremental Assumption Agreement governing such Refinancing Term Loans, be designated as an increase in any previously established Class of Term Loans made to the Borrowers.</text:p>
            <text:p>(g)    Notwithstanding anything to the contrary in this Agreement, the Borrower may by written notice to the Administrative Agent establish one or more additional Facilities providing for revolving commitments (“Replacement Revolving Facilities” and the commitments thereunder, “Replacement Revolving Commitments” and the revolving loans thereunder, “Replacement Revolving Loans”), which replace in whole or in part any Class of Revolving Commitments under this Agreement. Each such notice shall specify the date (each, a “Replacement Revolving Facility Effective Date”) on which the Borrower proposes that the Replacement Revolving Commitments shall become effective, which shall be a date not less than five Business Days after the date on which such notice is delivered to the Administrative Agent (or such shorter period agreed to by the Administrative Agent in its reasonable discretion); provided that: (i) before and after giving effect to the establishment of such Replacement Revolving Commitments on the Replacement Revolving Facility Effective Date, each of the conditions set forth in Section 3.2 shall be satisfied; (ii) after giving effect to the establishment of any Replacement Revolving Commitments and any concurrent reduction in the aggregate amount of any other Revolving Commitments, the aggregate amount of Revolving Commitments shall not exceed the aggregate amount of the Revolving Commitments outstanding immediately prior to the applicable Replacement Revolving Facility Effective Date; (iii) no Replacement Revolving Commitments shall have a final maturity date (or require commitment reductions or amortizations) prior to the Revolving Commitment Termination Date in effect at the time of incurrence for the Revolving Commitments being replaced; (iv) all other terms applicable to such Replacement Revolving Facility (other than provisions relating to (x) fees, interest rates and other pricing terms and prepayment and commitment reduction and optional redemption terms which shall be as agreed between the Borrower and the Lenders providing such Replacement Revolving Commitments and (y) the amount of any letter of credit sublimit and swingline commitment under such Replacement Revolving Facility, which shall be as agreed between the Borrower, the Lenders providing such Replacement Revolving Commitments, the Administrative Agent and the replacement</text:p>
            <text:p/>
            <text:p>60</text:p>
            <text:p/>
            <text:p/>
            <text:p/>
            <text:p>issuing bank and replacement swingline lender, if any, under such Replacement Revolving Commitments) taken as a whole shall be substantially similar to, or not materially less favorable to the Borrower and its Subsidiaries than, the terms, taken as a whole, applicable to the Revolving Loans being so refinanced (except to the extent such covenants and other terms apply solely to any period after the latest Revolving Commitment Termination Date in effect at the time of incurrence or are otherwise reasonably acceptable to the Administrative Agent), as determined by the Borrower in good faith; and (v) there shall be no obligor in respect of such Replacement Revolving Facility that is not a Loan Party. In addition, the Borrower may establish Replacement Revolving Commitments to refinance and/or replace all or any portion of a Term Loan hereunder (regardless of whether such Term Loan is repaid with the proceeds of Replacement Revolving Loans or otherwise), so long as the aggregate amount of such Replacement Revolving Commitments does not exceed the aggregate amount of Term Loans repaid at the time of establishment thereof (it being understood that such Replacement Revolving Commitment may be provided by the Lenders holding the Term Loans being repaid and/or by any other person that would be a permitted Assignee hereunder) so long as (i) before and after giving effect to the establishment such Replacement Revolving Commitments on the Replacement Revolving Facility Effective Date each of the conditions set forth in Section 3.2 shall be satisfied, (ii) the remaining life to termination of such Replacement Revolving Commitments shall be no shorter than the Weighted Average Life to Maturity then applicable to the refinanced Term Loans, (iii) the final termination date of the Replacement Revolving Commitments shall be no earlier than the Term Loan Maturity Date of the refinanced Term Loans, (iv) with respect to Replacement Revolving Loans secured by Liens on Collateral that rank junior in right of security to the Secured Obligations, such Liens will be subject to a customary intercreditor agreement in form and substance reasonably satisfactory to the Administrative Agent and (v) there shall be no obligor in respect of such Replacement Revolving Facility that is not a Loan Party. Solely to the extent that an Issuing Bank is not a replacement issuing bank under a Replacement Revolving Facility; it is understood and agreed that such Issuing Bank shall not be required to issue any letters of credit under such Replacement Revolving Facility and, to the extent it is necessary for such Issuing Bank to withdraw as an Issuing Bank at the time of the establishment of such Replacement Revolving Facility, such withdrawal shall be on terms and conditions reasonably satisfactory to such Issuing Bank. The Borrower agrees to reimburse each Issuing Bank in full upon demand, for any reasonable and documented out-of-pocket cost or expense attributable to such withdrawal.</text:p>
            <text:p>(h)    The Borrower may approach any Lender or any other person that would be a permitted Assignee of a Revolving Commitment pursuant to Section 10.4 to provide all or a portion of the Replacement Revolving Commitments; provided that any Lender offered or approached to provide all or a portion of the Replacement Revolving Commitments may elect or decline, in its sole discretion, to provide a Replacement Revolving Commitment. Any Replacement Revolving Commitment made on any Replacement Revolving Facility Effective Date shall be designated an additional Class of Revolving Commitments for all purposes of this Agreement; provided that any Replacement Revolving Commitments may, to the extent provided in the applicable Incremental Amendment, be designated as an increase in any previously established Class of Revolving Commitments.</text:p>
            <text:p>(i)    On any Replacement Revolving Facility Effective Date, subject to the satisfaction of the foregoing terms and conditions, each of the Lenders with Replacement Revolving Commitments of such Class shall purchase from each of the other Lenders with Replacement Revolving Commitments of such Class, at the principal amount thereof, such interests in the Replacement Revolving Loans and participations in Letters of Credit under such Replacement Revolving Commitments of such Class then outstanding on such Replacement Revolving Facility Effective Date as shall be necessary in order that, after giving effect to all such assignments and purchases, the Replacement Revolving Loans and participations of such Replacement Revolving Commitments of such Class will be held by the Lenders thereunder ratably in accordance with their Replacement Revolving Commitments.</text:p>
            <text:p>(j)    This Section 2.24 is subject in all respects to Section 1.5, and if there is any conflict between the terms of this Section 2.24 and Section 1.5, the terms of Section 1.5 shall control.</text:p>
          </table:table-cell>
          <table:table-cell office:value-type="string" calcext:value-type="string">
            <text:p>Section 2.12.    Mandatory Repayments.</text:p>
            <text:p>(a)    (x) Upon the earliest to occur of (i) September 30, 2019, if the consummation of the Cordillera Acquisition has not occurred on or prior to such date, (ii) the date upon which the Cordillera Purchase Agreement is terminated in accordance with its terms and (iii) the consummation of the Cordillera Acquisition without the funding or the utilization of the proceeds of the Tranche B-1 Term Loans (such earliest date, the “Cordillera Special Mandatory Prepayment Trigger Date”), then the Borrower shall prepay (the “Cordillera Special Mandatory Redemption”) (in accordance with the provisions of clause (h) below) then outstanding Tranche B-1 Term Loans in an aggregate principal amount equal to $525,000,000 at a price equal to 100% of the aggregate principal amount of such Tranche B-1 Term Loans, plus accrued and unpaid interest to, but not including, the Cordillera Special Mandatory Prepayment Date, on or prior to the date that is two Business Days following the Cordillera Special Mandatory Prepayment Trigger Date (the date of such payment, the “Cordillera Special Mandatory Prepayment Date”). Upon the occurrence of a Cordillera Special Mandatory Prepayment Trigger Date, the Borrower shall deliver to the Administrative Agent a written notice executed by a Responsible Officer which shall specify: (i) the occurrence of the Cordillera Special Mandatory Prepayment Trigger Date, (ii) the date fixed for the Cordillera Special Mandatory Prepayment Date and (iii) the amount of accrued and unpaid interest to, but not including, the Cordillera Special Mandatory Prepayment Date.</text:p>
            <text:p/>
            <text:p>41</text:p>
            <text:p/>
            <text:p/>
            <text:p/>
            <text:p>(y)    Upon the earliest to occur of (i) June 30, 2020, if the Taurus Effective Date has not occurred on or prior to such date, (ii) the date upon which the Taurus Acquisition Agreement is terminated in accordance with its terms and (iii) the consummation of the Taurus Acquisition without the funding or the utilization of the proceeds of the Tranche B-1 Term Loans (such earliest date, the “Taurus Special Mandatory Prepayment Trigger Date”), then the Borrower shall prepay (the “Taurus Special Mandatory Prepayment”) then outstanding Tranche B-1 Term Loans in an aggregate principal amount equal to $240,000,000 at a price equal to 100% of the aggregate principal amount of such Tranche B-1 Term Loans, plus accrued and unpaid interest to, but not including, the Taurus Special Mandatory Prepayment Date, on or prior to the date that is two Business Days following the Taurus Special Mandatory Prepayment Trigger Date (the date of such payment, the “Taurus Special Mandatory Prepayment Date”). Upon the occurrence of a Taurus Special Mandatory Prepayment Trigger Date, the Borrower shall deliver to the Administrative Agent a written notice executed by a Responsible Officer which shall specify: (i) the occurrence of the Taurus Special Mandatory Prepayment Trigger Date, (ii) the date fixed for the Taurus Special Mandatory Prepayment Date and (iii) the amount of accrued and unpaid interest to, but not including, the Taurus Special Mandatory Prepayment Date.</text:p>
            <text:p>(b)    If the Borrower or any Restricted Subsidiary shall incur any Indebtedness after the Closing Date (other than Indebtedness permitted under Section 7.1), one hundred percent (100%) of the Net Cash Proceeds received by the Borrower or such Restricted Subsidiary from such incurrence shall be paid to the Administrative Agent on the date of receipt of the proceeds thereof by the Borrower or such Restricted Subsidiary as a mandatory payment of the Loans. All such payments shall be applied to the Obligations in the order set forth in Section 2.12(g) below. Nothing in this Section 2.12(b) shall authorize the Borrower or any Restricted Subsidiary to incur any Indebtedness except to the extent permitted by this Agreement.</text:p>
            <text:p>(c)    One hundred percent (100%) of the Net Cash Proceeds from any Disposition or series of related Dispositions by any Loan Party made after the Fourth Amendment Closing Date which exceed $25,000,000, shall be paid to the Administrative Agent on the date of receipt thereof by such Loan Party as a mandatory payment of the Obligations. Notwithstanding the foregoing and provided no Default or Event of Default has occurred and is continuing on the date of such Disposition or on the date of, or any date after such Disposition and prior to, any reinvestment permitted pursuant to this clause (c), such Loan Party shall not be required to pay such Net Cash Proceeds to the Administrative Agent for payment of the Obligations to the extent such Loan Party reinvests such Net Cash Proceeds (the “Disposition Reinvestment Amount”), in productive assets of a kind then used or usable in the business of the Loan Parties, within one (1) year after the date of such Disposition (provided that such one (1) year period will be extended by an additional one hundred eighty (180) days if such Loan Party has committed (and only for so long as such commitment is not cancelled or terminated), prior to the date that is one (1) year after the date of such Disposition, pursuant to a legally binding written agreement to reinvest the Disposition Reinvestment Amount in productive assets of a kind then used or usable in the business of the Loan Parties during such additional one hundred eighty (180) day period); provided that pending any such reinvestment, such Disposition Reinvestment Amount shall be held at all times prior to such reinvestment in a deposit account subject to a Blocked Account Agreement. In the event that the Disposition Reinvestment Amount is not reinvested by the applicable Loan Party as permitted pursuant to the foregoing sentence within the time periods provided, or a Default or Event of Default occurs prior to such reinvestment, the Borrower shall immediately pay such Disposition Reinvestment Amount to the Administrative Agent as a mandatory payment of the Obligations.</text:p>
            <text:p>All payments made in accordance with this clause (c) shall be applied to the Obligations in the order set forth in Section 2.12(g). Nothing in this clause (c) shall authorize the Borrower or any Restricted Subsidiary to effect any Disposition except to the extent permitted by this Agreement.</text:p>
            <text:p>(d)    With respect to any Event of Loss of any Loan Party occurring on or after the Closing Date, one hundred percent (100%) of the Net Cash Proceeds from any such Event of Loss which exceed $25,000,000, shall be paid to the Administrative Agent on the date of receipt thereof by such Loan Party as a mandatory payment of the Obligations. Notwithstanding the foregoing and provided no Default or Event of Default has occurred and is continuing on the date of such Event of Loss or on the date of, or any date after such Event of Loss and prior to, any reinvestment pursuant to this clause (d), such Loan Party shall not be required to pay such Net Cash Proceeds to the Administrative Agent for payment of the Obligations to the extent such Loan Party reinvests such Net Cash Proceeds (the “Event of Loss Reinvestment Amount”), to repair or replace the assets subject to such Event of Loss, within one (1) year after the date of such Event of Loss (provided that such one (1) year period will be extended by an additional one hundred eighty (180) days if such Loan Party has committed (and only for so long as such commitment is not cancelled or terminated), prior to the date that is one (1) year after the date of such Event of Loss, pursuant to a legally binding written agreement to reinvest the Event of Loss Reinvestment Amount in productive assets of a kind then used or usable in the business of the Loan Parties during such additional one hundred eighty (180) day period); provided that pending any such reinvestment, such Event of Loss Reinvestment Amount shall be held at all times prior to such reinvestment in a deposit account subject to a Blocked Account Agreement. In the event that the Event of</text:p>
            <text:p/>
            <text:p>42</text:p>
            <text:p/>
            <text:p/>
            <text:p/>
            <text:p>Loss Reinvestment Amount is not reinvested by such Loan Party as permitted by the foregoing sentence within the time periods provided or a Default or Event of Default occurs prior to such reinvestment, the Borrower shall immediately pay such Event of Loss Reinvestment Amount to the Administrative Agent as a mandatory payment of the Obligations. All payments made in accordance with this clause (d) shall be applied to the Obligations in the order set forth in Section 2.12(g).</text:p>
            <text:p>(e)    Not later than five (5) Business Days after the date on which the annual financial statements are, or are required to be, delivered under Section 5.1(a) with respect to each Excess Cash Flow Period, the Borrowers shall calculate Excess Cash Flow for such Excess Cash Flow Period and the Borrower shall apply an amount equal to (i) the Required Percentage of such Excess Cash Flow minus (ii) to the extent not financed using the proceeds of the incurrence of Indebtedness, the sum of (A) the amount of any voluntary payments during such Excess Cash Flow Period (plus, without duplication of any amounts previously deducted under this clause (A), the amount of any voluntary payments after the end of such Excess Cash Flow Period but before the date of prepayment under this clause (e)) of (x) Term Loans (it being understood that the amount of any such payment constituting a Discounted Voluntary Prepayment shall be calculated to equal the amount of cash used and not the principal amount deemed prepaid therewith) and (y) other Indebtedness secured by a Lien on Collateral that ranks pari passu with the Liens securing the Obligations (provided that (i) in the case of the prepayment of any revolving Indebtedness, there was a corresponding reduction in commitments and (ii) the maximum amount of each such prepayment of Indebtedness that may be counted for purposes of this clause (A)(y) shall not exceed the amount that would have been prepaid in respect of such Indebtedness if such prepayment had been applied on a ratable basis among the Term Loans and such other Indebtedness (determined based on the aggregate outstanding principal amount of Term Loans and the aggregate principal amount of such other Indebtedness on the date of such prepayment of such other Indebtedness)) and (B) the amount of any permanent voluntary reductions of Revolving Commitments during such Excess Cash Flow Period (plus, without duplication of any amounts previously deducted under this clause (B), the amount of any permanent voluntary reductions of Revolving Commitments after the end of such Excess Cash Flow Period but before the date of prepayment under this clause (e)) to prepay Term Loans in accordance with clause (g) below. Such calculation will be set forth in a certificate signed by a Responsible Officer of the Borrower delivered to the Administrative Agent setting forth the amount, if any, of Excess Cash Flow for such fiscal year, the amount of any required prepayment in respect thereof and the calculation thereof in reasonable detail.</text:p>
            <text:p>(f)    The Borrower shall notify the Administrative Agent in writing of any mandatory prepayment of Term Loans required to be made pursuant to Sections 2.12(c), 2.12(d) or 2.12(e) at least five (5) Business Days prior to the date of such prepayment. Each such notice shall specify the date of such prepayment and provide a reasonably detailed calculation of the amount of such prepayment. The Administrative Agent shall promptly notify each Term Loan Lender of the contents of any such prepayment notice and of such Term Loan Lender’s ratable portion of such prepayment (based on such Lender’s pro rata share of each relevant Class of Term Loans). Any Term Loan Lender (a “Declining Lender”) may elect, by delivering written notice to the Administrative Agent and the Borrower no later than 5:00 p.m. one (1) Business Day after the date of such Term Loan Lender’s receipt of notice from the Administrative Agent regarding such prepayment, that the full amount of any mandatory prepayment otherwise required to be made with respect to the Term Loans held by such Term Loan Lender pursuant to Sections 2.12(c), 2.12(d) or 2.12(e) not be made (such declined amounts, the “Retained Declined Proceeds”). If a Term Loan Lender fails to deliver the notice setting forth such rejection of a prepayment to the Administrative Agent within the time frame specified above or such notice fails to specify the principal amount of the Term Loans to be rejected, any such failure will be deemed an acceptance of the total amount of such mandatory prepayment of Term Loans. In the event that the aggregate amount of Retained Declined Proceeds is greater than $0, such amount shall be retained by the Borrower.</text:p>
            <text:p>(g)    Any payment due hereunder (other than in connection with clause (a) above) shall be applied to reduce the subsequent scheduled repayments of the Term Loans in direct order of maturity on a pro rata basis, or as otherwise provided in any Incremental Amendment.</text:p>
            <text:p>(h)    Any payment due pursuant to clause (a) above shall be applied to prepay the aggregate principal amount of the Tranche B-1 Term Loans, plus accrued and unpaid interest thereon to, but not including, the Cordillera Special Mandatory Prepayment Date and/or Taurus Special Mandatory Prepayment Date, as applicable, to all Tranche B-1 Lenders on a pro rata basis to all remaining scheduled principal payments.</text:p>
          </table:table-cell>
          <table:table-cell office:value-type="string" calcext:value-type="string">
            <text:p>Section 7.1.    Indebtedness. The Borrower will not, and will not permit any of its Restricted Subsidiaries to, create, incur, assume or suffer to exist any Indebtedness, except:</text:p>
            <text:p>(a)    Indebtedness created pursuant to the Loan Documents (including, for the avoidance of doubt, Indebtedness in respect of the Taurus Revolving Commitment Increase, upon and subject to the occurrence of the Taurus Effective Date);</text:p>
            <text:p>(b)    Indebtedness of the Borrower and its Restricted Subsidiaries existing on the Fourth Amendment Closing Date and set forth on Schedule 7.1 and any Permitted Refinancing thereof;</text:p>
            <text:p>(c)    Indebtedness of the Borrower or any Restricted Subsidiary (i) incurred to finance the acquisition, construction or improvement of any fixed or capital assets, including Capital Lease Obligations, and any Indebtedness assumed in connection with the acquisition of any such assets or secured by a Lien on any such assets prior to the acquisition thereof; provided, that such Indebtedness is incurred prior to or within 90 days after such acquisition or the completion of such construction or improvements and (ii) any Permitted Refinancing of any of the foregoing; provided, further, that the aggregate principal amount of such Indebtedness under this clause (c) does not exceed at any time outstanding the greater of (x) $55,000,000 and (y) 15.0% of Consolidated EBITDA calculated on a Pro Forma Basis for the then most recently ended Test Period;</text:p>
            <text:p>(d)    Indebtedness of the Borrower owing to any Restricted Subsidiary or of any Restricted Subsidiary owing to the Borrower or any other Restricted Subsidiary, in each case, to the extent constituting an Investment permitted by Section 7.4; provided that any Indebtedness of the Borrower or any Subsidiary Loan Party in each case to any Restricted Subsidiary that is not a Subsidiary Loan Party shall be subordinated to the Secured Obligations in a manner reasonably acceptable to the Administrative Agent;</text:p>
            <text:p>(e)    Indebtedness in respect of Hedge Agreements permitted pursuant to Section 7.10;</text:p>
            <text:p>(f)    Indebtedness of the Borrower or any Restricted Subsidiary incurred or assumed in connection with any Permitted Acquisition (including, so long as no Event of Default shall have occurred and be continuing or would result therefrom, Permitted Refinancings thereof); provided, that (i)(A) in the case of any such Indebtedness secured by Liens on Collateral ranking pari passu with the Liens securing the Obligations, the First Lien Net Leverage Ratio on a Pro Forma Basis immediately after giving effect to such acquisition, merger or consolidation, the incurrence or assumption of such Indebtedness and the use of proceeds thereof and any related transactions, is not greater than 4.00 to 1.00, (B) in the case of any such Indebtedness secured by Liens on Collateral ranking junior to the Liens securing the Obligations, the Senior Secured Net Leverage Ratio on a Pro Forma Basis immediately after giving effect to such acquisition, merger or consolidation, the incurrence or assumption of such Indebtedness and the use of proceeds thereof and any related transactions, is not greater than 5.50 to 1.00, (C) in the case of unsecured Indebtedness, the Total Net Leverage Ratio on a Pro Forma Basis immediately after giving effect to such acquisition, merger or consolidation, the incurrence or assumption of such Indebtedness and the use of proceeds thereof and any related transactions, is not greater than 6.00 to 1.00 and (D) in the case of any such Indebtedness incurred under this clause (f)</text:p>
            <text:p/>
            <text:p>82</text:p>
            <text:p/>
            <text:p/>
            <text:p/>
            <text:p>(i)(D) by a Subsidiary other than a Subsidiary Loan Party that is incurred in contemplation of such acquisition, merger or consolidation, the aggregate outstanding principal amount of such Indebtedness immediately after giving effect to such acquisition, merger or consolidation, the incurrence of such Indebtedness and the use of proceeds thereof and any related transactions shall not exceed, when taken together with all amounts incurred pursuant to this clause (f)(i)(D) and clauses (k)(ii)(D) and (o) of this Section 7.1, the greater of $55,000,000 and 15.0% of Consolidated EBITDA calculated on a Pro Forma Basis for the then most recently ended Test Period, (ii) any term loans incurred pursuant to clause (f)(i)(A) that are incurred in contemplation of such acquisition, merger or consolidation and that are secured by Liens on Collateral ranking pari passu with the Liens securing the Obligations shall be subject to the MFN Protection, (iii) no Event of Default exists at the time of Incurrence or assumption of such Indebtedness or would result therefrom, (iv) the Weighted Average Life to Maturity applicable to any such Indebtedness that is consisting of term loans is not shorter than the Tranche B Term Loans and/or the Tranche B-1 Term Loans and any such Indebtedness that is consisting of term loans does not mature prior to the date occurring 91 days following the Latest Maturity Date for any Class of Term Loans (in effect as of the date such Indebtedness is incurred), (v) such Indebtedness does not mature prior to the date occurring 91 days following the Revolving Commitment Termination Date (in effect as of the date such Indebtedness is Incurred), (vi) the terms of such Indebtedness (including, without limitation, all covenants, defaults, guaranties, and remedies, but excluding as to interest rate, call protection and redemption premium), taken as a whole, are no more restrictive or onerous in any material respect than the terms applicable to the Borrower under this Agreement and the other Loan Documents, unless the Borrower offers to amend this Agreement to include any such more restrictive or onerous terms; provided that a certificate of a Responsible Officer of the Borrower delivered to the Administrative Agent at least five (5) Business Days (or such shorter period as the Administrative Agent may reasonably agree) prior to the Incurrence of such Indebtedness, together with a reasonably detailed description of the material terms and conditions of such Indebtedness or the then most current drafts of the documentation relating thereto, certifying that the Borrower has determined in good faith that such terms and conditions satisfy the foregoing requirement of this sub-clause (vi) shall be conclusive evidence that such terms and conditions satisfy such foregoing requirement, (vii) subject to the clause (i)(D) above, such Indebtedness shall not be Guaranteed by any Person other than the Guarantors, (viii) such Indebtedness is not secured by any Lien on any property or assets of the Borrower or any of its Restricted Subsidiaries other than property or assets constituting Collateral under the Loan Documents; (ix) prior to the Incurrence of such Indebtedness, the Borrower shall have delivered to the Administrative Agent a certificate from a Responsible Officer of the Borrower certifying as to compliance with the requirements of preceding clauses (i) through (viii) together with a Compliance Certificate setting forth in reasonable detail the calculations of the First Lien Net Leverage Ratio, Senior Secured Net Leverage Ratio and/or Total Net Leverage Ratio, as applicable, and executed by a Responsible Officer of the Borrower certifying the requirements of the preceding clause (ii) have been met; and (x) any secured Indebtedness permitted under this Section 7.1(f) shall be subject to intercreditor arrangements reasonably satisfactory to Administrative Agent;</text:p>
            <text:p>(g)    Guarantees incurred by the Borrower or any of its Restricted Subsidiaries of Indebtedness of the Borrower or any of its Restricted Subsidiaries so long as such Indebtedness and, if applicable, Guarantees, is permitted under this Section 7.1; provided that (x) Guarantees by the Borrower or any Subsidiary Loan Party of Indebtedness of a Restricted Subsidiary which is not a Subsidiary Loan Party shall be subject to Section 7.4 (with the amount of such Guarantees by the Borrower or any Subsidiary Loan Party of Indebtedness of a Restricted Subsidiary which is not a Subsidiary Loan Party considered an Investment) and (y) Guarantees permitted under this clause (g) shall be subordinated to the Obligations to the same extent as the terms of the Indebtedness so guaranteed;</text:p>
            <text:p>(h)    Indebtedness consisting of contingent liabilities in respect of any indemnification, working capital adjustment, purchase price adjustment, non-compete, consulting, deferred compensation, earn-out obligations, contingent consideration, contributions, and similar obligations, incurred in connection with any Permitted Acquisition, any Investment permitted under Section 7.4 or any disposition permitted under Section 7.6; provided that both as of the date of the Incurrence of such Indebtedness and immediately after giving effect thereto on a Pro Forma Basis for the Test Period, the Borrower is in compliance with the financial ratio set forth in Section 7.3(b)(ii) and no Default or Event of Default shall have occurred and be continuing or would result therefrom;</text:p>
            <text:p>(i)    Indebtedness consisting of the financing of insurance premiums in respect of insurance required by this Agreement or otherwise incurred in the ordinary course of business;</text:p>
            <text:p>(j)    cash management obligations and other Indebtedness in respect of netting services, automatic clearinghouse arrangements, overdraft protections, employee credit card programs and other cash management and similar arrangements in the ordinary course of business;</text:p>
            <text:p/>
            <text:p>83</text:p>
            <text:p/>
            <text:p/>
            <text:p/>
            <text:p>(k)    other Indebtedness Incurred by the Borrower or any Restricted Subsidiary so long as (i) no Event of Default exists at the time of Incurrence thereof or would result therefrom, (ii) (A) in the case of any such Indebtedness secured by Liens on Collateral ranking pari passu with the Liens securing the Obligations, the First Lien Net Leverage Ratio on a Pro Forma Basis after giving effect to the incurrence of such Indebtedness and the use of proceeds thereof and any related transactions is not greater than 4.00 to 1.00, (B) in the case of any such Indebtedness secured by Liens on Collateral ranking junior to the Liens securing the Obligations, the Senior Secured Net Leverage Ratio on a Pro Forma Basis immediately after giving effect to the incurrence of such Indebtedness and the use of proceeds thereof and any related transactions is not greater than 5.50 to 1.00, (C) in the case of unsecured Indebtedness, the Total Net Leverage Ratio on a Pro Forma Basis immediately after giving effect to the incurrence of such Indebtedness and the use of proceeds thereof and any related transactions is not greater than 6.00 to 1.00 and (D) in the case of any such Indebtedness incurred under this clause (k)(ii)(D) by a Subsidiary other than a Subsidiary Loan Party, the aggregate outstanding principal amount of such Indebtedness immediately after giving effect to the incurrence of such Indebtedness and the use of proceeds thereof and any related transactions shall not exceed, when taken together with all amounts incurred pursuant to this clause (k)(ii)(D) and clauses (f)(i)(D) and (o) of this Section 7.1, the greater of $55,000,000 and 15.0% of Consolidated EBITDA calculated on a Pro Forma Basis for the then most recently ended Test Period, (iii) any term loans incurred pursuant to clause (ii)(A) above that are secured by Liens on Collateral ranking pari passu with the Liens securing the Obligations shall be subject to the MFN Protection, (iv) the Weighted Average Life to Maturity applicable to any such Indebtedness that is consisting of term loans is not shorter than the Tranche B Term Loans and the Tranche B-1 Term Loans and any such Indebtedness that constitutes a “term loan B” facility does not mature prior to the date occurring 91 days following the Latest Maturity Date for any Class of Term Loans (in effect as of the date such Indebtedness is incurred), (v) such Indebtedness does not mature prior to the date occurring 91 days following the Revolving Commitment Termination Date (in effect as of the date such Indebtedness is Incurred), (vi) the terms of such Indebtedness (including, without limitation, all covenants, defaults, guaranties, and remedies, but excluding as to interest rate, call protection and redemption premium), taken as a whole, are no more restrictive or onerous in any material respect than the terms applicable to the Borrower under this Agreement and the other Loan Documents, unless the Borrower offers to amend this Agreement to include any such more restrictive or onerous terms; provided that a certificate of a Responsible Officer of the Borrower delivered to the Administrative Agent at least five (5) Business Days (or such shorter period as the Administrative Agent may reasonably agree) prior to the Incurrence of such Indebtedness, together with a reasonably detailed description of the material terms and conditions of such Indebtedness or the then most current drafts of the documentation relating thereto, certifying that the Borrower has determined in good faith that such terms and conditions satisfy the foregoing requirement of this sub-clause (vi) shall be conclusive evidence that such terms and conditions satisfy such foregoing requirement, (vii) subject to clause (ii)(D) above, such Indebtedness shall not be Guaranteed by any Person other than the Guarantors, (viii) such Indebtedness is not secured by any Lien on any property or assets of the Borrower or any of its Restricted Subsidiaries other than property or assets constituting Collateral under the Loan Documents; (ix) prior to the Incurrence of such Indebtedness, the Borrower shall have delivered to the Administrative Agent a certificate from a Responsible Officer of the Borrower certifying as to compliance with the requirements of preceding clauses (i) through (viii) together with a Compliance Certificate setting forth in reasonable detail the calculations of the First Lien Net Leverage Ratio, Senior Secured Net Leverage Ratio and/or Total Net Leverage Ratio, as applicable, and executed by a Responsible Officer of the Borrower certifying the requirements of the preceding clause (ii) have been met; and (x) any secured Indebtedness permitted under this Section 7.1(k) shall be subject to intercreditor arrangements reasonably satisfactory to Administrative Agent;</text:p>
            <text:p>(l)    Indebtedness Incurred by the Borrower or any Restricted Subsidiary; provided that the aggregate principal amount of Indebtedness outstanding under this clause (l) at any time does not at any time exceed the greater of (x) $45,000,000 and (y) 12.5% of Consolidated EBITDA calculated on a Pro Forma Basis for the then most recently ended Test Period;</text:p>
            <text:p>(m)    unsecured Indebtedness (including Guarantees thereof subject to the proviso immediately below) in respect of the Senior Notes in an aggregate principal amount not to exceed the amount outstanding on the Closing Date (reduced on a dollar for dollar basis by the principal amount Senior Notes repurchased or redeemed) and, so long as no Default or Event of Default shall have occurred and be continuing or would result therefrom, Permitted Refinancing thereof; provided, that (i) such Indebtedness shall not at any time be Guaranteed by any Person other than the Guarantors and (ii) such Indebtedness shall not at any time be secured by any Lien on any property or assets of the Borrower or any of its Restricted Subsidiaries;</text:p>
            <text:p>(n)    Indebtedness of, incurred on behalf of, or representing Guarantees of Indebtedness of, joint ventures in an aggregate principal amount outstanding that, immediately after giving effect to the incurrence of such</text:p>
            <text:p/>
            <text:p>84</text:p>
            <text:p/>
            <text:p/>
            <text:p/>
            <text:p>Indebtedness and the use of proceeds thereof, together with the aggregate principal amount of any other Indebtedness outstanding pursuant to this Section 7.1(n), would not exceed the greater of $25,000,000 and 7.5% of Consolidated EBITDA calculated on a Pro Forma Basis for the then most recently ended Test Period;</text:p>
            <text:p>(o)    Indebtedness of Subsidiaries that are not Subsidiary Loan Parties in an aggregate principal amount outstanding that, immediately after giving effect to the incurrence of such Indebtedness and the use of proceeds thereof, together with the aggregate principal amount of any other Indebtedness outstanding under clauses (f)(i)(D) and (k)(ii)(D) of this Section 7.1 does not exceed the greater of $55,000,000 and 15.0% of Consolidated EBITDA calculated on a Pro Forma Basis for the then most recently ended Test Period;</text:p>
            <text:p>(p)    Indebtedness of the Borrower or any Restricted Subsidiary in an aggregate outstanding principal amount not greater than 100% of the amount of net cash proceeds from the issuance or sale of Qualified Equity Interests of the Borrower, other than proceeds from the sale of Equity Interests to, or contributions from, the Borrower or any of its Subsidiaries, to the extent such net cash proceeds do not constitute Excluded Contributions;</text:p>
            <text:p>(q)    (i) Indebtedness representing the Taurus Term Loan Facility and/or (ii) in lieu, in part or in full, of Indebtedness incurred pursuant to clause (q)(i), debt securities, the proceeds of which are used to finance, in whole or in part, the Taurus Acquisition; provided that the aggregate principal amount of Indebtedness outstanding at any time under this clause (q) shall not exceed, in the aggregate, $400,000,000;</text:p>
            <text:p>(r)    earn-out obligations, including purchase price adjustments, incurred in connection with any Permitted Acquisition, any Investment permitted under Section 7.4 or any disposition permitted under Section 7.6; and</text:p>
            <text:p>(s)    Indebtedness representing Refinancing Term Loans, Replacement Revolving Facilities and/or Refinancing Notes.</text:p>
            <text:p>In the event that an item of Indebtedness meets the criteria of more than one of the categories of Indebtedness permitted above, the Borrower may classify such item of Indebtedness in any manner that complies with this covenant and may from time to time reclassify such items of in whole or in part as Indebtedness in any manner that would comply with any of the categories of this covenant at the time of such reclassification.</text:p>
          </table:table-cell>
          <table:table-cell office:value-type="string" calcext:value-type="string">
            <text:p>Section 7.2.    Liens; Negative Pledge. The Borrower will not, and will not permit any of its Restricted Subsidiaries to, create, incur, assume or suffer to exist any Lien on any of its assets or property now owned or hereafter acquired or, except:</text:p>
            <text:p>(a)    Permitted Liens;</text:p>
            <text:p>(b)    purchase money Liens upon or in any fixed or capital assets to secure the purchase price or the cost of construction or improvement of such fixed or capital assets or to secure Indebtedness incurred solely for the purpose of financing the acquisition, construction or improvement of such fixed or capital assets (including Liens securing any Capital Lease Obligations); provided, that (i) such Lien secures Indebtedness permitted by Section 7.1(c), (ii) such Lien attaches to such asset concurrently or within 90 days after the acquisition, improvement or completion of the construction thereof; (iii) such Lien does not extend to any other asset; and (iv) the Indebtedness secured thereby does not exceed the cost of acquiring, constructing or improving such fixed or capital assets;</text:p>
            <text:p>(c)    extensions, renewals, or replacements of any Lien referred to in paragraphs (a) and (b) of this Section 7.2; provided, that the principal amount of the Indebtedness secured thereby is not increased and that any such extension, renewal or replacement is limited to the assets originally encumbered thereby;</text:p>
            <text:p>(d)    Liens existing on property of a Restricted Subsidiary or other property acquired by the Borrower or any of its Restricted Subsidiaries at the time of its acquisition after the Closing Date pursuant to a Permitted Acquisition or other Investment permitted hereunder; provided that (i) such Lien was not created in contemplation of such acquisition, (ii) such Lien does not extend to or cover any other assets or property other than the property and assets of such Restricted Subsidiary at the time of the acquisition (and after acquired property subjected to a Lien securing Indebtedness and other obligations incurred prior to such time and which Indebtedness and other obligations are permitted hereunder that require, pursuant to their terms at such time, a pledge of after acquired property, it being understood that such requirement shall not be permitted to apply to any property to which such requirement would not have applied but for such acquisition), and (iii) the Indebtedness secured thereby is permitted under Section 7.1(f); and</text:p>
            <text:p/>
            <text:p>85</text:p>
            <text:p/>
            <text:p/>
            <text:p/>
            <text:p>(e)    (i) Liens on Collateral secured on a pari passu basis with the Liens securing the Obligations, so long as such Liens secure Indebtedness permitted pursuant to Sections 7.1(f)(i)(A), 7.1(k)(ii)(A) or 7.1(s) and/or (ii) Liens on Collateral secured on a junior basis with the Liens securing the Obligations, so long as such Liens secured Indebtedness permitted pursuant to Sections 7.1(f)(i)(B), 7.1(k)(ii)(B) or 7.1(s); provided that, in the case of Liens in connection with any debt assumed pursuant to Section 7.1(f)(i)(A) or 7.1(f)(i)(B), such Liens and the Indebtedness secured by such Liens shall not have been incurred or created in connection with or in contemplation of such acquisition Each Lender agrees that the Liens permitted under clause (e) above which secure Indebtedness permitted to be incurred under Section 7.1(k) may be pari passu with Liens securing the Secured Obligations pursuant to intercreditor arrangements reasonably satisfactory to Administrative Agent;</text:p>
            <text:p>(f)    Liens with respect to property or assets of the Borrower or any Restricted Subsidiary securing obligations in an aggregate principal amount outstanding that, immediately after giving effect to the creation of such Liens, would not exceed the greater of (x) $45,000,000 and (y) 12.5% of Consolidated EBITDA calculated on a Pro Forma Basis for the then most recently ended Test Period; and</text:p>
            <text:p>(g)    Liens securing Indebtedness incurred pursuant to Section 7.1(q).</text:p>
            <text:p>Notwithstanding the foregoing or anything else to the contrary herein, the Borrower will not, and will not permit any of its Restricted Subsidiaries to (A) grant a Lien in favor of any Person on any Real Estate (other than any Liens granted to secure all of the Secured Obligations and other than Liens described in clauses (b) or (e) of the definition of “Permitted Liens”) or (B) enter into, assume or otherwise be bound by any Negative Pledge except for a Negative Pledge contained in an agreement relating to the sale of a Restricted Subsidiary that owns Real Estate or the sale of specific Real Estate pending such sale; provided that in any such case the Negative Pledge applies only to the Restricted Subsidiary or the Real Estate that are the subject of such sale. In the event that any Lien meets the criteria of more than one of the categories of any Lien permitted above, the Borrower may classify such Lien in any manner that complies with this covenant and may from time to time reclassify such items of in whole or in part as a Lien in any manner that would comply with any of the categories of this covenant at the time of such reclassification.</text:p>
          </table:table-cell>
          <table:table-cell office:value-type="string" calcext:value-type="string">
            <text:p>Section 7.5.    Restricted Payments. The Borrower will not, and will not permit its Restricted Subsidiaries to, directly or indirectly (i) declare or make, or agree to pay or make, any dividend (other than dividends payable by the Borrower solely in shares of any class of its common stock (other than Disqualified Equity Interests)) on any class of its Equity Interests, (ii) make any payment on account of, or set apart assets for a sinking or other analogous fund for, the purchase, redemption, retirement, or other acquisition of, any Equity Interests of the Borrower or any Restricted Subsidiary or any options, warrants,</text:p>
            <text:p/>
            <text:p>88</text:p>
            <text:p/>
            <text:p/>
            <text:p/>
            <text:p>or other rights to purchase such Equity Interests, whether now or hereafter outstanding or (iii) make any prepayment of principal of, or voluntary payment into a sinking fund for the retirement of, or any defeasance, purchase or other acquisition for value of any Junior Debt of the Borrower or its Restricted Subsidiaries (each of the foregoing, a “Restricted Payment”); provided, that:</text:p>
            <text:p>(a)    Restricted Subsidiaries of the Borrower may in any event declare and pay cash and other dividends to the Borrower or another Loan Party;</text:p>
            <text:p>(b)    (1) prior to the consummation of the Taurus Acquisition and funding of the Taurus Term Loan Facility:</text:p>
            <text:p>(i)    the Borrower and its Subsidiaries may make Restricted Payments after the Closing Date in an aggregate amount not to exceed $25,000,000 minus any amount that has been utilized under Section 7.4(k); and</text:p>
            <text:p>(ii)    the Borrower and its Subsidiaries may make additional Restricted Payments if, as of the date of such proposed Restricted Payment and immediately after giving effect thereto on a Pro Forma Basis for the Test Period, the Senior Secured Net Leverage Ratio does not exceed 2.00 to 1.00 and the Borrower delivers to the Administrative Agent a Compliance Certificate setting forth in reasonable detail the calculations of the Senior Secured Net Leverage Ratio and executed by a Responsible Officer of the Borrower certifying the requirements of this clause (b)(1)(ii) have been met; and</text:p>
            <text:p>(2)    upon and following the consummation of the Taurus Acquisition and funding of the Taurus Term Loan Facility:</text:p>
            <text:p>(i)    the Borrower and its Restricted Subsidiaries may make Restricted Payments in an aggregate amount not to exceed at any time the greater of (x) $95,00,000 and 25% of Consolidated EBITDA calculated on a Pro Forma Basis for the then most recently ended Test Period; and</text:p>
            <text:p>(ii)    so long as no Event of Default has occurred and is continuing or would result therefrom, the Borrower and its Restricted Subsidiaries may make additional Restricted Payments if, as of the date of such proposed Restricted Payment and immediately after giving effect thereto on a Pro Forma Basis for the Test Period, the Total Net Leverage Ratio does not exceed 3.25 to 1.00 and the Borrower delivers to the Administrative Agent a Compliance Certificate setting forth in reasonable detail the calculations of the Total Net Leverage Ratio and executed by a Responsible Officer of the Borrower certifying the requirements of this clause (b)(2)(ii) have been met;</text:p>
            <text:p>(c)    Restricted Payments the proceeds of which are used to purchase or redeem the Equity Interests of the Borrower (including related stock appreciation rights or similar securities) held by then present or former directors, consultants, officers or employees of the Borrower; provided, that the aggregate amount of such purchases or redemptions under this clause (c) shall not exceed $5,000,000 in any Fiscal Year; provided that any such unused amounts in any Fiscal Year may be carried forward to the subsequent Fiscal Year (but not to any further subsequent Fiscal Years);</text:p>
            <text:p>(d)    so long as the Available Amount Conditions are satisfied at the time of the making of a Restricted Payment, the Borrower and its Restricted Subsidiaries may make Restricted Payments in an amount not to exceed the Available Amount; and</text:p>
            <text:p>(e)    Restricted Payments in the form of regular dividend payments on the Borrower’s common stock in an amount not to exceed $50,000,000 in any Fiscal Year; provided that any such unused amounts in any Fiscal Year may be carried forward to subsequent Fiscal Years in an aggregate amount not to exceed 25% of the cumulative amount permitted pursuant to this clause (e) (for the avoidance of doubt, prior to giving effect to this proviso).</text:p>
          </table:table-cell>
          <table:table-cell office:value-type="string" calcext:value-type="string">
            <text:p>Section 7.6.    Sale of Assets. The Borrower will not, and will not permit any of its Restricted Subsidiaries to, convey, sell, lease, assign, transfer or otherwise dispose of, any of its assets, business or property, whether now owned or hereafter acquired, or, in the case of any Restricted Subsidiary of the Borrower, issue or sell any shares of such Restricted Subsidiary’s Equity Interests to any Person other than the Borrower or any wholly-owned Subsidiary of the Borrower (or to qualify directors if required by Applicable Law), except:</text:p>
            <text:p/>
            <text:p>89</text:p>
            <text:p/>
            <text:p/>
            <text:p/>
            <text:p>(a)    the sale or other disposition for fair market value of obsolete or worn out property or other property not necessary for operations disposed of in the ordinary course of business;</text:p>
            <text:p>(b)    the sale or other disposition of products, services, receivables and Permitted Investments or constituting the licensing or sub-licensing of intellectual property or other general intangibles and licenses, sub-licenses, leases or subleases of other property, so long as (i) in each of the foregoing cases, such transaction is in the ordinary course of business and consistent with past practice and (ii) in the case of licenses, sub-licenses, leases and subleases of property or assets, such transactions do not interfere in any material respect with the business of the Borrower and/or its Restricted Subsidiaries;</text:p>
            <text:p>(c)    so long as no Default or Event of Default then exists or would result therefrom and the Borrower complies with Section 2.12(c), the sale or other disposition of assets in connection with Sale/Leaseback Transactions permitted under Section 7.9;</text:p>
            <text:p>(d)    the Borrower and its Restricted Subsidiaries may grant leases or subleases to other Persons of excess office or other space so long as such lease or sublease (x) does not materially interfere with the conduct of the business of the Borrower or any Restricted Subsidiary and (y) is on fair and reasonable terms and conditions;</text:p>
            <text:p>(e)    so long as no Default or Event of Default then exists or would result therefrom and the Borrower complies with Section 2.12(c), the sale or other disposition of radio assets or the Equity Interests of a Restricted Subsidiary, the assets of which are substantially all radio assets;</text:p>
            <text:p>(f)    so long as the Borrower complies with Section 2.12(d), the sale or other disposition of any asset in connection with an Event of Loss;</text:p>
            <text:p>(g)    the concurrent exchange of a television broadcast station or radio station or of long-term Station operating assets or cash or of any digital business (including the Equity Interests of a Person which owns long-term Station operating assets or digital business assets), for which a Loan Party receives cash, Permitted Investments or Station operating assets or digital business operating assets at least equal to the fair market value of the assets so exchanged as determined by the Borrower in good faith (except that the Loan Parties may only receive (I) radio station assets (and cash) in exchange for radio station assets (and cash) or digital business operating assets (and cash) owned by a Loan Party and (II) television broadcast assets (and cash) in exchange for digital business operating assets (and cash), radio station assets (and cash) or television broadcast assets (and cash) owned by a Loan Party); provided that (v) no Default or Event of Default then exists or would result therefrom, (w) the aggregate amount of all cash and Permitted Investments received by a Loan Party in connection with such asset exchanges shall not exceed thirty-five percent (35%) of the aggregate consideration for such asset exchange, (x) the aggregate amount of all cash and Permitted Investments paid by a Loan Party in connection with such asset exchange shall not exceed thirty-five percent (35%) of the aggregate amount paid or transferred by a Loan Party in connection with such asset exchange, (y) any cash or Permitted Investments that are received by a Loan Party in connection with any asset exchange pursuant to this Section 7.6(g) shall be applied pursuant to Section 2.12(c), and (z) at least five (5) Business Days prior to the completion of such exchange, the Borrower shall provide to the Administrative Agent (in each case in form and substance reasonably satisfactory to the Administrative Agent):</text:p>
            <text:p>(i)    a written notification of such exchange describing the assets to be exchanged and the proposed closing date of the exchange;</text:p>
            <text:p>(ii)    at the request of the Administrative Agent (in its sole discretion), a certificate, executed by an Responsible Officer of the Borrower, (1) certifying that the property or other consideration received by the Loan Parties is at least equal to the fair market value of the assets so exchanged, (2) attaching financial calculations specifically demonstrating the Borrower’s compliance with the Financial Covenant (as determined and adjusted pursuant to Section 6.3) after giving effect to such exchange (regardless of whether the Financial Covenant is then required to be tested at the time of such exchange) and (3) certifying that no Default or Event of Default exists or would be caused by such exchange; and</text:p>
            <text:p>(iii)    such other additional financial information as the Administrative Agent shall reasonably request;</text:p>
            <text:p/>
            <text:p>90</text:p>
            <text:p/>
            <text:p/>
            <text:p/>
            <text:p>(h)    Dispositions of property or assets by the Borrower and/or any Restricted Subsidiary (including Sale/Leaseback Transactions permitted pursuant to Section 7.9), so long as (i) such Disposition is for fair market value (as determined in good faith by the Borrower), (ii) at least 75% of the proceeds of such Disposition (except to Loan Parties) consist of cash or Permitted Investments; provided that for purposes of this clause (ii), any Designated Non-Cash Consideration received by the Borrower or any of its Subsidiaries in such Disposition shall be deemed to be cash, so long as the aggregate amount of such Designated Non-Cash Consideration has an aggregate fair market value (as determined in good faith by the Borrower), taken together with all other Designated Non-Cash Consideration received pursuant to this clause (h) and clause (i) below at any time, not to exceed the greater of (x) $100,000,000 and (y) 2.0% of Consolidated Total Assets as of the end of the then most recently ended Test period and (iii) both immediately prior to and immediately after giving effect to any such sale or other Disposition, no Event of Default shall have occurred;</text:p>
            <text:p>(i)    the sale or other disposition of a television broadcast station or of long-term Station operating assets or of any digital business (including the Equity Interests of a Person which owns television broadcast station or long-term Station operating assets or digital business assets) if the proceeds of such sale or other disposition are used within one year of such sale or other disposition to purchase other television broadcast station or of long-term television Station operating assets (including the Equity Interests of a Person which owns television broadcast station or long-term television Station operating assets); so long as (i) such Disposition is for fair market value (as determined in good faith by the Borrower), (ii) at least 75% of the proceeds of such Disposition (except to Loan Parties) consist of cash or Permitted Investments; provided that for purposes of this clause (ii), any Designated Non-Cash Consideration received by the Borrower or any of its Subsidiaries in such Disposition shall be deemed to be cash, so long as the aggregate amount of such Designated Non-Cash Consideration has an aggregate fair market value (as determined in good faith by the Borrower), taken together with all other Designated Non-Cash Consideration received pursuant to this clause (i) and clause (h) above at any time, not to exceed the greater of (x) $100,000,000 and (y) 2.0% of Consolidated Total Assets as of the end of the then most recently ended Test period, (iii) both immediately prior to and immediately after giving effect to any such sale or other Disposition, no Event of Default shall have occurred and (iv) at least five (5) Business Days prior to the completion of such sale of disposition, the Borrower shall provide to the Administrative Agent (in each case in form and substance reasonably satisfactory to the Administrative Agent):</text:p>
            <text:p>(i)    a written notification of such sale or other disposition describing the assets to be sold or disposed of and the proposed closing date thereof; and</text:p>
            <text:p>(ii)    at the request of the Administrative Agent (in its sole discretion), such other additional information as the Administrative Agent shall reasonably request;</text:p>
            <text:p>(j)    so long as the Borrower complies with Section 2.12(c), sales or dispositions of equipment, spectrum usage rights, broadcast licenses or related assets, in each case in connection with any spectrum reallocation resulting from the FCC’s incentive auction of TV broadcast spectrum pursuant to 47 U.S.C. §1452(b)(4)(A); and</text:p>
            <text:p>(k)    Dispositions of property or assets by the Borrower and/or any Restricted Subsidiary, so long as the aggregate fair market value of such Dispositions in any Fiscal Year does not exceed $50,000,000.</text:p>
          </table:table-cell>
          <table:table-cell table:number-columns-repeated="1013"/>
        </table:table-row>
        <table:table-row table:style-name="ro1">
          <table:table-cell office:value-type="string" calcext:value-type="string">
            <text:p><text:a xlink:href="https://www.sec.gov/Archives/edgar/data/26076/000155837019003847/cub-20190331ex108e166f9.htm" xlink:type="simple">https://www.sec.gov/Archives/edgar/data/26076/000155837019003847/cub-20190331ex108e166f9.htm</text:a></text:p>
          </table:table-cell>
          <table:table-cell office:value-type="string" calcext:value-type="string">
            <text:p><text:s/>FOURTH AMENDED AND RESTATED <text:s/>CREDIT AGREEMENT </text:p>
          </table:table-cell>
          <table:table-cell office:value-type="string" calcext:value-type="string">
            <text:p><text:s/>FOURTH AMENDED AND RESTATED CREDIT AGREEMENT (this “Agreement”) dated as of April 30, 2019, among CUBIC CORPORATION, a Delaware corporation (the “Company”), CUBIC TRANSPORTATION SYSTEMS, INC., a California corporation, CUBIC DEFENSE APPLICATIONS, INC., a California corporation, the other SUBSIDIARY BORROWERS from time to time party hereto, the LENDERS from time to time party hereto, and JPMORGAN CHASE BANK, N.A., as Administrative Agent, BANK OF THE WEST, CITIBANK, N.A. and MUFG UNION BANK, N.A., as Co-Syndication Agents and U.S. BANK NATIONAL ASSOCIATION and BANK OF AMERICA, N.A., as Co-Documentation Agents. </text:p>
          </table:table-cell>
          <table:table-cell office:value-type="string" calcext:value-type="string">
            <text:p> Section 2.20.      Expansion Option.  The Company may from time to time elect to increase the Commitments (each a “Revolver Increase”) or enter into one or more tranches of term loans (each an “Incremental Term Loan”), in each case in minimum increments of $10,000,000 so long as, after giving effect thereto, the aggregate amount of such Revolver Increases and all such Incremental Term Loans does not exceed $300,000,000.  The Company may arrange for any such increase or tranche to be provided by one or more Lenders (each Lender so agreeing to an increase in its Commitment, or to participate in such Incremental Term Loans, an “Increasing Lender”), or by one or more new banks, financial institutions or other entities (each such new bank, financial institution or other entity, an “Augmenting Lender”;  provided that no Ineligible Institution may be an Augmenting Lender), which agree to increase their existing Commitments, or to participate in such Incremental Term Loans, or provide new Commitments, as the case may be; provided that (i) each Augmenting Lender, shall be subject to the approval of the Company and the Administrative Agent and (ii) (x) in the case of an Increasing Lender, the Company and such Increasing Lender execute an agreement substantially in the form of Exhibit H hereto, and (y) in the case of an Augmenting Lender, the Company and such Augmenting Lender execute an agreement substantially in the form of Exhibit I hereto.  No consent of any Lender (other than the Lenders participating in the Revolver Increase or any Incremental Term Loan) shall be required for any Revolver Increase or Incremental Term Loan pursuant to this Section 2.20.  Revolver Increases and new Commitments and Incremental Term Loans created pursuant to this Section 2.20 shall become effective on the date agreed by the Company, the Administrative Agent and the relevant Increasing Lenders or Augmenting Lenders, and the Administrative Agent shall notify each Lender thereof.  Notwithstanding the foregoing, no Revolver Increase or tranche of Incremental Term Loans shall become effective under this paragraph unless, (i) on the proposed date of the effectiveness of such Revolver Increase or Incremental Term Loans, (A) the conditions set forth in paragraphs (a) and (b) of Section 4.02 shall be satisfied or waived by the Increasing Lenders or Augmenting Lenders providing such Revolver Increase or Incremental Term Loans, as applicable (provided, that, in no event shall the Increasing Lenders or Augmenting Lenders be permitted to waive the condition set forth in paragraph (b) of Section 4.02 as it relates to the existence of an Event of Default arising under clause (a), (b), (g) or (h) of Article VII), and the Administrative Agent shall have received a certificate to that effect dated such date and executed by a Financial Officer of the Company and (B) the Company shall be in compliance (on a pro forma basis) with the covenants contained in Section 6.01 which are applicable at such time and (ii) the Administrative Agent shall have received (x) documents and opinions consistent with those delivered on the Effective Date as to the organizational power and authority of the Borrowers to borrow hereunder after giving effect to such Revolver Increase or Incremental Term Loan and (y) customary reaffirmations from the Loan Parties with respect to their continuing obligations under the Financing Documents to which they are party.  On the effective date of any Revolver Increase, (i) each relevant Increasing Lender and Augmenting Lender shall make available to the Administrative Agent such amounts in immediately available funds as the Administrative Agent shall determine, for the benefit of the other Lenders, as being required in order to cause, after giving effect to any such Revolver Increase and the use of such amounts to make payments to such other Lenders, each Lender’s portion of the outstanding Revolving Loans of all the Lenders to equal its Applicable Percentage of all such outstanding Revolving Loans, and (ii) the Borrowers shall be deemed to have repaid and reborrowed all outstanding Revolving</text:p>
            <text:p/>
            <text:p>65</text:p>
            <text:p/>
            <text:p> </text:p>
            <text:p/>
            <text:p>Loans as of the date of any increase in the Commitments (with such reborrowing to consist of the Types of Revolving Loans, with related Interest Periods if applicable, specified in a notice delivered by the applicable Borrower, or the Company on behalf of the applicable Borrower, in accordance with the requirements of Section 2.03).  The deemed payments made pursuant to clause (ii) of the immediately preceding sentence shall be accompanied by payment of all accrued interest on the amount prepaid and, in respect of each Eurocurrency Loan, shall be subject to indemnification by the Borrowers pursuant to the provisions of Section 2.15 if the deemed payment occurs other than on the last day of the related Interest Periods.  The Incremental Term Loans (a) shall rank pari passu in right of payment with the Revolving Loans, (b) shall not mature earlier than the Maturity Date (but may have amortization prior to such date) and (c) shall be treated substantially the same as (and in any event no more favorably than) the Revolving Loans; provided that (i) the terms and conditions applicable to any tranche of Incremental Term Loans maturing after the Maturity Date may provide for material additional or different financial or other covenants or prepayment requirements applicable only during periods after the Maturity Date and (ii) the Incremental Term Loans may be priced differently than the Revolving Loans.  Incremental Term Loans may be made hereunder pursuant to an amendment or restatement (an “Incremental Term Loan Amendment”) of this Agreement and, as appropriate, the other Financing Documents, executed by the Borrowers, each Increasing Lender participating in such tranche, each Augmenting Lender participating in such tranche, if any, and the Administrative Agent.  The Incremental Term Loan Amendment may, without the consent of any other Lenders, effect such amendments to this Agreement and the other Financing Documents as may be necessary or appropriate, in the reasonable opinion of the Administrative Agent, to effect the provisions of this Section 2.20.  Nothing contained in this Section 2.20 shall constitute, or otherwise be deemed to be, a commitment on the part of any Lender to increase its Commitment hereunder, or provide Incremental Term Loans, at any time. </text:p>
          </table:table-cell>
          <table:table-cell office:value-type="string" calcext:value-type="string">
            <text:p> Section 2.10.     Prepayment of Loans.  (a) Any Borrower shall have the right at any time and from time to time to prepay any Borrowing in whole or in part, (i) in integral multiples of $100,000 and not less than $500,000 or (ii) if any Borrower is repaying the aggregate outstanding amount of a Borrowing, an amount equal to the aggregate outstanding amount of such Borrowing, in each case, subject to prior notice in accordance with paragraph (b) of this Section.</text:p>
            <text:p/>
            <text:p>(b)         The applicable Borrower, or the Company on behalf of the applicable Borrower, shall notify the Administrative Agent by written notice of any prepayment hereunder (i) in the case of prepayment of a Eurocurrency Borrowing, not later than 1:00 p.m., New York City time three Business Days before the date of prepayment or (ii) in the case of prepayment of an ABR Borrowing, not later than 1:00 p.m., New York City time, one (1) Business Day before the date of prepayment.  Each such notice shall be irrevocable and shall specify the prepayment date and the principal amount of each Borrowing or portion thereof to be prepaid; provided that, if a notice of prepayment is given under the circumstances in which a conditional notice of termination of the Revolving Loan Commitments is permitted as contemplated by Section 2.08, then such notice of prepayment may be revoked if such notice of termination is revoked in accordance with Section 2.08.  Promptly following receipt of any such notice relating to a Borrowing, the Administrative Agent shall advise the applicable Lenders of the contents thereof.  Each partial prepayment of any Borrowing shall be in an amount that would be permitted in the case of an advance of a Borrowing of the same Type as provided in Section 2.02 (except that the foregoing shall not be applicable to a prepayment in full of the aggregate principal amount of a Borrowing then outstanding).  Each prepayment of a Borrowing shall be applied ratably to the Loans included in the prepaid Borrowing.  Prepayments shall be accompanied by (i) accrued interest to the extent required by Section 2.12 and (ii) break funding payments to the extent required pursuant to Section 2.15.</text:p>
            <text:p/>
            <text:p>(c)         If at any time, (i) other than as a result of fluctuations in currency exchange rates, (A) the aggregate principal Dollar Amount of the Total Revolving Credit Exposure exceeds the Aggregate Commitment or (B)  the Foreign Currency Exposure exceeds the Foreign Currency Sublimit or (ii) solely</text:p>
            <text:p/>
            <text:p>47</text:p>
            <text:p/>
            <text:p> </text:p>
            <text:p/>
            <text:p>as a result of fluctuations in currency exchange rates, as determined on each Foreign Currency Fluctuation Test Date (A) the aggregate principal Dollar Amount of the Total Revolving Credit Exposure exceeds 105% of the Aggregate Commitment or (B) the Foreign Currency Exposure exceeds 105% of the Foreign Currency Sublimit, the Company shall, or shall cause another Borrower to, in each case, immediately repay Borrowings or cash collateralize LC Exposure in an account with the Administrative Agent pursuant to Section 2.05, as applicable, in an aggregate principal amount sufficient to cause (x) the aggregate Dollar Amount of the Total Revolving Credit Exposure to be less than or equal to the Aggregate Commitment and (y) the Foreign Currency Exposure to be less than or equal to the Foreign Currency Sublimit, as applicable. </text:p>
          </table:table-cell>
          <table:table-cell office:value-type="string" calcext:value-type="string">
            <text:p> Section 6.02.      Limitations on Indebtedness.  The Company will not, and will not permit any Restricted Subsidiary to, create, incur, assume or permit to exist any Indebtedness, except:</text:p>
            <text:p/>
            <text:p>(a)         the Obligations;</text:p>
            <text:p/>
            <text:p>(b)         Indebtedness existing on the date hereof and set forth in Schedule 6.02 and extensions, renewals and replacements of any such Indebtedness with Indebtedness of a similar type that does not increase the outstanding principal amount thereof (except by the amount of any accrued interest and premiums with respect to such Indebtedness and transaction fees, costs and expenses in connection with such extension, renewal or replacement thereof);</text:p>
            <text:p/>
            <text:p>(c)         Indebtedness of the Company to any Subsidiary and of any Restricted Subsidiary to the Company or any other Subsidiary; provided that Indebtedness of any Restricted Subsidiary that is not a Subsidiary Guarantor to the Company or any other Subsidiary Guarantor shall be subject to the limitations set forth in Section 6.11;</text:p>
            <text:p/>
            <text:p>(d)         Guarantees by the Company of Indebtedness of any Restricted Subsidiary and by any Restricted Subsidiary of Indebtedness of the Company or any other Restricted Subsidiary;</text:p>
            <text:p/>
            <text:p>(e)         Indebtedness of the Company or any Restricted Subsidiary incurred to finance the acquisition, construction or improvement of any fixed or capital assets, including Capital Lease Obligations and any Indebtedness assumed in connection with the acquisition of any such assets or secured by a Lien on any such assets prior to the acquisition thereof, and extensions, renewals and replacements of any such Indebtedness that do not increase the outstanding principal amount thereof (except by the amount of any accrued interest and premiums with respect to such Indebtedness and transaction fees, costs and expenses in connection with such extension, renewal or replacement thereof);  provided that (i) such Indebtedness is incurred prior to or within ninety (90) days after such acquisition or the completion of such construction or improvement and (ii) the aggregate principal amount of Indebtedness permitted by this clause (e) shall not exceed $20,000,000 at any time outstanding;</text:p>
            <text:p/>
            <text:p>(f)         Indebtedness of any Person that becomes a Restricted Subsidiary after the date hereof other than as a result of a Division; provided that (i) such Indebtedness exists at the time such Person becomes a Restricted Subsidiary and is not created in contemplation of or in connection with such Person becoming a Restricted Subsidiary and (ii) the aggregate principal amount of Indebtedness permitted by this clause (f) with respect to any individual Restricted Subsidiary shall not exceed $2,500,000 at any time outstanding and with respect to all Restricted Subsidiaries shall not exceed $10,000,000 in the aggregate at any time outstanding;</text:p>
            <text:p/>
            <text:p>81</text:p>
            <text:p/>
            <text:p> </text:p>
            <text:p/>
            <text:p>(g)         Indebtedness of the Company or any Restricted Subsidiary as an account party in respect of trade letters of credit;</text:p>
            <text:p/>
            <text:p>(h)         Indebtedness of the Company or any Restricted Subsidiary in an aggregate outstanding principal amount not to exceed ten percent (10%) of Consolidated Total Assets (determined by reference to Consolidated Total Assets as of the last day of the most recently ended fiscal quarter of the Company for which financial statements have been delivered (or, if prior to the date of the delivery of the first financial statements to be delivered pursuant to Section 5.01(a) or (b), the most recent financial statements referred to in Section 3.04(a))); provided that the aggregate outstanding principal amount of Indebtedness permitted by this clause (h) that is secured by a Lien on any asset of the Company or any Restricted Subsidiary shall not in the aggregate exceed five percent (5%) of Consolidated Total Assets (as so determined);</text:p>
            <text:p/>
            <text:p>(i)          unsecured Indebtedness of the Company so long as (1) both immediately prior to and after giving effect (including pro forma effect) to the incurrence of such Indebtedness, the Company is in compliance with maximum applicable Leverage Ratio permitted under Section 6.01(a) or Section 6.01(b) at such time (including, if applicable, giving effect to the impact of any Adjusted Covenant Period to the extent elected by the Company in accordance with Section 6.01(a) or Section 6.01(b)), (2) such Indebtedness has a final maturity date after the date that is 181 days after the Maturity Date, (3) such Indebtedness shall not require scheduled amortization or other scheduled payments of principal (other than pursuant to customary “change of control” provisions or asset sale offers, (4) such Indebtedness is not guaranteed by any Person other than the Guarantors and (5) the covenants contained in the documents applicable to such Indebtedness are not more onerous or more restrictive (taken as a whole) than the applicable covenants under this Agreement;</text:p>
            <text:p/>
            <text:p>(j)          unfunded pension fund and other employee benefit plan obligations and liabilities to the extent they are permitted to remain unfunded under applicable law, including pension funding obligations with respect to CTSL described on Schedule 3.06;</text:p>
            <text:p/>
            <text:p>(k)         Indebtedness representing deferred compensation to employees incurred in the ordinary course of business;</text:p>
            <text:p/>
            <text:p>(l)          indemnification obligations, earnout or similar obligations (contingent or otherwise), or Guarantees, surety bonds or performance bonds securing the performance of the Company or any of its Restricted Subsidiaries, in each case incurred or assumed in connection with a Permitted Acquisition or disposition or other acquisition of assets permitted hereunder;</text:p>
            <text:p/>
            <text:p>(m)        Indebtedness of the Company or any of its Restricted Subsidiaries in respect of performance bonds, bid bonds, appeal bonds, surety bonds and similar obligations, in each case provided in the ordinary course of business, including guarantees or obligations with respect to letters of credit supporting such performance bonds, bid bonds, appeal bonds, surety bonds and similar obligations;</text:p>
            <text:p/>
            <text:p>(n)         Indebtedness arising from the honoring by a bank or other financial institution of a check, draft or similar instrument drawn against insufficient funds in the ordinary course of business or otherwise in respect of any netting services, overdrafts and related liabilities arising from treasury, depository and cash management services or in connection with any automated clearing-house transfers of funds;</text:p>
            <text:p/>
            <text:p>82</text:p>
            <text:p/>
            <text:p> </text:p>
            <text:p/>
            <text:p>(o)         Indebtedness in respect to judgments or awards under circumstances not giving rise to an Event of Default;</text:p>
            <text:p/>
            <text:p>(p)         Indebtedness in respect of obligations that are being contested in accordance with Section 5.08;</text:p>
            <text:p/>
            <text:p>(q)         Indebtedness consisting of (i) deferred payments or financing of insurance premiums incurred in the ordinary course of business of the Company or any of its Restricted Subsidiaries and (ii) take or pay obligations contained in any supply agreement entered into in the ordinary course of business;</text:p>
            <text:p/>
            <text:p>(r)         Indebtedness of Foreign Subsidiaries which are Restricted Subsidiaries (other than Foreign Subsidiary Borrowers), and Guarantees thereof by Foreign Subsidiaries which are Restricted Subsidiaries (other than Foreign Subsidiary Borrowers), in respect of local lines of credit, letters of credit, bank guarantees and similar extensions of credit, in an aggregate principal amount not to exceed $15,000,000 at any time outstanding;</text:p>
            <text:p/>
            <text:p>(s)         Indebtedness representing deferred compensation, severance, pension, workers’ compensation and health and welfare retirement benefits or the equivalent to current and former employees of the Company and its Restricted Subsidiaries incurred in the ordinary course of business or existing on the Effective Date;</text:p>
            <text:p/>
            <text:p>(t)          customer advances or deposits or other endorsements for collection, deposit or negotiation and warranties of products or services, in each case received or incurred in the ordinary course of business;</text:p>
            <text:p/>
            <text:p>(u)         Indebtedness incurred by the Company or any of its Restricted Subsidiaries arising from agreements providing for indemnification related to sales of goods, services or adjustment of purchase price or similar obligations in any case incurred in connection with the acquisition or disposition of any business, assets or Person;</text:p>
            <text:p/>
            <text:p>(v)         Indebtedness under the Note Purchase Agreement and the “Financing Documents” (as defined in the Note Purchase Agreement), and extensions, renewals and replacements of any such Indebtedness with Indebtedness of a similar type that does not increase the outstanding amount thereof (except by the amount of any accrued interest and premiums with respect to such Indebtedness and transaction fees, costs and expenses in connection with such extension, renewal or replacement thereof);</text:p>
            <text:p/>
            <text:p>(w)        (i) Indebtedness of the Company or any of its Restricted Subsidiaries undertaken in connection with cash management and related activities with respect to any Subsidiary or joint venture in the ordinary course of business and (ii) Indebtedness of the Company or any Restricted Subsidiary to any joint venture (regardless of the form of legal entity) that is not a Subsidiary arising in the ordinary course of business in connection with the cash management operations (including in respect of intercompany self-insurance arrangements);</text:p>
            <text:p/>
            <text:p>(x)         Indebtedness consisting of take-or-pay obligations contained in supply arrangements, in each case, in the ordinary course of business consistent with past or industry practice;</text:p>
            <text:p/>
            <text:p>(y)         Indebtedness incurred in the ordinary course of business in respect of obligations to pay the deferred purchase price of goods or services or progress payments in connection with</text:p>
            <text:p/>
            <text:p>83</text:p>
            <text:p/>
            <text:p> </text:p>
            <text:p/>
            <text:p>such goods and services; provided, that such obligations are incurred in connection with open accounts extended by suppliers on customary trade terms in the ordinary course of business consistent with past or industry practice and not in connection with the borrowing of money or any Swap Agreements.</text:p>
            <text:p/>
            <text:p>(z)         to the extent constituting Indebtedness, obligations in respect of the Permitted Factoring Program;</text:p>
            <text:p/>
            <text:p>(aa)       to the extent constituting Indebtedness, obligations pursuant to the HQ Lease Documents; and</text:p>
            <text:p/>
            <text:p>(bb)       obligations in respect of Swaps permitted pursuant to Section 6.15.</text:p>
            <text:p/>
            <text:p>For purposes of determining compliance with this Section 6.02 (A) Indebtedness need not be permitted solely by reference to one category of permitted Indebtedness described in Sections 6.02(a) through (bb) but may be permitted in part under any combination thereof and (B) in the event that an item of Indebtedness (or any portion thereof) meets the criteria of one or more of the categories of permitted Indebtedness described in Sections 6.01(a) through (bb), the Company and the Restricted Subsidiaries shall, in their sole discretion, be permitted to classify or reclassify, or later divide, classify or reclassify, such item of Indebtedness (or any portion thereof) in any manner that complies with this Section 6.01 at the time of such reclassification and will only be required to include the amount and type of such item of Indebtedness (or any portion thereof) in one of the above clauses and such item of Indebtedness shall be treated as having been incurred or existing pursuant to only one of such clauses. </text:p>
          </table:table-cell>
          <table:table-cell office:value-type="string" calcext:value-type="string">
            <text:p> Section 6.03.      Limitation on Liens.  The Company will not, and will not permit any Restricted Subsidiary to, create or incur, or suffer to be incurred or to exist, any Lien on its or their property or assets, whether now owned or hereafter acquired, or upon any income or profits therefrom, except:</text:p>
            <text:p/>
            <text:p>(a)         Liens for property taxes and assessments or governmental charges or levies and Liens securing claims or demands of mechanics and materialmen; provided that payment thereof is not at the time required by Section 5.08;</text:p>
            <text:p/>
            <text:p>(b)         Liens of or resulting from any judgment or award, the time for the appeal or petition for rehearing of which shall not have expired, or in respect of which the Company or a Restricted Subsidiary shall at any time in good faith be prosecuting an appeal or proceeding for a review and in respect of which a stay of execution pending such appeal or proceeding for review shall have been secured;</text:p>
            <text:p/>
            <text:p>(c)         Liens incidental to the conduct of business or the ownership of properties and assets (including Liens in connection with worker’s compensation, unemployment insurance and other like laws, warehousemen’s and attorneys’ liens and statutory landlords’ liens) and Liens to secure the performance of bids, tenders or trade contracts, or to secure statutory obligations, surety or appeal bonds or other Liens of like general nature, in any such case incurred in the ordinary course of business and not in connection with the borrowing of money; provided in each case, the obligation secured is not overdue or, if overdue, is being contested in good faith by appropriate actions or proceedings;</text:p>
            <text:p/>
            <text:p>(d)         minor survey exceptions or minor encumbrances, easements or reservations, or rights of others for rights‑of‑way, utilities and other similar purposes, or zoning or other restrictions as to the use of real properties, which are necessary for the conduct of the activities of the Company and its Restricted Subsidiaries or which customarily exist on properties of corporations engaged in similar activities and similarly situated and which do not in any event materially impair their use in the operation of the business of the Company and its Restricted Subsidiaries;</text:p>
            <text:p/>
            <text:p>84</text:p>
            <text:p/>
            <text:p> </text:p>
            <text:p/>
            <text:p>(e)         Liens securing Indebtedness of a Restricted Subsidiary to the Company or to another Wholly‑owned Restricted Subsidiary;</text:p>
            <text:p/>
            <text:p>(f)         Liens existing on the date hereof as scheduled on Schedule 6.03 annexed hereto;</text:p>
            <text:p/>
            <text:p>(g)         Liens on fixed or capital assets acquired, constructed or improved by the Company or any Restricted Subsidiary; provided that (i) such security interests secure Indebtedness permitted by Section 6.02(e), (ii) such Liens and the Indebtedness secured thereby are incurred prior to or within 90 days after such acquisition or the completion of such construction or improvement, (iii) the Indebtedness secured thereby does not exceed 100% of the cost of acquiring, constructing or improving such fixed or capital assets and (iv) such security interests shall not apply to any other property or assets of the Company or any Subsidiary, other than proceeds of such fixed or capital assets acquired, constructed or improved by the Company or any Restricted Subsidiary;</text:p>
            <text:p/>
            <text:p>(h)         Liens on property or assets of a Person existing at the time such Person acquires such property or assets or such Person is merged with or into or consolidated with the Company or a Restricted Subsidiary (and not created or incurred in anticipation of such transaction); provided, that, such Liens are not extended to any property or assets of the Company or any Restricted Subsidiary other than the property or assets acquired and the proceeds thereof;</text:p>
            <text:p/>
            <text:p>(i)          other Liens not securing indebtedness that are incidental to the conduct of the business of the Company or any of its Restricted Subsidiaries, as the case may be, or the ownership of their assets which do not individually or in the aggregate materially adversely affect the value of the Company and its Restricted Subsidiaries taken as a whole or materially impair the operation of the business of the Company and its Restricted Subsidiaries taken as a whole;</text:p>
            <text:p/>
            <text:p>(j)          Liens upon specific items of inventory or other goods and proceeds of any Person securing such Person’s obligation in respect of letters of credit and banker’s acceptances issued or created in the ordinary course of business for the account of such Person to facilitate the purchase, shipment or storage of such inventory or other goods;</text:p>
            <text:p/>
            <text:p>(k)         the interests of lessors and sublessors under operating leases and licenses and sublicenses of intellectual property granted in the ordinary course of business;</text:p>
            <text:p/>
            <text:p>(l)          Liens (i) that are contractual rights of set-off (A) relating to the establishment of depository relations with banks not given in connection with the issuance of Indebtedness, (B) relating to pooled deposit or sweep accounts of the Company and/or any of its Restricted Subsidiaries to permit satisfaction of overdraft or similar obligations and other cash management activities incurred in the ordinary course of business of the Company and/or any of its Restricted Subsidiaries or (C) relating to purchase orders and other agreements entered into with customers of the Company and/or any of its Restricted Subsidiaries in the ordinary course of business, and (ii) of a collecting bank arising under Section 4-210 of the Uniform Commercial Code on items in the course of collection, in favor of banking institutions arising as a matter of law or pursuant to customary account agreements encumbering deposits (including the right of set-off) and which are within the general parameters customary in the banking industry</text:p>
            <text:p/>
            <text:p>(m)        options, put and call arrangements, rights of first refusal and similar rights relating to Investments in joint ventures, partnerships and the like permitted to be made under this Agreement;</text:p>
            <text:p/>
            <text:p>(n)         Liens attaching to earnest money deposits (or equivalent deposits otherwise named) made in connection with proposed acquisitions in an amount not to exceed $10,000,000;</text:p>
            <text:p/>
            <text:p>85</text:p>
            <text:p/>
            <text:p> </text:p>
            <text:p/>
            <text:p>(o)         Liens on accounts receivable subject to a Permitted Factoring Program, as well as supporting obligations and proceeds in respect thereof, and other ancillary property and rights related to such accounts receivable;</text:p>
            <text:p/>
            <text:p>(p)         Liens in favor of customs and revenue authorities arising as a matter of law to secure payment of customs duties in connection with the importation of goods; or</text:p>
            <text:p/>
            <text:p>(q)         other Liens securing obligations of the Company and its Restricted Subsidiaries other than as described in the foregoing clauses (a) through (p) above, provided that the obligations secured by all such other Liens do not exceed at any time five percent (5%) of Consolidated Total Assets (determined by reference to Consolidated Total Assets as of the last day of the most recently ended fiscal quarter of the Company for which financial statements have been delivered (or, if prior to the date of the delivery of the first financial statements to be delivered pursuant to Section 5.01(a) or (b), the most recent financial statements referred to in Section 3.04(a)))</text:p>
            <text:p/>
            <text:p>Without limitation of the foregoing provisions of this Section 6.03, the Company will not permit the Note Purchase Agreement to be secured by a consensual Lien unless the Obligations are simultaneously secured pursuant to terms and provisions, including an intercreditor agreement, reasonably satisfactory to the Administrative Agent.</text:p>
            <text:p/>
            <text:p>For purposes of determining compliance with this Section 6.03, (A) a Lien securing an item of Indebtedness need not be permitted solely by reference to one category of permitted Liens described in Sections 6.03(a) through (q) but may be permitted in part under any combination thereof and (B) in the event that a Lien securing an item of Indebtedness (or any portion thereof) meets the criteria of one or more of the categories of permitted Liens described in Sections 6.03(a) through (q), the Company and the Restricted Subsidiaries shall, in their sole discretion, be permitted to classify or reclassify, or later divide, classify or reclassify, such Lien securing such item of Indebtedness (or any portion thereof) in any manner that complies with this covenant at the time of such reclassification and will only be required to include the amount and type of such Lien or such item of Indebtedness secured by such Lien in one of the above clauses and such Lien securing such item of Indebtedness will be treated as being incurred or existing pursuant to only one of such clauses. </text:p>
          </table:table-cell>
          <table:table-cell office:value-type="string" calcext:value-type="string">
            <text:p> Section 6.10.      Restricted Payments.  The Company will not, and will not permit any of its Restricted Subsidiaries to, declare or make, or agree to pay or make, directly or indirectly (including, without limitation, on a synthetic basis through Swap Agreements), any Restricted Payment, except (a) the Company may declare and pay dividends with respect to its Equity Interests payable solely in additional Equity Interests, (b) Subsidiaries of the Company may declare and pay dividends and other Restricted Payments ratably with respect to their Equity Interests, (c) the Company may make Restricted Payments pursuant to and in accordance with option plans or other benefit plans for management, employees and other eligible services providers of the Company and its Subsidiaries, (d) the Company may purchase, redeem or otherwise acquire Equity Interests issued by it with the proceeds received from the substantially concurrent issuance of its Equity Interests, (e) the Company may repurchase fractional shares of its Equity Interests arising out of stock dividends, splits or combinations, business combinations or conversions of convertible securities, and (f) the Company may declare and pay cash dividends on its Equity Interests, or make any payment on account of the purchase, redemption, retirement, acquisition, cancellation or termination of any such Equity Interests or any option, warrant or other right to acquire any such Equity Interests in an unlimited amount so long as the Net Leverage Ratio as of the last day of the most recently ended fiscal quarter of the Company for which financial statements have been delivered (and giving pro forma effect to any such Restricted Payment) is less than or equal to 2.50 to 1.00, (B) if the Net Leverage Ratio as of the last day of the most recently ended fiscal quarter of the Company for which financial statements have been delivered (and giving pro forma effect to any such Restricted Payment) is greater than 2.50 to 1.00 but less than or equal to 3.00 to 1.00, in an amount not to exceed, together with all such Restricted Payments made during the current fiscal quarter and the period of three consecutive complete fiscal quarters immediately preceding such current fiscal quarter, ten percent (10%) of Consolidated Tangible Assets (determined by reference to Consolidated Tangible Assets as of the last day of the most recently ended fiscal quarter of the Company for which financial statements have been delivered (or, if prior to the date of the delivery of the first financial statements to be delivered pursuant to Section 5.01(a) or (b), the most recent financial statements referred to in Section 3.04(a))) and (C) if the Net Leverage Ratio as of the last day of the most recently ended fiscal quarter of the Company for which financial statements have been delivered (and giving pro forma effect to any such Restricted Payment) is</text:p>
            <text:p/>
            <text:p>91</text:p>
            <text:p/>
            <text:p> </text:p>
            <text:p/>
            <text:p>greater than 3.00 to 1.00, in an amount not to exceed, together with all such Restricted Payments made during the current fiscal quarter and the period of three consecutive complete fiscal quarters immediately preceding such current fiscal quarter, five percent (5%) of Consolidated Tangible Assets (determined by reference to Consolidated Tangible Assets as of the last day of the most recently ended fiscal quarter of the Company for which financial statements have been delivered (or, if prior to the date of the delivery of the first financial statements to be delivered pursuant to Section 5.01(a) or (b), the most recent financial statements referred to in Section 3.04(a))), in each case if, at the time thereof and immediately after giving effect thereto, no Default shall have occurred and be continuing. </text:p>
          </table:table-cell>
          <table:table-cell office:value-type="string" calcext:value-type="string">
            <text:p> Section 6.04.     Limitation on Sale and Leasebacks.  The Company will not, and will not permit any Restricted Subsidiary to, enter into any arrangement, directly or indirectly, whereby the Company or such Restricted Subsidiary shall in one or more related transactions sell, transfer or otherwise dispose of any property owned by the Company or such Restricted Subsidiary more than 180 days after the later of the date of initial acquisition of such property or completion or occupancy thereof, as the case may be, by the Company or such Restricted Subsidiary, and then rent or lease, as lessee, such property or any part thereof (a “Sale and Leaseback Transaction”); provided that the foregoing restriction shall not apply to any Sale and Leaseback Transaction if immediately after the consummation of such Sale and Leaseback Transaction and after giving effect thereto and the application of the proceeds therefrom, no Default would exist and either:</text:p>
            <text:p/>
            <text:p>(a)         the sale of property relating to such Sale and Leaseback Transaction constitutes a sale of such property by a Restricted Subsidiary to the Company or to a Wholly‑owned Restricted Subsidiary or by the Company to a Wholly‑owned Restricted Subsidiary; or</text:p>
            <text:p/>
            <text:p>(b)         the aggregate fair market value (as determined in good faith by the board of directors of the Company) of all property of the Company and its Restricted Subsidiaries disposed of in all such Sale and Leaseback Transactions consummated and permitted by this clause (b) does not exceed $50,000,000 in the aggregate following the Effective Date;  provided that, if after giving effect (including</text:p>
            <text:p/>
            <text:p>86</text:p>
            <text:p/>
            <text:p> </text:p>
            <text:p/>
            <text:p>giving effect on a pro forma basis) to any such Sale and Leaseback Transaction the Net Leverage Ratio would be greater than 3.00 to 1.00, the sale of such property is for cash consideration which (after deduction of any expenses incurred by the Company or any Restricted Subsidiary in connection with such Sale and Leaseback Transaction) equals or exceeds the fair market value of the property so sold (as determined in good faith by the board of directors of the Company) and the net proceeds from such sale are applied to either (x) the purchase or acquisition (and, in the case of real property, the construction) of fixed assets useful and intended to be used by the Company or a Restricted Subsidiary in the operation of the business of the Company and its Restricted Subsidiaries as described in Section 5.10 hereof (provided that in any such event the Company and its Restricted Subsidiaries shall not then or thereafter cause or permit or agree or consent to cause or permit such tangible assets to be subject to any Lien) or (y) the prepayment with the applicable prepayment premium, if any, on a pro rata basis, of Senior Funded Debt of the Company; provided that if any such Senior Funded Debt so prepaid constitutes Indebtedness outstanding under any revolving credit or similar credit facility, such prepayment shall result in a permanent reduction of the Indebtedness which the Company and its Restricted Subsidiaries may incur thereunder by an amount at least equal to the amount of the prepayment of such Senior Funded Debt; or</text:p>
            <text:p/>
            <text:p>(c)         such Sale and Leaseback Transaction is one of the anticipated Sale and Leaseback Transactions in respect of the Company’s locations in Kearny Mesa, California and Orlando, Florida. </text:p>
          </table:table-cell>
          <table:table-cell table:number-columns-repeated="1013"/>
        </table:table-row>
        <table:table-row table:style-name="ro1">
          <table:table-cell office:value-type="string" calcext:value-type="string">
            <text:p><text:a xlink:href="https://www.sec.gov/Archives/edgar/data/1378992/000137899219000015/exhibit104.htm" xlink:type="simple">https://www.sec.gov/Archives/edgar/data/1378992/000137899219000015/exhibit104.htm</text:a></text:p>
          </table:table-cell>
          <table:table-cell office:value-type="string" calcext:value-type="string">
            <text:p><text:s/>AMENDED AND RESTATED FIRST LIEN BRIDGE CREDIT AGREEMENT </text:p>
          </table:table-cell>
          <table:table-cell office:value-type="string" calcext:value-type="string">
            <text:p>This AMENDED AND RESTATED SECOND LIEN BRIDGE CREDIT AGREEMENT is entered into as of March 29, 2019 (this “Agreement”), among BERRY GLOBAL GROUP, INC., a Delaware corporation (“Holdings”), BERRY GLOBAL, INC., a Delaware corporation (“Berry” or the “Borrower”), the LENDERS party hereto from time to time and WELLS FARGO BANK, NATIONAL ASSOCIATION, as administrative agent and collateral agent (in such capacities, the “Administrative Agent”) for the Lenders.</text:p>
          </table:table-cell>
          <table:table-cell/>
          <table:table-cell office:value-type="string" calcext:value-type="string">
            <text:p>SECTION II.11. Prepayment of Loans.</text:p>
            <text:p>(a)</text:p>
            <text:p/>
            <text:p>The Borrower shall have the right at any time and from time to time to prepay any Loan in whole or in part, without premium or penalty (but subject to Section 2.16), in an aggregate principal amount that is an integral multiple of the Borrowing Multiple and not less than the Borrowing Minimum or, if less, the amount outstanding, subject to prior notice in accordance with Section 2.10(d).</text:p>
            <text:p>(b)</text:p>
            <text:p/>
            <text:p>The Borrower shall apply all Net Proceeds promptly upon receipt thereof to prepay Loans in accordance with paragraphs (c) and (d) of Section 2.10, subject to use of such Net Proceeds (other than in the case of Net Proceeds from Permanent Securities), to prepay loans under the Existing Credit Agreement and the Term Loan Credit Agreement).  Notwithstanding the foregoing, after the Bridge Term Facility Maturity Date the Borrower may retain Net Proceeds pursuant to clause (b) of the definition thereof, provided, that the Total Net First Lien Leverage Ratio on the last day of the Borrower’s then most recently completed fiscal quarter for which financial statements are available shall be less than or equal to 2.00 to 1.00.</text:p>
          </table:table-cell>
          <table:table-cell office:value-type="string" calcext:value-type="string">
            <text:p>SECTION VI.01. Indebtedness.  Incur, create, assume or permit to exist any Indebtedness, except:</text:p>
            <text:p>(a)</text:p>
            <text:p/>
            <text:p>Indebtedness existing on the Effective Date and set forth on Schedule 6.01 and any Permitted Refinancing Indebtedness incurred to Refinance such Indebtedness (other than intercompany indebtedness Refinanced with Indebtedness owed to a person not affiliated with the Borrower or any Subsidiary);</text:p>
            <text:p>(b)</text:p>
            <text:p/>
            <text:p>Indebtedness created hereunder and under the other Loan Documents and any Permitted Refinancing Indebtedness incurred to Refinance such Indebtedness;</text:p>
            <text:p>(c)</text:p>
            <text:p/>
            <text:p>Indebtedness pursuant to Swap Agreements;</text:p>
            <text:p>(d)</text:p>
            <text:p/>
            <text:p>Indebtedness owed to (including obligations in respect of letters of credit or bank guarantees or similar instruments for the benefit of) any person providing workers’ compensation, health, disability or other employee benefits or property, casualty or liability insurance to the Borrower or any Subsidiary, pursuant to reimbursement or indemnification obligations to such person, in each case in the ordinary course of business; provided, that upon the incurrence of Indebtedness with respect to reimbursement obligations regarding workers’ compensation claims, such obligations are reimbursed not later than 30 days following such incurrence;</text:p>
            <text:p>(e)</text:p>
            <text:p/>
            <text:p>Indebtedness of the Borrower to Holdings or any Subsidiary and of any Subsidiary to Holdings, the Borrower or any other Subsidiary; provided, that (i) Indebtedness of any Subsidiary that is not a Subsidiary Loan Party owing to the Loan Parties shall be subject to Section 6.04(b) and (ii) Indebtedness of the Borrower to Holdings or any Subsidiary and Indebtedness of any other Loan Party to Holdings or any Subsidiary that is not a Subsidiary Loan Party (the “Subordinated Intercompany Debt”) shall be subordinated to the Obligations on terms reasonably satisfactory to the Administrative Agent;</text:p>
            <text:p>(f)</text:p>
            <text:p/>
            <text:p>Indebtedness in respect of performance bonds, bid bonds, appeal bonds, surety bonds and completion guarantees and similar obligations, in each case provided in the ordinary course of business, including those incurred to secure health, safety and environmental obligations in the ordinary course of business;</text:p>
            <text:p>(g)</text:p>
            <text:p/>
            <text:p>Indebtedness arising from the honoring by a bank or other financial institution of a check, draft or similar instrument drawn against insufficient funds in the ordinary course of business or other cash management services in the ordinary course of business; provided, that (x) such Indebtedness (other than credit or purchase cards) is extinguished within ten Business Days of notification to the Borrower of its incurrence and (y) such Indebtedness in respect of credit or purchase cards is extinguished within 60 days from its incurrence;</text:p>
            <text:p>(h)</text:p>
            <text:p/>
            <text:p>(i) Indebtedness of a Subsidiary acquired after the Effective Date or an entity merged into or consolidated with the Borrower or any Subsidiary after the Effective Date and Indebtedness assumed in connection with the acquisition of assets, which Indebtedness in each case exists at the time of such acquisition, merger or consolidation and is not created in contemplation of such event and where such acquisition, merger or consolidation is permitted by this Agreement and (ii) any Permitted Refinancing Indebtedness incurred to Refinance such Indebtedness; provided, (A) no Default or Event of Default shall have occurred and be continuing or would result therefrom, and (B) if immediately after giving effect to such acquisition, merger or consolidation, the assumption and incurrence of any Indebtedness and any related transactions, the Total Net First Lien Leverage Ratio of the Borrower on a Pro Forma Basis would be greater than 4.00 to 1.00, then the amount of Indebtedness incurred pursuant to this paragraph (h) shall not exceed the greater of $140 million and 4.00% of Consolidated Total Assets as of the end of the fiscal quarter immediately prior to the date of such incurrence for which financial statements have been delivered pursuant to Section 5.04;</text:p>
            <text:p/>
            <text:p>(i)</text:p>
            <text:p/>
            <text:p>Capital Lease Obligations, mortgage financings and purchase money Indebtedness incurred by the Borrower or any Subsidiary prior to or within 270 days after the acquisition, lease or improvement of the respective asset permitted under this Agreement in order to finance such acquisition or improvement, and any Permitted Refinancing Indebtedness in respect thereof; provided, that, if immediately after giving effect to such transaction, the Total Net First Lien Leverage Ratio of the Borrower on a Pro Forma Basis would be greater than 4.00 to 1.00, then the amount of Indebtedness incurred pursuant to this paragraph (i), when combined with the Remaining Present Value of outstanding leases permitted under Section 6.03, shall not exceed the greater of $150 million and 4.5% of Consolidated Total Assets as of the end of the fiscal quarter immediately prior to the date of such incurrence for which financial statements have been delivered pursuant to Section 5.04;</text:p>
            <text:p>(j)</text:p>
            <text:p/>
            <text:p>Capital Lease Obligations incurred by the Borrower or any Subsidiary in respect of any Sale and Lease-Back Transaction that is permitted under Section 6.03 and any Permitted Refinancing Indebtedness in respect thereof;</text:p>
            <text:p>(k)</text:p>
            <text:p/>
            <text:p>other Indebtedness of the Borrower or any Subsidiary, in an aggregate principal amount that at the time of, and after giving effect to, the incurrence thereof, would not exceed the greater of $175 million and 5.0% of Consolidated Total Assets as of the end of the fiscal quarter immediately prior to the date of such incurrence for which financial statements have been delivered pursuant to Section 5.04;</text:p>
            <text:p>(l)</text:p>
            <text:p/>
            <text:p>Indebtedness of the Borrower or any Subsidiary pursuant to (i) the Existing Second Lien Notes in an aggregate principal amount that is not in excess of $2,100,000,000, (ii) the extensions of credit under the Revolving Credit Agreement, (iii) the Existing Credit Agreement and (iv) any Permitted Refinancing Indebtedness incurred to Refinance any such Indebtedness;</text:p>
            <text:p>(m)</text:p>
            <text:p/>
            <text:p>Guarantees (i) by the Borrower and the Subsidiary Loan Parties of the Indebtedness described in paragraph (1) of this Section 6.01 and so long as any Liens securing the Guarantee of the Existing Second Lien Notes and/or Obligations (as defined therein) under the Second Lien Bridge Credit Agreement or any Permitted Refinancing Indebtedness in respect thereof are subject to the Second Priority Intercreditor Agreement, (ii) by the Borrower or any Subsidiary Loan Party of any Indebtedness of the Borrower or any Subsidiary Loan Party expressly permitted to be incurred under this Agreement, (iii) by the Borrower or any Subsidiary Loan Party of Indebtedness otherwise permitted hereunder of Holdings or any Subsidiary that is not a Subsidiary Loan Party to the extent such Guarantees are permitted by Section 6.04 (other than Section 6.04(v)), (iv) by any Foreign Subsidiary of Indebtedness of another Foreign Subsidiary, and (v) by the Borrower of Indebtedness of Foreign Subsidiaries incurred for working capital purposes in the ordinary course of business on ordinary business terms so long as such Indebtedness is permitted to be incurred under Section 6.01(s) to the extent such Guarantees are permitted by 6.04 (other than Section 6.04(v));</text:p>
            <text:p>(n)</text:p>
            <text:p/>
            <text:p>Indebtedness arising from agreements of the Borrower or any Subsidiary providing for indemnification, adjustment of purchase or acquisition price or similar obligations, in each case, incurred or assumed in connection with the Transactions and any Permitted Business Acquisition or the disposition of any business, assets or a Subsidiary not prohibited by this Agreement, other than Guarantees of Indebtedness incurred by any person acquiring all or any portion of such business, assets or a Subsidiary for the purpose of financing such acquisition;</text:p>
            <text:p>(o)</text:p>
            <text:p/>
            <text:p>Indebtedness in respect of letters of credit, bank guarantees, warehouse receipts or similar instruments issued to support performance obligations and trade letters of credit (other than obligations in respect of other Indebtedness) in the ordinary course of business;</text:p>
            <text:p>(p)</text:p>
            <text:p/>
            <text:p>Indebtedness supported by a Letter of Credit, in a principal amount not in excess of the stated amount of such Letter of Credit;</text:p>
            <text:p>(q)</text:p>
            <text:p/>
            <text:p>Indebtedness consisting of (i) the financing of insurance premiums or (ii) take-or-pay obligations contained in supply arrangements, in each case, in the ordinary course of business;</text:p>
            <text:p>(r)</text:p>
            <text:p/>
            <text:p>(i)  other Indebtedness incurred by the Borrower or any Subsidiary Loan Party; provided that (A) at the time of the incurrence of such Indebtedness and after giving effect thereto, no Default or Event of Default shall have occurred and be continuing or would result therefrom (or, if the proceeds of such Indebtedness are being used to fund a Limited Condition Acquisition, at the time of the incurrence of such Indebtedness and after giving effect thereto, no Specified Event of Default shall have occurred and be continuing or would result therefrom), (B) the Borrower and its Subsidiaries shall be in Pro Forma Compliance after giving effect to the issuance incurrence or assumption of such Indebtedness and (C) in the case of any such Indebtedness that is secured, immediately after giving effect to the issuance, incurrence or assumption of such Indebtedness, the Total Net First Lien Leverage Ratio on a Pro Forma Basis shall not be greater than 4.00 to 1.00 and (ii) Permitted Refinancing Indebtedness in respect thereof;</text:p>
            <text:p>(s)</text:p>
            <text:p/>
            <text:p>Indebtedness of Foreign Subsidiaries; provided that the aggregate amount of Indebtedness incurred under this clause (s), when aggregated with all other Indebtedness incurred and outstanding pursuant to this clause (s), shall not exceed the greater of $100 million and 10% of the consolidated assets of the Foreign Subsidiaries at the time of such incurrence;</text:p>
            <text:p>(t)</text:p>
            <text:p/>
            <text:p>unsecured Indebtedness in respect of obligations of the Borrower or any Subsidiary to pay the deferred purchase price of goods or services or progress payments in connection with such goods and services; provided, that such obligations are incurred in connection with open accounts extended by suppliers on customary trade terms (which require that all such payments be made within 60 days after the incurrence of the related obligations) in the ordinary course of business and not in connection with the borrowing of money or any Swap Agreements;</text:p>
            <text:p>(u)</text:p>
            <text:p/>
            <text:p>Indebtedness representing deferred compensation to employees of the Borrower or any Subsidiary incurred in the ordinary course of business;</text:p>
            <text:p/>
            <text:p>(v)</text:p>
            <text:p/>
            <text:p>Indebtedness in connection with Permitted Receivables Financings; provided that the proceeds thereof are applied in accordance with Section 2.11(b);</text:p>
            <text:p>(w)</text:p>
            <text:p/>
            <text:p>Indebtedness of the Foreign Subsidiaries incurred under lines of credit or overdraft facilities (including, but not limited to, intraday, ACH and purchasing card/T&amp;E services) extended by one or more financial institutions reasonably acceptable to the Administrative Agent or one or more of the Lenders and (in each case) established for such Foreign Subsidiaries’ ordinary course of operations (such Indebtedness, the “Overdraft Line”), which Indebtedness may be secured as, but only to the extent, provided in Section 6.02(b) and in the Security Documents;</text:p>
            <text:p>(x)</text:p>
            <text:p/>
            <text:p>Indebtedness incurred on behalf of, or representing Guarantees of Indebtedness of, joint ventures not in excess, at any one time outstanding, of the greater of $175 million or 5.0% of Consolidated Total Assets as of the end of the fiscal quarter immediately prior to the date of such incurrence for which financial statements have been delivered pursuant to Section 5.04;</text:p>
            <text:p>(y)</text:p>
            <text:p/>
            <text:p>Indebtedness consisting of promissory notes issued by the Borrower or any Subsidiary to current or former officers, directors and employees, their respective estates, spouses or former spouses to finance the purchase or redemption of Equity Interests of Holdings or any Parent Entity permitted by Section 6.06;</text:p>
            <text:p>(z)</text:p>
            <text:p/>
            <text:p>Indebtedness consisting of obligations of the Borrower or any Subsidiary under deferred compensation or other similar arrangements incurred by such Person in connection with the Transactions and Permitted Business Acquisitions or any other Investment expressly permitted hereunder;</text:p>
            <text:p>(aa)</text:p>
            <text:p/>
            <text:p>Indebtedness incurred pursuant to the Term Loan Credit Agreement as in effect on the Effective Date in an aggregate principal amount not to exceed the Initial Euro Term Loans and Initial Sterling Term Loans;</text:p>
            <text:p>(bb)</text:p>
            <text:p/>
            <text:p>Indebtedness incurred pursuant to the Second Lien Bridge Credit Agreement as in effect on the Effective Date in an aggregate principal amount not to exceed $1,275,000,000and the New Second Lien Notes; and</text:p>
            <text:p>(cc)</text:p>
            <text:p/>
            <text:p>all premium (if any), interest (including post-petition interest), fees, expenses, charges and additional or contingent interest on obligations described in paragraphs (a) through (bb) above.</text:p>
          </table:table-cell>
          <table:table-cell office:value-type="string" calcext:value-type="string">
            <text:p>SECTION VI.02. Liens.  Create, incur, assume or permit to exist any Lien on any property or assets (including stock or other securities of any person, including the Borrower and any Subsidiary) at the time owned by it or on any income or revenues or rights in respect of any thereof, except the following (collectively, “Permitted Liens”):</text:p>
            <text:p>(a)</text:p>
            <text:p/>
            <text:p>Liens on property or assets of the Borrower and the Subsidiaries existing on the Effective Date and set forth on Schedule 6.02(a) or, to the extent not listed in such Schedule, where such property or assets have a fair market value that does not exceed $10.0 million in the aggregate, and any modifications, replacements, renewals or extensions thereof; provided, that such Liens shall secure only those obligations that they secure on the Effective Date (and any Permitted Refinancing Indebtedness in respect of such obligations permitted by Section 6.01(a)) and shall not subsequently apply to any other property or assets of the Borrower or any Subsidiary other than (A) after-acquired property that is affixed or incorporated into the property covered by such Lien, and (B) proceeds and products thereof;</text:p>
            <text:p>(b)</text:p>
            <text:p/>
            <text:p>any Lien created under the Loan Documents (including, without limitation, Liens created under the Security Documents securing obligations in respect of Swap Agreements owed to a person that is a Lender or an Affiliate of a Lender at the time of entry into such Swap Agreements) or permitted in respect of any Mortgaged Property by the terms of the applicable Mortgage and, provided that (with respect to Liens securing Indebtedness of the Borrower or a Subsidiary Loan Party) such Liens are subject to the terms of the Senior Lender Intercreditor Agreement, any Lien securing the Revolving Credit Agreement, the Existing Credit Agreement or any Indebtedness or obligations under the Revolving Credit Agreement, the Existing Credit Agreement or any “Loan Documents” thereunder; provided, however, in no event shall the holders of the Indebtedness under the Overdraft Line have the right to receive proceeds in respect of a claim in excess of $20 million in the aggregate (plus (i) any accrued and unpaid interest in respect of Indebtedness incurred by the Borrower and the Subsidiaries under the Overdraft Line and (ii) any accrued and unpaid fees and expenses owing by the Borrower and the Subsidiaries under the Overdraft Line) from the enforcement of any remedies available to the Secured Parties under all of the Loan Documents;</text:p>
            <text:p>(c)</text:p>
            <text:p/>
            <text:p>any Lien on any property or asset of the Borrower or any Subsidiary securing Indebtedness or Permitted Refinancing Indebtedness permitted by Section 6.01(h); provided, that such Lien (i) does not apply to any other property or assets of the Borrower or any of the Subsidiaries not securing such Indebtedness at the date of the acquisition of such property or asset (other than after acquired property subjected to a Lien securing Indebtedness and other obligations incurred prior to such date and which Indebtedness and other obligations are permitted hereunder that require a pledge of after acquired property, it being understood that such requirement shall not be permitted to apply to any property to which such requirement would not have applied but for such acquisition), (ii) such Lien is not created in contemplation of or in connection with such acquisition and (iii) in the case of a Lien securing Permitted Refinancing Indebtedness, any such Lien is permitted, subject to compliance with clause (e) of the definition of the term “Permitted Refinancing Indebtedness”;</text:p>
            <text:p>(d)</text:p>
            <text:p/>
            <text:p>Liens for Taxes, assessments or other governmental charges or levies not yet delinquent or that are being contested in compliance with Section 5.03;</text:p>
            <text:p>(e)</text:p>
            <text:p/>
            <text:p>Liens imposed by law, such as landlord’s, carriers’, warehousemen’s, mechanics’, materialmen’s, repairmen’s, construction or other like Liens arising in the ordinary course of business and securing obligations that are not overdue by more than 30 days or that are being contested in good faith by appropriate proceedings and in respect of which, if applicable, the Borrower or any Subsidiary shall have set aside on its books reserves in accordance with GAAP;</text:p>
            <text:p>(f)</text:p>
            <text:p/>
            <text:p>(i) pledges and deposits and other Liens made in the ordinary course of business in compliance with the Federal Employers Liability Act or any other workers’ compensation, unemployment insurance and other social security laws or regulations and deposits securing liability to insurance carriers under insurance or self-insurance arrangements in respect of such obligations and (ii) pledges and deposits and other Liens securing liability for reimbursement or indemnification obligations of (including obligations in respect of letters of credit or bank guarantees for the benefit of) insurance carriers providing property, casualty or liability insurance to the Borrower or any Subsidiary;</text:p>
            <text:p/>
            <text:p>(g)</text:p>
            <text:p/>
            <text:p>deposits to secure the performance of bids, trade contracts (other than for Indebtedness), leases (other than Capital Lease Obligations), statutory obligations, surety and appeal bonds, performance and return of money bonds, bids, leases, government contracts, trade contracts, agreements with utilities, and other obligations of a like nature (including letters of credit in lieu of any such bonds or to support the issuance thereof) incurred in the ordinary course of business, including those incurred to secure health, safety and environmental obligations in the ordinary course of business;</text:p>
            <text:p>(h)</text:p>
            <text:p/>
            <text:p>zoning restrictions, survey exceptions and such matters as an accurate survey would disclose, easements, trackage rights, leases (other than Capital Lease Obligations), licenses, special assessments, rights-of-way, covenants, conditions, restrictions and declaration on or with respect to the use of Real Property, servicing agreements, development agreements, site plan agreements and other similar encumbrances incurred in the ordinary course of business and title defects or irregularities that are of a minor nature and that, in the aggregate, do not interfere in any material respect with the ordinary conduct of the business of the Borrower or any Subsidiary;</text:p>
            <text:p>(i)</text:p>
            <text:p/>
            <text:p>Liens securing Indebtedness permitted by Section 6.01(i) (limited to the assets subject to such Indebtedness);</text:p>
            <text:p>(j)</text:p>
            <text:p/>
            <text:p>Liens arising out of capitalized lease transactions permitted under Section 6.03, so long as such Liens attach only to the property sold and being leased in such transaction and any accessions thereto or proceeds thereof and related property;</text:p>
            <text:p>(k)</text:p>
            <text:p/>
            <text:p>Liens securing judgments that do not constitute an Event of Default under Section 7.01(j);</text:p>
            <text:p>(l)</text:p>
            <text:p/>
            <text:p>Liens disclosed by the title insurance policies delivered on or subsequent to the Effective Date and pursuant to Section 5.10 and any replacement, extension or renewal of any such Lien; provided, that such replacement, extension or renewal Lien shall not cover any property other than the property that was subject to such Lien prior to such replacement, extension or renewal; provided, further, that the Indebtedness and other obligations secured by such replacement, extension or renewal Lien are permitted by this Agreement;</text:p>
            <text:p>(m)</text:p>
            <text:p/>
            <text:p>any interest or title of a lessor or sublessor under any leases or subleases entered into by the Borrower or any Subsidiary in the ordinary course of business;</text:p>
            <text:p>(n)</text:p>
            <text:p/>
            <text:p>Liens that are contractual rights of set-off (i) relating to the establishment of depository relations with banks not given in connection with the issuance of Indebtedness, (ii) relating to pooled deposit or sweep accounts of the Borrower or any Subsidiary to permit satisfaction of overdraft or similar obligations incurred in the ordinary course of business of the Borrower or any Subsidiary or (iii) relating to purchase orders and other agreements entered into with customers of the Borrower or any Subsidiary in the ordinary course of business;</text:p>
            <text:p>(o)</text:p>
            <text:p/>
            <text:p>Liens arising solely by virtue of any statutory or common law provision relating to banker’s liens, rights of set-off or similar rights;</text:p>
            <text:p>(p)</text:p>
            <text:p/>
            <text:p>Liens securing obligations in respect of trade-related letters of credit, banker’s acceptances or bank guarantees permitted under Section 6.01(f), (k) or (o) and covering the goods (or the documents of title in respect of such goods) financed by such letters of credit, banker’s acceptances or bank guarantees and the proceeds and products thereof;</text:p>
            <text:p>(q)</text:p>
            <text:p/>
            <text:p>leases or subleases, licenses or sublicenses (including with respect to intellectual property and software) granted to others in the ordinary course of business not interfering in any material respect with the business of the Borrower and its Subsidiaries, taken as a whole;</text:p>
            <text:p>(r)</text:p>
            <text:p/>
            <text:p>Liens in favor of customs and revenue authorities arising as a matter of law to secure payment of customs duties in connection with the importation of goods;</text:p>
            <text:p>(s)</text:p>
            <text:p/>
            <text:p>Liens solely on any cash earnest money deposits made by the Borrower or any of the Subsidiaries in connection with any letter of intent or purchase agreement in respect of any Investment permitted hereunder;</text:p>
            <text:p>(t)</text:p>
            <text:p/>
            <text:p>Liens with respect to property or assets of any Foreign Subsidiary securing Indebtedness of a Foreign Subsidiary permitted under Section 6.01;</text:p>
            <text:p>(u)</text:p>
            <text:p/>
            <text:p>other Liens with respect to property or assets of the Borrower or any Subsidiary; provided that (i) after giving effect to any such Lien and the incurrence of Indebtedness, if any, secured by such Lien is created, incurred, acquired or assumed (or any prior Indebtedness becomes so secured) on a Pro Forma Basis, the Total Net First Lien Leverage Ratio on the last day of the Borrower’s then most recently completed fiscal quarter for which financial statements are available shall be less than or equal to 4.00 to 1.00, (ii) at the time of the incurrence of such Lien and after giving effect thereto, no Default or Event of Default shall have occurred and be continuing or would result therefrom (or, if the proceeds of such Indebtedness are being used to fund a Limited Condition Acquisition, at the time of the incurrence of such Indebtedness and after giving effect thereto, no Specified Event of Default shall have occurred and be continuing or would result therefrom), (iii) the Indebtedness or other obligations secured by such Lien are otherwise permitted by this Agreement, and (iv) to the extent such Liens are pari passu or subordinated to the Liens granted hereunder, an intercreditor agreement reasonably satisfactory to the Administrative Agent shall be entered into providing that such new liens will be secured equally and ratably with the Liens granted hereunder, or, as applicable, subordinated to the Liens granted hereunder, in each case, on customary terms;</text:p>
            <text:p>(v)</text:p>
            <text:p/>
            <text:p>the prior rights of consignees and their lenders under consignment arrangements entered into in the ordinary course of business;</text:p>
            <text:p/>
            <text:p>(w)</text:p>
            <text:p/>
            <text:p>agreements to subordinate any interest of the Borrower or any Subsidiary in any accounts receivable or other proceeds arising from inventory consigned by the Borrower or any of its Subsidiaries pursuant to an agreement entered into in the ordinary course of business;</text:p>
            <text:p>(x)</text:p>
            <text:p/>
            <text:p>Liens arising from precautionary Uniform Commercial Code financing statements or consignments entered into in connection with any transaction otherwise permitted under this Agreement;</text:p>
            <text:p>(y)</text:p>
            <text:p/>
            <text:p>Liens on Equity Interests in joint ventures securing obligations of such joint venture;</text:p>
            <text:p>(z)</text:p>
            <text:p/>
            <text:p>Liens on securities that are the subject of repurchase agreements constituting Permitted Investments under clause (c) of the definition thereof;</text:p>
            <text:p>(aa)</text:p>
            <text:p/>
            <text:p>Liens in respect of Permitted Receivables Financings that extend only to the receivables subject thereto;</text:p>
            <text:p>(bb)</text:p>
            <text:p/>
            <text:p>Liens on goods or inventory the purchase, shipment or storage price of which is financed by a documentary letter of credit, bank guarantee or bankers’ acceptance issued or created for the account of the Borrower or any Subsidiary in the ordinary course of business; provided, that such Lien secures only the obligations of the Borrower or such Subsidiaries in respect of such letter of credit, bankers’ acceptance or bank guarantee to the extent permitted under Section 6.01;</text:p>
            <text:p>(cc)</text:p>
            <text:p/>
            <text:p>Liens securing insurance premiums financing arrangements, provided, that such Liens are limited to the applicable unearned insurance premiums;</text:p>
            <text:p>(dd)</text:p>
            <text:p/>
            <text:p>Liens in favor of the Borrower or any Subsidiary Loan Party; provided that if any such Lien shall cover any Collateral, the holder of such Lien shall execute and deliver to the Administrative Agent a subordination agreement in form and substance reasonably satisfactory to the Administrative Agent;</text:p>
            <text:p>(ee)</text:p>
            <text:p/>
            <text:p>Liens securing obligations under the Second Lien Note Documents and any Permitted Refinancing Indebtedness in respect thereof, to the extent such Liens are subject to the Second Priority Intercreditor Agreement;</text:p>
            <text:p>(ff)</text:p>
            <text:p/>
            <text:p>Liens on not more than $30 million of deposits securing Swap Agreements;</text:p>
            <text:p>(gg)</text:p>
            <text:p/>
            <text:p>Liens securing Obligations (as defined in the Term Loan Credit Agreement ) under the Term Loan Credit Agreement and the credit documents related thereto pursuant to Section 6.01(aa) , the Initial Euro Term Loans, the Initial Sterling Term Loans and any Permitted Refinancing Indebtedness in respect of the foregoing;</text:p>
            <text:p>(hh)</text:p>
            <text:p/>
            <text:p>Liens securing Obligations (as defined in the Second Lien Bridge Credit Agreement ) under the Second Lien Bridge Credit Agreement and the credit documents related thereto pursuant to Section 6.01(bb), the New Second Lien Notes and any Permitted Refinancing Indebtedness in respect of the foregoing; and</text:p>
            <text:p>(ii)</text:p>
            <text:p/>
            <text:p>other Liens with respect to property or assets of the Borrower or any Subsidiary securing obligations in an aggregate principal amount outstanding at any time not to exceed $30 million.</text:p>
          </table:table-cell>
          <table:table-cell office:value-type="string" calcext:value-type="string">
            <text:p>SECTION VI.06. Dividends and Distributions.  Declare or pay any dividend or make any other distribution (by reduction of capital or otherwise), whether in cash, property, securities or a combination thereof, with respect to any of its Equity Interests (other than dividends and distributions on Equity Interests payable solely by the issuance of additional Equity Interests (other than Disqualified Stock) of the person paying such dividends or distributions) or directly or indirectly redeem, purchase, retire or otherwise acquire for value (or permit any Subsidiary to purchase or acquire) any of its Equity Interests or set aside any amount for any such purpose (other than through the issuance of additional Equity Interests (other than Disqualified Stock) of the person redeeming, purchasing, retiring or acquiring such shares); provided, however, that:</text:p>
            <text:p>(a)</text:p>
            <text:p/>
            <text:p>any Subsidiary of the Borrower may declare and pay dividends to, repurchase its Equity Interests from or make other distributions to the Borrower or to any Wholly Owned Subsidiary of the Borrower (or, in the case of non-Wholly Owned Subsidiaries, to the Borrower or any Subsidiary that is a direct or indirect shareholder of such Subsidiary and to each other owner of Equity Interests of such Subsidiary on a pro rata basis (or more favorable basis from the perspective of the Borrower or such Subsidiary) based on their relative ownership interests so long as any repurchase of its Equity Interests from a person that is not the Borrower or a Subsidiary is permitted under Section 6.04);</text:p>
            <text:p>(b)</text:p>
            <text:p/>
            <text:p>the Borrower may declare and pay dividends or make other distributions to Holdings in respect of (i) overhead, legal, accounting and other professional fees and expenses of Holdings or any Parent Entity, (ii) fees and expenses related to any public offering or private placement of debt or equity securities of Holdings or any Parent Entity whether or not consummated, (iii) franchise taxes and other fees, taxes and expenses in connection with the maintenance of its existence and its (or any Parent Entity’s indirect) ownership of the Borrower, (iv) payments permitted by Section 6.07(b), (v) the tax liability to each relevant jurisdiction in respect of consolidated, combined, unitary or affiliated returns for the relevant jurisdiction of Holdings (or any Parent Entity) attributable to Holdings, the Borrower or its Subsidiaries and (vi) customary salary, bonus and other benefits payable to, and indemnities provided on behalf of, officers and employees of Holdings or any Parent Entity, in each case in order to permit Holdings or any Parent Entity to make such payments; provided, that in the case of clauses (i), (ii) and (iii), the amount of such dividends and distributions shall not exceed the portion of any amounts referred to in such clauses (i), (ii) and (iii) that are allocable to the Borrower and its Subsidiaries (which shall be 100% for so long as Holdings or such Parent Entity, as the case may be, owns no assets other than the Equity Interests in the Borrower, Holdings or another Parent Entity);</text:p>
            <text:p/>
            <text:p>(c)</text:p>
            <text:p/>
            <text:p>the Borrower may declare and pay dividends or make other distributions to Holdings the proceeds of which are used to purchase or redeem the Equity Interests of Holdings or any Parent Entity (including related stock appreciation rights or similar securities) held by then present or former directors, consultants, officers or employees of Holdings, the Borrower or any of the Subsidiaries or by any Plan or shareholders’ agreement then in effect upon such person’s death, disability, retirement or termination of employment or under the terms of any such Plan or any other agreement under which such shares of stock or related rights were issued; provided, that the aggregate amount of such purchases or redemptions under this paragraph (c) shall not exceed in any fiscal year $20 million (plus the amount of net proceeds contributed to the Borrower that were (x) received by Holdings or any Parent Entity during such calendar year from sales of Equity Interests of Holdings or any Parent Entity of Holdings to directors, consultants, officers or employees of Holdings, any Parent Entity, the Borrower or any Subsidiary in connection with permitted employee compensation and incentive arrangements and (y) of any key-man life insurance policies received during such calendar year), which, if not used in any year, may be carried forward to any subsequent calendar year;</text:p>
            <text:p>(d)</text:p>
            <text:p/>
            <text:p>noncash repurchases of Equity Interests deemed to occur upon exercise of stock options if such Equity Interests represent a portion of the exercise price of such options;</text:p>
            <text:p>(e)</text:p>
            <text:p/>
            <text:p>the Borrower may pay dividends to Holdings in an aggregate amount equal to the portion, if any, of the Cumulative Credit on such date that the Borrower elects to apply to this Section 6.06(e), such election to be specified in a written notice of a Responsible Officer of the Borrower calculating in reasonable detail the amount of Cumulative Credit immediately prior to such election and the amount thereof elected to be so applied; provided, that no Default or Event of Default has occurred and is continuing or would result therefrom and, after giving effect thereto, that the Borrower and its Subsidiaries shall be in Pro Forma Compliance;</text:p>
            <text:p>(f)</text:p>
            <text:p/>
            <text:p>the Borrower may pay dividends on the Closing Date to consummate the Transactions;</text:p>
            <text:p>(g)</text:p>
            <text:p/>
            <text:p>the Borrower may pay dividends or distributions to allow Holdings or any Parent Entity to make payments in cash, in lieu of the issuance of fractional shares, upon the exercise of warrants or upon the conversion or exchange of Equity Interests of any such person;</text:p>
            <text:p>(h)</text:p>
            <text:p/>
            <text:p>the Borrower may pay dividends and make distributions to, or repurchase or redeem shares from, its equity holders in an amount equal to 6.0% per annum of the net proceeds received by the Borrower from any public offering of Equity Interests of the Borrower or any direct or indirect parent of the Borrower; and</text:p>
            <text:p>(i)</text:p>
            <text:p/>
            <text:p>the Borrower may make distributions to Holdings or any Parent Entity to finance any Investment permitted to be made pursuant to Section 6.04; provided, that (A) such distribution shall be made substantially concurrently with the closing of such Investment and (B) such parent shall, immediately following the closing thereof, cause (1) all property acquired (whether assets or Equity Interests) to be contributed to the Borrower or a Subsidiary or (2) the merger (to the extent permitted in Section 6.05) of the Person formed or acquired into the Borrower or a Subsidiary in order to consummate such Permitted Business Acquisition or Investment.</text:p>
          </table:table-cell>
          <table:table-cell office:value-type="string" calcext:value-type="string">
            <text:p>SECTION VI.05. Mergers, Consolidations, Sales of Assets and Acquisitions.  Merge into or consolidate with any other person, or permit any other person to merge into or consolidate with it, or sell, transfer, lease or otherwise dispose of (in one transaction or in a series of transactions) all or any part of its assets (whether now owned or hereafter acquired) (including, in each case, pursuant to a Delaware LLC Division), or issue, sell, transfer or otherwise dispose of any Equity Interests of the Borrower or any Subsidiary, or purchase, lease or otherwise acquire (in one transaction or a series of transactions) all or any substantial part of the assets of any other person or any division, unit or business of any person, except that this Section shall not prohibit:</text:p>
            <text:p>(a)</text:p>
            <text:p/>
            <text:p>(i) the purchase and sale of inventory in the ordinary course of business by the Borrower or any Subsidiary and the sale of receivables by any Foreign Subsidiary pursuant to non-recourse factoring arrangements in the ordinary course of business of such Foreign Subsidiary, (ii) the acquisition or lease (pursuant to an operating lease) of any other asset in the ordinary course of business by the Borrower or any Subsidiary, (iii) the sale of surplus, obsolete or worn out equipment or other property in the ordinary course of business by the Borrower or any Subsidiary or (iv) the sale of Permitted Investments in the ordinary course of business;</text:p>
            <text:p>(b)</text:p>
            <text:p/>
            <text:p>if at the time thereof and immediately after giving effect thereto no Event of Default shall have occurred and be continuing or would result therefrom, (i) the merger or Delaware LLC Division of any Subsidiary into the Borrower in a transaction in which the Borrower is the survivor, (ii) the merger, consolidation or Delaware LLC Division of any Subsidiary into or with any Subsidiary Loan Party in a transaction in which the surviving or resulting entity is a Subsidiary Loan Party and, in the case of each of clauses (i) and (ii), no person other than the Borrower or Subsidiary Loan Party receives any consideration, (iii) the merger, consolidation or Delaware LLC Division of any Subsidiary that is not a Subsidiary Loan Party into or with any other Subsidiary that is not a Subsidiary Loan Party, (iv) the liquidation or dissolution or change in form of entity of any Subsidiary (other than the Borrower) if the Borrower determines in good faith that such liquidation, dissolution or change in form is in the best interests of the Borrower and is not materially disadvantageous to the Lenders or (v) any Subsidiary may merge or effect a Delaware LLC Division with any other person in order to effect an Investment permitted pursuant to Section 6.04 so long as the continuing or surviving person shall be a Subsidiary, which shall be a Loan Party if the merging Subsidiary was a Loan Party and which together with each of its Subsidiaries shall have complied with the requirements of Section 5.10;</text:p>
            <text:p>(c)</text:p>
            <text:p/>
            <text:p>sales, transfers, leases or other dispositions to the Borrower or a Subsidiary (upon voluntary liquidation or otherwise); provided, that any sales, transfers, leases or other dispositions by a Loan Party to a Subsidiary that is not a Subsidiary Loan Party in reliance on this paragraph (c) shall be made in compliance with Section 6.07 and shall be included in Section 6.05(g);</text:p>
            <text:p>(d)</text:p>
            <text:p/>
            <text:p>Sale and Lease-Back Transactions permitted by Section 6.03;</text:p>
            <text:p>(e)</text:p>
            <text:p/>
            <text:p>Investments permitted by Section 6.04, Permitted Liens, Dividends permitted by Section 6.06 and capital expenditures;</text:p>
            <text:p>(f)</text:p>
            <text:p/>
            <text:p>the sale of defaulted receivables in the ordinary course of business and not as part of an accounts receivables financing transaction;</text:p>
            <text:p/>
            <text:p>(g)</text:p>
            <text:p/>
            <text:p>sales, transfers, leases, Delaware LLC Division or other dispositions of assets not otherwise permitted by this Section 6.05 (or required to be included in this clause (g) pursuant to Section 6.05(c)); provided, that (i) (A) after giving effect to such sale, transfer, lease, Delaware LLC Division or other disposition of assets, the application of proceeds thereof, the assumption and incurrence of any Indebtedness and any related transactions, the Total Net First Lien Leverage Ratio of the Borrower on a Pro Forma Basis would be equal to or less than 4.00 to 1.00 or (B) if otherwise, then the aggregate gross proceeds (including noncash proceeds) of any or all assets sold, transferred, leased, Delaware LLC Division or otherwise disposed of in reliance upon this clause (g)(i)(B) shall not exceed, in any fiscal year of the Borrower, the greater of (x) $200 million and (y) 6.5% of Consolidated Total Assets as of the end of the fiscal quarter immediately prior to the date of such incurrence for which financial statements have been delivered pursuant to Section 5.04; (ii) no Default or Event of Default exists or would result therefrom and (iii) the Net Proceeds thereof are applied in accordance with Section 2.11(b);</text:p>
            <text:p>(h)</text:p>
            <text:p/>
            <text:p>Permitted Business Acquisitions (including any merger, consolidation or Delaware LLC Division in order to effect a Permitted Business Acquisition); provided, that following any such merger, consolidation or Delaware LLC Division (i) involving the Borrower, the Borrower is the surviving corporation, (ii) involving a Domestic Subsidiary, the surviving or resulting entity shall be a Subsidiary Loan Party that is a Wholly Owned Subsidiary and (iii) involving a Foreign Subsidiary, the surviving or resulting entity shall be a Wholly Owned Subsidiary;</text:p>
            <text:p>(i)</text:p>
            <text:p/>
            <text:p>leases, licenses (on a non-exclusive basis with respect to intellectual property), or subleases or sublicenses (on a non-exclusive basis with respect to intellectual property) of any real or personal property in the ordinary course of business;</text:p>
            <text:p>(j)</text:p>
            <text:p/>
            <text:p>sales, leases or other dispositions of inventory of the Borrower and its Subsidiaries determined by the management of the Borrower to be no longer useful or necessary in the operation of the business of the Borrower or any of the Subsidiaries;</text:p>
            <text:p>(k)</text:p>
            <text:p/>
            <text:p>acquisitions and purchases made with the proceeds of any Asset Sale pursuant to the first proviso of paragraph (a) of the definition of “Net Proceeds”;</text:p>
            <text:p>(l)</text:p>
            <text:p/>
            <text:p>the purchase and sale or other transfer (including by capital contribution) of Receivables Assets pursuant to Permitted Receivables Financings; provided that the Net Proceeds thereof are applied in accordance with Section 2.11(b);</text:p>
            <text:p>(m)</text:p>
            <text:p/>
            <text:p>any exchange of assets for services and/or other assets of comparable or greater value; provided, that (i) at least 90% of the consideration received by the transferor consists of assets that will be used in a business or business activity permitted hereunder, (ii) in the event of a swap with a fair market value in excess of $10.0 million, the Administrative Agent shall have received a certificate from a Responsible Officer of the Borrower with respect to such fair market value and (iii) in the event of a swap with a fair market value in excess of $20.0 million, such exchange shall have been approved by at least a majority of the Board of Directors of Holdings or the Borrower; provided, that the Net Proceeds, if any, thereof are applied in accordance with Section 2.11(b); provided, further, that (A) (i) after giving effect to such exchange, the application of proceeds thereof, the assumption and incurrence of any Indebtedness and any related transactions, the Total Net First Lien Leverage Ratio of the Borrower on a Pro Forma Basis would be equal to or less than 4.00 to 1.00 or (ii) if otherwise, the aggregate gross consideration (including exchange assets, other noncash consideration and cash proceeds) of any or all assets exchanged in reliance upon this clause (m) shall not exceed, in any fiscal year of the Borrower, the greater of $200 million and 6.5% of Consolidated Total Assets as of the end of the fiscal quarter immediately prior to the date of such incurrence for which financial statements have been delivered pursuant to Section 5.04; (B) no Default or Event of Default exists or would result therefrom;</text:p>
            <text:p>(n)</text:p>
            <text:p/>
            <text:p>the sale of assets described on Schedule 6.05;</text:p>
            <text:p>(o)</text:p>
            <text:p/>
            <text:p>the Acquisition; and</text:p>
            <text:p>(p)</text:p>
            <text:p/>
            <text:p>the purchase and sale or other transfer of Receivables Assets in connection with a Permitted Supplier Finance Facility.</text:p>
            <text:p>Notwithstanding anything to the contrary contained in Section 6.05 above, (i) no sale, transfer or other disposition of assets shall be permitted by this Section 6.05 (other than sales, transfers, leases, licenses or other dispositions to Loan Parties pursuant to paragraph (c) of this Section 6.05 and paragraph (e) of this Section 6.05 (solely with respect to Section 6.04(bb)) unless such disposition is for fair market value and (ii) no sale, transfer or other disposition of assets in excess of $15.0 million shall be permitted by paragraph (g) of this Section 6.05 unless such disposition is for at least 75% cash consideration; provided, that for purposes of clause (ii), (a) the amount of any liabilities (as shown on the Borrower’s or any Subsidiary’s most recent balance sheet or in the notes thereto) of the Borrower or any Subsidiary of the Borrower (other than liabilities that are by their terms subordinated to the Obligations) that are assumed by the transferee of any such assets, (b) any notes or other obligations or other securities or assets received by the Borrower or such Subsidiary of the Borrower from such transferee that are converted by the Borrower or such Subsidiary of the Borrower into cash within 180 days of the receipt thereof (to the extent of the cash received) and (c) any Designated Non-Cash Consideration received by the Borrower or any of its Subsidiaries in such Asset Sale having an aggregate fair market value, taken together with all other Designated Non-Cash Consideration received pursuant to this clause (c) that is at that time outstanding, not to exceed the greater of 3.0% of Consolidated Total Assets and $100 million at the time of the receipt of such Designated Non-Cash Consideration (with the fair market value of each item of Designated Non-Cash Consideration being measured at the time received and without giving effect to subsequent changes in value) shall be deemed to be cash.  To the extent any Collateral is disposed of in a transaction expressly permitted by this Section 6.05 to any Person other than Holdings, the Borrower or any Subsidiary, such Collateral shall be sold free and clear of the Liens created by the Loan Documents, and the Administrative Agent shall take, and shall be authorized by each Lender to take, any actions reasonably requested by the Borrower in order to evidence the foregoing.</text:p>
          </table:table-cell>
          <table:table-cell table:number-columns-repeated="1013"/>
        </table:table-row>
        <table:table-row table:style-name="ro1">
          <table:table-cell office:value-type="string" calcext:value-type="string">
            <text:p><text:a xlink:href="https://www.sec.gov/Archives/edgar/data/1378992/000137899219000015/exhibit102.htm" xlink:type="simple">https://www.sec.gov/Archives/edgar/data/1378992/000137899219000015/exhibit102.htm</text:a></text:p>
          </table:table-cell>
          <table:table-cell office:value-type="string" calcext:value-type="string">
            <text:p>AMENDED AND RESTATED TERM LOAN CREDIT AGREEMENT </text:p>
          </table:table-cell>
          <table:table-cell office:value-type="string" calcext:value-type="string">
            <text:p>This AMENDED AND RESTATED TERM LOAN CREDIT AGREEMENT is entered into as of March 29, 2019 (this “Agreement”), among BERRY GLOBAL GROUP, INC., a Delaware corporation (“Holdings”), BERRY GLOBAL, INC., a Delaware corporation (“Berry” or the “Borrower”), the LENDERS party hereto from time to time and GOLDMAN SACHS BANK USA, as administrative agent and collateral agent (in such capacities, the “Administrative Agent”) for the Lenders.</text:p>
          </table:table-cell>
          <table:table-cell office:value-type="string" calcext:value-type="string">
            <text:p>SECTION 2.21. Incremental Commitments.</text:p>
            <text:p>(a) The Borrower may, by written notice to the Administrative Agent from time to time, request Incremental Term Loan Commitments, in an amount not to exceed the Incremental Amount from one or more Incremental Term Lenders (which may include any existing Lender) willing to provide such Incremental Term Loans in their own discretion; provided, that each Incremental Term Lender shall be subject to the approval of the Administrative Agent (which approval shall not be unreasonably withheld) unless such Incremental Term Lender is a Lender, an Affiliate of a Lender or an Approved Fund; provided, further, that (i) Incremental Term Loans may be incurred without regard to the Incremental Amount solely to the extent that the Net Proceeds therefrom are used substantially concurrently with the incurrence of such Incremental Term Loans to prepay existing Term Loans in accordance with the first sentence of Section 2.11(b) (it being understood that such Incremental Term Loans shall not be deemed Excluded Indebtedness).  Such notice shall set forth (i) the amount of the Incremental Term Loan Commitments being requested (which shall be in minimum increments of, with respect to the Initial Euro Term Loans, €5.0 million and, with respect to the Initial Sterling Term Loans, £5.0 million and a minimum amount of, with respect to the Initial Euro Term Loans, €25.0 million and, with respect to the Initial Sterling Term Loans, £25.0 million or equal to the remaining Incremental Amount), (ii) the date on which such Incremental Term Loan Commitments are requested to become effective (the “Increased Amount Date”), and (iii) whether such Incremental Term Loan Commitments are to be Initial Euro Term Loan Commitments, Initial Sterling Term Loan Commitments or commitments to make term loans with pricing and/or amortization terms different from the Initial Term Loans (“Other Term Loans”).</text:p>
            <text:p>(b) The Borrower and each Incremental Term Lender shall execute and deliver to the Administrative Agent an Incremental Assumption Agreement and such other documentation as the Administrative Agent shall reasonably specify to evidence the Incremental Term Loan Commitment of such Incremental Term Lender.  Each Incremental Assumption Agreement shall specify the terms of the applicable Incremental Term Loans (all such Incremental Term Loans to be made pursuant to any Incremental Assumption Agreement, a “Series”); provided, that (i) the Other Term Loans shall rank pari passu or junior in right of payment and of security with the Initial Euro Term Loans and Initial Sterling Term Loans and, except as to pricing, amortization and final maturity date, shall have (x) the same terms as the Initial Euro Term Loans and Initial Sterling Term Loans, as applicable, or (y) such other terms as shall be reasonably satisfactory to the Administrative Agent, (ii) the final maturity date of any Other Term Loans shall be no earlier than the Initial Euro Term Facility Date or Initial Sterling Term Facility Maturity Date, as applicable, and (iii) the weighted average life to maturity of any Other Term Loans shall be no shorter than the remaining weighted average life to maturity of the Initial Euro Term Loans and the Initial Sterling Term Loans, as applicable.  Each of the parties hereto hereby agrees that upon the effectiveness of any Incremental Assumption Agreement this Agreement shall be amended to the extent (but only to the extent) necessary to reflect the existence and terms of the Incremental Term Loan Commitments evidenced thereby as provided for in Section 9.08(e).  Any such deemed amendment may be memorialized in writing by the Administrative Agent with the Borrower’s consent (not to be unreasonably withheld) and furnished to the other parties hereto.</text:p>
            <text:p>(c) Notwithstanding the foregoing, no Incremental Term Loan Commitment shall become effective under this Section 2.21 unless (i) on the date of such effectiveness, (x) the representations and warranties set forth in Article III shall be true and correct in all material respects as of such date, in each case, with the same effect as though made on and as of such date, except to the extent such representations and warranties expressly relate to an earlier date (in which case such representations and warranties shall be true and correct in all material respects as of such earlier date), immediately after giving effect to such Borrowing and no Event of Default or Default shall have occurred and be continuing or would result therefrom (other than any Incremental Term Loan under the Term Facility to be made during the Certain Funds Period) or (y) if the proceeds of such Incremental Term Loans are being used to fund a Limited Condition Acquisition, and the Lenders providing such Incremental Term Loans so agree, the availability thereof shall be subject to customary “SunGard” conditionality, it being understood that in any event, no Specified Event of Default shall have occurred and be continuing or result from such Borrowing and the use of proceeds thereof, and in each case the Administrative Agent shall have received a certificate to that effect dated such date and executed by a Responsible Officer of the Borrower, and (ii) the Administrative Agent shall have received customary legal opinions, board resolutions and other customary closing certificates and documentation as required by the relevant Incremental Assumption Agreement and, to the extent required by the Administrative Agent, consistent with those delivered on the Closing Date under Article IV and such additional customary documents and filings (including amendments to the Mortgages and other Security Documents and title endorsement bringdowns) as the Administrative Agent may reasonably require to assure that the Incremental Term Loans are secured by the Collateral ratably with (or, to the extent agreed by the applicable Incremental Term Lenders in the applicable Incremental Assumption Agreement, junior to) the existing Loans.</text:p>
            <text:p>(d) Each of the parties hereto hereby agrees that the Administrative Agent may take any and all action as may be reasonably necessary to ensure that all Initial Euro Term Loans or Initial Sterling Term Loans, when originally made, are included in each Borrowing of outstanding Initial Euro Term Loans or Initial Sterling Term Loans on a pro rata basis.  The Borrower agrees that Section 2.16 shall apply to any conversion of Eurocurrency Loans to ABR Loans reasonably required by the Administrative Agent to effect the foregoing.</text:p>
            <text:p>(e) Notwithstanding anything to the contrary in this Agreement, this Section 2.21 shall not become operative until after the Closing Date.</text:p>
          </table:table-cell>
          <table:table-cell office:value-type="string" calcext:value-type="string">
            <text:p>SECTION 2.11. Prepayment of Loans.</text:p>
            <text:p>(a) The Borrower shall have the right at any time and from time to time to prepay any Loan in whole or in part, without premium or penalty (but subject to clauses (e) and (f) of this Section 2.11and Section 2.16), in an aggregate principal amount that is an integral multiple of the Borrowing Multiple and not less than the Borrowing Minimum or, if less, the amount outstanding, subject to prior notice in accordance with Section 2.10(d).</text:p>
            <text:p>(b) The Borrower shall apply all Net Proceeds promptly upon receipt thereof to prepay Loans in accordance with paragraphs (c) and (d) of Section 2.10.  Notwithstanding the foregoing, the Borrower may retain Net Proceeds pursuant to clause (b) of the definition thereof, provided, that the Total Net First Lien Leverage Ratio on the last day of the Borrower’s then most recently completed fiscal quarter for which financial statements are available shall be less than or equal to 2.00 to 1.00.</text:p>
            <text:p>(c) Not later than 90 days after the end of each Excess Cash Flow Period, the Borrower shall calculate Excess Cash Flow for such Excess Cash Flow Period and shall apply an amount equal to (i) the Required Percentage of such Excess Cash Flow, minus (ii) to the extent not financed, using the proceeds of, without duplication, the incurrence of Indebtedness and the sale or issuance of any Equity Interests (including any capital contributions), the amount of any voluntary prepayments during such Excess Cash Flow Period of Loans to prepay Loans in accordance with paragraphs (c) and (d) of Section 2.10.  Not later than the date on which the Borrower is required to deliver financial statements with respect to the end of each Excess Cash Flow Period under Section 5.04(a), the Borrower will deliver to the Administrative Agent a certificate signed by a Financial Officer of the Borrower setting forth the amount, if any, of Excess Cash Flow for such fiscal year and the calculation thereof in reasonable detail.</text:p>
            <text:p>(d) Anything contained herein to the contrary notwithstanding, in the event the Borrower is required to make any mandatory prepayment including, for the avoidance of doubt, payments under Section 2.10(a) (a “Waivable Mandatory Prepayment”) of the Loans, not less than three Business Days prior to the date (the “Required Prepayment Date”) on which the Borrower elects (or is otherwise required) to make such Waivable Mandatory Prepayment, the Borrower shall notify Administrative Agent of the amount of such prepayment, and Administrative Agent will promptly thereafter notify each Lender holding an outstanding Term Loan of the amount of such Lender’s pro rata share of such Waivable Mandatory Prepayment and such Lender’s option to refuse such amount.  Each such Lender may exercise such option by giving written notice to the Administrative Agent of its election to do so on or before the second Business Day prior to the Required Prepayment Date (it being understood that any Lender which does not notify the Administrative Agent of its election to exercise such option on or before the first Business Day prior to the Required Prepayment Date shall be deemed to have elected, as of such date, not to exercise such option).  On the Required Prepayment Date, the Borrower shall pay to Administrative Agent the amount of the Waivable Mandatory Prepayment, which amount shall be applied (i) in an amount equal to that portion of the Waivable Mandatory Prepayment payable to those Lenders that have elected not to exercise such option (each, a “Declining Lender”), to prepay the Loans of such Declining Lenders (which prepayment shall be applied to the scheduled Installments of principal of the Loans in accordance with Section 2.11(b)), and (ii) in an amount equal to that portion of the Waivable Mandatory Prepayment otherwise payable to those Lenders that have elected to exercise such option, to the Borrower.</text:p>
            <text:p>(e) Notwithstanding anything herein to the contrary, in the event that, on or prior to the six-month anniversary of the Closing Date, there occurs any Euro Term Loan Repricing Event or in connection with an Euro Term Loan Repricing Event constituting an amendment or conversion of Initial Euro Term Loans, any Lender is required to assign its Initial Euro Term Loans pursuant to Section 2.19(c), the Borrower shall on the date of such Euro Term Loan Repricing Event pay to the Administrative Agent, for the account of each Lender with such Initial Euro Term Loans that are subject to such Euro Term Loan Repricing Event or are required to be so assigned, a fee equal to 1.00% of the principal amount of the Initial Euro Term Loans subject to such Euro Term  Loan Repricing Event or required to be so assigned; provided that any prepayment of any Initial Euro Term Loans made in connection with a Change in Control shall not require the payment of the 1.00% premium otherwise provided for in this Section 2.11(e).</text:p>
            <text:p>(f) Notwithstanding anything herein to the contrary, in the event that, on or prior to the six-month anniversary of the Closing Date, there occurs any Sterling Term Loan Repricing Event or in connection with an Sterling Term Loan Repricing Event constituting an amendment or conversion of Initial Sterling Term Loans, any Lender is required to assign its Initial Sterling Term Loans pursuant to Section 2.19(c), the Borrower shall on the date of such Sterling Term Loan Repricing Event pay to the Administrative Agent, for the account of each Lender with such Initial Sterling Term Loans that are subject to such Sterling Term Loan Repricing Event or are required to be so assigned, a fee equal to 1.00% of the principal amount of the Initial Sterling Term Loans subject to such Sterling Term Loan Repricing Event or required to be so assigned; provided that any prepayment of any Initial Sterling Term Loans made in connection with a Change in Control shall not require the payment of the 1.00% premium otherwise provided for in this Section 2.11(f).</text:p>
            <text:p>(g) Notwithstanding anything herein to the contrary, in the event that, on or prior to the six-month anniversary of the Closing Date, there occurs any Term Loan Repricing Event or in connection with a Term Loan Repricing Event constituting an amendment or conversion of any Backstop Term Loans, any Lender is required to assign its Backstop Term Loans pursuant to Section 2.19(c), the Borrower shall on the date of such Term Loan Repricing Event pay to the Administrative Agent, for the account of each Lender with such Backstop Term Loans that are subject to such Term Loan Repricing Event or are required to be so assigned, a fee equal to 1.00% of the principal amount of the Backstop Term Loans subject to such Term  Loan Repricing Event or required to be so assigned; provided that any prepayment of any Backstop Term Loans made in connection with a Change in Control shall not require the payment of the 1.00% premium otherwise provided for in this Section 2.11(g).</text:p>
          </table:table-cell>
          <table:table-cell office:value-type="string" calcext:value-type="string">
            <text:p>SECTION 6.01. Indebtedness.  Incur, create, assume or permit to exist any Indebtedness, except:</text:p>
            <text:p>(a)</text:p>
            <text:p/>
            <text:p>Indebtedness existing on the Effective Date and set forth on Schedule 6.01 and any Permitted Refinancing Indebtedness incurred to Refinance such Indebtedness (other than intercompany indebtedness Refinanced with Indebtedness owed to a person not affiliated with the Borrower or any Subsidiary);</text:p>
            <text:p>(b)</text:p>
            <text:p/>
            <text:p>Indebtedness created hereunder and under the other Loan Documents and any Permitted Refinancing Indebtedness incurred to Refinance such Indebtedness;</text:p>
            <text:p>(c)</text:p>
            <text:p/>
            <text:p>Indebtedness pursuant to Swap Agreements;</text:p>
            <text:p/>
            <text:p>(d)</text:p>
            <text:p/>
            <text:p>Indebtedness owed to (including obligations in respect of letters of credit or bank guarantees or similar instruments for the benefit of) any person providing workers’ compensation, health, disability or other employee benefits or property, casualty or liability insurance to the Borrower or any Subsidiary, pursuant to reimbursement or indemnification obligations to such person, in each case in the ordinary course of business; provided, that upon the incurrence of Indebtedness with respect to reimbursement obligations regarding workers’ compensation claims, such obligations are reimbursed not later than 30 days following such incurrence;</text:p>
            <text:p>(e)</text:p>
            <text:p/>
            <text:p>Indebtedness of the Borrower to Holdings or any Subsidiary and of any Subsidiary to Holdings, the Borrower or any other Subsidiary; provided, that (i) Indebtedness of any Subsidiary that is not a Subsidiary Loan Party owing to the Loan Parties shall be subject to Section 6.04(b) and (ii) Indebtedness of the Borrower to Holdings or any Subsidiary and Indebtedness of any other Loan Party to Holdings or any Subsidiary that is not a Subsidiary Loan Party (the “Subordinated Intercompany Debt”) shall be subordinated to the Obligations on terms reasonably satisfactory to the Administrative Agent;</text:p>
            <text:p>(f)</text:p>
            <text:p/>
            <text:p>Indebtedness in respect of performance bonds, bid bonds, appeal bonds, surety bonds and completion guarantees and similar obligations, in each case provided in the ordinary course of business, including those incurred to secure health, safety and environmental obligations in the ordinary course of business;</text:p>
            <text:p>(g)</text:p>
            <text:p/>
            <text:p>Indebtedness arising from the honoring by a bank or other financial institution of a check, draft or similar instrument drawn against insufficient funds in the ordinary course of business or other cash management services in the ordinary course of business; provided, that (x) such Indebtedness (other than credit or purchase cards) is extinguished within ten Business Days of notification to the Borrower of its incurrence and (y) such Indebtedness in respect of credit or purchase cards is extinguished within 60 days from its incurrence;</text:p>
            <text:p>(h)</text:p>
            <text:p/>
            <text:p>(i) Indebtedness of a Subsidiary acquired after the Effective Date or an entity merged into or consolidated with the Borrower or any Subsidiary after the Effective Date and Indebtedness assumed in connection with the acquisition of assets, which Indebtedness in each case exists at the time of such acquisition, merger or consolidation and is not created in contemplation of such event and where such acquisition, merger or consolidation is permitted by this Agreement and (ii) any Permitted Refinancing Indebtedness incurred to Refinance such Indebtedness; provided, (A) no Default or Event of Default shall have occurred and be continuing or would result therefrom, and (B) if immediately after giving effect to such acquisition, merger or consolidation, the assumption and incurrence of any Indebtedness and any related transactions, the Total Net First Lien Leverage Ratio of the Borrower on a Pro Forma Basis would be greater than 4.00 to 1.00, then the amount of Indebtedness incurred pursuant to this paragraph (h) shall not exceed the greater of $140 million and 4.00% of Consolidated Total Assets as of the end of the fiscal quarter immediately prior to the date of such incurrence for which financial statements have been delivered pursuant to Section 5.04;</text:p>
            <text:p>(i)</text:p>
            <text:p/>
            <text:p>Capital Lease Obligations, mortgage financings and purchase money Indebtedness incurred by the Borrower or any Subsidiary prior to or within 270 days after the acquisition, lease or improvement of the respective asset permitted under this Agreement in order to finance such acquisition or improvement, and any Permitted Refinancing Indebtedness in respect thereof; provided, that, if immediately after giving effect to such transaction, the Total Net First Lien Leverage Ratio of the Borrower on a Pro Forma Basis would be greater than 4.00 to 1.00, then the amount of Indebtedness incurred pursuant to this paragraph (i), when combined with the Remaining Present Value of outstanding leases permitted under Section 6.03, shall not exceed the greater of $150 million and 4.5% of Consolidated Total Assets as of the end of the fiscal quarter immediately prior to the date of such incurrence for which financial statements have been delivered pursuant to Section 5.04;</text:p>
            <text:p>(j)</text:p>
            <text:p/>
            <text:p>Capital Lease Obligations incurred by the Borrower or any Subsidiary in respect of any Sale and Lease-Back Transaction that is permitted under Section 6.03 and any Permitted Refinancing Indebtedness in respect thereof;</text:p>
            <text:p/>
            <text:p>(k)</text:p>
            <text:p/>
            <text:p>other Indebtedness of the Borrower or any Subsidiary, in an aggregate principal amount that at the time of, and after giving effect to, the incurrence thereof, would not exceed the greater of $175 million and 5.0% of Consolidated Total Assets as of the end of the fiscal quarter immediately prior to the date of such incurrence for which financial statements have been delivered pursuant to Section 5.04;</text:p>
            <text:p>(l)</text:p>
            <text:p/>
            <text:p>Indebtedness of the Borrower or any Subsidiary pursuant to (i) the Existing Second Lien Notes in an aggregate principal amount that is not in excess of $2,100,000,000, (ii) the extensions of credit under the Revolving Credit Agreement, (iii) the Existing Credit Agreement, and (iv) any Permitted Refinancing Indebtedness incurred to Refinance any such Indebtedness;</text:p>
            <text:p>(m)</text:p>
            <text:p/>
            <text:p>Guarantees (i) by the Borrower and the Subsidiary Loan Parties of the Indebtedness described in paragraph (1) of this Section 6.01 and so long as any Liens securing the Guarantee of the Existing Second Lien Notes and/or Obligations (as defined therein) under the Second Lien Bridge Credit Agreement or any Permitted Refinancing Indebtedness in respect thereof are subject to the Second Priority Intercreditor Agreement, (ii) by the Borrower or any Subsidiary Loan Party of any Indebtedness of the Borrower or any Subsidiary Loan Party expressly permitted to be incurred under this Agreement, (iii) by the Borrower or any Subsidiary Loan Party of Indebtedness otherwise permitted hereunder of Holdings or any Subsidiary that is not a Subsidiary Loan Party to the extent such Guarantees are permitted by Section 6.04 (other than Section 6.04(v)), (iv) by any Foreign Subsidiary of Indebtedness of another Foreign Subsidiary, and (v) by the Borrower of Indebtedness of Foreign Subsidiaries incurred for working capital purposes in the ordinary course of business on ordinary business terms so long as such Indebtedness is permitted to be incurred under Section 6.01(s) to the extent such Guarantees are permitted by 6.04 (other than Section 6.04(v));</text:p>
            <text:p>(n)</text:p>
            <text:p/>
            <text:p>Indebtedness arising from agreements of the Borrower or any Subsidiary providing for indemnification, adjustment of purchase or acquisition price or similar obligations, in each case, incurred or assumed in connection with the Transactions and any Permitted Business Acquisition or the disposition of any business, assets or a Subsidiary not prohibited by this Agreement, other than Guarantees of Indebtedness incurred by any person acquiring all or any portion of such business, assets or a Subsidiary for the purpose of financing such acquisition;</text:p>
            <text:p>(o)</text:p>
            <text:p/>
            <text:p>Indebtedness in respect of letters of credit, bank guarantees, warehouse receipts or similar instruments issued to support performance obligations and trade letters of credit (other than obligations in respect of other Indebtedness) in the ordinary course of business;</text:p>
            <text:p>(p)</text:p>
            <text:p/>
            <text:p>Indebtedness supported by a Letter of Credit, in a principal amount not in excess of the stated amount of such Letter of Credit;</text:p>
            <text:p>(q)</text:p>
            <text:p/>
            <text:p>Indebtedness consisting of (i) the financing of insurance premiums or (ii) take-or-pay obligations contained in supply arrangements, in each case, in the ordinary course of business;</text:p>
            <text:p>(r)</text:p>
            <text:p/>
            <text:p>(i) other Indebtedness incurred by the Borrower or any Subsidiary Loan Party; provided that (A) at the time of the incurrence of such Indebtedness and after giving effect thereto, no Default or Event of Default shall have occurred and be continuing or would result therefrom (or, if the proceeds of such Indebtedness are being used to fund a Limited Condition Acquisition, at the time of the incurrence of such Indebtedness and after giving effect thereto, no Specified Event of Default shall have occurred and be continuing or would result therefrom), (B) the Borrower and its Subsidiaries shall be in Pro Forma Compliance after giving effect to the issuance incurrence or assumption of such Indebtedness and (C) in the case of any such Indebtedness that is secured, immediately after giving effect to the issuance, incurrence or assumption of such Indebtedness, the Total Net First Lien Leverage Ratio on a Pro Forma Basis shall not be greater than 4.00 to 1.00 and (ii) Permitted Refinancing Indebtedness in respect thereof;</text:p>
            <text:p>(s)</text:p>
            <text:p/>
            <text:p>Indebtedness of Foreign Subsidiaries; provided that the aggregate amount of Indebtedness incurred under this clause (s), when aggregated with all other Indebtedness incurred and outstanding pursuant to this clause (s), shall not exceed the greater of $100 million and 10% of the consolidated assets of the Foreign Subsidiaries at the time of such incurrence;</text:p>
            <text:p/>
            <text:p>(t)</text:p>
            <text:p/>
            <text:p>unsecured Indebtedness in respect of obligations of the Borrower or any Subsidiary to pay the deferred purchase price of goods or services or progress payments in connection with such goods and services; provided, that such obligations are incurred in connection with open accounts extended by suppliers on customary trade terms (which require that all such payments be made within 60 days after the incurrence of the related obligations) in the ordinary course of business and not in connection with the borrowing of money or any Swap Agreements;</text:p>
            <text:p>(u)</text:p>
            <text:p/>
            <text:p>Indebtedness representing deferred compensation to employees of the Borrower or any Subsidiary incurred in the ordinary course of business;</text:p>
            <text:p>(v)</text:p>
            <text:p/>
            <text:p>Indebtedness in connection with Permitted Receivables Financings; provided that the proceeds thereof are applied in accordance with Section 2.11(b);</text:p>
            <text:p>(w)</text:p>
            <text:p/>
            <text:p>Indebtedness of the Foreign Subsidiaries incurred under lines of credit or overdraft facilities (including, but not limited to, intraday, ACH and purchasing card/T&amp;E services) extended by one or more financial institutions reasonably acceptable to the Administrative Agent or one or more of the Lenders and (in each case) established for such Foreign Subsidiaries’ ordinary course of operations (such Indebtedness, the “Overdraft Line”), which Indebtedness may be secured as, but only to the extent, provided in Section 6.02(b) and in the Security Documents;</text:p>
            <text:p>(x)</text:p>
            <text:p/>
            <text:p>Indebtedness incurred on behalf of, or representing Guarantees of Indebtedness of, joint ventures not in excess, at any one time outstanding, of the greater of $175 million or 5.0% of Consolidated Total Assets as of the end of the fiscal quarter immediately prior to the date of such incurrence for which financial statements have been delivered pursuant to Section 5.04;</text:p>
            <text:p>(y)</text:p>
            <text:p/>
            <text:p>Indebtedness consisting of promissory notes issued by the Borrower or any Subsidiary to current or former officers, directors and employees, their respective estates, spouses or former spouses to finance the purchase or redemption of Equity Interests of Holdings or any Parent Entity permitted by Section 6.06;</text:p>
            <text:p>(z)</text:p>
            <text:p/>
            <text:p>Indebtedness consisting of obligations of the Borrower or any Subsidiary under deferred compensation or other similar arrangements incurred by such Person in connection with the Transactions and Permitted Business Acquisitions or any other Investment expressly permitted hereunder;</text:p>
            <text:p>(aa)</text:p>
            <text:p/>
            <text:p>Indebtedness incurred pursuant to the First Lien Bridge Credit Agreement as in effect on the Effective Date in an aggregate principal amount not to exceed €1,500,000,000 and £300,000,000 and the New First Lien Notes;</text:p>
            <text:p>(bb)</text:p>
            <text:p/>
            <text:p>Indebtedness incurred pursuant to the Second Lien Bridge Credit Agreement as in effect on the Effective Date in an aggregate principal amount not to exceed $1,275,000,000 and the New Second Lien Notes; and</text:p>
            <text:p>(cc)</text:p>
            <text:p/>
            <text:p>all premium (if any), interest (including post-petition interest), fees, expenses, charges and additional or contingent interest on obligations described in paragraphs (a) through (bb) above.</text:p>
          </table:table-cell>
          <table:table-cell office:value-type="string" calcext:value-type="string">
            <text:p>SECTION 6.02. Liens.  Create, incur, assume or permit to exist any Lien on any property or assets (including stock or other securities of any person, including the Borrower and any Subsidiary) at the time owned by it or on any income or revenues or rights in respect of any thereof, except the following (collectively, “Permitted Liens”):</text:p>
            <text:p/>
            <text:p>(a)</text:p>
            <text:p/>
            <text:p>Liens on property or assets of the Borrower and the Subsidiaries existing on the Effective Date and set forth on Schedule 6.02(a) or, to the extent not listed in such Schedule, where such property or assets have a fair market value that does not exceed $10.0 million in the aggregate, and any modifications, replacements, renewals or extensions thereof; provided, that such Liens shall secure only those obligations that they secure on the Effective Date (and any Permitted Refinancing Indebtedness in respect of such obligations permitted by Section 6.01(a)) and shall not subsequently apply to any other property or assets of the Borrower or any Subsidiary other than (A) after-acquired property that is affixed or incorporated into the property covered by such Lien, and (B) proceeds and products thereof;</text:p>
            <text:p>(b)</text:p>
            <text:p/>
            <text:p>any Lien created under the Loan Documents (including, without limitation, Liens created under the Security Documents securing obligations in respect of Swap Agreements owed to a person that is a Lender or an Affiliate of a Lender at the time of entry into such Swap Agreements) or permitted in respect of any Mortgaged Property by the terms of the applicable Mortgage and, provided that (with respect to Liens securing Indebtedness of the Borrower or a Subsidiary Loan Party) such Liens are subject to the terms of the Senior Lender Intercreditor Agreement, any Lien securing the Revolving Credit Agreement, the Existing Credit Agreement or any Indebtedness or obligations under the Revolving Credit Agreement, the Existing Credit Agreement, or any “Loan Documents” thereunder; provided, however, in no event shall the holders of the Indebtedness under the Overdraft Line have the right to receive proceeds in respect of a claim in excess of $20 million in the aggregate (plus (i) any accrued and unpaid interest in respect of Indebtedness incurred by the Borrower and the Subsidiaries under the Overdraft Line and (ii) any accrued and unpaid fees and expenses owing by the Borrower and the Subsidiaries under the Overdraft Line) from the enforcement of any remedies available to the Secured Parties under all of the Loan Documents;</text:p>
            <text:p>(c)</text:p>
            <text:p/>
            <text:p>any Lien on any property or asset of the Borrower or any Subsidiary securing Indebtedness or Permitted Refinancing Indebtedness permitted by Section 6.01(h); provided, that such Lien (i) does not apply to any other property or assets of the Borrower or any of the Subsidiaries not securing such Indebtedness at the date of the acquisition of such property or asset (other than after acquired property subjected to a Lien securing Indebtedness and other obligations incurred prior to such date and which Indebtedness and other obligations are permitted hereunder that require a pledge of after acquired property, it being understood that such requirement shall not be permitted to apply to any property to which such requirement would not have applied but for such acquisition), (ii) such Lien is not created in contemplation of or in connection with such acquisition and (iii) in the case of a Lien securing Permitted Refinancing Indebtedness, any such Lien is permitted, subject to compliance with clause (e) of the definition of the term “Permitted Refinancing Indebtedness”;</text:p>
            <text:p>(d)</text:p>
            <text:p/>
            <text:p>Liens for Taxes, assessments or other governmental charges or levies not yet delinquent or that are being contested in compliance with Section 5.03;</text:p>
            <text:p>(e)</text:p>
            <text:p/>
            <text:p>Liens imposed by law, such as landlord’s, carriers’, warehousemen’s, mechanics’, materialmen’s, repairmen’s, construction or other like Liens arising in the ordinary course of business and securing obligations that are not overdue by more than 30 days or that are being contested in good faith by appropriate proceedings and in respect of which, if applicable, the Borrower or any Subsidiary shall have set aside on its books reserves in accordance with GAAP;</text:p>
            <text:p>(f)</text:p>
            <text:p/>
            <text:p>(i) pledges and deposits and other Liens made in the ordinary course of business in compliance with the Federal Employers Liability Act or any other workers’ compensation, unemployment insurance and other social security laws or regulations and deposits securing liability to insurance carriers under insurance or self-insurance arrangements in respect of such obligations and (ii) pledges and deposits and other Liens securing liability for reimbursement or indemnification obligations of (including obligations in respect of letters of credit or bank guarantees for the benefit of) insurance carriers providing property, casualty or liability insurance to the Borrower or any Subsidiary;</text:p>
            <text:p>(g)</text:p>
            <text:p/>
            <text:p>deposits to secure the performance of bids, trade contracts (other than for Indebtedness), leases (other than Capital Lease Obligations), statutory obligations, surety and appeal bonds, performance and return of money bonds, bids, leases, government contracts, trade contracts, agreements with utilities, and other obligations of a like nature (including letters of credit in lieu of any such bonds or to support the issuance thereof) incurred in the ordinary course of business, including those incurred to secure health, safety and environmental obligations in the ordinary course of business;</text:p>
            <text:p>(h)</text:p>
            <text:p/>
            <text:p>zoning restrictions, survey exceptions and such matters as an accurate survey would disclose, easements, trackage rights, leases (other than Capital Lease Obligations), licenses, special assessments, rights-of-way, covenants, conditions, restrictions and declaration on or with respect to the use of Real Property, servicing agreements, development agreements, site plan agreements and other similar encumbrances incurred in the ordinary course of business and title defects or irregularities that are of a minor nature and that, in the aggregate, do not interfere in any material respect with the ordinary conduct of the business of the Borrower or any Subsidiary;</text:p>
            <text:p>(i)</text:p>
            <text:p/>
            <text:p>Liens securing Indebtedness permitted by Section 6.01(i) (limited to the assets subject to such Indebtedness);</text:p>
            <text:p>(j)</text:p>
            <text:p/>
            <text:p>Liens arising out of capitalized lease transactions permitted under Section 6.03, so long as such Liens attach only to the property sold and being leased in such transaction and any accessions thereto or proceeds thereof and related property;</text:p>
            <text:p>(k)</text:p>
            <text:p/>
            <text:p>Liens securing judgments that do not constitute an Event of Default under Section 7.01(j);</text:p>
            <text:p>(l)</text:p>
            <text:p/>
            <text:p>Liens disclosed by the title insurance policies delivered on or subsequent to the Effective Date and pursuant to Section 5.10 and any replacement, extension or renewal of any such Lien; provided, that such replacement, extension or renewal Lien shall not cover any property other than the property that was subject to such Lien prior to such replacement, extension or renewal; provided, further, that the Indebtedness and other obligations secured by such replacement, extension or renewal Lien are permitted by this Agreement;</text:p>
            <text:p>(m)</text:p>
            <text:p/>
            <text:p>any interest or title of a lessor or sublessor under any leases or subleases entered into by the Borrower or any Subsidiary in the ordinary course of business;</text:p>
            <text:p>(n)</text:p>
            <text:p/>
            <text:p>Liens that are contractual rights of set-off (i) relating to the establishment of depository relations with banks not given in connection with the issuance of Indebtedness, (ii) relating to pooled deposit or sweep accounts of the Borrower or any Subsidiary to permit satisfaction of overdraft or similar obligations incurred in the ordinary course of business of the Borrower or any Subsidiary or (iii) relating to purchase orders and other agreements entered into with customers of the Borrower or any Subsidiary in the ordinary course of business;</text:p>
            <text:p>(o)</text:p>
            <text:p/>
            <text:p>Liens arising solely by virtue of any statutory or common law provision relating to banker’s liens, rights of set-off or similar rights;</text:p>
            <text:p>(p)</text:p>
            <text:p/>
            <text:p>Liens securing obligations in respect of trade-related letters of credit, banker’s acceptances or bank guarantees permitted under Section 6.01(f), (k) or (o) and covering the goods (or the documents of title in respect of such goods) financed by such letters of credit, banker’s acceptances or bank guarantees and the proceeds and products thereof;</text:p>
            <text:p>(q)</text:p>
            <text:p/>
            <text:p>leases or subleases, licenses or sublicenses (including with respect to intellectual property and software) granted to others in the ordinary course of business not interfering in any material respect with the business of the Borrower and its Subsidiaries, taken as a whole;</text:p>
            <text:p>(r)</text:p>
            <text:p/>
            <text:p>Liens in favor of customs and revenue authorities arising as a matter of law to secure payment of customs duties in connection with the importation of goods;</text:p>
            <text:p>(s)</text:p>
            <text:p/>
            <text:p>Liens solely on any cash earnest money deposits made by the Borrower or any of the Subsidiaries in connection with any letter of intent or purchase agreement in respect of any Investment permitted hereunder;</text:p>
            <text:p/>
            <text:p>(t)</text:p>
            <text:p/>
            <text:p>Liens with respect to property or assets of any Foreign Subsidiary securing Indebtedness of a Foreign Subsidiary permitted under Section 6.01;</text:p>
            <text:p>(u)</text:p>
            <text:p/>
            <text:p>other Liens with respect to property or assets of the Borrower or any Subsidiary; provided that (i) after giving effect to any such Lien and the incurrence of Indebtedness, if any, secured by such Lien is created, incurred, acquired or assumed (or any prior Indebtedness becomes so secured) on a Pro Forma Basis, the Total Net First Lien Leverage Ratio on the last day of the Borrower’s then most recently completed fiscal quarter for which financial statements are available shall be less than or equal to 4.00 to 1.00, (ii) at the time of the incurrence of such Lien and after giving effect thereto, no Default or Event of Default shall have occurred and be continuing or would result therefrom (or, if the proceeds of such Indebtedness are being used to fund a Limited Condition Acquisition, at the time of the incurrence of such Indebtedness and after giving effect thereto, no Specified Event of Default shall have occurred and be continuing or would result therefrom), (iii) the Indebtedness or other obligations secured by such Lien are otherwise permitted by this Agreement, and (iv) to the extent such Liens are pari passu or subordinated to the Liens granted hereunder, an intercreditor agreement reasonably satisfactory to the Administrative Agent shall be entered into providing that such new liens will be secured equally and ratably with the Liens granted hereunder, or, as applicable, subordinated to the Liens granted hereunder, in each case, on customary terms;</text:p>
            <text:p>(v)</text:p>
            <text:p/>
            <text:p>the prior rights of consignees and their lenders under consignment arrangements entered into in the ordinary course of business;</text:p>
            <text:p>(w)</text:p>
            <text:p/>
            <text:p>agreements to subordinate any interest of the Borrower or any Subsidiary in any accounts receivable or other proceeds arising from inventory consigned by the Borrower or any of its Subsidiaries pursuant to an agreement entered into in the ordinary course of business;</text:p>
            <text:p>(x)</text:p>
            <text:p/>
            <text:p>Liens arising from precautionary Uniform Commercial Code financing statements or consignments entered into in connection with any transaction otherwise permitted under this Agreement;</text:p>
            <text:p>(y)</text:p>
            <text:p/>
            <text:p>Liens on Equity Interests in joint ventures securing obligations of such joint venture;</text:p>
            <text:p>(z)</text:p>
            <text:p/>
            <text:p>Liens on securities that are the subject of repurchase agreements constituting Permitted Investments under clause (c) of the definition thereof;</text:p>
            <text:p>(aa)</text:p>
            <text:p/>
            <text:p>Liens in respect of Permitted Receivables Financings that extend only to the receivables subject thereto;</text:p>
            <text:p>(bb)</text:p>
            <text:p/>
            <text:p>Liens on goods or inventory the purchase, shipment or storage price of which is financed by a documentary letter of credit, bank guarantee or bankers’ acceptance issued or created for the account of the Borrower or any Subsidiary in the ordinary course of business; provided, that such Lien secures only the obligations of the Borrower or such Subsidiaries in respect of such letter of credit, bankers’ acceptance or bank guarantee to the extent permitted under Section 6.01;</text:p>
            <text:p>(cc)</text:p>
            <text:p/>
            <text:p>Liens securing insurance premiums financing arrangements, provided, that such Liens are limited to the applicable unearned insurance premiums;</text:p>
            <text:p>(dd)</text:p>
            <text:p/>
            <text:p>Liens in favor of the Borrower or any Subsidiary Loan Party; provided that if any such Lien shall cover any Collateral, the holder of such Lien shall execute and deliver to the Administrative Agent a subordination agreement in form and substance reasonably satisfactory to the Administrative Agent;</text:p>
            <text:p>(ee)</text:p>
            <text:p/>
            <text:p>Liens securing obligations under the Second Lien Note Documents and any Permitted Refinancing Indebtedness in respect thereof, to the extent such Liens are subject to the Second Priority Intercreditor Agreement;</text:p>
            <text:p/>
            <text:p>(ff)</text:p>
            <text:p/>
            <text:p>Liens on not more than $30 million of deposits securing Swap Agreements;</text:p>
            <text:p>(gg)</text:p>
            <text:p/>
            <text:p>Liens securing Obligations (as defined in the First Lien Bridge Credit Agreement ) under the First Lien Bridge Credit Agreement and the credit documents related thereto pursuant to Section 6.01(aa) , the New First Lien Notes and any Permitted Refinancing Indebtedness in respect of the foregoing;</text:p>
            <text:p>(hh)</text:p>
            <text:p/>
            <text:p>Liens securing Obligations (as defined in the Second Lien Bridge Credit Agreement) under the Second Lien Bridge Credit Agreement and the credit documents related thereto pursuant to Section 6.01(bb), the New Second Lien Notes and any Permitted Refinancing Indebtedness in respect of the foregoing; and</text:p>
            <text:p>(ii)</text:p>
            <text:p/>
            <text:p>other Liens with respect to property or assets of the Borrower or any Subsidiary securing obligations in an aggregate principal amount outstanding at any time not to exceed $30 million.</text:p>
          </table:table-cell>
          <table:table-cell office:value-type="string" calcext:value-type="string">
            <text:p>SECTION 6.06. Dividends and Distributions.  Declare or pay any dividend or make any other distribution (by reduction of capital or otherwise), whether in cash, property, securities or a combination thereof, with respect to any of its Equity Interests (other than dividends and distributions on Equity Interests payable solely by the issuance of additional Equity Interests (other than Disqualified Stock) of the person paying such dividends or distributions) or directly or indirectly redeem, purchase, retire or otherwise acquire for value (or permit any Subsidiary to purchase or acquire) any of its Equity Interests or set aside any amount for any such purpose (other than through the issuance of additional Equity Interests (other than Disqualified Stock) of the person redeeming, purchasing, retiring or acquiring such shares); provided, however, that:</text:p>
            <text:p>(a)</text:p>
            <text:p/>
            <text:p>any Subsidiary of the Borrower may declare and pay dividends to, repurchase its Equity Interests from or make other distributions to the Borrower or to any Wholly Owned Subsidiary of the Borrower (or, in the case of non-Wholly Owned Subsidiaries, to the Borrower or any Subsidiary that is a direct or indirect shareholder of such Subsidiary and to each other owner of Equity Interests of such Subsidiary on a pro rata basis (or more favorable basis from the perspective of the Borrower or such Subsidiary) based on their relative ownership interests so long as any repurchase of its Equity Interests from a person that is not the Borrower or a Subsidiary is permitted under Section 6.04);</text:p>
            <text:p>(b)</text:p>
            <text:p/>
            <text:p>the Borrower may declare and pay dividends or make other distributions to Holdings in respect of (i) overhead, legal, accounting and other professional fees and expenses of Holdings or any Parent Entity, (ii) fees and expenses related to any public offering or private placement of debt or equity securities of Holdings or any Parent Entity whether or not consummated, (iii) franchise taxes and other fees, taxes and expenses in connection with the maintenance of its existence and its (or any Parent Entity’s indirect) ownership of the Borrower, (iv) payments permitted by Section 6.07(b), (v) the tax liability to each relevant jurisdiction in respect of consolidated, combined, unitary or affiliated returns for the relevant jurisdiction of Holdings (or any Parent Entity) attributable to Holdings, the Borrower or its Subsidiaries and (vi) customary salary, bonus and other benefits payable to, and indemnities provided on behalf of, officers and employees of Holdings or any Parent Entity, in each case in order to permit Holdings or any Parent Entity to make such payments; provided, that in the case of clauses (i), (ii) and (iii), the amount of such dividends and distributions shall not exceed the portion of any amounts referred to in such clauses (i), (ii) and (iii) that are allocable to the Borrower and its Subsidiaries (which shall be 100% for so long as Holdings or such Parent Entity, as the case may be, owns no assets other than the Equity Interests in the Borrower, Holdings or another Parent Entity);</text:p>
            <text:p>(c)</text:p>
            <text:p/>
            <text:p>the Borrower may declare and pay dividends or make other distributions to Holdings the proceeds of which are used to purchase or redeem the Equity Interests of Holdings or any Parent Entity (including related stock appreciation rights or similar securities) held by then present or former directors, consultants, officers or employees of Holdings, the Borrower or any of the Subsidiaries or by any Plan or shareholders’ agreement then in effect upon such person’s death, disability, retirement or termination of employment or under the terms of any such Plan or any other agreement under which such shares of stock or related rights were issued; provided, that the aggregate amount of such purchases or redemptions under this paragraph (c) shall not exceed in any fiscal year $20 million (plus the amount of net proceeds contributed to the Borrower that were (x) received by Holdings or any Parent Entity during such calendar year from sales of Equity Interests of Holdings or any Parent Entity of Holdings to directors, consultants, officers or employees of Holdings, any Parent Entity, the Borrower or any Subsidiary in connection with permitted employee compensation and incentive arrangements and (y) of any key-man life insurance policies received during such calendar year), which, if not used in any year, may be carried forward to any subsequent calendar year;</text:p>
            <text:p>(d)</text:p>
            <text:p/>
            <text:p>noncash repurchases of Equity Interests deemed to occur upon exercise of stock options if such Equity Interests represent a portion of the exercise price of such options;</text:p>
            <text:p>(e)</text:p>
            <text:p/>
            <text:p>the Borrower may pay dividends to Holdings in an aggregate amount equal to the portion, if any, of the Cumulative Credit on such date that the Borrower elects to apply to this Section 6.06(e), such election to be specified in a written notice of a Responsible Officer of the Borrower calculating in reasonable detail the amount of Cumulative Credit immediately prior to such election and the amount thereof elected to be so applied; provided, that no Default or Event of Default has occurred and is continuing or would result therefrom and, after giving effect thereto, that the Borrower and its Subsidiaries shall be in Pro Forma Compliance;</text:p>
            <text:p>(f)</text:p>
            <text:p/>
            <text:p>the Borrower may pay dividends on the Closing Date to consummate the Transactions;</text:p>
            <text:p>(g)</text:p>
            <text:p/>
            <text:p>the Borrower may pay dividends or distributions to allow Holdings or any Parent Entity to make payments in cash, in lieu of the issuance of fractional shares, upon the exercise of warrants or upon the conversion or exchange of Equity Interests of any such person;</text:p>
            <text:p>(h)</text:p>
            <text:p/>
            <text:p>the Borrower may pay dividends and make distributions to, or repurchase or redeem shares from, its equity holders in an amount equal to 6.0% per annum of the net proceeds received by the Borrower from any public offering of Equity Interests of the Borrower or any direct or indirect parent of the Borrower; and</text:p>
            <text:p>(i)</text:p>
            <text:p/>
            <text:p>the Borrower may make distributions to Holdings or any Parent Entity to finance any Investment permitted to be made pursuant to Section 6.04; provided, that (A) such distribution shall be made substantially concurrently with the closing of such Investment and (B) such parent shall, immediately following the closing thereof, cause (1) all property acquired (whether assets or Equity Interests) to be contributed to the Borrower or a Subsidiary or (2) the merger (to the extent permitted in Section 6.05) of the Person formed or acquired into the Borrower or a Subsidiary in order to consummate such Permitted Business Acquisition or Investment.</text:p>
          </table:table-cell>
          <table:table-cell office:value-type="string" calcext:value-type="string">
            <text:p>SECTION 6.05. Mergers, Consolidations, Sales of Assets and Acquisitions.  Merge into or consolidate with any other person, or permit any other person to merge into or consolidate with it, or sell, transfer, lease or otherwise dispose of (in one transaction or in a series of transactions) all or any part of its assets (whether now owned or hereafter acquired) (including, in each case, pursuant to a Delaware LLC Division), or issue, sell, transfer or otherwise dispose of any Equity Interests of the Borrower or any Subsidiary, or purchase, lease or otherwise acquire (in one transaction or a series of transactions) all or any substantial part of the assets of any other person or any division, unit or business of any person, except that this Section shall not prohibit:</text:p>
            <text:p>(a)</text:p>
            <text:p/>
            <text:p>(i) the purchase and sale of inventory in the ordinary course of business by the Borrower or any Subsidiary and the sale of receivables by any Foreign Subsidiary pursuant to non-recourse factoring arrangements in the ordinary course of business of such Foreign Subsidiary, (ii) the acquisition or lease (pursuant to an operating lease) of any other asset in the ordinary course of business by the Borrower or any Subsidiary, (iii) the sale of surplus, obsolete or worn out equipment or other property in the ordinary course of business by the Borrower or any Subsidiary or (iv) the sale of Permitted Investments in the ordinary course of business;</text:p>
            <text:p>(b)</text:p>
            <text:p/>
            <text:p>if at the time thereof and immediately after giving effect thereto no Event of Default shall have occurred and be continuing or would result therefrom, (i) the merger or Delaware LLC Division of any Subsidiary into the Borrower in a transaction in which the Borrower is the survivor, (ii) the merger, consolidation or Delaware LLC Division of any Subsidiary into or with any Subsidiary Loan Party in a transaction in which the surviving or resulting entity is a Subsidiary Loan Party and, in the case of each of clauses (i) and (ii), no person other than the Borrower or Subsidiary Loan Party receives any consideration, (iii) the merger, consolidation or Delaware LLC Division of any Subsidiary that is not a Subsidiary Loan Party into or with any other Subsidiary that is not a Subsidiary Loan Party, (iv) the liquidation or dissolution or change in form of entity of any Subsidiary (other than the Borrower) if the Borrower determines in good faith that such liquidation, dissolution or change in form is in the best interests of the Borrower and is not materially disadvantageous to the Lenders or (v) any Subsidiary may merge or effect a Delaware LLC Division with any other person in order to effect an Investment permitted pursuant to Section 6.04 so long as the continuing or surviving person shall be a Subsidiary, which shall be a Loan Party if the merging Subsidiary was a Loan Party and which together with each of its Subsidiaries shall have complied with the requirements of Section 5.10;</text:p>
            <text:p>(c)</text:p>
            <text:p/>
            <text:p>sales, transfers, leases or other dispositions to the Borrower or a Subsidiary (upon voluntary liquidation or otherwise); provided, that any sales, transfers, leases or other dispositions by a Loan Party to a Subsidiary that is not a Subsidiary Loan Party in reliance on this paragraph (c) shall be made in compliance with Section 6.07 and shall be included in Section 6.05(g);</text:p>
            <text:p/>
            <text:p>(d)</text:p>
            <text:p/>
            <text:p>Sale and Lease-Back Transactions permitted by Section 6.03;</text:p>
            <text:p>(e)</text:p>
            <text:p/>
            <text:p>Investments permitted by Section 6.04, Permitted Liens, Dividends permitted by Section 6.06 and capital expenditures;</text:p>
            <text:p>(f)</text:p>
            <text:p/>
            <text:p>the sale of defaulted receivables in the ordinary course of business and not as part of an accounts receivables financing transaction;</text:p>
            <text:p>(g)</text:p>
            <text:p/>
            <text:p>sales, transfers, leases, Delaware LLC Division or other dispositions of assets not otherwise permitted by this Section 6.05 (or required to be included in this clause (g) pursuant to Section 6.05(c)); provided, that (i) (A) after giving effect to such sale, transfer, lease, Delaware LLC Division or other disposition of assets, the application of proceeds thereof, the assumption and incurrence of any Indebtedness and any related transactions, the Total Net First Lien Leverage Ratio of the Borrower on a Pro Forma Basis would be equal to or less than 4.00 to 1.00 or (B) if otherwise, then the aggregate gross proceeds (including noncash proceeds) of any or all assets sold, transferred, leased, Delaware LLC Division or otherwise disposed of in reliance upon this clause (g)(i)(B) shall not exceed, in any fiscal year of the Borrower, the greater of (x) $200 million and (y) 6.5% of Consolidated Total Assets as of the end of the fiscal quarter immediately prior to the date of such incurrence for which financial statements have been delivered pursuant to Section 5.04; (ii) no Default or Event of Default exists or would result therefrom and (iii) the Net Proceeds thereof are applied in accordance with Section 2.11(b);</text:p>
            <text:p>(h)</text:p>
            <text:p/>
            <text:p>Permitted Business Acquisitions (including any merger, consolidation or Delaware LLC Division in order to effect a Permitted Business Acquisition); provided, that following any such merger, consolidation or Delaware LLC Division (i) involving the Borrower, the Borrower is the surviving corporation, (ii) involving a Domestic Subsidiary, the surviving or resulting entity shall be a Subsidiary Loan Party that is a Wholly Owned Subsidiary and (iii) involving a Foreign Subsidiary, the surviving or resulting entity shall be a Wholly Owned Subsidiary;</text:p>
            <text:p>(i)</text:p>
            <text:p/>
            <text:p>leases, licenses (on a non-exclusive basis with respect to intellectual property), or subleases or sublicenses (on a non-exclusive basis with respect to intellectual property) of any real or personal property in the ordinary course of business;</text:p>
            <text:p>(j)</text:p>
            <text:p/>
            <text:p>sales, leases or other dispositions of inventory of the Borrower and its Subsidiaries determined by the management of the Borrower to be no longer useful or necessary in the operation of the business of the Borrower or any of the Subsidiaries;</text:p>
            <text:p>(k)</text:p>
            <text:p/>
            <text:p>acquisitions and purchases made with the proceeds of any Asset Sale pursuant to the first proviso of paragraph (a) of the definition of “Net Proceeds”;</text:p>
            <text:p>(l)</text:p>
            <text:p/>
            <text:p>the purchase and sale or other transfer (including by capital contribution) of Receivables Assets pursuant to Permitted Receivables Financings; provided that the Net Proceeds thereof are applied in accordance with Section 2.11(b);</text:p>
            <text:p>(m)</text:p>
            <text:p/>
            <text:p>any exchange of assets for services and/or other assets of comparable or greater value; provided, that (i) at least 90% of the consideration received by the transferor consists of assets that will be used in a business or business activity permitted hereunder, (ii) in the event of a swap with a fair market value in excess of $10.0 million, the Administrative Agent shall have received a certificate from a Responsible Officer of the Borrower with respect to such fair market value and (iii) in the event of a swap with a fair market value in excess of $20.0 million, such exchange shall have been approved by at least a majority of the Board of Directors of Holdings or the Borrower; provided, that the Net Proceeds, if any, thereof are applied in accordance with Section 2.11(b); provided, further, that (A) (i) after giving effect to such exchange, the application of proceeds thereof, the assumption and incurrence of any Indebtedness and any related transactions, the Total Net First Lien Leverage Ratio of the Borrower on a Pro Forma Basis would be equal to or less than 4.00 to 1.00 or (ii) if otherwise, the aggregate gross consideration (including exchange assets, other noncash consideration and cash proceeds) of any or all assets exchanged in reliance upon this clause (m) shall not exceed, in any fiscal year of the Borrower, the greater of $200 million and 6.5% of Consolidated Total Assets as of the end of the fiscal quarter immediately prior to the date of such incurrence for which financial statements have been delivered pursuant to Section 5.04; (B) no Default or Event of Default exists or would result therefrom;</text:p>
            <text:p>(n)</text:p>
            <text:p/>
            <text:p>the sale of assets described on Schedule 6.05;</text:p>
            <text:p>(o)</text:p>
            <text:p/>
            <text:p>the Acquisition; and</text:p>
            <text:p>(p)</text:p>
            <text:p/>
            <text:p>the purchase and sale or other transfer of Receivables Assets in connection with a Permitted Supplier Finance Facility.</text:p>
            <text:p>Notwithstanding anything to the contrary contained in Section 6.05 above, (i) no sale, transfer or other disposition of assets shall be permitted by this Section 6.05 (other than sales, transfers, leases, licenses or other dispositions to Loan Parties pursuant to paragraph (c) of this Section 6.05 and paragraph (e) of this Section 6.05 (solely with respect to Section 6.04(bb)) unless such disposition is for fair market value and (ii) no sale, transfer or other disposition of assets in excess of $15.0 million shall be permitted by paragraph (g) of this Section 6.05 unless such disposition is for at least 75% cash consideration; provided, that for purposes of clause (ii), (a) the amount of any liabilities (as shown on the Borrower’s or any Subsidiary’s most recent balance sheet or in the notes thereto) of the Borrower or any Subsidiary of the Borrower (other than liabilities that are by their terms subordinated to the Obligations) that are assumed by the transferee of any such assets, (b) any notes or other obligations or other securities or assets received by the Borrower or such Subsidiary of the Borrower from such transferee that are converted by the Borrower or such Subsidiary of the Borrower into cash within 180 days of the receipt thereof (to the extent of the cash received) and (c) any Designated Non-Cash Consideration received by the Borrower or any of its Subsidiaries in such Asset Sale having an aggregate fair market value, taken together with all other Designated Non-Cash Consideration received pursuant to this clause (c) that is at that time outstanding, not to exceed the greater of 3.0% of Consolidated Total Assets and $100 million at the time of the receipt of such Designated Non-Cash Consideration (with the fair market value of each item of Designated Non-Cash Consideration being measured at the time received and without giving effect to subsequent changes in value) shall be deemed to be cash.  To the extent any Collateral is disposed of in a transaction expressly permitted by this Section 6.05 to any Person other than Holdings, the Borrower or any Subsidiary, such Collateral shall be sold free and clear of the Liens created by the Loan Documents, and the Administrative Agent shall take, and shall be authorized by each Lender to take, any actions reasonably requested by the Borrower in order to evidence the foregoing.</text:p>
          </table:table-cell>
          <table:table-cell table:number-columns-repeated="1013"/>
        </table:table-row>
        <table:table-row table:style-name="ro1">
          <table:table-cell office:value-type="string" calcext:value-type="string">
            <text:p><text:a xlink:href="https://www.sec.gov/Archives/edgar/data/1400891/000119312519135182/d723957dex107.htm" xlink:type="simple">https://www.sec.gov/Archives/edgar/data/1400891/000119312519135182/d723957dex107.htm</text:a></text:p>
          </table:table-cell>
          <table:table-cell office:value-type="string" calcext:value-type="string">
            <text:p><text:s text:c="2"/>CREDIT AGREEMENT* </text:p>
          </table:table-cell>
          <table:table-cell office:value-type="string" calcext:value-type="string">
            <text:p>This CREDIT AGREEMENT (as the same may be amended, modified, refinanced and/or restated from time to time, this “Agreement”) is entered into as of May 1, 2019, among IHEARTCOMMUNICATIONS, INC., a Texas corporation (the “Borrower”), IHEARTMEDIA CAPITAL I, LLC, a Delaware limited liability company (“Holdings”), the other Guarantors from time to time party hereto, CITIBANK, N.A., as Administrative Agent and Collateral Agent, and each lender from time to time party hereto (collectively, the “Lenders” and individually, a “Lender”). </text:p>
          </table:table-cell>
          <table:table-cell office:value-type="string" calcext:value-type="string">
            <text:p>Section 2.14 Incremental Credit Extensions.</text:p>
            <text:p/>
            <text:p>(a) Incremental Commitments. The Borrower may at any time or from time to time after the Closing Date, by notice to the Administrative Agent (an “Incremental Loan Request”), request (A) one or more new commitments which may be in the same Facility as any outstanding Term Loans of an existing Class of Term Loans (a “Term Loan Increase”) or a new Class of Term Loans (each, an “Incremental Term Facility”, collectively with any Term Loan Increase, the “Incremental Term Commitments”) and/or (B) the establishment of one or more new revolving credit commitments in an aggregate principal amount not to exceed the greater of $500,000,000 and 50% of Consolidated EBITDA at the time of incurrence (each, an “Incremental Revolving Facility” and collectively with any Incremental Term Facility, an “Incremental Facility” and any such new commitments, collectively with any Revolving Commitment Increases, the “Incremental Revolving Credit Commitments” and the Incremental Revolving Credit Commitments, collectively with any Incremental Term Commitments, the “Incremental Commitments”), whereupon the Administrative Agent shall promptly deliver a copy to each of the Lenders.</text:p>
            <text:p/>
            <text:p>(b) Incremental Loans. Any Incremental Commitments effected through the establishment of one or more new revolving credit commitments or new Term Loans made on an Incremental Facility Closing Date shall be designated a separate Class of Incremental Commitments for all purposes of this Agreement. On any Incremental Facility Closing Date on which any Incremental Term Commitments of any Class are effected (including through any Term Loan Increase), subject to the satisfaction of the terms and conditions in this Section 2.14, (i) each Incremental Term Lender of such Class shall make a Loan to the Borrower (an “Incremental Term Loan”) in an amount equal to its Incremental Term Commitment of such Class and (ii) each Incremental Term Lender of such Class shall become a Lender hereunder with respect to the Incremental Term Commitment of such Class and the Incremental Term Loans of such Class made pursuant thereto. On any Incremental Facility Closing Date on which any Incremental Revolving Credit Commitments of any Class are effected through the establishment of one or more new revolving credit commitments, subject to the satisfaction of the terms and conditions in this Section 2.14, (i) each Incremental Revolving Credit Lender of such Class shall make its Commitment available to the Borrower (when borrowed, an “Incremental Revolving Credit Loan” and collectively with any Incremental Term Loan, an “Incremental Loan”) in an amount equal to its Incremental Revolving Credit Commitment of such Class and (ii) each Incremental Revolving Credit Lender of such Class shall become a Lender hereunder with respect to the Incremental Revolving Credit Commitment of such Class and the Incremental Revolving Credit Loans of such Class made pursuant thereto. Notwithstanding the foregoing, Incremental Term Loans may have identical terms to any of the Term Loans and be treated as the same Class as any of such Term Loans.</text:p>
            <text:p/>
            <text:p> </text:p>
            <text:p/>
            <text:p>82</text:p>
            <text:p/>
            <text:p>(c) Incremental Loan Request. Each Incremental Loan Request from the Borrower pursuant to this Section 2.14 shall set forth the requested amount and proposed terms of the relevant Incremental Term Loans or Incremental Revolving Credit Commitments. Incremental Term Loans may be made, and Incremental Revolving Credit Commitments may be provided, by any existing Lender (but each existing Lender will not have an obligation to make any Incremental Commitment, nor will the Borrower have any obligation to approach any existing lenders to provide any Incremental Commitment) or by any other bank or other financial institution or institutional lender (any such other bank or other financial institution or other institutional lender being called an “Additional Lender”) (each such existing Lender or Additional Lender providing such, an “Incremental Revolving Credit Lender” or “Incremental Term Lender,” as applicable, and, collectively, the “Incremental Lenders”); provided that the Administrative Agent shall have consented (not to be unreasonably withheld or delayed) to such Lender’s or Additional Lender’s making such Incremental Term Loans or providing such Incremental Revolving Credit Commitments to the extent such consent, if any, would be required under Section 10.07(b) for an assignment of Loans or Revolving Credit Commitments, as applicable, to such Lender or Additional Lender.</text:p>
            <text:p/>
            <text:p>(d) Effectiveness of Incremental Amendment. The effectiveness of any Incremental Amendment, and the Incremental Commitments thereunder, shall be subject to the satisfaction on the date thereof (the “Incremental Facility Closing Date”) of each of the following conditions:</text:p>
            <text:p/>
            <text:p>(i) (x) if the proceeds of such Incremental Commitments are being used to finance a Permitted Acquisition or similar Investment, no Event of Default under Sections 8.01(a) or (f) shall have occurred and be continuing at the time of entering into a definitive agreement in respect thereof, or (y) if otherwise, no Event of Default shall have occurred and be continuing or would exist after giving effect to such Incremental Commitments;</text:p>
            <text:p/>
            <text:p>(ii) after giving effect to such Incremental Commitments, the conditions of Section 4.02(i) shall be satisfied (it being understood that all references to “the date of such Credit Extension” or similar language in such Section 4.02 shall be deemed to refer to the effective date of such Incremental Amendment); provided that (a) if the proceeds of such Incremental Commitments are being used to finance a Permitted Acquisition or similar Investment, (x) the reference in 4.02(i) to the accuracy of the representations and warranties shall refer to the accuracy of the representations and warranties that would constitute Specified Representations and (y) the reference to “Material Adverse Effect” in the Specified Representations shall be understood for this purpose to refer to “Material Adverse Effect” or similar definition as defined in the main transaction agreement governing such Permitted Acquisition and (b) the requirement to deliver a Committed Loan Notice may be waived;</text:p>
            <text:p/>
            <text:p>(iii) [reserved];</text:p>
            <text:p/>
            <text:p>(iv) each Incremental Term Commitment shall be in an aggregate principal amount that is not less than $10,000,000 and shall be in an increment of $1,000,000 (provided that such amount may be less than $10,000,000 if such amount represents all remaining availability under the limit set forth in the next sentence) and each Incremental Revolving Credit Commitment shall be in an aggregate principal amount that is not less than $5,000,000 and shall be in an increment of $1,000,000 (provided that such amount may be less than $5,000,000 if such amount represents all remaining availability under the limit set forth in the next sentence);</text:p>
            <text:p/>
            <text:p> </text:p>
            <text:p/>
            <text:p>83</text:p>
            <text:p/>
            <text:p>(v) the aggregate amount of the Incremental Term Loans and the Incremental Revolving Credit Commitments shall not exceed the sum of (A) Incremental Base Amount plus (B) all voluntary prepayments, repurchases, redemptions and other retirements of Term Loans and Incremental Equivalent First Lien Debt and voluntary prepayments of Incremental Revolving Credit Loans accompanied by corresponding voluntary permanent reductions of Commitments in respect of such Incremental Revolving Credit Loans prior to or simultaneous with the Incremental Facility Closing Date, including through “Dutch Auctions” open to all Lenders of the applicable Class on a pro rata basis in accordance with procedures of the type described in Section 2.05(a)(v), which shall be credited to the extent of the actual purchase price paid in cash in connection with such “Dutch Auction” or open-market purchase (excluding voluntary prepayments, repurchases, redemptions and other retirements of Incremental Term Loans and all voluntary prepayments of Incremental Revolving Credit Loans accompanied by corresponding voluntary permanent reductions of Incremental Revolving Credit Commitments, to the extent funded with a contemporaneous incurrence of long-term funded Indebtedness (other than revolving loans)), plus (C) additional unlimited amounts (including at any time prior to the utilization of amounts under clauses (A) and (B) above) so long as (i) if such Indebtedness is secured by the Collateral on a pari passu basis with the Liens securing the Initial Term Loans, the Consolidated First Lien Net Leverage Ratio, determined on a Pro Forma Basis as of the last day of the most recently ended Test Period, does not exceed either (a) 4.50 to 1.00 or (b) in the case of any Incremental Facility incurred to consummate a Permitted Acquisition or other permitted Investment, the Consolidated First Lien Net Leverage Ratio in effect immediately prior thereto, (ii) if such Indebtedness is secured by the Collateral on a junior basis to Liens securing the Initial Term Loans, the Consolidated Secured Net Leverage Ratio, determined on a Pro Forma Basis as of the last day of the most recently ended Test Period, does not exceed either (a) 4.50 to 1.00 or (b) in the case of any Incremental Facility incurred to consummate a Permitted Acquisition or other permitted Investment, the Consolidated Secured Net Leverage Ratio in effect immediately prior thereto or (iii) if such Indebtedness is contractually subordinated in right of payment to the Obligations, unsecured or secured solely by assets that are not Collateral, either (1) the Consolidated Total Net Leverage Ratio, determined on a Pro Forma Basis as of the last day of the most recently ended Test Period, does not exceed either (a) 6.00 to 1.00 or (b) in the case of any Incremental Facility incurred to consummate a Permitted Acquisition or other permitted Investment, the Consolidated Total Net Leverage Ratio in effect immediately prior thereto or (2) the Consolidated Interest Coverage Ratio, determined on a Pro Forma Basis as of the last day of the most recently ended Test Period, either (a) 2.00 to 1.00 or (b) in the case of any Incremental Facility incurred to consummate a Permitted Acquisition or other permitted Investment, the Consolidated Interest Coverage Ratio in effect immediately prior thereto, in each case determined on a Pro Forma Basis as of the last day of the most recently ended period of four consecutive fiscal quarters for which financial statements are internally available as if any Incremental Term Loans under such Incremental Commitments had been outstanding on the last day of such period, and without netting the cash proceeds of any such Incremental Loans (the amounts under the foregoing clauses (A) and (B) are herein referred to as the “Free and Clear Incremental Amount”, and the amounts pursuant to this clause (C) are herein referred to as the “Incurrence Based Incremental Amount” and together with the Incremental Base Amount, herein referred to as the “Available Incremental Amount”)); and</text:p>
            <text:p/>
            <text:p>(vi) such other conditions as the Borrower, each Incremental Lender providing such Incremental Commitments and the Administrative Agent shall agree.</text:p>
            <text:p/>
            <text:p>The Borrower may elect to use the Incurrence Based Incremental Amount prior to the Free and Clear Incremental Amount or any combination thereof; provided that, if no election is specified, the Borrower shall be deemed to have elected to use the Incurrence Based Incremental Amount, and any portion of any Incremental Term Facility incurred in reliance on the Free and Clear Incremental Amount shall be reclassified, as the Borrower may elect from time to time, as incurred under the Incurrence Based Incremental Amount if the Borrower meets the applicable ratio for the Incurrence Based Incremental Amount at such time on a Pro Forma Basis, and if any applicable ratio for the Incurrence Based Incremental Amount would be satisfied on a Pro Forma Basis as of the end of any subsequent fiscal quarter after the initial incurrence of such Incremental Term Facility, such reclassification shall be deemed to have automatically occurred whether or not elected by the Borrower.</text:p>
            <text:p/>
            <text:p> </text:p>
            <text:p/>
            <text:p>84</text:p>
            <text:p/>
            <text:p>For purposes of determining Pro Forma Compliance and any testing of any ratios in the Incurrence Based Incremental Amount, (a) it shall be assumed that all commitments under any Incremental Revolving Facility then being established are fully drawn and (b) the cash proceeds of any Incremental Facility shall be excluded from “net” Indebtedness in determining whether such Incremental Facility can be incurred (provided that the use of proceeds thereof and any other Pro Forma Adjustments shall be included).</text:p>
            <text:p/>
            <text:p>(e) Required Terms. The terms, provisions and documentation of the Incremental Term Loans and Incremental Term Commitments or the Incremental Revolving Credit Loans and Incremental Revolving Credit Commitments, as the case may be, of any Class shall be as agreed between the Borrower and the applicable Incremental Lenders providing such Incremental Commitments, and except as otherwise set forth herein, in the case of Incremental Term Loans and Incremental Term Commitments, to the extent not consistent with the Initial Term Loans, each existing on the Incremental Facility Closing Date have covenants and events of default that in the good faith determination of the Borrower are not materially less favorable (when taken as a whole) to the Borrower than the covenants and events of default of the Loan Documents (when taken as a whole) unless (x) the Lenders of the Term Loans receive the benefit of such more restrictive terms or (y) any such provisions apply after the Latest Maturity Date at the time of incurrence of such Incremental Term Commitment or shall otherwise be reasonably satisfactory to Administrative Agent (it being understood that to the extent any more restrictive terms are added for the benefit of any such Incremental Term Commitment, no consent shall be required from the Administrative Agent or any of the Lenders to the extent that such more restrictive terms are also added for the benefit of any corresponding existing Facility, and otherwise be reasonably satisfactory to Administrative Agent). In any event:</text:p>
            <text:p/>
            <text:p>(i) the Incremental Term Loans:</text:p>
            <text:p/>
            <text:p>(A) shall rank pari passu or junior in right of payment or of security with the Initial Term Loans (and to the extent subordinated in right of payment or security, subject to intercreditor arrangements reasonably satisfactory to the Administrative Agent), or shall be unsecured,</text:p>
            <text:p/>
            <text:p>(B) other than (i) Customary Term A Loans, or (ii) as provided for in clause (e)(iii) below, shall not mature earlier than the Latest Maturity Date of any Term Loans outstanding at the time of incurrence of such Incremental Term Loans,</text:p>
            <text:p/>
            <text:p>(C) other than Customary Term A Loans, shall have a Weighted Average Life to Maturity not shorter than the remaining Weighted Average Life to Maturity of any Term Loans outstanding at the time of incurrence of such Incremental Term Loans (without giving effect to prior prepayments that would otherwise modify the Weighted Average Life to Maturity of the Term Loans),</text:p>
            <text:p/>
            <text:p>(D) shall have an Applicable Rate, and subject to clauses (e)(i)(B) and (e)(i)(C) above and clause (e)(iii) below, amortization determined by the Borrower and the applicable Incremental Term Lenders, and</text:p>
            <text:p/>
            <text:p>(E) the Incremental Term Loans may participate on a pro rata basis or less than pro rata basis (but not on a greater than pro rata basis) in any voluntary or mandatory prepayments of Term Loans hereunder, as specified in the applicable Incremental Amendment.</text:p>
            <text:p/>
            <text:p> </text:p>
            <text:p/>
            <text:p>85</text:p>
            <text:p/>
            <text:p>(ii) the Incremental Revolving Credit Commitments and Incremental Revolving Credit Loans shall be substantially consistent with those applicable to any existing Incremental Revolving Credit Commitments and Incremental Revolving Credit Loans or, including with respect to the initial Incremental Revolving Credit Commitments, otherwise reasonably acceptable to the Administrative Agent (it being understood and agreed that any terms that are consistent with any existing Term Loans shall be deemed reasonably acceptable).</text:p>
            <text:p/>
            <text:p>(iii) the amortization schedule applicable to any Incremental Term Loans and the All-In Yield applicable to the Incremental Term Loans or Incremental Revolving Credit Loans of each Class shall be determined by the Borrower and the applicable new Lenders and shall be set forth in each applicable Incremental Amendment; provided, however, that with respect to any Loans under Incremental Term Loan Commitments (other than with respect to any Incremental Term Facility up to an amount not to exceed $200,000,000 (the “MFN Trigger Amount”), in each case, that are secured by the Collateral on a pari passu basis with the Initial Term Loans, established on or prior to the date that is 12 months after the Closing Date and with a maturity date that is less than 12 months after the then Latest Maturity Date of the Initial Term Loans, if the All-In Yield applicable to such Incremental Term Loans shall be greater than the applicable All-In Yield payable pursuant to the terms of this Agreement as amended through the date of such calculation with respect to such Initial Term Loans by more than 50 basis points per annum (the amount of such excess, the “Yield Differential”) then the interest rate (together with, as provided in the proviso below, the Eurocurrency or Base Rate floor) with respect to the Initial Term Loans shall be increased by the applicable Yield Differential; provided, further that, if any Incremental Term Loans include a Eurocurrency or Base Rate floor that is greater than the Eurocurrency or Base Rate floor applicable to the Initial Term Loans, such differential between interest rate floors shall be included in the calculation of All-In Yield for purposes of this clause (iii) but only to the extent an increase in the Eurocurrency or Base Rate Floor applicable to the Initial Term Loans would cause an increase in the interest rate then in effect thereunder, and in such case the Eurocurrency and Base Rate floors (but not the Applicable Rate, unless the Borrower otherwise elects in its sole discretion) applicable to the Initial Term Loans shall be increased to the extent of such differential between interest rate floors (this proviso, the “MFN Protection”).</text:p>
            <text:p/>
            <text:p>(f) Incremental Amendment. Commitments in respect of Incremental Term Loans and Incremental Revolving Credit Commitment shall become Commitments, under this Agreement pursuant to an amendment (an “Incremental Amendment”) to this Agreement and, as appropriate, the other Loan Documents, executed by the Borrower, each Incremental Lender providing such Commitments and the Administrative Agent. The Incremental Amendment may, without the consent of any other Loan Party, Agent or Lender, effect such amendments to this Agreement and the other Loan Documents as may be necessary or appropriate, in the reasonable opinion of the Administrative Agent and the Borrower, to effect the provisions of this Section 2.14. The Borrower will use the proceeds of the Incremental Term Loans and Incremental Revolving Credit Commitments for any purpose not prohibited by this Agreement. No Lender shall be obligated to provide any Incremental Term Loans or Incremental Revolving Credit Commitments, unless it so agrees.</text:p>
            <text:p/>
            <text:p>(g) Reallocation of Revolving Credit Exposure. Upon any Incremental Facility Closing Date on which Incremental Revolving Credit Commitments are effected through an increases in any existing Class of Incremental Revolving Credit Commitments pursuant to this Section 2.14(a), each of the existing Incremental Revolving Credit Lenders of such Class immediately prior to such increases will automatically and without further act be deemed to have assigned to each of the new Incremental Revolving</text:p>
            <text:p/>
            <text:p> </text:p>
            <text:p/>
            <text:p>86</text:p>
            <text:p/>
            <text:p>Credit Lenders of such Class, and each of the new Incremental Revolving Credit Lenders of such Class shall automatically and without further act be deemed to have purchased from each such existing Incremental Revolving Credit Lender of such Class a portion of such Incremental Revolving Credit Lender’s participations thereunder in outstanding letters of credit, at the principal amount thereof, such interests in the Incremental Revolving Credit Loans of such Class outstanding on such Incremental Facility Closing Date as shall be necessary in order that, after giving effect to all such assignments and purchases, such participations and Incremental Revolving Credit Loans will be held by existing Incremental Revolving Credit Commitments of such Class after giving effect to the addition of such Incremental Revolving Credit Commitments to the existing Incremental Revolving Credit Commitments of such Class, (b) each new Incremental Revolving Credit Commitment shall be deemed for all purposes an Incremental Revolving Credit Commitment of such Class and each Loans made thereunder shall be deemed for all purposes, an Incremental Revolving Credit Loan of such Class and (c) each new Incremental Revolving Credit Lender shall become a Lender with respect to the new Incremental Revolving Credit Commitments of such Class and all matters relating thereto.</text:p>
            <text:p/>
            <text:p>(h) Notwithstanding the foregoing, Incremental Term Facilities and Incremental Revolving Facilities may be established and incurred as a means of effectively extending the maturity or effecting a repricing or a refinancing, in whole or in part, without regard to whether an Event of Default has occurred and is continuing and, without regard to the minimums set forth in Section 2.14(d)(iv), to the extent that the net cash proceeds from the Incremental Term Loans and Incremental Revolving Credit Loans, as applicable, are used to either (x) prepay Term Loans or (y) permanently reduce Incremental Revolving Credit Commitments; provided that (i) the Lenders with respect to any Class of Loans or Commitments being prepaid are offered the opportunity to participate in such transaction on a pro rata basis (and on the same terms) and (ii) the aggregate principal amount of such Class of Loans or Commitments, as the case may be, does not exceed the sum of (A) the aggregate principal amount of the applicable Class of Loans or Commitments being prepaid, (B) fees and expenses associated with the such prepayment (including any prepayment premium, penalties or other call protection) and (C) fees and expenses (including any OID, upfront fees, commitment fees, amendment fees, arrangement fees, underwriting fees or other fees) related to the establishment of such Incremental Term Facilities and Incremental Revolving Facilities, as applicable. </text:p>
          </table:table-cell>
          <table:table-cell office:value-type="string" calcext:value-type="string">
            <text:p>(b) Mandatory. (i) Within five (5) Business Days after financial statements have been delivered pursuant to Section 6.01(a) (commencing with the fiscal year ending December 31, 2020) and the related Compliance Certificate has been delivered pursuant to Section 6.02(a), the Borrower shall cause to be offered to be prepaid in accordance with clause (b)(ix) below, an aggregate principal amount of Term Loans in an amount equal to (A) the Applicable ECF Percentage of Excess Cash Flow, if any, for the fiscal year covered by such financial statements minus (B) the sum of (1) all voluntary prepayments, repurchases or redemptions of Term Loans made during such fiscal year or after year-end and prior to when such Excess Cash Flow prepayment is made (including, in the case of Term Loans prepaid pursuant to Section 2.05(a)(v), the actual purchase price paid in cash pursuant to a “Dutch Auction”, (2) all voluntary prepayments, repurchases or redemptions of loans under the ABL Facility during such fiscal year or after year-end and prior to when such Excess Cash Flow prepayment is due to the extent the commitments under the ABL Facility are permanently reduced by the amount of such payments and (3) all voluntary prepayments, repurchases or redemptions of Senior Notes and any Incremental Equivalent First Lien Debt, Credit Agreement Refinancing Indebtedness, Permitted Ratio Debt, incurred Indebtedness under Section 7.03(g) and any other Indebtedness (in the case of any revolving credit facilities, to the extent accompanied by a permanent reduction of the corresponding commitment), in each case secured on a pari passu basis with the Initial Term Loans, and repurchased or redeemed on a pro rata basis or less than pro rata basis with the Initial Term Loans (except to the extent financed with proceeds of long-term funded Indebtedness (other than revolving loans)) during such fiscal year or after year-end and prior to when such Excess Cash Flow prepayment is due, (4) the amount of Capital Expenditures or acquisitions of intellectual property to the extent not expensed and Capitalized Software Expenditures accrued or made (or committed to be made) in cash during such period or, at the option of the Borrower, made after such period and prior to the date the Excess Cash Flow prepayment is due (it being understood that to the extent such Capital Expenditures or acquisitions are not actually made as committed in a subsequent period, such amount shall be added back in calculating Excess Cash Flow for such subsequent period, to the extent financed with internally generated cash or borrowings under the ABL Facility), (5) cash payments by the Borrower and its respective Restricted Subsidiaries made (or committed to be made) during such period or, at the option of the Borrower, made after such period and prior to the date the Excess Cash Flow prepayment is due (it being understood that to the extent such payments are not actually made as committed in a subsequent period, such amount shall be added back in calculating Excess Cash Flow for such subsequent period) in respect of long-term liabilities of the Borrower and its respective Restricted Subsidiaries other than Indebtedness, to the extent financed with internally generated cash or borrowings under the ABL Facility, (6) the amount of Investments and acquisitions made (or committed to be made) by the Borrower and its respective Restricted Subsidiaries during such period or, at the option of the Borrower, made after such period and prior to the date the Excess Cash Flow prepayment is due (it being understood that to the extent such Investments and acquisitions are not actually made as committed in a subsequent period, such amount shall</text:p>
            <text:p/>
            <text:p> </text:p>
            <text:p/>
            <text:p>74</text:p>
            <text:p/>
            <text:p>be added back in calculating Excess Cash Flow for such subsequent period) and paid (or committed to be paid) in cash pursuant to Section 7.02 (other than Section 7.02(a), (c), or (x)), to the extent financed with internally generated cash or borrowings under the ABL Facility and (7) the amount of Restricted Payments paid in cash (or committed to be paid) during such period or, at the option of the Borrower, paid after such period and prior to the date the Excess Cash Flow prepayment is due (it being understood that to the extent such payments are not actually paid as committed in a subsequent period, such amount shall be added back in calculating Excess Cash Flow for such subsequent period) pursuant to Section 7.06(i) (clauses (i), (ii) or (iii) only) or Section 7.06(g), to the extent financed with internally generated cash or borrowings under the ABL Facility, in the case of each of the immediately preceding clauses (1) through (7), without duplication of any deduction from Excess Cash Flow in any prior period; provided that repayments pursuant to this Section 2.05(b)(i) shall only be required if the amount of Excess Cash Flow for such fiscal year is greater than the greater of $100,000,000 and 10% of Consolidated EBITDA (and only such excess amount shall be applied to the payment thereof).</text:p>
            <text:p/>
            <text:p>(ii) If (x) Holdings or any of its Restricted Subsidiaries Disposes of any property or assets pursuant to Sections 7.05 (j) or (m), or (y) any Casualty Event occurs, which results in the realization or receipt by Holdings or Restricted Subsidiary of Net Proceeds, the Borrower shall cause to be offered to be prepaid in accordance with clause (b)(ix) below, on or prior to the date which is ten (10) Business Days after the date of the realization or receipt by Holdings or any Restricted Subsidiary of such Net Proceeds, subject to clause (b)(xi) below, an aggregate principal amount of Term Loans in an amount equal to the Applicable Asset Sale Percentage of all Net Proceeds received (such amount, the “Applicable Proceeds”); provided that no such prepayment shall be required if at the time that any such prepayment would be required, the Borrower is required to offer to repurchase any Senior Secured Notes or other Indebtedness outstanding at such time that is secured by a Lien on the Collateral ranking pari passu with the Liens securing the Term Loans pursuant to the terms of the documentation governing the Senior Secured Notes or such other Indebtedness with the Net Proceeds of such Disposition or Casualty Event (such Indebtedness together with the Senior Secured Notes required to be offered to be so repurchased, “Other Applicable Indebtedness”), in which case the Borrower may apply the Applicable Proceeds (on a pro rata basis determined on the basis of the aggregate outstanding principal amount of the Term Loans and Other Applicable Indebtedness at such time) and the remaining Net Proceeds so received to the prepayment of such Other Applicable Indebtedness; provided, further, that (A) the portion of the Applicable Proceeds (but not the other Net Proceeds received) allocated to the Other Applicable Indebtedness shall not exceed the amount of Applicable Proceeds required to be allocated to the Other Applicable Indebtedness pursuant to the terms thereof, and the remaining amount, if any, of the Applicable Proceeds shall be allocated to the Term Loans in accordance with the terms hereof to the prepayment of the Term Loans and to the repurchase or prepayment of Other Applicable Indebtedness, and the amount of prepayment of the Term Loans that would have otherwise been required pursuant to this Section 2.05(b)(ii) shall be reduced accordingly and (B) to the extent the holders of Other Applicable Indebtedness decline to have such indebtedness repurchased or prepaid, the declined amount shall promptly (and in any event within ten (10) Business Days after the date of such rejection) be applied to prepay the Term Loans in accordance with the terms hereof.</text:p>
            <text:p/>
            <text:p>(iii) If Holdings or any Restricted Subsidiary incurs or issues any Indebtedness after the Closing Date (other than Indebtedness permitted under Section 7.03 (excluding Section 7.03(t)), the Borrower shall cause to be offered to be prepaid in accordance with clause (b)(x) below an aggregate principal amount of Term Loans in an amount equal to 100% of all Net Proceeds received therefrom on or prior to the date which is five (5) Business Days after the receipt by Holdings or such Restricted Subsidiary of such Net Proceeds.</text:p>
            <text:p/>
            <text:p> </text:p>
            <text:p/>
            <text:p>75</text:p>
            <text:p/>
            <text:p>(iv) [Reserved].</text:p>
            <text:p/>
            <text:p>(v) [Reserved].</text:p>
            <text:p/>
            <text:p>(vi) Except with respect to Loans incurred in connection with any Refinancing Amendment, Term Loan Extension Request, or any Incremental Amendment (which may be prepaid on a less than pro rata basis in accordance with its terms), (A) each prepayment of Term Loans pursuant to this Section 2.05(b) shall be applied to each Class of Term Loans (as determined by the Borrower among such Classes) then outstanding (provided that (i) any prepayment of Term Loans with the Net Proceeds of Credit Agreement Refinancing Indebtedness shall be applied solely to each applicable Class of Refinanced Debt, and (ii) any Class of Incremental Term Loans may specify that one or more other Classes of Term Loans and Incremental Term Loans may be prepaid prior to such Class of Incremental Term Loans); (B) with respect to each Class of Term Loans, each prepayment pursuant to clauses (i) through (iii) of this Section 2.05(b) shall be applied to the scheduled installments of principal thereof following the date of prepayment as directed by the Borrower (without premium or penalty) and, absent such direction, shall be applied in direct order of maturity to repayments thereof; and (C) each such prepayment shall be paid to the Lenders in accordance with their respective Pro Rata Shares of such prepayment.</text:p>
            <text:p/>
            <text:p>(vii) The Borrower shall notify the Administrative Agent in writing of any mandatory prepayment of Term Loans required to be made pursuant to clauses (i) through (iii) of this Section 2.05(b) at least four (4) Business Days prior to the date of such prepayment. Each such notice shall specify the date of such prepayment and provide a reasonably detailed calculation of the amount of such prepayment. The Administrative Agent will promptly notify each Appropriate Lender of the contents of the Borrower’s prepayment notice and of such Appropriate Lender’s Pro Rata Share of the prepayment.</text:p>
            <text:p/>
            <text:p>(viii) Funding Losses, Etc. All prepayments under this Section 2.05 shall be made together with, in the case of any such prepayment of a Eurocurrency Rate Loan on a date prior to the last day of an Interest Period therefor, any amounts owing in respect of such Eurocurrency Rate Loan pursuant to Section 3.05. Notwithstanding any of the other provisions of Section 2.05(b), so long as no Event of Default shall have occurred and be continuing, if any prepayment of Eurocurrency Rate Loans is required to be made under this Section 2.05(b), prior to the last day of the Interest Period therefor, the Borrower may, in its sole discretion, deposit the amount of any such prepayment otherwise required to be made thereunder into a Cash Collateral Account until the last day of such Interest Period, at which time the Administrative Agent shall be authorized (without any further action by or notice to or from the Borrower or any other Loan Party) to apply such amount to the prepayment of such Loans in accordance with this Section 2.05(b). Upon the occurrence and during the continuance of any Event of Default, the Administrative Agent shall also be authorized (without any further action by or notice to or from the Borrower or any other Loan Party) to apply such amount to the prepayment of the outstanding Loans in accordance with this Section 2.05(b).</text:p>
            <text:p/>
            <text:p>(ix) Term Opt-out of Prepayment. With respect to each prepayment of Term Loans required pursuant to Section 2.05(b), (A) each Lender of Term Loans will have the right to refuse such offer of prepayment by giving written notice of such refusal to the Administrative Agent within one (1) Business Day after such Lender’s receipt of notice from the Administrative Agent of such offer of prepayment (and the Borrower shall not prepay any Term Loans of such Lender on the date that is specified in clause (B) below), (B) the Borrower will make all such prepayments not so refused upon the fourth Business Day after delivery of notice by the Borrower pursuant to Section 2.05(b)(vii) and (C) any prepayment refused by Lenders of Term Loans (such refused amounts, the “Declined Proceeds”) may be retained by the Borrower.</text:p>
            <text:p/>
            <text:p> </text:p>
            <text:p/>
            <text:p>76</text:p>
            <text:p/>
            <text:p>(x) In connection with any mandatory prepayments by the Borrower of the Term Loans pursuant to this Section 2.05(b), such prepayments shall be applied on a pro rata basis to the then outstanding Term Loans of the applicable Class or Classes being prepaid irrespective of whether such outstanding Term Loans are Base Rate Loans or Eurocurrency Rate Loans; provided that if no Lenders exercise the right to waive a given mandatory prepayment of the Term Loans pursuant to Section 2.05(b)(ix), then, with respect to such mandatory prepayment, the amount of such mandatory prepayment within any tranche of Term Loans shall be applied first to Term Loans of such tranche that are Base Rate Loans to the full extent thereof before application to Term Loans of such tranche that are Eurocurrency Rate Loans in a manner that minimizes the amount of any payments required to be made by the Borrower pursuant to Section 3.05.</text:p>
            <text:p/>
            <text:p>(xi) Foreign Dispositions. Notwithstanding any other provisions of this Section 2.05, (i) to the extent that any of or all the Net Proceeds of any Disposition by a Foreign Subsidiary (“Foreign Disposition”) or Excess Cash Flow attributable to Foreign Subsidiaries are prohibited or delayed by applicable local law from being repatriated to the United States, the portion of such Net Proceeds or Excess Cash Flow so affected will not be required to be applied to repay Term Loans at the times provided in this Section 2.05 but may be retained by the applicable Foreign Subsidiary so long, but only so long, as the applicable local law will not permit repatriation to the United States (the Borrower hereby agreeing to cause the applicable Foreign Subsidiary to promptly take all actions reasonably required by the applicable local law to permit such repatriation), and once such repatriation of any of such affected Net Proceeds or Excess Cash Flow that, in each case, would otherwise be required to be used to make an offer of prepayment pursuant to Sections 2.05(b)(i) or 2.05(b)(ii), is permitted under the applicable local law, such repatriation will be immediately effected and such repatriated Net Proceeds or Excess Cash Flow will be promptly (and in any event not later than two Business Days after such repatriation) applied (net of additional taxes payable or reserved against as a result thereof) to the repayment of the Term Loans pursuant to this Section 2.05 and (ii) to the extent that the Borrower has determined in good faith that repatriation of any of or all the Net Proceeds of any Foreign Disposition or Foreign Subsidiary Excess Cash Flow would have material adverse tax cost consequences with respect to such Net Proceeds or Excess Cash Flow, such Net Proceeds or Excess Cash Flow so affected may be retained by the applicable Foreign Subsidiary; provided that in the case of this clause (ii), on or before the date on which any such Net Proceeds so retained would otherwise have been required to be applied to reinvestments or prepayments pursuant to Section 2.05(b) or any such Excess Cash Flow would have been required to be applied to prepayments pursuant to Section 2.05(b), the Borrower applies an amount equal to such Net Proceeds or Excess Cash Flow to such reinvestments or prepayments, as applicable, as if such Net Proceeds or Excess Cash Flow had been received by the Borrower rather than such Foreign Subsidiary, less the amount of additional taxes that would have been payable or reserved against if such Net Proceeds or Excess Cash Flow had been repatriated (or, if less, the Net Proceeds or Excess Cash Flow that would be calculated if received by such Foreign Subsidiary); provided that any such prepayment pursuant to this clause (ii) shall be deemed a mandatory prepayment made pursuant to Section 2.05(b) and not a voluntary prepayment for purposes of calculating Excess Cash Flow or any Excess Cash Flow prepayment under Section 2.05(b)(i). </text:p>
          </table:table-cell>
          <table:table-cell office:value-type="string" calcext:value-type="string">
            <text:p>Section 7.03 Indebtedness. Neither Holdings nor any of the Restricted Subsidiaries shall directly or indirectly, create, incur, assume or suffer to exist any Indebtedness, except:</text:p>
            <text:p/>
            <text:p>(a) Indebtedness of any Loan Party under (i) the Loan Documents, (ii) the Senior Secured Notes Documents in an aggregate principal amount under this clause (ii) not to exceed $800,000,000, (iii) the Senior Unsecured Notes Documents in an aggregate principal amount under this clause (iii) not to exceed $1,500,000,000 and (iv) Indebtedness incurred pursuant to the ABL Facility in an aggregate principal amount not to exceed the sum of (I) $450,000,000 plus (II) ABL Incremental Loans plus (III) other ABL Obligations not constituting principal and, in each case of clauses (i), (ii), (iii) and (iv), any Permitted Refinancing thereof;</text:p>
            <text:p/>
            <text:p>(b) Indebtedness permitted to remain outstanding under the Bankruptcy Plan and Indebtedness incurred pursuant to or in connection with the terms of the Tax Matters Agreement, the Transition Services Agreement, any employee matters agreement contemplated by the Bankruptcy Plan or other agreement contemplated by the Bankruptcy Plan, and in each case of the foregoing, any Permitted Refinancing thereof;</text:p>
            <text:p/>
            <text:p>(c) Guarantees by Holdings and any Restricted Subsidiary in respect of Indebtedness of Holdings or any Restricted Subsidiary of Holdings otherwise permitted hereunder and/or as contemplated by the Bankruptcy Plan; provided that (A) no Guarantee of the Senior Notes, the ABL Facility or any Indebtedness constituting Junior Financing shall be permitted unless such guaranteeing party shall have also provided a Guaranty of the Obligations on the terms set forth herein and (B) if the Indebtedness being Guaranteed is subordinated to the Obligations, such Guarantee shall be subordinated to the Guaranty of the Obligations on terms at least as favorable to the Lenders as those contained in the subordination of such Indebtedness;</text:p>
            <text:p/>
            <text:p>(d) Indebtedness of Holdings or any Restricted Subsidiary owing to Holdings or any Restricted Subsidiary (or issued or transferred to any direct or indirect parent of a Loan Party which is substantially contemporaneously transferred to a Loan Party or any Restricted Subsidiary of a Loan Party) to the extent constituting an Investment permitted by Section 7.02; provided that any such Indebtedness (i) owing by any Loan Party to a Restricted Subsidiary that is not a Loan Party shall be subordinated in right of payment to the Obligations pursuant to an Intercompany Note and (ii) subject to Section 6.16, owed contractually to a Loan Party by any other Loan Party or any Restricted Subsidiary shall be evidenced by, and pledged to the Collateral Agent pursuant to, the Intercompany Note;</text:p>
            <text:p/>
            <text:p> </text:p>
            <text:p/>
            <text:p>128</text:p>
            <text:p/>
            <text:p>(e) (i) Attributable Indebtedness and other Indebtedness (including Capitalized Leases) financing an acquisition, construction, repair, replacement, lease or improvement of a fixed or capital asset incurred by Holdings or any Restricted Subsidiary prior to or within 365 days after the acquisition, construction, repair, replacement, lease or improvement of the applicable asset in an aggregate amount not to exceed the greater of (x) $200,000,000 and (y) 2.0% of Total Assets determined at the time of incurrence (together with any Permitted Refinancings thereof) at any time outstanding, (ii) Attributable Indebtedness arising out of sale-leaseback transactions permitted by Section 7.05(m) and (iii) any Permitted Refinancing of any of the foregoing;</text:p>
            <text:p/>
            <text:p>(f) Indebtedness in respect of Swap Contracts designed to hedge against Holdings’ or any Restricted Subsidiary’s exposure to interest rates, foreign exchange rates or commodities pricing risks incurred in the ordinary course of business and not for speculative purposes;</text:p>
            <text:p/>
            <text:p>(g) Indebtedness of Holdings or any Restricted Subsidiary assumed or incurred in connection with any Permitted Acquisition or similar permitted Investment; provided that: (I) in the case of Indebtedness assumed in connection with any Permitted Acquisition or similar permitted Investment (A) such Indebtedness may be assumed in unlimited amounts that would otherwise be permitted to be incurred as Permitted Ratio Debt after giving Pro Forma Effect to the assumption thereof (and the other transactions consummated concurrently therewith), and (B) any such assumed Indebtedness was not incurred in contemplation of such Permitted Acquisition or similar permitted Investment; and (II) in the case of Indebtedness incurred in connection with such Permitted Acquisition or similar permitted Investment (including to finance the consummation thereof) (A) the aggregate amount of such incurred Indebtedness does not exceed the sum of (1) the greater of (x) $150,000,000 and (y) 15.0% of Consolidated EBITDA for the then most recently ended Test Period ending on or prior to the incurrence thereof and (2) additional unlimited amounts that would otherwise be permitted to be incurred as Permitted Ratio Debt hereunder; provided, further, that any such Indebtedness assumed or incurred by a Restricted Subsidiary that is not a Loan Party, together with any Indebtedness incurred by a Restricted Subsidiary that is not a Loan Party pursuant to Sections 7.03(q), 7.03(s) or 7.03(v) or as a Permitted Refinancing by a Restricted Subsidiary that is not a Loan Party of Indebtedness initially incurred under any of the foregoing clauses, does not exceed in the aggregate at any time outstanding the greater of (x) $100,000,000 and (y) 10.0% of Consolidated EBITDA for the then most recently ended Test Period ending on or prior to the incurrence thereof;</text:p>
            <text:p/>
            <text:p>(h) Indebtedness representing deferred compensation to employees of Holdings (or any direct or indirect parent thereof) or any of its Restricted Subsidiaries incurred in the ordinary course of business;</text:p>
            <text:p/>
            <text:p>(i) Indebtedness consisting of promissory notes issued by Holdings or any of its Restricted Subsidiaries to future, present or former officers, managers, consultants, directors and employees, their respective estates, spouses or former spouses to finance the purchase or redemption of Equity Interests of Holdings or any direct or indirect parent of Holdings permitted by Section 7.06;</text:p>
            <text:p/>
            <text:p>(j) Indebtedness incurred by Holdings or any of its Restricted Subsidiaries in a Permitted Acquisition, any other Investment expressly permitted hereunder or any Disposition, in each case, constituting indemnification obligations or obligations in respect of purchase price (including earnouts) or other similar adjustments;</text:p>
            <text:p/>
            <text:p> </text:p>
            <text:p/>
            <text:p>129</text:p>
            <text:p/>
            <text:p>(k) Indebtedness consisting of obligations of Holdings or any of its Restricted Subsidiaries under deferred compensation or other similar arrangements incurred by such Person in connection with Permitted Acquisitions or any other Investment expressly permitted hereunder;</text:p>
            <text:p/>
            <text:p>(l) obligations in respect of Indebtedness in respect of netting services, automatic clearinghouse arrangements, overdraft protections and similar arrangements in each case in connection with deposit accounts;</text:p>
            <text:p/>
            <text:p>(m) Indebtedness of Holdings or any of its Restricted Subsidiaries, in an aggregate principal amount that at the time of, and after giving effect to, the incurrence thereof, would not exceed (i) the greater of $300,000,000 and 30.0% of Consolidated EBITDA for the then most recently ended Test Period at any time outstanding plus (ii) 100% of the cumulative amount of the net cash proceeds and Cash Equivalent proceeds from the sale of Equity Interests (other than Excluded Contributions, proceeds of Disqualified Equity Interests or sales of Equity Interests to Holdings or any of its Subsidiaries) of Holdings or any direct or indirect parent of Holdings after the Closing Date and on or prior to such time (including upon exercise of warrants or options) which proceeds have been contributed as common equity to the capital of Holdings that has not been applied to incur debt pursuant to this clause (m)(ii), to make Restricted Payments pursuant to Section 7.06 (other than pursuant to Section 7.06(h)), to make Investments pursuant to clause 7.02(n), (v), (w), (y) or (z), to make prepayments of subordinated indebtedness pursuant to Section 7.13;</text:p>
            <text:p/>
            <text:p>(n) Indebtedness consisting of (a) the financing of insurance premiums or (b) take-or-pay obligations contained in supply arrangements, in each case, in the ordinary course of business;</text:p>
            <text:p/>
            <text:p>(o) Indebtedness incurred by Holdings or any of its Restricted Subsidiaries in respect of letters of credit, bank guarantees, bankers’ acceptances or similar instruments issued or created in the ordinary course of business, including in respect of workers’ compensation claims, health, disability or other employee benefits or property, casualty or liability insurance or self-insurance or other Indebtedness with respect to reimbursement-type obligations regarding workers compensation claims; provided that any reimbursement obligations in respect thereof are reimbursed within 30 Business Days following the incurrence thereof;</text:p>
            <text:p/>
            <text:p>(p) obligations in respect of performance, bid, appeal and surety bonds and performance and completion guarantees and similar obligations provided by Holdings or any of its Restricted Subsidiaries or obligations in respect of letters of credit, bank guarantees or similar instruments related thereto, in each case in the ordinary course of business or consistent with past practice;</text:p>
            <text:p/>
            <text:p>(q) (i) Indebtedness incurred in the form or notes or loans (x) secured by the Collateral on a pari passu basis with the Facilities (“Incremental Equivalent First Lien Debt”), (y) secured by the Collateral on a junior Lien basis with the Facilities (“Incremental Equivalent Junior Lien Debt”) or (z) that are unsecured or secured solely by assets that are not Collateral (“Incremental Equivalent Unsecured Debt” and, together with Incremental Equivalent First Lien Debt and Incremental Equivalent Junior Lien Debt, “Incremental Equivalent Debt”), in an aggregate principal amount under this clause (q), when aggregated with the amount of Incremental Term Loans incurred pursuant to Section 2.14(d)(v), not to exceed the Available Incremental Amount; provided that, (1)(x) if the proceeds of such Indebtedness is being used to finance a Permitted Acquisition, Investment, or irrevocable repayment, repurchase or redemption of any Indebtedness, no Event of Default under Sections 8.01(a) or (f) with respect to the Borrower shall have occurred and be continuing or would exist after giving effect to such Indebtedness, or (y) if otherwise, no Event of Default shall have occurred and be continuing or would exist after giving effect to such Indebtedness; (2) such Indebtedness shall (x) in the case of Incremental Equivalent First Lien Debt, have a maturity date that is after the Latest Maturity Date at the time such Indebtedness is incurred, and (y) in the</text:p>
            <text:p/>
            <text:p> </text:p>
            <text:p/>
            <text:p>130</text:p>
            <text:p/>
            <text:p>case of Incremental Equivalent Junior Lien Debt and Incremental Equivalent Unsecured Debt, have a maturity date that is at least ninety-one (91) days after the Latest Maturity Date at the time such Indebtedness is incurred (in each case, other than with respect to Incremental Equivalent Debt that constitutes Customary Term A Loans); provided that the foregoing requirements of this clause (2) shall not apply to the extent such Indebtedness constitutes a customary bridge facility, so long as the long-term Indebtedness into which such customary bridge facility is to be converted or exchanged satisfies the requirements of this clause (2) and such conversion or exchange is subject only to conditions customary for similar conversions or exchanges; (3) such Indebtedness shall, in the case of Incremental Equivalent Debt secured on a pari passu basis to the Liens securing the Obligations, have a Weighted Average Life to Maturity not shorter than the longest remaining Weighted Average Life to Maturity of the Facilities (other than with respect to Incremental Equivalent Debt that constitutes Customary Term A Loans); provided that the foregoing requirements of this clause (3) shall not apply to the extent such Indebtedness constitutes a customary bridge facility, so long as the long-term Indebtedness into which such customary bridge facility is to be converted or exchanged satisfies the requirements of this clause (3) and such conversion or exchange is subject only to conditions customary for similar conversions or exchanges and, in the case of Incremental Equivalent Debt secured on a junior lien basis with the Lien securing the Obligations or that is unsecured, shall not be subject to scheduled amortization prior to maturity; (4) in the case of Incremental Equivalent Junior Lien Debt, the Other Debt Representative shall be subject to the Junior Lien Intercreditor Agreement and, in the case of Incremental Equivalent First Lien Debt, the Other Debt Representative shall be subject to the First Lien Intercreditor Agreement; (5) in the case of Incremental Equivalent Debt in the form of term loans secured by the Collateral on a pari passu basis with the Liens securing the Obligations, such Incremental Equivalent Debt shall be subject to MFN Protection (but subject to the MFN Trigger Amount and other exceptions and qualifications to such MFN Protection specified in Section 2.14(e)(iii)) as if such Indebtedness were an Incremental Term Loan; (6) such Incremental Equivalent Debt shall otherwise have terms and conditions, covenants or other provisions (other than pricing, rate floors, discounts, fees, premiums and optional prepayment or redemption provisions) that in the good faith determination of Holdings are not materially less favorable (when taken as a whole) to Holdings than the terms and conditions of the Loan Documents (when taken as a whole); provided that a certificate of Holdings as to the satisfaction of the conditions described in this clause (6) delivered at least five (5) Business Days prior to the incurrence of such Indebtedness, together with a reasonably detailed description of the material terms and conditions of such Indebtedness or drafts of documentation relating thereto, stating that Holdings has determined in good faith that such terms and conditions satisfy the foregoing requirements of this clause (6), shall be conclusive unless the Administrative Agent notifies Holdings within such five (5) Business Day period that it disagrees with such determination (including a description of the basis upon which it disagrees)) unless (x) the Lenders of the Term Loans receive the benefit of such more restrictive terms or (y) any such provisions apply after the Latest Maturity Date at the time of incurrence of such Indebtedness or shall otherwise be reasonably satisfactory to the Administrative Agent (it being understood that to the extent any more restrictive terms added for the benefit of any such Permitted Ratio Debt, no consent shall be required from the Administrative Agent or any of the Lenders to the extent that such more restrictive terms are added for the benefit of any existing Facility); and (7) Incremental Equivalent Debt may be incurred by Restricted Subsidiaries that do not constitute Loan Parties so long as the aggregate amount of Incremental Equivalent Debt incurred pursuant to this clause (7), together with any Indebtedness incurred by a Restricted Subsidiary that is not a Loan Party pursuant to Sections 7.03(g), 7.03(v) and 7.03(s) and as Permitted Refinancing of any of the foregoing by a Restricted Subsidiary that is not a Loan Party, does not exceed in the aggregate at any time outstanding, the greater of $100,000,000 and 10.0% of Consolidated EBITDA for the then most recently ended Test Period ending on or prior to the incurrence thereof; and (ii) any Permitted Refinancing thereof;</text:p>
            <text:p/>
            <text:p>(r) Indebtedness supported by a letter of credit, in a principal amount not to exceed the face amount of such letter of credit;</text:p>
            <text:p/>
            <text:p> </text:p>
            <text:p/>
            <text:p>131</text:p>
            <text:p/>
            <text:p>(s) Permitted Ratio Debt and any Permitted Refinancing thereof;</text:p>
            <text:p/>
            <text:p>(t) Credit Agreement Refinancing Indebtedness;</text:p>
            <text:p/>
            <text:p>(u) any iHeart Operations Preferred Stock with a liquidation preference or stated value not to exceed $60,000,000 and any Permitted Refinancing thereof; provided that, for the avoidance of doubt, the $60,000,000 threshold shall not be increased due to any anti-dilution provision or any other similar provision of such preferred stock;</text:p>
            <text:p/>
            <text:p>(v) Indebtedness incurred by a Subsidiary which is not a Loan Party which, when aggregated with the principal amount of all other Indebtedness incurred pursuant to this clause (v) and then outstanding, together with any Indebtedness incurred by a Restricted Subsidiary that is not a Loan Party pursuant to Sections 7.03(g), 7.03(q) or 7.03(s) or as a Permitted Refinancing of any of the foregoing by a Restricted Subsidiary that is not a Loan Party, does not in the aggregate at any time outstanding exceed the greater of $100,000,000 and 10.0% of Consolidated EBITDA for the then most recently ended Test Period ending on or prior to the incurrence thereof; and</text:p>
            <text:p/>
            <text:p>(w) [reserved]; and</text:p>
            <text:p/>
            <text:p>(x) all premiums (if any), interest (including post-petition interest), fees, expenses, charges and additional or contingent interest on obligations described in the clauses above.</text:p>
            <text:p/>
            <text:p>For purposes of determining compliance with this Section 7.03, in the event that an item of Indebtedness meets the criteria of more than one of the categories of Indebtedness described in the clauses above, the Borrower may, in its sole discretion, classify or later divide, classify or reclassify all or a portion of such item of Indebtedness or any portion thereof in a manner that complies with this Section 7.03 and will only be required to include the amount and type of such Indebtedness in one or more of the above clauses; provided that all Indebtedness outstanding under the Loan Documents and Senior Notes Documents, the ABL Loan Documents, any Permitted Refinancing thereof, will at all times be deemed to be outstanding in reliance only on the exception in Section 7.03(a) (but without limiting the right of the Borrower to classify and reclassify, or later divide, classify or reclassify, Indebtedness incurred under Section 2.14, Section 7.03(g), 7.03(q) or 7.03(s)). In the event that a portion of Indebtedness or other obligations could be classified as an Incurrence Based Amount (giving pro forma effect to the incurrence of such portion of such Indebtedness or other obligations), the Borrower, in its sole discretion, may classify such portion of such Indebtedness as an Incurrence Based Amount and thereafter the remainder of the Indebtedness or other obligations as having been incurred pursuant to one or more of the other clauses of this Section 7.03. The accrual of interest, the accretion of accreted value and the payment of interest in the form of additional Indebtedness shall not be deemed to be an incurrence of Indebtedness for purposes of this Section 7.03. </text:p>
          </table:table-cell>
          <table:table-cell office:value-type="string" calcext:value-type="string">
            <text:p>Section 7.01 Liens.</text:p>
            <text:p/>
            <text:p>Neither Holdings nor the Restricted Subsidiaries shall, directly or indirectly, create, incur, assume or suffer to exist any Lien upon any of its property, assets or revenues, whether now owned or hereafter acquired, other than the following:</text:p>
            <text:p/>
            <text:p>(a) Liens pursuant to any Loan Document, the ABL Loan Documents and/or the Senior Secured Notes Documents and, in each case, any Permitted Refinancing thereof;</text:p>
            <text:p/>
            <text:p> </text:p>
            <text:p/>
            <text:p>120</text:p>
            <text:p/>
            <text:p>(b) Liens (i) permitted to remain outstanding under the Bankruptcy Plan and (ii) arising in connection with the Transactions or pursuant to the Tax Matters Agreement, the Transition Services agreement, any employee matters agreement contemplated by the Bankruptcy Plan or other agreement contemplated by the Bankruptcy Plan, and, in any such case of clauses (i) and (ii), any modifications, replacements, renewals, refinancings or extensions thereof; provided that (x) the Lien does not extend to any additional property other than (A) after-acquired property that is affixed or incorporated into the property covered by such Lien or financed by Indebtedness permitted under Section 7.03, and (B) proceeds and products thereof, and (y) the replacement, renewal, extension or refinancing of the obligations secured or benefited by such Liens, to the extent constituting Indebtedness, is permitted by Section 7.03;</text:p>
            <text:p/>
            <text:p>(c) Liens for Taxes that are not overdue for a period of more than thirty (30) days or not yet payable or that are being contested in good faith and by appropriate actions diligently conducted, if adequate reserves with respect thereto are maintained on the books of the applicable Person to the extent required in accordance with GAAP;</text:p>
            <text:p/>
            <text:p>(d) statutory or common law Liens of landlords, sublandlords, carriers, warehousemen, mechanics, materialmen, repairmen, construction contractors or other like Liens that secure amounts not overdue for a period of more than forty-five (45) days or if more than forty-five (45) days overdue, that are unfiled and no other action has been taken to enforce such Lien or that are being contested in good faith and by appropriate actions diligently conducted, if adequate reserves with respect thereto are maintained on the books of the applicable Person to the extent required in accordance with GAAP;</text:p>
            <text:p/>
            <text:p>(e) (i) pledges or deposits in the ordinary course of business in connection with workers’ compensation, unemployment insurance and other social security legislation and (ii) pledges and deposits in the ordinary course of business securing liability for reimbursement or indemnification obligations of (including obligations in respect of letters of credit or bank guarantees for the benefit of) insurance carriers providing property, casualty or liability insurance to Holdings or any of its Restricted Subsidiaries;</text:p>
            <text:p/>
            <text:p>(f) deposits to secure the performance of bids, trade contracts, governmental contracts and leases (other than Indebtedness for borrowed money), statutory obligations, surety, stay, customs and appeal bonds, performance bonds and other obligations of a like nature (including (i) those to secure health, safety and environmental obligations and (ii) letters of credit and bank guarantees required or requested by any Governmental Authority in connection with any contract or Law) incurred in the ordinary course of business;</text:p>
            <text:p/>
            <text:p>(g) easements, rights-of-way, restrictions, encroachments, protrusions and other similar encumbrances and minor title defects affecting Real Property, and any exceptions on the Mortgage Policies issued in connection with the Mortgaged Properties, that do not in the aggregate materially interfere with the ordinary conduct of the business of Holdings or any of its Restricted Subsidiaries, taken as a whole;</text:p>
            <text:p/>
            <text:p>(h) Liens securing judgments for the payment of money not constituting an Event of Default under Section 8.01(h);</text:p>
            <text:p/>
            <text:p>(i) leases, licenses, subleases or sublicenses granted to others in the ordinary course of business which do not (i) interfere in any material respect with the business of Holdings and its Restricted Subsidiaries, taken as a whole or (ii) secure any Indebtedness;</text:p>
            <text:p/>
            <text:p>(j) Liens (i) in favor of customs and revenue authorities arising as a matter of Law to secure payment of customs duties in connection with the importation of goods in the ordinary course of business and (ii) Liens on specific items of inventory or other goods and proceeds thereof of any Person securing such Person’s obligations in respect of bankers’ acceptances or letters of credit issued or created for the account of such Person to facilitate the purchase, shipment or storage of such inventory or other goods in the ordinary course of business;</text:p>
            <text:p/>
            <text:p> </text:p>
            <text:p/>
            <text:p>121</text:p>
            <text:p/>
            <text:p>(k) Liens (i) of a collection bank arising under Section 4-210 of the Uniform Commercial Code on items in the course of collection, (ii) attaching to commodity trading accounts or other commodities brokerage accounts incurred in the ordinary course of business and (iii) in favor of a banking or other financial institution arising as a matter of Law or under customary general terms and conditions encumbering deposits or other funds maintained with a financial institution (including the right of set-off) and that are within the general parameters customary in the banking industry or arising pursuant to such banking institution’s general terms and conditions;</text:p>
            <text:p/>
            <text:p>(l) Liens (i) on cash advances or Cash Equivalents in favor of (x) the seller of any property to be acquired in an Investment permitted pursuant to Sections 7.02(i) and (n) or (ii) consisting of an agreement to Dispose of any property in a Disposition permitted under Section 7.05 (other than 7.05(e)), in each case, solely to the extent such Investment or Disposition, as the case may be, would have been permitted on the date of the creation of such Lien;</text:p>
            <text:p/>
            <text:p>(m) Liens (i) in favor of Holdings or a Restricted Subsidiary on assets of a Restricted Subsidiary that is not a Loan Party securing permitted intercompany Indebtedness and (ii) in favor of Holdings or any Subsidiary Guarantor;</text:p>
            <text:p/>
            <text:p>(n) any interest or title of a lessor, sublessor, licensor or sublicensor under leases, subleases, licenses or sublicenses entered into by Holdings or any of its Restricted Subsidiaries in the ordinary course of business;</text:p>
            <text:p/>
            <text:p>(o) Liens arising out of conditional sale, title retention, consignment or similar arrangements for sale of goods entered into by Holdings or any of its Restricted Subsidiaries in the ordinary course of business permitted by this Agreement;</text:p>
            <text:p/>
            <text:p>(p) Liens deemed to exist in connection with Investments in repurchase agreements under Section 7.02;</text:p>
            <text:p/>
            <text:p>(q) Liens encumbering reasonable customary initial deposits and margin deposits and similar Liens attaching to commodity trading accounts or other brokerage accounts incurred in the ordinary course of business and not for speculative purposes;</text:p>
            <text:p/>
            <text:p>(r) Liens that are contractual rights of set-off or rights of pledge (i) relating to the establishment of depository relations with banks not given in connection with the issuance of Indebtedness, (ii) relating to pooled deposit or sweep accounts of Holdings or any of its Restricted Subsidiaries to permit satisfaction of overdraft or similar obligations incurred in the ordinary course of business of Holdings or any of its Restricted Subsidiaries or (iii) relating to purchase orders and other agreements entered into with customers of Holdings or any of its Restricted Subsidiaries in the ordinary course of business;</text:p>
            <text:p/>
            <text:p>(s) Liens solely on any cash earnest money deposits made by Holdings or any of its Restricted Subsidiaries in connection with any letter of intent or purchase agreement permitted hereunder;</text:p>
            <text:p/>
            <text:p>(t) ground leases in respect of Real Property on which facilities owned or leased by Holdings or any of its Restricted Subsidiaries are located;</text:p>
            <text:p/>
            <text:p> </text:p>
            <text:p/>
            <text:p>122</text:p>
            <text:p/>
            <text:p>(u) Liens to secure Indebtedness permitted under Section 7.03(e); provided that (i) such Liens are created within 365 days of the acquisition, construction, repair, lease or improvement of the property subject to such Liens, (ii) such Liens do not at any time encumber property (except for replacements, additions and accessions to such property) other than the property financed by such Indebtedness and the proceeds and products thereof and customary security deposits and (iii) with respect to Capitalized Leases, such Liens do not at any time extend to or cover any assets (except for replacements, additions and accessions to such assets) other than the assets subject to such Capitalized Leases and the proceeds and products thereof and customary security deposits; provided that individual financings of equipment provided by one lender may be cross collateralized to other financings of equipment provided by such lender;</text:p>
            <text:p/>
            <text:p>(v) Liens on property (i) of any Subsidiary that is not a Loan Party and (ii) that does not constitute Collateral, which Liens secure Indebtedness of Holdings or any Restricted Subsidiary permitted under Section 7.03 in an aggregate principal amount outstanding at any time not to exceed the greater of $50,000,000 and 5.0% of Consolidated EBITDA in each case determined as of the date of incurrence;</text:p>
            <text:p/>
            <text:p>(w) In the case of Liens securing Indebtedness assumed pursuant to Section 7.03(g), Liens existing on property at the time of its acquisition or existing on the property of any Person at the time such Person becomes a Restricted Subsidiary (other than by designation as a Restricted Subsidiary pursuant to Section 6.14), in each case after the Closing Date (other than Liens on the Equity Interests of any Person that becomes a Restricted Subsidiary); provided that (i) such Lien was not created in contemplation of such acquisition or such Person becoming a Restricted Subsidiary and (ii) such Lien does not extend to or cover any other assets or property (other than the proceeds or products thereof and other than after-acquired property subjected to a Lien securing Indebtedness and other obligations incurred prior to such time and which Indebtedness and other obligations are permitted hereunder that require, pursuant to their terms at such time, a pledge of after-acquired property, it being understood that such requirement shall not be permitted to apply to any property to which such requirement would not have applied but for such acquisition);</text:p>
            <text:p/>
            <text:p>(x) (i) zoning, building, entitlement and other land use regulations by Governmental Authorities with which the normal operation of the business complies, and (ii) any zoning or similar law or right reserved to or vested in any Governmental Authority to control or regulate the use of any real property that does not materially interfere with the ordinary conduct of the business of Holdings and its Restricted Subsidiaries, taken as a whole;</text:p>
            <text:p/>
            <text:p>(y) to the extent constituting a Lien, Liens arising from precautionary Uniform Commercial Code financing statement or similar filings;</text:p>
            <text:p/>
            <text:p>(z) Liens on insurance policies and the proceeds thereof securing the financing of the premiums with respect thereto;</text:p>
            <text:p/>
            <text:p>(aa) the modification, replacement, renewal or extension of any Lien permitted by clauses (u) and (w) of this Section 7.01; provided that (i) the Lien does not extend to any additional property, other than (A) after-acquired property that is affixed or incorporated into the property covered by such Lien and (B) proceeds and products thereof, and (ii) the renewal, extension or refinancing of the obligations secured or benefited by such Liens is permitted by Section 7.03 (to the extent constituting Indebtedness);</text:p>
            <text:p/>
            <text:p>(bb) other Liens securing Indebtedness outstanding in an aggregate principal amount not to exceed $25,000,000 incurred pursuant to Section 7.03(f);</text:p>
            <text:p/>
            <text:p> </text:p>
            <text:p/>
            <text:p>123</text:p>
            <text:p/>
            <text:p>(cc) Liens with respect to property or assets of Holdings or any of its Restricted Subsidiaries securing obligations in an aggregate principal amount outstanding at any time not to exceed the greater of $250,000,000 and 25.0% of Consolidated EBITDA for the then most recently ended Test Period in each case determined as of the date of incurrence; provided that any Liens on Collateral incurred pursuant to this clause (cc) must be secured on a junior priority basis to the Liens securing the Obligations and the Other Debt Representative acting on behalf of the holders of such Indebtedness shall have entered into a Junior Lien Intercreditor Agreement;</text:p>
            <text:p/>
            <text:p>(dd) Liens to secure Indebtedness permitted to be secured under Sections 7.03(g), 7.03(q) or 7.03(s); provided that the Other Debt Representative acting on behalf of the holders of each such Indebtedness becomes party to (i) if such Indebtedness is secured by the Term Priority Collateral on a pari passu basis (but without regard to the control of remedies) with the Obligations, the First Lien Intercreditor Agreement and, if any Indebtedness is outstanding that is secured by the Term Priority Collateral on a junior priority basis to the liens securing the Obligations, the Junior Lien Intercreditor Agreement as a “Senior Representative” (as defined in the Junior Lien Intercreditor Agreement) and (ii) if such Indebtedness is secured by the Collateral on a junior priority basis to the liens securing the Obligations, the Junior Lien Intercreditor Agreement as a “Second Priority Representative” (as defined in the Junior Lien Intercreditor Agreement);</text:p>
            <text:p/>
            <text:p>(ee) Liens on the Collateral securing obligations in respect of Credit Agreement Refinancing Indebtedness constituting Permitted First Priority Refinancing Debt or Permitted Second Priority Refinancing Debt (and any Permitted Refinancing of any of the foregoing); provided that (x) any such Liens on the Collateral securing any Permitted Refinancing in respect of any Permitted First Priority Refinancing Debt are subject to the First Lien Intercreditor Agreement and (y) any such Liens on the Collateral securing any Permitted Refinancing in respect of such Permitted Second Priority Refinancing Debt are subject to the Junior Lien Intercreditor Agreement;</text:p>
            <text:p/>
            <text:p>(ff) Liens on specific items of inventory or other goods and the proceeds thereof securing such Person’s obligations in respect of documentary letters of credit or banker’s acceptances issued or created for the account of such Person to facilitate the purchase, shipment or storage of such inventory or goods;</text:p>
            <text:p/>
            <text:p>(gg) deposits of cash with the owner or lessor of premises leased and operated by Holdings or any of its Subsidiaries to secure the performance of Holdings’ or such Subsidiary’s obligations under the terms of the lease for such premises; and</text:p>
            <text:p/>
            <text:p>(hh) Liens on proceeds of Indebtedness held in Escrow for so long as the proceeds thereof are and continue to be held in an Escrow and are not otherwise made available to the Borrower or a Restricted Subsidiary.</text:p>
            <text:p/>
            <text:p>Notwithstanding the foregoing, (x) no consensual Liens shall exist on Equity Interests that constitute Collateral other than pursuant to clauses (a), (m)(ii), (dd) and (ee) above and (y) no Liens shall exist on fee owned real property owned by any Loan Party (other than Liens permitted under Section 7.01(c), (d), (g). (i), (n), (t), or (x) or any non-consensual Lien arising by operation of Law).</text:p>
            <text:p/>
            <text:p>For purposes of determining compliance with this Section 7.01, (A) Liens need not be incurred solely by reference to one category of Liens permitted by this Section 7.01 but are permitted to be incurred in part under any combination thereof and of any other available exemption and (B) with respect to any Lien securing Indebtedness that was permitted to secure such Indebtedness at the time of the incurrence of such Indebtedness, such Lien shall also be permitted to secure any amount permitted under Section 7.03(x) in respect of such Indebtedness.</text:p>
            <text:p/>
            <text:p> </text:p>
          </table:table-cell>
          <table:table-cell office:value-type="string" calcext:value-type="string">
            <text:p>Section 7.06 Restricted Payments.</text:p>
            <text:p/>
            <text:p>Neither Holdings nor any of the Restricted Subsidiaries shall declare or make, directly or indirectly, any Restricted Payment, except:</text:p>
            <text:p/>
            <text:p>(a) each Restricted Subsidiary may make Restricted Payments to Holdings, and other Restricted Subsidiaries of Holdings (and, in the case of a Restricted Payment by a non-wholly owned Restricted Subsidiary, to Holdings and any other Restricted Subsidiary and to each other owner of Equity Interests of such Restricted Subsidiary based on their relative ownership interests of the relevant class of Equity Interests);</text:p>
            <text:p/>
            <text:p>(b) Holdings and each Restricted Subsidiary may declare and make Restricted Payments payable solely in the Equity Interests (other than Disqualified Equity Interests not otherwise permitted by Section 7.03) of such Person;</text:p>
            <text:p/>
            <text:p>(c) any Restricted Payment made pursuant to or in connection with the Transactions and/or in connection with the Tax Matters Agreement, the Transition Services Agreement, any employee matters agreement contemplated by the Bankruptcy Plan or other agreement contemplated by the Bankruptcy Plan;</text:p>
            <text:p/>
            <text:p> </text:p>
            <text:p/>
            <text:p>136</text:p>
            <text:p/>
            <text:p>(d) so long as no Default or Event of Default has occurred and is continuing or would result therefrom, Holdings and its Restricted Subsidiaries may make Restricted Payments in an unlimited amount so long as the Consolidated Total Net Leverage Ratio calculated on a Pro Forma Basis is less than or equal to 4.00 to 1.00;</text:p>
            <text:p/>
            <text:p>(e) to the extent constituting Restricted Payments, Holdings and its Restricted Subsidiaries may enter into and consummate transactions expressly permitted by any provision of Sections 7.02 (other than 7.02(e) and (m)), 7.04 or 7.08 (other than Sections 7.08(e) or 7.08(j));</text:p>
            <text:p/>
            <text:p>(f) repurchases of Equity Interests in Holdings (or any direct or indirect parent thereof) or any Restricted Subsidiary of Holdings deemed to occur upon exercise of stock options or warrants if such Equity Interests represent a portion of the exercise price of such options or warrants;</text:p>
            <text:p/>
            <text:p>(g) Holdings and each Restricted Subsidiary may pay (or make Restricted Payments to allow Holdings or any other direct or indirect parent thereof to pay) for the repurchase, retirement or other acquisition or retirement for value of Equity Interests of such Restricted Subsidiary (or of Holdings or any other such direct or indirect parent thereof) from any future, present or former employee, officer, director, manager or consultant of such Restricted Subsidiary (or Holdings or any other direct or indirect parent of such Restricted Subsidiary) or any of its Subsidiaries upon the death, disability, retirement or termination of employment of any such Person or pursuant to any employee or director equity plan, employee, manager or director stock option plan or any other employee or director benefit plan or any agreement (including any stock subscription or shareholder agreement) with any employee, manager, director, officer or consultant of such Restricted Subsidiary (or Holdings or any other direct or indirect parent thereof) or any of its Restricted Subsidiaries; provided that the aggregate amount of Restricted Payments made pursuant to this clause (g) shall not exceed $40,000,000 in any calendar year (with unused amounts in any calendar year being carried over to succeeding calendar years subject to a maximum of $80,000,000 in any calendar year); provided, further, that such amount in any calendar year may be increased by an amount not to exceed:</text:p>
            <text:p/>
            <text:p>(i) to the extent contributed to Holdings, the Net Proceeds from the sale of Equity Interests (other than Disqualified Equity Interests) of any of Holdings’ direct or indirect parent companies, in each case to members of management, managers, directors or consultants of Holdings, any of its Subsidiaries or any of its direct or indirect parent companies that occurs after the Closing Date, to the extent Net Proceeds from the sale of such Equity Interests have been Not Otherwise Applied; plus</text:p>
            <text:p/>
            <text:p>(ii) the Net Proceeds of key man life insurance policies received by Holdings or its Restricted Subsidiaries; less</text:p>
            <text:p/>
            <text:p>(iii) the amount of any Restricted Payments previously made with the cash proceeds described in clause (i) and (ii) of this Section 7.06(g);</text:p>
            <text:p/>
            <text:p>(h) Holdings may make Restricted Payments in an aggregate amount not to exceed the sum of (i) the greater of $100,000,000 and 10.0% of Consolidated EBITDA for the Test Period then most recently ended on or prior to the date of such Restricted Payment, plus (ii) the portion, if any, of the Cumulative Credit on such date that Holdings elects to apply to this paragraph; provided that, solely in the case of any Restricted Payments made in reliance on clause (b) of the definition of the “Cumulative Credit”, (A) the Consolidated First Lien Net Leverage Ratio calculated on a Pro Forma Basis is less than or equal to 4.50 to 1.00 and (B) no Event of Default under Sections 8.01(a) or (f) has occurred or is continuing, in the case of any Restricted Payments made in reliance of clause (b) of the definition thereof) minus (iv) amounts applied to the prepayment of Junior Financing pursuant to Section 7.13(a)(iv)(1);</text:p>
            <text:p/>
            <text:p> </text:p>
            <text:p/>
            <text:p>137</text:p>
            <text:p/>
            <text:p>(i) Holdings may make Restricted Payments to any direct or indirect parent of Holdings:</text:p>
            <text:p/>
            <text:p>(i) to pay its operating costs and expenses incurred in the ordinary course of business and other corporate overhead costs and expenses (including administrative, legal, accounting and similar expenses provided by third parties), which are reasonable and customary and incurred in the ordinary course of business and attributable to the ownership or operations of Holdings and its Restricted Subsidiaries and, Transaction Expenses and any reasonable and customary indemnification claims made by directors, managers or officers of such parent attributable to the ownership or operations of Holdings and its Restricted Subsidiaries;</text:p>
            <text:p/>
            <text:p>(ii) the proceeds of which shall be used by such parent to pay franchise Taxes and other fees, Taxes and expenses required to maintain its (or any of its direct or indirect parents’) corporate existence or good standing under applicable law;</text:p>
            <text:p/>
            <text:p>(iii) for any taxable period ending after the Closing Date (A) in which Holdings and/or any of its Subsidiaries is a member of a consolidated, combined, unitary or similar Tax group (a “Tax Group”) of which a direct or indirect parent of Borrower is the common parent or (B) in which Holdings is treated as a disregarded entity or partnership for U.S. federal, state and/or local income tax purposes, to pay U.S. federal, state and local and foreign Taxes that are attributable to the taxable income, revenue, receipts, gross receipts, gross profits, capital or margin of Holdings and/or its Subsidiaries; provided that for each taxable period, the amount of such payments made in respect of such taxable period in the aggregate shall not exceed the amount of such Taxes that Holdings and its Subsidiaries would have been required to pay if they were a stand-alone Tax Group with Holdings as the corporate common parent of such stand-alone Tax Group; provided, further, that the permitted payment pursuant to this clause (iii) with respect to any Taxes of any Unrestricted Subsidiary shall be limited to the amount actually paid with respect to such period by such Unrestricted Subsidiary to Holdings or its Restricted Subsidiaries for the purposes of paying such consolidated, combined unitary or similar Taxes;</text:p>
            <text:p/>
            <text:p>(iv) to finance any Investment that would be permitted to be made pursuant to Section 7.02 if such parent were subject to such Section; provided that (A) such Restricted Payment shall be made substantially concurrently with the closing of such Investment and (B) such parent shall, immediately following the closing thereof, cause (1) all property acquired (whether assets or Equity Interests) to be contributed to Holdings or the Restricted Subsidiaries or (2) the merger (to the extent permitted in Section 7.04) of the Person formed or acquired into Holdings or its Restricted Subsidiaries in order to consummate such Permitted Acquisition or Investment, in each case, in accordance with the requirements of Section 6.11;</text:p>
            <text:p/>
            <text:p>(v) the proceeds of which shall be used to pay customary salary, bonus and other benefits payable to officers and employees of Holdings or any direct or indirect parent company of Holdings to the extent such salaries, bonuses and other benefits are attributable to the ownership or operation of Holdings and the Restricted Subsidiaries; and</text:p>
            <text:p/>
            <text:p>(vi) the proceeds of which shall be used by Holdings to pay (or to make Restricted Payments to allow any direct or indirect parent thereof to pay) fees and expenses (other than to Affiliates) related to any unsuccessful equity or debt offering by Holdings (or any direct or indirect parent thereof) that is directly attributable to the operations of Holdings and its Restricted Subsidiaries;</text:p>
            <text:p/>
            <text:p> </text:p>
            <text:p/>
            <text:p>138</text:p>
            <text:p/>
            <text:p>(j) payments made or expected to be made by Holdings or any of the Restricted Subsidiaries in respect of required withholding or similar non-U.S. Taxes with respect to any future, present or former employee, director, manager or consultant and any repurchases of Equity Interests in consideration of such payments including deemed repurchases in connection with the exercise of stock options;</text:p>
            <text:p/>
            <text:p>(k) Holdings or any Restricted Subsidiary may (i) pay cash in lieu of fractional Equity Interests in connection with any dividend, split or combination thereof or any Permitted Acquisition and (ii) honor any conversion request by a holder of convertible Indebtedness and make cash payments in lieu of fractional shares in connection with any such conversion and may make payments on convertible Indebtedness in accordance with its terms;</text:p>
            <text:p/>
            <text:p>(l) any Restricted Payment by Holdings or any other direct or indirect parent of Holdings to pay listing fees and other costs and expenses attributable to being a publicly traded company which are reasonable and customary;</text:p>
            <text:p/>
            <text:p>(m) any Restricted Payment made in connection with paying dividends with respect to the declaration and payment by iHeart Operations of cash interest with respect to the iHeart Operations Preferred Stock in an amount up to $60,000,000 of liquidation preference and any accrued unpaid interest or premium thereon or any securities issued as a replacement therefor so long as the terms of such securities do not exceed $60,000,000 in liquidation preference, amount, stated value or principal amount and are not materially adverse to the Lenders, in their capacity as such, taken as whole, as compared to the terms of the iHeart Operations Preferred Stock that is being replaced (as determined in good faith by the Borrower);</text:p>
            <text:p/>
            <text:p>(n) any Restricted Payment made in connection with the declaration and payment of dividends or distributions to any holder of the iHeart Operations Preferred Stock paying for the repayment, repurchase, redemption, defeasance, or otherwise acquire or retire for value of all or any portion of the iHeart Operations Preferred Stock in an amount up to $60,000,000 of liquidation preference or any securities issued as a replacement therefor so long as the terms of such securities do not exceed $60,000,000 in liquidation preference, amount, stated value or principal amount and are not materially adverse to the Lenders, in their capacity as such, taken as a whole, as compared to the terms of the iHeart Operations Preferred Stock that is being replaced (as determined in good faith by the Borrower), together with accrued and unpaid interest or premium thereon to the redemption date thereof, plus accrued and unpaid interest, dividends, premiums (including tender premiums), defeasance costs, underwriting discounts, fees, costs and expenses (including original issue discount, upfront fees or similar fees) related thereto;</text:p>
            <text:p/>
            <text:p>(o) distributions in connection with the making of any “AHYDO Catch-up Payments,” in respect of any Junior Financing defined as payments on any indebtedness to avoid the application of the “Applicable High-Yield Discount Obligation” rules of Section 163 of the Code to such indebtedness;</text:p>
            <text:p/>
            <text:p>(p) the distribution, by dividend or otherwise, of Equity Interests of an Unrestricted Subsidiary (or a Restricted Subsidiary that owns one or more Unrestricted Subsidiaries), or Indebtedness owed to Holdings or a Restricted Subsidiary by an Unrestricted Subsidiary; provided that such Unrestricted Subsidiary (or a Restricted Subsidiary that owns one or more Unrestricted Subsidiaries) owns no assets other than Equity Interests of one or more Unrestricted Subsidiaries (other than Unrestricted Subsidiaries the primary assets of which are cash and/or Cash Equivalents); and</text:p>
            <text:p/>
            <text:p> </text:p>
            <text:p/>
            <text:p>139</text:p>
            <text:p/>
            <text:p>(q) Restricted Payments that are made (i) in an amount equal to the amount of Excluded Contributions previously received and that Holdings elects to apply under this clause (q) or (ii) without duplication with clause (i), in an amount equal to the Net Proceeds not required to be applied in accordance with Section 2.05 or the first proviso to the definition of Net Proceeds from a Disposition in respect of property or assets acquired after the Closing Date, if the acquisition of such property or assets was financed with Excluded Contributions, in each case, to the extent Not Otherwise Applied. </text:p>
          </table:table-cell>
          <table:table-cell office:value-type="string" calcext:value-type="string">
            <text:p>Section 7.05 Dispositions</text:p>
            <text:p/>
            <text:p>Neither Holdings nor any of the Restricted Subsidiaries shall, directly or indirectly, make any Disposition, except:</text:p>
            <text:p/>
            <text:p>(a) Dispositions of obsolete, worn out or surplus property, whether now owned or hereafter acquired, in the ordinary course of business and Dispositions of property no longer used or useful in the conduct of the business of Holdings and its Restricted Subsidiaries;</text:p>
            <text:p/>
            <text:p>(b) Dispositions of inventory or goods (or other assets, including furniture and equipment) held for sale, intellectual property licensed to customers and immaterial assets (including allowing any registrations or any applications for registration of any immaterial intellectual property to lapse or go abandoned in the ordinary course of business), in each case, in the ordinary course of business;</text:p>
            <text:p/>
            <text:p>(c) Dispositions of property to the extent that (i) such property is exchanged for credit against the purchase price of similar replacement property or (ii) the proceeds of such Disposition are promptly applied to the purchase price of such replacement property;</text:p>
            <text:p/>
            <text:p>(d) Dispositions of property to Holdings or any Restricted Subsidiary; provided that if the transferor of such property is a Loan Party, (i) the transferee thereof must be a Loan Party or (ii) if such transaction constitutes an Investment, such transaction is permitted under Section 7.02;</text:p>
            <text:p/>
            <text:p>(e) to the extent constituting Dispositions, transactions permitted by Sections 7.01, 7.02 (other than Section 7.02(e)), 7.04 (other than Section 7.04(f)) and 7.06;</text:p>
            <text:p/>
            <text:p>(f) Dispositions of Identified Assets;</text:p>
            <text:p/>
            <text:p>(g) Dispositions of Cash Equivalents in the ordinary course of business;</text:p>
            <text:p/>
            <text:p>(h) (i) leases, subleases, licenses or sublicenses (including the provision of software under an open source license), in each case in the ordinary course of business and which do not materially interfere with the business of Holdings or any of its Restricted Subsidiaries and (ii) Dispositions of intellectual property that do not materially interfere with the business of Holdings or any of its Restricted Subsidiaries so long as Holdings or any of its Restricted Subsidiaries receives a license or other ownership rights to use such intellectual property;</text:p>
            <text:p/>
            <text:p>(i) transfers of property subject to Casualty Events;</text:p>
            <text:p/>
            <text:p> </text:p>
            <text:p/>
            <text:p>134</text:p>
            <text:p/>
            <text:p>(j) Dispositions of property; provided that (i) at the time of such Disposition (other than any such Disposition made pursuant to a legally binding commitment entered into at a time when no Default exists), no Default shall exist or would result from such Disposition and (ii) with respect to any Disposition pursuant to this clause (j) for a purchase price in excess of $50,000,000, Holdings or any of its Restricted Subsidiaries shall receive not less than 75% of such consideration in the form of cash or Cash Equivalents (in each case, free and clear of all Liens at the time received, other than nonconsensual Liens permitted by Section 7.01 and Liens permitted by Sections 7.01(a), (f), (k), (p), (q), (r)(i), (r)(ii), (dd) (only to the extent the Obligations are secured by such cash and Cash Equivalents) and (ee) (only to the extent the Obligations are secured by such cash and Cash Equivalents); provided, however, that for the purposes of this clause (j)(ii), the following shall be deemed to be cash: (A) any liabilities (as shown on Holdings’ (or the Restricted Subsidiaries’, as applicable) most recent balance sheet provided hereunder or in the footnotes thereto) of Holdings or such Restricted Subsidiary, other than liabilities that are by their terms subordinated to the payment in cash of the Obligations, that are assumed by the transferee with respect to the applicable Disposition and for which Holdings and all of its Restricted Subsidiaries shall have been validly released by all applicable creditors in writing, (B) any securities received by Holdings or the applicable Restricted Subsidiary from such transferee that are converted by Holdings or such Restricted Subsidiary into cash or Cash Equivalents (to the extent of the cash or Cash Equivalents received) within 180 days following the closing of the applicable Disposition, and (C) aggregate non-cash consideration received by Holdings or the applicable Restricted Subsidiary having an aggregate fair market value (determined as of the closing of the applicable Disposition for which such non-cash consideration is received) not to exceed the greater of $100,000,000 and 10.0% of Consolidated EBITDA for the then most recently ended Test Period (net of any non-cash consideration converted into cash and Cash Equivalents);</text:p>
            <text:p/>
            <text:p>(k) [reserved];</text:p>
            <text:p/>
            <text:p>(l) Dispositions or discounts without recourse of accounts receivable in connection with the compromise or collection thereof in the ordinary course of business;</text:p>
            <text:p/>
            <text:p>(m) Dispositions of property pursuant to sale-leaseback transactions; provided that the fair market value of all property so Disposed of after the Closing Date shall not exceed 2.5% of Total Assets as of the last day of the then most recently ended Test Period;</text:p>
            <text:p/>
            <text:p>(n) any swap of assets in exchange for services or other assets of comparable or greater value or usefulness to the business of Holdings and its Subsidiaries as a whole, as determined in good faith by the management of Holdings;</text:p>
            <text:p/>
            <text:p>(o) any issuance or sale of Equity Interests in, or Indebtedness or other securities of, an Unrestricted Subsidiary (or a Restricted Subsidiary which owns an Unrestricted Subsidiary so long as such Restricted Subsidiary owns no assets other than the Equity Interests of such an Unrestricted Subsidiary));</text:p>
            <text:p/>
            <text:p>(p) the unwinding of any Swap Contract pursuant to its terms;</text:p>
            <text:p/>
            <text:p>(q) Dispositions of Investments in joint ventures to the extent required by, or made pursuant to customary buy/sell arrangements between, the joint venture parties set forth in joint venture arrangements and similar binding arrangements;</text:p>
            <text:p/>
            <text:p>(r) the lapse or abandonment in the ordinary course of business of any registrations or applications for registration of any immaterial IP Rights;</text:p>
            <text:p/>
            <text:p> </text:p>
            <text:p/>
            <text:p>135</text:p>
            <text:p/>
            <text:p>(s) Dispositions listed on Schedule 7.05(s) or to consummate the Transactions, including Dispositions made pursuant to or in connection with the Tax Matters Agreement, the Transition Services Agreement, any employee matters agreement contemplated by the Bankruptcy Plan or other agreement contemplated by the Bankruptcy Plan;</text:p>
            <text:p/>
            <text:p>(t) Dispositions of the Equity Interests of Clear Channel Outdoor Holdings, Inc. subject to the iHeartCommunications Warrants as a result of the exercise thereof or the cancellation of the such Equity Interests upon expiration of the iHeartCommunications Warrants without exercise, if applicable;</text:p>
            <text:p/>
            <text:p>(u) transactions entered into in order to consummate a Permitted Tax Restructuring subject to complying with the express terms and conditions of the definition of “Permitted Tax Restructuring”;</text:p>
            <text:p/>
            <text:p>(v) Dispositions of assets acquired pursuant to or in order to effectuate a Permitted Acquisition which assets are not used or useful to the core or principal business of Holdings and its Restricted Subsidiaries;</text:p>
            <text:p/>
            <text:p>provided that any Disposition of any property pursuant to this Section 7.05 (except pursuant to Sections 7.05(e), (i), (p), (r) and (s) and except for Dispositions from a Loan Party to any other Loan Party) shall be for no less than the fair market value of such property at the time of such Disposition. To the extent any Collateral is Disposed of as expressly permitted by this Section 7.05 to any Person other than a Loan Party, such Collateral shall be sold free and clear of the Liens created by the Loan Documents, and the Administrative Agent or the Collateral Agent, as applicable, shall be authorized to take any actions deemed appropriate in order to effect the foregoing.</text:p>
            <text:p/>
            <text:p>For purposes of determining compliance with this Section 7.05, (A) Dispositions need not be incurred solely by reference to one category of Dispositions permitted by this Section 7.05 but are permitted to be incurred in part under any combination thereof and of any other available exemption and (B) in the event that Dispositions (or any portion thereof) meets the criteria of one or more of the categories of Dispositions permitted by this Section 7.05, the Borrower may, in its sole discretion, classify or reclassify such Dispositions (or any portion thereof) in any manner that complies with this provision. </text:p>
          </table:table-cell>
          <table:table-cell table:number-columns-repeated="1013"/>
        </table:table-row>
        <table:table-row table:style-name="ro1">
          <table:table-cell table:number-columns-repeated="2"/>
          <table:table-cell table:style-name="ce10" office:value-type="string" calcext:value-type="string">
            <text:p>SENIOR SECURED REVOLVING CREDIT AGREEMENT dated as of February 23, 2016 (this “Agreement”), among FS INVESTMENT CORPORATION II, a Maryland corporation (the “Borrower”), the LENDERS party hereto, and ING CAPITAL LLC, as Administrative Agent.</text:p>
          </table:table-cell>
          <table:table-cell table:number-columns-repeated="1019"/>
        </table:table-row>
        <table:table-row table:style-name="ro1">
          <table:table-cell table:number-columns-repeated="2"/>
          <table:table-cell table:style-name="ce10" office:value-type="string" calcext:value-type="string">
            <text:p><text:s/>CREDIT AGREEMENT, dated as of October 4, 2017 (as amended and restated, supplemented or otherwise modified from time to time in accordance with the terms hereof, this “Agreement”), among Brooks Automation, Inc., a Delaware corporation (the “Borrower”), the Lenders (such term and each other capitalized term used and not otherwise defined herein having the meaning assigned to it in Article 1) and Morgan Stanley Senior Funding, Inc., as Administrative Agent and Collateral Agent. </text:p>
          </table:table-cell>
          <table:table-cell table:number-columns-repeated="1019"/>
        </table:table-row>
        <table:table-row table:style-name="ro1">
          <table:table-cell table:number-columns-repeated="2"/>
          <table:table-cell table:style-name="ce10" office:value-type="string" calcext:value-type="string">
            <text:p>2018 SENIOR UNSECURED LINE OF CREDIT AGREEMENT, dated as of June 18, 2018, between REVLON CONSUMER PRODUCTS CORPORATION, a Delaware corporation (the “Borrower”), and MACANDREWS &amp; FORBES INCORPORATED, a Delaware corporation (the “Lender”).</text:p>
          </table:table-cell>
          <table:table-cell table:number-columns-repeated="1019"/>
        </table:table-row>
        <table:table-row table:style-name="ro1">
          <table:table-cell table:number-columns-repeated="2"/>
          <table:table-cell table:style-name="ce10" office:value-type="string" calcext:value-type="string">
            <text:p>ABL CREDIT AGREEMENT dated as of April 29, 2016 (this “Agreement”), among QUORUM HEALTH CORPORATION, a Delaware corporation (the “Borrower”), the Lenders (as defined in Article I), and UBS AG, STAMFORD BRANCH, as administrative agent (in such capacity, the “Administrative Agent”), and as collateral agent (in such capacity, the “Collateral Agent”) for the Lenders. </text:p>
          </table:table-cell>
          <table:table-cell table:number-columns-repeated="1019"/>
        </table:table-row>
        <table:table-row table:style-name="ro1">
          <table:table-cell table:number-columns-repeated="2"/>
          <table:table-cell table:style-name="ce10" office:value-type="string" calcext:value-type="string">
            <text:p>AMENDED &amp; RESTATED CREDIT AGREEMENT (this “Agreement”) dated as of February 1, 2017, among LOGMEIN, INC., a Delaware corporation (“LMI” together with each Additional Borrower (as defined below), each a “Borrower” and, collectively, the “Borrowers”), the LENDERS party hereto, and JPMORGAN CHASE BANK, N.A., as Administrative Agent. </text:p>
          </table:table-cell>
          <table:table-cell table:number-columns-repeated="1019"/>
        </table:table-row>
        <table:table-row table:style-name="ro1">
          <table:table-cell table:number-columns-repeated="2"/>
          <table:table-cell table:style-name="ce10" office:value-type="string" calcext:value-type="string">
            <text:p>AMENDED AND RESTATED CREDIT AGREEMENT dated as of December 1, 2016 (as it may be amended or modified from time to time, this “Agreement”) among G-III LEATHER FASHIONS, INC., a New York corporation, RIVIERA SUN, INC., a Delaware corporation, CK OUTERWEAR, LLC, a New York limited liability company, ANDREW &amp; SUZANNE COMPANY INC., a New York corporation, AM RETAIL GROUP, INC., a Delaware corporation, THE DONNA KARAN COMPANY STORE LLC, a New York limited liability company and THE DONNA KARAN COMPANY LLC, a New York limited liability company, as Borrowers, the other Borrowers party hereto, the Loan Guarantors from time to time party hereto, the Lenders from time to time party hereto, and JPMORGAN CHASE BANK, N.A., as Administrative Agent.</text:p>
          </table:table-cell>
          <table:table-cell table:number-columns-repeated="1019"/>
        </table:table-row>
        <table:table-row table:style-name="ro1">
          <table:table-cell table:number-columns-repeated="2"/>
          <table:table-cell table:style-name="ce10" office:value-type="string" calcext:value-type="string">
            <text:p>AMENDED AND RESTATED CREDIT AGREEMENT dated as of September 30, 2016 (as amended, amended and restated, supplemented or otherwise modified, this “Agreement”), is among SEMGROUP CORPORATION, a Delaware corporation (the “Borrower”), the LENDERS party hereto from time to time, WELLS FARGO BANK, NATIONAL ASSOCIATION (“Wells Fargo”), as administrative agent (in such capacity, together with any successor administrative agent appointed pursuant to the provisions of Article VIII, the “Administrative Agent”), Wells Fargo, as collateral agent (in such capacity, together with any successor collateral agent appointed pursuant to the provisions of Article VIII, the “Collateral Agent”), WELLS FARGO SECURITIES, LLC, CITIGROUP GLOBAL MARKETS INC., DEUTSCHE BANK AG NEW YORK BRANCH, RBC CAPITAL MARKETS, LLC, TD SECURITIES (USA) LLC and THE BANK OF NOVA SCOTIA, as joint lead arrangers (the “Joint Lead Arrangers”), CITIGROUP GLOBAL MARKETS INC., DEUTSCHE BANK AG NEW YORK BRANCH, RBC CAPITAL MARKETS and THE BANK OF NOVA SCOTIA, as co-syndication agents (the “Co-Syndication Agents”), and RBC CAPITAL MARKETS, LLC and TD SECURITIES (USA) LLC, as co-documentation agents (the “Co-Documentation Agents”). </text:p>
          </table:table-cell>
          <table:table-cell table:number-columns-repeated="1019"/>
        </table:table-row>
        <table:table-row table:style-name="ro1">
          <table:table-cell table:number-columns-repeated="2"/>
          <table:table-cell table:style-name="ce10" office:value-type="string" calcext:value-type="string">
            <text:p>AMENDED AND RESTATED CREDIT AGREEMENT, dated as of December 19, 2018, by and among KORN/FERRY INTERNATIONAL, a Delaware corporation, as Borrower, the lenders who are party to this Agreement and the lenders who may become a party to this Agreement pursuant to the terms hereof, as Lenders, and WELLS FARGO BANK, NATIONAL ASSOCIATION, a national banking association, as Administrative Agent for the Lenders. </text:p>
          </table:table-cell>
          <table:table-cell table:number-columns-repeated="1019"/>
        </table:table-row>
        <table:table-row table:style-name="ro1">
          <table:table-cell table:number-columns-repeated="2"/>
          <table:table-cell table:style-name="ce10" office:value-type="string" calcext:value-type="string">
            <text:p>AMENDED AND RESTATED MULTICURRENCY CREDIT AGREEMENT (this “Agreement”) dated as of March 25, 2016 among BRIGGS &amp; STRATTON CORPORATION, BRIGGS &amp; STRATTON AG, the other SUBSIDIARY BORROWERS from time to time party hereto, the LENDERS from time to time party hereto, JPMORGAN CHASE BANK, N.A., as Administrative Agent, U.S. BANK NATIONAL ASSOCIATION, as Syndication Agent and BMO HARRIS BANK, N.A., BANK OF AMERICA, N.A., WELLS FARGO BANK, NATIONAL ASSOCIATION and PNC BANK, NATIONAL ASSOCIATION, as Documentation Agents.</text:p>
          </table:table-cell>
          <table:table-cell table:number-columns-repeated="1019"/>
        </table:table-row>
        <table:table-row table:style-name="ro1">
          <table:table-cell table:number-columns-repeated="2"/>
          <table:table-cell table:style-name="ce10" office:value-type="string" calcext:value-type="string">
            <text:p>AMENDED AND RESTATED TERM LOAN CREDIT AGREEMENT, dated as of February 28, 2018, among GNC CORPORATION, a Delaware corporation (“Parent”), GENERAL NUTRITION CENTERS, INC., a Delaware corporation (the “Borrower”), the several banks and other financial institutions or entities from time to time parties to this Agreement (the “Lenders”), BARCLAYS BANK PLC and CITIZENS BANK, N.A., as co-documentation agents (in such capacities, the “Co-Documentation Agents”), JPMORGAN CHASE BANK, N.A., as administrative agent (together with its successors in such capacity, the “Administrative Agent”) and GLAS TRUST COMPANY LLC, as collateral agent (together with its successors in such capacity, the “Collateral Agent”).</text:p>
          </table:table-cell>
          <table:table-cell table:number-columns-repeated="1019"/>
        </table:table-row>
        <table:table-row table:style-name="ro1">
          <table:table-cell table:number-columns-repeated="2"/>
          <table:table-cell table:style-name="ce10" office:value-type="string" calcext:value-type="string">
            <text:p>CREDIT AGREEMENT (as amended, amended and restated, supplemented or otherwise modified from time to time, this “Agreement”), dated as of August 27, 2018, among Ultra Clean Holdings, Inc., a Delaware corporation (the “Parent Borrower”), any Subsidiary Borrowers (as defined herein) from time to time parties hereto, the several banks and other financial institutions or entities from time to time parties to this Agreement (the “Lenders”) and Barclays Bank PLC, as administrative agent.</text:p>
          </table:table-cell>
          <table:table-cell table:number-columns-repeated="1019"/>
        </table:table-row>
        <table:table-row table:style-name="ro1">
          <table:table-cell table:number-columns-repeated="2"/>
          <table:table-cell table:style-name="ce10" office:value-type="string" calcext:value-type="string">
            <text:p>CREDIT AGREEMENT dated as of April 12, 2017 among H.B. FULLER COMPANY, the FOREIGN SUBSIDIARY BORROWERS from time to time party hereto, the LENDERS from time to time party hereto, U.S. BANK, NATIONAL ASSOCIATION, CITIBANK, N.A. and MORGAN STANLEY MUFG LOAN PARTNERS, LLC, as Co-Syndication Agents, BANK OF AMERICA, N.A., HSBC BANK USA, NATIONAL ASSOCIATION and PNC BANK, NATIONAL ASSOCIATION, as Co-Documentation Agents, and JPMORGAN CHASE BANK, N.A., as Administrative Agent.</text:p>
          </table:table-cell>
          <table:table-cell table:number-columns-repeated="1019"/>
        </table:table-row>
        <table:table-row table:style-name="ro1">
          <table:table-cell table:number-columns-repeated="2"/>
          <table:table-cell table:style-name="ce10" office:value-type="string" calcext:value-type="string">
            <text:p>CREDIT AGREEMENT dated as of August 22, 2011, as amended and restated as of July 25, 2013, and as further amended and restated as of March 31, 2016 (this “Agreement”), among NCR CORPORATION, as Company, the FOREIGN BORROWERS party hereto, the LENDERS party hereto and JPMORGAN CHASE BANK, N.A., as Administrative Agent. </text:p>
          </table:table-cell>
          <table:table-cell table:number-columns-repeated="1019"/>
        </table:table-row>
        <table:table-row table:style-name="ro1">
          <table:table-cell table:number-columns-repeated="2"/>
          <table:table-cell table:style-name="ce10" office:value-type="string" calcext:value-type="string">
            <text:p>CREDIT AGREEMENT dated as of January 11, 2017, among CONVERGYS CORPORATION, an Ohio corporation; the Lenders party hereto and CITIBANK, N.A., as Administrative Agent.</text:p>
          </table:table-cell>
          <table:table-cell table:number-columns-repeated="1019"/>
        </table:table-row>
        <table:table-row table:style-name="ro1">
          <table:table-cell table:number-columns-repeated="2"/>
          <table:table-cell table:style-name="ce10" office:value-type="string" calcext:value-type="string">
            <text:p>CREDIT AGREEMENT dated as of July 27, 2016 (this “Agreement”), among Adient Global Holdings Ltd (as defined below), JPMorgan Chase Bank, N.A., as Administrative Agent (in such capacity, the “Administrative Agent”) and Collateral Agent, and each Issuing Bank and Lender (each as defined below) party hereto from time to time.</text:p>
          </table:table-cell>
          <table:table-cell table:number-columns-repeated="1019"/>
        </table:table-row>
        <table:table-row table:style-name="ro1">
          <table:table-cell table:number-columns-repeated="2"/>
          <table:table-cell table:style-name="ce10" office:value-type="string" calcext:value-type="string">
            <text:p>CREDIT AGREEMENT dated as of June 19, 2018, (the “Agreement”) among THE DUN &amp; BRADSTREET CORPORATION, the BORROWING SUBSIDIARIES party hereto, the LENDERS party hereto, JPMORGAN CHASE BANK, N.A. as Administrative Agent, BANK OF AMERICA, N.A. and CITIZENS BANK N.A., as Syndication Agents, and HSBC BANK USA, N.A., MUFG UNION BANK, N.A., PNC BANK, NATIONAL ASSOCIATION and SUNTRUST BANK, N.A. as Co-Documentation Agents. </text:p>
          </table:table-cell>
          <table:table-cell table:number-columns-repeated="1019"/>
        </table:table-row>
        <table:table-row table:style-name="ro1">
          <table:table-cell table:number-columns-repeated="2"/>
          <table:table-cell table:style-name="ce10" office:value-type="string" calcext:value-type="string">
            <text:p>CREDIT AGREEMENT dated as of November 8, 2016 (this “Agreement”), among CWGS Group, LLC, a Delaware limited liability company (the “Borrower”), CWGS Enterprises, LLC, a Delaware limited liability company (“Holdings”), the Lenders party hereto and Goldman Sachs Bank USA, as Administrative Agent. </text:p>
          </table:table-cell>
          <table:table-cell table:number-columns-repeated="1019"/>
        </table:table-row>
        <table:table-row table:style-name="ro1">
          <table:table-cell table:number-columns-repeated="2"/>
          <table:table-cell table:style-name="ce10" office:value-type="string" calcext:value-type="string">
            <text:p>CREDIT AGREEMENT dated as of September 7, 2016 (this “Agreement”), among DENALI INTERMEDIATE INC., a Delaware corporation (“Holdings”), DELL INC., a Delaware corporation (the “Company”), DELL INTERNATIONAL L.L.C., a Delaware limited liability company (which on or about the Business Day following the Effective Date shall be merged with and into NEW DELL INTERNATIONAL LLC, a Delaware limited liability company (“Merger Co”), with Merger Co surviving such merger and immediately changing its name to DELL INTERNATIONAL L.L.C. (such entity prior to Merger 2, “Dell International” and a “Borrower” and such entity after Merger 2, “Dell International” and a “Borrower”), UNIVERSAL ACQUISITION CO., a Delaware corporation (which on the Effective Date shall be merged with and into EMC Corporation, a Massachusetts corporation (the “Target”), with EMC Corporation surviving such merger (such surviving entity, a “Borrower”) and being contributed to the Company as a wholly-owned subsidiary of the Company), the LENDERS party hereto, Credit Suisse AG, Cayman Islands Branch, as Term Loan B Administrative Agent, JPMorgan Chase Bank, N.A., as Term Loan A/Revolver Administrative Agent and Swingline Lender, Credit Suisse AG, Cayman Islands Branch, as Collateral Agent and each of the Issuing Banks and Lenders from time to time party hereto. </text:p>
          </table:table-cell>
          <table:table-cell table:number-columns-repeated="1019"/>
        </table:table-row>
        <table:table-row table:style-name="ro1">
          <table:table-cell table:number-columns-repeated="2"/>
          <table:table-cell table:style-name="ce10" office:value-type="string" calcext:value-type="string">
            <text:p>CREDIT AGREEMENT, dated as of April 20, 2016 (as amended, restated, amended and restated, supplemented or otherwise modified from time to time, this “Agreement”), among COMPASS MINERALS INTERNATIONAL, INC., a Delaware corporation (the “US Borrower”), COMPASS MINERALS CANADA CORP., a corporation continued and amalgamated under the laws of the province of Nova Scotia, Canada (the “Canadian Borrower”), COMPASS MINERALS UK LIMITED, a company incorporated under the laws of England and Wales (the “UK Borrower” and, together with the US Borrower and the Canadian Borrower, the “Borrowers”), the several banks and other financial institutions or entities from time to time parties hereto (the “Lenders”) and JPMORGAN CHASE BANK, N.A., as administrative agent for the Lenders and as collateral agent for the Secured Parties.</text:p>
          </table:table-cell>
          <table:table-cell table:number-columns-repeated="1019"/>
        </table:table-row>
        <table:table-row table:style-name="ro1">
          <table:table-cell table:number-columns-repeated="2"/>
          <table:table-cell table:style-name="ce10" office:value-type="string" calcext:value-type="string">
            <text:p>CREDIT AGREEMENT, dated as of August 12, 2016 and effective as of September 20, 2016 (this “Agreement”), among CLAIRE’S (GIBRALTAR) HOLDINGS LIMITED, a Gibraltar private company limited by shares (the “Borrower”), the LENDERS party hereto from time to time, and CREDIT SUISSE AG, CAYMAN ISLANDS BRANCH, as administrative agent (in such capacity, the “Administrative Agent”) for the Lenders. </text:p>
          </table:table-cell>
          <table:table-cell table:number-columns-repeated="1019"/>
        </table:table-row>
        <table:table-row table:style-name="ro1">
          <table:table-cell table:number-columns-repeated="2"/>
          <table:table-cell table:style-name="ce10" office:value-type="string" calcext:value-type="string">
            <text:p>CREDIT AGREEMENT, dated as of March 28, 2018 (this “Agreement”, among WYNN RESORTS, LIMITED, a Nevada corporation (“Borrower”); WYNN GROUP ASIA, INC., a Nevada corporation (“Asia Guarantor”), WYNN RESORTS HOLDINGS, LLC, a Nevada limited liability company (“Holdings Guarantor”); the LENDERS from time to time party hereto; and DEUTSCHE BANK AG CAYMAN ISLANDS BRANCH, as administrative agent (in such capacity, together with its successors in such capacity, “Administrative Agent”).</text:p>
          </table:table-cell>
          <table:table-cell table:number-columns-repeated="1019"/>
        </table:table-row>
        <table:table-row table:style-name="ro1">
          <table:table-cell table:number-columns-repeated="2"/>
          <table:table-cell table:style-name="ce10" office:value-type="string" calcext:value-type="string">
            <text:p>CREDIT AGREEMENT, dated as of May 31, 2018 (this “Agreement”), by and among The Hillman Group, Inc., a Delaware corporation (the “Borrower”), The Hillman Companies, Inc., a Delaware corporation (“Holdings”), the Lenders from time to time party hereto including Barclays Bank PLC (“Barclays”), in its capacities as administrative agent and collateral agent (the “Administrative Agent”) with Barclays, Jefferies Finance LLC (“Jefferies”), Citizens Bank (“Citizens”) and MUFG Union Bank, N.A. (“MUFG”) as joint lead arrangers and joint bookrunners (in such capacities, the “Arrangers” and each an “Arranger”).</text:p>
          </table:table-cell>
          <table:table-cell table:number-columns-repeated="1019"/>
        </table:table-row>
        <table:table-row table:style-name="ro1">
          <table:table-cell table:number-columns-repeated="2"/>
          <table:table-cell table:style-name="ce10" office:value-type="string" calcext:value-type="string">
            <text:p>CREDIT AGREEMENT, dated as of September 30, 2016 (as amended, supplemented, restated or otherwise modified from time to time, this “Agreement”), among TESORO CORPORATION, the LENDERS party hereto, JPMORGAN CHASE BANK, N.A., as Administrative Agent, WELLS FARGO BANK, NATIONAL ASSOCIATION, BANK OF AMERICA, N.A., BARCLAYS BANK PLC, CITIBANK, N.A., MIZUHO BANK, LTD., and THE BANK OF TOKYO-MITSUBISHI UFJ, LTD., as co-syndication agents (collectively, the “Co-Syndication Agents”), and BNP PARIBAS, DEUTSCHE BANK SECURITIES INC., GOLDMAN SACHS BANK USA, ROYAL BANK OF CANADA, TD SECURITIES (USA) LLC, and UBS AG, STAMFORD BRANCH, as co-documentation agents (collectively, the “Co-Documentation Agents”).</text:p>
          </table:table-cell>
          <table:table-cell table:number-columns-repeated="1019"/>
        </table:table-row>
        <table:table-row table:style-name="ro1">
          <table:table-cell table:number-columns-repeated="2"/>
          <table:table-cell table:style-name="ce10" office:value-type="string" calcext:value-type="string">
            <text:p>FIFTH AMENDED AND RESTATED CREDIT AGREEMENT, dated as of May 12, 2017 (amending and restating the Credit Agreement dated as of September 30, 1999, as amended and restated as of December 12, 2003, March 16, 2007, March 22, 2012 and December 8, 2014, as further amended), among TENNECO INC., a Delaware corporation (the “Company”), TENNECO AUTOMOTIVE OPERATING COMPANY INC., a Delaware corporation and a Subsidiary of the Company (“TAOC”), any other Subsidiary Borrowers (as defined herein) from time to time parties hereto, the several banks and other financial institutions or entities from time to time parties to this Agreement (the “Lenders”), CITIBANK, N.A. and MORGAN STANLEY MUFG LOAN PARTNERS, LLC, as documentation agents (in such capacity, the “Documentation Agents”), BANK OF AMERICA, N.A., BARCLAYS BANK PLC and WELLS FARGO BANK, N.A., as syndication agents (in such capacity, the “Syndication Agents”), and JPMORGAN CHASE BANK, N.A., as administrative agent. </text:p>
          </table:table-cell>
          <table:table-cell table:number-columns-repeated="1019"/>
        </table:table-row>
        <table:table-row table:style-name="ro1">
          <table:table-cell table:number-columns-repeated="2"/>
          <table:table-cell table:style-name="ce10" office:value-type="string" calcext:value-type="string">
            <text:p>FIRST LIEN CREDIT AGREEMENT, dated as of June 6, 2017 (this “Agreement”), among AP GAMING HOLDINGS, LLC, a Delaware limited liability company (“Holdings”), AP GAMING I, LLC, a Delaware limited liability company (the “Borrower”), the LENDERS party hereto from time to time, and JEFFERIES FINANCE LLC, as Administrative Agent (in such capacity, the “Administrative Agent”) for the Lenders and Collateral Agent for the Secured Parties.</text:p>
          </table:table-cell>
          <table:table-cell table:number-columns-repeated="1019"/>
        </table:table-row>
        <table:table-row table:style-name="ro1">
          <table:table-cell table:number-columns-repeated="2"/>
          <table:table-cell table:style-name="ce10" office:value-type="string" calcext:value-type="string">
            <text:p>HOLDINGS TERM LOAN GUARANTEE AND PLEDGE AGREEMENT, dated as of September 7, 2016, between Revlon, Inc., a Delaware corporation (together with its successors and assigns, the “Guarantor” or “Grantor”), and Citibank, N.A., as collateral agent (in such capacity, the “Collateral Agent”) for the benefit of the Secured Parties (as defined in the Term Credit Agreement, dated as of September 7, 2016 (as amended, restated, waived, supplemented or otherwise modified from time to time, the “Credit Agreement”), among Revlon Consumer Products Corporation, a Delaware corporation (the “Borrower”), the Guarantor, the banks and other financial institutions or entities (the “Lenders”) from time to time parties thereto and Citibank, N.A., as administrative agent and collateral agent for the Lenders)).</text:p>
          </table:table-cell>
          <table:table-cell table:number-columns-repeated="1019"/>
        </table:table-row>
        <table:table-row table:style-name="ro1">
          <table:table-cell table:number-columns-repeated="2"/>
          <table:table-cell table:style-name="ce10" office:value-type="string" calcext:value-type="string">
            <text:p>INCREMENTAL LOAN ASSUMPTION AGREEMENT, dated as of July 21, 2016 (this “Agreement”), by and among Credit Suisse AG, London Branch (the “Additional Lender”), CSC HOLDINGS, LLC (as successor by merger to Neptune Finco Corp.) (the “Borrower”), the other LOAN PARTIES identified on the signature pages hereto and JPMORGAN CHASE BANK, N.A. as administrative agent (the “Administrative Agent”) and as security agent (the “Security Agent”).</text:p>
          </table:table-cell>
          <table:table-cell table:number-columns-repeated="1019"/>
        </table:table-row>
        <table:table-row table:style-name="ro1">
          <table:table-cell table:number-columns-repeated="2"/>
          <table:table-cell table:style-name="ce10" office:value-type="string" calcext:value-type="string">
            <text:p>INCREMENTAL LOAN ASSUMPTION AGREEMENT, dated as of March 1, 2018 (this “Agreement”), is made and entered into by and among AAC Holdings, Inc., a Nevada corporation (the “Borrower”), the other Loan Parties, each of the entities listed under the caption “Incremental Term Lenders” on the signature pages hereto (each, an “Incremental Term Lender” and, collectively, the “Incremental Term Lenders”), the other Lenders party hereto constituting the Required Lenders and Credit Suisse AG, as Administrative Agent and Collateral Agent under the Credit Agreement (as defined below). </text:p>
          </table:table-cell>
          <table:table-cell table:number-columns-repeated="1019"/>
        </table:table-row>
        <table:table-row table:style-name="ro1">
          <table:table-cell table:number-columns-repeated="2"/>
          <table:table-cell table:style-name="ce10" office:value-type="string" calcext:value-type="string">
            <text:p>REVOLVING CREDIT AGREEMENT dated as of September 16, 2016 (as the same may be amended, modified or supplemented from time to time, the “Agreement”), among ALCOA UPSTREAM CORPORATION, a Delaware corporation (“Holdings”), ALCOA NEDERLAND HOLDING B.V., a besloten vennootschap met beperkte aansprakelijkheid incorporated under the laws of the Netherlands (the “Borrower”), the Lenders (such term and each other capitalized term used but not defined herein having the meaning ascribed thereto in Article I), the Issuers, and JPMORGAN CHASE BANK N.A., as Administrative Agent. </text:p>
          </table:table-cell>
          <table:table-cell table:number-columns-repeated="1019"/>
        </table:table-row>
        <table:table-row table:style-name="ro1">
          <table:table-cell table:number-columns-repeated="2"/>
          <table:table-cell table:style-name="ce10" office:value-type="string" calcext:value-type="string">
            <text:p>SECOND AMENDED AND RESTATED CREDIT AGREEMENT dated as of March 7, 2016 (this “Agreement”), among LINDBLAD EXPEDITIONS, LLC, a Delaware limited liability company (successor by merger to Lindblad Expeditions, Inc., a New York corporation, the “U.S. Borrower”), LINDBLAD MARITIME ENTERPRISES, LTD., an exempted company with limited liability incorporated and existing under the laws of the Cayman Islands (the “Cayman Borrower” and, together with the U.S. Borrower, each, individually a “Borrower” and, collectively, the “Borrowers”), LINDBLAD EXPEDITIONS HOLDINGS, INC., a Delaware corporation (“Holdings”), the Lenders (as defined in Article I), and CREDIT SUISSE AG, as administrative agent for the Lenders (in such capacity, the “Administrative Agent”) and as collateral agent and security trustee for the Secured Parties (as defined in Article I) (in such capacity, the “Collateral Agent”).</text:p>
          </table:table-cell>
          <table:table-cell table:number-columns-repeated="1019"/>
        </table:table-row>
        <table:table-row table:style-name="ro1">
          <table:table-cell table:number-columns-repeated="2"/>
          <table:table-cell table:style-name="ce10" office:value-type="string" calcext:value-type="string">
            <text:p>SECOND AMENDED AND RESTATED CREDIT AGREEMENT dated as of May 13, 2016 (as it may be amended or modified from time to time, this “Agreement”), among OFFICE DEPOT, INC., OFFICE DEPOT INTERNATIONAL (UK) LIMITED, OFFICE DEPOT UK LIMITED, OFFICE DEPOT INTERNATIONAL B.V., OFFICE DEPOT B.V., and OFFICE DEPOT FINANCE B.V., the other Loan Parties from time to time party hereto, the Lenders party hereto, JPMORGAN CHASE BANK, N.A., LONDON BRANCH, as European Administrative Agent and European Collateral Agent, JPMORGAN CHASE BANK, N.A., as Administrative Agent and US Collateral Agent, WELLS FARGO BANK, NATIONAL ASSOCIATION and BANK OF AMERICA, N.A., as Syndication Agents, and U.S. BANK NATIONAL ASSOCIATION, FIFTH THIRD BANK, AN OHIO BANKING CORPORATION, SUNTRUST BANK and NYCB SPECIALTY FINANCE COMPANY, LLC as Documentation Agents. </text:p>
          </table:table-cell>
          <table:table-cell table:number-columns-repeated="1019"/>
        </table:table-row>
        <table:table-row table:style-name="ro1">
          <table:table-cell table:number-columns-repeated="2"/>
          <table:table-cell table:style-name="ce10" office:value-type="string" calcext:value-type="string">
            <text:p>SECOND LIEN CREDIT AGREEMENT (this “Agreement”) dated as of September 1, 2016, among SEARS HOLDINGS CORPORATION, a Delaware corporation (“Holdings”), SEARS ROEBUCK ACCEPTANCE CORP., a Delaware corporation (“SRAC”), KMART CORPORATION, a Michigan corporation (“Kmart Corp.”), the banks, financial institutions and other institutional lenders listed on the signature pages hereof or pursuant to any joinder hereto or through an assignment as provided in Section 9.07 hereof as Term Lenders, JPP, LLC, a Delaware limited liability company, as administrative agent and collateral administrator (the “Agent”). </text:p>
          </table:table-cell>
          <table:table-cell table:number-columns-repeated="1019"/>
        </table:table-row>
        <table:table-row table:style-name="ro1">
          <table:table-cell table:number-columns-repeated="2"/>
          <table:table-cell table:style-name="ce10" office:value-type="string" calcext:value-type="string">
            <text:p>SECOND LIEN CREDIT AGREEMENT dated as of June 16, 2016 (as amended, restated, supplemented or otherwise modified from time to time, this “Agreement”) among Canyon Companies S.à r.l., a private limited liability company (société à responsabilité limitée) organized and established under the laws of Luxembourg, having its registered office at 6D, route de Trèves, L-2633 Senningerberg, Grand-Duchy of Luxembourg, with a share capital of twenty thousand and ten United States Dollars ($20,010) and registered with the Luxembourg Register of Commerce and Companies under number B 187.216 (“Holdings”), Canyon Group S.à r.l., a private limited liability company (société à responsabilité limitée) organized and established under the laws of Luxembourg, having its registered office at 6D, route de Trèves, L-2633 Senningerberg, Grand-Duchy of Luxembourg, with a share capital of twenty thousand United States Dollars ($20,000) and registered with the Luxembourg Register of Commerce and Companies under number B 202.299 (“Intermediate Lux Holdings”), GTCR Valor Holdings, Inc., a Delaware corporation (“Intermediate U.S. Holdings”), GTCR Valor Companies, Inc., a Delaware corporation (the “Borrower”), the Lenders party hereto and Deutsche Bank AG New York Branch, as Administrative Agent and Collateral Agent.</text:p>
          </table:table-cell>
          <table:table-cell table:number-columns-repeated="1019"/>
        </table:table-row>
        <table:table-row table:style-name="ro1">
          <table:table-cell table:number-columns-repeated="2"/>
          <table:table-cell table:style-name="ce10" office:value-type="string" calcext:value-type="string">
            <text:p>SECOND LOAN AND SECURITY AGREEMENT SUPPLEMENT (this “Loan Agreement Supplement”), dated as of July 7, 2016, and entered into by and among SBA PROPERTIES, LLC (“SBA Properties”), SBA SITES, LLC, a Delaware limited liability company (“SBA Sites”), SBA STRUCTURES, LLC, a Delaware limited liability company (“SBA Structures”), SBA INFRASTRUCTURE, LLC, a Delaware limited liability company (“SBA Infrastructure”), SBA MONARCH TOWERS III, LLC, a Delaware limited liability company (“SBA Monarch III”), SBA 2012 TC ASSETS PR, LLC, a Delaware limited liability company (“SBA TC PR”), SBA 2012 TC ASSETS, LLC, a Delaware limited liability company (“SBA TC”), SBA TOWERS IV, LLC, a Delaware limited liability company (“SBA Towers IV”), SBA MONARCH TOWERS I, LLC, a Delaware limited liability company (“SBA Monarch I”), SBA TOWERS USVI, INC., a U.S. Virgin Islands corporation (“SBA USVI”), SBA GC TOWERS, LLC, a Delaware limited liability company (“SBA GC”), SBA TOWERS VII, LLC, a Delaware limited liability company (“SBA Towers VII”), SBA TOWERS V, LLC, a Delaware limited liability company (“SBA Towers V”) and SBA TOWERS VI, LLC, a Delaware limited liability company (“SBA Towers VI” and, collectively with SBA Properties, SBA Sites, SBA Structures, SBA Infrastructure, SBA Monarch III, SBA TC PR, SBA TC, SBA Towers IV, SBA Monarch I, SBA USVI, SBA GC, SBA Towers VII and SBA Towers V, the “Closing Date Borrowers” and, each individually, a “Closing Date Borrower”), and MIDLAND LOAN SERVICES, A DIVISION OF PNC BANK, NATIONAL ASSOCIATION, as servicer (the “Servicer”), on behalf of DEUTSCHE BANK TRUST COMPANY AMERICAS, as trustee (the “Trustee”) under that certain Amended and Restated Trust and Servicing Agreement (as amended, restated, supplemented or otherwise modified from time to time, the “Trust Agreement”) dated as of October 15, 2014 among SBA DEPOSITOR LLC (the “Depositor”), the Servicer and the Trustee.</text:p>
          </table:table-cell>
          <table:table-cell table:number-columns-repeated="1019"/>
        </table:table-row>
        <table:table-row table:style-name="ro1">
          <table:table-cell table:number-columns-repeated="2"/>
          <table:table-cell table:style-name="ce10" office:value-type="string" calcext:value-type="string">
            <text:p>TERM LOAN CREDIT AGREEMENT, dated as of February 8, 2018, among NCI BUILDING SYSTEMS, INC. (the “Borrower”), a Delaware corporation, the several banks and other financial institutions from time to time party hereto (as further defined in Subsection 1.1, the “Lenders”), and CREDIT SUISSE AG, CAYMAN ISLANDS BRANCH, as administrative agent (in such capacity and as further defined in Subsection 1.1, the “Administrative Agent”) for the Lenders hereunder and as collateral agent (in such capacity and as further defined in Subsection 1.1, the “Collateral Agent”) for the Secured Parties (as defined below).</text:p>
          </table:table-cell>
          <table:table-cell table:number-columns-repeated="1019"/>
        </table:table-row>
        <table:table-row table:style-name="ro1">
          <table:table-cell table:number-columns-repeated="2"/>
          <table:table-cell table:style-name="ce10" office:value-type="string" calcext:value-type="string">
            <text:p>TERM LOAN CREDIT AGREEMENT, dated as of May 4, 2016 (this “Agreement”), by and among PQ Corporation, a Pennsylvania corporation (“Borrower”), CPQ Midco I Corporation, a Delaware corporation (“Holdings”), the Lenders from time to time party hereto and Credit Suisse AG, Cayman Island Branch (“Credit Suisse”), in its capacities as administrative agent and collateral agent for the Lenders (the “Administrative Agent”); with Citigroup Global Markets Inc. (“Citi”), Credit Suisse, JPMorgan Chase Bank, N.A., Morgan Stanley Senior Funding, Inc., Deutsche Bank Securities Inc., Goldman Sachs Lending Partners LLC, Jefferies Finance LLC and KeyBanc Capital Markets Inc., as joint lead arrangers and joint bookrunners (in such capacities, collectively, the “Arrangers”). </text:p>
          </table:table-cell>
          <table:table-cell table:number-columns-repeated="1019"/>
        </table:table-row>
        <table:table-row table:style-name="ro1">
          <table:table-cell table:number-columns-repeated="2"/>
          <table:table-cell table:style-name="ce10" office:value-type="string" calcext:value-type="string">
            <text:p>Term Loan Credit and Security Agreement, dated as of December 27, 2018, by and among QUANTUM CORPORATION, a Delaware corporation (“Quantum” and together with each Person joined hereto as a borrower from time to time, collectively, the “Borrowers” and each a “Borrower”), each Person joined hereto as a guarantor from time to time (collectively, the “Guarantors”, and each a “Guarantor” and together with the Borrowers, collectively the “Loan Parties” and each a “Loan Party”), the financial institutions which are now or which hereafter become a party hereto (together with their respective successors and assigns, collectively, the “Lenders” and each individually a “Lender”), and U.S. BANK NATIONAL ASSOCIATION (“U.S. BANK”), in its capacity as disbursing agent and collateral agent for the Lenders (in such capacity, together with its successors and assigns, the “Agent”). </text:p>
          </table:table-cell>
          <table:table-cell table:number-columns-repeated="1019"/>
        </table:table-row>
        <table:table-row table:style-name="ro1">
          <table:table-cell table:number-columns-repeated="2"/>
          <table:table-cell table:style-name="ce10" office:value-type="string" calcext:value-type="string">
            <text:p>Term Loan Credit and Security Agreement, dated as of October 21, 2016, by and among QUANTUM CORPORATION, a Delaware corporation (“Quantum” and together with each Person joined hereto as a borrower from time to time, collectively, the “Borrowers” and each a “Borrower”), each Person joined hereto as a guarantor from time to time (collectively, the “Guarantors”, and each a “Guarantor” and together with the Borrowers, collectively the “Loan Parties” and each a “Loan Party”), the financial institutions which are now or which hereafter become a party hereto (together with their respective successors and assigns, collectively, the “Lenders” and each individually a “Lender”), and TCW ASSET MANAGEMENT COMPANY LLC (“TCW”), in its capacity as agent for Lenders (in such capacity, together with its successors and assigns, the “Agent”). </text:p>
          </table:table-cell>
          <table:table-cell table:number-columns-repeated="1019"/>
        </table:table-row>
        <table:table-row table:style-name="ro1">
          <table:table-cell table:number-columns-repeated="2"/>
          <table:table-cell table:style-name="ce10" office:value-type="string" calcext:value-type="string">
            <text:p>TERM LOAN SECURITY AGREEMENT, dated as of April 28, 2017 (as amended, amended and restated, modified, supplemented, extended or renewed from time to time, this “Agreement”), is by and among each of the undersigned grantors (each, a “Grantor” and, together with any other entity that becomes a grantor hereunder pursuant to Section 10.12 hereof, the “Grantors”) and Bank of America, N.A., as Collateral Agent (together with any successor Collateral Agent, the “Collateral Agent”), for the benefit of the Secured Creditors (as defined below). Certain capitalized terms as used herein are defined in Article IX hereof. Except as otherwise defined herein, all capitalized terms used herein and defined in the Credit Agreement (as defined below) shall be used herein as therein defined.</text:p>
          </table:table-cell>
          <table:table-cell table:number-columns-repeated="1019"/>
        </table:table-row>
        <table:table-row table:style-name="ro1">
          <table:table-cell table:number-columns-repeated="2"/>
          <table:table-cell table:style-name="ce10" office:value-type="string" calcext:value-type="string">
            <text:p>THIRD AMENDED AND RESTATED CREDIT AGREEMENT dated as of March 27, 2018 (this “Agreement”), among LINDBLAD EXPEDITIONS, LLC, a Delaware limited liability company (the “U.S. Borrower”), LINDBLAD MARITIME ENTERPRISES, LTD., an exempted company with limited liability incorporated and existing under the laws of the Cayman Islands (the “Cayman Borrower” and, together with the U.S. Borrower, each, individually a “Borrower” and, collectively, the “Borrowers”), LINDBLAD EXPEDITIONS HOLDINGS, INC., a Delaware corporation (“Holdings”), the Lenders (as defined in Article I), and CREDIT SUISSE AG, CAYMAN ISLANDS BRANCH as administrative agent for the Lenders (in such capacity, the “Administrative Agent”) and as collateral agent and security trustee for the Secured Parties (as defined in Article I) (in such capacity, the “Collateral Agent”).</text:p>
          </table:table-cell>
          <table:table-cell table:number-columns-repeated="1019"/>
        </table:table-row>
        <table:table-row table:style-name="ro1">
          <table:table-cell table:number-columns-repeated="2"/>
          <table:table-cell table:style-name="ce10" office:value-type="string" calcext:value-type="string">
            <text:p>THIS 364-DAY REVOLVING CREDIT AGREEMENT, dated as of August 16, 2018, is among WEATHERFORD INTERNATIONAL LTD., a Bermuda exempted company (“WIL-Bermuda”), WEATHERFORD INTERNATIONAL plc, an Irish public limited company (“WIL-Ireland”), the other Subsidiaries of WIL-Ireland from time to time party hereto, the Lenders from time to time party hereto, JPMORGAN CHASE BANK, N.A., as administrative agent for the Lenders and as a Swingline Lender, and MORGAN STANLEY SENIOR FUNDING, INC., as collateral agent for the Secured Parties.</text:p>
          </table:table-cell>
          <table:table-cell table:number-columns-repeated="1019"/>
        </table:table-row>
        <table:table-row table:style-name="ro1">
          <table:table-cell table:number-columns-repeated="2"/>
          <table:table-cell table:style-name="ce10" office:value-type="string" calcext:value-type="string">
            <text:p>This AMENDED AND RESTATED CREDIT AGREEMENT (“Agreement”) is entered into as of November 10, 2016, among ASHFORD HOSPITALITY PRIME LIMITED PARTNERSHIP, a Delaware limited partnership (the “Borrower”), ASHFORD HOSPITALITY PRIME, INC., a Maryland corporation (the “Parent”), each lender from time to time party hereto (collectively, the “Lenders” and individually, a “Lender”), and BANK OF AMERICA, N.A., as Administrative Agent, Swing Line Lender and L/C Issuer.</text:p>
          </table:table-cell>
          <table:table-cell table:number-columns-repeated="1019"/>
        </table:table-row>
        <table:table-row table:style-name="ro1">
          <table:table-cell table:number-columns-repeated="2"/>
          <table:table-cell table:style-name="ce10" office:value-type="string" calcext:value-type="string">
            <text:p>This Amended and Restated Credit Agreement is entered into as of August 17, 2017, by and among Dave &amp; Buster’s Holdings, Inc., a Delaware corporation (“Holdings”), Dave &amp; Buster’s, Inc., a Missouri corporation, as the borrower (the “Borrower”), the direct and indirect Subsidiaries of the Borrower from time to time party to this Agreement, as Guarantors, the several financial institutions from time to time party to this Agreement, as Lenders, Swing Line Lender and/or L/C Issuer, Bank of America, N.A., as administrative agent as provided herein (the “Administrative Agent”), and Wells Fargo Bank, National Association, as syndication agent. All capitalized terms used herein without definition shall have the same meanings herein as such terms are defined in Section 5.1 hereof.</text:p>
          </table:table-cell>
          <table:table-cell table:number-columns-repeated="1019"/>
        </table:table-row>
        <table:table-row table:style-name="ro1">
          <table:table-cell table:number-columns-repeated="2"/>
          <table:table-cell table:style-name="ce10" office:value-type="string" calcext:value-type="string">
            <text:p>This AMENDED AND RESTATED CREDIT AGREEMENT is entered into as of December 1, 2016, among INFORMATION SERVICES GROUP, INC., a Delaware corporation (the “Borrower”), the Guarantors (defined herein), the Lenders (defined herein), and BANK OF AMERICA, N.A., as Administrative Agent, Swingline Lender and L/C Issuer.</text:p>
          </table:table-cell>
          <table:table-cell table:number-columns-repeated="1019"/>
        </table:table-row>
        <table:table-row table:style-name="ro1">
          <table:table-cell table:number-columns-repeated="2"/>
          <table:table-cell table:style-name="ce10" office:value-type="string" calcext:value-type="string">
            <text:p>This Amended and Restated Credit Agreement, dated as of January 27, 2017 (as it may be amended, restated, supplemented or otherwise modified from time to time), is entered into by and among Patterson Companies, Inc., a Minnesota corporation, as the Borrower, the Lenders from time to time party hereto and The Bank of Tokyo-Mitsubishi UFJ, Ltd., as Administrative Agent. </text:p>
          </table:table-cell>
          <table:table-cell table:number-columns-repeated="1019"/>
        </table:table-row>
        <table:table-row table:style-name="ro1">
          <table:table-cell table:number-columns-repeated="2"/>
          <table:table-cell table:style-name="ce10" office:value-type="string" calcext:value-type="string">
            <text:p>This AMENDED AND RESTATED CREDIT AND GUARANTY AGREEMENT, dated as of February 15, 2017, is entered into by and among HERE TO SERVE – MISSOURI WASTE DIVISION, LLC, a Missouri limited liability company (“HTS MWD”), HERE TO SERVE – GEORGIA WASTE DIVISION, LLC, a Georgia limited liability company (“HTS GWD”), MERIDIAN WASTE OPERATIONS, INC., a New York corporation (“Operations”), MERIDIAN LAND COMPANY, LLC, a Georgia limited liability company (“MLC”), CHRISTIAN DISPOSAL, LLC, a Missouri limited liability company (“Christian Disposal”), FWCD, LLC, a Missouri limited liability company (“FWCD”), THE CFS GROUP, LLC, a Virginia limited liability company (“CFS”), THE CFS GROUP DISPOSAL &amp; RECYCLING SERVICES, LLC, a Virginia limited liability company (“CFS Disposal”), and RWG5, LLC, a Virginia limited liability company (“RWG5”), MERIDIAN WASTE MISSOURI, LLC, a Missouri limited liability company (“Meridian Missouri”), and MERIDIAN INNOVATIONS, LLC, a Georgia limited liability company (“Innovations”, and together with HTS MWD, HTS GWD, Operations, MLC, Christian Disposal, FWCD, CFS, CFS Disposal, RWG5, and Meridian Missouri, the “Companies” and each, a “Company”), MERIDIAN WASTE SOLUTIONS, INC., a New York corporation (“Holdings”) and CERTAIN SUBSIDIARIES OF HOLDINGS, as Guarantors, the Lenders party hereto from time to time and GOLDMAN SACHS SPECIALTY LENDING GROUP, L.P. (“GSSLG”), as Administrative Agent (in such capacity, “Administrative Agent”), Collateral Agent (in such capacity, “Collateral Agent”), and Lead Arranger.</text:p>
          </table:table-cell>
          <table:table-cell table:number-columns-repeated="1019"/>
        </table:table-row>
        <table:table-row table:style-name="ro1">
          <table:table-cell table:number-columns-repeated="2"/>
          <table:table-cell table:style-name="ce10" office:value-type="string" calcext:value-type="string">
            <text:p>This Amended and Restated Loan Agreement (this “Agreement”) is dated as of May 22, 2017 and is between JPP, LLC and JPP II, LLC, each a Delaware limited liability company (together “JPP”) and CASCADE INVESTMENT, L.L.C. (“Cascade”, and together with JPP, the “Initial Lenders”), and SEARS, ROEBUCK AND CO., SEARS DEVELOPMENT CO., INNOVEL SOLUTIONS, INC. (“Innovel”), BIG BEAVER OF FLORIDA DEVELOPMENT, LLC (“BBOFD”) and KMART CORPORATION, collectively as borrower (individually or collectively, as the context may require, jointly and severally, together with their respective permitted successors and assigns, “Borrower”). </text:p>
          </table:table-cell>
          <table:table-cell table:number-columns-repeated="1019"/>
        </table:table-row>
        <table:table-row table:style-name="ro1">
          <table:table-cell table:number-columns-repeated="2"/>
          <table:table-cell table:style-name="ce10" office:value-type="string" calcext:value-type="string">
            <text:p>This BUILDING LOAN DISBURSEMENT AGREEMENT (as amended, supplemented, restated or otherwise modified from time to time, this “Agreement”) is dated as of January 24, 2017 by and among CREDIT SUISSE AG, CAYMAN ISLANDS BRANCH, solely in its capacity as disbursement agent hereunder (together with its successors and assigns from time to time in such capacity, the “Disbursement Agent”), CREDIT SUISSE AG, CAYMAN ISLANDS BRANCH, solely in its capacity as administrative agent under the Loan Agreement (as defined below) (together with its successors and assigns from time to time in such capacity, the “Administrative Agent”), CREDIT SUISSE AG, CAYMAN ISLANDS BRANCH, solely in its capacity as collateral agent under the Loan Agreement (together with its successors and assigns from time to time in such capacity, the “Collateral Agent”), MONTREIGN OPERATING COMPANY, LLC, a New York limited liability company (the “Borrower”), and EMPIRE RESORTS REAL ESTATE II, LLC, a New York limited liability company (the “EV Subsidiary,” and collectively with the Borrower, jointly and severally, the “Company”).</text:p>
          </table:table-cell>
          <table:table-cell table:number-columns-repeated="1019"/>
        </table:table-row>
        <table:table-row table:style-name="ro1">
          <table:table-cell table:number-columns-repeated="2"/>
          <table:table-cell table:style-name="ce10" office:value-type="string" calcext:value-type="string">
            <text:p>This CREDIT AGREEMENT (“Agreement” or “Nexstar Credit Agreement”) is entered into as of January 17, 2017, among Nexstar Broadcasting, Inc., a Delaware corporation (the “Borrower” or “Nexstar Borrower”), Nexstar Media Group, Inc. (f/k/a Nexstar Broadcasting Group, Inc.), a Delaware corporation (“Nexstar Media”), each lender from time to time party hereto (collectively, the “Lenders” and individually, a “Lender”), and Bank of America, N.A., as Administrative Agent, Collateral Agent, Swing Line Lender and L/C Issuer. Capitalized terms used but not defined in this introductory paragraph and the preliminary statements below shall have the meanings set forth in Article I. </text:p>
          </table:table-cell>
          <table:table-cell table:number-columns-repeated="1019"/>
        </table:table-row>
        <table:table-row table:style-name="ro1">
          <table:table-cell table:number-columns-repeated="2"/>
          <table:table-cell table:style-name="ce10" office:value-type="string" calcext:value-type="string">
            <text:p>This CREDIT AGREEMENT (“Agreement”) is entered into as of January 15, 2016, among MAKO SOLAR, LLC, a Delaware limited liability company (the “Borrower”), MAKO SOLAR HOLDINGS, LLC, a Delaware limited liability company (the “Member”), [***], a Delaware limited liability company (“Fund I Manager”), [***], a Delaware limited liability company (“Fund II Manager”), [***], a Delaware limited liability company (“Fund III Manager”), SOLARCITY CORPORATION, a Delaware corporation solely in its capacity as a limited guarantor (the “Limited Guarantor”), each lender from time to time party hereto (collectively, the “Lenders” and individually, a “Lender”), and BANK OF AMERICA, N.A., as the administrative agent for the Lenders (in such capacity, together with its successors and assigns, the “Administrative Agent”), as the collateral agent for the Secured Parties (in such capacity, together with its successors and assigns, the “Collateral Agent” and together with the Administrative Agent, the “Agents”), and as a Lender.</text:p>
          </table:table-cell>
          <table:table-cell table:number-columns-repeated="1019"/>
        </table:table-row>
        <table:table-row table:style-name="ro1">
          <table:table-cell table:number-columns-repeated="2"/>
          <table:table-cell table:style-name="ce10" office:value-type="string" calcext:value-type="string">
            <text:p>This CREDIT AGREEMENT (“Agreement”) is entered into as of March 4, 2016, among LITTELFUSE, INC., a Delaware corporation (the “Company”), certain Subsidiaries of the Company party hereto pursuant to Section 2.16 (each a “Designated Borrower” and, together with the Company, the “Borrowers” and, each a “Borrower”), the Guarantors party hereto, each lender from time to time party hereto (collectively, the “Lenders” and individually, a “Lender”), and BANK OF AMERICA, N.A., as Agent, Swing Line Lender and L/C Issuer.</text:p>
          </table:table-cell>
          <table:table-cell table:number-columns-repeated="1019"/>
        </table:table-row>
        <table:table-row table:style-name="ro1">
          <table:table-cell table:number-columns-repeated="2"/>
          <table:table-cell table:style-name="ce10" office:value-type="string" calcext:value-type="string">
            <text:p>This CREDIT AGREEMENT (as amended, modified, restated or supplemented from time to time, this “Agreement”) is entered into as of October 2, 2017, by and among CINCINNATI BELL INC., an Ohio corporation (together with any permitted successors and assigns, the “Borrower”), the Guarantors (as defined herein), the Lenders (as defined herein), PNC BANK, NATIONAL ASSOCIATION, as a Swingline Lender, and MORGAN STANLEY SENIOR FUNDING, INC., as Administrative Agent, Collateral Agent, a Swingline Lender and an L/C Issuer.</text:p>
          </table:table-cell>
          <table:table-cell table:number-columns-repeated="1019"/>
        </table:table-row>
        <table:table-row table:style-name="ro1">
          <table:table-cell table:number-columns-repeated="2"/>
          <table:table-cell table:style-name="ce10" office:value-type="string" calcext:value-type="string">
            <text:p>This CREDIT AGREEMENT (as amended, restated, amended and restated or otherwise modified from time to time, this “Agreement”) is entered into as of January 29, 2018 among HOVNANIAN ENTERPRISES, INC., a Delaware corporation (“Holdings”), K. HOVNANIAN ENTERPRISES, INC., a California corporation (the “Borrower”), the Subsidiaries of Holdings from time to time party hereto (each a “Subsidiary Guarantor” and collectively, together with Holdings, the “Guarantors”), each lender from time to time party hereto (collectively, the “Lenders” and individually, each a “Lender”) and WILMINGTON TRUST, NATIONAL ASSOCIATION, as Administrative Agent (as defined herein).</text:p>
          </table:table-cell>
          <table:table-cell table:number-columns-repeated="1019"/>
        </table:table-row>
        <table:table-row table:style-name="ro1">
          <table:table-cell table:number-columns-repeated="2"/>
          <table:table-cell table:style-name="ce10" office:value-type="string" calcext:value-type="string">
            <text:p>This CREDIT AGREEMENT (as amended, restated, extended, supplemented or otherwise modified, the “Agreement”) is entered into as of April 3, 2017, among PEABODY ENERGY CORPORATION, a Delaware corporation (the “Borrower”), each lender from time to time party hereto (collectively, the “Lenders” and, individually, a “Lender”), GOLDMAN SACHS BANK USA, as Administrative Agent, GOLDMAN SACHS BANK USA, J.P. MORGAN CHASE BANK, N.A. and CREDIT SUISSE SECURITIES (USA) LLC, as joint lead arrangers and joint bookrunners, GOLDMAN SACHS BANK USA, as syndication agent (in such capacity, the “Syndication Agent”), and JPMORGAN CHASE BANK, N.A., CREDIT SUISSE AG AND MACQUARIE CAPITAL (USA) INC., as co-documentation agents (in such capacities, the “Documentation Agents”). </text:p>
          </table:table-cell>
          <table:table-cell table:number-columns-repeated="1019"/>
        </table:table-row>
        <table:table-row table:style-name="ro1">
          <table:table-cell table:number-columns-repeated="2"/>
          <table:table-cell table:style-name="ce10" office:value-type="string" calcext:value-type="string">
            <text:p>THIS CREDIT AGREEMENT (as amended, restated, modified or supplemented from time to time, the “Agreement”) is dated as of December 15, 2016, and is entered into by and between PACIFIC ETHANOL PEKIN, INC., a corporation organized and existing under the laws of Delaware (“Company”), 1st farm credit services, PCA, a federally-chartered instrumentality of the United States (“Lender”), and CoBank, ACB, a federally-chartered instrumentality of the United States (“Cash Management Provider” or “Agent”).</text:p>
          </table:table-cell>
          <table:table-cell table:number-columns-repeated="1019"/>
        </table:table-row>
        <table:table-row table:style-name="ro1">
          <table:table-cell table:number-columns-repeated="2"/>
          <table:table-cell table:style-name="ce10" office:value-type="string" calcext:value-type="string">
            <text:p>THIS CREDIT AGREEMENT (this “Agreement”) dated as of December 21, 2016, is by and among VULCAN MATERIALS COMPANY, a New Jersey corporation (the “Borrower”), the Persons party hereto from time to time as Guarantors, the financial institutions party hereto from time to time as Lenders, SUNTRUST BANK, as an Issuing Bank, and SUNTRUST BANK, as the Administrative Agent, with SUNTRUST ROBINSON HUMPHREY, INC., as Left Lead Arranger and Bookrunner, WELLS FARGO SECURITIES, LLC, as a Joint Lead Arranger and Bookrunner, U.S. BANK NATIONAL ASSOCIATION, as a Joint Lead Arranger and Bookrunner and a Co-Syndication Agent, WELLS FARGO BANK, NATIONAL ASSOCIATION, as a Co-Syndication Agent, BANK OF AMERICA, N.A., as a Co-Documentation Agent, and REGIONS BANK, as a Co-Documentation Agent.</text:p>
          </table:table-cell>
          <table:table-cell table:number-columns-repeated="1019"/>
        </table:table-row>
        <table:table-row table:style-name="ro1">
          <table:table-cell table:number-columns-repeated="2"/>
          <table:table-cell table:style-name="ce10" office:value-type="string" calcext:value-type="string">
            <text:p>This CREDIT AGREEMENT (this “Agreement”) is entered into as of April 4, 2017, among THE KEYW CORPORATION, a Maryland corporation (the “Borrower”) and a wholly-owned subsidiary of THE KEYW HOLDING CORPORATION, a Maryland corporation (“Parent”), Parent, each lender from time to time party hereto (collectively, the “Lenders” and individually, each a “Lender”) and ROYAL BANK OF CANADA, as Swingline Lender, L/C Issuer and Administrative Agent.</text:p>
          </table:table-cell>
          <table:table-cell table:number-columns-repeated="1019"/>
        </table:table-row>
        <table:table-row table:style-name="ro1">
          <table:table-cell table:number-columns-repeated="2"/>
          <table:table-cell table:style-name="ce10" office:value-type="string" calcext:value-type="string">
            <text:p>This CREDIT AGREEMENT (this “Agreement”) is entered into as of November 30, 2017 among IHEARTCOMMUNICATIONS, INC., a Texas corporation (f/k/a Clear Channel Communications, Inc.) (“Parent Borrower”), the Subsidiary Borrowers (as defined below) from time to time party hereto (together with the Parent Borrower, the “Borrowers”), IHEARTMEDIA CAPITAL I, LLC, a Delaware limited liability company (f/k/a Clear Channel Capital I, LLC) (“Holdings”), TPG SPECIALTY LENDING, INC., as Administrative Agent, the entities party hereto as Swing Line Lender and L/C Issuers, and each lender from time to time party hereto (collectively, the “Lenders” and individually, a “Lender”). </text:p>
          </table:table-cell>
          <table:table-cell table:number-columns-repeated="1019"/>
        </table:table-row>
        <table:table-row table:style-name="ro1">
          <table:table-cell table:number-columns-repeated="2"/>
          <table:table-cell table:style-name="ce10" office:value-type="string" calcext:value-type="string">
            <text:p>This CREDIT AGREEMENT (this “Agreement”) is entered into as of October 17, 2016 among CBS Radio Inc., a Delaware corporation, as borrower (together with its successors and assigns, the “Borrower”), the Guarantors party hereto from time to time, JPMorgan Chase Bank, N.A. (“JPM”), as Administrative Agent, Collateral Agent, the Swing Line Lender and an L/C Issuer, and each lender from time to time party hereto (collectively, the “Lenders” and individually, a “Lender”). </text:p>
          </table:table-cell>
          <table:table-cell table:number-columns-repeated="1019"/>
        </table:table-row>
        <table:table-row table:style-name="ro1">
          <table:table-cell table:number-columns-repeated="2"/>
          <table:table-cell table:style-name="ce10" office:value-type="string" calcext:value-type="string">
            <text:p>THIS CREDIT AGREEMENT dated as of April 12, 2017, is among ULTRA RESOURCES, INC., a Delaware corporation (the “Borrower”); ULTRA PETROLEUM CORP., a corporation organized under the laws of the Yukon Territory of Canada (“Ultra Petroleum”); UP ENERGY CORPORATION, a Delaware corporation (“UP Energy” and, together with Ultra Petroleum, collectively the “Parent Guarantor”); each of the Lenders from time to time party hereto; and BANK OF MONTREAL, as administrative agent for the Lenders (in such capacity, together with its successors in such capacity, the “Administrative Agent”). </text:p>
          </table:table-cell>
          <table:table-cell table:number-columns-repeated="1019"/>
        </table:table-row>
        <table:table-row table:style-name="ro1">
          <table:table-cell table:number-columns-repeated="2"/>
          <table:table-cell table:style-name="ce10" office:value-type="string" calcext:value-type="string">
            <text:p>THIS CREDIT AGREEMENT dated as of December 19, 2016, is among: WildHorse Resource Development Corporation, a corporation duly formed and existing under the laws of the State of Delaware (the “Borrower”); each of the Lenders from time to time party hereto; Wells Fargo Bank, National Association, (in its individual capacity, “Wells Fargo”), as administrative agent for the Lenders (in such capacity, together with its successors in such capacity, the “Administrative Agent”); BMO Harris Bank N.A., as syndication agent for the Lenders (in such capacity, together with its successors in such capacity, the “Syndication Agent”); and Bank of America, N.A., Barclays Bank PLC, Citibank, N.A., Comerica Bank and ING Capital LLC, as co-documentation agents for the Lenders (collectively, in such capacity, together with their respective successors in such capacity, the “Documentation Agents”). </text:p>
          </table:table-cell>
          <table:table-cell table:number-columns-repeated="1019"/>
        </table:table-row>
        <table:table-row table:style-name="ro1">
          <table:table-cell table:number-columns-repeated="2"/>
          <table:table-cell table:style-name="ce10" office:value-type="string" calcext:value-type="string">
            <text:p>This CREDIT AGREEMENT dated as of July 18, 2018 (as amended, amended and restated, supplemented or otherwise modified from time to time, this “Agreement”), is entered into among GIP III STETSON HOLDINGS I, L.P., a Delaware limited partnership (“Stetson Holdings I”), GIP III STETSON HOLDINGS II, L.P., a Delaware limited partnership (“Stetson Holdings II”), GIP III STETSON I, L.P., a Delaware limited partnership (“GIP Stetson I”), GIP III STETSON II, L.P., a Delaware limited partnership (“GIP Stetson II”, together with GIP Stetson I, collectively, the “Borrowers” and each, individually, a “Borrower”), the LENDERS party hereto from time to time and GOLDMAN SACHS LENDING PARTNERS LLC, as administrative agent (in such capacity, together with any successor administrative agent appointed pursuant to the provisions of Article VIII, the “Administrative Agent”) and WILMINGTON TRUST, NATIONAL ASSOCIATION, as collateral agent (in such capacity, together with any successor collateral agent appointed pursuant to the provisions of Article VIII, the “Collateral Agent”).</text:p>
          </table:table-cell>
          <table:table-cell table:number-columns-repeated="1019"/>
        </table:table-row>
        <table:table-row table:style-name="ro1">
          <table:table-cell table:number-columns-repeated="2"/>
          <table:table-cell table:style-name="ce10" office:value-type="string" calcext:value-type="string">
            <text:p>This CREDIT AGREEMENT dated as of September 23, 2016 (as it may be amended or modified from time to time, this “Agreement”) is made by and among LANDEC CORPORATION, a Delaware corporation, as Borrower, the other Loan Parties party hereto, the Lenders party hereto and JPMORGAN CHASE BANK, N.A., as Administrative Agent.</text:p>
          </table:table-cell>
          <table:table-cell table:number-columns-repeated="1019"/>
        </table:table-row>
        <table:table-row table:style-name="ro1">
          <table:table-cell table:number-columns-repeated="2"/>
          <table:table-cell table:style-name="ce10" office:value-type="string" calcext:value-type="string">
            <text:p>This Credit Agreement is entered into as August 1, 2018, by and among Bio-Techne Corporation, a Minnesota corporation (the “Borrower”), the direct and indirect Domestic Subsidiaries of Borrower from time to time party to this Agreement, as Guarantors, the several financial institutions from time to time party to this Agreement, as Lenders, and BMO Harris Bank N.A., a national banking association, as Administrative Agent as provided herein. All capitalized terms used herein without definition shall have the same meanings ascribed thereto in Section 1.1.</text:p>
          </table:table-cell>
          <table:table-cell table:number-columns-repeated="1019"/>
        </table:table-row>
        <table:table-row table:style-name="ro1">
          <table:table-cell table:number-columns-repeated="2"/>
          <table:table-cell table:style-name="ce10" office:value-type="string" calcext:value-type="string">
            <text:p>This CREDIT AGREEMENT is entered into as of April 18, 2018 among COMPASS GROUP DIVERSIFIED HOLDINGS LLC, a Delaware limited liability company (the “Borrower”), the Lenders (defined herein) and BANK OF AMERICA, N.A., as Administrative Agent, Swing Line Lender and L/C Issuer. </text:p>
          </table:table-cell>
          <table:table-cell table:number-columns-repeated="1019"/>
        </table:table-row>
        <table:table-row table:style-name="ro1">
          <table:table-cell table:number-columns-repeated="2"/>
          <table:table-cell table:style-name="ce10" office:value-type="string" calcext:value-type="string">
            <text:p>This CREDIT AGREEMENT is entered into as of May 31, 2018 among the following: <text:s/>(i) GTT Communications, Inc., a Delaware corporation (the “U.S. Borrower”); (ii) GTT Communications B.V., a company organized under the laws of the Netherlands and a wholly-owned subsidiary of the U.S. Borrower (the “EMEA Borrower” and, together with the U.S. Borrower, each, a “Borrower” and collectively, the “Borrowers”); (iii) the lenders from time to time party hereto (each, a “Lender” and collectively, the “Lenders”); and (iv) KeyBank National Association, as the administrative agent (the “Administrative Agent”), and as an LC Issuer (as hereinafter defined).</text:p>
          </table:table-cell>
          <table:table-cell table:number-columns-repeated="1019"/>
        </table:table-row>
        <table:table-row table:style-name="ro1">
          <table:table-cell table:number-columns-repeated="2"/>
          <table:table-cell table:style-name="ce10" office:value-type="string" calcext:value-type="string">
            <text:p>This CREDIT AGREEMENT is entered into as of October 4, 2016 among SANDRIDGE ENERGY, INC., a Delaware corporation (the “Borrower”), each LENDER from time to time party hereto (collectively, the “Lenders” and individually, a “Lender”) and ROYAL BANK OF CANADA., as Administrative Agent and an L/C Issuer. </text:p>
          </table:table-cell>
          <table:table-cell table:number-columns-repeated="1019"/>
        </table:table-row>
        <table:table-row table:style-name="ro1">
          <table:table-cell table:number-columns-repeated="2"/>
          <table:table-cell table:style-name="ce10" office:value-type="string" calcext:value-type="string">
            <text:p>This CREDIT AGREEMENT is entered into as of September 30, 2016 among Versum Materials, Inc. (formerly known as Versum Materials, LLC), a Delaware corporation (the “Borrower”), each lender from time to time party hereto and Citibank, N.A., as Administrative Agent, as Collateral Agent, as Swingline Lender and as an L/C Issuer. </text:p>
          </table:table-cell>
          <table:table-cell table:number-columns-repeated="1019"/>
        </table:table-row>
        <table:table-row table:style-name="ro1">
          <table:table-cell table:number-columns-repeated="2"/>
          <table:table-cell table:style-name="ce10" office:value-type="string" calcext:value-type="string">
            <text:p>THIS CREDIT AGREEMENT, dated as of December 1, 2016, among CALPINE CORPORATION, a Delaware corporation (the “Borrower”), MORGAN STANLEY SENIOR FUNDING, INC. (“MSSF”), as administrative agent (in such capacity and including any successors in such capacity, the “Administrative Agent”), MUFG UNION BANK, N.A., as collateral agent (as successor collateral agent pursuant to the Successor Agent Agreement (as defined below), in such capacity and including any successors in such capacity, the “Collateral Agent” and together with the Administrative Agent, the “Agents”) and each of the financial institutions from time to time party hereto (collectively, the “Lenders”).</text:p>
          </table:table-cell>
          <table:table-cell table:number-columns-repeated="1019"/>
        </table:table-row>
        <table:table-row table:style-name="ro1">
          <table:table-cell table:number-columns-repeated="2"/>
          <table:table-cell table:style-name="ce10" office:value-type="string" calcext:value-type="string">
            <text:p>THIS CREDIT AGREEMENT, dated as of December 15, 2017, among CALPINE CONSTRUCTION FINANCE COMPANY, L.P., a Delaware limited partnership (the “Borrower”), CREDIT SUISSE AG, CAYMAN ISLANDS BRANCH, as administrative agent (in such capacity and including any successors in such capacity, the “Administrative Agent”) and as collateral agent (in such capacity and including any successors in such capacity, the “Collateral Agent” and together with the Administrative Agent, the “Agents”), SUMITOMO MITSUI BANKING CORPORATION and ING CAPITAL LLC (collectively, the “Co-Managers”) and each of the financial institutions from time to time party hereto (collectively, the “Lenders”).</text:p>
          </table:table-cell>
          <table:table-cell table:number-columns-repeated="1019"/>
        </table:table-row>
        <table:table-row table:style-name="ro1">
          <table:table-cell table:number-columns-repeated="2"/>
          <table:table-cell table:style-name="ce10" office:value-type="string" calcext:value-type="string">
            <text:p>This CREDIT AGREEMENT, dated as of December 22, 2016 (as amended, restated, increased, extended, supplemented or otherwise modified from time to time, this “Agreement”), is entered into by and among NEOGENOMICS LABORATORIES, INC., a Florida corporation (the “Borrower”), NEOGENOMICS, INC., a Nevada corporation (“Holdings”), certain Subsidiaries of Holdings from time to time party hereto, as Guarantors, the Lenders from time to time party hereto, and REGIONS BANK, as administrative agent (in such capacity, the “Administrative Agent”) and collateral agent (in such capacity, “Collateral Agent”). </text:p>
          </table:table-cell>
          <table:table-cell table:number-columns-repeated="1019"/>
        </table:table-row>
        <table:table-row table:style-name="ro1">
          <table:table-cell table:number-columns-repeated="2"/>
          <table:table-cell table:style-name="ce10" office:value-type="string" calcext:value-type="string">
            <text:p>THIS CREDIT AGREEMENT, dated as of February 3, 2017, among CALPINE CORPORATION, a Delaware corporation (the “Borrower”), MORGAN STANLEY SENIOR FUNDING, INC. (“MSSF”), as administrative agent (in such capacity and including any successors in such capacity, the “Administrative Agent”), MUFG UNION BANK, N.A., as collateral agent (as successor collateral agent pursuant to the Successor Agent Agreement (as defined below), in such capacity and including any successors in such capacity, the “Collateral Agent” and together with the Administrative Agent, the “Agents”) and each of the financial institutions from time to time party hereto (collectively, the “Lenders”).</text:p>
          </table:table-cell>
          <table:table-cell table:number-columns-repeated="1019"/>
        </table:table-row>
        <table:table-row table:style-name="ro1">
          <table:table-cell table:number-columns-repeated="2"/>
          <table:table-cell table:style-name="ce10" office:value-type="string" calcext:value-type="string">
            <text:p>THIS CREDIT AGREEMENT, dated as of May 31, 2016, among CALPINE CORPORATION, a Delaware corporation (the “Borrower”), CITIBANK, N.A. (“Citi”), as administrative agent (in such capacity and including any successors in such capacity, the “Administrative Agent”), MUFG UNION BANK, N.A., as collateral agent (as successor collateral agent pursuant to the Successor Agent Agreement (as defined below), in such capacity and including any successors in such capacity, the “Collateral Agent” and together with the Administrative Agent, the “Agents”) and each of the financial institutions from time to time party hereto (collectively, the “Lenders”).</text:p>
          </table:table-cell>
          <table:table-cell table:number-columns-repeated="1019"/>
        </table:table-row>
        <table:table-row table:style-name="ro1">
          <table:table-cell table:number-columns-repeated="2"/>
          <table:table-cell table:style-name="ce10" office:value-type="string" calcext:value-type="string">
            <text:p>THIS CREDIT AGREEMENT, is entered into as of April 12, 2019 by and among WELLS FARGO BANK, NATIONAL ASSOCIATION, a national banking association ("Lender"), EMMIS COMMUNICATIONS CORPORATION, an Indiana corporation ("Parent"), EMMIS OPERATING COMPANY, an Indiana corporation ("Emmis"), and those additional entities that hereafter become parties hereto as <text:s/>Borrowers in accordance with the terms hereof by executing the form of Joinder attached hereto as Exhibit J-1 (together with Emmis, each a "Borrower" and individually and collectively, jointly and severally, the "Borrowers").</text:p>
          </table:table-cell>
          <table:table-cell table:number-columns-repeated="1019"/>
        </table:table-row>
        <table:table-row table:style-name="ro1">
          <table:table-cell table:number-columns-repeated="2"/>
          <table:table-cell table:style-name="ce10" office:value-type="string" calcext:value-type="string">
            <text:p>THIS FOURTH AMENDED AND RESTATED CREDIT AGREEMENT (this “Agreement”) is dated as of April 30, 2012, as amended and restated as of March 28, 2013, as further amended and restated as of October 17, 2014, as further amended and restated as of May 14, 2015, by and among MILACRON HOLDINGS CORP., a Delaware corporation, Milacron LLC, a Delaware limited liability company (the “Lead Borrower”), Mold-Masters (2007) Limited, a Canadian corporation (the “Canadian Borrower”), the U.S. Subsidiaries and German Subsidiaries of Holdings listed on the signature pages hereto, as borrowers (and together with the Lead Borrower and the Canadian Borrower, collectively, the “Borrowers”), the Subsidiaries of the Lead Borrower from time to time party hereto, as guarantors (together with Holdings, collectively, the “Guarantors”), the financial institutions party to this Agreement from time to time as lenders (collectively, the “Lenders”) and BANK OF AMERICA, N.A., a national banking association, as administrative agent and as collateral agent for the Lenders (the “Agent”).</text:p>
          </table:table-cell>
          <table:table-cell table:number-columns-repeated="1019"/>
        </table:table-row>
        <table:table-row table:style-name="ro1">
          <table:table-cell table:number-columns-repeated="2"/>
          <table:table-cell table:style-name="ce10" office:value-type="string" calcext:value-type="string">
            <text:p>This FOURTH AMENDED AND RESTATED CREDIT AGREEMENT is entered into as of June 17, 2016, among AEROJET ROCKETDYNE HOLDINGS, INC., a Delaware corporation (the “Borrower”), the Guarantors (defined herein), the Lenders (defined herein), and BANK OF AMERICA, N.A., as Administrative Agent, Swingline Lender and an L/C Issuer (each such term, defined herein).</text:p>
          </table:table-cell>
          <table:table-cell table:number-columns-repeated="1019"/>
        </table:table-row>
        <table:table-row table:style-name="ro1">
          <table:table-cell table:number-columns-repeated="2"/>
          <table:table-cell table:style-name="ce10" office:value-type="string" calcext:value-type="string">
            <text:p>THIS FOURTH AMENDED AND RESTATED CREDIT AGREEMENT, dated as of December 15, 2017 is among HANESBRANDS INC., a Maryland corporation (the “Parent Borrower”), MFB International Holdings S.à r.l. , a société à responsabilité limitée, incorporated and existing under the laws of the Grand Duchy of Luxembourg, having its registered office at 33, rue du Puits Romain, L-8070 Bertrange and registered with the Luxembourg Trade and Companies Register under number B 182.082 and a share capital of USD 224,991,345 (the “Lux Borrower”), HBI Australia Acquisition Co. Pty Ltd and, with respect to the Australian Revolving Facility Agreement, any Australian Subsidiary who accedes to the Australian Revolving Facility Agreement as a borrower thereunder (collectively, the “Australian Borrower”) and, subject to the satisfaction of the conditions set forth in Section 5.3, the Euro Borrower (as defined below), the various financial institutions and other Persons from time to time party to this Agreement (the “Lenders”), BRANCH BANKING &amp; TRUST COMPANY, FIFTH THIRD SECURITIES, INC., THE BANK OF NOVA SCOTIA, THE BANK OF TOKYO-MITSUBISHI UFJ, LTD. AND WELLS FARGO BANK, NATIONAL ASSOCIATION, as the co-documentation agents (in such capacities, the “Co-Documentation Agents”), BARCLAYS BANK PLC, HSBC SECURITIES (USA) INC., MERRILL LYNCH, PIERCE, FENNER &amp; SMITH INCORPORATED, PNC CAPITAL MARKETS LLC, AND SUNTRUST BANK, as the co-syndication agents (in such capacities, the “Co-Syndication Agents”), JPMORGAN CHASE BANK, N.A., as the administrative agent and the collateral agent (in such capacities, the “Administrative Agent” and “Collateral Agent”, respectively), and JPMORGAN CHASE BANK, N.A., BARCLAYS BANK PLC, HSBC SECURITIES (USA) INC., MERRILL LYNCH, PIERCE, FENNER &amp; SMITH INCORPORATED (or any other registered broker-dealer wholly-owned by Bank of America Corporation to which all or substantially all of Bank of America Corporation’s or any of its subsidiaries’ investment banking, commercial lending services or related businesses may be transferred following the date of this Agreement), PNC CAPITAL MARKETS LLC, AND SUNTRUST BANK, as the joint lead arrangers and joint bookrunners (in such capacities, the “Lead Arrangers”). </text:p>
          </table:table-cell>
          <table:table-cell table:number-columns-repeated="1019"/>
        </table:table-row>
        <table:table-row table:style-name="ro1">
          <table:table-cell table:number-columns-repeated="2"/>
          <table:table-cell table:style-name="ce10" office:value-type="string" calcext:value-type="string">
            <text:p>THIS LOAN AND SECURITY AGREEMENT is dated as of December 15, 2016 (this “Agreement”), among KEY ENERGY SERVICES, INC., a Delaware corporation (the “Company”), KEY ENERGY SERVICES, LLC, a Texas limited liability company (“Key Energy LLC”, and together with the Company, collectively, “Borrowers” or “Borrower”), certain subsidiaries of Borrowers named as guarantors herein, the financial institutions party to this Agreement from time to time as Lenders, BANK OF AMERICA, N.A., a national banking association, as administrative agent for the Lenders (in such capacity, “Administrative Agent”) and BANK OF AMERICA, N.A., a national banking association, and WELLS FARGO BANK, NATIONAL ASSOCIATION, as co-collateral agents for the Lenders (in such capacity, “Co-Collateral Agents”). </text:p>
          </table:table-cell>
          <table:table-cell table:number-columns-repeated="1019"/>
        </table:table-row>
        <table:table-row table:style-name="ro1">
          <table:table-cell table:number-columns-repeated="2"/>
          <table:table-cell table:style-name="ce10" office:value-type="string" calcext:value-type="string">
            <text:p>THIS POST-PETITION CREDIT AGREEMENT (this "Agreement") is made as of February 9, 2016, by and among NORANDA ALUMINUM HOLDING CORPORATION, a Delaware corporation ("Holdings"); NORANDA ALUMINUM ACQUISITION CORPORATION, a Delaware corporation (the "Company"); NORANDAL USA, INC., a Delaware corporation ("Norandal USA"); NORANDA ALUMINUM, INC., a Delaware corporation ("Noranda Aluminum"); NORANDA ALUMINA LLC, a Delaware limited liability company ("Noranda Alumina"); NORANDA INTERMEDIATE HOLDING CORPORATION, a Delaware corporation ("Noranda Intermediate"); GRAMERCY ALUMINA HOLDINGS II, INC., a Delaware corporation ("Gramercy II"); GRAMERCY ALUMINA HOLDINGS INC., a Delaware corporation ("Gramercy I"); and NHB CAPITAL, LLC, a Delaware limited liability company ("NHB"), each as a borrower and Chapter 11 debtor-in-possession (individually, a "Borrower" and collectively, "Borrowers"); the financial institutions party to this Agreement from time to time as lenders and their respective successors and permitted assigns (collectively, the "Lenders"); and BANK OF AMERICA, N.A., a national banking association, as administrative agent and collateral agent for Lenders (together with its successors in such capacities, "Agent"). Capitalized terms used in this Agreement and not otherwise defined herein have the meanings ascribed thereto in Section 1.01 hereof.</text:p>
          </table:table-cell>
          <table:table-cell table:number-columns-repeated="1019"/>
        </table:table-row>
        <table:table-row table:style-name="ro1">
          <table:table-cell table:number-columns-repeated="2"/>
          <table:table-cell table:style-name="ce10" office:value-type="string" calcext:value-type="string">
            <text:p>THIS REVOLVING CREDIT AGREEMENT, dated as of December 21, 2017, is by and among NOBLE HOLDING UK LIMITED, a company incorporated under the laws of the England and Wales (the “Parent Guarantor”), NOBLE CAYMAN LIMITED, an ordinary company incorporated under the laws of the Cayman Islands (the “Company”), as a Borrower, NOBLE INTERNATIONAL FINANCE COMPANY, a Cayman Islands exempted company limited by shares and a wholly-owned direct or indirect Subsidiary of the Company (“NIFCO”), as a Designated Borrower, each other Designated Borrower from time to time party hereto, each Subsidiary Guarantor from time to time party hereto, the lenders from time to time parties hereto (each a “Lender” and, collectively, the “Lenders” but those terms shall not include any Swingline Lender in its capacity as a Swingline Lender), JPMORGAN CHASE BANK, N.A., WELLS FARGO BANK, N.A. and any other Lender that agrees (in its sole discretion at the request of the Company) to make Swingline Loans hereunder, as swingline lenders (in such capacity, each a “Swingline Lender”), JPMORGAN CHASE BANK, N.A., as Administrative Agent for the Lenders, and each Issuing Bank from time to time party hereto. </text:p>
          </table:table-cell>
          <table:table-cell table:number-columns-repeated="1019"/>
        </table:table-row>
        <table:table-row table:style-name="ro1">
          <table:table-cell table:number-columns-repeated="2"/>
          <table:table-cell table:style-name="ce10" office:value-type="string" calcext:value-type="string">
            <text:p>This REVOLVING CREDIT AND GUARANTY AGREEMENT, dated as of November 1, 2017, is entered into by and among FAIRMOUNT SANTROL INC., a Delaware corporation (the “Borrower Representative” and together with each other Person which is, as of the Closing Date, signatory hereto as a borrower or is subsequently joined hereto as a borrower from time to time, collectively, the “Borrowers”, and each a “Borrower”), FMSA INC., a Delaware corporation (“Holdings”), the Lenders party hereto from time to time, PNC BANK, NATIONAL ASSOCIATION (“PNC”), as Administrative Agent (together with its permitted successors in such capacity, the “Administrative Agent”) and as Collateral Agent (together with its permitted successors in such capacity, the “Collateral Agent”) and PNC CAPITAL MARKETS LLC (“PNC Capital Markets”), as Lead Arranger and Bookrunner. </text:p>
          </table:table-cell>
          <table:table-cell table:number-columns-repeated="1019"/>
        </table:table-row>
        <table:table-row table:style-name="ro1">
          <table:table-cell table:number-columns-repeated="2"/>
          <table:table-cell table:style-name="ce10" office:value-type="string" calcext:value-type="string">
            <text:p>THIS REVOLVING CREDIT AND TERM LOAN AGREEMENT (this “Agreement”) dated as of June 23, 2017 by and among BROADSTONE NET LEASE, LLC a limited liability company formed under the laws of the State of New York (the “Borrower”), BROADSTONE NET LEASE, INC., a corporation formed under the laws of the State of Maryland (the “Parent”), each of the financial institutions initially a signatory hereto together with their successors and assignees under Section 13.6. (the “Lenders”), MANUFACTURERS AND TRADERS TRUST COMPANY, as Administrative Agent (together with its successors and assigns, the “Administrative Agent”), WELLS FARGO BANK, NATIONAL ASSOCIATION, BANK OF MONTREAL and JPMORGAN CHASE BANK, N.A., as co-Syndication Agents (the “Syndication Agents”), and SUNTRUST BANK, REGIONS BANK and CAPITAL ONE, NATIONAL ASSOCIATION, as co-Documentation Agents (the “Documentation Agents”) AND with MANUFACTURERS AND TRADERS TRUST COMPANY, WELLS FARGO SECURITIES, LLC, BMO CAPITAL MARKETS CORP. and JPMORGAN CHASE BANK, N.A., as Joint Lead Arrangers and Joint Bookrunners with respect to the revolving credit facility and term loan 1 facility and MANUFACTURERS AND TRADERS TRUST COMPANY, WELLS FARGO SECURITIES, LLC, and BMO CAPITAL MARKETS CORP., as Joint Lead Arrangers and Joint Bookrunners with respect to the term loan 2 facility (in such capacities, the “Joint Lead Arrangers”). </text:p>
          </table:table-cell>
          <table:table-cell table:number-columns-repeated="1019"/>
        </table:table-row>
        <table:table-row table:style-name="ro1">
          <table:table-cell table:number-columns-repeated="2"/>
          <table:table-cell table:style-name="ce10" office:value-type="string" calcext:value-type="string">
            <text:p>This SECOND AMENDED AND RESTATED CREDIT AGREEMENT (“Agreement”) is entered into as of May 19, 2016, among NOVANTA CORPORATION, a Michigan corporation (the “Lead Borrower”), NOVANTA UK INVESTMENTS HOLDING LIMITED, a private limited company incorporated in England and Wales (the “U.K. Borrower” and jointly and severally together with the Lead Borrower and each other Person to join as a Borrower, collectively the “Borrowers” and each a “Borrower”), NOVANTA INC., a company continued and existing under the laws of the Province of New Brunswick, Canada (“Holdings”), each of the Subsidiaries of Holdings listed under the caption “GUARANTORS” on the signature pages hereto and each Subsidiary of Holdings that becomes a Guarantor after the date hereof pursuant to Section 6.12 (each a “Guarantor” and collectively the “Guarantors”), each lender from time to time party hereto (collectively, the “Lenders” and individually, a “Lender”), BANK OF AMERICA, N.A., as Administrative Agent, Swing Line Lender, L/C Issuer, MERRILL LYNCH, PIERCE, FENNER &amp; SMITH INCORPORATED, as joint lead arranger, JPMORGAN CHASE BANK, N.A., as joint lead arranger and co-syndication agent, WELLS FARGO SECURITIES LLC, as joint lead arranger, WELLS FARGO BANK, NATIONAL ASSOCIATION, as co-syndication agent, SILICON VALLEY BANK, as co-documentation agent, TD BANK, N.A., as co-documentation agent and BANK OF MONTREAL, as co-documentation agent.</text:p>
          </table:table-cell>
          <table:table-cell table:number-columns-repeated="1019"/>
        </table:table-row>
        <table:table-row table:style-name="ro1">
          <table:table-cell table:number-columns-repeated="2"/>
          <table:table-cell table:style-name="ce10" office:value-type="string" calcext:value-type="string">
            <text:p>This SECOND LIEN CREDIT AGREEMENT is entered into as of November 7, 2017, among 99 CENTS ONLY STORES LLC, a California limited liability company (the “Borrower”), NUMBER HOLDINGS, INC., a Delaware corporation (“Holdings”), WILMINGTON TRUST, NATIONAL ASSOCIATION, as administrative agent (in such capacity, including any successor thereto, the “Administrative Agent”) and as collateral agent (in such capacity, including any successor thereto, the “Collateral Agent”) under the Loan Documents, and each lender from time to time party hereto (collectively, the “Lenders” and individually, a “Lender”).</text:p>
          </table:table-cell>
          <table:table-cell table:number-columns-repeated="1019"/>
        </table:table-row>
        <table:table-row table:style-name="ro1">
          <table:table-cell table:number-columns-repeated="2"/>
          <table:table-cell table:style-name="ce10" office:value-type="string" calcext:value-type="string">
            <text:p>This Second Lien Credit and Security Agreement, dated as of April 12, 2017, is entered into among EMERGE ENERGY SERVICES LP, a Delaware limited partnership (“Parent Guarantor”), EMERGE ENERGY SERVICES OPERATING LLC, a Delaware limited liability company (“Emerge”), SUPERIOR SILICA SANDS LLC, a Texas limited liability company (“SSS” and together with Emerge and each Person joined hereto as a borrower from time to time, collectively, the “Borrowers,” and each individually a “Borrower”), the lenders which are now or which hereafter become a party hereto (collectively, the “Lenders” and each individually a “Lender”), and U.S. BANK NATIONAL ASSOCIATION (“U.S. Bank”), as disbursing agent for the Lenders and collateral agent for the Secured Parties (in such capacities, the “Agent”).</text:p>
          </table:table-cell>
          <table:table-cell table:number-columns-repeated="1019"/>
        </table:table-row>
        <table:table-row table:style-name="ro1">
          <table:table-cell table:number-columns-repeated="2"/>
          <table:table-cell table:style-name="ce10" office:value-type="string" calcext:value-type="string">
            <text:p>THIS TERM LOAN CREDIT AGREEMENT, dated as of April 28, 2017, is by and among KEMET Corporation, a Delaware corporation (“Parent”), KEMET Electronics Corporation, a Delaware corporation (“KEC,” and together with the Parent, the “Borrowers”), the Lenders party hereto from time to time and BANK OF AMERICA, N.A. (“Bank of America”), as the Administrative Agent and the Collateral Agent. All capitalized terms used herein and defined in Section 1 are used herein as therein defined.</text:p>
          </table:table-cell>
          <table:table-cell table:number-columns-repeated="1019"/>
        </table:table-row>
        <table:table-row table:style-name="ro1">
          <table:table-cell table:number-columns-repeated="2"/>
          <table:table-cell table:style-name="ce10" office:value-type="string" calcext:value-type="string">
            <text:p>THIS TERM LOAN CREDIT AGREEMENT, dated as of May 4, 2016, is among WEATHERFORD INTERNATIONAL LTD., a Bermuda exempted company (the “Borrower”), WEATHERFORD INTERNATIONAL plc, an Irish public limited company (“WIL-Ireland”), the Lenders from time to time party hereto and JPMORGAN CHASE BANK, N.A., as administrative agent for the Lenders.</text:p>
          </table:table-cell>
          <table:table-cell table:number-columns-repeated="1019"/>
        </table:table-row>
        <table:table-row table:style-name="ro1">
          <table:table-cell table:number-columns-repeated="2"/>
          <table:table-cell table:style-name="ce10" office:value-type="string" calcext:value-type="string">
            <text:p>THIS TERM LOAN CREDIT AGREEMENT, is entered into as of March 30, 2018 by and among the lenders identified on the signature pages hereof (each of such lenders, together with its successors and permitted assigns, is referred to hereinafter as a “Lender”, as that term is hereinafter further defined), WELLS FARGO BANK, NATIONAL ASSOCIATION, a national banking association (“Wells Fargo”), as administrative agent for each member of the Lender Group (as defined below) (in such capacity, together with its successors and assigns in such capacity, “Agent”), Wells Fargo Securities, LLC, Barclays Bank PLC, SunTrust Robinson Humphrey, Inc., and Regions Capital Markets, a division of Regions Bank, each as a joint lead arranger and joint bookrunner (each in such capacities, together with its successors and assigns in such capacities, a “Joint Lead Arranger”, and collectively, “Joint Lead Arrangers”), The Bank of Tokyo-Mitsubishi, Ltd., Credit Suisse Securities (USA) LLC, PNC Capital Markets LLC and Fifth Third Bank, each as a co-manager (each in such capacity, together with its successors and assigns in such capacity, a “Co-Manager” and collectively, “Co-Managers”) and DELEK US HOLDINGS, INC., a Delaware corporation (the “Borrower”).</text:p>
          </table:table-cell>
          <table:table-cell table:number-columns-repeated="1019"/>
        </table:table-row>
        <table:table-row table:style-name="ro1">
          <table:table-cell table:number-columns-repeated="2"/>
          <table:table-cell table:style-name="ce10" office:value-type="string" calcext:value-type="string">
            <text:p>This THIRD AMENDED AND RESTATED ASSET-BASED REVOLVING CREDIT AGREEMENT (“Agreement”) is entered into as of November 16, 2018 among Albertsons Companies, Inc., a Delaware corporation (the “Lead Borrower”), the Subsidiaries of the Lead Borrower named on Schedule 1.01 hereto (the “Subsidiary Borrowers” and, together with the Lead Borrower and each other Person that becomes a Borrower hereunder in accordance with the terms hereof, collectively, the “Borrowers”), the Guarantors, each lender from time to time party hereto (collectively, the “Lenders” and individually, a “Lender”), each L/C Issuer (as defined below) from time to time party hereto and Bank of America, N.A. as Administrative Agent and Collateral Agent. </text:p>
          </table:table-cell>
          <table:table-cell table:number-columns-repeated="1019"/>
        </table:table-row>
        <table:table-row table:style-name="ro1">
          <table:table-cell table:number-columns-repeated="2"/>
          <table:table-cell table:style-name="ce10" office:value-type="string" calcext:value-type="string">
            <text:p>This THIRD AMENDED AND RESTATED CREDIT AGREEMENT is entered into as of February 3, 2017, among PINNACLE FOODS FINANCE LLC, a Delaware limited liability company (the “Borrower”), PEAK FINANCE HOLDINGS LLC, a Delaware limited liability company (“Holdings”), BARCLAYS BANK PLC, as Administrative Agent, Collateral Agent and Swing Line Lender and each lender from time to time party hereto (collectively, the “Lenders” and individually, a “Lender”). </text:p>
          </table:table-cell>
          <table:table-cell table:number-columns-repeated="1019"/>
        </table:table-row>
        <table:table-row table:style-name="ro1">
          <table:table-cell table:number-columns-repeated="2"/>
          <table:table-cell table:style-name="ce10" office:value-type="string" calcext:value-type="string">
            <text:p>THIS THIRD AMENDED AND RESTATED CREDIT AGREEMENT, dated as of September 1, 2016, is among TITAN ENERGY OPERATING, LLC (the “Borrower”), a Delaware limited liability company; TITAN ENERGY, LLC (the “Parent”), a Delaware limited liability company; each of the Lenders from time to time party hereto; and WELLS FARGO BANK, NATIONAL ASSOCIATION (in its individual capacity, “Wells Fargo”), as administrative agent for the Lenders (in such capacity, together with its successors in such capacity, the “Administrative Agent”). </text:p>
          </table:table-cell>
          <table:table-cell table:number-columns-repeated="1019"/>
        </table:table-row>
        <table:table-row table:style-name="ro1">
          <table:table-cell table:number-columns-repeated="2"/>
          <table:table-cell table:style-name="ce10" office:value-type="string" calcext:value-type="string">
            <text:p>This UNCOMMITTED CREDIT AGREEMENT (this “Agreement”) dated as of March 31, 2016, is by and among A-MARK PRECIOUS METALS, INC., a Delaware corporation (the “Borrower”), the LENDERS and COÖPERATIEVE RABOBANK U.A., NEW YORK BRANCH, as Administrative Agent.</text:p>
          </table:table-cell>
          <table:table-cell table:number-columns-repeated="1019"/>
        </table:table-row>
        <table:table-row table:style-name="ro1" table:number-rows-repeated="1048428">
          <table:table-cell table:number-columns-repeated="1022"/>
        </table:table-row>
        <table:table-row table:style-name="ro2">
          <table:table-cell table:number-columns-repeated="1022"/>
        </table:table-row>
        <table:table-row table:style-name="ro2">
          <table:table-cell table:number-columns-repeated="1022"/>
        </table:table-row>
        <calcext:conditional-formats>
          <calcext:conditional-format calcext:target-range-address="Sheet1.C1:Sheet1.C1048576">
            <calcext:condition calcext:apply-style-name="Accent" calcext:value="duplicate" calcext:base-cell-address="Sheet1.C1"/>
          </calcext:conditional-format>
        </calcext:conditional-formats>
      </table:table>
      <table:table table:name="Amendments" table:style-name="ta1">
        <office:forms form:automatic-focus="false" form:apply-design-mode="false"/>
        <table:table-column table:style-name="co1" table:default-cell-style-name="Default"/>
        <table:table-row table:style-name="ro3">
          <table:table-cell office:value-type="string" calcext:value-type="string">
            <text:p><text:a xlink:href="https://www.sec.gov/Archives/edgar/data/43196/000119312519001313/d681991dex102.htm" xlink:type="simple">https://www.sec.gov/Archives/edgar/data/43196/000119312519001313/d681991dex102.htm</text:a></text:p>
          </table:table-cell>
        </table:table-row>
        <table:table-row table:style-name="ro3">
          <table:table-cell office:value-type="string" calcext:value-type="string">
            <text:p>https://www.sec.gov/Archives/edgar/data/101984/000010198419000003/usb-secondamendmenttoueise.htm</text:p>
          </table:table-cell>
        </table:table-row>
        <table:table-row table:style-name="ro3">
          <table:table-cell office:value-type="string" calcext:value-type="string">
            <text:p>https://www.sec.gov/Archives/edgar/data/1323885/000119312519000808/d681798dex101.htm</text:p>
          </table:table-cell>
        </table:table-row>
        <table:table-row table:style-name="ro3">
          <table:table-cell office:value-type="string" calcext:value-type="string">
            <text:p>https://www.sec.gov/Archives/edgar/data/1350420/000114036119000194/ex10_1.htm</text:p>
          </table:table-cell>
        </table:table-row>
        <table:table-row table:style-name="ro3">
          <table:table-cell office:value-type="string" calcext:value-type="string">
            <text:p>https://www.sec.gov/Archives/edgar/data/816956/000119312519001668/d684105dex101.htm</text:p>
          </table:table-cell>
        </table:table-row>
        <table:table-row table:style-name="ro3">
          <table:table-cell office:value-type="string" calcext:value-type="string">
            <text:p>https://www.sec.gov/Archives/edgar/data/1009891/000121390019000143/f8k010219ex10-1_airindustrie.htm</text:p>
          </table:table-cell>
        </table:table-row>
        <table:table-row table:style-name="ro3">
          <table:table-cell office:value-type="string" calcext:value-type="string">
            <text:p>https://www.sec.gov/Archives/edgar/data/1555177/000110465919000344/a19-1103_1ex10d1.htm</text:p>
          </table:table-cell>
        </table:table-row>
        <table:table-row table:style-name="ro3">
          <table:table-cell office:value-type="string" calcext:value-type="string">
            <text:p>https://www.sec.gov/Archives/edgar/data/1095565/000156459019000062/hstm-ex101_7.htm</text:p>
          </table:table-cell>
        </table:table-row>
        <table:table-row table:style-name="ro3">
          <table:table-cell office:value-type="string" calcext:value-type="string">
            <text:p>https://www.sec.gov/Archives/edgar/data/837465/000119312519002599/d687895dex102.htm</text:p>
          </table:table-cell>
        </table:table-row>
        <table:table-row table:style-name="ro3">
          <table:table-cell office:value-type="string" calcext:value-type="string">
            <text:p>https://www.sec.gov/Archives/edgar/data/47307/000143774919000325/ex_132385.htm</text:p>
          </table:table-cell>
        </table:table-row>
        <table:table-row table:style-name="ro3">
          <table:table-cell office:value-type="string" calcext:value-type="string">
            <text:p>https://www.sec.gov/Archives/edgar/data/1701040/000114420419000455/tv510322_ex10-1.htm</text:p>
          </table:table-cell>
        </table:table-row>
        <table:table-row table:style-name="ro3">
          <table:table-cell office:value-type="string" calcext:value-type="string">
            <text:p>https://www.sec.gov/Archives/edgar/data/1104485/000110448519000002/firstamendmenttoamendedand.htm</text:p>
          </table:table-cell>
        </table:table-row>
        <table:table-row table:style-name="ro3">
          <table:table-cell office:value-type="string" calcext:value-type="string">
            <text:p>https://www.sec.gov/Archives/edgar/data/1588972/000119312519002554/d624954dex101.htm</text:p>
          </table:table-cell>
        </table:table-row>
        <table:table-row table:style-name="ro3">
          <table:table-cell office:value-type="string" calcext:value-type="string">
            <text:p><text:a xlink:href="https://www.sec.gov/Archives/edgar/data/884144/000118518519000029/ex_132453.htm" xlink:type="simple">https://www.sec.gov/Archives/edgar/data/884144/000118518519000029/ex_132453.htm</text:a></text:p>
          </table:table-cell>
        </table:table-row>
        <table:table-row table:style-name="ro3">
          <table:table-cell office:value-type="string" calcext:value-type="string">
            <text:p>https://www.sec.gov/Archives/edgar/data/1646188/000161577419000304/s115228_ex10-1.htm</text:p>
          </table:table-cell>
        </table:table-row>
        <table:table-row table:style-name="ro3">
          <table:table-cell office:value-type="string" calcext:value-type="string">
            <text:p>https://www.sec.gov/Archives/edgar/data/1646188/000161577419000304/s115228_ex10-0.htm</text:p>
          </table:table-cell>
        </table:table-row>
        <table:table-row table:style-name="ro3">
          <table:table-cell office:value-type="string" calcext:value-type="string">
            <text:p>https://www.sec.gov/Archives/edgar/data/1646188/000161577419000304/s115228_ex10-6.htm</text:p>
          </table:table-cell>
        </table:table-row>
        <table:table-row table:style-name="ro3">
          <table:table-cell office:value-type="string" calcext:value-type="string">
            <text:p>https://www.sec.gov/Archives/edgar/data/1646188/000161577419000304/s115228_ex10-8.htm</text:p>
          </table:table-cell>
        </table:table-row>
        <table:table-row table:style-name="ro3">
          <table:table-cell office:value-type="string" calcext:value-type="string">
            <text:p>https://www.sec.gov/Archives/edgar/data/1465128/000155837019000083/ex-10d1.htm</text:p>
          </table:table-cell>
        </table:table-row>
        <table:table-row table:style-name="ro3">
          <table:table-cell office:value-type="string" calcext:value-type="string">
            <text:p>https://www.sec.gov/Archives/edgar/data/1505952/000150595219000002/domotennenbaum.htm</text:p>
          </table:table-cell>
        </table:table-row>
        <table:table-row table:style-name="ro3">
          <table:table-cell office:value-type="string" calcext:value-type="string">
            <text:p>https://www.sec.gov/Archives/edgar/data/1648893/000143774919000448/ex_132217.htm</text:p>
          </table:table-cell>
        </table:table-row>
        <table:table-row table:style-name="ro3">
          <table:table-cell office:value-type="string" calcext:value-type="string">
            <text:p>https://www.sec.gov/Archives/edgar/data/1661181/000119312519003236/d678656dex101.htm</text:p>
          </table:table-cell>
        </table:table-row>
        <table:table-row table:style-name="ro3">
          <table:table-cell office:value-type="string" calcext:value-type="string">
            <text:p>https://www.sec.gov/Archives/edgar/data/1262976/000126297619000002/amendmentno2creditagreement.htm</text:p>
          </table:table-cell>
        </table:table-row>
        <table:table-row table:style-name="ro3">
          <table:table-cell office:value-type="string" calcext:value-type="string">
            <text:p>https://www.sec.gov/Archives/edgar/data/1632127/000143774919000538/ex_132548.htm</text:p>
          </table:table-cell>
        </table:table-row>
        <table:table-row table:style-name="ro3">
          <table:table-cell office:value-type="string" calcext:value-type="string">
            <text:p>https://www.sec.gov/Archives/edgar/data/278130/000156459019000449/pir-ex105_129.htm</text:p>
          </table:table-cell>
        </table:table-row>
        <table:table-row table:style-name="ro3">
          <table:table-cell office:value-type="string" calcext:value-type="string">
            <text:p>https://www.sec.gov/Archives/edgar/data/1500217/000150021719000004/exhibit101-firstamendmentt.htm</text:p>
          </table:table-cell>
        </table:table-row>
        <table:table-row table:style-name="ro3">
          <table:table-cell office:value-type="string" calcext:value-type="string">
            <text:p>https://www.sec.gov/Archives/edgar/data/1509570/000150021719000004/exhibit101-firstamendmentt.htm</text:p>
          </table:table-cell>
        </table:table-row>
        <table:table-row table:style-name="ro3">
          <table:table-cell office:value-type="string" calcext:value-type="string">
            <text:p>https://www.sec.gov/Archives/edgar/data/886128/000156459019000521/fcel-ex10114_500.htm</text:p>
          </table:table-cell>
        </table:table-row>
        <table:table-row table:style-name="ro3">
          <table:table-cell office:value-type="string" calcext:value-type="string">
            <text:p>https://www.sec.gov/Archives/edgar/data/1739614/000095012319000038/filename14.htm</text:p>
          </table:table-cell>
        </table:table-row>
        <table:table-row table:style-name="ro3">
          <table:table-cell office:value-type="string" calcext:value-type="string">
            <text:p>https://www.sec.gov/Archives/edgar/data/1739614/000095012319000038/filename15.htm</text:p>
          </table:table-cell>
        </table:table-row>
        <table:table-row table:style-name="ro3">
          <table:table-cell table:style-name="ce11" office:value-type="string" calcext:value-type="string">
            <text:p>https://www.sec.gov/Archives/edgar/data/1544190/000149315219000053/ex10-1.htm</text:p>
          </table:table-cell>
        </table:table-row>
        <table:table-row table:style-name="ro3">
          <table:table-cell office:value-type="string" calcext:value-type="string">
            <text:p>https://www.sec.gov/Archives/edgar/data/1651561/000110465919000180/a18-42202_1ex10d1.htm</text:p>
          </table:table-cell>
        </table:table-row>
      </table:table>
      <table:table table:name="CAs" table:style-name="ta1">
        <office:forms form:automatic-focus="false" form:apply-design-mode="false"/>
        <table:table-column table:style-name="co1" table:number-columns-repeated="3" table:default-cell-style-name="Default"/>
        <table:table-row table:style-name="ro3">
          <table:table-cell office:value-type="string" calcext:value-type="string">
            <text:p>https://www.sec.gov/Archives/edgar/data/1363829/000136382919000003/ex-101termloandec2018.htm</text:p>
          </table:table-cell>
          <table:table-cell table:number-columns-repeated="2"/>
        </table:table-row>
        <table:table-row table:style-name="ro3">
          <table:table-cell office:value-type="string" calcext:value-type="string">
            <text:p>https://www.sec.gov/Archives/edgar/data/1425287/000121390019000017/f8k123118ex10-1_workhorse.htm</text:p>
          </table:table-cell>
          <table:table-cell table:number-columns-repeated="2"/>
        </table:table-row>
        <table:table-row table:style-name="ro3">
          <table:table-cell office:value-type="string" calcext:value-type="string">
            <text:p>https://www.sec.gov/Archives/edgar/data/1622353/000114420419000009/tv510158_ex10-1.htm</text:p>
          </table:table-cell>
          <table:table-cell table:number-columns-repeated="2"/>
        </table:table-row>
        <table:table-row table:style-name="ro3">
          <table:table-cell office:value-type="string" calcext:value-type="string">
            <text:p>https://www.sec.gov/Archives/edgar/data/43196/000119312519001313/d681991dex103.htm</text:p>
          </table:table-cell>
          <table:table-cell table:number-columns-repeated="2"/>
        </table:table-row>
        <table:table-row table:style-name="ro3">
          <table:table-cell office:value-type="string" calcext:value-type="string">
            <text:p>https://www.sec.gov/Archives/edgar/data/1101680/000156459019000102/dzsi-ex102_9.htm</text:p>
          </table:table-cell>
          <table:table-cell table:number-columns-repeated="2"/>
        </table:table-row>
        <table:table-row table:style-name="ro3">
          <table:table-cell office:value-type="string" calcext:value-type="string">
            <text:p>https://www.sec.gov/Archives/edgar/data/1023313/000119312519001157/d659979dex101.htm</text:p>
          </table:table-cell>
          <table:table-cell table:number-columns-repeated="2"/>
        </table:table-row>
        <table:table-row table:style-name="ro3">
          <table:table-cell table:style-name="ce11" office:value-type="string" calcext:value-type="string">
            <text:p>https://www.sec.gov/Archives/edgar/data/1493566/000119312519001080/d682645dex101.htm</text:p>
          </table:table-cell>
          <table:table-cell office:value-type="string" calcext:value-type="string">
            <text:p>LOAN AND SECURITY AGREEMENT</text:p>
          </table:table-cell>
          <table:table-cell/>
        </table:table-row>
        <table:table-row table:style-name="ro3">
          <table:table-cell office:value-type="string" calcext:value-type="string">
            <text:p>https://www.sec.gov/Archives/edgar/data/837465/000119312519002599/d687895dex101.htm</text:p>
          </table:table-cell>
          <table:table-cell table:number-columns-repeated="2"/>
        </table:table-row>
        <table:table-row table:style-name="ro3">
          <table:table-cell office:value-type="string" calcext:value-type="string">
            <text:p>https://www.sec.gov/Archives/edgar/data/315374/000114420419000709/tv509497_ex10-1.htm</text:p>
          </table:table-cell>
          <table:table-cell table:number-columns-repeated="2"/>
        </table:table-row>
        <table:table-row table:style-name="ro3">
          <table:table-cell table:style-name="ce11" office:value-type="string" calcext:value-type="string">
            <text:p>https://www.sec.gov/Archives/edgar/data/1722890/000119312519001544/d653646dex101.htm</text:p>
          </table:table-cell>
          <table:table-cell office:value-type="string" calcext:value-type="string">
            <text:p>LOAN AND SECURITY AGREEMENT</text:p>
          </table:table-cell>
          <table:table-cell/>
        </table:table-row>
        <table:table-row table:style-name="ro3">
          <table:table-cell office:value-type="string" calcext:value-type="string">
            <text:p>https://www.sec.gov/Archives/edgar/data/1254699/000125469919000001/exhibit41.htm</text:p>
          </table:table-cell>
          <table:table-cell table:number-columns-repeated="2"/>
        </table:table-row>
        <table:table-row table:style-name="ro3">
          <table:table-cell table:style-name="ce11" office:value-type="string" calcext:value-type="string">
            <text:p>https://www.sec.gov/Archives/edgar/data/1661460/000119312519002428/d633600dex1013.htm</text:p>
          </table:table-cell>
          <table:table-cell office:value-type="string" calcext:value-type="string">
            <text:p>LOAN AND SECURITY AGREEMENT</text:p>
          </table:table-cell>
          <table:table-cell/>
        </table:table-row>
        <table:table-row table:style-name="ro3">
          <table:table-cell office:value-type="string" calcext:value-type="string">
            <text:p>https://www.sec.gov/Archives/edgar/data/86264/000121390019000295/f8k123118ex10-2_carbon.htm</text:p>
          </table:table-cell>
          <table:table-cell table:number-columns-repeated="2"/>
        </table:table-row>
        <table:table-row table:style-name="ro3">
          <table:table-cell office:value-type="string" calcext:value-type="string">
            <text:p>https://www.sec.gov/Archives/edgar/data/844856/000121390019000281/f8k0119ex10-1_healthier.htm</text:p>
          </table:table-cell>
          <table:table-cell table:number-columns-repeated="2"/>
        </table:table-row>
        <table:table-row table:style-name="ro3">
          <table:table-cell table:style-name="ce12" office:value-type="string" calcext:value-type="string">
            <text:p>https://www.sec.gov/Archives/edgar/data/1069183/000106918319000010/ex101jpmcreditagreement.htm</text:p>
          </table:table-cell>
          <table:table-cell/>
          <table:table-cell office:value-type="string" calcext:value-type="string">
            <text:p>['Document created using Wdesk 1']</text:p>
          </table:table-cell>
        </table:table-row>
        <table:table-row table:style-name="ro3">
          <table:table-cell office:value-type="string" calcext:value-type="string">
            <text:p>https://www.sec.gov/Archives/edgar/data/1646188/000161577419000304/s115228_ex10-5.htm</text:p>
          </table:table-cell>
          <table:table-cell table:number-columns-repeated="2"/>
        </table:table-row>
        <table:table-row table:style-name="ro3">
          <table:table-cell office:value-type="string" calcext:value-type="string">
            <text:p>https://www.sec.gov/Archives/edgar/data/1646188/000161577419000304/s115228_ex10-7.htm</text:p>
          </table:table-cell>
          <table:table-cell table:number-columns-repeated="2"/>
        </table:table-row>
        <table:table-row table:style-name="ro3">
          <table:table-cell table:style-name="ce11" office:value-type="string" calcext:value-type="string">
            <text:p>https://www.sec.gov/Archives/edgar/data/1506293/000095012319000057/filename2.htm</text:p>
          </table:table-cell>
          <table:table-cell office:value-type="string" calcext:value-type="string">
            <text:p>REVOLVING CREDIT AND GUARANTY AGREEMENT</text:p>
          </table:table-cell>
          <table:table-cell/>
        </table:table-row>
        <table:table-row table:style-name="ro3">
          <table:table-cell office:value-type="string" calcext:value-type="string">
            <text:p>https://www.sec.gov/Archives/edgar/data/1655075/000119312519003881/d683999dex104.htm</text:p>
          </table:table-cell>
          <table:table-cell table:number-columns-repeated="2"/>
        </table:table-row>
        <table:table-row table:style-name="ro3">
          <table:table-cell office:value-type="string" calcext:value-type="string">
            <text:p>https://www.sec.gov/Archives/edgar/data/820081/000156459019000395/cbm-ex101_6.htm</text:p>
          </table:table-cell>
          <table:table-cell table:number-columns-repeated="2"/>
        </table:table-row>
        <table:table-row table:style-name="ro3">
          <table:table-cell office:value-type="string" calcext:value-type="string">
            <text:p>https://www.sec.gov/Archives/edgar/data/1084048/000119312519005318/d682456dex101.htm</text:p>
          </table:table-cell>
          <table:table-cell table:number-columns-repeated="2"/>
        </table:table-row>
        <table:table-row table:style-name="ro3">
          <table:table-cell office:value-type="string" calcext:value-type="string">
            <text:p>https://www.sec.gov/Archives/edgar/data/886171/000110465919001484/a19-2370_1ex10d1.htm</text:p>
          </table:table-cell>
          <table:table-cell table:number-columns-repeated="2"/>
        </table:table-row>
        <table:table-row table:style-name="ro3">
          <table:table-cell table:style-name="ce11" office:value-type="string" calcext:value-type="string">
            <text:p>https://www.sec.gov/Archives/edgar/data/1739614/000095012319000038/filename13.htm</text:p>
          </table:table-cell>
          <table:table-cell office:value-type="string" calcext:value-type="string">
            <text:p>LOAN AND SECURITY AGREEMENT</text:p>
          </table:table-cell>
          <table:table-cell/>
        </table:table-row>
        <table:table-row table:style-name="ro3">
          <table:table-cell table:number-columns-repeated="3"/>
        </table:table-row>
        <table:table-row table:style-name="ro3">
          <table:table-cell office:value-type="string" calcext:value-type="string">
            <text:p>Some are not true large cap credit agreements and do not have a table of contents.</text:p>
          </table:table-cell>
          <table:table-cell table:number-columns-repeated="2"/>
        </table:table-row>
      </table:table>
      <table:table table:name="Sheet4" table:style-name="ta1">
        <office:forms form:automatic-focus="false" form:apply-design-mode="false"/>
        <table:table-column table:style-name="co1" table:default-cell-style-name="ce17"/>
        <table:table-column table:style-name="co3" table:number-columns-repeated="6" table:default-cell-style-name="Default"/>
        <table:table-column table:style-name="co1" table:number-columns-repeated="1017" table:default-cell-style-name="Default"/>
        <table:table-row table:style-name="ro4">
          <table:table-cell table:style-name="ce15" office:value-type="string" calcext:value-type="string">
            <text:p>Title</text:p>
          </table:table-cell>
          <table:table-cell table:style-name="ce15" office:value-type="string" calcext:value-type="string">
            <text:p>Evidence of Indebtedness</text:p>
          </table:table-cell>
          <table:table-cell table:style-name="ce15" office:value-type="string" calcext:value-type="string">
            <text:p>Liens</text:p>
          </table:table-cell>
          <table:table-cell table:style-name="ce15" office:value-type="string" calcext:value-type="string">
            <text:p>Incurrence of Indebtedness and Issuance of Disqualified Stock and Preferred Stock</text:p>
          </table:table-cell>
          <table:table-cell table:style-name="ce15" office:value-type="string" calcext:value-type="string">
            <text:p>Fundamental Changes</text:p>
          </table:table-cell>
          <table:table-cell table:style-name="ce15" office:value-type="string" calcext:value-type="string">
            <text:p>Dispositions</text:p>
          </table:table-cell>
          <table:table-cell table:style-name="ce15" office:value-type="string" calcext:value-type="string">
            <text:p>Restricted Payments</text:p>
          </table:table-cell>
          <table:table-cell table:style-name="ce19"/>
          <table:table-cell table:style-name="ce20" table:number-columns-repeated="1016"/>
        </table:table-row>
        <table:table-row table:style-name="ro5">
          <table:table-cell table:style-name="ce16" office:value-type="string" calcext:value-type="string">
            <text:p>Title score</text:p>
          </table:table-cell>
          <table:table-cell table:style-name="ce16" office:value-type="float" office:value="0.93676475302739" calcext:value-type="float">
            <text:p>0.93676475302739</text:p>
          </table:table-cell>
          <table:table-cell table:style-name="ce16" office:value-type="float" office:value="0.000488429150782914" calcext:value-type="float">
            <text:p>0.000488429150783</text:p>
          </table:table-cell>
          <table:table-cell table:style-name="ce16" office:value-type="float" office:value="0.93676475302739" calcext:value-type="float">
            <text:p>0.93676475302739</text:p>
          </table:table-cell>
          <table:table-cell table:number-columns-repeated="3" table:style-name="ce16" office:value-type="float" office:value="0.000488429150782914" calcext:value-type="float">
            <text:p>0.000488429150783</text:p>
          </table:table-cell>
          <table:table-cell table:style-name="ce17"/>
          <table:table-cell table:number-columns-repeated="1016"/>
        </table:table-row>
        <table:table-row table:style-name="ro5">
          <table:table-cell table:style-name="ce16" office:value-type="string" calcext:value-type="string">
            <text:p>First score</text:p>
          </table:table-cell>
          <table:table-cell table:number-columns-repeated="2" table:style-name="ce16" office:value-type="float" office:value="0.000488429150782914" calcext:value-type="float">
            <text:p>0.000488429150783</text:p>
          </table:table-cell>
          <table:table-cell table:style-name="ce16" office:value-type="float" office:value="0.93676475302739" calcext:value-type="float">
            <text:p>0.93676475302739</text:p>
          </table:table-cell>
          <table:table-cell table:number-columns-repeated="2" table:style-name="ce16" office:value-type="float" office:value="0.000488429150782914" calcext:value-type="float">
            <text:p>0.000488429150783</text:p>
          </table:table-cell>
          <table:table-cell table:style-name="ce16" office:value-type="float" office:value="0.93676475302739" calcext:value-type="float">
            <text:p>0.93676475302739</text:p>
          </table:table-cell>
          <table:table-cell table:style-name="ce17"/>
          <table:table-cell table:number-columns-repeated="1016"/>
        </table:table-row>
        <table:table-row table:style-name="ro5">
          <table:table-cell table:style-name="ce16" office:value-type="string" calcext:value-type="string">
            <text:p>Sum</text:p>
          </table:table-cell>
          <table:table-cell table:style-name="ce16" table:formula="of:=SUM([.B2]; [.B3])" office:value-type="float" office:value="0.937253182178173" calcext:value-type="float">
            <text:p>0.937253182178173</text:p>
          </table:table-cell>
          <table:table-cell table:style-name="ce16" table:formula="of:=SUM([.C2]; [.C3])" office:value-type="float" office:value="0.000976858301565828" calcext:value-type="float">
            <text:p>0.000976858301566</text:p>
          </table:table-cell>
          <table:table-cell table:style-name="ce18" table:formula="of:=SUM([.D2]; [.D3])" office:value-type="float" office:value="1.87352950605478" calcext:value-type="float">
            <text:p>1.87352950605478</text:p>
          </table:table-cell>
          <table:table-cell table:style-name="ce16" table:formula="of:=SUM([.E2]; [.E3])" office:value-type="float" office:value="0.000976858301565828" calcext:value-type="float">
            <text:p>0.000976858301566</text:p>
          </table:table-cell>
          <table:table-cell table:style-name="ce16" table:formula="of:=SUM([.F2]; [.F3])" office:value-type="float" office:value="0.000976858301565828" calcext:value-type="float">
            <text:p>0.000976858301566</text:p>
          </table:table-cell>
          <table:table-cell table:style-name="ce16" table:formula="of:=SUM([.G2]; [.G3])" office:value-type="float" office:value="0.937253182178173" calcext:value-type="float">
            <text:p>0.937253182178173</text:p>
          </table:table-cell>
          <table:table-cell table:style-name="ce17"/>
          <table:table-cell table:number-columns-repeated="1016"/>
        </table:table-row>
        <table:table-row table:style-name="ro5">
          <table:table-cell table:number-columns-repeated="1024"/>
        </table:table-row>
        <table:table-row table:style-name="ro3">
          <table:table-cell table:style-name="Default"/>
          <table:table-cell table:number-columns-repeated="1023"/>
        </table:table-row>
        <table:table-row table:style-name="ro5">
          <table:table-cell table:number-columns-repeated="5"/>
          <table:table-cell table:style-name="ce17"/>
          <table:table-cell table:number-columns-repeated="1018"/>
        </table:table-row>
        <table:table-row table:style-name="ro5">
          <table:table-cell table:style-name="Default"/>
          <table:table-cell table:number-columns-repeated="2"/>
          <table:table-cell table:style-name="ce17"/>
          <table:table-cell table:number-columns-repeated="1020"/>
        </table:table-row>
        <table:table-row table:style-name="ro5">
          <table:table-cell table:number-columns-repeated="1024"/>
        </table:table-row>
        <table:table-row table:style-name="ro3">
          <table:table-cell table:style-name="Default"/>
          <table:table-cell table:number-columns-repeated="1023"/>
        </table:table-row>
        <table:table-row table:style-name="ro5">
          <table:table-cell table:number-columns-repeated="1024"/>
        </table:table-row>
        <table:table-row table:style-name="ro3">
          <table:table-cell table:style-name="Default"/>
          <table:table-cell table:number-columns-repeated="1023"/>
        </table:table-row>
        <table:table-row table:style-name="ro5">
          <table:table-cell table:number-columns-repeated="1024"/>
        </table:table-row>
        <table:table-row table:style-name="ro3">
          <table:table-cell table:style-name="Default"/>
          <table:table-cell table:number-columns-repeated="1023"/>
        </table:table-row>
        <table:table-row table:style-name="ro5">
          <table:table-cell table:number-columns-repeated="1024"/>
        </table:table-row>
      </table:table>
      <table:named-expressions/>
      <table:database-ranges>
        <table:database-range table:name="__Anonymous_Sheet_DB__0" table:target-range-address="Sheet1.A1:Sheet1.I146"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6">00/00/0000</text:date>, <text:time style:data-style-name="N2" text:time-value="20:57:47.9653508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2:00:21.698149390</meta:creation-date>
    <dc:date>2020-01-26T20:58:29.582008559</dc:date>
    <meta:editing-duration>P10DT5H53M50S</meta:editing-duration>
    <meta:editing-cycles>26</meta:editing-cycles>
    <meta:generator>LibreOffice/6.0.7.3$Linux_X86_64 LibreOffice_project/00m0$Build-3</meta:generator>
    <meta:document-statistic meta:table-count="4" meta:cell-count="640" meta:object-count="0"/>
  </office:meta>
</office:document-meta>
</file>